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2543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1.1256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SENSOR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U_Spule, V</text:p>
          </table:table-cell>
          <table:table-cell table:style-name="ce3" office:value-type="string" calcext:value-type="string">
            <text:p>U_Sensor, V</text:p>
          </table:table-cell>
          <table:table-cell table:style-name="ce1" office:value-type="string" calcext:value-type="string">
            <text:p>I_Spule, A</text:p>
          </table:table-cell>
          <table:table-cell table:style-name="ce1" table:number-columns-repeated="2"/>
          <table:table-cell table:style-name="ce1" office:value-type="string" calcext:value-type="string">
            <text:p>Helmholtzspule</text:p>
          </table:table-cell>
          <table:table-cell table:style-name="ce1" table:number-columns-repeated="4"/>
          <table:table-cell table:style-name="ce1" office:value-type="string" calcext:value-type="string">
            <text:p>Widerstand, Ohm</text:p>
          </table:table-cell>
          <table:table-cell table:style-name="ce1" office:value-type="string" calcext:value-type="string">
            <text:p>Ubatterie, V</text:p>
          </table:table-cell>
          <table:table-cell/>
          <table:table-cell table:style-name="ce1" office:value-type="string" calcext:value-type="string">
            <text:p>Sensor</text:p>
          </table:table-cell>
          <table:table-cell/>
          <table:table-cell table:style-name="ce1"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float" office:value="-0.229247525" calcext:value-type="float">
            <text:p>-2.29E-001</text:p>
          </table:table-cell>
          <table:table-cell table:style-name="ce5" office:value-type="float" office:value="-0.450473428" calcext:value-type="float">
            <text:p>-4.50E-001</text:p>
          </table:table-cell>
          <table:table-cell table:formula="of:=[.A3]/[.$K$4]" office:value-type="float" office:value="-2.29247525" calcext:value-type="float">
            <text:p>-2.2924752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eff, m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U_betrieb</text:p>
          </table:table-cell>
          <table:table-cell/>
          <table:table-cell office:value-type="string" calcext:value-type="string">
            <text:p>S, mV/Oe</text:p>
          </table:table-cell>
          <table:table-cell table:number-columns-repeated="1008"/>
        </table:table-row>
        <table:table-row table:style-name="ro1">
          <table:table-cell table:style-name="ce2" office:value-type="float" office:value="-0.229257941" calcext:value-type="float">
            <text:p>-2.29E-001</text:p>
          </table:table-cell>
          <table:table-cell table:style-name="ce5" office:value-type="float" office:value="-0.450472087" calcext:value-type="float">
            <text:p>-4.50E-001</text:p>
          </table:table-cell>
          <table:table-cell table:formula="of:=[.A4]/[.$K$4]" office:value-type="float" office:value="-2.29257941" calcext:value-type="float">
            <text:p>-2.29257941</text:p>
          </table:table-cell>
          <table:table-cell table:number-columns-repeated="3"/>
          <table:table-cell table:formula="of:=0.065" office:value-type="float" office:value="0.065" calcext:value-type="float">
            <text:p>0.065</text:p>
          </table:table-cell>
          <table:table-cell table:number-columns-repeated="3"/>
          <table:table-cell table:formula="of:=0.1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3.9810348381775" calcext:value-type="float">
            <text:p>3.9810348382</text:p>
          </table:table-cell>
          <table:table-cell table:number-columns-repeated="1008"/>
        </table:table-row>
        <table:table-row table:style-name="ro1">
          <table:table-cell table:style-name="ce2" office:value-type="float" office:value="-0.229263559" calcext:value-type="float">
            <text:p>-2.29E-001</text:p>
          </table:table-cell>
          <table:table-cell table:style-name="ce5" office:value-type="float" office:value="-0.450472474" calcext:value-type="float">
            <text:p>-4.50E-001</text:p>
          </table:table-cell>
          <table:table-cell table:formula="of:=[.A5]/[.$K$4]" office:value-type="float" office:value="-2.29263559" calcext:value-type="float">
            <text:p>-2.29263559</text:p>
          </table:table-cell>
          <table:table-cell table:number-columns-repeated="1019"/>
        </table:table-row>
        <table:table-row table:style-name="ro1">
          <table:table-cell table:style-name="ce2" office:value-type="float" office:value="-0.229324237" calcext:value-type="float">
            <text:p>-2.29E-001</text:p>
          </table:table-cell>
          <table:table-cell table:style-name="ce5" office:value-type="float" office:value="-0.45047313" calcext:value-type="float">
            <text:p>-4.50E-001</text:p>
          </table:table-cell>
          <table:table-cell table:formula="of:=[.A6]/[.$K$4]" office:value-type="float" office:value="-2.29324237" calcext:value-type="float">
            <text:p>-2.29324237</text:p>
          </table:table-cell>
          <table:table-cell table:number-columns-repeated="10"/>
          <table:table-cell office:value-type="string" calcext:value-type="string">
            <text:p>Fehler, mV/Oe</text:p>
          </table:table-cell>
          <table:table-cell table:number-columns-repeated="1008"/>
        </table:table-row>
        <table:table-row table:style-name="ro1">
          <table:table-cell table:style-name="ce2" office:value-type="float" office:value="-0.22931464" calcext:value-type="float">
            <text:p>-2.29E-001</text:p>
          </table:table-cell>
          <table:table-cell table:style-name="ce5" office:value-type="float" office:value="-0.450471997" calcext:value-type="float">
            <text:p>-4.50E-001</text:p>
          </table:table-cell>
          <table:table-cell table:formula="of:=[.A7]/[.$K$4]" office:value-type="float" office:value="-2.2931464" calcext:value-type="float">
            <text:p>-2.2931464</text:p>
          </table:table-cell>
          <table:table-cell table:number-columns-repeated="3"/>
          <table:table-cell table:style-name="ce1" office:value-type="string" calcext:value-type="string">
            <text:p>Steigung, mV/A</text:p>
          </table:table-cell>
          <table:table-cell/>
          <table:table-cell table:style-name="ce1" office:value-type="string" calcext:value-type="string">
            <text:p>Windungszahl</text:p>
          </table:table-cell>
          <table:table-cell table:number-columns-repeated="4"/>
          <table:table-cell office:value-type="float" office:value="0.0373158804335366" calcext:value-type="float">
            <text:p>0.0373158804</text:p>
          </table:table-cell>
          <table:table-cell table:number-columns-repeated="1008"/>
        </table:table-row>
        <table:table-row table:style-name="ro1">
          <table:table-cell table:style-name="ce2" office:value-type="float" office:value="-0.229292095" calcext:value-type="float">
            <text:p>-2.29E-001</text:p>
          </table:table-cell>
          <table:table-cell table:style-name="ce5" office:value-type="float" office:value="-0.450472087" calcext:value-type="float">
            <text:p>-4.50E-001</text:p>
          </table:table-cell>
          <table:table-cell table:formula="of:=[.A8]/[.$K$4]" office:value-type="float" office:value="-2.29292095" calcext:value-type="float">
            <text:p>-2.2929209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9300559" calcext:value-type="float">
            <text:p>-2.29E-001</text:p>
          </table:table-cell>
          <table:table-cell table:style-name="ce5" office:value-type="float" office:value="-0.450471222" calcext:value-type="float">
            <text:p>-4.50E-001</text:p>
          </table:table-cell>
          <table:table-cell table:formula="of:=[.A9]/[.$K$4]" office:value-type="float" office:value="-2.29300559" calcext:value-type="float">
            <text:p>-2.29300559</text:p>
          </table:table-cell>
          <table:table-cell table:number-columns-repeated="2"/>
          <table:table-cell office:value-type="string" calcext:value-type="string">
            <text:p>#1</text:p>
          </table:table-cell>
          <table:table-cell table:formula="of:=0.3147924475913*1000" office:value-type="float" office:value="314.7924475913" calcext:value-type="float">
            <text:p>314.7924475913</text:p>
          </table:table-cell>
          <table:table-cell/>
          <table:table-cell table:formula="of:=(1000/(4*PI()))*[.$G9]*SQRT(125)*[.$G$4]/(8*[.$L$4]*[.$N$4])" office:value-type="float" office:value="571.606078353701" calcext:value-type="float">
            <text:p>571.6060783537</text:p>
          </table:table-cell>
          <table:table-cell table:number-columns-repeated="1013"/>
        </table:table-row>
        <table:table-row table:style-name="ro1">
          <table:table-cell table:style-name="ce2" office:value-type="float" office:value="-0.22924979" calcext:value-type="float">
            <text:p>-2.29E-001</text:p>
          </table:table-cell>
          <table:table-cell table:style-name="ce5" office:value-type="float" office:value="-0.450469822" calcext:value-type="float">
            <text:p>-4.50E-001</text:p>
          </table:table-cell>
          <table:table-cell table:formula="of:=[.A10]/[.$K$4]" office:value-type="float" office:value="-2.2924979" calcext:value-type="float">
            <text:p>-2.2924979</text:p>
          </table:table-cell>
          <table:table-cell table:number-columns-repeated="1019"/>
        </table:table-row>
        <table:table-row table:style-name="ro1">
          <table:table-cell table:style-name="ce2" office:value-type="float" office:value="-0.229248032" calcext:value-type="float">
            <text:p>-2.29E-001</text:p>
          </table:table-cell>
          <table:table-cell table:style-name="ce5" office:value-type="float" office:value="-0.450469851" calcext:value-type="float">
            <text:p>-4.50E-001</text:p>
          </table:table-cell>
          <table:table-cell table:formula="of:=[.A11]/[.$K$4]" office:value-type="float" office:value="-2.29248032" calcext:value-type="float">
            <text:p>-2.29248032</text:p>
          </table:table-cell>
          <table:table-cell table:number-columns-repeated="2"/>
          <table:table-cell office:value-type="string" calcext:value-type="string">
            <text:p>#2</text:p>
          </table:table-cell>
          <table:table-cell table:formula="of:=0.299779671956*1000" office:value-type="float" office:value="299.779671956" calcext:value-type="float">
            <text:p>299.779671956</text:p>
          </table:table-cell>
          <table:table-cell/>
          <table:table-cell table:formula="of:=(1000/(4*PI()))*[.$G11]*SQRT(125)*[.$G$4]/(8*[.$L$4]*[.$N$4])" office:value-type="float" office:value="544.34559649729" calcext:value-type="float">
            <text:p>544.3455964973</text:p>
          </table:table-cell>
          <table:table-cell table:number-columns-repeated="1013"/>
        </table:table-row>
        <table:table-row table:style-name="ro1">
          <table:table-cell table:style-name="ce2" office:value-type="float" office:value="-0.229251057" calcext:value-type="float">
            <text:p>-2.29E-001</text:p>
          </table:table-cell>
          <table:table-cell table:style-name="ce5" office:value-type="float" office:value="-0.450469911" calcext:value-type="float">
            <text:p>-4.50E-001</text:p>
          </table:table-cell>
          <table:table-cell table:formula="of:=[.A12]/[.$K$4]" office:value-type="float" office:value="-2.29251057" calcext:value-type="float">
            <text:p>-2.29251057</text:p>
          </table:table-cell>
          <table:table-cell table:number-columns-repeated="1019"/>
        </table:table-row>
        <table:table-row table:style-name="ro1">
          <table:table-cell table:style-name="ce2" office:value-type="float" office:value="-0.229244918" calcext:value-type="float">
            <text:p>-2.29E-001</text:p>
          </table:table-cell>
          <table:table-cell table:style-name="ce5" office:value-type="float" office:value="-0.450468808" calcext:value-type="float">
            <text:p>-4.50E-001</text:p>
          </table:table-cell>
          <table:table-cell table:formula="of:=[.A13]/[.$K$4]" office:value-type="float" office:value="-2.29244918" calcext:value-type="float">
            <text:p>-2.29244918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number-columns-repeated="2"/>
          <table:table-cell table:formula="of:=AVERAGE([.I9];[.I11])" office:value-type="float" office:value="557.975837425495" calcext:value-type="float">
            <text:p>557.9758374255</text:p>
          </table:table-cell>
          <table:table-cell table:number-columns-repeated="1013"/>
        </table:table-row>
        <table:table-row table:style-name="ro1">
          <table:table-cell table:style-name="ce2" office:value-type="float" office:value="-0.229256585" calcext:value-type="float">
            <text:p>-2.29E-001</text:p>
          </table:table-cell>
          <table:table-cell table:style-name="ce5" office:value-type="float" office:value="-0.450469375" calcext:value-type="float">
            <text:p>-4.50E-001</text:p>
          </table:table-cell>
          <table:table-cell table:formula="of:=[.A14]/[.$K$4]" office:value-type="float" office:value="-2.29256585" calcext:value-type="float">
            <text:p>-2.2925658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9261816" calcext:value-type="float">
            <text:p>-2.29E-001</text:p>
          </table:table-cell>
          <table:table-cell table:style-name="ce5" office:value-type="float" office:value="-0.450468808" calcext:value-type="float">
            <text:p>-4.50E-001</text:p>
          </table:table-cell>
          <table:table-cell table:formula="of:=[.A15]/[.$K$4]" office:value-type="float" office:value="-2.29261816" calcext:value-type="float">
            <text:p>-2.29261816</text:p>
          </table:table-cell>
          <table:table-cell table:number-columns-repeated="2"/>
          <table:table-cell office:value-type="string" calcext:value-type="string">
            <text:p>Fehler</text:p>
          </table:table-cell>
          <table:table-cell table:number-columns-repeated="2"/>
          <table:table-cell table:formula="of:=STDEV([.I9:.I11])" office:value-type="float" office:value="19.2760715790811" calcext:value-type="float">
            <text:p>19.2760715791</text:p>
          </table:table-cell>
          <table:table-cell table:number-columns-repeated="1013"/>
        </table:table-row>
        <table:table-row table:style-name="ro1">
          <table:table-cell table:style-name="ce2" office:value-type="float" office:value="-0.229263514" calcext:value-type="float">
            <text:p>-2.29E-001</text:p>
          </table:table-cell>
          <table:table-cell table:style-name="ce5" office:value-type="float" office:value="-0.45046705" calcext:value-type="float">
            <text:p>-4.50E-001</text:p>
          </table:table-cell>
          <table:table-cell table:formula="of:=[.A16]/[.$K$4]" office:value-type="float" office:value="-2.29263514" calcext:value-type="float">
            <text:p>-2.29263514</text:p>
          </table:table-cell>
          <table:table-cell table:number-columns-repeated="1019"/>
        </table:table-row>
        <table:table-row table:style-name="ro1">
          <table:table-cell table:style-name="ce2" office:value-type="float" office:value="-0.229211405" calcext:value-type="float">
            <text:p>-2.29E-001</text:p>
          </table:table-cell>
          <table:table-cell table:style-name="ce5" office:value-type="float" office:value="-0.450459361" calcext:value-type="float">
            <text:p>-4.50E-001</text:p>
          </table:table-cell>
          <table:table-cell table:formula="of:=[.A17]/[.$K$4]" office:value-type="float" office:value="-2.29211405" calcext:value-type="float">
            <text:p>-2.29211405</text:p>
          </table:table-cell>
          <table:table-cell table:number-columns-repeated="2"/>
          <table:table-cell office:value-type="string" calcext:value-type="string">
            <text:p>Fehler, %</text:p>
          </table:table-cell>
          <table:table-cell table:number-columns-repeated="2"/>
          <table:table-cell table:formula="of:=100 * [.I15] / [.I13]" office:value-type="float" office:value="3.45464270783141" calcext:value-type="float">
            <text:p>3.4546427078</text:p>
          </table:table-cell>
          <table:table-cell table:number-columns-repeated="1013"/>
        </table:table-row>
        <table:table-row table:style-name="ro1">
          <table:table-cell table:style-name="ce2" office:value-type="float" office:value="-0.229086414" calcext:value-type="float">
            <text:p>-2.29E-001</text:p>
          </table:table-cell>
          <table:table-cell table:style-name="ce5" office:value-type="float" office:value="-0.450450659" calcext:value-type="float">
            <text:p>-4.50E-001</text:p>
          </table:table-cell>
          <table:table-cell table:formula="of:=[.A18]/[.$K$4]" office:value-type="float" office:value="-2.29086414" calcext:value-type="float">
            <text:p>-2.29086414</text:p>
          </table:table-cell>
          <table:table-cell table:number-columns-repeated="1019"/>
        </table:table-row>
        <table:table-row table:style-name="ro1">
          <table:table-cell table:style-name="ce2" office:value-type="float" office:value="-0.228754222" calcext:value-type="float">
            <text:p>-2.29E-001</text:p>
          </table:table-cell>
          <table:table-cell table:style-name="ce5" office:value-type="float" office:value="-0.450439036" calcext:value-type="float">
            <text:p>-4.50E-001</text:p>
          </table:table-cell>
          <table:table-cell table:formula="of:=[.A19]/[.$K$4]" office:value-type="float" office:value="-2.28754222" calcext:value-type="float">
            <text:p>-2.28754222</text:p>
          </table:table-cell>
          <table:table-cell table:number-columns-repeated="1019"/>
        </table:table-row>
        <table:table-row table:style-name="ro1">
          <table:table-cell table:style-name="ce2" office:value-type="float" office:value="-0.228122056" calcext:value-type="float">
            <text:p>-2.28E-001</text:p>
          </table:table-cell>
          <table:table-cell table:style-name="ce5" office:value-type="float" office:value="-0.4504053" calcext:value-type="float">
            <text:p>-4.50E-001</text:p>
          </table:table-cell>
          <table:table-cell table:formula="of:=[.A20]/[.$K$4]" office:value-type="float" office:value="-2.28122056" calcext:value-type="float">
            <text:p>-2.28122056</text:p>
          </table:table-cell>
          <table:table-cell table:number-columns-repeated="1019"/>
        </table:table-row>
        <table:table-row table:style-name="ro1">
          <table:table-cell table:style-name="ce2" office:value-type="float" office:value="-0.227900833" calcext:value-type="float">
            <text:p>-2.28E-001</text:p>
          </table:table-cell>
          <table:table-cell table:style-name="ce5" office:value-type="float" office:value="-0.450386375" calcext:value-type="float">
            <text:p>-4.50E-001</text:p>
          </table:table-cell>
          <table:table-cell table:formula="of:=[.A21]/[.$K$4]" office:value-type="float" office:value="-2.27900833" calcext:value-type="float">
            <text:p>-2.27900833</text:p>
          </table:table-cell>
          <table:table-cell table:number-columns-repeated="1019"/>
        </table:table-row>
        <table:table-row table:style-name="ro1">
          <table:table-cell table:style-name="ce2" office:value-type="float" office:value="-0.227523699" calcext:value-type="float">
            <text:p>-2.28E-001</text:p>
          </table:table-cell>
          <table:table-cell table:style-name="ce5" office:value-type="float" office:value="-0.450367391" calcext:value-type="float">
            <text:p>-4.50E-001</text:p>
          </table:table-cell>
          <table:table-cell table:formula="of:=[.A22]/[.$K$4]" office:value-type="float" office:value="-2.27523699" calcext:value-type="float">
            <text:p>-2.27523699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983175" calcext:value-type="float">
            <text:p>-2.27E-001</text:p>
          </table:table-cell>
          <table:table-cell table:style-name="ce5" office:value-type="float" office:value="-0.450348705" calcext:value-type="float">
            <text:p>-4.50E-001</text:p>
          </table:table-cell>
          <table:table-cell table:formula="of:=[.A23]/[.$K$4]" office:value-type="float" office:value="-2.26983175" calcext:value-type="float">
            <text:p>-2.2698317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682484" calcext:value-type="float">
            <text:p>-2.27E-001</text:p>
          </table:table-cell>
          <table:table-cell table:style-name="ce5" office:value-type="float" office:value="-0.45033583" calcext:value-type="float">
            <text:p>-4.50E-001</text:p>
          </table:table-cell>
          <table:table-cell table:formula="of:=[.A24]/[.$K$4]" office:value-type="float" office:value="-2.26682484" calcext:value-type="float">
            <text:p>-2.26682484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658538" calcext:value-type="float">
            <text:p>-2.27E-001</text:p>
          </table:table-cell>
          <table:table-cell table:style-name="ce5" office:value-type="float" office:value="-0.450335205" calcext:value-type="float">
            <text:p>-4.50E-001</text:p>
          </table:table-cell>
          <table:table-cell table:formula="of:=[.A25]/[.$K$4]" office:value-type="float" office:value="-2.26658538" calcext:value-type="float">
            <text:p>-2.26658538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55572" calcext:value-type="float">
            <text:p>-2.27E-001</text:p>
          </table:table-cell>
          <table:table-cell table:style-name="ce5" office:value-type="float" office:value="-0.450331479" calcext:value-type="float">
            <text:p>-4.50E-001</text:p>
          </table:table-cell>
          <table:table-cell table:formula="of:=[.A26]/[.$K$4]" office:value-type="float" office:value="-2.2655572" calcext:value-type="float">
            <text:p>-2.2655572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488963" calcext:value-type="float">
            <text:p>-2.26E-001</text:p>
          </table:table-cell>
          <table:table-cell table:style-name="ce5" office:value-type="float" office:value="-0.450324386" calcext:value-type="float">
            <text:p>-4.50E-001</text:p>
          </table:table-cell>
          <table:table-cell table:formula="of:=[.A27]/[.$K$4]" office:value-type="float" office:value="-2.26488963" calcext:value-type="float">
            <text:p>-2.26488963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402804" calcext:value-type="float">
            <text:p>-2.26E-001</text:p>
          </table:table-cell>
          <table:table-cell table:style-name="ce5" office:value-type="float" office:value="-0.450322151" calcext:value-type="float">
            <text:p>-4.50E-001</text:p>
          </table:table-cell>
          <table:table-cell table:formula="of:=[.A28]/[.$K$4]" office:value-type="float" office:value="-2.26402804" calcext:value-type="float">
            <text:p>-2.26402804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329595" calcext:value-type="float">
            <text:p>-2.26E-001</text:p>
          </table:table-cell>
          <table:table-cell table:style-name="ce5" office:value-type="float" office:value="-0.450316936" calcext:value-type="float">
            <text:p>-4.50E-001</text:p>
          </table:table-cell>
          <table:table-cell table:formula="of:=[.A29]/[.$K$4]" office:value-type="float" office:value="-2.26329595" calcext:value-type="float">
            <text:p>-2.2632959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140335" calcext:value-type="float">
            <text:p>-2.26E-001</text:p>
          </table:table-cell>
          <table:table-cell table:style-name="ce5" office:value-type="float" office:value="-0.450310469" calcext:value-type="float">
            <text:p>-4.50E-001</text:p>
          </table:table-cell>
          <table:table-cell table:formula="of:=[.A30]/[.$K$4]" office:value-type="float" office:value="-2.26140335" calcext:value-type="float">
            <text:p>-2.2614033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073667" calcext:value-type="float">
            <text:p>-2.26E-001</text:p>
          </table:table-cell>
          <table:table-cell table:style-name="ce5" office:value-type="float" office:value="-0.450306326" calcext:value-type="float">
            <text:p>-4.50E-001</text:p>
          </table:table-cell>
          <table:table-cell table:formula="of:=[.A31]/[.$K$4]" office:value-type="float" office:value="-2.26073667" calcext:value-type="float">
            <text:p>-2.26073667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056218" calcext:value-type="float">
            <text:p>-2.26E-001</text:p>
          </table:table-cell>
          <table:table-cell table:style-name="ce5" office:value-type="float" office:value="-0.450303316" calcext:value-type="float">
            <text:p>-4.50E-001</text:p>
          </table:table-cell>
          <table:table-cell table:formula="of:=[.A32]/[.$K$4]" office:value-type="float" office:value="-2.26056218" calcext:value-type="float">
            <text:p>-2.26056218</text:p>
          </table:table-cell>
          <table:table-cell table:number-columns-repeated="1019"/>
        </table:table-row>
        <table:table-row table:style-name="ro1">
          <table:table-cell table:style-name="ce2" office:value-type="float" office:value="-0.226028696" calcext:value-type="float">
            <text:p>-2.26E-001</text:p>
          </table:table-cell>
          <table:table-cell table:style-name="ce5" office:value-type="float" office:value="-0.450301975" calcext:value-type="float">
            <text:p>-4.50E-001</text:p>
          </table:table-cell>
          <table:table-cell table:formula="of:=[.A33]/[.$K$4]" office:value-type="float" office:value="-2.26028696" calcext:value-type="float">
            <text:p>-2.26028696</text:p>
          </table:table-cell>
          <table:table-cell table:number-columns-repeated="1019"/>
        </table:table-row>
        <table:table-row table:style-name="ro1">
          <table:table-cell table:style-name="ce2" office:value-type="float" office:value="-0.225917265" calcext:value-type="float">
            <text:p>-2.26E-001</text:p>
          </table:table-cell>
          <table:table-cell table:style-name="ce5" office:value-type="float" office:value="-0.450293571" calcext:value-type="float">
            <text:p>-4.50E-001</text:p>
          </table:table-cell>
          <table:table-cell table:formula="of:=[.A34]/[.$K$4]" office:value-type="float" office:value="-2.25917265" calcext:value-type="float">
            <text:p>-2.2591726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5812703" calcext:value-type="float">
            <text:p>-2.26E-001</text:p>
          </table:table-cell>
          <table:table-cell table:style-name="ce5" office:value-type="float" office:value="-0.450284928" calcext:value-type="float">
            <text:p>-4.50E-001</text:p>
          </table:table-cell>
          <table:table-cell table:formula="of:=[.A35]/[.$K$4]" office:value-type="float" office:value="-2.25812703" calcext:value-type="float">
            <text:p>-2.25812703</text:p>
          </table:table-cell>
          <table:table-cell table:number-columns-repeated="1019"/>
        </table:table-row>
        <table:table-row table:style-name="ro1">
          <table:table-cell table:style-name="ce2" office:value-type="float" office:value="-0.22566326" calcext:value-type="float">
            <text:p>-2.26E-001</text:p>
          </table:table-cell>
          <table:table-cell table:style-name="ce5" office:value-type="float" office:value="-0.45028019" calcext:value-type="float">
            <text:p>-4.50E-001</text:p>
          </table:table-cell>
          <table:table-cell table:formula="of:=[.A36]/[.$K$4]" office:value-type="float" office:value="-2.2566326" calcext:value-type="float">
            <text:p>-2.2566326</text:p>
          </table:table-cell>
          <table:table-cell table:number-columns-repeated="1019"/>
        </table:table-row>
        <table:table-row table:style-name="ro1">
          <table:table-cell table:style-name="ce2" office:value-type="float" office:value="-0.225387156" calcext:value-type="float">
            <text:p>-2.25E-001</text:p>
          </table:table-cell>
          <table:table-cell table:style-name="ce5" office:value-type="float" office:value="-0.450262934" calcext:value-type="float">
            <text:p>-4.50E-001</text:p>
          </table:table-cell>
          <table:table-cell table:formula="of:=[.A37]/[.$K$4]" office:value-type="float" office:value="-2.25387156" calcext:value-type="float">
            <text:p>-2.25387156</text:p>
          </table:table-cell>
          <table:table-cell table:number-columns-repeated="1019"/>
        </table:table-row>
        <table:table-row table:style-name="ro1">
          <table:table-cell table:style-name="ce2" office:value-type="float" office:value="-0.225167543" calcext:value-type="float">
            <text:p>-2.25E-001</text:p>
          </table:table-cell>
          <table:table-cell table:style-name="ce5" office:value-type="float" office:value="-0.450250149" calcext:value-type="float">
            <text:p>-4.50E-001</text:p>
          </table:table-cell>
          <table:table-cell table:formula="of:=[.A38]/[.$K$4]" office:value-type="float" office:value="-2.25167543" calcext:value-type="float">
            <text:p>-2.25167543</text:p>
          </table:table-cell>
          <table:table-cell table:number-columns-repeated="1019"/>
        </table:table-row>
        <table:table-row table:style-name="ro1">
          <table:table-cell table:style-name="ce2" office:value-type="float" office:value="-0.224844262" calcext:value-type="float">
            <text:p>-2.25E-001</text:p>
          </table:table-cell>
          <table:table-cell table:style-name="ce5" office:value-type="float" office:value="-0.450218767" calcext:value-type="float">
            <text:p>-4.50E-001</text:p>
          </table:table-cell>
          <table:table-cell table:formula="of:=[.A39]/[.$K$4]" office:value-type="float" office:value="-2.24844262" calcext:value-type="float">
            <text:p>-2.24844262</text:p>
          </table:table-cell>
          <table:table-cell table:number-columns-repeated="1019"/>
        </table:table-row>
        <table:table-row table:style-name="ro1">
          <table:table-cell table:style-name="ce2" office:value-type="float" office:value="-0.224312469" calcext:value-type="float">
            <text:p>-2.24E-001</text:p>
          </table:table-cell>
          <table:table-cell table:style-name="ce5" office:value-type="float" office:value="-0.450209439" calcext:value-type="float">
            <text:p>-4.50E-001</text:p>
          </table:table-cell>
          <table:table-cell table:formula="of:=[.A40]/[.$K$4]" office:value-type="float" office:value="-2.24312469" calcext:value-type="float">
            <text:p>-2.24312469</text:p>
          </table:table-cell>
          <table:table-cell table:number-columns-repeated="1019"/>
        </table:table-row>
        <table:table-row table:style-name="ro1">
          <table:table-cell table:style-name="ce2" office:value-type="float" office:value="-0.22403343" calcext:value-type="float">
            <text:p>-2.24E-001</text:p>
          </table:table-cell>
          <table:table-cell table:style-name="ce5" office:value-type="float" office:value="-0.4501881" calcext:value-type="float">
            <text:p>-4.50E-001</text:p>
          </table:table-cell>
          <table:table-cell table:formula="of:=[.A41]/[.$K$4]" office:value-type="float" office:value="-2.2403343" calcext:value-type="float">
            <text:p>-2.2403343</text:p>
          </table:table-cell>
          <table:table-cell table:number-columns-repeated="1019"/>
        </table:table-row>
        <table:table-row table:style-name="ro1">
          <table:table-cell table:style-name="ce2" office:value-type="float" office:value="-0.223781839" calcext:value-type="float">
            <text:p>-2.24E-001</text:p>
          </table:table-cell>
          <table:table-cell table:style-name="ce5" office:value-type="float" office:value="-0.4501746" calcext:value-type="float">
            <text:p>-4.50E-001</text:p>
          </table:table-cell>
          <table:table-cell table:formula="of:=[.A42]/[.$K$4]" office:value-type="float" office:value="-2.23781839" calcext:value-type="float">
            <text:p>-2.23781839</text:p>
          </table:table-cell>
          <table:table-cell table:number-columns-repeated="1019"/>
        </table:table-row>
        <table:table-row table:style-name="ro1">
          <table:table-cell table:style-name="ce2" office:value-type="float" office:value="-0.223625213" calcext:value-type="float">
            <text:p>-2.24E-001</text:p>
          </table:table-cell>
          <table:table-cell table:style-name="ce5" office:value-type="float" office:value="-0.450172871" calcext:value-type="float">
            <text:p>-4.50E-001</text:p>
          </table:table-cell>
          <table:table-cell table:formula="of:=[.A43]/[.$K$4]" office:value-type="float" office:value="-2.23625213" calcext:value-type="float">
            <text:p>-2.23625213</text:p>
          </table:table-cell>
          <table:table-cell table:number-columns-repeated="1019"/>
        </table:table-row>
        <table:table-row table:style-name="ro1">
          <table:table-cell table:style-name="ce2" office:value-type="float" office:value="-0.223586425" calcext:value-type="float">
            <text:p>-2.24E-001</text:p>
          </table:table-cell>
          <table:table-cell table:style-name="ce5" office:value-type="float" office:value="-0.450163394" calcext:value-type="float">
            <text:p>-4.50E-001</text:p>
          </table:table-cell>
          <table:table-cell table:formula="of:=[.A44]/[.$K$4]" office:value-type="float" office:value="-2.23586425" calcext:value-type="float">
            <text:p>-2.2358642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3381013" calcext:value-type="float">
            <text:p>-2.23E-001</text:p>
          </table:table-cell>
          <table:table-cell table:style-name="ce5" office:value-type="float" office:value="-0.450150341" calcext:value-type="float">
            <text:p>-4.50E-001</text:p>
          </table:table-cell>
          <table:table-cell table:formula="of:=[.A45]/[.$K$4]" office:value-type="float" office:value="-2.23381013" calcext:value-type="float">
            <text:p>-2.23381013</text:p>
          </table:table-cell>
          <table:table-cell table:number-columns-repeated="1019"/>
        </table:table-row>
        <table:table-row table:style-name="ro1">
          <table:table-cell table:style-name="ce2" office:value-type="float" office:value="-0.223110348" calcext:value-type="float">
            <text:p>-2.23E-001</text:p>
          </table:table-cell>
          <table:table-cell table:style-name="ce5" office:value-type="float" office:value="-0.450124949" calcext:value-type="float">
            <text:p>-4.50E-001</text:p>
          </table:table-cell>
          <table:table-cell table:formula="of:=[.A46]/[.$K$4]" office:value-type="float" office:value="-2.23110348" calcext:value-type="float">
            <text:p>-2.23110348</text:p>
          </table:table-cell>
          <table:table-cell table:number-columns-repeated="1019"/>
        </table:table-row>
        <table:table-row table:style-name="ro1">
          <table:table-cell table:style-name="ce2" office:value-type="float" office:value="-0.222691745" calcext:value-type="float">
            <text:p>-2.23E-001</text:p>
          </table:table-cell>
          <table:table-cell table:style-name="ce5" office:value-type="float" office:value="-0.450108916" calcext:value-type="float">
            <text:p>-4.50E-001</text:p>
          </table:table-cell>
          <table:table-cell table:formula="of:=[.A47]/[.$K$4]" office:value-type="float" office:value="-2.22691745" calcext:value-type="float">
            <text:p>-2.2269174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2293928" calcext:value-type="float">
            <text:p>-2.22E-001</text:p>
          </table:table-cell>
          <table:table-cell table:style-name="ce5" office:value-type="float" office:value="-0.450095862" calcext:value-type="float">
            <text:p>-4.50E-001</text:p>
          </table:table-cell>
          <table:table-cell table:formula="of:=[.A48]/[.$K$4]" office:value-type="float" office:value="-2.22293928" calcext:value-type="float">
            <text:p>-2.22293928</text:p>
          </table:table-cell>
          <table:table-cell table:number-columns-repeated="1019"/>
        </table:table-row>
        <table:table-row table:style-name="ro1">
          <table:table-cell table:style-name="ce2" office:value-type="float" office:value="-0.22223036" calcext:value-type="float">
            <text:p>-2.22E-001</text:p>
          </table:table-cell>
          <table:table-cell table:style-name="ce5" office:value-type="float" office:value="-0.450088501" calcext:value-type="float">
            <text:p>-4.50E-001</text:p>
          </table:table-cell>
          <table:table-cell table:formula="of:=[.A49]/[.$K$4]" office:value-type="float" office:value="-2.2223036" calcext:value-type="float">
            <text:p>-2.2223036</text:p>
          </table:table-cell>
          <table:table-cell table:number-columns-repeated="1019"/>
        </table:table-row>
        <table:table-row table:style-name="ro1">
          <table:table-cell table:style-name="ce2" office:value-type="float" office:value="-0.222122952" calcext:value-type="float">
            <text:p>-2.22E-001</text:p>
          </table:table-cell>
          <table:table-cell table:style-name="ce5" office:value-type="float" office:value="-0.450087219" calcext:value-type="float">
            <text:p>-4.50E-001</text:p>
          </table:table-cell>
          <table:table-cell table:formula="of:=[.A50]/[.$K$4]" office:value-type="float" office:value="-2.22122952" calcext:value-type="float">
            <text:p>-2.22122952</text:p>
          </table:table-cell>
          <table:table-cell table:number-columns-repeated="1019"/>
        </table:table-row>
        <table:table-row table:style-name="ro1">
          <table:table-cell table:style-name="ce2" office:value-type="float" office:value="-0.221997127" calcext:value-type="float">
            <text:p>-2.22E-001</text:p>
          </table:table-cell>
          <table:table-cell table:style-name="ce5" office:value-type="float" office:value="-0.450075805" calcext:value-type="float">
            <text:p>-4.50E-001</text:p>
          </table:table-cell>
          <table:table-cell table:formula="of:=[.A51]/[.$K$4]" office:value-type="float" office:value="-2.21997127" calcext:value-type="float">
            <text:p>-2.21997127</text:p>
          </table:table-cell>
          <table:table-cell table:number-columns-repeated="1019"/>
        </table:table-row>
        <table:table-row table:style-name="ro1">
          <table:table-cell table:style-name="ce2" office:value-type="float" office:value="-0.221816093" calcext:value-type="float">
            <text:p>-2.22E-001</text:p>
          </table:table-cell>
          <table:table-cell table:style-name="ce5" office:value-type="float" office:value="-0.450064272" calcext:value-type="float">
            <text:p>-4.50E-001</text:p>
          </table:table-cell>
          <table:table-cell table:formula="of:=[.A52]/[.$K$4]" office:value-type="float" office:value="-2.21816093" calcext:value-type="float">
            <text:p>-2.21816093</text:p>
          </table:table-cell>
          <table:table-cell table:number-columns-repeated="1019"/>
        </table:table-row>
        <table:table-row table:style-name="ro1">
          <table:table-cell table:style-name="ce2" office:value-type="float" office:value="-0.221448034" calcext:value-type="float">
            <text:p>-2.21E-001</text:p>
          </table:table-cell>
          <table:table-cell table:style-name="ce5" office:value-type="float" office:value="-0.450040787" calcext:value-type="float">
            <text:p>-4.50E-001</text:p>
          </table:table-cell>
          <table:table-cell table:formula="of:=[.A53]/[.$K$4]" office:value-type="float" office:value="-2.21448034" calcext:value-type="float">
            <text:p>-2.21448034</text:p>
          </table:table-cell>
          <table:table-cell table:number-columns-repeated="1019"/>
        </table:table-row>
        <table:table-row table:style-name="ro1">
          <table:table-cell table:style-name="ce2" office:value-type="float" office:value="-0.221174002" calcext:value-type="float">
            <text:p>-2.21E-001</text:p>
          </table:table-cell>
          <table:table-cell table:style-name="ce5" office:value-type="float" office:value="-0.450025618" calcext:value-type="float">
            <text:p>-4.50E-001</text:p>
          </table:table-cell>
          <table:table-cell table:formula="of:=[.A54]/[.$K$4]" office:value-type="float" office:value="-2.21174002" calcext:value-type="float">
            <text:p>-2.21174002</text:p>
          </table:table-cell>
          <table:table-cell table:number-columns-repeated="1019"/>
        </table:table-row>
        <table:table-row table:style-name="ro1">
          <table:table-cell table:style-name="ce2" office:value-type="float" office:value="-0.220806167" calcext:value-type="float">
            <text:p>-2.21E-001</text:p>
          </table:table-cell>
          <table:table-cell table:style-name="ce5" office:value-type="float" office:value="-0.450008571" calcext:value-type="float">
            <text:p>-4.50E-001</text:p>
          </table:table-cell>
          <table:table-cell table:formula="of:=[.A55]/[.$K$4]" office:value-type="float" office:value="-2.20806167" calcext:value-type="float">
            <text:p>-2.20806167</text:p>
          </table:table-cell>
          <table:table-cell table:number-columns-repeated="1019"/>
        </table:table-row>
        <table:table-row table:style-name="ro1">
          <table:table-cell table:style-name="ce2" office:value-type="float" office:value="-0.220605254" calcext:value-type="float">
            <text:p>-2.21E-001</text:p>
          </table:table-cell>
          <table:table-cell table:style-name="ce5" office:value-type="float" office:value="-0.449990869" calcext:value-type="float">
            <text:p>-4.50E-001</text:p>
          </table:table-cell>
          <table:table-cell table:formula="of:=[.A56]/[.$K$4]" office:value-type="float" office:value="-2.20605254" calcext:value-type="float">
            <text:p>-2.20605254</text:p>
          </table:table-cell>
          <table:table-cell table:number-columns-repeated="1019"/>
        </table:table-row>
        <table:table-row table:style-name="ro1">
          <table:table-cell table:style-name="ce2" office:value-type="float" office:value="-0.220410615" calcext:value-type="float">
            <text:p>-2.20E-001</text:p>
          </table:table-cell>
          <table:table-cell table:style-name="ce5" office:value-type="float" office:value="-0.449980199" calcext:value-type="float">
            <text:p>-4.50E-001</text:p>
          </table:table-cell>
          <table:table-cell table:formula="of:=[.A57]/[.$K$4]" office:value-type="float" office:value="-2.20410615" calcext:value-type="float">
            <text:p>-2.20410615</text:p>
          </table:table-cell>
          <table:table-cell table:number-columns-repeated="1019"/>
        </table:table-row>
        <table:table-row table:style-name="ro1">
          <table:table-cell table:style-name="ce2" office:value-type="float" office:value="-0.220083401" calcext:value-type="float">
            <text:p>-2.20E-001</text:p>
          </table:table-cell>
          <table:table-cell table:style-name="ce5" office:value-type="float" office:value="-0.449966699" calcext:value-type="float">
            <text:p>-4.50E-001</text:p>
          </table:table-cell>
          <table:table-cell table:formula="of:=[.A58]/[.$K$4]" office:value-type="float" office:value="-2.20083401" calcext:value-type="float">
            <text:p>-2.2008340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9830751" calcext:value-type="float">
            <text:p>-2.20E-001</text:p>
          </table:table-cell>
          <table:table-cell table:style-name="ce5" office:value-type="float" office:value="-0.449944913" calcext:value-type="float">
            <text:p>-4.50E-001</text:p>
          </table:table-cell>
          <table:table-cell table:formula="of:=[.A59]/[.$K$4]" office:value-type="float" office:value="-2.19830751" calcext:value-type="float">
            <text:p>-2.1983075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9635963" calcext:value-type="float">
            <text:p>-2.20E-001</text:p>
          </table:table-cell>
          <table:table-cell table:style-name="ce5" office:value-type="float" office:value="-0.449933618" calcext:value-type="float">
            <text:p>-4.50E-001</text:p>
          </table:table-cell>
          <table:table-cell table:formula="of:=[.A60]/[.$K$4]" office:value-type="float" office:value="-2.19635963" calcext:value-type="float">
            <text:p>-2.1963596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9385177" calcext:value-type="float">
            <text:p>-2.19E-001</text:p>
          </table:table-cell>
          <table:table-cell table:style-name="ce5" office:value-type="float" office:value="-0.449921787" calcext:value-type="float">
            <text:p>-4.50E-001</text:p>
          </table:table-cell>
          <table:table-cell table:formula="of:=[.A61]/[.$K$4]" office:value-type="float" office:value="-2.19385177" calcext:value-type="float">
            <text:p>-2.1938517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9225496" calcext:value-type="float">
            <text:p>-2.19E-001</text:p>
          </table:table-cell>
          <table:table-cell table:style-name="ce5" office:value-type="float" office:value="-0.449905336" calcext:value-type="float">
            <text:p>-4.50E-001</text:p>
          </table:table-cell>
          <table:table-cell table:formula="of:=[.A62]/[.$K$4]" office:value-type="float" office:value="-2.19225496" calcext:value-type="float">
            <text:p>-2.1922549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9022945" calcext:value-type="float">
            <text:p>-2.19E-001</text:p>
          </table:table-cell>
          <table:table-cell table:style-name="ce5" office:value-type="float" office:value="-0.449895918" calcext:value-type="float">
            <text:p>-4.50E-001</text:p>
          </table:table-cell>
          <table:table-cell table:formula="of:=[.A63]/[.$K$4]" office:value-type="float" office:value="-2.19022945" calcext:value-type="float">
            <text:p>-2.19022945</text:p>
          </table:table-cell>
          <table:table-cell table:number-columns-repeated="1019"/>
        </table:table-row>
        <table:table-row table:style-name="ro1">
          <table:table-cell table:style-name="ce2" office:value-type="float" office:value="-0.218678281" calcext:value-type="float">
            <text:p>-2.19E-001</text:p>
          </table:table-cell>
          <table:table-cell table:style-name="ce5" office:value-type="float" office:value="-0.449884146" calcext:value-type="float">
            <text:p>-4.50E-001</text:p>
          </table:table-cell>
          <table:table-cell table:formula="of:=[.A64]/[.$K$4]" office:value-type="float" office:value="-2.18678281" calcext:value-type="float">
            <text:p>-2.1867828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8493551" calcext:value-type="float">
            <text:p>-2.18E-001</text:p>
          </table:table-cell>
          <table:table-cell table:style-name="ce5" office:value-type="float" office:value="-0.449865401" calcext:value-type="float">
            <text:p>-4.50E-001</text:p>
          </table:table-cell>
          <table:table-cell table:formula="of:=[.A65]/[.$K$4]" office:value-type="float" office:value="-2.18493551" calcext:value-type="float">
            <text:p>-2.1849355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8254343" calcext:value-type="float">
            <text:p>-2.18E-001</text:p>
          </table:table-cell>
          <table:table-cell table:style-name="ce5" office:value-type="float" office:value="-0.449855983" calcext:value-type="float">
            <text:p>-4.50E-001</text:p>
          </table:table-cell>
          <table:table-cell table:formula="of:=[.A66]/[.$K$4]" office:value-type="float" office:value="-2.18254343" calcext:value-type="float">
            <text:p>-2.1825434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8038008" calcext:value-type="float">
            <text:p>-2.18E-001</text:p>
          </table:table-cell>
          <table:table-cell table:style-name="ce5" office:value-type="float" office:value="-0.44984737" calcext:value-type="float">
            <text:p>-4.50E-001</text:p>
          </table:table-cell>
          <table:table-cell table:formula="of:=[.A67]/[.$K$4]" office:value-type="float" office:value="-2.18038008" calcext:value-type="float">
            <text:p>-2.18038008</text:p>
          </table:table-cell>
          <table:table-cell table:number-columns-repeated="1019"/>
        </table:table-row>
        <table:table-row table:style-name="ro1">
          <table:table-cell table:style-name="ce2" office:value-type="float" office:value="-0.217973456" calcext:value-type="float">
            <text:p>-2.18E-001</text:p>
          </table:table-cell>
          <table:table-cell table:style-name="ce5" office:value-type="float" office:value="-0.44984293" calcext:value-type="float">
            <text:p>-4.50E-001</text:p>
          </table:table-cell>
          <table:table-cell table:formula="of:=[.A68]/[.$K$4]" office:value-type="float" office:value="-2.17973456" calcext:value-type="float">
            <text:p>-2.1797345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7847496" calcext:value-type="float">
            <text:p>-2.18E-001</text:p>
          </table:table-cell>
          <table:table-cell table:style-name="ce5" office:value-type="float" office:value="-0.449829042" calcext:value-type="float">
            <text:p>-4.50E-001</text:p>
          </table:table-cell>
          <table:table-cell table:formula="of:=[.A69]/[.$K$4]" office:value-type="float" office:value="-2.17847496" calcext:value-type="float">
            <text:p>-2.1784749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7675015" calcext:value-type="float">
            <text:p>-2.18E-001</text:p>
          </table:table-cell>
          <table:table-cell table:style-name="ce5" office:value-type="float" office:value="-0.449817508" calcext:value-type="float">
            <text:p>-4.50E-001</text:p>
          </table:table-cell>
          <table:table-cell table:formula="of:=[.A70]/[.$K$4]" office:value-type="float" office:value="-2.17675015" calcext:value-type="float">
            <text:p>-2.17675015</text:p>
          </table:table-cell>
          <table:table-cell table:number-columns-repeated="1019"/>
        </table:table-row>
        <table:table-row table:style-name="ro1">
          <table:table-cell table:style-name="ce2" office:value-type="float" office:value="-0.217399523" calcext:value-type="float">
            <text:p>-2.17E-001</text:p>
          </table:table-cell>
          <table:table-cell table:style-name="ce5" office:value-type="float" office:value="-0.449804425" calcext:value-type="float">
            <text:p>-4.50E-001</text:p>
          </table:table-cell>
          <table:table-cell table:formula="of:=[.A71]/[.$K$4]" office:value-type="float" office:value="-2.17399523" calcext:value-type="float">
            <text:p>-2.1739952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7177078" calcext:value-type="float">
            <text:p>-2.17E-001</text:p>
          </table:table-cell>
          <table:table-cell table:style-name="ce5" office:value-type="float" office:value="-0.44979012" calcext:value-type="float">
            <text:p>-4.50E-001</text:p>
          </table:table-cell>
          <table:table-cell table:formula="of:=[.A72]/[.$K$4]" office:value-type="float" office:value="-2.17177078" calcext:value-type="float">
            <text:p>-2.17177078</text:p>
          </table:table-cell>
          <table:table-cell table:number-columns-repeated="1019"/>
        </table:table-row>
        <table:table-row table:style-name="ro1">
          <table:table-cell table:style-name="ce2" office:value-type="float" office:value="-0.216999367" calcext:value-type="float">
            <text:p>-2.17E-001</text:p>
          </table:table-cell>
          <table:table-cell table:style-name="ce5" office:value-type="float" office:value="-0.449774176" calcext:value-type="float">
            <text:p>-4.50E-001</text:p>
          </table:table-cell>
          <table:table-cell table:formula="of:=[.A73]/[.$K$4]" office:value-type="float" office:value="-2.16999367" calcext:value-type="float">
            <text:p>-2.1699936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6810286" calcext:value-type="float">
            <text:p>-2.17E-001</text:p>
          </table:table-cell>
          <table:table-cell table:style-name="ce5" office:value-type="float" office:value="-0.449765623" calcext:value-type="float">
            <text:p>-4.50E-001</text:p>
          </table:table-cell>
          <table:table-cell table:formula="of:=[.A74]/[.$K$4]" office:value-type="float" office:value="-2.16810286" calcext:value-type="float">
            <text:p>-2.1681028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66152" calcext:value-type="float">
            <text:p>-2.17E-001</text:p>
          </table:table-cell>
          <table:table-cell table:style-name="ce5" office:value-type="float" office:value="-0.449757874" calcext:value-type="float">
            <text:p>-4.50E-001</text:p>
          </table:table-cell>
          <table:table-cell table:formula="of:=[.A75]/[.$K$4]" office:value-type="float" office:value="-2.166152" calcext:value-type="float">
            <text:p>-2.166152</text:p>
          </table:table-cell>
          <table:table-cell table:number-columns-repeated="1019"/>
        </table:table-row>
        <table:table-row table:style-name="ro1">
          <table:table-cell table:style-name="ce2" office:value-type="float" office:value="-0.2164969" calcext:value-type="float">
            <text:p>-2.16E-001</text:p>
          </table:table-cell>
          <table:table-cell table:style-name="ce5" office:value-type="float" office:value="-0.44974646" calcext:value-type="float">
            <text:p>-4.50E-001</text:p>
          </table:table-cell>
          <table:table-cell table:formula="of:=[.A76]/[.$K$4]" office:value-type="float" office:value="-2.164969" calcext:value-type="float">
            <text:p>-2.164969</text:p>
          </table:table-cell>
          <table:table-cell table:number-columns-repeated="1019"/>
        </table:table-row>
        <table:table-row table:style-name="ro1">
          <table:table-cell table:style-name="ce2" office:value-type="float" office:value="-0.21634458" calcext:value-type="float">
            <text:p>-2.16E-001</text:p>
          </table:table-cell>
          <table:table-cell table:style-name="ce5" office:value-type="float" office:value="-0.449734479" calcext:value-type="float">
            <text:p>-4.50E-001</text:p>
          </table:table-cell>
          <table:table-cell table:formula="of:=[.A77]/[.$K$4]" office:value-type="float" office:value="-2.1634458" calcext:value-type="float">
            <text:p>-2.1634458</text:p>
          </table:table-cell>
          <table:table-cell table:number-columns-repeated="1019"/>
        </table:table-row>
        <table:table-row table:style-name="ro1">
          <table:table-cell table:style-name="ce2" office:value-type="float" office:value="-0.216073722" calcext:value-type="float">
            <text:p>-2.16E-001</text:p>
          </table:table-cell>
          <table:table-cell table:style-name="ce5" office:value-type="float" office:value="-0.449724406" calcext:value-type="float">
            <text:p>-4.50E-001</text:p>
          </table:table-cell>
          <table:table-cell table:formula="of:=[.A78]/[.$K$4]" office:value-type="float" office:value="-2.16073722" calcext:value-type="float">
            <text:p>-2.16073722</text:p>
          </table:table-cell>
          <table:table-cell table:number-columns-repeated="1019"/>
        </table:table-row>
        <table:table-row table:style-name="ro1">
          <table:table-cell table:style-name="ce2" office:value-type="float" office:value="-0.215995327" calcext:value-type="float">
            <text:p>-2.16E-001</text:p>
          </table:table-cell>
          <table:table-cell table:style-name="ce5" office:value-type="float" office:value="-0.449715585" calcext:value-type="float">
            <text:p>-4.50E-001</text:p>
          </table:table-cell>
          <table:table-cell table:formula="of:=[.A79]/[.$K$4]" office:value-type="float" office:value="-2.15995327" calcext:value-type="float">
            <text:p>-2.1599532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584411" calcext:value-type="float">
            <text:p>-2.16E-001</text:p>
          </table:table-cell>
          <table:table-cell table:style-name="ce5" office:value-type="float" office:value="-0.449697822" calcext:value-type="float">
            <text:p>-4.50E-001</text:p>
          </table:table-cell>
          <table:table-cell table:formula="of:=[.A80]/[.$K$4]" office:value-type="float" office:value="-2.1584411" calcext:value-type="float">
            <text:p>-2.158441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5576857" calcext:value-type="float">
            <text:p>-2.16E-001</text:p>
          </table:table-cell>
          <table:table-cell table:style-name="ce5" office:value-type="float" office:value="-0.44968915" calcext:value-type="float">
            <text:p>-4.50E-001</text:p>
          </table:table-cell>
          <table:table-cell table:formula="of:=[.A81]/[.$K$4]" office:value-type="float" office:value="-2.15576857" calcext:value-type="float">
            <text:p>-2.1557685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5400606" calcext:value-type="float">
            <text:p>-2.15E-001</text:p>
          </table:table-cell>
          <table:table-cell table:style-name="ce5" office:value-type="float" office:value="-0.449677616" calcext:value-type="float">
            <text:p>-4.50E-001</text:p>
          </table:table-cell>
          <table:table-cell table:formula="of:=[.A82]/[.$K$4]" office:value-type="float" office:value="-2.15400606" calcext:value-type="float">
            <text:p>-2.1540060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5170026" calcext:value-type="float">
            <text:p>-2.15E-001</text:p>
          </table:table-cell>
          <table:table-cell table:style-name="ce5" office:value-type="float" office:value="-0.449659854" calcext:value-type="float">
            <text:p>-4.50E-001</text:p>
          </table:table-cell>
          <table:table-cell table:formula="of:=[.A83]/[.$K$4]" office:value-type="float" office:value="-2.15170026" calcext:value-type="float">
            <text:p>-2.1517002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4998633" calcext:value-type="float">
            <text:p>-2.15E-001</text:p>
          </table:table-cell>
          <table:table-cell table:style-name="ce5" office:value-type="float" office:value="-0.449649841" calcext:value-type="float">
            <text:p>-4.50E-001</text:p>
          </table:table-cell>
          <table:table-cell table:formula="of:=[.A84]/[.$K$4]" office:value-type="float" office:value="-2.14998633" calcext:value-type="float">
            <text:p>-2.1499863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4690074" calcext:value-type="float">
            <text:p>-2.15E-001</text:p>
          </table:table-cell>
          <table:table-cell table:style-name="ce5" office:value-type="float" office:value="-0.449635804" calcext:value-type="float">
            <text:p>-4.50E-001</text:p>
          </table:table-cell>
          <table:table-cell table:formula="of:=[.A85]/[.$K$4]" office:value-type="float" office:value="-2.14690074" calcext:value-type="float">
            <text:p>-2.14690074</text:p>
          </table:table-cell>
          <table:table-cell table:number-columns-repeated="1019"/>
        </table:table-row>
        <table:table-row table:style-name="ro1">
          <table:table-cell table:style-name="ce2" office:value-type="float" office:value="-0.21452947" calcext:value-type="float">
            <text:p>-2.15E-001</text:p>
          </table:table-cell>
          <table:table-cell table:style-name="ce5" office:value-type="float" office:value="-0.449619859" calcext:value-type="float">
            <text:p>-4.50E-001</text:p>
          </table:table-cell>
          <table:table-cell table:formula="of:=[.A86]/[.$K$4]" office:value-type="float" office:value="-2.1452947" calcext:value-type="float">
            <text:p>-2.145294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4394271" calcext:value-type="float">
            <text:p>-2.14E-001</text:p>
          </table:table-cell>
          <table:table-cell table:style-name="ce5" office:value-type="float" office:value="-0.449612498" calcext:value-type="float">
            <text:p>-4.50E-001</text:p>
          </table:table-cell>
          <table:table-cell table:formula="of:=[.A87]/[.$K$4]" office:value-type="float" office:value="-2.14394271" calcext:value-type="float">
            <text:p>-2.1439427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4114845" calcext:value-type="float">
            <text:p>-2.14E-001</text:p>
          </table:table-cell>
          <table:table-cell table:style-name="ce5" office:value-type="float" office:value="-0.449599594" calcext:value-type="float">
            <text:p>-4.50E-001</text:p>
          </table:table-cell>
          <table:table-cell table:formula="of:=[.A88]/[.$K$4]" office:value-type="float" office:value="-2.14114845" calcext:value-type="float">
            <text:p>-2.14114845</text:p>
          </table:table-cell>
          <table:table-cell table:number-columns-repeated="1019"/>
        </table:table-row>
        <table:table-row table:style-name="ro1">
          <table:table-cell table:style-name="ce2" office:value-type="float" office:value="-0.213978529" calcext:value-type="float">
            <text:p>-2.14E-001</text:p>
          </table:table-cell>
          <table:table-cell table:style-name="ce5" office:value-type="float" office:value="-0.449589044" calcext:value-type="float">
            <text:p>-4.50E-001</text:p>
          </table:table-cell>
          <table:table-cell table:formula="of:=[.A89]/[.$K$4]" office:value-type="float" office:value="-2.13978529" calcext:value-type="float">
            <text:p>-2.13978529</text:p>
          </table:table-cell>
          <table:table-cell table:number-columns-repeated="1019"/>
        </table:table-row>
        <table:table-row table:style-name="ro1">
          <table:table-cell table:style-name="ce2" office:value-type="float" office:value="-0.213770807" calcext:value-type="float">
            <text:p>-2.14E-001</text:p>
          </table:table-cell>
          <table:table-cell table:style-name="ce5" office:value-type="float" office:value="-0.449572206" calcext:value-type="float">
            <text:p>-4.50E-001</text:p>
          </table:table-cell>
          <table:table-cell table:formula="of:=[.A90]/[.$K$4]" office:value-type="float" office:value="-2.13770807" calcext:value-type="float">
            <text:p>-2.1377080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3482082" calcext:value-type="float">
            <text:p>-2.13E-001</text:p>
          </table:table-cell>
          <table:table-cell table:style-name="ce5" office:value-type="float" office:value="-0.449548364" calcext:value-type="float">
            <text:p>-4.50E-001</text:p>
          </table:table-cell>
          <table:table-cell table:formula="of:=[.A91]/[.$K$4]" office:value-type="float" office:value="-2.13482082" calcext:value-type="float">
            <text:p>-2.13482082</text:p>
          </table:table-cell>
          <table:table-cell table:number-columns-repeated="1019"/>
        </table:table-row>
        <table:table-row table:style-name="ro1">
          <table:table-cell table:style-name="ce2" office:value-type="float" office:value="-0.21324265" calcext:value-type="float">
            <text:p>-2.13E-001</text:p>
          </table:table-cell>
          <table:table-cell table:style-name="ce5" office:value-type="float" office:value="-0.449540973" calcext:value-type="float">
            <text:p>-4.50E-001</text:p>
          </table:table-cell>
          <table:table-cell table:formula="of:=[.A92]/[.$K$4]" office:value-type="float" office:value="-2.1324265" calcext:value-type="float">
            <text:p>-2.1324265</text:p>
          </table:table-cell>
          <table:table-cell table:number-columns-repeated="1019"/>
        </table:table-row>
        <table:table-row table:style-name="ro1">
          <table:table-cell table:style-name="ce2" office:value-type="float" office:value="-0.212954804" calcext:value-type="float">
            <text:p>-2.13E-001</text:p>
          </table:table-cell>
          <table:table-cell table:style-name="ce5" office:value-type="float" office:value="-0.4495202" calcext:value-type="float">
            <text:p>-4.50E-001</text:p>
          </table:table-cell>
          <table:table-cell table:formula="of:=[.A93]/[.$K$4]" office:value-type="float" office:value="-2.12954804" calcext:value-type="float">
            <text:p>-2.12954804</text:p>
          </table:table-cell>
          <table:table-cell table:number-columns-repeated="1019"/>
        </table:table-row>
        <table:table-row table:style-name="ro1">
          <table:table-cell table:style-name="ce2" office:value-type="float" office:value="-0.212812394" calcext:value-type="float">
            <text:p>-2.13E-001</text:p>
          </table:table-cell>
          <table:table-cell table:style-name="ce5" office:value-type="float" office:value="-0.449510545" calcext:value-type="float">
            <text:p>-4.50E-001</text:p>
          </table:table-cell>
          <table:table-cell table:formula="of:=[.A94]/[.$K$4]" office:value-type="float" office:value="-2.12812394" calcext:value-type="float">
            <text:p>-2.12812394</text:p>
          </table:table-cell>
          <table:table-cell table:number-columns-repeated="1019"/>
        </table:table-row>
        <table:table-row table:style-name="ro1">
          <table:table-cell table:style-name="ce2" office:value-type="float" office:value="-0.212627545" calcext:value-type="float">
            <text:p>-2.13E-001</text:p>
          </table:table-cell>
          <table:table-cell table:style-name="ce5" office:value-type="float" office:value="-0.44949764" calcext:value-type="float">
            <text:p>-4.49E-001</text:p>
          </table:table-cell>
          <table:table-cell table:formula="of:=[.A95]/[.$K$4]" office:value-type="float" office:value="-2.12627545" calcext:value-type="float">
            <text:p>-2.12627545</text:p>
          </table:table-cell>
          <table:table-cell table:number-columns-repeated="1019"/>
        </table:table-row>
        <table:table-row table:style-name="ro1">
          <table:table-cell table:style-name="ce2" office:value-type="float" office:value="-0.212512523" calcext:value-type="float">
            <text:p>-2.13E-001</text:p>
          </table:table-cell>
          <table:table-cell table:style-name="ce5" office:value-type="float" office:value="-0.449485242" calcext:value-type="float">
            <text:p>-4.49E-001</text:p>
          </table:table-cell>
          <table:table-cell table:formula="of:=[.A96]/[.$K$4]" office:value-type="float" office:value="-2.12512523" calcext:value-type="float">
            <text:p>-2.1251252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2368384" calcext:value-type="float">
            <text:p>-2.12E-001</text:p>
          </table:table-cell>
          <table:table-cell table:style-name="ce5" office:value-type="float" office:value="-0.449477255" calcext:value-type="float">
            <text:p>-4.49E-001</text:p>
          </table:table-cell>
          <table:table-cell table:formula="of:=[.A97]/[.$K$4]" office:value-type="float" office:value="-2.12368384" calcext:value-type="float">
            <text:p>-2.12368384</text:p>
          </table:table-cell>
          <table:table-cell table:number-columns-repeated="1019"/>
        </table:table-row>
        <table:table-row table:style-name="ro1">
          <table:table-cell table:style-name="ce2" office:value-type="float" office:value="-0.212272137" calcext:value-type="float">
            <text:p>-2.12E-001</text:p>
          </table:table-cell>
          <table:table-cell table:style-name="ce5" office:value-type="float" office:value="-0.449463308" calcext:value-type="float">
            <text:p>-4.49E-001</text:p>
          </table:table-cell>
          <table:table-cell table:formula="of:=[.A98]/[.$K$4]" office:value-type="float" office:value="-2.12272137" calcext:value-type="float">
            <text:p>-2.1227213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2106183" calcext:value-type="float">
            <text:p>-2.12E-001</text:p>
          </table:table-cell>
          <table:table-cell table:style-name="ce5" office:value-type="float" office:value="-0.449458987" calcext:value-type="float">
            <text:p>-4.49E-001</text:p>
          </table:table-cell>
          <table:table-cell table:formula="of:=[.A99]/[.$K$4]" office:value-type="float" office:value="-2.12106183" calcext:value-type="float">
            <text:p>-2.1210618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1848482" calcext:value-type="float">
            <text:p>-2.12E-001</text:p>
          </table:table-cell>
          <table:table-cell table:style-name="ce5" office:value-type="float" office:value="-0.449441582" calcext:value-type="float">
            <text:p>-4.49E-001</text:p>
          </table:table-cell>
          <table:table-cell table:formula="of:=[.A100]/[.$K$4]" office:value-type="float" office:value="-2.11848482" calcext:value-type="float">
            <text:p>-2.11848482</text:p>
          </table:table-cell>
          <table:table-cell table:number-columns-repeated="1019"/>
        </table:table-row>
        <table:table-row table:style-name="ro1">
          <table:table-cell table:style-name="ce2" office:value-type="float" office:value="-0.211700857" calcext:value-type="float">
            <text:p>-2.12E-001</text:p>
          </table:table-cell>
          <table:table-cell table:style-name="ce5" office:value-type="float" office:value="-0.449428767" calcext:value-type="float">
            <text:p>-4.49E-001</text:p>
          </table:table-cell>
          <table:table-cell table:formula="of:=[.A101]/[.$K$4]" office:value-type="float" office:value="-2.11700857" calcext:value-type="float">
            <text:p>-2.1170085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1506635" calcext:value-type="float">
            <text:p>-2.12E-001</text:p>
          </table:table-cell>
          <table:table-cell table:style-name="ce5" office:value-type="float" office:value="-0.449424058" calcext:value-type="float">
            <text:p>-4.49E-001</text:p>
          </table:table-cell>
          <table:table-cell table:formula="of:=[.A102]/[.$K$4]" office:value-type="float" office:value="-2.11506635" calcext:value-type="float">
            <text:p>-2.11506635</text:p>
          </table:table-cell>
          <table:table-cell table:number-columns-repeated="1019"/>
        </table:table-row>
        <table:table-row table:style-name="ro1">
          <table:table-cell table:style-name="ce2" office:value-type="float" office:value="-0.211409628" calcext:value-type="float">
            <text:p>-2.11E-001</text:p>
          </table:table-cell>
          <table:table-cell table:style-name="ce5" office:value-type="float" office:value="-0.449410647" calcext:value-type="float">
            <text:p>-4.49E-001</text:p>
          </table:table-cell>
          <table:table-cell table:formula="of:=[.A103]/[.$K$4]" office:value-type="float" office:value="-2.11409628" calcext:value-type="float">
            <text:p>-2.11409628</text:p>
          </table:table-cell>
          <table:table-cell table:number-columns-repeated="1019"/>
        </table:table-row>
        <table:table-row table:style-name="ro1">
          <table:table-cell table:style-name="ce2" office:value-type="float" office:value="-0.211279511" calcext:value-type="float">
            <text:p>-2.11E-001</text:p>
          </table:table-cell>
          <table:table-cell table:style-name="ce5" office:value-type="float" office:value="-0.449402183" calcext:value-type="float">
            <text:p>-4.49E-001</text:p>
          </table:table-cell>
          <table:table-cell table:formula="of:=[.A104]/[.$K$4]" office:value-type="float" office:value="-2.11279511" calcext:value-type="float">
            <text:p>-2.1127951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1163357" calcext:value-type="float">
            <text:p>-2.11E-001</text:p>
          </table:table-cell>
          <table:table-cell table:style-name="ce5" office:value-type="float" office:value="-0.449391037" calcext:value-type="float">
            <text:p>-4.49E-001</text:p>
          </table:table-cell>
          <table:table-cell table:formula="of:=[.A105]/[.$K$4]" office:value-type="float" office:value="-2.11163357" calcext:value-type="float">
            <text:p>-2.1116335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1017102" calcext:value-type="float">
            <text:p>-2.11E-001</text:p>
          </table:table-cell>
          <table:table-cell table:style-name="ce5" office:value-type="float" office:value="-0.449384093" calcext:value-type="float">
            <text:p>-4.49E-001</text:p>
          </table:table-cell>
          <table:table-cell table:formula="of:=[.A106]/[.$K$4]" office:value-type="float" office:value="-2.11017102" calcext:value-type="float">
            <text:p>-2.11017102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923284" calcext:value-type="float">
            <text:p>-2.11E-001</text:p>
          </table:table-cell>
          <table:table-cell table:style-name="ce5" office:value-type="float" office:value="-0.449379146" calcext:value-type="float">
            <text:p>-4.49E-001</text:p>
          </table:table-cell>
          <table:table-cell table:formula="of:=[.A107]/[.$K$4]" office:value-type="float" office:value="-2.10923284" calcext:value-type="float">
            <text:p>-2.10923284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823849" calcext:value-type="float">
            <text:p>-2.11E-001</text:p>
          </table:table-cell>
          <table:table-cell table:style-name="ce5" office:value-type="float" office:value="-0.449368" calcext:value-type="float">
            <text:p>-4.49E-001</text:p>
          </table:table-cell>
          <table:table-cell table:formula="of:=[.A108]/[.$K$4]" office:value-type="float" office:value="-2.10823849" calcext:value-type="float">
            <text:p>-2.10823849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682377" calcext:value-type="float">
            <text:p>-2.11E-001</text:p>
          </table:table-cell>
          <table:table-cell table:style-name="ce5" office:value-type="float" office:value="-0.449361891" calcext:value-type="float">
            <text:p>-4.49E-001</text:p>
          </table:table-cell>
          <table:table-cell table:formula="of:=[.A109]/[.$K$4]" office:value-type="float" office:value="-2.10682377" calcext:value-type="float">
            <text:p>-2.10682377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611463" calcext:value-type="float">
            <text:p>-2.11E-001</text:p>
          </table:table-cell>
          <table:table-cell table:style-name="ce5" office:value-type="float" office:value="-0.449356496" calcext:value-type="float">
            <text:p>-4.49E-001</text:p>
          </table:table-cell>
          <table:table-cell table:formula="of:=[.A110]/[.$K$4]" office:value-type="float" office:value="-2.10611463" calcext:value-type="float">
            <text:p>-2.1061146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536256" calcext:value-type="float">
            <text:p>-2.11E-001</text:p>
          </table:table-cell>
          <table:table-cell table:style-name="ce5" office:value-type="float" office:value="-0.449349195" calcext:value-type="float">
            <text:p>-4.49E-001</text:p>
          </table:table-cell>
          <table:table-cell table:formula="of:=[.A111]/[.$K$4]" office:value-type="float" office:value="-2.10536256" calcext:value-type="float">
            <text:p>-2.1053625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428864" calcext:value-type="float">
            <text:p>-2.10E-001</text:p>
          </table:table-cell>
          <table:table-cell table:style-name="ce5" office:value-type="float" office:value="-0.449348122" calcext:value-type="float">
            <text:p>-4.49E-001</text:p>
          </table:table-cell>
          <table:table-cell table:formula="of:=[.A112]/[.$K$4]" office:value-type="float" office:value="-2.10428864" calcext:value-type="float">
            <text:p>-2.10428864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422203" calcext:value-type="float">
            <text:p>-2.10E-001</text:p>
          </table:table-cell>
          <table:table-cell table:style-name="ce5" office:value-type="float" office:value="-0.449347794" calcext:value-type="float">
            <text:p>-4.49E-001</text:p>
          </table:table-cell>
          <table:table-cell table:formula="of:=[.A113]/[.$K$4]" office:value-type="float" office:value="-2.10422203" calcext:value-type="float">
            <text:p>-2.1042220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420996" calcext:value-type="float">
            <text:p>-2.10E-001</text:p>
          </table:table-cell>
          <table:table-cell table:style-name="ce5" office:value-type="float" office:value="-0.449349672" calcext:value-type="float">
            <text:p>-4.49E-001</text:p>
          </table:table-cell>
          <table:table-cell table:formula="of:=[.A114]/[.$K$4]" office:value-type="float" office:value="-2.10420996" calcext:value-type="float">
            <text:p>-2.1042099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410923" calcext:value-type="float">
            <text:p>-2.10E-001</text:p>
          </table:table-cell>
          <table:table-cell table:style-name="ce5" office:value-type="float" office:value="-0.44934687" calcext:value-type="float">
            <text:p>-4.49E-001</text:p>
          </table:table-cell>
          <table:table-cell table:formula="of:=[.A115]/[.$K$4]" office:value-type="float" office:value="-2.10410923" calcext:value-type="float">
            <text:p>-2.1041092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85159" calcext:value-type="float">
            <text:p>-2.10E-001</text:p>
          </table:table-cell>
          <table:table-cell table:style-name="ce5" office:value-type="float" office:value="-0.449346811" calcext:value-type="float">
            <text:p>-4.49E-001</text:p>
          </table:table-cell>
          <table:table-cell table:formula="of:=[.A116]/[.$K$4]" office:value-type="float" office:value="-2.10385159" calcext:value-type="float">
            <text:p>-2.10385159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81091" calcext:value-type="float">
            <text:p>-2.10E-001</text:p>
          </table:table-cell>
          <table:table-cell table:style-name="ce5" office:value-type="float" office:value="-0.449344754" calcext:value-type="float">
            <text:p>-4.49E-001</text:p>
          </table:table-cell>
          <table:table-cell table:formula="of:=[.A117]/[.$K$4]" office:value-type="float" office:value="-2.10381091" calcext:value-type="float">
            <text:p>-2.1038109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76203" calcext:value-type="float">
            <text:p>-2.10E-001</text:p>
          </table:table-cell>
          <table:table-cell table:style-name="ce5" office:value-type="float" office:value="-0.449345559" calcext:value-type="float">
            <text:p>-4.49E-001</text:p>
          </table:table-cell>
          <table:table-cell table:formula="of:=[.A118]/[.$K$4]" office:value-type="float" office:value="-2.10376203" calcext:value-type="float">
            <text:p>-2.1037620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73461" calcext:value-type="float">
            <text:p>-2.10E-001</text:p>
          </table:table-cell>
          <table:table-cell table:style-name="ce5" office:value-type="float" office:value="-0.44934386" calcext:value-type="float">
            <text:p>-4.49E-001</text:p>
          </table:table-cell>
          <table:table-cell table:formula="of:=[.A119]/[.$K$4]" office:value-type="float" office:value="-2.10373461" calcext:value-type="float">
            <text:p>-2.1037346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77723" calcext:value-type="float">
            <text:p>-2.10E-001</text:p>
          </table:table-cell>
          <table:table-cell table:style-name="ce5" office:value-type="float" office:value="-0.449344963" calcext:value-type="float">
            <text:p>-4.49E-001</text:p>
          </table:table-cell>
          <table:table-cell table:formula="of:=[.A120]/[.$K$4]" office:value-type="float" office:value="-2.10377723" calcext:value-type="float">
            <text:p>-2.10377723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48219" calcext:value-type="float">
            <text:p>-2.10E-001</text:p>
          </table:table-cell>
          <table:table-cell table:style-name="ce5" office:value-type="float" office:value="-0.44934687" calcext:value-type="float">
            <text:p>-4.49E-001</text:p>
          </table:table-cell>
          <table:table-cell table:formula="of:=[.A121]/[.$K$4]" office:value-type="float" office:value="-2.10348219" calcext:value-type="float">
            <text:p>-2.10348219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64461" calcext:value-type="float">
            <text:p>-2.10E-001</text:p>
          </table:table-cell>
          <table:table-cell table:style-name="ce5" office:value-type="float" office:value="-0.449345708" calcext:value-type="float">
            <text:p>-4.49E-001</text:p>
          </table:table-cell>
          <table:table-cell table:formula="of:=[.A122]/[.$K$4]" office:value-type="float" office:value="-2.10364461" calcext:value-type="float">
            <text:p>-2.1036446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66324" calcext:value-type="float">
            <text:p>-2.10E-001</text:p>
          </table:table-cell>
          <table:table-cell table:style-name="ce5" office:value-type="float" office:value="-0.449345797" calcext:value-type="float">
            <text:p>-4.49E-001</text:p>
          </table:table-cell>
          <table:table-cell table:formula="of:=[.A123]/[.$K$4]" office:value-type="float" office:value="-2.10366324" calcext:value-type="float">
            <text:p>-2.10366324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5029" calcext:value-type="float">
            <text:p>-2.10E-001</text:p>
          </table:table-cell>
          <table:table-cell table:style-name="ce5" office:value-type="float" office:value="-0.449344605" calcext:value-type="float">
            <text:p>-4.49E-001</text:p>
          </table:table-cell>
          <table:table-cell table:formula="of:=[.A124]/[.$K$4]" office:value-type="float" office:value="-2.1035029" calcext:value-type="float">
            <text:p>-2.1035029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44806" calcext:value-type="float">
            <text:p>-2.10E-001</text:p>
          </table:table-cell>
          <table:table-cell table:style-name="ce5" office:value-type="float" office:value="-0.449344754" calcext:value-type="float">
            <text:p>-4.49E-001</text:p>
          </table:table-cell>
          <table:table-cell table:formula="of:=[.A125]/[.$K$4]" office:value-type="float" office:value="-2.10344806" calcext:value-type="float">
            <text:p>-2.10344806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322618" calcext:value-type="float">
            <text:p>-2.10E-001</text:p>
          </table:table-cell>
          <table:table-cell table:style-name="ce5" office:value-type="float" office:value="-0.449343652" calcext:value-type="float">
            <text:p>-4.49E-001</text:p>
          </table:table-cell>
          <table:table-cell table:formula="of:=[.A126]/[.$K$4]" office:value-type="float" office:value="-2.10322618" calcext:value-type="float">
            <text:p>-2.10322618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201621" calcext:value-type="float">
            <text:p>-2.10E-001</text:p>
          </table:table-cell>
          <table:table-cell table:style-name="ce5" office:value-type="float" office:value="-0.449335515" calcext:value-type="float">
            <text:p>-4.49E-001</text:p>
          </table:table-cell>
          <table:table-cell table:formula="of:=[.A127]/[.$K$4]" office:value-type="float" office:value="-2.10201621" calcext:value-type="float">
            <text:p>-2.10201621</text:p>
          </table:table-cell>
          <table:table-cell table:number-columns-repeated="1019"/>
        </table:table-row>
        <table:table-row table:style-name="ro1">
          <table:table-cell table:style-name="ce2" office:value-type="float" office:value="-0.210073069" calcext:value-type="float">
            <text:p>-2.10E-001</text:p>
          </table:table-cell>
          <table:table-cell table:style-name="ce5" office:value-type="float" office:value="-0.449321777" calcext:value-type="float">
            <text:p>-4.49E-001</text:p>
          </table:table-cell>
          <table:table-cell table:formula="of:=[.A128]/[.$K$4]" office:value-type="float" office:value="-2.10073069" calcext:value-type="float">
            <text:p>-2.10073069</text:p>
          </table:table-cell>
          <table:table-cell table:number-columns-repeated="1019"/>
        </table:table-row>
        <table:table-row table:style-name="ro1">
          <table:table-cell table:style-name="ce2" office:value-type="float" office:value="-0.209901363" calcext:value-type="float">
            <text:p>-2.10E-001</text:p>
          </table:table-cell>
          <table:table-cell table:style-name="ce5" office:value-type="float" office:value="-0.449302584" calcext:value-type="float">
            <text:p>-4.49E-001</text:p>
          </table:table-cell>
          <table:table-cell table:formula="of:=[.A129]/[.$K$4]" office:value-type="float" office:value="-2.09901363" calcext:value-type="float">
            <text:p>-2.09901363</text:p>
          </table:table-cell>
          <table:table-cell table:number-columns-repeated="1019"/>
        </table:table-row>
        <table:table-row table:style-name="ro1">
          <table:table-cell table:style-name="ce2" office:value-type="float" office:value="-0.209612995" calcext:value-type="float">
            <text:p>-2.10E-001</text:p>
          </table:table-cell>
          <table:table-cell table:style-name="ce5" office:value-type="float" office:value="-0.449295461" calcext:value-type="float">
            <text:p>-4.49E-001</text:p>
          </table:table-cell>
          <table:table-cell table:formula="of:=[.A130]/[.$K$4]" office:value-type="float" office:value="-2.09612995" calcext:value-type="float">
            <text:p>-2.0961299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9458202" calcext:value-type="float">
            <text:p>-2.09E-001</text:p>
          </table:table-cell>
          <table:table-cell table:style-name="ce5" office:value-type="float" office:value="-0.449284136" calcext:value-type="float">
            <text:p>-4.49E-001</text:p>
          </table:table-cell>
          <table:table-cell table:formula="of:=[.A131]/[.$K$4]" office:value-type="float" office:value="-2.09458202" calcext:value-type="float">
            <text:p>-2.09458202</text:p>
          </table:table-cell>
          <table:table-cell table:number-columns-repeated="1019"/>
        </table:table-row>
        <table:table-row table:style-name="ro1">
          <table:table-cell table:style-name="ce2" office:value-type="float" office:value="-0.209415853" calcext:value-type="float">
            <text:p>-2.09E-001</text:p>
          </table:table-cell>
          <table:table-cell table:style-name="ce5" office:value-type="float" office:value="-0.449273527" calcext:value-type="float">
            <text:p>-4.49E-001</text:p>
          </table:table-cell>
          <table:table-cell table:formula="of:=[.A132]/[.$K$4]" office:value-type="float" office:value="-2.09415853" calcext:value-type="float">
            <text:p>-2.09415853</text:p>
          </table:table-cell>
          <table:table-cell table:number-columns-repeated="1019"/>
        </table:table-row>
        <table:table-row table:style-name="ro1">
          <table:table-cell table:style-name="ce2" office:value-type="float" office:value="-0.209229246" calcext:value-type="float">
            <text:p>-2.09E-001</text:p>
          </table:table-cell>
          <table:table-cell table:style-name="ce5" office:value-type="float" office:value="-0.449263632" calcext:value-type="float">
            <text:p>-4.49E-001</text:p>
          </table:table-cell>
          <table:table-cell table:formula="of:=[.A133]/[.$K$4]" office:value-type="float" office:value="-2.09229246" calcext:value-type="float">
            <text:p>-2.0922924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9127456" calcext:value-type="float">
            <text:p>-2.09E-001</text:p>
          </table:table-cell>
          <table:table-cell table:style-name="ce5" office:value-type="float" office:value="-0.449248612" calcext:value-type="float">
            <text:p>-4.49E-001</text:p>
          </table:table-cell>
          <table:table-cell table:formula="of:=[.A134]/[.$K$4]" office:value-type="float" office:value="-2.09127456" calcext:value-type="float">
            <text:p>-2.0912745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896931" calcext:value-type="float">
            <text:p>-2.09E-001</text:p>
          </table:table-cell>
          <table:table-cell table:style-name="ce5" office:value-type="float" office:value="-0.44923526" calcext:value-type="float">
            <text:p>-4.49E-001</text:p>
          </table:table-cell>
          <table:table-cell table:formula="of:=[.A135]/[.$K$4]" office:value-type="float" office:value="-2.0896931" calcext:value-type="float">
            <text:p>-2.0896931</text:p>
          </table:table-cell>
          <table:table-cell table:number-columns-repeated="1019"/>
        </table:table-row>
        <table:table-row table:style-name="ro1">
          <table:table-cell table:style-name="ce2" office:value-type="float" office:value="-0.20865494" calcext:value-type="float">
            <text:p>-2.09E-001</text:p>
          </table:table-cell>
          <table:table-cell table:style-name="ce5" office:value-type="float" office:value="-0.449215829" calcext:value-type="float">
            <text:p>-4.49E-001</text:p>
          </table:table-cell>
          <table:table-cell table:formula="of:=[.A136]/[.$K$4]" office:value-type="float" office:value="-2.0865494" calcext:value-type="float">
            <text:p>-2.0865494</text:p>
          </table:table-cell>
          <table:table-cell table:number-columns-repeated="1019"/>
        </table:table-row>
        <table:table-row table:style-name="ro1">
          <table:table-cell table:style-name="ce2" office:value-type="float" office:value="-0.208536446" calcext:value-type="float">
            <text:p>-2.09E-001</text:p>
          </table:table-cell>
          <table:table-cell table:style-name="ce5" office:value-type="float" office:value="-0.44921121" calcext:value-type="float">
            <text:p>-4.49E-001</text:p>
          </table:table-cell>
          <table:table-cell table:formula="of:=[.A137]/[.$K$4]" office:value-type="float" office:value="-2.08536446" calcext:value-type="float">
            <text:p>-2.0853644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8265945" calcext:value-type="float">
            <text:p>-2.08E-001</text:p>
          </table:table-cell>
          <table:table-cell table:style-name="ce5" office:value-type="float" office:value="-0.449190259" calcext:value-type="float">
            <text:p>-4.49E-001</text:p>
          </table:table-cell>
          <table:table-cell table:formula="of:=[.A138]/[.$K$4]" office:value-type="float" office:value="-2.08265945" calcext:value-type="float">
            <text:p>-2.0826594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8135173" calcext:value-type="float">
            <text:p>-2.08E-001</text:p>
          </table:table-cell>
          <table:table-cell table:style-name="ce5" office:value-type="float" office:value="-0.449176043" calcext:value-type="float">
            <text:p>-4.49E-001</text:p>
          </table:table-cell>
          <table:table-cell table:formula="of:=[.A139]/[.$K$4]" office:value-type="float" office:value="-2.08135173" calcext:value-type="float">
            <text:p>-2.08135173</text:p>
          </table:table-cell>
          <table:table-cell table:number-columns-repeated="1019"/>
        </table:table-row>
        <table:table-row table:style-name="ro1">
          <table:table-cell table:style-name="ce2" office:value-type="float" office:value="-0.208000615" calcext:value-type="float">
            <text:p>-2.08E-001</text:p>
          </table:table-cell>
          <table:table-cell table:style-name="ce5" office:value-type="float" office:value="-0.449166238" calcext:value-type="float">
            <text:p>-4.49E-001</text:p>
          </table:table-cell>
          <table:table-cell table:formula="of:=[.A140]/[.$K$4]" office:value-type="float" office:value="-2.08000615" calcext:value-type="float">
            <text:p>-2.0800061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7666755" calcext:value-type="float">
            <text:p>-2.08E-001</text:p>
          </table:table-cell>
          <table:table-cell table:style-name="ce5" office:value-type="float" office:value="-0.449144363" calcext:value-type="float">
            <text:p>-4.49E-001</text:p>
          </table:table-cell>
          <table:table-cell table:formula="of:=[.A141]/[.$K$4]" office:value-type="float" office:value="-2.07666755" calcext:value-type="float">
            <text:p>-2.0766675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7458705" calcext:value-type="float">
            <text:p>-2.07E-001</text:p>
          </table:table-cell>
          <table:table-cell table:style-name="ce5" office:value-type="float" office:value="-0.449119568" calcext:value-type="float">
            <text:p>-4.49E-001</text:p>
          </table:table-cell>
          <table:table-cell table:formula="of:=[.A142]/[.$K$4]" office:value-type="float" office:value="-2.07458705" calcext:value-type="float">
            <text:p>-2.0745870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7303599" calcext:value-type="float">
            <text:p>-2.07E-001</text:p>
          </table:table-cell>
          <table:table-cell table:style-name="ce5" office:value-type="float" office:value="-0.449105412" calcext:value-type="float">
            <text:p>-4.49E-001</text:p>
          </table:table-cell>
          <table:table-cell table:formula="of:=[.A143]/[.$K$4]" office:value-type="float" office:value="-2.07303599" calcext:value-type="float">
            <text:p>-2.07303599</text:p>
          </table:table-cell>
          <table:table-cell table:number-columns-repeated="1019"/>
        </table:table-row>
        <table:table-row table:style-name="ro1">
          <table:table-cell table:style-name="ce2" office:value-type="float" office:value="-0.207065627" calcext:value-type="float">
            <text:p>-2.07E-001</text:p>
          </table:table-cell>
          <table:table-cell table:style-name="ce5" office:value-type="float" office:value="-0.449090034" calcext:value-type="float">
            <text:p>-4.49E-001</text:p>
          </table:table-cell>
          <table:table-cell table:formula="of:=[.A144]/[.$K$4]" office:value-type="float" office:value="-2.07065627" calcext:value-type="float">
            <text:p>-2.07065627</text:p>
          </table:table-cell>
          <table:table-cell table:number-columns-repeated="1019"/>
        </table:table-row>
        <table:table-row table:style-name="ro1">
          <table:table-cell table:style-name="ce2" office:value-type="float" office:value="-0.206937775" calcext:value-type="float">
            <text:p>-2.07E-001</text:p>
          </table:table-cell>
          <table:table-cell table:style-name="ce5" office:value-type="float" office:value="-0.449083537" calcext:value-type="float">
            <text:p>-4.49E-001</text:p>
          </table:table-cell>
          <table:table-cell table:formula="of:=[.A145]/[.$K$4]" office:value-type="float" office:value="-2.06937775" calcext:value-type="float">
            <text:p>-2.0693777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6863344" calcext:value-type="float">
            <text:p>-2.07E-001</text:p>
          </table:table-cell>
          <table:table-cell table:style-name="ce5" office:value-type="float" office:value="-0.449071556" calcext:value-type="float">
            <text:p>-4.49E-001</text:p>
          </table:table-cell>
          <table:table-cell table:formula="of:=[.A146]/[.$K$4]" office:value-type="float" office:value="-2.06863344" calcext:value-type="float">
            <text:p>-2.06863344</text:p>
          </table:table-cell>
          <table:table-cell table:number-columns-repeated="1019"/>
        </table:table-row>
        <table:table-row table:style-name="ro1">
          <table:table-cell table:style-name="ce2" office:value-type="float" office:value="-0.206646696" calcext:value-type="float">
            <text:p>-2.07E-001</text:p>
          </table:table-cell>
          <table:table-cell table:style-name="ce5" office:value-type="float" office:value="-0.44906494" calcext:value-type="float">
            <text:p>-4.49E-001</text:p>
          </table:table-cell>
          <table:table-cell table:formula="of:=[.A147]/[.$K$4]" office:value-type="float" office:value="-2.06646696" calcext:value-type="float">
            <text:p>-2.0664669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6483692" calcext:value-type="float">
            <text:p>-2.06E-001</text:p>
          </table:table-cell>
          <table:table-cell table:style-name="ce5" office:value-type="float" office:value="-0.449043125" calcext:value-type="float">
            <text:p>-4.49E-001</text:p>
          </table:table-cell>
          <table:table-cell table:formula="of:=[.A148]/[.$K$4]" office:value-type="float" office:value="-2.06483692" calcext:value-type="float">
            <text:p>-2.06483692</text:p>
          </table:table-cell>
          <table:table-cell table:number-columns-repeated="1019"/>
        </table:table-row>
        <table:table-row table:style-name="ro1">
          <table:table-cell table:style-name="ce2" office:value-type="float" office:value="-0.206290439" calcext:value-type="float">
            <text:p>-2.06E-001</text:p>
          </table:table-cell>
          <table:table-cell table:style-name="ce5" office:value-type="float" office:value="-0.449024498" calcext:value-type="float">
            <text:p>-4.49E-001</text:p>
          </table:table-cell>
          <table:table-cell table:formula="of:=[.A149]/[.$K$4]" office:value-type="float" office:value="-2.06290439" calcext:value-type="float">
            <text:p>-2.06290439</text:p>
          </table:table-cell>
          <table:table-cell table:number-columns-repeated="1019"/>
        </table:table-row>
        <table:table-row table:style-name="ro1">
          <table:table-cell table:style-name="ce2" office:value-type="float" office:value="-0.20608516" calcext:value-type="float">
            <text:p>-2.06E-001</text:p>
          </table:table-cell>
          <table:table-cell table:style-name="ce5" office:value-type="float" office:value="-0.449021697" calcext:value-type="float">
            <text:p>-4.49E-001</text:p>
          </table:table-cell>
          <table:table-cell table:formula="of:=[.A150]/[.$K$4]" office:value-type="float" office:value="-2.0608516" calcext:value-type="float">
            <text:p>-2.060851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5999523" calcext:value-type="float">
            <text:p>-2.06E-001</text:p>
          </table:table-cell>
          <table:table-cell table:style-name="ce5" office:value-type="float" office:value="-0.449011445" calcext:value-type="float">
            <text:p>-4.49E-001</text:p>
          </table:table-cell>
          <table:table-cell table:formula="of:=[.A151]/[.$K$4]" office:value-type="float" office:value="-2.05999523" calcext:value-type="float">
            <text:p>-2.05999523</text:p>
          </table:table-cell>
          <table:table-cell table:number-columns-repeated="1019"/>
        </table:table-row>
        <table:table-row table:style-name="ro1">
          <table:table-cell table:style-name="ce2" office:value-type="float" office:value="-0.205986962" calcext:value-type="float">
            <text:p>-2.06E-001</text:p>
          </table:table-cell>
          <table:table-cell table:style-name="ce5" office:value-type="float" office:value="-0.449012637" calcext:value-type="float">
            <text:p>-4.49E-001</text:p>
          </table:table-cell>
          <table:table-cell table:formula="of:=[.A152]/[.$K$4]" office:value-type="float" office:value="-2.05986962" calcext:value-type="float">
            <text:p>-2.05986962</text:p>
          </table:table-cell>
          <table:table-cell table:number-columns-repeated="1019"/>
        </table:table-row>
        <table:table-row table:style-name="ro1">
          <table:table-cell table:style-name="ce2" office:value-type="float" office:value="-0.2059533" calcext:value-type="float">
            <text:p>-2.06E-001</text:p>
          </table:table-cell>
          <table:table-cell table:style-name="ce5" office:value-type="float" office:value="-0.44900009" calcext:value-type="float">
            <text:p>-4.49E-001</text:p>
          </table:table-cell>
          <table:table-cell table:formula="of:=[.A153]/[.$K$4]" office:value-type="float" office:value="-2.059533" calcext:value-type="float">
            <text:p>-2.059533</text:p>
          </table:table-cell>
          <table:table-cell table:number-columns-repeated="1019"/>
        </table:table-row>
        <table:table-row table:style-name="ro1">
          <table:table-cell table:style-name="ce2" office:value-type="float" office:value="-0.205834433" calcext:value-type="float">
            <text:p>-2.06E-001</text:p>
          </table:table-cell>
          <table:table-cell table:style-name="ce5" office:value-type="float" office:value="-0.448992133" calcext:value-type="float">
            <text:p>-4.49E-001</text:p>
          </table:table-cell>
          <table:table-cell table:formula="of:=[.A154]/[.$K$4]" office:value-type="float" office:value="-2.05834433" calcext:value-type="float">
            <text:p>-2.05834433</text:p>
          </table:table-cell>
          <table:table-cell table:number-columns-repeated="1019"/>
        </table:table-row>
        <table:table-row table:style-name="ro1">
          <table:table-cell table:style-name="ce2" office:value-type="float" office:value="-0.205677062" calcext:value-type="float">
            <text:p>-2.06E-001</text:p>
          </table:table-cell>
          <table:table-cell table:style-name="ce5" office:value-type="float" office:value="-0.448982716" calcext:value-type="float">
            <text:p>-4.49E-001</text:p>
          </table:table-cell>
          <table:table-cell table:formula="of:=[.A155]/[.$K$4]" office:value-type="float" office:value="-2.05677062" calcext:value-type="float">
            <text:p>-2.05677062</text:p>
          </table:table-cell>
          <table:table-cell table:number-columns-repeated="1019"/>
        </table:table-row>
        <table:table-row table:style-name="ro1">
          <table:table-cell table:style-name="ce2" office:value-type="float" office:value="-0.205549717" calcext:value-type="float">
            <text:p>-2.06E-001</text:p>
          </table:table-cell>
          <table:table-cell table:style-name="ce5" office:value-type="float" office:value="-0.448960274" calcext:value-type="float">
            <text:p>-4.49E-001</text:p>
          </table:table-cell>
          <table:table-cell table:formula="of:=[.A156]/[.$K$4]" office:value-type="float" office:value="-2.05549717" calcext:value-type="float">
            <text:p>-2.05549717</text:p>
          </table:table-cell>
          <table:table-cell table:number-columns-repeated="1019"/>
        </table:table-row>
        <table:table-row table:style-name="ro1">
          <table:table-cell table:style-name="ce2" office:value-type="float" office:value="-0.205348179" calcext:value-type="float">
            <text:p>-2.05E-001</text:p>
          </table:table-cell>
          <table:table-cell table:style-name="ce5" office:value-type="float" office:value="-0.448948592" calcext:value-type="float">
            <text:p>-4.49E-001</text:p>
          </table:table-cell>
          <table:table-cell table:formula="of:=[.A157]/[.$K$4]" office:value-type="float" office:value="-2.05348179" calcext:value-type="float">
            <text:p>-2.05348179</text:p>
          </table:table-cell>
          <table:table-cell table:number-columns-repeated="1019"/>
        </table:table-row>
        <table:table-row table:style-name="ro1">
          <table:table-cell table:style-name="ce2" office:value-type="float" office:value="-0.20518291" calcext:value-type="float">
            <text:p>-2.05E-001</text:p>
          </table:table-cell>
          <table:table-cell table:style-name="ce5" office:value-type="float" office:value="-0.448937356" calcext:value-type="float">
            <text:p>-4.49E-001</text:p>
          </table:table-cell>
          <table:table-cell table:formula="of:=[.A158]/[.$K$4]" office:value-type="float" office:value="-2.0518291" calcext:value-type="float">
            <text:p>-2.0518291</text:p>
          </table:table-cell>
          <table:table-cell table:number-columns-repeated="1019"/>
        </table:table-row>
        <table:table-row table:style-name="ro1">
          <table:table-cell table:style-name="ce2" office:value-type="float" office:value="-0.204978138" calcext:value-type="float">
            <text:p>-2.05E-001</text:p>
          </table:table-cell>
          <table:table-cell table:style-name="ce5" office:value-type="float" office:value="-0.448907018" calcext:value-type="float">
            <text:p>-4.49E-001</text:p>
          </table:table-cell>
          <table:table-cell table:formula="of:=[.A159]/[.$K$4]" office:value-type="float" office:value="-2.04978138" calcext:value-type="float">
            <text:p>-2.04978138</text:p>
          </table:table-cell>
          <table:table-cell table:number-columns-repeated="1019"/>
        </table:table-row>
        <table:table-row table:style-name="ro1">
          <table:table-cell table:style-name="ce2" office:value-type="float" office:value="-0.204701304" calcext:value-type="float">
            <text:p>-2.05E-001</text:p>
          </table:table-cell>
          <table:table-cell table:style-name="ce5" office:value-type="float" office:value="-0.448884755" calcext:value-type="float">
            <text:p>-4.49E-001</text:p>
          </table:table-cell>
          <table:table-cell table:formula="of:=[.A160]/[.$K$4]" office:value-type="float" office:value="-2.04701304" calcext:value-type="float">
            <text:p>-2.04701304</text:p>
          </table:table-cell>
          <table:table-cell table:number-columns-repeated="1019"/>
        </table:table-row>
        <table:table-row table:style-name="ro1">
          <table:table-cell table:style-name="ce2" office:value-type="float" office:value="-0.204318866" calcext:value-type="float">
            <text:p>-2.04E-001</text:p>
          </table:table-cell>
          <table:table-cell table:style-name="ce5" office:value-type="float" office:value="-0.448865235" calcext:value-type="float">
            <text:p>-4.49E-001</text:p>
          </table:table-cell>
          <table:table-cell table:formula="of:=[.A161]/[.$K$4]" office:value-type="float" office:value="-2.04318866" calcext:value-type="float">
            <text:p>-2.0431886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4100251" calcext:value-type="float">
            <text:p>-2.04E-001</text:p>
          </table:table-cell>
          <table:table-cell table:style-name="ce5" office:value-type="float" office:value="-0.448835373" calcext:value-type="float">
            <text:p>-4.49E-001</text:p>
          </table:table-cell>
          <table:table-cell table:formula="of:=[.A162]/[.$K$4]" office:value-type="float" office:value="-2.04100251" calcext:value-type="float">
            <text:p>-2.04100251</text:p>
          </table:table-cell>
          <table:table-cell table:number-columns-repeated="1019"/>
        </table:table-row>
        <table:table-row table:style-name="ro1">
          <table:table-cell table:style-name="ce2" office:value-type="float" office:value="-0.203817636" calcext:value-type="float">
            <text:p>-2.04E-001</text:p>
          </table:table-cell>
          <table:table-cell table:style-name="ce5" office:value-type="float" office:value="-0.448818773" calcext:value-type="float">
            <text:p>-4.49E-001</text:p>
          </table:table-cell>
          <table:table-cell table:formula="of:=[.A163]/[.$K$4]" office:value-type="float" office:value="-2.03817636" calcext:value-type="float">
            <text:p>-2.0381763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3622952" calcext:value-type="float">
            <text:p>-2.04E-001</text:p>
          </table:table-cell>
          <table:table-cell table:style-name="ce5" office:value-type="float" office:value="-0.448807061" calcext:value-type="float">
            <text:p>-4.49E-001</text:p>
          </table:table-cell>
          <table:table-cell table:formula="of:=[.A164]/[.$K$4]" office:value-type="float" office:value="-2.03622952" calcext:value-type="float">
            <text:p>-2.03622952</text:p>
          </table:table-cell>
          <table:table-cell table:number-columns-repeated="1019"/>
        </table:table-row>
        <table:table-row table:style-name="ro1">
          <table:table-cell table:style-name="ce2" office:value-type="float" office:value="-0.203452617" calcext:value-type="float">
            <text:p>-2.03E-001</text:p>
          </table:table-cell>
          <table:table-cell table:style-name="ce5" office:value-type="float" office:value="-0.448785692" calcext:value-type="float">
            <text:p>-4.49E-001</text:p>
          </table:table-cell>
          <table:table-cell table:formula="of:=[.A165]/[.$K$4]" office:value-type="float" office:value="-2.03452617" calcext:value-type="float">
            <text:p>-2.03452617</text:p>
          </table:table-cell>
          <table:table-cell table:number-columns-repeated="1019"/>
        </table:table-row>
        <table:table-row table:style-name="ro1">
          <table:table-cell table:style-name="ce2" office:value-type="float" office:value="-0.203262165" calcext:value-type="float">
            <text:p>-2.03E-001</text:p>
          </table:table-cell>
          <table:table-cell table:style-name="ce5" office:value-type="float" office:value="-0.448772043" calcext:value-type="float">
            <text:p>-4.49E-001</text:p>
          </table:table-cell>
          <table:table-cell table:formula="of:=[.A166]/[.$K$4]" office:value-type="float" office:value="-2.03262165" calcext:value-type="float">
            <text:p>-2.0326216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3095004" calcext:value-type="float">
            <text:p>-2.03E-001</text:p>
          </table:table-cell>
          <table:table-cell table:style-name="ce5" office:value-type="float" office:value="-0.448760509" calcext:value-type="float">
            <text:p>-4.49E-001</text:p>
          </table:table-cell>
          <table:table-cell table:formula="of:=[.A167]/[.$K$4]" office:value-type="float" office:value="-2.03095004" calcext:value-type="float">
            <text:p>-2.03095004</text:p>
          </table:table-cell>
          <table:table-cell table:number-columns-repeated="1019"/>
        </table:table-row>
        <table:table-row table:style-name="ro1">
          <table:table-cell table:style-name="ce2" office:value-type="float" office:value="-0.202913016" calcext:value-type="float">
            <text:p>-2.03E-001</text:p>
          </table:table-cell>
          <table:table-cell table:style-name="ce5" office:value-type="float" office:value="-0.448744148" calcext:value-type="float">
            <text:p>-4.49E-001</text:p>
          </table:table-cell>
          <table:table-cell table:formula="of:=[.A168]/[.$K$4]" office:value-type="float" office:value="-2.02913016" calcext:value-type="float">
            <text:p>-2.0291301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2717066" calcext:value-type="float">
            <text:p>-2.03E-001</text:p>
          </table:table-cell>
          <table:table-cell table:style-name="ce5" office:value-type="float" office:value="-0.448735654" calcext:value-type="float">
            <text:p>-4.49E-001</text:p>
          </table:table-cell>
          <table:table-cell table:formula="of:=[.A169]/[.$K$4]" office:value-type="float" office:value="-2.02717066" calcext:value-type="float">
            <text:p>-2.02717066</text:p>
          </table:table-cell>
          <table:table-cell table:number-columns-repeated="1019"/>
        </table:table-row>
        <table:table-row table:style-name="ro1">
          <table:table-cell table:style-name="ce2" office:value-type="float" office:value="-0.202694267" calcext:value-type="float">
            <text:p>-2.03E-001</text:p>
          </table:table-cell>
          <table:table-cell table:style-name="ce5" office:value-type="float" office:value="-0.448723674" calcext:value-type="float">
            <text:p>-4.49E-001</text:p>
          </table:table-cell>
          <table:table-cell table:formula="of:=[.A170]/[.$K$4]" office:value-type="float" office:value="-2.02694267" calcext:value-type="float">
            <text:p>-2.02694267</text:p>
          </table:table-cell>
          <table:table-cell table:number-columns-repeated="1019"/>
        </table:table-row>
        <table:table-row table:style-name="ro1">
          <table:table-cell table:style-name="ce2" office:value-type="float" office:value="-0.202550322" calcext:value-type="float">
            <text:p>-2.03E-001</text:p>
          </table:table-cell>
          <table:table-cell table:style-name="ce5" office:value-type="float" office:value="-0.448720574" calcext:value-type="float">
            <text:p>-4.49E-001</text:p>
          </table:table-cell>
          <table:table-cell table:formula="of:=[.A171]/[.$K$4]" office:value-type="float" office:value="-2.02550322" calcext:value-type="float">
            <text:p>-2.02550322</text:p>
          </table:table-cell>
          <table:table-cell table:number-columns-repeated="1019"/>
        </table:table-row>
        <table:table-row table:style-name="ro1">
          <table:table-cell table:style-name="ce2" office:value-type="float" office:value="-0.202415898" calcext:value-type="float">
            <text:p>-2.02E-001</text:p>
          </table:table-cell>
          <table:table-cell table:style-name="ce5" office:value-type="float" office:value="-0.448701322" calcext:value-type="float">
            <text:p>-4.49E-001</text:p>
          </table:table-cell>
          <table:table-cell table:formula="of:=[.A172]/[.$K$4]" office:value-type="float" office:value="-2.02415898" calcext:value-type="float">
            <text:p>-2.02415898</text:p>
          </table:table-cell>
          <table:table-cell table:number-columns-repeated="1019"/>
        </table:table-row>
        <table:table-row table:style-name="ro1">
          <table:table-cell table:style-name="ce2" office:value-type="float" office:value="-0.202283859" calcext:value-type="float">
            <text:p>-2.02E-001</text:p>
          </table:table-cell>
          <table:table-cell table:style-name="ce5" office:value-type="float" office:value="-0.448683858" calcext:value-type="float">
            <text:p>-4.49E-001</text:p>
          </table:table-cell>
          <table:table-cell table:formula="of:=[.A173]/[.$K$4]" office:value-type="float" office:value="-2.02283859" calcext:value-type="float">
            <text:p>-2.02283859</text:p>
          </table:table-cell>
          <table:table-cell table:number-columns-repeated="1019"/>
        </table:table-row>
        <table:table-row table:style-name="ro1">
          <table:table-cell table:style-name="ce2" office:value-type="float" office:value="-0.202131465" calcext:value-type="float">
            <text:p>-2.02E-001</text:p>
          </table:table-cell>
          <table:table-cell table:style-name="ce5" office:value-type="float" office:value="-0.448675483" calcext:value-type="float">
            <text:p>-4.49E-001</text:p>
          </table:table-cell>
          <table:table-cell table:formula="of:=[.A174]/[.$K$4]" office:value-type="float" office:value="-2.02131465" calcext:value-type="float">
            <text:p>-2.0213146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1833487" calcext:value-type="float">
            <text:p>-2.02E-001</text:p>
          </table:table-cell>
          <table:table-cell table:style-name="ce5" office:value-type="float" office:value="-0.448643118" calcext:value-type="float">
            <text:p>-4.49E-001</text:p>
          </table:table-cell>
          <table:table-cell table:formula="of:=[.A175]/[.$K$4]" office:value-type="float" office:value="-2.01833487" calcext:value-type="float">
            <text:p>-2.01833487</text:p>
          </table:table-cell>
          <table:table-cell table:number-columns-repeated="1019"/>
        </table:table-row>
        <table:table-row table:style-name="ro1">
          <table:table-cell table:style-name="ce2" office:value-type="float" office:value="-0.201421052" calcext:value-type="float">
            <text:p>-2.01E-001</text:p>
          </table:table-cell>
          <table:table-cell table:style-name="ce5" office:value-type="float" office:value="-0.448616445" calcext:value-type="float">
            <text:p>-4.49E-001</text:p>
          </table:table-cell>
          <table:table-cell table:formula="of:=[.A176]/[.$K$4]" office:value-type="float" office:value="-2.01421052" calcext:value-type="float">
            <text:p>-2.01421052</text:p>
          </table:table-cell>
          <table:table-cell table:number-columns-repeated="1019"/>
        </table:table-row>
        <table:table-row table:style-name="ro1">
          <table:table-cell table:style-name="ce2" office:value-type="float" office:value="-0.201272368" calcext:value-type="float">
            <text:p>-2.01E-001</text:p>
          </table:table-cell>
          <table:table-cell table:style-name="ce5" office:value-type="float" office:value="-0.448579192" calcext:value-type="float">
            <text:p>-4.49E-001</text:p>
          </table:table-cell>
          <table:table-cell table:formula="of:=[.A177]/[.$K$4]" office:value-type="float" office:value="-2.01272368" calcext:value-type="float">
            <text:p>-2.01272368</text:p>
          </table:table-cell>
          <table:table-cell table:number-columns-repeated="1019"/>
        </table:table-row>
        <table:table-row table:style-name="ro1">
          <table:table-cell table:style-name="ce2" office:value-type="float" office:value="-0.200886264" calcext:value-type="float">
            <text:p>-2.01E-001</text:p>
          </table:table-cell>
          <table:table-cell table:style-name="ce5" office:value-type="float" office:value="-0.448557884" calcext:value-type="float">
            <text:p>-4.49E-001</text:p>
          </table:table-cell>
          <table:table-cell table:formula="of:=[.A178]/[.$K$4]" office:value-type="float" office:value="-2.00886264" calcext:value-type="float">
            <text:p>-2.00886264</text:p>
          </table:table-cell>
          <table:table-cell table:number-columns-repeated="1019"/>
        </table:table-row>
        <table:table-row table:style-name="ro1">
          <table:table-cell table:style-name="ce2" office:value-type="float" office:value="-0.200689092" calcext:value-type="float">
            <text:p>-2.01E-001</text:p>
          </table:table-cell>
          <table:table-cell table:style-name="ce5" office:value-type="float" office:value="-0.448545605" calcext:value-type="float">
            <text:p>-4.49E-001</text:p>
          </table:table-cell>
          <table:table-cell table:formula="of:=[.A179]/[.$K$4]" office:value-type="float" office:value="-2.00689092" calcext:value-type="float">
            <text:p>-2.00689092</text:p>
          </table:table-cell>
          <table:table-cell table:number-columns-repeated="1019"/>
        </table:table-row>
        <table:table-row table:style-name="ro1">
          <table:table-cell table:style-name="ce2" office:value-type="float" office:value="-0.20060581" calcext:value-type="float">
            <text:p>-2.01E-001</text:p>
          </table:table-cell>
          <table:table-cell table:style-name="ce5" office:value-type="float" office:value="-0.448544711" calcext:value-type="float">
            <text:p>-4.49E-001</text:p>
          </table:table-cell>
          <table:table-cell table:formula="of:=[.A180]/[.$K$4]" office:value-type="float" office:value="-2.0060581" calcext:value-type="float">
            <text:p>-2.0060581</text:p>
          </table:table-cell>
          <table:table-cell table:number-columns-repeated="1019"/>
        </table:table-row>
        <table:table-row table:style-name="ro1">
          <table:table-cell table:style-name="ce2" office:value-type="float" office:value="-0.200599715" calcext:value-type="float">
            <text:p>-2.01E-001</text:p>
          </table:table-cell>
          <table:table-cell table:style-name="ce5" office:value-type="float" office:value="-0.448539257" calcext:value-type="float">
            <text:p>-4.49E-001</text:p>
          </table:table-cell>
          <table:table-cell table:formula="of:=[.A181]/[.$K$4]" office:value-type="float" office:value="-2.00599715" calcext:value-type="float">
            <text:p>-2.0059971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0492755" calcext:value-type="float">
            <text:p>-2.00E-001</text:p>
          </table:table-cell>
          <table:table-cell table:style-name="ce5" office:value-type="float" office:value="-0.44852823" calcext:value-type="float">
            <text:p>-4.49E-001</text:p>
          </table:table-cell>
          <table:table-cell table:formula="of:=[.A182]/[.$K$4]" office:value-type="float" office:value="-2.00492755" calcext:value-type="float">
            <text:p>-2.00492755</text:p>
          </table:table-cell>
          <table:table-cell table:number-columns-repeated="1019"/>
        </table:table-row>
        <table:table-row table:style-name="ro1">
          <table:table-cell table:style-name="ce2" office:value-type="float" office:value="-0.200186461" calcext:value-type="float">
            <text:p>-2.00E-001</text:p>
          </table:table-cell>
          <table:table-cell table:style-name="ce5" office:value-type="float" office:value="-0.44850862" calcext:value-type="float">
            <text:p>-4.49E-001</text:p>
          </table:table-cell>
          <table:table-cell table:formula="of:=[.A183]/[.$K$4]" office:value-type="float" office:value="-2.00186461" calcext:value-type="float">
            <text:p>-2.00186461</text:p>
          </table:table-cell>
          <table:table-cell table:number-columns-repeated="1019"/>
        </table:table-row>
        <table:table-row table:style-name="ro1">
          <table:table-cell table:style-name="ce2" office:value-type="float" office:value="-0.199938416" calcext:value-type="float">
            <text:p>-2.00E-001</text:p>
          </table:table-cell>
          <table:table-cell table:style-name="ce5" office:value-type="float" office:value="-0.448474675" calcext:value-type="float">
            <text:p>-4.48E-001</text:p>
          </table:table-cell>
          <table:table-cell table:formula="of:=[.A184]/[.$K$4]" office:value-type="float" office:value="-1.99938416" calcext:value-type="float">
            <text:p>-1.99938416</text:p>
          </table:table-cell>
          <table:table-cell table:number-columns-repeated="1019"/>
        </table:table-row>
        <table:table-row table:style-name="ro1">
          <table:table-cell table:style-name="ce2" office:value-type="float" office:value="-0.199708864" calcext:value-type="float">
            <text:p>-2.00E-001</text:p>
          </table:table-cell>
          <table:table-cell table:style-name="ce5" office:value-type="float" office:value="-0.448451579" calcext:value-type="float">
            <text:p>-4.48E-001</text:p>
          </table:table-cell>
          <table:table-cell table:formula="of:=[.A185]/[.$K$4]" office:value-type="float" office:value="-1.99708864" calcext:value-type="float">
            <text:p>-1.99708864</text:p>
          </table:table-cell>
          <table:table-cell table:number-columns-repeated="1019"/>
        </table:table-row>
        <table:table-row table:style-name="ro1">
          <table:table-cell table:style-name="ce2" office:value-type="float" office:value="-0.199406669" calcext:value-type="float">
            <text:p>-1.99E-001</text:p>
          </table:table-cell>
          <table:table-cell table:style-name="ce5" office:value-type="float" office:value="-0.448425919" calcext:value-type="float">
            <text:p>-4.48E-001</text:p>
          </table:table-cell>
          <table:table-cell table:formula="of:=[.A186]/[.$K$4]" office:value-type="float" office:value="-1.99406669" calcext:value-type="float">
            <text:p>-1.99406669</text:p>
          </table:table-cell>
          <table:table-cell table:number-columns-repeated="1019"/>
        </table:table-row>
        <table:table-row table:style-name="ro1">
          <table:table-cell table:style-name="ce2" office:value-type="float" office:value="-0.19929862" calcext:value-type="float">
            <text:p>-1.99E-001</text:p>
          </table:table-cell>
          <table:table-cell table:style-name="ce5" office:value-type="float" office:value="-0.448416829" calcext:value-type="float">
            <text:p>-4.48E-001</text:p>
          </table:table-cell>
          <table:table-cell table:formula="of:=[.A187]/[.$K$4]" office:value-type="float" office:value="-1.9929862" calcext:value-type="float">
            <text:p>-1.9929862</text:p>
          </table:table-cell>
          <table:table-cell table:number-columns-repeated="1019"/>
        </table:table-row>
        <table:table-row table:style-name="ro1">
          <table:table-cell table:style-name="ce2" office:value-type="float" office:value="-0.199209228" calcext:value-type="float">
            <text:p>-1.99E-001</text:p>
          </table:table-cell>
          <table:table-cell table:style-name="ce5" office:value-type="float" office:value="-0.448406816" calcext:value-type="float">
            <text:p>-4.48E-001</text:p>
          </table:table-cell>
          <table:table-cell table:formula="of:=[.A188]/[.$K$4]" office:value-type="float" office:value="-1.99209228" calcext:value-type="float">
            <text:p>-1.99209228</text:p>
          </table:table-cell>
          <table:table-cell table:number-columns-repeated="1019"/>
        </table:table-row>
        <table:table-row table:style-name="ro1">
          <table:table-cell table:style-name="ce2" office:value-type="float" office:value="-0.199075416" calcext:value-type="float">
            <text:p>-1.99E-001</text:p>
          </table:table-cell>
          <table:table-cell table:style-name="ce5" office:value-type="float" office:value="-0.448397577" calcext:value-type="float">
            <text:p>-4.48E-001</text:p>
          </table:table-cell>
          <table:table-cell table:formula="of:=[.A189]/[.$K$4]" office:value-type="float" office:value="-1.99075416" calcext:value-type="float">
            <text:p>-1.99075416</text:p>
          </table:table-cell>
          <table:table-cell table:number-columns-repeated="1019"/>
        </table:table-row>
        <table:table-row table:style-name="ro1">
          <table:table-cell table:style-name="ce2" office:value-type="float" office:value="-0.199075818" calcext:value-type="float">
            <text:p>-1.99E-001</text:p>
          </table:table-cell>
          <table:table-cell table:style-name="ce5" office:value-type="float" office:value="-0.448397487" calcext:value-type="float">
            <text:p>-4.48E-001</text:p>
          </table:table-cell>
          <table:table-cell table:formula="of:=[.A190]/[.$K$4]" office:value-type="float" office:value="-1.99075818" calcext:value-type="float">
            <text:p>-1.99075818</text:p>
          </table:table-cell>
          <table:table-cell table:number-columns-repeated="1019"/>
        </table:table-row>
        <table:table-row table:style-name="ro1">
          <table:table-cell table:style-name="ce2" office:value-type="float" office:value="-0.199068666" calcext:value-type="float">
            <text:p>-1.99E-001</text:p>
          </table:table-cell>
          <table:table-cell table:style-name="ce5" office:value-type="float" office:value="-0.448396951" calcext:value-type="float">
            <text:p>-4.48E-001</text:p>
          </table:table-cell>
          <table:table-cell table:formula="of:=[.A191]/[.$K$4]" office:value-type="float" office:value="-1.99068666" calcext:value-type="float">
            <text:p>-1.99068666</text:p>
          </table:table-cell>
          <table:table-cell table:number-columns-repeated="1019"/>
        </table:table-row>
        <table:table-row table:style-name="ro1">
          <table:table-cell table:style-name="ce2" office:value-type="float" office:value="-0.198988467" calcext:value-type="float">
            <text:p>-1.99E-001</text:p>
          </table:table-cell>
          <table:table-cell table:style-name="ce5" office:value-type="float" office:value="-0.448390633" calcext:value-type="float">
            <text:p>-4.48E-001</text:p>
          </table:table-cell>
          <table:table-cell table:formula="of:=[.A192]/[.$K$4]" office:value-type="float" office:value="-1.98988467" calcext:value-type="float">
            <text:p>-1.98988467</text:p>
          </table:table-cell>
          <table:table-cell table:number-columns-repeated="1019"/>
        </table:table-row>
        <table:table-row table:style-name="ro1">
          <table:table-cell table:style-name="ce2" office:value-type="float" office:value="-0.198878452" calcext:value-type="float">
            <text:p>-1.99E-001</text:p>
          </table:table-cell>
          <table:table-cell table:style-name="ce5" office:value-type="float" office:value="-0.448367864" calcext:value-type="float">
            <text:p>-4.48E-001</text:p>
          </table:table-cell>
          <table:table-cell table:formula="of:=[.A193]/[.$K$4]" office:value-type="float" office:value="-1.98878452" calcext:value-type="float">
            <text:p>-1.98878452</text:p>
          </table:table-cell>
          <table:table-cell table:number-columns-repeated="1019"/>
        </table:table-row>
        <table:table-row table:style-name="ro1">
          <table:table-cell table:style-name="ce2" office:value-type="float" office:value="-0.19867155" calcext:value-type="float">
            <text:p>-1.99E-001</text:p>
          </table:table-cell>
          <table:table-cell table:style-name="ce5" office:value-type="float" office:value="-0.448335946" calcext:value-type="float">
            <text:p>-4.48E-001</text:p>
          </table:table-cell>
          <table:table-cell table:formula="of:=[.A194]/[.$K$4]" office:value-type="float" office:value="-1.9867155" calcext:value-type="float">
            <text:p>-1.9867155</text:p>
          </table:table-cell>
          <table:table-cell table:number-columns-repeated="1019"/>
        </table:table-row>
        <table:table-row table:style-name="ro1">
          <table:table-cell table:style-name="ce2" office:value-type="float" office:value="-0.198461831" calcext:value-type="float">
            <text:p>-1.98E-001</text:p>
          </table:table-cell>
          <table:table-cell table:style-name="ce5" office:value-type="float" office:value="-0.448325485" calcext:value-type="float">
            <text:p>-4.48E-001</text:p>
          </table:table-cell>
          <table:table-cell table:formula="of:=[.A195]/[.$K$4]" office:value-type="float" office:value="-1.98461831" calcext:value-type="float">
            <text:p>-1.98461831</text:p>
          </table:table-cell>
          <table:table-cell table:number-columns-repeated="1019"/>
        </table:table-row>
        <table:table-row table:style-name="ro1">
          <table:table-cell table:style-name="ce2" office:value-type="float" office:value="-0.198194072" calcext:value-type="float">
            <text:p>-1.98E-001</text:p>
          </table:table-cell>
          <table:table-cell table:style-name="ce5" office:value-type="float" office:value="-0.448300779" calcext:value-type="float">
            <text:p>-4.48E-001</text:p>
          </table:table-cell>
          <table:table-cell table:formula="of:=[.A196]/[.$K$4]" office:value-type="float" office:value="-1.98194072" calcext:value-type="float">
            <text:p>-1.98194072</text:p>
          </table:table-cell>
          <table:table-cell table:number-columns-repeated="1019"/>
        </table:table-row>
        <table:table-row table:style-name="ro1">
          <table:table-cell table:style-name="ce2" office:value-type="float" office:value="-0.198099837" calcext:value-type="float">
            <text:p>-1.98E-001</text:p>
          </table:table-cell>
          <table:table-cell table:style-name="ce5" office:value-type="float" office:value="-0.448293" calcext:value-type="float">
            <text:p>-4.48E-001</text:p>
          </table:table-cell>
          <table:table-cell table:formula="of:=[.A197]/[.$K$4]" office:value-type="float" office:value="-1.98099837" calcext:value-type="float">
            <text:p>-1.98099837</text:p>
          </table:table-cell>
          <table:table-cell table:number-columns-repeated="1019"/>
        </table:table-row>
        <table:table-row table:style-name="ro1">
          <table:table-cell table:style-name="ce2" office:value-type="float" office:value="-0.198039711" calcext:value-type="float">
            <text:p>-1.98E-001</text:p>
          </table:table-cell>
          <table:table-cell table:style-name="ce5" office:value-type="float" office:value="-0.448289216" calcext:value-type="float">
            <text:p>-4.48E-001</text:p>
          </table:table-cell>
          <table:table-cell table:formula="of:=[.A198]/[.$K$4]" office:value-type="float" office:value="-1.98039711" calcext:value-type="float">
            <text:p>-1.98039711</text:p>
          </table:table-cell>
          <table:table-cell table:number-columns-repeated="1019"/>
        </table:table-row>
        <table:table-row table:style-name="ro1">
          <table:table-cell table:style-name="ce2" office:value-type="float" office:value="-0.197800636" calcext:value-type="float">
            <text:p>-1.98E-001</text:p>
          </table:table-cell>
          <table:table-cell table:style-name="ce5" office:value-type="float" office:value="-0.448261768" calcext:value-type="float">
            <text:p>-4.48E-001</text:p>
          </table:table-cell>
          <table:table-cell table:formula="of:=[.A199]/[.$K$4]" office:value-type="float" office:value="-1.97800636" calcext:value-type="float">
            <text:p>-1.97800636</text:p>
          </table:table-cell>
          <table:table-cell table:number-columns-repeated="1019"/>
        </table:table-row>
        <table:table-row table:style-name="ro1">
          <table:table-cell table:style-name="ce2" office:value-type="float" office:value="-0.197589263" calcext:value-type="float">
            <text:p>-1.98E-001</text:p>
          </table:table-cell>
          <table:table-cell table:style-name="ce5" office:value-type="float" office:value="-0.44824174" calcext:value-type="float">
            <text:p>-4.48E-001</text:p>
          </table:table-cell>
          <table:table-cell table:formula="of:=[.A200]/[.$K$4]" office:value-type="float" office:value="-1.97589263" calcext:value-type="float">
            <text:p>-1.97589263</text:p>
          </table:table-cell>
          <table:table-cell table:number-columns-repeated="1019"/>
        </table:table-row>
        <table:table-row table:style-name="ro1">
          <table:table-cell table:style-name="ce2" office:value-type="float" office:value="-0.197402999" calcext:value-type="float">
            <text:p>-1.97E-001</text:p>
          </table:table-cell>
          <table:table-cell table:style-name="ce5" office:value-type="float" office:value="-0.4482117" calcext:value-type="float">
            <text:p>-4.48E-001</text:p>
          </table:table-cell>
          <table:table-cell table:formula="of:=[.A201]/[.$K$4]" office:value-type="float" office:value="-1.97402999" calcext:value-type="float">
            <text:p>-1.974029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97147474" calcext:value-type="float">
            <text:p>-1.97E-001</text:p>
          </table:table-cell>
          <table:table-cell table:style-name="ce5" office:value-type="float" office:value="-0.448202163" calcext:value-type="float">
            <text:p>-4.48E-001</text:p>
          </table:table-cell>
          <table:table-cell table:formula="of:=[.A202]/[.$K$4]" office:value-type="float" office:value="-1.97147474" calcext:value-type="float">
            <text:p>-1.97147474</text:p>
          </table:table-cell>
          <table:table-cell table:number-columns-repeated="1019"/>
        </table:table-row>
        <table:table-row table:style-name="ro1">
          <table:table-cell table:style-name="ce2" office:value-type="float" office:value="-0.197095841" calcext:value-type="float">
            <text:p>-1.97E-001</text:p>
          </table:table-cell>
          <table:table-cell table:style-name="ce5" office:value-type="float" office:value="-0.448188961" calcext:value-type="float">
            <text:p>-4.48E-001</text:p>
          </table:table-cell>
          <table:table-cell table:formula="of:=[.A203]/[.$K$4]" office:value-type="float" office:value="-1.97095841" calcext:value-type="float">
            <text:p>-1.97095841</text:p>
          </table:table-cell>
          <table:table-cell table:number-columns-repeated="1019"/>
        </table:table-row>
        <table:table-row table:style-name="ro1">
          <table:table-cell table:style-name="ce2" office:value-type="float" office:value="-0.197070166" calcext:value-type="float">
            <text:p>-1.97E-001</text:p>
          </table:table-cell>
          <table:table-cell table:style-name="ce5" office:value-type="float" office:value="-0.448182315" calcext:value-type="float">
            <text:p>-4.48E-001</text:p>
          </table:table-cell>
          <table:table-cell table:formula="of:=[.A204]/[.$K$4]" office:value-type="float" office:value="-1.97070166" calcext:value-type="float">
            <text:p>-1.97070166</text:p>
          </table:table-cell>
          <table:table-cell table:number-columns-repeated="1019"/>
        </table:table-row>
        <table:table-row table:style-name="ro1">
          <table:table-cell table:style-name="ce2" office:value-type="float" office:value="-0.196914434" calcext:value-type="float">
            <text:p>-1.97E-001</text:p>
          </table:table-cell>
          <table:table-cell table:style-name="ce5" office:value-type="float" office:value="-0.448165029" calcext:value-type="float">
            <text:p>-4.48E-001</text:p>
          </table:table-cell>
          <table:table-cell table:formula="of:=[.A205]/[.$K$4]" office:value-type="float" office:value="-1.96914434" calcext:value-type="float">
            <text:p>-1.96914434</text:p>
          </table:table-cell>
          <table:table-cell table:number-columns-repeated="1019"/>
        </table:table-row>
        <table:table-row table:style-name="ro1">
          <table:table-cell table:style-name="ce2" office:value-type="float" office:value="-0.196729377" calcext:value-type="float">
            <text:p>-1.97E-001</text:p>
          </table:table-cell>
          <table:table-cell table:style-name="ce5" office:value-type="float" office:value="-0.448136002" calcext:value-type="float">
            <text:p>-4.48E-001</text:p>
          </table:table-cell>
          <table:table-cell table:formula="of:=[.A206]/[.$K$4]" office:value-type="float" office:value="-1.96729377" calcext:value-type="float">
            <text:p>-1.96729377</text:p>
          </table:table-cell>
          <table:table-cell table:number-columns-repeated="1019"/>
        </table:table-row>
        <table:table-row table:style-name="ro1">
          <table:table-cell table:style-name="ce2" office:value-type="float" office:value="-0.196468636" calcext:value-type="float">
            <text:p>-1.96E-001</text:p>
          </table:table-cell>
          <table:table-cell table:style-name="ce5" office:value-type="float" office:value="-0.448115557" calcext:value-type="float">
            <text:p>-4.48E-001</text:p>
          </table:table-cell>
          <table:table-cell table:formula="of:=[.A207]/[.$K$4]" office:value-type="float" office:value="-1.96468636" calcext:value-type="float">
            <text:p>-1.96468636</text:p>
          </table:table-cell>
          <table:table-cell table:number-columns-repeated="1019"/>
        </table:table-row>
        <table:table-row table:style-name="ro1">
          <table:table-cell table:style-name="ce2" office:value-type="float" office:value="-0.19623515" calcext:value-type="float">
            <text:p>-1.96E-001</text:p>
          </table:table-cell>
          <table:table-cell table:style-name="ce5" office:value-type="float" office:value="-0.448078781" calcext:value-type="float">
            <text:p>-4.48E-001</text:p>
          </table:table-cell>
          <table:table-cell table:formula="of:=[.A208]/[.$K$4]" office:value-type="float" office:value="-1.9623515" calcext:value-type="float">
            <text:p>-1.9623515</text:p>
          </table:table-cell>
          <table:table-cell table:number-columns-repeated="1019"/>
        </table:table-row>
        <table:table-row table:style-name="ro1">
          <table:table-cell table:style-name="ce2" office:value-type="float" office:value="-0.195987761" calcext:value-type="float">
            <text:p>-1.96E-001</text:p>
          </table:table-cell>
          <table:table-cell table:style-name="ce5" office:value-type="float" office:value="-0.44805637" calcext:value-type="float">
            <text:p>-4.48E-001</text:p>
          </table:table-cell>
          <table:table-cell table:formula="of:=[.A209]/[.$K$4]" office:value-type="float" office:value="-1.95987761" calcext:value-type="float">
            <text:p>-1.95987761</text:p>
          </table:table-cell>
          <table:table-cell table:number-columns-repeated="1019"/>
        </table:table-row>
        <table:table-row table:style-name="ro1">
          <table:table-cell table:style-name="ce2" office:value-type="float" office:value="-0.195710763" calcext:value-type="float">
            <text:p>-1.96E-001</text:p>
          </table:table-cell>
          <table:table-cell table:style-name="ce5" office:value-type="float" office:value="-0.448035806" calcext:value-type="float">
            <text:p>-4.48E-001</text:p>
          </table:table-cell>
          <table:table-cell table:formula="of:=[.A210]/[.$K$4]" office:value-type="float" office:value="-1.95710763" calcext:value-type="float">
            <text:p>-1.95710763</text:p>
          </table:table-cell>
          <table:table-cell table:number-columns-repeated="1019"/>
        </table:table-row>
        <table:table-row table:style-name="ro1">
          <table:table-cell table:style-name="ce2" office:value-type="float" office:value="-0.195493057" calcext:value-type="float">
            <text:p>-1.95E-001</text:p>
          </table:table-cell>
          <table:table-cell table:style-name="ce5" office:value-type="float" office:value="-0.448001564" calcext:value-type="float">
            <text:p>-4.48E-001</text:p>
          </table:table-cell>
          <table:table-cell table:formula="of:=[.A211]/[.$K$4]" office:value-type="float" office:value="-1.95493057" calcext:value-type="float">
            <text:p>-1.95493057</text:p>
          </table:table-cell>
          <table:table-cell table:number-columns-repeated="1019"/>
        </table:table-row>
        <table:table-row table:style-name="ro1">
          <table:table-cell table:style-name="ce2" office:value-type="float" office:value="-0.195276901" calcext:value-type="float">
            <text:p>-1.95E-001</text:p>
          </table:table-cell>
          <table:table-cell table:style-name="ce5" office:value-type="float" office:value="-0.447984636" calcext:value-type="float">
            <text:p>-4.48E-001</text:p>
          </table:table-cell>
          <table:table-cell table:formula="of:=[.A212]/[.$K$4]" office:value-type="float" office:value="-1.95276901" calcext:value-type="float">
            <text:p>-1.95276901</text:p>
          </table:table-cell>
          <table:table-cell table:number-columns-repeated="1019"/>
        </table:table-row>
        <table:table-row table:style-name="ro1">
          <table:table-cell table:style-name="ce2" office:value-type="float" office:value="-0.195025235" calcext:value-type="float">
            <text:p>-1.95E-001</text:p>
          </table:table-cell>
          <table:table-cell table:style-name="ce5" office:value-type="float" office:value="-0.447968006" calcext:value-type="float">
            <text:p>-4.48E-001</text:p>
          </table:table-cell>
          <table:table-cell table:formula="of:=[.A213]/[.$K$4]" office:value-type="float" office:value="-1.95025235" calcext:value-type="float">
            <text:p>-1.95025235</text:p>
          </table:table-cell>
          <table:table-cell table:number-columns-repeated="1019"/>
        </table:table-row>
        <table:table-row table:style-name="ro1">
          <table:table-cell table:style-name="ce2" office:value-type="float" office:value="-0.194823027" calcext:value-type="float">
            <text:p>-1.95E-001</text:p>
          </table:table-cell>
          <table:table-cell table:style-name="ce5" office:value-type="float" office:value="-0.447943836" calcext:value-type="float">
            <text:p>-4.48E-001</text:p>
          </table:table-cell>
          <table:table-cell table:formula="of:=[.A214]/[.$K$4]" office:value-type="float" office:value="-1.94823027" calcext:value-type="float">
            <text:p>-1.94823027</text:p>
          </table:table-cell>
          <table:table-cell table:number-columns-repeated="1019"/>
        </table:table-row>
        <table:table-row table:style-name="ro1">
          <table:table-cell table:style-name="ce2" office:value-type="float" office:value="-0.1947442" calcext:value-type="float">
            <text:p>-1.95E-001</text:p>
          </table:table-cell>
          <table:table-cell table:style-name="ce5" office:value-type="float" office:value="-0.447920531" calcext:value-type="float">
            <text:p>-4.48E-001</text:p>
          </table:table-cell>
          <table:table-cell table:formula="of:=[.A215]/[.$K$4]" office:value-type="float" office:value="-1.947442" calcext:value-type="float">
            <text:p>-1.947442</text:p>
          </table:table-cell>
          <table:table-cell table:number-columns-repeated="1019"/>
        </table:table-row>
        <table:table-row table:style-name="ro1">
          <table:table-cell table:style-name="ce2" office:value-type="float" office:value="-0.194378525" calcext:value-type="float">
            <text:p>-1.94E-001</text:p>
          </table:table-cell>
          <table:table-cell table:style-name="ce5" office:value-type="float" office:value="-0.447888911" calcext:value-type="float">
            <text:p>-4.48E-001</text:p>
          </table:table-cell>
          <table:table-cell table:formula="of:=[.A216]/[.$K$4]" office:value-type="float" office:value="-1.94378525" calcext:value-type="float">
            <text:p>-1.94378525</text:p>
          </table:table-cell>
          <table:table-cell table:number-columns-repeated="1019"/>
        </table:table-row>
        <table:table-row table:style-name="ro1">
          <table:table-cell table:style-name="ce2" office:value-type="float" office:value="-0.194044754" calcext:value-type="float">
            <text:p>-1.94E-001</text:p>
          </table:table-cell>
          <table:table-cell table:style-name="ce5" office:value-type="float" office:value="-0.447846383" calcext:value-type="float">
            <text:p>-4.48E-001</text:p>
          </table:table-cell>
          <table:table-cell table:formula="of:=[.A217]/[.$K$4]" office:value-type="float" office:value="-1.94044754" calcext:value-type="float">
            <text:p>-1.940447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93908259" calcext:value-type="float">
            <text:p>-1.94E-001</text:p>
          </table:table-cell>
          <table:table-cell table:style-name="ce5" office:value-type="float" office:value="-0.447818011" calcext:value-type="float">
            <text:p>-4.48E-001</text:p>
          </table:table-cell>
          <table:table-cell table:formula="of:=[.A218]/[.$K$4]" office:value-type="float" office:value="-1.93908259" calcext:value-type="float">
            <text:p>-1.93908259</text:p>
          </table:table-cell>
          <table:table-cell table:number-columns-repeated="1019"/>
        </table:table-row>
        <table:table-row table:style-name="ro1">
          <table:table-cell table:style-name="ce2" office:value-type="float" office:value="-0.193514794" calcext:value-type="float">
            <text:p>-1.94E-001</text:p>
          </table:table-cell>
          <table:table-cell table:style-name="ce5" office:value-type="float" office:value="-0.447786868" calcext:value-type="float">
            <text:p>-4.48E-001</text:p>
          </table:table-cell>
          <table:table-cell table:formula="of:=[.A219]/[.$K$4]" office:value-type="float" office:value="-1.93514794" calcext:value-type="float">
            <text:p>-1.93514794</text:p>
          </table:table-cell>
          <table:table-cell table:number-columns-repeated="1019"/>
        </table:table-row>
        <table:table-row table:style-name="ro1">
          <table:table-cell table:style-name="ce2" office:value-type="float" office:value="-0.193307921" calcext:value-type="float">
            <text:p>-1.93E-001</text:p>
          </table:table-cell>
          <table:table-cell table:style-name="ce5" office:value-type="float" office:value="-0.447751641" calcext:value-type="float">
            <text:p>-4.48E-001</text:p>
          </table:table-cell>
          <table:table-cell table:formula="of:=[.A220]/[.$K$4]" office:value-type="float" office:value="-1.93307921" calcext:value-type="float">
            <text:p>-1.93307921</text:p>
          </table:table-cell>
          <table:table-cell table:number-columns-repeated="1019"/>
        </table:table-row>
        <table:table-row table:style-name="ro1">
          <table:table-cell table:style-name="ce2" office:value-type="float" office:value="-0.193042755" calcext:value-type="float">
            <text:p>-1.93E-001</text:p>
          </table:table-cell>
          <table:table-cell table:style-name="ce5" office:value-type="float" office:value="-0.447731704" calcext:value-type="float">
            <text:p>-4.48E-001</text:p>
          </table:table-cell>
          <table:table-cell table:formula="of:=[.A221]/[.$K$4]" office:value-type="float" office:value="-1.93042755" calcext:value-type="float">
            <text:p>-1.93042755</text:p>
          </table:table-cell>
          <table:table-cell table:number-columns-repeated="1019"/>
        </table:table-row>
        <table:table-row table:style-name="ro1">
          <table:table-cell table:style-name="ce2" office:value-type="float" office:value="-0.192952752" calcext:value-type="float">
            <text:p>-1.93E-001</text:p>
          </table:table-cell>
          <table:table-cell table:style-name="ce5" office:value-type="float" office:value="-0.447707295" calcext:value-type="float">
            <text:p>-4.48E-001</text:p>
          </table:table-cell>
          <table:table-cell table:formula="of:=[.A222]/[.$K$4]" office:value-type="float" office:value="-1.92952752" calcext:value-type="float">
            <text:p>-1.92952752</text:p>
          </table:table-cell>
          <table:table-cell table:number-columns-repeated="1019"/>
        </table:table-row>
        <table:table-row table:style-name="ro1">
          <table:table-cell table:style-name="ce2" office:value-type="float" office:value="-0.192673057" calcext:value-type="float">
            <text:p>-1.93E-001</text:p>
          </table:table-cell>
          <table:table-cell table:style-name="ce5" office:value-type="float" office:value="-0.447682768" calcext:value-type="float">
            <text:p>-4.48E-001</text:p>
          </table:table-cell>
          <table:table-cell table:formula="of:=[.A223]/[.$K$4]" office:value-type="float" office:value="-1.92673057" calcext:value-type="float">
            <text:p>-1.92673057</text:p>
          </table:table-cell>
          <table:table-cell table:number-columns-repeated="1019"/>
        </table:table-row>
        <table:table-row table:style-name="ro1">
          <table:table-cell table:style-name="ce2" office:value-type="float" office:value="-0.192488521" calcext:value-type="float">
            <text:p>-1.92E-001</text:p>
          </table:table-cell>
          <table:table-cell table:style-name="ce5" office:value-type="float" office:value="-0.447662503" calcext:value-type="float">
            <text:p>-4.48E-001</text:p>
          </table:table-cell>
          <table:table-cell table:formula="of:=[.A224]/[.$K$4]" office:value-type="float" office:value="-1.92488521" calcext:value-type="float">
            <text:p>-1.92488521</text:p>
          </table:table-cell>
          <table:table-cell table:number-columns-repeated="1019"/>
        </table:table-row>
        <table:table-row table:style-name="ro1">
          <table:table-cell table:style-name="ce2" office:value-type="float" office:value="-0.192242354" calcext:value-type="float">
            <text:p>-1.92E-001</text:p>
          </table:table-cell>
          <table:table-cell table:style-name="ce5" office:value-type="float" office:value="-0.447614402" calcext:value-type="float">
            <text:p>-4.48E-001</text:p>
          </table:table-cell>
          <table:table-cell table:formula="of:=[.A225]/[.$K$4]" office:value-type="float" office:value="-1.92242354" calcext:value-type="float">
            <text:p>-1.922423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9196178" calcext:value-type="float">
            <text:p>-1.92E-001</text:p>
          </table:table-cell>
          <table:table-cell table:style-name="ce5" office:value-type="float" office:value="-0.44758749" calcext:value-type="float">
            <text:p>-4.48E-001</text:p>
          </table:table-cell>
          <table:table-cell table:formula="of:=[.A226]/[.$K$4]" office:value-type="float" office:value="-1.9196178" calcext:value-type="float">
            <text:p>-1.9196178</text:p>
          </table:table-cell>
          <table:table-cell table:number-columns-repeated="1019"/>
        </table:table-row>
        <table:table-row table:style-name="ro1">
          <table:table-cell table:style-name="ce2" office:value-type="float" office:value="-0.191646203" calcext:value-type="float">
            <text:p>-1.92E-001</text:p>
          </table:table-cell>
          <table:table-cell table:style-name="ce5" office:value-type="float" office:value="-0.447552919" calcext:value-type="float">
            <text:p>-4.48E-001</text:p>
          </table:table-cell>
          <table:table-cell table:formula="of:=[.A227]/[.$K$4]" office:value-type="float" office:value="-1.91646203" calcext:value-type="float">
            <text:p>-1.91646203</text:p>
          </table:table-cell>
          <table:table-cell table:number-columns-repeated="1019"/>
        </table:table-row>
        <table:table-row table:style-name="ro1">
          <table:table-cell table:style-name="ce2" office:value-type="float" office:value="-0.191282719" calcext:value-type="float">
            <text:p>-1.91E-001</text:p>
          </table:table-cell>
          <table:table-cell table:style-name="ce5" office:value-type="float" office:value="-0.447498351" calcext:value-type="float">
            <text:p>-4.47E-001</text:p>
          </table:table-cell>
          <table:table-cell table:formula="of:=[.A228]/[.$K$4]" office:value-type="float" office:value="-1.91282719" calcext:value-type="float">
            <text:p>-1.91282719</text:p>
          </table:table-cell>
          <table:table-cell table:number-columns-repeated="1019"/>
        </table:table-row>
        <table:table-row table:style-name="ro1">
          <table:table-cell table:style-name="ce2" office:value-type="float" office:value="-0.19102338" calcext:value-type="float">
            <text:p>-1.91E-001</text:p>
          </table:table-cell>
          <table:table-cell table:style-name="ce5" office:value-type="float" office:value="-0.447468281" calcext:value-type="float">
            <text:p>-4.47E-001</text:p>
          </table:table-cell>
          <table:table-cell table:formula="of:=[.A229]/[.$K$4]" office:value-type="float" office:value="-1.9102338" calcext:value-type="float">
            <text:p>-1.9102338</text:p>
          </table:table-cell>
          <table:table-cell table:number-columns-repeated="1019"/>
        </table:table-row>
        <table:table-row table:style-name="ro1">
          <table:table-cell table:style-name="ce2" office:value-type="float" office:value="-0.190688834" calcext:value-type="float">
            <text:p>-1.91E-001</text:p>
          </table:table-cell>
          <table:table-cell table:style-name="ce5" office:value-type="float" office:value="-0.447444797" calcext:value-type="float">
            <text:p>-4.47E-001</text:p>
          </table:table-cell>
          <table:table-cell table:formula="of:=[.A230]/[.$K$4]" office:value-type="float" office:value="-1.90688834" calcext:value-type="float">
            <text:p>-1.90688834</text:p>
          </table:table-cell>
          <table:table-cell table:number-columns-repeated="1019"/>
        </table:table-row>
        <table:table-row table:style-name="ro1">
          <table:table-cell table:style-name="ce2" office:value-type="float" office:value="-0.190325513" calcext:value-type="float">
            <text:p>-1.90E-001</text:p>
          </table:table-cell>
          <table:table-cell table:style-name="ce5" office:value-type="float" office:value="-0.44739905" calcext:value-type="float">
            <text:p>-4.47E-001</text:p>
          </table:table-cell>
          <table:table-cell table:formula="of:=[.A231]/[.$K$4]" office:value-type="float" office:value="-1.90325513" calcext:value-type="float">
            <text:p>-1.90325513</text:p>
          </table:table-cell>
          <table:table-cell table:number-columns-repeated="1019"/>
        </table:table-row>
        <table:table-row table:style-name="ro1">
          <table:table-cell table:style-name="ce2" office:value-type="float" office:value="-0.190243676" calcext:value-type="float">
            <text:p>-1.90E-001</text:p>
          </table:table-cell>
          <table:table-cell table:style-name="ce5" office:value-type="float" office:value="-0.447374165" calcext:value-type="float">
            <text:p>-4.47E-001</text:p>
          </table:table-cell>
          <table:table-cell table:formula="of:=[.A232]/[.$K$4]" office:value-type="float" office:value="-1.90243676" calcext:value-type="float">
            <text:p>-1.90243676</text:p>
          </table:table-cell>
          <table:table-cell table:number-columns-repeated="1019"/>
        </table:table-row>
        <table:table-row table:style-name="ro1">
          <table:table-cell table:style-name="ce2" office:value-type="float" office:value="-0.189983666" calcext:value-type="float">
            <text:p>-1.90E-001</text:p>
          </table:table-cell>
          <table:table-cell table:style-name="ce5" office:value-type="float" office:value="-0.447352171" calcext:value-type="float">
            <text:p>-4.47E-001</text:p>
          </table:table-cell>
          <table:table-cell table:formula="of:=[.A233]/[.$K$4]" office:value-type="float" office:value="-1.89983666" calcext:value-type="float">
            <text:p>-1.89983666</text:p>
          </table:table-cell>
          <table:table-cell table:number-columns-repeated="1019"/>
        </table:table-row>
        <table:table-row table:style-name="ro1">
          <table:table-cell table:style-name="ce2" office:value-type="float" office:value="-0.189826861" calcext:value-type="float">
            <text:p>-1.90E-001</text:p>
          </table:table-cell>
          <table:table-cell table:style-name="ce5" office:value-type="float" office:value="-0.447310567" calcext:value-type="float">
            <text:p>-4.47E-001</text:p>
          </table:table-cell>
          <table:table-cell table:formula="of:=[.A234]/[.$K$4]" office:value-type="float" office:value="-1.89826861" calcext:value-type="float">
            <text:p>-1.89826861</text:p>
          </table:table-cell>
          <table:table-cell table:number-columns-repeated="1019"/>
        </table:table-row>
        <table:table-row table:style-name="ro1">
          <table:table-cell table:style-name="ce2" office:value-type="float" office:value="-0.189596802" calcext:value-type="float">
            <text:p>-1.90E-001</text:p>
          </table:table-cell>
          <table:table-cell table:style-name="ce5" office:value-type="float" office:value="-0.447289079" calcext:value-type="float">
            <text:p>-4.47E-001</text:p>
          </table:table-cell>
          <table:table-cell table:formula="of:=[.A235]/[.$K$4]" office:value-type="float" office:value="-1.89596802" calcext:value-type="float">
            <text:p>-1.89596802</text:p>
          </table:table-cell>
          <table:table-cell table:number-columns-repeated="1019"/>
        </table:table-row>
        <table:table-row table:style-name="ro1">
          <table:table-cell table:style-name="ce2" office:value-type="float" office:value="-0.189374864" calcext:value-type="float">
            <text:p>-1.89E-001</text:p>
          </table:table-cell>
          <table:table-cell table:style-name="ce5" office:value-type="float" office:value="-0.447273761" calcext:value-type="float">
            <text:p>-4.47E-001</text:p>
          </table:table-cell>
          <table:table-cell table:formula="of:=[.A236]/[.$K$4]" office:value-type="float" office:value="-1.89374864" calcext:value-type="float">
            <text:p>-1.89374864</text:p>
          </table:table-cell>
          <table:table-cell table:number-columns-repeated="1019"/>
        </table:table-row>
        <table:table-row table:style-name="ro1">
          <table:table-cell table:style-name="ce2" office:value-type="float" office:value="-0.189194486" calcext:value-type="float">
            <text:p>-1.89E-001</text:p>
          </table:table-cell>
          <table:table-cell table:style-name="ce5" office:value-type="float" office:value="-0.447235912" calcext:value-type="float">
            <text:p>-4.47E-001</text:p>
          </table:table-cell>
          <table:table-cell table:formula="of:=[.A237]/[.$K$4]" office:value-type="float" office:value="-1.89194486" calcext:value-type="float">
            <text:p>-1.89194486</text:p>
          </table:table-cell>
          <table:table-cell table:number-columns-repeated="1019"/>
        </table:table-row>
        <table:table-row table:style-name="ro1">
          <table:table-cell table:style-name="ce2" office:value-type="float" office:value="-0.188993111" calcext:value-type="float">
            <text:p>-1.89E-001</text:p>
          </table:table-cell>
          <table:table-cell table:style-name="ce5" office:value-type="float" office:value="-0.447215766" calcext:value-type="float">
            <text:p>-4.47E-001</text:p>
          </table:table-cell>
          <table:table-cell table:formula="of:=[.A238]/[.$K$4]" office:value-type="float" office:value="-1.88993111" calcext:value-type="float">
            <text:p>-1.88993111</text:p>
          </table:table-cell>
          <table:table-cell table:number-columns-repeated="1019"/>
        </table:table-row>
        <table:table-row table:style-name="ro1">
          <table:table-cell table:style-name="ce2" office:value-type="float" office:value="-0.188868687" calcext:value-type="float">
            <text:p>-1.89E-001</text:p>
          </table:table-cell>
          <table:table-cell table:style-name="ce5" office:value-type="float" office:value="-0.447203726" calcext:value-type="float">
            <text:p>-4.47E-001</text:p>
          </table:table-cell>
          <table:table-cell table:formula="of:=[.A239]/[.$K$4]" office:value-type="float" office:value="-1.88868687" calcext:value-type="float">
            <text:p>-1.88868687</text:p>
          </table:table-cell>
          <table:table-cell table:number-columns-repeated="1019"/>
        </table:table-row>
        <table:table-row table:style-name="ro1">
          <table:table-cell table:style-name="ce2" office:value-type="float" office:value="-0.188629583" calcext:value-type="float">
            <text:p>-1.89E-001</text:p>
          </table:table-cell>
          <table:table-cell table:style-name="ce5" office:value-type="float" office:value="-0.447165459" calcext:value-type="float">
            <text:p>-4.47E-001</text:p>
          </table:table-cell>
          <table:table-cell table:formula="of:=[.A240]/[.$K$4]" office:value-type="float" office:value="-1.88629583" calcext:value-type="float">
            <text:p>-1.8862958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8451752" calcext:value-type="float">
            <text:p>-1.88E-001</text:p>
          </table:table-cell>
          <table:table-cell table:style-name="ce5" office:value-type="float" office:value="-0.447124511" calcext:value-type="float">
            <text:p>-4.47E-001</text:p>
          </table:table-cell>
          <table:table-cell table:formula="of:=[.A241]/[.$K$4]" office:value-type="float" office:value="-1.88451752" calcext:value-type="float">
            <text:p>-1.88451752</text:p>
          </table:table-cell>
          <table:table-cell table:number-columns-repeated="1019"/>
        </table:table-row>
        <table:table-row table:style-name="ro1">
          <table:table-cell table:style-name="ce2" office:value-type="float" office:value="-0.188240111" calcext:value-type="float">
            <text:p>-1.88E-001</text:p>
          </table:table-cell>
          <table:table-cell table:style-name="ce5" office:value-type="float" office:value="-0.44708696" calcext:value-type="float">
            <text:p>-4.47E-001</text:p>
          </table:table-cell>
          <table:table-cell table:formula="of:=[.A242]/[.$K$4]" office:value-type="float" office:value="-1.88240111" calcext:value-type="float">
            <text:p>-1.88240111</text:p>
          </table:table-cell>
          <table:table-cell table:number-columns-repeated="1019"/>
        </table:table-row>
        <table:table-row table:style-name="ro1">
          <table:table-cell table:style-name="ce2" office:value-type="float" office:value="-0.18781431" calcext:value-type="float">
            <text:p>-1.88E-001</text:p>
          </table:table-cell>
          <table:table-cell table:style-name="ce5" office:value-type="float" office:value="-0.447051018" calcext:value-type="float">
            <text:p>-4.47E-001</text:p>
          </table:table-cell>
          <table:table-cell table:formula="of:=[.A243]/[.$K$4]" office:value-type="float" office:value="-1.8781431" calcext:value-type="float">
            <text:p>-1.8781431</text:p>
          </table:table-cell>
          <table:table-cell table:number-columns-repeated="1019"/>
        </table:table-row>
        <table:table-row table:style-name="ro1">
          <table:table-cell table:style-name="ce2" office:value-type="float" office:value="-0.187581524" calcext:value-type="float">
            <text:p>-1.88E-001</text:p>
          </table:table-cell>
          <table:table-cell table:style-name="ce5" office:value-type="float" office:value="-0.446991831" calcext:value-type="float">
            <text:p>-4.47E-001</text:p>
          </table:table-cell>
          <table:table-cell table:formula="of:=[.A244]/[.$K$4]" office:value-type="float" office:value="-1.87581524" calcext:value-type="float">
            <text:p>-1.87581524</text:p>
          </table:table-cell>
          <table:table-cell table:number-columns-repeated="1019"/>
        </table:table-row>
        <table:table-row table:style-name="ro1">
          <table:table-cell table:style-name="ce2" office:value-type="float" office:value="-0.187318593" calcext:value-type="float">
            <text:p>-1.87E-001</text:p>
          </table:table-cell>
          <table:table-cell table:style-name="ce5" office:value-type="float" office:value="-0.446960747" calcext:value-type="float">
            <text:p>-4.47E-001</text:p>
          </table:table-cell>
          <table:table-cell table:formula="of:=[.A245]/[.$K$4]" office:value-type="float" office:value="-1.87318593" calcext:value-type="float">
            <text:p>-1.8731859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7097564" calcext:value-type="float">
            <text:p>-1.87E-001</text:p>
          </table:table-cell>
          <table:table-cell table:style-name="ce5" office:value-type="float" office:value="-0.446929038" calcext:value-type="float">
            <text:p>-4.47E-001</text:p>
          </table:table-cell>
          <table:table-cell table:formula="of:=[.A246]/[.$K$4]" office:value-type="float" office:value="-1.87097564" calcext:value-type="float">
            <text:p>-1.87097564</text:p>
          </table:table-cell>
          <table:table-cell table:number-columns-repeated="1019"/>
        </table:table-row>
        <table:table-row table:style-name="ro1">
          <table:table-cell table:style-name="ce2" office:value-type="float" office:value="-0.186832845" calcext:value-type="float">
            <text:p>-1.87E-001</text:p>
          </table:table-cell>
          <table:table-cell table:style-name="ce5" office:value-type="float" office:value="-0.446886837" calcext:value-type="float">
            <text:p>-4.47E-001</text:p>
          </table:table-cell>
          <table:table-cell table:formula="of:=[.A247]/[.$K$4]" office:value-type="float" office:value="-1.86832845" calcext:value-type="float">
            <text:p>-1.86832845</text:p>
          </table:table-cell>
          <table:table-cell table:number-columns-repeated="1019"/>
        </table:table-row>
        <table:table-row table:style-name="ro1">
          <table:table-cell table:style-name="ce2" office:value-type="float" office:value="-0.186569229" calcext:value-type="float">
            <text:p>-1.87E-001</text:p>
          </table:table-cell>
          <table:table-cell table:style-name="ce5" office:value-type="float" office:value="-0.446867108" calcext:value-type="float">
            <text:p>-4.47E-001</text:p>
          </table:table-cell>
          <table:table-cell table:formula="of:=[.A248]/[.$K$4]" office:value-type="float" office:value="-1.86569229" calcext:value-type="float">
            <text:p>-1.86569229</text:p>
          </table:table-cell>
          <table:table-cell table:number-columns-repeated="1019"/>
        </table:table-row>
        <table:table-row table:style-name="ro1">
          <table:table-cell table:style-name="ce2" office:value-type="float" office:value="-0.186528429" calcext:value-type="float">
            <text:p>-1.87E-001</text:p>
          </table:table-cell>
          <table:table-cell table:style-name="ce5" office:value-type="float" office:value="-0.446852773" calcext:value-type="float">
            <text:p>-4.47E-001</text:p>
          </table:table-cell>
          <table:table-cell table:formula="of:=[.A249]/[.$K$4]" office:value-type="float" office:value="-1.86528429" calcext:value-type="float">
            <text:p>-1.86528429</text:p>
          </table:table-cell>
          <table:table-cell table:number-columns-repeated="1019"/>
        </table:table-row>
        <table:table-row table:style-name="ro1">
          <table:table-cell table:style-name="ce2" office:value-type="float" office:value="-0.186287701" calcext:value-type="float">
            <text:p>-1.86E-001</text:p>
          </table:table-cell>
          <table:table-cell table:style-name="ce5" office:value-type="float" office:value="-0.446827531" calcext:value-type="float">
            <text:p>-4.47E-001</text:p>
          </table:table-cell>
          <table:table-cell table:formula="of:=[.A250]/[.$K$4]" office:value-type="float" office:value="-1.86287701" calcext:value-type="float">
            <text:p>-1.86287701</text:p>
          </table:table-cell>
          <table:table-cell table:number-columns-repeated="1019"/>
        </table:table-row>
        <table:table-row table:style-name="ro1">
          <table:table-cell table:style-name="ce2" office:value-type="float" office:value="-0.186061189" calcext:value-type="float">
            <text:p>-1.86E-001</text:p>
          </table:table-cell>
          <table:table-cell table:style-name="ce5" office:value-type="float" office:value="-0.446796775" calcext:value-type="float">
            <text:p>-4.47E-001</text:p>
          </table:table-cell>
          <table:table-cell table:formula="of:=[.A251]/[.$K$4]" office:value-type="float" office:value="-1.86061189" calcext:value-type="float">
            <text:p>-1.86061189</text:p>
          </table:table-cell>
          <table:table-cell table:number-columns-repeated="1019"/>
        </table:table-row>
        <table:table-row table:style-name="ro1">
          <table:table-cell table:style-name="ce2" office:value-type="float" office:value="-0.186025053" calcext:value-type="float">
            <text:p>-1.86E-001</text:p>
          </table:table-cell>
          <table:table-cell table:style-name="ce5" office:value-type="float" office:value="-0.446757883" calcext:value-type="float">
            <text:p>-4.47E-001</text:p>
          </table:table-cell>
          <table:table-cell table:formula="of:=[.A252]/[.$K$4]" office:value-type="float" office:value="-1.86025053" calcext:value-type="float">
            <text:p>-1.8602505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5747385" calcext:value-type="float">
            <text:p>-1.86E-001</text:p>
          </table:table-cell>
          <table:table-cell table:style-name="ce5" office:value-type="float" office:value="-0.446741104" calcext:value-type="float">
            <text:p>-4.47E-001</text:p>
          </table:table-cell>
          <table:table-cell table:formula="of:=[.A253]/[.$K$4]" office:value-type="float" office:value="-1.85747385" calcext:value-type="float">
            <text:p>-1.85747385</text:p>
          </table:table-cell>
          <table:table-cell table:number-columns-repeated="1019"/>
        </table:table-row>
        <table:table-row table:style-name="ro1">
          <table:table-cell table:style-name="ce2" office:value-type="float" office:value="-0.185568318" calcext:value-type="float">
            <text:p>-1.86E-001</text:p>
          </table:table-cell>
          <table:table-cell table:style-name="ce5" office:value-type="float" office:value="-0.446711421" calcext:value-type="float">
            <text:p>-4.47E-001</text:p>
          </table:table-cell>
          <table:table-cell table:formula="of:=[.A254]/[.$K$4]" office:value-type="float" office:value="-1.85568318" calcext:value-type="float">
            <text:p>-1.85568318</text:p>
          </table:table-cell>
          <table:table-cell table:number-columns-repeated="1019"/>
        </table:table-row>
        <table:table-row table:style-name="ro1">
          <table:table-cell table:style-name="ce2" office:value-type="float" office:value="-0.185488969" calcext:value-type="float">
            <text:p>-1.85E-001</text:p>
          </table:table-cell>
          <table:table-cell table:style-name="ce5" office:value-type="float" office:value="-0.446683586" calcext:value-type="float">
            <text:p>-4.47E-001</text:p>
          </table:table-cell>
          <table:table-cell table:formula="of:=[.A255]/[.$K$4]" office:value-type="float" office:value="-1.85488969" calcext:value-type="float">
            <text:p>-1.85488969</text:p>
          </table:table-cell>
          <table:table-cell table:number-columns-repeated="1019"/>
        </table:table-row>
        <table:table-row table:style-name="ro1">
          <table:table-cell table:style-name="ce2" office:value-type="float" office:value="-0.185330018" calcext:value-type="float">
            <text:p>-1.85E-001</text:p>
          </table:table-cell>
          <table:table-cell table:style-name="ce5" office:value-type="float" office:value="-0.446670055" calcext:value-type="float">
            <text:p>-4.47E-001</text:p>
          </table:table-cell>
          <table:table-cell table:formula="of:=[.A256]/[.$K$4]" office:value-type="float" office:value="-1.85330018" calcext:value-type="float">
            <text:p>-1.85330018</text:p>
          </table:table-cell>
          <table:table-cell table:number-columns-repeated="1019"/>
        </table:table-row>
        <table:table-row table:style-name="ro1">
          <table:table-cell table:style-name="ce2" office:value-type="float" office:value="-0.185076967" calcext:value-type="float">
            <text:p>-1.85E-001</text:p>
          </table:table-cell>
          <table:table-cell table:style-name="ce5" office:value-type="float" office:value="-0.446634442" calcext:value-type="float">
            <text:p>-4.47E-001</text:p>
          </table:table-cell>
          <table:table-cell table:formula="of:=[.A257]/[.$K$4]" office:value-type="float" office:value="-1.85076967" calcext:value-type="float">
            <text:p>-1.85076967</text:p>
          </table:table-cell>
          <table:table-cell table:number-columns-repeated="1019"/>
        </table:table-row>
        <table:table-row table:style-name="ro1">
          <table:table-cell table:style-name="ce2" office:value-type="float" office:value="-0.184914723" calcext:value-type="float">
            <text:p>-1.85E-001</text:p>
          </table:table-cell>
          <table:table-cell table:style-name="ce5" office:value-type="float" office:value="-0.446601391" calcext:value-type="float">
            <text:p>-4.47E-001</text:p>
          </table:table-cell>
          <table:table-cell table:formula="of:=[.A258]/[.$K$4]" office:value-type="float" office:value="-1.84914723" calcext:value-type="float">
            <text:p>-1.8491472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4709743" calcext:value-type="float">
            <text:p>-1.85E-001</text:p>
          </table:table-cell>
          <table:table-cell table:style-name="ce5" office:value-type="float" office:value="-0.446542948" calcext:value-type="float">
            <text:p>-4.47E-001</text:p>
          </table:table-cell>
          <table:table-cell table:formula="of:=[.A259]/[.$K$4]" office:value-type="float" office:value="-1.84709743" calcext:value-type="float">
            <text:p>-1.8470974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4326172" calcext:value-type="float">
            <text:p>-1.84E-001</text:p>
          </table:table-cell>
          <table:table-cell table:style-name="ce5" office:value-type="float" office:value="-0.446506083" calcext:value-type="float">
            <text:p>-4.47E-001</text:p>
          </table:table-cell>
          <table:table-cell table:formula="of:=[.A260]/[.$K$4]" office:value-type="float" office:value="-1.84326172" calcext:value-type="float">
            <text:p>-1.84326172</text:p>
          </table:table-cell>
          <table:table-cell table:number-columns-repeated="1019"/>
        </table:table-row>
        <table:table-row table:style-name="ro1">
          <table:table-cell table:style-name="ce2" office:value-type="float" office:value="-0.184171081" calcext:value-type="float">
            <text:p>-1.84E-001</text:p>
          </table:table-cell>
          <table:table-cell table:style-name="ce5" office:value-type="float" office:value="-0.446474254" calcext:value-type="float">
            <text:p>-4.46E-001</text:p>
          </table:table-cell>
          <table:table-cell table:formula="of:=[.A261]/[.$K$4]" office:value-type="float" office:value="-1.84171081" calcext:value-type="float">
            <text:p>-1.84171081</text:p>
          </table:table-cell>
          <table:table-cell table:number-columns-repeated="1019"/>
        </table:table-row>
        <table:table-row table:style-name="ro1">
          <table:table-cell table:style-name="ce2" office:value-type="float" office:value="-0.183921829" calcext:value-type="float">
            <text:p>-1.84E-001</text:p>
          </table:table-cell>
          <table:table-cell table:style-name="ce5" office:value-type="float" office:value="-0.446405679" calcext:value-type="float">
            <text:p>-4.46E-001</text:p>
          </table:table-cell>
          <table:table-cell table:formula="of:=[.A262]/[.$K$4]" office:value-type="float" office:value="-1.83921829" calcext:value-type="float">
            <text:p>-1.83921829</text:p>
          </table:table-cell>
          <table:table-cell table:number-columns-repeated="1019"/>
        </table:table-row>
        <table:table-row table:style-name="ro1">
          <table:table-cell table:style-name="ce2" office:value-type="float" office:value="-0.183469683" calcext:value-type="float">
            <text:p>-1.83E-001</text:p>
          </table:table-cell>
          <table:table-cell table:style-name="ce5" office:value-type="float" office:value="-0.446353614" calcext:value-type="float">
            <text:p>-4.46E-001</text:p>
          </table:table-cell>
          <table:table-cell table:formula="of:=[.A263]/[.$K$4]" office:value-type="float" office:value="-1.83469683" calcext:value-type="float">
            <text:p>-1.8346968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316786" calcext:value-type="float">
            <text:p>-1.83E-001</text:p>
          </table:table-cell>
          <table:table-cell table:style-name="ce5" office:value-type="float" office:value="-0.446298063" calcext:value-type="float">
            <text:p>-4.46E-001</text:p>
          </table:table-cell>
          <table:table-cell table:formula="of:=[.A264]/[.$K$4]" office:value-type="float" office:value="-1.8316786" calcext:value-type="float">
            <text:p>-1.8316786</text:p>
          </table:table-cell>
          <table:table-cell table:number-columns-repeated="1019"/>
        </table:table-row>
        <table:table-row table:style-name="ro1">
          <table:table-cell table:style-name="ce2" office:value-type="float" office:value="-0.182667241" calcext:value-type="float">
            <text:p>-1.83E-001</text:p>
          </table:table-cell>
          <table:table-cell table:style-name="ce5" office:value-type="float" office:value="-0.446205854" calcext:value-type="float">
            <text:p>-4.46E-001</text:p>
          </table:table-cell>
          <table:table-cell table:formula="of:=[.A265]/[.$K$4]" office:value-type="float" office:value="-1.82667241" calcext:value-type="float">
            <text:p>-1.82667241</text:p>
          </table:table-cell>
          <table:table-cell table:number-columns-repeated="1019"/>
        </table:table-row>
        <table:table-row table:style-name="ro1">
          <table:table-cell table:style-name="ce2" office:value-type="float" office:value="-0.182363853" calcext:value-type="float">
            <text:p>-1.82E-001</text:p>
          </table:table-cell>
          <table:table-cell table:style-name="ce5" office:value-type="float" office:value="-0.446150601" calcext:value-type="float">
            <text:p>-4.46E-001</text:p>
          </table:table-cell>
          <table:table-cell table:formula="of:=[.A266]/[.$K$4]" office:value-type="float" office:value="-1.82363853" calcext:value-type="float">
            <text:p>-1.8236385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2129994" calcext:value-type="float">
            <text:p>-1.82E-001</text:p>
          </table:table-cell>
          <table:table-cell table:style-name="ce5" office:value-type="float" office:value="-0.446106911" calcext:value-type="float">
            <text:p>-4.46E-001</text:p>
          </table:table-cell>
          <table:table-cell table:formula="of:=[.A267]/[.$K$4]" office:value-type="float" office:value="-1.82129994" calcext:value-type="float">
            <text:p>-1.82129994</text:p>
          </table:table-cell>
          <table:table-cell table:number-columns-repeated="1019"/>
        </table:table-row>
        <table:table-row table:style-name="ro1">
          <table:table-cell table:style-name="ce2" office:value-type="float" office:value="-0.181817636" calcext:value-type="float">
            <text:p>-1.82E-001</text:p>
          </table:table-cell>
          <table:table-cell table:style-name="ce5" office:value-type="float" office:value="-0.446046889" calcext:value-type="float">
            <text:p>-4.46E-001</text:p>
          </table:table-cell>
          <table:table-cell table:formula="of:=[.A268]/[.$K$4]" office:value-type="float" office:value="-1.81817636" calcext:value-type="float">
            <text:p>-1.81817636</text:p>
          </table:table-cell>
          <table:table-cell table:number-columns-repeated="1019"/>
        </table:table-row>
        <table:table-row table:style-name="ro1">
          <table:table-cell table:style-name="ce2" office:value-type="float" office:value="-0.181601763" calcext:value-type="float">
            <text:p>-1.82E-001</text:p>
          </table:table-cell>
          <table:table-cell table:style-name="ce5" office:value-type="float" office:value="-0.445989013" calcext:value-type="float">
            <text:p>-4.46E-001</text:p>
          </table:table-cell>
          <table:table-cell table:formula="of:=[.A269]/[.$K$4]" office:value-type="float" office:value="-1.81601763" calcext:value-type="float">
            <text:p>-1.8160176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1404293" calcext:value-type="float">
            <text:p>-1.81E-001</text:p>
          </table:table-cell>
          <table:table-cell table:style-name="ce5" office:value-type="float" office:value="-0.44597429" calcext:value-type="float">
            <text:p>-4.46E-001</text:p>
          </table:table-cell>
          <table:table-cell table:formula="of:=[.A270]/[.$K$4]" office:value-type="float" office:value="-1.81404293" calcext:value-type="float">
            <text:p>-1.81404293</text:p>
          </table:table-cell>
          <table:table-cell table:number-columns-repeated="1019"/>
        </table:table-row>
        <table:table-row table:style-name="ro1">
          <table:table-cell table:style-name="ce2" office:value-type="float" office:value="-0.181137741" calcext:value-type="float">
            <text:p>-1.81E-001</text:p>
          </table:table-cell>
          <table:table-cell table:style-name="ce5" office:value-type="float" office:value="-0.445922971" calcext:value-type="float">
            <text:p>-4.46E-001</text:p>
          </table:table-cell>
          <table:table-cell table:formula="of:=[.A271]/[.$K$4]" office:value-type="float" office:value="-1.81137741" calcext:value-type="float">
            <text:p>-1.81137741</text:p>
          </table:table-cell>
          <table:table-cell table:number-columns-repeated="1019"/>
        </table:table-row>
        <table:table-row table:style-name="ro1">
          <table:table-cell table:style-name="ce2" office:value-type="float" office:value="-0.180951625" calcext:value-type="float">
            <text:p>-1.81E-001</text:p>
          </table:table-cell>
          <table:table-cell table:style-name="ce5" office:value-type="float" office:value="-0.445863307" calcext:value-type="float">
            <text:p>-4.46E-001</text:p>
          </table:table-cell>
          <table:table-cell table:formula="of:=[.A272]/[.$K$4]" office:value-type="float" office:value="-1.80951625" calcext:value-type="float">
            <text:p>-1.80951625</text:p>
          </table:table-cell>
          <table:table-cell table:number-columns-repeated="1019"/>
        </table:table-row>
        <table:table-row table:style-name="ro1">
          <table:table-cell table:style-name="ce2" office:value-type="float" office:value="-0.180716917" calcext:value-type="float">
            <text:p>-1.81E-001</text:p>
          </table:table-cell>
          <table:table-cell table:style-name="ce5" office:value-type="float" office:value="-0.445839554" calcext:value-type="float">
            <text:p>-4.46E-001</text:p>
          </table:table-cell>
          <table:table-cell table:formula="of:=[.A273]/[.$K$4]" office:value-type="float" office:value="-1.80716917" calcext:value-type="float">
            <text:p>-1.80716917</text:p>
          </table:table-cell>
          <table:table-cell table:number-columns-repeated="1019"/>
        </table:table-row>
        <table:table-row table:style-name="ro1">
          <table:table-cell table:style-name="ce2" office:value-type="float" office:value="-0.180516437" calcext:value-type="float">
            <text:p>-1.81E-001</text:p>
          </table:table-cell>
          <table:table-cell table:style-name="ce5" office:value-type="float" office:value="-0.445777774" calcext:value-type="float">
            <text:p>-4.46E-001</text:p>
          </table:table-cell>
          <table:table-cell table:formula="of:=[.A274]/[.$K$4]" office:value-type="float" office:value="-1.80516437" calcext:value-type="float">
            <text:p>-1.80516437</text:p>
          </table:table-cell>
          <table:table-cell table:number-columns-repeated="1019"/>
        </table:table-row>
        <table:table-row table:style-name="ro1">
          <table:table-cell table:style-name="ce2" office:value-type="float" office:value="-0.180147901" calcext:value-type="float">
            <text:p>-1.80E-001</text:p>
          </table:table-cell>
          <table:table-cell table:style-name="ce5" office:value-type="float" office:value="-0.445720434" calcext:value-type="float">
            <text:p>-4.46E-001</text:p>
          </table:table-cell>
          <table:table-cell table:formula="of:=[.A275]/[.$K$4]" office:value-type="float" office:value="-1.80147901" calcext:value-type="float">
            <text:p>-1.80147901</text:p>
          </table:table-cell>
          <table:table-cell table:number-columns-repeated="1019"/>
        </table:table-row>
        <table:table-row table:style-name="ro1">
          <table:table-cell table:style-name="ce2" office:value-type="float" office:value="-0.179883346" calcext:value-type="float">
            <text:p>-1.80E-001</text:p>
          </table:table-cell>
          <table:table-cell table:style-name="ce5" office:value-type="float" office:value="-0.445646971" calcext:value-type="float">
            <text:p>-4.46E-001</text:p>
          </table:table-cell>
          <table:table-cell table:formula="of:=[.A276]/[.$K$4]" office:value-type="float" office:value="-1.79883346" calcext:value-type="float">
            <text:p>-1.79883346</text:p>
          </table:table-cell>
          <table:table-cell table:number-columns-repeated="1019"/>
        </table:table-row>
        <table:table-row table:style-name="ro1">
          <table:table-cell table:style-name="ce2" office:value-type="float" office:value="-0.179549918" calcext:value-type="float">
            <text:p>-1.80E-001</text:p>
          </table:table-cell>
          <table:table-cell table:style-name="ce5" office:value-type="float" office:value="-0.445606381" calcext:value-type="float">
            <text:p>-4.46E-001</text:p>
          </table:table-cell>
          <table:table-cell table:formula="of:=[.A277]/[.$K$4]" office:value-type="float" office:value="-1.79549918" calcext:value-type="float">
            <text:p>-1.79549918</text:p>
          </table:table-cell>
          <table:table-cell table:number-columns-repeated="1019"/>
        </table:table-row>
        <table:table-row table:style-name="ro1">
          <table:table-cell table:style-name="ce2" office:value-type="float" office:value="-0.179311901" calcext:value-type="float">
            <text:p>-1.79E-001</text:p>
          </table:table-cell>
          <table:table-cell table:style-name="ce5" office:value-type="float" office:value="-0.445539236" calcext:value-type="float">
            <text:p>-4.46E-001</text:p>
          </table:table-cell>
          <table:table-cell table:formula="of:=[.A278]/[.$K$4]" office:value-type="float" office:value="-1.79311901" calcext:value-type="float">
            <text:p>-1.79311901</text:p>
          </table:table-cell>
          <table:table-cell table:number-columns-repeated="1019"/>
        </table:table-row>
        <table:table-row table:style-name="ro1">
          <table:table-cell table:style-name="ce2" office:value-type="float" office:value="-0.179127127" calcext:value-type="float">
            <text:p>-1.79E-001</text:p>
          </table:table-cell>
          <table:table-cell table:style-name="ce5" office:value-type="float" office:value="-0.445507139" calcext:value-type="float">
            <text:p>-4.46E-001</text:p>
          </table:table-cell>
          <table:table-cell table:formula="of:=[.A279]/[.$K$4]" office:value-type="float" office:value="-1.79127127" calcext:value-type="float">
            <text:p>-1.79127127</text:p>
          </table:table-cell>
          <table:table-cell table:number-columns-repeated="1019"/>
        </table:table-row>
        <table:table-row table:style-name="ro1">
          <table:table-cell table:style-name="ce2" office:value-type="float" office:value="-0.178961247" calcext:value-type="float">
            <text:p>-1.79E-001</text:p>
          </table:table-cell>
          <table:table-cell table:style-name="ce5" office:value-type="float" office:value="-0.445466876" calcext:value-type="float">
            <text:p>-4.45E-001</text:p>
          </table:table-cell>
          <table:table-cell table:formula="of:=[.A280]/[.$K$4]" office:value-type="float" office:value="-1.78961247" calcext:value-type="float">
            <text:p>-1.78961247</text:p>
          </table:table-cell>
          <table:table-cell table:number-columns-repeated="1019"/>
        </table:table-row>
        <table:table-row table:style-name="ro1">
          <table:table-cell table:style-name="ce2" office:value-type="float" office:value="-0.178659022" calcext:value-type="float">
            <text:p>-1.79E-001</text:p>
          </table:table-cell>
          <table:table-cell table:style-name="ce5" office:value-type="float" office:value="-0.445399255" calcext:value-type="float">
            <text:p>-4.45E-001</text:p>
          </table:table-cell>
          <table:table-cell table:formula="of:=[.A281]/[.$K$4]" office:value-type="float" office:value="-1.78659022" calcext:value-type="float">
            <text:p>-1.78659022</text:p>
          </table:table-cell>
          <table:table-cell table:number-columns-repeated="1019"/>
        </table:table-row>
        <table:table-row table:style-name="ro1">
          <table:table-cell table:style-name="ce2" office:value-type="float" office:value="-0.178340167" calcext:value-type="float">
            <text:p>-1.78E-001</text:p>
          </table:table-cell>
          <table:table-cell table:style-name="ce5" office:value-type="float" office:value="-0.445344239" calcext:value-type="float">
            <text:p>-4.45E-001</text:p>
          </table:table-cell>
          <table:table-cell table:formula="of:=[.A282]/[.$K$4]" office:value-type="float" office:value="-1.78340167" calcext:value-type="float">
            <text:p>-1.78340167</text:p>
          </table:table-cell>
          <table:table-cell table:number-columns-repeated="1019"/>
        </table:table-row>
        <table:table-row table:style-name="ro1">
          <table:table-cell table:style-name="ce2" office:value-type="float" office:value="-0.17819424" calcext:value-type="float">
            <text:p>-1.78E-001</text:p>
          </table:table-cell>
          <table:table-cell table:style-name="ce5" office:value-type="float" office:value="-0.445275724" calcext:value-type="float">
            <text:p>-4.45E-001</text:p>
          </table:table-cell>
          <table:table-cell table:formula="of:=[.A283]/[.$K$4]" office:value-type="float" office:value="-1.7819424" calcext:value-type="float">
            <text:p>-1.7819424</text:p>
          </table:table-cell>
          <table:table-cell table:number-columns-repeated="1019"/>
        </table:table-row>
        <table:table-row table:style-name="ro1">
          <table:table-cell table:style-name="ce2" office:value-type="float" office:value="-0.177667171" calcext:value-type="float">
            <text:p>-1.78E-001</text:p>
          </table:table-cell>
          <table:table-cell table:style-name="ce5" office:value-type="float" office:value="-0.445196033" calcext:value-type="float">
            <text:p>-4.45E-001</text:p>
          </table:table-cell>
          <table:table-cell table:formula="of:=[.A284]/[.$K$4]" office:value-type="float" office:value="-1.77667171" calcext:value-type="float">
            <text:p>-1.77667171</text:p>
          </table:table-cell>
          <table:table-cell table:number-columns-repeated="1019"/>
        </table:table-row>
        <table:table-row table:style-name="ro1">
          <table:table-cell table:style-name="ce2" office:value-type="float" office:value="-0.177191466" calcext:value-type="float">
            <text:p>-1.77E-001</text:p>
          </table:table-cell>
          <table:table-cell table:style-name="ce5" office:value-type="float" office:value="-0.4450818" calcext:value-type="float">
            <text:p>-4.45E-001</text:p>
          </table:table-cell>
          <table:table-cell table:formula="of:=[.A285]/[.$K$4]" office:value-type="float" office:value="-1.77191466" calcext:value-type="float">
            <text:p>-1.77191466</text:p>
          </table:table-cell>
          <table:table-cell table:number-columns-repeated="1019"/>
        </table:table-row>
        <table:table-row table:style-name="ro1">
          <table:table-cell table:style-name="ce2" office:value-type="float" office:value="-0.177052721" calcext:value-type="float">
            <text:p>-1.77E-001</text:p>
          </table:table-cell>
          <table:table-cell table:style-name="ce5" office:value-type="float" office:value="-0.445025504" calcext:value-type="float">
            <text:p>-4.45E-001</text:p>
          </table:table-cell>
          <table:table-cell table:formula="of:=[.A286]/[.$K$4]" office:value-type="float" office:value="-1.77052721" calcext:value-type="float">
            <text:p>-1.77052721</text:p>
          </table:table-cell>
          <table:table-cell table:number-columns-repeated="1019"/>
        </table:table-row>
        <table:table-row table:style-name="ro1">
          <table:table-cell table:style-name="ce2" office:value-type="float" office:value="-0.176760063" calcext:value-type="float">
            <text:p>-1.77E-001</text:p>
          </table:table-cell>
          <table:table-cell table:style-name="ce5" office:value-type="float" office:value="-0.444985867" calcext:value-type="float">
            <text:p>-4.45E-001</text:p>
          </table:table-cell>
          <table:table-cell table:formula="of:=[.A287]/[.$K$4]" office:value-type="float" office:value="-1.76760063" calcext:value-type="float">
            <text:p>-1.76760063</text:p>
          </table:table-cell>
          <table:table-cell table:number-columns-repeated="1019"/>
        </table:table-row>
        <table:table-row table:style-name="ro1">
          <table:table-cell table:style-name="ce2" office:value-type="float" office:value="-0.176605299" calcext:value-type="float">
            <text:p>-1.77E-001</text:p>
          </table:table-cell>
          <table:table-cell table:style-name="ce5" office:value-type="float" office:value="-0.444906294" calcext:value-type="float">
            <text:p>-4.45E-001</text:p>
          </table:table-cell>
          <table:table-cell table:formula="of:=[.A288]/[.$K$4]" office:value-type="float" office:value="-1.76605299" calcext:value-type="float">
            <text:p>-1.766052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76259041" calcext:value-type="float">
            <text:p>-1.76E-001</text:p>
          </table:table-cell>
          <table:table-cell table:style-name="ce5" office:value-type="float" office:value="-0.444846362" calcext:value-type="float">
            <text:p>-4.45E-001</text:p>
          </table:table-cell>
          <table:table-cell table:formula="of:=[.A289]/[.$K$4]" office:value-type="float" office:value="-1.76259041" calcext:value-type="float">
            <text:p>-1.76259041</text:p>
          </table:table-cell>
          <table:table-cell table:number-columns-repeated="1019"/>
        </table:table-row>
        <table:table-row table:style-name="ro1">
          <table:table-cell table:style-name="ce2" office:value-type="float" office:value="-0.176001593" calcext:value-type="float">
            <text:p>-1.76E-001</text:p>
          </table:table-cell>
          <table:table-cell table:style-name="ce5" office:value-type="float" office:value="-0.444779903" calcext:value-type="float">
            <text:p>-4.45E-001</text:p>
          </table:table-cell>
          <table:table-cell table:formula="of:=[.A290]/[.$K$4]" office:value-type="float" office:value="-1.76001593" calcext:value-type="float">
            <text:p>-1.76001593</text:p>
          </table:table-cell>
          <table:table-cell table:number-columns-repeated="1019"/>
        </table:table-row>
        <table:table-row table:style-name="ro1">
          <table:table-cell table:style-name="ce2" office:value-type="float" office:value="-0.175636783" calcext:value-type="float">
            <text:p>-1.76E-001</text:p>
          </table:table-cell>
          <table:table-cell table:style-name="ce5" office:value-type="float" office:value="-0.444685847" calcext:value-type="float">
            <text:p>-4.45E-001</text:p>
          </table:table-cell>
          <table:table-cell table:formula="of:=[.A291]/[.$K$4]" office:value-type="float" office:value="-1.75636783" calcext:value-type="float">
            <text:p>-1.75636783</text:p>
          </table:table-cell>
          <table:table-cell table:number-columns-repeated="1019"/>
        </table:table-row>
        <table:table-row table:style-name="ro1">
          <table:table-cell table:style-name="ce2" office:value-type="float" office:value="-0.175033629" calcext:value-type="float">
            <text:p>-1.75E-001</text:p>
          </table:table-cell>
          <table:table-cell table:style-name="ce5" office:value-type="float" office:value="-0.444533467" calcext:value-type="float">
            <text:p>-4.45E-001</text:p>
          </table:table-cell>
          <table:table-cell table:formula="of:=[.A292]/[.$K$4]" office:value-type="float" office:value="-1.75033629" calcext:value-type="float">
            <text:p>-1.75033629</text:p>
          </table:table-cell>
          <table:table-cell table:number-columns-repeated="1019"/>
        </table:table-row>
        <table:table-row table:style-name="ro1">
          <table:table-cell table:style-name="ce2" office:value-type="float" office:value="-0.174692854" calcext:value-type="float">
            <text:p>-1.75E-001</text:p>
          </table:table-cell>
          <table:table-cell table:style-name="ce5" office:value-type="float" office:value="-0.444396228" calcext:value-type="float">
            <text:p>-4.44E-001</text:p>
          </table:table-cell>
          <table:table-cell table:formula="of:=[.A293]/[.$K$4]" office:value-type="float" office:value="-1.74692854" calcext:value-type="float">
            <text:p>-1.746928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74377993" calcext:value-type="float">
            <text:p>-1.74E-001</text:p>
          </table:table-cell>
          <table:table-cell table:style-name="ce5" office:value-type="float" office:value="-0.44435811" calcext:value-type="float">
            <text:p>-4.44E-001</text:p>
          </table:table-cell>
          <table:table-cell table:formula="of:=[.A294]/[.$K$4]" office:value-type="float" office:value="-1.74377993" calcext:value-type="float">
            <text:p>-1.74377993</text:p>
          </table:table-cell>
          <table:table-cell table:number-columns-repeated="1019"/>
        </table:table-row>
        <table:table-row table:style-name="ro1">
          <table:table-cell table:style-name="ce2" office:value-type="float" office:value="-0.174015388" calcext:value-type="float">
            <text:p>-1.74E-001</text:p>
          </table:table-cell>
          <table:table-cell table:style-name="ce5" office:value-type="float" office:value="-0.444253087" calcext:value-type="float">
            <text:p>-4.44E-001</text:p>
          </table:table-cell>
          <table:table-cell table:formula="of:=[.A295]/[.$K$4]" office:value-type="float" office:value="-1.74015388" calcext:value-type="float">
            <text:p>-1.74015388</text:p>
          </table:table-cell>
          <table:table-cell table:number-columns-repeated="1019"/>
        </table:table-row>
        <table:table-row table:style-name="ro1">
          <table:table-cell table:style-name="ce2" office:value-type="float" office:value="-0.17381525" calcext:value-type="float">
            <text:p>-1.74E-001</text:p>
          </table:table-cell>
          <table:table-cell table:style-name="ce5" office:value-type="float" office:value="-0.444159299" calcext:value-type="float">
            <text:p>-4.44E-001</text:p>
          </table:table-cell>
          <table:table-cell table:formula="of:=[.A296]/[.$K$4]" office:value-type="float" office:value="-1.7381525" calcext:value-type="float">
            <text:p>-1.7381525</text:p>
          </table:table-cell>
          <table:table-cell table:number-columns-repeated="1019"/>
        </table:table-row>
        <table:table-row table:style-name="ro1">
          <table:table-cell table:style-name="ce2" office:value-type="float" office:value="-0.173599243" calcext:value-type="float">
            <text:p>-1.74E-001</text:p>
          </table:table-cell>
          <table:table-cell table:style-name="ce5" office:value-type="float" office:value="-0.444108069" calcext:value-type="float">
            <text:p>-4.44E-001</text:p>
          </table:table-cell>
          <table:table-cell table:formula="of:=[.A297]/[.$K$4]" office:value-type="float" office:value="-1.73599243" calcext:value-type="float">
            <text:p>-1.73599243</text:p>
          </table:table-cell>
          <table:table-cell table:number-columns-repeated="1019"/>
        </table:table-row>
        <table:table-row table:style-name="ro1">
          <table:table-cell table:style-name="ce2" office:value-type="float" office:value="-0.173243999" calcext:value-type="float">
            <text:p>-1.73E-001</text:p>
          </table:table-cell>
          <table:table-cell table:style-name="ce5" office:value-type="float" office:value="-0.444032133" calcext:value-type="float">
            <text:p>-4.44E-001</text:p>
          </table:table-cell>
          <table:table-cell table:formula="of:=[.A298]/[.$K$4]" office:value-type="float" office:value="-1.73243999" calcext:value-type="float">
            <text:p>-1.732439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72883317" calcext:value-type="float">
            <text:p>-1.73E-001</text:p>
          </table:table-cell>
          <table:table-cell table:style-name="ce5" office:value-type="float" office:value="-0.443913192" calcext:value-type="float">
            <text:p>-4.44E-001</text:p>
          </table:table-cell>
          <table:table-cell table:formula="of:=[.A299]/[.$K$4]" office:value-type="float" office:value="-1.72883317" calcext:value-type="float">
            <text:p>-1.72883317</text:p>
          </table:table-cell>
          <table:table-cell table:number-columns-repeated="1019"/>
        </table:table-row>
        <table:table-row table:style-name="ro1">
          <table:table-cell table:style-name="ce2" office:value-type="float" office:value="-0.172723353" calcext:value-type="float">
            <text:p>-1.73E-001</text:p>
          </table:table-cell>
          <table:table-cell table:style-name="ce5" office:value-type="float" office:value="-0.443818986" calcext:value-type="float">
            <text:p>-4.44E-001</text:p>
          </table:table-cell>
          <table:table-cell table:formula="of:=[.A300]/[.$K$4]" office:value-type="float" office:value="-1.72723353" calcext:value-type="float">
            <text:p>-1.72723353</text:p>
          </table:table-cell>
          <table:table-cell table:number-columns-repeated="1019"/>
        </table:table-row>
        <table:table-row table:style-name="ro1">
          <table:table-cell table:style-name="ce2" office:value-type="float" office:value="-0.172201708" calcext:value-type="float">
            <text:p>-1.72E-001</text:p>
          </table:table-cell>
          <table:table-cell table:style-name="ce5" office:value-type="float" office:value="-0.443706185" calcext:value-type="float">
            <text:p>-4.44E-001</text:p>
          </table:table-cell>
          <table:table-cell table:formula="of:=[.A301]/[.$K$4]" office:value-type="float" office:value="-1.72201708" calcext:value-type="float">
            <text:p>-1.72201708</text:p>
          </table:table-cell>
          <table:table-cell table:number-columns-repeated="1019"/>
        </table:table-row>
        <table:table-row table:style-name="ro1">
          <table:table-cell table:style-name="ce2" office:value-type="float" office:value="-0.171714902" calcext:value-type="float">
            <text:p>-1.72E-001</text:p>
          </table:table-cell>
          <table:table-cell table:style-name="ce5" office:value-type="float" office:value="-0.443597555" calcext:value-type="float">
            <text:p>-4.44E-001</text:p>
          </table:table-cell>
          <table:table-cell table:formula="of:=[.A302]/[.$K$4]" office:value-type="float" office:value="-1.71714902" calcext:value-type="float">
            <text:p>-1.71714902</text:p>
          </table:table-cell>
          <table:table-cell table:number-columns-repeated="1019"/>
        </table:table-row>
        <table:table-row table:style-name="ro1">
          <table:table-cell table:style-name="ce2" office:value-type="float" office:value="-0.171544045" calcext:value-type="float">
            <text:p>-1.72E-001</text:p>
          </table:table-cell>
          <table:table-cell table:style-name="ce5" office:value-type="float" office:value="-0.44343248" calcext:value-type="float">
            <text:p>-4.43E-001</text:p>
          </table:table-cell>
          <table:table-cell table:formula="of:=[.A303]/[.$K$4]" office:value-type="float" office:value="-1.71544045" calcext:value-type="float">
            <text:p>-1.71544045</text:p>
          </table:table-cell>
          <table:table-cell table:number-columns-repeated="1019"/>
        </table:table-row>
        <table:table-row table:style-name="ro1">
          <table:table-cell table:style-name="ce2" office:value-type="float" office:value="-0.17091389" calcext:value-type="float">
            <text:p>-1.71E-001</text:p>
          </table:table-cell>
          <table:table-cell table:style-name="ce5" office:value-type="float" office:value="-0.443337947" calcext:value-type="float">
            <text:p>-4.43E-001</text:p>
          </table:table-cell>
          <table:table-cell table:formula="of:=[.A304]/[.$K$4]" office:value-type="float" office:value="-1.7091389" calcext:value-type="float">
            <text:p>-1.7091389</text:p>
          </table:table-cell>
          <table:table-cell table:number-columns-repeated="1019"/>
        </table:table-row>
        <table:table-row table:style-name="ro1">
          <table:table-cell table:style-name="ce2" office:value-type="float" office:value="-0.170663029" calcext:value-type="float">
            <text:p>-1.71E-001</text:p>
          </table:table-cell>
          <table:table-cell table:style-name="ce5" office:value-type="float" office:value="-0.443193972" calcext:value-type="float">
            <text:p>-4.43E-001</text:p>
          </table:table-cell>
          <table:table-cell table:formula="of:=[.A305]/[.$K$4]" office:value-type="float" office:value="-1.70663029" calcext:value-type="float">
            <text:p>-1.70663029</text:p>
          </table:table-cell>
          <table:table-cell table:number-columns-repeated="1019"/>
        </table:table-row>
        <table:table-row table:style-name="ro1">
          <table:table-cell table:style-name="ce2" office:value-type="float" office:value="-0.170388654" calcext:value-type="float">
            <text:p>-1.70E-001</text:p>
          </table:table-cell>
          <table:table-cell table:style-name="ce5" office:value-type="float" office:value="-0.443081319" calcext:value-type="float">
            <text:p>-4.43E-001</text:p>
          </table:table-cell>
          <table:table-cell table:formula="of:=[.A306]/[.$K$4]" office:value-type="float" office:value="-1.70388654" calcext:value-type="float">
            <text:p>-1.703886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70035779" calcext:value-type="float">
            <text:p>-1.70E-001</text:p>
          </table:table-cell>
          <table:table-cell table:style-name="ce5" office:value-type="float" office:value="-0.442949176" calcext:value-type="float">
            <text:p>-4.43E-001</text:p>
          </table:table-cell>
          <table:table-cell table:formula="of:=[.A307]/[.$K$4]" office:value-type="float" office:value="-1.70035779" calcext:value-type="float">
            <text:p>-1.70035779</text:p>
          </table:table-cell>
          <table:table-cell table:number-columns-repeated="1019"/>
        </table:table-row>
        <table:table-row table:style-name="ro1">
          <table:table-cell table:style-name="ce2" office:value-type="float" office:value="-0.169485718" calcext:value-type="float">
            <text:p>-1.69E-001</text:p>
          </table:table-cell>
          <table:table-cell table:style-name="ce5" office:value-type="float" office:value="-0.442754894" calcext:value-type="float">
            <text:p>-4.43E-001</text:p>
          </table:table-cell>
          <table:table-cell table:formula="of:=[.A308]/[.$K$4]" office:value-type="float" office:value="-1.69485718" calcext:value-type="float">
            <text:p>-1.6948571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9150755" calcext:value-type="float">
            <text:p>-1.69E-001</text:p>
          </table:table-cell>
          <table:table-cell table:style-name="ce5" office:value-type="float" office:value="-0.442625374" calcext:value-type="float">
            <text:p>-4.43E-001</text:p>
          </table:table-cell>
          <table:table-cell table:formula="of:=[.A309]/[.$K$4]" office:value-type="float" office:value="-1.69150755" calcext:value-type="float">
            <text:p>-1.69150755</text:p>
          </table:table-cell>
          <table:table-cell table:number-columns-repeated="1019"/>
        </table:table-row>
        <table:table-row table:style-name="ro1">
          <table:table-cell table:style-name="ce2" office:value-type="float" office:value="-0.168812796" calcext:value-type="float">
            <text:p>-1.69E-001</text:p>
          </table:table-cell>
          <table:table-cell table:style-name="ce5" office:value-type="float" office:value="-0.442448139" calcext:value-type="float">
            <text:p>-4.42E-001</text:p>
          </table:table-cell>
          <table:table-cell table:formula="of:=[.A310]/[.$K$4]" office:value-type="float" office:value="-1.68812796" calcext:value-type="float">
            <text:p>-1.68812796</text:p>
          </table:table-cell>
          <table:table-cell table:number-columns-repeated="1019"/>
        </table:table-row>
        <table:table-row table:style-name="ro1">
          <table:table-cell table:style-name="ce2" office:value-type="float" office:value="-0.168442637" calcext:value-type="float">
            <text:p>-1.68E-001</text:p>
          </table:table-cell>
          <table:table-cell table:style-name="ce5" office:value-type="float" office:value="-0.442337662" calcext:value-type="float">
            <text:p>-4.42E-001</text:p>
          </table:table-cell>
          <table:table-cell table:formula="of:=[.A311]/[.$K$4]" office:value-type="float" office:value="-1.68442637" calcext:value-type="float">
            <text:p>-1.68442637</text:p>
          </table:table-cell>
          <table:table-cell table:number-columns-repeated="1019"/>
        </table:table-row>
        <table:table-row table:style-name="ro1">
          <table:table-cell table:style-name="ce2" office:value-type="float" office:value="-0.168030471" calcext:value-type="float">
            <text:p>-1.68E-001</text:p>
          </table:table-cell>
          <table:table-cell table:style-name="ce5" office:value-type="float" office:value="-0.442209095" calcext:value-type="float">
            <text:p>-4.42E-001</text:p>
          </table:table-cell>
          <table:table-cell table:formula="of:=[.A312]/[.$K$4]" office:value-type="float" office:value="-1.68030471" calcext:value-type="float">
            <text:p>-1.68030471</text:p>
          </table:table-cell>
          <table:table-cell table:number-columns-repeated="1019"/>
        </table:table-row>
        <table:table-row table:style-name="ro1">
          <table:table-cell table:style-name="ce2" office:value-type="float" office:value="-0.167707846" calcext:value-type="float">
            <text:p>-1.68E-001</text:p>
          </table:table-cell>
          <table:table-cell table:style-name="ce5" office:value-type="float" office:value="-0.442037851" calcext:value-type="float">
            <text:p>-4.42E-001</text:p>
          </table:table-cell>
          <table:table-cell table:formula="of:=[.A313]/[.$K$4]" office:value-type="float" office:value="-1.67707846" calcext:value-type="float">
            <text:p>-1.67707846</text:p>
          </table:table-cell>
          <table:table-cell table:number-columns-repeated="1019"/>
        </table:table-row>
        <table:table-row table:style-name="ro1">
          <table:table-cell table:style-name="ce2" office:value-type="float" office:value="-0.167427838" calcext:value-type="float">
            <text:p>-1.67E-001</text:p>
          </table:table-cell>
          <table:table-cell table:style-name="ce5" office:value-type="float" office:value="-0.441926181" calcext:value-type="float">
            <text:p>-4.42E-001</text:p>
          </table:table-cell>
          <table:table-cell table:formula="of:=[.A314]/[.$K$4]" office:value-type="float" office:value="-1.67427838" calcext:value-type="float">
            <text:p>-1.6742783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704087" calcext:value-type="float">
            <text:p>-1.67E-001</text:p>
          </table:table-cell>
          <table:table-cell table:style-name="ce5" office:value-type="float" office:value="-0.441829324" calcext:value-type="float">
            <text:p>-4.42E-001</text:p>
          </table:table-cell>
          <table:table-cell table:formula="of:=[.A315]/[.$K$4]" office:value-type="float" office:value="-1.6704087" calcext:value-type="float">
            <text:p>-1.6704087</text:p>
          </table:table-cell>
          <table:table-cell table:number-columns-repeated="1019"/>
        </table:table-row>
        <table:table-row table:style-name="ro1">
          <table:table-cell table:style-name="ce2" office:value-type="float" office:value="-0.166704744" calcext:value-type="float">
            <text:p>-1.67E-001</text:p>
          </table:table-cell>
          <table:table-cell table:style-name="ce5" office:value-type="float" office:value="-0.441683114" calcext:value-type="float">
            <text:p>-4.42E-001</text:p>
          </table:table-cell>
          <table:table-cell table:formula="of:=[.A316]/[.$K$4]" office:value-type="float" office:value="-1.66704744" calcext:value-type="float">
            <text:p>-1.66704744</text:p>
          </table:table-cell>
          <table:table-cell table:number-columns-repeated="1019"/>
        </table:table-row>
        <table:table-row table:style-name="ro1">
          <table:table-cell table:style-name="ce2" office:value-type="float" office:value="-0.166581899" calcext:value-type="float">
            <text:p>-1.67E-001</text:p>
          </table:table-cell>
          <table:table-cell table:style-name="ce5" office:value-type="float" office:value="-0.441559345" calcext:value-type="float">
            <text:p>-4.42E-001</text:p>
          </table:table-cell>
          <table:table-cell table:formula="of:=[.A317]/[.$K$4]" office:value-type="float" office:value="-1.66581899" calcext:value-type="float">
            <text:p>-1.665818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66142032" calcext:value-type="float">
            <text:p>-1.66E-001</text:p>
          </table:table-cell>
          <table:table-cell table:style-name="ce5" office:value-type="float" office:value="-0.441415608" calcext:value-type="float">
            <text:p>-4.41E-001</text:p>
          </table:table-cell>
          <table:table-cell table:formula="of:=[.A318]/[.$K$4]" office:value-type="float" office:value="-1.66142032" calcext:value-type="float">
            <text:p>-1.66142032</text:p>
          </table:table-cell>
          <table:table-cell table:number-columns-repeated="1019"/>
        </table:table-row>
        <table:table-row table:style-name="ro1">
          <table:table-cell table:style-name="ce2" office:value-type="float" office:value="-0.16571179" calcext:value-type="float">
            <text:p>-1.66E-001</text:p>
          </table:table-cell>
          <table:table-cell table:style-name="ce5" office:value-type="float" office:value="-0.441209465" calcext:value-type="float">
            <text:p>-4.41E-001</text:p>
          </table:table-cell>
          <table:table-cell table:formula="of:=[.A319]/[.$K$4]" office:value-type="float" office:value="-1.6571179" calcext:value-type="float">
            <text:p>-1.6571179</text:p>
          </table:table-cell>
          <table:table-cell table:number-columns-repeated="1019"/>
        </table:table-row>
        <table:table-row table:style-name="ro1">
          <table:table-cell table:style-name="ce2" office:value-type="float" office:value="-0.165568888" calcext:value-type="float">
            <text:p>-1.66E-001</text:p>
          </table:table-cell>
          <table:table-cell table:style-name="ce5" office:value-type="float" office:value="-0.441038966" calcext:value-type="float">
            <text:p>-4.41E-001</text:p>
          </table:table-cell>
          <table:table-cell table:formula="of:=[.A320]/[.$K$4]" office:value-type="float" office:value="-1.65568888" calcext:value-type="float">
            <text:p>-1.6556888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5136188" calcext:value-type="float">
            <text:p>-1.65E-001</text:p>
          </table:table-cell>
          <table:table-cell table:style-name="ce5" office:value-type="float" office:value="-0.44097212" calcext:value-type="float">
            <text:p>-4.41E-001</text:p>
          </table:table-cell>
          <table:table-cell table:formula="of:=[.A321]/[.$K$4]" office:value-type="float" office:value="-1.65136188" calcext:value-type="float">
            <text:p>-1.6513618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4810136" calcext:value-type="float">
            <text:p>-1.65E-001</text:p>
          </table:table-cell>
          <table:table-cell table:style-name="ce5" office:value-type="float" office:value="-0.440738797" calcext:value-type="float">
            <text:p>-4.41E-001</text:p>
          </table:table-cell>
          <table:table-cell table:formula="of:=[.A322]/[.$K$4]" office:value-type="float" office:value="-1.64810136" calcext:value-type="float">
            <text:p>-1.64810136</text:p>
          </table:table-cell>
          <table:table-cell table:number-columns-repeated="1019"/>
        </table:table-row>
        <table:table-row table:style-name="ro1">
          <table:table-cell table:style-name="ce2" office:value-type="float" office:value="-0.164360151" calcext:value-type="float">
            <text:p>-1.64E-001</text:p>
          </table:table-cell>
          <table:table-cell table:style-name="ce5" office:value-type="float" office:value="-0.440522373" calcext:value-type="float">
            <text:p>-4.41E-001</text:p>
          </table:table-cell>
          <table:table-cell table:formula="of:=[.A323]/[.$K$4]" office:value-type="float" office:value="-1.64360151" calcext:value-type="float">
            <text:p>-1.64360151</text:p>
          </table:table-cell>
          <table:table-cell table:number-columns-repeated="1019"/>
        </table:table-row>
        <table:table-row table:style-name="ro1">
          <table:table-cell table:style-name="ce2" office:value-type="float" office:value="-0.164091751" calcext:value-type="float">
            <text:p>-1.64E-001</text:p>
          </table:table-cell>
          <table:table-cell table:style-name="ce5" office:value-type="float" office:value="-0.440397501" calcext:value-type="float">
            <text:p>-4.40E-001</text:p>
          </table:table-cell>
          <table:table-cell table:formula="of:=[.A324]/[.$K$4]" office:value-type="float" office:value="-1.64091751" calcext:value-type="float">
            <text:p>-1.64091751</text:p>
          </table:table-cell>
          <table:table-cell table:number-columns-repeated="1019"/>
        </table:table-row>
        <table:table-row table:style-name="ro1">
          <table:table-cell table:style-name="ce2" office:value-type="float" office:value="-0.16380091" calcext:value-type="float">
            <text:p>-1.64E-001</text:p>
          </table:table-cell>
          <table:table-cell table:style-name="ce5" office:value-type="float" office:value="-0.440306157" calcext:value-type="float">
            <text:p>-4.40E-001</text:p>
          </table:table-cell>
          <table:table-cell table:formula="of:=[.A325]/[.$K$4]" office:value-type="float" office:value="-1.6380091" calcext:value-type="float">
            <text:p>-1.6380091</text:p>
          </table:table-cell>
          <table:table-cell table:number-columns-repeated="1019"/>
        </table:table-row>
        <table:table-row table:style-name="ro1">
          <table:table-cell table:style-name="ce2" office:value-type="float" office:value="-0.163727775" calcext:value-type="float">
            <text:p>-1.64E-001</text:p>
          </table:table-cell>
          <table:table-cell table:style-name="ce5" office:value-type="float" office:value="-0.440246701" calcext:value-type="float">
            <text:p>-4.40E-001</text:p>
          </table:table-cell>
          <table:table-cell table:formula="of:=[.A326]/[.$K$4]" office:value-type="float" office:value="-1.63727775" calcext:value-type="float">
            <text:p>-1.63727775</text:p>
          </table:table-cell>
          <table:table-cell table:number-columns-repeated="1019"/>
        </table:table-row>
        <table:table-row table:style-name="ro1">
          <table:table-cell table:style-name="ce2" office:value-type="float" office:value="-0.163644001" calcext:value-type="float">
            <text:p>-1.64E-001</text:p>
          </table:table-cell>
          <table:table-cell table:style-name="ce5" office:value-type="float" office:value="-0.440209806" calcext:value-type="float">
            <text:p>-4.40E-001</text:p>
          </table:table-cell>
          <table:table-cell table:formula="of:=[.A327]/[.$K$4]" office:value-type="float" office:value="-1.63644001" calcext:value-type="float">
            <text:p>-1.63644001</text:p>
          </table:table-cell>
          <table:table-cell table:number-columns-repeated="1019"/>
        </table:table-row>
        <table:table-row table:style-name="ro1">
          <table:table-cell table:style-name="ce2" office:value-type="float" office:value="-0.163506642" calcext:value-type="float">
            <text:p>-1.64E-001</text:p>
          </table:table-cell>
          <table:table-cell table:style-name="ce5" office:value-type="float" office:value="-0.440139949" calcext:value-type="float">
            <text:p>-4.40E-001</text:p>
          </table:table-cell>
          <table:table-cell table:formula="of:=[.A328]/[.$K$4]" office:value-type="float" office:value="-1.63506642" calcext:value-type="float">
            <text:p>-1.63506642</text:p>
          </table:table-cell>
          <table:table-cell table:number-columns-repeated="1019"/>
        </table:table-row>
        <table:table-row table:style-name="ro1">
          <table:table-cell table:style-name="ce2" office:value-type="float" office:value="-0.163331851" calcext:value-type="float">
            <text:p>-1.63E-001</text:p>
          </table:table-cell>
          <table:table-cell table:style-name="ce5" office:value-type="float" office:value="-0.440037131" calcext:value-type="float">
            <text:p>-4.40E-001</text:p>
          </table:table-cell>
          <table:table-cell table:formula="of:=[.A329]/[.$K$4]" office:value-type="float" office:value="-1.63331851" calcext:value-type="float">
            <text:p>-1.63331851</text:p>
          </table:table-cell>
          <table:table-cell table:number-columns-repeated="1019"/>
        </table:table-row>
        <table:table-row table:style-name="ro1">
          <table:table-cell table:style-name="ce2" office:value-type="float" office:value="-0.163133278" calcext:value-type="float">
            <text:p>-1.63E-001</text:p>
          </table:table-cell>
          <table:table-cell table:style-name="ce5" office:value-type="float" office:value="-0.439862698" calcext:value-type="float">
            <text:p>-4.40E-001</text:p>
          </table:table-cell>
          <table:table-cell table:formula="of:=[.A330]/[.$K$4]" office:value-type="float" office:value="-1.63133278" calcext:value-type="float">
            <text:p>-1.6313327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919372" calcext:value-type="float">
            <text:p>-1.63E-001</text:p>
          </table:table-cell>
          <table:table-cell table:style-name="ce5" office:value-type="float" office:value="-0.439760059" calcext:value-type="float">
            <text:p>-4.40E-001</text:p>
          </table:table-cell>
          <table:table-cell table:formula="of:=[.A331]/[.$K$4]" office:value-type="float" office:value="-1.62919372" calcext:value-type="float">
            <text:p>-1.62919372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670761" calcext:value-type="float">
            <text:p>-1.63E-001</text:p>
          </table:table-cell>
          <table:table-cell table:style-name="ce5" office:value-type="float" office:value="-0.439673603" calcext:value-type="float">
            <text:p>-4.40E-001</text:p>
          </table:table-cell>
          <table:table-cell table:formula="of:=[.A332]/[.$K$4]" office:value-type="float" office:value="-1.62670761" calcext:value-type="float">
            <text:p>-1.62670761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522137" calcext:value-type="float">
            <text:p>-1.63E-001</text:p>
          </table:table-cell>
          <table:table-cell table:style-name="ce5" office:value-type="float" office:value="-0.439614117" calcext:value-type="float">
            <text:p>-4.40E-001</text:p>
          </table:table-cell>
          <table:table-cell table:formula="of:=[.A333]/[.$K$4]" office:value-type="float" office:value="-1.62522137" calcext:value-type="float">
            <text:p>-1.62522137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503898" calcext:value-type="float">
            <text:p>-1.63E-001</text:p>
          </table:table-cell>
          <table:table-cell table:style-name="ce5" office:value-type="float" office:value="-0.439588964" calcext:value-type="float">
            <text:p>-4.40E-001</text:p>
          </table:table-cell>
          <table:table-cell table:formula="of:=[.A334]/[.$K$4]" office:value-type="float" office:value="-1.62503898" calcext:value-type="float">
            <text:p>-1.6250389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457779" calcext:value-type="float">
            <text:p>-1.62E-001</text:p>
          </table:table-cell>
          <table:table-cell table:style-name="ce5" office:value-type="float" office:value="-0.439569145" calcext:value-type="float">
            <text:p>-4.40E-001</text:p>
          </table:table-cell>
          <table:table-cell table:formula="of:=[.A335]/[.$K$4]" office:value-type="float" office:value="-1.62457779" calcext:value-type="float">
            <text:p>-1.62457779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421599" calcext:value-type="float">
            <text:p>-1.62E-001</text:p>
          </table:table-cell>
          <table:table-cell table:style-name="ce5" office:value-type="float" office:value="-0.439554095" calcext:value-type="float">
            <text:p>-4.40E-001</text:p>
          </table:table-cell>
          <table:table-cell table:formula="of:=[.A336]/[.$K$4]" office:value-type="float" office:value="-1.62421599" calcext:value-type="float">
            <text:p>-1.624215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400976" calcext:value-type="float">
            <text:p>-1.62E-001</text:p>
          </table:table-cell>
          <table:table-cell table:style-name="ce5" office:value-type="float" office:value="-0.439524859" calcext:value-type="float">
            <text:p>-4.40E-001</text:p>
          </table:table-cell>
          <table:table-cell table:formula="of:=[.A337]/[.$K$4]" office:value-type="float" office:value="-1.62400976" calcext:value-type="float">
            <text:p>-1.62400976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357509" calcext:value-type="float">
            <text:p>-1.62E-001</text:p>
          </table:table-cell>
          <table:table-cell table:style-name="ce5" office:value-type="float" office:value="-0.439510465" calcext:value-type="float">
            <text:p>-4.40E-001</text:p>
          </table:table-cell>
          <table:table-cell table:formula="of:=[.A338]/[.$K$4]" office:value-type="float" office:value="-1.62357509" calcext:value-type="float">
            <text:p>-1.62357509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303612" calcext:value-type="float">
            <text:p>-1.62E-001</text:p>
          </table:table-cell>
          <table:table-cell table:style-name="ce5" office:value-type="float" office:value="-0.439473987" calcext:value-type="float">
            <text:p>-4.39E-001</text:p>
          </table:table-cell>
          <table:table-cell table:formula="of:=[.A339]/[.$K$4]" office:value-type="float" office:value="-1.62303612" calcext:value-type="float">
            <text:p>-1.62303612</text:p>
          </table:table-cell>
          <table:table-cell table:number-columns-repeated="1019"/>
        </table:table-row>
        <table:table-row table:style-name="ro1">
          <table:table-cell table:style-name="ce2" office:value-type="float" office:value="-0.162143052" calcext:value-type="float">
            <text:p>-1.62E-001</text:p>
          </table:table-cell>
          <table:table-cell table:style-name="ce5" office:value-type="float" office:value="-0.439311206" calcext:value-type="float">
            <text:p>-4.39E-001</text:p>
          </table:table-cell>
          <table:table-cell table:formula="of:=[.A340]/[.$K$4]" office:value-type="float" office:value="-1.62143052" calcext:value-type="float">
            <text:p>-1.62143052</text:p>
          </table:table-cell>
          <table:table-cell table:number-columns-repeated="1019"/>
        </table:table-row>
        <table:table-row table:style-name="ro1">
          <table:table-cell table:style-name="ce2" office:value-type="float" office:value="-0.161918998" calcext:value-type="float">
            <text:p>-1.62E-001</text:p>
          </table:table-cell>
          <table:table-cell table:style-name="ce5" office:value-type="float" office:value="-0.439171433" calcext:value-type="float">
            <text:p>-4.39E-001</text:p>
          </table:table-cell>
          <table:table-cell table:formula="of:=[.A341]/[.$K$4]" office:value-type="float" office:value="-1.61918998" calcext:value-type="float">
            <text:p>-1.6191899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1461338" calcext:value-type="float">
            <text:p>-1.61E-001</text:p>
          </table:table-cell>
          <table:table-cell table:style-name="ce5" office:value-type="float" office:value="-0.438971519" calcext:value-type="float">
            <text:p>-4.39E-001</text:p>
          </table:table-cell>
          <table:table-cell table:formula="of:=[.A342]/[.$K$4]" office:value-type="float" office:value="-1.61461338" calcext:value-type="float">
            <text:p>-1.6146133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1050424" calcext:value-type="float">
            <text:p>-1.61E-001</text:p>
          </table:table-cell>
          <table:table-cell table:style-name="ce5" office:value-type="float" office:value="-0.438582093" calcext:value-type="float">
            <text:p>-4.39E-001</text:p>
          </table:table-cell>
          <table:table-cell table:formula="of:=[.A343]/[.$K$4]" office:value-type="float" office:value="-1.61050424" calcext:value-type="float">
            <text:p>-1.61050424</text:p>
          </table:table-cell>
          <table:table-cell table:number-columns-repeated="1019"/>
        </table:table-row>
        <table:table-row table:style-name="ro1">
          <table:table-cell table:style-name="ce2" office:value-type="float" office:value="-0.160665318" calcext:value-type="float">
            <text:p>-1.61E-001</text:p>
          </table:table-cell>
          <table:table-cell table:style-name="ce5" office:value-type="float" office:value="-0.438352108" calcext:value-type="float">
            <text:p>-4.38E-001</text:p>
          </table:table-cell>
          <table:table-cell table:formula="of:=[.A344]/[.$K$4]" office:value-type="float" office:value="-1.60665318" calcext:value-type="float">
            <text:p>-1.60665318</text:p>
          </table:table-cell>
          <table:table-cell table:number-columns-repeated="1019"/>
        </table:table-row>
        <table:table-row table:style-name="ro1">
          <table:table-cell table:style-name="ce2" office:value-type="float" office:value="-0.160315514" calcext:value-type="float">
            <text:p>-1.60E-001</text:p>
          </table:table-cell>
          <table:table-cell table:style-name="ce5" office:value-type="float" office:value="-0.438126981" calcext:value-type="float">
            <text:p>-4.38E-001</text:p>
          </table:table-cell>
          <table:table-cell table:formula="of:=[.A345]/[.$K$4]" office:value-type="float" office:value="-1.60315514" calcext:value-type="float">
            <text:p>-1.60315514</text:p>
          </table:table-cell>
          <table:table-cell table:number-columns-repeated="1019"/>
        </table:table-row>
        <table:table-row table:style-name="ro1">
          <table:table-cell table:style-name="ce2" office:value-type="float" office:value="-0.159718066" calcext:value-type="float">
            <text:p>-1.60E-001</text:p>
          </table:table-cell>
          <table:table-cell table:style-name="ce5" office:value-type="float" office:value="-0.437729746" calcext:value-type="float">
            <text:p>-4.38E-001</text:p>
          </table:table-cell>
          <table:table-cell table:formula="of:=[.A346]/[.$K$4]" office:value-type="float" office:value="-1.59718066" calcext:value-type="float">
            <text:p>-1.59718066</text:p>
          </table:table-cell>
          <table:table-cell table:number-columns-repeated="1019"/>
        </table:table-row>
        <table:table-row table:style-name="ro1">
          <table:table-cell table:style-name="ce2" office:value-type="float" office:value="-0.159377843" calcext:value-type="float">
            <text:p>-1.59E-001</text:p>
          </table:table-cell>
          <table:table-cell table:style-name="ce5" office:value-type="float" office:value="-0.43750608" calcext:value-type="float">
            <text:p>-4.38E-001</text:p>
          </table:table-cell>
          <table:table-cell table:formula="of:=[.A347]/[.$K$4]" office:value-type="float" office:value="-1.59377843" calcext:value-type="float">
            <text:p>-1.59377843</text:p>
          </table:table-cell>
          <table:table-cell table:number-columns-repeated="1019"/>
        </table:table-row>
        <table:table-row table:style-name="ro1">
          <table:table-cell table:style-name="ce2" office:value-type="float" office:value="-0.159035712" calcext:value-type="float">
            <text:p>-1.59E-001</text:p>
          </table:table-cell>
          <table:table-cell table:style-name="ce5" office:value-type="float" office:value="-0.437267572" calcext:value-type="float">
            <text:p>-4.37E-001</text:p>
          </table:table-cell>
          <table:table-cell table:formula="of:=[.A348]/[.$K$4]" office:value-type="float" office:value="-1.59035712" calcext:value-type="float">
            <text:p>-1.59035712</text:p>
          </table:table-cell>
          <table:table-cell table:number-columns-repeated="1019"/>
        </table:table-row>
        <table:table-row table:style-name="ro1">
          <table:table-cell table:style-name="ce2" office:value-type="float" office:value="-0.158416837" calcext:value-type="float">
            <text:p>-1.58E-001</text:p>
          </table:table-cell>
          <table:table-cell table:style-name="ce5" office:value-type="float" office:value="-0.436829537" calcext:value-type="float">
            <text:p>-4.37E-001</text:p>
          </table:table-cell>
          <table:table-cell table:formula="of:=[.A349]/[.$K$4]" office:value-type="float" office:value="-1.58416837" calcext:value-type="float">
            <text:p>-1.58416837</text:p>
          </table:table-cell>
          <table:table-cell table:number-columns-repeated="1019"/>
        </table:table-row>
        <table:table-row table:style-name="ro1">
          <table:table-cell table:style-name="ce2" office:value-type="float" office:value="-0.158082917" calcext:value-type="float">
            <text:p>-1.58E-001</text:p>
          </table:table-cell>
          <table:table-cell table:style-name="ce5" office:value-type="float" office:value="-0.436568499" calcext:value-type="float">
            <text:p>-4.37E-001</text:p>
          </table:table-cell>
          <table:table-cell table:formula="of:=[.A350]/[.$K$4]" office:value-type="float" office:value="-1.58082917" calcext:value-type="float">
            <text:p>-1.58082917</text:p>
          </table:table-cell>
          <table:table-cell table:number-columns-repeated="1019"/>
        </table:table-row>
        <table:table-row table:style-name="ro1">
          <table:table-cell table:style-name="ce2" office:value-type="float" office:value="-0.157483816" calcext:value-type="float">
            <text:p>-1.57E-001</text:p>
          </table:table-cell>
          <table:table-cell table:style-name="ce5" office:value-type="float" office:value="-0.436278492" calcext:value-type="float">
            <text:p>-4.36E-001</text:p>
          </table:table-cell>
          <table:table-cell table:formula="of:=[.A351]/[.$K$4]" office:value-type="float" office:value="-1.57483816" calcext:value-type="float">
            <text:p>-1.57483816</text:p>
          </table:table-cell>
          <table:table-cell table:number-columns-repeated="1019"/>
        </table:table-row>
        <table:table-row table:style-name="ro1">
          <table:table-cell table:style-name="ce2" office:value-type="float" office:value="-0.157105297" calcext:value-type="float">
            <text:p>-1.57E-001</text:p>
          </table:table-cell>
          <table:table-cell table:style-name="ce5" office:value-type="float" office:value="-0.435837269" calcext:value-type="float">
            <text:p>-4.36E-001</text:p>
          </table:table-cell>
          <table:table-cell table:formula="of:=[.A352]/[.$K$4]" office:value-type="float" office:value="-1.57105297" calcext:value-type="float">
            <text:p>-1.57105297</text:p>
          </table:table-cell>
          <table:table-cell table:number-columns-repeated="1019"/>
        </table:table-row>
        <table:table-row table:style-name="ro1">
          <table:table-cell table:style-name="ce2" office:value-type="float" office:value="-0.156621531" calcext:value-type="float">
            <text:p>-1.57E-001</text:p>
          </table:table-cell>
          <table:table-cell table:style-name="ce5" office:value-type="float" office:value="-0.435541064" calcext:value-type="float">
            <text:p>-4.36E-001</text:p>
          </table:table-cell>
          <table:table-cell table:formula="of:=[.A353]/[.$K$4]" office:value-type="float" office:value="-1.56621531" calcext:value-type="float">
            <text:p>-1.56621531</text:p>
          </table:table-cell>
          <table:table-cell table:number-columns-repeated="1019"/>
        </table:table-row>
        <table:table-row table:style-name="ro1">
          <table:table-cell table:style-name="ce2" office:value-type="float" office:value="-0.156420738" calcext:value-type="float">
            <text:p>-1.56E-001</text:p>
          </table:table-cell>
          <table:table-cell table:style-name="ce5" office:value-type="float" office:value="-0.435000509" calcext:value-type="float">
            <text:p>-4.35E-001</text:p>
          </table:table-cell>
          <table:table-cell table:formula="of:=[.A354]/[.$K$4]" office:value-type="float" office:value="-1.56420738" calcext:value-type="float">
            <text:p>-1.56420738</text:p>
          </table:table-cell>
          <table:table-cell table:number-columns-repeated="1019"/>
        </table:table-row>
        <table:table-row table:style-name="ro1">
          <table:table-cell table:style-name="ce2" office:value-type="float" office:value="-0.15577358" calcext:value-type="float">
            <text:p>-1.56E-001</text:p>
          </table:table-cell>
          <table:table-cell table:style-name="ce5" office:value-type="float" office:value="-0.43465364" calcext:value-type="float">
            <text:p>-4.35E-001</text:p>
          </table:table-cell>
          <table:table-cell table:formula="of:=[.A355]/[.$K$4]" office:value-type="float" office:value="-1.5577358" calcext:value-type="float">
            <text:p>-1.5577358</text:p>
          </table:table-cell>
          <table:table-cell table:number-columns-repeated="1019"/>
        </table:table-row>
        <table:table-row table:style-name="ro1">
          <table:table-cell table:style-name="ce2" office:value-type="float" office:value="-0.155395821" calcext:value-type="float">
            <text:p>-1.55E-001</text:p>
          </table:table-cell>
          <table:table-cell table:style-name="ce5" office:value-type="float" office:value="-0.43427211" calcext:value-type="float">
            <text:p>-4.34E-001</text:p>
          </table:table-cell>
          <table:table-cell table:formula="of:=[.A356]/[.$K$4]" office:value-type="float" office:value="-1.55395821" calcext:value-type="float">
            <text:p>-1.55395821</text:p>
          </table:table-cell>
          <table:table-cell table:number-columns-repeated="1019"/>
        </table:table-row>
        <table:table-row table:style-name="ro1">
          <table:table-cell table:style-name="ce2" office:value-type="float" office:value="-0.154802367" calcext:value-type="float">
            <text:p>-1.55E-001</text:p>
          </table:table-cell>
          <table:table-cell table:style-name="ce5" office:value-type="float" office:value="-0.433758795" calcext:value-type="float">
            <text:p>-4.34E-001</text:p>
          </table:table-cell>
          <table:table-cell table:formula="of:=[.A357]/[.$K$4]" office:value-type="float" office:value="-1.54802367" calcext:value-type="float">
            <text:p>-1.54802367</text:p>
          </table:table-cell>
          <table:table-cell table:number-columns-repeated="1019"/>
        </table:table-row>
        <table:table-row table:style-name="ro1">
          <table:table-cell table:style-name="ce2" office:value-type="float" office:value="-0.154431283" calcext:value-type="float">
            <text:p>-1.54E-001</text:p>
          </table:table-cell>
          <table:table-cell table:style-name="ce5" office:value-type="float" office:value="-0.43342188" calcext:value-type="float">
            <text:p>-4.33E-001</text:p>
          </table:table-cell>
          <table:table-cell table:formula="of:=[.A358]/[.$K$4]" office:value-type="float" office:value="-1.54431283" calcext:value-type="float">
            <text:p>-1.54431283</text:p>
          </table:table-cell>
          <table:table-cell table:number-columns-repeated="1019"/>
        </table:table-row>
        <table:table-row table:style-name="ro1">
          <table:table-cell table:style-name="ce2" office:value-type="float" office:value="-0.154116288" calcext:value-type="float">
            <text:p>-1.54E-001</text:p>
          </table:table-cell>
          <table:table-cell table:style-name="ce5" office:value-type="float" office:value="-0.433126032" calcext:value-type="float">
            <text:p>-4.33E-001</text:p>
          </table:table-cell>
          <table:table-cell table:formula="of:=[.A359]/[.$K$4]" office:value-type="float" office:value="-1.54116288" calcext:value-type="float">
            <text:p>-1.54116288</text:p>
          </table:table-cell>
          <table:table-cell table:number-columns-repeated="1019"/>
        </table:table-row>
        <table:table-row table:style-name="ro1">
          <table:table-cell table:style-name="ce2" office:value-type="float" office:value="-0.153719932" calcext:value-type="float">
            <text:p>-1.54E-001</text:p>
          </table:table-cell>
          <table:table-cell table:style-name="ce5" office:value-type="float" office:value="-0.432740659" calcext:value-type="float">
            <text:p>-4.33E-001</text:p>
          </table:table-cell>
          <table:table-cell table:formula="of:=[.A360]/[.$K$4]" office:value-type="float" office:value="-1.53719932" calcext:value-type="float">
            <text:p>-1.53719932</text:p>
          </table:table-cell>
          <table:table-cell table:number-columns-repeated="1019"/>
        </table:table-row>
        <table:table-row table:style-name="ro1">
          <table:table-cell table:style-name="ce2" office:value-type="float" office:value="-0.153455123" calcext:value-type="float">
            <text:p>-1.53E-001</text:p>
          </table:table-cell>
          <table:table-cell table:style-name="ce5" office:value-type="float" office:value="-0.432444811" calcext:value-type="float">
            <text:p>-4.32E-001</text:p>
          </table:table-cell>
          <table:table-cell table:formula="of:=[.A361]/[.$K$4]" office:value-type="float" office:value="-1.53455123" calcext:value-type="float">
            <text:p>-1.53455123</text:p>
          </table:table-cell>
          <table:table-cell table:number-columns-repeated="1019"/>
        </table:table-row>
        <table:table-row table:style-name="ro1">
          <table:table-cell table:style-name="ce2" office:value-type="float" office:value="-0.153135031" calcext:value-type="float">
            <text:p>-1.53E-001</text:p>
          </table:table-cell>
          <table:table-cell table:style-name="ce5" office:value-type="float" office:value="-0.432190329" calcext:value-type="float">
            <text:p>-4.32E-001</text:p>
          </table:table-cell>
          <table:table-cell table:formula="of:=[.A362]/[.$K$4]" office:value-type="float" office:value="-1.53135031" calcext:value-type="float">
            <text:p>-1.53135031</text:p>
          </table:table-cell>
          <table:table-cell table:number-columns-repeated="1019"/>
        </table:table-row>
        <table:table-row table:style-name="ro1">
          <table:table-cell table:style-name="ce2" office:value-type="float" office:value="-0.152757302" calcext:value-type="float">
            <text:p>-1.53E-001</text:p>
          </table:table-cell>
          <table:table-cell table:style-name="ce5" office:value-type="float" office:value="-0.431752145" calcext:value-type="float">
            <text:p>-4.32E-001</text:p>
          </table:table-cell>
          <table:table-cell table:formula="of:=[.A363]/[.$K$4]" office:value-type="float" office:value="-1.52757302" calcext:value-type="float">
            <text:p>-1.52757302</text:p>
          </table:table-cell>
          <table:table-cell table:number-columns-repeated="1019"/>
        </table:table-row>
        <table:table-row table:style-name="ro1">
          <table:table-cell table:style-name="ce2" office:value-type="float" office:value="-0.15244922" calcext:value-type="float">
            <text:p>-1.52E-001</text:p>
          </table:table-cell>
          <table:table-cell table:style-name="ce5" office:value-type="float" office:value="-0.43137306" calcext:value-type="float">
            <text:p>-4.31E-001</text:p>
          </table:table-cell>
          <table:table-cell table:formula="of:=[.A364]/[.$K$4]" office:value-type="float" office:value="-1.5244922" calcext:value-type="float">
            <text:p>-1.5244922</text:p>
          </table:table-cell>
          <table:table-cell table:number-columns-repeated="1019"/>
        </table:table-row>
        <table:table-row table:style-name="ro1">
          <table:table-cell table:style-name="ce2" office:value-type="float" office:value="-0.152044311" calcext:value-type="float">
            <text:p>-1.52E-001</text:p>
          </table:table-cell>
          <table:table-cell table:style-name="ce5" office:value-type="float" office:value="-0.430919796" calcext:value-type="float">
            <text:p>-4.31E-001</text:p>
          </table:table-cell>
          <table:table-cell table:formula="of:=[.A365]/[.$K$4]" office:value-type="float" office:value="-1.52044311" calcext:value-type="float">
            <text:p>-1.52044311</text:p>
          </table:table-cell>
          <table:table-cell table:number-columns-repeated="1019"/>
        </table:table-row>
        <table:table-row table:style-name="ro1">
          <table:table-cell table:style-name="ce2" office:value-type="float" office:value="-0.15136756" calcext:value-type="float">
            <text:p>-1.51E-001</text:p>
          </table:table-cell>
          <table:table-cell table:style-name="ce5" office:value-type="float" office:value="-0.430185437" calcext:value-type="float">
            <text:p>-4.30E-001</text:p>
          </table:table-cell>
          <table:table-cell table:formula="of:=[.A366]/[.$K$4]" office:value-type="float" office:value="-1.5136756" calcext:value-type="float">
            <text:p>-1.5136756</text:p>
          </table:table-cell>
          <table:table-cell table:number-columns-repeated="1019"/>
        </table:table-row>
        <table:table-row table:style-name="ro1">
          <table:table-cell table:style-name="ce2" office:value-type="float" office:value="-0.150986895" calcext:value-type="float">
            <text:p>-1.51E-001</text:p>
          </table:table-cell>
          <table:table-cell table:style-name="ce5" office:value-type="float" office:value="-0.429764062" calcext:value-type="float">
            <text:p>-4.30E-001</text:p>
          </table:table-cell>
          <table:table-cell table:formula="of:=[.A367]/[.$K$4]" office:value-type="float" office:value="-1.50986895" calcext:value-type="float">
            <text:p>-1.50986895</text:p>
          </table:table-cell>
          <table:table-cell table:number-columns-repeated="1019"/>
        </table:table-row>
        <table:table-row table:style-name="ro1">
          <table:table-cell table:style-name="ce2" office:value-type="float" office:value="-0.150583938" calcext:value-type="float">
            <text:p>-1.51E-001</text:p>
          </table:table-cell>
          <table:table-cell table:style-name="ce5" office:value-type="float" office:value="-0.429112732" calcext:value-type="float">
            <text:p>-4.29E-001</text:p>
          </table:table-cell>
          <table:table-cell table:formula="of:=[.A368]/[.$K$4]" office:value-type="float" office:value="-1.50583938" calcext:value-type="float">
            <text:p>-1.50583938</text:p>
          </table:table-cell>
          <table:table-cell table:number-columns-repeated="1019"/>
        </table:table-row>
        <table:table-row table:style-name="ro1">
          <table:table-cell table:style-name="ce2" office:value-type="float" office:value="-0.150023013" calcext:value-type="float">
            <text:p>-1.50E-001</text:p>
          </table:table-cell>
          <table:table-cell table:style-name="ce5" office:value-type="float" office:value="-0.428746462" calcext:value-type="float">
            <text:p>-4.29E-001</text:p>
          </table:table-cell>
          <table:table-cell table:formula="of:=[.A369]/[.$K$4]" office:value-type="float" office:value="-1.50023013" calcext:value-type="float">
            <text:p>-1.50023013</text:p>
          </table:table-cell>
          <table:table-cell table:number-columns-repeated="1019"/>
        </table:table-row>
        <table:table-row table:style-name="ro1">
          <table:table-cell table:style-name="ce2" office:value-type="float" office:value="-0.149732187" calcext:value-type="float">
            <text:p>-1.50E-001</text:p>
          </table:table-cell>
          <table:table-cell table:style-name="ce5" office:value-type="float" office:value="-0.428356141" calcext:value-type="float">
            <text:p>-4.28E-001</text:p>
          </table:table-cell>
          <table:table-cell table:formula="of:=[.A370]/[.$K$4]" office:value-type="float" office:value="-1.49732187" calcext:value-type="float">
            <text:p>-1.49732187</text:p>
          </table:table-cell>
          <table:table-cell table:number-columns-repeated="1019"/>
        </table:table-row>
        <table:table-row table:style-name="ro1">
          <table:table-cell table:style-name="ce2" office:value-type="float" office:value="-0.149387136" calcext:value-type="float">
            <text:p>-1.49E-001</text:p>
          </table:table-cell>
          <table:table-cell table:style-name="ce5" office:value-type="float" office:value="-0.427669287" calcext:value-type="float">
            <text:p>-4.28E-001</text:p>
          </table:table-cell>
          <table:table-cell table:formula="of:=[.A371]/[.$K$4]" office:value-type="float" office:value="-1.49387136" calcext:value-type="float">
            <text:p>-1.49387136</text:p>
          </table:table-cell>
          <table:table-cell table:number-columns-repeated="1019"/>
        </table:table-row>
        <table:table-row table:style-name="ro1">
          <table:table-cell table:style-name="ce2" office:value-type="float" office:value="-0.148985282" calcext:value-type="float">
            <text:p>-1.49E-001</text:p>
          </table:table-cell>
          <table:table-cell table:style-name="ce5" office:value-type="float" office:value="-0.427198261" calcext:value-type="float">
            <text:p>-4.27E-001</text:p>
          </table:table-cell>
          <table:table-cell table:formula="of:=[.A372]/[.$K$4]" office:value-type="float" office:value="-1.48985282" calcext:value-type="float">
            <text:p>-1.48985282</text:p>
          </table:table-cell>
          <table:table-cell table:number-columns-repeated="1019"/>
        </table:table-row>
        <table:table-row table:style-name="ro1">
          <table:table-cell table:style-name="ce2" office:value-type="float" office:value="-0.148428172" calcext:value-type="float">
            <text:p>-1.48E-001</text:p>
          </table:table-cell>
          <table:table-cell table:style-name="ce5" office:value-type="float" office:value="-0.426704377" calcext:value-type="float">
            <text:p>-4.27E-001</text:p>
          </table:table-cell>
          <table:table-cell table:formula="of:=[.A373]/[.$K$4]" office:value-type="float" office:value="-1.48428172" calcext:value-type="float">
            <text:p>-1.48428172</text:p>
          </table:table-cell>
          <table:table-cell table:number-columns-repeated="1019"/>
        </table:table-row>
        <table:table-row table:style-name="ro1">
          <table:table-cell table:style-name="ce2" office:value-type="float" office:value="-0.147933587" calcext:value-type="float">
            <text:p>-1.48E-001</text:p>
          </table:table-cell>
          <table:table-cell table:style-name="ce5" office:value-type="float" office:value="-0.426099241" calcext:value-type="float">
            <text:p>-4.26E-001</text:p>
          </table:table-cell>
          <table:table-cell table:formula="of:=[.A374]/[.$K$4]" office:value-type="float" office:value="-1.47933587" calcext:value-type="float">
            <text:p>-1.47933587</text:p>
          </table:table-cell>
          <table:table-cell table:number-columns-repeated="1019"/>
        </table:table-row>
        <table:table-row table:style-name="ro1">
          <table:table-cell table:style-name="ce2" office:value-type="float" office:value="-0.147806212" calcext:value-type="float">
            <text:p>-1.48E-001</text:p>
          </table:table-cell>
          <table:table-cell table:style-name="ce5" office:value-type="float" office:value="-0.425826102" calcext:value-type="float">
            <text:p>-4.26E-001</text:p>
          </table:table-cell>
          <table:table-cell table:formula="of:=[.A375]/[.$K$4]" office:value-type="float" office:value="-1.47806212" calcext:value-type="float">
            <text:p>-1.47806212</text:p>
          </table:table-cell>
          <table:table-cell table:number-columns-repeated="1019"/>
        </table:table-row>
        <table:table-row table:style-name="ro1">
          <table:table-cell table:style-name="ce2" office:value-type="float" office:value="-0.147552326" calcext:value-type="float">
            <text:p>-1.48E-001</text:p>
          </table:table-cell>
          <table:table-cell table:style-name="ce5" office:value-type="float" office:value="-0.425615609" calcext:value-type="float">
            <text:p>-4.26E-001</text:p>
          </table:table-cell>
          <table:table-cell table:formula="of:=[.A376]/[.$K$4]" office:value-type="float" office:value="-1.47552326" calcext:value-type="float">
            <text:p>-1.47552326</text:p>
          </table:table-cell>
          <table:table-cell table:number-columns-repeated="1019"/>
        </table:table-row>
        <table:table-row table:style-name="ro1">
          <table:table-cell table:style-name="ce2" office:value-type="float" office:value="-0.147432759" calcext:value-type="float">
            <text:p>-1.47E-001</text:p>
          </table:table-cell>
          <table:table-cell table:style-name="ce5" office:value-type="float" office:value="-0.425330818" calcext:value-type="float">
            <text:p>-4.25E-001</text:p>
          </table:table-cell>
          <table:table-cell table:formula="of:=[.A377]/[.$K$4]" office:value-type="float" office:value="-1.47432759" calcext:value-type="float">
            <text:p>-1.47432759</text:p>
          </table:table-cell>
          <table:table-cell table:number-columns-repeated="1019"/>
        </table:table-row>
        <table:table-row table:style-name="ro1">
          <table:table-cell table:style-name="ce2" office:value-type="float" office:value="-0.147298366" calcext:value-type="float">
            <text:p>-1.47E-001</text:p>
          </table:table-cell>
          <table:table-cell table:style-name="ce5" office:value-type="float" office:value="-0.425191939" calcext:value-type="float">
            <text:p>-4.25E-001</text:p>
          </table:table-cell>
          <table:table-cell table:formula="of:=[.A378]/[.$K$4]" office:value-type="float" office:value="-1.47298366" calcext:value-type="float">
            <text:p>-1.47298366</text:p>
          </table:table-cell>
          <table:table-cell table:number-columns-repeated="1019"/>
        </table:table-row>
        <table:table-row table:style-name="ro1">
          <table:table-cell table:style-name="ce2" office:value-type="float" office:value="-0.147050619" calcext:value-type="float">
            <text:p>-1.47E-001</text:p>
          </table:table-cell>
          <table:table-cell table:style-name="ce5" office:value-type="float" office:value="-0.424957573" calcext:value-type="float">
            <text:p>-4.25E-001</text:p>
          </table:table-cell>
          <table:table-cell table:formula="of:=[.A379]/[.$K$4]" office:value-type="float" office:value="-1.47050619" calcext:value-type="float">
            <text:p>-1.47050619</text:p>
          </table:table-cell>
          <table:table-cell table:number-columns-repeated="1019"/>
        </table:table-row>
        <table:table-row table:style-name="ro1">
          <table:table-cell table:style-name="ce2" office:value-type="float" office:value="-0.146601453" calcext:value-type="float">
            <text:p>-1.47E-001</text:p>
          </table:table-cell>
          <table:table-cell table:style-name="ce5" office:value-type="float" office:value="-0.424174786" calcext:value-type="float">
            <text:p>-4.24E-001</text:p>
          </table:table-cell>
          <table:table-cell table:formula="of:=[.A380]/[.$K$4]" office:value-type="float" office:value="-1.46601453" calcext:value-type="float">
            <text:p>-1.46601453</text:p>
          </table:table-cell>
          <table:table-cell table:number-columns-repeated="1019"/>
        </table:table-row>
        <table:table-row table:style-name="ro1">
          <table:table-cell table:style-name="ce2" office:value-type="float" office:value="-0.145674169" calcext:value-type="float">
            <text:p>-1.46E-001</text:p>
          </table:table-cell>
          <table:table-cell table:style-name="ce5" office:value-type="float" office:value="-0.422811449" calcext:value-type="float">
            <text:p>-4.23E-001</text:p>
          </table:table-cell>
          <table:table-cell table:formula="of:=[.A381]/[.$K$4]" office:value-type="float" office:value="-1.45674169" calcext:value-type="float">
            <text:p>-1.45674169</text:p>
          </table:table-cell>
          <table:table-cell table:number-columns-repeated="1019"/>
        </table:table-row>
        <table:table-row table:style-name="ro1">
          <table:table-cell table:style-name="ce2" office:value-type="float" office:value="-0.145105302" calcext:value-type="float">
            <text:p>-1.45E-001</text:p>
          </table:table-cell>
          <table:table-cell table:style-name="ce5" office:value-type="float" office:value="-0.421977997" calcext:value-type="float">
            <text:p>-4.22E-001</text:p>
          </table:table-cell>
          <table:table-cell table:formula="of:=[.A382]/[.$K$4]" office:value-type="float" office:value="-1.45105302" calcext:value-type="float">
            <text:p>-1.45105302</text:p>
          </table:table-cell>
          <table:table-cell table:number-columns-repeated="1019"/>
        </table:table-row>
        <table:table-row table:style-name="ro1">
          <table:table-cell table:style-name="ce2" office:value-type="float" office:value="-0.144559696" calcext:value-type="float">
            <text:p>-1.45E-001</text:p>
          </table:table-cell>
          <table:table-cell table:style-name="ce5" office:value-type="float" office:value="-0.42072776" calcext:value-type="float">
            <text:p>-4.21E-001</text:p>
          </table:table-cell>
          <table:table-cell table:formula="of:=[.A383]/[.$K$4]" office:value-type="float" office:value="-1.44559696" calcext:value-type="float">
            <text:p>-1.44559696</text:p>
          </table:table-cell>
          <table:table-cell table:number-columns-repeated="1019"/>
        </table:table-row>
        <table:table-row table:style-name="ro1">
          <table:table-cell table:style-name="ce2" office:value-type="float" office:value="-0.144058019" calcext:value-type="float">
            <text:p>-1.44E-001</text:p>
          </table:table-cell>
          <table:table-cell table:style-name="ce5" office:value-type="float" office:value="-0.420458853" calcext:value-type="float">
            <text:p>-4.20E-001</text:p>
          </table:table-cell>
          <table:table-cell table:formula="of:=[.A384]/[.$K$4]" office:value-type="float" office:value="-1.44058019" calcext:value-type="float">
            <text:p>-1.44058019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988147" calcext:value-type="float">
            <text:p>-1.44E-001</text:p>
          </table:table-cell>
          <table:table-cell table:style-name="ce5" office:value-type="float" office:value="-0.420324564" calcext:value-type="float">
            <text:p>-4.20E-001</text:p>
          </table:table-cell>
          <table:table-cell table:formula="of:=[.A385]/[.$K$4]" office:value-type="float" office:value="-1.43988147" calcext:value-type="float">
            <text:p>-1.43988147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926978" calcext:value-type="float">
            <text:p>-1.44E-001</text:p>
          </table:table-cell>
          <table:table-cell table:style-name="ce5" office:value-type="float" office:value="-0.420222014" calcext:value-type="float">
            <text:p>-4.20E-001</text:p>
          </table:table-cell>
          <table:table-cell table:formula="of:=[.A386]/[.$K$4]" office:value-type="float" office:value="-1.43926978" calcext:value-type="float">
            <text:p>-1.43926978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842906" calcext:value-type="float">
            <text:p>-1.44E-001</text:p>
          </table:table-cell>
          <table:table-cell table:style-name="ce5" office:value-type="float" office:value="-0.420163065" calcext:value-type="float">
            <text:p>-4.20E-001</text:p>
          </table:table-cell>
          <table:table-cell table:formula="of:=[.A387]/[.$K$4]" office:value-type="float" office:value="-1.43842906" calcext:value-type="float">
            <text:p>-1.43842906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835962" calcext:value-type="float">
            <text:p>-1.44E-001</text:p>
          </table:table-cell>
          <table:table-cell table:style-name="ce5" office:value-type="float" office:value="-0.420135885" calcext:value-type="float">
            <text:p>-4.20E-001</text:p>
          </table:table-cell>
          <table:table-cell table:formula="of:=[.A388]/[.$K$4]" office:value-type="float" office:value="-1.43835962" calcext:value-type="float">
            <text:p>-1.43835962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822148" calcext:value-type="float">
            <text:p>-1.44E-001</text:p>
          </table:table-cell>
          <table:table-cell table:style-name="ce5" office:value-type="float" office:value="-0.420119971" calcext:value-type="float">
            <text:p>-4.20E-001</text:p>
          </table:table-cell>
          <table:table-cell table:formula="of:=[.A389]/[.$K$4]" office:value-type="float" office:value="-1.43822148" calcext:value-type="float">
            <text:p>-1.43822148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822879" calcext:value-type="float">
            <text:p>-1.44E-001</text:p>
          </table:table-cell>
          <table:table-cell table:style-name="ce5" office:value-type="float" office:value="-0.420117021" calcext:value-type="float">
            <text:p>-4.20E-001</text:p>
          </table:table-cell>
          <table:table-cell table:formula="of:=[.A390]/[.$K$4]" office:value-type="float" office:value="-1.43822879" calcext:value-type="float">
            <text:p>-1.43822879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770754" calcext:value-type="float">
            <text:p>-1.44E-001</text:p>
          </table:table-cell>
          <table:table-cell table:style-name="ce5" office:value-type="float" office:value="-0.420000821" calcext:value-type="float">
            <text:p>-4.20E-001</text:p>
          </table:table-cell>
          <table:table-cell table:formula="of:=[.A391]/[.$K$4]" office:value-type="float" office:value="-1.43770754" calcext:value-type="float">
            <text:p>-1.437707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725663" calcext:value-type="float">
            <text:p>-1.44E-001</text:p>
          </table:table-cell>
          <table:table-cell table:style-name="ce5" office:value-type="float" office:value="-0.419852436" calcext:value-type="float">
            <text:p>-4.20E-001</text:p>
          </table:table-cell>
          <table:table-cell table:formula="of:=[.A392]/[.$K$4]" office:value-type="float" office:value="-1.43725663" calcext:value-type="float">
            <text:p>-1.43725663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576056" calcext:value-type="float">
            <text:p>-1.44E-001</text:p>
          </table:table-cell>
          <table:table-cell table:style-name="ce5" office:value-type="float" office:value="-0.41967833" calcext:value-type="float">
            <text:p>-4.20E-001</text:p>
          </table:table-cell>
          <table:table-cell table:formula="of:=[.A393]/[.$K$4]" office:value-type="float" office:value="-1.43576056" calcext:value-type="float">
            <text:p>-1.43576056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422544" calcext:value-type="float">
            <text:p>-1.43E-001</text:p>
          </table:table-cell>
          <table:table-cell table:style-name="ce5" office:value-type="float" office:value="-0.419227391" calcext:value-type="float">
            <text:p>-4.19E-001</text:p>
          </table:table-cell>
          <table:table-cell table:formula="of:=[.A394]/[.$K$4]" office:value-type="float" office:value="-1.43422544" calcext:value-type="float">
            <text:p>-1.43422544</text:p>
          </table:table-cell>
          <table:table-cell table:number-columns-repeated="1019"/>
        </table:table-row>
        <table:table-row table:style-name="ro1">
          <table:table-cell table:style-name="ce2" office:value-type="float" office:value="-0.143199399" calcext:value-type="float">
            <text:p>-1.43E-001</text:p>
          </table:table-cell>
          <table:table-cell table:style-name="ce5" office:value-type="float" office:value="-0.418676198" calcext:value-type="float">
            <text:p>-4.19E-001</text:p>
          </table:table-cell>
          <table:table-cell table:formula="of:=[.A395]/[.$K$4]" office:value-type="float" office:value="-1.43199399" calcext:value-type="float">
            <text:p>-1.431993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42865881" calcext:value-type="float">
            <text:p>-1.43E-001</text:p>
          </table:table-cell>
          <table:table-cell table:style-name="ce5" office:value-type="float" office:value="-0.418509752" calcext:value-type="float">
            <text:p>-4.19E-001</text:p>
          </table:table-cell>
          <table:table-cell table:formula="of:=[.A396]/[.$K$4]" office:value-type="float" office:value="-1.42865881" calcext:value-type="float">
            <text:p>-1.42865881</text:p>
          </table:table-cell>
          <table:table-cell table:number-columns-repeated="1019"/>
        </table:table-row>
        <table:table-row table:style-name="ro1">
          <table:table-cell table:style-name="ce2" office:value-type="float" office:value="-0.142668054" calcext:value-type="float">
            <text:p>-1.43E-001</text:p>
          </table:table-cell>
          <table:table-cell table:style-name="ce5" office:value-type="float" office:value="-0.41794771" calcext:value-type="float">
            <text:p>-4.18E-001</text:p>
          </table:table-cell>
          <table:table-cell table:formula="of:=[.A397]/[.$K$4]" office:value-type="float" office:value="-1.42668054" calcext:value-type="float">
            <text:p>-1.426680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42335311" calcext:value-type="float">
            <text:p>-1.42E-001</text:p>
          </table:table-cell>
          <table:table-cell table:style-name="ce5" office:value-type="float" office:value="-0.417536795" calcext:value-type="float">
            <text:p>-4.18E-001</text:p>
          </table:table-cell>
          <table:table-cell table:formula="of:=[.A398]/[.$K$4]" office:value-type="float" office:value="-1.42335311" calcext:value-type="float">
            <text:p>-1.42335311</text:p>
          </table:table-cell>
          <table:table-cell table:number-columns-repeated="1019"/>
        </table:table-row>
        <table:table-row table:style-name="ro1">
          <table:table-cell table:style-name="ce2" office:value-type="float" office:value="-0.142162398" calcext:value-type="float">
            <text:p>-1.42E-001</text:p>
          </table:table-cell>
          <table:table-cell table:style-name="ce5" office:value-type="float" office:value="-0.417288423" calcext:value-type="float">
            <text:p>-4.17E-001</text:p>
          </table:table-cell>
          <table:table-cell table:formula="of:=[.A399]/[.$K$4]" office:value-type="float" office:value="-1.42162398" calcext:value-type="float">
            <text:p>-1.42162398</text:p>
          </table:table-cell>
          <table:table-cell table:number-columns-repeated="1019"/>
        </table:table-row>
        <table:table-row table:style-name="ro1">
          <table:table-cell table:style-name="ce2" office:value-type="float" office:value="-0.142001405" calcext:value-type="float">
            <text:p>-1.42E-001</text:p>
          </table:table-cell>
          <table:table-cell table:style-name="ce5" office:value-type="float" office:value="-0.417034298" calcext:value-type="float">
            <text:p>-4.17E-001</text:p>
          </table:table-cell>
          <table:table-cell table:formula="of:=[.A400]/[.$K$4]" office:value-type="float" office:value="-1.42001405" calcext:value-type="float">
            <text:p>-1.42001405</text:p>
          </table:table-cell>
          <table:table-cell table:number-columns-repeated="1019"/>
        </table:table-row>
        <table:table-row table:style-name="ro1">
          <table:table-cell table:style-name="ce2" office:value-type="float" office:value="-0.141775176" calcext:value-type="float">
            <text:p>-1.42E-001</text:p>
          </table:table-cell>
          <table:table-cell table:style-name="ce5" office:value-type="float" office:value="-0.416686088" calcext:value-type="float">
            <text:p>-4.17E-001</text:p>
          </table:table-cell>
          <table:table-cell table:formula="of:=[.A401]/[.$K$4]" office:value-type="float" office:value="-1.41775176" calcext:value-type="float">
            <text:p>-1.41775176</text:p>
          </table:table-cell>
          <table:table-cell table:number-columns-repeated="1019"/>
        </table:table-row>
        <table:table-row table:style-name="ro1">
          <table:table-cell table:style-name="ce2" office:value-type="float" office:value="-0.141627833" calcext:value-type="float">
            <text:p>-1.42E-001</text:p>
          </table:table-cell>
          <table:table-cell table:style-name="ce5" office:value-type="float" office:value="-0.416328669" calcext:value-type="float">
            <text:p>-4.16E-001</text:p>
          </table:table-cell>
          <table:table-cell table:formula="of:=[.A402]/[.$K$4]" office:value-type="float" office:value="-1.41627833" calcext:value-type="float">
            <text:p>-1.41627833</text:p>
          </table:table-cell>
          <table:table-cell table:number-columns-repeated="1019"/>
        </table:table-row>
        <table:table-row table:style-name="ro1">
          <table:table-cell table:style-name="ce2" office:value-type="float" office:value="-0.141202644" calcext:value-type="float">
            <text:p>-1.41E-001</text:p>
          </table:table-cell>
          <table:table-cell table:style-name="ce5" office:value-type="float" office:value="-0.41580686" calcext:value-type="float">
            <text:p>-4.16E-001</text:p>
          </table:table-cell>
          <table:table-cell table:formula="of:=[.A403]/[.$K$4]" office:value-type="float" office:value="-1.41202644" calcext:value-type="float">
            <text:p>-1.41202644</text:p>
          </table:table-cell>
          <table:table-cell table:number-columns-repeated="1019"/>
        </table:table-row>
        <table:table-row table:style-name="ro1">
          <table:table-cell table:style-name="ce2" office:value-type="float" office:value="-0.140907928" calcext:value-type="float">
            <text:p>-1.41E-001</text:p>
          </table:table-cell>
          <table:table-cell table:style-name="ce5" office:value-type="float" office:value="-0.414971143" calcext:value-type="float">
            <text:p>-4.15E-001</text:p>
          </table:table-cell>
          <table:table-cell table:formula="of:=[.A404]/[.$K$4]" office:value-type="float" office:value="-1.40907928" calcext:value-type="float">
            <text:p>-1.40907928</text:p>
          </table:table-cell>
          <table:table-cell table:number-columns-repeated="1019"/>
        </table:table-row>
        <table:table-row table:style-name="ro1">
          <table:table-cell table:style-name="ce2" office:value-type="float" office:value="-0.140584573" calcext:value-type="float">
            <text:p>-1.41E-001</text:p>
          </table:table-cell>
          <table:table-cell table:style-name="ce5" office:value-type="float" office:value="-0.414355785" calcext:value-type="float">
            <text:p>-4.14E-001</text:p>
          </table:table-cell>
          <table:table-cell table:formula="of:=[.A405]/[.$K$4]" office:value-type="float" office:value="-1.40584573" calcext:value-type="float">
            <text:p>-1.40584573</text:p>
          </table:table-cell>
          <table:table-cell table:number-columns-repeated="1019"/>
        </table:table-row>
        <table:table-row table:style-name="ro1">
          <table:table-cell table:style-name="ce2" office:value-type="float" office:value="-0.140226915" calcext:value-type="float">
            <text:p>-1.40E-001</text:p>
          </table:table-cell>
          <table:table-cell table:style-name="ce5" office:value-type="float" office:value="-0.413748533" calcext:value-type="float">
            <text:p>-4.14E-001</text:p>
          </table:table-cell>
          <table:table-cell table:formula="of:=[.A406]/[.$K$4]" office:value-type="float" office:value="-1.40226915" calcext:value-type="float">
            <text:p>-1.40226915</text:p>
          </table:table-cell>
          <table:table-cell table:number-columns-repeated="1019"/>
        </table:table-row>
        <table:table-row table:style-name="ro1">
          <table:table-cell table:style-name="ce2" office:value-type="float" office:value="-0.139774457" calcext:value-type="float">
            <text:p>-1.40E-001</text:p>
          </table:table-cell>
          <table:table-cell table:style-name="ce5" office:value-type="float" office:value="-0.413137436" calcext:value-type="float">
            <text:p>-4.13E-001</text:p>
          </table:table-cell>
          <table:table-cell table:formula="of:=[.A407]/[.$K$4]" office:value-type="float" office:value="-1.39774457" calcext:value-type="float">
            <text:p>-1.39774457</text:p>
          </table:table-cell>
          <table:table-cell table:number-columns-repeated="1019"/>
        </table:table-row>
        <table:table-row table:style-name="ro1">
          <table:table-cell table:style-name="ce2" office:value-type="float" office:value="-0.139405146" calcext:value-type="float">
            <text:p>-1.39E-001</text:p>
          </table:table-cell>
          <table:table-cell table:style-name="ce5" office:value-type="float" office:value="-0.412441015" calcext:value-type="float">
            <text:p>-4.12E-001</text:p>
          </table:table-cell>
          <table:table-cell table:formula="of:=[.A408]/[.$K$4]" office:value-type="float" office:value="-1.39405146" calcext:value-type="float">
            <text:p>-1.39405146</text:p>
          </table:table-cell>
          <table:table-cell table:number-columns-repeated="1019"/>
        </table:table-row>
        <table:table-row table:style-name="ro1">
          <table:table-cell table:style-name="ce2" office:value-type="float" office:value="-0.139266104" calcext:value-type="float">
            <text:p>-1.39E-001</text:p>
          </table:table-cell>
          <table:table-cell table:style-name="ce5" office:value-type="float" office:value="-0.411932647" calcext:value-type="float">
            <text:p>-4.12E-001</text:p>
          </table:table-cell>
          <table:table-cell table:formula="of:=[.A409]/[.$K$4]" office:value-type="float" office:value="-1.39266104" calcext:value-type="float">
            <text:p>-1.39266104</text:p>
          </table:table-cell>
          <table:table-cell table:number-columns-repeated="1019"/>
        </table:table-row>
        <table:table-row table:style-name="ro1">
          <table:table-cell table:style-name="ce2" office:value-type="float" office:value="-0.138819054" calcext:value-type="float">
            <text:p>-1.39E-001</text:p>
          </table:table-cell>
          <table:table-cell table:style-name="ce5" office:value-type="float" office:value="-0.411092311" calcext:value-type="float">
            <text:p>-4.11E-001</text:p>
          </table:table-cell>
          <table:table-cell table:formula="of:=[.A410]/[.$K$4]" office:value-type="float" office:value="-1.38819054" calcext:value-type="float">
            <text:p>-1.388190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38353735" calcext:value-type="float">
            <text:p>-1.38E-001</text:p>
          </table:table-cell>
          <table:table-cell table:style-name="ce5" office:value-type="float" office:value="-0.410535723" calcext:value-type="float">
            <text:p>-4.11E-001</text:p>
          </table:table-cell>
          <table:table-cell table:formula="of:=[.A411]/[.$K$4]" office:value-type="float" office:value="-1.38353735" calcext:value-type="float">
            <text:p>-1.38353735</text:p>
          </table:table-cell>
          <table:table-cell table:number-columns-repeated="1019"/>
        </table:table-row>
        <table:table-row table:style-name="ro1">
          <table:table-cell table:style-name="ce2" office:value-type="float" office:value="-0.138203308" calcext:value-type="float">
            <text:p>-1.38E-001</text:p>
          </table:table-cell>
          <table:table-cell table:style-name="ce5" office:value-type="float" office:value="-0.409658462" calcext:value-type="float">
            <text:p>-4.10E-001</text:p>
          </table:table-cell>
          <table:table-cell table:formula="of:=[.A412]/[.$K$4]" office:value-type="float" office:value="-1.38203308" calcext:value-type="float">
            <text:p>-1.38203308</text:p>
          </table:table-cell>
          <table:table-cell table:number-columns-repeated="1019"/>
        </table:table-row>
        <table:table-row table:style-name="ro1">
          <table:table-cell table:style-name="ce2" office:value-type="float" office:value="-0.137653038" calcext:value-type="float">
            <text:p>-1.38E-001</text:p>
          </table:table-cell>
          <table:table-cell table:style-name="ce5" office:value-type="float" office:value="-0.408911586" calcext:value-type="float">
            <text:p>-4.09E-001</text:p>
          </table:table-cell>
          <table:table-cell table:formula="of:=[.A413]/[.$K$4]" office:value-type="float" office:value="-1.37653038" calcext:value-type="float">
            <text:p>-1.37653038</text:p>
          </table:table-cell>
          <table:table-cell table:number-columns-repeated="1019"/>
        </table:table-row>
        <table:table-row table:style-name="ro1">
          <table:table-cell table:style-name="ce2" office:value-type="float" office:value="-0.137080297" calcext:value-type="float">
            <text:p>-1.37E-001</text:p>
          </table:table-cell>
          <table:table-cell table:style-name="ce5" office:value-type="float" office:value="-0.408130705" calcext:value-type="float">
            <text:p>-4.08E-001</text:p>
          </table:table-cell>
          <table:table-cell table:formula="of:=[.A414]/[.$K$4]" office:value-type="float" office:value="-1.37080297" calcext:value-type="float">
            <text:p>-1.37080297</text:p>
          </table:table-cell>
          <table:table-cell table:number-columns-repeated="1019"/>
        </table:table-row>
        <table:table-row table:style-name="ro1">
          <table:table-cell table:style-name="ce2" office:value-type="float" office:value="-0.136737928" calcext:value-type="float">
            <text:p>-1.37E-001</text:p>
          </table:table-cell>
          <table:table-cell table:style-name="ce5" office:value-type="float" office:value="-0.407142878" calcext:value-type="float">
            <text:p>-4.07E-001</text:p>
          </table:table-cell>
          <table:table-cell table:formula="of:=[.A415]/[.$K$4]" office:value-type="float" office:value="-1.36737928" calcext:value-type="float">
            <text:p>-1.36737928</text:p>
          </table:table-cell>
          <table:table-cell table:number-columns-repeated="1019"/>
        </table:table-row>
        <table:table-row table:style-name="ro1">
          <table:table-cell table:style-name="ce2" office:value-type="float" office:value="-0.13637653" calcext:value-type="float">
            <text:p>-1.36E-001</text:p>
          </table:table-cell>
          <table:table-cell table:style-name="ce5" office:value-type="float" office:value="-0.406429052" calcext:value-type="float">
            <text:p>-4.06E-001</text:p>
          </table:table-cell>
          <table:table-cell table:formula="of:=[.A416]/[.$K$4]" office:value-type="float" office:value="-1.3637653" calcext:value-type="float">
            <text:p>-1.3637653</text:p>
          </table:table-cell>
          <table:table-cell table:number-columns-repeated="1019"/>
        </table:table-row>
        <table:table-row table:style-name="ro1">
          <table:table-cell table:style-name="ce2" office:value-type="float" office:value="-0.135969445" calcext:value-type="float">
            <text:p>-1.36E-001</text:p>
          </table:table-cell>
          <table:table-cell table:style-name="ce5" office:value-type="float" office:value="-0.405775517" calcext:value-type="float">
            <text:p>-4.06E-001</text:p>
          </table:table-cell>
          <table:table-cell table:formula="of:=[.A417]/[.$K$4]" office:value-type="float" office:value="-1.35969445" calcext:value-type="float">
            <text:p>-1.35969445</text:p>
          </table:table-cell>
          <table:table-cell table:number-columns-repeated="1019"/>
        </table:table-row>
        <table:table-row table:style-name="ro1">
          <table:table-cell table:style-name="ce2" office:value-type="float" office:value="-0.135755703" calcext:value-type="float">
            <text:p>-1.36E-001</text:p>
          </table:table-cell>
          <table:table-cell table:style-name="ce5" office:value-type="float" office:value="-0.405557483" calcext:value-type="float">
            <text:p>-4.06E-001</text:p>
          </table:table-cell>
          <table:table-cell table:formula="of:=[.A418]/[.$K$4]" office:value-type="float" office:value="-1.35755703" calcext:value-type="float">
            <text:p>-1.35755703</text:p>
          </table:table-cell>
          <table:table-cell table:number-columns-repeated="1019"/>
        </table:table-row>
        <table:table-row table:style-name="ro1">
          <table:table-cell table:style-name="ce2" office:value-type="float" office:value="-0.135695651" calcext:value-type="float">
            <text:p>-1.36E-001</text:p>
          </table:table-cell>
          <table:table-cell table:style-name="ce5" office:value-type="float" office:value="-0.405260354" calcext:value-type="float">
            <text:p>-4.05E-001</text:p>
          </table:table-cell>
          <table:table-cell table:formula="of:=[.A419]/[.$K$4]" office:value-type="float" office:value="-1.35695651" calcext:value-type="float">
            <text:p>-1.35695651</text:p>
          </table:table-cell>
          <table:table-cell table:number-columns-repeated="1019"/>
        </table:table-row>
        <table:table-row table:style-name="ro1">
          <table:table-cell table:style-name="ce2" office:value-type="float" office:value="-0.135471776" calcext:value-type="float">
            <text:p>-1.35E-001</text:p>
          </table:table-cell>
          <table:table-cell table:style-name="ce5" office:value-type="float" office:value="-0.404982388" calcext:value-type="float">
            <text:p>-4.05E-001</text:p>
          </table:table-cell>
          <table:table-cell table:formula="of:=[.A420]/[.$K$4]" office:value-type="float" office:value="-1.35471776" calcext:value-type="float">
            <text:p>-1.35471776</text:p>
          </table:table-cell>
          <table:table-cell table:number-columns-repeated="1019"/>
        </table:table-row>
        <table:table-row table:style-name="ro1">
          <table:table-cell table:style-name="ce2" office:value-type="float" office:value="-0.135227814" calcext:value-type="float">
            <text:p>-1.35E-001</text:p>
          </table:table-cell>
          <table:table-cell table:style-name="ce5" office:value-type="float" office:value="-0.404157043" calcext:value-type="float">
            <text:p>-4.04E-001</text:p>
          </table:table-cell>
          <table:table-cell table:formula="of:=[.A421]/[.$K$4]" office:value-type="float" office:value="-1.35227814" calcext:value-type="float">
            <text:p>-1.35227814</text:p>
          </table:table-cell>
          <table:table-cell table:number-columns-repeated="1019"/>
        </table:table-row>
        <table:table-row table:style-name="ro1">
          <table:table-cell table:style-name="ce2" office:value-type="float" office:value="-0.134928554" calcext:value-type="float">
            <text:p>-1.35E-001</text:p>
          </table:table-cell>
          <table:table-cell table:style-name="ce5" office:value-type="float" office:value="-0.403261423" calcext:value-type="float">
            <text:p>-4.03E-001</text:p>
          </table:table-cell>
          <table:table-cell table:formula="of:=[.A422]/[.$K$4]" office:value-type="float" office:value="-1.34928554" calcext:value-type="float">
            <text:p>-1.349285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34499952" calcext:value-type="float">
            <text:p>-1.34E-001</text:p>
          </table:table-cell>
          <table:table-cell table:style-name="ce5" office:value-type="float" office:value="-0.403016269" calcext:value-type="float">
            <text:p>-4.03E-001</text:p>
          </table:table-cell>
          <table:table-cell table:formula="of:=[.A423]/[.$K$4]" office:value-type="float" office:value="-1.34499952" calcext:value-type="float">
            <text:p>-1.34499952</text:p>
          </table:table-cell>
          <table:table-cell table:number-columns-repeated="1019"/>
        </table:table-row>
        <table:table-row table:style-name="ro1">
          <table:table-cell table:style-name="ce2" office:value-type="float" office:value="-0.134255975" calcext:value-type="float">
            <text:p>-1.34E-001</text:p>
          </table:table-cell>
          <table:table-cell table:style-name="ce5" office:value-type="float" office:value="-0.402250856" calcext:value-type="float">
            <text:p>-4.02E-001</text:p>
          </table:table-cell>
          <table:table-cell table:formula="of:=[.A424]/[.$K$4]" office:value-type="float" office:value="-1.34255975" calcext:value-type="float">
            <text:p>-1.34255975</text:p>
          </table:table-cell>
          <table:table-cell table:number-columns-repeated="1019"/>
        </table:table-row>
        <table:table-row table:style-name="ro1">
          <table:table-cell table:style-name="ce2" office:value-type="float" office:value="-0.133953005" calcext:value-type="float">
            <text:p>-1.34E-001</text:p>
          </table:table-cell>
          <table:table-cell table:style-name="ce5" office:value-type="float" office:value="-0.401713759" calcext:value-type="float">
            <text:p>-4.02E-001</text:p>
          </table:table-cell>
          <table:table-cell table:formula="of:=[.A425]/[.$K$4]" office:value-type="float" office:value="-1.33953005" calcext:value-type="float">
            <text:p>-1.33953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133755386" calcext:value-type="float">
            <text:p>-1.34E-001</text:p>
          </table:table-cell>
          <table:table-cell table:style-name="ce5" office:value-type="float" office:value="-0.40150851" calcext:value-type="float">
            <text:p>-4.02E-001</text:p>
          </table:table-cell>
          <table:table-cell table:formula="of:=[.A426]/[.$K$4]" office:value-type="float" office:value="-1.33755386" calcext:value-type="float">
            <text:p>-1.33755386</text:p>
          </table:table-cell>
          <table:table-cell table:number-columns-repeated="1019"/>
        </table:table-row>
        <table:table-row table:style-name="ro1">
          <table:table-cell table:style-name="ce2" office:value-type="float" office:value="-0.133539423" calcext:value-type="float">
            <text:p>-1.34E-001</text:p>
          </table:table-cell>
          <table:table-cell table:style-name="ce5" office:value-type="float" office:value="-0.40071255" calcext:value-type="float">
            <text:p>-4.01E-001</text:p>
          </table:table-cell>
          <table:table-cell table:formula="of:=[.A427]/[.$K$4]" office:value-type="float" office:value="-1.33539423" calcext:value-type="float">
            <text:p>-1.33539423</text:p>
          </table:table-cell>
          <table:table-cell table:number-columns-repeated="1019"/>
        </table:table-row>
        <table:table-row table:style-name="ro1">
          <table:table-cell table:style-name="ce2" office:value-type="float" office:value="-0.133027151" calcext:value-type="float">
            <text:p>-1.33E-001</text:p>
          </table:table-cell>
          <table:table-cell table:style-name="ce5" office:value-type="float" office:value="-0.399695426" calcext:value-type="float">
            <text:p>-4.00E-001</text:p>
          </table:table-cell>
          <table:table-cell table:formula="of:=[.A428]/[.$K$4]" office:value-type="float" office:value="-1.33027151" calcext:value-type="float">
            <text:p>-1.33027151</text:p>
          </table:table-cell>
          <table:table-cell table:number-columns-repeated="1019"/>
        </table:table-row>
        <table:table-row table:style-name="ro1">
          <table:table-cell table:style-name="ce2" office:value-type="float" office:value="-0.132727623" calcext:value-type="float">
            <text:p>-1.33E-001</text:p>
          </table:table-cell>
          <table:table-cell table:style-name="ce5" office:value-type="float" office:value="-0.399157166" calcext:value-type="float">
            <text:p>-3.99E-001</text:p>
          </table:table-cell>
          <table:table-cell table:formula="of:=[.A429]/[.$K$4]" office:value-type="float" office:value="-1.32727623" calcext:value-type="float">
            <text:p>-1.32727623</text:p>
          </table:table-cell>
          <table:table-cell table:number-columns-repeated="1019"/>
        </table:table-row>
        <table:table-row table:style-name="ro1">
          <table:table-cell table:style-name="ce2" office:value-type="float" office:value="-0.132487372" calcext:value-type="float">
            <text:p>-1.32E-001</text:p>
          </table:table-cell>
          <table:table-cell table:style-name="ce5" office:value-type="float" office:value="-0.398628205" calcext:value-type="float">
            <text:p>-3.99E-001</text:p>
          </table:table-cell>
          <table:table-cell table:formula="of:=[.A430]/[.$K$4]" office:value-type="float" office:value="-1.32487372" calcext:value-type="float">
            <text:p>-1.32487372</text:p>
          </table:table-cell>
          <table:table-cell table:number-columns-repeated="1019"/>
        </table:table-row>
        <table:table-row table:style-name="ro1">
          <table:table-cell table:style-name="ce2" office:value-type="float" office:value="-0.13199462" calcext:value-type="float">
            <text:p>-1.32E-001</text:p>
          </table:table-cell>
          <table:table-cell table:style-name="ce5" office:value-type="float" office:value="-0.397638798" calcext:value-type="float">
            <text:p>-3.98E-001</text:p>
          </table:table-cell>
          <table:table-cell table:formula="of:=[.A431]/[.$K$4]" office:value-type="float" office:value="-1.3199462" calcext:value-type="float">
            <text:p>-1.3199462</text:p>
          </table:table-cell>
          <table:table-cell table:number-columns-repeated="1019"/>
        </table:table-row>
        <table:table-row table:style-name="ro1">
          <table:table-cell table:style-name="ce2" office:value-type="float" office:value="-0.13176991" calcext:value-type="float">
            <text:p>-1.32E-001</text:p>
          </table:table-cell>
          <table:table-cell table:style-name="ce5" office:value-type="float" office:value="-0.397276342" calcext:value-type="float">
            <text:p>-3.97E-001</text:p>
          </table:table-cell>
          <table:table-cell table:formula="of:=[.A432]/[.$K$4]" office:value-type="float" office:value="-1.3176991" calcext:value-type="float">
            <text:p>-1.3176991</text:p>
          </table:table-cell>
          <table:table-cell table:number-columns-repeated="1019"/>
        </table:table-row>
        <table:table-row table:style-name="ro1">
          <table:table-cell table:style-name="ce2" office:value-type="float" office:value="-0.131575003" calcext:value-type="float">
            <text:p>-1.32E-001</text:p>
          </table:table-cell>
          <table:table-cell table:style-name="ce5" office:value-type="float" office:value="-0.39681381" calcext:value-type="float">
            <text:p>-3.97E-001</text:p>
          </table:table-cell>
          <table:table-cell table:formula="of:=[.A433]/[.$K$4]" office:value-type="float" office:value="-1.31575003" calcext:value-type="float">
            <text:p>-1.31575003</text:p>
          </table:table-cell>
          <table:table-cell table:number-columns-repeated="1019"/>
        </table:table-row>
        <table:table-row table:style-name="ro1">
          <table:table-cell table:style-name="ce2" office:value-type="float" office:value="-0.13112241" calcext:value-type="float">
            <text:p>-1.31E-001</text:p>
          </table:table-cell>
          <table:table-cell table:style-name="ce5" office:value-type="float" office:value="-0.395769387" calcext:value-type="float">
            <text:p>-3.96E-001</text:p>
          </table:table-cell>
          <table:table-cell table:formula="of:=[.A434]/[.$K$4]" office:value-type="float" office:value="-1.3112241" calcext:value-type="float">
            <text:p>-1.3112241</text:p>
          </table:table-cell>
          <table:table-cell table:number-columns-repeated="1019"/>
        </table:table-row>
        <table:table-row table:style-name="ro1">
          <table:table-cell table:style-name="ce2" office:value-type="float" office:value="-0.130840376" calcext:value-type="float">
            <text:p>-1.31E-001</text:p>
          </table:table-cell>
          <table:table-cell table:style-name="ce5" office:value-type="float" office:value="-0.3951599" calcext:value-type="float">
            <text:p>-3.95E-001</text:p>
          </table:table-cell>
          <table:table-cell table:formula="of:=[.A435]/[.$K$4]" office:value-type="float" office:value="-1.30840376" calcext:value-type="float">
            <text:p>-1.30840376</text:p>
          </table:table-cell>
          <table:table-cell table:number-columns-repeated="1019"/>
        </table:table-row>
        <table:table-row table:style-name="ro1">
          <table:table-cell table:style-name="ce2" office:value-type="float" office:value="-0.130560592" calcext:value-type="float">
            <text:p>-1.31E-001</text:p>
          </table:table-cell>
          <table:table-cell table:style-name="ce5" office:value-type="float" office:value="-0.394513637" calcext:value-type="float">
            <text:p>-3.95E-001</text:p>
          </table:table-cell>
          <table:table-cell table:formula="of:=[.A436]/[.$K$4]" office:value-type="float" office:value="-1.30560592" calcext:value-type="float">
            <text:p>-1.30560592</text:p>
          </table:table-cell>
          <table:table-cell table:number-columns-repeated="1019"/>
        </table:table-row>
        <table:table-row table:style-name="ro1">
          <table:table-cell table:style-name="ce2" office:value-type="float" office:value="-0.130012825" calcext:value-type="float">
            <text:p>-1.30E-001</text:p>
          </table:table-cell>
          <table:table-cell table:style-name="ce5" office:value-type="float" office:value="-0.393708527" calcext:value-type="float">
            <text:p>-3.94E-001</text:p>
          </table:table-cell>
          <table:table-cell table:formula="of:=[.A437]/[.$K$4]" office:value-type="float" office:value="-1.30012825" calcext:value-type="float">
            <text:p>-1.30012825</text:p>
          </table:table-cell>
          <table:table-cell table:number-columns-repeated="1019"/>
        </table:table-row>
        <table:table-row table:style-name="ro1">
          <table:table-cell table:style-name="ce2" office:value-type="float" office:value="-0.129658937" calcext:value-type="float">
            <text:p>-1.30E-001</text:p>
          </table:table-cell>
          <table:table-cell table:style-name="ce5" office:value-type="float" office:value="-0.392519504" calcext:value-type="float">
            <text:p>-3.93E-001</text:p>
          </table:table-cell>
          <table:table-cell table:formula="of:=[.A438]/[.$K$4]" office:value-type="float" office:value="-1.29658937" calcext:value-type="float">
            <text:p>-1.29658937</text:p>
          </table:table-cell>
          <table:table-cell table:number-columns-repeated="1019"/>
        </table:table-row>
        <table:table-row table:style-name="ro1">
          <table:table-cell table:style-name="ce2" office:value-type="float" office:value="-0.129287556" calcext:value-type="float">
            <text:p>-1.29E-001</text:p>
          </table:table-cell>
          <table:table-cell table:style-name="ce5" office:value-type="float" office:value="-0.391232371" calcext:value-type="float">
            <text:p>-3.91E-001</text:p>
          </table:table-cell>
          <table:table-cell table:formula="of:=[.A439]/[.$K$4]" office:value-type="float" office:value="-1.29287556" calcext:value-type="float">
            <text:p>-1.29287556</text:p>
          </table:table-cell>
          <table:table-cell table:number-columns-repeated="1019"/>
        </table:table-row>
        <table:table-row table:style-name="ro1">
          <table:table-cell table:style-name="ce2" office:value-type="float" office:value="-0.128690496" calcext:value-type="float">
            <text:p>-1.29E-001</text:p>
          </table:table-cell>
          <table:table-cell table:style-name="ce5" office:value-type="float" office:value="-0.390307099" calcext:value-type="float">
            <text:p>-3.90E-001</text:p>
          </table:table-cell>
          <table:table-cell table:formula="of:=[.A440]/[.$K$4]" office:value-type="float" office:value="-1.28690496" calcext:value-type="float">
            <text:p>-1.28690496</text:p>
          </table:table-cell>
          <table:table-cell table:number-columns-repeated="1019"/>
        </table:table-row>
        <table:table-row table:style-name="ro1">
          <table:table-cell table:style-name="ce2" office:value-type="float" office:value="-0.128095806" calcext:value-type="float">
            <text:p>-1.28E-001</text:p>
          </table:table-cell>
          <table:table-cell table:style-name="ce5" office:value-type="float" office:value="-0.389345348" calcext:value-type="float">
            <text:p>-3.89E-001</text:p>
          </table:table-cell>
          <table:table-cell table:formula="of:=[.A441]/[.$K$4]" office:value-type="float" office:value="-1.28095806" calcext:value-type="float">
            <text:p>-1.28095806</text:p>
          </table:table-cell>
          <table:table-cell table:number-columns-repeated="1019"/>
        </table:table-row>
        <table:table-row table:style-name="ro1">
          <table:table-cell table:style-name="ce2" office:value-type="float" office:value="-0.127592161" calcext:value-type="float">
            <text:p>-1.28E-001</text:p>
          </table:table-cell>
          <table:table-cell table:style-name="ce5" office:value-type="float" office:value="-0.387577891" calcext:value-type="float">
            <text:p>-3.88E-001</text:p>
          </table:table-cell>
          <table:table-cell table:formula="of:=[.A442]/[.$K$4]" office:value-type="float" office:value="-1.27592161" calcext:value-type="float">
            <text:p>-1.27592161</text:p>
          </table:table-cell>
          <table:table-cell table:number-columns-repeated="1019"/>
        </table:table-row>
        <table:table-row table:style-name="ro1">
          <table:table-cell table:style-name="ce2" office:value-type="float" office:value="-0.127078652" calcext:value-type="float">
            <text:p>-1.27E-001</text:p>
          </table:table-cell>
          <table:table-cell table:style-name="ce5" office:value-type="float" office:value="-0.386553735" calcext:value-type="float">
            <text:p>-3.87E-001</text:p>
          </table:table-cell>
          <table:table-cell table:formula="of:=[.A443]/[.$K$4]" office:value-type="float" office:value="-1.27078652" calcext:value-type="float">
            <text:p>-1.27078652</text:p>
          </table:table-cell>
          <table:table-cell table:number-columns-repeated="1019"/>
        </table:table-row>
        <table:table-row table:style-name="ro1">
          <table:table-cell table:style-name="ce2" office:value-type="float" office:value="-0.126472831" calcext:value-type="float">
            <text:p>-1.26E-001</text:p>
          </table:table-cell>
          <table:table-cell table:style-name="ce5" office:value-type="float" office:value="-0.385268897" calcext:value-type="float">
            <text:p>-3.85E-001</text:p>
          </table:table-cell>
          <table:table-cell table:formula="of:=[.A444]/[.$K$4]" office:value-type="float" office:value="-1.26472831" calcext:value-type="float">
            <text:p>-1.26472831</text:p>
          </table:table-cell>
          <table:table-cell table:number-columns-repeated="1019"/>
        </table:table-row>
        <table:table-row table:style-name="ro1">
          <table:table-cell table:style-name="ce2" office:value-type="float" office:value="-0.126148298" calcext:value-type="float">
            <text:p>-1.26E-001</text:p>
          </table:table-cell>
          <table:table-cell table:style-name="ce5" office:value-type="float" office:value="-0.384644777" calcext:value-type="float">
            <text:p>-3.85E-001</text:p>
          </table:table-cell>
          <table:table-cell table:formula="of:=[.A445]/[.$K$4]" office:value-type="float" office:value="-1.26148298" calcext:value-type="float">
            <text:p>-1.26148298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92867" calcext:value-type="float">
            <text:p>-1.26E-001</text:p>
          </table:table-cell>
          <table:table-cell table:style-name="ce5" office:value-type="float" office:value="-0.384453535" calcext:value-type="float">
            <text:p>-3.84E-001</text:p>
          </table:table-cell>
          <table:table-cell table:formula="of:=[.A446]/[.$K$4]" office:value-type="float" office:value="-1.2592867" calcext:value-type="float">
            <text:p>-1.2592867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902683" calcext:value-type="float">
            <text:p>-1.26E-001</text:p>
          </table:table-cell>
          <table:table-cell table:style-name="ce5" office:value-type="float" office:value="-0.3844513" calcext:value-type="float">
            <text:p>-3.84E-001</text:p>
          </table:table-cell>
          <table:table-cell table:formula="of:=[.A447]/[.$K$4]" office:value-type="float" office:value="-1.25902683" calcext:value-type="float">
            <text:p>-1.25902683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90161" calcext:value-type="float">
            <text:p>-1.26E-001</text:p>
          </table:table-cell>
          <table:table-cell table:style-name="ce5" office:value-type="float" office:value="-0.384438604" calcext:value-type="float">
            <text:p>-3.84E-001</text:p>
          </table:table-cell>
          <table:table-cell table:formula="of:=[.A448]/[.$K$4]" office:value-type="float" office:value="-1.2590161" calcext:value-type="float">
            <text:p>-1.2590161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901178" calcext:value-type="float">
            <text:p>-1.26E-001</text:p>
          </table:table-cell>
          <table:table-cell table:style-name="ce5" office:value-type="float" office:value="-0.384430915" calcext:value-type="float">
            <text:p>-3.84E-001</text:p>
          </table:table-cell>
          <table:table-cell table:formula="of:=[.A449]/[.$K$4]" office:value-type="float" office:value="-1.25901178" calcext:value-type="float">
            <text:p>-1.25901178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90161" calcext:value-type="float">
            <text:p>-1.26E-001</text:p>
          </table:table-cell>
          <table:table-cell table:style-name="ce5" office:value-type="float" office:value="-0.384427875" calcext:value-type="float">
            <text:p>-3.84E-001</text:p>
          </table:table-cell>
          <table:table-cell table:formula="of:=[.A450]/[.$K$4]" office:value-type="float" office:value="-1.2590161" calcext:value-type="float">
            <text:p>-1.2590161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907123" calcext:value-type="float">
            <text:p>-1.26E-001</text:p>
          </table:table-cell>
          <table:table-cell table:style-name="ce5" office:value-type="float" office:value="-0.384416074" calcext:value-type="float">
            <text:p>-3.84E-001</text:p>
          </table:table-cell>
          <table:table-cell table:formula="of:=[.A451]/[.$K$4]" office:value-type="float" office:value="-1.25907123" calcext:value-type="float">
            <text:p>-1.25907123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885099" calcext:value-type="float">
            <text:p>-1.26E-001</text:p>
          </table:table-cell>
          <table:table-cell table:style-name="ce5" office:value-type="float" office:value="-0.38433522" calcext:value-type="float">
            <text:p>-3.84E-001</text:p>
          </table:table-cell>
          <table:table-cell table:formula="of:=[.A452]/[.$K$4]" office:value-type="float" office:value="-1.25885099" calcext:value-type="float">
            <text:p>-1.258850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826091" calcext:value-type="float">
            <text:p>-1.26E-001</text:p>
          </table:table-cell>
          <table:table-cell table:style-name="ce5" office:value-type="float" office:value="-0.383857906" calcext:value-type="float">
            <text:p>-3.84E-001</text:p>
          </table:table-cell>
          <table:table-cell table:formula="of:=[.A453]/[.$K$4]" office:value-type="float" office:value="-1.25826091" calcext:value-type="float">
            <text:p>-1.25826091</text:p>
          </table:table-cell>
          <table:table-cell table:number-columns-repeated="1019"/>
        </table:table-row>
        <table:table-row table:style-name="ro1">
          <table:table-cell table:style-name="ce2" office:value-type="float" office:value="-0.125032902" calcext:value-type="float">
            <text:p>-1.25E-001</text:p>
          </table:table-cell>
          <table:table-cell table:style-name="ce5" office:value-type="float" office:value="-0.382570535" calcext:value-type="float">
            <text:p>-3.83E-001</text:p>
          </table:table-cell>
          <table:table-cell table:formula="of:=[.A454]/[.$K$4]" office:value-type="float" office:value="-1.25032902" calcext:value-type="float">
            <text:p>-1.25032902</text:p>
          </table:table-cell>
          <table:table-cell table:number-columns-repeated="1019"/>
        </table:table-row>
        <table:table-row table:style-name="ro1">
          <table:table-cell table:style-name="ce2" office:value-type="float" office:value="-0.12401785" calcext:value-type="float">
            <text:p>-1.24E-001</text:p>
          </table:table-cell>
          <table:table-cell table:style-name="ce5" office:value-type="float" office:value="-0.380157024" calcext:value-type="float">
            <text:p>-3.80E-001</text:p>
          </table:table-cell>
          <table:table-cell table:formula="of:=[.A455]/[.$K$4]" office:value-type="float" office:value="-1.2401785" calcext:value-type="float">
            <text:p>-1.2401785</text:p>
          </table:table-cell>
          <table:table-cell table:number-columns-repeated="1019"/>
        </table:table-row>
        <table:table-row table:style-name="ro1">
          <table:table-cell table:style-name="ce2" office:value-type="float" office:value="-0.123659454" calcext:value-type="float">
            <text:p>-1.24E-001</text:p>
          </table:table-cell>
          <table:table-cell table:style-name="ce5" office:value-type="float" office:value="-0.37703684" calcext:value-type="float">
            <text:p>-3.77E-001</text:p>
          </table:table-cell>
          <table:table-cell table:formula="of:=[.A456]/[.$K$4]" office:value-type="float" office:value="-1.23659454" calcext:value-type="float">
            <text:p>-1.236594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22287244" calcext:value-type="float">
            <text:p>-1.22E-001</text:p>
          </table:table-cell>
          <table:table-cell table:style-name="ce5" office:value-type="float" office:value="-0.376015186" calcext:value-type="float">
            <text:p>-3.76E-001</text:p>
          </table:table-cell>
          <table:table-cell table:formula="of:=[.A457]/[.$K$4]" office:value-type="float" office:value="-1.22287244" calcext:value-type="float">
            <text:p>-1.22287244</text:p>
          </table:table-cell>
          <table:table-cell table:number-columns-repeated="1019"/>
        </table:table-row>
        <table:table-row table:style-name="ro1">
          <table:table-cell table:style-name="ce2" office:value-type="float" office:value="-0.121409215" calcext:value-type="float">
            <text:p>-1.21E-001</text:p>
          </table:table-cell>
          <table:table-cell table:style-name="ce5" office:value-type="float" office:value="-0.373554081" calcext:value-type="float">
            <text:p>-3.74E-001</text:p>
          </table:table-cell>
          <table:table-cell table:formula="of:=[.A458]/[.$K$4]" office:value-type="float" office:value="-1.21409215" calcext:value-type="float">
            <text:p>-1.21409215</text:p>
          </table:table-cell>
          <table:table-cell table:number-columns-repeated="1019"/>
        </table:table-row>
        <table:table-row table:style-name="ro1">
          <table:table-cell table:style-name="ce2" office:value-type="float" office:value="-0.120838985" calcext:value-type="float">
            <text:p>-1.21E-001</text:p>
          </table:table-cell>
          <table:table-cell table:style-name="ce5" office:value-type="float" office:value="-0.371358275" calcext:value-type="float">
            <text:p>-3.71E-001</text:p>
          </table:table-cell>
          <table:table-cell table:formula="of:=[.A459]/[.$K$4]" office:value-type="float" office:value="-1.20838985" calcext:value-type="float">
            <text:p>-1.20838985</text:p>
          </table:table-cell>
          <table:table-cell table:number-columns-repeated="1019"/>
        </table:table-row>
        <table:table-row table:style-name="ro1">
          <table:table-cell table:style-name="ce2" office:value-type="float" office:value="-0.120189294" calcext:value-type="float">
            <text:p>-1.20E-001</text:p>
          </table:table-cell>
          <table:table-cell table:style-name="ce5" office:value-type="float" office:value="-0.369977146" calcext:value-type="float">
            <text:p>-3.70E-001</text:p>
          </table:table-cell>
          <table:table-cell table:formula="of:=[.A460]/[.$K$4]" office:value-type="float" office:value="-1.20189294" calcext:value-type="float">
            <text:p>-1.20189294</text:p>
          </table:table-cell>
          <table:table-cell table:number-columns-repeated="1019"/>
        </table:table-row>
        <table:table-row table:style-name="ro1">
          <table:table-cell table:style-name="ce2" office:value-type="float" office:value="-0.119348615" calcext:value-type="float">
            <text:p>-1.19E-001</text:p>
          </table:table-cell>
          <table:table-cell table:style-name="ce5" office:value-type="float" office:value="-0.368571788" calcext:value-type="float">
            <text:p>-3.69E-001</text:p>
          </table:table-cell>
          <table:table-cell table:formula="of:=[.A461]/[.$K$4]" office:value-type="float" office:value="-1.19348615" calcext:value-type="float">
            <text:p>-1.19348615</text:p>
          </table:table-cell>
          <table:table-cell table:number-columns-repeated="1019"/>
        </table:table-row>
        <table:table-row table:style-name="ro1">
          <table:table-cell table:style-name="ce2" office:value-type="float" office:value="-0.118708834" calcext:value-type="float">
            <text:p>-1.19E-001</text:p>
          </table:table-cell>
          <table:table-cell table:style-name="ce5" office:value-type="float" office:value="-0.36620757" calcext:value-type="float">
            <text:p>-3.66E-001</text:p>
          </table:table-cell>
          <table:table-cell table:formula="of:=[.A462]/[.$K$4]" office:value-type="float" office:value="-1.18708834" calcext:value-type="float">
            <text:p>-1.18708834</text:p>
          </table:table-cell>
          <table:table-cell table:number-columns-repeated="1019"/>
        </table:table-row>
        <table:table-row table:style-name="ro1">
          <table:table-cell table:style-name="ce2" office:value-type="float" office:value="-0.118065715" calcext:value-type="float">
            <text:p>-1.18E-001</text:p>
          </table:table-cell>
          <table:table-cell table:style-name="ce5" office:value-type="float" office:value="-0.364744037" calcext:value-type="float">
            <text:p>-3.65E-001</text:p>
          </table:table-cell>
          <table:table-cell table:formula="of:=[.A463]/[.$K$4]" office:value-type="float" office:value="-1.18065715" calcext:value-type="float">
            <text:p>-1.18065715</text:p>
          </table:table-cell>
          <table:table-cell table:number-columns-repeated="1019"/>
        </table:table-row>
        <table:table-row table:style-name="ro1">
          <table:table-cell table:style-name="ce2" office:value-type="float" office:value="-0.117185749" calcext:value-type="float">
            <text:p>-1.17E-001</text:p>
          </table:table-cell>
          <table:table-cell table:style-name="ce5" office:value-type="float" office:value="-0.363379419" calcext:value-type="float">
            <text:p>-3.63E-001</text:p>
          </table:table-cell>
          <table:table-cell table:formula="of:=[.A464]/[.$K$4]" office:value-type="float" office:value="-1.17185749" calcext:value-type="float">
            <text:p>-1.17185749</text:p>
          </table:table-cell>
          <table:table-cell table:number-columns-repeated="1019"/>
        </table:table-row>
        <table:table-row table:style-name="ro1">
          <table:table-cell table:style-name="ce2" office:value-type="float" office:value="-0.116762072" calcext:value-type="float">
            <text:p>-1.17E-001</text:p>
          </table:table-cell>
          <table:table-cell table:style-name="ce5" office:value-type="float" office:value="-0.361751288" calcext:value-type="float">
            <text:p>-3.62E-001</text:p>
          </table:table-cell>
          <table:table-cell table:formula="of:=[.A465]/[.$K$4]" office:value-type="float" office:value="-1.16762072" calcext:value-type="float">
            <text:p>-1.16762072</text:p>
          </table:table-cell>
          <table:table-cell table:number-columns-repeated="1019"/>
        </table:table-row>
        <table:table-row table:style-name="ro1">
          <table:table-cell table:style-name="ce2" office:value-type="float" office:value="-0.116360247" calcext:value-type="float">
            <text:p>-1.16E-001</text:p>
          </table:table-cell>
          <table:table-cell table:style-name="ce5" office:value-type="float" office:value="-0.360925287" calcext:value-type="float">
            <text:p>-3.61E-001</text:p>
          </table:table-cell>
          <table:table-cell table:formula="of:=[.A466]/[.$K$4]" office:value-type="float" office:value="-1.16360247" calcext:value-type="float">
            <text:p>-1.16360247</text:p>
          </table:table-cell>
          <table:table-cell table:number-columns-repeated="1019"/>
        </table:table-row>
        <table:table-row table:style-name="ro1">
          <table:table-cell table:style-name="ce2" office:value-type="float" office:value="-0.11581707" calcext:value-type="float">
            <text:p>-1.16E-001</text:p>
          </table:table-cell>
          <table:table-cell table:style-name="ce5" office:value-type="float" office:value="-0.359993726" calcext:value-type="float">
            <text:p>-3.60E-001</text:p>
          </table:table-cell>
          <table:table-cell table:formula="of:=[.A467]/[.$K$4]" office:value-type="float" office:value="-1.1581707" calcext:value-type="float">
            <text:p>-1.1581707</text:p>
          </table:table-cell>
          <table:table-cell table:number-columns-repeated="1019"/>
        </table:table-row>
        <table:table-row table:style-name="ro1">
          <table:table-cell table:style-name="ce2" office:value-type="float" office:value="-0.11545939" calcext:value-type="float">
            <text:p>-1.15E-001</text:p>
          </table:table-cell>
          <table:table-cell table:style-name="ce5" office:value-type="float" office:value="-0.358496159" calcext:value-type="float">
            <text:p>-3.58E-001</text:p>
          </table:table-cell>
          <table:table-cell table:formula="of:=[.A468]/[.$K$4]" office:value-type="float" office:value="-1.1545939" calcext:value-type="float">
            <text:p>-1.1545939</text:p>
          </table:table-cell>
          <table:table-cell table:number-columns-repeated="1019"/>
        </table:table-row>
        <table:table-row table:style-name="ro1">
          <table:table-cell table:style-name="ce2" office:value-type="float" office:value="-0.114889532" calcext:value-type="float">
            <text:p>-1.15E-001</text:p>
          </table:table-cell>
          <table:table-cell table:style-name="ce5" office:value-type="float" office:value="-0.357591778" calcext:value-type="float">
            <text:p>-3.58E-001</text:p>
          </table:table-cell>
          <table:table-cell table:formula="of:=[.A469]/[.$K$4]" office:value-type="float" office:value="-1.14889532" calcext:value-type="float">
            <text:p>-1.14889532</text:p>
          </table:table-cell>
          <table:table-cell table:number-columns-repeated="1019"/>
        </table:table-row>
        <table:table-row table:style-name="ro1">
          <table:table-cell table:style-name="ce2" office:value-type="float" office:value="-0.114600256" calcext:value-type="float">
            <text:p>-1.15E-001</text:p>
          </table:table-cell>
          <table:table-cell table:style-name="ce5" office:value-type="float" office:value="-0.356913567" calcext:value-type="float">
            <text:p>-3.57E-001</text:p>
          </table:table-cell>
          <table:table-cell table:formula="of:=[.A470]/[.$K$4]" office:value-type="float" office:value="-1.14600256" calcext:value-type="float">
            <text:p>-1.14600256</text:p>
          </table:table-cell>
          <table:table-cell table:number-columns-repeated="1019"/>
        </table:table-row>
        <table:table-row table:style-name="ro1">
          <table:table-cell table:style-name="ce2" office:value-type="float" office:value="-0.114405014" calcext:value-type="float">
            <text:p>-1.14E-001</text:p>
          </table:table-cell>
          <table:table-cell table:style-name="ce5" office:value-type="float" office:value="-0.356376022" calcext:value-type="float">
            <text:p>-3.56E-001</text:p>
          </table:table-cell>
          <table:table-cell table:formula="of:=[.A471]/[.$K$4]" office:value-type="float" office:value="-1.14405014" calcext:value-type="float">
            <text:p>-1.14405014</text:p>
          </table:table-cell>
          <table:table-cell table:number-columns-repeated="1019"/>
        </table:table-row>
        <table:table-row table:style-name="ro1">
          <table:table-cell table:style-name="ce2" office:value-type="float" office:value="-0.11420165" calcext:value-type="float">
            <text:p>-1.14E-001</text:p>
          </table:table-cell>
          <table:table-cell table:style-name="ce5" office:value-type="float" office:value="-0.355867326" calcext:value-type="float">
            <text:p>-3.56E-001</text:p>
          </table:table-cell>
          <table:table-cell table:formula="of:=[.A472]/[.$K$4]" office:value-type="float" office:value="-1.1420165" calcext:value-type="float">
            <text:p>-1.1420165</text:p>
          </table:table-cell>
          <table:table-cell table:number-columns-repeated="1019"/>
        </table:table-row>
        <table:table-row table:style-name="ro1">
          <table:table-cell table:style-name="ce2" office:value-type="float" office:value="-0.114068627" calcext:value-type="float">
            <text:p>-1.14E-001</text:p>
          </table:table-cell>
          <table:table-cell table:style-name="ce5" office:value-type="float" office:value="-0.355189264" calcext:value-type="float">
            <text:p>-3.55E-001</text:p>
          </table:table-cell>
          <table:table-cell table:formula="of:=[.A473]/[.$K$4]" office:value-type="float" office:value="-1.14068627" calcext:value-type="float">
            <text:p>-1.14068627</text:p>
          </table:table-cell>
          <table:table-cell table:number-columns-repeated="1019"/>
        </table:table-row>
        <table:table-row table:style-name="ro1">
          <table:table-cell table:style-name="ce2" office:value-type="float" office:value="-0.113778673" calcext:value-type="float">
            <text:p>-1.14E-001</text:p>
          </table:table-cell>
          <table:table-cell table:style-name="ce5" office:value-type="float" office:value="-0.354954243" calcext:value-type="float">
            <text:p>-3.55E-001</text:p>
          </table:table-cell>
          <table:table-cell table:formula="of:=[.A474]/[.$K$4]" office:value-type="float" office:value="-1.13778673" calcext:value-type="float">
            <text:p>-1.13778673</text:p>
          </table:table-cell>
          <table:table-cell table:number-columns-repeated="1019"/>
        </table:table-row>
        <table:table-row table:style-name="ro1">
          <table:table-cell table:style-name="ce2" office:value-type="float" office:value="-0.113540046" calcext:value-type="float">
            <text:p>-1.14E-001</text:p>
          </table:table-cell>
          <table:table-cell table:style-name="ce5" office:value-type="float" office:value="-0.353978485" calcext:value-type="float">
            <text:p>-3.54E-001</text:p>
          </table:table-cell>
          <table:table-cell table:formula="of:=[.A475]/[.$K$4]" office:value-type="float" office:value="-1.13540046" calcext:value-type="float">
            <text:p>-1.13540046</text:p>
          </table:table-cell>
          <table:table-cell table:number-columns-repeated="1019"/>
        </table:table-row>
        <table:table-row table:style-name="ro1">
          <table:table-cell table:style-name="ce2" office:value-type="float" office:value="-0.113306224" calcext:value-type="float">
            <text:p>-1.13E-001</text:p>
          </table:table-cell>
          <table:table-cell table:style-name="ce5" office:value-type="float" office:value="-0.353028595" calcext:value-type="float">
            <text:p>-3.53E-001</text:p>
          </table:table-cell>
          <table:table-cell table:formula="of:=[.A476]/[.$K$4]" office:value-type="float" office:value="-1.13306224" calcext:value-type="float">
            <text:p>-1.13306224</text:p>
          </table:table-cell>
          <table:table-cell table:number-columns-repeated="1019"/>
        </table:table-row>
        <table:table-row table:style-name="ro1">
          <table:table-cell table:style-name="ce2" office:value-type="float" office:value="-0.113034911" calcext:value-type="float">
            <text:p>-1.13E-001</text:p>
          </table:table-cell>
          <table:table-cell table:style-name="ce5" office:value-type="float" office:value="-0.352735221" calcext:value-type="float">
            <text:p>-3.53E-001</text:p>
          </table:table-cell>
          <table:table-cell table:formula="of:=[.A477]/[.$K$4]" office:value-type="float" office:value="-1.13034911" calcext:value-type="float">
            <text:p>-1.13034911</text:p>
          </table:table-cell>
          <table:table-cell table:number-columns-repeated="1019"/>
        </table:table-row>
        <table:table-row table:style-name="ro1">
          <table:table-cell table:style-name="ce2" office:value-type="float" office:value="-0.112694211" calcext:value-type="float">
            <text:p>-1.13E-001</text:p>
          </table:table-cell>
          <table:table-cell table:style-name="ce5" office:value-type="float" office:value="-0.351847291" calcext:value-type="float">
            <text:p>-3.52E-001</text:p>
          </table:table-cell>
          <table:table-cell table:formula="of:=[.A478]/[.$K$4]" office:value-type="float" office:value="-1.12694211" calcext:value-type="float">
            <text:p>-1.12694211</text:p>
          </table:table-cell>
          <table:table-cell table:number-columns-repeated="1019"/>
        </table:table-row>
        <table:table-row table:style-name="ro1">
          <table:table-cell table:style-name="ce2" office:value-type="float" office:value="-0.112364411" calcext:value-type="float">
            <text:p>-1.12E-001</text:p>
          </table:table-cell>
          <table:table-cell table:style-name="ce5" office:value-type="float" office:value="-0.351271421" calcext:value-type="float">
            <text:p>-3.51E-001</text:p>
          </table:table-cell>
          <table:table-cell table:formula="of:=[.A479]/[.$K$4]" office:value-type="float" office:value="-1.12364411" calcext:value-type="float">
            <text:p>-1.12364411</text:p>
          </table:table-cell>
          <table:table-cell table:number-columns-repeated="1019"/>
        </table:table-row>
        <table:table-row table:style-name="ro1">
          <table:table-cell table:style-name="ce2" office:value-type="float" office:value="-0.112250134" calcext:value-type="float">
            <text:p>-1.12E-001</text:p>
          </table:table-cell>
          <table:table-cell table:style-name="ce5" office:value-type="float" office:value="-0.350203156" calcext:value-type="float">
            <text:p>-3.50E-001</text:p>
          </table:table-cell>
          <table:table-cell table:formula="of:=[.A480]/[.$K$4]" office:value-type="float" office:value="-1.12250134" calcext:value-type="float">
            <text:p>-1.12250134</text:p>
          </table:table-cell>
          <table:table-cell table:number-columns-repeated="1019"/>
        </table:table-row>
        <table:table-row table:style-name="ro1">
          <table:table-cell table:style-name="ce2" office:value-type="float" office:value="-0.111804023" calcext:value-type="float">
            <text:p>-1.12E-001</text:p>
          </table:table-cell>
          <table:table-cell table:style-name="ce5" office:value-type="float" office:value="-0.349544793" calcext:value-type="float">
            <text:p>-3.50E-001</text:p>
          </table:table-cell>
          <table:table-cell table:formula="of:=[.A481]/[.$K$4]" office:value-type="float" office:value="-1.11804023" calcext:value-type="float">
            <text:p>-1.11804023</text:p>
          </table:table-cell>
          <table:table-cell table:number-columns-repeated="1019"/>
        </table:table-row>
        <table:table-row table:style-name="ro1">
          <table:table-cell table:style-name="ce2" office:value-type="float" office:value="-0.111445703" calcext:value-type="float">
            <text:p>-1.11E-001</text:p>
          </table:table-cell>
          <table:table-cell table:style-name="ce5" office:value-type="float" office:value="-0.348582327" calcext:value-type="float">
            <text:p>-3.49E-001</text:p>
          </table:table-cell>
          <table:table-cell table:formula="of:=[.A482]/[.$K$4]" office:value-type="float" office:value="-1.11445703" calcext:value-type="float">
            <text:p>-1.11445703</text:p>
          </table:table-cell>
          <table:table-cell table:number-columns-repeated="1019"/>
        </table:table-row>
        <table:table-row table:style-name="ro1">
          <table:table-cell table:style-name="ce2" office:value-type="float" office:value="-0.111318931" calcext:value-type="float">
            <text:p>-1.11E-001</text:p>
          </table:table-cell>
          <table:table-cell table:style-name="ce5" office:value-type="float" office:value="-0.347929984" calcext:value-type="float">
            <text:p>-3.48E-001</text:p>
          </table:table-cell>
          <table:table-cell table:formula="of:=[.A483]/[.$K$4]" office:value-type="float" office:value="-1.11318931" calcext:value-type="float">
            <text:p>-1.11318931</text:p>
          </table:table-cell>
          <table:table-cell table:number-columns-repeated="1019"/>
        </table:table-row>
        <table:table-row table:style-name="ro1">
          <table:table-cell table:style-name="ce2" office:value-type="float" office:value="-0.110875554" calcext:value-type="float">
            <text:p>-1.11E-001</text:p>
          </table:table-cell>
          <table:table-cell table:style-name="ce5" office:value-type="float" office:value="-0.347228259" calcext:value-type="float">
            <text:p>-3.47E-001</text:p>
          </table:table-cell>
          <table:table-cell table:formula="of:=[.A484]/[.$K$4]" office:value-type="float" office:value="-1.10875554" calcext:value-type="float">
            <text:p>-1.10875554</text:p>
          </table:table-cell>
          <table:table-cell table:number-columns-repeated="1019"/>
        </table:table-row>
        <table:table-row table:style-name="ro1">
          <table:table-cell table:style-name="ce2" office:value-type="float" office:value="-0.11045447" calcext:value-type="float">
            <text:p>-1.10E-001</text:p>
          </table:table-cell>
          <table:table-cell table:style-name="ce5" office:value-type="float" office:value="-0.34613964" calcext:value-type="float">
            <text:p>-3.46E-001</text:p>
          </table:table-cell>
          <table:table-cell table:formula="of:=[.A485]/[.$K$4]" office:value-type="float" office:value="-1.1045447" calcext:value-type="float">
            <text:p>-1.1045447</text:p>
          </table:table-cell>
          <table:table-cell table:number-columns-repeated="1019"/>
        </table:table-row>
        <table:table-row table:style-name="ro1">
          <table:table-cell table:style-name="ce2" office:value-type="float" office:value="-0.110183015" calcext:value-type="float">
            <text:p>-1.10E-001</text:p>
          </table:table-cell>
          <table:table-cell table:style-name="ce5" office:value-type="float" office:value="-0.345129877" calcext:value-type="float">
            <text:p>-3.45E-001</text:p>
          </table:table-cell>
          <table:table-cell table:formula="of:=[.A486]/[.$K$4]" office:value-type="float" office:value="-1.10183015" calcext:value-type="float">
            <text:p>-1.10183015</text:p>
          </table:table-cell>
          <table:table-cell table:number-columns-repeated="1019"/>
        </table:table-row>
        <table:table-row table:style-name="ro1">
          <table:table-cell table:style-name="ce2" office:value-type="float" office:value="-0.10990759" calcext:value-type="float">
            <text:p>-1.10E-001</text:p>
          </table:table-cell>
          <table:table-cell table:style-name="ce5" office:value-type="float" office:value="-0.344834596" calcext:value-type="float">
            <text:p>-3.45E-001</text:p>
          </table:table-cell>
          <table:table-cell table:formula="of:=[.A487]/[.$K$4]" office:value-type="float" office:value="-1.0990759" calcext:value-type="float">
            <text:p>-1.0990759</text:p>
          </table:table-cell>
          <table:table-cell table:number-columns-repeated="1019"/>
        </table:table-row>
        <table:table-row table:style-name="ro1">
          <table:table-cell table:style-name="ce2" office:value-type="float" office:value="-0.109591156" calcext:value-type="float">
            <text:p>-1.10E-001</text:p>
          </table:table-cell>
          <table:table-cell table:style-name="ce5" office:value-type="float" office:value="-0.343933731" calcext:value-type="float">
            <text:p>-3.44E-001</text:p>
          </table:table-cell>
          <table:table-cell table:formula="of:=[.A488]/[.$K$4]" office:value-type="float" office:value="-1.09591156" calcext:value-type="float">
            <text:p>-1.09591156</text:p>
          </table:table-cell>
          <table:table-cell table:number-columns-repeated="1019"/>
        </table:table-row>
        <table:table-row table:style-name="ro1">
          <table:table-cell table:style-name="ce2" office:value-type="float" office:value="-0.109322935" calcext:value-type="float">
            <text:p>-1.09E-001</text:p>
          </table:table-cell>
          <table:table-cell table:style-name="ce5" office:value-type="float" office:value="-0.343148619" calcext:value-type="float">
            <text:p>-3.43E-001</text:p>
          </table:table-cell>
          <table:table-cell table:formula="of:=[.A489]/[.$K$4]" office:value-type="float" office:value="-1.09322935" calcext:value-type="float">
            <text:p>-1.09322935</text:p>
          </table:table-cell>
          <table:table-cell table:number-columns-repeated="1019"/>
        </table:table-row>
        <table:table-row table:style-name="ro1">
          <table:table-cell table:style-name="ce2" office:value-type="float" office:value="-0.109198853" calcext:value-type="float">
            <text:p>-1.09E-001</text:p>
          </table:table-cell>
          <table:table-cell table:style-name="ce5" office:value-type="float" office:value="-0.342331052" calcext:value-type="float">
            <text:p>-3.42E-001</text:p>
          </table:table-cell>
          <table:table-cell table:formula="of:=[.A490]/[.$K$4]" office:value-type="float" office:value="-1.09198853" calcext:value-type="float">
            <text:p>-1.09198853</text:p>
          </table:table-cell>
          <table:table-cell table:number-columns-repeated="1019"/>
        </table:table-row>
        <table:table-row table:style-name="ro1">
          <table:table-cell table:style-name="ce2" office:value-type="float" office:value="-0.108741999" calcext:value-type="float">
            <text:p>-1.09E-001</text:p>
          </table:table-cell>
          <table:table-cell table:style-name="ce5" office:value-type="float" office:value="-0.341479123" calcext:value-type="float">
            <text:p>-3.41E-001</text:p>
          </table:table-cell>
          <table:table-cell table:formula="of:=[.A491]/[.$K$4]" office:value-type="float" office:value="-1.08741999" calcext:value-type="float">
            <text:p>-1.087419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08286731" calcext:value-type="float">
            <text:p>-1.08E-001</text:p>
          </table:table-cell>
          <table:table-cell table:style-name="ce5" office:value-type="float" office:value="-0.340205997" calcext:value-type="float">
            <text:p>-3.40E-001</text:p>
          </table:table-cell>
          <table:table-cell table:formula="of:=[.A492]/[.$K$4]" office:value-type="float" office:value="-1.08286731" calcext:value-type="float">
            <text:p>-1.08286731</text:p>
          </table:table-cell>
          <table:table-cell table:number-columns-repeated="1019"/>
        </table:table-row>
        <table:table-row table:style-name="ro1">
          <table:table-cell table:style-name="ce2" office:value-type="float" office:value="-0.108127266" calcext:value-type="float">
            <text:p>-1.08E-001</text:p>
          </table:table-cell>
          <table:table-cell table:style-name="ce5" office:value-type="float" office:value="-0.339366347" calcext:value-type="float">
            <text:p>-3.39E-001</text:p>
          </table:table-cell>
          <table:table-cell table:formula="of:=[.A493]/[.$K$4]" office:value-type="float" office:value="-1.08127266" calcext:value-type="float">
            <text:p>-1.08127266</text:p>
          </table:table-cell>
          <table:table-cell table:number-columns-repeated="1019"/>
        </table:table-row>
        <table:table-row table:style-name="ro1">
          <table:table-cell table:style-name="ce2" office:value-type="float" office:value="-0.10760282" calcext:value-type="float">
            <text:p>-1.08E-001</text:p>
          </table:table-cell>
          <table:table-cell table:style-name="ce5" office:value-type="float" office:value="-0.338502109" calcext:value-type="float">
            <text:p>-3.39E-001</text:p>
          </table:table-cell>
          <table:table-cell table:formula="of:=[.A494]/[.$K$4]" office:value-type="float" office:value="-1.0760282" calcext:value-type="float">
            <text:p>-1.0760282</text:p>
          </table:table-cell>
          <table:table-cell table:number-columns-repeated="1019"/>
        </table:table-row>
        <table:table-row table:style-name="ro1">
          <table:table-cell table:style-name="ce2" office:value-type="float" office:value="-0.106992699" calcext:value-type="float">
            <text:p>-1.07E-001</text:p>
          </table:table-cell>
          <table:table-cell table:style-name="ce5" office:value-type="float" office:value="-0.336769044" calcext:value-type="float">
            <text:p>-3.37E-001</text:p>
          </table:table-cell>
          <table:table-cell table:formula="of:=[.A495]/[.$K$4]" office:value-type="float" office:value="-1.06992699" calcext:value-type="float">
            <text:p>-1.06992699</text:p>
          </table:table-cell>
          <table:table-cell table:number-columns-repeated="1019"/>
        </table:table-row>
        <table:table-row table:style-name="ro1">
          <table:table-cell table:style-name="ce2" office:value-type="float" office:value="-0.106556252" calcext:value-type="float">
            <text:p>-1.07E-001</text:p>
          </table:table-cell>
          <table:table-cell table:style-name="ce5" office:value-type="float" office:value="-0.33564949" calcext:value-type="float">
            <text:p>-3.36E-001</text:p>
          </table:table-cell>
          <table:table-cell table:formula="of:=[.A496]/[.$K$4]" office:value-type="float" office:value="-1.06556252" calcext:value-type="float">
            <text:p>-1.06556252</text:p>
          </table:table-cell>
          <table:table-cell table:number-columns-repeated="1019"/>
        </table:table-row>
        <table:table-row table:style-name="ro1">
          <table:table-cell table:style-name="ce2" office:value-type="float" office:value="-0.106135421" calcext:value-type="float">
            <text:p>-1.06E-001</text:p>
          </table:table-cell>
          <table:table-cell table:style-name="ce5" office:value-type="float" office:value="-0.334566116" calcext:value-type="float">
            <text:p>-3.35E-001</text:p>
          </table:table-cell>
          <table:table-cell table:formula="of:=[.A497]/[.$K$4]" office:value-type="float" office:value="-1.06135421" calcext:value-type="float">
            <text:p>-1.06135421</text:p>
          </table:table-cell>
          <table:table-cell table:number-columns-repeated="1019"/>
        </table:table-row>
        <table:table-row table:style-name="ro1">
          <table:table-cell table:style-name="ce2" office:value-type="float" office:value="-0.105573528" calcext:value-type="float">
            <text:p>-1.06E-001</text:p>
          </table:table-cell>
          <table:table-cell table:style-name="ce5" office:value-type="float" office:value="-0.332987279" calcext:value-type="float">
            <text:p>-3.33E-001</text:p>
          </table:table-cell>
          <table:table-cell table:formula="of:=[.A498]/[.$K$4]" office:value-type="float" office:value="-1.05573528" calcext:value-type="float">
            <text:p>-1.05573528</text:p>
          </table:table-cell>
          <table:table-cell table:number-columns-repeated="1019"/>
        </table:table-row>
        <table:table-row table:style-name="ro1">
          <table:table-cell table:style-name="ce2" office:value-type="float" office:value="-0.105279744" calcext:value-type="float">
            <text:p>-1.05E-001</text:p>
          </table:table-cell>
          <table:table-cell table:style-name="ce5" office:value-type="float" office:value="-0.332236588" calcext:value-type="float">
            <text:p>-3.32E-001</text:p>
          </table:table-cell>
          <table:table-cell table:formula="of:=[.A499]/[.$K$4]" office:value-type="float" office:value="-1.05279744" calcext:value-type="float">
            <text:p>-1.05279744</text:p>
          </table:table-cell>
          <table:table-cell table:number-columns-repeated="1019"/>
        </table:table-row>
        <table:table-row table:style-name="ro1">
          <table:table-cell table:style-name="ce2" office:value-type="float" office:value="-0.105040088" calcext:value-type="float">
            <text:p>-1.05E-001</text:p>
          </table:table-cell>
          <table:table-cell table:style-name="ce5" office:value-type="float" office:value="-0.331227571" calcext:value-type="float">
            <text:p>-3.31E-001</text:p>
          </table:table-cell>
          <table:table-cell table:formula="of:=[.A500]/[.$K$4]" office:value-type="float" office:value="-1.05040088" calcext:value-type="float">
            <text:p>-1.05040088</text:p>
          </table:table-cell>
          <table:table-cell table:number-columns-repeated="1019"/>
        </table:table-row>
        <table:table-row table:style-name="ro1">
          <table:table-cell table:style-name="ce2" office:value-type="float" office:value="-0.104644485" calcext:value-type="float">
            <text:p>-1.05E-001</text:p>
          </table:table-cell>
          <table:table-cell table:style-name="ce5" office:value-type="float" office:value="-0.330519497" calcext:value-type="float">
            <text:p>-3.31E-001</text:p>
          </table:table-cell>
          <table:table-cell table:formula="of:=[.A501]/[.$K$4]" office:value-type="float" office:value="-1.04644485" calcext:value-type="float">
            <text:p>-1.04644485</text:p>
          </table:table-cell>
          <table:table-cell table:number-columns-repeated="1019"/>
        </table:table-row>
        <table:table-row table:style-name="ro1">
          <table:table-cell table:style-name="ce2" office:value-type="float" office:value="-0.104332559" calcext:value-type="float">
            <text:p>-1.04E-001</text:p>
          </table:table-cell>
          <table:table-cell table:style-name="ce5" office:value-type="float" office:value="-0.329408973" calcext:value-type="float">
            <text:p>-3.29E-001</text:p>
          </table:table-cell>
          <table:table-cell table:formula="of:=[.A502]/[.$K$4]" office:value-type="float" office:value="-1.04332559" calcext:value-type="float">
            <text:p>-1.04332559</text:p>
          </table:table-cell>
          <table:table-cell table:number-columns-repeated="1019"/>
        </table:table-row>
        <table:table-row table:style-name="ro1">
          <table:table-cell table:style-name="ce2" office:value-type="float" office:value="-0.103876747" calcext:value-type="float">
            <text:p>-1.04E-001</text:p>
          </table:table-cell>
          <table:table-cell table:style-name="ce5" office:value-type="float" office:value="-0.32774052" calcext:value-type="float">
            <text:p>-3.28E-001</text:p>
          </table:table-cell>
          <table:table-cell table:formula="of:=[.A503]/[.$K$4]" office:value-type="float" office:value="-1.03876747" calcext:value-type="float">
            <text:p>-1.03876747</text:p>
          </table:table-cell>
          <table:table-cell table:number-columns-repeated="1019"/>
        </table:table-row>
        <table:table-row table:style-name="ro1">
          <table:table-cell table:style-name="ce2" office:value-type="float" office:value="-0.103267282" calcext:value-type="float">
            <text:p>-1.03E-001</text:p>
          </table:table-cell>
          <table:table-cell table:style-name="ce5" office:value-type="float" office:value="-0.32671842" calcext:value-type="float">
            <text:p>-3.27E-001</text:p>
          </table:table-cell>
          <table:table-cell table:formula="of:=[.A504]/[.$K$4]" office:value-type="float" office:value="-1.03267282" calcext:value-type="float">
            <text:p>-1.03267282</text:p>
          </table:table-cell>
          <table:table-cell table:number-columns-repeated="1019"/>
        </table:table-row>
        <table:table-row table:style-name="ro1">
          <table:table-cell table:style-name="ce2" office:value-type="float" office:value="-0.102911785" calcext:value-type="float">
            <text:p>-1.03E-001</text:p>
          </table:table-cell>
          <table:table-cell table:style-name="ce5" office:value-type="float" office:value="-0.325739473" calcext:value-type="float">
            <text:p>-3.26E-001</text:p>
          </table:table-cell>
          <table:table-cell table:formula="of:=[.A505]/[.$K$4]" office:value-type="float" office:value="-1.02911785" calcext:value-type="float">
            <text:p>-1.02911785</text:p>
          </table:table-cell>
          <table:table-cell table:number-columns-repeated="1019"/>
        </table:table-row>
        <table:table-row table:style-name="ro1">
          <table:table-cell table:style-name="ce2" office:value-type="float" office:value="-0.102477618" calcext:value-type="float">
            <text:p>-1.02E-001</text:p>
          </table:table-cell>
          <table:table-cell table:style-name="ce5" office:value-type="float" office:value="-0.32492125" calcext:value-type="float">
            <text:p>-3.25E-001</text:p>
          </table:table-cell>
          <table:table-cell table:formula="of:=[.A506]/[.$K$4]" office:value-type="float" office:value="-1.02477618" calcext:value-type="float">
            <text:p>-1.02477618</text:p>
          </table:table-cell>
          <table:table-cell table:number-columns-repeated="1019"/>
        </table:table-row>
        <table:table-row table:style-name="ro1">
          <table:table-cell table:style-name="ce2" office:value-type="float" office:value="-0.102344006" calcext:value-type="float">
            <text:p>-1.02E-001</text:p>
          </table:table-cell>
          <table:table-cell table:style-name="ce5" office:value-type="float" office:value="-0.324534625" calcext:value-type="float">
            <text:p>-3.25E-001</text:p>
          </table:table-cell>
          <table:table-cell table:formula="of:=[.A507]/[.$K$4]" office:value-type="float" office:value="-1.02344006" calcext:value-type="float">
            <text:p>-1.02344006</text:p>
          </table:table-cell>
          <table:table-cell table:number-columns-repeated="1019"/>
        </table:table-row>
        <table:table-row table:style-name="ro1">
          <table:table-cell table:style-name="ce2" office:value-type="float" office:value="-0.10217052" calcext:value-type="float">
            <text:p>-1.02E-001</text:p>
          </table:table-cell>
          <table:table-cell table:style-name="ce5" office:value-type="float" office:value="-0.324008346" calcext:value-type="float">
            <text:p>-3.24E-001</text:p>
          </table:table-cell>
          <table:table-cell table:formula="of:=[.A508]/[.$K$4]" office:value-type="float" office:value="-1.0217052" calcext:value-type="float">
            <text:p>-1.0217052</text:p>
          </table:table-cell>
          <table:table-cell table:number-columns-repeated="1019"/>
        </table:table-row>
        <table:table-row table:style-name="ro1">
          <table:table-cell table:style-name="ce2" office:value-type="float" office:value="-0.101860367" calcext:value-type="float">
            <text:p>-1.02E-001</text:p>
          </table:table-cell>
          <table:table-cell table:style-name="ce5" office:value-type="float" office:value="-0.322980642" calcext:value-type="float">
            <text:p>-3.23E-001</text:p>
          </table:table-cell>
          <table:table-cell table:formula="of:=[.A509]/[.$K$4]" office:value-type="float" office:value="-1.01860367" calcext:value-type="float">
            <text:p>-1.01860367</text:p>
          </table:table-cell>
          <table:table-cell table:number-columns-repeated="1019"/>
        </table:table-row>
        <table:table-row table:style-name="ro1">
          <table:table-cell table:style-name="ce2" office:value-type="float" office:value="-0.101546131" calcext:value-type="float">
            <text:p>-1.02E-001</text:p>
          </table:table-cell>
          <table:table-cell table:style-name="ce5" office:value-type="float" office:value="-0.32145527" calcext:value-type="float">
            <text:p>-3.21E-001</text:p>
          </table:table-cell>
          <table:table-cell table:formula="of:=[.A510]/[.$K$4]" office:value-type="float" office:value="-1.01546131" calcext:value-type="float">
            <text:p>-1.01546131</text:p>
          </table:table-cell>
          <table:table-cell table:number-columns-repeated="1019"/>
        </table:table-row>
        <table:table-row table:style-name="ro1">
          <table:table-cell table:style-name="ce2" office:value-type="float" office:value="-0.100969978" calcext:value-type="float">
            <text:p>-1.01E-001</text:p>
          </table:table-cell>
          <table:table-cell table:style-name="ce5" office:value-type="float" office:value="-0.320469975" calcext:value-type="float">
            <text:p>-3.20E-001</text:p>
          </table:table-cell>
          <table:table-cell table:formula="of:=[.A511]/[.$K$4]" office:value-type="float" office:value="-1.00969978" calcext:value-type="float">
            <text:p>-1.00969978</text:p>
          </table:table-cell>
          <table:table-cell table:number-columns-repeated="1019"/>
        </table:table-row>
        <table:table-row table:style-name="ro1">
          <table:table-cell table:style-name="ce2" office:value-type="float" office:value="-0.100640789" calcext:value-type="float">
            <text:p>-1.01E-001</text:p>
          </table:table-cell>
          <table:table-cell table:style-name="ce5" office:value-type="float" office:value="-0.319513977" calcext:value-type="float">
            <text:p>-3.20E-001</text:p>
          </table:table-cell>
          <table:table-cell table:formula="of:=[.A512]/[.$K$4]" office:value-type="float" office:value="-1.00640789" calcext:value-type="float">
            <text:p>-1.00640789</text:p>
          </table:table-cell>
          <table:table-cell table:number-columns-repeated="1019"/>
        </table:table-row>
        <table:table-row table:style-name="ro1">
          <table:table-cell table:style-name="ce2" office:value-type="float" office:value="-0.0994156748" calcext:value-type="float">
            <text:p>-9.94E-002</text:p>
          </table:table-cell>
          <table:table-cell table:style-name="ce5" office:value-type="float" office:value="-0.317828625" calcext:value-type="float">
            <text:p>-3.18E-001</text:p>
          </table:table-cell>
          <table:table-cell table:formula="of:=[.A513]/[.$K$4]" office:value-type="float" office:value="-0.994156748" calcext:value-type="float">
            <text:p>-0.994156748</text:p>
          </table:table-cell>
          <table:table-cell table:number-columns-repeated="1019"/>
        </table:table-row>
        <table:table-row table:style-name="ro1">
          <table:table-cell table:style-name="ce2" office:value-type="float" office:value="-0.0991689116" calcext:value-type="float">
            <text:p>-9.92E-002</text:p>
          </table:table-cell>
          <table:table-cell table:style-name="ce5" office:value-type="float" office:value="-0.31676659" calcext:value-type="float">
            <text:p>-3.17E-001</text:p>
          </table:table-cell>
          <table:table-cell table:formula="of:=[.A514]/[.$K$4]" office:value-type="float" office:value="-0.991689116" calcext:value-type="float">
            <text:p>-0.991689116</text:p>
          </table:table-cell>
          <table:table-cell table:number-columns-repeated="1019"/>
        </table:table-row>
        <table:table-row table:style-name="ro1">
          <table:table-cell table:style-name="ce2" office:value-type="float" office:value="-0.0989821702" calcext:value-type="float">
            <text:p>-9.90E-002</text:p>
          </table:table-cell>
          <table:table-cell table:style-name="ce5" office:value-type="float" office:value="-0.315749705" calcext:value-type="float">
            <text:p>-3.16E-001</text:p>
          </table:table-cell>
          <table:table-cell table:formula="of:=[.A515]/[.$K$4]" office:value-type="float" office:value="-0.989821702" calcext:value-type="float">
            <text:p>-0.989821702</text:p>
          </table:table-cell>
          <table:table-cell table:number-columns-repeated="1019"/>
        </table:table-row>
        <table:table-row table:style-name="ro1">
          <table:table-cell table:style-name="ce2" office:value-type="float" office:value="-0.0987207219" calcext:value-type="float">
            <text:p>-9.87E-002</text:p>
          </table:table-cell>
          <table:table-cell table:style-name="ce5" office:value-type="float" office:value="-0.314159125" calcext:value-type="float">
            <text:p>-3.14E-001</text:p>
          </table:table-cell>
          <table:table-cell table:formula="of:=[.A516]/[.$K$4]" office:value-type="float" office:value="-0.987207219" calcext:value-type="float">
            <text:p>-0.987207219</text:p>
          </table:table-cell>
          <table:table-cell table:number-columns-repeated="1019"/>
        </table:table-row>
        <table:table-row table:style-name="ro1">
          <table:table-cell table:style-name="ce2" office:value-type="float" office:value="-0.0984466448" calcext:value-type="float">
            <text:p>-9.84E-002</text:p>
          </table:table-cell>
          <table:table-cell table:style-name="ce5" office:value-type="float" office:value="-0.313480705" calcext:value-type="float">
            <text:p>-3.13E-001</text:p>
          </table:table-cell>
          <table:table-cell table:formula="of:=[.A517]/[.$K$4]" office:value-type="float" office:value="-0.984466448" calcext:value-type="float">
            <text:p>-0.984466448</text:p>
          </table:table-cell>
          <table:table-cell table:number-columns-repeated="1019"/>
        </table:table-row>
        <table:table-row table:style-name="ro1">
          <table:table-cell table:style-name="ce2" office:value-type="float" office:value="-0.0982296541" calcext:value-type="float">
            <text:p>-9.82E-002</text:p>
          </table:table-cell>
          <table:table-cell table:style-name="ce5" office:value-type="float" office:value="-0.313127905" calcext:value-type="float">
            <text:p>-3.13E-001</text:p>
          </table:table-cell>
          <table:table-cell table:formula="of:=[.A518]/[.$K$4]" office:value-type="float" office:value="-0.982296541" calcext:value-type="float">
            <text:p>-0.982296541</text:p>
          </table:table-cell>
          <table:table-cell table:number-columns-repeated="1019"/>
        </table:table-row>
        <table:table-row table:style-name="ro1">
          <table:table-cell table:style-name="ce2" office:value-type="float" office:value="-0.0981395468" calcext:value-type="float">
            <text:p>-9.81E-002</text:p>
          </table:table-cell>
          <table:table-cell table:style-name="ce5" office:value-type="float" office:value="-0.312845796" calcext:value-type="float">
            <text:p>-3.13E-001</text:p>
          </table:table-cell>
          <table:table-cell table:formula="of:=[.A519]/[.$K$4]" office:value-type="float" office:value="-0.981395468" calcext:value-type="float">
            <text:p>-0.981395468</text:p>
          </table:table-cell>
          <table:table-cell table:number-columns-repeated="1019"/>
        </table:table-row>
        <table:table-row table:style-name="ro1">
          <table:table-cell table:style-name="ce2" office:value-type="float" office:value="-0.0980477631" calcext:value-type="float">
            <text:p>-9.80E-002</text:p>
          </table:table-cell>
          <table:table-cell table:style-name="ce5" office:value-type="float" office:value="-0.312627256" calcext:value-type="float">
            <text:p>-3.13E-001</text:p>
          </table:table-cell>
          <table:table-cell table:formula="of:=[.A520]/[.$K$4]" office:value-type="float" office:value="-0.980477631" calcext:value-type="float">
            <text:p>-0.980477631</text:p>
          </table:table-cell>
          <table:table-cell table:number-columns-repeated="1019"/>
        </table:table-row>
        <table:table-row table:style-name="ro1">
          <table:table-cell table:style-name="ce2" office:value-type="float" office:value="-0.0978948995" calcext:value-type="float">
            <text:p>-9.79E-002</text:p>
          </table:table-cell>
          <table:table-cell table:style-name="ce5" office:value-type="float" office:value="-0.312270999" calcext:value-type="float">
            <text:p>-3.12E-001</text:p>
          </table:table-cell>
          <table:table-cell table:formula="of:=[.A521]/[.$K$4]" office:value-type="float" office:value="-0.978948995" calcext:value-type="float">
            <text:p>-0.978948995</text:p>
          </table:table-cell>
          <table:table-cell table:number-columns-repeated="1019"/>
        </table:table-row>
        <table:table-row table:style-name="ro1">
          <table:table-cell table:style-name="ce2" office:value-type="float" office:value="-0.0977306962" calcext:value-type="float">
            <text:p>-9.77E-002</text:p>
          </table:table-cell>
          <table:table-cell table:style-name="ce5" office:value-type="float" office:value="-0.311367959" calcext:value-type="float">
            <text:p>-3.11E-001</text:p>
          </table:table-cell>
          <table:table-cell table:formula="of:=[.A522]/[.$K$4]" office:value-type="float" office:value="-0.977306962" calcext:value-type="float">
            <text:p>-0.977306962</text:p>
          </table:table-cell>
          <table:table-cell table:number-columns-repeated="1019"/>
        </table:table-row>
        <table:table-row table:style-name="ro1">
          <table:table-cell table:style-name="ce2" office:value-type="float" office:value="-0.0973251686" calcext:value-type="float">
            <text:p>-9.73E-002</text:p>
          </table:table-cell>
          <table:table-cell table:style-name="ce5" office:value-type="float" office:value="-0.310417503" calcext:value-type="float">
            <text:p>-3.10E-001</text:p>
          </table:table-cell>
          <table:table-cell table:formula="of:=[.A523]/[.$K$4]" office:value-type="float" office:value="-0.973251686" calcext:value-type="float">
            <text:p>-0.973251686</text:p>
          </table:table-cell>
          <table:table-cell table:number-columns-repeated="1019"/>
        </table:table-row>
        <table:table-row table:style-name="ro1">
          <table:table-cell table:style-name="ce2" office:value-type="float" office:value="-0.0969795212" calcext:value-type="float">
            <text:p>-9.70E-002</text:p>
          </table:table-cell>
          <table:table-cell table:style-name="ce5" office:value-type="float" office:value="-0.309440732" calcext:value-type="float">
            <text:p>-3.09E-001</text:p>
          </table:table-cell>
          <table:table-cell table:formula="of:=[.A524]/[.$K$4]" office:value-type="float" office:value="-0.969795212" calcext:value-type="float">
            <text:p>-0.969795212</text:p>
          </table:table-cell>
          <table:table-cell table:number-columns-repeated="1019"/>
        </table:table-row>
        <table:table-row table:style-name="ro1">
          <table:table-cell table:style-name="ce2" office:value-type="float" office:value="-0.0965444893" calcext:value-type="float">
            <text:p>-9.65E-002</text:p>
          </table:table-cell>
          <table:table-cell table:style-name="ce5" office:value-type="float" office:value="-0.308134615" calcext:value-type="float">
            <text:p>-3.08E-001</text:p>
          </table:table-cell>
          <table:table-cell table:formula="of:=[.A525]/[.$K$4]" office:value-type="float" office:value="-0.965444893" calcext:value-type="float">
            <text:p>-0.965444893</text:p>
          </table:table-cell>
          <table:table-cell table:number-columns-repeated="1019"/>
        </table:table-row>
        <table:table-row table:style-name="ro1">
          <table:table-cell table:style-name="ce2" office:value-type="float" office:value="-0.0962451622" calcext:value-type="float">
            <text:p>-9.62E-002</text:p>
          </table:table-cell>
          <table:table-cell table:style-name="ce5" office:value-type="float" office:value="-0.307015896" calcext:value-type="float">
            <text:p>-3.07E-001</text:p>
          </table:table-cell>
          <table:table-cell table:formula="of:=[.A526]/[.$K$4]" office:value-type="float" office:value="-0.962451622" calcext:value-type="float">
            <text:p>-0.962451622</text:p>
          </table:table-cell>
          <table:table-cell table:number-columns-repeated="1019"/>
        </table:table-row>
        <table:table-row table:style-name="ro1">
          <table:table-cell table:style-name="ce2" office:value-type="float" office:value="-0.0960006714" calcext:value-type="float">
            <text:p>-9.60E-002</text:p>
          </table:table-cell>
          <table:table-cell table:style-name="ce5" office:value-type="float" office:value="-0.306547523" calcext:value-type="float">
            <text:p>-3.07E-001</text:p>
          </table:table-cell>
          <table:table-cell table:formula="of:=[.A527]/[.$K$4]" office:value-type="float" office:value="-0.960006714" calcext:value-type="float">
            <text:p>-0.960006714</text:p>
          </table:table-cell>
          <table:table-cell table:number-columns-repeated="1019"/>
        </table:table-row>
        <table:table-row table:style-name="ro1">
          <table:table-cell table:style-name="ce2" office:value-type="float" office:value="-0.0957738087" calcext:value-type="float">
            <text:p>-9.58E-002</text:p>
          </table:table-cell>
          <table:table-cell table:style-name="ce5" office:value-type="float" office:value="-0.306103796" calcext:value-type="float">
            <text:p>-3.06E-001</text:p>
          </table:table-cell>
          <table:table-cell table:formula="of:=[.A528]/[.$K$4]" office:value-type="float" office:value="-0.957738087" calcext:value-type="float">
            <text:p>-0.957738087</text:p>
          </table:table-cell>
          <table:table-cell table:number-columns-repeated="1019"/>
        </table:table-row>
        <table:table-row table:style-name="ro1">
          <table:table-cell table:style-name="ce2" office:value-type="float" office:value="-0.0956765935" calcext:value-type="float">
            <text:p>-9.57E-002</text:p>
          </table:table-cell>
          <table:table-cell table:style-name="ce5" office:value-type="float" office:value="-0.305185467" calcext:value-type="float">
            <text:p>-3.05E-001</text:p>
          </table:table-cell>
          <table:table-cell table:formula="of:=[.A529]/[.$K$4]" office:value-type="float" office:value="-0.956765935" calcext:value-type="float">
            <text:p>-0.956765935</text:p>
          </table:table-cell>
          <table:table-cell table:number-columns-repeated="1019"/>
        </table:table-row>
        <table:table-row table:style-name="ro1">
          <table:table-cell table:style-name="ce2" office:value-type="float" office:value="-0.095315516" calcext:value-type="float">
            <text:p>-9.53E-002</text:p>
          </table:table-cell>
          <table:table-cell table:style-name="ce5" office:value-type="float" office:value="-0.304592043" calcext:value-type="float">
            <text:p>-3.05E-001</text:p>
          </table:table-cell>
          <table:table-cell table:formula="of:=[.A530]/[.$K$4]" office:value-type="float" office:value="-0.95315516" calcext:value-type="float">
            <text:p>-0.95315516</text:p>
          </table:table-cell>
          <table:table-cell table:number-columns-repeated="1019"/>
        </table:table-row>
        <table:table-row table:style-name="ro1">
          <table:table-cell table:style-name="ce2" office:value-type="float" office:value="-0.0951111317" calcext:value-type="float">
            <text:p>-9.51E-002</text:p>
          </table:table-cell>
          <table:table-cell table:style-name="ce5" office:value-type="float" office:value="-0.303990453" calcext:value-type="float">
            <text:p>-3.04E-001</text:p>
          </table:table-cell>
          <table:table-cell table:formula="of:=[.A531]/[.$K$4]" office:value-type="float" office:value="-0.951111317" calcext:value-type="float">
            <text:p>-0.951111317</text:p>
          </table:table-cell>
          <table:table-cell table:number-columns-repeated="1019"/>
        </table:table-row>
        <table:table-row table:style-name="ro1">
          <table:table-cell table:style-name="ce2" office:value-type="float" office:value="-0.0947215483" calcext:value-type="float">
            <text:p>-9.47E-002</text:p>
          </table:table-cell>
          <table:table-cell table:style-name="ce5" office:value-type="float" office:value="-0.303196132" calcext:value-type="float">
            <text:p>-3.03E-001</text:p>
          </table:table-cell>
          <table:table-cell table:formula="of:=[.A532]/[.$K$4]" office:value-type="float" office:value="-0.947215483" calcext:value-type="float">
            <text:p>-0.947215483</text:p>
          </table:table-cell>
          <table:table-cell table:number-columns-repeated="1019"/>
        </table:table-row>
        <table:table-row table:style-name="ro1">
          <table:table-cell table:style-name="ce2" office:value-type="float" office:value="-0.0945162773" calcext:value-type="float">
            <text:p>-9.45E-002</text:p>
          </table:table-cell>
          <table:table-cell table:style-name="ce5" office:value-type="float" office:value="-0.302394927" calcext:value-type="float">
            <text:p>-3.02E-001</text:p>
          </table:table-cell>
          <table:table-cell table:formula="of:=[.A533]/[.$K$4]" office:value-type="float" office:value="-0.945162773" calcext:value-type="float">
            <text:p>-0.945162773</text:p>
          </table:table-cell>
          <table:table-cell table:number-columns-repeated="1019"/>
        </table:table-row>
        <table:table-row table:style-name="ro1">
          <table:table-cell table:style-name="ce2" office:value-type="float" office:value="-0.0943273306" calcext:value-type="float">
            <text:p>-9.43E-002</text:p>
          </table:table-cell>
          <table:table-cell table:style-name="ce5" office:value-type="float" office:value="-0.301870883" calcext:value-type="float">
            <text:p>-3.02E-001</text:p>
          </table:table-cell>
          <table:table-cell table:formula="of:=[.A534]/[.$K$4]" office:value-type="float" office:value="-0.943273306" calcext:value-type="float">
            <text:p>-0.943273306</text:p>
          </table:table-cell>
          <table:table-cell table:number-columns-repeated="1019"/>
        </table:table-row>
        <table:table-row table:style-name="ro1">
          <table:table-cell table:style-name="ce2" office:value-type="float" office:value="-0.0939387158" calcext:value-type="float">
            <text:p>-9.39E-002</text:p>
          </table:table-cell>
          <table:table-cell table:style-name="ce5" office:value-type="float" office:value="-0.301036507" calcext:value-type="float">
            <text:p>-3.01E-001</text:p>
          </table:table-cell>
          <table:table-cell table:formula="of:=[.A535]/[.$K$4]" office:value-type="float" office:value="-0.939387158" calcext:value-type="float">
            <text:p>-0.939387158</text:p>
          </table:table-cell>
          <table:table-cell table:number-columns-repeated="1019"/>
        </table:table-row>
        <table:table-row table:style-name="ro1">
          <table:table-cell table:style-name="ce2" office:value-type="float" office:value="-0.093624182" calcext:value-type="float">
            <text:p>-9.36E-002</text:p>
          </table:table-cell>
          <table:table-cell table:style-name="ce5" office:value-type="float" office:value="-0.299683481" calcext:value-type="float">
            <text:p>-3.00E-001</text:p>
          </table:table-cell>
          <table:table-cell table:formula="of:=[.A536]/[.$K$4]" office:value-type="float" office:value="-0.93624182" calcext:value-type="float">
            <text:p>-0.93624182</text:p>
          </table:table-cell>
          <table:table-cell table:number-columns-repeated="1019"/>
        </table:table-row>
        <table:table-row table:style-name="ro1">
          <table:table-cell table:style-name="ce2" office:value-type="float" office:value="-0.0933200344" calcext:value-type="float">
            <text:p>-9.33E-002</text:p>
          </table:table-cell>
          <table:table-cell table:style-name="ce5" office:value-type="float" office:value="-0.298800051" calcext:value-type="float">
            <text:p>-2.99E-001</text:p>
          </table:table-cell>
          <table:table-cell table:formula="of:=[.A537]/[.$K$4]" office:value-type="float" office:value="-0.933200344" calcext:value-type="float">
            <text:p>-0.933200344</text:p>
          </table:table-cell>
          <table:table-cell table:number-columns-repeated="1019"/>
        </table:table-row>
        <table:table-row table:style-name="ro1">
          <table:table-cell table:style-name="ce2" office:value-type="float" office:value="-0.0927823186" calcext:value-type="float">
            <text:p>-9.28E-002</text:p>
          </table:table-cell>
          <table:table-cell table:style-name="ce5" office:value-type="float" office:value="-0.297792315" calcext:value-type="float">
            <text:p>-2.98E-001</text:p>
          </table:table-cell>
          <table:table-cell table:formula="of:=[.A538]/[.$K$4]" office:value-type="float" office:value="-0.927823186" calcext:value-type="float">
            <text:p>-0.927823186</text:p>
          </table:table-cell>
          <table:table-cell table:number-columns-repeated="1019"/>
        </table:table-row>
        <table:table-row table:style-name="ro1">
          <table:table-cell table:style-name="ce2" office:value-type="float" office:value="-0.0924384445" calcext:value-type="float">
            <text:p>-9.24E-002</text:p>
          </table:table-cell>
          <table:table-cell table:style-name="ce5" office:value-type="float" office:value="-0.296388388" calcext:value-type="float">
            <text:p>-2.96E-001</text:p>
          </table:table-cell>
          <table:table-cell table:formula="of:=[.A539]/[.$K$4]" office:value-type="float" office:value="-0.924384445" calcext:value-type="float">
            <text:p>-0.924384445</text:p>
          </table:table-cell>
          <table:table-cell table:number-columns-repeated="1019"/>
        </table:table-row>
        <table:table-row table:style-name="ro1">
          <table:table-cell table:style-name="ce2" office:value-type="float" office:value="-0.0921794549" calcext:value-type="float">
            <text:p>-9.22E-002</text:p>
          </table:table-cell>
          <table:table-cell table:style-name="ce5" office:value-type="float" office:value="-0.295492232" calcext:value-type="float">
            <text:p>-2.95E-001</text:p>
          </table:table-cell>
          <table:table-cell table:formula="of:=[.A540]/[.$K$4]" office:value-type="float" office:value="-0.921794549" calcext:value-type="float">
            <text:p>-0.921794549</text:p>
          </table:table-cell>
          <table:table-cell table:number-columns-repeated="1019"/>
        </table:table-row>
        <table:table-row table:style-name="ro1">
          <table:table-cell table:style-name="ce2" office:value-type="float" office:value="-0.0918255523" calcext:value-type="float">
            <text:p>-9.18E-002</text:p>
          </table:table-cell>
          <table:table-cell table:style-name="ce5" office:value-type="float" office:value="-0.295112133" calcext:value-type="float">
            <text:p>-2.95E-001</text:p>
          </table:table-cell>
          <table:table-cell table:formula="of:=[.A541]/[.$K$4]" office:value-type="float" office:value="-0.918255523" calcext:value-type="float">
            <text:p>-0.918255523</text:p>
          </table:table-cell>
          <table:table-cell table:number-columns-repeated="1019"/>
        </table:table-row>
        <table:table-row table:style-name="ro1">
          <table:table-cell table:style-name="ce2" office:value-type="float" office:value="-0.0916026756" calcext:value-type="float">
            <text:p>-9.16E-002</text:p>
          </table:table-cell>
          <table:table-cell table:style-name="ce5" office:value-type="float" office:value="-0.293965816" calcext:value-type="float">
            <text:p>-2.94E-001</text:p>
          </table:table-cell>
          <table:table-cell table:formula="of:=[.A542]/[.$K$4]" office:value-type="float" office:value="-0.916026756" calcext:value-type="float">
            <text:p>-0.916026756</text:p>
          </table:table-cell>
          <table:table-cell table:number-columns-repeated="1019"/>
        </table:table-row>
        <table:table-row table:style-name="ro1">
          <table:table-cell table:style-name="ce2" office:value-type="float" office:value="-0.0913609415" calcext:value-type="float">
            <text:p>-9.14E-002</text:p>
          </table:table-cell>
          <table:table-cell table:style-name="ce5" office:value-type="float" office:value="-0.293379068" calcext:value-type="float">
            <text:p>-2.93E-001</text:p>
          </table:table-cell>
          <table:table-cell table:formula="of:=[.A543]/[.$K$4]" office:value-type="float" office:value="-0.913609415" calcext:value-type="float">
            <text:p>-0.913609415</text:p>
          </table:table-cell>
          <table:table-cell table:number-columns-repeated="1019"/>
        </table:table-row>
        <table:table-row table:style-name="ro1">
          <table:table-cell table:style-name="ce2" office:value-type="float" office:value="-0.0909703597" calcext:value-type="float">
            <text:p>-9.10E-002</text:p>
          </table:table-cell>
          <table:table-cell table:style-name="ce5" office:value-type="float" office:value="-0.292172074" calcext:value-type="float">
            <text:p>-2.92E-001</text:p>
          </table:table-cell>
          <table:table-cell table:formula="of:=[.A544]/[.$K$4]" office:value-type="float" office:value="-0.909703597" calcext:value-type="float">
            <text:p>-0.909703597</text:p>
          </table:table-cell>
          <table:table-cell table:number-columns-repeated="1019"/>
        </table:table-row>
        <table:table-row table:style-name="ro1">
          <table:table-cell table:style-name="ce2" office:value-type="float" office:value="-0.0905184671" calcext:value-type="float">
            <text:p>-9.05E-002</text:p>
          </table:table-cell>
          <table:table-cell table:style-name="ce5" office:value-type="float" office:value="-0.291256636" calcext:value-type="float">
            <text:p>-2.91E-001</text:p>
          </table:table-cell>
          <table:table-cell table:formula="of:=[.A545]/[.$K$4]" office:value-type="float" office:value="-0.905184671" calcext:value-type="float">
            <text:p>-0.905184671</text:p>
          </table:table-cell>
          <table:table-cell table:number-columns-repeated="1019"/>
        </table:table-row>
        <table:table-row table:style-name="ro1">
          <table:table-cell table:style-name="ce2" office:value-type="float" office:value="-0.0903671533" calcext:value-type="float">
            <text:p>-9.04E-002</text:p>
          </table:table-cell>
          <table:table-cell table:style-name="ce5" office:value-type="float" office:value="-0.289936334" calcext:value-type="float">
            <text:p>-2.90E-001</text:p>
          </table:table-cell>
          <table:table-cell table:formula="of:=[.A546]/[.$K$4]" office:value-type="float" office:value="-0.903671533" calcext:value-type="float">
            <text:p>-0.903671533</text:p>
          </table:table-cell>
          <table:table-cell table:number-columns-repeated="1019"/>
        </table:table-row>
        <table:table-row table:style-name="ro1">
          <table:table-cell table:style-name="ce2" office:value-type="float" office:value="-0.089898169" calcext:value-type="float">
            <text:p>-8.99E-002</text:p>
          </table:table-cell>
          <table:table-cell table:style-name="ce5" office:value-type="float" office:value="-0.289078355" calcext:value-type="float">
            <text:p>-2.89E-001</text:p>
          </table:table-cell>
          <table:table-cell table:formula="of:=[.A547]/[.$K$4]" office:value-type="float" office:value="-0.89898169" calcext:value-type="float">
            <text:p>-0.898981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895955488" calcext:value-type="float">
            <text:p>-8.96E-002</text:p>
          </table:table-cell>
          <table:table-cell table:style-name="ce5" office:value-type="float" office:value="-0.288254857" calcext:value-type="float">
            <text:p>-2.88E-001</text:p>
          </table:table-cell>
          <table:table-cell table:formula="of:=[.A548]/[.$K$4]" office:value-type="float" office:value="-0.895955488" calcext:value-type="float">
            <text:p>-0.8959554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890893117" calcext:value-type="float">
            <text:p>-8.91E-002</text:p>
          </table:table-cell>
          <table:table-cell table:style-name="ce5" office:value-type="float" office:value="-0.286779881" calcext:value-type="float">
            <text:p>-2.87E-001</text:p>
          </table:table-cell>
          <table:table-cell table:formula="of:=[.A549]/[.$K$4]" office:value-type="float" office:value="-0.890893117" calcext:value-type="float">
            <text:p>-0.890893117</text:p>
          </table:table-cell>
          <table:table-cell table:number-columns-repeated="1019"/>
        </table:table-row>
        <table:table-row table:style-name="ro1">
          <table:table-cell table:style-name="ce2" office:value-type="float" office:value="-0.0889324993" calcext:value-type="float">
            <text:p>-8.89E-002</text:p>
          </table:table-cell>
          <table:table-cell table:style-name="ce5" office:value-type="float" office:value="-0.285746396" calcext:value-type="float">
            <text:p>-2.86E-001</text:p>
          </table:table-cell>
          <table:table-cell table:formula="of:=[.A550]/[.$K$4]" office:value-type="float" office:value="-0.889324993" calcext:value-type="float">
            <text:p>-0.889324993</text:p>
          </table:table-cell>
          <table:table-cell table:number-columns-repeated="1019"/>
        </table:table-row>
        <table:table-row table:style-name="ro1">
          <table:table-cell table:style-name="ce2" office:value-type="float" office:value="-0.0882961974" calcext:value-type="float">
            <text:p>-8.83E-002</text:p>
          </table:table-cell>
          <table:table-cell table:style-name="ce5" office:value-type="float" office:value="-0.284606189" calcext:value-type="float">
            <text:p>-2.85E-001</text:p>
          </table:table-cell>
          <table:table-cell table:formula="of:=[.A551]/[.$K$4]" office:value-type="float" office:value="-0.882961974" calcext:value-type="float">
            <text:p>-0.882961974</text:p>
          </table:table-cell>
          <table:table-cell table:number-columns-repeated="1019"/>
        </table:table-row>
        <table:table-row table:style-name="ro1">
          <table:table-cell table:style-name="ce2" office:value-type="float" office:value="-0.087647818" calcext:value-type="float">
            <text:p>-8.76E-002</text:p>
          </table:table-cell>
          <table:table-cell table:style-name="ce5" office:value-type="float" office:value="-0.282775044" calcext:value-type="float">
            <text:p>-2.83E-001</text:p>
          </table:table-cell>
          <table:table-cell table:formula="of:=[.A552]/[.$K$4]" office:value-type="float" office:value="-0.87647818" calcext:value-type="float">
            <text:p>-0.87647818</text:p>
          </table:table-cell>
          <table:table-cell table:number-columns-repeated="1019"/>
        </table:table-row>
        <table:table-row table:style-name="ro1">
          <table:table-cell table:style-name="ce2" office:value-type="float" office:value="-0.087478973" calcext:value-type="float">
            <text:p>-8.75E-002</text:p>
          </table:table-cell>
          <table:table-cell table:style-name="ce5" office:value-type="float" office:value="-0.281830192" calcext:value-type="float">
            <text:p>-2.82E-001</text:p>
          </table:table-cell>
          <table:table-cell table:formula="of:=[.A553]/[.$K$4]" office:value-type="float" office:value="-0.87478973" calcext:value-type="float">
            <text:p>-0.87478973</text:p>
          </table:table-cell>
          <table:table-cell table:number-columns-repeated="1019"/>
        </table:table-row>
        <table:table-row table:style-name="ro1">
          <table:table-cell table:style-name="ce2" office:value-type="float" office:value="-0.0869552717" calcext:value-type="float">
            <text:p>-8.70E-002</text:p>
          </table:table-cell>
          <table:table-cell table:style-name="ce5" office:value-type="float" office:value="-0.280402005" calcext:value-type="float">
            <text:p>-2.80E-001</text:p>
          </table:table-cell>
          <table:table-cell table:formula="of:=[.A554]/[.$K$4]" office:value-type="float" office:value="-0.869552717" calcext:value-type="float">
            <text:p>-0.869552717</text:p>
          </table:table-cell>
          <table:table-cell table:number-columns-repeated="1019"/>
        </table:table-row>
        <table:table-row table:style-name="ro1">
          <table:table-cell table:style-name="ce2" office:value-type="float" office:value="-0.0866620988" calcext:value-type="float">
            <text:p>-8.67E-002</text:p>
          </table:table-cell>
          <table:table-cell table:style-name="ce5" office:value-type="float" office:value="-0.279607177" calcext:value-type="float">
            <text:p>-2.80E-001</text:p>
          </table:table-cell>
          <table:table-cell table:formula="of:=[.A555]/[.$K$4]" office:value-type="float" office:value="-0.866620988" calcext:value-type="float">
            <text:p>-0.8666209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863177925" calcext:value-type="float">
            <text:p>-8.63E-002</text:p>
          </table:table-cell>
          <table:table-cell table:style-name="ce5" office:value-type="float" office:value="-0.278768331" calcext:value-type="float">
            <text:p>-2.79E-001</text:p>
          </table:table-cell>
          <table:table-cell table:formula="of:=[.A556]/[.$K$4]" office:value-type="float" office:value="-0.863177925" calcext:value-type="float">
            <text:p>-0.863177925</text:p>
          </table:table-cell>
          <table:table-cell table:number-columns-repeated="1019"/>
        </table:table-row>
        <table:table-row table:style-name="ro1">
          <table:table-cell table:style-name="ce2" office:value-type="float" office:value="-0.0860321224" calcext:value-type="float">
            <text:p>-8.60E-002</text:p>
          </table:table-cell>
          <table:table-cell table:style-name="ce5" office:value-type="float" office:value="-0.277442724" calcext:value-type="float">
            <text:p>-2.77E-001</text:p>
          </table:table-cell>
          <table:table-cell table:formula="of:=[.A557]/[.$K$4]" office:value-type="float" office:value="-0.860321224" calcext:value-type="float">
            <text:p>-0.860321224</text:p>
          </table:table-cell>
          <table:table-cell table:number-columns-repeated="1019"/>
        </table:table-row>
        <table:table-row table:style-name="ro1">
          <table:table-cell table:style-name="ce2" office:value-type="float" office:value="-0.0857238173" calcext:value-type="float">
            <text:p>-8.57E-002</text:p>
          </table:table-cell>
          <table:table-cell table:style-name="ce5" office:value-type="float" office:value="-0.276572227" calcext:value-type="float">
            <text:p>-2.77E-001</text:p>
          </table:table-cell>
          <table:table-cell table:formula="of:=[.A558]/[.$K$4]" office:value-type="float" office:value="-0.857238173" calcext:value-type="float">
            <text:p>-0.857238173</text:p>
          </table:table-cell>
          <table:table-cell table:number-columns-repeated="1019"/>
        </table:table-row>
        <table:table-row table:style-name="ro1">
          <table:table-cell table:style-name="ce2" office:value-type="float" office:value="-0.0854093358" calcext:value-type="float">
            <text:p>-8.54E-002</text:p>
          </table:table-cell>
          <table:table-cell table:style-name="ce5" office:value-type="float" office:value="-0.275940567" calcext:value-type="float">
            <text:p>-2.76E-001</text:p>
          </table:table-cell>
          <table:table-cell table:formula="of:=[.A559]/[.$K$4]" office:value-type="float" office:value="-0.854093358" calcext:value-type="float">
            <text:p>-0.854093358</text:p>
          </table:table-cell>
          <table:table-cell table:number-columns-repeated="1019"/>
        </table:table-row>
        <table:table-row table:style-name="ro1">
          <table:table-cell table:style-name="ce2" office:value-type="float" office:value="-0.0852076858" calcext:value-type="float">
            <text:p>-8.52E-002</text:p>
          </table:table-cell>
          <table:table-cell table:style-name="ce5" office:value-type="float" office:value="-0.274772644" calcext:value-type="float">
            <text:p>-2.75E-001</text:p>
          </table:table-cell>
          <table:table-cell table:formula="of:=[.A560]/[.$K$4]" office:value-type="float" office:value="-0.852076858" calcext:value-type="float">
            <text:p>-0.852076858</text:p>
          </table:table-cell>
          <table:table-cell table:number-columns-repeated="1019"/>
        </table:table-row>
        <table:table-row table:style-name="ro1">
          <table:table-cell table:style-name="ce2" office:value-type="float" office:value="-0.0849111229" calcext:value-type="float">
            <text:p>-8.49E-002</text:p>
          </table:table-cell>
          <table:table-cell table:style-name="ce5" office:value-type="float" office:value="-0.273826957" calcext:value-type="float">
            <text:p>-2.74E-001</text:p>
          </table:table-cell>
          <table:table-cell table:formula="of:=[.A561]/[.$K$4]" office:value-type="float" office:value="-0.849111229" calcext:value-type="float">
            <text:p>-0.849111229</text:p>
          </table:table-cell>
          <table:table-cell table:number-columns-repeated="1019"/>
        </table:table-row>
        <table:table-row table:style-name="ro1">
          <table:table-cell table:style-name="ce2" office:value-type="float" office:value="-0.0845630914" calcext:value-type="float">
            <text:p>-8.46E-002</text:p>
          </table:table-cell>
          <table:table-cell table:style-name="ce5" office:value-type="float" office:value="-0.273076773" calcext:value-type="float">
            <text:p>-2.73E-001</text:p>
          </table:table-cell>
          <table:table-cell table:formula="of:=[.A562]/[.$K$4]" office:value-type="float" office:value="-0.845630914" calcext:value-type="float">
            <text:p>-0.845630914</text:p>
          </table:table-cell>
          <table:table-cell table:number-columns-repeated="1019"/>
        </table:table-row>
        <table:table-row table:style-name="ro1">
          <table:table-cell table:style-name="ce2" office:value-type="float" office:value="-0.0843732134" calcext:value-type="float">
            <text:p>-8.44E-002</text:p>
          </table:table-cell>
          <table:table-cell table:style-name="ce5" office:value-type="float" office:value="-0.271978974" calcext:value-type="float">
            <text:p>-2.72E-001</text:p>
          </table:table-cell>
          <table:table-cell table:formula="of:=[.A563]/[.$K$4]" office:value-type="float" office:value="-0.843732134" calcext:value-type="float">
            <text:p>-0.843732134</text:p>
          </table:table-cell>
          <table:table-cell table:number-columns-repeated="1019"/>
        </table:table-row>
        <table:table-row table:style-name="ro1">
          <table:table-cell table:style-name="ce2" office:value-type="float" office:value="-0.0840387493" calcext:value-type="float">
            <text:p>-8.40E-002</text:p>
          </table:table-cell>
          <table:table-cell table:style-name="ce5" office:value-type="float" office:value="-0.271179318" calcext:value-type="float">
            <text:p>-2.71E-001</text:p>
          </table:table-cell>
          <table:table-cell table:formula="of:=[.A564]/[.$K$4]" office:value-type="float" office:value="-0.840387493" calcext:value-type="float">
            <text:p>-0.840387493</text:p>
          </table:table-cell>
          <table:table-cell table:number-columns-repeated="1019"/>
        </table:table-row>
        <table:table-row table:style-name="ro1">
          <table:table-cell table:style-name="ce2" office:value-type="float" office:value="-0.0839692876" calcext:value-type="float">
            <text:p>-8.40E-002</text:p>
          </table:table-cell>
          <table:table-cell table:style-name="ce5" office:value-type="float" office:value="-0.271047622" calcext:value-type="float">
            <text:p>-2.71E-001</text:p>
          </table:table-cell>
          <table:table-cell table:formula="of:=[.A565]/[.$K$4]" office:value-type="float" office:value="-0.839692876" calcext:value-type="float">
            <text:p>-0.839692876</text:p>
          </table:table-cell>
          <table:table-cell table:number-columns-repeated="1019"/>
        </table:table-row>
        <table:table-row table:style-name="ro1">
          <table:table-cell table:style-name="ce2" office:value-type="float" office:value="-0.0838945583" calcext:value-type="float">
            <text:p>-8.39E-002</text:p>
          </table:table-cell>
          <table:table-cell table:style-name="ce5" office:value-type="float" office:value="-0.270924598" calcext:value-type="float">
            <text:p>-2.71E-001</text:p>
          </table:table-cell>
          <table:table-cell table:formula="of:=[.A566]/[.$K$4]" office:value-type="float" office:value="-0.838945583" calcext:value-type="float">
            <text:p>-0.838945583</text:p>
          </table:table-cell>
          <table:table-cell table:number-columns-repeated="1019"/>
        </table:table-row>
        <table:table-row table:style-name="ro1">
          <table:table-cell table:style-name="ce2" office:value-type="float" office:value="-0.0839832649" calcext:value-type="float">
            <text:p>-8.40E-002</text:p>
          </table:table-cell>
          <table:table-cell table:style-name="ce5" office:value-type="float" office:value="-0.27279681" calcext:value-type="float">
            <text:p>-2.73E-001</text:p>
          </table:table-cell>
          <table:table-cell table:formula="of:=[.A567]/[.$K$4]" office:value-type="float" office:value="-0.839832649" calcext:value-type="float">
            <text:p>-0.839832649</text:p>
          </table:table-cell>
          <table:table-cell table:number-columns-repeated="1019"/>
        </table:table-row>
        <table:table-row table:style-name="ro1">
          <table:table-cell table:style-name="ce2" office:value-type="float" office:value="-0.084632419" calcext:value-type="float">
            <text:p>-8.46E-002</text:p>
          </table:table-cell>
          <table:table-cell table:style-name="ce5" office:value-type="float" office:value="-0.274259031" calcext:value-type="float">
            <text:p>-2.74E-001</text:p>
          </table:table-cell>
          <table:table-cell table:formula="of:=[.A568]/[.$K$4]" office:value-type="float" office:value="-0.84632419" calcext:value-type="float">
            <text:p>-0.84632419</text:p>
          </table:table-cell>
          <table:table-cell table:number-columns-repeated="1019"/>
        </table:table-row>
        <table:table-row table:style-name="ro1">
          <table:table-cell table:style-name="ce2" office:value-type="float" office:value="-0.0853392854" calcext:value-type="float">
            <text:p>-8.53E-002</text:p>
          </table:table-cell>
          <table:table-cell table:style-name="ce5" office:value-type="float" office:value="-0.275763273" calcext:value-type="float">
            <text:p>-2.76E-001</text:p>
          </table:table-cell>
          <table:table-cell table:formula="of:=[.A569]/[.$K$4]" office:value-type="float" office:value="-0.853392854" calcext:value-type="float">
            <text:p>-0.853392854</text:p>
          </table:table-cell>
          <table:table-cell table:number-columns-repeated="1019"/>
        </table:table-row>
        <table:table-row table:style-name="ro1">
          <table:table-cell table:style-name="ce2" office:value-type="float" office:value="-0.0855763629" calcext:value-type="float">
            <text:p>-8.56E-002</text:p>
          </table:table-cell>
          <table:table-cell table:style-name="ce5" office:value-type="float" office:value="-0.277736545" calcext:value-type="float">
            <text:p>-2.78E-001</text:p>
          </table:table-cell>
          <table:table-cell table:formula="of:=[.A570]/[.$K$4]" office:value-type="float" office:value="-0.855763629" calcext:value-type="float">
            <text:p>-0.855763629</text:p>
          </table:table-cell>
          <table:table-cell table:number-columns-repeated="1019"/>
        </table:table-row>
        <table:table-row table:style-name="ro1">
          <table:table-cell table:style-name="ce2" office:value-type="float" office:value="-0.0860777497" calcext:value-type="float">
            <text:p>-8.61E-002</text:p>
          </table:table-cell>
          <table:table-cell table:style-name="ce5" office:value-type="float" office:value="-0.277673215" calcext:value-type="float">
            <text:p>-2.78E-001</text:p>
          </table:table-cell>
          <table:table-cell table:formula="of:=[.A571]/[.$K$4]" office:value-type="float" office:value="-0.860777497" calcext:value-type="float">
            <text:p>-0.860777497</text:p>
          </table:table-cell>
          <table:table-cell table:number-columns-repeated="1019"/>
        </table:table-row>
        <table:table-row table:style-name="ro1">
          <table:table-cell table:style-name="ce2" office:value-type="float" office:value="-0.0858224928" calcext:value-type="float">
            <text:p>-8.58E-002</text:p>
          </table:table-cell>
          <table:table-cell table:style-name="ce5" office:value-type="float" office:value="-0.276742905" calcext:value-type="float">
            <text:p>-2.77E-001</text:p>
          </table:table-cell>
          <table:table-cell table:formula="of:=[.A572]/[.$K$4]" office:value-type="float" office:value="-0.858224928" calcext:value-type="float">
            <text:p>-0.858224928</text:p>
          </table:table-cell>
          <table:table-cell table:number-columns-repeated="1019"/>
        </table:table-row>
        <table:table-row table:style-name="ro1">
          <table:table-cell table:style-name="ce2" office:value-type="float" office:value="-0.0849887952" calcext:value-type="float">
            <text:p>-8.50E-002</text:p>
          </table:table-cell>
          <table:table-cell table:style-name="ce5" office:value-type="float" office:value="-0.273469746" calcext:value-type="float">
            <text:p>-2.73E-001</text:p>
          </table:table-cell>
          <table:table-cell table:formula="of:=[.A573]/[.$K$4]" office:value-type="float" office:value="-0.849887952" calcext:value-type="float">
            <text:p>-0.849887952</text:p>
          </table:table-cell>
          <table:table-cell table:number-columns-repeated="1019"/>
        </table:table-row>
        <table:table-row table:style-name="ro1">
          <table:table-cell table:style-name="ce2" office:value-type="float" office:value="-0.0841327161" calcext:value-type="float">
            <text:p>-8.41E-002</text:p>
          </table:table-cell>
          <table:table-cell table:style-name="ce5" office:value-type="float" office:value="-0.269116819" calcext:value-type="float">
            <text:p>-2.69E-001</text:p>
          </table:table-cell>
          <table:table-cell table:formula="of:=[.A574]/[.$K$4]" office:value-type="float" office:value="-0.841327161" calcext:value-type="float">
            <text:p>-0.841327161</text:p>
          </table:table-cell>
          <table:table-cell table:number-columns-repeated="1019"/>
        </table:table-row>
        <table:table-row table:style-name="ro1">
          <table:table-cell table:style-name="ce2" office:value-type="float" office:value="-0.0832502395" calcext:value-type="float">
            <text:p>-8.33E-002</text:p>
          </table:table-cell>
          <table:table-cell table:style-name="ce5" office:value-type="float" office:value="-0.26628837" calcext:value-type="float">
            <text:p>-2.66E-001</text:p>
          </table:table-cell>
          <table:table-cell table:formula="of:=[.A575]/[.$K$4]" office:value-type="float" office:value="-0.832502395" calcext:value-type="float">
            <text:p>-0.832502395</text:p>
          </table:table-cell>
          <table:table-cell table:number-columns-repeated="1019"/>
        </table:table-row>
        <table:table-row table:style-name="ro1">
          <table:table-cell table:style-name="ce2" office:value-type="float" office:value="-0.0820972919" calcext:value-type="float">
            <text:p>-8.21E-002</text:p>
          </table:table-cell>
          <table:table-cell table:style-name="ce5" office:value-type="float" office:value="-0.263972014" calcext:value-type="float">
            <text:p>-2.64E-001</text:p>
          </table:table-cell>
          <table:table-cell table:formula="of:=[.A576]/[.$K$4]" office:value-type="float" office:value="-0.820972919" calcext:value-type="float">
            <text:p>-0.820972919</text:p>
          </table:table-cell>
          <table:table-cell table:number-columns-repeated="1019"/>
        </table:table-row>
        <table:table-row table:style-name="ro1">
          <table:table-cell table:style-name="ce2" office:value-type="float" office:value="-0.0818034336" calcext:value-type="float">
            <text:p>-8.18E-002</text:p>
          </table:table-cell>
          <table:table-cell table:style-name="ce5" office:value-type="float" office:value="-0.262277842" calcext:value-type="float">
            <text:p>-2.62E-001</text:p>
          </table:table-cell>
          <table:table-cell table:formula="of:=[.A577]/[.$K$4]" office:value-type="float" office:value="-0.818034336" calcext:value-type="float">
            <text:p>-0.818034336</text:p>
          </table:table-cell>
          <table:table-cell table:number-columns-repeated="1019"/>
        </table:table-row>
        <table:table-row table:style-name="ro1">
          <table:table-cell table:style-name="ce2" office:value-type="float" office:value="-0.0812592655" calcext:value-type="float">
            <text:p>-8.13E-002</text:p>
          </table:table-cell>
          <table:table-cell table:style-name="ce5" office:value-type="float" office:value="-0.261550575" calcext:value-type="float">
            <text:p>-2.62E-001</text:p>
          </table:table-cell>
          <table:table-cell table:formula="of:=[.A578]/[.$K$4]" office:value-type="float" office:value="-0.812592655" calcext:value-type="float">
            <text:p>-0.812592655</text:p>
          </table:table-cell>
          <table:table-cell table:number-columns-repeated="1019"/>
        </table:table-row>
        <table:table-row table:style-name="ro1">
          <table:table-cell table:style-name="ce2" office:value-type="float" office:value="-0.0808253437" calcext:value-type="float">
            <text:p>-8.08E-002</text:p>
          </table:table-cell>
          <table:table-cell table:style-name="ce5" office:value-type="float" office:value="-0.260494053" calcext:value-type="float">
            <text:p>-2.60E-001</text:p>
          </table:table-cell>
          <table:table-cell table:formula="of:=[.A579]/[.$K$4]" office:value-type="float" office:value="-0.808253437" calcext:value-type="float">
            <text:p>-0.808253437</text:p>
          </table:table-cell>
          <table:table-cell table:number-columns-repeated="1019"/>
        </table:table-row>
        <table:table-row table:style-name="ro1">
          <table:table-cell table:style-name="ce2" office:value-type="float" office:value="-0.0804606602" calcext:value-type="float">
            <text:p>-8.05E-002</text:p>
          </table:table-cell>
          <table:table-cell table:style-name="ce5" office:value-type="float" office:value="-0.258552432" calcext:value-type="float">
            <text:p>-2.59E-001</text:p>
          </table:table-cell>
          <table:table-cell table:formula="of:=[.A580]/[.$K$4]" office:value-type="float" office:value="-0.804606602" calcext:value-type="float">
            <text:p>-0.804606602</text:p>
          </table:table-cell>
          <table:table-cell table:number-columns-repeated="1019"/>
        </table:table-row>
        <table:table-row table:style-name="ro1">
          <table:table-cell table:style-name="ce2" office:value-type="float" office:value="-0.0800402835" calcext:value-type="float">
            <text:p>-8.00E-002</text:p>
          </table:table-cell>
          <table:table-cell table:style-name="ce5" office:value-type="float" office:value="-0.257098913" calcext:value-type="float">
            <text:p>-2.57E-001</text:p>
          </table:table-cell>
          <table:table-cell table:formula="of:=[.A581]/[.$K$4]" office:value-type="float" office:value="-0.800402835" calcext:value-type="float">
            <text:p>-0.800402835</text:p>
          </table:table-cell>
          <table:table-cell table:number-columns-repeated="1019"/>
        </table:table-row>
        <table:table-row table:style-name="ro1">
          <table:table-cell table:style-name="ce2" office:value-type="float" office:value="-0.0793974474" calcext:value-type="float">
            <text:p>-7.94E-002</text:p>
          </table:table-cell>
          <table:table-cell table:style-name="ce5" office:value-type="float" office:value="-0.255034328" calcext:value-type="float">
            <text:p>-2.55E-001</text:p>
          </table:table-cell>
          <table:table-cell table:formula="of:=[.A582]/[.$K$4]" office:value-type="float" office:value="-0.793974474" calcext:value-type="float">
            <text:p>-0.793974474</text:p>
          </table:table-cell>
          <table:table-cell table:number-columns-repeated="1019"/>
        </table:table-row>
        <table:table-row table:style-name="ro1">
          <table:table-cell table:style-name="ce2" office:value-type="float" office:value="-0.0788338035" calcext:value-type="float">
            <text:p>-7.88E-002</text:p>
          </table:table-cell>
          <table:table-cell table:style-name="ce5" office:value-type="float" office:value="-0.253284931" calcext:value-type="float">
            <text:p>-2.53E-001</text:p>
          </table:table-cell>
          <table:table-cell table:formula="of:=[.A583]/[.$K$4]" office:value-type="float" office:value="-0.788338035" calcext:value-type="float">
            <text:p>-0.788338035</text:p>
          </table:table-cell>
          <table:table-cell table:number-columns-repeated="1019"/>
        </table:table-row>
        <table:table-row table:style-name="ro1">
          <table:table-cell table:style-name="ce2" office:value-type="float" office:value="-0.078668423" calcext:value-type="float">
            <text:p>-7.87E-002</text:p>
          </table:table-cell>
          <table:table-cell table:style-name="ce5" office:value-type="float" office:value="-0.252544522" calcext:value-type="float">
            <text:p>-2.53E-001</text:p>
          </table:table-cell>
          <table:table-cell table:formula="of:=[.A584]/[.$K$4]" office:value-type="float" office:value="-0.78668423" calcext:value-type="float">
            <text:p>-0.78668423</text:p>
          </table:table-cell>
          <table:table-cell table:number-columns-repeated="1019"/>
        </table:table-row>
        <table:table-row table:style-name="ro1">
          <table:table-cell table:style-name="ce2" office:value-type="float" office:value="-0.0782737583" calcext:value-type="float">
            <text:p>-7.83E-002</text:p>
          </table:table-cell>
          <table:table-cell table:style-name="ce5" office:value-type="float" office:value="-0.251612127" calcext:value-type="float">
            <text:p>-2.52E-001</text:p>
          </table:table-cell>
          <table:table-cell table:formula="of:=[.A585]/[.$K$4]" office:value-type="float" office:value="-0.782737583" calcext:value-type="float">
            <text:p>-0.782737583</text:p>
          </table:table-cell>
          <table:table-cell table:number-columns-repeated="1019"/>
        </table:table-row>
        <table:table-row table:style-name="ro1">
          <table:table-cell table:style-name="ce2" office:value-type="float" office:value="-0.0778524429" calcext:value-type="float">
            <text:p>-7.79E-002</text:p>
          </table:table-cell>
          <table:table-cell table:style-name="ce5" office:value-type="float" office:value="-0.249941602" calcext:value-type="float">
            <text:p>-2.50E-001</text:p>
          </table:table-cell>
          <table:table-cell table:formula="of:=[.A586]/[.$K$4]" office:value-type="float" office:value="-0.778524429" calcext:value-type="float">
            <text:p>-0.778524429</text:p>
          </table:table-cell>
          <table:table-cell table:number-columns-repeated="1019"/>
        </table:table-row>
        <table:table-row table:style-name="ro1">
          <table:table-cell table:style-name="ce2" office:value-type="float" office:value="-0.07765311" calcext:value-type="float">
            <text:p>-7.77E-002</text:p>
          </table:table-cell>
          <table:table-cell table:style-name="ce5" office:value-type="float" office:value="-0.248663634" calcext:value-type="float">
            <text:p>-2.49E-001</text:p>
          </table:table-cell>
          <table:table-cell table:formula="of:=[.A587]/[.$K$4]" office:value-type="float" office:value="-0.7765311" calcext:value-type="float">
            <text:p>-0.7765311</text:p>
          </table:table-cell>
          <table:table-cell table:number-columns-repeated="1019"/>
        </table:table-row>
        <table:table-row table:style-name="ro1">
          <table:table-cell table:style-name="ce2" office:value-type="float" office:value="-0.0770447701" calcext:value-type="float">
            <text:p>-7.70E-002</text:p>
          </table:table-cell>
          <table:table-cell table:style-name="ce5" office:value-type="float" office:value="-0.247228682" calcext:value-type="float">
            <text:p>-2.47E-001</text:p>
          </table:table-cell>
          <table:table-cell table:formula="of:=[.A588]/[.$K$4]" office:value-type="float" office:value="-0.770447701" calcext:value-type="float">
            <text:p>-0.770447701</text:p>
          </table:table-cell>
          <table:table-cell table:number-columns-repeated="1019"/>
        </table:table-row>
        <table:table-row table:style-name="ro1">
          <table:table-cell table:style-name="ce2" office:value-type="float" office:value="-0.0766739845" calcext:value-type="float">
            <text:p>-7.67E-002</text:p>
          </table:table-cell>
          <table:table-cell table:style-name="ce5" office:value-type="float" office:value="-0.245495781" calcext:value-type="float">
            <text:p>-2.45E-001</text:p>
          </table:table-cell>
          <table:table-cell table:formula="of:=[.A589]/[.$K$4]" office:value-type="float" office:value="-0.766739845" calcext:value-type="float">
            <text:p>-0.766739845</text:p>
          </table:table-cell>
          <table:table-cell table:number-columns-repeated="1019"/>
        </table:table-row>
        <table:table-row table:style-name="ro1">
          <table:table-cell table:style-name="ce2" office:value-type="float" office:value="-0.0762166604" calcext:value-type="float">
            <text:p>-7.62E-002</text:p>
          </table:table-cell>
          <table:table-cell table:style-name="ce5" office:value-type="float" office:value="-0.244551778" calcext:value-type="float">
            <text:p>-2.45E-001</text:p>
          </table:table-cell>
          <table:table-cell table:formula="of:=[.A590]/[.$K$4]" office:value-type="float" office:value="-0.762166604" calcext:value-type="float">
            <text:p>-0.762166604</text:p>
          </table:table-cell>
          <table:table-cell table:number-columns-repeated="1019"/>
        </table:table-row>
        <table:table-row table:style-name="ro1">
          <table:table-cell table:style-name="ce2" office:value-type="float" office:value="-0.0759245977" calcext:value-type="float">
            <text:p>-7.59E-002</text:p>
          </table:table-cell>
          <table:table-cell table:style-name="ce5" office:value-type="float" office:value="-0.243807241" calcext:value-type="float">
            <text:p>-2.44E-001</text:p>
          </table:table-cell>
          <table:table-cell table:formula="of:=[.A591]/[.$K$4]" office:value-type="float" office:value="-0.759245977" calcext:value-type="float">
            <text:p>-0.759245977</text:p>
          </table:table-cell>
          <table:table-cell table:number-columns-repeated="1019"/>
        </table:table-row>
        <table:table-row table:style-name="ro1">
          <table:table-cell table:style-name="ce2" office:value-type="float" office:value="-0.0756763369" calcext:value-type="float">
            <text:p>-7.57E-002</text:p>
          </table:table-cell>
          <table:table-cell table:style-name="ce5" office:value-type="float" office:value="-0.242414013" calcext:value-type="float">
            <text:p>-2.42E-001</text:p>
          </table:table-cell>
          <table:table-cell table:formula="of:=[.A592]/[.$K$4]" office:value-type="float" office:value="-0.756763369" calcext:value-type="float">
            <text:p>-0.7567633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751341581" calcext:value-type="float">
            <text:p>-7.51E-002</text:p>
          </table:table-cell>
          <table:table-cell table:style-name="ce5" office:value-type="float" office:value="-0.240053266" calcext:value-type="float">
            <text:p>-2.40E-001</text:p>
          </table:table-cell>
          <table:table-cell table:formula="of:=[.A593]/[.$K$4]" office:value-type="float" office:value="-0.751341581" calcext:value-type="float">
            <text:p>-0.751341581</text:p>
          </table:table-cell>
          <table:table-cell table:number-columns-repeated="1019"/>
        </table:table-row>
        <table:table-row table:style-name="ro1">
          <table:table-cell table:style-name="ce2" office:value-type="float" office:value="-0.0746503845" calcext:value-type="float">
            <text:p>-7.47E-002</text:p>
          </table:table-cell>
          <table:table-cell table:style-name="ce5" office:value-type="float" office:value="-0.238545597" calcext:value-type="float">
            <text:p>-2.39E-001</text:p>
          </table:table-cell>
          <table:table-cell table:formula="of:=[.A594]/[.$K$4]" office:value-type="float" office:value="-0.746503845" calcext:value-type="float">
            <text:p>-0.746503845</text:p>
          </table:table-cell>
          <table:table-cell table:number-columns-repeated="1019"/>
        </table:table-row>
        <table:table-row table:style-name="ro1">
          <table:table-cell table:style-name="ce2" office:value-type="float" office:value="-0.0740804002" calcext:value-type="float">
            <text:p>-7.41E-002</text:p>
          </table:table-cell>
          <table:table-cell table:style-name="ce5" office:value-type="float" office:value="-0.237173185" calcext:value-type="float">
            <text:p>-2.37E-001</text:p>
          </table:table-cell>
          <table:table-cell table:formula="of:=[.A595]/[.$K$4]" office:value-type="float" office:value="-0.740804002" calcext:value-type="float">
            <text:p>-0.740804002</text:p>
          </table:table-cell>
          <table:table-cell table:number-columns-repeated="1019"/>
        </table:table-row>
        <table:table-row table:style-name="ro1">
          <table:table-cell table:style-name="ce2" office:value-type="float" office:value="-0.0735674649" calcext:value-type="float">
            <text:p>-7.36E-002</text:p>
          </table:table-cell>
          <table:table-cell table:style-name="ce5" office:value-type="float" office:value="-0.235423103" calcext:value-type="float">
            <text:p>-2.35E-001</text:p>
          </table:table-cell>
          <table:table-cell table:formula="of:=[.A596]/[.$K$4]" office:value-type="float" office:value="-0.735674649" calcext:value-type="float">
            <text:p>-0.735674649</text:p>
          </table:table-cell>
          <table:table-cell table:number-columns-repeated="1019"/>
        </table:table-row>
        <table:table-row table:style-name="ro1">
          <table:table-cell table:style-name="ce2" office:value-type="float" office:value="-0.0734453574" calcext:value-type="float">
            <text:p>-7.34E-002</text:p>
          </table:table-cell>
          <table:table-cell table:style-name="ce5" office:value-type="float" office:value="-0.234438717" calcext:value-type="float">
            <text:p>-2.34E-001</text:p>
          </table:table-cell>
          <table:table-cell table:formula="of:=[.A597]/[.$K$4]" office:value-type="float" office:value="-0.734453574" calcext:value-type="float">
            <text:p>-0.734453574</text:p>
          </table:table-cell>
          <table:table-cell table:number-columns-repeated="1019"/>
        </table:table-row>
        <table:table-row table:style-name="ro1">
          <table:table-cell table:style-name="ce2" office:value-type="float" office:value="-0.0731176287" calcext:value-type="float">
            <text:p>-7.31E-002</text:p>
          </table:table-cell>
          <table:table-cell table:style-name="ce5" office:value-type="float" office:value="-0.234015629" calcext:value-type="float">
            <text:p>-2.34E-001</text:p>
          </table:table-cell>
          <table:table-cell table:formula="of:=[.A598]/[.$K$4]" office:value-type="float" office:value="-0.731176287" calcext:value-type="float">
            <text:p>-0.731176287</text:p>
          </table:table-cell>
          <table:table-cell table:number-columns-repeated="1019"/>
        </table:table-row>
        <table:table-row table:style-name="ro1">
          <table:table-cell table:style-name="ce2" office:value-type="float" office:value="-0.0728106424" calcext:value-type="float">
            <text:p>-7.28E-002</text:p>
          </table:table-cell>
          <table:table-cell table:style-name="ce5" office:value-type="float" office:value="-0.232478768" calcext:value-type="float">
            <text:p>-2.32E-001</text:p>
          </table:table-cell>
          <table:table-cell table:formula="of:=[.A599]/[.$K$4]" office:value-type="float" office:value="-0.728106424" calcext:value-type="float">
            <text:p>-0.728106424</text:p>
          </table:table-cell>
          <table:table-cell table:number-columns-repeated="1019"/>
        </table:table-row>
        <table:table-row table:style-name="ro1">
          <table:table-cell table:style-name="ce2" office:value-type="float" office:value="-0.0722715631" calcext:value-type="float">
            <text:p>-7.23E-002</text:p>
          </table:table-cell>
          <table:table-cell table:style-name="ce5" office:value-type="float" office:value="-0.230311051" calcext:value-type="float">
            <text:p>-2.30E-001</text:p>
          </table:table-cell>
          <table:table-cell table:formula="of:=[.A600]/[.$K$4]" office:value-type="float" office:value="-0.722715631" calcext:value-type="float">
            <text:p>-0.722715631</text:p>
          </table:table-cell>
          <table:table-cell table:number-columns-repeated="1019"/>
        </table:table-row>
        <table:table-row table:style-name="ro1">
          <table:table-cell table:style-name="ce2" office:value-type="float" office:value="-0.0717765838" calcext:value-type="float">
            <text:p>-7.18E-002</text:p>
          </table:table-cell>
          <table:table-cell table:style-name="ce5" office:value-type="float" office:value="-0.229464263" calcext:value-type="float">
            <text:p>-2.29E-001</text:p>
          </table:table-cell>
          <table:table-cell table:formula="of:=[.A601]/[.$K$4]" office:value-type="float" office:value="-0.717765838" calcext:value-type="float">
            <text:p>-0.717765838</text:p>
          </table:table-cell>
          <table:table-cell table:number-columns-repeated="1019"/>
        </table:table-row>
        <table:table-row table:style-name="ro1">
          <table:table-cell table:style-name="ce2" office:value-type="float" office:value="-0.0712510943" calcext:value-type="float">
            <text:p>-7.13E-002</text:p>
          </table:table-cell>
          <table:table-cell table:style-name="ce5" office:value-type="float" office:value="-0.226959452" calcext:value-type="float">
            <text:p>-2.27E-001</text:p>
          </table:table-cell>
          <table:table-cell table:formula="of:=[.A602]/[.$K$4]" office:value-type="float" office:value="-0.712510943" calcext:value-type="float">
            <text:p>-0.712510943</text:p>
          </table:table-cell>
          <table:table-cell table:number-columns-repeated="1019"/>
        </table:table-row>
        <table:table-row table:style-name="ro1">
          <table:table-cell table:style-name="ce2" office:value-type="float" office:value="-0.0706364587" calcext:value-type="float">
            <text:p>-7.06E-002</text:p>
          </table:table-cell>
          <table:table-cell table:style-name="ce5" office:value-type="float" office:value="-0.225524724" calcext:value-type="float">
            <text:p>-2.26E-001</text:p>
          </table:table-cell>
          <table:table-cell table:formula="of:=[.A603]/[.$K$4]" office:value-type="float" office:value="-0.706364587" calcext:value-type="float">
            <text:p>-0.706364587</text:p>
          </table:table-cell>
          <table:table-cell table:number-columns-repeated="1019"/>
        </table:table-row>
        <table:table-row table:style-name="ro1">
          <table:table-cell table:style-name="ce2" office:value-type="float" office:value="-0.0702287704" calcext:value-type="float">
            <text:p>-7.02E-002</text:p>
          </table:table-cell>
          <table:table-cell table:style-name="ce5" office:value-type="float" office:value="-0.223685652" calcext:value-type="float">
            <text:p>-2.24E-001</text:p>
          </table:table-cell>
          <table:table-cell table:formula="of:=[.A604]/[.$K$4]" office:value-type="float" office:value="-0.702287704" calcext:value-type="float">
            <text:p>-0.702287704</text:p>
          </table:table-cell>
          <table:table-cell table:number-columns-repeated="1019"/>
        </table:table-row>
        <table:table-row table:style-name="ro1">
          <table:table-cell table:style-name="ce2" office:value-type="float" office:value="-0.0699353218" calcext:value-type="float">
            <text:p>-6.99E-002</text:p>
          </table:table-cell>
          <table:table-cell table:style-name="ce5" office:value-type="float" office:value="-0.222746566" calcext:value-type="float">
            <text:p>-2.23E-001</text:p>
          </table:table-cell>
          <table:table-cell table:formula="of:=[.A605]/[.$K$4]" office:value-type="float" office:value="-0.699353218" calcext:value-type="float">
            <text:p>-0.699353218</text:p>
          </table:table-cell>
          <table:table-cell table:number-columns-repeated="1019"/>
        </table:table-row>
        <table:table-row table:style-name="ro1">
          <table:table-cell table:style-name="ce2" office:value-type="float" office:value="-0.0696185306" calcext:value-type="float">
            <text:p>-6.96E-002</text:p>
          </table:table-cell>
          <table:table-cell table:style-name="ce5" office:value-type="float" office:value="-0.22156921" calcext:value-type="float">
            <text:p>-2.22E-001</text:p>
          </table:table-cell>
          <table:table-cell table:formula="of:=[.A606]/[.$K$4]" office:value-type="float" office:value="-0.696185306" calcext:value-type="float">
            <text:p>-0.696185306</text:p>
          </table:table-cell>
          <table:table-cell table:number-columns-repeated="1019"/>
        </table:table-row>
        <table:table-row table:style-name="ro1">
          <table:table-cell table:style-name="ce2" office:value-type="float" office:value="-0.0693740323" calcext:value-type="float">
            <text:p>-6.94E-002</text:p>
          </table:table-cell>
          <table:table-cell table:style-name="ce5" office:value-type="float" office:value="-0.220701411" calcext:value-type="float">
            <text:p>-2.21E-001</text:p>
          </table:table-cell>
          <table:table-cell table:formula="of:=[.A607]/[.$K$4]" office:value-type="float" office:value="-0.693740323" calcext:value-type="float">
            <text:p>-0.693740323</text:p>
          </table:table-cell>
          <table:table-cell table:number-columns-repeated="1019"/>
        </table:table-row>
        <table:table-row table:style-name="ro1">
          <table:table-cell table:style-name="ce2" office:value-type="float" office:value="-0.0690962598" calcext:value-type="float">
            <text:p>-6.91E-002</text:p>
          </table:table-cell>
          <table:table-cell table:style-name="ce5" office:value-type="float" office:value="-0.21984008" calcext:value-type="float">
            <text:p>-2.20E-001</text:p>
          </table:table-cell>
          <table:table-cell table:formula="of:=[.A608]/[.$K$4]" office:value-type="float" office:value="-0.690962598" calcext:value-type="float">
            <text:p>-0.690962598</text:p>
          </table:table-cell>
          <table:table-cell table:number-columns-repeated="1019"/>
        </table:table-row>
        <table:table-row table:style-name="ro1">
          <table:table-cell table:style-name="ce2" office:value-type="float" office:value="-0.0686301962" calcext:value-type="float">
            <text:p>-6.86E-002</text:p>
          </table:table-cell>
          <table:table-cell table:style-name="ce5" office:value-type="float" office:value="-0.218204126" calcext:value-type="float">
            <text:p>-2.18E-001</text:p>
          </table:table-cell>
          <table:table-cell table:formula="of:=[.A609]/[.$K$4]" office:value-type="float" office:value="-0.686301962" calcext:value-type="float">
            <text:p>-0.686301962</text:p>
          </table:table-cell>
          <table:table-cell table:number-columns-repeated="1019"/>
        </table:table-row>
        <table:table-row table:style-name="ro1">
          <table:table-cell table:style-name="ce2" office:value-type="float" office:value="-0.068195492" calcext:value-type="float">
            <text:p>-6.82E-002</text:p>
          </table:table-cell>
          <table:table-cell table:style-name="ce5" office:value-type="float" office:value="-0.217196077" calcext:value-type="float">
            <text:p>-2.17E-001</text:p>
          </table:table-cell>
          <table:table-cell table:formula="of:=[.A610]/[.$K$4]" office:value-type="float" office:value="-0.68195492" calcext:value-type="float">
            <text:p>-0.68195492</text:p>
          </table:table-cell>
          <table:table-cell table:number-columns-repeated="1019"/>
        </table:table-row>
        <table:table-row table:style-name="ro1">
          <table:table-cell table:style-name="ce2" office:value-type="float" office:value="-0.0680225641" calcext:value-type="float">
            <text:p>-6.80E-002</text:p>
          </table:table-cell>
          <table:table-cell table:style-name="ce5" office:value-type="float" office:value="-0.216078505" calcext:value-type="float">
            <text:p>-2.16E-001</text:p>
          </table:table-cell>
          <table:table-cell table:formula="of:=[.A611]/[.$K$4]" office:value-type="float" office:value="-0.680225641" calcext:value-type="float">
            <text:p>-0.680225641</text:p>
          </table:table-cell>
          <table:table-cell table:number-columns-repeated="1019"/>
        </table:table-row>
        <table:table-row table:style-name="ro1">
          <table:table-cell table:style-name="ce2" office:value-type="float" office:value="-0.0674752593" calcext:value-type="float">
            <text:p>-6.75E-002</text:p>
          </table:table-cell>
          <table:table-cell table:style-name="ce5" office:value-type="float" office:value="-0.214077041" calcext:value-type="float">
            <text:p>-2.14E-001</text:p>
          </table:table-cell>
          <table:table-cell table:formula="of:=[.A612]/[.$K$4]" office:value-type="float" office:value="-0.674752593" calcext:value-type="float">
            <text:p>-0.674752593</text:p>
          </table:table-cell>
          <table:table-cell table:number-columns-repeated="1019"/>
        </table:table-row>
        <table:table-row table:style-name="ro1">
          <table:table-cell table:style-name="ce2" office:value-type="float" office:value="-0.0669475123" calcext:value-type="float">
            <text:p>-6.69E-002</text:p>
          </table:table-cell>
          <table:table-cell table:style-name="ce5" office:value-type="float" office:value="-0.212936416" calcext:value-type="float">
            <text:p>-2.13E-001</text:p>
          </table:table-cell>
          <table:table-cell table:formula="of:=[.A613]/[.$K$4]" office:value-type="float" office:value="-0.669475123" calcext:value-type="float">
            <text:p>-0.669475123</text:p>
          </table:table-cell>
          <table:table-cell table:number-columns-repeated="1019"/>
        </table:table-row>
        <table:table-row table:style-name="ro1">
          <table:table-cell table:style-name="ce2" office:value-type="float" office:value="-0.0667490289" calcext:value-type="float">
            <text:p>-6.67E-002</text:p>
          </table:table-cell>
          <table:table-cell table:style-name="ce5" office:value-type="float" office:value="-0.210888341" calcext:value-type="float">
            <text:p>-2.11E-001</text:p>
          </table:table-cell>
          <table:table-cell table:formula="of:=[.A614]/[.$K$4]" office:value-type="float" office:value="-0.667490289" calcext:value-type="float">
            <text:p>-0.667490289</text:p>
          </table:table-cell>
          <table:table-cell table:number-columns-repeated="1019"/>
        </table:table-row>
        <table:table-row table:style-name="ro1">
          <table:table-cell table:style-name="ce2" office:value-type="float" office:value="-0.0661511049" calcext:value-type="float">
            <text:p>-6.62E-002</text:p>
          </table:table-cell>
          <table:table-cell table:style-name="ce5" office:value-type="float" office:value="-0.209739417" calcext:value-type="float">
            <text:p>-2.10E-001</text:p>
          </table:table-cell>
          <table:table-cell table:formula="of:=[.A615]/[.$K$4]" office:value-type="float" office:value="-0.661511049" calcext:value-type="float">
            <text:p>-0.661511049</text:p>
          </table:table-cell>
          <table:table-cell table:number-columns-repeated="1019"/>
        </table:table-row>
        <table:table-row table:style-name="ro1">
          <table:table-cell table:style-name="ce2" office:value-type="float" office:value="-0.0657986403" calcext:value-type="float">
            <text:p>-6.58E-002</text:p>
          </table:table-cell>
          <table:table-cell table:style-name="ce5" office:value-type="float" office:value="-0.208704606" calcext:value-type="float">
            <text:p>-2.09E-001</text:p>
          </table:table-cell>
          <table:table-cell table:formula="of:=[.A616]/[.$K$4]" office:value-type="float" office:value="-0.657986403" calcext:value-type="float">
            <text:p>-0.657986403</text:p>
          </table:table-cell>
          <table:table-cell table:number-columns-repeated="1019"/>
        </table:table-row>
        <table:table-row table:style-name="ro1">
          <table:table-cell table:style-name="ce2" office:value-type="float" office:value="-0.065456301" calcext:value-type="float">
            <text:p>-6.55E-002</text:p>
          </table:table-cell>
          <table:table-cell table:style-name="ce5" office:value-type="float" office:value="-0.20766899" calcext:value-type="float">
            <text:p>-2.08E-001</text:p>
          </table:table-cell>
          <table:table-cell table:formula="of:=[.A617]/[.$K$4]" office:value-type="float" office:value="-0.65456301" calcext:value-type="float">
            <text:p>-0.65456301</text:p>
          </table:table-cell>
          <table:table-cell table:number-columns-repeated="1019"/>
        </table:table-row>
        <table:table-row table:style-name="ro1">
          <table:table-cell table:style-name="ce2" office:value-type="float" office:value="-0.0652225763" calcext:value-type="float">
            <text:p>-6.52E-002</text:p>
          </table:table-cell>
          <table:table-cell table:style-name="ce5" office:value-type="float" office:value="-0.206996873" calcext:value-type="float">
            <text:p>-2.07E-001</text:p>
          </table:table-cell>
          <table:table-cell table:formula="of:=[.A618]/[.$K$4]" office:value-type="float" office:value="-0.652225763" calcext:value-type="float">
            <text:p>-0.652225763</text:p>
          </table:table-cell>
          <table:table-cell table:number-columns-repeated="1019"/>
        </table:table-row>
        <table:table-row table:style-name="ro1">
          <table:table-cell table:style-name="ce2" office:value-type="float" office:value="-0.0650224686" calcext:value-type="float">
            <text:p>-6.50E-002</text:p>
          </table:table-cell>
          <table:table-cell table:style-name="ce5" office:value-type="float" office:value="-0.206227362" calcext:value-type="float">
            <text:p>-2.06E-001</text:p>
          </table:table-cell>
          <table:table-cell table:formula="of:=[.A619]/[.$K$4]" office:value-type="float" office:value="-0.650224686" calcext:value-type="float">
            <text:p>-0.650224686</text:p>
          </table:table-cell>
          <table:table-cell table:number-columns-repeated="1019"/>
        </table:table-row>
        <table:table-row table:style-name="ro1">
          <table:table-cell table:style-name="ce2" office:value-type="float" office:value="-0.0647099838" calcext:value-type="float">
            <text:p>-6.47E-002</text:p>
          </table:table-cell>
          <table:table-cell table:style-name="ce5" office:value-type="float" office:value="-0.205172896" calcext:value-type="float">
            <text:p>-2.05E-001</text:p>
          </table:table-cell>
          <table:table-cell table:formula="of:=[.A620]/[.$K$4]" office:value-type="float" office:value="-0.647099838" calcext:value-type="float">
            <text:p>-0.647099838</text:p>
          </table:table-cell>
          <table:table-cell table:number-columns-repeated="1019"/>
        </table:table-row>
        <table:table-row table:style-name="ro1">
          <table:table-cell table:style-name="ce2" office:value-type="float" office:value="-0.0644744262" calcext:value-type="float">
            <text:p>-6.45E-002</text:p>
          </table:table-cell>
          <table:table-cell table:style-name="ce5" office:value-type="float" office:value="-0.204323471" calcext:value-type="float">
            <text:p>-2.04E-001</text:p>
          </table:table-cell>
          <table:table-cell table:formula="of:=[.A621]/[.$K$4]" office:value-type="float" office:value="-0.644744262" calcext:value-type="float">
            <text:p>-0.644744262</text:p>
          </table:table-cell>
          <table:table-cell table:number-columns-repeated="1019"/>
        </table:table-row>
        <table:table-row table:style-name="ro1">
          <table:table-cell table:style-name="ce2" office:value-type="float" office:value="-0.0641245022" calcext:value-type="float">
            <text:p>-6.41E-002</text:p>
          </table:table-cell>
          <table:table-cell table:style-name="ce5" office:value-type="float" office:value="-0.203147784" calcext:value-type="float">
            <text:p>-2.03E-001</text:p>
          </table:table-cell>
          <table:table-cell table:formula="of:=[.A622]/[.$K$4]" office:value-type="float" office:value="-0.641245022" calcext:value-type="float">
            <text:p>-0.641245022</text:p>
          </table:table-cell>
          <table:table-cell table:number-columns-repeated="1019"/>
        </table:table-row>
        <table:table-row table:style-name="ro1">
          <table:table-cell table:style-name="ce2" office:value-type="float" office:value="-0.0638629347" calcext:value-type="float">
            <text:p>-6.39E-002</text:p>
          </table:table-cell>
          <table:table-cell table:style-name="ce5" office:value-type="float" office:value="-0.202244848" calcext:value-type="float">
            <text:p>-2.02E-001</text:p>
          </table:table-cell>
          <table:table-cell table:formula="of:=[.A623]/[.$K$4]" office:value-type="float" office:value="-0.638629347" calcext:value-type="float">
            <text:p>-0.638629347</text:p>
          </table:table-cell>
          <table:table-cell table:number-columns-repeated="1019"/>
        </table:table-row>
        <table:table-row table:style-name="ro1">
          <table:table-cell table:style-name="ce2" office:value-type="float" office:value="-0.0635993183" calcext:value-type="float">
            <text:p>-6.36E-002</text:p>
          </table:table-cell>
          <table:table-cell table:style-name="ce5" office:value-type="float" office:value="-0.200823843" calcext:value-type="float">
            <text:p>-2.01E-001</text:p>
          </table:table-cell>
          <table:table-cell table:formula="of:=[.A624]/[.$K$4]" office:value-type="float" office:value="-0.635993183" calcext:value-type="float">
            <text:p>-0.635993183</text:p>
          </table:table-cell>
          <table:table-cell table:number-columns-repeated="1019"/>
        </table:table-row>
        <table:table-row table:style-name="ro1">
          <table:table-cell table:style-name="ce2" office:value-type="float" office:value="-0.0630545691" calcext:value-type="float">
            <text:p>-6.31E-002</text:p>
          </table:table-cell>
          <table:table-cell table:style-name="ce5" office:value-type="float" office:value="-0.199552685" calcext:value-type="float">
            <text:p>-2.00E-001</text:p>
          </table:table-cell>
          <table:table-cell table:formula="of:=[.A625]/[.$K$4]" office:value-type="float" office:value="-0.630545691" calcext:value-type="float">
            <text:p>-0.630545691</text:p>
          </table:table-cell>
          <table:table-cell table:number-columns-repeated="1019"/>
        </table:table-row>
        <table:table-row table:style-name="ro1">
          <table:table-cell table:style-name="ce2" office:value-type="float" office:value="-0.0626527071" calcext:value-type="float">
            <text:p>-6.27E-002</text:p>
          </table:table-cell>
          <table:table-cell table:style-name="ce5" office:value-type="float" office:value="-0.198321074" calcext:value-type="float">
            <text:p>-1.98E-001</text:p>
          </table:table-cell>
          <table:table-cell table:formula="of:=[.A626]/[.$K$4]" office:value-type="float" office:value="-0.626527071" calcext:value-type="float">
            <text:p>-0.626527071</text:p>
          </table:table-cell>
          <table:table-cell table:number-columns-repeated="1019"/>
        </table:table-row>
        <table:table-row table:style-name="ro1">
          <table:table-cell table:style-name="ce2" office:value-type="float" office:value="-0.0621834323" calcext:value-type="float">
            <text:p>-6.22E-002</text:p>
          </table:table-cell>
          <table:table-cell table:style-name="ce5" office:value-type="float" office:value="-0.196818203" calcext:value-type="float">
            <text:p>-1.97E-001</text:p>
          </table:table-cell>
          <table:table-cell table:formula="of:=[.A627]/[.$K$4]" office:value-type="float" office:value="-0.621834323" calcext:value-type="float">
            <text:p>-0.621834323</text:p>
          </table:table-cell>
          <table:table-cell table:number-columns-repeated="1019"/>
        </table:table-row>
        <table:table-row table:style-name="ro1">
          <table:table-cell table:style-name="ce2" office:value-type="float" office:value="-0.0620305501" calcext:value-type="float">
            <text:p>-6.20E-002</text:p>
          </table:table-cell>
          <table:table-cell table:style-name="ce5" office:value-type="float" office:value="-0.195813701" calcext:value-type="float">
            <text:p>-1.96E-001</text:p>
          </table:table-cell>
          <table:table-cell table:formula="of:=[.A628]/[.$K$4]" office:value-type="float" office:value="-0.620305501" calcext:value-type="float">
            <text:p>-0.620305501</text:p>
          </table:table-cell>
          <table:table-cell table:number-columns-repeated="1019"/>
        </table:table-row>
        <table:table-row table:style-name="ro1">
          <table:table-cell table:style-name="ce2" office:value-type="float" office:value="-0.0616655312" calcext:value-type="float">
            <text:p>-6.17E-002</text:p>
          </table:table-cell>
          <table:table-cell table:style-name="ce5" office:value-type="float" office:value="-0.195145115" calcext:value-type="float">
            <text:p>-1.95E-001</text:p>
          </table:table-cell>
          <table:table-cell table:formula="of:=[.A629]/[.$K$4]" office:value-type="float" office:value="-0.616655312" calcext:value-type="float">
            <text:p>-0.616655312</text:p>
          </table:table-cell>
          <table:table-cell table:number-columns-repeated="1019"/>
        </table:table-row>
        <table:table-row table:style-name="ro1">
          <table:table-cell table:style-name="ce2" office:value-type="float" office:value="-0.0614640266" calcext:value-type="float">
            <text:p>-6.15E-002</text:p>
          </table:table-cell>
          <table:table-cell table:style-name="ce5" office:value-type="float" office:value="-0.194302693" calcext:value-type="float">
            <text:p>-1.94E-001</text:p>
          </table:table-cell>
          <table:table-cell table:formula="of:=[.A630]/[.$K$4]" office:value-type="float" office:value="-0.614640266" calcext:value-type="float">
            <text:p>-0.614640266</text:p>
          </table:table-cell>
          <table:table-cell table:number-columns-repeated="1019"/>
        </table:table-row>
        <table:table-row table:style-name="ro1">
          <table:table-cell table:style-name="ce2" office:value-type="float" office:value="-0.0613678619" calcext:value-type="float">
            <text:p>-6.14E-002</text:p>
          </table:table-cell>
          <table:table-cell table:style-name="ce5" office:value-type="float" office:value="-0.193602189" calcext:value-type="float">
            <text:p>-1.94E-001</text:p>
          </table:table-cell>
          <table:table-cell table:formula="of:=[.A631]/[.$K$4]" office:value-type="float" office:value="-0.613678619" calcext:value-type="float">
            <text:p>-0.613678619</text:p>
          </table:table-cell>
          <table:table-cell table:number-columns-repeated="1019"/>
        </table:table-row>
        <table:table-row table:style-name="ro1">
          <table:table-cell table:style-name="ce2" office:value-type="float" office:value="-0.0610271916" calcext:value-type="float">
            <text:p>-6.10E-002</text:p>
          </table:table-cell>
          <table:table-cell table:style-name="ce5" office:value-type="float" office:value="-0.192874044" calcext:value-type="float">
            <text:p>-1.93E-001</text:p>
          </table:table-cell>
          <table:table-cell table:formula="of:=[.A632]/[.$K$4]" office:value-type="float" office:value="-0.610271916" calcext:value-type="float">
            <text:p>-0.610271916</text:p>
          </table:table-cell>
          <table:table-cell table:number-columns-repeated="1019"/>
        </table:table-row>
        <table:table-row table:style-name="ro1">
          <table:table-cell table:style-name="ce2" office:value-type="float" office:value="-0.0606699698" calcext:value-type="float">
            <text:p>-6.07E-002</text:p>
          </table:table-cell>
          <table:table-cell table:style-name="ce5" office:value-type="float" office:value="-0.191497818" calcext:value-type="float">
            <text:p>-1.91E-001</text:p>
          </table:table-cell>
          <table:table-cell table:formula="of:=[.A633]/[.$K$4]" office:value-type="float" office:value="-0.606699698" calcext:value-type="float">
            <text:p>-0.606699698</text:p>
          </table:table-cell>
          <table:table-cell table:number-columns-repeated="1019"/>
        </table:table-row>
        <table:table-row table:style-name="ro1">
          <table:table-cell table:style-name="ce2" office:value-type="float" office:value="-0.060405951" calcext:value-type="float">
            <text:p>-6.04E-002</text:p>
          </table:table-cell>
          <table:table-cell table:style-name="ce5" office:value-type="float" office:value="-0.190680251" calcext:value-type="float">
            <text:p>-1.91E-001</text:p>
          </table:table-cell>
          <table:table-cell table:formula="of:=[.A634]/[.$K$4]" office:value-type="float" office:value="-0.60405951" calcext:value-type="float">
            <text:p>-0.60405951</text:p>
          </table:table-cell>
          <table:table-cell table:number-columns-repeated="1019"/>
        </table:table-row>
        <table:table-row table:style-name="ro1">
          <table:table-cell table:style-name="ce2" office:value-type="float" office:value="-0.0602033027" calcext:value-type="float">
            <text:p>-6.02E-002</text:p>
          </table:table-cell>
          <table:table-cell table:style-name="ce5" office:value-type="float" office:value="-0.189959973" calcext:value-type="float">
            <text:p>-1.90E-001</text:p>
          </table:table-cell>
          <table:table-cell table:formula="of:=[.A635]/[.$K$4]" office:value-type="float" office:value="-0.602033027" calcext:value-type="float">
            <text:p>-0.602033027</text:p>
          </table:table-cell>
          <table:table-cell table:number-columns-repeated="1019"/>
        </table:table-row>
        <table:table-row table:style-name="ro1">
          <table:table-cell table:style-name="ce2" office:value-type="float" office:value="-0.0598795302" calcext:value-type="float">
            <text:p>-5.99E-002</text:p>
          </table:table-cell>
          <table:table-cell table:style-name="ce5" office:value-type="float" office:value="-0.188775375" calcext:value-type="float">
            <text:p>-1.89E-001</text:p>
          </table:table-cell>
          <table:table-cell table:formula="of:=[.A636]/[.$K$4]" office:value-type="float" office:value="-0.598795302" calcext:value-type="float">
            <text:p>-0.598795302</text:p>
          </table:table-cell>
          <table:table-cell table:number-columns-repeated="1019"/>
        </table:table-row>
        <table:table-row table:style-name="ro1">
          <table:table-cell table:style-name="ce2" office:value-type="float" office:value="-0.0597006977" calcext:value-type="float">
            <text:p>-5.97E-002</text:p>
          </table:table-cell>
          <table:table-cell table:style-name="ce5" office:value-type="float" office:value="-0.187888786" calcext:value-type="float">
            <text:p>-1.88E-001</text:p>
          </table:table-cell>
          <table:table-cell table:formula="of:=[.A637]/[.$K$4]" office:value-type="float" office:value="-0.597006977" calcext:value-type="float">
            <text:p>-0.597006977</text:p>
          </table:table-cell>
          <table:table-cell table:number-columns-repeated="1019"/>
        </table:table-row>
        <table:table-row table:style-name="ro1">
          <table:table-cell table:style-name="ce2" office:value-type="float" office:value="-0.0595145263" calcext:value-type="float">
            <text:p>-5.95E-002</text:p>
          </table:table-cell>
          <table:table-cell table:style-name="ce5" office:value-type="float" office:value="-0.187041864" calcext:value-type="float">
            <text:p>-1.87E-001</text:p>
          </table:table-cell>
          <table:table-cell table:formula="of:=[.A638]/[.$K$4]" office:value-type="float" office:value="-0.595145263" calcext:value-type="float">
            <text:p>-0.595145263</text:p>
          </table:table-cell>
          <table:table-cell table:number-columns-repeated="1019"/>
        </table:table-row>
        <table:table-row table:style-name="ro1">
          <table:table-cell table:style-name="ce2" office:value-type="float" office:value="-0.0589978173" calcext:value-type="float">
            <text:p>-5.90E-002</text:p>
          </table:table-cell>
          <table:table-cell table:style-name="ce5" office:value-type="float" office:value="-0.185754642" calcext:value-type="float">
            <text:p>-1.86E-001</text:p>
          </table:table-cell>
          <table:table-cell table:formula="of:=[.A639]/[.$K$4]" office:value-type="float" office:value="-0.589978173" calcext:value-type="float">
            <text:p>-0.589978173</text:p>
          </table:table-cell>
          <table:table-cell table:number-columns-repeated="1019"/>
        </table:table-row>
        <table:table-row table:style-name="ro1">
          <table:table-cell table:style-name="ce2" office:value-type="float" office:value="-0.0585156903" calcext:value-type="float">
            <text:p>-5.85E-002</text:p>
          </table:table-cell>
          <table:table-cell table:style-name="ce5" office:value-type="float" office:value="-0.184111059" calcext:value-type="float">
            <text:p>-1.84E-001</text:p>
          </table:table-cell>
          <table:table-cell table:formula="of:=[.A640]/[.$K$4]" office:value-type="float" office:value="-0.585156903" calcext:value-type="float">
            <text:p>-0.585156903</text:p>
          </table:table-cell>
          <table:table-cell table:number-columns-repeated="1019"/>
        </table:table-row>
        <table:table-row table:style-name="ro1">
          <table:table-cell table:style-name="ce2" office:value-type="float" office:value="-0.0581567287" calcext:value-type="float">
            <text:p>-5.82E-002</text:p>
          </table:table-cell>
          <table:table-cell table:style-name="ce5" office:value-type="float" office:value="-0.182973921" calcext:value-type="float">
            <text:p>-1.83E-001</text:p>
          </table:table-cell>
          <table:table-cell table:formula="of:=[.A641]/[.$K$4]" office:value-type="float" office:value="-0.581567287" calcext:value-type="float">
            <text:p>-0.581567287</text:p>
          </table:table-cell>
          <table:table-cell table:number-columns-repeated="1019"/>
        </table:table-row>
        <table:table-row table:style-name="ro1">
          <table:table-cell table:style-name="ce2" office:value-type="float" office:value="-0.0578489639" calcext:value-type="float">
            <text:p>-5.78E-002</text:p>
          </table:table-cell>
          <table:table-cell table:style-name="ce5" office:value-type="float" office:value="-0.181952477" calcext:value-type="float">
            <text:p>-1.82E-001</text:p>
          </table:table-cell>
          <table:table-cell table:formula="of:=[.A642]/[.$K$4]" office:value-type="float" office:value="-0.578489639" calcext:value-type="float">
            <text:p>-0.578489639</text:p>
          </table:table-cell>
          <table:table-cell table:number-columns-repeated="1019"/>
        </table:table-row>
        <table:table-row table:style-name="ro1">
          <table:table-cell table:style-name="ce2" office:value-type="float" office:value="-0.0575196706" calcext:value-type="float">
            <text:p>-5.75E-002</text:p>
          </table:table-cell>
          <table:table-cell table:style-name="ce5" office:value-type="float" office:value="-0.180886135" calcext:value-type="float">
            <text:p>-1.81E-001</text:p>
          </table:table-cell>
          <table:table-cell table:formula="of:=[.A643]/[.$K$4]" office:value-type="float" office:value="-0.575196706" calcext:value-type="float">
            <text:p>-0.575196706</text:p>
          </table:table-cell>
          <table:table-cell table:number-columns-repeated="1019"/>
        </table:table-row>
        <table:table-row table:style-name="ro1">
          <table:table-cell table:style-name="ce2" office:value-type="float" office:value="-0.0573392622" calcext:value-type="float">
            <text:p>-5.73E-002</text:p>
          </table:table-cell>
          <table:table-cell table:style-name="ce5" office:value-type="float" office:value="-0.180004895" calcext:value-type="float">
            <text:p>-1.80E-001</text:p>
          </table:table-cell>
          <table:table-cell table:formula="of:=[.A644]/[.$K$4]" office:value-type="float" office:value="-0.573392622" calcext:value-type="float">
            <text:p>-0.573392622</text:p>
          </table:table-cell>
          <table:table-cell table:number-columns-repeated="1019"/>
        </table:table-row>
        <table:table-row table:style-name="ro1">
          <table:table-cell table:style-name="ce2" office:value-type="float" office:value="-0.0571381971" calcext:value-type="float">
            <text:p>-5.71E-002</text:p>
          </table:table-cell>
          <table:table-cell table:style-name="ce5" office:value-type="float" office:value="-0.179608867" calcext:value-type="float">
            <text:p>-1.80E-001</text:p>
          </table:table-cell>
          <table:table-cell table:formula="of:=[.A645]/[.$K$4]" office:value-type="float" office:value="-0.571381971" calcext:value-type="float">
            <text:p>-0.571381971</text:p>
          </table:table-cell>
          <table:table-cell table:number-columns-repeated="1019"/>
        </table:table-row>
        <table:table-row table:style-name="ro1">
          <table:table-cell table:style-name="ce2" office:value-type="float" office:value="-0.0567868575" calcext:value-type="float">
            <text:p>-5.68E-002</text:p>
          </table:table-cell>
          <table:table-cell table:style-name="ce5" office:value-type="float" office:value="-0.178410813" calcext:value-type="float">
            <text:p>-1.78E-001</text:p>
          </table:table-cell>
          <table:table-cell table:formula="of:=[.A646]/[.$K$4]" office:value-type="float" office:value="-0.567868575" calcext:value-type="float">
            <text:p>-0.567868575</text:p>
          </table:table-cell>
          <table:table-cell table:number-columns-repeated="1019"/>
        </table:table-row>
        <table:table-row table:style-name="ro1">
          <table:table-cell table:style-name="ce2" office:value-type="float" office:value="-0.0564183779" calcext:value-type="float">
            <text:p>-5.64E-002</text:p>
          </table:table-cell>
          <table:table-cell table:style-name="ce5" office:value-type="float" office:value="-0.177106112" calcext:value-type="float">
            <text:p>-1.77E-001</text:p>
          </table:table-cell>
          <table:table-cell table:formula="of:=[.A647]/[.$K$4]" office:value-type="float" office:value="-0.564183779" calcext:value-type="float">
            <text:p>-0.564183779</text:p>
          </table:table-cell>
          <table:table-cell table:number-columns-repeated="1019"/>
        </table:table-row>
        <table:table-row table:style-name="ro1">
          <table:table-cell table:style-name="ce2" office:value-type="float" office:value="-0.0562601909" calcext:value-type="float">
            <text:p>-5.63E-002</text:p>
          </table:table-cell>
          <table:table-cell table:style-name="ce5" office:value-type="float" office:value="-0.176005542" calcext:value-type="float">
            <text:p>-1.76E-001</text:p>
          </table:table-cell>
          <table:table-cell table:formula="of:=[.A648]/[.$K$4]" office:value-type="float" office:value="-0.562601909" calcext:value-type="float">
            <text:p>-0.562601909</text:p>
          </table:table-cell>
          <table:table-cell table:number-columns-repeated="1019"/>
        </table:table-row>
        <table:table-row table:style-name="ro1">
          <table:table-cell table:style-name="ce2" office:value-type="float" office:value="-0.0557331741" calcext:value-type="float">
            <text:p>-5.57E-002</text:p>
          </table:table-cell>
          <table:table-cell table:style-name="ce5" office:value-type="float" office:value="-0.175022051" calcext:value-type="float">
            <text:p>-1.75E-001</text:p>
          </table:table-cell>
          <table:table-cell table:formula="of:=[.A649]/[.$K$4]" office:value-type="float" office:value="-0.557331741" calcext:value-type="float">
            <text:p>-0.557331741</text:p>
          </table:table-cell>
          <table:table-cell table:number-columns-repeated="1019"/>
        </table:table-row>
        <table:table-row table:style-name="ro1">
          <table:table-cell table:style-name="ce2" office:value-type="float" office:value="-0.0553186946" calcext:value-type="float">
            <text:p>-5.53E-002</text:p>
          </table:table-cell>
          <table:table-cell table:style-name="ce5" office:value-type="float" office:value="-0.173694134" calcext:value-type="float">
            <text:p>-1.74E-001</text:p>
          </table:table-cell>
          <table:table-cell table:formula="of:=[.A650]/[.$K$4]" office:value-type="float" office:value="-0.553186946" calcext:value-type="float">
            <text:p>-0.553186946</text:p>
          </table:table-cell>
          <table:table-cell table:number-columns-repeated="1019"/>
        </table:table-row>
        <table:table-row table:style-name="ro1">
          <table:table-cell table:style-name="ce2" office:value-type="float" office:value="-0.0551833734" calcext:value-type="float">
            <text:p>-5.52E-002</text:p>
          </table:table-cell>
          <table:table-cell table:style-name="ce5" office:value-type="float" office:value="-0.172704592" calcext:value-type="float">
            <text:p>-1.73E-001</text:p>
          </table:table-cell>
          <table:table-cell table:formula="of:=[.A651]/[.$K$4]" office:value-type="float" office:value="-0.551833734" calcext:value-type="float">
            <text:p>-0.551833734</text:p>
          </table:table-cell>
          <table:table-cell table:number-columns-repeated="1019"/>
        </table:table-row>
        <table:table-row table:style-name="ro1">
          <table:table-cell table:style-name="ce2" office:value-type="float" office:value="-0.0546753816" calcext:value-type="float">
            <text:p>-5.47E-002</text:p>
          </table:table-cell>
          <table:table-cell table:style-name="ce5" office:value-type="float" office:value="-0.17157723" calcext:value-type="float">
            <text:p>-1.72E-001</text:p>
          </table:table-cell>
          <table:table-cell table:formula="of:=[.A652]/[.$K$4]" office:value-type="float" office:value="-0.546753816" calcext:value-type="float">
            <text:p>-0.546753816</text:p>
          </table:table-cell>
          <table:table-cell table:number-columns-repeated="1019"/>
        </table:table-row>
        <table:table-row table:style-name="ro1">
          <table:table-cell table:style-name="ce2" office:value-type="float" office:value="-0.0543570369" calcext:value-type="float">
            <text:p>-5.44E-002</text:p>
          </table:table-cell>
          <table:table-cell table:style-name="ce5" office:value-type="float" office:value="-0.169854432" calcext:value-type="float">
            <text:p>-1.70E-001</text:p>
          </table:table-cell>
          <table:table-cell table:formula="of:=[.A653]/[.$K$4]" office:value-type="float" office:value="-0.543570369" calcext:value-type="float">
            <text:p>-0.5435703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537897088" calcext:value-type="float">
            <text:p>-5.38E-002</text:p>
          </table:table-cell>
          <table:table-cell table:style-name="ce5" office:value-type="float" office:value="-0.168549567" calcext:value-type="float">
            <text:p>-1.69E-001</text:p>
          </table:table-cell>
          <table:table-cell table:formula="of:=[.A654]/[.$K$4]" office:value-type="float" office:value="-0.537897088" calcext:value-type="float">
            <text:p>-0.5378970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533876792" calcext:value-type="float">
            <text:p>-5.34E-002</text:p>
          </table:table-cell>
          <table:table-cell table:style-name="ce5" office:value-type="float" office:value="-0.167370081" calcext:value-type="float">
            <text:p>-1.67E-001</text:p>
          </table:table-cell>
          <table:table-cell table:formula="of:=[.A655]/[.$K$4]" office:value-type="float" office:value="-0.533876792" calcext:value-type="float">
            <text:p>-0.533876792</text:p>
          </table:table-cell>
          <table:table-cell table:number-columns-repeated="1019"/>
        </table:table-row>
        <table:table-row table:style-name="ro1">
          <table:table-cell table:style-name="ce2" office:value-type="float" office:value="-0.0529939495" calcext:value-type="float">
            <text:p>-5.30E-002</text:p>
          </table:table-cell>
          <table:table-cell table:style-name="ce5" office:value-type="float" office:value="-0.166218311" calcext:value-type="float">
            <text:p>-1.66E-001</text:p>
          </table:table-cell>
          <table:table-cell table:formula="of:=[.A656]/[.$K$4]" office:value-type="float" office:value="-0.529939495" calcext:value-type="float">
            <text:p>-0.529939495</text:p>
          </table:table-cell>
          <table:table-cell table:number-columns-repeated="1019"/>
        </table:table-row>
        <table:table-row table:style-name="ro1">
          <table:table-cell table:style-name="ce2" office:value-type="float" office:value="-0.0528375581" calcext:value-type="float">
            <text:p>-5.28E-002</text:p>
          </table:table-cell>
          <table:table-cell table:style-name="ce5" office:value-type="float" office:value="-0.165590242" calcext:value-type="float">
            <text:p>-1.66E-001</text:p>
          </table:table-cell>
          <table:table-cell table:formula="of:=[.A657]/[.$K$4]" office:value-type="float" office:value="-0.528375581" calcext:value-type="float">
            <text:p>-0.528375581</text:p>
          </table:table-cell>
          <table:table-cell table:number-columns-repeated="1019"/>
        </table:table-row>
        <table:table-row table:style-name="ro1">
          <table:table-cell table:style-name="ce2" office:value-type="float" office:value="-0.0527296588" calcext:value-type="float">
            <text:p>-5.27E-002</text:p>
          </table:table-cell>
          <table:table-cell table:style-name="ce5" office:value-type="float" office:value="-0.165145546" calcext:value-type="float">
            <text:p>-1.65E-001</text:p>
          </table:table-cell>
          <table:table-cell table:formula="of:=[.A658]/[.$K$4]" office:value-type="float" office:value="-0.527296588" calcext:value-type="float">
            <text:p>-0.5272965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525130369" calcext:value-type="float">
            <text:p>-5.25E-002</text:p>
          </table:table-cell>
          <table:table-cell table:style-name="ce5" office:value-type="float" office:value="-0.164665192" calcext:value-type="float">
            <text:p>-1.65E-001</text:p>
          </table:table-cell>
          <table:table-cell table:formula="of:=[.A659]/[.$K$4]" office:value-type="float" office:value="-0.525130369" calcext:value-type="float">
            <text:p>-0.5251303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522011556" calcext:value-type="float">
            <text:p>-5.22E-002</text:p>
          </table:table-cell>
          <table:table-cell table:style-name="ce5" office:value-type="float" office:value="-0.163515672" calcext:value-type="float">
            <text:p>-1.64E-001</text:p>
          </table:table-cell>
          <table:table-cell table:formula="of:=[.A660]/[.$K$4]" office:value-type="float" office:value="-0.522011556" calcext:value-type="float">
            <text:p>-0.522011556</text:p>
          </table:table-cell>
          <table:table-cell table:number-columns-repeated="1019"/>
        </table:table-row>
        <table:table-row table:style-name="ro1">
          <table:table-cell table:style-name="ce2" office:value-type="float" office:value="-0.0520548709" calcext:value-type="float">
            <text:p>-5.21E-002</text:p>
          </table:table-cell>
          <table:table-cell table:style-name="ce5" office:value-type="float" office:value="-0.162436694" calcext:value-type="float">
            <text:p>-1.62E-001</text:p>
          </table:table-cell>
          <table:table-cell table:formula="of:=[.A661]/[.$K$4]" office:value-type="float" office:value="-0.520548709" calcext:value-type="float">
            <text:p>-0.520548709</text:p>
          </table:table-cell>
          <table:table-cell table:number-columns-repeated="1019"/>
        </table:table-row>
        <table:table-row table:style-name="ro1">
          <table:table-cell table:style-name="ce2" office:value-type="float" office:value="-0.0515020564" calcext:value-type="float">
            <text:p>-5.15E-002</text:p>
          </table:table-cell>
          <table:table-cell table:style-name="ce5" office:value-type="float" office:value="-0.161264658" calcext:value-type="float">
            <text:p>-1.61E-001</text:p>
          </table:table-cell>
          <table:table-cell table:formula="of:=[.A662]/[.$K$4]" office:value-type="float" office:value="-0.515020564" calcext:value-type="float">
            <text:p>-0.515020564</text:p>
          </table:table-cell>
          <table:table-cell table:number-columns-repeated="1019"/>
        </table:table-row>
        <table:table-row table:style-name="ro1">
          <table:table-cell table:style-name="ce2" office:value-type="float" office:value="-0.0508916266" calcext:value-type="float">
            <text:p>-5.09E-002</text:p>
          </table:table-cell>
          <table:table-cell table:style-name="ce5" office:value-type="float" office:value="-0.159895197" calcext:value-type="float">
            <text:p>-1.60E-001</text:p>
          </table:table-cell>
          <table:table-cell table:formula="of:=[.A663]/[.$K$4]" office:value-type="float" office:value="-0.508916266" calcext:value-type="float">
            <text:p>-0.508916266</text:p>
          </table:table-cell>
          <table:table-cell table:number-columns-repeated="1019"/>
        </table:table-row>
        <table:table-row table:style-name="ro1">
          <table:table-cell table:style-name="ce2" office:value-type="float" office:value="-0.0504894778" calcext:value-type="float">
            <text:p>-5.05E-002</text:p>
          </table:table-cell>
          <table:table-cell table:style-name="ce5" office:value-type="float" office:value="-0.157990664" calcext:value-type="float">
            <text:p>-1.58E-001</text:p>
          </table:table-cell>
          <table:table-cell table:formula="of:=[.A664]/[.$K$4]" office:value-type="float" office:value="-0.504894778" calcext:value-type="float">
            <text:p>-0.504894778</text:p>
          </table:table-cell>
          <table:table-cell table:number-columns-repeated="1019"/>
        </table:table-row>
        <table:table-row table:style-name="ro1">
          <table:table-cell table:style-name="ce2" office:value-type="float" office:value="-0.0501533933" calcext:value-type="float">
            <text:p>-5.02E-002</text:p>
          </table:table-cell>
          <table:table-cell table:style-name="ce5" office:value-type="float" office:value="-0.157032251" calcext:value-type="float">
            <text:p>-1.57E-001</text:p>
          </table:table-cell>
          <table:table-cell table:formula="of:=[.A665]/[.$K$4]" office:value-type="float" office:value="-0.501533933" calcext:value-type="float">
            <text:p>-0.501533933</text:p>
          </table:table-cell>
          <table:table-cell table:number-columns-repeated="1019"/>
        </table:table-row>
        <table:table-row table:style-name="ro1">
          <table:table-cell table:style-name="ce2" office:value-type="float" office:value="-0.0497570299" calcext:value-type="float">
            <text:p>-4.98E-002</text:p>
          </table:table-cell>
          <table:table-cell table:style-name="ce5" office:value-type="float" office:value="-0.156057641" calcext:value-type="float">
            <text:p>-1.56E-001</text:p>
          </table:table-cell>
          <table:table-cell table:formula="of:=[.A666]/[.$K$4]" office:value-type="float" office:value="-0.497570299" calcext:value-type="float">
            <text:p>-0.497570299</text:p>
          </table:table-cell>
          <table:table-cell table:number-columns-repeated="1019"/>
        </table:table-row>
        <table:table-row table:style-name="ro1">
          <table:table-cell table:style-name="ce2" office:value-type="float" office:value="-0.0495331101" calcext:value-type="float">
            <text:p>-4.95E-002</text:p>
          </table:table-cell>
          <table:table-cell table:style-name="ce5" office:value-type="float" office:value="-0.154903546" calcext:value-type="float">
            <text:p>-1.55E-001</text:p>
          </table:table-cell>
          <table:table-cell table:formula="of:=[.A667]/[.$K$4]" office:value-type="float" office:value="-0.495331101" calcext:value-type="float">
            <text:p>-0.495331101</text:p>
          </table:table-cell>
          <table:table-cell table:number-columns-repeated="1019"/>
        </table:table-row>
        <table:table-row table:style-name="ro1">
          <table:table-cell table:style-name="ce2" office:value-type="float" office:value="-0.0493323617" calcext:value-type="float">
            <text:p>-4.93E-002</text:p>
          </table:table-cell>
          <table:table-cell table:style-name="ce5" office:value-type="float" office:value="-0.154275358" calcext:value-type="float">
            <text:p>-1.54E-001</text:p>
          </table:table-cell>
          <table:table-cell table:formula="of:=[.A668]/[.$K$4]" office:value-type="float" office:value="-0.493323617" calcext:value-type="float">
            <text:p>-0.493323617</text:p>
          </table:table-cell>
          <table:table-cell table:number-columns-repeated="1019"/>
        </table:table-row>
        <table:table-row table:style-name="ro1">
          <table:table-cell table:style-name="ce2" office:value-type="float" office:value="-0.0490207225" calcext:value-type="float">
            <text:p>-4.90E-002</text:p>
          </table:table-cell>
          <table:table-cell table:style-name="ce5" office:value-type="float" office:value="-0.153580323" calcext:value-type="float">
            <text:p>-1.54E-001</text:p>
          </table:table-cell>
          <table:table-cell table:formula="of:=[.A669]/[.$K$4]" office:value-type="float" office:value="-0.490207225" calcext:value-type="float">
            <text:p>-0.490207225</text:p>
          </table:table-cell>
          <table:table-cell table:number-columns-repeated="1019"/>
        </table:table-row>
        <table:table-row table:style-name="ro1">
          <table:table-cell table:style-name="ce2" office:value-type="float" office:value="-0.0486797169" calcext:value-type="float">
            <text:p>-4.87E-002</text:p>
          </table:table-cell>
          <table:table-cell table:style-name="ce5" office:value-type="float" office:value="-0.152399033" calcext:value-type="float">
            <text:p>-1.52E-001</text:p>
          </table:table-cell>
          <table:table-cell table:formula="of:=[.A670]/[.$K$4]" office:value-type="float" office:value="-0.486797169" calcext:value-type="float">
            <text:p>-0.4867971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485543497" calcext:value-type="float">
            <text:p>-4.86E-002</text:p>
          </table:table-cell>
          <table:table-cell table:style-name="ce5" office:value-type="float" office:value="-0.150833651" calcext:value-type="float">
            <text:p>-1.51E-001</text:p>
          </table:table-cell>
          <table:table-cell table:formula="of:=[.A671]/[.$K$4]" office:value-type="float" office:value="-0.485543497" calcext:value-type="float">
            <text:p>-0.485543497</text:p>
          </table:table-cell>
          <table:table-cell table:number-columns-repeated="1019"/>
        </table:table-row>
        <table:table-row table:style-name="ro1">
          <table:table-cell table:style-name="ce2" office:value-type="float" office:value="-0.0480081029" calcext:value-type="float">
            <text:p>-4.80E-002</text:p>
          </table:table-cell>
          <table:table-cell table:style-name="ce5" office:value-type="float" office:value="-0.150207385" calcext:value-type="float">
            <text:p>-1.50E-001</text:p>
          </table:table-cell>
          <table:table-cell table:formula="of:=[.A672]/[.$K$4]" office:value-type="float" office:value="-0.480081029" calcext:value-type="float">
            <text:p>-0.480081029</text:p>
          </table:table-cell>
          <table:table-cell table:number-columns-repeated="1019"/>
        </table:table-row>
        <table:table-row table:style-name="ro1">
          <table:table-cell table:style-name="ce2" office:value-type="float" office:value="-0.0474410765" calcext:value-type="float">
            <text:p>-4.74E-002</text:p>
          </table:table-cell>
          <table:table-cell table:style-name="ce5" office:value-type="float" office:value="-0.148457006" calcext:value-type="float">
            <text:p>-1.48E-001</text:p>
          </table:table-cell>
          <table:table-cell table:formula="of:=[.A673]/[.$K$4]" office:value-type="float" office:value="-0.474410765" calcext:value-type="float">
            <text:p>-0.474410765</text:p>
          </table:table-cell>
          <table:table-cell table:number-columns-repeated="1019"/>
        </table:table-row>
        <table:table-row table:style-name="ro1">
          <table:table-cell table:style-name="ce2" office:value-type="float" office:value="-0.0471461192" calcext:value-type="float">
            <text:p>-4.71E-002</text:p>
          </table:table-cell>
          <table:table-cell table:style-name="ce5" office:value-type="float" office:value="-0.147194847" calcext:value-type="float">
            <text:p>-1.47E-001</text:p>
          </table:table-cell>
          <table:table-cell table:formula="of:=[.A674]/[.$K$4]" office:value-type="float" office:value="-0.471461192" calcext:value-type="float">
            <text:p>-0.471461192</text:p>
          </table:table-cell>
          <table:table-cell table:number-columns-repeated="1019"/>
        </table:table-row>
        <table:table-row table:style-name="ro1">
          <table:table-cell table:style-name="ce2" office:value-type="float" office:value="-0.0468864888" calcext:value-type="float">
            <text:p>-4.69E-002</text:p>
          </table:table-cell>
          <table:table-cell table:style-name="ce5" office:value-type="float" office:value="-0.146902248" calcext:value-type="float">
            <text:p>-1.47E-001</text:p>
          </table:table-cell>
          <table:table-cell table:formula="of:=[.A675]/[.$K$4]" office:value-type="float" office:value="-0.468864888" calcext:value-type="float">
            <text:p>-0.4688648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466952026" calcext:value-type="float">
            <text:p>-4.67E-002</text:p>
          </table:table-cell>
          <table:table-cell table:style-name="ce5" office:value-type="float" office:value="-0.146315426" calcext:value-type="float">
            <text:p>-1.46E-001</text:p>
          </table:table-cell>
          <table:table-cell table:formula="of:=[.A676]/[.$K$4]" office:value-type="float" office:value="-0.466952026" calcext:value-type="float">
            <text:p>-0.466952026</text:p>
          </table:table-cell>
          <table:table-cell table:number-columns-repeated="1019"/>
        </table:table-row>
        <table:table-row table:style-name="ro1">
          <table:table-cell table:style-name="ce2" office:value-type="float" office:value="-0.0465725251" calcext:value-type="float">
            <text:p>-4.66E-002</text:p>
          </table:table-cell>
          <table:table-cell table:style-name="ce5" office:value-type="float" office:value="-0.145880267" calcext:value-type="float">
            <text:p>-1.46E-001</text:p>
          </table:table-cell>
          <table:table-cell table:formula="of:=[.A677]/[.$K$4]" office:value-type="float" office:value="-0.465725251" calcext:value-type="float">
            <text:p>-0.465725251</text:p>
          </table:table-cell>
          <table:table-cell table:number-columns-repeated="1019"/>
        </table:table-row>
        <table:table-row table:style-name="ro1">
          <table:table-cell table:style-name="ce2" office:value-type="float" office:value="-0.0465174764" calcext:value-type="float">
            <text:p>-4.65E-002</text:p>
          </table:table-cell>
          <table:table-cell table:style-name="ce5" office:value-type="float" office:value="-0.145556033" calcext:value-type="float">
            <text:p>-1.46E-001</text:p>
          </table:table-cell>
          <table:table-cell table:formula="of:=[.A678]/[.$K$4]" office:value-type="float" office:value="-0.465174764" calcext:value-type="float">
            <text:p>-0.465174764</text:p>
          </table:table-cell>
          <table:table-cell table:number-columns-repeated="1019"/>
        </table:table-row>
        <table:table-row table:style-name="ro1">
          <table:table-cell table:style-name="ce2" office:value-type="float" office:value="-0.0463772081" calcext:value-type="float">
            <text:p>-4.64E-002</text:p>
          </table:table-cell>
          <table:table-cell table:style-name="ce5" office:value-type="float" office:value="-0.145179287" calcext:value-type="float">
            <text:p>-1.45E-001</text:p>
          </table:table-cell>
          <table:table-cell table:formula="of:=[.A679]/[.$K$4]" office:value-type="float" office:value="-0.463772081" calcext:value-type="float">
            <text:p>-0.463772081</text:p>
          </table:table-cell>
          <table:table-cell table:number-columns-repeated="1019"/>
        </table:table-row>
        <table:table-row table:style-name="ro1">
          <table:table-cell table:style-name="ce2" office:value-type="float" office:value="-0.0461275578" calcext:value-type="float">
            <text:p>-4.61E-002</text:p>
          </table:table-cell>
          <table:table-cell table:style-name="ce5" office:value-type="float" office:value="-0.144026205" calcext:value-type="float">
            <text:p>-1.44E-001</text:p>
          </table:table-cell>
          <table:table-cell table:formula="of:=[.A680]/[.$K$4]" office:value-type="float" office:value="-0.461275578" calcext:value-type="float">
            <text:p>-0.461275578</text:p>
          </table:table-cell>
          <table:table-cell table:number-columns-repeated="1019"/>
        </table:table-row>
        <table:table-row table:style-name="ro1">
          <table:table-cell table:style-name="ce2" office:value-type="float" office:value="-0.0459718816" calcext:value-type="float">
            <text:p>-4.60E-002</text:p>
          </table:table-cell>
          <table:table-cell table:style-name="ce5" office:value-type="float" office:value="-0.142856061" calcext:value-type="float">
            <text:p>-1.43E-001</text:p>
          </table:table-cell>
          <table:table-cell table:formula="of:=[.A681]/[.$K$4]" office:value-type="float" office:value="-0.459718816" calcext:value-type="float">
            <text:p>-0.459718816</text:p>
          </table:table-cell>
          <table:table-cell table:number-columns-repeated="1019"/>
        </table:table-row>
        <table:table-row table:style-name="ro1">
          <table:table-cell table:style-name="ce2" office:value-type="float" office:value="-0.0453915559" calcext:value-type="float">
            <text:p>-4.54E-002</text:p>
          </table:table-cell>
          <table:table-cell table:style-name="ce5" office:value-type="float" office:value="-0.141625166" calcext:value-type="float">
            <text:p>-1.42E-001</text:p>
          </table:table-cell>
          <table:table-cell table:formula="of:=[.A682]/[.$K$4]" office:value-type="float" office:value="-0.453915559" calcext:value-type="float">
            <text:p>-0.453915559</text:p>
          </table:table-cell>
          <table:table-cell table:number-columns-repeated="1019"/>
        </table:table-row>
        <table:table-row table:style-name="ro1">
          <table:table-cell table:style-name="ce2" office:value-type="float" office:value="-0.0449539758" calcext:value-type="float">
            <text:p>-4.50E-002</text:p>
          </table:table-cell>
          <table:table-cell table:style-name="ce5" office:value-type="float" office:value="-0.139378816" calcext:value-type="float">
            <text:p>-1.39E-001</text:p>
          </table:table-cell>
          <table:table-cell table:formula="of:=[.A683]/[.$K$4]" office:value-type="float" office:value="-0.449539758" calcext:value-type="float">
            <text:p>-0.449539758</text:p>
          </table:table-cell>
          <table:table-cell table:number-columns-repeated="1019"/>
        </table:table-row>
        <table:table-row table:style-name="ro1">
          <table:table-cell table:style-name="ce2" office:value-type="float" office:value="-0.044222638" calcext:value-type="float">
            <text:p>-4.42E-002</text:p>
          </table:table-cell>
          <table:table-cell table:style-name="ce5" office:value-type="float" office:value="-0.138131544" calcext:value-type="float">
            <text:p>-1.38E-001</text:p>
          </table:table-cell>
          <table:table-cell table:formula="of:=[.A684]/[.$K$4]" office:value-type="float" office:value="-0.44222638" calcext:value-type="float">
            <text:p>-0.44222638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8839197" calcext:value-type="float">
            <text:p>-4.39E-002</text:p>
          </table:table-cell>
          <table:table-cell table:style-name="ce5" office:value-type="float" office:value="-0.137219101" calcext:value-type="float">
            <text:p>-1.37E-001</text:p>
          </table:table-cell>
          <table:table-cell table:formula="of:=[.A685]/[.$K$4]" office:value-type="float" office:value="-0.438839197" calcext:value-type="float">
            <text:p>-0.438839197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5232893" calcext:value-type="float">
            <text:p>-4.35E-002</text:p>
          </table:table-cell>
          <table:table-cell table:style-name="ce5" office:value-type="float" office:value="-0.13651" calcext:value-type="float">
            <text:p>-1.37E-001</text:p>
          </table:table-cell>
          <table:table-cell table:formula="of:=[.A686]/[.$K$4]" office:value-type="float" office:value="-0.435232893" calcext:value-type="float">
            <text:p>-0.435232893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3298238" calcext:value-type="float">
            <text:p>-4.33E-002</text:p>
          </table:table-cell>
          <table:table-cell table:style-name="ce5" office:value-type="float" office:value="-0.135679677" calcext:value-type="float">
            <text:p>-1.36E-001</text:p>
          </table:table-cell>
          <table:table-cell table:formula="of:=[.A687]/[.$K$4]" office:value-type="float" office:value="-0.433298238" calcext:value-type="float">
            <text:p>-0.433298238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2218276" calcext:value-type="float">
            <text:p>-4.32E-002</text:p>
          </table:table-cell>
          <table:table-cell table:style-name="ce5" office:value-type="float" office:value="-0.135374278" calcext:value-type="float">
            <text:p>-1.35E-001</text:p>
          </table:table-cell>
          <table:table-cell table:formula="of:=[.A688]/[.$K$4]" office:value-type="float" office:value="-0.432218276" calcext:value-type="float">
            <text:p>-0.432218276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891792" calcext:value-type="float">
            <text:p>-4.32E-002</text:p>
          </table:table-cell>
          <table:table-cell table:style-name="ce5" office:value-type="float" office:value="-0.135311961" calcext:value-type="float">
            <text:p>-1.35E-001</text:p>
          </table:table-cell>
          <table:table-cell table:formula="of:=[.A689]/[.$K$4]" office:value-type="float" office:value="-0.431891792" calcext:value-type="float">
            <text:p>-0.431891792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752577" calcext:value-type="float">
            <text:p>-4.32E-002</text:p>
          </table:table-cell>
          <table:table-cell table:style-name="ce5" office:value-type="float" office:value="-0.135262728" calcext:value-type="float">
            <text:p>-1.35E-001</text:p>
          </table:table-cell>
          <table:table-cell table:formula="of:=[.A690]/[.$K$4]" office:value-type="float" office:value="-0.431752577" calcext:value-type="float">
            <text:p>-0.431752577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692041" calcext:value-type="float">
            <text:p>-4.32E-002</text:p>
          </table:table-cell>
          <table:table-cell table:style-name="ce5" office:value-type="float" office:value="-0.135240272" calcext:value-type="float">
            <text:p>-1.35E-001</text:p>
          </table:table-cell>
          <table:table-cell table:formula="of:=[.A691]/[.$K$4]" office:value-type="float" office:value="-0.431692041" calcext:value-type="float">
            <text:p>-0.431692041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775004" calcext:value-type="float">
            <text:p>-4.32E-002</text:p>
          </table:table-cell>
          <table:table-cell table:style-name="ce5" office:value-type="float" office:value="-0.135273248" calcext:value-type="float">
            <text:p>-1.35E-001</text:p>
          </table:table-cell>
          <table:table-cell table:formula="of:=[.A692]/[.$K$4]" office:value-type="float" office:value="-0.431775004" calcext:value-type="float">
            <text:p>-0.431775004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781486" calcext:value-type="float">
            <text:p>-4.32E-002</text:p>
          </table:table-cell>
          <table:table-cell table:style-name="ce5" office:value-type="float" office:value="-0.135268718" calcext:value-type="float">
            <text:p>-1.35E-001</text:p>
          </table:table-cell>
          <table:table-cell table:formula="of:=[.A693]/[.$K$4]" office:value-type="float" office:value="-0.431781486" calcext:value-type="float">
            <text:p>-0.431781486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676134" calcext:value-type="float">
            <text:p>-4.32E-002</text:p>
          </table:table-cell>
          <table:table-cell table:style-name="ce5" office:value-type="float" office:value="-0.135231853" calcext:value-type="float">
            <text:p>-1.35E-001</text:p>
          </table:table-cell>
          <table:table-cell table:formula="of:=[.A694]/[.$K$4]" office:value-type="float" office:value="-0.431676134" calcext:value-type="float">
            <text:p>-0.431676134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619026" calcext:value-type="float">
            <text:p>-4.32E-002</text:p>
          </table:table-cell>
          <table:table-cell table:style-name="ce5" office:value-type="float" office:value="-0.135195792" calcext:value-type="float">
            <text:p>-1.35E-001</text:p>
          </table:table-cell>
          <table:table-cell table:formula="of:=[.A695]/[.$K$4]" office:value-type="float" office:value="-0.431619026" calcext:value-type="float">
            <text:p>-0.431619026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430042" calcext:value-type="float">
            <text:p>-4.31E-002</text:p>
          </table:table-cell>
          <table:table-cell table:style-name="ce5" office:value-type="float" office:value="-0.135155618" calcext:value-type="float">
            <text:p>-1.35E-001</text:p>
          </table:table-cell>
          <table:table-cell table:formula="of:=[.A696]/[.$K$4]" office:value-type="float" office:value="-0.431430042" calcext:value-type="float">
            <text:p>-0.431430042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291424" calcext:value-type="float">
            <text:p>-4.31E-002</text:p>
          </table:table-cell>
          <table:table-cell table:style-name="ce5" office:value-type="float" office:value="-0.135085061" calcext:value-type="float">
            <text:p>-1.35E-001</text:p>
          </table:table-cell>
          <table:table-cell table:formula="of:=[.A697]/[.$K$4]" office:value-type="float" office:value="-0.431291424" calcext:value-type="float">
            <text:p>-0.431291424</text:p>
          </table:table-cell>
          <table:table-cell table:number-columns-repeated="1019"/>
        </table:table-row>
        <table:table-row table:style-name="ro1">
          <table:table-cell table:style-name="ce2" office:value-type="float" office:value="-0.0431008153" calcext:value-type="float">
            <text:p>-4.31E-002</text:p>
          </table:table-cell>
          <table:table-cell table:style-name="ce5" office:value-type="float" office:value="-0.134683982" calcext:value-type="float">
            <text:p>-1.35E-001</text:p>
          </table:table-cell>
          <table:table-cell table:formula="of:=[.A698]/[.$K$4]" office:value-type="float" office:value="-0.431008153" calcext:value-type="float">
            <text:p>-0.431008153</text:p>
          </table:table-cell>
          <table:table-cell table:number-columns-repeated="1019"/>
        </table:table-row>
        <table:table-row table:style-name="ro1">
          <table:table-cell table:style-name="ce2" office:value-type="float" office:value="-0.0429608859" calcext:value-type="float">
            <text:p>-4.30E-002</text:p>
          </table:table-cell>
          <table:table-cell table:style-name="ce5" office:value-type="float" office:value="-0.134407297" calcext:value-type="float">
            <text:p>-1.34E-001</text:p>
          </table:table-cell>
          <table:table-cell table:formula="of:=[.A699]/[.$K$4]" office:value-type="float" office:value="-0.429608859" calcext:value-type="float">
            <text:p>-0.429608859</text:p>
          </table:table-cell>
          <table:table-cell table:number-columns-repeated="1019"/>
        </table:table-row>
        <table:table-row table:style-name="ro1">
          <table:table-cell table:style-name="ce2" office:value-type="float" office:value="-0.0427925438" calcext:value-type="float">
            <text:p>-4.28E-002</text:p>
          </table:table-cell>
          <table:table-cell table:style-name="ce5" office:value-type="float" office:value="-0.133991882" calcext:value-type="float">
            <text:p>-1.34E-001</text:p>
          </table:table-cell>
          <table:table-cell table:formula="of:=[.A700]/[.$K$4]" office:value-type="float" office:value="-0.427925438" calcext:value-type="float">
            <text:p>-0.427925438</text:p>
          </table:table-cell>
          <table:table-cell table:number-columns-repeated="1019"/>
        </table:table-row>
        <table:table-row table:style-name="ro1">
          <table:table-cell table:style-name="ce2" office:value-type="float" office:value="-0.0426176339" calcext:value-type="float">
            <text:p>-4.26E-002</text:p>
          </table:table-cell>
          <table:table-cell table:style-name="ce5" office:value-type="float" office:value="-0.13320905" calcext:value-type="float">
            <text:p>-1.33E-001</text:p>
          </table:table-cell>
          <table:table-cell table:formula="of:=[.A701]/[.$K$4]" office:value-type="float" office:value="-0.426176339" calcext:value-type="float">
            <text:p>-0.426176339</text:p>
          </table:table-cell>
          <table:table-cell table:number-columns-repeated="1019"/>
        </table:table-row>
        <table:table-row table:style-name="ro1">
          <table:table-cell table:style-name="ce2" office:value-type="float" office:value="-0.0424647033" calcext:value-type="float">
            <text:p>-4.25E-002</text:p>
          </table:table-cell>
          <table:table-cell table:style-name="ce5" office:value-type="float" office:value="-0.132905096" calcext:value-type="float">
            <text:p>-1.33E-001</text:p>
          </table:table-cell>
          <table:table-cell table:formula="of:=[.A702]/[.$K$4]" office:value-type="float" office:value="-0.424647033" calcext:value-type="float">
            <text:p>-0.424647033</text:p>
          </table:table-cell>
          <table:table-cell table:number-columns-repeated="1019"/>
        </table:table-row>
        <table:table-row table:style-name="ro1">
          <table:table-cell table:style-name="ce2" office:value-type="float" office:value="-0.0422221534" calcext:value-type="float">
            <text:p>-4.22E-002</text:p>
          </table:table-cell>
          <table:table-cell table:style-name="ce5" office:value-type="float" office:value="-0.132270128" calcext:value-type="float">
            <text:p>-1.32E-001</text:p>
          </table:table-cell>
          <table:table-cell table:formula="of:=[.A703]/[.$K$4]" office:value-type="float" office:value="-0.422221534" calcext:value-type="float">
            <text:p>-0.422221534</text:p>
          </table:table-cell>
          <table:table-cell table:number-columns-repeated="1019"/>
        </table:table-row>
        <table:table-row table:style-name="ro1">
          <table:table-cell table:style-name="ce2" office:value-type="float" office:value="-0.0418416746" calcext:value-type="float">
            <text:p>-4.18E-002</text:p>
          </table:table-cell>
          <table:table-cell table:style-name="ce5" office:value-type="float" office:value="-0.131094873" calcext:value-type="float">
            <text:p>-1.31E-001</text:p>
          </table:table-cell>
          <table:table-cell table:formula="of:=[.A704]/[.$K$4]" office:value-type="float" office:value="-0.418416746" calcext:value-type="float">
            <text:p>-0.418416746</text:p>
          </table:table-cell>
          <table:table-cell table:number-columns-repeated="1019"/>
        </table:table-row>
        <table:table-row table:style-name="ro1">
          <table:table-cell table:style-name="ce2" office:value-type="float" office:value="-0.0417103134" calcext:value-type="float">
            <text:p>-4.17E-002</text:p>
          </table:table-cell>
          <table:table-cell table:style-name="ce5" office:value-type="float" office:value="-0.130155221" calcext:value-type="float">
            <text:p>-1.30E-001</text:p>
          </table:table-cell>
          <table:table-cell table:formula="of:=[.A705]/[.$K$4]" office:value-type="float" office:value="-0.417103134" calcext:value-type="float">
            <text:p>-0.417103134</text:p>
          </table:table-cell>
          <table:table-cell table:number-columns-repeated="1019"/>
        </table:table-row>
        <table:table-row table:style-name="ro1">
          <table:table-cell table:style-name="ce2" office:value-type="float" office:value="-0.0411188342" calcext:value-type="float">
            <text:p>-4.11E-002</text:p>
          </table:table-cell>
          <table:table-cell table:style-name="ce5" office:value-type="float" office:value="-0.128155649" calcext:value-type="float">
            <text:p>-1.28E-001</text:p>
          </table:table-cell>
          <table:table-cell table:formula="of:=[.A706]/[.$K$4]" office:value-type="float" office:value="-0.411188342" calcext:value-type="float">
            <text:p>-0.411188342</text:p>
          </table:table-cell>
          <table:table-cell table:number-columns-repeated="1019"/>
        </table:table-row>
        <table:table-row table:style-name="ro1">
          <table:table-cell table:style-name="ce2" office:value-type="float" office:value="-0.0404949859" calcext:value-type="float">
            <text:p>-4.05E-002</text:p>
          </table:table-cell>
          <table:table-cell table:style-name="ce5" office:value-type="float" office:value="-0.126992807" calcext:value-type="float">
            <text:p>-1.27E-001</text:p>
          </table:table-cell>
          <table:table-cell table:formula="of:=[.A707]/[.$K$4]" office:value-type="float" office:value="-0.404949859" calcext:value-type="float">
            <text:p>-0.404949859</text:p>
          </table:table-cell>
          <table:table-cell table:number-columns-repeated="1019"/>
        </table:table-row>
        <table:table-row table:style-name="ro1">
          <table:table-cell table:style-name="ce2" office:value-type="float" office:value="-0.0403360017" calcext:value-type="float">
            <text:p>-4.03E-002</text:p>
          </table:table-cell>
          <table:table-cell table:style-name="ce5" office:value-type="float" office:value="-0.125537932" calcext:value-type="float">
            <text:p>-1.26E-001</text:p>
          </table:table-cell>
          <table:table-cell table:formula="of:=[.A708]/[.$K$4]" office:value-type="float" office:value="-0.403360017" calcext:value-type="float">
            <text:p>-0.403360017</text:p>
          </table:table-cell>
          <table:table-cell table:number-columns-repeated="1019"/>
        </table:table-row>
        <table:table-row table:style-name="ro1">
          <table:table-cell table:style-name="ce2" office:value-type="float" office:value="-0.0398217365" calcext:value-type="float">
            <text:p>-3.98E-002</text:p>
          </table:table-cell>
          <table:table-cell table:style-name="ce5" office:value-type="float" office:value="-0.124568865" calcext:value-type="float">
            <text:p>-1.25E-001</text:p>
          </table:table-cell>
          <table:table-cell table:formula="of:=[.A709]/[.$K$4]" office:value-type="float" office:value="-0.398217365" calcext:value-type="float">
            <text:p>-0.398217365</text:p>
          </table:table-cell>
          <table:table-cell table:number-columns-repeated="1019"/>
        </table:table-row>
        <table:table-row table:style-name="ro1">
          <table:table-cell table:style-name="ce2" office:value-type="float" office:value="-0.03951253" calcext:value-type="float">
            <text:p>-3.95E-002</text:p>
          </table:table-cell>
          <table:table-cell table:style-name="ce5" office:value-type="float" office:value="-0.123520173" calcext:value-type="float">
            <text:p>-1.24E-001</text:p>
          </table:table-cell>
          <table:table-cell table:formula="of:=[.A710]/[.$K$4]" office:value-type="float" office:value="-0.3951253" calcext:value-type="float">
            <text:p>-0.3951253</text:p>
          </table:table-cell>
          <table:table-cell table:number-columns-repeated="1019"/>
        </table:table-row>
        <table:table-row table:style-name="ro1">
          <table:table-cell table:style-name="ce2" office:value-type="float" office:value="-0.0390385017" calcext:value-type="float">
            <text:p>-3.90E-002</text:p>
          </table:table-cell>
          <table:table-cell table:style-name="ce5" office:value-type="float" office:value="-0.122214012" calcext:value-type="float">
            <text:p>-1.22E-001</text:p>
          </table:table-cell>
          <table:table-cell table:formula="of:=[.A711]/[.$K$4]" office:value-type="float" office:value="-0.390385017" calcext:value-type="float">
            <text:p>-0.390385017</text:p>
          </table:table-cell>
          <table:table-cell table:number-columns-repeated="1019"/>
        </table:table-row>
        <table:table-row table:style-name="ro1">
          <table:table-cell table:style-name="ce2" office:value-type="float" office:value="-0.0387588404" calcext:value-type="float">
            <text:p>-3.88E-002</text:p>
          </table:table-cell>
          <table:table-cell table:style-name="ce5" office:value-type="float" office:value="-0.12137448" calcext:value-type="float">
            <text:p>-1.21E-001</text:p>
          </table:table-cell>
          <table:table-cell table:formula="of:=[.A712]/[.$K$4]" office:value-type="float" office:value="-0.387588404" calcext:value-type="float">
            <text:p>-0.387588404</text:p>
          </table:table-cell>
          <table:table-cell table:number-columns-repeated="1019"/>
        </table:table-row>
        <table:table-row table:style-name="ro1">
          <table:table-cell table:style-name="ce2" office:value-type="float" office:value="-0.0383914113" calcext:value-type="float">
            <text:p>-3.84E-002</text:p>
          </table:table-cell>
          <table:table-cell table:style-name="ce5" office:value-type="float" office:value="-0.120210029" calcext:value-type="float">
            <text:p>-1.20E-001</text:p>
          </table:table-cell>
          <table:table-cell table:formula="of:=[.A713]/[.$K$4]" office:value-type="float" office:value="-0.383914113" calcext:value-type="float">
            <text:p>-0.383914113</text:p>
          </table:table-cell>
          <table:table-cell table:number-columns-repeated="1019"/>
        </table:table-row>
        <table:table-row table:style-name="ro1">
          <table:table-cell table:style-name="ce2" office:value-type="float" office:value="-0.038116321" calcext:value-type="float">
            <text:p>-3.81E-002</text:p>
          </table:table-cell>
          <table:table-cell table:style-name="ce5" office:value-type="float" office:value="-0.119542599" calcext:value-type="float">
            <text:p>-1.20E-001</text:p>
          </table:table-cell>
          <table:table-cell table:formula="of:=[.A714]/[.$K$4]" office:value-type="float" office:value="-0.38116321" calcext:value-type="float">
            <text:p>-0.38116321</text:p>
          </table:table-cell>
          <table:table-cell table:number-columns-repeated="1019"/>
        </table:table-row>
        <table:table-row table:style-name="ro1">
          <table:table-cell table:style-name="ce2" office:value-type="float" office:value="-0.0378959328" calcext:value-type="float">
            <text:p>-3.79E-002</text:p>
          </table:table-cell>
          <table:table-cell table:style-name="ce5" office:value-type="float" office:value="-0.118813269" calcext:value-type="float">
            <text:p>-1.19E-001</text:p>
          </table:table-cell>
          <table:table-cell table:formula="of:=[.A715]/[.$K$4]" office:value-type="float" office:value="-0.378959328" calcext:value-type="float">
            <text:p>-0.378959328</text:p>
          </table:table-cell>
          <table:table-cell table:number-columns-repeated="1019"/>
        </table:table-row>
        <table:table-row table:style-name="ro1">
          <table:table-cell table:style-name="ce2" office:value-type="float" office:value="-0.0374138691" calcext:value-type="float">
            <text:p>-3.74E-002</text:p>
          </table:table-cell>
          <table:table-cell table:style-name="ce5" office:value-type="float" office:value="-0.117152818" calcext:value-type="float">
            <text:p>-1.17E-001</text:p>
          </table:table-cell>
          <table:table-cell table:formula="of:=[.A716]/[.$K$4]" office:value-type="float" office:value="-0.374138691" calcext:value-type="float">
            <text:p>-0.374138691</text:p>
          </table:table-cell>
          <table:table-cell table:number-columns-repeated="1019"/>
        </table:table-row>
        <table:table-row table:style-name="ro1">
          <table:table-cell table:style-name="ce2" office:value-type="float" office:value="-0.0368501469" calcext:value-type="float">
            <text:p>-3.69E-002</text:p>
          </table:table-cell>
          <table:table-cell table:style-name="ce5" office:value-type="float" office:value="-0.115419202" calcext:value-type="float">
            <text:p>-1.15E-001</text:p>
          </table:table-cell>
          <table:table-cell table:formula="of:=[.A717]/[.$K$4]" office:value-type="float" office:value="-0.368501469" calcext:value-type="float">
            <text:p>-0.3685014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362746194" calcext:value-type="float">
            <text:p>-3.63E-002</text:p>
          </table:table-cell>
          <table:table-cell table:style-name="ce5" office:value-type="float" office:value="-0.113156177" calcext:value-type="float">
            <text:p>-1.13E-001</text:p>
          </table:table-cell>
          <table:table-cell table:formula="of:=[.A718]/[.$K$4]" office:value-type="float" office:value="-0.362746194" calcext:value-type="float">
            <text:p>-0.362746194</text:p>
          </table:table-cell>
          <table:table-cell table:number-columns-repeated="1019"/>
        </table:table-row>
        <table:table-row table:style-name="ro1">
          <table:table-cell table:style-name="ce2" office:value-type="float" office:value="-0.0355247669" calcext:value-type="float">
            <text:p>-3.55E-002</text:p>
          </table:table-cell>
          <table:table-cell table:style-name="ce5" office:value-type="float" office:value="-0.111687504" calcext:value-type="float">
            <text:p>-1.12E-001</text:p>
          </table:table-cell>
          <table:table-cell table:formula="of:=[.A719]/[.$K$4]" office:value-type="float" office:value="-0.355247669" calcext:value-type="float">
            <text:p>-0.3552476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349342562" calcext:value-type="float">
            <text:p>-3.49E-002</text:p>
          </table:table-cell>
          <table:table-cell table:style-name="ce5" office:value-type="float" office:value="-0.109906688" calcext:value-type="float">
            <text:p>-1.10E-001</text:p>
          </table:table-cell>
          <table:table-cell table:formula="of:=[.A720]/[.$K$4]" office:value-type="float" office:value="-0.349342562" calcext:value-type="float">
            <text:p>-0.349342562</text:p>
          </table:table-cell>
          <table:table-cell table:number-columns-repeated="1019"/>
        </table:table-row>
        <table:table-row table:style-name="ro1">
          <table:table-cell table:style-name="ce2" office:value-type="float" office:value="-0.034129221" calcext:value-type="float">
            <text:p>-3.41E-002</text:p>
          </table:table-cell>
          <table:table-cell table:style-name="ce5" office:value-type="float" office:value="-0.10777878" calcext:value-type="float">
            <text:p>-1.08E-001</text:p>
          </table:table-cell>
          <table:table-cell table:formula="of:=[.A721]/[.$K$4]" office:value-type="float" office:value="-0.34129221" calcext:value-type="float">
            <text:p>-0.34129221</text:p>
          </table:table-cell>
          <table:table-cell table:number-columns-repeated="1019"/>
        </table:table-row>
        <table:table-row table:style-name="ro1">
          <table:table-cell table:style-name="ce2" office:value-type="float" office:value="-0.0339248851" calcext:value-type="float">
            <text:p>-3.39E-002</text:p>
          </table:table-cell>
          <table:table-cell table:style-name="ce5" office:value-type="float" office:value="-0.10661678" calcext:value-type="float">
            <text:p>-1.07E-001</text:p>
          </table:table-cell>
          <table:table-cell table:formula="of:=[.A722]/[.$K$4]" office:value-type="float" office:value="-0.339248851" calcext:value-type="float">
            <text:p>-0.339248851</text:p>
          </table:table-cell>
          <table:table-cell table:number-columns-repeated="1019"/>
        </table:table-row>
        <table:table-row table:style-name="ro1">
          <table:table-cell table:style-name="ce2" office:value-type="float" office:value="-0.0332039185" calcext:value-type="float">
            <text:p>-3.32E-002</text:p>
          </table:table-cell>
          <table:table-cell table:style-name="ce5" office:value-type="float" office:value="-0.105060391" calcext:value-type="float">
            <text:p>-1.05E-001</text:p>
          </table:table-cell>
          <table:table-cell table:formula="of:=[.A723]/[.$K$4]" office:value-type="float" office:value="-0.332039185" calcext:value-type="float">
            <text:p>-0.332039185</text:p>
          </table:table-cell>
          <table:table-cell table:number-columns-repeated="1019"/>
        </table:table-row>
        <table:table-row table:style-name="ro1">
          <table:table-cell table:style-name="ce2" office:value-type="float" office:value="-0.0324598737" calcext:value-type="float">
            <text:p>-3.25E-002</text:p>
          </table:table-cell>
          <table:table-cell table:style-name="ce5" office:value-type="float" office:value="-0.103606135" calcext:value-type="float">
            <text:p>-1.04E-001</text:p>
          </table:table-cell>
          <table:table-cell table:formula="of:=[.A724]/[.$K$4]" office:value-type="float" office:value="-0.324598737" calcext:value-type="float">
            <text:p>-0.324598737</text:p>
          </table:table-cell>
          <table:table-cell table:number-columns-repeated="1019"/>
        </table:table-row>
        <table:table-row table:style-name="ro1">
          <table:table-cell table:style-name="ce2" office:value-type="float" office:value="-0.0322393328" calcext:value-type="float">
            <text:p>-3.22E-002</text:p>
          </table:table-cell>
          <table:table-cell table:style-name="ce5" office:value-type="float" office:value="-0.0987591743" calcext:value-type="float">
            <text:p>-9.88E-002</text:p>
          </table:table-cell>
          <table:table-cell table:formula="of:=[.A725]/[.$K$4]" office:value-type="float" office:value="-0.322393328" calcext:value-type="float">
            <text:p>-0.322393328</text:p>
          </table:table-cell>
          <table:table-cell table:number-columns-repeated="1019"/>
        </table:table-row>
        <table:table-row table:style-name="ro1">
          <table:table-cell table:style-name="ce2" office:value-type="float" office:value="-0.0314976014" calcext:value-type="float">
            <text:p>-3.15E-002</text:p>
          </table:table-cell>
          <table:table-cell table:style-name="ce5" office:value-type="float" office:value="-0.0982889384" calcext:value-type="float">
            <text:p>-9.83E-002</text:p>
          </table:table-cell>
          <table:table-cell table:formula="of:=[.A726]/[.$K$4]" office:value-type="float" office:value="-0.314976014" calcext:value-type="float">
            <text:p>-0.314976014</text:p>
          </table:table-cell>
          <table:table-cell table:number-columns-repeated="1019"/>
        </table:table-row>
        <table:table-row table:style-name="ro1">
          <table:table-cell table:style-name="ce2" office:value-type="float" office:value="-0.0307997689" calcext:value-type="float">
            <text:p>-3.08E-002</text:p>
          </table:table-cell>
          <table:table-cell table:style-name="ce5" office:value-type="float" office:value="-0.0977703109" calcext:value-type="float">
            <text:p>-9.78E-002</text:p>
          </table:table-cell>
          <table:table-cell table:formula="of:=[.A727]/[.$K$4]" office:value-type="float" office:value="-0.307997689" calcext:value-type="float">
            <text:p>-0.307997689</text:p>
          </table:table-cell>
          <table:table-cell table:number-columns-repeated="1019"/>
        </table:table-row>
        <table:table-row table:style-name="ro1">
          <table:table-cell table:style-name="ce2" office:value-type="float" office:value="-0.0304335151" calcext:value-type="float">
            <text:p>-3.04E-002</text:p>
          </table:table-cell>
          <table:table-cell table:style-name="ce5" office:value-type="float" office:value="-0.0965463147" calcext:value-type="float">
            <text:p>-9.65E-002</text:p>
          </table:table-cell>
          <table:table-cell table:formula="of:=[.A728]/[.$K$4]" office:value-type="float" office:value="-0.304335151" calcext:value-type="float">
            <text:p>-0.304335151</text:p>
          </table:table-cell>
          <table:table-cell table:number-columns-repeated="1019"/>
        </table:table-row>
        <table:table-row table:style-name="ro1">
          <table:table-cell table:style-name="ce2" office:value-type="float" office:value="-0.0300268345" calcext:value-type="float">
            <text:p>-3.00E-002</text:p>
          </table:table-cell>
          <table:table-cell table:style-name="ce5" office:value-type="float" office:value="-0.0954761282" calcext:value-type="float">
            <text:p>-9.55E-002</text:p>
          </table:table-cell>
          <table:table-cell table:formula="of:=[.A729]/[.$K$4]" office:value-type="float" office:value="-0.300268345" calcext:value-type="float">
            <text:p>-0.300268345</text:p>
          </table:table-cell>
          <table:table-cell table:number-columns-repeated="1019"/>
        </table:table-row>
        <table:table-row table:style-name="ro1">
          <table:table-cell table:style-name="ce2" office:value-type="float" office:value="-0.0296009239" calcext:value-type="float">
            <text:p>-2.96E-002</text:p>
          </table:table-cell>
          <table:table-cell table:style-name="ce5" office:value-type="float" office:value="-0.0943516344" calcext:value-type="float">
            <text:p>-9.44E-002</text:p>
          </table:table-cell>
          <table:table-cell table:formula="of:=[.A730]/[.$K$4]" office:value-type="float" office:value="-0.296009239" calcext:value-type="float">
            <text:p>-0.296009239</text:p>
          </table:table-cell>
          <table:table-cell table:number-columns-repeated="1019"/>
        </table:table-row>
        <table:table-row table:style-name="ro1">
          <table:table-cell table:style-name="ce2" office:value-type="float" office:value="-0.0292670988" calcext:value-type="float">
            <text:p>-2.93E-002</text:p>
          </table:table-cell>
          <table:table-cell table:style-name="ce5" office:value-type="float" office:value="-0.0936999097" calcext:value-type="float">
            <text:p>-9.37E-002</text:p>
          </table:table-cell>
          <table:table-cell table:formula="of:=[.A731]/[.$K$4]" office:value-type="float" office:value="-0.292670988" calcext:value-type="float">
            <text:p>-0.2926709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29163003" calcext:value-type="float">
            <text:p>-2.92E-002</text:p>
          </table:table-cell>
          <table:table-cell table:style-name="ce5" office:value-type="float" office:value="-0.0932521522" calcext:value-type="float">
            <text:p>-9.33E-002</text:p>
          </table:table-cell>
          <table:table-cell table:formula="of:=[.A732]/[.$K$4]" office:value-type="float" office:value="-0.29163003" calcext:value-type="float">
            <text:p>-0.29163003</text:p>
          </table:table-cell>
          <table:table-cell table:number-columns-repeated="1019"/>
        </table:table-row>
        <table:table-row table:style-name="ro1">
          <table:table-cell table:style-name="ce2" office:value-type="float" office:value="-0.0290449709" calcext:value-type="float">
            <text:p>-2.90E-002</text:p>
          </table:table-cell>
          <table:table-cell table:style-name="ce5" office:value-type="float" office:value="-0.0931598395" calcext:value-type="float">
            <text:p>-9.32E-002</text:p>
          </table:table-cell>
          <table:table-cell table:formula="of:=[.A733]/[.$K$4]" office:value-type="float" office:value="-0.290449709" calcext:value-type="float">
            <text:p>-0.290449709</text:p>
          </table:table-cell>
          <table:table-cell table:number-columns-repeated="1019"/>
        </table:table-row>
        <table:table-row table:style-name="ro1">
          <table:table-cell table:style-name="ce2" office:value-type="float" office:value="-0.0290362239" calcext:value-type="float">
            <text:p>-2.90E-002</text:p>
          </table:table-cell>
          <table:table-cell table:style-name="ce5" office:value-type="float" office:value="-0.0931356698" calcext:value-type="float">
            <text:p>-9.31E-002</text:p>
          </table:table-cell>
          <table:table-cell table:formula="of:=[.A734]/[.$K$4]" office:value-type="float" office:value="-0.290362239" calcext:value-type="float">
            <text:p>-0.290362239</text:p>
          </table:table-cell>
          <table:table-cell table:number-columns-repeated="1019"/>
        </table:table-row>
        <table:table-row table:style-name="ro1">
          <table:table-cell table:style-name="ce2" office:value-type="float" office:value="-0.029036589" calcext:value-type="float">
            <text:p>-2.90E-002</text:p>
          </table:table-cell>
          <table:table-cell table:style-name="ce5" office:value-type="float" office:value="-0.0931461751" calcext:value-type="float">
            <text:p>-9.31E-002</text:p>
          </table:table-cell>
          <table:table-cell table:formula="of:=[.A735]/[.$K$4]" office:value-type="float" office:value="-0.29036589" calcext:value-type="float">
            <text:p>-0.29036589</text:p>
          </table:table-cell>
          <table:table-cell table:number-columns-repeated="1019"/>
        </table:table-row>
        <table:table-row table:style-name="ro1">
          <table:table-cell table:style-name="ce2" office:value-type="float" office:value="-0.0290383194" calcext:value-type="float">
            <text:p>-2.90E-002</text:p>
          </table:table-cell>
          <table:table-cell table:style-name="ce5" office:value-type="float" office:value="-0.0930179879" calcext:value-type="float">
            <text:p>-9.30E-002</text:p>
          </table:table-cell>
          <table:table-cell table:formula="of:=[.A736]/[.$K$4]" office:value-type="float" office:value="-0.290383194" calcext:value-type="float">
            <text:p>-0.290383194</text:p>
          </table:table-cell>
          <table:table-cell table:number-columns-repeated="1019"/>
        </table:table-row>
        <table:table-row table:style-name="ro1">
          <table:table-cell table:style-name="ce2" office:value-type="float" office:value="-0.0289369859" calcext:value-type="float">
            <text:p>-2.89E-002</text:p>
          </table:table-cell>
          <table:table-cell table:style-name="ce5" office:value-type="float" office:value="-0.0925325304" calcext:value-type="float">
            <text:p>-9.25E-002</text:p>
          </table:table-cell>
          <table:table-cell table:formula="of:=[.A737]/[.$K$4]" office:value-type="float" office:value="-0.289369859" calcext:value-type="float">
            <text:p>-0.289369859</text:p>
          </table:table-cell>
          <table:table-cell table:number-columns-repeated="1019"/>
        </table:table-row>
        <table:table-row table:style-name="ro1">
          <table:table-cell table:style-name="ce2" office:value-type="float" office:value="-0.0285796169" calcext:value-type="float">
            <text:p>-2.86E-002</text:p>
          </table:table-cell>
          <table:table-cell table:style-name="ce5" office:value-type="float" office:value="-0.0913507417" calcext:value-type="float">
            <text:p>-9.14E-002</text:p>
          </table:table-cell>
          <table:table-cell table:formula="of:=[.A738]/[.$K$4]" office:value-type="float" office:value="-0.285796169" calcext:value-type="float">
            <text:p>-0.2857961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28270822" calcext:value-type="float">
            <text:p>-2.83E-002</text:p>
          </table:table-cell>
          <table:table-cell table:style-name="ce5" office:value-type="float" office:value="-0.090444617" calcext:value-type="float">
            <text:p>-9.04E-002</text:p>
          </table:table-cell>
          <table:table-cell table:formula="of:=[.A739]/[.$K$4]" office:value-type="float" office:value="-0.28270822" calcext:value-type="float">
            <text:p>-0.28270822</text:p>
          </table:table-cell>
          <table:table-cell table:number-columns-repeated="1019"/>
        </table:table-row>
        <table:table-row table:style-name="ro1">
          <table:table-cell table:style-name="ce2" office:value-type="float" office:value="-0.02772348" calcext:value-type="float">
            <text:p>-2.77E-002</text:p>
          </table:table-cell>
          <table:table-cell table:style-name="ce5" office:value-type="float" office:value="-0.0888682008" calcext:value-type="float">
            <text:p>-8.89E-002</text:p>
          </table:table-cell>
          <table:table-cell table:formula="of:=[.A740]/[.$K$4]" office:value-type="float" office:value="-0.2772348" calcext:value-type="float">
            <text:p>-0.2772348</text:p>
          </table:table-cell>
          <table:table-cell table:number-columns-repeated="1019"/>
        </table:table-row>
        <table:table-row table:style-name="ro1">
          <table:table-cell table:style-name="ce2" office:value-type="float" office:value="-0.0274198055" calcext:value-type="float">
            <text:p>-2.74E-002</text:p>
          </table:table-cell>
          <table:table-cell table:style-name="ce5" office:value-type="float" office:value="-0.0880916044" calcext:value-type="float">
            <text:p>-8.81E-002</text:p>
          </table:table-cell>
          <table:table-cell table:formula="of:=[.A741]/[.$K$4]" office:value-type="float" office:value="-0.274198055" calcext:value-type="float">
            <text:p>-0.274198055</text:p>
          </table:table-cell>
          <table:table-cell table:number-columns-repeated="1019"/>
        </table:table-row>
        <table:table-row table:style-name="ro1">
          <table:table-cell table:style-name="ce2" office:value-type="float" office:value="-0.0271588452" calcext:value-type="float">
            <text:p>-2.72E-002</text:p>
          </table:table-cell>
          <table:table-cell table:style-name="ce5" office:value-type="float" office:value="-0.0872711316" calcext:value-type="float">
            <text:p>-8.73E-002</text:p>
          </table:table-cell>
          <table:table-cell table:formula="of:=[.A742]/[.$K$4]" office:value-type="float" office:value="-0.271588452" calcext:value-type="float">
            <text:p>-0.271588452</text:p>
          </table:table-cell>
          <table:table-cell table:number-columns-repeated="1019"/>
        </table:table-row>
        <table:table-row table:style-name="ro1">
          <table:table-cell table:style-name="ce2" office:value-type="float" office:value="-0.0268640388" calcext:value-type="float">
            <text:p>-2.69E-002</text:p>
          </table:table-cell>
          <table:table-cell table:style-name="ce5" office:value-type="float" office:value="-0.0861128792" calcext:value-type="float">
            <text:p>-8.61E-002</text:p>
          </table:table-cell>
          <table:table-cell table:formula="of:=[.A743]/[.$K$4]" office:value-type="float" office:value="-0.268640388" calcext:value-type="float">
            <text:p>-0.2686403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264960732" calcext:value-type="float">
            <text:p>-2.65E-002</text:p>
          </table:table-cell>
          <table:table-cell table:style-name="ce5" office:value-type="float" office:value="-0.0855187178" calcext:value-type="float">
            <text:p>-8.55E-002</text:p>
          </table:table-cell>
          <table:table-cell table:formula="of:=[.A744]/[.$K$4]" office:value-type="float" office:value="-0.264960732" calcext:value-type="float">
            <text:p>-0.264960732</text:p>
          </table:table-cell>
          <table:table-cell table:number-columns-repeated="1019"/>
        </table:table-row>
        <table:table-row table:style-name="ro1">
          <table:table-cell table:style-name="ce2" office:value-type="float" office:value="-0.0262396317" calcext:value-type="float">
            <text:p>-2.62E-002</text:p>
          </table:table-cell>
          <table:table-cell table:style-name="ce5" office:value-type="float" office:value="-0.0847030282" calcext:value-type="float">
            <text:p>-8.47E-002</text:p>
          </table:table-cell>
          <table:table-cell table:formula="of:=[.A745]/[.$K$4]" office:value-type="float" office:value="-0.262396317" calcext:value-type="float">
            <text:p>-0.262396317</text:p>
          </table:table-cell>
          <table:table-cell table:number-columns-repeated="1019"/>
        </table:table-row>
        <table:table-row table:style-name="ro1">
          <table:table-cell table:style-name="ce2" office:value-type="float" office:value="-0.0257639661" calcext:value-type="float">
            <text:p>-2.58E-002</text:p>
          </table:table-cell>
          <table:table-cell table:style-name="ce5" office:value-type="float" office:value="-0.0834577754" calcext:value-type="float">
            <text:p>-8.35E-002</text:p>
          </table:table-cell>
          <table:table-cell table:formula="of:=[.A746]/[.$K$4]" office:value-type="float" office:value="-0.257639661" calcext:value-type="float">
            <text:p>-0.257639661</text:p>
          </table:table-cell>
          <table:table-cell table:number-columns-repeated="1019"/>
        </table:table-row>
        <table:table-row table:style-name="ro1">
          <table:table-cell table:style-name="ce2" office:value-type="float" office:value="-0.0254214276" calcext:value-type="float">
            <text:p>-2.54E-002</text:p>
          </table:table-cell>
          <table:table-cell table:style-name="ce5" office:value-type="float" office:value="-0.0824181885" calcext:value-type="float">
            <text:p>-8.24E-002</text:p>
          </table:table-cell>
          <table:table-cell table:formula="of:=[.A747]/[.$K$4]" office:value-type="float" office:value="-0.254214276" calcext:value-type="float">
            <text:p>-0.254214276</text:p>
          </table:table-cell>
          <table:table-cell table:number-columns-repeated="1019"/>
        </table:table-row>
        <table:table-row table:style-name="ro1">
          <table:table-cell table:style-name="ce2" office:value-type="float" office:value="-0.02481669" calcext:value-type="float">
            <text:p>-2.48E-002</text:p>
          </table:table-cell>
          <table:table-cell table:style-name="ce5" office:value-type="float" office:value="-0.0808012113" calcext:value-type="float">
            <text:p>-8.08E-002</text:p>
          </table:table-cell>
          <table:table-cell table:formula="of:=[.A748]/[.$K$4]" office:value-type="float" office:value="-0.2481669" calcext:value-type="float">
            <text:p>-0.2481669</text:p>
          </table:table-cell>
          <table:table-cell table:number-columns-repeated="1019"/>
        </table:table-row>
        <table:table-row table:style-name="ro1">
          <table:table-cell table:style-name="ce2" office:value-type="float" office:value="-0.024491068" calcext:value-type="float">
            <text:p>-2.45E-002</text:p>
          </table:table-cell>
          <table:table-cell table:style-name="ce5" office:value-type="float" office:value="-0.0799795389" calcext:value-type="float">
            <text:p>-8.00E-002</text:p>
          </table:table-cell>
          <table:table-cell table:formula="of:=[.A749]/[.$K$4]" office:value-type="float" office:value="-0.24491068" calcext:value-type="float">
            <text:p>-0.24491068</text:p>
          </table:table-cell>
          <table:table-cell table:number-columns-repeated="1019"/>
        </table:table-row>
        <table:table-row table:style-name="ro1">
          <table:table-cell table:style-name="ce2" office:value-type="float" office:value="-0.0240386091" calcext:value-type="float">
            <text:p>-2.40E-002</text:p>
          </table:table-cell>
          <table:table-cell table:style-name="ce5" office:value-type="float" office:value="-0.0788098946" calcext:value-type="float">
            <text:p>-7.88E-002</text:p>
          </table:table-cell>
          <table:table-cell table:formula="of:=[.A750]/[.$K$4]" office:value-type="float" office:value="-0.240386091" calcext:value-type="float">
            <text:p>-0.240386091</text:p>
          </table:table-cell>
          <table:table-cell table:number-columns-repeated="1019"/>
        </table:table-row>
        <table:table-row table:style-name="ro1">
          <table:table-cell table:style-name="ce2" office:value-type="float" office:value="-0.0237933025" calcext:value-type="float">
            <text:p>-2.38E-002</text:p>
          </table:table-cell>
          <table:table-cell table:style-name="ce5" office:value-type="float" office:value="-0.0780266225" calcext:value-type="float">
            <text:p>-7.80E-002</text:p>
          </table:table-cell>
          <table:table-cell table:formula="of:=[.A751]/[.$K$4]" office:value-type="float" office:value="-0.237933025" calcext:value-type="float">
            <text:p>-0.237933025</text:p>
          </table:table-cell>
          <table:table-cell table:number-columns-repeated="1019"/>
        </table:table-row>
        <table:table-row table:style-name="ro1">
          <table:table-cell table:style-name="ce2" office:value-type="float" office:value="-0.0234877001" calcext:value-type="float">
            <text:p>-2.35E-002</text:p>
          </table:table-cell>
          <table:table-cell table:style-name="ce5" office:value-type="float" office:value="-0.076927118" calcext:value-type="float">
            <text:p>-7.69E-002</text:p>
          </table:table-cell>
          <table:table-cell table:formula="of:=[.A752]/[.$K$4]" office:value-type="float" office:value="-0.234877001" calcext:value-type="float">
            <text:p>-0.234877001</text:p>
          </table:table-cell>
          <table:table-cell table:number-columns-repeated="1019"/>
        </table:table-row>
        <table:table-row table:style-name="ro1">
          <table:table-cell table:style-name="ce2" office:value-type="float" office:value="-0.0228167232" calcext:value-type="float">
            <text:p>-2.28E-002</text:p>
          </table:table-cell>
          <table:table-cell table:style-name="ce5" office:value-type="float" office:value="-0.0750973225" calcext:value-type="float">
            <text:p>-7.51E-002</text:p>
          </table:table-cell>
          <table:table-cell table:formula="of:=[.A753]/[.$K$4]" office:value-type="float" office:value="-0.228167232" calcext:value-type="float">
            <text:p>-0.228167232</text:p>
          </table:table-cell>
          <table:table-cell table:number-columns-repeated="1019"/>
        </table:table-row>
        <table:table-row table:style-name="ro1">
          <table:table-cell table:style-name="ce2" office:value-type="float" office:value="-0.0222354308" calcext:value-type="float">
            <text:p>-2.22E-002</text:p>
          </table:table-cell>
          <table:table-cell table:style-name="ce5" office:value-type="float" office:value="-0.074074015" calcext:value-type="float">
            <text:p>-7.41E-002</text:p>
          </table:table-cell>
          <table:table-cell table:formula="of:=[.A754]/[.$K$4]" office:value-type="float" office:value="-0.222354308" calcext:value-type="float">
            <text:p>-0.222354308</text:p>
          </table:table-cell>
          <table:table-cell table:number-columns-repeated="1019"/>
        </table:table-row>
        <table:table-row table:style-name="ro1">
          <table:table-cell table:style-name="ce2" office:value-type="float" office:value="-0.0220534727" calcext:value-type="float">
            <text:p>-2.21E-002</text:p>
          </table:table-cell>
          <table:table-cell table:style-name="ce5" office:value-type="float" office:value="-0.0730242655" calcext:value-type="float">
            <text:p>-7.30E-002</text:p>
          </table:table-cell>
          <table:table-cell table:formula="of:=[.A755]/[.$K$4]" office:value-type="float" office:value="-0.220534727" calcext:value-type="float">
            <text:p>-0.220534727</text:p>
          </table:table-cell>
          <table:table-cell table:number-columns-repeated="1019"/>
        </table:table-row>
        <table:table-row table:style-name="ro1">
          <table:table-cell table:style-name="ce2" office:value-type="float" office:value="-0.0215329565" calcext:value-type="float">
            <text:p>-2.15E-002</text:p>
          </table:table-cell>
          <table:table-cell table:style-name="ce5" office:value-type="float" office:value="-0.0717798918" calcext:value-type="float">
            <text:p>-7.18E-002</text:p>
          </table:table-cell>
          <table:table-cell table:formula="of:=[.A756]/[.$K$4]" office:value-type="float" office:value="-0.215329565" calcext:value-type="float">
            <text:p>-0.215329565</text:p>
          </table:table-cell>
          <table:table-cell table:number-columns-repeated="1019"/>
        </table:table-row>
        <table:table-row table:style-name="ro1">
          <table:table-cell table:style-name="ce2" office:value-type="float" office:value="-0.021231845" calcext:value-type="float">
            <text:p>-2.12E-002</text:p>
          </table:table-cell>
          <table:table-cell table:style-name="ce5" office:value-type="float" office:value="-0.0709339976" calcext:value-type="float">
            <text:p>-7.09E-002</text:p>
          </table:table-cell>
          <table:table-cell table:formula="of:=[.A757]/[.$K$4]" office:value-type="float" office:value="-0.21231845" calcext:value-type="float">
            <text:p>-0.21231845</text:p>
          </table:table-cell>
          <table:table-cell table:number-columns-repeated="1019"/>
        </table:table-row>
        <table:table-row table:style-name="ro1">
          <table:table-cell table:style-name="ce2" office:value-type="float" office:value="-0.0206751283" calcext:value-type="float">
            <text:p>-2.07E-002</text:p>
          </table:table-cell>
          <table:table-cell table:style-name="ce5" office:value-type="float" office:value="-0.06984061" calcext:value-type="float">
            <text:p>-6.98E-002</text:p>
          </table:table-cell>
          <table:table-cell table:formula="of:=[.A758]/[.$K$4]" office:value-type="float" office:value="-0.206751283" calcext:value-type="float">
            <text:p>-0.206751283</text:p>
          </table:table-cell>
          <table:table-cell table:number-columns-repeated="1019"/>
        </table:table-row>
        <table:table-row table:style-name="ro1">
          <table:table-cell table:style-name="ce2" office:value-type="float" office:value="-0.0202582199" calcext:value-type="float">
            <text:p>-2.03E-002</text:p>
          </table:table-cell>
          <table:table-cell table:style-name="ce5" office:value-type="float" office:value="-0.068254292" calcext:value-type="float">
            <text:p>-6.83E-002</text:p>
          </table:table-cell>
          <table:table-cell table:formula="of:=[.A759]/[.$K$4]" office:value-type="float" office:value="-0.202582199" calcext:value-type="float">
            <text:p>-0.202582199</text:p>
          </table:table-cell>
          <table:table-cell table:number-columns-repeated="1019"/>
        </table:table-row>
        <table:table-row table:style-name="ro1">
          <table:table-cell table:style-name="ce2" office:value-type="float" office:value="-0.0199273527" calcext:value-type="float">
            <text:p>-1.99E-002</text:p>
          </table:table-cell>
          <table:table-cell table:style-name="ce5" office:value-type="float" office:value="-0.0672444999" calcext:value-type="float">
            <text:p>-6.72E-002</text:p>
          </table:table-cell>
          <table:table-cell table:formula="of:=[.A760]/[.$K$4]" office:value-type="float" office:value="-0.199273527" calcext:value-type="float">
            <text:p>-0.199273527</text:p>
          </table:table-cell>
          <table:table-cell table:number-columns-repeated="1019"/>
        </table:table-row>
        <table:table-row table:style-name="ro1">
          <table:table-cell table:style-name="ce2" office:value-type="float" office:value="-0.0196184795" calcext:value-type="float">
            <text:p>-1.96E-002</text:p>
          </table:table-cell>
          <table:table-cell table:style-name="ce5" office:value-type="float" office:value="-0.0669930726" calcext:value-type="float">
            <text:p>-6.70E-002</text:p>
          </table:table-cell>
          <table:table-cell table:formula="of:=[.A761]/[.$K$4]" office:value-type="float" office:value="-0.196184795" calcext:value-type="float">
            <text:p>-0.196184795</text:p>
          </table:table-cell>
          <table:table-cell table:number-columns-repeated="1019"/>
        </table:table-row>
        <table:table-row table:style-name="ro1">
          <table:table-cell table:style-name="ce2" office:value-type="float" office:value="-0.0194166601" calcext:value-type="float">
            <text:p>-1.94E-002</text:p>
          </table:table-cell>
          <table:table-cell table:style-name="ce5" office:value-type="float" office:value="-0.065849416" calcext:value-type="float">
            <text:p>-6.58E-002</text:p>
          </table:table-cell>
          <table:table-cell table:formula="of:=[.A762]/[.$K$4]" office:value-type="float" office:value="-0.194166601" calcext:value-type="float">
            <text:p>-0.194166601</text:p>
          </table:table-cell>
          <table:table-cell table:number-columns-repeated="1019"/>
        </table:table-row>
        <table:table-row table:style-name="ro1">
          <table:table-cell table:style-name="ce2" office:value-type="float" office:value="-0.0190172754" calcext:value-type="float">
            <text:p>-1.90E-002</text:p>
          </table:table-cell>
          <table:table-cell table:style-name="ce5" office:value-type="float" office:value="-0.0640342981" calcext:value-type="float">
            <text:p>-6.40E-002</text:p>
          </table:table-cell>
          <table:table-cell table:formula="of:=[.A763]/[.$K$4]" office:value-type="float" office:value="-0.190172754" calcext:value-type="float">
            <text:p>-0.190172754</text:p>
          </table:table-cell>
          <table:table-cell table:number-columns-repeated="1019"/>
        </table:table-row>
        <table:table-row table:style-name="ro1">
          <table:table-cell table:style-name="ce2" office:value-type="float" office:value="-0.0182711557" calcext:value-type="float">
            <text:p>-1.83E-002</text:p>
          </table:table-cell>
          <table:table-cell table:style-name="ce5" office:value-type="float" office:value="-0.0633676499" calcext:value-type="float">
            <text:p>-6.34E-002</text:p>
          </table:table-cell>
          <table:table-cell table:formula="of:=[.A764]/[.$K$4]" office:value-type="float" office:value="-0.182711557" calcext:value-type="float">
            <text:p>-0.182711557</text:p>
          </table:table-cell>
          <table:table-cell table:number-columns-repeated="1019"/>
        </table:table-row>
        <table:table-row table:style-name="ro1">
          <table:table-cell table:style-name="ce2" office:value-type="float" office:value="-0.0177401323" calcext:value-type="float">
            <text:p>-1.77E-002</text:p>
          </table:table-cell>
          <table:table-cell table:style-name="ce5" office:value-type="float" office:value="-0.0611505248" calcext:value-type="float">
            <text:p>-6.12E-002</text:p>
          </table:table-cell>
          <table:table-cell table:formula="of:=[.A765]/[.$K$4]" office:value-type="float" office:value="-0.177401323" calcext:value-type="float">
            <text:p>-0.177401323</text:p>
          </table:table-cell>
          <table:table-cell table:number-columns-repeated="1019"/>
        </table:table-row>
        <table:table-row table:style-name="ro1">
          <table:table-cell table:style-name="ce2" office:value-type="float" office:value="-0.0171424542" calcext:value-type="float">
            <text:p>-1.71E-002</text:p>
          </table:table-cell>
          <table:table-cell table:style-name="ce5" office:value-type="float" office:value="-0.0591650829" calcext:value-type="float">
            <text:p>-5.92E-002</text:p>
          </table:table-cell>
          <table:table-cell table:formula="of:=[.A766]/[.$K$4]" office:value-type="float" office:value="-0.171424542" calcext:value-type="float">
            <text:p>-0.171424542</text:p>
          </table:table-cell>
          <table:table-cell table:number-columns-repeated="1019"/>
        </table:table-row>
        <table:table-row table:style-name="ro1">
          <table:table-cell table:style-name="ce2" office:value-type="float" office:value="-0.0164834801" calcext:value-type="float">
            <text:p>-1.65E-002</text:p>
          </table:table-cell>
          <table:table-cell table:style-name="ce5" office:value-type="float" office:value="-0.0583915934" calcext:value-type="float">
            <text:p>-5.84E-002</text:p>
          </table:table-cell>
          <table:table-cell table:formula="of:=[.A767]/[.$K$4]" office:value-type="float" office:value="-0.164834801" calcext:value-type="float">
            <text:p>-0.164834801</text:p>
          </table:table-cell>
          <table:table-cell table:number-columns-repeated="1019"/>
        </table:table-row>
        <table:table-row table:style-name="ro1">
          <table:table-cell table:style-name="ce2" office:value-type="float" office:value="-0.0161251463" calcext:value-type="float">
            <text:p>-1.61E-002</text:p>
          </table:table-cell>
          <table:table-cell table:style-name="ce5" office:value-type="float" office:value="-0.0577401556" calcext:value-type="float">
            <text:p>-5.77E-002</text:p>
          </table:table-cell>
          <table:table-cell table:formula="of:=[.A768]/[.$K$4]" office:value-type="float" office:value="-0.161251463" calcext:value-type="float">
            <text:p>-0.161251463</text:p>
          </table:table-cell>
          <table:table-cell table:number-columns-repeated="1019"/>
        </table:table-row>
        <table:table-row table:style-name="ro1">
          <table:table-cell table:style-name="ce2" office:value-type="float" office:value="-0.016000554" calcext:value-type="float">
            <text:p>-1.60E-002</text:p>
          </table:table-cell>
          <table:table-cell table:style-name="ce5" office:value-type="float" office:value="-0.0569044091" calcext:value-type="float">
            <text:p>-5.69E-002</text:p>
          </table:table-cell>
          <table:table-cell table:formula="of:=[.A769]/[.$K$4]" office:value-type="float" office:value="-0.16000554" calcext:value-type="float">
            <text:p>-0.16000554</text:p>
          </table:table-cell>
          <table:table-cell table:number-columns-repeated="1019"/>
        </table:table-row>
        <table:table-row table:style-name="ro1">
          <table:table-cell table:style-name="ce2" office:value-type="float" office:value="-0.0157220289" calcext:value-type="float">
            <text:p>-1.57E-002</text:p>
          </table:table-cell>
          <table:table-cell table:style-name="ce5" office:value-type="float" office:value="-0.0565655194" calcext:value-type="float">
            <text:p>-5.66E-002</text:p>
          </table:table-cell>
          <table:table-cell table:formula="of:=[.A770]/[.$K$4]" office:value-type="float" office:value="-0.157220289" calcext:value-type="float">
            <text:p>-0.157220289</text:p>
          </table:table-cell>
          <table:table-cell table:number-columns-repeated="1019"/>
        </table:table-row>
        <table:table-row table:style-name="ro1">
          <table:table-cell table:style-name="ce2" office:value-type="float" office:value="-0.0156024126" calcext:value-type="float">
            <text:p>-1.56E-002</text:p>
          </table:table-cell>
          <table:table-cell table:style-name="ce5" office:value-type="float" office:value="-0.0563624129" calcext:value-type="float">
            <text:p>-5.64E-002</text:p>
          </table:table-cell>
          <table:table-cell table:formula="of:=[.A771]/[.$K$4]" office:value-type="float" office:value="-0.156024126" calcext:value-type="float">
            <text:p>-0.156024126</text:p>
          </table:table-cell>
          <table:table-cell table:number-columns-repeated="1019"/>
        </table:table-row>
        <table:table-row table:style-name="ro1">
          <table:table-cell table:style-name="ce2" office:value-type="float" office:value="-0.0155629301" calcext:value-type="float">
            <text:p>-1.56E-002</text:p>
          </table:table-cell>
          <table:table-cell table:style-name="ce5" office:value-type="float" office:value="-0.0558627211" calcext:value-type="float">
            <text:p>-5.59E-002</text:p>
          </table:table-cell>
          <table:table-cell table:formula="of:=[.A772]/[.$K$4]" office:value-type="float" office:value="-0.155629301" calcext:value-type="float">
            <text:p>-0.155629301</text:p>
          </table:table-cell>
          <table:table-cell table:number-columns-repeated="1019"/>
        </table:table-row>
        <table:table-row table:style-name="ro1">
          <table:table-cell table:style-name="ce2" office:value-type="float" office:value="-0.0153680732" calcext:value-type="float">
            <text:p>-1.54E-002</text:p>
          </table:table-cell>
          <table:table-cell table:style-name="ce5" office:value-type="float" office:value="-0.0555403158" calcext:value-type="float">
            <text:p>-5.55E-002</text:p>
          </table:table-cell>
          <table:table-cell table:formula="of:=[.A773]/[.$K$4]" office:value-type="float" office:value="-0.153680732" calcext:value-type="float">
            <text:p>-0.153680732</text:p>
          </table:table-cell>
          <table:table-cell table:number-columns-repeated="1019"/>
        </table:table-row>
        <table:table-row table:style-name="ro1">
          <table:table-cell table:style-name="ce2" office:value-type="float" office:value="-0.015211883" calcext:value-type="float">
            <text:p>-1.52E-002</text:p>
          </table:table-cell>
          <table:table-cell table:style-name="ce5" office:value-type="float" office:value="-0.0552741773" calcext:value-type="float">
            <text:p>-5.53E-002</text:p>
          </table:table-cell>
          <table:table-cell table:formula="of:=[.A774]/[.$K$4]" office:value-type="float" office:value="-0.15211883" calcext:value-type="float">
            <text:p>-0.15211883</text:p>
          </table:table-cell>
          <table:table-cell table:number-columns-repeated="1019"/>
        </table:table-row>
        <table:table-row table:style-name="ro1">
          <table:table-cell table:style-name="ce2" office:value-type="float" office:value="-0.0151192443" calcext:value-type="float">
            <text:p>-1.51E-002</text:p>
          </table:table-cell>
          <table:table-cell table:style-name="ce5" office:value-type="float" office:value="-0.0548894815" calcext:value-type="float">
            <text:p>-5.49E-002</text:p>
          </table:table-cell>
          <table:table-cell table:formula="of:=[.A775]/[.$K$4]" office:value-type="float" office:value="-0.151192443" calcext:value-type="float">
            <text:p>-0.151192443</text:p>
          </table:table-cell>
          <table:table-cell table:number-columns-repeated="1019"/>
        </table:table-row>
        <table:table-row table:style-name="ro1">
          <table:table-cell table:style-name="ce2" office:value-type="float" office:value="-0.0149395997" calcext:value-type="float">
            <text:p>-1.49E-002</text:p>
          </table:table-cell>
          <table:table-cell table:style-name="ce5" office:value-type="float" office:value="-0.0542384088" calcext:value-type="float">
            <text:p>-5.42E-002</text:p>
          </table:table-cell>
          <table:table-cell table:formula="of:=[.A776]/[.$K$4]" office:value-type="float" office:value="-0.149395997" calcext:value-type="float">
            <text:p>-0.149395997</text:p>
          </table:table-cell>
          <table:table-cell table:number-columns-repeated="1019"/>
        </table:table-row>
        <table:table-row table:style-name="ro1">
          <table:table-cell table:style-name="ce2" office:value-type="float" office:value="-0.0143115083" calcext:value-type="float">
            <text:p>-1.43E-002</text:p>
          </table:table-cell>
          <table:table-cell table:style-name="ce5" office:value-type="float" office:value="-0.0524960868" calcext:value-type="float">
            <text:p>-5.25E-002</text:p>
          </table:table-cell>
          <table:table-cell table:formula="of:=[.A777]/[.$K$4]" office:value-type="float" office:value="-0.143115083" calcext:value-type="float">
            <text:p>-0.143115083</text:p>
          </table:table-cell>
          <table:table-cell table:number-columns-repeated="1019"/>
        </table:table-row>
        <table:table-row table:style-name="ro1">
          <table:table-cell table:style-name="ce2" office:value-type="float" office:value="-0.0135477539" calcext:value-type="float">
            <text:p>-1.35E-002</text:p>
          </table:table-cell>
          <table:table-cell table:style-name="ce5" office:value-type="float" office:value="-0.0511790551" calcext:value-type="float">
            <text:p>-5.12E-002</text:p>
          </table:table-cell>
          <table:table-cell table:formula="of:=[.A778]/[.$K$4]" office:value-type="float" office:value="-0.135477539" calcext:value-type="float">
            <text:p>-0.135477539</text:p>
          </table:table-cell>
          <table:table-cell table:number-columns-repeated="1019"/>
        </table:table-row>
        <table:table-row table:style-name="ro1">
          <table:table-cell table:style-name="ce2" office:value-type="float" office:value="-0.0132846739" calcext:value-type="float">
            <text:p>-1.33E-002</text:p>
          </table:table-cell>
          <table:table-cell table:style-name="ce5" office:value-type="float" office:value="-0.0496671088" calcext:value-type="float">
            <text:p>-4.97E-002</text:p>
          </table:table-cell>
          <table:table-cell table:formula="of:=[.A779]/[.$K$4]" office:value-type="float" office:value="-0.132846739" calcext:value-type="float">
            <text:p>-0.132846739</text:p>
          </table:table-cell>
          <table:table-cell table:number-columns-repeated="1019"/>
        </table:table-row>
        <table:table-row table:style-name="ro1">
          <table:table-cell table:style-name="ce2" office:value-type="float" office:value="-0.0123737575" calcext:value-type="float">
            <text:p>-1.24E-002</text:p>
          </table:table-cell>
          <table:table-cell table:style-name="ce5" office:value-type="float" office:value="-0.0475216061" calcext:value-type="float">
            <text:p>-4.75E-002</text:p>
          </table:table-cell>
          <table:table-cell table:formula="of:=[.A780]/[.$K$4]" office:value-type="float" office:value="-0.123737575" calcext:value-type="float">
            <text:p>-0.123737575</text:p>
          </table:table-cell>
          <table:table-cell table:number-columns-repeated="1019"/>
        </table:table-row>
        <table:table-row table:style-name="ro1">
          <table:table-cell table:style-name="ce2" office:value-type="float" office:value="-0.011829433" calcext:value-type="float">
            <text:p>-1.18E-002</text:p>
          </table:table-cell>
          <table:table-cell table:style-name="ce5" office:value-type="float" office:value="-0.0466259569" calcext:value-type="float">
            <text:p>-4.66E-002</text:p>
          </table:table-cell>
          <table:table-cell table:formula="of:=[.A781]/[.$K$4]" office:value-type="float" office:value="-0.11829433" calcext:value-type="float">
            <text:p>-0.11829433</text:p>
          </table:table-cell>
          <table:table-cell table:number-columns-repeated="1019"/>
        </table:table-row>
        <table:table-row table:style-name="ro1">
          <table:table-cell table:style-name="ce2" office:value-type="float" office:value="-0.011685662" calcext:value-type="float">
            <text:p>-1.17E-002</text:p>
          </table:table-cell>
          <table:table-cell table:style-name="ce5" office:value-type="float" office:value="-0.0452059209" calcext:value-type="float">
            <text:p>-4.52E-002</text:p>
          </table:table-cell>
          <table:table-cell table:formula="of:=[.A782]/[.$K$4]" office:value-type="float" office:value="-0.11685662" calcext:value-type="float">
            <text:p>-0.11685662</text:p>
          </table:table-cell>
          <table:table-cell table:number-columns-repeated="1019"/>
        </table:table-row>
        <table:table-row table:style-name="ro1">
          <table:table-cell table:style-name="ce2" office:value-type="float" office:value="-0.0110949026" calcext:value-type="float">
            <text:p>-1.11E-002</text:p>
          </table:table-cell>
          <table:table-cell table:style-name="ce5" office:value-type="float" office:value="-0.044162415" calcext:value-type="float">
            <text:p>-4.42E-002</text:p>
          </table:table-cell>
          <table:table-cell table:formula="of:=[.A783]/[.$K$4]" office:value-type="float" office:value="-0.110949026" calcext:value-type="float">
            <text:p>-0.110949026</text:p>
          </table:table-cell>
          <table:table-cell table:number-columns-repeated="1019"/>
        </table:table-row>
        <table:table-row table:style-name="ro1">
          <table:table-cell table:style-name="ce2" office:value-type="float" office:value="-0.0103434483" calcext:value-type="float">
            <text:p>-1.03E-002</text:p>
          </table:table-cell>
          <table:table-cell table:style-name="ce5" office:value-type="float" office:value="-0.0428366251" calcext:value-type="float">
            <text:p>-4.28E-002</text:p>
          </table:table-cell>
          <table:table-cell table:formula="of:=[.A784]/[.$K$4]" office:value-type="float" office:value="-0.103434483" calcext:value-type="float">
            <text:p>-0.103434483</text:p>
          </table:table-cell>
          <table:table-cell table:number-columns-repeated="1019"/>
        </table:table-row>
        <table:table-row table:style-name="ro1">
          <table:table-cell table:style-name="ce2" office:value-type="float" office:value="-0.00984167587" calcext:value-type="float">
            <text:p>-9.84E-003</text:p>
          </table:table-cell>
          <table:table-cell table:style-name="ce5" office:value-type="float" office:value="-0.0407383367" calcext:value-type="float">
            <text:p>-4.07E-002</text:p>
          </table:table-cell>
          <table:table-cell table:formula="of:=[.A785]/[.$K$4]" office:value-type="float" office:value="-0.0984167587" calcext:value-type="float">
            <text:p>-0.0984167587</text:p>
          </table:table-cell>
          <table:table-cell table:number-columns-repeated="1019"/>
        </table:table-row>
        <table:table-row table:style-name="ro1">
          <table:table-cell table:style-name="ce2" office:value-type="float" office:value="-0.00928070862" calcext:value-type="float">
            <text:p>-9.28E-003</text:p>
          </table:table-cell>
          <table:table-cell table:style-name="ce5" office:value-type="float" office:value="-0.0394741483" calcext:value-type="float">
            <text:p>-3.95E-002</text:p>
          </table:table-cell>
          <table:table-cell table:formula="of:=[.A786]/[.$K$4]" office:value-type="float" office:value="-0.0928070862" calcext:value-type="float">
            <text:p>-0.0928070862</text:p>
          </table:table-cell>
          <table:table-cell table:number-columns-repeated="1019"/>
        </table:table-row>
        <table:table-row table:style-name="ro1">
          <table:table-cell table:style-name="ce2" office:value-type="float" office:value="-0.00854359288" calcext:value-type="float">
            <text:p>-8.54E-003</text:p>
          </table:table-cell>
          <table:table-cell table:style-name="ce5" office:value-type="float" office:value="-0.0376902372" calcext:value-type="float">
            <text:p>-3.77E-002</text:p>
          </table:table-cell>
          <table:table-cell table:formula="of:=[.A787]/[.$K$4]" office:value-type="float" office:value="-0.0854359288" calcext:value-type="float">
            <text:p>-0.08543592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0809848215" calcext:value-type="float">
            <text:p>-8.10E-003</text:p>
          </table:table-cell>
          <table:table-cell table:style-name="ce5" office:value-type="float" office:value="-0.0369455554" calcext:value-type="float">
            <text:p>-3.69E-002</text:p>
          </table:table-cell>
          <table:table-cell table:formula="of:=[.A788]/[.$K$4]" office:value-type="float" office:value="-0.0809848215" calcext:value-type="float">
            <text:p>-0.080984821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79556806" calcext:value-type="float">
            <text:p>-7.96E-003</text:p>
          </table:table-cell>
          <table:table-cell table:style-name="ce5" office:value-type="float" office:value="-0.036226131" calcext:value-type="float">
            <text:p>-3.62E-002</text:p>
          </table:table-cell>
          <table:table-cell table:formula="of:=[.A789]/[.$K$4]" office:value-type="float" office:value="-0.079556806" calcext:value-type="float">
            <text:p>-0.079556806</text:p>
          </table:table-cell>
          <table:table-cell table:number-columns-repeated="1019"/>
        </table:table-row>
        <table:table-row table:style-name="ro1">
          <table:table-cell table:style-name="ce2" office:value-type="float" office:value="-0.00750853121" calcext:value-type="float">
            <text:p>-7.51E-003</text:p>
          </table:table-cell>
          <table:table-cell table:style-name="ce5" office:value-type="float" office:value="-0.0350999124" calcext:value-type="float">
            <text:p>-3.51E-002</text:p>
          </table:table-cell>
          <table:table-cell table:formula="of:=[.A790]/[.$K$4]" office:value-type="float" office:value="-0.0750853121" calcext:value-type="float">
            <text:p>-0.0750853121</text:p>
          </table:table-cell>
          <table:table-cell table:number-columns-repeated="1019"/>
        </table:table-row>
        <table:table-row table:style-name="ro1">
          <table:table-cell table:style-name="ce2" office:value-type="float" office:value="-0.00703922473" calcext:value-type="float">
            <text:p>-7.04E-003</text:p>
          </table:table-cell>
          <table:table-cell table:style-name="ce5" office:value-type="float" office:value="-0.0342230499" calcext:value-type="float">
            <text:p>-3.42E-002</text:p>
          </table:table-cell>
          <table:table-cell table:formula="of:=[.A791]/[.$K$4]" office:value-type="float" office:value="-0.0703922473" calcext:value-type="float">
            <text:p>-0.0703922473</text:p>
          </table:table-cell>
          <table:table-cell table:number-columns-repeated="1019"/>
        </table:table-row>
        <table:table-row table:style-name="ro1">
          <table:table-cell table:style-name="ce2" office:value-type="float" office:value="-0.00684829988" calcext:value-type="float">
            <text:p>-6.85E-003</text:p>
          </table:table-cell>
          <table:table-cell table:style-name="ce5" office:value-type="float" office:value="-0.0332297012" calcext:value-type="float">
            <text:p>-3.32E-002</text:p>
          </table:table-cell>
          <table:table-cell table:formula="of:=[.A792]/[.$K$4]" office:value-type="float" office:value="-0.0684829988" calcext:value-type="float">
            <text:p>-0.06848299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0631538127" calcext:value-type="float">
            <text:p>-6.32E-003</text:p>
          </table:table-cell>
          <table:table-cell table:style-name="ce5" office:value-type="float" office:value="-0.0321044028" calcext:value-type="float">
            <text:p>-3.21E-002</text:p>
          </table:table-cell>
          <table:table-cell table:formula="of:=[.A793]/[.$K$4]" office:value-type="float" office:value="-0.0631538127" calcext:value-type="float">
            <text:p>-0.0631538127</text:p>
          </table:table-cell>
          <table:table-cell table:number-columns-repeated="1019"/>
        </table:table-row>
        <table:table-row table:style-name="ro1">
          <table:table-cell table:style-name="ce2" office:value-type="float" office:value="-0.00608276948" calcext:value-type="float">
            <text:p>-6.08E-003</text:p>
          </table:table-cell>
          <table:table-cell table:style-name="ce5" office:value-type="float" office:value="-0.0317828506" calcext:value-type="float">
            <text:p>-3.18E-002</text:p>
          </table:table-cell>
          <table:table-cell table:formula="of:=[.A794]/[.$K$4]" office:value-type="float" office:value="-0.0608276948" calcext:value-type="float">
            <text:p>-0.0608276948</text:p>
          </table:table-cell>
          <table:table-cell table:number-columns-repeated="1019"/>
        </table:table-row>
        <table:table-row table:style-name="ro1">
          <table:table-cell table:style-name="ce2" office:value-type="float" office:value="-0.00601252215" calcext:value-type="float">
            <text:p>-6.01E-003</text:p>
          </table:table-cell>
          <table:table-cell table:style-name="ce5" office:value-type="float" office:value="-0.0316327699" calcext:value-type="float">
            <text:p>-3.16E-002</text:p>
          </table:table-cell>
          <table:table-cell table:formula="of:=[.A795]/[.$K$4]" office:value-type="float" office:value="-0.0601252215" calcext:value-type="float">
            <text:p>-0.060125221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608324632" calcext:value-type="float">
            <text:p>-6.08E-003</text:p>
          </table:table-cell>
          <table:table-cell table:style-name="ce5" office:value-type="float" office:value="-0.0318695121" calcext:value-type="float">
            <text:p>-3.19E-002</text:p>
          </table:table-cell>
          <table:table-cell table:formula="of:=[.A796]/[.$K$4]" office:value-type="float" office:value="-0.0608324632" calcext:value-type="float">
            <text:p>-0.0608324632</text:p>
          </table:table-cell>
          <table:table-cell table:number-columns-repeated="1019"/>
        </table:table-row>
        <table:table-row table:style-name="ro1">
          <table:table-cell table:style-name="ce2" office:value-type="float" office:value="-0.00615480728" calcext:value-type="float">
            <text:p>-6.15E-003</text:p>
          </table:table-cell>
          <table:table-cell table:style-name="ce5" office:value-type="float" office:value="-0.0319138579" calcext:value-type="float">
            <text:p>-3.19E-002</text:p>
          </table:table-cell>
          <table:table-cell table:formula="of:=[.A797]/[.$K$4]" office:value-type="float" office:value="-0.0615480728" calcext:value-type="float">
            <text:p>-0.0615480728</text:p>
          </table:table-cell>
          <table:table-cell table:number-columns-repeated="1019"/>
        </table:table-row>
        <table:table-row table:style-name="ro1">
          <table:table-cell table:style-name="ce2" office:value-type="float" office:value="-0.00601077033" calcext:value-type="float">
            <text:p>-6.01E-003</text:p>
          </table:table-cell>
          <table:table-cell table:style-name="ce5" office:value-type="float" office:value="-0.031184325" calcext:value-type="float">
            <text:p>-3.12E-002</text:p>
          </table:table-cell>
          <table:table-cell table:formula="of:=[.A798]/[.$K$4]" office:value-type="float" office:value="-0.0601077033" calcext:value-type="float">
            <text:p>-0.0601077033</text:p>
          </table:table-cell>
          <table:table-cell table:number-columns-repeated="1019"/>
        </table:table-row>
        <table:table-row table:style-name="ro1">
          <table:table-cell table:style-name="ce2" office:value-type="float" office:value="-0.00555437431" calcext:value-type="float">
            <text:p>-5.55E-003</text:p>
          </table:table-cell>
          <table:table-cell table:style-name="ce5" office:value-type="float" office:value="-0.0296960119" calcext:value-type="float">
            <text:p>-2.97E-002</text:p>
          </table:table-cell>
          <table:table-cell table:formula="of:=[.A799]/[.$K$4]" office:value-type="float" office:value="-0.0555437431" calcext:value-type="float">
            <text:p>-0.0555437431</text:p>
          </table:table-cell>
          <table:table-cell table:number-columns-repeated="1019"/>
        </table:table-row>
        <table:table-row table:style-name="ro1">
          <table:table-cell table:style-name="ce2" office:value-type="float" office:value="-0.00436657434" calcext:value-type="float">
            <text:p>-4.37E-003</text:p>
          </table:table-cell>
          <table:table-cell table:style-name="ce5" office:value-type="float" office:value="-0.0263259653" calcext:value-type="float">
            <text:p>-2.63E-002</text:p>
          </table:table-cell>
          <table:table-cell table:formula="of:=[.A800]/[.$K$4]" office:value-type="float" office:value="-0.0436657434" calcext:value-type="float">
            <text:p>-0.0436657434</text:p>
          </table:table-cell>
          <table:table-cell table:number-columns-repeated="1019"/>
        </table:table-row>
        <table:table-row table:style-name="ro1">
          <table:table-cell table:style-name="ce2" office:value-type="float" office:value="-0.00340680988" calcext:value-type="float">
            <text:p>-3.41E-003</text:p>
          </table:table-cell>
          <table:table-cell table:style-name="ce5" office:value-type="float" office:value="-0.0237364173" calcext:value-type="float">
            <text:p>-2.37E-002</text:p>
          </table:table-cell>
          <table:table-cell table:formula="of:=[.A801]/[.$K$4]" office:value-type="float" office:value="-0.0340680988" calcext:value-type="float">
            <text:p>-0.0340680988</text:p>
          </table:table-cell>
          <table:table-cell table:number-columns-repeated="1019"/>
        </table:table-row>
        <table:table-row table:style-name="ro1">
          <table:table-cell table:style-name="ce2" office:value-type="float" office:value="-0.00243992195" calcext:value-type="float">
            <text:p>-2.44E-003</text:p>
          </table:table-cell>
          <table:table-cell table:style-name="ce5" office:value-type="float" office:value="-0.0195998512" calcext:value-type="float">
            <text:p>-1.96E-002</text:p>
          </table:table-cell>
          <table:table-cell table:formula="of:=[.A802]/[.$K$4]" office:value-type="float" office:value="-0.0243992195" calcext:value-type="float">
            <text:p>-0.024399219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117200636" calcext:value-type="float">
            <text:p>-1.17E-003</text:p>
          </table:table-cell>
          <table:table-cell table:style-name="ce5" office:value-type="float" office:value="-0.0175241716" calcext:value-type="float">
            <text:p>-1.75E-002</text:p>
          </table:table-cell>
          <table:table-cell table:formula="of:=[.A803]/[.$K$4]" office:value-type="float" office:value="-0.0117200636" calcext:value-type="float">
            <text:p>-0.0117200636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657100638" calcext:value-type="float">
            <text:p>-6.57E-004</text:p>
          </table:table-cell>
          <table:table-cell table:style-name="ce5" office:value-type="float" office:value="-0.0160615053" calcext:value-type="float">
            <text:p>-1.61E-002</text:p>
          </table:table-cell>
          <table:table-cell table:formula="of:=[.A804]/[.$K$4]" office:value-type="float" office:value="-0.00657100638" calcext:value-type="float">
            <text:p>-0.0065710064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213431267" calcext:value-type="float">
            <text:p>-2.13E-004</text:p>
          </table:table-cell>
          <table:table-cell table:style-name="ce5" office:value-type="float" office:value="-0.0147249093" calcext:value-type="float">
            <text:p>-1.47E-002</text:p>
          </table:table-cell>
          <table:table-cell table:formula="of:=[.A805]/[.$K$4]" office:value-type="float" office:value="-0.00213431267" calcext:value-type="float">
            <text:p>-0.0021343127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402770311" calcext:value-type="float">
            <text:p>-4.03E-005</text:p>
          </table:table-cell>
          <table:table-cell table:style-name="ce5" office:value-type="float" office:value="-0.0144092543" calcext:value-type="float">
            <text:p>-1.44E-002</text:p>
          </table:table-cell>
          <table:table-cell table:formula="of:=[.A806]/[.$K$4]" office:value-type="float" office:value="-0.000402770311" calcext:value-type="float">
            <text:p>-0.0004027703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638751908" calcext:value-type="float">
            <text:p>-6.39E-006</text:p>
          </table:table-cell>
          <table:table-cell table:style-name="ce5" office:value-type="float" office:value="-0.0143699981" calcext:value-type="float">
            <text:p>-1.44E-002</text:p>
          </table:table-cell>
          <table:table-cell table:formula="of:=[.A807]/[.$K$4]" office:value-type="float" office:value="-0.0000638751908" calcext:value-type="float">
            <text:p>-6.3875190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594658059" calcext:value-type="float">
            <text:p>-5.95E-006</text:p>
          </table:table-cell>
          <table:table-cell table:style-name="ce5" office:value-type="float" office:value="-0.0143500697" calcext:value-type="float">
            <text:p>-1.44E-002</text:p>
          </table:table-cell>
          <table:table-cell table:formula="of:=[.A808]/[.$K$4]" office:value-type="float" office:value="-0.0000594658059" calcext:value-type="float">
            <text:p>-5.9465805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545363537" calcext:value-type="float">
            <text:p>-5.45E-006</text:p>
          </table:table-cell>
          <table:table-cell table:style-name="ce5" office:value-type="float" office:value="-0.0143328439" calcext:value-type="float">
            <text:p>-1.43E-002</text:p>
          </table:table-cell>
          <table:table-cell table:formula="of:=[.A809]/[.$K$4]" office:value-type="float" office:value="-0.0000545363537" calcext:value-type="float">
            <text:p>-5.4536353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518172419" calcext:value-type="float">
            <text:p>-5.18E-006</text:p>
          </table:table-cell>
          <table:table-cell table:style-name="ce5" office:value-type="float" office:value="-0.014312176" calcext:value-type="float">
            <text:p>-1.43E-002</text:p>
          </table:table-cell>
          <table:table-cell table:formula="of:=[.A810]/[.$K$4]" office:value-type="float" office:value="-0.0000518172419" calcext:value-type="float">
            <text:p>-5.1817241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476000741" calcext:value-type="float">
            <text:p>-4.76E-006</text:p>
          </table:table-cell>
          <table:table-cell table:style-name="ce5" office:value-type="float" office:value="-0.0143013839" calcext:value-type="float">
            <text:p>-1.43E-002</text:p>
          </table:table-cell>
          <table:table-cell table:formula="of:=[.A811]/[.$K$4]" office:value-type="float" office:value="-0.0000476000741" calcext:value-type="float">
            <text:p>-4.7600074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447452885" calcext:value-type="float">
            <text:p>-4.47E-006</text:p>
          </table:table-cell>
          <table:table-cell table:style-name="ce5" office:value-type="float" office:value="-0.0142864808" calcext:value-type="float">
            <text:p>-1.43E-002</text:p>
          </table:table-cell>
          <table:table-cell table:formula="of:=[.A812]/[.$K$4]" office:value-type="float" office:value="-0.0000447452885" calcext:value-type="float">
            <text:p>-4.4745288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430776436" calcext:value-type="float">
            <text:p>-4.31E-006</text:p>
          </table:table-cell>
          <table:table-cell table:style-name="ce5" office:value-type="float" office:value="-0.0142683592" calcext:value-type="float">
            <text:p>-1.43E-002</text:p>
          </table:table-cell>
          <table:table-cell table:formula="of:=[.A813]/[.$K$4]" office:value-type="float" office:value="-0.0000430776436" calcext:value-type="float">
            <text:p>-4.3077643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414947908" calcext:value-type="float">
            <text:p>-4.15E-006</text:p>
          </table:table-cell>
          <table:table-cell table:style-name="ce5" office:value-type="float" office:value="-0.0142578091" calcext:value-type="float">
            <text:p>-1.43E-002</text:p>
          </table:table-cell>
          <table:table-cell table:formula="of:=[.A814]/[.$K$4]" office:value-type="float" office:value="-0.0000414947908" calcext:value-type="float">
            <text:p>-4.1494790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98554084" calcext:value-type="float">
            <text:p>-3.99E-006</text:p>
          </table:table-cell>
          <table:table-cell table:style-name="ce5" office:value-type="float" office:value="-0.0142433383" calcext:value-type="float">
            <text:p>-1.42E-002</text:p>
          </table:table-cell>
          <table:table-cell table:formula="of:=[.A815]/[.$K$4]" office:value-type="float" office:value="-0.0000398554084" calcext:value-type="float">
            <text:p>-3.98554084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99062856" calcext:value-type="float">
            <text:p>-3.99E-006</text:p>
          </table:table-cell>
          <table:table-cell table:style-name="ce5" office:value-type="float" office:value="-0.0142397778" calcext:value-type="float">
            <text:p>-1.42E-002</text:p>
          </table:table-cell>
          <table:table-cell table:formula="of:=[.A816]/[.$K$4]" office:value-type="float" office:value="-0.0000399062856" calcext:value-type="float">
            <text:p>-3.9906285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96292853" calcext:value-type="float">
            <text:p>-3.96E-006</text:p>
          </table:table-cell>
          <table:table-cell table:style-name="ce5" office:value-type="float" office:value="-0.0142342662" calcext:value-type="float">
            <text:p>-1.42E-002</text:p>
          </table:table-cell>
          <table:table-cell table:formula="of:=[.A817]/[.$K$4]" office:value-type="float" office:value="-0.0000396292853" calcext:value-type="float">
            <text:p>-3.9629285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72154386" calcext:value-type="float">
            <text:p>-3.72E-006</text:p>
          </table:table-cell>
          <table:table-cell table:style-name="ce5" office:value-type="float" office:value="-0.0142299412" calcext:value-type="float">
            <text:p>-1.42E-002</text:p>
          </table:table-cell>
          <table:table-cell table:formula="of:=[.A818]/[.$K$4]" office:value-type="float" office:value="-0.0000372154386" calcext:value-type="float">
            <text:p>-3.7215438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68253791" calcext:value-type="float">
            <text:p>-3.68E-006</text:p>
          </table:table-cell>
          <table:table-cell table:style-name="ce5" office:value-type="float" office:value="-0.0142256152" calcext:value-type="float">
            <text:p>-1.42E-002</text:p>
          </table:table-cell>
          <table:table-cell table:formula="of:=[.A819]/[.$K$4]" office:value-type="float" office:value="-0.0000368253791" calcext:value-type="float">
            <text:p>-3.6825379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53499377" calcext:value-type="float">
            <text:p>-3.53E-006</text:p>
          </table:table-cell>
          <table:table-cell table:style-name="ce5" office:value-type="float" office:value="-0.0142194517" calcext:value-type="float">
            <text:p>-1.42E-002</text:p>
          </table:table-cell>
          <table:table-cell table:formula="of:=[.A820]/[.$K$4]" office:value-type="float" office:value="-0.0000353499377" calcext:value-type="float">
            <text:p>-3.5349937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25912538" calcext:value-type="float">
            <text:p>-3.26E-006</text:p>
          </table:table-cell>
          <table:table-cell table:style-name="ce5" office:value-type="float" office:value="-0.0142173423" calcext:value-type="float">
            <text:p>-1.42E-002</text:p>
          </table:table-cell>
          <table:table-cell table:formula="of:=[.A821]/[.$K$4]" office:value-type="float" office:value="-0.0000325912538" calcext:value-type="float">
            <text:p>-3.2591253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13419309" calcext:value-type="float">
            <text:p>-3.13E-006</text:p>
          </table:table-cell>
          <table:table-cell table:style-name="ce5" office:value-type="float" office:value="-0.0142146368" calcext:value-type="float">
            <text:p>-1.42E-002</text:p>
          </table:table-cell>
          <table:table-cell table:formula="of:=[.A822]/[.$K$4]" office:value-type="float" office:value="-0.0000313419309" calcext:value-type="float">
            <text:p>-3.1341930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06805259" calcext:value-type="float">
            <text:p>-3.07E-006</text:p>
          </table:table-cell>
          <table:table-cell table:style-name="ce5" office:value-type="float" office:value="-0.0142102633" calcext:value-type="float">
            <text:p>-1.42E-002</text:p>
          </table:table-cell>
          <table:table-cell table:formula="of:=[.A823]/[.$K$4]" office:value-type="float" office:value="-0.0000306805259" calcext:value-type="float">
            <text:p>-3.0680525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00813031" calcext:value-type="float">
            <text:p>-3.01E-006</text:p>
          </table:table-cell>
          <table:table-cell table:style-name="ce5" office:value-type="float" office:value="-0.0142073184" calcext:value-type="float">
            <text:p>-1.42E-002</text:p>
          </table:table-cell>
          <table:table-cell table:formula="of:=[.A824]/[.$K$4]" office:value-type="float" office:value="-0.0000300813031" calcext:value-type="float">
            <text:p>-3.0081303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304657101" calcext:value-type="float">
            <text:p>-3.05E-006</text:p>
          </table:table-cell>
          <table:table-cell table:style-name="ce5" office:value-type="float" office:value="-0.0142047144" calcext:value-type="float">
            <text:p>-1.42E-002</text:p>
          </table:table-cell>
          <table:table-cell table:formula="of:=[.A825]/[.$K$4]" office:value-type="float" office:value="-0.0000304657101" calcext:value-type="float">
            <text:p>-3.0465710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95216523" calcext:value-type="float">
            <text:p>-2.95E-006</text:p>
          </table:table-cell>
          <table:table-cell table:style-name="ce5" office:value-type="float" office:value="-0.0142008215" calcext:value-type="float">
            <text:p>-1.42E-002</text:p>
          </table:table-cell>
          <table:table-cell table:formula="of:=[.A826]/[.$K$4]" office:value-type="float" office:value="-0.0000295216523" calcext:value-type="float">
            <text:p>-2.9521652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93916332" calcext:value-type="float">
            <text:p>-2.94E-006</text:p>
          </table:table-cell>
          <table:table-cell table:style-name="ce5" office:value-type="float" office:value="-0.0141981617" calcext:value-type="float">
            <text:p>-1.42E-002</text:p>
          </table:table-cell>
          <table:table-cell table:formula="of:=[.A827]/[.$K$4]" office:value-type="float" office:value="-0.0000293916332" calcext:value-type="float">
            <text:p>-2.9391633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88432875" calcext:value-type="float">
            <text:p>-2.88E-006</text:p>
          </table:table-cell>
          <table:table-cell table:style-name="ce5" office:value-type="float" office:value="-0.0141967721" calcext:value-type="float">
            <text:p>-1.42E-002</text:p>
          </table:table-cell>
          <table:table-cell table:formula="of:=[.A828]/[.$K$4]" office:value-type="float" office:value="-0.0000288432875" calcext:value-type="float">
            <text:p>-2.8843287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88941646" calcext:value-type="float">
            <text:p>-2.89E-006</text:p>
          </table:table-cell>
          <table:table-cell table:style-name="ce5" office:value-type="float" office:value="-0.0141934836" calcext:value-type="float">
            <text:p>-1.42E-002</text:p>
          </table:table-cell>
          <table:table-cell table:formula="of:=[.A829]/[.$K$4]" office:value-type="float" office:value="-0.0000288941646" calcext:value-type="float">
            <text:p>-2.8894164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93294488" calcext:value-type="float">
            <text:p>-2.93E-006</text:p>
          </table:table-cell>
          <table:table-cell table:style-name="ce5" office:value-type="float" office:value="-0.0141902212" calcext:value-type="float">
            <text:p>-1.42E-002</text:p>
          </table:table-cell>
          <table:table-cell table:formula="of:=[.A830]/[.$K$4]" office:value-type="float" office:value="-0.0000293294488" calcext:value-type="float">
            <text:p>-2.9329448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89902664" calcext:value-type="float">
            <text:p>-2.90E-006</text:p>
          </table:table-cell>
          <table:table-cell table:style-name="ce5" office:value-type="float" office:value="-0.0141875464" calcext:value-type="float">
            <text:p>-1.42E-002</text:p>
          </table:table-cell>
          <table:table-cell table:formula="of:=[.A831]/[.$K$4]" office:value-type="float" office:value="-0.0000289902664" calcext:value-type="float">
            <text:p>-2.89902664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75204775" calcext:value-type="float">
            <text:p>-2.75E-006</text:p>
          </table:table-cell>
          <table:table-cell table:style-name="ce5" office:value-type="float" office:value="-0.0141825322" calcext:value-type="float">
            <text:p>-1.42E-002</text:p>
          </table:table-cell>
          <table:table-cell table:formula="of:=[.A832]/[.$K$4]" office:value-type="float" office:value="-0.0000275204775" calcext:value-type="float">
            <text:p>-2.7520477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57793408" calcext:value-type="float">
            <text:p>-2.58E-006</text:p>
          </table:table-cell>
          <table:table-cell table:style-name="ce5" office:value-type="float" office:value="-0.0141780199" calcext:value-type="float">
            <text:p>-1.42E-002</text:p>
          </table:table-cell>
          <table:table-cell table:formula="of:=[.A833]/[.$K$4]" office:value-type="float" office:value="-0.0000257793408" calcext:value-type="float">
            <text:p>-2.5779340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3789471" calcext:value-type="float">
            <text:p>-2.38E-006</text:p>
          </table:table-cell>
          <table:table-cell table:style-name="ce5" office:value-type="float" office:value="-0.0141768837" calcext:value-type="float">
            <text:p>-1.42E-002</text:p>
          </table:table-cell>
          <table:table-cell table:formula="of:=[.A834]/[.$K$4]" office:value-type="float" office:value="-0.000023789471" calcext:value-type="float">
            <text:p>-2.378947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30489218" calcext:value-type="float">
            <text:p>-2.30E-006</text:p>
          </table:table-cell>
          <table:table-cell table:style-name="ce5" office:value-type="float" office:value="-0.0141760176" calcext:value-type="float">
            <text:p>-1.42E-002</text:p>
          </table:table-cell>
          <table:table-cell table:formula="of:=[.A835]/[.$K$4]" office:value-type="float" office:value="-0.0000230489218" calcext:value-type="float">
            <text:p>-2.3048921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25288431" calcext:value-type="float">
            <text:p>-2.25E-006</text:p>
          </table:table-cell>
          <table:table-cell table:style-name="ce5" office:value-type="float" office:value="-0.0141755184" calcext:value-type="float">
            <text:p>-1.42E-002</text:p>
          </table:table-cell>
          <table:table-cell table:formula="of:=[.A836]/[.$K$4]" office:value-type="float" office:value="-0.0000225288431" calcext:value-type="float">
            <text:p>-2.2528843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25684153" calcext:value-type="float">
            <text:p>-2.26E-006</text:p>
          </table:table-cell>
          <table:table-cell table:style-name="ce5" office:value-type="float" office:value="-0.014175511" calcext:value-type="float">
            <text:p>-1.42E-002</text:p>
          </table:table-cell>
          <table:table-cell table:formula="of:=[.A837]/[.$K$4]" office:value-type="float" office:value="-0.0000225684153" calcext:value-type="float">
            <text:p>-2.2568415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21727009" calcext:value-type="float">
            <text:p>-2.22E-006</text:p>
          </table:table-cell>
          <table:table-cell table:style-name="ce5" office:value-type="float" office:value="-0.0141750071" calcext:value-type="float">
            <text:p>-1.42E-002</text:p>
          </table:table-cell>
          <table:table-cell table:formula="of:=[.A838]/[.$K$4]" office:value-type="float" office:value="-0.0000221727009" calcext:value-type="float">
            <text:p>-2.2172700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05502806" calcext:value-type="float">
            <text:p>-2.06E-006</text:p>
          </table:table-cell>
          <table:table-cell table:style-name="ce5" office:value-type="float" office:value="-0.0141740544" calcext:value-type="float">
            <text:p>-1.42E-002</text:p>
          </table:table-cell>
          <table:table-cell table:formula="of:=[.A839]/[.$K$4]" office:value-type="float" office:value="-0.0000205502806" calcext:value-type="float">
            <text:p>-2.0550280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08668507" calcext:value-type="float">
            <text:p>-2.09E-006</text:p>
          </table:table-cell>
          <table:table-cell table:style-name="ce5" office:value-type="float" office:value="-0.0141716413" calcext:value-type="float">
            <text:p>-1.42E-002</text:p>
          </table:table-cell>
          <table:table-cell table:formula="of:=[.A840]/[.$K$4]" office:value-type="float" office:value="-0.0000208668507" calcext:value-type="float">
            <text:p>-2.0866850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195327334" calcext:value-type="float">
            <text:p>-1.95E-006</text:p>
          </table:table-cell>
          <table:table-cell table:style-name="ce5" office:value-type="float" office:value="-0.0141685437" calcext:value-type="float">
            <text:p>-1.42E-002</text:p>
          </table:table-cell>
          <table:table-cell table:formula="of:=[.A841]/[.$K$4]" office:value-type="float" office:value="-0.0000195327334" calcext:value-type="float">
            <text:p>-1.95327334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197079771" calcext:value-type="float">
            <text:p>-1.97E-006</text:p>
          </table:table-cell>
          <table:table-cell table:style-name="ce5" office:value-type="float" office:value="-0.0141634438" calcext:value-type="float">
            <text:p>-1.42E-002</text:p>
          </table:table-cell>
          <table:table-cell table:formula="of:=[.A842]/[.$K$4]" office:value-type="float" office:value="-0.0000197079771" calcext:value-type="float">
            <text:p>-0.000019708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198606085" calcext:value-type="float">
            <text:p>-1.99E-006</text:p>
          </table:table-cell>
          <table:table-cell table:style-name="ce5" office:value-type="float" office:value="-0.0141584827" calcext:value-type="float">
            <text:p>-1.42E-002</text:p>
          </table:table-cell>
          <table:table-cell table:formula="of:=[.A843]/[.$K$4]" office:value-type="float" office:value="-0.0000198606085" calcext:value-type="float">
            <text:p>-1.9860608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191313666" calcext:value-type="float">
            <text:p>-1.91E-006</text:p>
          </table:table-cell>
          <table:table-cell table:style-name="ce5" office:value-type="float" office:value="-0.0141564654" calcext:value-type="float">
            <text:p>-1.42E-002</text:p>
          </table:table-cell>
          <table:table-cell table:formula="of:=[.A844]/[.$K$4]" office:value-type="float" office:value="-0.0000191313666" calcext:value-type="float">
            <text:p>-1.9131366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193631422" calcext:value-type="float">
            <text:p>-1.94E-006</text:p>
          </table:table-cell>
          <table:table-cell table:style-name="ce5" office:value-type="float" office:value="-0.0141553786" calcext:value-type="float">
            <text:p>-1.42E-002</text:p>
          </table:table-cell>
          <table:table-cell table:formula="of:=[.A845]/[.$K$4]" office:value-type="float" office:value="-0.0000193631422" calcext:value-type="float">
            <text:p>-1.9363142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207594417" calcext:value-type="float">
            <text:p>-2.08E-006</text:p>
          </table:table-cell>
          <table:table-cell table:style-name="ce5" office:value-type="float" office:value="-0.014154857" calcext:value-type="float">
            <text:p>-1.42E-002</text:p>
          </table:table-cell>
          <table:table-cell table:formula="of:=[.A846]/[.$K$4]" office:value-type="float" office:value="-0.0000207594417" calcext:value-type="float">
            <text:p>-2.0759441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162652736" calcext:value-type="float">
            <text:p>-1.63E-006</text:p>
          </table:table-cell>
          <table:table-cell table:style-name="ce5" office:value-type="float" office:value="-0.01415304" calcext:value-type="float">
            <text:p>-1.42E-002</text:p>
          </table:table-cell>
          <table:table-cell table:formula="of:=[.A847]/[.$K$4]" office:value-type="float" office:value="-0.0000162652736" calcext:value-type="float">
            <text:p>-1.6265273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0826056691" calcext:value-type="float">
            <text:p>-8.26E-007</text:p>
          </table:table-cell>
          <table:table-cell table:style-name="ce5" office:value-type="float" office:value="-0.0141504798" calcext:value-type="float">
            <text:p>-1.42E-002</text:p>
          </table:table-cell>
          <table:table-cell table:formula="of:=[.A848]/[.$K$4]" office:value-type="float" office:value="-0.00000826056691" calcext:value-type="float">
            <text:p>-8.26056691E-006</text:p>
          </table:table-cell>
          <table:table-cell table:number-columns-repeated="1019"/>
        </table:table-row>
        <table:table-row table:style-name="ro1">
          <table:table-cell table:style-name="ce2" office:value-type="float" office:value="-0.000000291279008" calcext:value-type="float">
            <text:p>-2.91E-007</text:p>
          </table:table-cell>
          <table:table-cell table:style-name="ce5" office:value-type="float" office:value="-0.0141433245" calcext:value-type="float">
            <text:p>-1.41E-002</text:p>
          </table:table-cell>
          <table:table-cell table:formula="of:=[.A849]/[.$K$4]" office:value-type="float" office:value="-0.00000291279008" calcext:value-type="float">
            <text:p>-2.91279008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433440817" calcext:value-type="float">
            <text:p>4.33E-007</text:p>
          </table:table-cell>
          <table:table-cell table:style-name="ce5" office:value-type="float" office:value="-0.0141395712" calcext:value-type="float">
            <text:p>-1.41E-002</text:p>
          </table:table-cell>
          <table:table-cell table:formula="of:=[.A850]/[.$K$4]" office:value-type="float" office:value="0.00000433440817" calcext:value-type="float">
            <text:p>4.33440817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698003078" calcext:value-type="float">
            <text:p>6.98E-007</text:p>
          </table:table-cell>
          <table:table-cell table:style-name="ce5" office:value-type="float" office:value="-0.0141365426" calcext:value-type="float">
            <text:p>-1.41E-002</text:p>
          </table:table-cell>
          <table:table-cell table:formula="of:=[.A851]/[.$K$4]" office:value-type="float" office:value="0.00000698003078" calcext:value-type="float">
            <text:p>0.00000698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1671692" calcext:value-type="float">
            <text:p>8.17E-007</text:p>
          </table:table-cell>
          <table:table-cell table:style-name="ce5" office:value-type="float" office:value="-0.0141323302" calcext:value-type="float">
            <text:p>-1.41E-002</text:p>
          </table:table-cell>
          <table:table-cell table:formula="of:=[.A852]/[.$K$4]" office:value-type="float" office:value="0.0000081671692" calcext:value-type="float">
            <text:p>8.1671692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69231406" calcext:value-type="float">
            <text:p>7.69E-007</text:p>
          </table:table-cell>
          <table:table-cell table:style-name="ce5" office:value-type="float" office:value="-0.0141302636" calcext:value-type="float">
            <text:p>-1.41E-002</text:p>
          </table:table-cell>
          <table:table-cell table:formula="of:=[.A853]/[.$K$4]" office:value-type="float" office:value="0.00000769231406" calcext:value-type="float">
            <text:p>7.69231406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00323107" calcext:value-type="float">
            <text:p>8.00E-007</text:p>
          </table:table-cell>
          <table:table-cell table:style-name="ce5" office:value-type="float" office:value="-0.0141270775" calcext:value-type="float">
            <text:p>-1.41E-002</text:p>
          </table:table-cell>
          <table:table-cell table:formula="of:=[.A854]/[.$K$4]" office:value-type="float" office:value="0.00000800323107" calcext:value-type="float">
            <text:p>8.00323107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630731904" calcext:value-type="float">
            <text:p>6.31E-007</text:p>
          </table:table-cell>
          <table:table-cell table:style-name="ce5" office:value-type="float" office:value="-0.0141249904" calcext:value-type="float">
            <text:p>-1.41E-002</text:p>
          </table:table-cell>
          <table:table-cell table:formula="of:=[.A855]/[.$K$4]" office:value-type="float" office:value="0.00000630731904" calcext:value-type="float">
            <text:p>6.30731904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506930348" calcext:value-type="float">
            <text:p>5.07E-007</text:p>
          </table:table-cell>
          <table:table-cell table:style-name="ce5" office:value-type="float" office:value="-0.0141234826" calcext:value-type="float">
            <text:p>-1.41E-002</text:p>
          </table:table-cell>
          <table:table-cell table:formula="of:=[.A856]/[.$K$4]" office:value-type="float" office:value="0.00000506930348" calcext:value-type="float">
            <text:p>5.06930348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626209498" calcext:value-type="float">
            <text:p>6.26E-007</text:p>
          </table:table-cell>
          <table:table-cell table:style-name="ce5" office:value-type="float" office:value="-0.0141193438" calcext:value-type="float">
            <text:p>-1.41E-002</text:p>
          </table:table-cell>
          <table:table-cell table:formula="of:=[.A857]/[.$K$4]" office:value-type="float" office:value="0.00000626209498" calcext:value-type="float">
            <text:p>6.26209498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498450788" calcext:value-type="float">
            <text:p>4.98E-007</text:p>
          </table:table-cell>
          <table:table-cell table:style-name="ce5" office:value-type="float" office:value="-0.0141177895" calcext:value-type="float">
            <text:p>-1.41E-002</text:p>
          </table:table-cell>
          <table:table-cell table:formula="of:=[.A858]/[.$K$4]" office:value-type="float" office:value="0.00000498450788" calcext:value-type="float">
            <text:p>4.98450788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584942313" calcext:value-type="float">
            <text:p>5.85E-007</text:p>
          </table:table-cell>
          <table:table-cell table:style-name="ce5" office:value-type="float" office:value="-0.0141177261" calcext:value-type="float">
            <text:p>-1.41E-002</text:p>
          </table:table-cell>
          <table:table-cell table:formula="of:=[.A859]/[.$K$4]" office:value-type="float" office:value="0.00000584942313" calcext:value-type="float">
            <text:p>5.84942313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698568385" calcext:value-type="float">
            <text:p>6.99E-007</text:p>
          </table:table-cell>
          <table:table-cell table:style-name="ce5" office:value-type="float" office:value="-0.0141170984" calcext:value-type="float">
            <text:p>-1.41E-002</text:p>
          </table:table-cell>
          <table:table-cell table:formula="of:=[.A860]/[.$K$4]" office:value-type="float" office:value="0.00000698568385" calcext:value-type="float">
            <text:p>6.98568385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683870496" calcext:value-type="float">
            <text:p>6.84E-007</text:p>
          </table:table-cell>
          <table:table-cell table:style-name="ce5" office:value-type="float" office:value="-0.0141174141" calcext:value-type="float">
            <text:p>-1.41E-002</text:p>
          </table:table-cell>
          <table:table-cell table:formula="of:=[.A861]/[.$K$4]" office:value-type="float" office:value="0.00000683870496" calcext:value-type="float">
            <text:p>6.83870496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09367975" calcext:value-type="float">
            <text:p>8.09E-007</text:p>
          </table:table-cell>
          <table:table-cell table:style-name="ce5" office:value-type="float" office:value="-0.0141166141" calcext:value-type="float">
            <text:p>-1.41E-002</text:p>
          </table:table-cell>
          <table:table-cell table:formula="of:=[.A862]/[.$K$4]" office:value-type="float" office:value="0.00000809367975" calcext:value-type="float">
            <text:p>8.09367975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81726919" calcext:value-type="float">
            <text:p>8.82E-007</text:p>
          </table:table-cell>
          <table:table-cell table:style-name="ce5" office:value-type="float" office:value="-0.0141160786" calcext:value-type="float">
            <text:p>-1.41E-002</text:p>
          </table:table-cell>
          <table:table-cell table:formula="of:=[.A863]/[.$K$4]" office:value-type="float" office:value="0.00000881726919" calcext:value-type="float">
            <text:p>8.81726919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36502579" calcext:value-type="float">
            <text:p>8.37E-007</text:p>
          </table:table-cell>
          <table:table-cell table:style-name="ce5" office:value-type="float" office:value="-0.0141175436" calcext:value-type="float">
            <text:p>-1.41E-002</text:p>
          </table:table-cell>
          <table:table-cell table:formula="of:=[.A864]/[.$K$4]" office:value-type="float" office:value="0.00000836502579" calcext:value-type="float">
            <text:p>0.00000836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79406889" calcext:value-type="float">
            <text:p>7.79E-007</text:p>
          </table:table-cell>
          <table:table-cell table:style-name="ce5" office:value-type="float" office:value="-0.0141144851" calcext:value-type="float">
            <text:p>-1.41E-002</text:p>
          </table:table-cell>
          <table:table-cell table:formula="of:=[.A865]/[.$K$4]" office:value-type="float" office:value="0.00000779406889" calcext:value-type="float">
            <text:p>7.79406889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81102756" calcext:value-type="float">
            <text:p>7.81E-007</text:p>
          </table:table-cell>
          <table:table-cell table:style-name="ce5" office:value-type="float" office:value="-0.0141125349" calcext:value-type="float">
            <text:p>-1.41E-002</text:p>
          </table:table-cell>
          <table:table-cell table:formula="of:=[.A866]/[.$K$4]" office:value-type="float" office:value="0.00000781102756" calcext:value-type="float">
            <text:p>0.000007811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2796422" calcext:value-type="float">
            <text:p>7.28E-007</text:p>
          </table:table-cell>
          <table:table-cell table:style-name="ce5" office:value-type="float" office:value="-0.0141066266" calcext:value-type="float">
            <text:p>-1.41E-002</text:p>
          </table:table-cell>
          <table:table-cell table:formula="of:=[.A867]/[.$K$4]" office:value-type="float" office:value="0.0000072796422" calcext:value-type="float">
            <text:p>7.2796422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92974163" calcext:value-type="float">
            <text:p>7.93E-007</text:p>
          </table:table-cell>
          <table:table-cell table:style-name="ce5" office:value-type="float" office:value="-0.0141058499" calcext:value-type="float">
            <text:p>-1.41E-002</text:p>
          </table:table-cell>
          <table:table-cell table:formula="of:=[.A868]/[.$K$4]" office:value-type="float" office:value="0.00000792974163" calcext:value-type="float">
            <text:p>7.92974163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73306101" calcext:value-type="float">
            <text:p>9.73E-007</text:p>
          </table:table-cell>
          <table:table-cell table:style-name="ce5" office:value-type="float" office:value="-0.014100967" calcext:value-type="float">
            <text:p>-1.41E-002</text:p>
          </table:table-cell>
          <table:table-cell table:formula="of:=[.A869]/[.$K$4]" office:value-type="float" office:value="0.00000973306101" calcext:value-type="float">
            <text:p>9.73306101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00270199" calcext:value-type="float">
            <text:p>1.00E-006</text:p>
          </table:table-cell>
          <table:table-cell table:style-name="ce5" office:value-type="float" office:value="-0.0141026275" calcext:value-type="float">
            <text:p>-1.41E-002</text:p>
          </table:table-cell>
          <table:table-cell table:formula="of:=[.A870]/[.$K$4]" office:value-type="float" office:value="0.0000100270199" calcext:value-type="float">
            <text:p>0.000010027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0648854" calcext:value-type="float">
            <text:p>1.06E-006</text:p>
          </table:table-cell>
          <table:table-cell table:style-name="ce5" office:value-type="float" office:value="-0.014101523" calcext:value-type="float">
            <text:p>-1.41E-002</text:p>
          </table:table-cell>
          <table:table-cell table:formula="of:=[.A871]/[.$K$4]" office:value-type="float" office:value="0.000010648854" calcext:value-type="float">
            <text:p>1.0648854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02022636" calcext:value-type="float">
            <text:p>1.02E-006</text:p>
          </table:table-cell>
          <table:table-cell table:style-name="ce5" office:value-type="float" office:value="-0.0140999164" calcext:value-type="float">
            <text:p>-1.41E-002</text:p>
          </table:table-cell>
          <table:table-cell table:formula="of:=[.A872]/[.$K$4]" office:value-type="float" office:value="0.0000102022636" calcext:value-type="float">
            <text:p>1.0202263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76132696" calcext:value-type="float">
            <text:p>9.76E-007</text:p>
          </table:table-cell>
          <table:table-cell table:style-name="ce5" office:value-type="float" office:value="-0.0140990894" calcext:value-type="float">
            <text:p>-1.41E-002</text:p>
          </table:table-cell>
          <table:table-cell table:formula="of:=[.A873]/[.$K$4]" office:value-type="float" office:value="0.00000976132696" calcext:value-type="float">
            <text:p>9.76132696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26951202" calcext:value-type="float">
            <text:p>9.27E-007</text:p>
          </table:table-cell>
          <table:table-cell table:style-name="ce5" office:value-type="float" office:value="-0.0140998345" calcext:value-type="float">
            <text:p>-1.41E-002</text:p>
          </table:table-cell>
          <table:table-cell table:formula="of:=[.A874]/[.$K$4]" office:value-type="float" office:value="0.00000926951202" calcext:value-type="float">
            <text:p>9.26951202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64767799" calcext:value-type="float">
            <text:p>8.65E-007</text:p>
          </table:table-cell>
          <table:table-cell table:style-name="ce5" office:value-type="float" office:value="-0.0140981684" calcext:value-type="float">
            <text:p>-1.41E-002</text:p>
          </table:table-cell>
          <table:table-cell table:formula="of:=[.A875]/[.$K$4]" office:value-type="float" office:value="0.00000864767799" calcext:value-type="float">
            <text:p>8.64767799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92974163" calcext:value-type="float">
            <text:p>7.93E-007</text:p>
          </table:table-cell>
          <table:table-cell table:style-name="ce5" office:value-type="float" office:value="-0.0140961716" calcext:value-type="float">
            <text:p>-1.41E-002</text:p>
          </table:table-cell>
          <table:table-cell table:formula="of:=[.A876]/[.$K$4]" office:value-type="float" office:value="0.00000792974163" calcext:value-type="float">
            <text:p>7.92974163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99192492" calcext:value-type="float">
            <text:p>7.99E-007</text:p>
          </table:table-cell>
          <table:table-cell table:style-name="ce5" office:value-type="float" office:value="-0.0140940286" calcext:value-type="float">
            <text:p>-1.41E-002</text:p>
          </table:table-cell>
          <table:table-cell table:formula="of:=[.A877]/[.$K$4]" office:value-type="float" office:value="0.00000799192492" calcext:value-type="float">
            <text:p>7.99192492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81668064" calcext:value-type="float">
            <text:p>7.82E-007</text:p>
          </table:table-cell>
          <table:table-cell table:style-name="ce5" office:value-type="float" office:value="-0.0140900025" calcext:value-type="float">
            <text:p>-1.41E-002</text:p>
          </table:table-cell>
          <table:table-cell table:formula="of:=[.A878]/[.$K$4]" office:value-type="float" office:value="0.00000781668064" calcext:value-type="float">
            <text:p>7.81668064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43851524" calcext:value-type="float">
            <text:p>8.44E-007</text:p>
          </table:table-cell>
          <table:table-cell table:style-name="ce5" office:value-type="float" office:value="-0.014089277" calcext:value-type="float">
            <text:p>-1.41E-002</text:p>
          </table:table-cell>
          <table:table-cell table:formula="of:=[.A879]/[.$K$4]" office:value-type="float" office:value="0.00000843851524" calcext:value-type="float">
            <text:p>8.43851524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57418797" calcext:value-type="float">
            <text:p>8.57E-007</text:p>
          </table:table-cell>
          <table:table-cell table:style-name="ce5" office:value-type="float" office:value="-0.0140889632" calcext:value-type="float">
            <text:p>-1.41E-002</text:p>
          </table:table-cell>
          <table:table-cell table:formula="of:=[.A880]/[.$K$4]" office:value-type="float" office:value="0.00000857418797" calcext:value-type="float">
            <text:p>8.57418797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37633195" calcext:value-type="float">
            <text:p>8.38E-007</text:p>
          </table:table-cell>
          <table:table-cell table:style-name="ce5" office:value-type="float" office:value="-0.0140891215" calcext:value-type="float">
            <text:p>-1.41E-002</text:p>
          </table:table-cell>
          <table:table-cell table:formula="of:=[.A881]/[.$K$4]" office:value-type="float" office:value="0.00000837633195" calcext:value-type="float">
            <text:p>8.37633195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29153635" calcext:value-type="float">
            <text:p>8.29E-007</text:p>
          </table:table-cell>
          <table:table-cell table:style-name="ce5" office:value-type="float" office:value="-0.0140890619" calcext:value-type="float">
            <text:p>-1.41E-002</text:p>
          </table:table-cell>
          <table:table-cell table:formula="of:=[.A882]/[.$K$4]" office:value-type="float" office:value="0.00000829153635" calcext:value-type="float">
            <text:p>8.29153635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47243371" calcext:value-type="float">
            <text:p>8.47E-007</text:p>
          </table:table-cell>
          <table:table-cell table:style-name="ce5" office:value-type="float" office:value="-0.0140871014" calcext:value-type="float">
            <text:p>-1.41E-002</text:p>
          </table:table-cell>
          <table:table-cell table:formula="of:=[.A883]/[.$K$4]" office:value-type="float" office:value="0.00000847243371" calcext:value-type="float">
            <text:p>8.47243371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80031507" calcext:value-type="float">
            <text:p>8.80E-007</text:p>
          </table:table-cell>
          <table:table-cell table:style-name="ce5" office:value-type="float" office:value="-0.0140848132" calcext:value-type="float">
            <text:p>-1.41E-002</text:p>
          </table:table-cell>
          <table:table-cell table:formula="of:=[.A884]/[.$K$4]" office:value-type="float" office:value="0.00000880031507" calcext:value-type="float">
            <text:p>8.80031507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50694869" calcext:value-type="float">
            <text:p>9.51E-007</text:p>
          </table:table-cell>
          <table:table-cell table:style-name="ce5" office:value-type="float" office:value="-0.0140825305" calcext:value-type="float">
            <text:p>-1.41E-002</text:p>
          </table:table-cell>
          <table:table-cell table:formula="of:=[.A885]/[.$K$4]" office:value-type="float" office:value="0.00000950694869" calcext:value-type="float">
            <text:p>9.50694869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06036441" calcext:value-type="float">
            <text:p>1.06E-006</text:p>
          </table:table-cell>
          <table:table-cell table:style-name="ce5" office:value-type="float" office:value="-0.0140814791" calcext:value-type="float">
            <text:p>-1.41E-002</text:p>
          </table:table-cell>
          <table:table-cell table:formula="of:=[.A886]/[.$K$4]" office:value-type="float" office:value="0.0000106036441" calcext:value-type="float">
            <text:p>1.0603644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00722616" calcext:value-type="float">
            <text:p>1.01E-006</text:p>
          </table:table-cell>
          <table:table-cell table:style-name="ce5" office:value-type="float" office:value="-0.0140786935" calcext:value-type="float">
            <text:p>-1.41E-002</text:p>
          </table:table-cell>
          <table:table-cell table:formula="of:=[.A887]/[.$K$4]" office:value-type="float" office:value="0.0000100722616" calcext:value-type="float">
            <text:p>1.0072261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01344449" calcext:value-type="float">
            <text:p>1.01E-006</text:p>
          </table:table-cell>
          <table:table-cell table:style-name="ce5" office:value-type="float" office:value="-0.0140766697" calcext:value-type="float">
            <text:p>-1.41E-002</text:p>
          </table:table-cell>
          <table:table-cell table:formula="of:=[.A888]/[.$K$4]" office:value-type="float" office:value="0.0000101344449" calcext:value-type="float">
            <text:p>1.0134444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20169271" calcext:value-type="float">
            <text:p>9.20E-007</text:p>
          </table:table-cell>
          <table:table-cell table:style-name="ce5" office:value-type="float" office:value="-0.0140731102" calcext:value-type="float">
            <text:p>-1.41E-002</text:p>
          </table:table-cell>
          <table:table-cell table:formula="of:=[.A889]/[.$K$4]" office:value-type="float" office:value="0.00000920169271" calcext:value-type="float">
            <text:p>9.20169271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35997775" calcext:value-type="float">
            <text:p>9.36E-007</text:p>
          </table:table-cell>
          <table:table-cell table:style-name="ce5" office:value-type="float" office:value="-0.0140708936" calcext:value-type="float">
            <text:p>-1.41E-002</text:p>
          </table:table-cell>
          <table:table-cell table:formula="of:=[.A890]/[.$K$4]" office:value-type="float" office:value="0.00000935997775" calcext:value-type="float">
            <text:p>0.0000093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41650853" calcext:value-type="float">
            <text:p>9.42E-007</text:p>
          </table:table-cell>
          <table:table-cell table:style-name="ce5" office:value-type="float" office:value="-0.0140688745" calcext:value-type="float">
            <text:p>-1.41E-002</text:p>
          </table:table-cell>
          <table:table-cell table:formula="of:=[.A891]/[.$K$4]" office:value-type="float" office:value="0.00000941650853" calcext:value-type="float">
            <text:p>9.41650853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60871148" calcext:value-type="float">
            <text:p>9.61E-007</text:p>
          </table:table-cell>
          <table:table-cell table:style-name="ce5" office:value-type="float" office:value="-0.0140682384" calcext:value-type="float">
            <text:p>-1.41E-002</text:p>
          </table:table-cell>
          <table:table-cell table:formula="of:=[.A892]/[.$K$4]" office:value-type="float" office:value="0.00000960871148" calcext:value-type="float">
            <text:p>9.60871148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58609917" calcext:value-type="float">
            <text:p>9.59E-007</text:p>
          </table:table-cell>
          <table:table-cell table:style-name="ce5" office:value-type="float" office:value="-0.0140688298" calcext:value-type="float">
            <text:p>-1.41E-002</text:p>
          </table:table-cell>
          <table:table-cell table:formula="of:=[.A893]/[.$K$4]" office:value-type="float" office:value="0.00000958609917" calcext:value-type="float">
            <text:p>9.58609917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28648831" calcext:value-type="float">
            <text:p>9.29E-007</text:p>
          </table:table-cell>
          <table:table-cell table:style-name="ce5" office:value-type="float" office:value="-0.014067594" calcext:value-type="float">
            <text:p>-1.41E-002</text:p>
          </table:table-cell>
          <table:table-cell table:formula="of:=[.A894]/[.$K$4]" office:value-type="float" office:value="0.00000928648831" calcext:value-type="float">
            <text:p>9.28648831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63580033" calcext:value-type="float">
            <text:p>7.64E-007</text:p>
          </table:table-cell>
          <table:table-cell table:style-name="ce5" office:value-type="float" office:value="-0.0140696177" calcext:value-type="float">
            <text:p>-1.41E-002</text:p>
          </table:table-cell>
          <table:table-cell table:formula="of:=[.A895]/[.$K$4]" office:value-type="float" office:value="0.00000763580033" calcext:value-type="float">
            <text:p>7.63580033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38200208" calcext:value-type="float">
            <text:p>8.38E-007</text:p>
          </table:table-cell>
          <table:table-cell table:style-name="ce5" office:value-type="float" office:value="-0.0140696615" calcext:value-type="float">
            <text:p>-1.41E-002</text:p>
          </table:table-cell>
          <table:table-cell table:formula="of:=[.A896]/[.$K$4]" office:value-type="float" office:value="0.00000838200208" calcext:value-type="float">
            <text:p>0.000008382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93034667" calcext:value-type="float">
            <text:p>8.93E-007</text:p>
          </table:table-cell>
          <table:table-cell table:style-name="ce5" office:value-type="float" office:value="-0.0140688261" calcext:value-type="float">
            <text:p>-1.41E-002</text:p>
          </table:table-cell>
          <table:table-cell table:formula="of:=[.A897]/[.$K$4]" office:value-type="float" office:value="0.00000893034667" calcext:value-type="float">
            <text:p>8.93034667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986309828" calcext:value-type="float">
            <text:p>9.86E-007</text:p>
          </table:table-cell>
          <table:table-cell table:style-name="ce5" office:value-type="float" office:value="-0.0140684377" calcext:value-type="float">
            <text:p>-1.41E-002</text:p>
          </table:table-cell>
          <table:table-cell table:formula="of:=[.A898]/[.$K$4]" office:value-type="float" office:value="0.00000986309828" calcext:value-type="float">
            <text:p>9.86309828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16720719" calcext:value-type="float">
            <text:p>1.17E-006</text:p>
          </table:table-cell>
          <table:table-cell table:style-name="ce5" office:value-type="float" office:value="-0.0140674654" calcext:value-type="float">
            <text:p>-1.41E-002</text:p>
          </table:table-cell>
          <table:table-cell table:formula="of:=[.A899]/[.$K$4]" office:value-type="float" office:value="0.0000116720719" calcext:value-type="float">
            <text:p>1.1672071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10954613" calcext:value-type="float">
            <text:p>1.11E-006</text:p>
          </table:table-cell>
          <table:table-cell table:style-name="ce5" office:value-type="float" office:value="-0.0140649043" calcext:value-type="float">
            <text:p>-1.41E-002</text:p>
          </table:table-cell>
          <table:table-cell table:formula="of:=[.A900]/[.$K$4]" office:value-type="float" office:value="0.0000110954613" calcext:value-type="float">
            <text:p>1.1095461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105018921" calcext:value-type="float">
            <text:p>1.05E-006</text:p>
          </table:table-cell>
          <table:table-cell table:style-name="ce5" office:value-type="float" office:value="-0.014060189" calcext:value-type="float">
            <text:p>-1.41E-002</text:p>
          </table:table-cell>
          <table:table-cell table:formula="of:=[.A901]/[.$K$4]" office:value-type="float" office:value="0.0000105018921" calcext:value-type="float">
            <text:p>1.0501892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26894109" calcext:value-type="float">
            <text:p>8.27E-007</text:p>
          </table:table-cell>
          <table:table-cell table:style-name="ce5" office:value-type="float" office:value="-0.0140536418" calcext:value-type="float">
            <text:p>-1.41E-002</text:p>
          </table:table-cell>
          <table:table-cell table:formula="of:=[.A902]/[.$K$4]" office:value-type="float" office:value="0.00000826894109" calcext:value-type="float">
            <text:p>8.26894109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70928978" calcext:value-type="float">
            <text:p>7.71E-007</text:p>
          </table:table-cell>
          <table:table-cell table:style-name="ce5" office:value-type="float" office:value="-0.0140434932" calcext:value-type="float">
            <text:p>-1.40E-002</text:p>
          </table:table-cell>
          <table:table-cell table:formula="of:=[.A903]/[.$K$4]" office:value-type="float" office:value="0.00000770928978" calcext:value-type="float">
            <text:p>7.70928978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819545164" calcext:value-type="float">
            <text:p>8.20E-007</text:p>
          </table:table-cell>
          <table:table-cell table:style-name="ce5" office:value-type="float" office:value="-0.0140339006" calcext:value-type="float">
            <text:p>-1.40E-002</text:p>
          </table:table-cell>
          <table:table-cell table:formula="of:=[.A904]/[.$K$4]" office:value-type="float" office:value="0.00000819545164" calcext:value-type="float">
            <text:p>8.19545164E-006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0784496308" calcext:value-type="float">
            <text:p>7.84E-007</text:p>
          </table:table-cell>
          <table:table-cell table:style-name="ce5" office:value-type="float" office:value="-0.014029976" calcext:value-type="float">
            <text:p>-1.40E-002</text:p>
          </table:table-cell>
          <table:table-cell table:formula="of:=[.A905]/[.$K$4]" office:value-type="float" office:value="0.00000784496308" calcext:value-type="float">
            <text:p>0.00000784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70822625" calcext:value-type="float">
            <text:p>2.71E-006</text:p>
          </table:table-cell>
          <table:table-cell table:style-name="ce5" office:value-type="float" office:value="-0.0140245613" calcext:value-type="float">
            <text:p>-1.40E-002</text:p>
          </table:table-cell>
          <table:table-cell table:formula="of:=[.A906]/[.$K$4]" office:value-type="float" office:value="0.0000270822625" calcext:value-type="float">
            <text:p>2.7082262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98579062" calcext:value-type="float">
            <text:p>2.99E-006</text:p>
          </table:table-cell>
          <table:table-cell table:style-name="ce5" office:value-type="float" office:value="-0.0140194828" calcext:value-type="float">
            <text:p>-1.40E-002</text:p>
          </table:table-cell>
          <table:table-cell table:formula="of:=[.A907]/[.$K$4]" office:value-type="float" office:value="0.0000298579062" calcext:value-type="float">
            <text:p>2.9857906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351265408" calcext:value-type="float">
            <text:p>3.51E-006</text:p>
          </table:table-cell>
          <table:table-cell table:style-name="ce5" office:value-type="float" office:value="-0.0140165677" calcext:value-type="float">
            <text:p>-1.40E-002</text:p>
          </table:table-cell>
          <table:table-cell table:formula="of:=[.A908]/[.$K$4]" office:value-type="float" office:value="0.0000351265408" calcext:value-type="float">
            <text:p>3.5126540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414014175" calcext:value-type="float">
            <text:p>4.14E-006</text:p>
          </table:table-cell>
          <table:table-cell table:style-name="ce5" office:value-type="float" office:value="-0.0140133463" calcext:value-type="float">
            <text:p>-1.40E-002</text:p>
          </table:table-cell>
          <table:table-cell table:formula="of:=[.A909]/[.$K$4]" office:value-type="float" office:value="0.0000414014175" calcext:value-type="float">
            <text:p>4.1401417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423963502" calcext:value-type="float">
            <text:p>4.24E-006</text:p>
          </table:table-cell>
          <table:table-cell table:style-name="ce5" office:value-type="float" office:value="-0.0140152629" calcext:value-type="float">
            <text:p>-1.40E-002</text:p>
          </table:table-cell>
          <table:table-cell table:formula="of:=[.A910]/[.$K$4]" office:value-type="float" office:value="0.0000423963502" calcext:value-type="float">
            <text:p>4.2396350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68674466" calcext:value-type="float">
            <text:p>2.69E-006</text:p>
          </table:table-cell>
          <table:table-cell table:style-name="ce5" office:value-type="float" office:value="-0.0140172392" calcext:value-type="float">
            <text:p>-1.40E-002</text:p>
          </table:table-cell>
          <table:table-cell table:formula="of:=[.A911]/[.$K$4]" office:value-type="float" office:value="0.0000268674466" calcext:value-type="float">
            <text:p>2.6867446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6437815" calcext:value-type="float">
            <text:p>2.64E-006</text:p>
          </table:table-cell>
          <table:table-cell table:style-name="ce5" office:value-type="float" office:value="-0.0140185216" calcext:value-type="float">
            <text:p>-1.40E-002</text:p>
          </table:table-cell>
          <table:table-cell table:formula="of:=[.A912]/[.$K$4]" office:value-type="float" office:value="0.000026437815" calcext:value-type="float">
            <text:p>2.643781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7481452" calcext:value-type="float">
            <text:p>2.57E-006</text:p>
          </table:table-cell>
          <table:table-cell table:style-name="ce5" office:value-type="float" office:value="-0.0140166115" calcext:value-type="float">
            <text:p>-1.40E-002</text:p>
          </table:table-cell>
          <table:table-cell table:formula="of:=[.A913]/[.$K$4]" office:value-type="float" office:value="0.0000257481452" calcext:value-type="float">
            <text:p>2.5748145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5672467" calcext:value-type="float">
            <text:p>2.56E-006</text:p>
          </table:table-cell>
          <table:table-cell table:style-name="ce5" office:value-type="float" office:value="-0.0140178204" calcext:value-type="float">
            <text:p>-1.40E-002</text:p>
          </table:table-cell>
          <table:table-cell table:formula="of:=[.A914]/[.$K$4]" office:value-type="float" office:value="0.0000255672467" calcext:value-type="float">
            <text:p>2.5567246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2732889" calcext:value-type="float">
            <text:p>2.53E-006</text:p>
          </table:table-cell>
          <table:table-cell table:style-name="ce5" office:value-type="float" office:value="-0.0140159661" calcext:value-type="float">
            <text:p>-1.40E-002</text:p>
          </table:table-cell>
          <table:table-cell table:formula="of:=[.A915]/[.$K$4]" office:value-type="float" office:value="0.0000252732889" calcext:value-type="float">
            <text:p>2.5273288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3580856" calcext:value-type="float">
            <text:p>2.54E-006</text:p>
          </table:table-cell>
          <table:table-cell table:style-name="ce5" office:value-type="float" office:value="-0.0140147097" calcext:value-type="float">
            <text:p>-1.40E-002</text:p>
          </table:table-cell>
          <table:table-cell table:formula="of:=[.A916]/[.$K$4]" office:value-type="float" office:value="0.0000253580856" calcext:value-type="float">
            <text:p>2.5358085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5949241" calcext:value-type="float">
            <text:p>2.46E-006</text:p>
          </table:table-cell>
          <table:table-cell table:style-name="ce5" office:value-type="float" office:value="-0.0140126338" calcext:value-type="float">
            <text:p>-1.40E-002</text:p>
          </table:table-cell>
          <table:table-cell table:formula="of:=[.A917]/[.$K$4]" office:value-type="float" office:value="0.0000245949241" calcext:value-type="float">
            <text:p>2.4594924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3235786" calcext:value-type="float">
            <text:p>2.43E-006</text:p>
          </table:table-cell>
          <table:table-cell table:style-name="ce5" office:value-type="float" office:value="-0.0140128015" calcext:value-type="float">
            <text:p>-1.40E-002</text:p>
          </table:table-cell>
          <table:table-cell table:formula="of:=[.A918]/[.$K$4]" office:value-type="float" office:value="0.0000243235786" calcext:value-type="float">
            <text:p>2.4323578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697268" calcext:value-type="float">
            <text:p>2.57E-006</text:p>
          </table:table-cell>
          <table:table-cell table:style-name="ce5" office:value-type="float" office:value="-0.0140086785" calcext:value-type="float">
            <text:p>-1.40E-002</text:p>
          </table:table-cell>
          <table:table-cell table:formula="of:=[.A919]/[.$K$4]" office:value-type="float" office:value="0.000025697268" calcext:value-type="float">
            <text:p>2.569726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60081856" calcext:value-type="float">
            <text:p>2.60E-006</text:p>
          </table:table-cell>
          <table:table-cell table:style-name="ce5" office:value-type="float" office:value="-0.014007342" calcext:value-type="float">
            <text:p>-1.40E-002</text:p>
          </table:table-cell>
          <table:table-cell table:formula="of:=[.A920]/[.$K$4]" office:value-type="float" office:value="0.0000260081856" calcext:value-type="float">
            <text:p>2.6008185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65339099" calcext:value-type="float">
            <text:p>2.65E-006</text:p>
          </table:table-cell>
          <table:table-cell table:style-name="ce5" office:value-type="float" office:value="-0.0140049569" calcext:value-type="float">
            <text:p>-1.40E-002</text:p>
          </table:table-cell>
          <table:table-cell table:formula="of:=[.A921]/[.$K$4]" office:value-type="float" office:value="0.0000265339099" calcext:value-type="float">
            <text:p>2.6533909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64095297" calcext:value-type="float">
            <text:p>2.64E-006</text:p>
          </table:table-cell>
          <table:table-cell table:style-name="ce5" office:value-type="float" office:value="-0.014006367" calcext:value-type="float">
            <text:p>-1.40E-002</text:p>
          </table:table-cell>
          <table:table-cell table:formula="of:=[.A922]/[.$K$4]" office:value-type="float" office:value="0.0000264095297" calcext:value-type="float">
            <text:p>2.6409529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6520093" calcext:value-type="float">
            <text:p>2.57E-006</text:p>
          </table:table-cell>
          <table:table-cell table:style-name="ce5" office:value-type="float" office:value="-0.0140089663" calcext:value-type="float">
            <text:p>-1.40E-002</text:p>
          </table:table-cell>
          <table:table-cell table:formula="of:=[.A923]/[.$K$4]" office:value-type="float" office:value="0.0000256520093" calcext:value-type="float">
            <text:p>0.000025652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5948877" calcext:value-type="float">
            <text:p>2.46E-006</text:p>
          </table:table-cell>
          <table:table-cell table:style-name="ce5" office:value-type="float" office:value="-0.0140091283" calcext:value-type="float">
            <text:p>-1.40E-002</text:p>
          </table:table-cell>
          <table:table-cell table:formula="of:=[.A924]/[.$K$4]" office:value-type="float" office:value="0.0000245948877" calcext:value-type="float">
            <text:p>2.4594887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0748045" calcext:value-type="float">
            <text:p>2.41E-006</text:p>
          </table:table-cell>
          <table:table-cell table:style-name="ce5" office:value-type="float" office:value="-0.0140105737" calcext:value-type="float">
            <text:p>-1.40E-002</text:p>
          </table:table-cell>
          <table:table-cell table:formula="of:=[.A925]/[.$K$4]" office:value-type="float" office:value="0.0000240748045" calcext:value-type="float">
            <text:p>2.4074804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0013151" calcext:value-type="float">
            <text:p>2.40E-006</text:p>
          </table:table-cell>
          <table:table-cell table:style-name="ce5" office:value-type="float" office:value="-0.0140110496" calcext:value-type="float">
            <text:p>-1.40E-002</text:p>
          </table:table-cell>
          <table:table-cell table:formula="of:=[.A926]/[.$K$4]" office:value-type="float" office:value="0.0000240013151" calcext:value-type="float">
            <text:p>2.4001315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5553133" calcext:value-type="float">
            <text:p>2.46E-006</text:p>
          </table:table-cell>
          <table:table-cell table:style-name="ce5" office:value-type="float" office:value="-0.0139968684" calcext:value-type="float">
            <text:p>-1.40E-002</text:p>
          </table:table-cell>
          <table:table-cell table:formula="of:=[.A927]/[.$K$4]" office:value-type="float" office:value="0.0000245553133" calcext:value-type="float">
            <text:p>2.4555313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069152" calcext:value-type="float">
            <text:p>2.41E-006</text:p>
          </table:table-cell>
          <table:table-cell table:style-name="ce5" office:value-type="float" office:value="-0.0139815882" calcext:value-type="float">
            <text:p>-1.40E-002</text:p>
          </table:table-cell>
          <table:table-cell table:formula="of:=[.A928]/[.$K$4]" office:value-type="float" office:value="0.000024069152" calcext:value-type="float">
            <text:p>2.406915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8040465" calcext:value-type="float">
            <text:p>2.48E-006</text:p>
          </table:table-cell>
          <table:table-cell table:style-name="ce5" office:value-type="float" office:value="-0.013938251" calcext:value-type="float">
            <text:p>-1.39E-002</text:p>
          </table:table-cell>
          <table:table-cell table:formula="of:=[.A929]/[.$K$4]" office:value-type="float" office:value="0.0000248040465" calcext:value-type="float">
            <text:p>0.000024804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6520025" calcext:value-type="float">
            <text:p>2.57E-006</text:p>
          </table:table-cell>
          <table:table-cell table:style-name="ce5" office:value-type="float" office:value="-0.0139193628" calcext:value-type="float">
            <text:p>-1.39E-002</text:p>
          </table:table-cell>
          <table:table-cell table:formula="of:=[.A930]/[.$K$4]" office:value-type="float" office:value="0.0000256520025" calcext:value-type="float">
            <text:p>0.000025652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4315341" calcext:value-type="float">
            <text:p>2.54E-006</text:p>
          </table:table-cell>
          <table:table-cell table:style-name="ce5" office:value-type="float" office:value="-0.0139101604" calcext:value-type="float">
            <text:p>-1.39E-002</text:p>
          </table:table-cell>
          <table:table-cell table:formula="of:=[.A931]/[.$K$4]" office:value-type="float" office:value="0.0000254315341" calcext:value-type="float">
            <text:p>2.5431534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7540118" calcext:value-type="float">
            <text:p>2.75E-006</text:p>
          </table:table-cell>
          <table:table-cell table:style-name="ce5" office:value-type="float" office:value="-0.0139227919" calcext:value-type="float">
            <text:p>-1.39E-002</text:p>
          </table:table-cell>
          <table:table-cell table:formula="of:=[.A932]/[.$K$4]" office:value-type="float" office:value="0.000027540118" calcext:value-type="float">
            <text:p>2.754011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68787107" calcext:value-type="float">
            <text:p>2.69E-006</text:p>
          </table:table-cell>
          <table:table-cell table:style-name="ce5" office:value-type="float" office:value="-0.0139188161" calcext:value-type="float">
            <text:p>-1.39E-002</text:p>
          </table:table-cell>
          <table:table-cell table:formula="of:=[.A933]/[.$K$4]" office:value-type="float" office:value="0.0000268787107" calcext:value-type="float">
            <text:p>2.6878710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311580629" calcext:value-type="float">
            <text:p>3.12E-006</text:p>
          </table:table-cell>
          <table:table-cell table:style-name="ce5" office:value-type="float" office:value="-0.0139030172" calcext:value-type="float">
            <text:p>-1.39E-002</text:p>
          </table:table-cell>
          <table:table-cell table:formula="of:=[.A934]/[.$K$4]" office:value-type="float" office:value="0.0000311580629" calcext:value-type="float">
            <text:p>3.1158062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316555293" calcext:value-type="float">
            <text:p>3.17E-006</text:p>
          </table:table-cell>
          <table:table-cell table:style-name="ce5" office:value-type="float" office:value="-0.0138988867" calcext:value-type="float">
            <text:p>-1.39E-002</text:p>
          </table:table-cell>
          <table:table-cell table:formula="of:=[.A935]/[.$K$4]" office:value-type="float" office:value="0.0000316555293" calcext:value-type="float">
            <text:p>3.1655529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315876923" calcext:value-type="float">
            <text:p>3.16E-006</text:p>
          </table:table-cell>
          <table:table-cell table:style-name="ce5" office:value-type="float" office:value="-0.0138970241" calcext:value-type="float">
            <text:p>-1.39E-002</text:p>
          </table:table-cell>
          <table:table-cell table:formula="of:=[.A936]/[.$K$4]" office:value-type="float" office:value="0.0000315876923" calcext:value-type="float">
            <text:p>3.1587692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317572835" calcext:value-type="float">
            <text:p>3.18E-006</text:p>
          </table:table-cell>
          <table:table-cell table:style-name="ce5" office:value-type="float" office:value="-0.0139100701" calcext:value-type="float">
            <text:p>-1.39E-002</text:p>
          </table:table-cell>
          <table:table-cell table:formula="of:=[.A937]/[.$K$4]" office:value-type="float" office:value="0.0000317572835" calcext:value-type="float">
            <text:p>3.1757283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6030757" calcext:value-type="float">
            <text:p>2.60E-006</text:p>
          </table:table-cell>
          <table:table-cell table:style-name="ce5" office:value-type="float" office:value="-0.0139363473" calcext:value-type="float">
            <text:p>-1.39E-002</text:p>
          </table:table-cell>
          <table:table-cell table:formula="of:=[.A938]/[.$K$4]" office:value-type="float" office:value="0.000026030757" calcext:value-type="float">
            <text:p>2.603075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6237377" calcext:value-type="float">
            <text:p>2.56E-006</text:p>
          </table:table-cell>
          <table:table-cell table:style-name="ce5" office:value-type="float" office:value="-0.0139385136" calcext:value-type="float">
            <text:p>-1.39E-002</text:p>
          </table:table-cell>
          <table:table-cell table:formula="of:=[.A939]/[.$K$4]" office:value-type="float" office:value="0.0000256237377" calcext:value-type="float">
            <text:p>2.5623737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4428392" calcext:value-type="float">
            <text:p>2.54E-006</text:p>
          </table:table-cell>
          <table:table-cell table:style-name="ce5" office:value-type="float" office:value="-0.0139408167" calcext:value-type="float">
            <text:p>-1.39E-002</text:p>
          </table:table-cell>
          <table:table-cell table:formula="of:=[.A940]/[.$K$4]" office:value-type="float" office:value="0.0000254428392" calcext:value-type="float">
            <text:p>2.5442839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453559" calcext:value-type="float">
            <text:p>2.45E-006</text:p>
          </table:table-cell>
          <table:table-cell table:style-name="ce5" office:value-type="float" office:value="-0.0139418812" calcext:value-type="float">
            <text:p>-1.39E-002</text:p>
          </table:table-cell>
          <table:table-cell table:formula="of:=[.A941]/[.$K$4]" office:value-type="float" office:value="0.000024453559" calcext:value-type="float">
            <text:p>2.445355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4824113" calcext:value-type="float">
            <text:p>2.55E-006</text:p>
          </table:table-cell>
          <table:table-cell table:style-name="ce5" office:value-type="float" office:value="-0.0139440177" calcext:value-type="float">
            <text:p>-1.39E-002</text:p>
          </table:table-cell>
          <table:table-cell table:formula="of:=[.A942]/[.$K$4]" office:value-type="float" office:value="0.0000254824113" calcext:value-type="float">
            <text:p>2.5482411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8831884" calcext:value-type="float">
            <text:p>2.49E-006</text:p>
          </table:table-cell>
          <table:table-cell table:style-name="ce5" office:value-type="float" office:value="-0.0139469039" calcext:value-type="float">
            <text:p>-1.39E-002</text:p>
          </table:table-cell>
          <table:table-cell table:formula="of:=[.A943]/[.$K$4]" office:value-type="float" office:value="0.0000248831884" calcext:value-type="float">
            <text:p>2.48831884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3693497" calcext:value-type="float">
            <text:p>2.54E-006</text:p>
          </table:table-cell>
          <table:table-cell table:style-name="ce5" office:value-type="float" office:value="-0.0139477346" calcext:value-type="float">
            <text:p>-1.39E-002</text:p>
          </table:table-cell>
          <table:table-cell table:formula="of:=[.A944]/[.$K$4]" office:value-type="float" office:value="0.0000253693497" calcext:value-type="float">
            <text:p>2.5369349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0414746" calcext:value-type="float">
            <text:p>2.50E-006</text:p>
          </table:table-cell>
          <table:table-cell table:style-name="ce5" office:value-type="float" office:value="-0.0139485421" calcext:value-type="float">
            <text:p>-1.39E-002</text:p>
          </table:table-cell>
          <table:table-cell table:formula="of:=[.A945]/[.$K$4]" office:value-type="float" office:value="0.0000250414746" calcext:value-type="float">
            <text:p>2.5041474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4705166" calcext:value-type="float">
            <text:p>2.45E-006</text:p>
          </table:table-cell>
          <table:table-cell table:style-name="ce5" office:value-type="float" office:value="-0.0139496364" calcext:value-type="float">
            <text:p>-1.39E-002</text:p>
          </table:table-cell>
          <table:table-cell table:formula="of:=[.A946]/[.$K$4]" office:value-type="float" office:value="0.0000244705166" calcext:value-type="float">
            <text:p>2.4470516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3518025" calcext:value-type="float">
            <text:p>2.44E-006</text:p>
          </table:table-cell>
          <table:table-cell table:style-name="ce5" office:value-type="float" office:value="-0.0139497193" calcext:value-type="float">
            <text:p>-1.39E-002</text:p>
          </table:table-cell>
          <table:table-cell table:formula="of:=[.A947]/[.$K$4]" office:value-type="float" office:value="0.0000243518025" calcext:value-type="float">
            <text:p>2.4351802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0578447" calcext:value-type="float">
            <text:p>2.41E-006</text:p>
          </table:table-cell>
          <table:table-cell table:style-name="ce5" office:value-type="float" office:value="-0.0139484908" calcext:value-type="float">
            <text:p>-1.39E-002</text:p>
          </table:table-cell>
          <table:table-cell table:formula="of:=[.A948]/[.$K$4]" office:value-type="float" office:value="0.0000240578447" calcext:value-type="float">
            <text:p>2.4057844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4428392" calcext:value-type="float">
            <text:p>2.54E-006</text:p>
          </table:table-cell>
          <table:table-cell table:style-name="ce5" office:value-type="float" office:value="-0.013946698" calcext:value-type="float">
            <text:p>-1.39E-002</text:p>
          </table:table-cell>
          <table:table-cell table:formula="of:=[.A949]/[.$K$4]" office:value-type="float" office:value="0.0000254428392" calcext:value-type="float">
            <text:p>2.5442839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61890409" calcext:value-type="float">
            <text:p>2.62E-006</text:p>
          </table:table-cell>
          <table:table-cell table:style-name="ce5" office:value-type="float" office:value="-0.0139452564" calcext:value-type="float">
            <text:p>-1.39E-002</text:p>
          </table:table-cell>
          <table:table-cell table:formula="of:=[.A950]/[.$K$4]" office:value-type="float" office:value="0.0000261890409" calcext:value-type="float">
            <text:p>0.000026189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3693497" calcext:value-type="float">
            <text:p>2.54E-006</text:p>
          </table:table-cell>
          <table:table-cell table:style-name="ce5" office:value-type="float" office:value="-0.0139442571" calcext:value-type="float">
            <text:p>-1.39E-002</text:p>
          </table:table-cell>
          <table:table-cell table:formula="of:=[.A951]/[.$K$4]" office:value-type="float" office:value="0.0000253693497" calcext:value-type="float">
            <text:p>2.53693497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9403078" calcext:value-type="float">
            <text:p>2.59E-006</text:p>
          </table:table-cell>
          <table:table-cell table:style-name="ce5" office:value-type="float" office:value="-0.0139442394" calcext:value-type="float">
            <text:p>-1.39E-002</text:p>
          </table:table-cell>
          <table:table-cell table:formula="of:=[.A952]/[.$K$4]" office:value-type="float" office:value="0.0000259403078" calcext:value-type="float">
            <text:p>2.5940307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4987814" calcext:value-type="float">
            <text:p>2.45E-006</text:p>
          </table:table-cell>
          <table:table-cell table:style-name="ce5" office:value-type="float" office:value="-0.0139448848" calcext:value-type="float">
            <text:p>-1.39E-002</text:p>
          </table:table-cell>
          <table:table-cell table:formula="of:=[.A953]/[.$K$4]" office:value-type="float" office:value="0.0000244987814" calcext:value-type="float">
            <text:p>2.44987814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38317239" calcext:value-type="float">
            <text:p>2.38E-006</text:p>
          </table:table-cell>
          <table:table-cell table:style-name="ce5" office:value-type="float" office:value="-0.0139443399" calcext:value-type="float">
            <text:p>-1.39E-002</text:p>
          </table:table-cell>
          <table:table-cell table:formula="of:=[.A954]/[.$K$4]" office:value-type="float" office:value="0.0000238317239" calcext:value-type="float">
            <text:p>2.3831723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4874764" calcext:value-type="float">
            <text:p>2.45E-006</text:p>
          </table:table-cell>
          <table:table-cell table:style-name="ce5" office:value-type="float" office:value="-0.0139448093" calcext:value-type="float">
            <text:p>-1.39E-002</text:p>
          </table:table-cell>
          <table:table-cell table:formula="of:=[.A955]/[.$K$4]" office:value-type="float" office:value="0.0000244874764" calcext:value-type="float">
            <text:p>2.44874764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1426415" calcext:value-type="float">
            <text:p>2.41E-006</text:p>
          </table:table-cell>
          <table:table-cell table:style-name="ce5" office:value-type="float" office:value="-0.013946034" calcext:value-type="float">
            <text:p>-1.39E-002</text:p>
          </table:table-cell>
          <table:table-cell table:formula="of:=[.A956]/[.$K$4]" office:value-type="float" office:value="0.0000241426415" calcext:value-type="float">
            <text:p>2.41426415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35999482" calcext:value-type="float">
            <text:p>2.36E-006</text:p>
          </table:table-cell>
          <table:table-cell table:style-name="ce5" office:value-type="float" office:value="-0.0139459148" calcext:value-type="float">
            <text:p>-1.39E-002</text:p>
          </table:table-cell>
          <table:table-cell table:formula="of:=[.A957]/[.$K$4]" office:value-type="float" office:value="0.0000235999482" calcext:value-type="float">
            <text:p>2.35999482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39391238" calcext:value-type="float">
            <text:p>2.39E-006</text:p>
          </table:table-cell>
          <table:table-cell table:style-name="ce5" office:value-type="float" office:value="-0.0139468322" calcext:value-type="float">
            <text:p>-1.39E-002</text:p>
          </table:table-cell>
          <table:table-cell table:formula="of:=[.A958]/[.$K$4]" office:value-type="float" office:value="0.0000239391238" calcext:value-type="float">
            <text:p>2.3939123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4987609" calcext:value-type="float">
            <text:p>2.45E-006</text:p>
          </table:table-cell>
          <table:table-cell table:style-name="ce5" office:value-type="float" office:value="-0.013946671" calcext:value-type="float">
            <text:p>-1.39E-002</text:p>
          </table:table-cell>
          <table:table-cell table:formula="of:=[.A959]/[.$K$4]" office:value-type="float" office:value="0.0000244987609" calcext:value-type="float">
            <text:p>2.4498760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36338383" calcext:value-type="float">
            <text:p>2.36E-006</text:p>
          </table:table-cell>
          <table:table-cell table:style-name="ce5" office:value-type="float" office:value="-0.0139454231" calcext:value-type="float">
            <text:p>-1.39E-002</text:p>
          </table:table-cell>
          <table:table-cell table:formula="of:=[.A960]/[.$K$4]" office:value-type="float" office:value="0.0000236338383" calcext:value-type="float">
            <text:p>2.3633838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4139505" calcext:value-type="float">
            <text:p>2.44E-006</text:p>
          </table:table-cell>
          <table:table-cell table:style-name="ce5" office:value-type="float" office:value="-0.0139443325" calcext:value-type="float">
            <text:p>-1.39E-002</text:p>
          </table:table-cell>
          <table:table-cell table:formula="of:=[.A961]/[.$K$4]" office:value-type="float" office:value="0.0000244139505" calcext:value-type="float">
            <text:p>0.000024414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6576141" calcext:value-type="float">
            <text:p>2.57E-006</text:p>
          </table:table-cell>
          <table:table-cell table:style-name="ce5" office:value-type="float" office:value="-0.0139434598" calcext:value-type="float">
            <text:p>-1.39E-002</text:p>
          </table:table-cell>
          <table:table-cell table:formula="of:=[.A962]/[.$K$4]" office:value-type="float" office:value="0.0000256576141" calcext:value-type="float">
            <text:p>2.5657614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6683339" calcext:value-type="float">
            <text:p>2.47E-006</text:p>
          </table:table-cell>
          <table:table-cell table:style-name="ce5" office:value-type="float" office:value="-0.0139427474" calcext:value-type="float">
            <text:p>-1.39E-002</text:p>
          </table:table-cell>
          <table:table-cell table:formula="of:=[.A963]/[.$K$4]" office:value-type="float" office:value="0.0000246683339" calcext:value-type="float">
            <text:p>2.46683339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5100478" calcext:value-type="float">
            <text:p>2.45E-006</text:p>
          </table:table-cell>
          <table:table-cell table:style-name="ce5" office:value-type="float" office:value="-0.013942101" calcext:value-type="float">
            <text:p>-1.39E-002</text:p>
          </table:table-cell>
          <table:table-cell table:formula="of:=[.A964]/[.$K$4]" office:value-type="float" office:value="0.0000245100478" calcext:value-type="float">
            <text:p>0.00002451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1997176" calcext:value-type="float">
            <text:p>2.52E-006</text:p>
          </table:table-cell>
          <table:table-cell table:style-name="ce5" office:value-type="float" office:value="-0.0139422361" calcext:value-type="float">
            <text:p>-1.39E-002</text:p>
          </table:table-cell>
          <table:table-cell table:formula="of:=[.A965]/[.$K$4]" office:value-type="float" office:value="0.0000251997176" calcext:value-type="float">
            <text:p>2.51997176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46287618" calcext:value-type="float">
            <text:p>2.46E-006</text:p>
          </table:table-cell>
          <table:table-cell table:style-name="ce5" office:value-type="float" office:value="-0.0139421374" calcext:value-type="float">
            <text:p>-1.39E-002</text:p>
          </table:table-cell>
          <table:table-cell table:formula="of:=[.A966]/[.$K$4]" office:value-type="float" office:value="0.0000246287618" calcext:value-type="float">
            <text:p>2.46287618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0075141" calcext:value-type="float">
            <text:p>2.50E-006</text:p>
          </table:table-cell>
          <table:table-cell table:style-name="ce5" office:value-type="float" office:value="-0.0139417294" calcext:value-type="float">
            <text:p>-1.39E-002</text:p>
          </table:table-cell>
          <table:table-cell table:formula="of:=[.A967]/[.$K$4]" office:value-type="float" office:value="0.0000250075141" calcext:value-type="float">
            <text:p>2.50075141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00251771053" calcext:value-type="float">
            <text:p>2.52E-006</text:p>
          </table:table-cell>
          <table:table-cell table:style-name="ce5" office:value-type="float" office:value="-0.0139055252" calcext:value-type="float">
            <text:p>-1.39E-002</text:p>
          </table:table-cell>
          <table:table-cell table:formula="of:=[.A968]/[.$K$4]" office:value-type="float" office:value="0.0000251771053" calcext:value-type="float">
            <text:p>2.51771053E-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00233933795" calcext:value-type="float">
            <text:p>2.34E-004</text:p>
          </table:table-cell>
          <table:table-cell table:style-name="ce5" office:value-type="float" office:value="-0.0128354421" calcext:value-type="float">
            <text:p>-1.28E-002</text:p>
          </table:table-cell>
          <table:table-cell table:formula="of:=[.A969]/[.$K$4]" office:value-type="float" office:value="0.00233933795" calcext:value-type="float">
            <text:p>0.002339338</text:p>
          </table:table-cell>
          <table:table-cell table:number-columns-repeated="1019"/>
        </table:table-row>
        <table:table-row table:style-name="ro1">
          <table:table-cell table:style-name="ce2" office:value-type="float" office:value="0.00092248607" calcext:value-type="float">
            <text:p>9.22E-004</text:p>
          </table:table-cell>
          <table:table-cell table:style-name="ce5" office:value-type="float" office:value="-0.0111908307" calcext:value-type="float">
            <text:p>-1.12E-002</text:p>
          </table:table-cell>
          <table:table-cell table:formula="of:=[.A970]/[.$K$4]" office:value-type="float" office:value="0.0092248607" calcext:value-type="float">
            <text:p>0.0092248607</text:p>
          </table:table-cell>
          <table:table-cell table:number-columns-repeated="1019"/>
        </table:table-row>
        <table:table-row table:style-name="ro1">
          <table:table-cell table:style-name="ce2" office:value-type="float" office:value="0.00147430436" calcext:value-type="float">
            <text:p>1.47E-003</text:p>
          </table:table-cell>
          <table:table-cell table:style-name="ce5" office:value-type="float" office:value="-0.00833933149" calcext:value-type="float">
            <text:p>-8.34E-003</text:p>
          </table:table-cell>
          <table:table-cell table:formula="of:=[.A971]/[.$K$4]" office:value-type="float" office:value="0.0147430436" calcext:value-type="float">
            <text:p>0.0147430436</text:p>
          </table:table-cell>
          <table:table-cell table:number-columns-repeated="1019"/>
        </table:table-row>
        <table:table-row table:style-name="ro1">
          <table:table-cell table:style-name="ce2" office:value-type="float" office:value="0.00211693696" calcext:value-type="float">
            <text:p>2.12E-003</text:p>
          </table:table-cell>
          <table:table-cell table:style-name="ce5" office:value-type="float" office:value="-0.00612133788" calcext:value-type="float">
            <text:p>-6.12E-003</text:p>
          </table:table-cell>
          <table:table-cell table:formula="of:=[.A972]/[.$K$4]" office:value-type="float" office:value="0.0211693696" calcext:value-type="float">
            <text:p>0.0211693696</text:p>
          </table:table-cell>
          <table:table-cell table:number-columns-repeated="1019"/>
        </table:table-row>
        <table:table-row table:style-name="ro1">
          <table:table-cell table:style-name="ce2" office:value-type="float" office:value="0.00302808941" calcext:value-type="float">
            <text:p>3.03E-003</text:p>
          </table:table-cell>
          <table:table-cell table:style-name="ce5" office:value-type="float" office:value="-0.00312745501" calcext:value-type="float">
            <text:p>-3.13E-003</text:p>
          </table:table-cell>
          <table:table-cell table:formula="of:=[.A973]/[.$K$4]" office:value-type="float" office:value="0.0302808941" calcext:value-type="float">
            <text:p>0.0302808941</text:p>
          </table:table-cell>
          <table:table-cell table:number-columns-repeated="1019"/>
        </table:table-row>
        <table:table-row table:style-name="ro1">
          <table:table-cell table:style-name="ce2" office:value-type="float" office:value="0.0035059303" calcext:value-type="float">
            <text:p>3.51E-003</text:p>
          </table:table-cell>
          <table:table-cell table:style-name="ce5" office:value-type="float" office:value="-0.00108339079" calcext:value-type="float">
            <text:p>-1.08E-003</text:p>
          </table:table-cell>
          <table:table-cell table:formula="of:=[.A974]/[.$K$4]" office:value-type="float" office:value="0.035059303" calcext:value-type="float">
            <text:p>0.035059303</text:p>
          </table:table-cell>
          <table:table-cell table:number-columns-repeated="1019"/>
        </table:table-row>
        <table:table-row table:style-name="ro1">
          <table:table-cell table:style-name="ce2" office:value-type="float" office:value="0.00425247196" calcext:value-type="float">
            <text:p>4.25E-003</text:p>
          </table:table-cell>
          <table:table-cell table:style-name="ce5" office:value-type="float" office:value="-0.000371649483" calcext:value-type="float">
            <text:p>-3.72E-004</text:p>
          </table:table-cell>
          <table:table-cell table:formula="of:=[.A975]/[.$K$4]" office:value-type="float" office:value="0.0425247196" calcext:value-type="float">
            <text:p>0.0425247196</text:p>
          </table:table-cell>
          <table:table-cell table:number-columns-repeated="1019"/>
        </table:table-row>
        <table:table-row table:style-name="ro1">
          <table:table-cell table:style-name="ce2" office:value-type="float" office:value="0.00479677785" calcext:value-type="float">
            <text:p>4.80E-003</text:p>
          </table:table-cell>
          <table:table-cell table:style-name="ce5" office:value-type="float" office:value="0.00177356659" calcext:value-type="float">
            <text:p>1.77E-003</text:p>
          </table:table-cell>
          <table:table-cell table:formula="of:=[.A976]/[.$K$4]" office:value-type="float" office:value="0.0479677785" calcext:value-type="float">
            <text:p>0.0479677785</text:p>
          </table:table-cell>
          <table:table-cell table:number-columns-repeated="1019"/>
        </table:table-row>
        <table:table-row table:style-name="ro1">
          <table:table-cell table:style-name="ce2" office:value-type="float" office:value="0.00578546431" calcext:value-type="float">
            <text:p>5.79E-003</text:p>
          </table:table-cell>
          <table:table-cell table:style-name="ce5" office:value-type="float" office:value="0.00336801657" calcext:value-type="float">
            <text:p>3.37E-003</text:p>
          </table:table-cell>
          <table:table-cell table:formula="of:=[.A977]/[.$K$4]" office:value-type="float" office:value="0.0578546431" calcext:value-type="float">
            <text:p>0.0578546431</text:p>
          </table:table-cell>
          <table:table-cell table:number-columns-repeated="1019"/>
        </table:table-row>
        <table:table-row table:style-name="ro1">
          <table:table-cell table:style-name="ce2" office:value-type="float" office:value="0.00631650584" calcext:value-type="float">
            <text:p>6.32E-003</text:p>
          </table:table-cell>
          <table:table-cell table:style-name="ce5" office:value-type="float" office:value="0.00414150534" calcext:value-type="float">
            <text:p>4.14E-003</text:p>
          </table:table-cell>
          <table:table-cell table:formula="of:=[.A978]/[.$K$4]" office:value-type="float" office:value="0.0631650584" calcext:value-type="float">
            <text:p>0.0631650584</text:p>
          </table:table-cell>
          <table:table-cell table:number-columns-repeated="1019"/>
        </table:table-row>
        <table:table-row table:style-name="ro1">
          <table:table-cell table:style-name="ce2" office:value-type="float" office:value="0.00681887614" calcext:value-type="float">
            <text:p>6.82E-003</text:p>
          </table:table-cell>
          <table:table-cell table:style-name="ce5" office:value-type="float" office:value="0.0048209466" calcext:value-type="float">
            <text:p>4.82E-003</text:p>
          </table:table-cell>
          <table:table-cell table:formula="of:=[.A979]/[.$K$4]" office:value-type="float" office:value="0.0681887614" calcext:value-type="float">
            <text:p>0.0681887614</text:p>
          </table:table-cell>
          <table:table-cell table:number-columns-repeated="1019"/>
        </table:table-row>
        <table:table-row table:style-name="ro1">
          <table:table-cell table:style-name="ce2" office:value-type="float" office:value="0.00759535376" calcext:value-type="float">
            <text:p>7.60E-003</text:p>
          </table:table-cell>
          <table:table-cell table:style-name="ce5" office:value-type="float" office:value="0.00555934897" calcext:value-type="float">
            <text:p>5.56E-003</text:p>
          </table:table-cell>
          <table:table-cell table:formula="of:=[.A980]/[.$K$4]" office:value-type="float" office:value="0.0759535376" calcext:value-type="float">
            <text:p>0.0759535376</text:p>
          </table:table-cell>
          <table:table-cell table:number-columns-repeated="1019"/>
        </table:table-row>
        <table:table-row table:style-name="ro1">
          <table:table-cell table:style-name="ce2" office:value-type="float" office:value="0.0077812681" calcext:value-type="float">
            <text:p>7.78E-003</text:p>
          </table:table-cell>
          <table:table-cell table:style-name="ce5" office:value-type="float" office:value="0.00610631658" calcext:value-type="float">
            <text:p>6.11E-003</text:p>
          </table:table-cell>
          <table:table-cell table:formula="of:=[.A981]/[.$K$4]" office:value-type="float" office:value="0.077812681" calcext:value-type="float">
            <text:p>0.077812681</text:p>
          </table:table-cell>
          <table:table-cell table:number-columns-repeated="1019"/>
        </table:table-row>
        <table:table-row table:style-name="ro1">
          <table:table-cell table:style-name="ce2" office:value-type="float" office:value="0.00839100126" calcext:value-type="float">
            <text:p>8.39E-003</text:p>
          </table:table-cell>
          <table:table-cell table:style-name="ce5" office:value-type="float" office:value="0.00629499368" calcext:value-type="float">
            <text:p>6.29E-003</text:p>
          </table:table-cell>
          <table:table-cell table:formula="of:=[.A982]/[.$K$4]" office:value-type="float" office:value="0.0839100126" calcext:value-type="float">
            <text:p>0.0839100126</text:p>
          </table:table-cell>
          <table:table-cell table:number-columns-repeated="1019"/>
        </table:table-row>
        <table:table-row table:style-name="ro1">
          <table:table-cell table:style-name="ce2" office:value-type="float" office:value="0.00895397924" calcext:value-type="float">
            <text:p>8.95E-003</text:p>
          </table:table-cell>
          <table:table-cell table:style-name="ce5" office:value-type="float" office:value="0.00677510025" calcext:value-type="float">
            <text:p>6.78E-003</text:p>
          </table:table-cell>
          <table:table-cell table:formula="of:=[.A983]/[.$K$4]" office:value-type="float" office:value="0.0895397924" calcext:value-type="float">
            <text:p>0.0895397924</text:p>
          </table:table-cell>
          <table:table-cell table:number-columns-repeated="1019"/>
        </table:table-row>
        <table:table-row table:style-name="ro1">
          <table:table-cell table:style-name="ce2" office:value-type="float" office:value="0.00923097879" calcext:value-type="float">
            <text:p>9.23E-003</text:p>
          </table:table-cell>
          <table:table-cell table:style-name="ce5" office:value-type="float" office:value="0.00702677574" calcext:value-type="float">
            <text:p>7.03E-003</text:p>
          </table:table-cell>
          <table:table-cell table:formula="of:=[.A984]/[.$K$4]" office:value-type="float" office:value="0.0923097879" calcext:value-type="float">
            <text:p>0.0923097879</text:p>
          </table:table-cell>
          <table:table-cell table:number-columns-repeated="1019"/>
        </table:table-row>
        <table:table-row table:style-name="ro1">
          <table:table-cell table:style-name="ce2" office:value-type="float" office:value="0.00949382782" calcext:value-type="float">
            <text:p>9.49E-003</text:p>
          </table:table-cell>
          <table:table-cell table:style-name="ce5" office:value-type="float" office:value="0.00708852895" calcext:value-type="float">
            <text:p>7.09E-003</text:p>
          </table:table-cell>
          <table:table-cell table:formula="of:=[.A985]/[.$K$4]" office:value-type="float" office:value="0.0949382782" calcext:value-type="float">
            <text:p>0.0949382782</text:p>
          </table:table-cell>
          <table:table-cell table:number-columns-repeated="1019"/>
        </table:table-row>
        <table:table-row table:style-name="ro1">
          <table:table-cell table:style-name="ce2" office:value-type="float" office:value="0.00983834732" calcext:value-type="float">
            <text:p>9.84E-003</text:p>
          </table:table-cell>
          <table:table-cell table:style-name="ce5" office:value-type="float" office:value="0.00725389877" calcext:value-type="float">
            <text:p>7.25E-003</text:p>
          </table:table-cell>
          <table:table-cell table:formula="of:=[.A986]/[.$K$4]" office:value-type="float" office:value="0.0983834732" calcext:value-type="float">
            <text:p>0.0983834732</text:p>
          </table:table-cell>
          <table:table-cell table:number-columns-repeated="1019"/>
        </table:table-row>
        <table:table-row table:style-name="ro1">
          <table:table-cell table:style-name="ce2" office:value-type="float" office:value="0.0102434037" calcext:value-type="float">
            <text:p>1.02E-002</text:p>
          </table:table-cell>
          <table:table-cell table:style-name="ce5" office:value-type="float" office:value="0.00735976314" calcext:value-type="float">
            <text:p>7.36E-003</text:p>
          </table:table-cell>
          <table:table-cell table:formula="of:=[.A987]/[.$K$4]" office:value-type="float" office:value="0.102434037" calcext:value-type="float">
            <text:p>0.102434037</text:p>
          </table:table-cell>
          <table:table-cell table:number-columns-repeated="1019"/>
        </table:table-row>
        <table:table-row table:style-name="ro1">
          <table:table-cell table:style-name="ce2" office:value-type="float" office:value="0.010392963" calcext:value-type="float">
            <text:p>1.04E-002</text:p>
          </table:table-cell>
          <table:table-cell table:style-name="ce5" office:value-type="float" office:value="0.00743701821" calcext:value-type="float">
            <text:p>7.44E-003</text:p>
          </table:table-cell>
          <table:table-cell table:formula="of:=[.A988]/[.$K$4]" office:value-type="float" office:value="0.10392963" calcext:value-type="float">
            <text:p>0.10392963</text:p>
          </table:table-cell>
          <table:table-cell table:number-columns-repeated="1019"/>
        </table:table-row>
        <table:table-row table:style-name="ro1">
          <table:table-cell table:style-name="ce2" office:value-type="float" office:value="0.0108884778" calcext:value-type="float">
            <text:p>1.09E-002</text:p>
          </table:table-cell>
          <table:table-cell table:style-name="ce5" office:value-type="float" office:value="0.00740961358" calcext:value-type="float">
            <text:p>7.41E-003</text:p>
          </table:table-cell>
          <table:table-cell table:formula="of:=[.A989]/[.$K$4]" office:value-type="float" office:value="0.108884778" calcext:value-type="float">
            <text:p>0.108884778</text:p>
          </table:table-cell>
          <table:table-cell table:number-columns-repeated="1019"/>
        </table:table-row>
        <table:table-row table:style-name="ro1">
          <table:table-cell table:style-name="ce2" office:value-type="float" office:value="0.0113849621" calcext:value-type="float">
            <text:p>1.14E-002</text:p>
          </table:table-cell>
          <table:table-cell table:style-name="ce5" office:value-type="float" office:value="0.00725314487" calcext:value-type="float">
            <text:p>7.25E-003</text:p>
          </table:table-cell>
          <table:table-cell table:formula="of:=[.A990]/[.$K$4]" office:value-type="float" office:value="0.113849621" calcext:value-type="float">
            <text:p>0.113849621</text:p>
          </table:table-cell>
          <table:table-cell table:number-columns-repeated="1019"/>
        </table:table-row>
        <table:table-row table:style-name="ro1">
          <table:table-cell table:style-name="ce2" office:value-type="float" office:value="0.0115692932" calcext:value-type="float">
            <text:p>1.16E-002</text:p>
          </table:table-cell>
          <table:table-cell table:style-name="ce5" office:value-type="float" office:value="0.00707544712" calcext:value-type="float">
            <text:p>7.08E-003</text:p>
          </table:table-cell>
          <table:table-cell table:formula="of:=[.A991]/[.$K$4]" office:value-type="float" office:value="0.115692932" calcext:value-type="float">
            <text:p>0.115692932</text:p>
          </table:table-cell>
          <table:table-cell table:number-columns-repeated="1019"/>
        </table:table-row>
        <table:table-row table:style-name="ro1">
          <table:table-cell table:style-name="ce2" office:value-type="float" office:value="0.0121169873" calcext:value-type="float">
            <text:p>1.21E-002</text:p>
          </table:table-cell>
          <table:table-cell table:style-name="ce5" office:value-type="float" office:value="0.00684660859" calcext:value-type="float">
            <text:p>6.85E-003</text:p>
          </table:table-cell>
          <table:table-cell table:formula="of:=[.A992]/[.$K$4]" office:value-type="float" office:value="0.121169873" calcext:value-type="float">
            <text:p>0.121169873</text:p>
          </table:table-cell>
          <table:table-cell table:number-columns-repeated="1019"/>
        </table:table-row>
        <table:table-row table:style-name="ro1">
          <table:table-cell table:style-name="ce2" office:value-type="float" office:value="0.0124997096" calcext:value-type="float">
            <text:p>1.25E-002</text:p>
          </table:table-cell>
          <table:table-cell table:style-name="ce5" office:value-type="float" office:value="0.00637283269" calcext:value-type="float">
            <text:p>6.37E-003</text:p>
          </table:table-cell>
          <table:table-cell table:formula="of:=[.A993]/[.$K$4]" office:value-type="float" office:value="0.124997096" calcext:value-type="float">
            <text:p>0.124997096</text:p>
          </table:table-cell>
          <table:table-cell table:number-columns-repeated="1019"/>
        </table:table-row>
        <table:table-row table:style-name="ro1">
          <table:table-cell table:style-name="ce2" office:value-type="float" office:value="0.0127531597" calcext:value-type="float">
            <text:p>1.28E-002</text:p>
          </table:table-cell>
          <table:table-cell table:style-name="ce5" office:value-type="float" office:value="0.00574564422" calcext:value-type="float">
            <text:p>5.75E-003</text:p>
          </table:table-cell>
          <table:table-cell table:formula="of:=[.A994]/[.$K$4]" office:value-type="float" office:value="0.127531597" calcext:value-type="float">
            <text:p>0.127531597</text:p>
          </table:table-cell>
          <table:table-cell table:number-columns-repeated="1019"/>
        </table:table-row>
        <table:table-row table:style-name="ro1">
          <table:table-cell table:style-name="ce2" office:value-type="float" office:value="0.0129942391" calcext:value-type="float">
            <text:p>1.30E-002</text:p>
          </table:table-cell>
          <table:table-cell table:style-name="ce5" office:value-type="float" office:value="0.00550636556" calcext:value-type="float">
            <text:p>5.51E-003</text:p>
          </table:table-cell>
          <table:table-cell table:formula="of:=[.A995]/[.$K$4]" office:value-type="float" office:value="0.129942391" calcext:value-type="float">
            <text:p>0.129942391</text:p>
          </table:table-cell>
          <table:table-cell table:number-columns-repeated="1019"/>
        </table:table-row>
        <table:table-row table:style-name="ro1">
          <table:table-cell table:style-name="ce2" office:value-type="float" office:value="0.0133620379" calcext:value-type="float">
            <text:p>1.34E-002</text:p>
          </table:table-cell>
          <table:table-cell table:style-name="ce5" office:value-type="float" office:value="0.00438076537" calcext:value-type="float">
            <text:p>4.38E-003</text:p>
          </table:table-cell>
          <table:table-cell table:formula="of:=[.A996]/[.$K$4]" office:value-type="float" office:value="0.133620379" calcext:value-type="float">
            <text:p>0.133620379</text:p>
          </table:table-cell>
          <table:table-cell table:number-columns-repeated="1019"/>
        </table:table-row>
        <table:table-row table:style-name="ro1">
          <table:table-cell table:style-name="ce2" office:value-type="float" office:value="0.013713737" calcext:value-type="float">
            <text:p>1.37E-002</text:p>
          </table:table-cell>
          <table:table-cell table:style-name="ce5" office:value-type="float" office:value="0.00300746458" calcext:value-type="float">
            <text:p>3.01E-003</text:p>
          </table:table-cell>
          <table:table-cell table:formula="of:=[.A997]/[.$K$4]" office:value-type="float" office:value="0.13713737" calcext:value-type="float">
            <text:p>0.13713737</text:p>
          </table:table-cell>
          <table:table-cell table:number-columns-repeated="1019"/>
        </table:table-row>
        <table:table-row table:style-name="ro1">
          <table:table-cell table:style-name="ce2" office:value-type="float" office:value="0.013835364" calcext:value-type="float">
            <text:p>1.38E-002</text:p>
          </table:table-cell>
          <table:table-cell table:style-name="ce5" office:value-type="float" office:value="0.00178347074" calcext:value-type="float">
            <text:p>1.78E-003</text:p>
          </table:table-cell>
          <table:table-cell table:formula="of:=[.A998]/[.$K$4]" office:value-type="float" office:value="0.13835364" calcext:value-type="float">
            <text:p>0.13835364</text:p>
          </table:table-cell>
          <table:table-cell table:number-columns-repeated="1019"/>
        </table:table-row>
        <table:table-row table:style-name="ro1">
          <table:table-cell table:style-name="ce2" office:value-type="float" office:value="0.0143378563" calcext:value-type="float">
            <text:p>1.43E-002</text:p>
          </table:table-cell>
          <table:table-cell table:style-name="ce5" office:value-type="float" office:value="0.0000954784482" calcext:value-type="float">
            <text:p>9.55E-005</text:p>
          </table:table-cell>
          <table:table-cell table:formula="of:=[.A999]/[.$K$4]" office:value-type="float" office:value="0.143378563" calcext:value-type="float">
            <text:p>0.143378563</text:p>
          </table:table-cell>
          <table:table-cell table:number-columns-repeated="1019"/>
        </table:table-row>
        <table:table-row table:style-name="ro1">
          <table:table-cell table:style-name="ce2" office:value-type="float" office:value="0.0147748301" calcext:value-type="float">
            <text:p>1.48E-002</text:p>
          </table:table-cell>
          <table:table-cell table:style-name="ce5" office:value-type="float" office:value="-0.00222576107" calcext:value-type="float">
            <text:p>-2.23E-003</text:p>
          </table:table-cell>
          <table:table-cell table:formula="of:=[.A1000]/[.$K$4]" office:value-type="float" office:value="0.147748301" calcext:value-type="float">
            <text:p>0.147748301</text:p>
          </table:table-cell>
          <table:table-cell table:number-columns-repeated="1019"/>
        </table:table-row>
        <table:table-row table:style-name="ro1">
          <table:table-cell table:style-name="ce2" office:value-type="float" office:value="0.0149233816" calcext:value-type="float">
            <text:p>1.49E-002</text:p>
          </table:table-cell>
          <table:table-cell table:style-name="ce5" office:value-type="float" office:value="-0.00433216197" calcext:value-type="float">
            <text:p>-4.33E-003</text:p>
          </table:table-cell>
          <table:table-cell table:formula="of:=[.A1001]/[.$K$4]" office:value-type="float" office:value="0.149233816" calcext:value-type="float">
            <text:p>0.149233816</text:p>
          </table:table-cell>
          <table:table-cell table:number-columns-repeated="1019"/>
        </table:table-row>
        <table:table-row table:style-name="ro1">
          <table:table-cell table:style-name="ce2" office:value-type="float" office:value="0.0153559567" calcext:value-type="float">
            <text:p>1.54E-002</text:p>
          </table:table-cell>
          <table:table-cell table:style-name="ce5" office:value-type="float" office:value="-0.00499794073" calcext:value-type="float">
            <text:p>-5.00E-003</text:p>
          </table:table-cell>
          <table:table-cell table:formula="of:=[.A1002]/[.$K$4]" office:value-type="float" office:value="0.153559567" calcext:value-type="float">
            <text:p>0.153559567</text:p>
          </table:table-cell>
          <table:table-cell table:number-columns-repeated="1019"/>
        </table:table-row>
        <table:table-row table:style-name="ro1">
          <table:table-cell table:style-name="ce2" office:value-type="float" office:value="0.0155199021" calcext:value-type="float">
            <text:p>1.55E-002</text:p>
          </table:table-cell>
          <table:table-cell table:style-name="ce5" office:value-type="float" office:value="-0.0064180172" calcext:value-type="float">
            <text:p>-6.42E-003</text:p>
          </table:table-cell>
          <table:table-cell table:formula="of:=[.A1003]/[.$K$4]" office:value-type="float" office:value="0.155199021" calcext:value-type="float">
            <text:p>0.155199021</text:p>
          </table:table-cell>
          <table:table-cell table:number-columns-repeated="1019"/>
        </table:table-row>
        <table:table-row table:style-name="ro1">
          <table:table-cell table:style-name="ce2" office:value-type="float" office:value="0.015813604" calcext:value-type="float">
            <text:p>1.58E-002</text:p>
          </table:table-cell>
          <table:table-cell table:style-name="ce5" office:value-type="float" office:value="-0.00788032264" calcext:value-type="float">
            <text:p>-7.88E-003</text:p>
          </table:table-cell>
          <table:table-cell table:formula="of:=[.A1004]/[.$K$4]" office:value-type="float" office:value="0.15813604" calcext:value-type="float">
            <text:p>0.15813604</text:p>
          </table:table-cell>
          <table:table-cell table:number-columns-repeated="1019"/>
        </table:table-row>
        <table:table-row table:style-name="ro1">
          <table:table-cell table:style-name="ce2" office:value-type="float" office:value="0.0161025152" calcext:value-type="float">
            <text:p>1.61E-002</text:p>
          </table:table-cell>
          <table:table-cell table:style-name="ce5" office:value-type="float" office:value="-0.00909966975" calcext:value-type="float">
            <text:p>-9.10E-003</text:p>
          </table:table-cell>
          <table:table-cell table:formula="of:=[.A1005]/[.$K$4]" office:value-type="float" office:value="0.161025152" calcext:value-type="float">
            <text:p>0.161025152</text:p>
          </table:table-cell>
          <table:table-cell table:number-columns-repeated="1019"/>
        </table:table-row>
        <table:table-row table:style-name="ro1">
          <table:table-cell table:style-name="ce2" office:value-type="float" office:value="0.016584089" calcext:value-type="float">
            <text:p>1.66E-002</text:p>
          </table:table-cell>
          <table:table-cell table:style-name="ce5" office:value-type="float" office:value="-0.010425413" calcext:value-type="float">
            <text:p>-1.04E-002</text:p>
          </table:table-cell>
          <table:table-cell table:formula="of:=[.A1006]/[.$K$4]" office:value-type="float" office:value="0.16584089" calcext:value-type="float">
            <text:p>0.16584089</text:p>
          </table:table-cell>
          <table:table-cell table:number-columns-repeated="1019"/>
        </table:table-row>
        <table:table-row table:style-name="ro1">
          <table:table-cell table:style-name="ce2" office:value-type="float" office:value="0.0169527847" calcext:value-type="float">
            <text:p>1.70E-002</text:p>
          </table:table-cell>
          <table:table-cell table:style-name="ce5" office:value-type="float" office:value="-0.0124634393" calcext:value-type="float">
            <text:p>-1.25E-002</text:p>
          </table:table-cell>
          <table:table-cell table:formula="of:=[.A1007]/[.$K$4]" office:value-type="float" office:value="0.169527847" calcext:value-type="float">
            <text:p>0.169527847</text:p>
          </table:table-cell>
          <table:table-cell table:number-columns-repeated="1019"/>
        </table:table-row>
        <table:table-row table:style-name="ro1">
          <table:table-cell table:style-name="ce2" office:value-type="float" office:value="0.0172852129" calcext:value-type="float">
            <text:p>1.73E-002</text:p>
          </table:table-cell>
          <table:table-cell table:style-name="ce5" office:value-type="float" office:value="-0.0138996495" calcext:value-type="float">
            <text:p>-1.39E-002</text:p>
          </table:table-cell>
          <table:table-cell table:formula="of:=[.A1008]/[.$K$4]" office:value-type="float" office:value="0.172852129" calcext:value-type="float">
            <text:p>0.172852129</text:p>
          </table:table-cell>
          <table:table-cell table:number-columns-repeated="1019"/>
        </table:table-row>
        <table:table-row table:style-name="ro1">
          <table:table-cell table:style-name="ce2" office:value-type="float" office:value="0.0179879367" calcext:value-type="float">
            <text:p>1.80E-002</text:p>
          </table:table-cell>
          <table:table-cell table:style-name="ce5" office:value-type="float" office:value="-0.015608985" calcext:value-type="float">
            <text:p>-1.56E-002</text:p>
          </table:table-cell>
          <table:table-cell table:formula="of:=[.A1009]/[.$K$4]" office:value-type="float" office:value="0.179879367" calcext:value-type="float">
            <text:p>0.179879367</text:p>
          </table:table-cell>
          <table:table-cell table:number-columns-repeated="1019"/>
        </table:table-row>
        <table:table-row table:style-name="ro1">
          <table:table-cell table:style-name="ce2" office:value-type="float" office:value="0.0185415801" calcext:value-type="float">
            <text:p>1.85E-002</text:p>
          </table:table-cell>
          <table:table-cell table:style-name="ce5" office:value-type="float" office:value="-0.0189476255" calcext:value-type="float">
            <text:p>-1.89E-002</text:p>
          </table:table-cell>
          <table:table-cell table:formula="of:=[.A1010]/[.$K$4]" office:value-type="float" office:value="0.185415801" calcext:value-type="float">
            <text:p>0.185415801</text:p>
          </table:table-cell>
          <table:table-cell table:number-columns-repeated="1019"/>
        </table:table-row>
        <table:table-row table:style-name="ro1">
          <table:table-cell table:style-name="ce2" office:value-type="float" office:value="0.019169325" calcext:value-type="float">
            <text:p>1.92E-002</text:p>
          </table:table-cell>
          <table:table-cell table:style-name="ce5" office:value-type="float" office:value="-0.0223526116" calcext:value-type="float">
            <text:p>-2.24E-002</text:p>
          </table:table-cell>
          <table:table-cell table:formula="of:=[.A1011]/[.$K$4]" office:value-type="float" office:value="0.19169325" calcext:value-type="float">
            <text:p>0.19169325</text:p>
          </table:table-cell>
          <table:table-cell table:number-columns-repeated="1019"/>
        </table:table-row>
        <table:table-row table:style-name="ro1">
          <table:table-cell table:style-name="ce2" office:value-type="float" office:value="0.020021325" calcext:value-type="float">
            <text:p>2.00E-002</text:p>
          </table:table-cell>
          <table:table-cell table:style-name="ce5" office:value-type="float" office:value="-0.0233824421" calcext:value-type="float">
            <text:p>-2.34E-002</text:p>
          </table:table-cell>
          <table:table-cell table:formula="of:=[.A1012]/[.$K$4]" office:value-type="float" office:value="0.20021325" calcext:value-type="float">
            <text:p>0.20021325</text:p>
          </table:table-cell>
          <table:table-cell table:number-columns-repeated="1019"/>
        </table:table-row>
        <table:table-row table:style-name="ro1">
          <table:table-cell table:style-name="ce2" office:value-type="float" office:value="0.0205438808" calcext:value-type="float">
            <text:p>2.05E-002</text:p>
          </table:table-cell>
          <table:table-cell table:style-name="ce5" office:value-type="float" office:value="-0.0257944372" calcext:value-type="float">
            <text:p>-2.58E-002</text:p>
          </table:table-cell>
          <table:table-cell table:formula="of:=[.A1013]/[.$K$4]" office:value-type="float" office:value="0.205438808" calcext:value-type="float">
            <text:p>0.205438808</text:p>
          </table:table-cell>
          <table:table-cell table:number-columns-repeated="1019"/>
        </table:table-row>
        <table:table-row table:style-name="ro1">
          <table:table-cell table:style-name="ce2" office:value-type="float" office:value="0.0207316484" calcext:value-type="float">
            <text:p>2.07E-002</text:p>
          </table:table-cell>
          <table:table-cell table:style-name="ce5" office:value-type="float" office:value="-0.0269740988" calcext:value-type="float">
            <text:p>-2.70E-002</text:p>
          </table:table-cell>
          <table:table-cell table:formula="of:=[.A1014]/[.$K$4]" office:value-type="float" office:value="0.207316484" calcext:value-type="float">
            <text:p>0.207316484</text:p>
          </table:table-cell>
          <table:table-cell table:number-columns-repeated="1019"/>
        </table:table-row>
        <table:table-row table:style-name="ro1">
          <table:table-cell table:style-name="ce2" office:value-type="float" office:value="0.0209109373" calcext:value-type="float">
            <text:p>2.09E-002</text:p>
          </table:table-cell>
          <table:table-cell table:style-name="ce5" office:value-type="float" office:value="-0.0278083291" calcext:value-type="float">
            <text:p>-2.78E-002</text:p>
          </table:table-cell>
          <table:table-cell table:formula="of:=[.A1015]/[.$K$4]" office:value-type="float" office:value="0.209109373" calcext:value-type="float">
            <text:p>0.209109373</text:p>
          </table:table-cell>
          <table:table-cell table:number-columns-repeated="1019"/>
        </table:table-row>
        <table:table-row table:style-name="ro1">
          <table:table-cell table:style-name="ce2" office:value-type="float" office:value="0.0214399695" calcext:value-type="float">
            <text:p>2.14E-002</text:p>
          </table:table-cell>
          <table:table-cell table:style-name="ce5" office:value-type="float" office:value="-0.0292864628" calcext:value-type="float">
            <text:p>-2.93E-002</text:p>
          </table:table-cell>
          <table:table-cell table:formula="of:=[.A1016]/[.$K$4]" office:value-type="float" office:value="0.214399695" calcext:value-type="float">
            <text:p>0.214399695</text:p>
          </table:table-cell>
          <table:table-cell table:number-columns-repeated="1019"/>
        </table:table-row>
        <table:table-row table:style-name="ro1">
          <table:table-cell table:style-name="ce2" office:value-type="float" office:value="0.0218155365" calcext:value-type="float">
            <text:p>2.18E-002</text:p>
          </table:table-cell>
          <table:table-cell table:style-name="ce5" office:value-type="float" office:value="-0.0316049084" calcext:value-type="float">
            <text:p>-3.16E-002</text:p>
          </table:table-cell>
          <table:table-cell table:formula="of:=[.A1017]/[.$K$4]" office:value-type="float" office:value="0.218155365" calcext:value-type="float">
            <text:p>0.218155365</text:p>
          </table:table-cell>
          <table:table-cell table:number-columns-repeated="1019"/>
        </table:table-row>
        <table:table-row table:style-name="ro1">
          <table:table-cell table:style-name="ce2" office:value-type="float" office:value="0.0222368613" calcext:value-type="float">
            <text:p>2.22E-002</text:p>
          </table:table-cell>
          <table:table-cell table:style-name="ce5" office:value-type="float" office:value="-0.03330376" calcext:value-type="float">
            <text:p>-3.33E-002</text:p>
          </table:table-cell>
          <table:table-cell table:formula="of:=[.A1018]/[.$K$4]" office:value-type="float" office:value="0.222368613" calcext:value-type="float">
            <text:p>0.222368613</text:p>
          </table:table-cell>
          <table:table-cell table:number-columns-repeated="1019"/>
        </table:table-row>
        <table:table-row table:style-name="ro1">
          <table:table-cell table:style-name="ce2" office:value-type="float" office:value="0.0228446722" calcext:value-type="float">
            <text:p>2.28E-002</text:p>
          </table:table-cell>
          <table:table-cell table:style-name="ce5" office:value-type="float" office:value="-0.0350749716" calcext:value-type="float">
            <text:p>-3.51E-002</text:p>
          </table:table-cell>
          <table:table-cell table:formula="of:=[.A1019]/[.$K$4]" office:value-type="float" office:value="0.228446722" calcext:value-type="float">
            <text:p>0.228446722</text:p>
          </table:table-cell>
          <table:table-cell table:number-columns-repeated="1019"/>
        </table:table-row>
        <table:table-row table:style-name="ro1">
          <table:table-cell table:style-name="ce2" office:value-type="float" office:value="0.0232904684" calcext:value-type="float">
            <text:p>2.33E-002</text:p>
          </table:table-cell>
          <table:table-cell table:style-name="ce5" office:value-type="float" office:value="-0.0372970104" calcext:value-type="float">
            <text:p>-3.73E-002</text:p>
          </table:table-cell>
          <table:table-cell table:formula="of:=[.A1020]/[.$K$4]" office:value-type="float" office:value="0.232904684" calcext:value-type="float">
            <text:p>0.232904684</text:p>
          </table:table-cell>
          <table:table-cell table:number-columns-repeated="1019"/>
        </table:table-row>
        <table:table-row table:style-name="ro1">
          <table:table-cell table:style-name="ce2" office:value-type="float" office:value="0.023488313" calcext:value-type="float">
            <text:p>2.35E-002</text:p>
          </table:table-cell>
          <table:table-cell table:style-name="ce5" office:value-type="float" office:value="-0.0399119779" calcext:value-type="float">
            <text:p>-3.99E-002</text:p>
          </table:table-cell>
          <table:table-cell table:formula="of:=[.A1021]/[.$K$4]" office:value-type="float" office:value="0.23488313" calcext:value-type="float">
            <text:p>0.23488313</text:p>
          </table:table-cell>
          <table:table-cell table:number-columns-repeated="1019"/>
        </table:table-row>
        <table:table-row table:style-name="ro1">
          <table:table-cell table:style-name="ce2" office:value-type="float" office:value="0.0241971575" calcext:value-type="float">
            <text:p>2.42E-002</text:p>
          </table:table-cell>
          <table:table-cell table:style-name="ce5" office:value-type="float" office:value="-0.0407724865" calcext:value-type="float">
            <text:p>-4.08E-002</text:p>
          </table:table-cell>
          <table:table-cell table:formula="of:=[.A1022]/[.$K$4]" office:value-type="float" office:value="0.241971575" calcext:value-type="float">
            <text:p>0.241971575</text:p>
          </table:table-cell>
          <table:table-cell table:number-columns-repeated="1019"/>
        </table:table-row>
        <table:table-row table:style-name="ro1">
          <table:table-cell table:style-name="ce2" office:value-type="float" office:value="0.0246550608" calcext:value-type="float">
            <text:p>2.47E-002</text:p>
          </table:table-cell>
          <table:table-cell table:style-name="ce5" office:value-type="float" office:value="-0.0434594303" calcext:value-type="float">
            <text:p>-4.35E-002</text:p>
          </table:table-cell>
          <table:table-cell table:formula="of:=[.A1023]/[.$K$4]" office:value-type="float" office:value="0.246550608" calcext:value-type="float">
            <text:p>0.246550608</text:p>
          </table:table-cell>
          <table:table-cell table:number-columns-repeated="1019"/>
        </table:table-row>
        <table:table-row table:style-name="ro1">
          <table:table-cell table:style-name="ce2" office:value-type="float" office:value="0.0252766758" calcext:value-type="float">
            <text:p>2.53E-002</text:p>
          </table:table-cell>
          <table:table-cell table:style-name="ce5" office:value-type="float" office:value="-0.0454389155" calcext:value-type="float">
            <text:p>-4.54E-002</text:p>
          </table:table-cell>
          <table:table-cell table:formula="of:=[.A1024]/[.$K$4]" office:value-type="float" office:value="0.252766758" calcext:value-type="float">
            <text:p>0.252766758</text:p>
          </table:table-cell>
          <table:table-cell table:number-columns-repeated="1019"/>
        </table:table-row>
        <table:table-row table:style-name="ro1">
          <table:table-cell table:style-name="ce2" office:value-type="float" office:value="0.0255600866" calcext:value-type="float">
            <text:p>2.56E-002</text:p>
          </table:table-cell>
          <table:table-cell table:style-name="ce5" office:value-type="float" office:value="-0.0458993725" calcext:value-type="float">
            <text:p>-4.59E-002</text:p>
          </table:table-cell>
          <table:table-cell table:formula="of:=[.A1025]/[.$K$4]" office:value-type="float" office:value="0.255600866" calcext:value-type="float">
            <text:p>0.255600866</text:p>
          </table:table-cell>
          <table:table-cell table:number-columns-repeated="1019"/>
        </table:table-row>
        <table:table-row table:style-name="ro1">
          <table:table-cell table:style-name="ce2" office:value-type="float" office:value="0.025765771" calcext:value-type="float">
            <text:p>2.58E-002</text:p>
          </table:table-cell>
          <table:table-cell table:style-name="ce5" office:value-type="float" office:value="-0.0468386747" calcext:value-type="float">
            <text:p>-4.68E-002</text:p>
          </table:table-cell>
          <table:table-cell table:formula="of:=[.A1026]/[.$K$4]" office:value-type="float" office:value="0.25765771" calcext:value-type="float">
            <text:p>0.25765771</text:p>
          </table:table-cell>
          <table:table-cell table:number-columns-repeated="1019"/>
        </table:table-row>
        <table:table-row table:style-name="ro1">
          <table:table-cell table:style-name="ce2" office:value-type="float" office:value="0.0258039478" calcext:value-type="float">
            <text:p>2.58E-002</text:p>
          </table:table-cell>
          <table:table-cell table:style-name="ce5" office:value-type="float" office:value="-0.0471068323" calcext:value-type="float">
            <text:p>-4.71E-002</text:p>
          </table:table-cell>
          <table:table-cell table:formula="of:=[.A1027]/[.$K$4]" office:value-type="float" office:value="0.258039478" calcext:value-type="float">
            <text:p>0.258039478</text:p>
          </table:table-cell>
          <table:table-cell table:number-columns-repeated="1019"/>
        </table:table-row>
        <table:table-row table:style-name="ro1">
          <table:table-cell table:style-name="ce2" office:value-type="float" office:value="0.0257971752" calcext:value-type="float">
            <text:p>2.58E-002</text:p>
          </table:table-cell>
          <table:table-cell table:style-name="ce5" office:value-type="float" office:value="-0.0465163663" calcext:value-type="float">
            <text:p>-4.65E-002</text:p>
          </table:table-cell>
          <table:table-cell table:formula="of:=[.A1028]/[.$K$4]" office:value-type="float" office:value="0.257971752" calcext:value-type="float">
            <text:p>0.257971752</text:p>
          </table:table-cell>
          <table:table-cell table:number-columns-repeated="1019"/>
        </table:table-row>
        <table:table-row table:style-name="ro1">
          <table:table-cell table:style-name="ce2" office:value-type="float" office:value="0.0251052361" calcext:value-type="float">
            <text:p>2.51E-002</text:p>
          </table:table-cell>
          <table:table-cell table:style-name="ce5" office:value-type="float" office:value="-0.0456753559" calcext:value-type="float">
            <text:p>-4.57E-002</text:p>
          </table:table-cell>
          <table:table-cell table:formula="of:=[.A1029]/[.$K$4]" office:value-type="float" office:value="0.251052361" calcext:value-type="float">
            <text:p>0.251052361</text:p>
          </table:table-cell>
          <table:table-cell table:number-columns-repeated="1019"/>
        </table:table-row>
        <table:table-row table:style-name="ro1">
          <table:table-cell table:style-name="ce2" office:value-type="float" office:value="0.0251248069" calcext:value-type="float">
            <text:p>2.51E-002</text:p>
          </table:table-cell>
          <table:table-cell table:style-name="ce5" office:value-type="float" office:value="-0.0462242551" calcext:value-type="float">
            <text:p>-4.62E-002</text:p>
          </table:table-cell>
          <table:table-cell table:formula="of:=[.A1030]/[.$K$4]" office:value-type="float" office:value="0.251248069" calcext:value-type="float">
            <text:p>0.251248069</text:p>
          </table:table-cell>
          <table:table-cell table:number-columns-repeated="1019"/>
        </table:table-row>
        <table:table-row table:style-name="ro1">
          <table:table-cell table:style-name="ce2" office:value-type="float" office:value="0.0253351573" calcext:value-type="float">
            <text:p>2.53E-002</text:p>
          </table:table-cell>
          <table:table-cell table:style-name="ce5" office:value-type="float" office:value="-0.0471248776" calcext:value-type="float">
            <text:p>-4.71E-002</text:p>
          </table:table-cell>
          <table:table-cell table:formula="of:=[.A1031]/[.$K$4]" office:value-type="float" office:value="0.253351573" calcext:value-type="float">
            <text:p>0.253351573</text:p>
          </table:table-cell>
          <table:table-cell table:number-columns-repeated="1019"/>
        </table:table-row>
        <table:table-row table:style-name="ro1">
          <table:table-cell table:style-name="ce2" office:value-type="float" office:value="0.0258841813" calcext:value-type="float">
            <text:p>2.59E-002</text:p>
          </table:table-cell>
          <table:table-cell table:style-name="ce5" office:value-type="float" office:value="-0.0484653227" calcext:value-type="float">
            <text:p>-4.85E-002</text:p>
          </table:table-cell>
          <table:table-cell table:formula="of:=[.A1032]/[.$K$4]" office:value-type="float" office:value="0.258841813" calcext:value-type="float">
            <text:p>0.258841813</text:p>
          </table:table-cell>
          <table:table-cell table:number-columns-repeated="1019"/>
        </table:table-row>
        <table:table-row table:style-name="ro1">
          <table:table-cell table:style-name="ce2" office:value-type="float" office:value="0.0269518513" calcext:value-type="float">
            <text:p>2.70E-002</text:p>
          </table:table-cell>
          <table:table-cell table:style-name="ce5" office:value-type="float" office:value="-0.0524464399" calcext:value-type="float">
            <text:p>-5.24E-002</text:p>
          </table:table-cell>
          <table:table-cell table:formula="of:=[.A1033]/[.$K$4]" office:value-type="float" office:value="0.269518513" calcext:value-type="float">
            <text:p>0.269518513</text:p>
          </table:table-cell>
          <table:table-cell table:number-columns-repeated="1019"/>
        </table:table-row>
        <table:table-row table:style-name="ro1">
          <table:table-cell table:style-name="ce2" office:value-type="float" office:value="0.0278154537" calcext:value-type="float">
            <text:p>2.78E-002</text:p>
          </table:table-cell>
          <table:table-cell table:style-name="ce5" office:value-type="float" office:value="-0.0539187156" calcext:value-type="float">
            <text:p>-5.39E-002</text:p>
          </table:table-cell>
          <table:table-cell table:formula="of:=[.A1034]/[.$K$4]" office:value-type="float" office:value="0.278154537" calcext:value-type="float">
            <text:p>0.278154537</text:p>
          </table:table-cell>
          <table:table-cell table:number-columns-repeated="1019"/>
        </table:table-row>
        <table:table-row table:style-name="ro1">
          <table:table-cell table:style-name="ce2" office:value-type="float" office:value="0.0280986894" calcext:value-type="float">
            <text:p>2.81E-002</text:p>
          </table:table-cell>
          <table:table-cell table:style-name="ce5" office:value-type="float" office:value="-0.0548825189" calcext:value-type="float">
            <text:p>-5.49E-002</text:p>
          </table:table-cell>
          <table:table-cell table:formula="of:=[.A1035]/[.$K$4]" office:value-type="float" office:value="0.280986894" calcext:value-type="float">
            <text:p>0.280986894</text:p>
          </table:table-cell>
          <table:table-cell table:number-columns-repeated="1019"/>
        </table:table-row>
        <table:table-row table:style-name="ro1">
          <table:table-cell table:style-name="ce2" office:value-type="float" office:value="0.028336307" calcext:value-type="float">
            <text:p>2.83E-002</text:p>
          </table:table-cell>
          <table:table-cell table:style-name="ce5" office:value-type="float" office:value="-0.0561148301" calcext:value-type="float">
            <text:p>-5.61E-002</text:p>
          </table:table-cell>
          <table:table-cell table:formula="of:=[.A1036]/[.$K$4]" office:value-type="float" office:value="0.28336307" calcext:value-type="float">
            <text:p>0.28336307</text:p>
          </table:table-cell>
          <table:table-cell table:number-columns-repeated="1019"/>
        </table:table-row>
        <table:table-row table:style-name="ro1">
          <table:table-cell table:style-name="ce2" office:value-type="float" office:value="0.0285810977" calcext:value-type="float">
            <text:p>2.86E-002</text:p>
          </table:table-cell>
          <table:table-cell table:style-name="ce5" office:value-type="float" office:value="-0.0566655584" calcext:value-type="float">
            <text:p>-5.67E-002</text:p>
          </table:table-cell>
          <table:table-cell table:formula="of:=[.A1037]/[.$K$4]" office:value-type="float" office:value="0.285810977" calcext:value-type="float">
            <text:p>0.285810977</text:p>
          </table:table-cell>
          <table:table-cell table:number-columns-repeated="1019"/>
        </table:table-row>
        <table:table-row table:style-name="ro1">
          <table:table-cell table:style-name="ce2" office:value-type="float" office:value="0.0287847929" calcext:value-type="float">
            <text:p>2.88E-002</text:p>
          </table:table-cell>
          <table:table-cell table:style-name="ce5" office:value-type="float" office:value="-0.0580163673" calcext:value-type="float">
            <text:p>-5.80E-002</text:p>
          </table:table-cell>
          <table:table-cell table:formula="of:=[.A1038]/[.$K$4]" office:value-type="float" office:value="0.287847929" calcext:value-type="float">
            <text:p>0.287847929</text:p>
          </table:table-cell>
          <table:table-cell table:number-columns-repeated="1019"/>
        </table:table-row>
        <table:table-row table:style-name="ro1">
          <table:table-cell table:style-name="ce2" office:value-type="float" office:value="0.0292349849" calcext:value-type="float">
            <text:p>2.92E-002</text:p>
          </table:table-cell>
          <table:table-cell table:style-name="ce5" office:value-type="float" office:value="-0.0594437122" calcext:value-type="float">
            <text:p>-5.94E-002</text:p>
          </table:table-cell>
          <table:table-cell table:formula="of:=[.A1039]/[.$K$4]" office:value-type="float" office:value="0.292349849" calcext:value-type="float">
            <text:p>0.292349849</text:p>
          </table:table-cell>
          <table:table-cell table:number-columns-repeated="1019"/>
        </table:table-row>
        <table:table-row table:style-name="ro1">
          <table:table-cell table:style-name="ce2" office:value-type="float" office:value="0.0298946556" calcext:value-type="float">
            <text:p>2.99E-002</text:p>
          </table:table-cell>
          <table:table-cell table:style-name="ce5" office:value-type="float" office:value="-0.0615713745" calcext:value-type="float">
            <text:p>-6.16E-002</text:p>
          </table:table-cell>
          <table:table-cell table:formula="of:=[.A1040]/[.$K$4]" office:value-type="float" office:value="0.298946556" calcext:value-type="float">
            <text:p>0.298946556</text:p>
          </table:table-cell>
          <table:table-cell table:number-columns-repeated="1019"/>
        </table:table-row>
        <table:table-row table:style-name="ro1">
          <table:table-cell table:style-name="ce2" office:value-type="float" office:value="0.0303495992" calcext:value-type="float">
            <text:p>3.03E-002</text:p>
          </table:table-cell>
          <table:table-cell table:style-name="ce5" office:value-type="float" office:value="-0.063082315" calcext:value-type="float">
            <text:p>-6.31E-002</text:p>
          </table:table-cell>
          <table:table-cell table:formula="of:=[.A1041]/[.$K$4]" office:value-type="float" office:value="0.303495992" calcext:value-type="float">
            <text:p>0.303495992</text:p>
          </table:table-cell>
          <table:table-cell table:number-columns-repeated="1019"/>
        </table:table-row>
        <table:table-row table:style-name="ro1">
          <table:table-cell table:style-name="ce2" office:value-type="float" office:value="0.0311415996" calcext:value-type="float">
            <text:p>3.11E-002</text:p>
          </table:table-cell>
          <table:table-cell table:style-name="ce5" office:value-type="float" office:value="-0.0646228194" calcext:value-type="float">
            <text:p>-6.46E-002</text:p>
          </table:table-cell>
          <table:table-cell table:formula="of:=[.A1042]/[.$K$4]" office:value-type="float" office:value="0.311415996" calcext:value-type="float">
            <text:p>0.311415996</text:p>
          </table:table-cell>
          <table:table-cell table:number-columns-repeated="1019"/>
        </table:table-row>
        <table:table-row table:style-name="ro1">
          <table:table-cell table:style-name="ce2" office:value-type="float" office:value="0.0316893086" calcext:value-type="float">
            <text:p>3.17E-002</text:p>
          </table:table-cell>
          <table:table-cell table:style-name="ce5" office:value-type="float" office:value="-0.0664345995" calcext:value-type="float">
            <text:p>-6.64E-002</text:p>
          </table:table-cell>
          <table:table-cell table:formula="of:=[.A1043]/[.$K$4]" office:value-type="float" office:value="0.316893086" calcext:value-type="float">
            <text:p>0.316893086</text:p>
          </table:table-cell>
          <table:table-cell table:number-columns-repeated="1019"/>
        </table:table-row>
        <table:table-row table:style-name="ro1">
          <table:table-cell table:style-name="ce2" office:value-type="float" office:value="0.0320666395" calcext:value-type="float">
            <text:p>3.21E-002</text:p>
          </table:table-cell>
          <table:table-cell table:style-name="ce5" office:value-type="float" office:value="-0.0675609559" calcext:value-type="float">
            <text:p>-6.76E-002</text:p>
          </table:table-cell>
          <table:table-cell table:formula="of:=[.A1044]/[.$K$4]" office:value-type="float" office:value="0.320666395" calcext:value-type="float">
            <text:p>0.320666395</text:p>
          </table:table-cell>
          <table:table-cell table:number-columns-repeated="1019"/>
        </table:table-row>
        <table:table-row table:style-name="ro1">
          <table:table-cell table:style-name="ce2" office:value-type="float" office:value="0.0324616656" calcext:value-type="float">
            <text:p>3.25E-002</text:p>
          </table:table-cell>
          <table:table-cell table:style-name="ce5" office:value-type="float" office:value="-0.0686455593" calcext:value-type="float">
            <text:p>-6.86E-002</text:p>
          </table:table-cell>
          <table:table-cell table:formula="of:=[.A1045]/[.$K$4]" office:value-type="float" office:value="0.324616656" calcext:value-type="float">
            <text:p>0.324616656</text:p>
          </table:table-cell>
          <table:table-cell table:number-columns-repeated="1019"/>
        </table:table-row>
        <table:table-row table:style-name="ro1">
          <table:table-cell table:style-name="ce2" office:value-type="float" office:value="0.0332218446" calcext:value-type="float">
            <text:p>3.32E-002</text:p>
          </table:table-cell>
          <table:table-cell table:style-name="ce5" office:value-type="float" office:value="-0.0709472969" calcext:value-type="float">
            <text:p>-7.09E-002</text:p>
          </table:table-cell>
          <table:table-cell table:formula="of:=[.A1046]/[.$K$4]" office:value-type="float" office:value="0.332218446" calcext:value-type="float">
            <text:p>0.332218446</text:p>
          </table:table-cell>
          <table:table-cell table:number-columns-repeated="1019"/>
        </table:table-row>
        <table:table-row table:style-name="ro1">
          <table:table-cell table:style-name="ce2" office:value-type="float" office:value="0.0337882005" calcext:value-type="float">
            <text:p>3.38E-002</text:p>
          </table:table-cell>
          <table:table-cell table:style-name="ce5" office:value-type="float" office:value="-0.0725950897" calcext:value-type="float">
            <text:p>-7.26E-002</text:p>
          </table:table-cell>
          <table:table-cell table:formula="of:=[.A1047]/[.$K$4]" office:value-type="float" office:value="0.337882005" calcext:value-type="float">
            <text:p>0.337882005</text:p>
          </table:table-cell>
          <table:table-cell table:number-columns-repeated="1019"/>
        </table:table-row>
        <table:table-row table:style-name="ro1">
          <table:table-cell table:style-name="ce2" office:value-type="float" office:value="0.0343740769" calcext:value-type="float">
            <text:p>3.44E-002</text:p>
          </table:table-cell>
          <table:table-cell table:style-name="ce5" office:value-type="float" office:value="-0.0751706809" calcext:value-type="float">
            <text:p>-7.52E-002</text:p>
          </table:table-cell>
          <table:table-cell table:formula="of:=[.A1048]/[.$K$4]" office:value-type="float" office:value="0.343740769" calcext:value-type="float">
            <text:p>0.343740769</text:p>
          </table:table-cell>
          <table:table-cell table:number-columns-repeated="1019"/>
        </table:table-row>
        <table:table-row table:style-name="ro1">
          <table:table-cell table:style-name="ce2" office:value-type="float" office:value="0.0351820327" calcext:value-type="float">
            <text:p>3.52E-002</text:p>
          </table:table-cell>
          <table:table-cell table:style-name="ce5" office:value-type="float" office:value="-0.0766454116" calcext:value-type="float">
            <text:p>-7.66E-002</text:p>
          </table:table-cell>
          <table:table-cell table:formula="of:=[.A1049]/[.$K$4]" office:value-type="float" office:value="0.351820327" calcext:value-type="float">
            <text:p>0.351820327</text:p>
          </table:table-cell>
          <table:table-cell table:number-columns-repeated="1019"/>
        </table:table-row>
        <table:table-row table:style-name="ro1">
          <table:table-cell table:style-name="ce2" office:value-type="float" office:value="0.0357261747" calcext:value-type="float">
            <text:p>3.57E-002</text:p>
          </table:table-cell>
          <table:table-cell table:style-name="ce5" office:value-type="float" office:value="-0.078401491" calcext:value-type="float">
            <text:p>-7.84E-002</text:p>
          </table:table-cell>
          <table:table-cell table:formula="of:=[.A1050]/[.$K$4]" office:value-type="float" office:value="0.357261747" calcext:value-type="float">
            <text:p>0.357261747</text:p>
          </table:table-cell>
          <table:table-cell table:number-columns-repeated="1019"/>
        </table:table-row>
        <table:table-row table:style-name="ro1">
          <table:table-cell table:style-name="ce2" office:value-type="float" office:value="0.0359110646" calcext:value-type="float">
            <text:p>3.59E-002</text:p>
          </table:table-cell>
          <table:table-cell table:style-name="ce5" office:value-type="float" office:value="-0.079649061" calcext:value-type="float">
            <text:p>-7.96E-002</text:p>
          </table:table-cell>
          <table:table-cell table:formula="of:=[.A1051]/[.$K$4]" office:value-type="float" office:value="0.359110646" calcext:value-type="float">
            <text:p>0.359110646</text:p>
          </table:table-cell>
          <table:table-cell table:number-columns-repeated="1019"/>
        </table:table-row>
        <table:table-row table:style-name="ro1">
          <table:table-cell table:style-name="ce2" office:value-type="float" office:value="0.0366384499" calcext:value-type="float">
            <text:p>3.66E-002</text:p>
          </table:table-cell>
          <table:table-cell table:style-name="ce5" office:value-type="float" office:value="-0.081054613" calcext:value-type="float">
            <text:p>-8.11E-002</text:p>
          </table:table-cell>
          <table:table-cell table:formula="of:=[.A1052]/[.$K$4]" office:value-type="float" office:value="0.366384499" calcext:value-type="float">
            <text:p>0.366384499</text:p>
          </table:table-cell>
          <table:table-cell table:number-columns-repeated="1019"/>
        </table:table-row>
        <table:table-row table:style-name="ro1">
          <table:table-cell table:style-name="ce2" office:value-type="float" office:value="0.0371467173" calcext:value-type="float">
            <text:p>3.71E-002</text:p>
          </table:table-cell>
          <table:table-cell table:style-name="ce5" office:value-type="float" office:value="-0.0832939297" calcext:value-type="float">
            <text:p>-8.33E-002</text:p>
          </table:table-cell>
          <table:table-cell table:formula="of:=[.A1053]/[.$K$4]" office:value-type="float" office:value="0.371467173" calcext:value-type="float">
            <text:p>0.371467173</text:p>
          </table:table-cell>
          <table:table-cell table:number-columns-repeated="1019"/>
        </table:table-row>
        <table:table-row table:style-name="ro1">
          <table:table-cell table:style-name="ce2" office:value-type="float" office:value="0.0379037261" calcext:value-type="float">
            <text:p>3.79E-002</text:p>
          </table:table-cell>
          <table:table-cell table:style-name="ce5" office:value-type="float" office:value="-0.0844842046" calcext:value-type="float">
            <text:p>-8.45E-002</text:p>
          </table:table-cell>
          <table:table-cell table:formula="of:=[.A1054]/[.$K$4]" office:value-type="float" office:value="0.379037261" calcext:value-type="float">
            <text:p>0.379037261</text:p>
          </table:table-cell>
          <table:table-cell table:number-columns-repeated="1019"/>
        </table:table-row>
        <table:table-row table:style-name="ro1">
          <table:table-cell table:style-name="ce2" office:value-type="float" office:value="0.0383218117" calcext:value-type="float">
            <text:p>3.83E-002</text:p>
          </table:table-cell>
          <table:table-cell table:style-name="ce5" office:value-type="float" office:value="-0.0855093226" calcext:value-type="float">
            <text:p>-8.55E-002</text:p>
          </table:table-cell>
          <table:table-cell table:formula="of:=[.A1055]/[.$K$4]" office:value-type="float" office:value="0.383218117" calcext:value-type="float">
            <text:p>0.383218117</text:p>
          </table:table-cell>
          <table:table-cell table:number-columns-repeated="1019"/>
        </table:table-row>
        <table:table-row table:style-name="ro1">
          <table:table-cell table:style-name="ce2" office:value-type="float" office:value="0.038603425" calcext:value-type="float">
            <text:p>3.86E-002</text:p>
          </table:table-cell>
          <table:table-cell table:style-name="ce5" office:value-type="float" office:value="-0.0867650956" calcext:value-type="float">
            <text:p>-8.68E-002</text:p>
          </table:table-cell>
          <table:table-cell table:formula="of:=[.A1056]/[.$K$4]" office:value-type="float" office:value="0.38603425" calcext:value-type="float">
            <text:p>0.38603425</text:p>
          </table:table-cell>
          <table:table-cell table:number-columns-repeated="1019"/>
        </table:table-row>
        <table:table-row table:style-name="ro1">
          <table:table-cell table:style-name="ce2" office:value-type="float" office:value="0.0390897766" calcext:value-type="float">
            <text:p>3.91E-002</text:p>
          </table:table-cell>
          <table:table-cell table:style-name="ce5" office:value-type="float" office:value="-0.0877664015" calcext:value-type="float">
            <text:p>-8.78E-002</text:p>
          </table:table-cell>
          <table:table-cell table:formula="of:=[.A1057]/[.$K$4]" office:value-type="float" office:value="0.390897766" calcext:value-type="float">
            <text:p>0.390897766</text:p>
          </table:table-cell>
          <table:table-cell table:number-columns-repeated="1019"/>
        </table:table-row>
        <table:table-row table:style-name="ro1">
          <table:table-cell table:style-name="ce2" office:value-type="float" office:value="0.0394673683" calcext:value-type="float">
            <text:p>3.95E-002</text:p>
          </table:table-cell>
          <table:table-cell table:style-name="ce5" office:value-type="float" office:value="-0.089388296" calcext:value-type="float">
            <text:p>-8.94E-002</text:p>
          </table:table-cell>
          <table:table-cell table:formula="of:=[.A1058]/[.$K$4]" office:value-type="float" office:value="0.394673683" calcext:value-type="float">
            <text:p>0.394673683</text:p>
          </table:table-cell>
          <table:table-cell table:number-columns-repeated="1019"/>
        </table:table-row>
        <table:table-row table:style-name="ro1">
          <table:table-cell table:style-name="ce2" office:value-type="float" office:value="0.0399866737" calcext:value-type="float">
            <text:p>4.00E-002</text:p>
          </table:table-cell>
          <table:table-cell table:style-name="ce5" office:value-type="float" office:value="-0.0902732685" calcext:value-type="float">
            <text:p>-9.03E-002</text:p>
          </table:table-cell>
          <table:table-cell table:formula="of:=[.A1059]/[.$K$4]" office:value-type="float" office:value="0.399866737" calcext:value-type="float">
            <text:p>0.399866737</text:p>
          </table:table-cell>
          <table:table-cell table:number-columns-repeated="1019"/>
        </table:table-row>
        <table:table-row table:style-name="ro1">
          <table:table-cell table:style-name="ce2" office:value-type="float" office:value="0.0403355025" calcext:value-type="float">
            <text:p>4.03E-002</text:p>
          </table:table-cell>
          <table:table-cell table:style-name="ce5" office:value-type="float" office:value="-0.0915593728" calcext:value-type="float">
            <text:p>-9.16E-002</text:p>
          </table:table-cell>
          <table:table-cell table:formula="of:=[.A1060]/[.$K$4]" office:value-type="float" office:value="0.403355025" calcext:value-type="float">
            <text:p>0.403355025</text:p>
          </table:table-cell>
          <table:table-cell table:number-columns-repeated="1019"/>
        </table:table-row>
        <table:table-row table:style-name="ro1">
          <table:table-cell table:style-name="ce2" office:value-type="float" office:value="0.0405841284" calcext:value-type="float">
            <text:p>4.06E-002</text:p>
          </table:table-cell>
          <table:table-cell table:style-name="ce5" office:value-type="float" office:value="-0.0924236402" calcext:value-type="float">
            <text:p>-9.24E-002</text:p>
          </table:table-cell>
          <table:table-cell table:formula="of:=[.A1061]/[.$K$4]" office:value-type="float" office:value="0.405841284" calcext:value-type="float">
            <text:p>0.405841284</text:p>
          </table:table-cell>
          <table:table-cell table:number-columns-repeated="1019"/>
        </table:table-row>
        <table:table-row table:style-name="ro1">
          <table:table-cell table:style-name="ce2" office:value-type="float" office:value="0.0409601554" calcext:value-type="float">
            <text:p>4.10E-002</text:p>
          </table:table-cell>
          <table:table-cell table:style-name="ce5" office:value-type="float" office:value="-0.0927875414" calcext:value-type="float">
            <text:p>-9.28E-002</text:p>
          </table:table-cell>
          <table:table-cell table:formula="of:=[.A1062]/[.$K$4]" office:value-type="float" office:value="0.409601554" calcext:value-type="float">
            <text:p>0.409601554</text:p>
          </table:table-cell>
          <table:table-cell table:number-columns-repeated="1019"/>
        </table:table-row>
        <table:table-row table:style-name="ro1">
          <table:table-cell table:style-name="ce2" office:value-type="float" office:value="0.0412712246" calcext:value-type="float">
            <text:p>4.13E-002</text:p>
          </table:table-cell>
          <table:table-cell table:style-name="ce5" office:value-type="float" office:value="-0.0941976458" calcext:value-type="float">
            <text:p>-9.42E-002</text:p>
          </table:table-cell>
          <table:table-cell table:formula="of:=[.A1063]/[.$K$4]" office:value-type="float" office:value="0.412712246" calcext:value-type="float">
            <text:p>0.412712246</text:p>
          </table:table-cell>
          <table:table-cell table:number-columns-repeated="1019"/>
        </table:table-row>
        <table:table-row table:style-name="ro1">
          <table:table-cell table:style-name="ce2" office:value-type="float" office:value="0.0417873114" calcext:value-type="float">
            <text:p>4.18E-002</text:p>
          </table:table-cell>
          <table:table-cell table:style-name="ce5" office:value-type="float" office:value="-0.0955538005" calcext:value-type="float">
            <text:p>-9.56E-002</text:p>
          </table:table-cell>
          <table:table-cell table:formula="of:=[.A1064]/[.$K$4]" office:value-type="float" office:value="0.417873114" calcext:value-type="float">
            <text:p>0.417873114</text:p>
          </table:table-cell>
          <table:table-cell table:number-columns-repeated="1019"/>
        </table:table-row>
        <table:table-row table:style-name="ro1">
          <table:table-cell table:style-name="ce2" office:value-type="float" office:value="0.0420931354" calcext:value-type="float">
            <text:p>4.21E-002</text:p>
          </table:table-cell>
          <table:table-cell table:style-name="ce5" office:value-type="float" office:value="-0.0963057801" calcext:value-type="float">
            <text:p>-9.63E-002</text:p>
          </table:table-cell>
          <table:table-cell table:formula="of:=[.A1065]/[.$K$4]" office:value-type="float" office:value="0.420931354" calcext:value-type="float">
            <text:p>0.420931354</text:p>
          </table:table-cell>
          <table:table-cell table:number-columns-repeated="1019"/>
        </table:table-row>
        <table:table-row table:style-name="ro1">
          <table:table-cell table:style-name="ce2" office:value-type="float" office:value="0.0424629301" calcext:value-type="float">
            <text:p>4.25E-002</text:p>
          </table:table-cell>
          <table:table-cell table:style-name="ce5" office:value-type="float" office:value="-0.0970799923" calcext:value-type="float">
            <text:p>-9.71E-002</text:p>
          </table:table-cell>
          <table:table-cell table:formula="of:=[.A1066]/[.$K$4]" office:value-type="float" office:value="0.424629301" calcext:value-type="float">
            <text:p>0.424629301</text:p>
          </table:table-cell>
          <table:table-cell table:number-columns-repeated="1019"/>
        </table:table-row>
        <table:table-row table:style-name="ro1">
          <table:table-cell table:style-name="ce2" office:value-type="float" office:value="0.042634286" calcext:value-type="float">
            <text:p>4.26E-002</text:p>
          </table:table-cell>
          <table:table-cell table:style-name="ce5" office:value-type="float" office:value="-0.0977393612" calcext:value-type="float">
            <text:p>-9.77E-002</text:p>
          </table:table-cell>
          <table:table-cell table:formula="of:=[.A1067]/[.$K$4]" office:value-type="float" office:value="0.42634286" calcext:value-type="float">
            <text:p>0.42634286</text:p>
          </table:table-cell>
          <table:table-cell table:number-columns-repeated="1019"/>
        </table:table-row>
        <table:table-row table:style-name="ro1">
          <table:table-cell table:style-name="ce2" office:value-type="float" office:value="0.0427646451" calcext:value-type="float">
            <text:p>4.28E-002</text:p>
          </table:table-cell>
          <table:table-cell table:style-name="ce5" office:value-type="float" office:value="-0.0982018337" calcext:value-type="float">
            <text:p>-9.82E-002</text:p>
          </table:table-cell>
          <table:table-cell table:formula="of:=[.A1068]/[.$K$4]" office:value-type="float" office:value="0.427646451" calcext:value-type="float">
            <text:p>0.427646451</text:p>
          </table:table-cell>
          <table:table-cell table:number-columns-repeated="1019"/>
        </table:table-row>
        <table:table-row table:style-name="ro1">
          <table:table-cell table:style-name="ce2" office:value-type="float" office:value="0.0430749319" calcext:value-type="float">
            <text:p>4.31E-002</text:p>
          </table:table-cell>
          <table:table-cell table:style-name="ce5" office:value-type="float" office:value="-0.0991989523" calcext:value-type="float">
            <text:p>-9.92E-002</text:p>
          </table:table-cell>
          <table:table-cell table:formula="of:=[.A1069]/[.$K$4]" office:value-type="float" office:value="0.430749319" calcext:value-type="float">
            <text:p>0.430749319</text:p>
          </table:table-cell>
          <table:table-cell table:number-columns-repeated="1019"/>
        </table:table-row>
        <table:table-row table:style-name="ro1">
          <table:table-cell table:style-name="ce2" office:value-type="float" office:value="0.0432863757" calcext:value-type="float">
            <text:p>4.33E-002</text:p>
          </table:table-cell>
          <table:table-cell table:style-name="ce5" office:value-type="float" office:value="-0.0997311398" calcext:value-type="float">
            <text:p>-9.97E-002</text:p>
          </table:table-cell>
          <table:table-cell table:formula="of:=[.A1070]/[.$K$4]" office:value-type="float" office:value="0.432863757" calcext:value-type="float">
            <text:p>0.432863757</text:p>
          </table:table-cell>
          <table:table-cell table:number-columns-repeated="1019"/>
        </table:table-row>
        <table:table-row table:style-name="ro1">
          <table:table-cell table:style-name="ce2" office:value-type="float" office:value="0.043507807" calcext:value-type="float">
            <text:p>4.35E-002</text:p>
          </table:table-cell>
          <table:table-cell table:style-name="ce5" office:value-type="float" office:value="-0.10092742" calcext:value-type="float">
            <text:p>-1.01E-001</text:p>
          </table:table-cell>
          <table:table-cell table:formula="of:=[.A1071]/[.$K$4]" office:value-type="float" office:value="0.43507807" calcext:value-type="float">
            <text:p>0.43507807</text:p>
          </table:table-cell>
          <table:table-cell table:number-columns-repeated="1019"/>
        </table:table-row>
        <table:table-row table:style-name="ro1">
          <table:table-cell table:style-name="ce2" office:value-type="float" office:value="0.0438253134" calcext:value-type="float">
            <text:p>4.38E-002</text:p>
          </table:table-cell>
          <table:table-cell table:style-name="ce5" office:value-type="float" office:value="-0.101732485" calcext:value-type="float">
            <text:p>-1.02E-001</text:p>
          </table:table-cell>
          <table:table-cell table:formula="of:=[.A1072]/[.$K$4]" office:value-type="float" office:value="0.438253134" calcext:value-type="float">
            <text:p>0.438253134</text:p>
          </table:table-cell>
          <table:table-cell table:number-columns-repeated="1019"/>
        </table:table-row>
        <table:table-row table:style-name="ro1">
          <table:table-cell table:style-name="ce2" office:value-type="float" office:value="0.0442963578" calcext:value-type="float">
            <text:p>4.43E-002</text:p>
          </table:table-cell>
          <table:table-cell table:style-name="ce5" office:value-type="float" office:value="-0.103082351" calcext:value-type="float">
            <text:p>-1.03E-001</text:p>
          </table:table-cell>
          <table:table-cell table:formula="of:=[.A1073]/[.$K$4]" office:value-type="float" office:value="0.442963578" calcext:value-type="float">
            <text:p>0.442963578</text:p>
          </table:table-cell>
          <table:table-cell table:number-columns-repeated="1019"/>
        </table:table-row>
        <table:table-row table:style-name="ro1">
          <table:table-cell table:style-name="ce2" office:value-type="float" office:value="0.0448023863" calcext:value-type="float">
            <text:p>4.48E-002</text:p>
          </table:table-cell>
          <table:table-cell table:style-name="ce5" office:value-type="float" office:value="-0.104139969" calcext:value-type="float">
            <text:p>-1.04E-001</text:p>
          </table:table-cell>
          <table:table-cell table:formula="of:=[.A1074]/[.$K$4]" office:value-type="float" office:value="0.448023863" calcext:value-type="float">
            <text:p>0.448023863</text:p>
          </table:table-cell>
          <table:table-cell table:number-columns-repeated="1019"/>
        </table:table-row>
        <table:table-row table:style-name="ro1">
          <table:table-cell table:style-name="ce2" office:value-type="float" office:value="0.0449914522" calcext:value-type="float">
            <text:p>4.50E-002</text:p>
          </table:table-cell>
          <table:table-cell table:style-name="ce5" office:value-type="float" office:value="-0.105095811" calcext:value-type="float">
            <text:p>-1.05E-001</text:p>
          </table:table-cell>
          <table:table-cell table:formula="of:=[.A1075]/[.$K$4]" office:value-type="float" office:value="0.449914522" calcext:value-type="float">
            <text:p>0.449914522</text:p>
          </table:table-cell>
          <table:table-cell table:number-columns-repeated="1019"/>
        </table:table-row>
        <table:table-row table:style-name="ro1">
          <table:table-cell table:style-name="ce2" office:value-type="float" office:value="0.0456239171" calcext:value-type="float">
            <text:p>4.56E-002</text:p>
          </table:table-cell>
          <table:table-cell table:style-name="ce5" office:value-type="float" office:value="-0.106519952" calcext:value-type="float">
            <text:p>-1.07E-001</text:p>
          </table:table-cell>
          <table:table-cell table:formula="of:=[.A1076]/[.$K$4]" office:value-type="float" office:value="0.456239171" calcext:value-type="float">
            <text:p>0.456239171</text:p>
          </table:table-cell>
          <table:table-cell table:number-columns-repeated="1019"/>
        </table:table-row>
        <table:table-row table:style-name="ro1">
          <table:table-cell table:style-name="ce2" office:value-type="float" office:value="0.0464394242" calcext:value-type="float">
            <text:p>4.64E-002</text:p>
          </table:table-cell>
          <table:table-cell table:style-name="ce5" office:value-type="float" office:value="-0.108166449" calcext:value-type="float">
            <text:p>-1.08E-001</text:p>
          </table:table-cell>
          <table:table-cell table:formula="of:=[.A1077]/[.$K$4]" office:value-type="float" office:value="0.464394242" calcext:value-type="float">
            <text:p>0.464394242</text:p>
          </table:table-cell>
          <table:table-cell table:number-columns-repeated="1019"/>
        </table:table-row>
        <table:table-row table:style-name="ro1">
          <table:table-cell table:style-name="ce2" office:value-type="float" office:value="0.0467075929" calcext:value-type="float">
            <text:p>4.67E-002</text:p>
          </table:table-cell>
          <table:table-cell table:style-name="ce5" office:value-type="float" office:value="-0.110583566" calcext:value-type="float">
            <text:p>-1.11E-001</text:p>
          </table:table-cell>
          <table:table-cell table:formula="of:=[.A1078]/[.$K$4]" office:value-type="float" office:value="0.467075929" calcext:value-type="float">
            <text:p>0.467075929</text:p>
          </table:table-cell>
          <table:table-cell table:number-columns-repeated="1019"/>
        </table:table-row>
        <table:table-row table:style-name="ro1">
          <table:table-cell table:style-name="ce2" office:value-type="float" office:value="0.0475071743" calcext:value-type="float">
            <text:p>4.75E-002</text:p>
          </table:table-cell>
          <table:table-cell table:style-name="ce5" office:value-type="float" office:value="-0.112188824" calcext:value-type="float">
            <text:p>-1.12E-001</text:p>
          </table:table-cell>
          <table:table-cell table:formula="of:=[.A1079]/[.$K$4]" office:value-type="float" office:value="0.475071743" calcext:value-type="float">
            <text:p>0.475071743</text:p>
          </table:table-cell>
          <table:table-cell table:number-columns-repeated="1019"/>
        </table:table-row>
        <table:table-row table:style-name="ro1">
          <table:table-cell table:style-name="ce2" office:value-type="float" office:value="0.0481148362" calcext:value-type="float">
            <text:p>4.81E-002</text:p>
          </table:table-cell>
          <table:table-cell table:style-name="ce5" office:value-type="float" office:value="-0.114091612" calcext:value-type="float">
            <text:p>-1.14E-001</text:p>
          </table:table-cell>
          <table:table-cell table:formula="of:=[.A1080]/[.$K$4]" office:value-type="float" office:value="0.481148362" calcext:value-type="float">
            <text:p>0.481148362</text:p>
          </table:table-cell>
          <table:table-cell table:number-columns-repeated="1019"/>
        </table:table-row>
        <table:table-row table:style-name="ro1">
          <table:table-cell table:style-name="ce2" office:value-type="float" office:value="0.0483896993" calcext:value-type="float">
            <text:p>4.84E-002</text:p>
          </table:table-cell>
          <table:table-cell table:style-name="ce5" office:value-type="float" office:value="-0.114864692" calcext:value-type="float">
            <text:p>-1.15E-001</text:p>
          </table:table-cell>
          <table:table-cell table:formula="of:=[.A1081]/[.$K$4]" office:value-type="float" office:value="0.483896993" calcext:value-type="float">
            <text:p>0.483896993</text:p>
          </table:table-cell>
          <table:table-cell table:number-columns-repeated="1019"/>
        </table:table-row>
        <table:table-row table:style-name="ro1">
          <table:table-cell table:style-name="ce2" office:value-type="float" office:value="0.0485778973" calcext:value-type="float">
            <text:p>4.86E-002</text:p>
          </table:table-cell>
          <table:table-cell table:style-name="ce5" office:value-type="float" office:value="-0.115411371" calcext:value-type="float">
            <text:p>-1.15E-001</text:p>
          </table:table-cell>
          <table:table-cell table:formula="of:=[.A1082]/[.$K$4]" office:value-type="float" office:value="0.485778973" calcext:value-type="float">
            <text:p>0.485778973</text:p>
          </table:table-cell>
          <table:table-cell table:number-columns-repeated="1019"/>
        </table:table-row>
        <table:table-row table:style-name="ro1">
          <table:table-cell table:style-name="ce2" office:value-type="float" office:value="0.0488748513" calcext:value-type="float">
            <text:p>4.89E-002</text:p>
          </table:table-cell>
          <table:table-cell table:style-name="ce5" office:value-type="float" office:value="-0.116306931" calcext:value-type="float">
            <text:p>-1.16E-001</text:p>
          </table:table-cell>
          <table:table-cell table:formula="of:=[.A1083]/[.$K$4]" office:value-type="float" office:value="0.488748513" calcext:value-type="float">
            <text:p>0.488748513</text:p>
          </table:table-cell>
          <table:table-cell table:number-columns-repeated="1019"/>
        </table:table-row>
        <table:table-row table:style-name="ro1">
          <table:table-cell table:style-name="ce2" office:value-type="float" office:value="0.0492044799" calcext:value-type="float">
            <text:p>4.92E-002</text:p>
          </table:table-cell>
          <table:table-cell table:style-name="ce5" office:value-type="float" office:value="-0.117451109" calcext:value-type="float">
            <text:p>-1.17E-001</text:p>
          </table:table-cell>
          <table:table-cell table:formula="of:=[.A1084]/[.$K$4]" office:value-type="float" office:value="0.492044799" calcext:value-type="float">
            <text:p>0.492044799</text:p>
          </table:table-cell>
          <table:table-cell table:number-columns-repeated="1019"/>
        </table:table-row>
        <table:table-row table:style-name="ro1">
          <table:table-cell table:style-name="ce2" office:value-type="float" office:value="0.0493394807" calcext:value-type="float">
            <text:p>4.93E-002</text:p>
          </table:table-cell>
          <table:table-cell table:style-name="ce5" office:value-type="float" office:value="-0.121810265" calcext:value-type="float">
            <text:p>-1.22E-001</text:p>
          </table:table-cell>
          <table:table-cell table:formula="of:=[.A1085]/[.$K$4]" office:value-type="float" office:value="0.493394807" calcext:value-type="float">
            <text:p>0.493394807</text:p>
          </table:table-cell>
          <table:table-cell table:number-columns-repeated="1019"/>
        </table:table-row>
        <table:table-row table:style-name="ro1">
          <table:table-cell table:style-name="ce2" office:value-type="float" office:value="0.0498493984" calcext:value-type="float">
            <text:p>4.98E-002</text:p>
          </table:table-cell>
          <table:table-cell table:style-name="ce5" office:value-type="float" office:value="-0.121868946" calcext:value-type="float">
            <text:p>-1.22E-001</text:p>
          </table:table-cell>
          <table:table-cell table:formula="of:=[.A1086]/[.$K$4]" office:value-type="float" office:value="0.498493984" calcext:value-type="float">
            <text:p>0.498493984</text:p>
          </table:table-cell>
          <table:table-cell table:number-columns-repeated="1019"/>
        </table:table-row>
        <table:table-row table:style-name="ro1">
          <table:table-cell table:style-name="ce2" office:value-type="float" office:value="0.0503794551" calcext:value-type="float">
            <text:p>5.04E-002</text:p>
          </table:table-cell>
          <table:table-cell table:style-name="ce5" office:value-type="float" office:value="-0.122349016" calcext:value-type="float">
            <text:p>-1.22E-001</text:p>
          </table:table-cell>
          <table:table-cell table:formula="of:=[.A1087]/[.$K$4]" office:value-type="float" office:value="0.503794551" calcext:value-type="float">
            <text:p>0.503794551</text:p>
          </table:table-cell>
          <table:table-cell table:number-columns-repeated="1019"/>
        </table:table-row>
        <table:table-row table:style-name="ro1">
          <table:table-cell table:style-name="ce2" office:value-type="float" office:value="0.050762713" calcext:value-type="float">
            <text:p>5.08E-002</text:p>
          </table:table-cell>
          <table:table-cell table:style-name="ce5" office:value-type="float" office:value="-0.122639336" calcext:value-type="float">
            <text:p>-1.23E-001</text:p>
          </table:table-cell>
          <table:table-cell table:formula="of:=[.A1088]/[.$K$4]" office:value-type="float" office:value="0.50762713" calcext:value-type="float">
            <text:p>0.50762713</text:p>
          </table:table-cell>
          <table:table-cell table:number-columns-repeated="1019"/>
        </table:table-row>
        <table:table-row table:style-name="ro1">
          <table:table-cell table:style-name="ce2" office:value-type="float" office:value="0.0513041727" calcext:value-type="float">
            <text:p>5.13E-002</text:p>
          </table:table-cell>
          <table:table-cell table:style-name="ce5" office:value-type="float" office:value="-0.123813435" calcext:value-type="float">
            <text:p>-1.24E-001</text:p>
          </table:table-cell>
          <table:table-cell table:formula="of:=[.A1089]/[.$K$4]" office:value-type="float" office:value="0.513041727" calcext:value-type="float">
            <text:p>0.513041727</text:p>
          </table:table-cell>
          <table:table-cell table:number-columns-repeated="1019"/>
        </table:table-row>
        <table:table-row table:style-name="ro1">
          <table:table-cell table:style-name="ce2" office:value-type="float" office:value="0.0516110696" calcext:value-type="float">
            <text:p>5.16E-002</text:p>
          </table:table-cell>
          <table:table-cell table:style-name="ce5" office:value-type="float" office:value="-0.125112131" calcext:value-type="float">
            <text:p>-1.25E-001</text:p>
          </table:table-cell>
          <table:table-cell table:formula="of:=[.A1090]/[.$K$4]" office:value-type="float" office:value="0.516110696" calcext:value-type="float">
            <text:p>0.516110696</text:p>
          </table:table-cell>
          <table:table-cell table:number-columns-repeated="1019"/>
        </table:table-row>
        <table:table-row table:style-name="ro1">
          <table:table-cell table:style-name="ce2" office:value-type="float" office:value="0.0518626086" calcext:value-type="float">
            <text:p>5.19E-002</text:p>
          </table:table-cell>
          <table:table-cell table:style-name="ce5" office:value-type="float" office:value="-0.125841528" calcext:value-type="float">
            <text:p>-1.26E-001</text:p>
          </table:table-cell>
          <table:table-cell table:formula="of:=[.A1091]/[.$K$4]" office:value-type="float" office:value="0.518626086" calcext:value-type="float">
            <text:p>0.518626086</text:p>
          </table:table-cell>
          <table:table-cell table:number-columns-repeated="1019"/>
        </table:table-row>
        <table:table-row table:style-name="ro1">
          <table:table-cell table:style-name="ce2" office:value-type="float" office:value="0.0522791818" calcext:value-type="float">
            <text:p>5.23E-002</text:p>
          </table:table-cell>
          <table:table-cell table:style-name="ce5" office:value-type="float" office:value="-0.126725256" calcext:value-type="float">
            <text:p>-1.27E-001</text:p>
          </table:table-cell>
          <table:table-cell table:formula="of:=[.A1092]/[.$K$4]" office:value-type="float" office:value="0.522791818" calcext:value-type="float">
            <text:p>0.522791818</text:p>
          </table:table-cell>
          <table:table-cell table:number-columns-repeated="1019"/>
        </table:table-row>
        <table:table-row table:style-name="ro1">
          <table:table-cell table:style-name="ce2" office:value-type="float" office:value="0.0526391752" calcext:value-type="float">
            <text:p>5.26E-002</text:p>
          </table:table-cell>
          <table:table-cell table:style-name="ce5" office:value-type="float" office:value="-0.128188521" calcext:value-type="float">
            <text:p>-1.28E-001</text:p>
          </table:table-cell>
          <table:table-cell table:formula="of:=[.A1093]/[.$K$4]" office:value-type="float" office:value="0.526391752" calcext:value-type="float">
            <text:p>0.526391752</text:p>
          </table:table-cell>
          <table:table-cell table:number-columns-repeated="1019"/>
        </table:table-row>
        <table:table-row table:style-name="ro1">
          <table:table-cell table:style-name="ce2" office:value-type="float" office:value="0.0530674495" calcext:value-type="float">
            <text:p>5.31E-002</text:p>
          </table:table-cell>
          <table:table-cell table:style-name="ce5" office:value-type="float" office:value="-0.129480347" calcext:value-type="float">
            <text:p>-1.29E-001</text:p>
          </table:table-cell>
          <table:table-cell table:formula="of:=[.A1094]/[.$K$4]" office:value-type="float" office:value="0.530674495" calcext:value-type="float">
            <text:p>0.530674495</text:p>
          </table:table-cell>
          <table:table-cell table:number-columns-repeated="1019"/>
        </table:table-row>
        <table:table-row table:style-name="ro1">
          <table:table-cell table:style-name="ce2" office:value-type="float" office:value="0.0533530414" calcext:value-type="float">
            <text:p>5.34E-002</text:p>
          </table:table-cell>
          <table:table-cell table:style-name="ce5" office:value-type="float" office:value="-0.129896462" calcext:value-type="float">
            <text:p>-1.30E-001</text:p>
          </table:table-cell>
          <table:table-cell table:formula="of:=[.A1095]/[.$K$4]" office:value-type="float" office:value="0.533530414" calcext:value-type="float">
            <text:p>0.533530414</text:p>
          </table:table-cell>
          <table:table-cell table:number-columns-repeated="1019"/>
        </table:table-row>
        <table:table-row table:style-name="ro1">
          <table:table-cell table:style-name="ce2" office:value-type="float" office:value="0.0535586812" calcext:value-type="float">
            <text:p>5.36E-002</text:p>
          </table:table-cell>
          <table:table-cell table:style-name="ce5" office:value-type="float" office:value="-0.130740926" calcext:value-type="float">
            <text:p>-1.31E-001</text:p>
          </table:table-cell>
          <table:table-cell table:formula="of:=[.A1096]/[.$K$4]" office:value-type="float" office:value="0.535586812" calcext:value-type="float">
            <text:p>0.535586812</text:p>
          </table:table-cell>
          <table:table-cell table:number-columns-repeated="1019"/>
        </table:table-row>
        <table:table-row table:style-name="ro1">
          <table:table-cell table:style-name="ce2" office:value-type="float" office:value="0.0537413508" calcext:value-type="float">
            <text:p>5.37E-002</text:p>
          </table:table-cell>
          <table:table-cell table:style-name="ce5" office:value-type="float" office:value="-0.131198242" calcext:value-type="float">
            <text:p>-1.31E-001</text:p>
          </table:table-cell>
          <table:table-cell table:formula="of:=[.A1097]/[.$K$4]" office:value-type="float" office:value="0.537413508" calcext:value-type="float">
            <text:p>0.537413508</text:p>
          </table:table-cell>
          <table:table-cell table:number-columns-repeated="1019"/>
        </table:table-row>
        <table:table-row table:style-name="ro1">
          <table:table-cell table:style-name="ce2" office:value-type="float" office:value="0.0538619831" calcext:value-type="float">
            <text:p>5.39E-002</text:p>
          </table:table-cell>
          <table:table-cell table:style-name="ce5" office:value-type="float" office:value="-0.131743848" calcext:value-type="float">
            <text:p>-1.32E-001</text:p>
          </table:table-cell>
          <table:table-cell table:formula="of:=[.A1098]/[.$K$4]" office:value-type="float" office:value="0.538619831" calcext:value-type="float">
            <text:p>0.538619831</text:p>
          </table:table-cell>
          <table:table-cell table:number-columns-repeated="1019"/>
        </table:table-row>
        <table:table-row table:style-name="ro1">
          <table:table-cell table:style-name="ce2" office:value-type="float" office:value="0.0540736392" calcext:value-type="float">
            <text:p>5.41E-002</text:p>
          </table:table-cell>
          <table:table-cell table:style-name="ce5" office:value-type="float" office:value="-0.132570282" calcext:value-type="float">
            <text:p>-1.33E-001</text:p>
          </table:table-cell>
          <table:table-cell table:formula="of:=[.A1099]/[.$K$4]" office:value-type="float" office:value="0.540736392" calcext:value-type="float">
            <text:p>0.540736392</text:p>
          </table:table-cell>
          <table:table-cell table:number-columns-repeated="1019"/>
        </table:table-row>
        <table:table-row table:style-name="ro1">
          <table:table-cell table:style-name="ce2" office:value-type="float" office:value="0.0545247979" calcext:value-type="float">
            <text:p>5.45E-002</text:p>
          </table:table-cell>
          <table:table-cell table:style-name="ce5" office:value-type="float" office:value="-0.134036079" calcext:value-type="float">
            <text:p>-1.34E-001</text:p>
          </table:table-cell>
          <table:table-cell table:formula="of:=[.A1100]/[.$K$4]" office:value-type="float" office:value="0.545247979" calcext:value-type="float">
            <text:p>0.545247979</text:p>
          </table:table-cell>
          <table:table-cell table:number-columns-repeated="1019"/>
        </table:table-row>
        <table:table-row table:style-name="ro1">
          <table:table-cell table:style-name="ce2" office:value-type="float" office:value="0.0548508614" calcext:value-type="float">
            <text:p>5.49E-002</text:p>
          </table:table-cell>
          <table:table-cell table:style-name="ce5" office:value-type="float" office:value="-0.135176226" calcext:value-type="float">
            <text:p>-1.35E-001</text:p>
          </table:table-cell>
          <table:table-cell table:formula="of:=[.A1101]/[.$K$4]" office:value-type="float" office:value="0.548508614" calcext:value-type="float">
            <text:p>0.548508614</text:p>
          </table:table-cell>
          <table:table-cell table:number-columns-repeated="1019"/>
        </table:table-row>
        <table:table-row table:style-name="ro1">
          <table:table-cell table:style-name="ce2" office:value-type="float" office:value="0.0555410162" calcext:value-type="float">
            <text:p>5.55E-002</text:p>
          </table:table-cell>
          <table:table-cell table:style-name="ce5" office:value-type="float" office:value="-0.136720568" calcext:value-type="float">
            <text:p>-1.37E-001</text:p>
          </table:table-cell>
          <table:table-cell table:formula="of:=[.A1102]/[.$K$4]" office:value-type="float" office:value="0.555410162" calcext:value-type="float">
            <text:p>0.555410162</text:p>
          </table:table-cell>
          <table:table-cell table:number-columns-repeated="1019"/>
        </table:table-row>
        <table:table-row table:style-name="ro1">
          <table:table-cell table:style-name="ce2" office:value-type="float" office:value="0.0560059026" calcext:value-type="float">
            <text:p>5.60E-002</text:p>
          </table:table-cell>
          <table:table-cell table:style-name="ce5" office:value-type="float" office:value="-0.138802692" calcext:value-type="float">
            <text:p>-1.39E-001</text:p>
          </table:table-cell>
          <table:table-cell table:formula="of:=[.A1103]/[.$K$4]" office:value-type="float" office:value="0.560059026" calcext:value-type="float">
            <text:p>0.560059026</text:p>
          </table:table-cell>
          <table:table-cell table:number-columns-repeated="1019"/>
        </table:table-row>
        <table:table-row table:style-name="ro1">
          <table:table-cell table:style-name="ce2" office:value-type="float" office:value="0.0565744191" calcext:value-type="float">
            <text:p>5.66E-002</text:p>
          </table:table-cell>
          <table:table-cell table:style-name="ce5" office:value-type="float" office:value="-0.139979735" calcext:value-type="float">
            <text:p>-1.40E-001</text:p>
          </table:table-cell>
          <table:table-cell table:formula="of:=[.A1104]/[.$K$4]" office:value-type="float" office:value="0.565744191" calcext:value-type="float">
            <text:p>0.565744191</text:p>
          </table:table-cell>
          <table:table-cell table:number-columns-repeated="1019"/>
        </table:table-row>
        <table:table-row table:style-name="ro1">
          <table:table-cell table:style-name="ce2" office:value-type="float" office:value="0.056925036" calcext:value-type="float">
            <text:p>5.69E-002</text:p>
          </table:table-cell>
          <table:table-cell table:style-name="ce5" office:value-type="float" office:value="-0.141046539" calcext:value-type="float">
            <text:p>-1.41E-001</text:p>
          </table:table-cell>
          <table:table-cell table:formula="of:=[.A1105]/[.$K$4]" office:value-type="float" office:value="0.56925036" calcext:value-type="float">
            <text:p>0.56925036</text:p>
          </table:table-cell>
          <table:table-cell table:number-columns-repeated="1019"/>
        </table:table-row>
        <table:table-row table:style-name="ro1">
          <table:table-cell table:style-name="ce2" office:value-type="float" office:value="0.0571926199" calcext:value-type="float">
            <text:p>5.72E-002</text:p>
          </table:table-cell>
          <table:table-cell table:style-name="ce5" office:value-type="float" office:value="-0.142227396" calcext:value-type="float">
            <text:p>-1.42E-001</text:p>
          </table:table-cell>
          <table:table-cell table:formula="of:=[.A1106]/[.$K$4]" office:value-type="float" office:value="0.571926199" calcext:value-type="float">
            <text:p>0.571926199</text:p>
          </table:table-cell>
          <table:table-cell table:number-columns-repeated="1019"/>
        </table:table-row>
        <table:table-row table:style-name="ro1">
          <table:table-cell table:style-name="ce2" office:value-type="float" office:value="0.0575032681" calcext:value-type="float">
            <text:p>5.75E-002</text:p>
          </table:table-cell>
          <table:table-cell table:style-name="ce5" office:value-type="float" office:value="-0.143259287" calcext:value-type="float">
            <text:p>-1.43E-001</text:p>
          </table:table-cell>
          <table:table-cell table:formula="of:=[.A1107]/[.$K$4]" office:value-type="float" office:value="0.575032681" calcext:value-type="float">
            <text:p>0.575032681</text:p>
          </table:table-cell>
          <table:table-cell table:number-columns-repeated="1019"/>
        </table:table-row>
        <table:table-row table:style-name="ro1">
          <table:table-cell table:style-name="ce2" office:value-type="float" office:value="0.0577244274" calcext:value-type="float">
            <text:p>5.77E-002</text:p>
          </table:table-cell>
          <table:table-cell table:style-name="ce5" office:value-type="float" office:value="-0.144030929" calcext:value-type="float">
            <text:p>-1.44E-001</text:p>
          </table:table-cell>
          <table:table-cell table:formula="of:=[.A1108]/[.$K$4]" office:value-type="float" office:value="0.577244274" calcext:value-type="float">
            <text:p>0.577244274</text:p>
          </table:table-cell>
          <table:table-cell table:number-columns-repeated="1019"/>
        </table:table-row>
        <table:table-row table:style-name="ro1">
          <table:table-cell table:style-name="ce2" office:value-type="float" office:value="0.0581762381" calcext:value-type="float">
            <text:p>5.82E-002</text:p>
          </table:table-cell>
          <table:table-cell table:style-name="ce5" office:value-type="float" office:value="-0.145404845" calcext:value-type="float">
            <text:p>-1.45E-001</text:p>
          </table:table-cell>
          <table:table-cell table:formula="of:=[.A1109]/[.$K$4]" office:value-type="float" office:value="0.581762381" calcext:value-type="float">
            <text:p>0.581762381</text:p>
          </table:table-cell>
          <table:table-cell table:number-columns-repeated="1019"/>
        </table:table-row>
        <table:table-row table:style-name="ro1">
          <table:table-cell table:style-name="ce2" office:value-type="float" office:value="0.058456298" calcext:value-type="float">
            <text:p>5.85E-002</text:p>
          </table:table-cell>
          <table:table-cell table:style-name="ce5" office:value-type="float" office:value="-0.146340743" calcext:value-type="float">
            <text:p>-1.46E-001</text:p>
          </table:table-cell>
          <table:table-cell table:formula="of:=[.A1110]/[.$K$4]" office:value-type="float" office:value="0.58456298" calcext:value-type="float">
            <text:p>0.58456298</text:p>
          </table:table-cell>
          <table:table-cell table:number-columns-repeated="1019"/>
        </table:table-row>
        <table:table-row table:style-name="ro1">
          <table:table-cell table:style-name="ce2" office:value-type="float" office:value="0.0587854646" calcext:value-type="float">
            <text:p>5.88E-002</text:p>
          </table:table-cell>
          <table:table-cell table:style-name="ce5" office:value-type="float" office:value="-0.147439241" calcext:value-type="float">
            <text:p>-1.47E-001</text:p>
          </table:table-cell>
          <table:table-cell table:formula="of:=[.A1111]/[.$K$4]" office:value-type="float" office:value="0.587854646" calcext:value-type="float">
            <text:p>0.587854646</text:p>
          </table:table-cell>
          <table:table-cell table:number-columns-repeated="1019"/>
        </table:table-row>
        <table:table-row table:style-name="ro1">
          <table:table-cell table:style-name="ce2" office:value-type="float" office:value="0.0593285188" calcext:value-type="float">
            <text:p>5.93E-002</text:p>
          </table:table-cell>
          <table:table-cell table:style-name="ce5" office:value-type="float" office:value="-0.149078161" calcext:value-type="float">
            <text:p>-1.49E-001</text:p>
          </table:table-cell>
          <table:table-cell table:formula="of:=[.A1112]/[.$K$4]" office:value-type="float" office:value="0.593285188" calcext:value-type="float">
            <text:p>0.593285188</text:p>
          </table:table-cell>
          <table:table-cell table:number-columns-repeated="1019"/>
        </table:table-row>
        <table:table-row table:style-name="ro1">
          <table:table-cell table:style-name="ce2" office:value-type="float" office:value="0.0595880486" calcext:value-type="float">
            <text:p>5.96E-002</text:p>
          </table:table-cell>
          <table:table-cell table:style-name="ce5" office:value-type="float" office:value="-0.150100484" calcext:value-type="float">
            <text:p>-1.50E-001</text:p>
          </table:table-cell>
          <table:table-cell table:formula="of:=[.A1113]/[.$K$4]" office:value-type="float" office:value="0.595880486" calcext:value-type="float">
            <text:p>0.595880486</text:p>
          </table:table-cell>
          <table:table-cell table:number-columns-repeated="1019"/>
        </table:table-row>
        <table:table-row table:style-name="ro1">
          <table:table-cell table:style-name="ce2" office:value-type="float" office:value="0.0599304251" calcext:value-type="float">
            <text:p>5.99E-002</text:p>
          </table:table-cell>
          <table:table-cell table:style-name="ce5" office:value-type="float" office:value="-0.15085654" calcext:value-type="float">
            <text:p>-1.51E-001</text:p>
          </table:table-cell>
          <table:table-cell table:formula="of:=[.A1114]/[.$K$4]" office:value-type="float" office:value="0.599304251" calcext:value-type="float">
            <text:p>0.599304251</text:p>
          </table:table-cell>
          <table:table-cell table:number-columns-repeated="1019"/>
        </table:table-row>
        <table:table-row table:style-name="ro1">
          <table:table-cell table:style-name="ce2" office:value-type="float" office:value="0.060062822" calcext:value-type="float">
            <text:p>6.01E-002</text:p>
          </table:table-cell>
          <table:table-cell table:style-name="ce5" office:value-type="float" office:value="-0.151505142" calcext:value-type="float">
            <text:p>-1.52E-001</text:p>
          </table:table-cell>
          <table:table-cell table:formula="of:=[.A1115]/[.$K$4]" office:value-type="float" office:value="0.60062822" calcext:value-type="float">
            <text:p>0.60062822</text:p>
          </table:table-cell>
          <table:table-cell table:number-columns-repeated="1019"/>
        </table:table-row>
        <table:table-row table:style-name="ro1">
          <table:table-cell table:style-name="ce2" office:value-type="float" office:value="0.0603635162" calcext:value-type="float">
            <text:p>6.04E-002</text:p>
          </table:table-cell>
          <table:table-cell table:style-name="ce5" office:value-type="float" office:value="-0.152414262" calcext:value-type="float">
            <text:p>-1.52E-001</text:p>
          </table:table-cell>
          <table:table-cell table:formula="of:=[.A1116]/[.$K$4]" office:value-type="float" office:value="0.603635162" calcext:value-type="float">
            <text:p>0.603635162</text:p>
          </table:table-cell>
          <table:table-cell table:number-columns-repeated="1019"/>
        </table:table-row>
        <table:table-row table:style-name="ro1">
          <table:table-cell table:style-name="ce2" office:value-type="float" office:value="0.0607063584" calcext:value-type="float">
            <text:p>6.07E-002</text:p>
          </table:table-cell>
          <table:table-cell table:style-name="ce5" office:value-type="float" office:value="-0.153248638" calcext:value-type="float">
            <text:p>-1.53E-001</text:p>
          </table:table-cell>
          <table:table-cell table:formula="of:=[.A1117]/[.$K$4]" office:value-type="float" office:value="0.607063584" calcext:value-type="float">
            <text:p>0.607063584</text:p>
          </table:table-cell>
          <table:table-cell table:number-columns-repeated="1019"/>
        </table:table-row>
        <table:table-row table:style-name="ro1">
          <table:table-cell table:style-name="ce2" office:value-type="float" office:value="0.0608543828" calcext:value-type="float">
            <text:p>6.09E-002</text:p>
          </table:table-cell>
          <table:table-cell table:style-name="ce5" office:value-type="float" office:value="-0.154161662" calcext:value-type="float">
            <text:p>-1.54E-001</text:p>
          </table:table-cell>
          <table:table-cell table:formula="of:=[.A1118]/[.$K$4]" office:value-type="float" office:value="0.608543828" calcext:value-type="float">
            <text:p>0.608543828</text:p>
          </table:table-cell>
          <table:table-cell table:number-columns-repeated="1019"/>
        </table:table-row>
        <table:table-row table:style-name="ro1">
          <table:table-cell table:style-name="ce2" office:value-type="float" office:value="0.0613463335" calcext:value-type="float">
            <text:p>6.13E-002</text:p>
          </table:table-cell>
          <table:table-cell table:style-name="ce5" office:value-type="float" office:value="-0.155616432" calcext:value-type="float">
            <text:p>-1.56E-001</text:p>
          </table:table-cell>
          <table:table-cell table:formula="of:=[.A1119]/[.$K$4]" office:value-type="float" office:value="0.613463335" calcext:value-type="float">
            <text:p>0.613463335</text:p>
          </table:table-cell>
          <table:table-cell table:number-columns-repeated="1019"/>
        </table:table-row>
        <table:table-row table:style-name="ro1">
          <table:table-cell table:style-name="ce2" office:value-type="float" office:value="0.0617851205" calcext:value-type="float">
            <text:p>6.18E-002</text:p>
          </table:table-cell>
          <table:table-cell table:style-name="ce5" office:value-type="float" office:value="-0.157051638" calcext:value-type="float">
            <text:p>-1.57E-001</text:p>
          </table:table-cell>
          <table:table-cell table:formula="of:=[.A1120]/[.$K$4]" office:value-type="float" office:value="0.617851205" calcext:value-type="float">
            <text:p>0.617851205</text:p>
          </table:table-cell>
          <table:table-cell table:number-columns-repeated="1019"/>
        </table:table-row>
        <table:table-row table:style-name="ro1">
          <table:table-cell table:style-name="ce2" office:value-type="float" office:value="0.062069498" calcext:value-type="float">
            <text:p>6.21E-002</text:p>
          </table:table-cell>
          <table:table-cell table:style-name="ce5" office:value-type="float" office:value="-0.157479659" calcext:value-type="float">
            <text:p>-1.57E-001</text:p>
          </table:table-cell>
          <table:table-cell table:formula="of:=[.A1121]/[.$K$4]" office:value-type="float" office:value="0.62069498" calcext:value-type="float">
            <text:p>0.62069498</text:p>
          </table:table-cell>
          <table:table-cell table:number-columns-repeated="1019"/>
        </table:table-row>
        <table:table-row table:style-name="ro1">
          <table:table-cell table:style-name="ce2" office:value-type="float" office:value="0.0623652898" calcext:value-type="float">
            <text:p>6.24E-002</text:p>
          </table:table-cell>
          <table:table-cell table:style-name="ce5" office:value-type="float" office:value="-0.159092605" calcext:value-type="float">
            <text:p>-1.59E-001</text:p>
          </table:table-cell>
          <table:table-cell table:formula="of:=[.A1122]/[.$K$4]" office:value-type="float" office:value="0.623652898" calcext:value-type="float">
            <text:p>0.623652898</text:p>
          </table:table-cell>
          <table:table-cell table:number-columns-repeated="1019"/>
        </table:table-row>
        <table:table-row table:style-name="ro1">
          <table:table-cell table:style-name="ce2" office:value-type="float" office:value="0.0628600344" calcext:value-type="float">
            <text:p>6.29E-002</text:p>
          </table:table-cell>
          <table:table-cell table:style-name="ce5" office:value-type="float" office:value="-0.16021508" calcext:value-type="float">
            <text:p>-1.60E-001</text:p>
          </table:table-cell>
          <table:table-cell table:formula="of:=[.A1123]/[.$K$4]" office:value-type="float" office:value="0.628600344" calcext:value-type="float">
            <text:p>0.628600344</text:p>
          </table:table-cell>
          <table:table-cell table:number-columns-repeated="1019"/>
        </table:table-row>
        <table:table-row table:style-name="ro1">
          <table:table-cell table:style-name="ce2" office:value-type="float" office:value="0.0632497594" calcext:value-type="float">
            <text:p>6.32E-002</text:p>
          </table:table-cell>
          <table:table-cell table:style-name="ce5" office:value-type="float" office:value="-0.162181094" calcext:value-type="float">
            <text:p>-1.62E-001</text:p>
          </table:table-cell>
          <table:table-cell table:formula="of:=[.A1124]/[.$K$4]" office:value-type="float" office:value="0.632497594" calcext:value-type="float">
            <text:p>0.632497594</text:p>
          </table:table-cell>
          <table:table-cell table:number-columns-repeated="1019"/>
        </table:table-row>
        <table:table-row table:style-name="ro1">
          <table:table-cell table:style-name="ce2" office:value-type="float" office:value="0.0636602268" calcext:value-type="float">
            <text:p>6.37E-002</text:p>
          </table:table-cell>
          <table:table-cell table:style-name="ce5" office:value-type="float" office:value="-0.163620591" calcext:value-type="float">
            <text:p>-1.64E-001</text:p>
          </table:table-cell>
          <table:table-cell table:formula="of:=[.A1125]/[.$K$4]" office:value-type="float" office:value="0.636602268" calcext:value-type="float">
            <text:p>0.636602268</text:p>
          </table:table-cell>
          <table:table-cell table:number-columns-repeated="1019"/>
        </table:table-row>
        <table:table-row table:style-name="ro1">
          <table:table-cell table:style-name="ce2" office:value-type="float" office:value="0.0643116087" calcext:value-type="float">
            <text:p>6.43E-002</text:p>
          </table:table-cell>
          <table:table-cell table:style-name="ce5" office:value-type="float" office:value="-0.164882302" calcext:value-type="float">
            <text:p>-1.65E-001</text:p>
          </table:table-cell>
          <table:table-cell table:formula="of:=[.A1126]/[.$K$4]" office:value-type="float" office:value="0.643116087" calcext:value-type="float">
            <text:p>0.643116087</text:p>
          </table:table-cell>
          <table:table-cell table:number-columns-repeated="1019"/>
        </table:table-row>
        <table:table-row table:style-name="ro1">
          <table:table-cell table:style-name="ce2" office:value-type="float" office:value="0.0647041053" calcext:value-type="float">
            <text:p>6.47E-002</text:p>
          </table:table-cell>
          <table:table-cell table:style-name="ce5" office:value-type="float" office:value="-0.166188493" calcext:value-type="float">
            <text:p>-1.66E-001</text:p>
          </table:table-cell>
          <table:table-cell table:formula="of:=[.A1127]/[.$K$4]" office:value-type="float" office:value="0.647041053" calcext:value-type="float">
            <text:p>0.647041053</text:p>
          </table:table-cell>
          <table:table-cell table:number-columns-repeated="1019"/>
        </table:table-row>
        <table:table-row table:style-name="ro1">
          <table:table-cell table:style-name="ce2" office:value-type="float" office:value="0.0649604201" calcext:value-type="float">
            <text:p>6.50E-002</text:p>
          </table:table-cell>
          <table:table-cell table:style-name="ce5" office:value-type="float" office:value="-0.167124823" calcext:value-type="float">
            <text:p>-1.67E-001</text:p>
          </table:table-cell>
          <table:table-cell table:formula="of:=[.A1128]/[.$K$4]" office:value-type="float" office:value="0.649604201" calcext:value-type="float">
            <text:p>0.649604201</text:p>
          </table:table-cell>
          <table:table-cell table:number-columns-repeated="1019"/>
        </table:table-row>
        <table:table-row table:style-name="ro1">
          <table:table-cell table:style-name="ce2" office:value-type="float" office:value="0.0652054474" calcext:value-type="float">
            <text:p>6.52E-002</text:p>
          </table:table-cell>
          <table:table-cell table:style-name="ce5" office:value-type="float" office:value="-0.16827713" calcext:value-type="float">
            <text:p>-1.68E-001</text:p>
          </table:table-cell>
          <table:table-cell table:formula="of:=[.A1129]/[.$K$4]" office:value-type="float" office:value="0.652054474" calcext:value-type="float">
            <text:p>0.652054474</text:p>
          </table:table-cell>
          <table:table-cell table:number-columns-repeated="1019"/>
        </table:table-row>
        <table:table-row table:style-name="ro1">
          <table:table-cell table:style-name="ce2" office:value-type="float" office:value="0.0654460117" calcext:value-type="float">
            <text:p>6.54E-002</text:p>
          </table:table-cell>
          <table:table-cell table:style-name="ce5" office:value-type="float" office:value="-0.168837115" calcext:value-type="float">
            <text:p>-1.69E-001</text:p>
          </table:table-cell>
          <table:table-cell table:formula="of:=[.A1130]/[.$K$4]" office:value-type="float" office:value="0.654460117" calcext:value-type="float">
            <text:p>0.654460117</text:p>
          </table:table-cell>
          <table:table-cell table:number-columns-repeated="1019"/>
        </table:table-row>
        <table:table-row table:style-name="ro1">
          <table:table-cell table:style-name="ce2" office:value-type="float" office:value="0.0656409338" calcext:value-type="float">
            <text:p>6.56E-002</text:p>
          </table:table-cell>
          <table:table-cell table:style-name="ce5" office:value-type="float" office:value="-0.169507265" calcext:value-type="float">
            <text:p>-1.70E-001</text:p>
          </table:table-cell>
          <table:table-cell table:formula="of:=[.A1131]/[.$K$4]" office:value-type="float" office:value="0.656409338" calcext:value-type="float">
            <text:p>0.656409338</text:p>
          </table:table-cell>
          <table:table-cell table:number-columns-repeated="1019"/>
        </table:table-row>
        <table:table-row table:style-name="ro1">
          <table:table-cell table:style-name="ce2" office:value-type="float" office:value="0.0658218488" calcext:value-type="float">
            <text:p>6.58E-002</text:p>
          </table:table-cell>
          <table:table-cell table:style-name="ce5" office:value-type="float" office:value="-0.17028679" calcext:value-type="float">
            <text:p>-1.70E-001</text:p>
          </table:table-cell>
          <table:table-cell table:formula="of:=[.A1132]/[.$K$4]" office:value-type="float" office:value="0.658218488" calcext:value-type="float">
            <text:p>0.658218488</text:p>
          </table:table-cell>
          <table:table-cell table:number-columns-repeated="1019"/>
        </table:table-row>
        <table:table-row table:style-name="ro1">
          <table:table-cell table:style-name="ce2" office:value-type="float" office:value="0.0661061704" calcext:value-type="float">
            <text:p>6.61E-002</text:p>
          </table:table-cell>
          <table:table-cell table:style-name="ce5" office:value-type="float" office:value="-0.170941755" calcext:value-type="float">
            <text:p>-1.71E-001</text:p>
          </table:table-cell>
          <table:table-cell table:formula="of:=[.A1133]/[.$K$4]" office:value-type="float" office:value="0.661061704" calcext:value-type="float">
            <text:p>0.661061704</text:p>
          </table:table-cell>
          <table:table-cell table:number-columns-repeated="1019"/>
        </table:table-row>
        <table:table-row table:style-name="ro1">
          <table:table-cell table:style-name="ce2" office:value-type="float" office:value="0.0663179606" calcext:value-type="float">
            <text:p>6.63E-002</text:p>
          </table:table-cell>
          <table:table-cell table:style-name="ce5" office:value-type="float" office:value="-0.172085494" calcext:value-type="float">
            <text:p>-1.72E-001</text:p>
          </table:table-cell>
          <table:table-cell table:formula="of:=[.A1134]/[.$K$4]" office:value-type="float" office:value="0.663179606" calcext:value-type="float">
            <text:p>0.663179606</text:p>
          </table:table-cell>
          <table:table-cell table:number-columns-repeated="1019"/>
        </table:table-row>
        <table:table-row table:style-name="ro1">
          <table:table-cell table:style-name="ce2" office:value-type="float" office:value="0.0666057765" calcext:value-type="float">
            <text:p>6.66E-002</text:p>
          </table:table-cell>
          <table:table-cell table:style-name="ce5" office:value-type="float" office:value="-0.172961503" calcext:value-type="float">
            <text:p>-1.73E-001</text:p>
          </table:table-cell>
          <table:table-cell table:formula="of:=[.A1135]/[.$K$4]" office:value-type="float" office:value="0.666057765" calcext:value-type="float">
            <text:p>0.666057765</text:p>
          </table:table-cell>
          <table:table-cell table:number-columns-repeated="1019"/>
        </table:table-row>
        <table:table-row table:style-name="ro1">
          <table:table-cell table:style-name="ce2" office:value-type="float" office:value="0.0670732632" calcext:value-type="float">
            <text:p>6.71E-002</text:p>
          </table:table-cell>
          <table:table-cell table:style-name="ce5" office:value-type="float" office:value="-0.174474806" calcext:value-type="float">
            <text:p>-1.74E-001</text:p>
          </table:table-cell>
          <table:table-cell table:formula="of:=[.A1136]/[.$K$4]" office:value-type="float" office:value="0.670732632" calcext:value-type="float">
            <text:p>0.670732632</text:p>
          </table:table-cell>
          <table:table-cell table:number-columns-repeated="1019"/>
        </table:table-row>
        <table:table-row table:style-name="ro1">
          <table:table-cell table:style-name="ce2" office:value-type="float" office:value="0.0673848838" calcext:value-type="float">
            <text:p>6.74E-002</text:p>
          </table:table-cell>
          <table:table-cell table:style-name="ce5" office:value-type="float" office:value="-0.175573081" calcext:value-type="float">
            <text:p>-1.76E-001</text:p>
          </table:table-cell>
          <table:table-cell table:formula="of:=[.A1137]/[.$K$4]" office:value-type="float" office:value="0.673848838" calcext:value-type="float">
            <text:p>0.673848838</text:p>
          </table:table-cell>
          <table:table-cell table:number-columns-repeated="1019"/>
        </table:table-row>
        <table:table-row table:style-name="ro1">
          <table:table-cell table:style-name="ce2" office:value-type="float" office:value="0.0677685142" calcext:value-type="float">
            <text:p>6.78E-002</text:p>
          </table:table-cell>
          <table:table-cell table:style-name="ce5" office:value-type="float" office:value="-0.176837072" calcext:value-type="float">
            <text:p>-1.77E-001</text:p>
          </table:table-cell>
          <table:table-cell table:formula="of:=[.A1138]/[.$K$4]" office:value-type="float" office:value="0.677685142" calcext:value-type="float">
            <text:p>0.677685142</text:p>
          </table:table-cell>
          <table:table-cell table:number-columns-repeated="1019"/>
        </table:table-row>
        <table:table-row table:style-name="ro1">
          <table:table-cell table:style-name="ce2" office:value-type="float" office:value="0.0683828443" calcext:value-type="float">
            <text:p>6.84E-002</text:p>
          </table:table-cell>
          <table:table-cell table:style-name="ce5" office:value-type="float" office:value="-0.178851858" calcext:value-type="float">
            <text:p>-1.79E-001</text:p>
          </table:table-cell>
          <table:table-cell table:formula="of:=[.A1139]/[.$K$4]" office:value-type="float" office:value="0.683828443" calcext:value-type="float">
            <text:p>0.683828443</text:p>
          </table:table-cell>
          <table:table-cell table:number-columns-repeated="1019"/>
        </table:table-row>
        <table:table-row table:style-name="ro1">
          <table:table-cell table:style-name="ce2" office:value-type="float" office:value="0.0687841177" calcext:value-type="float">
            <text:p>6.88E-002</text:p>
          </table:table-cell>
          <table:table-cell table:style-name="ce5" office:value-type="float" office:value="-0.180134267" calcext:value-type="float">
            <text:p>-1.80E-001</text:p>
          </table:table-cell>
          <table:table-cell table:formula="of:=[.A1140]/[.$K$4]" office:value-type="float" office:value="0.687841177" calcext:value-type="float">
            <text:p>0.687841177</text:p>
          </table:table-cell>
          <table:table-cell table:number-columns-repeated="1019"/>
        </table:table-row>
        <table:table-row table:style-name="ro1">
          <table:table-cell table:style-name="ce2" office:value-type="float" office:value="0.0692588165" calcext:value-type="float">
            <text:p>6.93E-002</text:p>
          </table:table-cell>
          <table:table-cell table:style-name="ce5" office:value-type="float" office:value="-0.18123287" calcext:value-type="float">
            <text:p>-1.81E-001</text:p>
          </table:table-cell>
          <table:table-cell table:formula="of:=[.A1141]/[.$K$4]" office:value-type="float" office:value="0.692588165" calcext:value-type="float">
            <text:p>0.692588165</text:p>
          </table:table-cell>
          <table:table-cell table:number-columns-repeated="1019"/>
        </table:table-row>
        <table:table-row table:style-name="ro1">
          <table:table-cell table:style-name="ce2" office:value-type="float" office:value="0.0694866627" calcext:value-type="float">
            <text:p>6.95E-002</text:p>
          </table:table-cell>
          <table:table-cell table:style-name="ce5" office:value-type="float" office:value="-0.182496205" calcext:value-type="float">
            <text:p>-1.82E-001</text:p>
          </table:table-cell>
          <table:table-cell table:formula="of:=[.A1142]/[.$K$4]" office:value-type="float" office:value="0.694866627" calcext:value-type="float">
            <text:p>0.694866627</text:p>
          </table:table-cell>
          <table:table-cell table:number-columns-repeated="1019"/>
        </table:table-row>
        <table:table-row table:style-name="ro1">
          <table:table-cell table:style-name="ce2" office:value-type="float" office:value="0.0697064474" calcext:value-type="float">
            <text:p>6.97E-002</text:p>
          </table:table-cell>
          <table:table-cell table:style-name="ce5" office:value-type="float" office:value="-0.183394045" calcext:value-type="float">
            <text:p>-1.83E-001</text:p>
          </table:table-cell>
          <table:table-cell table:formula="of:=[.A1143]/[.$K$4]" office:value-type="float" office:value="0.697064474" calcext:value-type="float">
            <text:p>0.697064474</text:p>
          </table:table-cell>
          <table:table-cell table:number-columns-repeated="1019"/>
        </table:table-row>
        <table:table-row table:style-name="ro1">
          <table:table-cell table:style-name="ce2" office:value-type="float" office:value="0.0698842779" calcext:value-type="float">
            <text:p>6.99E-002</text:p>
          </table:table-cell>
          <table:table-cell table:style-name="ce5" office:value-type="float" office:value="-0.18368572" calcext:value-type="float">
            <text:p>-1.84E-001</text:p>
          </table:table-cell>
          <table:table-cell table:formula="of:=[.A1144]/[.$K$4]" office:value-type="float" office:value="0.698842779" calcext:value-type="float">
            <text:p>0.698842779</text:p>
          </table:table-cell>
          <table:table-cell table:number-columns-repeated="1019"/>
        </table:table-row>
        <table:table-row table:style-name="ro1">
          <table:table-cell table:style-name="ce2" office:value-type="float" office:value="0.0699600428" calcext:value-type="float">
            <text:p>7.00E-002</text:p>
          </table:table-cell>
          <table:table-cell table:style-name="ce5" office:value-type="float" office:value="-0.18395406" calcext:value-type="float">
            <text:p>-1.84E-001</text:p>
          </table:table-cell>
          <table:table-cell table:formula="of:=[.A1145]/[.$K$4]" office:value-type="float" office:value="0.699600428" calcext:value-type="float">
            <text:p>0.699600428</text:p>
          </table:table-cell>
          <table:table-cell table:number-columns-repeated="1019"/>
        </table:table-row>
        <table:table-row table:style-name="ro1">
          <table:table-cell table:style-name="ce2" office:value-type="float" office:value="0.0700377375" calcext:value-type="float">
            <text:p>7.00E-002</text:p>
          </table:table-cell>
          <table:table-cell table:style-name="ce5" office:value-type="float" office:value="-0.184517547" calcext:value-type="float">
            <text:p>-1.85E-001</text:p>
          </table:table-cell>
          <table:table-cell table:formula="of:=[.A1146]/[.$K$4]" office:value-type="float" office:value="0.700377375" calcext:value-type="float">
            <text:p>0.700377375</text:p>
          </table:table-cell>
          <table:table-cell table:number-columns-repeated="1019"/>
        </table:table-row>
        <table:table-row table:style-name="ro1">
          <table:table-cell table:style-name="ce2" office:value-type="float" office:value="0.0704184398" calcext:value-type="float">
            <text:p>7.04E-002</text:p>
          </table:table-cell>
          <table:table-cell table:style-name="ce5" office:value-type="float" office:value="-0.186037913" calcext:value-type="float">
            <text:p>-1.86E-001</text:p>
          </table:table-cell>
          <table:table-cell table:formula="of:=[.A1147]/[.$K$4]" office:value-type="float" office:value="0.704184398" calcext:value-type="float">
            <text:p>0.704184398</text:p>
          </table:table-cell>
          <table:table-cell table:number-columns-repeated="1019"/>
        </table:table-row>
        <table:table-row table:style-name="ro1">
          <table:table-cell table:style-name="ce2" office:value-type="float" office:value="0.0711059049" calcext:value-type="float">
            <text:p>7.11E-002</text:p>
          </table:table-cell>
          <table:table-cell table:style-name="ce5" office:value-type="float" office:value="-0.188506797" calcext:value-type="float">
            <text:p>-1.89E-001</text:p>
          </table:table-cell>
          <table:table-cell table:formula="of:=[.A1148]/[.$K$4]" office:value-type="float" office:value="0.711059049" calcext:value-type="float">
            <text:p>0.711059049</text:p>
          </table:table-cell>
          <table:table-cell table:number-columns-repeated="1019"/>
        </table:table-row>
        <table:table-row table:style-name="ro1">
          <table:table-cell table:style-name="ce2" office:value-type="float" office:value="0.0722809583" calcext:value-type="float">
            <text:p>7.23E-002</text:p>
          </table:table-cell>
          <table:table-cell table:style-name="ce5" office:value-type="float" office:value="-0.192422733" calcext:value-type="float">
            <text:p>-1.92E-001</text:p>
          </table:table-cell>
          <table:table-cell table:formula="of:=[.A1149]/[.$K$4]" office:value-type="float" office:value="0.722809583" calcext:value-type="float">
            <text:p>0.722809583</text:p>
          </table:table-cell>
          <table:table-cell table:number-columns-repeated="1019"/>
        </table:table-row>
        <table:table-row table:style-name="ro1">
          <table:table-cell table:style-name="ce2" office:value-type="float" office:value="0.0730611831" calcext:value-type="float">
            <text:p>7.31E-002</text:p>
          </table:table-cell>
          <table:table-cell table:style-name="ce5" office:value-type="float" office:value="-0.196132049" calcext:value-type="float">
            <text:p>-1.96E-001</text:p>
          </table:table-cell>
          <table:table-cell table:formula="of:=[.A1150]/[.$K$4]" office:value-type="float" office:value="0.730611831" calcext:value-type="float">
            <text:p>0.730611831</text:p>
          </table:table-cell>
          <table:table-cell table:number-columns-repeated="1019"/>
        </table:table-row>
        <table:table-row table:style-name="ro1">
          <table:table-cell table:style-name="ce2" office:value-type="float" office:value="0.0738992691" calcext:value-type="float">
            <text:p>7.39E-002</text:p>
          </table:table-cell>
          <table:table-cell table:style-name="ce5" office:value-type="float" office:value="-0.197248191" calcext:value-type="float">
            <text:p>-1.97E-001</text:p>
          </table:table-cell>
          <table:table-cell table:formula="of:=[.A1151]/[.$K$4]" office:value-type="float" office:value="0.738992691" calcext:value-type="float">
            <text:p>0.738992691</text:p>
          </table:table-cell>
          <table:table-cell table:number-columns-repeated="1019"/>
        </table:table-row>
        <table:table-row table:style-name="ro1">
          <table:table-cell table:style-name="ce2" office:value-type="float" office:value="0.074058786" calcext:value-type="float">
            <text:p>7.41E-002</text:p>
          </table:table-cell>
          <table:table-cell table:style-name="ce5" office:value-type="float" office:value="-0.197907656" calcext:value-type="float">
            <text:p>-1.98E-001</text:p>
          </table:table-cell>
          <table:table-cell table:formula="of:=[.A1152]/[.$K$4]" office:value-type="float" office:value="0.74058786" calcext:value-type="float">
            <text:p>0.74058786</text:p>
          </table:table-cell>
          <table:table-cell table:number-columns-repeated="1019"/>
        </table:table-row>
        <table:table-row table:style-name="ro1">
          <table:table-cell table:style-name="ce2" office:value-type="float" office:value="0.0742515251" calcext:value-type="float">
            <text:p>7.43E-002</text:p>
          </table:table-cell>
          <table:table-cell table:style-name="ce5" office:value-type="float" office:value="-0.19848296" calcext:value-type="float">
            <text:p>-1.98E-001</text:p>
          </table:table-cell>
          <table:table-cell table:formula="of:=[.A1153]/[.$K$4]" office:value-type="float" office:value="0.742515251" calcext:value-type="float">
            <text:p>0.742515251</text:p>
          </table:table-cell>
          <table:table-cell table:number-columns-repeated="1019"/>
        </table:table-row>
        <table:table-row table:style-name="ro1">
          <table:table-cell table:style-name="ce2" office:value-type="float" office:value="0.0745173991" calcext:value-type="float">
            <text:p>7.45E-002</text:p>
          </table:table-cell>
          <table:table-cell table:style-name="ce5" office:value-type="float" office:value="-0.199428022" calcext:value-type="float">
            <text:p>-1.99E-001</text:p>
          </table:table-cell>
          <table:table-cell table:formula="of:=[.A1154]/[.$K$4]" office:value-type="float" office:value="0.745173991" calcext:value-type="float">
            <text:p>0.745173991</text:p>
          </table:table-cell>
          <table:table-cell table:number-columns-repeated="1019"/>
        </table:table-row>
        <table:table-row table:style-name="ro1">
          <table:table-cell table:style-name="ce2" office:value-type="float" office:value="0.0748761445" calcext:value-type="float">
            <text:p>7.49E-002</text:p>
          </table:table-cell>
          <table:table-cell table:style-name="ce5" office:value-type="float" office:value="-0.201318607" calcext:value-type="float">
            <text:p>-2.01E-001</text:p>
          </table:table-cell>
          <table:table-cell table:formula="of:=[.A1155]/[.$K$4]" office:value-type="float" office:value="0.748761445" calcext:value-type="float">
            <text:p>0.748761445</text:p>
          </table:table-cell>
          <table:table-cell table:number-columns-repeated="1019"/>
        </table:table-row>
        <table:table-row table:style-name="ro1">
          <table:table-cell table:style-name="ce2" office:value-type="float" office:value="0.0754605457" calcext:value-type="float">
            <text:p>7.55E-002</text:p>
          </table:table-cell>
          <table:table-cell table:style-name="ce5" office:value-type="float" office:value="-0.202597558" calcext:value-type="float">
            <text:p>-2.03E-001</text:p>
          </table:table-cell>
          <table:table-cell table:formula="of:=[.A1156]/[.$K$4]" office:value-type="float" office:value="0.754605457" calcext:value-type="float">
            <text:p>0.754605457</text:p>
          </table:table-cell>
          <table:table-cell table:number-columns-repeated="1019"/>
        </table:table-row>
        <table:table-row table:style-name="ro1">
          <table:table-cell table:style-name="ce2" office:value-type="float" office:value="0.0759508908" calcext:value-type="float">
            <text:p>7.60E-002</text:p>
          </table:table-cell>
          <table:table-cell table:style-name="ce5" office:value-type="float" office:value="-0.205123425" calcext:value-type="float">
            <text:p>-2.05E-001</text:p>
          </table:table-cell>
          <table:table-cell table:formula="of:=[.A1157]/[.$K$4]" office:value-type="float" office:value="0.759508908" calcext:value-type="float">
            <text:p>0.759508908</text:p>
          </table:table-cell>
          <table:table-cell table:number-columns-repeated="1019"/>
        </table:table-row>
        <table:table-row table:style-name="ro1">
          <table:table-cell table:style-name="ce2" office:value-type="float" office:value="0.0765129924" calcext:value-type="float">
            <text:p>7.65E-002</text:p>
          </table:table-cell>
          <table:table-cell table:style-name="ce5" office:value-type="float" office:value="-0.207241058" calcext:value-type="float">
            <text:p>-2.07E-001</text:p>
          </table:table-cell>
          <table:table-cell table:formula="of:=[.A1158]/[.$K$4]" office:value-type="float" office:value="0.765129924" calcext:value-type="float">
            <text:p>0.765129924</text:p>
          </table:table-cell>
          <table:table-cell table:number-columns-repeated="1019"/>
        </table:table-row>
        <table:table-row table:style-name="ro1">
          <table:table-cell table:style-name="ce2" office:value-type="float" office:value="0.0774678364" calcext:value-type="float">
            <text:p>7.75E-002</text:p>
          </table:table-cell>
          <table:table-cell table:style-name="ce5" office:value-type="float" office:value="-0.210377693" calcext:value-type="float">
            <text:p>-2.10E-001</text:p>
          </table:table-cell>
          <table:table-cell table:formula="of:=[.A1159]/[.$K$4]" office:value-type="float" office:value="0.774678364" calcext:value-type="float">
            <text:p>0.774678364</text:p>
          </table:table-cell>
          <table:table-cell table:number-columns-repeated="1019"/>
        </table:table-row>
        <table:table-row table:style-name="ro1">
          <table:table-cell table:style-name="ce2" office:value-type="float" office:value="0.0781107619" calcext:value-type="float">
            <text:p>7.81E-002</text:p>
          </table:table-cell>
          <table:table-cell table:style-name="ce5" office:value-type="float" office:value="-0.21241726" calcext:value-type="float">
            <text:p>-2.12E-001</text:p>
          </table:table-cell>
          <table:table-cell table:formula="of:=[.A1160]/[.$K$4]" office:value-type="float" office:value="0.781107619" calcext:value-type="float">
            <text:p>0.781107619</text:p>
          </table:table-cell>
          <table:table-cell table:number-columns-repeated="1019"/>
        </table:table-row>
        <table:table-row table:style-name="ro1">
          <table:table-cell table:style-name="ce2" office:value-type="float" office:value="0.078907229" calcext:value-type="float">
            <text:p>7.89E-002</text:p>
          </table:table-cell>
          <table:table-cell table:style-name="ce5" office:value-type="float" office:value="-0.214095518" calcext:value-type="float">
            <text:p>-2.14E-001</text:p>
          </table:table-cell>
          <table:table-cell table:formula="of:=[.A1161]/[.$K$4]" office:value-type="float" office:value="0.78907229" calcext:value-type="float">
            <text:p>0.78907229</text:p>
          </table:table-cell>
          <table:table-cell table:number-columns-repeated="1019"/>
        </table:table-row>
        <table:table-row table:style-name="ro1">
          <table:table-cell table:style-name="ce2" office:value-type="float" office:value="0.079454504" calcext:value-type="float">
            <text:p>7.95E-002</text:p>
          </table:table-cell>
          <table:table-cell table:style-name="ce5" office:value-type="float" office:value="-0.2160981" calcext:value-type="float">
            <text:p>-2.16E-001</text:p>
          </table:table-cell>
          <table:table-cell table:formula="of:=[.A1162]/[.$K$4]" office:value-type="float" office:value="0.79454504" calcext:value-type="float">
            <text:p>0.79454504</text:p>
          </table:table-cell>
          <table:table-cell table:number-columns-repeated="1019"/>
        </table:table-row>
        <table:table-row table:style-name="ro1">
          <table:table-cell table:style-name="ce2" office:value-type="float" office:value="0.0800247118" calcext:value-type="float">
            <text:p>8.00E-002</text:p>
          </table:table-cell>
          <table:table-cell table:style-name="ce5" office:value-type="float" office:value="-0.218832135" calcext:value-type="float">
            <text:p>-2.19E-001</text:p>
          </table:table-cell>
          <table:table-cell table:formula="of:=[.A1163]/[.$K$4]" office:value-type="float" office:value="0.800247118" calcext:value-type="float">
            <text:p>0.800247118</text:p>
          </table:table-cell>
          <table:table-cell table:number-columns-repeated="1019"/>
        </table:table-row>
        <table:table-row table:style-name="ro1">
          <table:table-cell table:style-name="ce2" office:value-type="float" office:value="0.0808021426" calcext:value-type="float">
            <text:p>8.08E-002</text:p>
          </table:table-cell>
          <table:table-cell table:style-name="ce5" office:value-type="float" office:value="-0.220521361" calcext:value-type="float">
            <text:p>-2.21E-001</text:p>
          </table:table-cell>
          <table:table-cell table:formula="of:=[.A1164]/[.$K$4]" office:value-type="float" office:value="0.808021426" calcext:value-type="float">
            <text:p>0.808021426</text:p>
          </table:table-cell>
          <table:table-cell table:number-columns-repeated="1019"/>
        </table:table-row>
        <table:table-row table:style-name="ro1">
          <table:table-cell table:style-name="ce2" office:value-type="float" office:value="0.0813462734" calcext:value-type="float">
            <text:p>8.13E-002</text:p>
          </table:table-cell>
          <table:table-cell table:style-name="ce5" office:value-type="float" office:value="-0.223481953" calcext:value-type="float">
            <text:p>-2.23E-001</text:p>
          </table:table-cell>
          <table:table-cell table:formula="of:=[.A1165]/[.$K$4]" office:value-type="float" office:value="0.813462734" calcext:value-type="float">
            <text:p>0.813462734</text:p>
          </table:table-cell>
          <table:table-cell table:number-columns-repeated="1019"/>
        </table:table-row>
        <table:table-row table:style-name="ro1">
          <table:table-cell table:style-name="ce2" office:value-type="float" office:value="0.0819558799" calcext:value-type="float">
            <text:p>8.20E-002</text:p>
          </table:table-cell>
          <table:table-cell table:style-name="ce5" office:value-type="float" office:value="-0.225191683" calcext:value-type="float">
            <text:p>-2.25E-001</text:p>
          </table:table-cell>
          <table:table-cell table:formula="of:=[.A1166]/[.$K$4]" office:value-type="float" office:value="0.819558799" calcext:value-type="float">
            <text:p>0.819558799</text:p>
          </table:table-cell>
          <table:table-cell table:number-columns-repeated="1019"/>
        </table:table-row>
        <table:table-row table:style-name="ro1">
          <table:table-cell table:style-name="ce2" office:value-type="float" office:value="0.0826525018" calcext:value-type="float">
            <text:p>8.27E-002</text:p>
          </table:table-cell>
          <table:table-cell table:style-name="ce5" office:value-type="float" office:value="-0.227644265" calcext:value-type="float">
            <text:p>-2.28E-001</text:p>
          </table:table-cell>
          <table:table-cell table:formula="of:=[.A1167]/[.$K$4]" office:value-type="float" office:value="0.826525018" calcext:value-type="float">
            <text:p>0.826525018</text:p>
          </table:table-cell>
          <table:table-cell table:number-columns-repeated="1019"/>
        </table:table-row>
        <table:table-row table:style-name="ro1">
          <table:table-cell table:style-name="ce2" office:value-type="float" office:value="0.08312314" calcext:value-type="float">
            <text:p>8.31E-002</text:p>
          </table:table-cell>
          <table:table-cell table:style-name="ce5" office:value-type="float" office:value="-0.229402602" calcext:value-type="float">
            <text:p>-2.29E-001</text:p>
          </table:table-cell>
          <table:table-cell table:formula="of:=[.A1168]/[.$K$4]" office:value-type="float" office:value="0.8312314" calcext:value-type="float">
            <text:p>0.8312314</text:p>
          </table:table-cell>
          <table:table-cell table:number-columns-repeated="1019"/>
        </table:table-row>
        <table:table-row table:style-name="ro1">
          <table:table-cell table:style-name="ce2" office:value-type="float" office:value="0.0838513002" calcext:value-type="float">
            <text:p>8.39E-002</text:p>
          </table:table-cell>
          <table:table-cell table:style-name="ce5" office:value-type="float" office:value="-0.231666625" calcext:value-type="float">
            <text:p>-2.32E-001</text:p>
          </table:table-cell>
          <table:table-cell table:formula="of:=[.A1169]/[.$K$4]" office:value-type="float" office:value="0.838513002" calcext:value-type="float">
            <text:p>0.838513002</text:p>
          </table:table-cell>
          <table:table-cell table:number-columns-repeated="1019"/>
        </table:table-row>
        <table:table-row table:style-name="ro1">
          <table:table-cell table:style-name="ce2" office:value-type="float" office:value="0.084224008" calcext:value-type="float">
            <text:p>8.42E-002</text:p>
          </table:table-cell>
          <table:table-cell table:style-name="ce5" office:value-type="float" office:value="-0.232852548" calcext:value-type="float">
            <text:p>-2.33E-001</text:p>
          </table:table-cell>
          <table:table-cell table:formula="of:=[.A1170]/[.$K$4]" office:value-type="float" office:value="0.84224008" calcext:value-type="float">
            <text:p>0.84224008</text:p>
          </table:table-cell>
          <table:table-cell table:number-columns-repeated="1019"/>
        </table:table-row>
        <table:table-row table:style-name="ro1">
          <table:table-cell table:style-name="ce2" office:value-type="float" office:value="0.0847516954" calcext:value-type="float">
            <text:p>8.48E-002</text:p>
          </table:table-cell>
          <table:table-cell table:style-name="ce5" office:value-type="float" office:value="-0.234049812" calcext:value-type="float">
            <text:p>-2.34E-001</text:p>
          </table:table-cell>
          <table:table-cell table:formula="of:=[.A1171]/[.$K$4]" office:value-type="float" office:value="0.847516954" calcext:value-type="float">
            <text:p>0.847516954</text:p>
          </table:table-cell>
          <table:table-cell table:number-columns-repeated="1019"/>
        </table:table-row>
        <table:table-row table:style-name="ro1">
          <table:table-cell table:style-name="ce2" office:value-type="float" office:value="0.0849477798" calcext:value-type="float">
            <text:p>8.49E-002</text:p>
          </table:table-cell>
          <table:table-cell table:style-name="ce5" office:value-type="float" office:value="-0.23626475" calcext:value-type="float">
            <text:p>-2.36E-001</text:p>
          </table:table-cell>
          <table:table-cell table:formula="of:=[.A1172]/[.$K$4]" office:value-type="float" office:value="0.849477798" calcext:value-type="float">
            <text:p>0.849477798</text:p>
          </table:table-cell>
          <table:table-cell table:number-columns-repeated="1019"/>
        </table:table-row>
        <table:table-row table:style-name="ro1">
          <table:table-cell table:style-name="ce2" office:value-type="float" office:value="0.0856441855" calcext:value-type="float">
            <text:p>8.56E-002</text:p>
          </table:table-cell>
          <table:table-cell table:style-name="ce5" office:value-type="float" office:value="-0.237819538" calcext:value-type="float">
            <text:p>-2.38E-001</text:p>
          </table:table-cell>
          <table:table-cell table:formula="of:=[.A1173]/[.$K$4]" office:value-type="float" office:value="0.856441855" calcext:value-type="float">
            <text:p>0.856441855</text:p>
          </table:table-cell>
          <table:table-cell table:number-columns-repeated="1019"/>
        </table:table-row>
        <table:table-row table:style-name="ro1">
          <table:table-cell table:style-name="ce2" office:value-type="float" office:value="0.0863482058" calcext:value-type="float">
            <text:p>8.63E-002</text:p>
          </table:table-cell>
          <table:table-cell table:style-name="ce5" office:value-type="float" office:value="-0.239354372" calcext:value-type="float">
            <text:p>-2.39E-001</text:p>
          </table:table-cell>
          <table:table-cell table:formula="of:=[.A1174]/[.$K$4]" office:value-type="float" office:value="0.863482058" calcext:value-type="float">
            <text:p>0.863482058</text:p>
          </table:table-cell>
          <table:table-cell table:number-columns-repeated="1019"/>
        </table:table-row>
        <table:table-row table:style-name="ro1">
          <table:table-cell table:style-name="ce2" office:value-type="float" office:value="0.0865623802" calcext:value-type="float">
            <text:p>8.66E-002</text:p>
          </table:table-cell>
          <table:table-cell table:style-name="ce5" office:value-type="float" office:value="-0.241610199" calcext:value-type="float">
            <text:p>-2.42E-001</text:p>
          </table:table-cell>
          <table:table-cell table:formula="of:=[.A1175]/[.$K$4]" office:value-type="float" office:value="0.865623802" calcext:value-type="float">
            <text:p>0.865623802</text:p>
          </table:table-cell>
          <table:table-cell table:number-columns-repeated="1019"/>
        </table:table-row>
        <table:table-row table:style-name="ro1">
          <table:table-cell table:style-name="ce2" office:value-type="float" office:value="0.0872550756" calcext:value-type="float">
            <text:p>8.73E-002</text:p>
          </table:table-cell>
          <table:table-cell table:style-name="ce5" office:value-type="float" office:value="-0.243802682" calcext:value-type="float">
            <text:p>-2.44E-001</text:p>
          </table:table-cell>
          <table:table-cell table:formula="of:=[.A1176]/[.$K$4]" office:value-type="float" office:value="0.872550756" calcext:value-type="float">
            <text:p>0.872550756</text:p>
          </table:table-cell>
          <table:table-cell table:number-columns-repeated="1019"/>
        </table:table-row>
        <table:table-row table:style-name="ro1">
          <table:table-cell table:style-name="ce2" office:value-type="float" office:value="0.0877038911" calcext:value-type="float">
            <text:p>8.77E-002</text:p>
          </table:table-cell>
          <table:table-cell table:style-name="ce5" office:value-type="float" office:value="-0.245283812" calcext:value-type="float">
            <text:p>-2.45E-001</text:p>
          </table:table-cell>
          <table:table-cell table:formula="of:=[.A1177]/[.$K$4]" office:value-type="float" office:value="0.877038911" calcext:value-type="float">
            <text:p>0.877038911</text:p>
          </table:table-cell>
          <table:table-cell table:number-columns-repeated="1019"/>
        </table:table-row>
        <table:table-row table:style-name="ro1">
          <table:table-cell table:style-name="ce2" office:value-type="float" office:value="0.0883920193" calcext:value-type="float">
            <text:p>8.84E-002</text:p>
          </table:table-cell>
          <table:table-cell table:style-name="ce5" office:value-type="float" office:value="-0.246805638" calcext:value-type="float">
            <text:p>-2.47E-001</text:p>
          </table:table-cell>
          <table:table-cell table:formula="of:=[.A1178]/[.$K$4]" office:value-type="float" office:value="0.883920193" calcext:value-type="float">
            <text:p>0.883920193</text:p>
          </table:table-cell>
          <table:table-cell table:number-columns-repeated="1019"/>
        </table:table-row>
        <table:table-row table:style-name="ro1">
          <table:table-cell table:style-name="ce2" office:value-type="float" office:value="0.0888386816" calcext:value-type="float">
            <text:p>8.88E-002</text:p>
          </table:table-cell>
          <table:table-cell table:style-name="ce5" office:value-type="float" office:value="-0.248191237" calcext:value-type="float">
            <text:p>-2.48E-001</text:p>
          </table:table-cell>
          <table:table-cell table:formula="of:=[.A1179]/[.$K$4]" office:value-type="float" office:value="0.888386816" calcext:value-type="float">
            <text:p>0.888386816</text:p>
          </table:table-cell>
          <table:table-cell table:number-columns-repeated="1019"/>
        </table:table-row>
        <table:table-row table:style-name="ro1">
          <table:table-cell table:style-name="ce2" office:value-type="float" office:value="0.0893150046" calcext:value-type="float">
            <text:p>8.93E-002</text:p>
          </table:table-cell>
          <table:table-cell table:style-name="ce5" office:value-type="float" office:value="-0.249692038" calcext:value-type="float">
            <text:p>-2.50E-001</text:p>
          </table:table-cell>
          <table:table-cell table:formula="of:=[.A1180]/[.$K$4]" office:value-type="float" office:value="0.893150046" calcext:value-type="float">
            <text:p>0.893150046</text:p>
          </table:table-cell>
          <table:table-cell table:number-columns-repeated="1019"/>
        </table:table-row>
        <table:table-row table:style-name="ro1">
          <table:table-cell table:style-name="ce2" office:value-type="float" office:value="0.0896177217" calcext:value-type="float">
            <text:p>8.96E-002</text:p>
          </table:table-cell>
          <table:table-cell table:style-name="ce5" office:value-type="float" office:value="-0.250689328" calcext:value-type="float">
            <text:p>-2.51E-001</text:p>
          </table:table-cell>
          <table:table-cell table:formula="of:=[.A1181]/[.$K$4]" office:value-type="float" office:value="0.896177217" calcext:value-type="float">
            <text:p>0.896177217</text:p>
          </table:table-cell>
          <table:table-cell table:number-columns-repeated="1019"/>
        </table:table-row>
        <table:table-row table:style-name="ro1">
          <table:table-cell table:style-name="ce2" office:value-type="float" office:value="0.0898927972" calcext:value-type="float">
            <text:p>8.99E-002</text:p>
          </table:table-cell>
          <table:table-cell table:style-name="ce5" office:value-type="float" office:value="-0.252603471" calcext:value-type="float">
            <text:p>-2.53E-001</text:p>
          </table:table-cell>
          <table:table-cell table:formula="of:=[.A1182]/[.$K$4]" office:value-type="float" office:value="0.898927972" calcext:value-type="float">
            <text:p>0.898927972</text:p>
          </table:table-cell>
          <table:table-cell table:number-columns-repeated="1019"/>
        </table:table-row>
        <table:table-row table:style-name="ro1">
          <table:table-cell table:style-name="ce2" office:value-type="float" office:value="0.0905006453" calcext:value-type="float">
            <text:p>9.05E-002</text:p>
          </table:table-cell>
          <table:table-cell table:style-name="ce5" office:value-type="float" office:value="-0.253807247" calcext:value-type="float">
            <text:p>-2.54E-001</text:p>
          </table:table-cell>
          <table:table-cell table:formula="of:=[.A1183]/[.$K$4]" office:value-type="float" office:value="0.905006453" calcext:value-type="float">
            <text:p>0.905006453</text:p>
          </table:table-cell>
          <table:table-cell table:number-columns-repeated="1019"/>
        </table:table-row>
        <table:table-row table:style-name="ro1">
          <table:table-cell table:style-name="ce2" office:value-type="float" office:value="0.0910190716" calcext:value-type="float">
            <text:p>9.10E-002</text:p>
          </table:table-cell>
          <table:table-cell table:style-name="ce5" office:value-type="float" office:value="-0.254965872" calcext:value-type="float">
            <text:p>-2.55E-001</text:p>
          </table:table-cell>
          <table:table-cell table:formula="of:=[.A1184]/[.$K$4]" office:value-type="float" office:value="0.910190716" calcext:value-type="float">
            <text:p>0.910190716</text:p>
          </table:table-cell>
          <table:table-cell table:number-columns-repeated="1019"/>
        </table:table-row>
        <table:table-row table:style-name="ro1">
          <table:table-cell table:style-name="ce2" office:value-type="float" office:value="0.0911524817" calcext:value-type="float">
            <text:p>9.12E-002</text:p>
          </table:table-cell>
          <table:table-cell table:style-name="ce5" office:value-type="float" office:value="-0.256592482" calcext:value-type="float">
            <text:p>-2.57E-001</text:p>
          </table:table-cell>
          <table:table-cell table:formula="of:=[.A1185]/[.$K$4]" office:value-type="float" office:value="0.911524817" calcext:value-type="float">
            <text:p>0.911524817</text:p>
          </table:table-cell>
          <table:table-cell table:number-columns-repeated="1019"/>
        </table:table-row>
        <table:table-row table:style-name="ro1">
          <table:table-cell table:style-name="ce2" office:value-type="float" office:value="0.0917204618" calcext:value-type="float">
            <text:p>9.17E-002</text:p>
          </table:table-cell>
          <table:table-cell table:style-name="ce5" office:value-type="float" office:value="-0.258400291" calcext:value-type="float">
            <text:p>-2.58E-001</text:p>
          </table:table-cell>
          <table:table-cell table:formula="of:=[.A1186]/[.$K$4]" office:value-type="float" office:value="0.917204618" calcext:value-type="float">
            <text:p>0.917204618</text:p>
          </table:table-cell>
          <table:table-cell table:number-columns-repeated="1019"/>
        </table:table-row>
        <table:table-row table:style-name="ro1">
          <table:table-cell table:style-name="ce2" office:value-type="float" office:value="0.0926376209" calcext:value-type="float">
            <text:p>9.26E-002</text:p>
          </table:table-cell>
          <table:table-cell table:style-name="ce5" office:value-type="float" office:value="-0.25905636" calcext:value-type="float">
            <text:p>-2.59E-001</text:p>
          </table:table-cell>
          <table:table-cell table:formula="of:=[.A1187]/[.$K$4]" office:value-type="float" office:value="0.926376209" calcext:value-type="float">
            <text:p>0.926376209</text:p>
          </table:table-cell>
          <table:table-cell table:number-columns-repeated="1019"/>
        </table:table-row>
        <table:table-row table:style-name="ro1">
          <table:table-cell table:style-name="ce2" office:value-type="float" office:value="0.0929366872" calcext:value-type="float">
            <text:p>9.29E-002</text:p>
          </table:table-cell>
          <table:table-cell table:style-name="ce5" office:value-type="float" office:value="-0.261724025" calcext:value-type="float">
            <text:p>-2.62E-001</text:p>
          </table:table-cell>
          <table:table-cell table:formula="of:=[.A1188]/[.$K$4]" office:value-type="float" office:value="0.929366872" calcext:value-type="float">
            <text:p>0.929366872</text:p>
          </table:table-cell>
          <table:table-cell table:number-columns-repeated="1019"/>
        </table:table-row>
        <table:table-row table:style-name="ro1">
          <table:table-cell table:style-name="ce2" office:value-type="float" office:value="0.0936101675" calcext:value-type="float">
            <text:p>9.36E-002</text:p>
          </table:table-cell>
          <table:table-cell table:style-name="ce5" office:value-type="float" office:value="-0.264537781" calcext:value-type="float">
            <text:p>-2.65E-001</text:p>
          </table:table-cell>
          <table:table-cell table:formula="of:=[.A1189]/[.$K$4]" office:value-type="float" office:value="0.936101675" calcext:value-type="float">
            <text:p>0.936101675</text:p>
          </table:table-cell>
          <table:table-cell table:number-columns-repeated="1019"/>
        </table:table-row>
        <table:table-row table:style-name="ro1">
          <table:table-cell table:style-name="ce2" office:value-type="float" office:value="0.0944240093" calcext:value-type="float">
            <text:p>9.44E-002</text:p>
          </table:table-cell>
          <table:table-cell table:style-name="ce5" office:value-type="float" office:value="-0.265969247" calcext:value-type="float">
            <text:p>-2.66E-001</text:p>
          </table:table-cell>
          <table:table-cell table:formula="of:=[.A1190]/[.$K$4]" office:value-type="float" office:value="0.944240093" calcext:value-type="float">
            <text:p>0.944240093</text:p>
          </table:table-cell>
          <table:table-cell table:number-columns-repeated="1019"/>
        </table:table-row>
        <table:table-row table:style-name="ro1">
          <table:table-cell table:style-name="ce2" office:value-type="float" office:value="0.0950968415" calcext:value-type="float">
            <text:p>9.51E-002</text:p>
          </table:table-cell>
          <table:table-cell table:style-name="ce5" office:value-type="float" office:value="-0.267358154" calcext:value-type="float">
            <text:p>-2.67E-001</text:p>
          </table:table-cell>
          <table:table-cell table:formula="of:=[.A1191]/[.$K$4]" office:value-type="float" office:value="0.950968415" calcext:value-type="float">
            <text:p>0.950968415</text:p>
          </table:table-cell>
          <table:table-cell table:number-columns-repeated="1019"/>
        </table:table-row>
        <table:table-row table:style-name="ro1">
          <table:table-cell table:style-name="ce2" office:value-type="float" office:value="0.0953181535" calcext:value-type="float">
            <text:p>9.53E-002</text:p>
          </table:table-cell>
          <table:table-cell table:style-name="ce5" office:value-type="float" office:value="-0.269134551" calcext:value-type="float">
            <text:p>-2.69E-001</text:p>
          </table:table-cell>
          <table:table-cell table:formula="of:=[.A1192]/[.$K$4]" office:value-type="float" office:value="0.953181535" calcext:value-type="float">
            <text:p>0.953181535</text:p>
          </table:table-cell>
          <table:table-cell table:number-columns-repeated="1019"/>
        </table:table-row>
        <table:table-row table:style-name="ro1">
          <table:table-cell table:style-name="ce2" office:value-type="float" office:value="0.0958808064" calcext:value-type="float">
            <text:p>9.59E-002</text:p>
          </table:table-cell>
          <table:table-cell table:style-name="ce5" office:value-type="float" office:value="-0.270237207" calcext:value-type="float">
            <text:p>-2.70E-001</text:p>
          </table:table-cell>
          <table:table-cell table:formula="of:=[.A1193]/[.$K$4]" office:value-type="float" office:value="0.958808064" calcext:value-type="float">
            <text:p>0.958808064</text:p>
          </table:table-cell>
          <table:table-cell table:number-columns-repeated="1019"/>
        </table:table-row>
        <table:table-row table:style-name="ro1">
          <table:table-cell table:style-name="ce2" office:value-type="float" office:value="0.0964458287" calcext:value-type="float">
            <text:p>9.64E-002</text:p>
          </table:table-cell>
          <table:table-cell table:style-name="ce5" office:value-type="float" office:value="-0.271327198" calcext:value-type="float">
            <text:p>-2.71E-001</text:p>
          </table:table-cell>
          <table:table-cell table:formula="of:=[.A1194]/[.$K$4]" office:value-type="float" office:value="0.964458287" calcext:value-type="float">
            <text:p>0.964458287</text:p>
          </table:table-cell>
          <table:table-cell table:number-columns-repeated="1019"/>
        </table:table-row>
        <table:table-row table:style-name="ro1">
          <table:table-cell table:style-name="ce2" office:value-type="float" office:value="0.0968276039" calcext:value-type="float">
            <text:p>9.68E-002</text:p>
          </table:table-cell>
          <table:table-cell table:style-name="ce5" office:value-type="float" office:value="-0.272521436" calcext:value-type="float">
            <text:p>-2.73E-001</text:p>
          </table:table-cell>
          <table:table-cell table:formula="of:=[.A1195]/[.$K$4]" office:value-type="float" office:value="0.968276039" calcext:value-type="float">
            <text:p>0.968276039</text:p>
          </table:table-cell>
          <table:table-cell table:number-columns-repeated="1019"/>
        </table:table-row>
        <table:table-row table:style-name="ro1">
          <table:table-cell table:style-name="ce2" office:value-type="float" office:value="0.097282663" calcext:value-type="float">
            <text:p>9.73E-002</text:p>
          </table:table-cell>
          <table:table-cell table:style-name="ce5" office:value-type="float" office:value="-0.275436401" calcext:value-type="float">
            <text:p>-2.75E-001</text:p>
          </table:table-cell>
          <table:table-cell table:formula="of:=[.A1196]/[.$K$4]" office:value-type="float" office:value="0.97282663" calcext:value-type="float">
            <text:p>0.97282663</text:p>
          </table:table-cell>
          <table:table-cell table:number-columns-repeated="1019"/>
        </table:table-row>
        <table:table-row table:style-name="ro1">
          <table:table-cell table:style-name="ce2" office:value-type="float" office:value="0.0981482342" calcext:value-type="float">
            <text:p>9.81E-002</text:p>
          </table:table-cell>
          <table:table-cell table:style-name="ce5" office:value-type="float" office:value="-0.277203918" calcext:value-type="float">
            <text:p>-2.77E-001</text:p>
          </table:table-cell>
          <table:table-cell table:formula="of:=[.A1197]/[.$K$4]" office:value-type="float" office:value="0.981482342" calcext:value-type="float">
            <text:p>0.981482342</text:p>
          </table:table-cell>
          <table:table-cell table:number-columns-repeated="1019"/>
        </table:table-row>
        <table:table-row table:style-name="ro1">
          <table:table-cell table:style-name="ce2" office:value-type="float" office:value="0.0987655148" calcext:value-type="float">
            <text:p>9.88E-002</text:p>
          </table:table-cell>
          <table:table-cell table:style-name="ce5" office:value-type="float" office:value="-0.27913937" calcext:value-type="float">
            <text:p>-2.79E-001</text:p>
          </table:table-cell>
          <table:table-cell table:formula="of:=[.A1198]/[.$K$4]" office:value-type="float" office:value="0.987655148" calcext:value-type="float">
            <text:p>0.987655148</text:p>
          </table:table-cell>
          <table:table-cell table:number-columns-repeated="1019"/>
        </table:table-row>
        <table:table-row table:style-name="ro1">
          <table:table-cell table:style-name="ce2" office:value-type="float" office:value="0.0994034261" calcext:value-type="float">
            <text:p>9.94E-002</text:p>
          </table:table-cell>
          <table:table-cell table:style-name="ce5" office:value-type="float" office:value="-0.281557202" calcext:value-type="float">
            <text:p>-2.82E-001</text:p>
          </table:table-cell>
          <table:table-cell table:formula="of:=[.A1199]/[.$K$4]" office:value-type="float" office:value="0.994034261" calcext:value-type="float">
            <text:p>0.994034261</text:p>
          </table:table-cell>
          <table:table-cell table:number-columns-repeated="1019"/>
        </table:table-row>
        <table:table-row table:style-name="ro1">
          <table:table-cell table:style-name="ce2" office:value-type="float" office:value="0.100123771" calcext:value-type="float">
            <text:p>1.00E-001</text:p>
          </table:table-cell>
          <table:table-cell table:style-name="ce5" office:value-type="float" office:value="-0.283266425" calcext:value-type="float">
            <text:p>-2.83E-001</text:p>
          </table:table-cell>
          <table:table-cell table:formula="of:=[.A1200]/[.$K$4]" office:value-type="float" office:value="1.00123771" calcext:value-type="float">
            <text:p>1.00123771</text:p>
          </table:table-cell>
          <table:table-cell table:number-columns-repeated="1019"/>
        </table:table-row>
        <table:table-row table:style-name="ro1">
          <table:table-cell table:style-name="ce2" office:value-type="float" office:value="0.100587681" calcext:value-type="float">
            <text:p>1.01E-001</text:p>
          </table:table-cell>
          <table:table-cell table:style-name="ce5" office:value-type="float" office:value="-0.283712387" calcext:value-type="float">
            <text:p>-2.84E-001</text:p>
          </table:table-cell>
          <table:table-cell table:formula="of:=[.A1201]/[.$K$4]" office:value-type="float" office:value="1.00587681" calcext:value-type="float">
            <text:p>1.00587681</text:p>
          </table:table-cell>
          <table:table-cell table:number-columns-repeated="1019"/>
        </table:table-row>
        <table:table-row table:style-name="ro1">
          <table:table-cell table:style-name="ce2" office:value-type="float" office:value="0.100743458" calcext:value-type="float">
            <text:p>1.01E-001</text:p>
          </table:table-cell>
          <table:table-cell table:style-name="ce5" office:value-type="float" office:value="-0.285313576" calcext:value-type="float">
            <text:p>-2.85E-001</text:p>
          </table:table-cell>
          <table:table-cell table:formula="of:=[.A1202]/[.$K$4]" office:value-type="float" office:value="1.00743458" calcext:value-type="float">
            <text:p>1.00743458</text:p>
          </table:table-cell>
          <table:table-cell table:number-columns-repeated="1019"/>
        </table:table-row>
        <table:table-row table:style-name="ro1">
          <table:table-cell table:style-name="ce2" office:value-type="float" office:value="0.101332039" calcext:value-type="float">
            <text:p>1.01E-001</text:p>
          </table:table-cell>
          <table:table-cell table:style-name="ce5" office:value-type="float" office:value="-0.287145495" calcext:value-type="float">
            <text:p>-2.87E-001</text:p>
          </table:table-cell>
          <table:table-cell table:formula="of:=[.A1203]/[.$K$4]" office:value-type="float" office:value="1.01332039" calcext:value-type="float">
            <text:p>1.01332039</text:p>
          </table:table-cell>
          <table:table-cell table:number-columns-repeated="1019"/>
        </table:table-row>
        <table:table-row table:style-name="ro1">
          <table:table-cell table:style-name="ce2" office:value-type="float" office:value="0.10200043" calcext:value-type="float">
            <text:p>1.02E-001</text:p>
          </table:table-cell>
          <table:table-cell table:style-name="ce5" office:value-type="float" office:value="-0.28848502" calcext:value-type="float">
            <text:p>-2.88E-001</text:p>
          </table:table-cell>
          <table:table-cell table:formula="of:=[.A1204]/[.$K$4]" office:value-type="float" office:value="1.0200043" calcext:value-type="float">
            <text:p>1.0200043</text:p>
          </table:table-cell>
          <table:table-cell table:number-columns-repeated="1019"/>
        </table:table-row>
        <table:table-row table:style-name="ro1">
          <table:table-cell table:style-name="ce2" office:value-type="float" office:value="0.102486476" calcext:value-type="float">
            <text:p>1.02E-001</text:p>
          </table:table-cell>
          <table:table-cell table:style-name="ce5" office:value-type="float" office:value="-0.289861023" calcext:value-type="float">
            <text:p>-2.90E-001</text:p>
          </table:table-cell>
          <table:table-cell table:formula="of:=[.A1205]/[.$K$4]" office:value-type="float" office:value="1.02486476" calcext:value-type="float">
            <text:p>1.02486476</text:p>
          </table:table-cell>
          <table:table-cell table:number-columns-repeated="1019"/>
        </table:table-row>
        <table:table-row table:style-name="ro1">
          <table:table-cell table:style-name="ce2" office:value-type="float" office:value="0.102935687" calcext:value-type="float">
            <text:p>1.03E-001</text:p>
          </table:table-cell>
          <table:table-cell table:style-name="ce5" office:value-type="float" office:value="-0.291560501" calcext:value-type="float">
            <text:p>-2.92E-001</text:p>
          </table:table-cell>
          <table:table-cell table:formula="of:=[.A1206]/[.$K$4]" office:value-type="float" office:value="1.02935687" calcext:value-type="float">
            <text:p>1.02935687</text:p>
          </table:table-cell>
          <table:table-cell table:number-columns-repeated="1019"/>
        </table:table-row>
        <table:table-row table:style-name="ro1">
          <table:table-cell table:style-name="ce2" office:value-type="float" office:value="0.103448048" calcext:value-type="float">
            <text:p>1.03E-001</text:p>
          </table:table-cell>
          <table:table-cell table:style-name="ce5" office:value-type="float" office:value="-0.292553306" calcext:value-type="float">
            <text:p>-2.93E-001</text:p>
          </table:table-cell>
          <table:table-cell table:formula="of:=[.A1207]/[.$K$4]" office:value-type="float" office:value="1.03448048" calcext:value-type="float">
            <text:p>1.03448048</text:p>
          </table:table-cell>
          <table:table-cell table:number-columns-repeated="1019"/>
        </table:table-row>
        <table:table-row table:style-name="ro1">
          <table:table-cell table:style-name="ce2" office:value-type="float" office:value="0.10375791" calcext:value-type="float">
            <text:p>1.04E-001</text:p>
          </table:table-cell>
          <table:table-cell table:style-name="ce5" office:value-type="float" office:value="-0.293543279" calcext:value-type="float">
            <text:p>-2.94E-001</text:p>
          </table:table-cell>
          <table:table-cell table:formula="of:=[.A1208]/[.$K$4]" office:value-type="float" office:value="1.0375791" calcext:value-type="float">
            <text:p>1.0375791</text:p>
          </table:table-cell>
          <table:table-cell table:number-columns-repeated="1019"/>
        </table:table-row>
        <table:table-row table:style-name="ro1">
          <table:table-cell table:style-name="ce2" office:value-type="float" office:value="0.104210347" calcext:value-type="float">
            <text:p>1.04E-001</text:p>
          </table:table-cell>
          <table:table-cell table:style-name="ce5" office:value-type="float" office:value="-0.294975579" calcext:value-type="float">
            <text:p>-2.95E-001</text:p>
          </table:table-cell>
          <table:table-cell table:formula="of:=[.A1209]/[.$K$4]" office:value-type="float" office:value="1.04210347" calcext:value-type="float">
            <text:p>1.04210347</text:p>
          </table:table-cell>
          <table:table-cell table:number-columns-repeated="1019"/>
        </table:table-row>
        <table:table-row table:style-name="ro1">
          <table:table-cell table:style-name="ce2" office:value-type="float" office:value="0.104538336" calcext:value-type="float">
            <text:p>1.05E-001</text:p>
          </table:table-cell>
          <table:table-cell table:style-name="ce5" office:value-type="float" office:value="-0.296420276" calcext:value-type="float">
            <text:p>-2.96E-001</text:p>
          </table:table-cell>
          <table:table-cell table:formula="of:=[.A1210]/[.$K$4]" office:value-type="float" office:value="1.04538336" calcext:value-type="float">
            <text:p>1.04538336</text:p>
          </table:table-cell>
          <table:table-cell table:number-columns-repeated="1019"/>
        </table:table-row>
        <table:table-row table:style-name="ro1">
          <table:table-cell table:style-name="ce2" office:value-type="float" office:value="0.105060309" calcext:value-type="float">
            <text:p>1.05E-001</text:p>
          </table:table-cell>
          <table:table-cell table:style-name="ce5" office:value-type="float" office:value="-0.296978682" calcext:value-type="float">
            <text:p>-2.97E-001</text:p>
          </table:table-cell>
          <table:table-cell table:formula="of:=[.A1211]/[.$K$4]" office:value-type="float" office:value="1.05060309" calcext:value-type="float">
            <text:p>1.05060309</text:p>
          </table:table-cell>
          <table:table-cell table:number-columns-repeated="1019"/>
        </table:table-row>
        <table:table-row table:style-name="ro1">
          <table:table-cell table:style-name="ce2" office:value-type="float" office:value="0.105378695" calcext:value-type="float">
            <text:p>1.05E-001</text:p>
          </table:table-cell>
          <table:table-cell table:style-name="ce5" office:value-type="float" office:value="-0.298291892" calcext:value-type="float">
            <text:p>-2.98E-001</text:p>
          </table:table-cell>
          <table:table-cell table:formula="of:=[.A1212]/[.$K$4]" office:value-type="float" office:value="1.05378695" calcext:value-type="float">
            <text:p>1.05378695</text:p>
          </table:table-cell>
          <table:table-cell table:number-columns-repeated="1019"/>
        </table:table-row>
        <table:table-row table:style-name="ro1">
          <table:table-cell table:style-name="ce2" office:value-type="float" office:value="0.105710715" calcext:value-type="float">
            <text:p>1.06E-001</text:p>
          </table:table-cell>
          <table:table-cell table:style-name="ce5" office:value-type="float" office:value="-0.299741864" calcext:value-type="float">
            <text:p>-3.00E-001</text:p>
          </table:table-cell>
          <table:table-cell table:formula="of:=[.A1213]/[.$K$4]" office:value-type="float" office:value="1.05710715" calcext:value-type="float">
            <text:p>1.05710715</text:p>
          </table:table-cell>
          <table:table-cell table:number-columns-repeated="1019"/>
        </table:table-row>
        <table:table-row table:style-name="ro1">
          <table:table-cell table:style-name="ce2" office:value-type="float" office:value="0.106289878" calcext:value-type="float">
            <text:p>1.06E-001</text:p>
          </table:table-cell>
          <table:table-cell table:style-name="ce5" office:value-type="float" office:value="-0.300851643" calcext:value-type="float">
            <text:p>-3.01E-001</text:p>
          </table:table-cell>
          <table:table-cell table:formula="of:=[.A1214]/[.$K$4]" office:value-type="float" office:value="1.06289878" calcext:value-type="float">
            <text:p>1.06289878</text:p>
          </table:table-cell>
          <table:table-cell table:number-columns-repeated="1019"/>
        </table:table-row>
        <table:table-row table:style-name="ro1">
          <table:table-cell table:style-name="ce2" office:value-type="float" office:value="0.10667111" calcext:value-type="float">
            <text:p>1.07E-001</text:p>
          </table:table-cell>
          <table:table-cell table:style-name="ce5" office:value-type="float" office:value="-0.30269599" calcext:value-type="float">
            <text:p>-3.03E-001</text:p>
          </table:table-cell>
          <table:table-cell table:formula="of:=[.A1215]/[.$K$4]" office:value-type="float" office:value="1.0667111" calcext:value-type="float">
            <text:p>1.0667111</text:p>
          </table:table-cell>
          <table:table-cell table:number-columns-repeated="1019"/>
        </table:table-row>
        <table:table-row table:style-name="ro1">
          <table:table-cell table:style-name="ce2" office:value-type="float" office:value="0.107349195" calcext:value-type="float">
            <text:p>1.07E-001</text:p>
          </table:table-cell>
          <table:table-cell table:style-name="ce5" office:value-type="float" office:value="-0.303964674" calcext:value-type="float">
            <text:p>-3.04E-001</text:p>
          </table:table-cell>
          <table:table-cell table:formula="of:=[.A1216]/[.$K$4]" office:value-type="float" office:value="1.07349195" calcext:value-type="float">
            <text:p>1.07349195</text:p>
          </table:table-cell>
          <table:table-cell table:number-columns-repeated="1019"/>
        </table:table-row>
        <table:table-row table:style-name="ro1">
          <table:table-cell table:style-name="ce2" office:value-type="float" office:value="0.107755937" calcext:value-type="float">
            <text:p>1.08E-001</text:p>
          </table:table-cell>
          <table:table-cell table:style-name="ce5" office:value-type="float" office:value="-0.305078447" calcext:value-type="float">
            <text:p>-3.05E-001</text:p>
          </table:table-cell>
          <table:table-cell table:formula="of:=[.A1217]/[.$K$4]" office:value-type="float" office:value="1.07755937" calcext:value-type="float">
            <text:p>1.07755937</text:p>
          </table:table-cell>
          <table:table-cell table:number-columns-repeated="1019"/>
        </table:table-row>
        <table:table-row table:style-name="ro1">
          <table:table-cell table:style-name="ce2" office:value-type="float" office:value="0.108110666" calcext:value-type="float">
            <text:p>1.08E-001</text:p>
          </table:table-cell>
          <table:table-cell table:style-name="ce5" office:value-type="float" office:value="-0.306444287" calcext:value-type="float">
            <text:p>-3.06E-001</text:p>
          </table:table-cell>
          <table:table-cell table:formula="of:=[.A1218]/[.$K$4]" office:value-type="float" office:value="1.08110666" calcext:value-type="float">
            <text:p>1.08110666</text:p>
          </table:table-cell>
          <table:table-cell table:number-columns-repeated="1019"/>
        </table:table-row>
        <table:table-row table:style-name="ro1">
          <table:table-cell table:style-name="ce2" office:value-type="float" office:value="0.10861627" calcext:value-type="float">
            <text:p>1.09E-001</text:p>
          </table:table-cell>
          <table:table-cell table:style-name="ce5" office:value-type="float" office:value="-0.307786793" calcext:value-type="float">
            <text:p>-3.08E-001</text:p>
          </table:table-cell>
          <table:table-cell table:formula="of:=[.A1219]/[.$K$4]" office:value-type="float" office:value="1.0861627" calcext:value-type="float">
            <text:p>1.0861627</text:p>
          </table:table-cell>
          <table:table-cell table:number-columns-repeated="1019"/>
        </table:table-row>
        <table:table-row table:style-name="ro1">
          <table:table-cell table:style-name="ce2" office:value-type="float" office:value="0.108939692" calcext:value-type="float">
            <text:p>1.09E-001</text:p>
          </table:table-cell>
          <table:table-cell table:style-name="ce5" office:value-type="float" office:value="-0.308802962" calcext:value-type="float">
            <text:p>-3.09E-001</text:p>
          </table:table-cell>
          <table:table-cell table:formula="of:=[.A1220]/[.$K$4]" office:value-type="float" office:value="1.08939692" calcext:value-type="float">
            <text:p>1.08939692</text:p>
          </table:table-cell>
          <table:table-cell table:number-columns-repeated="1019"/>
        </table:table-row>
        <table:table-row table:style-name="ro1">
          <table:table-cell table:style-name="ce2" office:value-type="float" office:value="0.109531552" calcext:value-type="float">
            <text:p>1.10E-001</text:p>
          </table:table-cell>
          <table:table-cell table:style-name="ce5" office:value-type="float" office:value="-0.310061991" calcext:value-type="float">
            <text:p>-3.10E-001</text:p>
          </table:table-cell>
          <table:table-cell table:formula="of:=[.A1221]/[.$K$4]" office:value-type="float" office:value="1.09531552" calcext:value-type="float">
            <text:p>1.09531552</text:p>
          </table:table-cell>
          <table:table-cell table:number-columns-repeated="1019"/>
        </table:table-row>
        <table:table-row table:style-name="ro1">
          <table:table-cell table:style-name="ce2" office:value-type="float" office:value="0.109964274" calcext:value-type="float">
            <text:p>1.10E-001</text:p>
          </table:table-cell>
          <table:table-cell table:style-name="ce5" office:value-type="float" office:value="-0.312006861" calcext:value-type="float">
            <text:p>-3.12E-001</text:p>
          </table:table-cell>
          <table:table-cell table:formula="of:=[.A1222]/[.$K$4]" office:value-type="float" office:value="1.09964274" calcext:value-type="float">
            <text:p>1.09964274</text:p>
          </table:table-cell>
          <table:table-cell table:number-columns-repeated="1019"/>
        </table:table-row>
        <table:table-row table:style-name="ro1">
          <table:table-cell table:style-name="ce2" office:value-type="float" office:value="0.110558838" calcext:value-type="float">
            <text:p>1.11E-001</text:p>
          </table:table-cell>
          <table:table-cell table:style-name="ce5" office:value-type="float" office:value="-0.313585907" calcext:value-type="float">
            <text:p>-3.14E-001</text:p>
          </table:table-cell>
          <table:table-cell table:formula="of:=[.A1223]/[.$K$4]" office:value-type="float" office:value="1.10558838" calcext:value-type="float">
            <text:p>1.10558838</text:p>
          </table:table-cell>
          <table:table-cell table:number-columns-repeated="1019"/>
        </table:table-row>
        <table:table-row table:style-name="ro1">
          <table:table-cell table:style-name="ce2" office:value-type="float" office:value="0.110899054" calcext:value-type="float">
            <text:p>1.11E-001</text:p>
          </table:table-cell>
          <table:table-cell table:style-name="ce5" office:value-type="float" office:value="-0.314054638" calcext:value-type="float">
            <text:p>-3.14E-001</text:p>
          </table:table-cell>
          <table:table-cell table:formula="of:=[.A1224]/[.$K$4]" office:value-type="float" office:value="1.10899054" calcext:value-type="float">
            <text:p>1.10899054</text:p>
          </table:table-cell>
          <table:table-cell table:number-columns-repeated="1019"/>
        </table:table-row>
        <table:table-row table:style-name="ro1">
          <table:table-cell table:style-name="ce2" office:value-type="float" office:value="0.111215509" calcext:value-type="float">
            <text:p>1.11E-001</text:p>
          </table:table-cell>
          <table:table-cell table:style-name="ce5" office:value-type="float" office:value="-0.315455705" calcext:value-type="float">
            <text:p>-3.15E-001</text:p>
          </table:table-cell>
          <table:table-cell table:formula="of:=[.A1225]/[.$K$4]" office:value-type="float" office:value="1.11215509" calcext:value-type="float">
            <text:p>1.11215509</text:p>
          </table:table-cell>
          <table:table-cell table:number-columns-repeated="1019"/>
        </table:table-row>
        <table:table-row table:style-name="ro1">
          <table:table-cell table:style-name="ce2" office:value-type="float" office:value="0.111618429" calcext:value-type="float">
            <text:p>1.12E-001</text:p>
          </table:table-cell>
          <table:table-cell table:style-name="ce5" office:value-type="float" office:value="-0.316615969" calcext:value-type="float">
            <text:p>-3.17E-001</text:p>
          </table:table-cell>
          <table:table-cell table:formula="of:=[.A1226]/[.$K$4]" office:value-type="float" office:value="1.11618429" calcext:value-type="float">
            <text:p>1.11618429</text:p>
          </table:table-cell>
          <table:table-cell table:number-columns-repeated="1019"/>
        </table:table-row>
        <table:table-row table:style-name="ro1">
          <table:table-cell table:style-name="ce2" office:value-type="float" office:value="0.111917213" calcext:value-type="float">
            <text:p>1.12E-001</text:p>
          </table:table-cell>
          <table:table-cell table:style-name="ce5" office:value-type="float" office:value="-0.317394376" calcext:value-type="float">
            <text:p>-3.17E-001</text:p>
          </table:table-cell>
          <table:table-cell table:formula="of:=[.A1227]/[.$K$4]" office:value-type="float" office:value="1.11917213" calcext:value-type="float">
            <text:p>1.11917213</text:p>
          </table:table-cell>
          <table:table-cell table:number-columns-repeated="1019"/>
        </table:table-row>
        <table:table-row table:style-name="ro1">
          <table:table-cell table:style-name="ce2" office:value-type="float" office:value="0.112163126" calcext:value-type="float">
            <text:p>1.12E-001</text:p>
          </table:table-cell>
          <table:table-cell table:style-name="ce5" office:value-type="float" office:value="-0.318242133" calcext:value-type="float">
            <text:p>-3.18E-001</text:p>
          </table:table-cell>
          <table:table-cell table:formula="of:=[.A1228]/[.$K$4]" office:value-type="float" office:value="1.12163126" calcext:value-type="float">
            <text:p>1.12163126</text:p>
          </table:table-cell>
          <table:table-cell table:number-columns-repeated="1019"/>
        </table:table-row>
        <table:table-row table:style-name="ro1">
          <table:table-cell table:style-name="ce2" office:value-type="float" office:value="0.112457767" calcext:value-type="float">
            <text:p>1.12E-001</text:p>
          </table:table-cell>
          <table:table-cell table:style-name="ce5" office:value-type="float" office:value="-0.31921795" calcext:value-type="float">
            <text:p>-3.19E-001</text:p>
          </table:table-cell>
          <table:table-cell table:formula="of:=[.A1229]/[.$K$4]" office:value-type="float" office:value="1.12457767" calcext:value-type="float">
            <text:p>1.12457767</text:p>
          </table:table-cell>
          <table:table-cell table:number-columns-repeated="1019"/>
        </table:table-row>
        <table:table-row table:style-name="ro1">
          <table:table-cell table:style-name="ce2" office:value-type="float" office:value="0.11285729" calcext:value-type="float">
            <text:p>1.13E-001</text:p>
          </table:table-cell>
          <table:table-cell table:style-name="ce5" office:value-type="float" office:value="-0.319973379" calcext:value-type="float">
            <text:p>-3.20E-001</text:p>
          </table:table-cell>
          <table:table-cell table:formula="of:=[.A1230]/[.$K$4]" office:value-type="float" office:value="1.1285729" calcext:value-type="float">
            <text:p>1.1285729</text:p>
          </table:table-cell>
          <table:table-cell table:number-columns-repeated="1019"/>
        </table:table-row>
        <table:table-row table:style-name="ro1">
          <table:table-cell table:style-name="ce2" office:value-type="float" office:value="0.113215692" calcext:value-type="float">
            <text:p>1.13E-001</text:p>
          </table:table-cell>
          <table:table-cell table:style-name="ce5" office:value-type="float" office:value="-0.321170658" calcext:value-type="float">
            <text:p>-3.21E-001</text:p>
          </table:table-cell>
          <table:table-cell table:formula="of:=[.A1231]/[.$K$4]" office:value-type="float" office:value="1.13215692" calcext:value-type="float">
            <text:p>1.13215692</text:p>
          </table:table-cell>
          <table:table-cell table:number-columns-repeated="1019"/>
        </table:table-row>
        <table:table-row table:style-name="ro1">
          <table:table-cell table:style-name="ce2" office:value-type="float" office:value="0.113359451" calcext:value-type="float">
            <text:p>1.13E-001</text:p>
          </table:table-cell>
          <table:table-cell table:style-name="ce5" office:value-type="float" office:value="-0.321889579" calcext:value-type="float">
            <text:p>-3.22E-001</text:p>
          </table:table-cell>
          <table:table-cell table:formula="of:=[.A1232]/[.$K$4]" office:value-type="float" office:value="1.13359451" calcext:value-type="float">
            <text:p>1.13359451</text:p>
          </table:table-cell>
          <table:table-cell table:number-columns-repeated="1019"/>
        </table:table-row>
        <table:table-row table:style-name="ro1">
          <table:table-cell table:style-name="ce2" office:value-type="float" office:value="0.113747127" calcext:value-type="float">
            <text:p>1.14E-001</text:p>
          </table:table-cell>
          <table:table-cell table:style-name="ce5" office:value-type="float" office:value="-0.323125601" calcext:value-type="float">
            <text:p>-3.23E-001</text:p>
          </table:table-cell>
          <table:table-cell table:formula="of:=[.A1233]/[.$K$4]" office:value-type="float" office:value="1.13747127" calcext:value-type="float">
            <text:p>1.13747127</text:p>
          </table:table-cell>
          <table:table-cell table:number-columns-repeated="1019"/>
        </table:table-row>
        <table:table-row table:style-name="ro1">
          <table:table-cell table:style-name="ce2" office:value-type="float" office:value="0.114199996" calcext:value-type="float">
            <text:p>1.14E-001</text:p>
          </table:table-cell>
          <table:table-cell table:style-name="ce5" office:value-type="float" office:value="-0.323597372" calcext:value-type="float">
            <text:p>-3.24E-001</text:p>
          </table:table-cell>
          <table:table-cell table:formula="of:=[.A1234]/[.$K$4]" office:value-type="float" office:value="1.14199996" calcext:value-type="float">
            <text:p>1.14199996</text:p>
          </table:table-cell>
          <table:table-cell table:number-columns-repeated="1019"/>
        </table:table-row>
        <table:table-row table:style-name="ro1">
          <table:table-cell table:style-name="ce2" office:value-type="float" office:value="0.114360631" calcext:value-type="float">
            <text:p>1.14E-001</text:p>
          </table:table-cell>
          <table:table-cell table:style-name="ce5" office:value-type="float" office:value="-0.325184613" calcext:value-type="float">
            <text:p>-3.25E-001</text:p>
          </table:table-cell>
          <table:table-cell table:formula="of:=[.A1235]/[.$K$4]" office:value-type="float" office:value="1.14360631" calcext:value-type="float">
            <text:p>1.14360631</text:p>
          </table:table-cell>
          <table:table-cell table:number-columns-repeated="1019"/>
        </table:table-row>
        <table:table-row table:style-name="ro1">
          <table:table-cell table:style-name="ce2" office:value-type="float" office:value="0.114897512" calcext:value-type="float">
            <text:p>1.15E-001</text:p>
          </table:table-cell>
          <table:table-cell table:style-name="ce5" office:value-type="float" office:value="-0.326073229" calcext:value-type="float">
            <text:p>-3.26E-001</text:p>
          </table:table-cell>
          <table:table-cell table:formula="of:=[.A1236]/[.$K$4]" office:value-type="float" office:value="1.14897512" calcext:value-type="float">
            <text:p>1.14897512</text:p>
          </table:table-cell>
          <table:table-cell table:number-columns-repeated="1019"/>
        </table:table-row>
        <table:table-row table:style-name="ro1">
          <table:table-cell table:style-name="ce2" office:value-type="float" office:value="0.115404382" calcext:value-type="float">
            <text:p>1.15E-001</text:p>
          </table:table-cell>
          <table:table-cell table:style-name="ce5" office:value-type="float" office:value="-0.327107161" calcext:value-type="float">
            <text:p>-3.27E-001</text:p>
          </table:table-cell>
          <table:table-cell table:formula="of:=[.A1237]/[.$K$4]" office:value-type="float" office:value="1.15404382" calcext:value-type="float">
            <text:p>1.15404382</text:p>
          </table:table-cell>
          <table:table-cell table:number-columns-repeated="1019"/>
        </table:table-row>
        <table:table-row table:style-name="ro1">
          <table:table-cell table:style-name="ce2" office:value-type="float" office:value="0.115720153" calcext:value-type="float">
            <text:p>1.16E-001</text:p>
          </table:table-cell>
          <table:table-cell table:style-name="ce5" office:value-type="float" office:value="-0.328577787" calcext:value-type="float">
            <text:p>-3.29E-001</text:p>
          </table:table-cell>
          <table:table-cell table:formula="of:=[.A1238]/[.$K$4]" office:value-type="float" office:value="1.15720153" calcext:value-type="float">
            <text:p>1.15720153</text:p>
          </table:table-cell>
          <table:table-cell table:number-columns-repeated="1019"/>
        </table:table-row>
        <table:table-row table:style-name="ro1">
          <table:table-cell table:style-name="ce2" office:value-type="float" office:value="0.116043329" calcext:value-type="float">
            <text:p>1.16E-001</text:p>
          </table:table-cell>
          <table:table-cell table:style-name="ce5" office:value-type="float" office:value="-0.329957515" calcext:value-type="float">
            <text:p>-3.30E-001</text:p>
          </table:table-cell>
          <table:table-cell table:formula="of:=[.A1239]/[.$K$4]" office:value-type="float" office:value="1.16043329" calcext:value-type="float">
            <text:p>1.16043329</text:p>
          </table:table-cell>
          <table:table-cell table:number-columns-repeated="1019"/>
        </table:table-row>
        <table:table-row table:style-name="ro1">
          <table:table-cell table:style-name="ce2" office:value-type="float" office:value="0.116546556" calcext:value-type="float">
            <text:p>1.17E-001</text:p>
          </table:table-cell>
          <table:table-cell table:style-name="ce5" office:value-type="float" office:value="-0.330854982" calcext:value-type="float">
            <text:p>-3.31E-001</text:p>
          </table:table-cell>
          <table:table-cell table:formula="of:=[.A1240]/[.$K$4]" office:value-type="float" office:value="1.16546556" calcext:value-type="float">
            <text:p>1.16546556</text:p>
          </table:table-cell>
          <table:table-cell table:number-columns-repeated="1019"/>
        </table:table-row>
        <table:table-row table:style-name="ro1">
          <table:table-cell table:style-name="ce2" office:value-type="float" office:value="0.116929337" calcext:value-type="float">
            <text:p>1.17E-001</text:p>
          </table:table-cell>
          <table:table-cell table:style-name="ce5" office:value-type="float" office:value="-0.331669271" calcext:value-type="float">
            <text:p>-3.32E-001</text:p>
          </table:table-cell>
          <table:table-cell table:formula="of:=[.A1241]/[.$K$4]" office:value-type="float" office:value="1.16929337" calcext:value-type="float">
            <text:p>1.16929337</text:p>
          </table:table-cell>
          <table:table-cell table:number-columns-repeated="1019"/>
        </table:table-row>
        <table:table-row table:style-name="ro1">
          <table:table-cell table:style-name="ce2" office:value-type="float" office:value="0.11708501" calcext:value-type="float">
            <text:p>1.17E-001</text:p>
          </table:table-cell>
          <table:table-cell table:style-name="ce5" office:value-type="float" office:value="-0.333063275" calcext:value-type="float">
            <text:p>-3.33E-001</text:p>
          </table:table-cell>
          <table:table-cell table:formula="of:=[.A1242]/[.$K$4]" office:value-type="float" office:value="1.1708501" calcext:value-type="float">
            <text:p>1.1708501</text:p>
          </table:table-cell>
          <table:table-cell table:number-columns-repeated="1019"/>
        </table:table-row>
        <table:table-row table:style-name="ro1">
          <table:table-cell table:style-name="ce2" office:value-type="float" office:value="0.117542215" calcext:value-type="float">
            <text:p>1.18E-001</text:p>
          </table:table-cell>
          <table:table-cell table:style-name="ce5" office:value-type="float" office:value="-0.334279239" calcext:value-type="float">
            <text:p>-3.34E-001</text:p>
          </table:table-cell>
          <table:table-cell table:formula="of:=[.A1243]/[.$K$4]" office:value-type="float" office:value="1.17542215" calcext:value-type="float">
            <text:p>1.17542215</text:p>
          </table:table-cell>
          <table:table-cell table:number-columns-repeated="1019"/>
        </table:table-row>
        <table:table-row table:style-name="ro1">
          <table:table-cell table:style-name="ce2" office:value-type="float" office:value="0.117803641" calcext:value-type="float">
            <text:p>1.18E-001</text:p>
          </table:table-cell>
          <table:table-cell table:style-name="ce5" office:value-type="float" office:value="-0.334706485" calcext:value-type="float">
            <text:p>-3.35E-001</text:p>
          </table:table-cell>
          <table:table-cell table:formula="of:=[.A1244]/[.$K$4]" office:value-type="float" office:value="1.17803641" calcext:value-type="float">
            <text:p>1.17803641</text:p>
          </table:table-cell>
          <table:table-cell table:number-columns-repeated="1019"/>
        </table:table-row>
        <table:table-row table:style-name="ro1">
          <table:table-cell table:style-name="ce2" office:value-type="float" office:value="0.118161708" calcext:value-type="float">
            <text:p>1.18E-001</text:p>
          </table:table-cell>
          <table:table-cell table:style-name="ce5" office:value-type="float" office:value="-0.336597741" calcext:value-type="float">
            <text:p>-3.37E-001</text:p>
          </table:table-cell>
          <table:table-cell table:formula="of:=[.A1245]/[.$K$4]" office:value-type="float" office:value="1.18161708" calcext:value-type="float">
            <text:p>1.18161708</text:p>
          </table:table-cell>
          <table:table-cell table:number-columns-repeated="1019"/>
        </table:table-row>
        <table:table-row table:style-name="ro1">
          <table:table-cell table:style-name="ce2" office:value-type="float" office:value="0.118785821" calcext:value-type="float">
            <text:p>1.19E-001</text:p>
          </table:table-cell>
          <table:table-cell table:style-name="ce5" office:value-type="float" office:value="-0.337956786" calcext:value-type="float">
            <text:p>-3.38E-001</text:p>
          </table:table-cell>
          <table:table-cell table:formula="of:=[.A1246]/[.$K$4]" office:value-type="float" office:value="1.18785821" calcext:value-type="float">
            <text:p>1.18785821</text:p>
          </table:table-cell>
          <table:table-cell table:number-columns-repeated="1019"/>
        </table:table-row>
        <table:table-row table:style-name="ro1">
          <table:table-cell table:style-name="ce2" office:value-type="float" office:value="0.119015418" calcext:value-type="float">
            <text:p>1.19E-001</text:p>
          </table:table-cell>
          <table:table-cell table:style-name="ce5" office:value-type="float" office:value="-0.338496447" calcext:value-type="float">
            <text:p>-3.38E-001</text:p>
          </table:table-cell>
          <table:table-cell table:formula="of:=[.A1247]/[.$K$4]" office:value-type="float" office:value="1.19015418" calcext:value-type="float">
            <text:p>1.19015418</text:p>
          </table:table-cell>
          <table:table-cell table:number-columns-repeated="1019"/>
        </table:table-row>
        <table:table-row table:style-name="ro1">
          <table:table-cell table:style-name="ce2" office:value-type="float" office:value="0.119310901" calcext:value-type="float">
            <text:p>1.19E-001</text:p>
          </table:table-cell>
          <table:table-cell table:style-name="ce5" office:value-type="float" office:value="-0.339231104" calcext:value-type="float">
            <text:p>-3.39E-001</text:p>
          </table:table-cell>
          <table:table-cell table:formula="of:=[.A1248]/[.$K$4]" office:value-type="float" office:value="1.19310901" calcext:value-type="float">
            <text:p>1.19310901</text:p>
          </table:table-cell>
          <table:table-cell table:number-columns-repeated="1019"/>
        </table:table-row>
        <table:table-row table:style-name="ro1">
          <table:table-cell table:style-name="ce2" office:value-type="float" office:value="0.119489372" calcext:value-type="float">
            <text:p>1.19E-001</text:p>
          </table:table-cell>
          <table:table-cell table:style-name="ce5" office:value-type="float" office:value="-0.339663982" calcext:value-type="float">
            <text:p>-3.40E-001</text:p>
          </table:table-cell>
          <table:table-cell table:formula="of:=[.A1249]/[.$K$4]" office:value-type="float" office:value="1.19489372" calcext:value-type="float">
            <text:p>1.19489372</text:p>
          </table:table-cell>
          <table:table-cell table:number-columns-repeated="1019"/>
        </table:table-row>
        <table:table-row table:style-name="ro1">
          <table:table-cell table:style-name="ce2" office:value-type="float" office:value="0.119540557" calcext:value-type="float">
            <text:p>1.20E-001</text:p>
          </table:table-cell>
          <table:table-cell table:style-name="ce5" office:value-type="float" office:value="-0.340015709" calcext:value-type="float">
            <text:p>-3.40E-001</text:p>
          </table:table-cell>
          <table:table-cell table:formula="of:=[.A1250]/[.$K$4]" office:value-type="float" office:value="1.19540557" calcext:value-type="float">
            <text:p>1.19540557</text:p>
          </table:table-cell>
          <table:table-cell table:number-columns-repeated="1019"/>
        </table:table-row>
        <table:table-row table:style-name="ro1">
          <table:table-cell table:style-name="ce2" office:value-type="float" office:value="0.119874947" calcext:value-type="float">
            <text:p>1.20E-001</text:p>
          </table:table-cell>
          <table:table-cell table:style-name="ce5" office:value-type="float" office:value="-0.340357065" calcext:value-type="float">
            <text:p>-3.40E-001</text:p>
          </table:table-cell>
          <table:table-cell table:formula="of:=[.A1251]/[.$K$4]" office:value-type="float" office:value="1.19874947" calcext:value-type="float">
            <text:p>1.19874947</text:p>
          </table:table-cell>
          <table:table-cell table:number-columns-repeated="1019"/>
        </table:table-row>
        <table:table-row table:style-name="ro1">
          <table:table-cell table:style-name="ce2" office:value-type="float" office:value="0.119515136" calcext:value-type="float">
            <text:p>1.20E-001</text:p>
          </table:table-cell>
          <table:table-cell table:style-name="ce5" office:value-type="float" office:value="-0.339523464" calcext:value-type="float">
            <text:p>-3.40E-001</text:p>
          </table:table-cell>
          <table:table-cell table:formula="of:=[.A1252]/[.$K$4]" office:value-type="float" office:value="1.19515136" calcext:value-type="float">
            <text:p>1.19515136</text:p>
          </table:table-cell>
          <table:table-cell table:number-columns-repeated="1019"/>
        </table:table-row>
        <table:table-row table:style-name="ro1">
          <table:table-cell table:style-name="ce2" office:value-type="float" office:value="0.11912109" calcext:value-type="float">
            <text:p>1.19E-001</text:p>
          </table:table-cell>
          <table:table-cell table:style-name="ce5" office:value-type="float" office:value="-0.338386148" calcext:value-type="float">
            <text:p>-3.38E-001</text:p>
          </table:table-cell>
          <table:table-cell table:formula="of:=[.A1253]/[.$K$4]" office:value-type="float" office:value="1.1912109" calcext:value-type="float">
            <text:p>1.1912109</text:p>
          </table:table-cell>
          <table:table-cell table:number-columns-repeated="1019"/>
        </table:table-row>
        <table:table-row table:style-name="ro1">
          <table:table-cell table:style-name="ce2" office:value-type="float" office:value="0.118802778" calcext:value-type="float">
            <text:p>1.19E-001</text:p>
          </table:table-cell>
          <table:table-cell table:style-name="ce5" office:value-type="float" office:value="-0.337958813" calcext:value-type="float">
            <text:p>-3.38E-001</text:p>
          </table:table-cell>
          <table:table-cell table:formula="of:=[.A1254]/[.$K$4]" office:value-type="float" office:value="1.18802778" calcext:value-type="float">
            <text:p>1.18802778</text:p>
          </table:table-cell>
          <table:table-cell table:number-columns-repeated="1019"/>
        </table:table-row>
        <table:table-row table:style-name="ro1">
          <table:table-cell table:style-name="ce2" office:value-type="float" office:value="0.118353501" calcext:value-type="float">
            <text:p>1.18E-001</text:p>
          </table:table-cell>
          <table:table-cell table:style-name="ce5" office:value-type="float" office:value="-0.336857408" calcext:value-type="float">
            <text:p>-3.37E-001</text:p>
          </table:table-cell>
          <table:table-cell table:formula="of:=[.A1255]/[.$K$4]" office:value-type="float" office:value="1.18353501" calcext:value-type="float">
            <text:p>1.18353501</text:p>
          </table:table-cell>
          <table:table-cell table:number-columns-repeated="1019"/>
        </table:table-row>
        <table:table-row table:style-name="ro1">
          <table:table-cell table:style-name="ce2" office:value-type="float" office:value="0.1182338" calcext:value-type="float">
            <text:p>1.18E-001</text:p>
          </table:table-cell>
          <table:table-cell table:style-name="ce5" office:value-type="float" office:value="-0.336908102" calcext:value-type="float">
            <text:p>-3.37E-001</text:p>
          </table:table-cell>
          <table:table-cell table:formula="of:=[.A1256]/[.$K$4]" office:value-type="float" office:value="1.182338" calcext:value-type="float">
            <text:p>1.182338</text:p>
          </table:table-cell>
          <table:table-cell table:number-columns-repeated="1019"/>
        </table:table-row>
        <table:table-row table:style-name="ro1">
          <table:table-cell table:style-name="ce2" office:value-type="float" office:value="0.118296087" calcext:value-type="float">
            <text:p>1.18E-001</text:p>
          </table:table-cell>
          <table:table-cell table:style-name="ce5" office:value-type="float" office:value="-0.337321103" calcext:value-type="float">
            <text:p>-3.37E-001</text:p>
          </table:table-cell>
          <table:table-cell table:formula="of:=[.A1257]/[.$K$4]" office:value-type="float" office:value="1.18296087" calcext:value-type="float">
            <text:p>1.18296087</text:p>
          </table:table-cell>
          <table:table-cell table:number-columns-repeated="1019"/>
        </table:table-row>
        <table:table-row table:style-name="ro1">
          <table:table-cell table:style-name="ce2" office:value-type="float" office:value="0.118789576" calcext:value-type="float">
            <text:p>1.19E-001</text:p>
          </table:table-cell>
          <table:table-cell table:style-name="ce5" office:value-type="float" office:value="-0.338862866" calcext:value-type="float">
            <text:p>-3.39E-001</text:p>
          </table:table-cell>
          <table:table-cell table:formula="of:=[.A1258]/[.$K$4]" office:value-type="float" office:value="1.18789576" calcext:value-type="float">
            <text:p>1.18789576</text:p>
          </table:table-cell>
          <table:table-cell table:number-columns-repeated="1019"/>
        </table:table-row>
        <table:table-row table:style-name="ro1">
          <table:table-cell table:style-name="ce2" office:value-type="float" office:value="0.120004989" calcext:value-type="float">
            <text:p>1.20E-001</text:p>
          </table:table-cell>
          <table:table-cell table:style-name="ce5" office:value-type="float" office:value="-0.342606127" calcext:value-type="float">
            <text:p>-3.43E-001</text:p>
          </table:table-cell>
          <table:table-cell table:formula="of:=[.A1259]/[.$K$4]" office:value-type="float" office:value="1.20004989" calcext:value-type="float">
            <text:p>1.20004989</text:p>
          </table:table-cell>
          <table:table-cell table:number-columns-repeated="1019"/>
        </table:table-row>
        <table:table-row table:style-name="ro1">
          <table:table-cell table:style-name="ce2" office:value-type="float" office:value="0.121120438" calcext:value-type="float">
            <text:p>1.21E-001</text:p>
          </table:table-cell>
          <table:table-cell table:style-name="ce5" office:value-type="float" office:value="-0.345503122" calcext:value-type="float">
            <text:p>-3.46E-001</text:p>
          </table:table-cell>
          <table:table-cell table:formula="of:=[.A1260]/[.$K$4]" office:value-type="float" office:value="1.21120438" calcext:value-type="float">
            <text:p>1.21120438</text:p>
          </table:table-cell>
          <table:table-cell table:number-columns-repeated="1019"/>
        </table:table-row>
        <table:table-row table:style-name="ro1">
          <table:table-cell table:style-name="ce2" office:value-type="float" office:value="0.122211531" calcext:value-type="float">
            <text:p>1.22E-001</text:p>
          </table:table-cell>
          <table:table-cell table:style-name="ce5" office:value-type="float" office:value="-0.348277688" calcext:value-type="float">
            <text:p>-3.48E-001</text:p>
          </table:table-cell>
          <table:table-cell table:formula="of:=[.A1261]/[.$K$4]" office:value-type="float" office:value="1.22211531" calcext:value-type="float">
            <text:p>1.22211531</text:p>
          </table:table-cell>
          <table:table-cell table:number-columns-repeated="1019"/>
        </table:table-row>
        <table:table-row table:style-name="ro1">
          <table:table-cell table:style-name="ce2" office:value-type="float" office:value="0.123436876" calcext:value-type="float">
            <text:p>1.23E-001</text:p>
          </table:table-cell>
          <table:table-cell table:style-name="ce5" office:value-type="float" office:value="-0.351114571" calcext:value-type="float">
            <text:p>-3.51E-001</text:p>
          </table:table-cell>
          <table:table-cell table:formula="of:=[.A1262]/[.$K$4]" office:value-type="float" office:value="1.23436876" calcext:value-type="float">
            <text:p>1.23436876</text:p>
          </table:table-cell>
          <table:table-cell table:number-columns-repeated="1019"/>
        </table:table-row>
        <table:table-row table:style-name="ro1">
          <table:table-cell table:style-name="ce2" office:value-type="float" office:value="0.123892061" calcext:value-type="float">
            <text:p>1.24E-001</text:p>
          </table:table-cell>
          <table:table-cell table:style-name="ce5" office:value-type="float" office:value="-0.352021396" calcext:value-type="float">
            <text:p>-3.52E-001</text:p>
          </table:table-cell>
          <table:table-cell table:formula="of:=[.A1263]/[.$K$4]" office:value-type="float" office:value="1.23892061" calcext:value-type="float">
            <text:p>1.23892061</text:p>
          </table:table-cell>
          <table:table-cell table:number-columns-repeated="1019"/>
        </table:table-row>
        <table:table-row table:style-name="ro1">
          <table:table-cell table:style-name="ce2" office:value-type="float" office:value="0.124097757" calcext:value-type="float">
            <text:p>1.24E-001</text:p>
          </table:table-cell>
          <table:table-cell table:style-name="ce5" office:value-type="float" office:value="-0.352607816" calcext:value-type="float">
            <text:p>-3.53E-001</text:p>
          </table:table-cell>
          <table:table-cell table:formula="of:=[.A1264]/[.$K$4]" office:value-type="float" office:value="1.24097757" calcext:value-type="float">
            <text:p>1.24097757</text:p>
          </table:table-cell>
          <table:table-cell table:number-columns-repeated="1019"/>
        </table:table-row>
        <table:table-row table:style-name="ro1">
          <table:table-cell table:style-name="ce2" office:value-type="float" office:value="0.124752022" calcext:value-type="float">
            <text:p>1.25E-001</text:p>
          </table:table-cell>
          <table:table-cell table:style-name="ce5" office:value-type="float" office:value="-0.354798496" calcext:value-type="float">
            <text:p>-3.55E-001</text:p>
          </table:table-cell>
          <table:table-cell table:formula="of:=[.A1265]/[.$K$4]" office:value-type="float" office:value="1.24752022" calcext:value-type="float">
            <text:p>1.24752022</text:p>
          </table:table-cell>
          <table:table-cell table:number-columns-repeated="1019"/>
        </table:table-row>
        <table:table-row table:style-name="ro1">
          <table:table-cell table:style-name="ce2" office:value-type="float" office:value="0.12561132" calcext:value-type="float">
            <text:p>1.26E-001</text:p>
          </table:table-cell>
          <table:table-cell table:style-name="ce5" office:value-type="float" office:value="-0.357267767" calcext:value-type="float">
            <text:p>-3.57E-001</text:p>
          </table:table-cell>
          <table:table-cell table:formula="of:=[.A1266]/[.$K$4]" office:value-type="float" office:value="1.2561132" calcext:value-type="float">
            <text:p>1.2561132</text:p>
          </table:table-cell>
          <table:table-cell table:number-columns-repeated="1019"/>
        </table:table-row>
        <table:table-row table:style-name="ro1">
          <table:table-cell table:style-name="ce2" office:value-type="float" office:value="0.126302496" calcext:value-type="float">
            <text:p>1.26E-001</text:p>
          </table:table-cell>
          <table:table-cell table:style-name="ce5" office:value-type="float" office:value="-0.358157814" calcext:value-type="float">
            <text:p>-3.58E-001</text:p>
          </table:table-cell>
          <table:table-cell table:formula="of:=[.A1267]/[.$K$4]" office:value-type="float" office:value="1.26302496" calcext:value-type="float">
            <text:p>1.26302496</text:p>
          </table:table-cell>
          <table:table-cell table:number-columns-repeated="1019"/>
        </table:table-row>
        <table:table-row table:style-name="ro1">
          <table:table-cell table:style-name="ce2" office:value-type="float" office:value="0.127047718" calcext:value-type="float">
            <text:p>1.27E-001</text:p>
          </table:table-cell>
          <table:table-cell table:style-name="ce5" office:value-type="float" office:value="-0.361223221" calcext:value-type="float">
            <text:p>-3.61E-001</text:p>
          </table:table-cell>
          <table:table-cell table:formula="of:=[.A1268]/[.$K$4]" office:value-type="float" office:value="1.27047718" calcext:value-type="float">
            <text:p>1.27047718</text:p>
          </table:table-cell>
          <table:table-cell table:number-columns-repeated="1019"/>
        </table:table-row>
        <table:table-row table:style-name="ro1">
          <table:table-cell table:style-name="ce2" office:value-type="float" office:value="0.127953723" calcext:value-type="float">
            <text:p>1.28E-001</text:p>
          </table:table-cell>
          <table:table-cell table:style-name="ce5" office:value-type="float" office:value="-0.363427967" calcext:value-type="float">
            <text:p>-3.63E-001</text:p>
          </table:table-cell>
          <table:table-cell table:formula="of:=[.A1269]/[.$K$4]" office:value-type="float" office:value="1.27953723" calcext:value-type="float">
            <text:p>1.27953723</text:p>
          </table:table-cell>
          <table:table-cell table:number-columns-repeated="1019"/>
        </table:table-row>
        <table:table-row table:style-name="ro1">
          <table:table-cell table:style-name="ce2" office:value-type="float" office:value="0.128459916" calcext:value-type="float">
            <text:p>1.28E-001</text:p>
          </table:table-cell>
          <table:table-cell table:style-name="ce5" office:value-type="float" office:value="-0.364730924" calcext:value-type="float">
            <text:p>-3.65E-001</text:p>
          </table:table-cell>
          <table:table-cell table:formula="of:=[.A1270]/[.$K$4]" office:value-type="float" office:value="1.28459916" calcext:value-type="float">
            <text:p>1.28459916</text:p>
          </table:table-cell>
          <table:table-cell table:number-columns-repeated="1019"/>
        </table:table-row>
        <table:table-row table:style-name="ro1">
          <table:table-cell table:style-name="ce2" office:value-type="float" office:value="0.129103839" calcext:value-type="float">
            <text:p>1.29E-001</text:p>
          </table:table-cell>
          <table:table-cell table:style-name="ce5" office:value-type="float" office:value="-0.36592415" calcext:value-type="float">
            <text:p>-3.66E-001</text:p>
          </table:table-cell>
          <table:table-cell table:formula="of:=[.A1271]/[.$K$4]" office:value-type="float" office:value="1.29103839" calcext:value-type="float">
            <text:p>1.29103839</text:p>
          </table:table-cell>
          <table:table-cell table:number-columns-repeated="1019"/>
        </table:table-row>
        <table:table-row table:style-name="ro1">
          <table:table-cell table:style-name="ce2" office:value-type="float" office:value="0.129449785" calcext:value-type="float">
            <text:p>1.29E-001</text:p>
          </table:table-cell>
          <table:table-cell table:style-name="ce5" office:value-type="float" office:value="-0.367566407" calcext:value-type="float">
            <text:p>-3.68E-001</text:p>
          </table:table-cell>
          <table:table-cell table:formula="of:=[.A1272]/[.$K$4]" office:value-type="float" office:value="1.29449785" calcext:value-type="float">
            <text:p>1.29449785</text:p>
          </table:table-cell>
          <table:table-cell table:number-columns-repeated="1019"/>
        </table:table-row>
        <table:table-row table:style-name="ro1">
          <table:table-cell table:style-name="ce2" office:value-type="float" office:value="0.129858613" calcext:value-type="float">
            <text:p>1.30E-001</text:p>
          </table:table-cell>
          <table:table-cell table:style-name="ce5" office:value-type="float" office:value="-0.369281381" calcext:value-type="float">
            <text:p>-3.69E-001</text:p>
          </table:table-cell>
          <table:table-cell table:formula="of:=[.A1273]/[.$K$4]" office:value-type="float" office:value="1.29858613" calcext:value-type="float">
            <text:p>1.29858613</text:p>
          </table:table-cell>
          <table:table-cell table:number-columns-repeated="1019"/>
        </table:table-row>
        <table:table-row table:style-name="ro1">
          <table:table-cell table:style-name="ce2" office:value-type="float" office:value="0.130580306" calcext:value-type="float">
            <text:p>1.31E-001</text:p>
          </table:table-cell>
          <table:table-cell table:style-name="ce5" office:value-type="float" office:value="-0.370681167" calcext:value-type="float">
            <text:p>-3.71E-001</text:p>
          </table:table-cell>
          <table:table-cell table:formula="of:=[.A1274]/[.$K$4]" office:value-type="float" office:value="1.30580306" calcext:value-type="float">
            <text:p>1.30580306</text:p>
          </table:table-cell>
          <table:table-cell table:number-columns-repeated="1019"/>
        </table:table-row>
        <table:table-row table:style-name="ro1">
          <table:table-cell table:style-name="ce2" office:value-type="float" office:value="0.131357834" calcext:value-type="float">
            <text:p>1.31E-001</text:p>
          </table:table-cell>
          <table:table-cell table:style-name="ce5" office:value-type="float" office:value="-0.372044653" calcext:value-type="float">
            <text:p>-3.72E-001</text:p>
          </table:table-cell>
          <table:table-cell table:formula="of:=[.A1275]/[.$K$4]" office:value-type="float" office:value="1.31357834" calcext:value-type="float">
            <text:p>1.31357834</text:p>
          </table:table-cell>
          <table:table-cell table:number-columns-repeated="1019"/>
        </table:table-row>
        <table:table-row table:style-name="ro1">
          <table:table-cell table:style-name="ce2" office:value-type="float" office:value="0.131782323" calcext:value-type="float">
            <text:p>1.32E-001</text:p>
          </table:table-cell>
          <table:table-cell table:style-name="ce5" office:value-type="float" office:value="-0.373574227" calcext:value-type="float">
            <text:p>-3.74E-001</text:p>
          </table:table-cell>
          <table:table-cell table:formula="of:=[.A1276]/[.$K$4]" office:value-type="float" office:value="1.31782323" calcext:value-type="float">
            <text:p>1.31782323</text:p>
          </table:table-cell>
          <table:table-cell table:number-columns-repeated="1019"/>
        </table:table-row>
        <table:table-row table:style-name="ro1">
          <table:table-cell table:style-name="ce2" office:value-type="float" office:value="0.132154167" calcext:value-type="float">
            <text:p>1.32E-001</text:p>
          </table:table-cell>
          <table:table-cell table:style-name="ce5" office:value-type="float" office:value="-0.37452659" calcext:value-type="float">
            <text:p>-3.75E-001</text:p>
          </table:table-cell>
          <table:table-cell table:formula="of:=[.A1277]/[.$K$4]" office:value-type="float" office:value="1.32154167" calcext:value-type="float">
            <text:p>1.32154167</text:p>
          </table:table-cell>
          <table:table-cell table:number-columns-repeated="1019"/>
        </table:table-row>
        <table:table-row table:style-name="ro1">
          <table:table-cell table:style-name="ce2" office:value-type="float" office:value="0.132878453" calcext:value-type="float">
            <text:p>1.33E-001</text:p>
          </table:table-cell>
          <table:table-cell table:style-name="ce5" office:value-type="float" office:value="-0.376525104" calcext:value-type="float">
            <text:p>-3.77E-001</text:p>
          </table:table-cell>
          <table:table-cell table:formula="of:=[.A1278]/[.$K$4]" office:value-type="float" office:value="1.32878453" calcext:value-type="float">
            <text:p>1.32878453</text:p>
          </table:table-cell>
          <table:table-cell table:number-columns-repeated="1019"/>
        </table:table-row>
        <table:table-row table:style-name="ro1">
          <table:table-cell table:style-name="ce2" office:value-type="float" office:value="0.133752093" calcext:value-type="float">
            <text:p>1.34E-001</text:p>
          </table:table-cell>
          <table:table-cell table:style-name="ce5" office:value-type="float" office:value="-0.377264351" calcext:value-type="float">
            <text:p>-3.77E-001</text:p>
          </table:table-cell>
          <table:table-cell table:formula="of:=[.A1279]/[.$K$4]" office:value-type="float" office:value="1.33752093" calcext:value-type="float">
            <text:p>1.33752093</text:p>
          </table:table-cell>
          <table:table-cell table:number-columns-repeated="1019"/>
        </table:table-row>
        <table:table-row table:style-name="ro1">
          <table:table-cell table:style-name="ce2" office:value-type="float" office:value="0.134078965" calcext:value-type="float">
            <text:p>1.34E-001</text:p>
          </table:table-cell>
          <table:table-cell table:style-name="ce5" office:value-type="float" office:value="-0.379696608" calcext:value-type="float">
            <text:p>-3.80E-001</text:p>
          </table:table-cell>
          <table:table-cell table:formula="of:=[.A1280]/[.$K$4]" office:value-type="float" office:value="1.34078965" calcext:value-type="float">
            <text:p>1.34078965</text:p>
          </table:table-cell>
          <table:table-cell table:number-columns-repeated="1019"/>
        </table:table-row>
        <table:table-row table:style-name="ro1">
          <table:table-cell table:style-name="ce2" office:value-type="float" office:value="0.135019481" calcext:value-type="float">
            <text:p>1.35E-001</text:p>
          </table:table-cell>
          <table:table-cell table:style-name="ce5" office:value-type="float" office:value="-0.382151157" calcext:value-type="float">
            <text:p>-3.82E-001</text:p>
          </table:table-cell>
          <table:table-cell table:formula="of:=[.A1281]/[.$K$4]" office:value-type="float" office:value="1.35019481" calcext:value-type="float">
            <text:p>1.35019481</text:p>
          </table:table-cell>
          <table:table-cell table:number-columns-repeated="1019"/>
        </table:table-row>
        <table:table-row table:style-name="ro1">
          <table:table-cell table:style-name="ce2" office:value-type="float" office:value="0.135600105" calcext:value-type="float">
            <text:p>1.36E-001</text:p>
          </table:table-cell>
          <table:table-cell table:style-name="ce5" office:value-type="float" office:value="-0.38365224" calcext:value-type="float">
            <text:p>-3.84E-001</text:p>
          </table:table-cell>
          <table:table-cell table:formula="of:=[.A1282]/[.$K$4]" office:value-type="float" office:value="1.35600105" calcext:value-type="float">
            <text:p>1.35600105</text:p>
          </table:table-cell>
          <table:table-cell table:number-columns-repeated="1019"/>
        </table:table-row>
        <table:table-row table:style-name="ro1">
          <table:table-cell table:style-name="ce2" office:value-type="float" office:value="0.136302963" calcext:value-type="float">
            <text:p>1.36E-001</text:p>
          </table:table-cell>
          <table:table-cell table:style-name="ce5" office:value-type="float" office:value="-0.386325479" calcext:value-type="float">
            <text:p>-3.86E-001</text:p>
          </table:table-cell>
          <table:table-cell table:formula="of:=[.A1283]/[.$K$4]" office:value-type="float" office:value="1.36302963" calcext:value-type="float">
            <text:p>1.36302963</text:p>
          </table:table-cell>
          <table:table-cell table:number-columns-repeated="1019"/>
        </table:table-row>
        <table:table-row table:style-name="ro1">
          <table:table-cell table:style-name="ce2" office:value-type="float" office:value="0.137613982" calcext:value-type="float">
            <text:p>1.38E-001</text:p>
          </table:table-cell>
          <table:table-cell table:style-name="ce5" office:value-type="float" office:value="-0.388387442" calcext:value-type="float">
            <text:p>-3.88E-001</text:p>
          </table:table-cell>
          <table:table-cell table:formula="of:=[.A1284]/[.$K$4]" office:value-type="float" office:value="1.37613982" calcext:value-type="float">
            <text:p>1.37613982</text:p>
          </table:table-cell>
          <table:table-cell table:number-columns-repeated="1019"/>
        </table:table-row>
        <table:table-row table:style-name="ro1">
          <table:table-cell table:style-name="ce2" office:value-type="float" office:value="0.138945952" calcext:value-type="float">
            <text:p>1.39E-001</text:p>
          </table:table-cell>
          <table:table-cell table:style-name="ce5" office:value-type="float" office:value="-0.390450537" calcext:value-type="float">
            <text:p>-3.90E-001</text:p>
          </table:table-cell>
          <table:table-cell table:formula="of:=[.A1285]/[.$K$4]" office:value-type="float" office:value="1.38945952" calcext:value-type="float">
            <text:p>1.38945952</text:p>
          </table:table-cell>
          <table:table-cell table:number-columns-repeated="1019"/>
        </table:table-row>
        <table:table-row table:style-name="ro1">
          <table:table-cell table:style-name="ce2" office:value-type="float" office:value="0.139679477" calcext:value-type="float">
            <text:p>1.40E-001</text:p>
          </table:table-cell>
          <table:table-cell table:style-name="ce5" office:value-type="float" office:value="-0.392927438" calcext:value-type="float">
            <text:p>-3.93E-001</text:p>
          </table:table-cell>
          <table:table-cell table:formula="of:=[.A1286]/[.$K$4]" office:value-type="float" office:value="1.39679477" calcext:value-type="float">
            <text:p>1.39679477</text:p>
          </table:table-cell>
          <table:table-cell table:number-columns-repeated="1019"/>
        </table:table-row>
        <table:table-row table:style-name="ro1">
          <table:table-cell table:style-name="ce2" office:value-type="float" office:value="0.140372232" calcext:value-type="float">
            <text:p>1.40E-001</text:p>
          </table:table-cell>
          <table:table-cell table:style-name="ce5" office:value-type="float" office:value="-0.394211322" calcext:value-type="float">
            <text:p>-3.94E-001</text:p>
          </table:table-cell>
          <table:table-cell table:formula="of:=[.A1287]/[.$K$4]" office:value-type="float" office:value="1.40372232" calcext:value-type="float">
            <text:p>1.40372232</text:p>
          </table:table-cell>
          <table:table-cell table:number-columns-repeated="1019"/>
        </table:table-row>
        <table:table-row table:style-name="ro1">
          <table:table-cell table:style-name="ce2" office:value-type="float" office:value="0.141198128" calcext:value-type="float">
            <text:p>1.41E-001</text:p>
          </table:table-cell>
          <table:table-cell table:style-name="ce5" office:value-type="float" office:value="-0.396032304" calcext:value-type="float">
            <text:p>-3.96E-001</text:p>
          </table:table-cell>
          <table:table-cell table:formula="of:=[.A1288]/[.$K$4]" office:value-type="float" office:value="1.41198128" calcext:value-type="float">
            <text:p>1.41198128</text:p>
          </table:table-cell>
          <table:table-cell table:number-columns-repeated="1019"/>
        </table:table-row>
        <table:table-row table:style-name="ro1">
          <table:table-cell table:style-name="ce2" office:value-type="float" office:value="0.141763389" calcext:value-type="float">
            <text:p>1.42E-001</text:p>
          </table:table-cell>
          <table:table-cell table:style-name="ce5" office:value-type="float" office:value="-0.397837728" calcext:value-type="float">
            <text:p>-3.98E-001</text:p>
          </table:table-cell>
          <table:table-cell table:formula="of:=[.A1289]/[.$K$4]" office:value-type="float" office:value="1.41763389" calcext:value-type="float">
            <text:p>1.41763389</text:p>
          </table:table-cell>
          <table:table-cell table:number-columns-repeated="1019"/>
        </table:table-row>
        <table:table-row table:style-name="ro1">
          <table:table-cell table:style-name="ce2" office:value-type="float" office:value="0.142364264" calcext:value-type="float">
            <text:p>1.42E-001</text:p>
          </table:table-cell>
          <table:table-cell table:style-name="ce5" office:value-type="float" office:value="-0.398359954" calcext:value-type="float">
            <text:p>-3.98E-001</text:p>
          </table:table-cell>
          <table:table-cell table:formula="of:=[.A1290]/[.$K$4]" office:value-type="float" office:value="1.42364264" calcext:value-type="float">
            <text:p>1.42364264</text:p>
          </table:table-cell>
          <table:table-cell table:number-columns-repeated="1019"/>
        </table:table-row>
        <table:table-row table:style-name="ro1">
          <table:table-cell table:style-name="ce2" office:value-type="float" office:value="0.142978415" calcext:value-type="float">
            <text:p>1.43E-001</text:p>
          </table:table-cell>
          <table:table-cell table:style-name="ce5" office:value-type="float" office:value="-0.39953956" calcext:value-type="float">
            <text:p>-4.00E-001</text:p>
          </table:table-cell>
          <table:table-cell table:formula="of:=[.A1291]/[.$K$4]" office:value-type="float" office:value="1.42978415" calcext:value-type="float">
            <text:p>1.42978415</text:p>
          </table:table-cell>
          <table:table-cell table:number-columns-repeated="1019"/>
        </table:table-row>
        <table:table-row table:style-name="ro1">
          <table:table-cell table:style-name="ce2" office:value-type="float" office:value="0.143252194" calcext:value-type="float">
            <text:p>1.43E-001</text:p>
          </table:table-cell>
          <table:table-cell table:style-name="ce5" office:value-type="float" office:value="-0.399961621" calcext:value-type="float">
            <text:p>-4.00E-001</text:p>
          </table:table-cell>
          <table:table-cell table:formula="of:=[.A1292]/[.$K$4]" office:value-type="float" office:value="1.43252194" calcext:value-type="float">
            <text:p>1.43252194</text:p>
          </table:table-cell>
          <table:table-cell table:number-columns-repeated="1019"/>
        </table:table-row>
        <table:table-row table:style-name="ro1">
          <table:table-cell table:style-name="ce2" office:value-type="float" office:value="0.143336177" calcext:value-type="float">
            <text:p>1.43E-001</text:p>
          </table:table-cell>
          <table:table-cell table:style-name="ce5" office:value-type="float" office:value="-0.400461614" calcext:value-type="float">
            <text:p>-4.00E-001</text:p>
          </table:table-cell>
          <table:table-cell table:formula="of:=[.A1293]/[.$K$4]" office:value-type="float" office:value="1.43336177" calcext:value-type="float">
            <text:p>1.43336177</text:p>
          </table:table-cell>
          <table:table-cell table:number-columns-repeated="1019"/>
        </table:table-row>
        <table:table-row table:style-name="ro1">
          <table:table-cell table:style-name="ce2" office:value-type="float" office:value="0.143569067" calcext:value-type="float">
            <text:p>1.44E-001</text:p>
          </table:table-cell>
          <table:table-cell table:style-name="ce5" office:value-type="float" office:value="-0.400882512" calcext:value-type="float">
            <text:p>-4.01E-001</text:p>
          </table:table-cell>
          <table:table-cell table:formula="of:=[.A1294]/[.$K$4]" office:value-type="float" office:value="1.43569067" calcext:value-type="float">
            <text:p>1.43569067</text:p>
          </table:table-cell>
          <table:table-cell table:number-columns-repeated="1019"/>
        </table:table-row>
        <table:table-row table:style-name="ro1">
          <table:table-cell table:style-name="ce2" office:value-type="float" office:value="0.143997967" calcext:value-type="float">
            <text:p>1.44E-001</text:p>
          </table:table-cell>
          <table:table-cell table:style-name="ce5" office:value-type="float" office:value="-0.40177393" calcext:value-type="float">
            <text:p>-4.02E-001</text:p>
          </table:table-cell>
          <table:table-cell table:formula="of:=[.A1295]/[.$K$4]" office:value-type="float" office:value="1.43997967" calcext:value-type="float">
            <text:p>1.43997967</text:p>
          </table:table-cell>
          <table:table-cell table:number-columns-repeated="1019"/>
        </table:table-row>
        <table:table-row table:style-name="ro1">
          <table:table-cell table:style-name="ce2" office:value-type="float" office:value="0.144341961" calcext:value-type="float">
            <text:p>1.44E-001</text:p>
          </table:table-cell>
          <table:table-cell table:style-name="ce5" office:value-type="float" office:value="-0.402393907" calcext:value-type="float">
            <text:p>-4.02E-001</text:p>
          </table:table-cell>
          <table:table-cell table:formula="of:=[.A1296]/[.$K$4]" office:value-type="float" office:value="1.44341961" calcext:value-type="float">
            <text:p>1.44341961</text:p>
          </table:table-cell>
          <table:table-cell table:number-columns-repeated="1019"/>
        </table:table-row>
        <table:table-row table:style-name="ro1">
          <table:table-cell table:style-name="ce2" office:value-type="float" office:value="0.144677997" calcext:value-type="float">
            <text:p>1.45E-001</text:p>
          </table:table-cell>
          <table:table-cell table:style-name="ce5" office:value-type="float" office:value="-0.40297538" calcext:value-type="float">
            <text:p>-4.03E-001</text:p>
          </table:table-cell>
          <table:table-cell table:formula="of:=[.A1297]/[.$K$4]" office:value-type="float" office:value="1.44677997" calcext:value-type="float">
            <text:p>1.44677997</text:p>
          </table:table-cell>
          <table:table-cell table:number-columns-repeated="1019"/>
        </table:table-row>
        <table:table-row table:style-name="ro1">
          <table:table-cell table:style-name="ce2" office:value-type="float" office:value="0.145205051" calcext:value-type="float">
            <text:p>1.45E-001</text:p>
          </table:table-cell>
          <table:table-cell table:style-name="ce5" office:value-type="float" office:value="-0.403932363" calcext:value-type="float">
            <text:p>-4.04E-001</text:p>
          </table:table-cell>
          <table:table-cell table:formula="of:=[.A1298]/[.$K$4]" office:value-type="float" office:value="1.45205051" calcext:value-type="float">
            <text:p>1.45205051</text:p>
          </table:table-cell>
          <table:table-cell table:number-columns-repeated="1019"/>
        </table:table-row>
        <table:table-row table:style-name="ro1">
          <table:table-cell table:style-name="ce2" office:value-type="float" office:value="0.145761266" calcext:value-type="float">
            <text:p>1.46E-001</text:p>
          </table:table-cell>
          <table:table-cell table:style-name="ce5" office:value-type="float" office:value="-0.405025065" calcext:value-type="float">
            <text:p>-4.05E-001</text:p>
          </table:table-cell>
          <table:table-cell table:formula="of:=[.A1299]/[.$K$4]" office:value-type="float" office:value="1.45761266" calcext:value-type="float">
            <text:p>1.45761266</text:p>
          </table:table-cell>
          <table:table-cell table:number-columns-repeated="1019"/>
        </table:table-row>
        <table:table-row table:style-name="ro1">
          <table:table-cell table:style-name="ce2" office:value-type="float" office:value="0.146290377" calcext:value-type="float">
            <text:p>1.46E-001</text:p>
          </table:table-cell>
          <table:table-cell table:style-name="ce5" office:value-type="float" office:value="-0.40591535" calcext:value-type="float">
            <text:p>-4.06E-001</text:p>
          </table:table-cell>
          <table:table-cell table:formula="of:=[.A1300]/[.$K$4]" office:value-type="float" office:value="1.46290377" calcext:value-type="float">
            <text:p>1.46290377</text:p>
          </table:table-cell>
          <table:table-cell table:number-columns-repeated="1019"/>
        </table:table-row>
        <table:table-row table:style-name="ro1">
          <table:table-cell table:style-name="ce2" office:value-type="float" office:value="0.146797046" calcext:value-type="float">
            <text:p>1.47E-001</text:p>
          </table:table-cell>
          <table:table-cell table:style-name="ce5" office:value-type="float" office:value="-0.406754762" calcext:value-type="float">
            <text:p>-4.07E-001</text:p>
          </table:table-cell>
          <table:table-cell table:formula="of:=[.A1301]/[.$K$4]" office:value-type="float" office:value="1.46797046" calcext:value-type="float">
            <text:p>1.46797046</text:p>
          </table:table-cell>
          <table:table-cell table:number-columns-repeated="1019"/>
        </table:table-row>
        <table:table-row table:style-name="ro1">
          <table:table-cell table:style-name="ce2" office:value-type="float" office:value="0.147498697" calcext:value-type="float">
            <text:p>1.47E-001</text:p>
          </table:table-cell>
          <table:table-cell table:style-name="ce5" office:value-type="float" office:value="-0.407883286" calcext:value-type="float">
            <text:p>-4.08E-001</text:p>
          </table:table-cell>
          <table:table-cell table:formula="of:=[.A1302]/[.$K$4]" office:value-type="float" office:value="1.47498697" calcext:value-type="float">
            <text:p>1.47498697</text:p>
          </table:table-cell>
          <table:table-cell table:number-columns-repeated="1019"/>
        </table:table-row>
        <table:table-row table:style-name="ro1">
          <table:table-cell table:style-name="ce2" office:value-type="float" office:value="0.147946849" calcext:value-type="float">
            <text:p>1.48E-001</text:p>
          </table:table-cell>
          <table:table-cell table:style-name="ce5" office:value-type="float" office:value="-0.408550382" calcext:value-type="float">
            <text:p>-4.09E-001</text:p>
          </table:table-cell>
          <table:table-cell table:formula="of:=[.A1303]/[.$K$4]" office:value-type="float" office:value="1.47946849" calcext:value-type="float">
            <text:p>1.47946849</text:p>
          </table:table-cell>
          <table:table-cell table:number-columns-repeated="1019"/>
        </table:table-row>
        <table:table-row table:style-name="ro1">
          <table:table-cell table:style-name="ce2" office:value-type="float" office:value="0.148394436" calcext:value-type="float">
            <text:p>1.48E-001</text:p>
          </table:table-cell>
          <table:table-cell table:style-name="ce5" office:value-type="float" office:value="-0.409172654" calcext:value-type="float">
            <text:p>-4.09E-001</text:p>
          </table:table-cell>
          <table:table-cell table:formula="of:=[.A1304]/[.$K$4]" office:value-type="float" office:value="1.48394436" calcext:value-type="float">
            <text:p>1.48394436</text:p>
          </table:table-cell>
          <table:table-cell table:number-columns-repeated="1019"/>
        </table:table-row>
        <table:table-row table:style-name="ro1">
          <table:table-cell table:style-name="ce2" office:value-type="float" office:value="0.148944005" calcext:value-type="float">
            <text:p>1.49E-001</text:p>
          </table:table-cell>
          <table:table-cell table:style-name="ce5" office:value-type="float" office:value="-0.410039395" calcext:value-type="float">
            <text:p>-4.10E-001</text:p>
          </table:table-cell>
          <table:table-cell table:formula="of:=[.A1305]/[.$K$4]" office:value-type="float" office:value="1.48944005" calcext:value-type="float">
            <text:p>1.48944005</text:p>
          </table:table-cell>
          <table:table-cell table:number-columns-repeated="1019"/>
        </table:table-row>
        <table:table-row table:style-name="ro1">
          <table:table-cell table:style-name="ce2" office:value-type="float" office:value="0.149343967" calcext:value-type="float">
            <text:p>1.49E-001</text:p>
          </table:table-cell>
          <table:table-cell table:style-name="ce5" office:value-type="float" office:value="-0.410983384" calcext:value-type="float">
            <text:p>-4.11E-001</text:p>
          </table:table-cell>
          <table:table-cell table:formula="of:=[.A1306]/[.$K$4]" office:value-type="float" office:value="1.49343967" calcext:value-type="float">
            <text:p>1.49343967</text:p>
          </table:table-cell>
          <table:table-cell table:number-columns-repeated="1019"/>
        </table:table-row>
        <table:table-row table:style-name="ro1">
          <table:table-cell table:style-name="ce2" office:value-type="float" office:value="0.150057897" calcext:value-type="float">
            <text:p>1.50E-001</text:p>
          </table:table-cell>
          <table:table-cell table:style-name="ce5" office:value-type="float" office:value="-0.411690146" calcext:value-type="float">
            <text:p>-4.12E-001</text:p>
          </table:table-cell>
          <table:table-cell table:formula="of:=[.A1307]/[.$K$4]" office:value-type="float" office:value="1.50057897" calcext:value-type="float">
            <text:p>1.50057897</text:p>
          </table:table-cell>
          <table:table-cell table:number-columns-repeated="1019"/>
        </table:table-row>
        <table:table-row table:style-name="ro1">
          <table:table-cell table:style-name="ce2" office:value-type="float" office:value="0.150719181" calcext:value-type="float">
            <text:p>1.51E-001</text:p>
          </table:table-cell>
          <table:table-cell table:style-name="ce5" office:value-type="float" office:value="-0.412630469" calcext:value-type="float">
            <text:p>-4.13E-001</text:p>
          </table:table-cell>
          <table:table-cell table:formula="of:=[.A1308]/[.$K$4]" office:value-type="float" office:value="1.50719181" calcext:value-type="float">
            <text:p>1.50719181</text:p>
          </table:table-cell>
          <table:table-cell table:number-columns-repeated="1019"/>
        </table:table-row>
        <table:table-row table:style-name="ro1">
          <table:table-cell table:style-name="ce2" office:value-type="float" office:value="0.151190907" calcext:value-type="float">
            <text:p>1.51E-001</text:p>
          </table:table-cell>
          <table:table-cell table:style-name="ce5" office:value-type="float" office:value="-0.413259447" calcext:value-type="float">
            <text:p>-4.13E-001</text:p>
          </table:table-cell>
          <table:table-cell table:formula="of:=[.A1309]/[.$K$4]" office:value-type="float" office:value="1.51190907" calcext:value-type="float">
            <text:p>1.51190907</text:p>
          </table:table-cell>
          <table:table-cell table:number-columns-repeated="1019"/>
        </table:table-row>
        <table:table-row table:style-name="ro1">
          <table:table-cell table:style-name="ce2" office:value-type="float" office:value="0.15160504" calcext:value-type="float">
            <text:p>1.52E-001</text:p>
          </table:table-cell>
          <table:table-cell table:style-name="ce5" office:value-type="float" office:value="-0.413752973" calcext:value-type="float">
            <text:p>-4.14E-001</text:p>
          </table:table-cell>
          <table:table-cell table:formula="of:=[.A1310]/[.$K$4]" office:value-type="float" office:value="1.5160504" calcext:value-type="float">
            <text:p>1.5160504</text:p>
          </table:table-cell>
          <table:table-cell table:number-columns-repeated="1019"/>
        </table:table-row>
        <table:table-row table:style-name="ro1">
          <table:table-cell table:style-name="ce2" office:value-type="float" office:value="0.15201427" calcext:value-type="float">
            <text:p>1.52E-001</text:p>
          </table:table-cell>
          <table:table-cell table:style-name="ce5" office:value-type="float" office:value="-0.414290428" calcext:value-type="float">
            <text:p>-4.14E-001</text:p>
          </table:table-cell>
          <table:table-cell table:formula="of:=[.A1311]/[.$K$4]" office:value-type="float" office:value="1.5201427" calcext:value-type="float">
            <text:p>1.5201427</text:p>
          </table:table-cell>
          <table:table-cell table:number-columns-repeated="1019"/>
        </table:table-row>
        <table:table-row table:style-name="ro1">
          <table:table-cell table:style-name="ce2" office:value-type="float" office:value="0.152225688" calcext:value-type="float">
            <text:p>1.52E-001</text:p>
          </table:table-cell>
          <table:table-cell table:style-name="ce5" office:value-type="float" office:value="-0.414543808" calcext:value-type="float">
            <text:p>-4.15E-001</text:p>
          </table:table-cell>
          <table:table-cell table:formula="of:=[.A1312]/[.$K$4]" office:value-type="float" office:value="1.52225688" calcext:value-type="float">
            <text:p>1.52225688</text:p>
          </table:table-cell>
          <table:table-cell table:number-columns-repeated="1019"/>
        </table:table-row>
        <table:table-row table:style-name="ro1">
          <table:table-cell table:style-name="ce2" office:value-type="float" office:value="0.152388245" calcext:value-type="float">
            <text:p>1.52E-001</text:p>
          </table:table-cell>
          <table:table-cell table:style-name="ce5" office:value-type="float" office:value="-0.414702237" calcext:value-type="float">
            <text:p>-4.15E-001</text:p>
          </table:table-cell>
          <table:table-cell table:formula="of:=[.A1313]/[.$K$4]" office:value-type="float" office:value="1.52388245" calcext:value-type="float">
            <text:p>1.52388245</text:p>
          </table:table-cell>
          <table:table-cell table:number-columns-repeated="1019"/>
        </table:table-row>
        <table:table-row table:style-name="ro1">
          <table:table-cell table:style-name="ce2" office:value-type="float" office:value="0.152626172" calcext:value-type="float">
            <text:p>1.53E-001</text:p>
          </table:table-cell>
          <table:table-cell table:style-name="ce5" office:value-type="float" office:value="-0.415048152" calcext:value-type="float">
            <text:p>-4.15E-001</text:p>
          </table:table-cell>
          <table:table-cell table:formula="of:=[.A1314]/[.$K$4]" office:value-type="float" office:value="1.52626172" calcext:value-type="float">
            <text:p>1.52626172</text:p>
          </table:table-cell>
          <table:table-cell table:number-columns-repeated="1019"/>
        </table:table-row>
        <table:table-row table:style-name="ro1">
          <table:table-cell table:style-name="ce2" office:value-type="float" office:value="0.152878523" calcext:value-type="float">
            <text:p>1.53E-001</text:p>
          </table:table-cell>
          <table:table-cell table:style-name="ce5" office:value-type="float" office:value="-0.415522933" calcext:value-type="float">
            <text:p>-4.16E-001</text:p>
          </table:table-cell>
          <table:table-cell table:formula="of:=[.A1315]/[.$K$4]" office:value-type="float" office:value="1.52878523" calcext:value-type="float">
            <text:p>1.52878523</text:p>
          </table:table-cell>
          <table:table-cell table:number-columns-repeated="1019"/>
        </table:table-row>
        <table:table-row table:style-name="ro1">
          <table:table-cell table:style-name="ce2" office:value-type="float" office:value="0.153132156" calcext:value-type="float">
            <text:p>1.53E-001</text:p>
          </table:table-cell>
          <table:table-cell table:style-name="ce5" office:value-type="float" office:value="-0.415866017" calcext:value-type="float">
            <text:p>-4.16E-001</text:p>
          </table:table-cell>
          <table:table-cell table:formula="of:=[.A1316]/[.$K$4]" office:value-type="float" office:value="1.53132156" calcext:value-type="float">
            <text:p>1.53132156</text:p>
          </table:table-cell>
          <table:table-cell table:number-columns-repeated="1019"/>
        </table:table-row>
        <table:table-row table:style-name="ro1">
          <table:table-cell table:style-name="ce2" office:value-type="float" office:value="0.153572246" calcext:value-type="float">
            <text:p>1.54E-001</text:p>
          </table:table-cell>
          <table:table-cell table:style-name="ce5" office:value-type="float" office:value="-0.416263402" calcext:value-type="float">
            <text:p>-4.16E-001</text:p>
          </table:table-cell>
          <table:table-cell table:formula="of:=[.A1317]/[.$K$4]" office:value-type="float" office:value="1.53572246" calcext:value-type="float">
            <text:p>1.53572246</text:p>
          </table:table-cell>
          <table:table-cell table:number-columns-repeated="1019"/>
        </table:table-row>
        <table:table-row table:style-name="ro1">
          <table:table-cell table:style-name="ce2" office:value-type="float" office:value="0.154132158" calcext:value-type="float">
            <text:p>1.54E-001</text:p>
          </table:table-cell>
          <table:table-cell table:style-name="ce5" office:value-type="float" office:value="-0.41692695" calcext:value-type="float">
            <text:p>-4.17E-001</text:p>
          </table:table-cell>
          <table:table-cell table:formula="of:=[.A1318]/[.$K$4]" office:value-type="float" office:value="1.54132158" calcext:value-type="float">
            <text:p>1.54132158</text:p>
          </table:table-cell>
          <table:table-cell table:number-columns-repeated="1019"/>
        </table:table-row>
        <table:table-row table:style-name="ro1">
          <table:table-cell table:style-name="ce2" office:value-type="float" office:value="0.15449211" calcext:value-type="float">
            <text:p>1.54E-001</text:p>
          </table:table-cell>
          <table:table-cell table:style-name="ce5" office:value-type="float" office:value="-0.417337745" calcext:value-type="float">
            <text:p>-4.17E-001</text:p>
          </table:table-cell>
          <table:table-cell table:formula="of:=[.A1319]/[.$K$4]" office:value-type="float" office:value="1.5449211" calcext:value-type="float">
            <text:p>1.5449211</text:p>
          </table:table-cell>
          <table:table-cell table:number-columns-repeated="1019"/>
        </table:table-row>
        <table:table-row table:style-name="ro1">
          <table:table-cell table:style-name="ce2" office:value-type="float" office:value="0.154847488" calcext:value-type="float">
            <text:p>1.55E-001</text:p>
          </table:table-cell>
          <table:table-cell table:style-name="ce5" office:value-type="float" office:value="-0.417711824" calcext:value-type="float">
            <text:p>-4.18E-001</text:p>
          </table:table-cell>
          <table:table-cell table:formula="of:=[.A1320]/[.$K$4]" office:value-type="float" office:value="1.54847488" calcext:value-type="float">
            <text:p>1.54847488</text:p>
          </table:table-cell>
          <table:table-cell table:number-columns-repeated="1019"/>
        </table:table-row>
        <table:table-row table:style-name="ro1">
          <table:table-cell table:style-name="ce2" office:value-type="float" office:value="0.155268684" calcext:value-type="float">
            <text:p>1.55E-001</text:p>
          </table:table-cell>
          <table:table-cell table:style-name="ce5" office:value-type="float" office:value="-0.418216437" calcext:value-type="float">
            <text:p>-4.18E-001</text:p>
          </table:table-cell>
          <table:table-cell table:formula="of:=[.A1321]/[.$K$4]" office:value-type="float" office:value="1.55268684" calcext:value-type="float">
            <text:p>1.55268684</text:p>
          </table:table-cell>
          <table:table-cell table:number-columns-repeated="1019"/>
        </table:table-row>
        <table:table-row table:style-name="ro1">
          <table:table-cell table:style-name="ce2" office:value-type="float" office:value="0.155662537" calcext:value-type="float">
            <text:p>1.56E-001</text:p>
          </table:table-cell>
          <table:table-cell table:style-name="ce5" office:value-type="float" office:value="-0.418704212" calcext:value-type="float">
            <text:p>-4.19E-001</text:p>
          </table:table-cell>
          <table:table-cell table:formula="of:=[.A1322]/[.$K$4]" office:value-type="float" office:value="1.55662537" calcext:value-type="float">
            <text:p>1.55662537</text:p>
          </table:table-cell>
          <table:table-cell table:number-columns-repeated="1019"/>
        </table:table-row>
        <table:table-row table:style-name="ro1">
          <table:table-cell table:style-name="ce2" office:value-type="float" office:value="0.15597181" calcext:value-type="float">
            <text:p>1.56E-001</text:p>
          </table:table-cell>
          <table:table-cell table:style-name="ce5" office:value-type="float" office:value="-0.418863803" calcext:value-type="float">
            <text:p>-4.19E-001</text:p>
          </table:table-cell>
          <table:table-cell table:formula="of:=[.A1323]/[.$K$4]" office:value-type="float" office:value="1.5597181" calcext:value-type="float">
            <text:p>1.5597181</text:p>
          </table:table-cell>
          <table:table-cell table:number-columns-repeated="1019"/>
        </table:table-row>
        <table:table-row table:style-name="ro1">
          <table:table-cell table:style-name="ce2" office:value-type="float" office:value="0.156357497" calcext:value-type="float">
            <text:p>1.56E-001</text:p>
          </table:table-cell>
          <table:table-cell table:style-name="ce5" office:value-type="float" office:value="-0.419415355" calcext:value-type="float">
            <text:p>-4.19E-001</text:p>
          </table:table-cell>
          <table:table-cell table:formula="of:=[.A1324]/[.$K$4]" office:value-type="float" office:value="1.56357497" calcext:value-type="float">
            <text:p>1.56357497</text:p>
          </table:table-cell>
          <table:table-cell table:number-columns-repeated="1019"/>
        </table:table-row>
        <table:table-row table:style-name="ro1">
          <table:table-cell table:style-name="ce2" office:value-type="float" office:value="0.156951547" calcext:value-type="float">
            <text:p>1.57E-001</text:p>
          </table:table-cell>
          <table:table-cell table:style-name="ce5" office:value-type="float" office:value="-0.419942051" calcext:value-type="float">
            <text:p>-4.20E-001</text:p>
          </table:table-cell>
          <table:table-cell table:formula="of:=[.A1325]/[.$K$4]" office:value-type="float" office:value="1.56951547" calcext:value-type="float">
            <text:p>1.56951547</text:p>
          </table:table-cell>
          <table:table-cell table:number-columns-repeated="1019"/>
        </table:table-row>
        <table:table-row table:style-name="ro1">
          <table:table-cell table:style-name="ce2" office:value-type="float" office:value="0.157265812" calcext:value-type="float">
            <text:p>1.57E-001</text:p>
          </table:table-cell>
          <table:table-cell table:style-name="ce5" office:value-type="float" office:value="-0.420185834" calcext:value-type="float">
            <text:p>-4.20E-001</text:p>
          </table:table-cell>
          <table:table-cell table:formula="of:=[.A1326]/[.$K$4]" office:value-type="float" office:value="1.57265812" calcext:value-type="float">
            <text:p>1.57265812</text:p>
          </table:table-cell>
          <table:table-cell table:number-columns-repeated="1019"/>
        </table:table-row>
        <table:table-row table:style-name="ro1">
          <table:table-cell table:style-name="ce2" office:value-type="float" office:value="0.157526881" calcext:value-type="float">
            <text:p>1.58E-001</text:p>
          </table:table-cell>
          <table:table-cell table:style-name="ce5" office:value-type="float" office:value="-0.420325428" calcext:value-type="float">
            <text:p>-4.20E-001</text:p>
          </table:table-cell>
          <table:table-cell table:formula="of:=[.A1327]/[.$K$4]" office:value-type="float" office:value="1.57526881" calcext:value-type="float">
            <text:p>1.57526881</text:p>
          </table:table-cell>
          <table:table-cell table:number-columns-repeated="1019"/>
        </table:table-row>
        <table:table-row table:style-name="ro1">
          <table:table-cell table:style-name="ce2" office:value-type="float" office:value="0.157581806" calcext:value-type="float">
            <text:p>1.58E-001</text:p>
          </table:table-cell>
          <table:table-cell table:style-name="ce5" office:value-type="float" office:value="-0.420444667" calcext:value-type="float">
            <text:p>-4.20E-001</text:p>
          </table:table-cell>
          <table:table-cell table:formula="of:=[.A1328]/[.$K$4]" office:value-type="float" office:value="1.57581806" calcext:value-type="float">
            <text:p>1.57581806</text:p>
          </table:table-cell>
          <table:table-cell table:number-columns-repeated="1019"/>
        </table:table-row>
        <table:table-row table:style-name="ro1">
          <table:table-cell table:style-name="ce2" office:value-type="float" office:value="0.157633558" calcext:value-type="float">
            <text:p>1.58E-001</text:p>
          </table:table-cell>
          <table:table-cell table:style-name="ce5" office:value-type="float" office:value="-0.420559704" calcext:value-type="float">
            <text:p>-4.21E-001</text:p>
          </table:table-cell>
          <table:table-cell table:formula="of:=[.A1329]/[.$K$4]" office:value-type="float" office:value="1.57633558" calcext:value-type="float">
            <text:p>1.57633558</text:p>
          </table:table-cell>
          <table:table-cell table:number-columns-repeated="1019"/>
        </table:table-row>
        <table:table-row table:style-name="ro1">
          <table:table-cell table:style-name="ce2" office:value-type="float" office:value="0.157892004" calcext:value-type="float">
            <text:p>1.58E-001</text:p>
          </table:table-cell>
          <table:table-cell table:style-name="ce5" office:value-type="float" office:value="-0.420727462" calcext:value-type="float">
            <text:p>-4.21E-001</text:p>
          </table:table-cell>
          <table:table-cell table:formula="of:=[.A1330]/[.$K$4]" office:value-type="float" office:value="1.57892004" calcext:value-type="float">
            <text:p>1.57892004</text:p>
          </table:table-cell>
          <table:table-cell table:number-columns-repeated="1019"/>
        </table:table-row>
        <table:table-row table:style-name="ro1">
          <table:table-cell table:style-name="ce2" office:value-type="float" office:value="0.158337593" calcext:value-type="float">
            <text:p>1.58E-001</text:p>
          </table:table-cell>
          <table:table-cell table:style-name="ce5" office:value-type="float" office:value="-0.421138763" calcext:value-type="float">
            <text:p>-4.21E-001</text:p>
          </table:table-cell>
          <table:table-cell table:formula="of:=[.A1331]/[.$K$4]" office:value-type="float" office:value="1.58337593" calcext:value-type="float">
            <text:p>1.58337593</text:p>
          </table:table-cell>
          <table:table-cell table:number-columns-repeated="1019"/>
        </table:table-row>
        <table:table-row table:style-name="ro1">
          <table:table-cell table:style-name="ce2" office:value-type="float" office:value="0.158702061" calcext:value-type="float">
            <text:p>1.59E-001</text:p>
          </table:table-cell>
          <table:table-cell table:style-name="ce5" office:value-type="float" office:value="-0.421640247" calcext:value-type="float">
            <text:p>-4.22E-001</text:p>
          </table:table-cell>
          <table:table-cell table:formula="of:=[.A1332]/[.$K$4]" office:value-type="float" office:value="1.58702061" calcext:value-type="float">
            <text:p>1.58702061</text:p>
          </table:table-cell>
          <table:table-cell table:number-columns-repeated="1019"/>
        </table:table-row>
        <table:table-row table:style-name="ro1">
          <table:table-cell table:style-name="ce2" office:value-type="float" office:value="0.159133226" calcext:value-type="float">
            <text:p>1.59E-001</text:p>
          </table:table-cell>
          <table:table-cell table:style-name="ce5" office:value-type="float" office:value="-0.42200911" calcext:value-type="float">
            <text:p>-4.22E-001</text:p>
          </table:table-cell>
          <table:table-cell table:formula="of:=[.A1333]/[.$K$4]" office:value-type="float" office:value="1.59133226" calcext:value-type="float">
            <text:p>1.59133226</text:p>
          </table:table-cell>
          <table:table-cell table:number-columns-repeated="1019"/>
        </table:table-row>
        <table:table-row table:style-name="ro1">
          <table:table-cell table:style-name="ce2" office:value-type="float" office:value="0.15981546" calcext:value-type="float">
            <text:p>1.60E-001</text:p>
          </table:table-cell>
          <table:table-cell table:style-name="ce5" office:value-type="float" office:value="-0.42240724" calcext:value-type="float">
            <text:p>-4.22E-001</text:p>
          </table:table-cell>
          <table:table-cell table:formula="of:=[.A1334]/[.$K$4]" office:value-type="float" office:value="1.5981546" calcext:value-type="float">
            <text:p>1.5981546</text:p>
          </table:table-cell>
          <table:table-cell table:number-columns-repeated="1019"/>
        </table:table-row>
        <table:table-row table:style-name="ro1">
          <table:table-cell table:style-name="ce2" office:value-type="float" office:value="0.160438329" calcext:value-type="float">
            <text:p>1.60E-001</text:p>
          </table:table-cell>
          <table:table-cell table:style-name="ce5" office:value-type="float" office:value="-0.422918767" calcext:value-type="float">
            <text:p>-4.23E-001</text:p>
          </table:table-cell>
          <table:table-cell table:formula="of:=[.A1335]/[.$K$4]" office:value-type="float" office:value="1.60438329" calcext:value-type="float">
            <text:p>1.60438329</text:p>
          </table:table-cell>
          <table:table-cell table:number-columns-repeated="1019"/>
        </table:table-row>
        <table:table-row table:style-name="ro1">
          <table:table-cell table:style-name="ce2" office:value-type="float" office:value="0.16066204" calcext:value-type="float">
            <text:p>1.61E-001</text:p>
          </table:table-cell>
          <table:table-cell table:style-name="ce5" office:value-type="float" office:value="-0.423226863" calcext:value-type="float">
            <text:p>-4.23E-001</text:p>
          </table:table-cell>
          <table:table-cell table:formula="of:=[.A1336]/[.$K$4]" office:value-type="float" office:value="1.6066204" calcext:value-type="float">
            <text:p>1.6066204</text:p>
          </table:table-cell>
          <table:table-cell table:number-columns-repeated="1019"/>
        </table:table-row>
        <table:table-row table:style-name="ro1">
          <table:table-cell table:style-name="ce2" office:value-type="float" office:value="0.161143243" calcext:value-type="float">
            <text:p>1.61E-001</text:p>
          </table:table-cell>
          <table:table-cell table:style-name="ce5" office:value-type="float" office:value="-0.423465997" calcext:value-type="float">
            <text:p>-4.23E-001</text:p>
          </table:table-cell>
          <table:table-cell table:formula="of:=[.A1337]/[.$K$4]" office:value-type="float" office:value="1.61143243" calcext:value-type="float">
            <text:p>1.61143243</text:p>
          </table:table-cell>
          <table:table-cell table:number-columns-repeated="1019"/>
        </table:table-row>
        <table:table-row table:style-name="ro1">
          <table:table-cell table:style-name="ce2" office:value-type="float" office:value="0.161426097" calcext:value-type="float">
            <text:p>1.61E-001</text:p>
          </table:table-cell>
          <table:table-cell table:style-name="ce5" office:value-type="float" office:value="-0.423713088" calcext:value-type="float">
            <text:p>-4.24E-001</text:p>
          </table:table-cell>
          <table:table-cell table:formula="of:=[.A1338]/[.$K$4]" office:value-type="float" office:value="1.61426097" calcext:value-type="float">
            <text:p>1.61426097</text:p>
          </table:table-cell>
          <table:table-cell table:number-columns-repeated="1019"/>
        </table:table-row>
        <table:table-row table:style-name="ro1">
          <table:table-cell table:style-name="ce2" office:value-type="float" office:value="0.161631003" calcext:value-type="float">
            <text:p>1.62E-001</text:p>
          </table:table-cell>
          <table:table-cell table:style-name="ce5" office:value-type="float" office:value="-0.423899829" calcext:value-type="float">
            <text:p>-4.24E-001</text:p>
          </table:table-cell>
          <table:table-cell table:formula="of:=[.A1339]/[.$K$4]" office:value-type="float" office:value="1.61631003" calcext:value-type="float">
            <text:p>1.61631003</text:p>
          </table:table-cell>
          <table:table-cell table:number-columns-repeated="1019"/>
        </table:table-row>
        <table:table-row table:style-name="ro1">
          <table:table-cell table:style-name="ce2" office:value-type="float" office:value="0.161841854" calcext:value-type="float">
            <text:p>1.62E-001</text:p>
          </table:table-cell>
          <table:table-cell table:style-name="ce5" office:value-type="float" office:value="-0.423942298" calcext:value-type="float">
            <text:p>-4.24E-001</text:p>
          </table:table-cell>
          <table:table-cell table:formula="of:=[.A1340]/[.$K$4]" office:value-type="float" office:value="1.61841854" calcext:value-type="float">
            <text:p>1.61841854</text:p>
          </table:table-cell>
          <table:table-cell table:number-columns-repeated="1019"/>
        </table:table-row>
        <table:table-row table:style-name="ro1">
          <table:table-cell table:style-name="ce2" office:value-type="float" office:value="0.162103638" calcext:value-type="float">
            <text:p>1.62E-001</text:p>
          </table:table-cell>
          <table:table-cell table:style-name="ce5" office:value-type="float" office:value="-0.424228132" calcext:value-type="float">
            <text:p>-4.24E-001</text:p>
          </table:table-cell>
          <table:table-cell table:formula="of:=[.A1341]/[.$K$4]" office:value-type="float" office:value="1.62103638" calcext:value-type="float">
            <text:p>1.62103638</text:p>
          </table:table-cell>
          <table:table-cell table:number-columns-repeated="1019"/>
        </table:table-row>
        <table:table-row table:style-name="ro1">
          <table:table-cell table:style-name="ce2" office:value-type="float" office:value="0.162448734" calcext:value-type="float">
            <text:p>1.62E-001</text:p>
          </table:table-cell>
          <table:table-cell table:style-name="ce5" office:value-type="float" office:value="-0.424559414" calcext:value-type="float">
            <text:p>-4.25E-001</text:p>
          </table:table-cell>
          <table:table-cell table:formula="of:=[.A1342]/[.$K$4]" office:value-type="float" office:value="1.62448734" calcext:value-type="float">
            <text:p>1.62448734</text:p>
          </table:table-cell>
          <table:table-cell table:number-columns-repeated="1019"/>
        </table:table-row>
        <table:table-row table:style-name="ro1">
          <table:table-cell table:style-name="ce2" office:value-type="float" office:value="0.162748203" calcext:value-type="float">
            <text:p>1.63E-001</text:p>
          </table:table-cell>
          <table:table-cell table:style-name="ce5" office:value-type="float" office:value="-0.424750984" calcext:value-type="float">
            <text:p>-4.25E-001</text:p>
          </table:table-cell>
          <table:table-cell table:formula="of:=[.A1343]/[.$K$4]" office:value-type="float" office:value="1.62748203" calcext:value-type="float">
            <text:p>1.62748203</text:p>
          </table:table-cell>
          <table:table-cell table:number-columns-repeated="1019"/>
        </table:table-row>
        <table:table-row table:style-name="ro1">
          <table:table-cell table:style-name="ce2" office:value-type="float" office:value="0.163316712" calcext:value-type="float">
            <text:p>1.63E-001</text:p>
          </table:table-cell>
          <table:table-cell table:style-name="ce5" office:value-type="float" office:value="-0.425169766" calcext:value-type="float">
            <text:p>-4.25E-001</text:p>
          </table:table-cell>
          <table:table-cell table:formula="of:=[.A1344]/[.$K$4]" office:value-type="float" office:value="1.63316712" calcext:value-type="float">
            <text:p>1.63316712</text:p>
          </table:table-cell>
          <table:table-cell table:number-columns-repeated="1019"/>
        </table:table-row>
        <table:table-row table:style-name="ro1">
          <table:table-cell table:style-name="ce2" office:value-type="float" office:value="0.163970128" calcext:value-type="float">
            <text:p>1.64E-001</text:p>
          </table:table-cell>
          <table:table-cell table:style-name="ce5" office:value-type="float" office:value="-0.425427109" calcext:value-type="float">
            <text:p>-4.25E-001</text:p>
          </table:table-cell>
          <table:table-cell table:formula="of:=[.A1345]/[.$K$4]" office:value-type="float" office:value="1.63970128" calcext:value-type="float">
            <text:p>1.63970128</text:p>
          </table:table-cell>
          <table:table-cell table:number-columns-repeated="1019"/>
        </table:table-row>
        <table:table-row table:style-name="ro1">
          <table:table-cell table:style-name="ce2" office:value-type="float" office:value="0.164398834" calcext:value-type="float">
            <text:p>1.64E-001</text:p>
          </table:table-cell>
          <table:table-cell table:style-name="ce5" office:value-type="float" office:value="-0.42564261" calcext:value-type="float">
            <text:p>-4.26E-001</text:p>
          </table:table-cell>
          <table:table-cell table:formula="of:=[.A1346]/[.$K$4]" office:value-type="float" office:value="1.64398834" calcext:value-type="float">
            <text:p>1.64398834</text:p>
          </table:table-cell>
          <table:table-cell table:number-columns-repeated="1019"/>
        </table:table-row>
        <table:table-row table:style-name="ro1">
          <table:table-cell table:style-name="ce2" office:value-type="float" office:value="0.164784238" calcext:value-type="float">
            <text:p>1.65E-001</text:p>
          </table:table-cell>
          <table:table-cell table:style-name="ce5" office:value-type="float" office:value="-0.425962538" calcext:value-type="float">
            <text:p>-4.26E-001</text:p>
          </table:table-cell>
          <table:table-cell table:formula="of:=[.A1347]/[.$K$4]" office:value-type="float" office:value="1.64784238" calcext:value-type="float">
            <text:p>1.64784238</text:p>
          </table:table-cell>
          <table:table-cell table:number-columns-repeated="1019"/>
        </table:table-row>
        <table:table-row table:style-name="ro1">
          <table:table-cell table:style-name="ce2" office:value-type="float" office:value="0.165238693" calcext:value-type="float">
            <text:p>1.65E-001</text:p>
          </table:table-cell>
          <table:table-cell table:style-name="ce5" office:value-type="float" office:value="-0.426103175" calcext:value-type="float">
            <text:p>-4.26E-001</text:p>
          </table:table-cell>
          <table:table-cell table:formula="of:=[.A1348]/[.$K$4]" office:value-type="float" office:value="1.65238693" calcext:value-type="float">
            <text:p>1.65238693</text:p>
          </table:table-cell>
          <table:table-cell table:number-columns-repeated="1019"/>
        </table:table-row>
        <table:table-row table:style-name="ro1">
          <table:table-cell table:style-name="ce2" office:value-type="float" office:value="0.165484801" calcext:value-type="float">
            <text:p>1.65E-001</text:p>
          </table:table-cell>
          <table:table-cell table:style-name="ce5" office:value-type="float" office:value="-0.426256448" calcext:value-type="float">
            <text:p>-4.26E-001</text:p>
          </table:table-cell>
          <table:table-cell table:formula="of:=[.A1349]/[.$K$4]" office:value-type="float" office:value="1.65484801" calcext:value-type="float">
            <text:p>1.65484801</text:p>
          </table:table-cell>
          <table:table-cell table:number-columns-repeated="1019"/>
        </table:table-row>
        <table:table-row table:style-name="ro1">
          <table:table-cell table:style-name="ce2" office:value-type="float" office:value="0.165780008" calcext:value-type="float">
            <text:p>1.66E-001</text:p>
          </table:table-cell>
          <table:table-cell table:style-name="ce5" office:value-type="float" office:value="-0.426383138" calcext:value-type="float">
            <text:p>-4.26E-001</text:p>
          </table:table-cell>
          <table:table-cell table:formula="of:=[.A1350]/[.$K$4]" office:value-type="float" office:value="1.65780008" calcext:value-type="float">
            <text:p>1.65780008</text:p>
          </table:table-cell>
          <table:table-cell table:number-columns-repeated="1019"/>
        </table:table-row>
        <table:table-row table:style-name="ro1">
          <table:table-cell table:style-name="ce2" office:value-type="float" office:value="0.166110367" calcext:value-type="float">
            <text:p>1.66E-001</text:p>
          </table:table-cell>
          <table:table-cell table:style-name="ce5" office:value-type="float" office:value="-0.426713318" calcext:value-type="float">
            <text:p>-4.27E-001</text:p>
          </table:table-cell>
          <table:table-cell table:formula="of:=[.A1351]/[.$K$4]" office:value-type="float" office:value="1.66110367" calcext:value-type="float">
            <text:p>1.66110367</text:p>
          </table:table-cell>
          <table:table-cell table:number-columns-repeated="1019"/>
        </table:table-row>
        <table:table-row table:style-name="ro1">
          <table:table-cell table:style-name="ce2" office:value-type="float" office:value="0.166592896" calcext:value-type="float">
            <text:p>1.67E-001</text:p>
          </table:table-cell>
          <table:table-cell table:style-name="ce5" office:value-type="float" office:value="-0.426973224" calcext:value-type="float">
            <text:p>-4.27E-001</text:p>
          </table:table-cell>
          <table:table-cell table:formula="of:=[.A1352]/[.$K$4]" office:value-type="float" office:value="1.66592896" calcext:value-type="float">
            <text:p>1.66592896</text:p>
          </table:table-cell>
          <table:table-cell table:number-columns-repeated="1019"/>
        </table:table-row>
        <table:table-row table:style-name="ro1">
          <table:table-cell table:style-name="ce2" office:value-type="float" office:value="0.16734007" calcext:value-type="float">
            <text:p>1.67E-001</text:p>
          </table:table-cell>
          <table:table-cell table:style-name="ce5" office:value-type="float" office:value="-0.427213341" calcext:value-type="float">
            <text:p>-4.27E-001</text:p>
          </table:table-cell>
          <table:table-cell table:formula="of:=[.A1353]/[.$K$4]" office:value-type="float" office:value="1.6734007" calcext:value-type="float">
            <text:p>1.6734007</text:p>
          </table:table-cell>
          <table:table-cell table:number-columns-repeated="1019"/>
        </table:table-row>
        <table:table-row table:style-name="ro1">
          <table:table-cell table:style-name="ce2" office:value-type="float" office:value="0.168061107" calcext:value-type="float">
            <text:p>1.68E-001</text:p>
          </table:table-cell>
          <table:table-cell table:style-name="ce5" office:value-type="float" office:value="-0.427553922" calcext:value-type="float">
            <text:p>-4.28E-001</text:p>
          </table:table-cell>
          <table:table-cell table:formula="of:=[.A1354]/[.$K$4]" office:value-type="float" office:value="1.68061107" calcext:value-type="float">
            <text:p>1.68061107</text:p>
          </table:table-cell>
          <table:table-cell table:number-columns-repeated="1019"/>
        </table:table-row>
        <table:table-row table:style-name="ro1">
          <table:table-cell table:style-name="ce2" office:value-type="float" office:value="0.168465883" calcext:value-type="float">
            <text:p>1.68E-001</text:p>
          </table:table-cell>
          <table:table-cell table:style-name="ce5" office:value-type="float" office:value="-0.427781522" calcext:value-type="float">
            <text:p>-4.28E-001</text:p>
          </table:table-cell>
          <table:table-cell table:formula="of:=[.A1355]/[.$K$4]" office:value-type="float" office:value="1.68465883" calcext:value-type="float">
            <text:p>1.68465883</text:p>
          </table:table-cell>
          <table:table-cell table:number-columns-repeated="1019"/>
        </table:table-row>
        <table:table-row table:style-name="ro1">
          <table:table-cell table:style-name="ce2" office:value-type="float" office:value="0.168814689" calcext:value-type="float">
            <text:p>1.69E-001</text:p>
          </table:table-cell>
          <table:table-cell table:style-name="ce5" office:value-type="float" office:value="-0.427912891" calcext:value-type="float">
            <text:p>-4.28E-001</text:p>
          </table:table-cell>
          <table:table-cell table:formula="of:=[.A1356]/[.$K$4]" office:value-type="float" office:value="1.68814689" calcext:value-type="float">
            <text:p>1.68814689</text:p>
          </table:table-cell>
          <table:table-cell table:number-columns-repeated="1019"/>
        </table:table-row>
        <table:table-row table:style-name="ro1">
          <table:table-cell table:style-name="ce2" office:value-type="float" office:value="0.169543773" calcext:value-type="float">
            <text:p>1.70E-001</text:p>
          </table:table-cell>
          <table:table-cell table:style-name="ce5" office:value-type="float" office:value="-0.428115994" calcext:value-type="float">
            <text:p>-4.28E-001</text:p>
          </table:table-cell>
          <table:table-cell table:formula="of:=[.A1357]/[.$K$4]" office:value-type="float" office:value="1.69543773" calcext:value-type="float">
            <text:p>1.69543773</text:p>
          </table:table-cell>
          <table:table-cell table:number-columns-repeated="1019"/>
        </table:table-row>
        <table:table-row table:style-name="ro1">
          <table:table-cell table:style-name="ce2" office:value-type="float" office:value="0.170061603" calcext:value-type="float">
            <text:p>1.70E-001</text:p>
          </table:table-cell>
          <table:table-cell table:style-name="ce5" office:value-type="float" office:value="-0.428394884" calcext:value-type="float">
            <text:p>-4.28E-001</text:p>
          </table:table-cell>
          <table:table-cell table:formula="of:=[.A1358]/[.$K$4]" office:value-type="float" office:value="1.70061603" calcext:value-type="float">
            <text:p>1.70061603</text:p>
          </table:table-cell>
          <table:table-cell table:number-columns-repeated="1019"/>
        </table:table-row>
        <table:table-row table:style-name="ro1">
          <table:table-cell table:style-name="ce2" office:value-type="float" office:value="0.170555115" calcext:value-type="float">
            <text:p>1.71E-001</text:p>
          </table:table-cell>
          <table:table-cell table:style-name="ce5" office:value-type="float" office:value="-0.428552449" calcext:value-type="float">
            <text:p>-4.29E-001</text:p>
          </table:table-cell>
          <table:table-cell table:formula="of:=[.A1359]/[.$K$4]" office:value-type="float" office:value="1.70555115" calcext:value-type="float">
            <text:p>1.70555115</text:p>
          </table:table-cell>
          <table:table-cell table:number-columns-repeated="1019"/>
        </table:table-row>
        <table:table-row table:style-name="ro1">
          <table:table-cell table:style-name="ce2" office:value-type="float" office:value="0.171175301" calcext:value-type="float">
            <text:p>1.71E-001</text:p>
          </table:table-cell>
          <table:table-cell table:style-name="ce5" office:value-type="float" office:value="-0.428762108" calcext:value-type="float">
            <text:p>-4.29E-001</text:p>
          </table:table-cell>
          <table:table-cell table:formula="of:=[.A1360]/[.$K$4]" office:value-type="float" office:value="1.71175301" calcext:value-type="float">
            <text:p>1.71175301</text:p>
          </table:table-cell>
          <table:table-cell table:number-columns-repeated="1019"/>
        </table:table-row>
        <table:table-row table:style-name="ro1">
          <table:table-cell table:style-name="ce2" office:value-type="float" office:value="0.171546906" calcext:value-type="float">
            <text:p>1.72E-001</text:p>
          </table:table-cell>
          <table:table-cell table:style-name="ce5" office:value-type="float" office:value="-0.428823829" calcext:value-type="float">
            <text:p>-4.29E-001</text:p>
          </table:table-cell>
          <table:table-cell table:formula="of:=[.A1361]/[.$K$4]" office:value-type="float" office:value="1.71546906" calcext:value-type="float">
            <text:p>1.71546906</text:p>
          </table:table-cell>
          <table:table-cell table:number-columns-repeated="1019"/>
        </table:table-row>
        <table:table-row table:style-name="ro1">
          <table:table-cell table:style-name="ce2" office:value-type="float" office:value="0.171624318" calcext:value-type="float">
            <text:p>1.72E-001</text:p>
          </table:table-cell>
          <table:table-cell table:style-name="ce5" office:value-type="float" office:value="-0.428903967" calcext:value-type="float">
            <text:p>-4.29E-001</text:p>
          </table:table-cell>
          <table:table-cell table:formula="of:=[.A1362]/[.$K$4]" office:value-type="float" office:value="1.71624318" calcext:value-type="float">
            <text:p>1.71624318</text:p>
          </table:table-cell>
          <table:table-cell table:number-columns-repeated="1019"/>
        </table:table-row>
        <table:table-row table:style-name="ro1">
          <table:table-cell table:style-name="ce2" office:value-type="float" office:value="0.17194891" calcext:value-type="float">
            <text:p>1.72E-001</text:p>
          </table:table-cell>
          <table:table-cell table:style-name="ce5" office:value-type="float" office:value="-0.428981155" calcext:value-type="float">
            <text:p>-4.29E-001</text:p>
          </table:table-cell>
          <table:table-cell table:formula="of:=[.A1363]/[.$K$4]" office:value-type="float" office:value="1.7194891" calcext:value-type="float">
            <text:p>1.7194891</text:p>
          </table:table-cell>
          <table:table-cell table:number-columns-repeated="1019"/>
        </table:table-row>
        <table:table-row table:style-name="ro1">
          <table:table-cell table:style-name="ce2" office:value-type="float" office:value="0.172301799" calcext:value-type="float">
            <text:p>1.72E-001</text:p>
          </table:table-cell>
          <table:table-cell table:style-name="ce5" office:value-type="float" office:value="-0.429077089" calcext:value-type="float">
            <text:p>-4.29E-001</text:p>
          </table:table-cell>
          <table:table-cell table:formula="of:=[.A1364]/[.$K$4]" office:value-type="float" office:value="1.72301799" calcext:value-type="float">
            <text:p>1.72301799</text:p>
          </table:table-cell>
          <table:table-cell table:number-columns-repeated="1019"/>
        </table:table-row>
        <table:table-row table:style-name="ro1">
          <table:table-cell table:style-name="ce2" office:value-type="float" office:value="0.172534049" calcext:value-type="float">
            <text:p>1.73E-001</text:p>
          </table:table-cell>
          <table:table-cell table:style-name="ce5" office:value-type="float" office:value="-0.429185808" calcext:value-type="float">
            <text:p>-4.29E-001</text:p>
          </table:table-cell>
          <table:table-cell table:formula="of:=[.A1365]/[.$K$4]" office:value-type="float" office:value="1.72534049" calcext:value-type="float">
            <text:p>1.72534049</text:p>
          </table:table-cell>
          <table:table-cell table:number-columns-repeated="1019"/>
        </table:table-row>
        <table:table-row table:style-name="ro1">
          <table:table-cell table:style-name="ce2" office:value-type="float" office:value="0.172798768" calcext:value-type="float">
            <text:p>1.73E-001</text:p>
          </table:table-cell>
          <table:table-cell table:style-name="ce5" office:value-type="float" office:value="-0.429231614" calcext:value-type="float">
            <text:p>-4.29E-001</text:p>
          </table:table-cell>
          <table:table-cell table:formula="of:=[.A1366]/[.$K$4]" office:value-type="float" office:value="1.72798768" calcext:value-type="float">
            <text:p>1.72798768</text:p>
          </table:table-cell>
          <table:table-cell table:number-columns-repeated="1019"/>
        </table:table-row>
        <table:table-row table:style-name="ro1">
          <table:table-cell table:style-name="ce2" office:value-type="float" office:value="0.173287407" calcext:value-type="float">
            <text:p>1.73E-001</text:p>
          </table:table-cell>
          <table:table-cell table:style-name="ce5" office:value-type="float" office:value="-0.429390401" calcext:value-type="float">
            <text:p>-4.29E-001</text:p>
          </table:table-cell>
          <table:table-cell table:formula="of:=[.A1367]/[.$K$4]" office:value-type="float" office:value="1.73287407" calcext:value-type="float">
            <text:p>1.73287407</text:p>
          </table:table-cell>
          <table:table-cell table:number-columns-repeated="1019"/>
        </table:table-row>
        <table:table-row table:style-name="ro1">
          <table:table-cell table:style-name="ce2" office:value-type="float" office:value="0.173612088" calcext:value-type="float">
            <text:p>1.74E-001</text:p>
          </table:table-cell>
          <table:table-cell table:style-name="ce5" office:value-type="float" office:value="-0.429555088" calcext:value-type="float">
            <text:p>-4.30E-001</text:p>
          </table:table-cell>
          <table:table-cell table:formula="of:=[.A1368]/[.$K$4]" office:value-type="float" office:value="1.73612088" calcext:value-type="float">
            <text:p>1.73612088</text:p>
          </table:table-cell>
          <table:table-cell table:number-columns-repeated="1019"/>
        </table:table-row>
        <table:table-row table:style-name="ro1">
          <table:table-cell table:style-name="ce2" office:value-type="float" office:value="0.17397283" calcext:value-type="float">
            <text:p>1.74E-001</text:p>
          </table:table-cell>
          <table:table-cell table:style-name="ce5" office:value-type="float" office:value="-0.42960164" calcext:value-type="float">
            <text:p>-4.30E-001</text:p>
          </table:table-cell>
          <table:table-cell table:formula="of:=[.A1369]/[.$K$4]" office:value-type="float" office:value="1.7397283" calcext:value-type="float">
            <text:p>1.7397283</text:p>
          </table:table-cell>
          <table:table-cell table:number-columns-repeated="1019"/>
        </table:table-row>
        <table:table-row table:style-name="ro1">
          <table:table-cell table:style-name="ce2" office:value-type="float" office:value="0.174211934" calcext:value-type="float">
            <text:p>1.74E-001</text:p>
          </table:table-cell>
          <table:table-cell table:style-name="ce5" office:value-type="float" office:value="-0.429655313" calcext:value-type="float">
            <text:p>-4.30E-001</text:p>
          </table:table-cell>
          <table:table-cell table:formula="of:=[.A1370]/[.$K$4]" office:value-type="float" office:value="1.74211934" calcext:value-type="float">
            <text:p>1.74211934</text:p>
          </table:table-cell>
          <table:table-cell table:number-columns-repeated="1019"/>
        </table:table-row>
        <table:table-row table:style-name="ro1">
          <table:table-cell table:style-name="ce2" office:value-type="float" office:value="0.174036533" calcext:value-type="float">
            <text:p>1.74E-001</text:p>
          </table:table-cell>
          <table:table-cell table:style-name="ce5" office:value-type="float" office:value="-0.429613054" calcext:value-type="float">
            <text:p>-4.30E-001</text:p>
          </table:table-cell>
          <table:table-cell table:formula="of:=[.A1371]/[.$K$4]" office:value-type="float" office:value="1.74036533" calcext:value-type="float">
            <text:p>1.74036533</text:p>
          </table:table-cell>
          <table:table-cell table:number-columns-repeated="1019"/>
        </table:table-row>
        <table:table-row table:style-name="ro1">
          <table:table-cell table:style-name="ce2" office:value-type="float" office:value="0.173991963" calcext:value-type="float">
            <text:p>1.74E-001</text:p>
          </table:table-cell>
          <table:table-cell table:style-name="ce5" office:value-type="float" office:value="-0.429582298" calcext:value-type="float">
            <text:p>-4.30E-001</text:p>
          </table:table-cell>
          <table:table-cell table:formula="of:=[.A1372]/[.$K$4]" office:value-type="float" office:value="1.73991963" calcext:value-type="float">
            <text:p>1.73991963</text:p>
          </table:table-cell>
          <table:table-cell table:number-columns-repeated="1019"/>
        </table:table-row>
        <table:table-row table:style-name="ro1">
          <table:table-cell table:style-name="ce2" office:value-type="float" office:value="0.17375882" calcext:value-type="float">
            <text:p>1.74E-001</text:p>
          </table:table-cell>
          <table:table-cell table:style-name="ce5" office:value-type="float" office:value="-0.429542124" calcext:value-type="float">
            <text:p>-4.30E-001</text:p>
          </table:table-cell>
          <table:table-cell table:formula="of:=[.A1373]/[.$K$4]" office:value-type="float" office:value="1.7375882" calcext:value-type="float">
            <text:p>1.7375882</text:p>
          </table:table-cell>
          <table:table-cell table:number-columns-repeated="1019"/>
        </table:table-row>
        <table:table-row table:style-name="ro1">
          <table:table-cell table:style-name="ce2" office:value-type="float" office:value="0.173650697" calcext:value-type="float">
            <text:p>1.74E-001</text:p>
          </table:table-cell>
          <table:table-cell table:style-name="ce5" office:value-type="float" office:value="-0.429552168" calcext:value-type="float">
            <text:p>-4.30E-001</text:p>
          </table:table-cell>
          <table:table-cell table:formula="of:=[.A1374]/[.$K$4]" office:value-type="float" office:value="1.73650697" calcext:value-type="float">
            <text:p>1.73650697</text:p>
          </table:table-cell>
          <table:table-cell table:number-columns-repeated="1019"/>
        </table:table-row>
        <table:table-row table:style-name="ro1">
          <table:table-cell table:style-name="ce2" office:value-type="float" office:value="0.173732638" calcext:value-type="float">
            <text:p>1.74E-001</text:p>
          </table:table-cell>
          <table:table-cell table:style-name="ce5" office:value-type="float" office:value="-0.429586381" calcext:value-type="float">
            <text:p>-4.30E-001</text:p>
          </table:table-cell>
          <table:table-cell table:formula="of:=[.A1375]/[.$K$4]" office:value-type="float" office:value="1.73732638" calcext:value-type="float">
            <text:p>1.73732638</text:p>
          </table:table-cell>
          <table:table-cell table:number-columns-repeated="1019"/>
        </table:table-row>
        <table:table-row table:style-name="ro1">
          <table:table-cell table:style-name="ce2" office:value-type="float" office:value="0.173807412" calcext:value-type="float">
            <text:p>1.74E-001</text:p>
          </table:table-cell>
          <table:table-cell table:style-name="ce5" office:value-type="float" office:value="-0.42962727" calcext:value-type="float">
            <text:p>-4.30E-001</text:p>
          </table:table-cell>
          <table:table-cell table:formula="of:=[.A1376]/[.$K$4]" office:value-type="float" office:value="1.73807412" calcext:value-type="float">
            <text:p>1.73807412</text:p>
          </table:table-cell>
          <table:table-cell table:number-columns-repeated="1019"/>
        </table:table-row>
        <table:table-row table:style-name="ro1">
          <table:table-cell table:style-name="ce2" office:value-type="float" office:value="0.174284071" calcext:value-type="float">
            <text:p>1.74E-001</text:p>
          </table:table-cell>
          <table:table-cell table:style-name="ce5" office:value-type="float" office:value="-0.429798782" calcext:value-type="float">
            <text:p>-4.30E-001</text:p>
          </table:table-cell>
          <table:table-cell table:formula="of:=[.A1377]/[.$K$4]" office:value-type="float" office:value="1.74284071" calcext:value-type="float">
            <text:p>1.74284071</text:p>
          </table:table-cell>
          <table:table-cell table:number-columns-repeated="1019"/>
        </table:table-row>
        <table:table-row table:style-name="ro1">
          <table:table-cell table:style-name="ce2" office:value-type="float" office:value="0.175075337" calcext:value-type="float">
            <text:p>1.75E-001</text:p>
          </table:table-cell>
          <table:table-cell table:style-name="ce5" office:value-type="float" office:value="-0.430054009" calcext:value-type="float">
            <text:p>-4.30E-001</text:p>
          </table:table-cell>
          <table:table-cell table:formula="of:=[.A1378]/[.$K$4]" office:value-type="float" office:value="1.75075337" calcext:value-type="float">
            <text:p>1.75075337</text:p>
          </table:table-cell>
          <table:table-cell table:number-columns-repeated="1019"/>
        </table:table-row>
        <table:table-row table:style-name="ro1">
          <table:table-cell table:style-name="ce2" office:value-type="float" office:value="0.17546086" calcext:value-type="float">
            <text:p>1.75E-001</text:p>
          </table:table-cell>
          <table:table-cell table:style-name="ce5" office:value-type="float" office:value="-0.430278897" calcext:value-type="float">
            <text:p>-4.30E-001</text:p>
          </table:table-cell>
          <table:table-cell table:formula="of:=[.A1379]/[.$K$4]" office:value-type="float" office:value="1.7546086" calcext:value-type="float">
            <text:p>1.7546086</text:p>
          </table:table-cell>
          <table:table-cell table:number-columns-repeated="1019"/>
        </table:table-row>
        <table:table-row table:style-name="ro1">
          <table:table-cell table:style-name="ce2" office:value-type="float" office:value="0.176822573" calcext:value-type="float">
            <text:p>1.77E-001</text:p>
          </table:table-cell>
          <table:table-cell table:style-name="ce5" office:value-type="float" office:value="-0.430518389" calcext:value-type="float">
            <text:p>-4.31E-001</text:p>
          </table:table-cell>
          <table:table-cell table:formula="of:=[.A1380]/[.$K$4]" office:value-type="float" office:value="1.76822573" calcext:value-type="float">
            <text:p>1.76822573</text:p>
          </table:table-cell>
          <table:table-cell table:number-columns-repeated="1019"/>
        </table:table-row>
        <table:table-row table:style-name="ro1">
          <table:table-cell table:style-name="ce2" office:value-type="float" office:value="0.178170562" calcext:value-type="float">
            <text:p>1.78E-001</text:p>
          </table:table-cell>
          <table:table-cell table:style-name="ce5" office:value-type="float" office:value="-0.430838138" calcext:value-type="float">
            <text:p>-4.31E-001</text:p>
          </table:table-cell>
          <table:table-cell table:formula="of:=[.A1381]/[.$K$4]" office:value-type="float" office:value="1.78170562" calcext:value-type="float">
            <text:p>1.78170562</text:p>
          </table:table-cell>
          <table:table-cell table:number-columns-repeated="1019"/>
        </table:table-row>
        <table:table-row table:style-name="ro1">
          <table:table-cell table:style-name="ce2" office:value-type="float" office:value="0.179036066" calcext:value-type="float">
            <text:p>1.79E-001</text:p>
          </table:table-cell>
          <table:table-cell table:style-name="ce5" office:value-type="float" office:value="-0.431013376" calcext:value-type="float">
            <text:p>-4.31E-001</text:p>
          </table:table-cell>
          <table:table-cell table:formula="of:=[.A1382]/[.$K$4]" office:value-type="float" office:value="1.79036066" calcext:value-type="float">
            <text:p>1.79036066</text:p>
          </table:table-cell>
          <table:table-cell table:number-columns-repeated="1019"/>
        </table:table-row>
        <table:table-row table:style-name="ro1">
          <table:table-cell table:style-name="ce2" office:value-type="float" office:value="0.179759592" calcext:value-type="float">
            <text:p>1.80E-001</text:p>
          </table:table-cell>
          <table:table-cell table:style-name="ce5" office:value-type="float" office:value="-0.431220531" calcext:value-type="float">
            <text:p>-4.31E-001</text:p>
          </table:table-cell>
          <table:table-cell table:formula="of:=[.A1383]/[.$K$4]" office:value-type="float" office:value="1.79759592" calcext:value-type="float">
            <text:p>1.79759592</text:p>
          </table:table-cell>
          <table:table-cell table:number-columns-repeated="1019"/>
        </table:table-row>
        <table:table-row table:style-name="ro1">
          <table:table-cell table:style-name="ce2" office:value-type="float" office:value="0.180597499" calcext:value-type="float">
            <text:p>1.81E-001</text:p>
          </table:table-cell>
          <table:table-cell table:style-name="ce5" office:value-type="float" office:value="-0.431324601" calcext:value-type="float">
            <text:p>-4.31E-001</text:p>
          </table:table-cell>
          <table:table-cell table:formula="of:=[.A1384]/[.$K$4]" office:value-type="float" office:value="1.80597499" calcext:value-type="float">
            <text:p>1.80597499</text:p>
          </table:table-cell>
          <table:table-cell table:number-columns-repeated="1019"/>
        </table:table-row>
        <table:table-row table:style-name="ro1">
          <table:table-cell table:style-name="ce2" office:value-type="float" office:value="0.181056291" calcext:value-type="float">
            <text:p>1.81E-001</text:p>
          </table:table-cell>
          <table:table-cell table:style-name="ce5" office:value-type="float" office:value="-0.43143183" calcext:value-type="float">
            <text:p>-4.31E-001</text:p>
          </table:table-cell>
          <table:table-cell table:formula="of:=[.A1385]/[.$K$4]" office:value-type="float" office:value="1.81056291" calcext:value-type="float">
            <text:p>1.81056291</text:p>
          </table:table-cell>
          <table:table-cell table:number-columns-repeated="1019"/>
        </table:table-row>
        <table:table-row table:style-name="ro1">
          <table:table-cell table:style-name="ce2" office:value-type="float" office:value="0.181531206" calcext:value-type="float">
            <text:p>1.82E-001</text:p>
          </table:table-cell>
          <table:table-cell table:style-name="ce5" office:value-type="float" office:value="-0.431537211" calcext:value-type="float">
            <text:p>-4.32E-001</text:p>
          </table:table-cell>
          <table:table-cell table:formula="of:=[.A1386]/[.$K$4]" office:value-type="float" office:value="1.81531206" calcext:value-type="float">
            <text:p>1.81531206</text:p>
          </table:table-cell>
          <table:table-cell table:number-columns-repeated="1019"/>
        </table:table-row>
        <table:table-row table:style-name="ro1">
          <table:table-cell table:style-name="ce2" office:value-type="float" office:value="0.182695746" calcext:value-type="float">
            <text:p>1.83E-001</text:p>
          </table:table-cell>
          <table:table-cell table:style-name="ce5" office:value-type="float" office:value="-0.431652158" calcext:value-type="float">
            <text:p>-4.32E-001</text:p>
          </table:table-cell>
          <table:table-cell table:formula="of:=[.A1387]/[.$K$4]" office:value-type="float" office:value="1.82695746" calcext:value-type="float">
            <text:p>1.82695746</text:p>
          </table:table-cell>
          <table:table-cell table:number-columns-repeated="1019"/>
        </table:table-row>
        <table:table-row table:style-name="ro1">
          <table:table-cell table:style-name="ce2" office:value-type="float" office:value="0.183793902" calcext:value-type="float">
            <text:p>1.84E-001</text:p>
          </table:table-cell>
          <table:table-cell table:style-name="ce5" office:value-type="float" office:value="-0.431806892" calcext:value-type="float">
            <text:p>-4.32E-001</text:p>
          </table:table-cell>
          <table:table-cell table:formula="of:=[.A1388]/[.$K$4]" office:value-type="float" office:value="1.83793902" calcext:value-type="float">
            <text:p>1.83793902</text:p>
          </table:table-cell>
          <table:table-cell table:number-columns-repeated="1019"/>
        </table:table-row>
        <table:table-row table:style-name="ro1">
          <table:table-cell table:style-name="ce2" office:value-type="float" office:value="0.184157327" calcext:value-type="float">
            <text:p>1.84E-001</text:p>
          </table:table-cell>
          <table:table-cell table:style-name="ce5" office:value-type="float" office:value="-0.431915492" calcext:value-type="float">
            <text:p>-4.32E-001</text:p>
          </table:table-cell>
          <table:table-cell table:formula="of:=[.A1389]/[.$K$4]" office:value-type="float" office:value="1.84157327" calcext:value-type="float">
            <text:p>1.84157327</text:p>
          </table:table-cell>
          <table:table-cell table:number-columns-repeated="1019"/>
        </table:table-row>
        <table:table-row table:style-name="ro1">
          <table:table-cell table:style-name="ce2" office:value-type="float" office:value="0.185540691" calcext:value-type="float">
            <text:p>1.86E-001</text:p>
          </table:table-cell>
          <table:table-cell table:style-name="ce5" office:value-type="float" office:value="-0.432108909" calcext:value-type="float">
            <text:p>-4.32E-001</text:p>
          </table:table-cell>
          <table:table-cell table:formula="of:=[.A1390]/[.$K$4]" office:value-type="float" office:value="1.85540691" calcext:value-type="float">
            <text:p>1.85540691</text:p>
          </table:table-cell>
          <table:table-cell table:number-columns-repeated="1019"/>
        </table:table-row>
        <table:table-row table:style-name="ro1">
          <table:table-cell table:style-name="ce2" office:value-type="float" office:value="0.186758548" calcext:value-type="float">
            <text:p>1.87E-001</text:p>
          </table:table-cell>
          <table:table-cell table:style-name="ce5" office:value-type="float" office:value="-0.432214499" calcext:value-type="float">
            <text:p>-4.32E-001</text:p>
          </table:table-cell>
          <table:table-cell table:formula="of:=[.A1391]/[.$K$4]" office:value-type="float" office:value="1.86758548" calcext:value-type="float">
            <text:p>1.86758548</text:p>
          </table:table-cell>
          <table:table-cell table:number-columns-repeated="1019"/>
        </table:table-row>
        <table:table-row table:style-name="ro1">
          <table:table-cell table:style-name="ce2" office:value-type="float" office:value="0.187612742" calcext:value-type="float">
            <text:p>1.88E-001</text:p>
          </table:table-cell>
          <table:table-cell table:style-name="ce5" office:value-type="float" office:value="-0.432320565" calcext:value-type="float">
            <text:p>-4.32E-001</text:p>
          </table:table-cell>
          <table:table-cell table:formula="of:=[.A1392]/[.$K$4]" office:value-type="float" office:value="1.87612742" calcext:value-type="float">
            <text:p>1.87612742</text:p>
          </table:table-cell>
          <table:table-cell table:number-columns-repeated="1019"/>
        </table:table-row>
        <table:table-row table:style-name="ro1">
          <table:table-cell table:style-name="ce2" office:value-type="float" office:value="0.188692331" calcext:value-type="float">
            <text:p>1.89E-001</text:p>
          </table:table-cell>
          <table:table-cell table:style-name="ce5" office:value-type="float" office:value="-0.432476223" calcext:value-type="float">
            <text:p>-4.32E-001</text:p>
          </table:table-cell>
          <table:table-cell table:formula="of:=[.A1393]/[.$K$4]" office:value-type="float" office:value="1.88692331" calcext:value-type="float">
            <text:p>1.88692331</text:p>
          </table:table-cell>
          <table:table-cell table:number-columns-repeated="1019"/>
        </table:table-row>
        <table:table-row table:style-name="ro1">
          <table:table-cell table:style-name="ce2" office:value-type="float" office:value="0.189131364" calcext:value-type="float">
            <text:p>1.89E-001</text:p>
          </table:table-cell>
          <table:table-cell table:style-name="ce5" office:value-type="float" office:value="-0.432575852" calcext:value-type="float">
            <text:p>-4.33E-001</text:p>
          </table:table-cell>
          <table:table-cell table:formula="of:=[.A1394]/[.$K$4]" office:value-type="float" office:value="1.89131364" calcext:value-type="float">
            <text:p>1.89131364</text:p>
          </table:table-cell>
          <table:table-cell table:number-columns-repeated="1019"/>
        </table:table-row>
        <table:table-row table:style-name="ro1">
          <table:table-cell table:style-name="ce2" office:value-type="float" office:value="0.189482644" calcext:value-type="float">
            <text:p>1.89E-001</text:p>
          </table:table-cell>
          <table:table-cell table:style-name="ce5" office:value-type="float" office:value="-0.432639927" calcext:value-type="float">
            <text:p>-4.33E-001</text:p>
          </table:table-cell>
          <table:table-cell table:formula="of:=[.A1395]/[.$K$4]" office:value-type="float" office:value="1.89482644" calcext:value-type="float">
            <text:p>1.89482644</text:p>
          </table:table-cell>
          <table:table-cell table:number-columns-repeated="1019"/>
        </table:table-row>
        <table:table-row table:style-name="ro1">
          <table:table-cell table:style-name="ce2" office:value-type="float" office:value="0.190004662" calcext:value-type="float">
            <text:p>1.90E-001</text:p>
          </table:table-cell>
          <table:table-cell table:style-name="ce5" office:value-type="float" office:value="-0.432707667" calcext:value-type="float">
            <text:p>-4.33E-001</text:p>
          </table:table-cell>
          <table:table-cell table:formula="of:=[.A1396]/[.$K$4]" office:value-type="float" office:value="1.90004662" calcext:value-type="float">
            <text:p>1.90004662</text:p>
          </table:table-cell>
          <table:table-cell table:number-columns-repeated="1019"/>
        </table:table-row>
        <table:table-row table:style-name="ro1">
          <table:table-cell table:style-name="ce2" office:value-type="float" office:value="0.190567747" calcext:value-type="float">
            <text:p>1.91E-001</text:p>
          </table:table-cell>
          <table:table-cell table:style-name="ce5" office:value-type="float" office:value="-0.432799131" calcext:value-type="float">
            <text:p>-4.33E-001</text:p>
          </table:table-cell>
          <table:table-cell table:formula="of:=[.A1397]/[.$K$4]" office:value-type="float" office:value="1.90567747" calcext:value-type="float">
            <text:p>1.90567747</text:p>
          </table:table-cell>
          <table:table-cell table:number-columns-repeated="1019"/>
        </table:table-row>
        <table:table-row table:style-name="ro1">
          <table:table-cell table:style-name="ce2" office:value-type="float" office:value="0.190926224" calcext:value-type="float">
            <text:p>1.91E-001</text:p>
          </table:table-cell>
          <table:table-cell table:style-name="ce5" office:value-type="float" office:value="-0.43287003" calcext:value-type="float">
            <text:p>-4.33E-001</text:p>
          </table:table-cell>
          <table:table-cell table:formula="of:=[.A1398]/[.$K$4]" office:value-type="float" office:value="1.90926224" calcext:value-type="float">
            <text:p>1.90926224</text:p>
          </table:table-cell>
          <table:table-cell table:number-columns-repeated="1019"/>
        </table:table-row>
        <table:table-row table:style-name="ro1">
          <table:table-cell table:style-name="ce2" office:value-type="float" office:value="0.191271231" calcext:value-type="float">
            <text:p>1.91E-001</text:p>
          </table:table-cell>
          <table:table-cell table:style-name="ce5" office:value-type="float" office:value="-0.432893485" calcext:value-type="float">
            <text:p>-4.33E-001</text:p>
          </table:table-cell>
          <table:table-cell table:formula="of:=[.A1399]/[.$K$4]" office:value-type="float" office:value="1.91271231" calcext:value-type="float">
            <text:p>1.91271231</text:p>
          </table:table-cell>
          <table:table-cell table:number-columns-repeated="1019"/>
        </table:table-row>
        <table:table-row table:style-name="ro1">
          <table:table-cell table:style-name="ce2" office:value-type="float" office:value="0.191872969" calcext:value-type="float">
            <text:p>1.92E-001</text:p>
          </table:table-cell>
          <table:table-cell table:style-name="ce5" office:value-type="float" office:value="-0.432976186" calcext:value-type="float">
            <text:p>-4.33E-001</text:p>
          </table:table-cell>
          <table:table-cell table:formula="of:=[.A1400]/[.$K$4]" office:value-type="float" office:value="1.91872969" calcext:value-type="float">
            <text:p>1.91872969</text:p>
          </table:table-cell>
          <table:table-cell table:number-columns-repeated="1019"/>
        </table:table-row>
        <table:table-row table:style-name="ro1">
          <table:table-cell table:style-name="ce2" office:value-type="float" office:value="0.192476362" calcext:value-type="float">
            <text:p>1.92E-001</text:p>
          </table:table-cell>
          <table:table-cell table:style-name="ce5" office:value-type="float" office:value="-0.433053762" calcext:value-type="float">
            <text:p>-4.33E-001</text:p>
          </table:table-cell>
          <table:table-cell table:formula="of:=[.A1401]/[.$K$4]" office:value-type="float" office:value="1.92476362" calcext:value-type="float">
            <text:p>1.92476362</text:p>
          </table:table-cell>
          <table:table-cell table:number-columns-repeated="1019"/>
        </table:table-row>
        <table:table-row table:style-name="ro1">
          <table:table-cell table:style-name="ce2" office:value-type="float" office:value="0.192697644" calcext:value-type="float">
            <text:p>1.93E-001</text:p>
          </table:table-cell>
          <table:table-cell table:style-name="ce5" office:value-type="float" office:value="-0.433109909" calcext:value-type="float">
            <text:p>-4.33E-001</text:p>
          </table:table-cell>
          <table:table-cell table:formula="of:=[.A1402]/[.$K$4]" office:value-type="float" office:value="1.92697644" calcext:value-type="float">
            <text:p>1.92697644</text:p>
          </table:table-cell>
          <table:table-cell table:number-columns-repeated="1019"/>
        </table:table-row>
        <table:table-row table:style-name="ro1">
          <table:table-cell table:style-name="ce2" office:value-type="float" office:value="0.193254039" calcext:value-type="float">
            <text:p>1.93E-001</text:p>
          </table:table-cell>
          <table:table-cell table:style-name="ce5" office:value-type="float" office:value="-0.433159411" calcext:value-type="float">
            <text:p>-4.33E-001</text:p>
          </table:table-cell>
          <table:table-cell table:formula="of:=[.A1403]/[.$K$4]" office:value-type="float" office:value="1.93254039" calcext:value-type="float">
            <text:p>1.93254039</text:p>
          </table:table-cell>
          <table:table-cell table:number-columns-repeated="1019"/>
        </table:table-row>
        <table:table-row table:style-name="ro1">
          <table:table-cell table:style-name="ce2" office:value-type="float" office:value="0.193680599" calcext:value-type="float">
            <text:p>1.94E-001</text:p>
          </table:table-cell>
          <table:table-cell table:style-name="ce5" office:value-type="float" office:value="-0.433206201" calcext:value-type="float">
            <text:p>-4.33E-001</text:p>
          </table:table-cell>
          <table:table-cell table:formula="of:=[.A1404]/[.$K$4]" office:value-type="float" office:value="1.93680599" calcext:value-type="float">
            <text:p>1.93680599</text:p>
          </table:table-cell>
          <table:table-cell table:number-columns-repeated="1019"/>
        </table:table-row>
        <table:table-row table:style-name="ro1">
          <table:table-cell table:style-name="ce2" office:value-type="float" office:value="0.193827376" calcext:value-type="float">
            <text:p>1.94E-001</text:p>
          </table:table-cell>
          <table:table-cell table:style-name="ce5" office:value-type="float" office:value="-0.433233351" calcext:value-type="float">
            <text:p>-4.33E-001</text:p>
          </table:table-cell>
          <table:table-cell table:formula="of:=[.A1405]/[.$K$4]" office:value-type="float" office:value="1.93827376" calcext:value-type="float">
            <text:p>1.93827376</text:p>
          </table:table-cell>
          <table:table-cell table:number-columns-repeated="1019"/>
        </table:table-row>
        <table:table-row table:style-name="ro1">
          <table:table-cell table:style-name="ce2" office:value-type="float" office:value="0.194289565" calcext:value-type="float">
            <text:p>1.94E-001</text:p>
          </table:table-cell>
          <table:table-cell table:style-name="ce5" office:value-type="float" office:value="-0.433257699" calcext:value-type="float">
            <text:p>-4.33E-001</text:p>
          </table:table-cell>
          <table:table-cell table:formula="of:=[.A1406]/[.$K$4]" office:value-type="float" office:value="1.94289565" calcext:value-type="float">
            <text:p>1.94289565</text:p>
          </table:table-cell>
          <table:table-cell table:number-columns-repeated="1019"/>
        </table:table-row>
        <table:table-row table:style-name="ro1">
          <table:table-cell table:style-name="ce2" office:value-type="float" office:value="0.194709733" calcext:value-type="float">
            <text:p>1.95E-001</text:p>
          </table:table-cell>
          <table:table-cell table:style-name="ce5" office:value-type="float" office:value="-0.433279663" calcext:value-type="float">
            <text:p>-4.33E-001</text:p>
          </table:table-cell>
          <table:table-cell table:formula="of:=[.A1407]/[.$K$4]" office:value-type="float" office:value="1.94709733" calcext:value-type="float">
            <text:p>1.94709733</text:p>
          </table:table-cell>
          <table:table-cell table:number-columns-repeated="1019"/>
        </table:table-row>
        <table:table-row table:style-name="ro1">
          <table:table-cell table:style-name="ce2" office:value-type="float" office:value="0.194917142" calcext:value-type="float">
            <text:p>1.95E-001</text:p>
          </table:table-cell>
          <table:table-cell table:style-name="ce5" office:value-type="float" office:value="-0.43328926" calcext:value-type="float">
            <text:p>-4.33E-001</text:p>
          </table:table-cell>
          <table:table-cell table:formula="of:=[.A1408]/[.$K$4]" office:value-type="float" office:value="1.94917142" calcext:value-type="float">
            <text:p>1.94917142</text:p>
          </table:table-cell>
          <table:table-cell table:number-columns-repeated="1019"/>
        </table:table-row>
        <table:table-row table:style-name="ro1">
          <table:table-cell table:style-name="ce2" office:value-type="float" office:value="0.195212021" calcext:value-type="float">
            <text:p>1.95E-001</text:p>
          </table:table-cell>
          <table:table-cell table:style-name="ce5" office:value-type="float" office:value="-0.433294088" calcext:value-type="float">
            <text:p>-4.33E-001</text:p>
          </table:table-cell>
          <table:table-cell table:formula="of:=[.A1409]/[.$K$4]" office:value-type="float" office:value="1.95212021" calcext:value-type="float">
            <text:p>1.95212021</text:p>
          </table:table-cell>
          <table:table-cell table:number-columns-repeated="1019"/>
        </table:table-row>
        <table:table-row table:style-name="ro1">
          <table:table-cell table:style-name="ce2" office:value-type="float" office:value="0.195361778" calcext:value-type="float">
            <text:p>1.95E-001</text:p>
          </table:table-cell>
          <table:table-cell table:style-name="ce5" office:value-type="float" office:value="-0.433299303" calcext:value-type="float">
            <text:p>-4.33E-001</text:p>
          </table:table-cell>
          <table:table-cell table:formula="of:=[.A1410]/[.$K$4]" office:value-type="float" office:value="1.95361778" calcext:value-type="float">
            <text:p>1.95361778</text:p>
          </table:table-cell>
          <table:table-cell table:number-columns-repeated="1019"/>
        </table:table-row>
        <table:table-row table:style-name="ro1">
          <table:table-cell table:style-name="ce2" office:value-type="float" office:value="0.195609882" calcext:value-type="float">
            <text:p>1.96E-001</text:p>
          </table:table-cell>
          <table:table-cell table:style-name="ce5" office:value-type="float" office:value="-0.433308661" calcext:value-type="float">
            <text:p>-4.33E-001</text:p>
          </table:table-cell>
          <table:table-cell table:formula="of:=[.A1411]/[.$K$4]" office:value-type="float" office:value="1.95609882" calcext:value-type="float">
            <text:p>1.95609882</text:p>
          </table:table-cell>
          <table:table-cell table:number-columns-repeated="1019"/>
        </table:table-row>
        <table:table-row table:style-name="ro1">
          <table:table-cell table:style-name="ce2" office:value-type="float" office:value="0.195797667" calcext:value-type="float">
            <text:p>1.96E-001</text:p>
          </table:table-cell>
          <table:table-cell table:style-name="ce5" office:value-type="float" office:value="-0.433318406" calcext:value-type="float">
            <text:p>-4.33E-001</text:p>
          </table:table-cell>
          <table:table-cell table:formula="of:=[.A1412]/[.$K$4]" office:value-type="float" office:value="1.95797667" calcext:value-type="float">
            <text:p>1.95797667</text:p>
          </table:table-cell>
          <table:table-cell table:number-columns-repeated="1019"/>
        </table:table-row>
        <table:table-row table:style-name="ro1">
          <table:table-cell table:style-name="ce2" office:value-type="float" office:value="0.196071729" calcext:value-type="float">
            <text:p>1.96E-001</text:p>
          </table:table-cell>
          <table:table-cell table:style-name="ce5" office:value-type="float" office:value="-0.433353871" calcext:value-type="float">
            <text:p>-4.33E-001</text:p>
          </table:table-cell>
          <table:table-cell table:formula="of:=[.A1413]/[.$K$4]" office:value-type="float" office:value="1.96071729" calcext:value-type="float">
            <text:p>1.96071729</text:p>
          </table:table-cell>
          <table:table-cell table:number-columns-repeated="1019"/>
        </table:table-row>
        <table:table-row table:style-name="ro1">
          <table:table-cell table:style-name="ce2" office:value-type="float" office:value="0.196633682" calcext:value-type="float">
            <text:p>1.97E-001</text:p>
          </table:table-cell>
          <table:table-cell table:style-name="ce5" office:value-type="float" office:value="-0.433377326" calcext:value-type="float">
            <text:p>-4.33E-001</text:p>
          </table:table-cell>
          <table:table-cell table:formula="of:=[.A1414]/[.$K$4]" office:value-type="float" office:value="1.96633682" calcext:value-type="float">
            <text:p>1.96633682</text:p>
          </table:table-cell>
          <table:table-cell table:number-columns-repeated="1019"/>
        </table:table-row>
        <table:table-row table:style-name="ro1">
          <table:table-cell table:style-name="ce2" office:value-type="float" office:value="0.19702132" calcext:value-type="float">
            <text:p>1.97E-001</text:p>
          </table:table-cell>
          <table:table-cell table:style-name="ce5" office:value-type="float" office:value="-0.433400035" calcext:value-type="float">
            <text:p>-4.33E-001</text:p>
          </table:table-cell>
          <table:table-cell table:formula="of:=[.A1415]/[.$K$4]" office:value-type="float" office:value="1.9702132" calcext:value-type="float">
            <text:p>1.9702132</text:p>
          </table:table-cell>
          <table:table-cell table:number-columns-repeated="1019"/>
        </table:table-row>
        <table:table-row table:style-name="ro1">
          <table:table-cell table:style-name="ce2" office:value-type="float" office:value="0.197592705" calcext:value-type="float">
            <text:p>1.98E-001</text:p>
          </table:table-cell>
          <table:table-cell table:style-name="ce5" office:value-type="float" office:value="-0.433437169" calcext:value-type="float">
            <text:p>-4.33E-001</text:p>
          </table:table-cell>
          <table:table-cell table:formula="of:=[.A1416]/[.$K$4]" office:value-type="float" office:value="1.97592705" calcext:value-type="float">
            <text:p>1.97592705</text:p>
          </table:table-cell>
          <table:table-cell table:number-columns-repeated="1019"/>
        </table:table-row>
        <table:table-row table:style-name="ro1">
          <table:table-cell table:style-name="ce2" office:value-type="float" office:value="0.197852612" calcext:value-type="float">
            <text:p>1.98E-001</text:p>
          </table:table-cell>
          <table:table-cell table:style-name="ce5" office:value-type="float" office:value="-0.433455437" calcext:value-type="float">
            <text:p>-4.33E-001</text:p>
          </table:table-cell>
          <table:table-cell table:formula="of:=[.A1417]/[.$K$4]" office:value-type="float" office:value="1.97852612" calcext:value-type="float">
            <text:p>1.97852612</text:p>
          </table:table-cell>
          <table:table-cell table:number-columns-repeated="1019"/>
        </table:table-row>
        <table:table-row table:style-name="ro1">
          <table:table-cell table:style-name="ce2" office:value-type="float" office:value="0.198037878" calcext:value-type="float">
            <text:p>1.98E-001</text:p>
          </table:table-cell>
          <table:table-cell table:style-name="ce5" office:value-type="float" office:value="-0.433470398" calcext:value-type="float">
            <text:p>-4.33E-001</text:p>
          </table:table-cell>
          <table:table-cell table:formula="of:=[.A1418]/[.$K$4]" office:value-type="float" office:value="1.98037878" calcext:value-type="float">
            <text:p>1.98037878</text:p>
          </table:table-cell>
          <table:table-cell table:number-columns-repeated="1019"/>
        </table:table-row>
        <table:table-row table:style-name="ro1">
          <table:table-cell table:style-name="ce2" office:value-type="float" office:value="0.198435187" calcext:value-type="float">
            <text:p>1.98E-001</text:p>
          </table:table-cell>
          <table:table-cell table:style-name="ce5" office:value-type="float" office:value="-0.433496177" calcext:value-type="float">
            <text:p>-4.33E-001</text:p>
          </table:table-cell>
          <table:table-cell table:formula="of:=[.A1419]/[.$K$4]" office:value-type="float" office:value="1.98435187" calcext:value-type="float">
            <text:p>1.98435187</text:p>
          </table:table-cell>
          <table:table-cell table:number-columns-repeated="1019"/>
        </table:table-row>
        <table:table-row table:style-name="ro1">
          <table:table-cell table:style-name="ce2" office:value-type="float" office:value="0.199112028" calcext:value-type="float">
            <text:p>1.99E-001</text:p>
          </table:table-cell>
          <table:table-cell table:style-name="ce5" office:value-type="float" office:value="-0.433549166" calcext:value-type="float">
            <text:p>-4.34E-001</text:p>
          </table:table-cell>
          <table:table-cell table:formula="of:=[.A1420]/[.$K$4]" office:value-type="float" office:value="1.99112028" calcext:value-type="float">
            <text:p>1.99112028</text:p>
          </table:table-cell>
          <table:table-cell table:number-columns-repeated="1019"/>
        </table:table-row>
        <table:table-row table:style-name="ro1">
          <table:table-cell table:style-name="ce2" office:value-type="float" office:value="0.199630678" calcext:value-type="float">
            <text:p>2.00E-001</text:p>
          </table:table-cell>
          <table:table-cell table:style-name="ce5" office:value-type="float" office:value="-0.43359822" calcext:value-type="float">
            <text:p>-4.34E-001</text:p>
          </table:table-cell>
          <table:table-cell table:formula="of:=[.A1421]/[.$K$4]" office:value-type="float" office:value="1.99630678" calcext:value-type="float">
            <text:p>1.99630678</text:p>
          </table:table-cell>
          <table:table-cell table:number-columns-repeated="1019"/>
        </table:table-row>
        <table:table-row table:style-name="ro1">
          <table:table-cell table:style-name="ce2" office:value-type="float" office:value="0.200114205" calcext:value-type="float">
            <text:p>2.00E-001</text:p>
          </table:table-cell>
          <table:table-cell table:style-name="ce5" office:value-type="float" office:value="-0.433610559" calcext:value-type="float">
            <text:p>-4.34E-001</text:p>
          </table:table-cell>
          <table:table-cell table:formula="of:=[.A1422]/[.$K$4]" office:value-type="float" office:value="2.00114205" calcext:value-type="float">
            <text:p>2.00114205</text:p>
          </table:table-cell>
          <table:table-cell table:number-columns-repeated="1019"/>
        </table:table-row>
        <table:table-row table:style-name="ro1">
          <table:table-cell table:style-name="ce2" office:value-type="float" office:value="0.200774938" calcext:value-type="float">
            <text:p>2.01E-001</text:p>
          </table:table-cell>
          <table:table-cell table:style-name="ce5" office:value-type="float" office:value="-0.433650851" calcext:value-type="float">
            <text:p>-4.34E-001</text:p>
          </table:table-cell>
          <table:table-cell table:formula="of:=[.A1423]/[.$K$4]" office:value-type="float" office:value="2.00774938" calcext:value-type="float">
            <text:p>2.00774938</text:p>
          </table:table-cell>
          <table:table-cell table:number-columns-repeated="1019"/>
        </table:table-row>
        <table:table-row table:style-name="ro1">
          <table:table-cell table:style-name="ce2" office:value-type="float" office:value="0.201568142" calcext:value-type="float">
            <text:p>2.02E-001</text:p>
          </table:table-cell>
          <table:table-cell table:style-name="ce5" office:value-type="float" office:value="-0.433691412" calcext:value-type="float">
            <text:p>-4.34E-001</text:p>
          </table:table-cell>
          <table:table-cell table:formula="of:=[.A1424]/[.$K$4]" office:value-type="float" office:value="2.01568142" calcext:value-type="float">
            <text:p>2.01568142</text:p>
          </table:table-cell>
          <table:table-cell table:number-columns-repeated="1019"/>
        </table:table-row>
        <table:table-row table:style-name="ro1">
          <table:table-cell table:style-name="ce2" office:value-type="float" office:value="0.201856121" calcext:value-type="float">
            <text:p>2.02E-001</text:p>
          </table:table-cell>
          <table:table-cell table:style-name="ce5" office:value-type="float" office:value="-0.433722049" calcext:value-type="float">
            <text:p>-4.34E-001</text:p>
          </table:table-cell>
          <table:table-cell table:formula="of:=[.A1425]/[.$K$4]" office:value-type="float" office:value="2.01856121" calcext:value-type="float">
            <text:p>2.01856121</text:p>
          </table:table-cell>
          <table:table-cell table:number-columns-repeated="1019"/>
        </table:table-row>
        <table:table-row table:style-name="ro1">
          <table:table-cell table:style-name="ce2" office:value-type="float" office:value="0.202701941" calcext:value-type="float">
            <text:p>2.03E-001</text:p>
          </table:table-cell>
          <table:table-cell table:style-name="ce5" office:value-type="float" office:value="-0.433754534" calcext:value-type="float">
            <text:p>-4.34E-001</text:p>
          </table:table-cell>
          <table:table-cell table:formula="of:=[.A1426]/[.$K$4]" office:value-type="float" office:value="2.02701941" calcext:value-type="float">
            <text:p>2.02701941</text:p>
          </table:table-cell>
          <table:table-cell table:number-columns-repeated="1019"/>
        </table:table-row>
        <table:table-row table:style-name="ro1">
          <table:table-cell table:style-name="ce2" office:value-type="float" office:value="0.203486279" calcext:value-type="float">
            <text:p>2.03E-001</text:p>
          </table:table-cell>
          <table:table-cell table:style-name="ce5" office:value-type="float" office:value="-0.433785945" calcext:value-type="float">
            <text:p>-4.34E-001</text:p>
          </table:table-cell>
          <table:table-cell table:formula="of:=[.A1427]/[.$K$4]" office:value-type="float" office:value="2.03486279" calcext:value-type="float">
            <text:p>2.03486279</text:p>
          </table:table-cell>
          <table:table-cell table:number-columns-repeated="1019"/>
        </table:table-row>
        <table:table-row table:style-name="ro1">
          <table:table-cell table:style-name="ce2" office:value-type="float" office:value="0.203870028" calcext:value-type="float">
            <text:p>2.04E-001</text:p>
          </table:table-cell>
          <table:table-cell table:style-name="ce5" office:value-type="float" office:value="-0.433797568" calcext:value-type="float">
            <text:p>-4.34E-001</text:p>
          </table:table-cell>
          <table:table-cell table:formula="of:=[.A1428]/[.$K$4]" office:value-type="float" office:value="2.03870028" calcext:value-type="float">
            <text:p>2.03870028</text:p>
          </table:table-cell>
          <table:table-cell table:number-columns-repeated="1019"/>
        </table:table-row>
        <table:table-row table:style-name="ro1">
          <table:table-cell table:style-name="ce2" office:value-type="float" office:value="0.204304159" calcext:value-type="float">
            <text:p>2.04E-001</text:p>
          </table:table-cell>
          <table:table-cell table:style-name="ce5" office:value-type="float" office:value="-0.433809191" calcext:value-type="float">
            <text:p>-4.34E-001</text:p>
          </table:table-cell>
          <table:table-cell table:formula="of:=[.A1429]/[.$K$4]" office:value-type="float" office:value="2.04304159" calcext:value-type="float">
            <text:p>2.04304159</text:p>
          </table:table-cell>
          <table:table-cell table:number-columns-repeated="1019"/>
        </table:table-row>
        <table:table-row table:style-name="ro1">
          <table:table-cell table:style-name="ce2" office:value-type="float" office:value="0.205249742" calcext:value-type="float">
            <text:p>2.05E-001</text:p>
          </table:table-cell>
          <table:table-cell table:style-name="ce5" office:value-type="float" office:value="-0.433839649" calcext:value-type="float">
            <text:p>-4.34E-001</text:p>
          </table:table-cell>
          <table:table-cell table:formula="of:=[.A1430]/[.$K$4]" office:value-type="float" office:value="2.05249742" calcext:value-type="float">
            <text:p>2.05249742</text:p>
          </table:table-cell>
          <table:table-cell table:number-columns-repeated="1019"/>
        </table:table-row>
        <table:table-row table:style-name="ro1">
          <table:table-cell table:style-name="ce2" office:value-type="float" office:value="0.205974147" calcext:value-type="float">
            <text:p>2.06E-001</text:p>
          </table:table-cell>
          <table:table-cell table:style-name="ce5" office:value-type="float" office:value="-0.433866322" calcext:value-type="float">
            <text:p>-4.34E-001</text:p>
          </table:table-cell>
          <table:table-cell table:formula="of:=[.A1431]/[.$K$4]" office:value-type="float" office:value="2.05974147" calcext:value-type="float">
            <text:p>2.05974147</text:p>
          </table:table-cell>
          <table:table-cell table:number-columns-repeated="1019"/>
        </table:table-row>
        <table:table-row table:style-name="ro1">
          <table:table-cell table:style-name="ce2" office:value-type="float" office:value="0.206692487" calcext:value-type="float">
            <text:p>2.07E-001</text:p>
          </table:table-cell>
          <table:table-cell table:style-name="ce5" office:value-type="float" office:value="-0.433872521" calcext:value-type="float">
            <text:p>-4.34E-001</text:p>
          </table:table-cell>
          <table:table-cell table:formula="of:=[.A1432]/[.$K$4]" office:value-type="float" office:value="2.06692487" calcext:value-type="float">
            <text:p>2.06692487</text:p>
          </table:table-cell>
          <table:table-cell table:number-columns-repeated="1019"/>
        </table:table-row>
        <table:table-row table:style-name="ro1">
          <table:table-cell table:style-name="ce2" office:value-type="float" office:value="0.207634494" calcext:value-type="float">
            <text:p>2.08E-001</text:p>
          </table:table-cell>
          <table:table-cell table:style-name="ce5" office:value-type="float" office:value="-0.433882892" calcext:value-type="float">
            <text:p>-4.34E-001</text:p>
          </table:table-cell>
          <table:table-cell table:formula="of:=[.A1433]/[.$K$4]" office:value-type="float" office:value="2.07634494" calcext:value-type="float">
            <text:p>2.07634494</text:p>
          </table:table-cell>
          <table:table-cell table:number-columns-repeated="1019"/>
        </table:table-row>
        <table:table-row table:style-name="ro1">
          <table:table-cell table:style-name="ce2" office:value-type="float" office:value="0.208254471" calcext:value-type="float">
            <text:p>2.08E-001</text:p>
          </table:table-cell>
          <table:table-cell table:style-name="ce5" office:value-type="float" office:value="-0.433877885" calcext:value-type="float">
            <text:p>-4.34E-001</text:p>
          </table:table-cell>
          <table:table-cell table:formula="of:=[.A1434]/[.$K$4]" office:value-type="float" office:value="2.08254471" calcext:value-type="float">
            <text:p>2.08254471</text:p>
          </table:table-cell>
          <table:table-cell table:number-columns-repeated="1019"/>
        </table:table-row>
        <table:table-row table:style-name="ro1">
          <table:table-cell table:style-name="ce2" office:value-type="float" office:value="0.208387122" calcext:value-type="float">
            <text:p>2.08E-001</text:p>
          </table:table-cell>
          <table:table-cell table:style-name="ce5" office:value-type="float" office:value="-0.433882654" calcext:value-type="float">
            <text:p>-4.34E-001</text:p>
          </table:table-cell>
          <table:table-cell table:formula="of:=[.A1435]/[.$K$4]" office:value-type="float" office:value="2.08387122" calcext:value-type="float">
            <text:p>2.08387122</text:p>
          </table:table-cell>
          <table:table-cell table:number-columns-repeated="1019"/>
        </table:table-row>
        <table:table-row table:style-name="ro1">
          <table:table-cell table:style-name="ce2" office:value-type="float" office:value="0.208794475" calcext:value-type="float">
            <text:p>2.09E-001</text:p>
          </table:table-cell>
          <table:table-cell table:style-name="ce5" office:value-type="float" office:value="-0.433892936" calcext:value-type="float">
            <text:p>-4.34E-001</text:p>
          </table:table-cell>
          <table:table-cell table:formula="of:=[.A1436]/[.$K$4]" office:value-type="float" office:value="2.08794475" calcext:value-type="float">
            <text:p>2.08794475</text:p>
          </table:table-cell>
          <table:table-cell table:number-columns-repeated="1019"/>
        </table:table-row>
        <table:table-row table:style-name="ro1">
          <table:table-cell table:style-name="ce2" office:value-type="float" office:value="0.209141612" calcext:value-type="float">
            <text:p>2.09E-001</text:p>
          </table:table-cell>
          <table:table-cell table:style-name="ce5" office:value-type="float" office:value="-0.433919102" calcext:value-type="float">
            <text:p>-4.34E-001</text:p>
          </table:table-cell>
          <table:table-cell table:formula="of:=[.A1437]/[.$K$4]" office:value-type="float" office:value="2.09141612" calcext:value-type="float">
            <text:p>2.09141612</text:p>
          </table:table-cell>
          <table:table-cell table:number-columns-repeated="1019"/>
        </table:table-row>
        <table:table-row table:style-name="ro1">
          <table:table-cell table:style-name="ce2" office:value-type="float" office:value="0.209373325" calcext:value-type="float">
            <text:p>2.09E-001</text:p>
          </table:table-cell>
          <table:table-cell table:style-name="ce5" office:value-type="float" office:value="-0.433940858" calcext:value-type="float">
            <text:p>-4.34E-001</text:p>
          </table:table-cell>
          <table:table-cell table:formula="of:=[.A1438]/[.$K$4]" office:value-type="float" office:value="2.09373325" calcext:value-type="float">
            <text:p>2.09373325</text:p>
          </table:table-cell>
          <table:table-cell table:number-columns-repeated="1019"/>
        </table:table-row>
        <table:table-row table:style-name="ro1">
          <table:table-cell table:style-name="ce2" office:value-type="float" office:value="0.209794119" calcext:value-type="float">
            <text:p>2.10E-001</text:p>
          </table:table-cell>
          <table:table-cell table:style-name="ce5" office:value-type="float" office:value="-0.433966368" calcext:value-type="float">
            <text:p>-4.34E-001</text:p>
          </table:table-cell>
          <table:table-cell table:formula="of:=[.A1439]/[.$K$4]" office:value-type="float" office:value="2.09794119" calcext:value-type="float">
            <text:p>2.09794119</text:p>
          </table:table-cell>
          <table:table-cell table:number-columns-repeated="1019"/>
        </table:table-row>
        <table:table-row table:style-name="ro1">
          <table:table-cell table:style-name="ce2" office:value-type="float" office:value="0.210267559" calcext:value-type="float">
            <text:p>2.10E-001</text:p>
          </table:table-cell>
          <table:table-cell table:style-name="ce5" office:value-type="float" office:value="-0.433981806" calcext:value-type="float">
            <text:p>-4.34E-001</text:p>
          </table:table-cell>
          <table:table-cell table:formula="of:=[.A1440]/[.$K$4]" office:value-type="float" office:value="2.10267559" calcext:value-type="float">
            <text:p>2.10267559</text:p>
          </table:table-cell>
          <table:table-cell table:number-columns-repeated="1019"/>
        </table:table-row>
        <table:table-row table:style-name="ro1">
          <table:table-cell table:style-name="ce2" office:value-type="float" office:value="0.210408971" calcext:value-type="float">
            <text:p>2.10E-001</text:p>
          </table:table-cell>
          <table:table-cell table:style-name="ce5" office:value-type="float" office:value="-0.433998644" calcext:value-type="float">
            <text:p>-4.34E-001</text:p>
          </table:table-cell>
          <table:table-cell table:formula="of:=[.A1441]/[.$K$4]" office:value-type="float" office:value="2.10408971" calcext:value-type="float">
            <text:p>2.10408971</text:p>
          </table:table-cell>
          <table:table-cell table:number-columns-repeated="1019"/>
        </table:table-row>
        <table:table-row table:style-name="ro1">
          <table:table-cell table:style-name="ce2" office:value-type="float" office:value="0.210859999" calcext:value-type="float">
            <text:p>2.11E-001</text:p>
          </table:table-cell>
          <table:table-cell table:style-name="ce5" office:value-type="float" office:value="-0.434009463" calcext:value-type="float">
            <text:p>-4.34E-001</text:p>
          </table:table-cell>
          <table:table-cell table:formula="of:=[.A1442]/[.$K$4]" office:value-type="float" office:value="2.10859999" calcext:value-type="float">
            <text:p>2.10859999</text:p>
          </table:table-cell>
          <table:table-cell table:number-columns-repeated="1019"/>
        </table:table-row>
        <table:table-row table:style-name="ro1">
          <table:table-cell table:style-name="ce2" office:value-type="float" office:value="0.211305276" calcext:value-type="float">
            <text:p>2.11E-001</text:p>
          </table:table-cell>
          <table:table-cell table:style-name="ce5" office:value-type="float" office:value="-0.434024096" calcext:value-type="float">
            <text:p>-4.34E-001</text:p>
          </table:table-cell>
          <table:table-cell table:formula="of:=[.A1443]/[.$K$4]" office:value-type="float" office:value="2.11305276" calcext:value-type="float">
            <text:p>2.11305276</text:p>
          </table:table-cell>
          <table:table-cell table:number-columns-repeated="1019"/>
        </table:table-row>
        <table:table-row table:style-name="ro1">
          <table:table-cell table:style-name="ce2" office:value-type="float" office:value="0.211618096" calcext:value-type="float">
            <text:p>2.12E-001</text:p>
          </table:table-cell>
          <table:table-cell table:style-name="ce5" office:value-type="float" office:value="-0.434033513" calcext:value-type="float">
            <text:p>-4.34E-001</text:p>
          </table:table-cell>
          <table:table-cell table:formula="of:=[.A1444]/[.$K$4]" office:value-type="float" office:value="2.11618096" calcext:value-type="float">
            <text:p>2.11618096</text:p>
          </table:table-cell>
          <table:table-cell table:number-columns-repeated="1019"/>
        </table:table-row>
        <table:table-row table:style-name="ro1">
          <table:table-cell table:style-name="ce2" office:value-type="float" office:value="0.211911261" calcext:value-type="float">
            <text:p>2.12E-001</text:p>
          </table:table-cell>
          <table:table-cell table:style-name="ce5" office:value-type="float" office:value="-0.434043944" calcext:value-type="float">
            <text:p>-4.34E-001</text:p>
          </table:table-cell>
          <table:table-cell table:formula="of:=[.A1445]/[.$K$4]" office:value-type="float" office:value="2.11911261" calcext:value-type="float">
            <text:p>2.11911261</text:p>
          </table:table-cell>
          <table:table-cell table:number-columns-repeated="1019"/>
        </table:table-row>
        <table:table-row table:style-name="ro1">
          <table:table-cell table:style-name="ce2" office:value-type="float" office:value="0.212288991" calcext:value-type="float">
            <text:p>2.12E-001</text:p>
          </table:table-cell>
          <table:table-cell table:style-name="ce5" office:value-type="float" office:value="-0.434055001" calcext:value-type="float">
            <text:p>-4.34E-001</text:p>
          </table:table-cell>
          <table:table-cell table:formula="of:=[.A1446]/[.$K$4]" office:value-type="float" office:value="2.12288991" calcext:value-type="float">
            <text:p>2.12288991</text:p>
          </table:table-cell>
          <table:table-cell table:number-columns-repeated="1019"/>
        </table:table-row>
        <table:table-row table:style-name="ro1">
          <table:table-cell table:style-name="ce2" office:value-type="float" office:value="0.212677971" calcext:value-type="float">
            <text:p>2.13E-001</text:p>
          </table:table-cell>
          <table:table-cell table:style-name="ce5" office:value-type="float" office:value="-0.434072137" calcext:value-type="float">
            <text:p>-4.34E-001</text:p>
          </table:table-cell>
          <table:table-cell table:formula="of:=[.A1447]/[.$K$4]" office:value-type="float" office:value="2.12677971" calcext:value-type="float">
            <text:p>2.12677971</text:p>
          </table:table-cell>
          <table:table-cell table:number-columns-repeated="1019"/>
        </table:table-row>
        <table:table-row table:style-name="ro1">
          <table:table-cell table:style-name="ce2" office:value-type="float" office:value="0.212979302" calcext:value-type="float">
            <text:p>2.13E-001</text:p>
          </table:table-cell>
          <table:table-cell table:style-name="ce5" office:value-type="float" office:value="-0.434084505" calcext:value-type="float">
            <text:p>-4.34E-001</text:p>
          </table:table-cell>
          <table:table-cell table:formula="of:=[.A1448]/[.$K$4]" office:value-type="float" office:value="2.12979302" calcext:value-type="float">
            <text:p>2.12979302</text:p>
          </table:table-cell>
          <table:table-cell table:number-columns-repeated="1019"/>
        </table:table-row>
        <table:table-row table:style-name="ro1">
          <table:table-cell table:style-name="ce2" office:value-type="float" office:value="0.213273436" calcext:value-type="float">
            <text:p>2.13E-001</text:p>
          </table:table-cell>
          <table:table-cell table:style-name="ce5" office:value-type="float" office:value="-0.434094161" calcext:value-type="float">
            <text:p>-4.34E-001</text:p>
          </table:table-cell>
          <table:table-cell table:formula="of:=[.A1449]/[.$K$4]" office:value-type="float" office:value="2.13273436" calcext:value-type="float">
            <text:p>2.13273436</text:p>
          </table:table-cell>
          <table:table-cell table:number-columns-repeated="1019"/>
        </table:table-row>
        <table:table-row table:style-name="ro1">
          <table:table-cell table:style-name="ce2" office:value-type="float" office:value="0.213796705" calcext:value-type="float">
            <text:p>2.14E-001</text:p>
          </table:table-cell>
          <table:table-cell table:style-name="ce5" office:value-type="float" office:value="-0.434105098" calcext:value-type="float">
            <text:p>-4.34E-001</text:p>
          </table:table-cell>
          <table:table-cell table:formula="of:=[.A1450]/[.$K$4]" office:value-type="float" office:value="2.13796705" calcext:value-type="float">
            <text:p>2.13796705</text:p>
          </table:table-cell>
          <table:table-cell table:number-columns-repeated="1019"/>
        </table:table-row>
        <table:table-row table:style-name="ro1">
          <table:table-cell table:style-name="ce2" office:value-type="float" office:value="0.213890925" calcext:value-type="float">
            <text:p>2.14E-001</text:p>
          </table:table-cell>
          <table:table-cell table:style-name="ce5" office:value-type="float" office:value="-0.434119433" calcext:value-type="float">
            <text:p>-4.34E-001</text:p>
          </table:table-cell>
          <table:table-cell table:formula="of:=[.A1451]/[.$K$4]" office:value-type="float" office:value="2.13890925" calcext:value-type="float">
            <text:p>2.13890925</text:p>
          </table:table-cell>
          <table:table-cell table:number-columns-repeated="1019"/>
        </table:table-row>
        <table:table-row table:style-name="ro1">
          <table:table-cell table:style-name="ce2" office:value-type="float" office:value="0.214127183" calcext:value-type="float">
            <text:p>2.14E-001</text:p>
          </table:table-cell>
          <table:table-cell table:style-name="ce5" office:value-type="float" office:value="-0.434141636" calcext:value-type="float">
            <text:p>-4.34E-001</text:p>
          </table:table-cell>
          <table:table-cell table:formula="of:=[.A1452]/[.$K$4]" office:value-type="float" office:value="2.14127183" calcext:value-type="float">
            <text:p>2.14127183</text:p>
          </table:table-cell>
          <table:table-cell table:number-columns-repeated="1019"/>
        </table:table-row>
        <table:table-row table:style-name="ro1">
          <table:table-cell table:style-name="ce2" office:value-type="float" office:value="0.214486629" calcext:value-type="float">
            <text:p>2.14E-001</text:p>
          </table:table-cell>
          <table:table-cell table:style-name="ce5" office:value-type="float" office:value="-0.434158415" calcext:value-type="float">
            <text:p>-4.34E-001</text:p>
          </table:table-cell>
          <table:table-cell table:formula="of:=[.A1453]/[.$K$4]" office:value-type="float" office:value="2.14486629" calcext:value-type="float">
            <text:p>2.14486629</text:p>
          </table:table-cell>
          <table:table-cell table:number-columns-repeated="1019"/>
        </table:table-row>
        <table:table-row table:style-name="ro1">
          <table:table-cell table:style-name="ce2" office:value-type="float" office:value="0.214681163" calcext:value-type="float">
            <text:p>2.15E-001</text:p>
          </table:table-cell>
          <table:table-cell table:style-name="ce5" office:value-type="float" office:value="-0.434181899" calcext:value-type="float">
            <text:p>-4.34E-001</text:p>
          </table:table-cell>
          <table:table-cell table:formula="of:=[.A1454]/[.$K$4]" office:value-type="float" office:value="2.14681163" calcext:value-type="float">
            <text:p>2.14681163</text:p>
          </table:table-cell>
          <table:table-cell table:number-columns-repeated="1019"/>
        </table:table-row>
        <table:table-row table:style-name="ro1">
          <table:table-cell table:style-name="ce2" office:value-type="float" office:value="0.215278894" calcext:value-type="float">
            <text:p>2.15E-001</text:p>
          </table:table-cell>
          <table:table-cell table:style-name="ce5" office:value-type="float" office:value="-0.43419373" calcext:value-type="float">
            <text:p>-4.34E-001</text:p>
          </table:table-cell>
          <table:table-cell table:formula="of:=[.A1455]/[.$K$4]" office:value-type="float" office:value="2.15278894" calcext:value-type="float">
            <text:p>2.15278894</text:p>
          </table:table-cell>
          <table:table-cell table:number-columns-repeated="1019"/>
        </table:table-row>
        <table:table-row table:style-name="ro1">
          <table:table-cell table:style-name="ce2" office:value-type="float" office:value="0.215809643" calcext:value-type="float">
            <text:p>2.16E-001</text:p>
          </table:table-cell>
          <table:table-cell table:style-name="ce5" office:value-type="float" office:value="-0.43419677" calcext:value-type="float">
            <text:p>-4.34E-001</text:p>
          </table:table-cell>
          <table:table-cell table:formula="of:=[.A1456]/[.$K$4]" office:value-type="float" office:value="2.15809643" calcext:value-type="float">
            <text:p>2.15809643</text:p>
          </table:table-cell>
          <table:table-cell table:number-columns-repeated="1019"/>
        </table:table-row>
        <table:table-row table:style-name="ro1">
          <table:table-cell table:style-name="ce2" office:value-type="float" office:value="0.216177776" calcext:value-type="float">
            <text:p>2.16E-001</text:p>
          </table:table-cell>
          <table:table-cell table:style-name="ce5" office:value-type="float" office:value="-0.434202224" calcext:value-type="float">
            <text:p>-4.34E-001</text:p>
          </table:table-cell>
          <table:table-cell table:formula="of:=[.A1457]/[.$K$4]" office:value-type="float" office:value="2.16177776" calcext:value-type="float">
            <text:p>2.16177776</text:p>
          </table:table-cell>
          <table:table-cell table:number-columns-repeated="1019"/>
        </table:table-row>
        <table:table-row table:style-name="ro1">
          <table:table-cell table:style-name="ce2" office:value-type="float" office:value="0.216436118" calcext:value-type="float">
            <text:p>2.16E-001</text:p>
          </table:table-cell>
          <table:table-cell table:style-name="ce5" office:value-type="float" office:value="-0.434207082" calcext:value-type="float">
            <text:p>-4.34E-001</text:p>
          </table:table-cell>
          <table:table-cell table:formula="of:=[.A1458]/[.$K$4]" office:value-type="float" office:value="2.16436118" calcext:value-type="float">
            <text:p>2.16436118</text:p>
          </table:table-cell>
          <table:table-cell table:number-columns-repeated="1019"/>
        </table:table-row>
        <table:table-row table:style-name="ro1">
          <table:table-cell table:style-name="ce2" office:value-type="float" office:value="0.216743797" calcext:value-type="float">
            <text:p>2.17E-001</text:p>
          </table:table-cell>
          <table:table-cell table:style-name="ce5" office:value-type="float" office:value="-0.434217095" calcext:value-type="float">
            <text:p>-4.34E-001</text:p>
          </table:table-cell>
          <table:table-cell table:formula="of:=[.A1459]/[.$K$4]" office:value-type="float" office:value="2.16743797" calcext:value-type="float">
            <text:p>2.16743797</text:p>
          </table:table-cell>
          <table:table-cell table:number-columns-repeated="1019"/>
        </table:table-row>
        <table:table-row table:style-name="ro1">
          <table:table-cell table:style-name="ce2" office:value-type="float" office:value="0.217046604" calcext:value-type="float">
            <text:p>2.17E-001</text:p>
          </table:table-cell>
          <table:table-cell table:style-name="ce5" office:value-type="float" office:value="-0.434224814" calcext:value-type="float">
            <text:p>-4.34E-001</text:p>
          </table:table-cell>
          <table:table-cell table:formula="of:=[.A1460]/[.$K$4]" office:value-type="float" office:value="2.17046604" calcext:value-type="float">
            <text:p>2.17046604</text:p>
          </table:table-cell>
          <table:table-cell table:number-columns-repeated="1019"/>
        </table:table-row>
        <table:table-row table:style-name="ro1">
          <table:table-cell table:style-name="ce2" office:value-type="float" office:value="0.217095941" calcext:value-type="float">
            <text:p>2.17E-001</text:p>
          </table:table-cell>
          <table:table-cell table:style-name="ce5" office:value-type="float" office:value="-0.43423155" calcext:value-type="float">
            <text:p>-4.34E-001</text:p>
          </table:table-cell>
          <table:table-cell table:formula="of:=[.A1461]/[.$K$4]" office:value-type="float" office:value="2.17095941" calcext:value-type="float">
            <text:p>2.17095941</text:p>
          </table:table-cell>
          <table:table-cell table:number-columns-repeated="1019"/>
        </table:table-row>
        <table:table-row table:style-name="ro1">
          <table:table-cell table:style-name="ce2" office:value-type="float" office:value="0.21730192" calcext:value-type="float">
            <text:p>2.17E-001</text:p>
          </table:table-cell>
          <table:table-cell table:style-name="ce5" office:value-type="float" office:value="-0.434236318" calcext:value-type="float">
            <text:p>-4.34E-001</text:p>
          </table:table-cell>
          <table:table-cell table:formula="of:=[.A1462]/[.$K$4]" office:value-type="float" office:value="2.1730192" calcext:value-type="float">
            <text:p>2.1730192</text:p>
          </table:table-cell>
          <table:table-cell table:number-columns-repeated="1019"/>
        </table:table-row>
        <table:table-row table:style-name="ro1">
          <table:table-cell table:style-name="ce2" office:value-type="float" office:value="0.21744062" calcext:value-type="float">
            <text:p>2.17E-001</text:p>
          </table:table-cell>
          <table:table-cell table:style-name="ce5" office:value-type="float" office:value="-0.434240669" calcext:value-type="float">
            <text:p>-4.34E-001</text:p>
          </table:table-cell>
          <table:table-cell table:formula="of:=[.A1463]/[.$K$4]" office:value-type="float" office:value="2.1744062" calcext:value-type="float">
            <text:p>2.1744062</text:p>
          </table:table-cell>
          <table:table-cell table:number-columns-repeated="1019"/>
        </table:table-row>
        <table:table-row table:style-name="ro1">
          <table:table-cell table:style-name="ce2" office:value-type="float" office:value="0.217611685" calcext:value-type="float">
            <text:p>2.18E-001</text:p>
          </table:table-cell>
          <table:table-cell table:style-name="ce5" office:value-type="float" office:value="-0.434241623" calcext:value-type="float">
            <text:p>-4.34E-001</text:p>
          </table:table-cell>
          <table:table-cell table:formula="of:=[.A1464]/[.$K$4]" office:value-type="float" office:value="2.17611685" calcext:value-type="float">
            <text:p>2.17611685</text:p>
          </table:table-cell>
          <table:table-cell table:number-columns-repeated="1019"/>
        </table:table-row>
        <table:table-row table:style-name="ro1">
          <table:table-cell table:style-name="ce2" office:value-type="float" office:value="0.217988789" calcext:value-type="float">
            <text:p>2.18E-001</text:p>
          </table:table-cell>
          <table:table-cell table:style-name="ce5" office:value-type="float" office:value="-0.434244931" calcext:value-type="float">
            <text:p>-4.34E-001</text:p>
          </table:table-cell>
          <table:table-cell table:formula="of:=[.A1465]/[.$K$4]" office:value-type="float" office:value="2.17988789" calcext:value-type="float">
            <text:p>2.17988789</text:p>
          </table:table-cell>
          <table:table-cell table:number-columns-repeated="1019"/>
        </table:table-row>
        <table:table-row table:style-name="ro1">
          <table:table-cell table:style-name="ce2" office:value-type="float" office:value="0.218381092" calcext:value-type="float">
            <text:p>2.18E-001</text:p>
          </table:table-cell>
          <table:table-cell table:style-name="ce5" office:value-type="float" office:value="-0.434249133" calcext:value-type="float">
            <text:p>-4.34E-001</text:p>
          </table:table-cell>
          <table:table-cell table:formula="of:=[.A1466]/[.$K$4]" office:value-type="float" office:value="2.18381092" calcext:value-type="float">
            <text:p>2.18381092</text:p>
          </table:table-cell>
          <table:table-cell table:number-columns-repeated="1019"/>
        </table:table-row>
        <table:table-row table:style-name="ro1">
          <table:table-cell table:style-name="ce2" office:value-type="float" office:value="0.218698412" calcext:value-type="float">
            <text:p>2.19E-001</text:p>
          </table:table-cell>
          <table:table-cell table:style-name="ce5" office:value-type="float" office:value="-0.434251547" calcext:value-type="float">
            <text:p>-4.34E-001</text:p>
          </table:table-cell>
          <table:table-cell table:formula="of:=[.A1467]/[.$K$4]" office:value-type="float" office:value="2.18698412" calcext:value-type="float">
            <text:p>2.18698412</text:p>
          </table:table-cell>
          <table:table-cell table:number-columns-repeated="1019"/>
        </table:table-row>
        <table:table-row table:style-name="ro1">
          <table:table-cell table:style-name="ce2" office:value-type="float" office:value="0.219040573" calcext:value-type="float">
            <text:p>2.19E-001</text:p>
          </table:table-cell>
          <table:table-cell table:style-name="ce5" office:value-type="float" office:value="-0.434253395" calcext:value-type="float">
            <text:p>-4.34E-001</text:p>
          </table:table-cell>
          <table:table-cell table:formula="of:=[.A1468]/[.$K$4]" office:value-type="float" office:value="2.19040573" calcext:value-type="float">
            <text:p>2.19040573</text:p>
          </table:table-cell>
          <table:table-cell table:number-columns-repeated="1019"/>
        </table:table-row>
        <table:table-row table:style-name="ro1">
          <table:table-cell table:style-name="ce2" office:value-type="float" office:value="0.219434068" calcext:value-type="float">
            <text:p>2.19E-001</text:p>
          </table:table-cell>
          <table:table-cell table:style-name="ce5" office:value-type="float" office:value="-0.434260786" calcext:value-type="float">
            <text:p>-4.34E-001</text:p>
          </table:table-cell>
          <table:table-cell table:formula="of:=[.A1469]/[.$K$4]" office:value-type="float" office:value="2.19434068" calcext:value-type="float">
            <text:p>2.19434068</text:p>
          </table:table-cell>
          <table:table-cell table:number-columns-repeated="1019"/>
        </table:table-row>
        <table:table-row table:style-name="ro1">
          <table:table-cell table:style-name="ce2" office:value-type="float" office:value="0.219773084" calcext:value-type="float">
            <text:p>2.20E-001</text:p>
          </table:table-cell>
          <table:table-cell table:style-name="ce5" office:value-type="float" office:value="-0.434269398" calcext:value-type="float">
            <text:p>-4.34E-001</text:p>
          </table:table-cell>
          <table:table-cell table:formula="of:=[.A1470]/[.$K$4]" office:value-type="float" office:value="2.19773084" calcext:value-type="float">
            <text:p>2.19773084</text:p>
          </table:table-cell>
          <table:table-cell table:number-columns-repeated="1019"/>
        </table:table-row>
        <table:table-row table:style-name="ro1">
          <table:table-cell table:style-name="ce2" office:value-type="float" office:value="0.219947934" calcext:value-type="float">
            <text:p>2.20E-001</text:p>
          </table:table-cell>
          <table:table-cell table:style-name="ce5" office:value-type="float" office:value="-0.434280574" calcext:value-type="float">
            <text:p>-4.34E-001</text:p>
          </table:table-cell>
          <table:table-cell table:formula="of:=[.A1471]/[.$K$4]" office:value-type="float" office:value="2.19947934" calcext:value-type="float">
            <text:p>2.19947934</text:p>
          </table:table-cell>
          <table:table-cell table:number-columns-repeated="1019"/>
        </table:table-row>
        <table:table-row table:style-name="ro1">
          <table:table-cell table:style-name="ce2" office:value-type="float" office:value="0.220138878" calcext:value-type="float">
            <text:p>2.20E-001</text:p>
          </table:table-cell>
          <table:table-cell table:style-name="ce5" office:value-type="float" office:value="-0.43429485" calcext:value-type="float">
            <text:p>-4.34E-001</text:p>
          </table:table-cell>
          <table:table-cell table:formula="of:=[.A1472]/[.$K$4]" office:value-type="float" office:value="2.20138878" calcext:value-type="float">
            <text:p>2.20138878</text:p>
          </table:table-cell>
          <table:table-cell table:number-columns-repeated="1019"/>
        </table:table-row>
        <table:table-row table:style-name="ro1">
          <table:table-cell table:style-name="ce2" office:value-type="float" office:value="0.220508069" calcext:value-type="float">
            <text:p>2.21E-001</text:p>
          </table:table-cell>
          <table:table-cell table:style-name="ce5" office:value-type="float" office:value="-0.434298694" calcext:value-type="float">
            <text:p>-4.34E-001</text:p>
          </table:table-cell>
          <table:table-cell table:formula="of:=[.A1473]/[.$K$4]" office:value-type="float" office:value="2.20508069" calcext:value-type="float">
            <text:p>2.20508069</text:p>
          </table:table-cell>
          <table:table-cell table:number-columns-repeated="1019"/>
        </table:table-row>
        <table:table-row table:style-name="ro1">
          <table:table-cell table:style-name="ce2" office:value-type="float" office:value="0.220739722" calcext:value-type="float">
            <text:p>2.21E-001</text:p>
          </table:table-cell>
          <table:table-cell table:style-name="ce5" office:value-type="float" office:value="-0.434301406" calcext:value-type="float">
            <text:p>-4.34E-001</text:p>
          </table:table-cell>
          <table:table-cell table:formula="of:=[.A1474]/[.$K$4]" office:value-type="float" office:value="2.20739722" calcext:value-type="float">
            <text:p>2.20739722</text:p>
          </table:table-cell>
          <table:table-cell table:number-columns-repeated="1019"/>
        </table:table-row>
        <table:table-row table:style-name="ro1">
          <table:table-cell table:style-name="ce2" office:value-type="float" office:value="0.221202105" calcext:value-type="float">
            <text:p>2.21E-001</text:p>
          </table:table-cell>
          <table:table-cell table:style-name="ce5" office:value-type="float" office:value="-0.434303313" calcext:value-type="float">
            <text:p>-4.34E-001</text:p>
          </table:table-cell>
          <table:table-cell table:formula="of:=[.A1475]/[.$K$4]" office:value-type="float" office:value="2.21202105" calcext:value-type="float">
            <text:p>2.21202105</text:p>
          </table:table-cell>
          <table:table-cell table:number-columns-repeated="1019"/>
        </table:table-row>
        <table:table-row table:style-name="ro1">
          <table:table-cell table:style-name="ce2" office:value-type="float" office:value="0.221442565" calcext:value-type="float">
            <text:p>2.21E-001</text:p>
          </table:table-cell>
          <table:table-cell table:style-name="ce5" office:value-type="float" office:value="-0.434299976" calcext:value-type="float">
            <text:p>-4.34E-001</text:p>
          </table:table-cell>
          <table:table-cell table:formula="of:=[.A1476]/[.$K$4]" office:value-type="float" office:value="2.21442565" calcext:value-type="float">
            <text:p>2.21442565</text:p>
          </table:table-cell>
          <table:table-cell table:number-columns-repeated="1019"/>
        </table:table-row>
        <table:table-row table:style-name="ro1">
          <table:table-cell table:style-name="ce2" office:value-type="float" office:value="0.221612826" calcext:value-type="float">
            <text:p>2.22E-001</text:p>
          </table:table-cell>
          <table:table-cell table:style-name="ce5" office:value-type="float" office:value="-0.434300005" calcext:value-type="float">
            <text:p>-4.34E-001</text:p>
          </table:table-cell>
          <table:table-cell table:formula="of:=[.A1477]/[.$K$4]" office:value-type="float" office:value="2.21612826" calcext:value-type="float">
            <text:p>2.21612826</text:p>
          </table:table-cell>
          <table:table-cell table:number-columns-repeated="1019"/>
        </table:table-row>
        <table:table-row table:style-name="ro1">
          <table:table-cell table:style-name="ce2" office:value-type="float" office:value="0.221896365" calcext:value-type="float">
            <text:p>2.22E-001</text:p>
          </table:table-cell>
          <table:table-cell table:style-name="ce5" office:value-type="float" office:value="-0.434298605" calcext:value-type="float">
            <text:p>-4.34E-001</text:p>
          </table:table-cell>
          <table:table-cell table:formula="of:=[.A1478]/[.$K$4]" office:value-type="float" office:value="2.21896365" calcext:value-type="float">
            <text:p>2.21896365</text:p>
          </table:table-cell>
          <table:table-cell table:number-columns-repeated="1019"/>
        </table:table-row>
        <table:table-row table:style-name="ro1">
          <table:table-cell table:style-name="ce2" office:value-type="float" office:value="0.22210975" calcext:value-type="float">
            <text:p>2.22E-001</text:p>
          </table:table-cell>
          <table:table-cell table:style-name="ce5" office:value-type="float" office:value="-0.434293002" calcext:value-type="float">
            <text:p>-4.34E-001</text:p>
          </table:table-cell>
          <table:table-cell table:formula="of:=[.A1479]/[.$K$4]" office:value-type="float" office:value="2.2210975" calcext:value-type="float">
            <text:p>2.2210975</text:p>
          </table:table-cell>
          <table:table-cell table:number-columns-repeated="1019"/>
        </table:table-row>
        <table:table-row table:style-name="ro1">
          <table:table-cell table:style-name="ce2" office:value-type="float" office:value="0.222312495" calcext:value-type="float">
            <text:p>2.22E-001</text:p>
          </table:table-cell>
          <table:table-cell table:style-name="ce5" office:value-type="float" office:value="-0.434294909" calcext:value-type="float">
            <text:p>-4.34E-001</text:p>
          </table:table-cell>
          <table:table-cell table:formula="of:=[.A1480]/[.$K$4]" office:value-type="float" office:value="2.22312495" calcext:value-type="float">
            <text:p>2.22312495</text:p>
          </table:table-cell>
          <table:table-cell table:number-columns-repeated="1019"/>
        </table:table-row>
        <table:table-row table:style-name="ro1">
          <table:table-cell table:style-name="ce2" office:value-type="float" office:value="0.222590357" calcext:value-type="float">
            <text:p>2.23E-001</text:p>
          </table:table-cell>
          <table:table-cell table:style-name="ce5" office:value-type="float" office:value="-0.434295326" calcext:value-type="float">
            <text:p>-4.34E-001</text:p>
          </table:table-cell>
          <table:table-cell table:formula="of:=[.A1481]/[.$K$4]" office:value-type="float" office:value="2.22590357" calcext:value-type="float">
            <text:p>2.22590357</text:p>
          </table:table-cell>
          <table:table-cell table:number-columns-repeated="1019"/>
        </table:table-row>
        <table:table-row table:style-name="ro1">
          <table:table-cell table:style-name="ce2" office:value-type="float" office:value="0.222932741" calcext:value-type="float">
            <text:p>2.23E-001</text:p>
          </table:table-cell>
          <table:table-cell table:style-name="ce5" office:value-type="float" office:value="-0.434305161" calcext:value-type="float">
            <text:p>-4.34E-001</text:p>
          </table:table-cell>
          <table:table-cell table:formula="of:=[.A1482]/[.$K$4]" office:value-type="float" office:value="2.22932741" calcext:value-type="float">
            <text:p>2.22932741</text:p>
          </table:table-cell>
          <table:table-cell table:number-columns-repeated="1019"/>
        </table:table-row>
        <table:table-row table:style-name="ro1">
          <table:table-cell table:style-name="ce2" office:value-type="float" office:value="0.223257601" calcext:value-type="float">
            <text:p>2.23E-001</text:p>
          </table:table-cell>
          <table:table-cell table:style-name="ce5" office:value-type="float" office:value="-0.43431741" calcext:value-type="float">
            <text:p>-4.34E-001</text:p>
          </table:table-cell>
          <table:table-cell table:formula="of:=[.A1483]/[.$K$4]" office:value-type="float" office:value="2.23257601" calcext:value-type="float">
            <text:p>2.23257601</text:p>
          </table:table-cell>
          <table:table-cell table:number-columns-repeated="1019"/>
        </table:table-row>
        <table:table-row table:style-name="ro1">
          <table:table-cell table:style-name="ce2" office:value-type="float" office:value="0.223354205" calcext:value-type="float">
            <text:p>2.23E-001</text:p>
          </table:table-cell>
          <table:table-cell table:style-name="ce5" office:value-type="float" office:value="-0.434324265" calcext:value-type="float">
            <text:p>-4.34E-001</text:p>
          </table:table-cell>
          <table:table-cell table:formula="of:=[.A1484]/[.$K$4]" office:value-type="float" office:value="2.23354205" calcext:value-type="float">
            <text:p>2.23354205</text:p>
          </table:table-cell>
          <table:table-cell table:number-columns-repeated="1019"/>
        </table:table-row>
        <table:table-row table:style-name="ro1">
          <table:table-cell table:style-name="ce2" office:value-type="float" office:value="0.223530516" calcext:value-type="float">
            <text:p>2.24E-001</text:p>
          </table:table-cell>
          <table:table-cell table:style-name="ce5" office:value-type="float" office:value="-0.434339345" calcext:value-type="float">
            <text:p>-4.34E-001</text:p>
          </table:table-cell>
          <table:table-cell table:formula="of:=[.A1485]/[.$K$4]" office:value-type="float" office:value="2.23530516" calcext:value-type="float">
            <text:p>2.23530516</text:p>
          </table:table-cell>
          <table:table-cell table:number-columns-repeated="1019"/>
        </table:table-row>
        <table:table-row table:style-name="ro1">
          <table:table-cell table:style-name="ce2" office:value-type="float" office:value="0.223777175" calcext:value-type="float">
            <text:p>2.24E-001</text:p>
          </table:table-cell>
          <table:table-cell table:style-name="ce5" office:value-type="float" office:value="-0.43435517" calcext:value-type="float">
            <text:p>-4.34E-001</text:p>
          </table:table-cell>
          <table:table-cell table:formula="of:=[.A1486]/[.$K$4]" office:value-type="float" office:value="2.23777175" calcext:value-type="float">
            <text:p>2.23777175</text:p>
          </table:table-cell>
          <table:table-cell table:number-columns-repeated="1019"/>
        </table:table-row>
        <table:table-row table:style-name="ro1">
          <table:table-cell table:style-name="ce2" office:value-type="float" office:value="0.223963708" calcext:value-type="float">
            <text:p>2.24E-001</text:p>
          </table:table-cell>
          <table:table-cell table:style-name="ce5" office:value-type="float" office:value="-0.434363425" calcext:value-type="float">
            <text:p>-4.34E-001</text:p>
          </table:table-cell>
          <table:table-cell table:formula="of:=[.A1487]/[.$K$4]" office:value-type="float" office:value="2.23963708" calcext:value-type="float">
            <text:p>2.23963708</text:p>
          </table:table-cell>
          <table:table-cell table:number-columns-repeated="1019"/>
        </table:table-row>
        <table:table-row table:style-name="ro1">
          <table:table-cell table:style-name="ce2" office:value-type="float" office:value="0.224381402" calcext:value-type="float">
            <text:p>2.24E-001</text:p>
          </table:table-cell>
          <table:table-cell table:style-name="ce5" office:value-type="float" office:value="-0.434372425" calcext:value-type="float">
            <text:p>-4.34E-001</text:p>
          </table:table-cell>
          <table:table-cell table:formula="of:=[.A1488]/[.$K$4]" office:value-type="float" office:value="2.24381402" calcext:value-type="float">
            <text:p>2.24381402</text:p>
          </table:table-cell>
          <table:table-cell table:number-columns-repeated="1019"/>
        </table:table-row>
        <table:table-row table:style-name="ro1">
          <table:table-cell table:style-name="ce2" office:value-type="float" office:value="0.224620625" calcext:value-type="float">
            <text:p>2.25E-001</text:p>
          </table:table-cell>
          <table:table-cell table:style-name="ce5" office:value-type="float" office:value="-0.434370309" calcext:value-type="float">
            <text:p>-4.34E-001</text:p>
          </table:table-cell>
          <table:table-cell table:formula="of:=[.A1489]/[.$K$4]" office:value-type="float" office:value="2.24620625" calcext:value-type="float">
            <text:p>2.24620625</text:p>
          </table:table-cell>
          <table:table-cell table:number-columns-repeated="1019"/>
        </table:table-row>
        <table:table-row table:style-name="ro1">
          <table:table-cell table:style-name="ce2" office:value-type="float" office:value="0.22482118" calcext:value-type="float">
            <text:p>2.25E-001</text:p>
          </table:table-cell>
          <table:table-cell table:style-name="ce5" office:value-type="float" office:value="-0.434366822" calcext:value-type="float">
            <text:p>-4.34E-001</text:p>
          </table:table-cell>
          <table:table-cell table:formula="of:=[.A1490]/[.$K$4]" office:value-type="float" office:value="2.2482118" calcext:value-type="float">
            <text:p>2.2482118</text:p>
          </table:table-cell>
          <table:table-cell table:number-columns-repeated="1019"/>
        </table:table-row>
        <table:table-row table:style-name="ro1">
          <table:table-cell table:style-name="ce2" office:value-type="float" office:value="0.224989966" calcext:value-type="float">
            <text:p>2.25E-001</text:p>
          </table:table-cell>
          <table:table-cell table:style-name="ce5" office:value-type="float" office:value="-0.434364885" calcext:value-type="float">
            <text:p>-4.34E-001</text:p>
          </table:table-cell>
          <table:table-cell table:formula="of:=[.A1491]/[.$K$4]" office:value-type="float" office:value="2.24989966" calcext:value-type="float">
            <text:p>2.24989966</text:p>
          </table:table-cell>
          <table:table-cell table:number-columns-repeated="1019"/>
        </table:table-row>
        <table:table-row table:style-name="ro1">
          <table:table-cell table:style-name="ce2" office:value-type="float" office:value="0.225021169" calcext:value-type="float">
            <text:p>2.25E-001</text:p>
          </table:table-cell>
          <table:table-cell table:style-name="ce5" office:value-type="float" office:value="-0.434364051" calcext:value-type="float">
            <text:p>-4.34E-001</text:p>
          </table:table-cell>
          <table:table-cell table:formula="of:=[.A1492]/[.$K$4]" office:value-type="float" office:value="2.25021169" calcext:value-type="float">
            <text:p>2.25021169</text:p>
          </table:table-cell>
          <table:table-cell table:number-columns-repeated="1019"/>
        </table:table-row>
        <table:table-row table:style-name="ro1">
          <table:table-cell table:style-name="ce2" office:value-type="float" office:value="0.225018457" calcext:value-type="float">
            <text:p>2.25E-001</text:p>
          </table:table-cell>
          <table:table-cell table:style-name="ce5" office:value-type="float" office:value="-0.434361398" calcext:value-type="float">
            <text:p>-4.34E-001</text:p>
          </table:table-cell>
          <table:table-cell table:formula="of:=[.A1493]/[.$K$4]" office:value-type="float" office:value="2.25018457" calcext:value-type="float">
            <text:p>2.25018457</text:p>
          </table:table-cell>
          <table:table-cell table:number-columns-repeated="1019"/>
        </table:table-row>
        <table:table-row table:style-name="ro1">
          <table:table-cell table:style-name="ce2" office:value-type="float" office:value="0.225044295" calcext:value-type="float">
            <text:p>2.25E-001</text:p>
          </table:table-cell>
          <table:table-cell table:style-name="ce5" office:value-type="float" office:value="-0.43436119" calcext:value-type="float">
            <text:p>-4.34E-001</text:p>
          </table:table-cell>
          <table:table-cell table:formula="of:=[.A1494]/[.$K$4]" office:value-type="float" office:value="2.25044295" calcext:value-type="float">
            <text:p>2.25044295</text:p>
          </table:table-cell>
          <table:table-cell table:number-columns-repeated="1019"/>
        </table:table-row>
        <table:table-row table:style-name="ro1">
          <table:table-cell table:style-name="ce2" office:value-type="float" office:value="0.225010023" calcext:value-type="float">
            <text:p>2.25E-001</text:p>
          </table:table-cell>
          <table:table-cell table:style-name="ce5" office:value-type="float" office:value="-0.4343687" calcext:value-type="float">
            <text:p>-4.34E-001</text:p>
          </table:table-cell>
          <table:table-cell table:formula="of:=[.A1495]/[.$K$4]" office:value-type="float" office:value="2.25010023" calcext:value-type="float">
            <text:p>2.25010023</text:p>
          </table:table-cell>
          <table:table-cell table:number-columns-repeated="1019"/>
        </table:table-row>
        <table:table-row table:style-name="ro1">
          <table:table-cell table:style-name="ce2" office:value-type="float" office:value="0.225055024" calcext:value-type="float">
            <text:p>2.25E-001</text:p>
          </table:table-cell>
          <table:table-cell table:style-name="ce5" office:value-type="float" office:value="-0.434370756" calcext:value-type="float">
            <text:p>-4.34E-001</text:p>
          </table:table-cell>
          <table:table-cell table:formula="of:=[.A1496]/[.$K$4]" office:value-type="float" office:value="2.25055024" calcext:value-type="float">
            <text:p>2.25055024</text:p>
          </table:table-cell>
          <table:table-cell table:number-columns-repeated="1019"/>
        </table:table-row>
        <table:table-row table:style-name="ro1">
          <table:table-cell table:style-name="ce2" office:value-type="float" office:value="0.225138351" calcext:value-type="float">
            <text:p>2.25E-001</text:p>
          </table:table-cell>
          <table:table-cell table:style-name="ce5" office:value-type="float" office:value="-0.434368074" calcext:value-type="float">
            <text:p>-4.34E-001</text:p>
          </table:table-cell>
          <table:table-cell table:formula="of:=[.A1497]/[.$K$4]" office:value-type="float" office:value="2.25138351" calcext:value-type="float">
            <text:p>2.25138351</text:p>
          </table:table-cell>
          <table:table-cell table:number-columns-repeated="1019"/>
        </table:table-row>
        <table:table-row table:style-name="ro1">
          <table:table-cell table:style-name="ce2" office:value-type="float" office:value="0.225296691" calcext:value-type="float">
            <text:p>2.25E-001</text:p>
          </table:table-cell>
          <table:table-cell table:style-name="ce5" office:value-type="float" office:value="-0.434359819" calcext:value-type="float">
            <text:p>-4.34E-001</text:p>
          </table:table-cell>
          <table:table-cell table:formula="of:=[.A1498]/[.$K$4]" office:value-type="float" office:value="2.25296691" calcext:value-type="float">
            <text:p>2.25296691</text:p>
          </table:table-cell>
          <table:table-cell table:number-columns-repeated="1019"/>
        </table:table-row>
        <table:table-row table:style-name="ro1">
          <table:table-cell table:style-name="ce2" office:value-type="float" office:value="0.225520417" calcext:value-type="float">
            <text:p>2.26E-001</text:p>
          </table:table-cell>
          <table:table-cell table:style-name="ce5" office:value-type="float" office:value="-0.434335679" calcext:value-type="float">
            <text:p>-4.34E-001</text:p>
          </table:table-cell>
          <table:table-cell table:formula="of:=[.A1499]/[.$K$4]" office:value-type="float" office:value="2.25520417" calcext:value-type="float">
            <text:p>2.25520417</text:p>
          </table:table-cell>
          <table:table-cell table:number-columns-repeated="1019"/>
        </table:table-row>
        <table:table-row table:style-name="ro1">
          <table:table-cell table:style-name="ce2" office:value-type="float" office:value="0.22577326" calcext:value-type="float">
            <text:p>2.26E-001</text:p>
          </table:table-cell>
          <table:table-cell table:style-name="ce5" office:value-type="float" office:value="-0.434318721" calcext:value-type="float">
            <text:p>-4.34E-001</text:p>
          </table:table-cell>
          <table:table-cell table:formula="of:=[.A1500]/[.$K$4]" office:value-type="float" office:value="2.2577326" calcext:value-type="float">
            <text:p>2.2577326</text:p>
          </table:table-cell>
          <table:table-cell table:number-columns-repeated="1019"/>
        </table:table-row>
        <table:table-row table:style-name="ro1">
          <table:table-cell table:style-name="ce2" office:value-type="float" office:value="0.225996181" calcext:value-type="float">
            <text:p>2.26E-001</text:p>
          </table:table-cell>
          <table:table-cell table:style-name="ce5" office:value-type="float" office:value="-0.43430984" calcext:value-type="float">
            <text:p>-4.34E-001</text:p>
          </table:table-cell>
          <table:table-cell table:formula="of:=[.A1501]/[.$K$4]" office:value-type="float" office:value="2.25996181" calcext:value-type="float">
            <text:p>2.25996181</text:p>
          </table:table-cell>
          <table:table-cell table:number-columns-repeated="1019"/>
        </table:table-row>
        <table:table-row table:style-name="ro1">
          <table:table-cell table:style-name="ce2" office:value-type="float" office:value="0.226179838" calcext:value-type="float">
            <text:p>2.26E-001</text:p>
          </table:table-cell>
          <table:table-cell table:style-name="ce5" office:value-type="float" office:value="-0.434299648" calcext:value-type="float">
            <text:p>-4.34E-001</text:p>
          </table:table-cell>
          <table:table-cell table:formula="of:=[.A1502]/[.$K$4]" office:value-type="float" office:value="2.26179838" calcext:value-type="float">
            <text:p>2.26179838</text:p>
          </table:table-cell>
          <table:table-cell table:number-columns-repeated="1019"/>
        </table:table-row>
        <table:table-row table:style-name="ro1">
          <table:table-cell table:style-name="ce2" office:value-type="float" office:value="0.226208061" calcext:value-type="float">
            <text:p>2.26E-001</text:p>
          </table:table-cell>
          <table:table-cell table:style-name="ce5" office:value-type="float" office:value="-0.43429476" calcext:value-type="float">
            <text:p>-4.34E-001</text:p>
          </table:table-cell>
          <table:table-cell table:formula="of:=[.A1503]/[.$K$4]" office:value-type="float" office:value="2.26208061" calcext:value-type="float">
            <text:p>2.26208061</text:p>
          </table:table-cell>
          <table:table-cell table:number-columns-repeated="1019"/>
        </table:table-row>
        <table:table-row table:style-name="ro1">
          <table:table-cell table:style-name="ce2" office:value-type="float" office:value="0.226444885" calcext:value-type="float">
            <text:p>2.26E-001</text:p>
          </table:table-cell>
          <table:table-cell table:style-name="ce5" office:value-type="float" office:value="-0.434293479" calcext:value-type="float">
            <text:p>-4.34E-001</text:p>
          </table:table-cell>
          <table:table-cell table:formula="of:=[.A1504]/[.$K$4]" office:value-type="float" office:value="2.26444885" calcext:value-type="float">
            <text:p>2.26444885</text:p>
          </table:table-cell>
          <table:table-cell table:number-columns-repeated="1019"/>
        </table:table-row>
        <table:table-row table:style-name="ro1">
          <table:table-cell table:style-name="ce2" office:value-type="float" office:value="0.227089614" calcext:value-type="float">
            <text:p>2.27E-001</text:p>
          </table:table-cell>
          <table:table-cell table:style-name="ce5" office:value-type="float" office:value="-0.434288412" calcext:value-type="float">
            <text:p>-4.34E-001</text:p>
          </table:table-cell>
          <table:table-cell table:formula="of:=[.A1505]/[.$K$4]" office:value-type="float" office:value="2.27089614" calcext:value-type="float">
            <text:p>2.27089614</text:p>
          </table:table-cell>
          <table:table-cell table:number-columns-repeated="1019"/>
        </table:table-row>
        <table:table-row table:style-name="ro1">
          <table:table-cell table:style-name="ce2" office:value-type="float" office:value="0.227667674" calcext:value-type="float">
            <text:p>2.28E-001</text:p>
          </table:table-cell>
          <table:table-cell table:style-name="ce5" office:value-type="float" office:value="-0.434285343" calcext:value-type="float">
            <text:p>-4.34E-001</text:p>
          </table:table-cell>
          <table:table-cell table:formula="of:=[.A1506]/[.$K$4]" office:value-type="float" office:value="2.27667674" calcext:value-type="float">
            <text:p>2.2766767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51588" calcext:value-type="float">
            <text:p>2.28E-001</text:p>
          </table:table-cell>
          <table:table-cell table:style-name="ce5" office:value-type="float" office:value="-0.434283614" calcext:value-type="float">
            <text:p>-4.34E-001</text:p>
          </table:table-cell>
          <table:table-cell table:formula="of:=[.A1507]/[.$K$4]" office:value-type="float" office:value="2.28051588" calcext:value-type="float">
            <text:p>2.2805158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13087" calcext:value-type="float">
            <text:p>2.28E-001</text:p>
          </table:table-cell>
          <table:table-cell table:style-name="ce5" office:value-type="float" office:value="-0.434279472" calcext:value-type="float">
            <text:p>-4.34E-001</text:p>
          </table:table-cell>
          <table:table-cell table:formula="of:=[.A1508]/[.$K$4]" office:value-type="float" office:value="2.28213087" calcext:value-type="float">
            <text:p>2.2821308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1071" calcext:value-type="float">
            <text:p>2.28E-001</text:p>
          </table:table-cell>
          <table:table-cell table:style-name="ce5" office:value-type="float" office:value="-0.434278548" calcext:value-type="float">
            <text:p>-4.34E-001</text:p>
          </table:table-cell>
          <table:table-cell table:formula="of:=[.A1509]/[.$K$4]" office:value-type="float" office:value="2.28131071" calcext:value-type="float">
            <text:p>2.2813107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3325" calcext:value-type="float">
            <text:p>2.28E-001</text:p>
          </table:table-cell>
          <table:table-cell table:style-name="ce5" office:value-type="float" office:value="-0.434278965" calcext:value-type="float">
            <text:p>-4.34E-001</text:p>
          </table:table-cell>
          <table:table-cell table:formula="of:=[.A1510]/[.$K$4]" office:value-type="float" office:value="2.28103325" calcext:value-type="float">
            <text:p>2.2810332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991" calcext:value-type="float">
            <text:p>2.28E-001</text:p>
          </table:table-cell>
          <table:table-cell table:style-name="ce5" office:value-type="float" office:value="-0.434277475" calcext:value-type="float">
            <text:p>-4.34E-001</text:p>
          </table:table-cell>
          <table:table-cell table:formula="of:=[.A1511]/[.$K$4]" office:value-type="float" office:value="2.2811991" calcext:value-type="float">
            <text:p>2.281199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8749" calcext:value-type="float">
            <text:p>2.28E-001</text:p>
          </table:table-cell>
          <table:table-cell table:style-name="ce5" office:value-type="float" office:value="-0.434277177" calcext:value-type="float">
            <text:p>-4.34E-001</text:p>
          </table:table-cell>
          <table:table-cell table:formula="of:=[.A1512]/[.$K$4]" office:value-type="float" office:value="2.28108749" calcext:value-type="float">
            <text:p>2.2810874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2997" calcext:value-type="float">
            <text:p>2.28E-001</text:p>
          </table:table-cell>
          <table:table-cell table:style-name="ce5" office:value-type="float" office:value="-0.4342767" calcext:value-type="float">
            <text:p>-4.34E-001</text:p>
          </table:table-cell>
          <table:table-cell table:formula="of:=[.A1513]/[.$K$4]" office:value-type="float" office:value="2.28102997" calcext:value-type="float">
            <text:p>2.2810299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0473" calcext:value-type="float">
            <text:p>2.28E-001</text:p>
          </table:table-cell>
          <table:table-cell table:style-name="ce5" office:value-type="float" office:value="-0.434275448" calcext:value-type="float">
            <text:p>-4.34E-001</text:p>
          </table:table-cell>
          <table:table-cell table:formula="of:=[.A1514]/[.$K$4]" office:value-type="float" office:value="2.28140473" calcext:value-type="float">
            <text:p>2.2814047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81913" calcext:value-type="float">
            <text:p>2.28E-001</text:p>
          </table:table-cell>
          <table:table-cell table:style-name="ce5" office:value-type="float" office:value="-0.434273273" calcext:value-type="float">
            <text:p>-4.34E-001</text:p>
          </table:table-cell>
          <table:table-cell table:formula="of:=[.A1515]/[.$K$4]" office:value-type="float" office:value="2.28181913" calcext:value-type="float">
            <text:p>2.2818191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14696" calcext:value-type="float">
            <text:p>2.28E-001</text:p>
          </table:table-cell>
          <table:table-cell table:style-name="ce5" office:value-type="float" office:value="-0.434269696" calcext:value-type="float">
            <text:p>-4.34E-001</text:p>
          </table:table-cell>
          <table:table-cell table:formula="of:=[.A1516]/[.$K$4]" office:value-type="float" office:value="2.28214696" calcext:value-type="float">
            <text:p>2.2821469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24069" calcext:value-type="float">
            <text:p>2.28E-001</text:p>
          </table:table-cell>
          <table:table-cell table:style-name="ce5" office:value-type="float" office:value="-0.434268355" calcext:value-type="float">
            <text:p>-4.34E-001</text:p>
          </table:table-cell>
          <table:table-cell table:formula="of:=[.A1517]/[.$K$4]" office:value-type="float" office:value="2.28224069" calcext:value-type="float">
            <text:p>2.2822406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23532" calcext:value-type="float">
            <text:p>2.28E-001</text:p>
          </table:table-cell>
          <table:table-cell table:style-name="ce5" office:value-type="float" office:value="-0.434264332" calcext:value-type="float">
            <text:p>-4.34E-001</text:p>
          </table:table-cell>
          <table:table-cell table:formula="of:=[.A1518]/[.$K$4]" office:value-type="float" office:value="2.28223532" calcext:value-type="float">
            <text:p>2.2822353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81958" calcext:value-type="float">
            <text:p>2.28E-001</text:p>
          </table:table-cell>
          <table:table-cell table:style-name="ce5" office:value-type="float" office:value="-0.434260398" calcext:value-type="float">
            <text:p>-4.34E-001</text:p>
          </table:table-cell>
          <table:table-cell table:formula="of:=[.A1519]/[.$K$4]" office:value-type="float" office:value="2.28181958" calcext:value-type="float">
            <text:p>2.2818195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9222" calcext:value-type="float">
            <text:p>2.28E-001</text:p>
          </table:table-cell>
          <table:table-cell table:style-name="ce5" office:value-type="float" office:value="-0.434258521" calcext:value-type="float">
            <text:p>-4.34E-001</text:p>
          </table:table-cell>
          <table:table-cell table:formula="of:=[.A1520]/[.$K$4]" office:value-type="float" office:value="2.28139222" calcext:value-type="float">
            <text:p>2.2813922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2253" calcext:value-type="float">
            <text:p>2.28E-001</text:p>
          </table:table-cell>
          <table:table-cell table:style-name="ce5" office:value-type="float" office:value="-0.434257627" calcext:value-type="float">
            <text:p>-4.34E-001</text:p>
          </table:table-cell>
          <table:table-cell table:formula="of:=[.A1521]/[.$K$4]" office:value-type="float" office:value="2.28092253" calcext:value-type="float">
            <text:p>2.2809225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86546" calcext:value-type="float">
            <text:p>2.28E-001</text:p>
          </table:table-cell>
          <table:table-cell table:style-name="ce5" office:value-type="float" office:value="-0.434255272" calcext:value-type="float">
            <text:p>-4.34E-001</text:p>
          </table:table-cell>
          <table:table-cell table:formula="of:=[.A1522]/[.$K$4]" office:value-type="float" office:value="2.28086546" calcext:value-type="float">
            <text:p>2.2808654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7498" calcext:value-type="float">
            <text:p>2.28E-001</text:p>
          </table:table-cell>
          <table:table-cell table:style-name="ce5" office:value-type="float" office:value="-0.434254289" calcext:value-type="float">
            <text:p>-4.34E-001</text:p>
          </table:table-cell>
          <table:table-cell table:formula="of:=[.A1523]/[.$K$4]" office:value-type="float" office:value="2.28097498" calcext:value-type="float">
            <text:p>2.2809749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79274" calcext:value-type="float">
            <text:p>2.28E-001</text:p>
          </table:table-cell>
          <table:table-cell table:style-name="ce5" office:value-type="float" office:value="-0.434254348" calcext:value-type="float">
            <text:p>-4.34E-001</text:p>
          </table:table-cell>
          <table:table-cell table:formula="of:=[.A1524]/[.$K$4]" office:value-type="float" office:value="2.28079274" calcext:value-type="float">
            <text:p>2.2807927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1785" calcext:value-type="float">
            <text:p>2.28E-001</text:p>
          </table:table-cell>
          <table:table-cell table:style-name="ce5" office:value-type="float" office:value="-0.434256583" calcext:value-type="float">
            <text:p>-4.34E-001</text:p>
          </table:table-cell>
          <table:table-cell table:formula="of:=[.A1525]/[.$K$4]" office:value-type="float" office:value="2.28141785" calcext:value-type="float">
            <text:p>2.2814178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2201" calcext:value-type="float">
            <text:p>2.28E-001</text:p>
          </table:table-cell>
          <table:table-cell table:style-name="ce5" office:value-type="float" office:value="-0.434261858" calcext:value-type="float">
            <text:p>-4.34E-001</text:p>
          </table:table-cell>
          <table:table-cell table:formula="of:=[.A1526]/[.$K$4]" office:value-type="float" office:value="2.28152201" calcext:value-type="float">
            <text:p>2.2815220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4258" calcext:value-type="float">
            <text:p>2.28E-001</text:p>
          </table:table-cell>
          <table:table-cell table:style-name="ce5" office:value-type="float" office:value="-0.434265614" calcext:value-type="float">
            <text:p>-4.34E-001</text:p>
          </table:table-cell>
          <table:table-cell table:formula="of:=[.A1527]/[.$K$4]" office:value-type="float" office:value="2.28144258" calcext:value-type="float">
            <text:p>2.2814425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0845" calcext:value-type="float">
            <text:p>2.28E-001</text:p>
          </table:table-cell>
          <table:table-cell table:style-name="ce5" office:value-type="float" office:value="-0.434269279" calcext:value-type="float">
            <text:p>-4.34E-001</text:p>
          </table:table-cell>
          <table:table-cell table:formula="of:=[.A1528]/[.$K$4]" office:value-type="float" office:value="2.28150845" calcext:value-type="float">
            <text:p>2.2815084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74433" calcext:value-type="float">
            <text:p>2.28E-001</text:p>
          </table:table-cell>
          <table:table-cell table:style-name="ce5" office:value-type="float" office:value="-0.434269607" calcext:value-type="float">
            <text:p>-4.34E-001</text:p>
          </table:table-cell>
          <table:table-cell table:formula="of:=[.A1529]/[.$K$4]" office:value-type="float" office:value="2.28174433" calcext:value-type="float">
            <text:p>2.2817443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1912" calcext:value-type="float">
            <text:p>2.28E-001</text:p>
          </table:table-cell>
          <table:table-cell table:style-name="ce5" office:value-type="float" office:value="-0.434269041" calcext:value-type="float">
            <text:p>-4.34E-001</text:p>
          </table:table-cell>
          <table:table-cell table:formula="of:=[.A1530]/[.$K$4]" office:value-type="float" office:value="2.28191912" calcext:value-type="float">
            <text:p>2.2819191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8238" calcext:value-type="float">
            <text:p>2.28E-001</text:p>
          </table:table-cell>
          <table:table-cell table:style-name="ce5" office:value-type="float" office:value="-0.434267133" calcext:value-type="float">
            <text:p>-4.34E-001</text:p>
          </table:table-cell>
          <table:table-cell table:formula="of:=[.A1531]/[.$K$4]" office:value-type="float" office:value="2.28138238" calcext:value-type="float">
            <text:p>2.2813823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1844" calcext:value-type="float">
            <text:p>2.28E-001</text:p>
          </table:table-cell>
          <table:table-cell table:style-name="ce5" office:value-type="float" office:value="-0.434265584" calcext:value-type="float">
            <text:p>-4.34E-001</text:p>
          </table:table-cell>
          <table:table-cell table:formula="of:=[.A1532]/[.$K$4]" office:value-type="float" office:value="2.28141844" calcext:value-type="float">
            <text:p>2.2814184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885" calcext:value-type="float">
            <text:p>2.28E-001</text:p>
          </table:table-cell>
          <table:table-cell table:style-name="ce5" office:value-type="float" office:value="-0.434263796" calcext:value-type="float">
            <text:p>-4.34E-001</text:p>
          </table:table-cell>
          <table:table-cell table:formula="of:=[.A1533]/[.$K$4]" office:value-type="float" office:value="2.2812885" calcext:value-type="float">
            <text:p>2.281288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4934" calcext:value-type="float">
            <text:p>2.28E-001</text:p>
          </table:table-cell>
          <table:table-cell table:style-name="ce5" office:value-type="float" office:value="-0.434260786" calcext:value-type="float">
            <text:p>-4.34E-001</text:p>
          </table:table-cell>
          <table:table-cell table:formula="of:=[.A1534]/[.$K$4]" office:value-type="float" office:value="2.28104934" calcext:value-type="float">
            <text:p>2.2810493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89096" calcext:value-type="float">
            <text:p>2.28E-001</text:p>
          </table:table-cell>
          <table:table-cell table:style-name="ce5" office:value-type="float" office:value="-0.434258997" calcext:value-type="float">
            <text:p>-4.34E-001</text:p>
          </table:table-cell>
          <table:table-cell table:formula="of:=[.A1535]/[.$K$4]" office:value-type="float" office:value="2.28189096" calcext:value-type="float">
            <text:p>2.2818909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9765" calcext:value-type="float">
            <text:p>2.28E-001</text:p>
          </table:table-cell>
          <table:table-cell table:style-name="ce5" office:value-type="float" office:value="-0.434258372" calcext:value-type="float">
            <text:p>-4.34E-001</text:p>
          </table:table-cell>
          <table:table-cell table:formula="of:=[.A1536]/[.$K$4]" office:value-type="float" office:value="2.28199765" calcext:value-type="float">
            <text:p>2.2819976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75387" calcext:value-type="float">
            <text:p>2.28E-001</text:p>
          </table:table-cell>
          <table:table-cell table:style-name="ce5" office:value-type="float" office:value="-0.434259683" calcext:value-type="float">
            <text:p>-4.34E-001</text:p>
          </table:table-cell>
          <table:table-cell table:formula="of:=[.A1537]/[.$K$4]" office:value-type="float" office:value="2.28175387" calcext:value-type="float">
            <text:p>2.2817538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6168" calcext:value-type="float">
            <text:p>2.28E-001</text:p>
          </table:table-cell>
          <table:table-cell table:style-name="ce5" office:value-type="float" office:value="-0.434263378" calcext:value-type="float">
            <text:p>-4.34E-001</text:p>
          </table:table-cell>
          <table:table-cell table:formula="of:=[.A1538]/[.$K$4]" office:value-type="float" office:value="2.28126168" calcext:value-type="float">
            <text:p>2.2812616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7688" calcext:value-type="float">
            <text:p>2.28E-001</text:p>
          </table:table-cell>
          <table:table-cell table:style-name="ce5" office:value-type="float" office:value="-0.434267402" calcext:value-type="float">
            <text:p>-4.34E-001</text:p>
          </table:table-cell>
          <table:table-cell table:formula="of:=[.A1539]/[.$K$4]" office:value-type="float" office:value="2.28127688" calcext:value-type="float">
            <text:p>2.2812768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88647" calcext:value-type="float">
            <text:p>2.28E-001</text:p>
          </table:table-cell>
          <table:table-cell table:style-name="ce5" office:value-type="float" office:value="-0.434268951" calcext:value-type="float">
            <text:p>-4.34E-001</text:p>
          </table:table-cell>
          <table:table-cell table:formula="of:=[.A1540]/[.$K$4]" office:value-type="float" office:value="2.28088647" calcext:value-type="float">
            <text:p>2.2808864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02626" calcext:value-type="float">
            <text:p>2.28E-001</text:p>
          </table:table-cell>
          <table:table-cell table:style-name="ce5" office:value-type="float" office:value="-0.434269607" calcext:value-type="float">
            <text:p>-4.34E-001</text:p>
          </table:table-cell>
          <table:table-cell table:formula="of:=[.A1541]/[.$K$4]" office:value-type="float" office:value="2.28202626" calcext:value-type="float">
            <text:p>2.2820262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7996" calcext:value-type="float">
            <text:p>2.28E-001</text:p>
          </table:table-cell>
          <table:table-cell table:style-name="ce5" office:value-type="float" office:value="-0.434270322" calcext:value-type="float">
            <text:p>-4.34E-001</text:p>
          </table:table-cell>
          <table:table-cell table:formula="of:=[.A1542]/[.$K$4]" office:value-type="float" office:value="2.28167996" calcext:value-type="float">
            <text:p>2.2816799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87" calcext:value-type="float">
            <text:p>2.28E-001</text:p>
          </table:table-cell>
          <table:table-cell table:style-name="ce5" office:value-type="float" office:value="-0.434270144" calcext:value-type="float">
            <text:p>-4.34E-001</text:p>
          </table:table-cell>
          <table:table-cell table:formula="of:=[.A1543]/[.$K$4]" office:value-type="float" office:value="2.281387" calcext:value-type="float">
            <text:p>2.28138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89304" calcext:value-type="float">
            <text:p>2.28E-001</text:p>
          </table:table-cell>
          <table:table-cell table:style-name="ce5" office:value-type="float" office:value="-0.434269965" calcext:value-type="float">
            <text:p>-4.34E-001</text:p>
          </table:table-cell>
          <table:table-cell table:formula="of:=[.A1544]/[.$K$4]" office:value-type="float" office:value="2.28189304" calcext:value-type="float">
            <text:p>2.2818930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4339" calcext:value-type="float">
            <text:p>2.28E-001</text:p>
          </table:table-cell>
          <table:table-cell table:style-name="ce5" office:value-type="float" office:value="-0.434271187" calcext:value-type="float">
            <text:p>-4.34E-001</text:p>
          </table:table-cell>
          <table:table-cell table:formula="of:=[.A1545]/[.$K$4]" office:value-type="float" office:value="2.28094339" calcext:value-type="float">
            <text:p>2.2809433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7089" calcext:value-type="float">
            <text:p>2.28E-001</text:p>
          </table:table-cell>
          <table:table-cell table:style-name="ce5" office:value-type="float" office:value="-0.434271365" calcext:value-type="float">
            <text:p>-4.34E-001</text:p>
          </table:table-cell>
          <table:table-cell table:formula="of:=[.A1546]/[.$K$4]" office:value-type="float" office:value="2.28147089" calcext:value-type="float">
            <text:p>2.2814708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9443" calcext:value-type="float">
            <text:p>2.28E-001</text:p>
          </table:table-cell>
          <table:table-cell table:style-name="ce5" office:value-type="float" office:value="-0.434272021" calcext:value-type="float">
            <text:p>-4.34E-001</text:p>
          </table:table-cell>
          <table:table-cell table:formula="of:=[.A1547]/[.$K$4]" office:value-type="float" office:value="2.28159443" calcext:value-type="float">
            <text:p>2.2815944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7759" calcext:value-type="float">
            <text:p>2.28E-001</text:p>
          </table:table-cell>
          <table:table-cell table:style-name="ce5" office:value-type="float" office:value="-0.43427223" calcext:value-type="float">
            <text:p>-4.34E-001</text:p>
          </table:table-cell>
          <table:table-cell table:formula="of:=[.A1548]/[.$K$4]" office:value-type="float" office:value="2.2807759" calcext:value-type="float">
            <text:p>2.280775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8585" calcext:value-type="float">
            <text:p>2.28E-001</text:p>
          </table:table-cell>
          <table:table-cell table:style-name="ce5" office:value-type="float" office:value="-0.434271455" calcext:value-type="float">
            <text:p>-4.34E-001</text:p>
          </table:table-cell>
          <table:table-cell table:formula="of:=[.A1549]/[.$K$4]" office:value-type="float" office:value="2.28108585" calcext:value-type="float">
            <text:p>2.2810858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254" calcext:value-type="float">
            <text:p>2.28E-001</text:p>
          </table:table-cell>
          <table:table-cell table:style-name="ce5" office:value-type="float" office:value="-0.434270769" calcext:value-type="float">
            <text:p>-4.34E-001</text:p>
          </table:table-cell>
          <table:table-cell table:formula="of:=[.A1550]/[.$K$4]" office:value-type="float" office:value="2.28110254" calcext:value-type="float">
            <text:p>2.2811025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0452" calcext:value-type="float">
            <text:p>2.28E-001</text:p>
          </table:table-cell>
          <table:table-cell table:style-name="ce5" office:value-type="float" office:value="-0.434269637" calcext:value-type="float">
            <text:p>-4.34E-001</text:p>
          </table:table-cell>
          <table:table-cell table:formula="of:=[.A1551]/[.$K$4]" office:value-type="float" office:value="2.28190452" calcext:value-type="float">
            <text:p>2.2819045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7545" calcext:value-type="float">
            <text:p>2.28E-001</text:p>
          </table:table-cell>
          <table:table-cell table:style-name="ce5" office:value-type="float" office:value="-0.434269965" calcext:value-type="float">
            <text:p>-4.34E-001</text:p>
          </table:table-cell>
          <table:table-cell table:formula="of:=[.A1552]/[.$K$4]" office:value-type="float" office:value="2.28197545" calcext:value-type="float">
            <text:p>2.2819754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0964" calcext:value-type="float">
            <text:p>2.28E-001</text:p>
          </table:table-cell>
          <table:table-cell table:style-name="ce5" office:value-type="float" office:value="-0.434269488" calcext:value-type="float">
            <text:p>-4.34E-001</text:p>
          </table:table-cell>
          <table:table-cell table:formula="of:=[.A1553]/[.$K$4]" office:value-type="float" office:value="2.28150964" calcext:value-type="float">
            <text:p>2.2815096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0908" calcext:value-type="float">
            <text:p>2.28E-001</text:p>
          </table:table-cell>
          <table:table-cell table:style-name="ce5" office:value-type="float" office:value="-0.434270561" calcext:value-type="float">
            <text:p>-4.34E-001</text:p>
          </table:table-cell>
          <table:table-cell table:formula="of:=[.A1554]/[.$K$4]" office:value-type="float" office:value="2.28120908" calcext:value-type="float">
            <text:p>2.2812090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8406" calcext:value-type="float">
            <text:p>2.28E-001</text:p>
          </table:table-cell>
          <table:table-cell table:style-name="ce5" office:value-type="float" office:value="-0.434271783" calcext:value-type="float">
            <text:p>-4.34E-001</text:p>
          </table:table-cell>
          <table:table-cell table:formula="of:=[.A1555]/[.$K$4]" office:value-type="float" office:value="2.28108406" calcext:value-type="float">
            <text:p>2.2810840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69812" calcext:value-type="float">
            <text:p>2.28E-001</text:p>
          </table:table-cell>
          <table:table-cell table:style-name="ce5" office:value-type="float" office:value="-0.434272587" calcext:value-type="float">
            <text:p>-4.34E-001</text:p>
          </table:table-cell>
          <table:table-cell table:formula="of:=[.A1556]/[.$K$4]" office:value-type="float" office:value="2.28069812" calcext:value-type="float">
            <text:p>2.2806981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5542" calcext:value-type="float">
            <text:p>2.28E-001</text:p>
          </table:table-cell>
          <table:table-cell table:style-name="ce5" office:value-type="float" office:value="-0.434273362" calcext:value-type="float">
            <text:p>-4.34E-001</text:p>
          </table:table-cell>
          <table:table-cell table:formula="of:=[.A1557]/[.$K$4]" office:value-type="float" office:value="2.28125542" calcext:value-type="float">
            <text:p>2.2812554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2162" calcext:value-type="float">
            <text:p>2.28E-001</text:p>
          </table:table-cell>
          <table:table-cell table:style-name="ce5" office:value-type="float" office:value="-0.434272915" calcext:value-type="float">
            <text:p>-4.34E-001</text:p>
          </table:table-cell>
          <table:table-cell table:formula="of:=[.A1558]/[.$K$4]" office:value-type="float" office:value="2.28102162" calcext:value-type="float">
            <text:p>2.2810216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653" calcext:value-type="float">
            <text:p>2.28E-001</text:p>
          </table:table-cell>
          <table:table-cell table:style-name="ce5" office:value-type="float" office:value="-0.434272736" calcext:value-type="float">
            <text:p>-4.34E-001</text:p>
          </table:table-cell>
          <table:table-cell table:formula="of:=[.A1559]/[.$K$4]" office:value-type="float" office:value="2.2809653" calcext:value-type="float">
            <text:p>2.280965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805" calcext:value-type="float">
            <text:p>2.28E-001</text:p>
          </table:table-cell>
          <table:table-cell table:style-name="ce5" office:value-type="float" office:value="-0.434271604" calcext:value-type="float">
            <text:p>-4.34E-001</text:p>
          </table:table-cell>
          <table:table-cell table:formula="of:=[.A1560]/[.$K$4]" office:value-type="float" office:value="2.2809805" calcext:value-type="float">
            <text:p>2.280980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3445" calcext:value-type="float">
            <text:p>2.28E-001</text:p>
          </table:table-cell>
          <table:table-cell table:style-name="ce5" office:value-type="float" office:value="-0.434271336" calcext:value-type="float">
            <text:p>-4.34E-001</text:p>
          </table:table-cell>
          <table:table-cell table:formula="of:=[.A1561]/[.$K$4]" office:value-type="float" office:value="2.28093445" calcext:value-type="float">
            <text:p>2.2809344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0862" calcext:value-type="float">
            <text:p>2.28E-001</text:p>
          </table:table-cell>
          <table:table-cell table:style-name="ce5" office:value-type="float" office:value="-0.434271723" calcext:value-type="float">
            <text:p>-4.34E-001</text:p>
          </table:table-cell>
          <table:table-cell table:formula="of:=[.A1562]/[.$K$4]" office:value-type="float" office:value="2.28130862" calcext:value-type="float">
            <text:p>2.2813086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6271" calcext:value-type="float">
            <text:p>2.28E-001</text:p>
          </table:table-cell>
          <table:table-cell table:style-name="ce5" office:value-type="float" office:value="-0.434272557" calcext:value-type="float">
            <text:p>-4.34E-001</text:p>
          </table:table-cell>
          <table:table-cell table:formula="of:=[.A1563]/[.$K$4]" office:value-type="float" office:value="2.28136271" calcext:value-type="float">
            <text:p>2.2813627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4782" calcext:value-type="float">
            <text:p>2.28E-001</text:p>
          </table:table-cell>
          <table:table-cell table:style-name="ce5" office:value-type="float" office:value="-0.434272945" calcext:value-type="float">
            <text:p>-4.34E-001</text:p>
          </table:table-cell>
          <table:table-cell table:formula="of:=[.A1564]/[.$K$4]" office:value-type="float" office:value="2.28124782" calcext:value-type="float">
            <text:p>2.2812478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4946" calcext:value-type="float">
            <text:p>2.28E-001</text:p>
          </table:table-cell>
          <table:table-cell table:style-name="ce5" office:value-type="float" office:value="-0.434274226" calcext:value-type="float">
            <text:p>-4.34E-001</text:p>
          </table:table-cell>
          <table:table-cell table:formula="of:=[.A1565]/[.$K$4]" office:value-type="float" office:value="2.28124946" calcext:value-type="float">
            <text:p>2.2812494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5556" calcext:value-type="float">
            <text:p>2.28E-001</text:p>
          </table:table-cell>
          <table:table-cell table:style-name="ce5" office:value-type="float" office:value="-0.434280008" calcext:value-type="float">
            <text:p>-4.34E-001</text:p>
          </table:table-cell>
          <table:table-cell table:formula="of:=[.A1566]/[.$K$4]" office:value-type="float" office:value="2.28135556" calcext:value-type="float">
            <text:p>2.2813555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5136" calcext:value-type="float">
            <text:p>2.28E-001</text:p>
          </table:table-cell>
          <table:table-cell table:style-name="ce5" office:value-type="float" office:value="-0.434290051" calcext:value-type="float">
            <text:p>-4.34E-001</text:p>
          </table:table-cell>
          <table:table-cell table:formula="of:=[.A1567]/[.$K$4]" office:value-type="float" office:value="2.28155136" calcext:value-type="float">
            <text:p>2.2815513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9592" calcext:value-type="float">
            <text:p>2.28E-001</text:p>
          </table:table-cell>
          <table:table-cell table:style-name="ce5" office:value-type="float" office:value="-0.434297293" calcext:value-type="float">
            <text:p>-4.34E-001</text:p>
          </table:table-cell>
          <table:table-cell table:formula="of:=[.A1568]/[.$K$4]" office:value-type="float" office:value="2.28159592" calcext:value-type="float">
            <text:p>2.2815959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3855" calcext:value-type="float">
            <text:p>2.28E-001</text:p>
          </table:table-cell>
          <table:table-cell table:style-name="ce5" office:value-type="float" office:value="-0.434304357" calcext:value-type="float">
            <text:p>-4.34E-001</text:p>
          </table:table-cell>
          <table:table-cell table:formula="of:=[.A1569]/[.$K$4]" office:value-type="float" office:value="2.28153855" calcext:value-type="float">
            <text:p>2.2815385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0561" calcext:value-type="float">
            <text:p>2.28E-001</text:p>
          </table:table-cell>
          <table:table-cell table:style-name="ce5" office:value-type="float" office:value="-0.434307724" calcext:value-type="float">
            <text:p>-4.34E-001</text:p>
          </table:table-cell>
          <table:table-cell table:formula="of:=[.A1570]/[.$K$4]" office:value-type="float" office:value="2.28150561" calcext:value-type="float">
            <text:p>2.2815056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5513" calcext:value-type="float">
            <text:p>2.28E-001</text:p>
          </table:table-cell>
          <table:table-cell table:style-name="ce5" office:value-type="float" office:value="-0.434307963" calcext:value-type="float">
            <text:p>-4.34E-001</text:p>
          </table:table-cell>
          <table:table-cell table:formula="of:=[.A1571]/[.$K$4]" office:value-type="float" office:value="2.28125513" calcext:value-type="float">
            <text:p>2.2812551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5079" calcext:value-type="float">
            <text:p>2.28E-001</text:p>
          </table:table-cell>
          <table:table-cell table:style-name="ce5" office:value-type="float" office:value="-0.434308022" calcext:value-type="float">
            <text:p>-4.34E-001</text:p>
          </table:table-cell>
          <table:table-cell table:formula="of:=[.A1572]/[.$K$4]" office:value-type="float" office:value="2.28135079" calcext:value-type="float">
            <text:p>2.2813507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8223" calcext:value-type="float">
            <text:p>2.28E-001</text:p>
          </table:table-cell>
          <table:table-cell table:style-name="ce5" office:value-type="float" office:value="-0.434308261" calcext:value-type="float">
            <text:p>-4.34E-001</text:p>
          </table:table-cell>
          <table:table-cell table:formula="of:=[.A1573]/[.$K$4]" office:value-type="float" office:value="2.28138223" calcext:value-type="float">
            <text:p>2.2813822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1128" calcext:value-type="float">
            <text:p>2.28E-001</text:p>
          </table:table-cell>
          <table:table-cell table:style-name="ce5" office:value-type="float" office:value="-0.434308559" calcext:value-type="float">
            <text:p>-4.34E-001</text:p>
          </table:table-cell>
          <table:table-cell table:formula="of:=[.A1574]/[.$K$4]" office:value-type="float" office:value="2.28151128" calcext:value-type="float">
            <text:p>2.2815112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3273" calcext:value-type="float">
            <text:p>2.28E-001</text:p>
          </table:table-cell>
          <table:table-cell table:style-name="ce5" office:value-type="float" office:value="-0.434308499" calcext:value-type="float">
            <text:p>-4.34E-001</text:p>
          </table:table-cell>
          <table:table-cell table:formula="of:=[.A1575]/[.$K$4]" office:value-type="float" office:value="2.28153273" calcext:value-type="float">
            <text:p>2.2815327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72943" calcext:value-type="float">
            <text:p>2.28E-001</text:p>
          </table:table-cell>
          <table:table-cell table:style-name="ce5" office:value-type="float" office:value="-0.434308469" calcext:value-type="float">
            <text:p>-4.34E-001</text:p>
          </table:table-cell>
          <table:table-cell table:formula="of:=[.A1576]/[.$K$4]" office:value-type="float" office:value="2.28172943" calcext:value-type="float">
            <text:p>2.2817294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78129" calcext:value-type="float">
            <text:p>2.28E-001</text:p>
          </table:table-cell>
          <table:table-cell table:style-name="ce5" office:value-type="float" office:value="-0.43430835" calcext:value-type="float">
            <text:p>-4.34E-001</text:p>
          </table:table-cell>
          <table:table-cell table:formula="of:=[.A1577]/[.$K$4]" office:value-type="float" office:value="2.28178129" calcext:value-type="float">
            <text:p>2.2817812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3422" calcext:value-type="float">
            <text:p>2.28E-001</text:p>
          </table:table-cell>
          <table:table-cell table:style-name="ce5" office:value-type="float" office:value="-0.434308559" calcext:value-type="float">
            <text:p>-4.34E-001</text:p>
          </table:table-cell>
          <table:table-cell table:formula="of:=[.A1578]/[.$K$4]" office:value-type="float" office:value="2.28153422" calcext:value-type="float">
            <text:p>2.2815342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5762" calcext:value-type="float">
            <text:p>2.28E-001</text:p>
          </table:table-cell>
          <table:table-cell table:style-name="ce5" office:value-type="float" office:value="-0.434308767" calcext:value-type="float">
            <text:p>-4.34E-001</text:p>
          </table:table-cell>
          <table:table-cell table:formula="of:=[.A1579]/[.$K$4]" office:value-type="float" office:value="2.28155762" calcext:value-type="float">
            <text:p>2.2815576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186" calcext:value-type="float">
            <text:p>2.28E-001</text:p>
          </table:table-cell>
          <table:table-cell table:style-name="ce5" office:value-type="float" office:value="-0.434308797" calcext:value-type="float">
            <text:p>-4.34E-001</text:p>
          </table:table-cell>
          <table:table-cell table:formula="of:=[.A1580]/[.$K$4]" office:value-type="float" office:value="2.2813186" calcext:value-type="float">
            <text:p>2.281318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7493" calcext:value-type="float">
            <text:p>2.28E-001</text:p>
          </table:table-cell>
          <table:table-cell table:style-name="ce5" office:value-type="float" office:value="-0.434309006" calcext:value-type="float">
            <text:p>-4.34E-001</text:p>
          </table:table-cell>
          <table:table-cell table:formula="of:=[.A1581]/[.$K$4]" office:value-type="float" office:value="2.28137493" calcext:value-type="float">
            <text:p>2.2813749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5842" calcext:value-type="float">
            <text:p>2.28E-001</text:p>
          </table:table-cell>
          <table:table-cell table:style-name="ce5" office:value-type="float" office:value="-0.434308976" calcext:value-type="float">
            <text:p>-4.34E-001</text:p>
          </table:table-cell>
          <table:table-cell table:formula="of:=[.A1582]/[.$K$4]" office:value-type="float" office:value="2.28115842" calcext:value-type="float">
            <text:p>2.2811584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7377" calcext:value-type="float">
            <text:p>2.28E-001</text:p>
          </table:table-cell>
          <table:table-cell table:style-name="ce5" office:value-type="float" office:value="-0.434311658" calcext:value-type="float">
            <text:p>-4.34E-001</text:p>
          </table:table-cell>
          <table:table-cell table:formula="of:=[.A1583]/[.$K$4]" office:value-type="float" office:value="2.28117377" calcext:value-type="float">
            <text:p>2.2811737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267" calcext:value-type="float">
            <text:p>2.28E-001</text:p>
          </table:table-cell>
          <table:table-cell table:style-name="ce5" office:value-type="float" office:value="-0.434313953" calcext:value-type="float">
            <text:p>-4.34E-001</text:p>
          </table:table-cell>
          <table:table-cell table:formula="of:=[.A1584]/[.$K$4]" office:value-type="float" office:value="2.28111267" calcext:value-type="float">
            <text:p>2.2811126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77963" calcext:value-type="float">
            <text:p>2.28E-001</text:p>
          </table:table-cell>
          <table:table-cell table:style-name="ce5" office:value-type="float" office:value="-0.434316248" calcext:value-type="float">
            <text:p>-4.34E-001</text:p>
          </table:table-cell>
          <table:table-cell table:formula="of:=[.A1585]/[.$K$4]" office:value-type="float" office:value="2.28077963" calcext:value-type="float">
            <text:p>2.2807796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6049" calcext:value-type="float">
            <text:p>2.28E-001</text:p>
          </table:table-cell>
          <table:table-cell table:style-name="ce5" office:value-type="float" office:value="-0.434319347" calcext:value-type="float">
            <text:p>-4.34E-001</text:p>
          </table:table-cell>
          <table:table-cell table:formula="of:=[.A1586]/[.$K$4]" office:value-type="float" office:value="2.28126049" calcext:value-type="float">
            <text:p>2.2812604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3787" calcext:value-type="float">
            <text:p>2.28E-001</text:p>
          </table:table-cell>
          <table:table-cell table:style-name="ce5" office:value-type="float" office:value="-0.43432048" calcext:value-type="float">
            <text:p>-4.34E-001</text:p>
          </table:table-cell>
          <table:table-cell table:formula="of:=[.A1587]/[.$K$4]" office:value-type="float" office:value="2.28103787" calcext:value-type="float">
            <text:p>2.2810378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2507" calcext:value-type="float">
            <text:p>2.28E-001</text:p>
          </table:table-cell>
          <table:table-cell table:style-name="ce5" office:value-type="float" office:value="-0.434320062" calcext:value-type="float">
            <text:p>-4.34E-001</text:p>
          </table:table-cell>
          <table:table-cell table:formula="of:=[.A1588]/[.$K$4]" office:value-type="float" office:value="2.28092507" calcext:value-type="float">
            <text:p>2.2809250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6151" calcext:value-type="float">
            <text:p>2.28E-001</text:p>
          </table:table-cell>
          <table:table-cell table:style-name="ce5" office:value-type="float" office:value="-0.434319556" calcext:value-type="float">
            <text:p>-4.34E-001</text:p>
          </table:table-cell>
          <table:table-cell table:formula="of:=[.A1589]/[.$K$4]" office:value-type="float" office:value="2.28146151" calcext:value-type="float">
            <text:p>2.2814615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82061" calcext:value-type="float">
            <text:p>2.28E-001</text:p>
          </table:table-cell>
          <table:table-cell table:style-name="ce5" office:value-type="float" office:value="-0.434318632" calcext:value-type="float">
            <text:p>-4.34E-001</text:p>
          </table:table-cell>
          <table:table-cell table:formula="of:=[.A1590]/[.$K$4]" office:value-type="float" office:value="2.28082061" calcext:value-type="float">
            <text:p>2.2808206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6481" calcext:value-type="float">
            <text:p>2.28E-001</text:p>
          </table:table-cell>
          <table:table-cell table:style-name="ce5" office:value-type="float" office:value="-0.434317291" calcext:value-type="float">
            <text:p>-4.34E-001</text:p>
          </table:table-cell>
          <table:table-cell table:formula="of:=[.A1591]/[.$K$4]" office:value-type="float" office:value="2.28126481" calcext:value-type="float">
            <text:p>2.2812648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1652" calcext:value-type="float">
            <text:p>2.28E-001</text:p>
          </table:table-cell>
          <table:table-cell table:style-name="ce5" office:value-type="float" office:value="-0.434317172" calcext:value-type="float">
            <text:p>-4.34E-001</text:p>
          </table:table-cell>
          <table:table-cell table:formula="of:=[.A1592]/[.$K$4]" office:value-type="float" office:value="2.28131652" calcext:value-type="float">
            <text:p>2.2813165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84713" calcext:value-type="float">
            <text:p>2.28E-001</text:p>
          </table:table-cell>
          <table:table-cell table:style-name="ce5" office:value-type="float" office:value="-0.434316456" calcext:value-type="float">
            <text:p>-4.34E-001</text:p>
          </table:table-cell>
          <table:table-cell table:formula="of:=[.A1593]/[.$K$4]" office:value-type="float" office:value="2.28084713" calcext:value-type="float">
            <text:p>2.2808471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6734" calcext:value-type="float">
            <text:p>2.28E-001</text:p>
          </table:table-cell>
          <table:table-cell table:style-name="ce5" office:value-type="float" office:value="-0.434316099" calcext:value-type="float">
            <text:p>-4.34E-001</text:p>
          </table:table-cell>
          <table:table-cell table:formula="of:=[.A1594]/[.$K$4]" office:value-type="float" office:value="2.28126734" calcext:value-type="float">
            <text:p>2.2812673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6332" calcext:value-type="float">
            <text:p>2.28E-001</text:p>
          </table:table-cell>
          <table:table-cell table:style-name="ce5" office:value-type="float" office:value="-0.434316218" calcext:value-type="float">
            <text:p>-4.34E-001</text:p>
          </table:table-cell>
          <table:table-cell table:formula="of:=[.A1595]/[.$K$4]" office:value-type="float" office:value="2.28126332" calcext:value-type="float">
            <text:p>2.2812633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8325" calcext:value-type="float">
            <text:p>2.28E-001</text:p>
          </table:table-cell>
          <table:table-cell table:style-name="ce5" office:value-type="float" office:value="-0.434314668" calcext:value-type="float">
            <text:p>-4.34E-001</text:p>
          </table:table-cell>
          <table:table-cell table:formula="of:=[.A1596]/[.$K$4]" office:value-type="float" office:value="2.28158325" calcext:value-type="float">
            <text:p>2.2815832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2199" calcext:value-type="float">
            <text:p>2.28E-001</text:p>
          </table:table-cell>
          <table:table-cell table:style-name="ce5" office:value-type="float" office:value="-0.434313625" calcext:value-type="float">
            <text:p>-4.34E-001</text:p>
          </table:table-cell>
          <table:table-cell table:formula="of:=[.A1597]/[.$K$4]" office:value-type="float" office:value="2.28162199" calcext:value-type="float">
            <text:p>2.2816219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77" calcext:value-type="float">
            <text:p>2.28E-001</text:p>
          </table:table-cell>
          <table:table-cell table:style-name="ce5" office:value-type="float" office:value="-0.434313715" calcext:value-type="float">
            <text:p>-4.34E-001</text:p>
          </table:table-cell>
          <table:table-cell table:formula="of:=[.A1598]/[.$K$4]" office:value-type="float" office:value="2.281477" calcext:value-type="float">
            <text:p>2.28147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373" calcext:value-type="float">
            <text:p>2.28E-001</text:p>
          </table:table-cell>
          <table:table-cell table:style-name="ce5" office:value-type="float" office:value="-0.434316725" calcext:value-type="float">
            <text:p>-4.34E-001</text:p>
          </table:table-cell>
          <table:table-cell table:formula="of:=[.A1599]/[.$K$4]" office:value-type="float" office:value="2.28110373" calcext:value-type="float">
            <text:p>2.2811037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254" calcext:value-type="float">
            <text:p>2.28E-001</text:p>
          </table:table-cell>
          <table:table-cell table:style-name="ce5" office:value-type="float" office:value="-0.434322298" calcext:value-type="float">
            <text:p>-4.34E-001</text:p>
          </table:table-cell>
          <table:table-cell table:formula="of:=[.A1600]/[.$K$4]" office:value-type="float" office:value="2.28110254" calcext:value-type="float">
            <text:p>2.2811025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87634" calcext:value-type="float">
            <text:p>2.28E-001</text:p>
          </table:table-cell>
          <table:table-cell table:style-name="ce5" office:value-type="float" office:value="-0.434325904" calcext:value-type="float">
            <text:p>-4.34E-001</text:p>
          </table:table-cell>
          <table:table-cell table:formula="of:=[.A1601]/[.$K$4]" office:value-type="float" office:value="2.28087634" calcext:value-type="float">
            <text:p>2.2808763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0508" calcext:value-type="float">
            <text:p>2.28E-001</text:p>
          </table:table-cell>
          <table:table-cell table:style-name="ce5" office:value-type="float" office:value="-0.434329599" calcext:value-type="float">
            <text:p>-4.34E-001</text:p>
          </table:table-cell>
          <table:table-cell table:formula="of:=[.A1602]/[.$K$4]" office:value-type="float" office:value="2.28100508" calcext:value-type="float">
            <text:p>2.2810050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2695" calcext:value-type="float">
            <text:p>2.28E-001</text:p>
          </table:table-cell>
          <table:table-cell table:style-name="ce5" office:value-type="float" office:value="-0.43432945" calcext:value-type="float">
            <text:p>-4.34E-001</text:p>
          </table:table-cell>
          <table:table-cell table:formula="of:=[.A1603]/[.$K$4]" office:value-type="float" office:value="2.28132695" calcext:value-type="float">
            <text:p>2.2813269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8626" calcext:value-type="float">
            <text:p>2.28E-001</text:p>
          </table:table-cell>
          <table:table-cell table:style-name="ce5" office:value-type="float" office:value="-0.434326768" calcext:value-type="float">
            <text:p>-4.34E-001</text:p>
          </table:table-cell>
          <table:table-cell table:formula="of:=[.A1604]/[.$K$4]" office:value-type="float" office:value="2.28138626" calcext:value-type="float">
            <text:p>2.2813862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778" calcext:value-type="float">
            <text:p>2.28E-001</text:p>
          </table:table-cell>
          <table:table-cell table:style-name="ce5" office:value-type="float" office:value="-0.434325814" calcext:value-type="float">
            <text:p>-4.34E-001</text:p>
          </table:table-cell>
          <table:table-cell table:formula="of:=[.A1605]/[.$K$4]" office:value-type="float" office:value="2.2810778" calcext:value-type="float">
            <text:p>2.281077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0429" calcext:value-type="float">
            <text:p>2.28E-001</text:p>
          </table:table-cell>
          <table:table-cell table:style-name="ce5" office:value-type="float" office:value="-0.434324443" calcext:value-type="float">
            <text:p>-4.34E-001</text:p>
          </table:table-cell>
          <table:table-cell table:formula="of:=[.A1606]/[.$K$4]" office:value-type="float" office:value="2.28140429" calcext:value-type="float">
            <text:p>2.2814042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697" calcext:value-type="float">
            <text:p>2.28E-001</text:p>
          </table:table-cell>
          <table:table-cell table:style-name="ce5" office:value-type="float" office:value="-0.434323639" calcext:value-type="float">
            <text:p>-4.34E-001</text:p>
          </table:table-cell>
          <table:table-cell table:formula="of:=[.A1607]/[.$K$4]" office:value-type="float" office:value="2.2814697" calcext:value-type="float">
            <text:p>2.281469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2664" calcext:value-type="float">
            <text:p>2.28E-001</text:p>
          </table:table-cell>
          <table:table-cell table:style-name="ce5" office:value-type="float" office:value="-0.434322476" calcext:value-type="float">
            <text:p>-4.34E-001</text:p>
          </table:table-cell>
          <table:table-cell table:formula="of:=[.A1608]/[.$K$4]" office:value-type="float" office:value="2.28142664" calcext:value-type="float">
            <text:p>2.2814266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715" calcext:value-type="float">
            <text:p>2.28E-001</text:p>
          </table:table-cell>
          <table:table-cell table:style-name="ce5" office:value-type="float" office:value="-0.434322238" calcext:value-type="float">
            <text:p>-4.34E-001</text:p>
          </table:table-cell>
          <table:table-cell table:formula="of:=[.A1609]/[.$K$4]" office:value-type="float" office:value="2.2813715" calcext:value-type="float">
            <text:p>2.281371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954" calcext:value-type="float">
            <text:p>2.28E-001</text:p>
          </table:table-cell>
          <table:table-cell table:style-name="ce5" office:value-type="float" office:value="-0.434321165" calcext:value-type="float">
            <text:p>-4.34E-001</text:p>
          </table:table-cell>
          <table:table-cell table:formula="of:=[.A1610]/[.$K$4]" office:value-type="float" office:value="2.28110954" calcext:value-type="float">
            <text:p>2.2811095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7795" calcext:value-type="float">
            <text:p>2.28E-001</text:p>
          </table:table-cell>
          <table:table-cell table:style-name="ce5" office:value-type="float" office:value="-0.434320092" calcext:value-type="float">
            <text:p>-4.34E-001</text:p>
          </table:table-cell>
          <table:table-cell table:formula="of:=[.A1611]/[.$K$4]" office:value-type="float" office:value="2.28107795" calcext:value-type="float">
            <text:p>2.2810779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812" calcext:value-type="float">
            <text:p>2.28E-001</text:p>
          </table:table-cell>
          <table:table-cell table:style-name="ce5" office:value-type="float" office:value="-0.434319586" calcext:value-type="float">
            <text:p>-4.34E-001</text:p>
          </table:table-cell>
          <table:table-cell table:formula="of:=[.A1612]/[.$K$4]" office:value-type="float" office:value="2.2812812" calcext:value-type="float">
            <text:p>2.281281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049" calcext:value-type="float">
            <text:p>2.28E-001</text:p>
          </table:table-cell>
          <table:table-cell table:style-name="ce5" office:value-type="float" office:value="-0.434319019" calcext:value-type="float">
            <text:p>-4.34E-001</text:p>
          </table:table-cell>
          <table:table-cell table:formula="of:=[.A1613]/[.$K$4]" office:value-type="float" office:value="2.2813049" calcext:value-type="float">
            <text:p>2.281304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6153" calcext:value-type="float">
            <text:p>2.28E-001</text:p>
          </table:table-cell>
          <table:table-cell table:style-name="ce5" office:value-type="float" office:value="-0.434320807" calcext:value-type="float">
            <text:p>-4.34E-001</text:p>
          </table:table-cell>
          <table:table-cell table:formula="of:=[.A1614]/[.$K$4]" office:value-type="float" office:value="2.28126153" calcext:value-type="float">
            <text:p>2.2812615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3023" calcext:value-type="float">
            <text:p>2.28E-001</text:p>
          </table:table-cell>
          <table:table-cell table:style-name="ce5" office:value-type="float" office:value="-0.434322566" calcext:value-type="float">
            <text:p>-4.34E-001</text:p>
          </table:table-cell>
          <table:table-cell table:formula="of:=[.A1615]/[.$K$4]" office:value-type="float" office:value="2.28133023" calcext:value-type="float">
            <text:p>2.2813302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8609" calcext:value-type="float">
            <text:p>2.28E-001</text:p>
          </table:table-cell>
          <table:table-cell table:style-name="ce5" office:value-type="float" office:value="-0.434329987" calcext:value-type="float">
            <text:p>-4.34E-001</text:p>
          </table:table-cell>
          <table:table-cell table:formula="of:=[.A1616]/[.$K$4]" office:value-type="float" office:value="2.28148609" calcext:value-type="float">
            <text:p>2.2814860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1916" calcext:value-type="float">
            <text:p>2.28E-001</text:p>
          </table:table-cell>
          <table:table-cell table:style-name="ce5" office:value-type="float" office:value="-0.43433705" calcext:value-type="float">
            <text:p>-4.34E-001</text:p>
          </table:table-cell>
          <table:table-cell table:formula="of:=[.A1617]/[.$K$4]" office:value-type="float" office:value="2.28161916" calcext:value-type="float">
            <text:p>2.2816191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5954" calcext:value-type="float">
            <text:p>2.28E-001</text:p>
          </table:table-cell>
          <table:table-cell table:style-name="ce5" office:value-type="float" office:value="-0.434344888" calcext:value-type="float">
            <text:p>-4.34E-001</text:p>
          </table:table-cell>
          <table:table-cell table:formula="of:=[.A1618]/[.$K$4]" office:value-type="float" office:value="2.28165954" calcext:value-type="float">
            <text:p>2.2816595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38493" calcext:value-type="float">
            <text:p>2.28E-001</text:p>
          </table:table-cell>
          <table:table-cell table:style-name="ce5" office:value-type="float" office:value="-0.434347272" calcext:value-type="float">
            <text:p>-4.34E-001</text:p>
          </table:table-cell>
          <table:table-cell table:formula="of:=[.A1619]/[.$K$4]" office:value-type="float" office:value="2.28238493" calcext:value-type="float">
            <text:p>2.2823849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36482" calcext:value-type="float">
            <text:p>2.28E-001</text:p>
          </table:table-cell>
          <table:table-cell table:style-name="ce5" office:value-type="float" office:value="-0.434356958" calcext:value-type="float">
            <text:p>-4.34E-001</text:p>
          </table:table-cell>
          <table:table-cell table:formula="of:=[.A1620]/[.$K$4]" office:value-type="float" office:value="2.28236482" calcext:value-type="float">
            <text:p>2.2823648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82435" calcext:value-type="float">
            <text:p>2.28E-001</text:p>
          </table:table-cell>
          <table:table-cell table:style-name="ce5" office:value-type="float" office:value="-0.43436417" calcext:value-type="float">
            <text:p>-4.34E-001</text:p>
          </table:table-cell>
          <table:table-cell table:formula="of:=[.A1621]/[.$K$4]" office:value-type="float" office:value="2.28182435" calcext:value-type="float">
            <text:p>2.2818243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7789" calcext:value-type="float">
            <text:p>2.28E-001</text:p>
          </table:table-cell>
          <table:table-cell table:style-name="ce5" office:value-type="float" office:value="-0.434371024" calcext:value-type="float">
            <text:p>-4.34E-001</text:p>
          </table:table-cell>
          <table:table-cell table:formula="of:=[.A1622]/[.$K$4]" office:value-type="float" office:value="2.28157789" calcext:value-type="float">
            <text:p>2.2815778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75132" calcext:value-type="float">
            <text:p>2.28E-001</text:p>
          </table:table-cell>
          <table:table-cell table:style-name="ce5" office:value-type="float" office:value="-0.43438077" calcext:value-type="float">
            <text:p>-4.34E-001</text:p>
          </table:table-cell>
          <table:table-cell table:formula="of:=[.A1623]/[.$K$4]" office:value-type="float" office:value="2.28075132" calcext:value-type="float">
            <text:p>2.2807513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9474" calcext:value-type="float">
            <text:p>2.28E-001</text:p>
          </table:table-cell>
          <table:table-cell table:style-name="ce5" office:value-type="float" office:value="-0.434383214" calcext:value-type="float">
            <text:p>-4.34E-001</text:p>
          </table:table-cell>
          <table:table-cell table:formula="of:=[.A1624]/[.$K$4]" office:value-type="float" office:value="2.28149474" calcext:value-type="float">
            <text:p>2.2814947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3143" calcext:value-type="float">
            <text:p>2.28E-001</text:p>
          </table:table-cell>
          <table:table-cell table:style-name="ce5" office:value-type="float" office:value="-0.434383005" calcext:value-type="float">
            <text:p>-4.34E-001</text:p>
          </table:table-cell>
          <table:table-cell table:formula="of:=[.A1625]/[.$K$4]" office:value-type="float" office:value="2.28123143" calcext:value-type="float">
            <text:p>2.2812314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83419" calcext:value-type="float">
            <text:p>2.28E-001</text:p>
          </table:table-cell>
          <table:table-cell table:style-name="ce5" office:value-type="float" office:value="-0.434381902" calcext:value-type="float">
            <text:p>-4.34E-001</text:p>
          </table:table-cell>
          <table:table-cell table:formula="of:=[.A1626]/[.$K$4]" office:value-type="float" office:value="2.28183419" calcext:value-type="float">
            <text:p>2.2818341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1152" calcext:value-type="float">
            <text:p>2.28E-001</text:p>
          </table:table-cell>
          <table:table-cell table:style-name="ce5" office:value-type="float" office:value="-0.434379399" calcext:value-type="float">
            <text:p>-4.34E-001</text:p>
          </table:table-cell>
          <table:table-cell table:formula="of:=[.A1627]/[.$K$4]" office:value-type="float" office:value="2.28191152" calcext:value-type="float">
            <text:p>2.2819115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8975" calcext:value-type="float">
            <text:p>2.28E-001</text:p>
          </table:table-cell>
          <table:table-cell table:style-name="ce5" office:value-type="float" office:value="-0.434377968" calcext:value-type="float">
            <text:p>-4.34E-001</text:p>
          </table:table-cell>
          <table:table-cell table:formula="of:=[.A1628]/[.$K$4]" office:value-type="float" office:value="2.28198975" calcext:value-type="float">
            <text:p>2.2819897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83106" calcext:value-type="float">
            <text:p>2.28E-001</text:p>
          </table:table-cell>
          <table:table-cell table:style-name="ce5" office:value-type="float" office:value="-0.434377193" calcext:value-type="float">
            <text:p>-4.34E-001</text:p>
          </table:table-cell>
          <table:table-cell table:formula="of:=[.A1629]/[.$K$4]" office:value-type="float" office:value="2.28183106" calcext:value-type="float">
            <text:p>2.2818310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973" calcext:value-type="float">
            <text:p>2.28E-001</text:p>
          </table:table-cell>
          <table:table-cell table:style-name="ce5" office:value-type="float" office:value="-0.434373856" calcext:value-type="float">
            <text:p>-4.34E-001</text:p>
          </table:table-cell>
          <table:table-cell table:formula="of:=[.A1630]/[.$K$4]" office:value-type="float" office:value="2.2812973" calcext:value-type="float">
            <text:p>2.281297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8116" calcext:value-type="float">
            <text:p>2.28E-001</text:p>
          </table:table-cell>
          <table:table-cell table:style-name="ce5" office:value-type="float" office:value="-0.434371203" calcext:value-type="float">
            <text:p>-4.34E-001</text:p>
          </table:table-cell>
          <table:table-cell table:formula="of:=[.A1631]/[.$K$4]" office:value-type="float" office:value="2.28158116" calcext:value-type="float">
            <text:p>2.2815811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7732" calcext:value-type="float">
            <text:p>2.28E-001</text:p>
          </table:table-cell>
          <table:table-cell table:style-name="ce5" office:value-type="float" office:value="-0.434371084" calcext:value-type="float">
            <text:p>-4.34E-001</text:p>
          </table:table-cell>
          <table:table-cell table:formula="of:=[.A1632]/[.$K$4]" office:value-type="float" office:value="2.28137732" calcext:value-type="float">
            <text:p>2.2813773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81197" calcext:value-type="float">
            <text:p>2.28E-001</text:p>
          </table:table-cell>
          <table:table-cell table:style-name="ce5" office:value-type="float" office:value="-0.434370965" calcext:value-type="float">
            <text:p>-4.34E-001</text:p>
          </table:table-cell>
          <table:table-cell table:formula="of:=[.A1633]/[.$K$4]" office:value-type="float" office:value="2.28081197" calcext:value-type="float">
            <text:p>2.2808119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3265" calcext:value-type="float">
            <text:p>2.28E-001</text:p>
          </table:table-cell>
          <table:table-cell table:style-name="ce5" office:value-type="float" office:value="-0.43437019" calcext:value-type="float">
            <text:p>-4.34E-001</text:p>
          </table:table-cell>
          <table:table-cell table:formula="of:=[.A1634]/[.$K$4]" office:value-type="float" office:value="2.28103265" calcext:value-type="float">
            <text:p>2.2810326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80139" calcext:value-type="float">
            <text:p>2.28E-001</text:p>
          </table:table-cell>
          <table:table-cell table:style-name="ce5" office:value-type="float" office:value="-0.434369057" calcext:value-type="float">
            <text:p>-4.34E-001</text:p>
          </table:table-cell>
          <table:table-cell table:formula="of:=[.A1635]/[.$K$4]" office:value-type="float" office:value="2.28080139" calcext:value-type="float">
            <text:p>2.2808013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80004" calcext:value-type="float">
            <text:p>2.28E-001</text:p>
          </table:table-cell>
          <table:table-cell table:style-name="ce5" office:value-type="float" office:value="-0.43436861" calcext:value-type="float">
            <text:p>-4.34E-001</text:p>
          </table:table-cell>
          <table:table-cell table:formula="of:=[.A1636]/[.$K$4]" office:value-type="float" office:value="2.28080004" calcext:value-type="float">
            <text:p>2.2808000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216" calcext:value-type="float">
            <text:p>2.28E-001</text:p>
          </table:table-cell>
          <table:table-cell table:style-name="ce5" office:value-type="float" office:value="-0.434366465" calcext:value-type="float">
            <text:p>-4.34E-001</text:p>
          </table:table-cell>
          <table:table-cell table:formula="of:=[.A1637]/[.$K$4]" office:value-type="float" office:value="2.2812216" calcext:value-type="float">
            <text:p>2.281221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0368" calcext:value-type="float">
            <text:p>2.28E-001</text:p>
          </table:table-cell>
          <table:table-cell table:style-name="ce5" office:value-type="float" office:value="-0.434365839" calcext:value-type="float">
            <text:p>-4.34E-001</text:p>
          </table:table-cell>
          <table:table-cell table:formula="of:=[.A1638]/[.$K$4]" office:value-type="float" office:value="2.28150368" calcext:value-type="float">
            <text:p>2.2815036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478" calcext:value-type="float">
            <text:p>2.28E-001</text:p>
          </table:table-cell>
          <table:table-cell table:style-name="ce5" office:value-type="float" office:value="-0.4343656" calcext:value-type="float">
            <text:p>-4.34E-001</text:p>
          </table:table-cell>
          <table:table-cell table:formula="of:=[.A1639]/[.$K$4]" office:value-type="float" office:value="2.2814478" calcext:value-type="float">
            <text:p>2.281447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5047" calcext:value-type="float">
            <text:p>2.28E-001</text:p>
          </table:table-cell>
          <table:table-cell table:style-name="ce5" office:value-type="float" office:value="-0.434365034" calcext:value-type="float">
            <text:p>-4.34E-001</text:p>
          </table:table-cell>
          <table:table-cell table:formula="of:=[.A1640]/[.$K$4]" office:value-type="float" office:value="2.28155047" calcext:value-type="float">
            <text:p>2.2815504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9069" calcext:value-type="float">
            <text:p>2.28E-001</text:p>
          </table:table-cell>
          <table:table-cell table:style-name="ce5" office:value-type="float" office:value="-0.434364945" calcext:value-type="float">
            <text:p>-4.34E-001</text:p>
          </table:table-cell>
          <table:table-cell table:formula="of:=[.A1641]/[.$K$4]" office:value-type="float" office:value="2.28169069" calcext:value-type="float">
            <text:p>2.2816906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8493" calcext:value-type="float">
            <text:p>2.28E-001</text:p>
          </table:table-cell>
          <table:table-cell table:style-name="ce5" office:value-type="float" office:value="-0.434364676" calcext:value-type="float">
            <text:p>-4.34E-001</text:p>
          </table:table-cell>
          <table:table-cell table:formula="of:=[.A1642]/[.$K$4]" office:value-type="float" office:value="2.28128493" calcext:value-type="float">
            <text:p>2.2812849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9192" calcext:value-type="float">
            <text:p>2.28E-001</text:p>
          </table:table-cell>
          <table:table-cell table:style-name="ce5" office:value-type="float" office:value="-0.434364349" calcext:value-type="float">
            <text:p>-4.34E-001</text:p>
          </table:table-cell>
          <table:table-cell table:formula="of:=[.A1643]/[.$K$4]" office:value-type="float" office:value="2.28139192" calcext:value-type="float">
            <text:p>2.2813919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0262" calcext:value-type="float">
            <text:p>2.28E-001</text:p>
          </table:table-cell>
          <table:table-cell table:style-name="ce5" office:value-type="float" office:value="-0.434363246" calcext:value-type="float">
            <text:p>-4.34E-001</text:p>
          </table:table-cell>
          <table:table-cell table:formula="of:=[.A1644]/[.$K$4]" office:value-type="float" office:value="2.28160262" calcext:value-type="float">
            <text:p>2.2816026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4199" calcext:value-type="float">
            <text:p>2.28E-001</text:p>
          </table:table-cell>
          <table:table-cell table:style-name="ce5" office:value-type="float" office:value="-0.434361339" calcext:value-type="float">
            <text:p>-4.34E-001</text:p>
          </table:table-cell>
          <table:table-cell table:formula="of:=[.A1645]/[.$K$4]" office:value-type="float" office:value="2.28144199" calcext:value-type="float">
            <text:p>2.2814419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9098" calcext:value-type="float">
            <text:p>2.28E-001</text:p>
          </table:table-cell>
          <table:table-cell table:style-name="ce5" office:value-type="float" office:value="-0.434360147" calcext:value-type="float">
            <text:p>-4.34E-001</text:p>
          </table:table-cell>
          <table:table-cell table:formula="of:=[.A1646]/[.$K$4]" office:value-type="float" office:value="2.28169098" calcext:value-type="float">
            <text:p>2.2816909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7951" calcext:value-type="float">
            <text:p>2.28E-001</text:p>
          </table:table-cell>
          <table:table-cell table:style-name="ce5" office:value-type="float" office:value="-0.434359461" calcext:value-type="float">
            <text:p>-4.34E-001</text:p>
          </table:table-cell>
          <table:table-cell table:formula="of:=[.A1647]/[.$K$4]" office:value-type="float" office:value="2.28167951" calcext:value-type="float">
            <text:p>2.2816795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71542" calcext:value-type="float">
            <text:p>2.28E-001</text:p>
          </table:table-cell>
          <table:table-cell table:style-name="ce5" office:value-type="float" office:value="-0.434360087" calcext:value-type="float">
            <text:p>-4.34E-001</text:p>
          </table:table-cell>
          <table:table-cell table:formula="of:=[.A1648]/[.$K$4]" office:value-type="float" office:value="2.28171542" calcext:value-type="float">
            <text:p>2.2817154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9397" calcext:value-type="float">
            <text:p>2.28E-001</text:p>
          </table:table-cell>
          <table:table-cell table:style-name="ce5" office:value-type="float" office:value="-0.4343611" calcext:value-type="float">
            <text:p>-4.34E-001</text:p>
          </table:table-cell>
          <table:table-cell table:formula="of:=[.A1649]/[.$K$4]" office:value-type="float" office:value="2.28169397" calcext:value-type="float">
            <text:p>2.2816939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5835" calcext:value-type="float">
            <text:p>2.28E-001</text:p>
          </table:table-cell>
          <table:table-cell table:style-name="ce5" office:value-type="float" office:value="-0.43436417" calcext:value-type="float">
            <text:p>-4.34E-001</text:p>
          </table:table-cell>
          <table:table-cell table:formula="of:=[.A1650]/[.$K$4]" office:value-type="float" office:value="2.28165835" calcext:value-type="float">
            <text:p>2.2816583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75834" calcext:value-type="float">
            <text:p>2.28E-001</text:p>
          </table:table-cell>
          <table:table-cell table:style-name="ce5" office:value-type="float" office:value="-0.434365809" calcext:value-type="float">
            <text:p>-4.34E-001</text:p>
          </table:table-cell>
          <table:table-cell table:formula="of:=[.A1651]/[.$K$4]" office:value-type="float" office:value="2.28175834" calcext:value-type="float">
            <text:p>2.2817583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8026" calcext:value-type="float">
            <text:p>2.28E-001</text:p>
          </table:table-cell>
          <table:table-cell table:style-name="ce5" office:value-type="float" office:value="-0.434367537" calcext:value-type="float">
            <text:p>-4.34E-001</text:p>
          </table:table-cell>
          <table:table-cell table:formula="of:=[.A1652]/[.$K$4]" office:value-type="float" office:value="2.28168026" calcext:value-type="float">
            <text:p>2.2816802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3424" calcext:value-type="float">
            <text:p>2.28E-001</text:p>
          </table:table-cell>
          <table:table-cell table:style-name="ce5" office:value-type="float" office:value="-0.434368879" calcext:value-type="float">
            <text:p>-4.34E-001</text:p>
          </table:table-cell>
          <table:table-cell table:formula="of:=[.A1653]/[.$K$4]" office:value-type="float" office:value="2.28143424" calcext:value-type="float">
            <text:p>2.2814342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4601" calcext:value-type="float">
            <text:p>2.28E-001</text:p>
          </table:table-cell>
          <table:table-cell table:style-name="ce5" office:value-type="float" office:value="-0.434369296" calcext:value-type="float">
            <text:p>-4.34E-001</text:p>
          </table:table-cell>
          <table:table-cell table:formula="of:=[.A1654]/[.$K$4]" office:value-type="float" office:value="2.28144601" calcext:value-type="float">
            <text:p>2.2814460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7645" calcext:value-type="float">
            <text:p>2.28E-001</text:p>
          </table:table-cell>
          <table:table-cell table:style-name="ce5" office:value-type="float" office:value="-0.43437317" calcext:value-type="float">
            <text:p>-4.34E-001</text:p>
          </table:table-cell>
          <table:table-cell table:formula="of:=[.A1655]/[.$K$4]" office:value-type="float" office:value="2.28117645" calcext:value-type="float">
            <text:p>2.2811764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4449" calcext:value-type="float">
            <text:p>2.28E-001</text:p>
          </table:table-cell>
          <table:table-cell table:style-name="ce5" office:value-type="float" office:value="-0.434376657" calcext:value-type="float">
            <text:p>-4.34E-001</text:p>
          </table:table-cell>
          <table:table-cell table:formula="of:=[.A1656]/[.$K$4]" office:value-type="float" office:value="2.28164449" calcext:value-type="float">
            <text:p>2.2816444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02268" calcext:value-type="float">
            <text:p>2.28E-001</text:p>
          </table:table-cell>
          <table:table-cell table:style-name="ce5" office:value-type="float" office:value="-0.434382021" calcext:value-type="float">
            <text:p>-4.34E-001</text:p>
          </table:table-cell>
          <table:table-cell table:formula="of:=[.A1657]/[.$K$4]" office:value-type="float" office:value="2.28202268" calcext:value-type="float">
            <text:p>2.2820226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2038" calcext:value-type="float">
            <text:p>2.28E-001</text:p>
          </table:table-cell>
          <table:table-cell table:style-name="ce5" office:value-type="float" office:value="-0.434385747" calcext:value-type="float">
            <text:p>-4.34E-001</text:p>
          </table:table-cell>
          <table:table-cell table:formula="of:=[.A1658]/[.$K$4]" office:value-type="float" office:value="2.28142038" calcext:value-type="float">
            <text:p>2.2814203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64969" calcext:value-type="float">
            <text:p>2.28E-001</text:p>
          </table:table-cell>
          <table:table-cell table:style-name="ce5" office:value-type="float" office:value="-0.434387118" calcext:value-type="float">
            <text:p>-4.34E-001</text:p>
          </table:table-cell>
          <table:table-cell table:formula="of:=[.A1659]/[.$K$4]" office:value-type="float" office:value="2.28064969" calcext:value-type="float">
            <text:p>2.2806496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61154" calcext:value-type="float">
            <text:p>2.28E-001</text:p>
          </table:table-cell>
          <table:table-cell table:style-name="ce5" office:value-type="float" office:value="-0.434384793" calcext:value-type="float">
            <text:p>-4.34E-001</text:p>
          </table:table-cell>
          <table:table-cell table:formula="of:=[.A1660]/[.$K$4]" office:value-type="float" office:value="2.28061154" calcext:value-type="float">
            <text:p>2.2806115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22441" calcext:value-type="float">
            <text:p>2.28E-001</text:p>
          </table:table-cell>
          <table:table-cell table:style-name="ce5" office:value-type="float" office:value="-0.434383005" calcext:value-type="float">
            <text:p>-4.34E-001</text:p>
          </table:table-cell>
          <table:table-cell table:formula="of:=[.A1661]/[.$K$4]" office:value-type="float" office:value="2.28022441" calcext:value-type="float">
            <text:p>2.2802244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343" calcext:value-type="float">
            <text:p>2.28E-001</text:p>
          </table:table-cell>
          <table:table-cell table:style-name="ce5" office:value-type="float" office:value="-0.43438077" calcext:value-type="float">
            <text:p>-4.34E-001</text:p>
          </table:table-cell>
          <table:table-cell table:formula="of:=[.A1662]/[.$K$4]" office:value-type="float" office:value="2.2809343" calcext:value-type="float">
            <text:p>2.280934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66386" calcext:value-type="float">
            <text:p>2.28E-001</text:p>
          </table:table-cell>
          <table:table-cell table:style-name="ce5" office:value-type="float" office:value="-0.434379876" calcext:value-type="float">
            <text:p>-4.34E-001</text:p>
          </table:table-cell>
          <table:table-cell table:formula="of:=[.A1663]/[.$K$4]" office:value-type="float" office:value="2.28166386" calcext:value-type="float">
            <text:p>2.2816638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77294" calcext:value-type="float">
            <text:p>2.28E-001</text:p>
          </table:table-cell>
          <table:table-cell table:style-name="ce5" office:value-type="float" office:value="-0.434380651" calcext:value-type="float">
            <text:p>-4.34E-001</text:p>
          </table:table-cell>
          <table:table-cell table:formula="of:=[.A1664]/[.$K$4]" office:value-type="float" office:value="2.28177294" calcext:value-type="float">
            <text:p>2.2817729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56045" calcext:value-type="float">
            <text:p>2.28E-001</text:p>
          </table:table-cell>
          <table:table-cell table:style-name="ce5" office:value-type="float" office:value="-0.434380621" calcext:value-type="float">
            <text:p>-4.34E-001</text:p>
          </table:table-cell>
          <table:table-cell table:formula="of:=[.A1665]/[.$K$4]" office:value-type="float" office:value="2.28156045" calcext:value-type="float">
            <text:p>2.2815604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7321" calcext:value-type="float">
            <text:p>2.28E-001</text:p>
          </table:table-cell>
          <table:table-cell table:style-name="ce5" office:value-type="float" office:value="-0.434379727" calcext:value-type="float">
            <text:p>-4.34E-001</text:p>
          </table:table-cell>
          <table:table-cell table:formula="of:=[.A1666]/[.$K$4]" office:value-type="float" office:value="2.28197321" calcext:value-type="float">
            <text:p>2.2819732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48386" calcext:value-type="float">
            <text:p>2.28E-001</text:p>
          </table:table-cell>
          <table:table-cell table:style-name="ce5" office:value-type="float" office:value="-0.434378713" calcext:value-type="float">
            <text:p>-4.34E-001</text:p>
          </table:table-cell>
          <table:table-cell table:formula="of:=[.A1667]/[.$K$4]" office:value-type="float" office:value="2.28148386" calcext:value-type="float">
            <text:p>2.2814838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7719" calcext:value-type="float">
            <text:p>2.28E-001</text:p>
          </table:table-cell>
          <table:table-cell table:style-name="ce5" office:value-type="float" office:value="-0.434378743" calcext:value-type="float">
            <text:p>-4.34E-001</text:p>
          </table:table-cell>
          <table:table-cell table:formula="of:=[.A1668]/[.$K$4]" office:value-type="float" office:value="2.2817719" calcext:value-type="float">
            <text:p>2.281771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6144" calcext:value-type="float">
            <text:p>2.28E-001</text:p>
          </table:table-cell>
          <table:table-cell table:style-name="ce5" office:value-type="float" office:value="-0.434378922" calcext:value-type="float">
            <text:p>-4.34E-001</text:p>
          </table:table-cell>
          <table:table-cell table:formula="of:=[.A1669]/[.$K$4]" office:value-type="float" office:value="2.28196144" calcext:value-type="float">
            <text:p>2.2819614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1565" calcext:value-type="float">
            <text:p>2.28E-001</text:p>
          </table:table-cell>
          <table:table-cell table:style-name="ce5" office:value-type="float" office:value="-0.434380561" calcext:value-type="float">
            <text:p>-4.34E-001</text:p>
          </table:table-cell>
          <table:table-cell table:formula="of:=[.A1670]/[.$K$4]" office:value-type="float" office:value="2.2821565" calcext:value-type="float">
            <text:p>2.282156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38896" calcext:value-type="float">
            <text:p>2.28E-001</text:p>
          </table:table-cell>
          <table:table-cell table:style-name="ce5" office:value-type="float" office:value="-0.434382081" calcext:value-type="float">
            <text:p>-4.34E-001</text:p>
          </table:table-cell>
          <table:table-cell table:formula="of:=[.A1671]/[.$K$4]" office:value-type="float" office:value="2.28238896" calcext:value-type="float">
            <text:p>2.2823889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224635" calcext:value-type="float">
            <text:p>2.28E-001</text:p>
          </table:table-cell>
          <table:table-cell table:style-name="ce5" office:value-type="float" office:value="-0.434383422" calcext:value-type="float">
            <text:p>-4.34E-001</text:p>
          </table:table-cell>
          <table:table-cell table:formula="of:=[.A1672]/[.$K$4]" office:value-type="float" office:value="2.28224635" calcext:value-type="float">
            <text:p>2.2822463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92672" calcext:value-type="float">
            <text:p>2.28E-001</text:p>
          </table:table-cell>
          <table:table-cell table:style-name="ce5" office:value-type="float" office:value="-0.434383661" calcext:value-type="float">
            <text:p>-4.34E-001</text:p>
          </table:table-cell>
          <table:table-cell table:formula="of:=[.A1673]/[.$K$4]" office:value-type="float" office:value="2.28192672" calcext:value-type="float">
            <text:p>2.2819267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0341" calcext:value-type="float">
            <text:p>2.28E-001</text:p>
          </table:table-cell>
          <table:table-cell table:style-name="ce5" office:value-type="float" office:value="-0.434384406" calcext:value-type="float">
            <text:p>-4.34E-001</text:p>
          </table:table-cell>
          <table:table-cell table:formula="of:=[.A1674]/[.$K$4]" office:value-type="float" office:value="2.28130341" calcext:value-type="float">
            <text:p>2.2813034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3815" calcext:value-type="float">
            <text:p>2.28E-001</text:p>
          </table:table-cell>
          <table:table-cell table:style-name="ce5" office:value-type="float" office:value="-0.434384346" calcext:value-type="float">
            <text:p>-4.34E-001</text:p>
          </table:table-cell>
          <table:table-cell table:formula="of:=[.A1675]/[.$K$4]" office:value-type="float" office:value="2.28113815" calcext:value-type="float">
            <text:p>2.2811381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4545" calcext:value-type="float">
            <text:p>2.28E-001</text:p>
          </table:table-cell>
          <table:table-cell table:style-name="ce5" office:value-type="float" office:value="-0.434384495" calcext:value-type="float">
            <text:p>-4.34E-001</text:p>
          </table:table-cell>
          <table:table-cell table:formula="of:=[.A1676]/[.$K$4]" office:value-type="float" office:value="2.28114545" calcext:value-type="float">
            <text:p>2.2811454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5125" calcext:value-type="float">
            <text:p>2.28E-001</text:p>
          </table:table-cell>
          <table:table-cell table:style-name="ce5" office:value-type="float" office:value="-0.434384644" calcext:value-type="float">
            <text:p>-4.34E-001</text:p>
          </table:table-cell>
          <table:table-cell table:formula="of:=[.A1677]/[.$K$4]" office:value-type="float" office:value="2.28125125" calcext:value-type="float">
            <text:p>2.2812512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0014" calcext:value-type="float">
            <text:p>2.28E-001</text:p>
          </table:table-cell>
          <table:table-cell table:style-name="ce5" office:value-type="float" office:value="-0.434384465" calcext:value-type="float">
            <text:p>-4.34E-001</text:p>
          </table:table-cell>
          <table:table-cell table:formula="of:=[.A1678]/[.$K$4]" office:value-type="float" office:value="2.28120014" calcext:value-type="float">
            <text:p>2.2812001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8448" calcext:value-type="float">
            <text:p>2.28E-001</text:p>
          </table:table-cell>
          <table:table-cell table:style-name="ce5" office:value-type="float" office:value="-0.434384525" calcext:value-type="float">
            <text:p>-4.34E-001</text:p>
          </table:table-cell>
          <table:table-cell table:formula="of:=[.A1679]/[.$K$4]" office:value-type="float" office:value="2.28128448" calcext:value-type="float">
            <text:p>2.2812844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9119" calcext:value-type="float">
            <text:p>2.28E-001</text:p>
          </table:table-cell>
          <table:table-cell table:style-name="ce5" office:value-type="float" office:value="-0.434384555" calcext:value-type="float">
            <text:p>-4.34E-001</text:p>
          </table:table-cell>
          <table:table-cell table:formula="of:=[.A1680]/[.$K$4]" office:value-type="float" office:value="2.28129119" calcext:value-type="float">
            <text:p>2.2812911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5453" calcext:value-type="float">
            <text:p>2.28E-001</text:p>
          </table:table-cell>
          <table:table-cell table:style-name="ce5" office:value-type="float" office:value="-0.434384882" calcext:value-type="float">
            <text:p>-4.34E-001</text:p>
          </table:table-cell>
          <table:table-cell table:formula="of:=[.A1681]/[.$K$4]" office:value-type="float" office:value="2.28125453" calcext:value-type="float">
            <text:p>2.2812545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34543" calcext:value-type="float">
            <text:p>2.28E-001</text:p>
          </table:table-cell>
          <table:table-cell table:style-name="ce5" office:value-type="float" office:value="-0.434384435" calcext:value-type="float">
            <text:p>-4.34E-001</text:p>
          </table:table-cell>
          <table:table-cell table:formula="of:=[.A1682]/[.$K$4]" office:value-type="float" office:value="2.28134543" calcext:value-type="float">
            <text:p>2.2813454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7018" calcext:value-type="float">
            <text:p>2.28E-001</text:p>
          </table:table-cell>
          <table:table-cell table:style-name="ce5" office:value-type="float" office:value="-0.434384048" calcext:value-type="float">
            <text:p>-4.34E-001</text:p>
          </table:table-cell>
          <table:table-cell table:formula="of:=[.A1683]/[.$K$4]" office:value-type="float" office:value="2.28127018" calcext:value-type="float">
            <text:p>2.2812701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6168" calcext:value-type="float">
            <text:p>2.28E-001</text:p>
          </table:table-cell>
          <table:table-cell table:style-name="ce5" office:value-type="float" office:value="-0.434381425" calcext:value-type="float">
            <text:p>-4.34E-001</text:p>
          </table:table-cell>
          <table:table-cell table:formula="of:=[.A1684]/[.$K$4]" office:value-type="float" office:value="2.28126168" calcext:value-type="float">
            <text:p>2.2812616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8836" calcext:value-type="float">
            <text:p>2.28E-001</text:p>
          </table:table-cell>
          <table:table-cell table:style-name="ce5" office:value-type="float" office:value="-0.434374183" calcext:value-type="float">
            <text:p>-4.34E-001</text:p>
          </table:table-cell>
          <table:table-cell table:formula="of:=[.A1685]/[.$K$4]" office:value-type="float" office:value="2.28128836" calcext:value-type="float">
            <text:p>2.2812883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2517" calcext:value-type="float">
            <text:p>2.28E-001</text:p>
          </table:table-cell>
          <table:table-cell table:style-name="ce5" office:value-type="float" office:value="-0.43436718" calcext:value-type="float">
            <text:p>-4.34E-001</text:p>
          </table:table-cell>
          <table:table-cell table:formula="of:=[.A1686]/[.$K$4]" office:value-type="float" office:value="2.28122517" calcext:value-type="float">
            <text:p>2.2812251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4022" calcext:value-type="float">
            <text:p>2.28E-001</text:p>
          </table:table-cell>
          <table:table-cell table:style-name="ce5" office:value-type="float" office:value="-0.434362233" calcext:value-type="float">
            <text:p>-4.34E-001</text:p>
          </table:table-cell>
          <table:table-cell table:formula="of:=[.A1687]/[.$K$4]" office:value-type="float" office:value="2.28124022" calcext:value-type="float">
            <text:p>2.2812402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3397" calcext:value-type="float">
            <text:p>2.28E-001</text:p>
          </table:table-cell>
          <table:table-cell table:style-name="ce5" office:value-type="float" office:value="-0.434359372" calcext:value-type="float">
            <text:p>-4.34E-001</text:p>
          </table:table-cell>
          <table:table-cell table:formula="of:=[.A1688]/[.$K$4]" office:value-type="float" office:value="2.28123397" calcext:value-type="float">
            <text:p>2.2812339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1057" calcext:value-type="float">
            <text:p>2.28E-001</text:p>
          </table:table-cell>
          <table:table-cell table:style-name="ce5" office:value-type="float" office:value="-0.434358537" calcext:value-type="float">
            <text:p>-4.34E-001</text:p>
          </table:table-cell>
          <table:table-cell table:formula="of:=[.A1689]/[.$K$4]" office:value-type="float" office:value="2.28121057" calcext:value-type="float">
            <text:p>2.2812105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058" calcext:value-type="float">
            <text:p>2.28E-001</text:p>
          </table:table-cell>
          <table:table-cell table:style-name="ce5" office:value-type="float" office:value="-0.434358209" calcext:value-type="float">
            <text:p>-4.34E-001</text:p>
          </table:table-cell>
          <table:table-cell table:formula="of:=[.A1690]/[.$K$4]" office:value-type="float" office:value="2.2812058" calcext:value-type="float">
            <text:p>2.281205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3605" calcext:value-type="float">
            <text:p>2.28E-001</text:p>
          </table:table-cell>
          <table:table-cell table:style-name="ce5" office:value-type="float" office:value="-0.434357762" calcext:value-type="float">
            <text:p>-4.34E-001</text:p>
          </table:table-cell>
          <table:table-cell table:formula="of:=[.A1691]/[.$K$4]" office:value-type="float" office:value="2.28123605" calcext:value-type="float">
            <text:p>2.2812360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5989" calcext:value-type="float">
            <text:p>2.28E-001</text:p>
          </table:table-cell>
          <table:table-cell table:style-name="ce5" office:value-type="float" office:value="-0.434357226" calcext:value-type="float">
            <text:p>-4.34E-001</text:p>
          </table:table-cell>
          <table:table-cell table:formula="of:=[.A1692]/[.$K$4]" office:value-type="float" office:value="2.28125989" calcext:value-type="float">
            <text:p>2.2812598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4559" calcext:value-type="float">
            <text:p>2.28E-001</text:p>
          </table:table-cell>
          <table:table-cell table:style-name="ce5" office:value-type="float" office:value="-0.434356928" calcext:value-type="float">
            <text:p>-4.34E-001</text:p>
          </table:table-cell>
          <table:table-cell table:formula="of:=[.A1693]/[.$K$4]" office:value-type="float" office:value="2.28124559" calcext:value-type="float">
            <text:p>2.2812455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4291" calcext:value-type="float">
            <text:p>2.28E-001</text:p>
          </table:table-cell>
          <table:table-cell table:style-name="ce5" office:value-type="float" office:value="-0.43435657" calcext:value-type="float">
            <text:p>-4.34E-001</text:p>
          </table:table-cell>
          <table:table-cell table:formula="of:=[.A1694]/[.$K$4]" office:value-type="float" office:value="2.28124291" calcext:value-type="float">
            <text:p>2.2812429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3188" calcext:value-type="float">
            <text:p>2.28E-001</text:p>
          </table:table-cell>
          <table:table-cell table:style-name="ce5" office:value-type="float" office:value="-0.434356093" calcext:value-type="float">
            <text:p>-4.34E-001</text:p>
          </table:table-cell>
          <table:table-cell table:formula="of:=[.A1695]/[.$K$4]" office:value-type="float" office:value="2.28123188" calcext:value-type="float">
            <text:p>2.2812318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0863" calcext:value-type="float">
            <text:p>2.28E-001</text:p>
          </table:table-cell>
          <table:table-cell table:style-name="ce5" office:value-type="float" office:value="-0.434355646" calcext:value-type="float">
            <text:p>-4.34E-001</text:p>
          </table:table-cell>
          <table:table-cell table:formula="of:=[.A1696]/[.$K$4]" office:value-type="float" office:value="2.28120863" calcext:value-type="float">
            <text:p>2.2812086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1787" calcext:value-type="float">
            <text:p>2.28E-001</text:p>
          </table:table-cell>
          <table:table-cell table:style-name="ce5" office:value-type="float" office:value="-0.43435511" calcext:value-type="float">
            <text:p>-4.34E-001</text:p>
          </table:table-cell>
          <table:table-cell table:formula="of:=[.A1697]/[.$K$4]" office:value-type="float" office:value="2.28121787" calcext:value-type="float">
            <text:p>2.2812178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1147" calcext:value-type="float">
            <text:p>2.28E-001</text:p>
          </table:table-cell>
          <table:table-cell table:style-name="ce5" office:value-type="float" office:value="-0.434354872" calcext:value-type="float">
            <text:p>-4.34E-001</text:p>
          </table:table-cell>
          <table:table-cell table:formula="of:=[.A1698]/[.$K$4]" office:value-type="float" office:value="2.28121147" calcext:value-type="float">
            <text:p>2.2812114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2994" calcext:value-type="float">
            <text:p>2.28E-001</text:p>
          </table:table-cell>
          <table:table-cell table:style-name="ce5" office:value-type="float" office:value="-0.434354484" calcext:value-type="float">
            <text:p>-4.34E-001</text:p>
          </table:table-cell>
          <table:table-cell table:formula="of:=[.A1699]/[.$K$4]" office:value-type="float" office:value="2.28122994" calcext:value-type="float">
            <text:p>2.2812299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8478" calcext:value-type="float">
            <text:p>2.28E-001</text:p>
          </table:table-cell>
          <table:table-cell table:style-name="ce5" office:value-type="float" office:value="-0.434355378" calcext:value-type="float">
            <text:p>-4.34E-001</text:p>
          </table:table-cell>
          <table:table-cell table:formula="of:=[.A1700]/[.$K$4]" office:value-type="float" office:value="2.28128478" calcext:value-type="float">
            <text:p>2.2812847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1549" calcext:value-type="float">
            <text:p>2.28E-001</text:p>
          </table:table-cell>
          <table:table-cell table:style-name="ce5" office:value-type="float" office:value="-0.434357107" calcext:value-type="float">
            <text:p>-4.34E-001</text:p>
          </table:table-cell>
          <table:table-cell table:formula="of:=[.A1701]/[.$K$4]" office:value-type="float" office:value="2.28121549" calcext:value-type="float">
            <text:p>2.2812154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3531" calcext:value-type="float">
            <text:p>2.28E-001</text:p>
          </table:table-cell>
          <table:table-cell table:style-name="ce5" office:value-type="float" office:value="-0.434357822" calcext:value-type="float">
            <text:p>-4.34E-001</text:p>
          </table:table-cell>
          <table:table-cell table:formula="of:=[.A1702]/[.$K$4]" office:value-type="float" office:value="2.28123531" calcext:value-type="float">
            <text:p>2.2812353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2428" calcext:value-type="float">
            <text:p>2.28E-001</text:p>
          </table:table-cell>
          <table:table-cell table:style-name="ce5" office:value-type="float" office:value="-0.434359431" calcext:value-type="float">
            <text:p>-4.34E-001</text:p>
          </table:table-cell>
          <table:table-cell table:formula="of:=[.A1703]/[.$K$4]" office:value-type="float" office:value="2.28122428" calcext:value-type="float">
            <text:p>2.2812242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2981" calcext:value-type="float">
            <text:p>2.28E-001</text:p>
          </table:table-cell>
          <table:table-cell table:style-name="ce5" office:value-type="float" office:value="-0.434359699" calcext:value-type="float">
            <text:p>-4.34E-001</text:p>
          </table:table-cell>
          <table:table-cell table:formula="of:=[.A1704]/[.$K$4]" office:value-type="float" office:value="2.28112981" calcext:value-type="float">
            <text:p>2.2811298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9984" calcext:value-type="float">
            <text:p>2.28E-001</text:p>
          </table:table-cell>
          <table:table-cell table:style-name="ce5" office:value-type="float" office:value="-0.434360027" calcext:value-type="float">
            <text:p>-4.34E-001</text:p>
          </table:table-cell>
          <table:table-cell table:formula="of:=[.A1705]/[.$K$4]" office:value-type="float" office:value="2.28119984" calcext:value-type="float">
            <text:p>2.2811998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6468" calcext:value-type="float">
            <text:p>2.28E-001</text:p>
          </table:table-cell>
          <table:table-cell table:style-name="ce5" office:value-type="float" office:value="-0.434361875" calcext:value-type="float">
            <text:p>-4.34E-001</text:p>
          </table:table-cell>
          <table:table-cell table:formula="of:=[.A1706]/[.$K$4]" office:value-type="float" office:value="2.28116468" calcext:value-type="float">
            <text:p>2.2811646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6632" calcext:value-type="float">
            <text:p>2.28E-001</text:p>
          </table:table-cell>
          <table:table-cell table:style-name="ce5" office:value-type="float" office:value="-0.434364468" calcext:value-type="float">
            <text:p>-4.34E-001</text:p>
          </table:table-cell>
          <table:table-cell table:formula="of:=[.A1707]/[.$K$4]" office:value-type="float" office:value="2.28116632" calcext:value-type="float">
            <text:p>2.2811663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7868" calcext:value-type="float">
            <text:p>2.28E-001</text:p>
          </table:table-cell>
          <table:table-cell table:style-name="ce5" office:value-type="float" office:value="-0.4343687" calcext:value-type="float">
            <text:p>-4.34E-001</text:p>
          </table:table-cell>
          <table:table-cell table:formula="of:=[.A1708]/[.$K$4]" office:value-type="float" office:value="2.28117868" calcext:value-type="float">
            <text:p>2.2811786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5276" calcext:value-type="float">
            <text:p>2.28E-001</text:p>
          </table:table-cell>
          <table:table-cell table:style-name="ce5" office:value-type="float" office:value="-0.434372962" calcext:value-type="float">
            <text:p>-4.34E-001</text:p>
          </table:table-cell>
          <table:table-cell table:formula="of:=[.A1709]/[.$K$4]" office:value-type="float" office:value="2.28115276" calcext:value-type="float">
            <text:p>2.2811527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6721" calcext:value-type="float">
            <text:p>2.28E-001</text:p>
          </table:table-cell>
          <table:table-cell table:style-name="ce5" office:value-type="float" office:value="-0.434374005" calcext:value-type="float">
            <text:p>-4.34E-001</text:p>
          </table:table-cell>
          <table:table-cell table:formula="of:=[.A1710]/[.$K$4]" office:value-type="float" office:value="2.28116721" calcext:value-type="float">
            <text:p>2.2811672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5335" calcext:value-type="float">
            <text:p>2.28E-001</text:p>
          </table:table-cell>
          <table:table-cell table:style-name="ce5" office:value-type="float" office:value="-0.434374332" calcext:value-type="float">
            <text:p>-4.34E-001</text:p>
          </table:table-cell>
          <table:table-cell table:formula="of:=[.A1711]/[.$K$4]" office:value-type="float" office:value="2.28115335" calcext:value-type="float">
            <text:p>2.2811533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7242" calcext:value-type="float">
            <text:p>2.28E-001</text:p>
          </table:table-cell>
          <table:table-cell table:style-name="ce5" office:value-type="float" office:value="-0.434374332" calcext:value-type="float">
            <text:p>-4.34E-001</text:p>
          </table:table-cell>
          <table:table-cell table:formula="of:=[.A1712]/[.$K$4]" office:value-type="float" office:value="2.28117242" calcext:value-type="float">
            <text:p>2.2811724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7734" calcext:value-type="float">
            <text:p>2.28E-001</text:p>
          </table:table-cell>
          <table:table-cell table:style-name="ce5" office:value-type="float" office:value="-0.434374094" calcext:value-type="float">
            <text:p>-4.34E-001</text:p>
          </table:table-cell>
          <table:table-cell table:formula="of:=[.A1713]/[.$K$4]" office:value-type="float" office:value="2.28117734" calcext:value-type="float">
            <text:p>2.2811773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5723" calcext:value-type="float">
            <text:p>2.28E-001</text:p>
          </table:table-cell>
          <table:table-cell table:style-name="ce5" office:value-type="float" office:value="-0.434374183" calcext:value-type="float">
            <text:p>-4.34E-001</text:p>
          </table:table-cell>
          <table:table-cell table:formula="of:=[.A1714]/[.$K$4]" office:value-type="float" office:value="2.28115723" calcext:value-type="float">
            <text:p>2.2811572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6199" calcext:value-type="float">
            <text:p>2.28E-001</text:p>
          </table:table-cell>
          <table:table-cell table:style-name="ce5" office:value-type="float" office:value="-0.434374332" calcext:value-type="float">
            <text:p>-4.34E-001</text:p>
          </table:table-cell>
          <table:table-cell table:formula="of:=[.A1715]/[.$K$4]" office:value-type="float" office:value="2.28116199" calcext:value-type="float">
            <text:p>2.2811619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4694" calcext:value-type="float">
            <text:p>2.28E-001</text:p>
          </table:table-cell>
          <table:table-cell table:style-name="ce5" office:value-type="float" office:value="-0.434374422" calcext:value-type="float">
            <text:p>-4.34E-001</text:p>
          </table:table-cell>
          <table:table-cell table:formula="of:=[.A1716]/[.$K$4]" office:value-type="float" office:value="2.28114694" calcext:value-type="float">
            <text:p>2.2811469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997" calcext:value-type="float">
            <text:p>2.28E-001</text:p>
          </table:table-cell>
          <table:table-cell table:style-name="ce5" office:value-type="float" office:value="-0.434374541" calcext:value-type="float">
            <text:p>-4.34E-001</text:p>
          </table:table-cell>
          <table:table-cell table:formula="of:=[.A1717]/[.$K$4]" office:value-type="float" office:value="2.28111997" calcext:value-type="float">
            <text:p>2.2811199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2742" calcext:value-type="float">
            <text:p>2.28E-001</text:p>
          </table:table-cell>
          <table:table-cell table:style-name="ce5" office:value-type="float" office:value="-0.434375256" calcext:value-type="float">
            <text:p>-4.34E-001</text:p>
          </table:table-cell>
          <table:table-cell table:formula="of:=[.A1718]/[.$K$4]" office:value-type="float" office:value="2.28112742" calcext:value-type="float">
            <text:p>2.2811274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2578" calcext:value-type="float">
            <text:p>2.28E-001</text:p>
          </table:table-cell>
          <table:table-cell table:style-name="ce5" office:value-type="float" office:value="-0.434375167" calcext:value-type="float">
            <text:p>-4.34E-001</text:p>
          </table:table-cell>
          <table:table-cell table:formula="of:=[.A1719]/[.$K$4]" office:value-type="float" office:value="2.28112578" calcext:value-type="float">
            <text:p>2.2811257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2429" calcext:value-type="float">
            <text:p>2.28E-001</text:p>
          </table:table-cell>
          <table:table-cell table:style-name="ce5" office:value-type="float" office:value="-0.434375525" calcext:value-type="float">
            <text:p>-4.34E-001</text:p>
          </table:table-cell>
          <table:table-cell table:formula="of:=[.A1720]/[.$K$4]" office:value-type="float" office:value="2.28112429" calcext:value-type="float">
            <text:p>2.2811242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289" calcext:value-type="float">
            <text:p>2.28E-001</text:p>
          </table:table-cell>
          <table:table-cell table:style-name="ce5" office:value-type="float" office:value="-0.434375376" calcext:value-type="float">
            <text:p>-4.34E-001</text:p>
          </table:table-cell>
          <table:table-cell table:formula="of:=[.A1721]/[.$K$4]" office:value-type="float" office:value="2.2812289" calcext:value-type="float">
            <text:p>2.281228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2994" calcext:value-type="float">
            <text:p>2.28E-001</text:p>
          </table:table-cell>
          <table:table-cell table:style-name="ce5" office:value-type="float" office:value="-0.43437469" calcext:value-type="float">
            <text:p>-4.34E-001</text:p>
          </table:table-cell>
          <table:table-cell table:formula="of:=[.A1722]/[.$K$4]" office:value-type="float" office:value="2.28122994" calcext:value-type="float">
            <text:p>2.2812299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7198" calcext:value-type="float">
            <text:p>2.28E-001</text:p>
          </table:table-cell>
          <table:table-cell table:style-name="ce5" office:value-type="float" office:value="-0.434374988" calcext:value-type="float">
            <text:p>-4.34E-001</text:p>
          </table:table-cell>
          <table:table-cell table:formula="of:=[.A1723]/[.$K$4]" office:value-type="float" office:value="2.28117198" calcext:value-type="float">
            <text:p>2.2811719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7153" calcext:value-type="float">
            <text:p>2.28E-001</text:p>
          </table:table-cell>
          <table:table-cell table:style-name="ce5" office:value-type="float" office:value="-0.434374928" calcext:value-type="float">
            <text:p>-4.34E-001</text:p>
          </table:table-cell>
          <table:table-cell table:formula="of:=[.A1724]/[.$K$4]" office:value-type="float" office:value="2.28117153" calcext:value-type="float">
            <text:p>2.2811715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6871" calcext:value-type="float">
            <text:p>2.28E-001</text:p>
          </table:table-cell>
          <table:table-cell table:style-name="ce5" office:value-type="float" office:value="-0.434375256" calcext:value-type="float">
            <text:p>-4.34E-001</text:p>
          </table:table-cell>
          <table:table-cell table:formula="of:=[.A1725]/[.$K$4]" office:value-type="float" office:value="2.28106871" calcext:value-type="float">
            <text:p>2.2810687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4487" calcext:value-type="float">
            <text:p>2.28E-001</text:p>
          </table:table-cell>
          <table:table-cell table:style-name="ce5" office:value-type="float" office:value="-0.434375793" calcext:value-type="float">
            <text:p>-4.34E-001</text:p>
          </table:table-cell>
          <table:table-cell table:formula="of:=[.A1726]/[.$K$4]" office:value-type="float" office:value="2.28104487" calcext:value-type="float">
            <text:p>2.2810448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8585" calcext:value-type="float">
            <text:p>2.28E-001</text:p>
          </table:table-cell>
          <table:table-cell table:style-name="ce5" office:value-type="float" office:value="-0.434375763" calcext:value-type="float">
            <text:p>-4.34E-001</text:p>
          </table:table-cell>
          <table:table-cell table:formula="of:=[.A1727]/[.$K$4]" office:value-type="float" office:value="2.28108585" calcext:value-type="float">
            <text:p>2.2810858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7274" calcext:value-type="float">
            <text:p>2.28E-001</text:p>
          </table:table-cell>
          <table:table-cell table:style-name="ce5" office:value-type="float" office:value="-0.434375733" calcext:value-type="float">
            <text:p>-4.34E-001</text:p>
          </table:table-cell>
          <table:table-cell table:formula="of:=[.A1728]/[.$K$4]" office:value-type="float" office:value="2.28107274" calcext:value-type="float">
            <text:p>2.2810727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55" calcext:value-type="float">
            <text:p>2.28E-001</text:p>
          </table:table-cell>
          <table:table-cell table:style-name="ce5" office:value-type="float" office:value="-0.434375733" calcext:value-type="float">
            <text:p>-4.34E-001</text:p>
          </table:table-cell>
          <table:table-cell table:formula="of:=[.A1729]/[.$K$4]" office:value-type="float" office:value="2.281055" calcext:value-type="float">
            <text:p>2.28105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708" calcext:value-type="float">
            <text:p>2.28E-001</text:p>
          </table:table-cell>
          <table:table-cell table:style-name="ce5" office:value-type="float" office:value="-0.434375554" calcext:value-type="float">
            <text:p>-4.34E-001</text:p>
          </table:table-cell>
          <table:table-cell table:formula="of:=[.A1730]/[.$K$4]" office:value-type="float" office:value="2.2810708" calcext:value-type="float">
            <text:p>2.281070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015" calcext:value-type="float">
            <text:p>2.28E-001</text:p>
          </table:table-cell>
          <table:table-cell table:style-name="ce5" office:value-type="float" office:value="-0.434374958" calcext:value-type="float">
            <text:p>-4.34E-001</text:p>
          </table:table-cell>
          <table:table-cell table:formula="of:=[.A1731]/[.$K$4]" office:value-type="float" office:value="2.28110015" calcext:value-type="float">
            <text:p>2.2811001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9628" calcext:value-type="float">
            <text:p>2.28E-001</text:p>
          </table:table-cell>
          <table:table-cell table:style-name="ce5" office:value-type="float" office:value="-0.434373468" calcext:value-type="float">
            <text:p>-4.34E-001</text:p>
          </table:table-cell>
          <table:table-cell table:formula="of:=[.A1732]/[.$K$4]" office:value-type="float" office:value="2.28109628" calcext:value-type="float">
            <text:p>2.2810962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148" calcext:value-type="float">
            <text:p>2.28E-001</text:p>
          </table:table-cell>
          <table:table-cell table:style-name="ce5" office:value-type="float" office:value="-0.434372455" calcext:value-type="float">
            <text:p>-4.34E-001</text:p>
          </table:table-cell>
          <table:table-cell table:formula="of:=[.A1733]/[.$K$4]" office:value-type="float" office:value="2.28111148" calcext:value-type="float">
            <text:p>2.2811114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9196" calcext:value-type="float">
            <text:p>2.28E-001</text:p>
          </table:table-cell>
          <table:table-cell table:style-name="ce5" office:value-type="float" office:value="-0.434371024" calcext:value-type="float">
            <text:p>-4.34E-001</text:p>
          </table:table-cell>
          <table:table-cell table:formula="of:=[.A1734]/[.$K$4]" office:value-type="float" office:value="2.28109196" calcext:value-type="float">
            <text:p>2.2810919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7944" calcext:value-type="float">
            <text:p>2.28E-001</text:p>
          </table:table-cell>
          <table:table-cell table:style-name="ce5" office:value-type="float" office:value="-0.434371144" calcext:value-type="float">
            <text:p>-4.34E-001</text:p>
          </table:table-cell>
          <table:table-cell table:formula="of:=[.A1735]/[.$K$4]" office:value-type="float" office:value="2.28107944" calcext:value-type="float">
            <text:p>2.2810794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9017" calcext:value-type="float">
            <text:p>2.28E-001</text:p>
          </table:table-cell>
          <table:table-cell table:style-name="ce5" office:value-type="float" office:value="-0.434372008" calcext:value-type="float">
            <text:p>-4.34E-001</text:p>
          </table:table-cell>
          <table:table-cell table:formula="of:=[.A1736]/[.$K$4]" office:value-type="float" office:value="2.28109017" calcext:value-type="float">
            <text:p>2.2810901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686" calcext:value-type="float">
            <text:p>2.28E-001</text:p>
          </table:table-cell>
          <table:table-cell table:style-name="ce5" office:value-type="float" office:value="-0.434372813" calcext:value-type="float">
            <text:p>-4.34E-001</text:p>
          </table:table-cell>
          <table:table-cell table:formula="of:=[.A1737]/[.$K$4]" office:value-type="float" office:value="2.28110686" calcext:value-type="float">
            <text:p>2.2811068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55" calcext:value-type="float">
            <text:p>2.28E-001</text:p>
          </table:table-cell>
          <table:table-cell table:style-name="ce5" office:value-type="float" office:value="-0.434374481" calcext:value-type="float">
            <text:p>-4.34E-001</text:p>
          </table:table-cell>
          <table:table-cell table:formula="of:=[.A1738]/[.$K$4]" office:value-type="float" office:value="2.2811155" calcext:value-type="float">
            <text:p>2.281115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8315" calcext:value-type="float">
            <text:p>2.28E-001</text:p>
          </table:table-cell>
          <table:table-cell table:style-name="ce5" office:value-type="float" office:value="-0.434375554" calcext:value-type="float">
            <text:p>-4.34E-001</text:p>
          </table:table-cell>
          <table:table-cell table:formula="of:=[.A1739]/[.$K$4]" office:value-type="float" office:value="2.28118315" calcext:value-type="float">
            <text:p>2.2811831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8138" calcext:value-type="float">
            <text:p>2.28E-001</text:p>
          </table:table-cell>
          <table:table-cell table:style-name="ce5" office:value-type="float" office:value="-0.434376329" calcext:value-type="float">
            <text:p>-4.34E-001</text:p>
          </table:table-cell>
          <table:table-cell table:formula="of:=[.A1740]/[.$K$4]" office:value-type="float" office:value="2.28108138" calcext:value-type="float">
            <text:p>2.2810813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6633" calcext:value-type="float">
            <text:p>2.28E-001</text:p>
          </table:table-cell>
          <table:table-cell table:style-name="ce5" office:value-type="float" office:value="-0.434376001" calcext:value-type="float">
            <text:p>-4.34E-001</text:p>
          </table:table-cell>
          <table:table-cell table:formula="of:=[.A1741]/[.$K$4]" office:value-type="float" office:value="2.28106633" calcext:value-type="float">
            <text:p>2.2810663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6812" calcext:value-type="float">
            <text:p>2.28E-001</text:p>
          </table:table-cell>
          <table:table-cell table:style-name="ce5" office:value-type="float" office:value="-0.434375852" calcext:value-type="float">
            <text:p>-4.34E-001</text:p>
          </table:table-cell>
          <table:table-cell table:formula="of:=[.A1742]/[.$K$4]" office:value-type="float" office:value="2.28106812" calcext:value-type="float">
            <text:p>2.2810681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0806" calcext:value-type="float">
            <text:p>2.28E-001</text:p>
          </table:table-cell>
          <table:table-cell table:style-name="ce5" office:value-type="float" office:value="-0.434375048" calcext:value-type="float">
            <text:p>-4.34E-001</text:p>
          </table:table-cell>
          <table:table-cell table:formula="of:=[.A1743]/[.$K$4]" office:value-type="float" office:value="2.28100806" calcext:value-type="float">
            <text:p>2.2810080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908" calcext:value-type="float">
            <text:p>2.28E-001</text:p>
          </table:table-cell>
          <table:table-cell table:style-name="ce5" office:value-type="float" office:value="-0.434373856" calcext:value-type="float">
            <text:p>-4.34E-001</text:p>
          </table:table-cell>
          <table:table-cell table:formula="of:=[.A1744]/[.$K$4]" office:value-type="float" office:value="2.28111908" calcext:value-type="float">
            <text:p>2.2811190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029" calcext:value-type="float">
            <text:p>2.28E-001</text:p>
          </table:table-cell>
          <table:table-cell table:style-name="ce5" office:value-type="float" office:value="-0.434372932" calcext:value-type="float">
            <text:p>-4.34E-001</text:p>
          </table:table-cell>
          <table:table-cell table:formula="of:=[.A1745]/[.$K$4]" office:value-type="float" office:value="2.28111029" calcext:value-type="float">
            <text:p>2.2811102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699" calcext:value-type="float">
            <text:p>2.28E-001</text:p>
          </table:table-cell>
          <table:table-cell table:style-name="ce5" office:value-type="float" office:value="-0.434372187" calcext:value-type="float">
            <text:p>-4.34E-001</text:p>
          </table:table-cell>
          <table:table-cell table:formula="of:=[.A1746]/[.$K$4]" office:value-type="float" office:value="2.28111699" calcext:value-type="float">
            <text:p>2.2811169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23605" calcext:value-type="float">
            <text:p>2.28E-001</text:p>
          </table:table-cell>
          <table:table-cell table:style-name="ce5" office:value-type="float" office:value="-0.434372067" calcext:value-type="float">
            <text:p>-4.34E-001</text:p>
          </table:table-cell>
          <table:table-cell table:formula="of:=[.A1747]/[.$K$4]" office:value-type="float" office:value="2.28123605" calcext:value-type="float">
            <text:p>2.2812360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4471" calcext:value-type="float">
            <text:p>2.28E-001</text:p>
          </table:table-cell>
          <table:table-cell table:style-name="ce5" office:value-type="float" office:value="-0.434372544" calcext:value-type="float">
            <text:p>-4.34E-001</text:p>
          </table:table-cell>
          <table:table-cell table:formula="of:=[.A1748]/[.$K$4]" office:value-type="float" office:value="2.28114471" calcext:value-type="float">
            <text:p>2.2811447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8153" calcext:value-type="float">
            <text:p>2.28E-001</text:p>
          </table:table-cell>
          <table:table-cell table:style-name="ce5" office:value-type="float" office:value="-0.43437323" calcext:value-type="float">
            <text:p>-4.34E-001</text:p>
          </table:table-cell>
          <table:table-cell table:formula="of:=[.A1749]/[.$K$4]" office:value-type="float" office:value="2.28108153" calcext:value-type="float">
            <text:p>2.2810815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5292" calcext:value-type="float">
            <text:p>2.28E-001</text:p>
          </table:table-cell>
          <table:table-cell table:style-name="ce5" office:value-type="float" office:value="-0.43437317" calcext:value-type="float">
            <text:p>-4.34E-001</text:p>
          </table:table-cell>
          <table:table-cell table:formula="of:=[.A1750]/[.$K$4]" office:value-type="float" office:value="2.28105292" calcext:value-type="float">
            <text:p>2.2810529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098899" calcext:value-type="float">
            <text:p>2.28E-001</text:p>
          </table:table-cell>
          <table:table-cell table:style-name="ce5" office:value-type="float" office:value="-0.434373349" calcext:value-type="float">
            <text:p>-4.34E-001</text:p>
          </table:table-cell>
          <table:table-cell table:formula="of:=[.A1751]/[.$K$4]" office:value-type="float" office:value="2.28098899" calcext:value-type="float">
            <text:p>2.2809889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7512" calcext:value-type="float">
            <text:p>2.28E-001</text:p>
          </table:table-cell>
          <table:table-cell table:style-name="ce5" office:value-type="float" office:value="-0.434373081" calcext:value-type="float">
            <text:p>-4.34E-001</text:p>
          </table:table-cell>
          <table:table-cell table:formula="of:=[.A1752]/[.$K$4]" office:value-type="float" office:value="2.28107512" calcext:value-type="float">
            <text:p>2.2810751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4158" calcext:value-type="float">
            <text:p>2.28E-001</text:p>
          </table:table-cell>
          <table:table-cell table:style-name="ce5" office:value-type="float" office:value="-0.434372783" calcext:value-type="float">
            <text:p>-4.34E-001</text:p>
          </table:table-cell>
          <table:table-cell table:formula="of:=[.A1753]/[.$K$4]" office:value-type="float" office:value="2.28114158" calcext:value-type="float">
            <text:p>2.2811415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459" calcext:value-type="float">
            <text:p>2.28E-001</text:p>
          </table:table-cell>
          <table:table-cell table:style-name="ce5" office:value-type="float" office:value="-0.434373409" calcext:value-type="float">
            <text:p>-4.34E-001</text:p>
          </table:table-cell>
          <table:table-cell table:formula="of:=[.A1754]/[.$K$4]" office:value-type="float" office:value="2.2811459" calcext:value-type="float">
            <text:p>2.281145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969" calcext:value-type="float">
            <text:p>2.28E-001</text:p>
          </table:table-cell>
          <table:table-cell table:style-name="ce5" office:value-type="float" office:value="-0.434373796" calcext:value-type="float">
            <text:p>-4.34E-001</text:p>
          </table:table-cell>
          <table:table-cell table:formula="of:=[.A1755]/[.$K$4]" office:value-type="float" office:value="2.28110969" calcext:value-type="float">
            <text:p>2.28110969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656" calcext:value-type="float">
            <text:p>2.28E-001</text:p>
          </table:table-cell>
          <table:table-cell table:style-name="ce5" office:value-type="float" office:value="-0.434374124" calcext:value-type="float">
            <text:p>-4.34E-001</text:p>
          </table:table-cell>
          <table:table-cell table:formula="of:=[.A1756]/[.$K$4]" office:value-type="float" office:value="2.28110656" calcext:value-type="float">
            <text:p>2.2811065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48" calcext:value-type="float">
            <text:p>2.28E-001</text:p>
          </table:table-cell>
          <table:table-cell table:style-name="ce5" office:value-type="float" office:value="-0.434374154" calcext:value-type="float">
            <text:p>-4.34E-001</text:p>
          </table:table-cell>
          <table:table-cell table:formula="of:=[.A1757]/[.$K$4]" office:value-type="float" office:value="2.281048" calcext:value-type="float">
            <text:p>2.28104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6841" calcext:value-type="float">
            <text:p>2.28E-001</text:p>
          </table:table-cell>
          <table:table-cell table:style-name="ce5" office:value-type="float" office:value="-0.434373975" calcext:value-type="float">
            <text:p>-4.34E-001</text:p>
          </table:table-cell>
          <table:table-cell table:formula="of:=[.A1758]/[.$K$4]" office:value-type="float" office:value="2.28106841" calcext:value-type="float">
            <text:p>2.28106841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6603" calcext:value-type="float">
            <text:p>2.28E-001</text:p>
          </table:table-cell>
          <table:table-cell table:style-name="ce5" office:value-type="float" office:value="-0.434373945" calcext:value-type="float">
            <text:p>-4.34E-001</text:p>
          </table:table-cell>
          <table:table-cell table:formula="of:=[.A1759]/[.$K$4]" office:value-type="float" office:value="2.28106603" calcext:value-type="float">
            <text:p>2.2810660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2416" calcext:value-type="float">
            <text:p>2.28E-001</text:p>
          </table:table-cell>
          <table:table-cell table:style-name="ce5" office:value-type="float" office:value="-0.434373736" calcext:value-type="float">
            <text:p>-4.34E-001</text:p>
          </table:table-cell>
          <table:table-cell table:formula="of:=[.A1760]/[.$K$4]" office:value-type="float" office:value="2.28102416" calcext:value-type="float">
            <text:p>2.28102416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4204" calcext:value-type="float">
            <text:p>2.28E-001</text:p>
          </table:table-cell>
          <table:table-cell table:style-name="ce5" office:value-type="float" office:value="-0.434373736" calcext:value-type="float">
            <text:p>-4.34E-001</text:p>
          </table:table-cell>
          <table:table-cell table:formula="of:=[.A1761]/[.$K$4]" office:value-type="float" office:value="2.28104204" calcext:value-type="float">
            <text:p>2.2810420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6007" calcext:value-type="float">
            <text:p>2.28E-001</text:p>
          </table:table-cell>
          <table:table-cell table:style-name="ce5" office:value-type="float" office:value="-0.434375286" calcext:value-type="float">
            <text:p>-4.34E-001</text:p>
          </table:table-cell>
          <table:table-cell table:formula="of:=[.A1762]/[.$K$4]" office:value-type="float" office:value="2.28106007" calcext:value-type="float">
            <text:p>2.2810600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1075" calcext:value-type="float">
            <text:p>2.28E-001</text:p>
          </table:table-cell>
          <table:table-cell table:style-name="ce5" office:value-type="float" office:value="-0.434375852" calcext:value-type="float">
            <text:p>-4.34E-001</text:p>
          </table:table-cell>
          <table:table-cell table:formula="of:=[.A1763]/[.$K$4]" office:value-type="float" office:value="2.28101075" calcext:value-type="float">
            <text:p>2.2810107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6037" calcext:value-type="float">
            <text:p>2.28E-001</text:p>
          </table:table-cell>
          <table:table-cell table:style-name="ce5" office:value-type="float" office:value="-0.434376329" calcext:value-type="float">
            <text:p>-4.34E-001</text:p>
          </table:table-cell>
          <table:table-cell table:formula="of:=[.A1764]/[.$K$4]" office:value-type="float" office:value="2.28106037" calcext:value-type="float">
            <text:p>2.2810603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7408" calcext:value-type="float">
            <text:p>2.28E-001</text:p>
          </table:table-cell>
          <table:table-cell table:style-name="ce5" office:value-type="float" office:value="-0.434376925" calcext:value-type="float">
            <text:p>-4.34E-001</text:p>
          </table:table-cell>
          <table:table-cell table:formula="of:=[.A1765]/[.$K$4]" office:value-type="float" office:value="2.28107408" calcext:value-type="float">
            <text:p>2.28107408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5903" calcext:value-type="float">
            <text:p>2.28E-001</text:p>
          </table:table-cell>
          <table:table-cell table:style-name="ce5" office:value-type="float" office:value="-0.434378147" calcext:value-type="float">
            <text:p>-4.34E-001</text:p>
          </table:table-cell>
          <table:table-cell table:formula="of:=[.A1766]/[.$K$4]" office:value-type="float" office:value="2.28105903" calcext:value-type="float">
            <text:p>2.2810590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7855" calcext:value-type="float">
            <text:p>2.28E-001</text:p>
          </table:table-cell>
          <table:table-cell table:style-name="ce5" office:value-type="float" office:value="-0.434378356" calcext:value-type="float">
            <text:p>-4.34E-001</text:p>
          </table:table-cell>
          <table:table-cell table:formula="of:=[.A1767]/[.$K$4]" office:value-type="float" office:value="2.28107855" calcext:value-type="float">
            <text:p>2.2810785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865" calcext:value-type="float">
            <text:p>2.28E-001</text:p>
          </table:table-cell>
          <table:table-cell table:style-name="ce5" office:value-type="float" office:value="-0.434378952" calcext:value-type="float">
            <text:p>-4.34E-001</text:p>
          </table:table-cell>
          <table:table-cell table:formula="of:=[.A1768]/[.$K$4]" office:value-type="float" office:value="2.28110865" calcext:value-type="float">
            <text:p>2.2811086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9702" calcext:value-type="float">
            <text:p>2.28E-001</text:p>
          </table:table-cell>
          <table:table-cell table:style-name="ce5" office:value-type="float" office:value="-0.43437919" calcext:value-type="float">
            <text:p>-4.34E-001</text:p>
          </table:table-cell>
          <table:table-cell table:formula="of:=[.A1769]/[.$K$4]" office:value-type="float" office:value="2.28109702" calcext:value-type="float">
            <text:p>2.2810970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3517" calcext:value-type="float">
            <text:p>2.28E-001</text:p>
          </table:table-cell>
          <table:table-cell table:style-name="ce5" office:value-type="float" office:value="-0.43437916" calcext:value-type="float">
            <text:p>-4.34E-001</text:p>
          </table:table-cell>
          <table:table-cell table:formula="of:=[.A1770]/[.$K$4]" office:value-type="float" office:value="2.28113517" calcext:value-type="float">
            <text:p>2.2811351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893" calcext:value-type="float">
            <text:p>2.28E-001</text:p>
          </table:table-cell>
          <table:table-cell table:style-name="ce5" office:value-type="float" office:value="-0.434379071" calcext:value-type="float">
            <text:p>-4.34E-001</text:p>
          </table:table-cell>
          <table:table-cell table:formula="of:=[.A1771]/[.$K$4]" office:value-type="float" office:value="2.28111893" calcext:value-type="float">
            <text:p>2.2811189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4352" calcext:value-type="float">
            <text:p>2.28E-001</text:p>
          </table:table-cell>
          <table:table-cell table:style-name="ce5" office:value-type="float" office:value="-0.434378743" calcext:value-type="float">
            <text:p>-4.34E-001</text:p>
          </table:table-cell>
          <table:table-cell table:formula="of:=[.A1772]/[.$K$4]" office:value-type="float" office:value="2.28114352" calcext:value-type="float">
            <text:p>2.28114352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6557" calcext:value-type="float">
            <text:p>2.28E-001</text:p>
          </table:table-cell>
          <table:table-cell table:style-name="ce5" office:value-type="float" office:value="-0.434378296" calcext:value-type="float">
            <text:p>-4.34E-001</text:p>
          </table:table-cell>
          <table:table-cell table:formula="of:=[.A1773]/[.$K$4]" office:value-type="float" office:value="2.28116557" calcext:value-type="float">
            <text:p>2.2811655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0075" calcext:value-type="float">
            <text:p>2.28E-001</text:p>
          </table:table-cell>
          <table:table-cell table:style-name="ce5" office:value-type="float" office:value="-0.434378028" calcext:value-type="float">
            <text:p>-4.34E-001</text:p>
          </table:table-cell>
          <table:table-cell table:formula="of:=[.A1774]/[.$K$4]" office:value-type="float" office:value="2.28110075" calcext:value-type="float">
            <text:p>2.2811007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6424" calcext:value-type="float">
            <text:p>2.28E-001</text:p>
          </table:table-cell>
          <table:table-cell table:style-name="ce5" office:value-type="float" office:value="-0.434378058" calcext:value-type="float">
            <text:p>-4.34E-001</text:p>
          </table:table-cell>
          <table:table-cell table:formula="of:=[.A1775]/[.$K$4]" office:value-type="float" office:value="2.28106424" calcext:value-type="float">
            <text:p>2.2810642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2654" calcext:value-type="float">
            <text:p>2.28E-001</text:p>
          </table:table-cell>
          <table:table-cell table:style-name="ce5" office:value-type="float" office:value="-0.434379071" calcext:value-type="float">
            <text:p>-4.34E-001</text:p>
          </table:table-cell>
          <table:table-cell table:formula="of:=[.A1776]/[.$K$4]" office:value-type="float" office:value="2.28102654" calcext:value-type="float">
            <text:p>2.28102654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0777" calcext:value-type="float">
            <text:p>2.28E-001</text:p>
          </table:table-cell>
          <table:table-cell table:style-name="ce5" office:value-type="float" office:value="-0.434380591" calcext:value-type="float">
            <text:p>-4.34E-001</text:p>
          </table:table-cell>
          <table:table-cell table:formula="of:=[.A1777]/[.$K$4]" office:value-type="float" office:value="2.28100777" calcext:value-type="float">
            <text:p>2.28100777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5903" calcext:value-type="float">
            <text:p>2.28E-001</text:p>
          </table:table-cell>
          <table:table-cell table:style-name="ce5" office:value-type="float" office:value="-0.434381783" calcext:value-type="float">
            <text:p>-4.34E-001</text:p>
          </table:table-cell>
          <table:table-cell table:formula="of:=[.A1778]/[.$K$4]" office:value-type="float" office:value="2.28105903" calcext:value-type="float">
            <text:p>2.28105903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11595" calcext:value-type="float">
            <text:p>2.28E-001</text:p>
          </table:table-cell>
          <table:table-cell table:style-name="ce5" office:value-type="float" office:value="-0.434382677" calcext:value-type="float">
            <text:p>-4.34E-001</text:p>
          </table:table-cell>
          <table:table-cell table:formula="of:=[.A1779]/[.$K$4]" office:value-type="float" office:value="2.28111595" calcext:value-type="float">
            <text:p>2.28111595</text:p>
          </table:table-cell>
          <table:table-cell table:number-columns-repeated="1019"/>
        </table:table-row>
        <table:table-row table:style-name="ro1">
          <table:table-cell table:style-name="ce2" office:value-type="float" office:value="0.228108719" calcext:value-type="float">
            <text:p>2.28E-001</text:p>
          </table:table-cell>
          <table:table-cell table:style-name="ce5" office:value-type="float" office:value="-0.434381813" calcext:value-type="float">
            <text:p>-4.34E-001</text:p>
          </table:table-cell>
          <table:table-cell table:formula="of:=[.A1780]/[.$K$4]" office:value-type="float" office:value="2.28108719" calcext:value-type="float">
            <text:p>2.28108719</text:p>
          </table:table-cell>
          <table:table-cell table:number-columns-repeated="1019"/>
        </table:table-row>
        <table:table-row table:style-name="ro1" table:number-rows-repeated="2591">
          <table:table-cell table:style-name="ce2"/>
          <table:table-cell table:style-name="ce5"/>
          <table:table-cell table:number-columns-repeated="1020"/>
        </table:table-row>
        <table:table-row table:style-name="ro1" table:number-rows-repeated="104420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ENSOR2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U_Spule, V</text:p>
          </table:table-cell>
          <table:table-cell table:style-name="ce3" office:value-type="string" calcext:value-type="string">
            <text:p>U_Sensor, V</text:p>
          </table:table-cell>
          <table:table-cell table:style-name="ce1" office:value-type="string" calcext:value-type="string">
            <text:p>I_Spule, A</text:p>
          </table:table-cell>
          <table:table-cell table:style-name="ce1" table:number-columns-repeated="2"/>
          <table:table-cell table:style-name="ce1" office:value-type="string" calcext:value-type="string">
            <text:p>Helmholtzspule</text:p>
          </table:table-cell>
          <table:table-cell table:style-name="ce1" table:number-columns-repeated="4"/>
          <table:table-cell table:style-name="ce1" office:value-type="string" calcext:value-type="string">
            <text:p>Widerstand, Ohm</text:p>
          </table:table-cell>
          <table:table-cell table:style-name="ce1" office:value-type="string" calcext:value-type="string">
            <text:p>Ubatterie, V</text:p>
          </table:table-cell>
          <table:table-cell/>
          <table:table-cell table:style-name="ce1" office:value-type="string" calcext:value-type="string">
            <text:p>Sensor</text:p>
          </table:table-cell>
          <table:table-cell table:style-name="ce1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-0.0441639535" calcext:value-type="float">
            <text:p>-4.42E-002</text:p>
          </table:table-cell>
          <table:table-cell table:style-name="ce5" office:value-type="float" office:value="-0.361789346" calcext:value-type="float">
            <text:p>-3.62E-001</text:p>
          </table:table-cell>
          <table:table-cell table:formula="of:=[.A3]/[.$K$4]" office:value-type="float" office:value="-0.441639535" calcext:value-type="float">
            <text:p>-0.44163953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eff, m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U_betrieb</text:p>
          </table:table-cell>
          <table:table-cell/>
          <table:table-cell office:value-type="string" calcext:value-type="string">
            <text:p>S, mV/(V*Oe)</text:p>
          </table:table-cell>
          <table:table-cell table:number-columns-repeated="1010"/>
        </table:table-row>
        <table:table-row table:style-name="ro1">
          <table:table-cell table:style-name="ce2" office:value-type="float" office:value="-0.0441088565" calcext:value-type="float">
            <text:p>-4.41E-002</text:p>
          </table:table-cell>
          <table:table-cell table:style-name="ce5" office:value-type="float" office:value="-0.361713499" calcext:value-type="float">
            <text:p>-3.62E-001</text:p>
          </table:table-cell>
          <table:table-cell table:formula="of:=[.A4]/[.$K$4]" office:value-type="float" office:value="-0.441088565" calcext:value-type="float">
            <text:p>-0.441088565</text:p>
          </table:table-cell>
          <table:table-cell table:number-columns-repeated="3"/>
          <table:table-cell table:formula="of:=0.065" office:value-type="float" office:value="0.065" calcext:value-type="float">
            <text:p>0.065</text:p>
          </table:table-cell>
          <table:table-cell table:number-columns-repeated="3"/>
          <table:table-cell table:formula="of:=0.1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23.85" calcext:value-type="float">
            <text:p>23.85</text:p>
          </table:table-cell>
          <table:table-cell table:number-columns-repeated="1010"/>
        </table:table-row>
        <table:table-row table:style-name="ro1">
          <table:table-cell table:style-name="ce2" office:value-type="float" office:value="-0.0439317487" calcext:value-type="float">
            <text:p>-4.39E-002</text:p>
          </table:table-cell>
          <table:table-cell table:style-name="ce5" office:value-type="float" office:value="-0.361672759" calcext:value-type="float">
            <text:p>-3.62E-001</text:p>
          </table:table-cell>
          <table:table-cell table:formula="of:=[.A5]/[.$K$4]" office:value-type="float" office:value="-0.439317487" calcext:value-type="float">
            <text:p>-0.439317487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058522" calcext:value-type="float">
            <text:p>-4.40E-002</text:p>
          </table:table-cell>
          <table:table-cell table:style-name="ce5" office:value-type="float" office:value="-0.361724794" calcext:value-type="float">
            <text:p>-3.62E-001</text:p>
          </table:table-cell>
          <table:table-cell table:formula="of:=[.A6]/[.$K$4]" office:value-type="float" office:value="-0.440058522" calcext:value-type="float">
            <text:p>-0.440058522</text:p>
          </table:table-cell>
          <table:table-cell table:number-columns-repeated="10"/>
          <table:table-cell office:value-type="string" calcext:value-type="string">
            <text:p>Fehler, mV/(V*Oe)</text:p>
          </table:table-cell>
          <table:table-cell table:number-columns-repeated="1010"/>
        </table:table-row>
        <table:table-row table:style-name="ro1">
          <table:table-cell table:style-name="ce2" office:value-type="float" office:value="-0.0439133048" calcext:value-type="float">
            <text:p>-4.39E-002</text:p>
          </table:table-cell>
          <table:table-cell table:style-name="ce5" office:value-type="float" office:value="-0.361696601" calcext:value-type="float">
            <text:p>-3.62E-001</text:p>
          </table:table-cell>
          <table:table-cell table:formula="of:=[.A7]/[.$K$4]" office:value-type="float" office:value="-0.439133048" calcext:value-type="float">
            <text:p>-0.439133048</text:p>
          </table:table-cell>
          <table:table-cell table:number-columns-repeated="3"/>
          <table:table-cell table:style-name="ce1" office:value-type="string" calcext:value-type="string">
            <text:p>Steigung, mV/A</text:p>
          </table:table-cell>
          <table:table-cell/>
          <table:table-cell table:style-name="ce1" office:value-type="string" calcext:value-type="string">
            <text:p>Windungszahl</text:p>
          </table:table-cell>
          <table:table-cell table:number-columns-repeated="4"/>
          <table:table-cell table:style-name="ce6" office:value-type="float" office:value="1.34350288425444" calcext:value-type="float">
            <text:p>1.3435028843</text:p>
          </table:table-cell>
          <table:table-cell table:number-columns-repeated="1010"/>
        </table:table-row>
        <table:table-row table:style-name="ro1">
          <table:table-cell table:style-name="ce2" office:value-type="float" office:value="-0.0439935923" calcext:value-type="float">
            <text:p>-4.40E-002</text:p>
          </table:table-cell>
          <table:table-cell table:style-name="ce5" office:value-type="float" office:value="-0.361787528" calcext:value-type="float">
            <text:p>-3.62E-001</text:p>
          </table:table-cell>
          <table:table-cell table:formula="of:=[.A8]/[.$K$4]" office:value-type="float" office:value="-0.439935923" calcext:value-type="float">
            <text:p>-0.439935923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3432592" calcext:value-type="float">
            <text:p>-4.43E-002</text:p>
          </table:table-cell>
          <table:table-cell table:style-name="ce5" office:value-type="float" office:value="-0.361863732" calcext:value-type="float">
            <text:p>-3.62E-001</text:p>
          </table:table-cell>
          <table:table-cell table:formula="of:=[.A9]/[.$K$4]" office:value-type="float" office:value="-0.443432592" calcext:value-type="float">
            <text:p>-0.443432592</text:p>
          </table:table-cell>
          <table:table-cell table:number-columns-repeated="2"/>
          <table:table-cell office:value-type="string" calcext:value-type="string">
            <text:p>#1</text:p>
          </table:table-cell>
          <table:table-cell table:formula="of:=1.8934737413*1000" office:value-type="float" office:value="1893.4737413" calcext:value-type="float">
            <text:p>1893.4737413</text:p>
          </table:table-cell>
          <table:table-cell/>
          <table:table-cell table:formula="of:=(1000/(4*PI()))*[.$G9]*SQRT(125)*[.$G$4]/(8*[.$L$4]*[.$N$4])" office:value-type="float" office:value="573.904216392074" calcext:value-type="float">
            <text:p>573.9042163921</text:p>
          </table:table-cell>
          <table:table-cell table:number-columns-repeated="1015"/>
        </table:table-row>
        <table:table-row table:style-name="ro1">
          <table:table-cell table:style-name="ce2" office:value-type="float" office:value="-0.0443392061" calcext:value-type="float">
            <text:p>-4.43E-002</text:p>
          </table:table-cell>
          <table:table-cell table:style-name="ce5" office:value-type="float" office:value="-0.361862868" calcext:value-type="float">
            <text:p>-3.62E-001</text:p>
          </table:table-cell>
          <table:table-cell table:formula="of:=[.A10]/[.$K$4]" office:value-type="float" office:value="-0.443392061" calcext:value-type="float">
            <text:p>-0.443392061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3617143" calcext:value-type="float">
            <text:p>-4.44E-002</text:p>
          </table:table-cell>
          <table:table-cell table:style-name="ce5" office:value-type="float" office:value="-0.361860394" calcext:value-type="float">
            <text:p>-3.62E-001</text:p>
          </table:table-cell>
          <table:table-cell table:formula="of:=[.A11]/[.$K$4]" office:value-type="float" office:value="-0.443617143" calcext:value-type="float">
            <text:p>-0.443617143</text:p>
          </table:table-cell>
          <table:table-cell table:number-columns-repeated="2"/>
          <table:table-cell office:value-type="string" calcext:value-type="string">
            <text:p>#2</text:p>
          </table:table-cell>
          <table:table-cell table:formula="of:=1.869983277592*1000" office:value-type="float" office:value="1869.983277592" calcext:value-type="float">
            <text:p>1869.983277592</text:p>
          </table:table-cell>
          <table:table-cell/>
          <table:table-cell table:formula="of:=(1000/(4*PI()))*[.$G11]*SQRT(125)*[.$G$4]/(8*[.$L$4]*[.$N$4])" office:value-type="float" office:value="566.784352053332" calcext:value-type="float">
            <text:p>566.7843520533</text:p>
          </table:table-cell>
          <table:table-cell table:number-columns-repeated="1015"/>
        </table:table-row>
        <table:table-row table:style-name="ro1">
          <table:table-cell table:style-name="ce2" office:value-type="float" office:value="-0.0441258699" calcext:value-type="float">
            <text:p>-4.41E-002</text:p>
          </table:table-cell>
          <table:table-cell table:style-name="ce5" office:value-type="float" office:value="-0.361774564" calcext:value-type="float">
            <text:p>-3.62E-001</text:p>
          </table:table-cell>
          <table:table-cell table:formula="of:=[.A12]/[.$K$4]" office:value-type="float" office:value="-0.441258699" calcext:value-type="float">
            <text:p>-0.441258699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19334" calcext:value-type="float">
            <text:p>-4.40E-002</text:p>
          </table:table-cell>
          <table:table-cell table:style-name="ce5" office:value-type="float" office:value="-0.361736208" calcext:value-type="float">
            <text:p>-3.62E-001</text:p>
          </table:table-cell>
          <table:table-cell table:formula="of:=[.A13]/[.$K$4]" office:value-type="float" office:value="-0.44019334" calcext:value-type="float">
            <text:p>-0.44019334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number-columns-repeated="2"/>
          <table:table-cell table:formula="of:=AVERAGE([.I9];[.I11])" office:value-type="float" office:value="570.344284222703" calcext:value-type="float">
            <text:p>570.3442842227</text:p>
          </table:table-cell>
          <table:table-cell table:number-columns-repeated="1015"/>
        </table:table-row>
        <table:table-row table:style-name="ro1">
          <table:table-cell table:style-name="ce2" office:value-type="float" office:value="-0.0440030843" calcext:value-type="float">
            <text:p>-4.40E-002</text:p>
          </table:table-cell>
          <table:table-cell table:style-name="ce5" office:value-type="float" office:value="-0.361725688" calcext:value-type="float">
            <text:p>-3.62E-001</text:p>
          </table:table-cell>
          <table:table-cell table:formula="of:=[.A14]/[.$K$4]" office:value-type="float" office:value="-0.440030843" calcext:value-type="float">
            <text:p>-0.440030843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9848043" calcext:value-type="float">
            <text:p>-4.40E-002</text:p>
          </table:table-cell>
          <table:table-cell table:style-name="ce5" office:value-type="float" office:value="-0.361724257" calcext:value-type="float">
            <text:p>-3.62E-001</text:p>
          </table:table-cell>
          <table:table-cell table:formula="of:=[.A15]/[.$K$4]" office:value-type="float" office:value="-0.439848043" calcext:value-type="float">
            <text:p>-0.439848043</text:p>
          </table:table-cell>
          <table:table-cell table:number-columns-repeated="2"/>
          <table:table-cell office:value-type="string" calcext:value-type="string">
            <text:p>Fehler</text:p>
          </table:table-cell>
          <table:table-cell table:number-columns-repeated="2"/>
          <table:table-cell table:formula="of:=STDEV([.I9:.I11])" office:value-type="float" office:value="5.03450435505282" calcext:value-type="float">
            <text:p>5.0345043551</text:p>
          </table:table-cell>
          <table:table-cell table:number-columns-repeated="1015"/>
        </table:table-row>
        <table:table-row table:style-name="ro1">
          <table:table-cell table:style-name="ce2" office:value-type="float" office:value="-0.0440074466" calcext:value-type="float">
            <text:p>-4.40E-002</text:p>
          </table:table-cell>
          <table:table-cell table:style-name="ce5" office:value-type="float" office:value="-0.36173442" calcext:value-type="float">
            <text:p>-3.62E-001</text:p>
          </table:table-cell>
          <table:table-cell table:formula="of:=[.A16]/[.$K$4]" office:value-type="float" office:value="-0.440074466" calcext:value-type="float">
            <text:p>-0.44007446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170467" calcext:value-type="float">
            <text:p>-4.40E-002</text:p>
          </table:table-cell>
          <table:table-cell table:style-name="ce5" office:value-type="float" office:value="-0.361751348" calcext:value-type="float">
            <text:p>-3.62E-001</text:p>
          </table:table-cell>
          <table:table-cell table:formula="of:=[.A17]/[.$K$4]" office:value-type="float" office:value="-0.440170467" calcext:value-type="float">
            <text:p>-0.440170467</text:p>
          </table:table-cell>
          <table:table-cell table:number-columns-repeated="2"/>
          <table:table-cell office:value-type="string" calcext:value-type="string">
            <text:p>Fehler, %</text:p>
          </table:table-cell>
          <table:table-cell table:number-columns-repeated="2"/>
          <table:table-cell table:formula="of:=100 * [.I15]/[.I13]" office:value-type="float" office:value="0.882713212759573" calcext:value-type="float">
            <text:p>0.8827132128</text:p>
          </table:table-cell>
          <table:table-cell table:number-columns-repeated="1015"/>
        </table:table-row>
        <table:table-row table:style-name="ro1">
          <table:table-cell table:style-name="ce2" office:value-type="float" office:value="-0.0440751985" calcext:value-type="float">
            <text:p>-4.41E-002</text:p>
          </table:table-cell>
          <table:table-cell table:style-name="ce5" office:value-type="float" office:value="-0.361771077" calcext:value-type="float">
            <text:p>-3.62E-001</text:p>
          </table:table-cell>
          <table:table-cell table:formula="of:=[.A18]/[.$K$4]" office:value-type="float" office:value="-0.440751985" calcext:value-type="float">
            <text:p>-0.440751985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928675" calcext:value-type="float">
            <text:p>-4.41E-002</text:p>
          </table:table-cell>
          <table:table-cell table:style-name="ce5" office:value-type="float" office:value="-0.361777633" calcext:value-type="float">
            <text:p>-3.62E-001</text:p>
          </table:table-cell>
          <table:table-cell table:formula="of:=[.A19]/[.$K$4]" office:value-type="float" office:value="-0.440928675" calcext:value-type="float">
            <text:p>-0.440928675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980829" calcext:value-type="float">
            <text:p>-4.41E-002</text:p>
          </table:table-cell>
          <table:table-cell table:style-name="ce5" office:value-type="float" office:value="-0.361798108" calcext:value-type="float">
            <text:p>-3.62E-001</text:p>
          </table:table-cell>
          <table:table-cell table:formula="of:=[.A20]/[.$K$4]" office:value-type="float" office:value="-0.440980829" calcext:value-type="float">
            <text:p>-0.440980829</text:p>
          </table:table-cell>
          <table:table-cell table:number-columns-repeated="2"/>
          <table:table-cell table:style-name="ce7" office:value-type="string" calcext:value-type="string">
            <text:p>GESAMT</text:p>
          </table:table-cell>
          <table:table-cell table:style-name="ce7" table:number-columns-repeated="2"/>
          <table:table-cell table:style-name="ce7" table:formula="of:=AVERAGE([.I13];[SENSOR1.I13])" office:value-type="float" office:value="564.160060824099" calcext:value-type="float">
            <text:p>564.1600608241</text:p>
          </table:table-cell>
          <table:table-cell table:number-columns-repeated="1015"/>
        </table:table-row>
        <table:table-row table:style-name="ro1">
          <table:table-cell table:style-name="ce2" office:value-type="float" office:value="-0.0441332683" calcext:value-type="float">
            <text:p>-4.41E-002</text:p>
          </table:table-cell>
          <table:table-cell table:style-name="ce5" office:value-type="float" office:value="-0.361804992" calcext:value-type="float">
            <text:p>-3.62E-001</text:p>
          </table:table-cell>
          <table:table-cell table:formula="of:=[.A21]/[.$K$4]" office:value-type="float" office:value="-0.441332683" calcext:value-type="float">
            <text:p>-0.441332683</text:p>
          </table:table-cell>
          <table:table-cell table:number-columns-repeated="2"/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2" office:value-type="float" office:value="-0.0441097766" calcext:value-type="float">
            <text:p>-4.41E-002</text:p>
          </table:table-cell>
          <table:table-cell table:style-name="ce5" office:value-type="float" office:value="-0.361799419" calcext:value-type="float">
            <text:p>-3.62E-001</text:p>
          </table:table-cell>
          <table:table-cell table:formula="of:=[.A22]/[.$K$4]" office:value-type="float" office:value="-0.441097766" calcext:value-type="float">
            <text:p>-0.441097766</text:p>
          </table:table-cell>
          <table:table-cell table:number-columns-repeated="2"/>
          <table:table-cell table:style-name="ce7" office:value-type="string" calcext:value-type="string">
            <text:p>FEHLER</text:p>
          </table:table-cell>
          <table:table-cell table:style-name="ce7" table:number-columns-repeated="2"/>
          <table:table-cell table:style-name="ce7" table:formula="of:=STDEV([.I13];[SENSOR1.I13])" office:value-type="float" office:value="8.74581260305096" calcext:value-type="float">
            <text:p>8.7458126031</text:p>
          </table:table-cell>
          <table:table-cell table:number-columns-repeated="1015"/>
        </table:table-row>
        <table:table-row table:style-name="ro1">
          <table:table-cell table:style-name="ce2" office:value-type="float" office:value="-0.0441260561" calcext:value-type="float">
            <text:p>-4.41E-002</text:p>
          </table:table-cell>
          <table:table-cell table:style-name="ce5" office:value-type="float" office:value="-0.36180532" calcext:value-type="float">
            <text:p>-3.62E-001</text:p>
          </table:table-cell>
          <table:table-cell table:formula="of:=[.A23]/[.$K$4]" office:value-type="float" office:value="-0.441260561" calcext:value-type="float">
            <text:p>-0.441260561</text:p>
          </table:table-cell>
          <table:table-cell table:number-columns-repeated="2"/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2" office:value-type="float" office:value="-0.0441301614" calcext:value-type="float">
            <text:p>-4.41E-002</text:p>
          </table:table-cell>
          <table:table-cell table:style-name="ce5" office:value-type="float" office:value="-0.36178112" calcext:value-type="float">
            <text:p>-3.62E-001</text:p>
          </table:table-cell>
          <table:table-cell table:formula="of:=[.A24]/[.$K$4]" office:value-type="float" office:value="-0.441301614" calcext:value-type="float">
            <text:p>-0.441301614</text:p>
          </table:table-cell>
          <table:table-cell table:number-columns-repeated="2"/>
          <table:table-cell table:style-name="ce7" office:value-type="string" calcext:value-type="string">
            <text:p>FEHLER, %</text:p>
          </table:table-cell>
          <table:table-cell table:style-name="ce7" table:number-columns-repeated="2"/>
          <table:table-cell table:style-name="ce7" table:formula="of:=100 * [.I22] / [.I20]" office:value-type="float" office:value="1.55023604299026" calcext:value-type="float">
            <text:p>1.550236043</text:p>
          </table:table-cell>
          <table:table-cell table:number-columns-repeated="1015"/>
        </table:table-row>
        <table:table-row table:style-name="ro1">
          <table:table-cell table:style-name="ce2" office:value-type="float" office:value="-0.0440429151" calcext:value-type="float">
            <text:p>-4.40E-002</text:p>
          </table:table-cell>
          <table:table-cell table:style-name="ce5" office:value-type="float" office:value="-0.361747414" calcext:value-type="float">
            <text:p>-3.62E-001</text:p>
          </table:table-cell>
          <table:table-cell table:formula="of:=[.A25]/[.$K$4]" office:value-type="float" office:value="-0.440429151" calcext:value-type="float">
            <text:p>-0.440429151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478586" calcext:value-type="float">
            <text:p>-4.40E-002</text:p>
          </table:table-cell>
          <table:table-cell table:style-name="ce5" office:value-type="float" office:value="-0.361762077" calcext:value-type="float">
            <text:p>-3.62E-001</text:p>
          </table:table-cell>
          <table:table-cell table:formula="of:=[.A26]/[.$K$4]" office:value-type="float" office:value="-0.440478586" calcext:value-type="float">
            <text:p>-0.44047858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207087" calcext:value-type="float">
            <text:p>-4.40E-002</text:p>
          </table:table-cell>
          <table:table-cell table:style-name="ce5" office:value-type="float" office:value="-0.361764342" calcext:value-type="float">
            <text:p>-3.62E-001</text:p>
          </table:table-cell>
          <table:table-cell table:formula="of:=[.A27]/[.$K$4]" office:value-type="float" office:value="-0.440207087" calcext:value-type="float">
            <text:p>-0.440207087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568104" calcext:value-type="float">
            <text:p>-4.41E-002</text:p>
          </table:table-cell>
          <table:table-cell table:style-name="ce5" office:value-type="float" office:value="-0.361764461" calcext:value-type="float">
            <text:p>-3.62E-001</text:p>
          </table:table-cell>
          <table:table-cell table:formula="of:=[.A28]/[.$K$4]" office:value-type="float" office:value="-0.440568104" calcext:value-type="float">
            <text:p>-0.440568104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646969" calcext:value-type="float">
            <text:p>-4.41E-002</text:p>
          </table:table-cell>
          <table:table-cell table:style-name="ce5" office:value-type="float" office:value="-0.36178124" calcext:value-type="float">
            <text:p>-3.62E-001</text:p>
          </table:table-cell>
          <table:table-cell table:formula="of:=[.A29]/[.$K$4]" office:value-type="float" office:value="-0.440646969" calcext:value-type="float">
            <text:p>-0.440646969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389886" calcext:value-type="float">
            <text:p>-4.40E-002</text:p>
          </table:table-cell>
          <table:table-cell table:style-name="ce5" office:value-type="float" office:value="-0.361759365" calcext:value-type="float">
            <text:p>-3.62E-001</text:p>
          </table:table-cell>
          <table:table-cell table:formula="of:=[.A30]/[.$K$4]" office:value-type="float" office:value="-0.440389886" calcext:value-type="float">
            <text:p>-0.44038988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9827666" calcext:value-type="float">
            <text:p>-4.40E-002</text:p>
          </table:table-cell>
          <table:table-cell table:style-name="ce5" office:value-type="float" office:value="-0.361685723" calcext:value-type="float">
            <text:p>-3.62E-001</text:p>
          </table:table-cell>
          <table:table-cell table:formula="of:=[.A31]/[.$K$4]" office:value-type="float" office:value="-0.439827666" calcext:value-type="float">
            <text:p>-0.43982766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904312" calcext:value-type="float">
            <text:p>-4.39E-002</text:p>
          </table:table-cell>
          <table:table-cell table:style-name="ce5" office:value-type="float" office:value="-0.361692429" calcext:value-type="float">
            <text:p>-3.62E-001</text:p>
          </table:table-cell>
          <table:table-cell table:formula="of:=[.A32]/[.$K$4]" office:value-type="float" office:value="-0.43904312" calcext:value-type="float">
            <text:p>-0.43904312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8540541" calcext:value-type="float">
            <text:p>-4.39E-002</text:p>
          </table:table-cell>
          <table:table-cell table:style-name="ce5" office:value-type="float" office:value="-0.361750573" calcext:value-type="float">
            <text:p>-3.62E-001</text:p>
          </table:table-cell>
          <table:table-cell table:formula="of:=[.A33]/[.$K$4]" office:value-type="float" office:value="-0.438540541" calcext:value-type="float">
            <text:p>-0.438540541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9918265" calcext:value-type="float">
            <text:p>-4.40E-002</text:p>
          </table:table-cell>
          <table:table-cell table:style-name="ce5" office:value-type="float" office:value="-0.361809939" calcext:value-type="float">
            <text:p>-3.62E-001</text:p>
          </table:table-cell>
          <table:table-cell table:formula="of:=[.A34]/[.$K$4]" office:value-type="float" office:value="-0.439918265" calcext:value-type="float">
            <text:p>-0.439918265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9934656" calcext:value-type="float">
            <text:p>-4.40E-002</text:p>
          </table:table-cell>
          <table:table-cell table:style-name="ce5" office:value-type="float" office:value="-0.361796498" calcext:value-type="float">
            <text:p>-3.62E-001</text:p>
          </table:table-cell>
          <table:table-cell table:formula="of:=[.A35]/[.$K$4]" office:value-type="float" office:value="-0.439934656" calcext:value-type="float">
            <text:p>-0.43993465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258197" calcext:value-type="float">
            <text:p>-4.40E-002</text:p>
          </table:table-cell>
          <table:table-cell table:style-name="ce5" office:value-type="float" office:value="-0.361775964" calcext:value-type="float">
            <text:p>-3.62E-001</text:p>
          </table:table-cell>
          <table:table-cell table:formula="of:=[.A36]/[.$K$4]" office:value-type="float" office:value="-0.440258197" calcext:value-type="float">
            <text:p>-0.440258197</text:p>
          </table:table-cell>
          <table:table-cell table:number-columns-repeated="1021"/>
        </table:table-row>
        <table:table-row table:style-name="ro1">
          <table:table-cell table:style-name="ce2" office:value-type="float" office:value="-0.0440222919" calcext:value-type="float">
            <text:p>-4.40E-002</text:p>
          </table:table-cell>
          <table:table-cell table:style-name="ce5" office:value-type="float" office:value="-0.361740202" calcext:value-type="float">
            <text:p>-3.62E-001</text:p>
          </table:table-cell>
          <table:table-cell table:formula="of:=[.A37]/[.$K$4]" office:value-type="float" office:value="-0.440222919" calcext:value-type="float">
            <text:p>-0.440222919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9544134" calcext:value-type="float">
            <text:p>-4.40E-002</text:p>
          </table:table-cell>
          <table:table-cell table:style-name="ce5" office:value-type="float" office:value="-0.361654162" calcext:value-type="float">
            <text:p>-3.62E-001</text:p>
          </table:table-cell>
          <table:table-cell table:formula="of:=[.A38]/[.$K$4]" office:value-type="float" office:value="-0.439544134" calcext:value-type="float">
            <text:p>-0.439544134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8993052" calcext:value-type="float">
            <text:p>-4.39E-002</text:p>
          </table:table-cell>
          <table:table-cell table:style-name="ce5" office:value-type="float" office:value="-0.361673951" calcext:value-type="float">
            <text:p>-3.62E-001</text:p>
          </table:table-cell>
          <table:table-cell table:formula="of:=[.A39]/[.$K$4]" office:value-type="float" office:value="-0.438993052" calcext:value-type="float">
            <text:p>-0.438993052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8825786" calcext:value-type="float">
            <text:p>-4.39E-002</text:p>
          </table:table-cell>
          <table:table-cell table:style-name="ce5" office:value-type="float" office:value="-0.36171779" calcext:value-type="float">
            <text:p>-3.62E-001</text:p>
          </table:table-cell>
          <table:table-cell table:formula="of:=[.A40]/[.$K$4]" office:value-type="float" office:value="-0.438825786" calcext:value-type="float">
            <text:p>-0.43882578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833226" calcext:value-type="float">
            <text:p>-4.38E-002</text:p>
          </table:table-cell>
          <table:table-cell table:style-name="ce5" office:value-type="float" office:value="-0.361562878" calcext:value-type="float">
            <text:p>-3.62E-001</text:p>
          </table:table-cell>
          <table:table-cell table:formula="of:=[.A41]/[.$K$4]" office:value-type="float" office:value="-0.43833226" calcext:value-type="float">
            <text:p>-0.4383322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4153043" calcext:value-type="float">
            <text:p>-4.34E-002</text:p>
          </table:table-cell>
          <table:table-cell table:style-name="ce5" office:value-type="float" office:value="-0.361491859" calcext:value-type="float">
            <text:p>-3.61E-001</text:p>
          </table:table-cell>
          <table:table-cell table:formula="of:=[.A42]/[.$K$4]" office:value-type="float" office:value="-0.434153043" calcext:value-type="float">
            <text:p>-0.434153043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2306938" calcext:value-type="float">
            <text:p>-4.32E-002</text:p>
          </table:table-cell>
          <table:table-cell table:style-name="ce5" office:value-type="float" office:value="-0.361346394" calcext:value-type="float">
            <text:p>-3.61E-001</text:p>
          </table:table-cell>
          <table:table-cell table:formula="of:=[.A43]/[.$K$4]" office:value-type="float" office:value="-0.432306938" calcext:value-type="float">
            <text:p>-0.432306938</text:p>
          </table:table-cell>
          <table:table-cell table:number-columns-repeated="1021"/>
        </table:table-row>
        <table:table-row table:style-name="ro1">
          <table:table-cell table:style-name="ce2" office:value-type="float" office:value="-0.0430085994" calcext:value-type="float">
            <text:p>-4.30E-002</text:p>
          </table:table-cell>
          <table:table-cell table:style-name="ce5" office:value-type="float" office:value="-0.361126304" calcext:value-type="float">
            <text:p>-3.61E-001</text:p>
          </table:table-cell>
          <table:table-cell table:formula="of:=[.A44]/[.$K$4]" office:value-type="float" office:value="-0.430085994" calcext:value-type="float">
            <text:p>-0.430085994</text:p>
          </table:table-cell>
          <table:table-cell table:number-columns-repeated="1021"/>
        </table:table-row>
        <table:table-row table:style-name="ro1">
          <table:table-cell table:style-name="ce2" office:value-type="float" office:value="-0.0426095985" calcext:value-type="float">
            <text:p>-4.26E-002</text:p>
          </table:table-cell>
          <table:table-cell table:style-name="ce5" office:value-type="float" office:value="-0.361061484" calcext:value-type="float">
            <text:p>-3.61E-001</text:p>
          </table:table-cell>
          <table:table-cell table:formula="of:=[.A45]/[.$K$4]" office:value-type="float" office:value="-0.426095985" calcext:value-type="float">
            <text:p>-0.426095985</text:p>
          </table:table-cell>
          <table:table-cell table:number-columns-repeated="1021"/>
        </table:table-row>
        <table:table-row table:style-name="ro1">
          <table:table-cell table:style-name="ce2" office:value-type="float" office:value="-0.0423970856" calcext:value-type="float">
            <text:p>-4.24E-002</text:p>
          </table:table-cell>
          <table:table-cell table:style-name="ce5" office:value-type="float" office:value="-0.360961884" calcext:value-type="float">
            <text:p>-3.61E-001</text:p>
          </table:table-cell>
          <table:table-cell table:formula="of:=[.A46]/[.$K$4]" office:value-type="float" office:value="-0.423970856" calcext:value-type="float">
            <text:p>-0.42397085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22518663" calcext:value-type="float">
            <text:p>-4.23E-002</text:p>
          </table:table-cell>
          <table:table-cell table:style-name="ce5" office:value-type="float" office:value="-0.360815555" calcext:value-type="float">
            <text:p>-3.61E-001</text:p>
          </table:table-cell>
          <table:table-cell table:formula="of:=[.A47]/[.$K$4]" office:value-type="float" office:value="-0.422518663" calcext:value-type="float">
            <text:p>-0.422518663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9972017" calcext:value-type="float">
            <text:p>-4.20E-002</text:p>
          </table:table-cell>
          <table:table-cell table:style-name="ce5" office:value-type="float" office:value="-0.360664815" calcext:value-type="float">
            <text:p>-3.61E-001</text:p>
          </table:table-cell>
          <table:table-cell table:formula="of:=[.A48]/[.$K$4]" office:value-type="float" office:value="-0.419972017" calcext:value-type="float">
            <text:p>-0.419972017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8867096" calcext:value-type="float">
            <text:p>-4.19E-002</text:p>
          </table:table-cell>
          <table:table-cell table:style-name="ce5" office:value-type="float" office:value="-0.360661775" calcext:value-type="float">
            <text:p>-3.61E-001</text:p>
          </table:table-cell>
          <table:table-cell table:formula="of:=[.A49]/[.$K$4]" office:value-type="float" office:value="-0.418867096" calcext:value-type="float">
            <text:p>-0.41886709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6019596" calcext:value-type="float">
            <text:p>-4.16E-002</text:p>
          </table:table-cell>
          <table:table-cell table:style-name="ce5" office:value-type="float" office:value="-0.36052531" calcext:value-type="float">
            <text:p>-3.61E-001</text:p>
          </table:table-cell>
          <table:table-cell table:formula="of:=[.A50]/[.$K$4]" office:value-type="float" office:value="-0.416019596" calcext:value-type="float">
            <text:p>-0.41601959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5533185" calcext:value-type="float">
            <text:p>-4.16E-002</text:p>
          </table:table-cell>
          <table:table-cell table:style-name="ce5" office:value-type="float" office:value="-0.360358953" calcext:value-type="float">
            <text:p>-3.60E-001</text:p>
          </table:table-cell>
          <table:table-cell table:formula="of:=[.A51]/[.$K$4]" office:value-type="float" office:value="-0.415533185" calcext:value-type="float">
            <text:p>-0.415533185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5514931" calcext:value-type="float">
            <text:p>-4.16E-002</text:p>
          </table:table-cell>
          <table:table-cell table:style-name="ce5" office:value-type="float" office:value="-0.360412836" calcext:value-type="float">
            <text:p>-3.60E-001</text:p>
          </table:table-cell>
          <table:table-cell table:formula="of:=[.A52]/[.$K$4]" office:value-type="float" office:value="-0.415514931" calcext:value-type="float">
            <text:p>-0.415514931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3559526" calcext:value-type="float">
            <text:p>-4.14E-002</text:p>
          </table:table-cell>
          <table:table-cell table:style-name="ce5" office:value-type="float" office:value="-0.360166848" calcext:value-type="float">
            <text:p>-3.60E-001</text:p>
          </table:table-cell>
          <table:table-cell table:formula="of:=[.A53]/[.$K$4]" office:value-type="float" office:value="-0.413559526" calcext:value-type="float">
            <text:p>-0.41355952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1126427" calcext:value-type="float">
            <text:p>-4.11E-002</text:p>
          </table:table-cell>
          <table:table-cell table:style-name="ce5" office:value-type="float" office:value="-0.360215217" calcext:value-type="float">
            <text:p>-3.60E-001</text:p>
          </table:table-cell>
          <table:table-cell table:formula="of:=[.A54]/[.$K$4]" office:value-type="float" office:value="-0.411126427" calcext:value-type="float">
            <text:p>-0.411126427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2501134" calcext:value-type="float">
            <text:p>-4.13E-002</text:p>
          </table:table-cell>
          <table:table-cell table:style-name="ce5" office:value-type="float" office:value="-0.360330582" calcext:value-type="float">
            <text:p>-3.60E-001</text:p>
          </table:table-cell>
          <table:table-cell table:formula="of:=[.A55]/[.$K$4]" office:value-type="float" office:value="-0.412501134" calcext:value-type="float">
            <text:p>-0.412501134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2642434" calcext:value-type="float">
            <text:p>-4.13E-002</text:p>
          </table:table-cell>
          <table:table-cell table:style-name="ce5" office:value-type="float" office:value="-0.360204428" calcext:value-type="float">
            <text:p>-3.60E-001</text:p>
          </table:table-cell>
          <table:table-cell table:formula="of:=[.A56]/[.$K$4]" office:value-type="float" office:value="-0.412642434" calcext:value-type="float">
            <text:p>-0.412642434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075144" calcext:value-type="float">
            <text:p>-4.11E-002</text:p>
          </table:table-cell>
          <table:table-cell table:style-name="ce5" office:value-type="float" office:value="-0.360274225" calcext:value-type="float">
            <text:p>-3.60E-001</text:p>
          </table:table-cell>
          <table:table-cell table:formula="of:=[.A57]/[.$K$4]" office:value-type="float" office:value="-0.41075144" calcext:value-type="float">
            <text:p>-0.41075144</text:p>
          </table:table-cell>
          <table:table-cell table:number-columns-repeated="1021"/>
        </table:table-row>
        <table:table-row table:style-name="ro1">
          <table:table-cell table:style-name="ce2" office:value-type="float" office:value="-0.0411887392" calcext:value-type="float">
            <text:p>-4.12E-002</text:p>
          </table:table-cell>
          <table:table-cell table:style-name="ce5" office:value-type="float" office:value="-0.360164106" calcext:value-type="float">
            <text:p>-3.60E-001</text:p>
          </table:table-cell>
          <table:table-cell table:formula="of:=[.A58]/[.$K$4]" office:value-type="float" office:value="-0.411887392" calcext:value-type="float">
            <text:p>-0.411887392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9154706" calcext:value-type="float">
            <text:p>-4.09E-002</text:p>
          </table:table-cell>
          <table:table-cell table:style-name="ce5" office:value-type="float" office:value="-0.360041052" calcext:value-type="float">
            <text:p>-3.60E-001</text:p>
          </table:table-cell>
          <table:table-cell table:formula="of:=[.A59]/[.$K$4]" office:value-type="float" office:value="-0.409154706" calcext:value-type="float">
            <text:p>-0.4091547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7210067" calcext:value-type="float">
            <text:p>-4.07E-002</text:p>
          </table:table-cell>
          <table:table-cell table:style-name="ce5" office:value-type="float" office:value="-0.359958768" calcext:value-type="float">
            <text:p>-3.60E-001</text:p>
          </table:table-cell>
          <table:table-cell table:formula="of:=[.A60]/[.$K$4]" office:value-type="float" office:value="-0.407210067" calcext:value-type="float">
            <text:p>-0.407210067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7038331" calcext:value-type="float">
            <text:p>-4.07E-002</text:p>
          </table:table-cell>
          <table:table-cell table:style-name="ce5" office:value-type="float" office:value="-0.359938741" calcext:value-type="float">
            <text:p>-3.60E-001</text:p>
          </table:table-cell>
          <table:table-cell table:formula="of:=[.A61]/[.$K$4]" office:value-type="float" office:value="-0.407038331" calcext:value-type="float">
            <text:p>-0.407038331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687371" calcext:value-type="float">
            <text:p>-4.07E-002</text:p>
          </table:table-cell>
          <table:table-cell table:style-name="ce5" office:value-type="float" office:value="-0.359928638" calcext:value-type="float">
            <text:p>-3.60E-001</text:p>
          </table:table-cell>
          <table:table-cell table:formula="of:=[.A62]/[.$K$4]" office:value-type="float" office:value="-0.40687371" calcext:value-type="float">
            <text:p>-0.40687371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5584723" calcext:value-type="float">
            <text:p>-4.06E-002</text:p>
          </table:table-cell>
          <table:table-cell table:style-name="ce5" office:value-type="float" office:value="-0.359826773" calcext:value-type="float">
            <text:p>-3.60E-001</text:p>
          </table:table-cell>
          <table:table-cell table:formula="of:=[.A63]/[.$K$4]" office:value-type="float" office:value="-0.405584723" calcext:value-type="float">
            <text:p>-0.405584723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4469855" calcext:value-type="float">
            <text:p>-4.04E-002</text:p>
          </table:table-cell>
          <table:table-cell table:style-name="ce5" office:value-type="float" office:value="-0.35972333" calcext:value-type="float">
            <text:p>-3.60E-001</text:p>
          </table:table-cell>
          <table:table-cell table:formula="of:=[.A64]/[.$K$4]" office:value-type="float" office:value="-0.404469855" calcext:value-type="float">
            <text:p>-0.404469855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3877944" calcext:value-type="float">
            <text:p>-4.04E-002</text:p>
          </table:table-cell>
          <table:table-cell table:style-name="ce5" office:value-type="float" office:value="-0.359686464" calcext:value-type="float">
            <text:p>-3.60E-001</text:p>
          </table:table-cell>
          <table:table-cell table:formula="of:=[.A65]/[.$K$4]" office:value-type="float" office:value="-0.403877944" calcext:value-type="float">
            <text:p>-0.403877944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3044894" calcext:value-type="float">
            <text:p>-4.03E-002</text:p>
          </table:table-cell>
          <table:table-cell table:style-name="ce5" office:value-type="float" office:value="-0.35965699" calcext:value-type="float">
            <text:p>-3.60E-001</text:p>
          </table:table-cell>
          <table:table-cell table:formula="of:=[.A66]/[.$K$4]" office:value-type="float" office:value="-0.403044894" calcext:value-type="float">
            <text:p>-0.403044894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3168313" calcext:value-type="float">
            <text:p>-4.03E-002</text:p>
          </table:table-cell>
          <table:table-cell table:style-name="ce5" office:value-type="float" office:value="-0.359682947" calcext:value-type="float">
            <text:p>-3.60E-001</text:p>
          </table:table-cell>
          <table:table-cell table:formula="of:=[.A67]/[.$K$4]" office:value-type="float" office:value="-0.403168313" calcext:value-type="float">
            <text:p>-0.403168313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3370149" calcext:value-type="float">
            <text:p>-4.03E-002</text:p>
          </table:table-cell>
          <table:table-cell table:style-name="ce5" office:value-type="float" office:value="-0.359717578" calcext:value-type="float">
            <text:p>-3.60E-001</text:p>
          </table:table-cell>
          <table:table-cell table:formula="of:=[.A68]/[.$K$4]" office:value-type="float" office:value="-0.403370149" calcext:value-type="float">
            <text:p>-0.403370149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3148308" calcext:value-type="float">
            <text:p>-4.03E-002</text:p>
          </table:table-cell>
          <table:table-cell table:style-name="ce5" office:value-type="float" office:value="-0.359680146" calcext:value-type="float">
            <text:p>-3.60E-001</text:p>
          </table:table-cell>
          <table:table-cell table:formula="of:=[.A69]/[.$K$4]" office:value-type="float" office:value="-0.403148308" calcext:value-type="float">
            <text:p>-0.403148308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2655303" calcext:value-type="float">
            <text:p>-4.03E-002</text:p>
          </table:table-cell>
          <table:table-cell table:style-name="ce5" office:value-type="float" office:value="-0.359604627" calcext:value-type="float">
            <text:p>-3.60E-001</text:p>
          </table:table-cell>
          <table:table-cell table:formula="of:=[.A70]/[.$K$4]" office:value-type="float" office:value="-0.402655303" calcext:value-type="float">
            <text:p>-0.402655303</text:p>
          </table:table-cell>
          <table:table-cell table:number-columns-repeated="1021"/>
        </table:table-row>
        <table:table-row table:style-name="ro1">
          <table:table-cell table:style-name="ce2" office:value-type="float" office:value="-0.0401589014" calcext:value-type="float">
            <text:p>-4.02E-002</text:p>
          </table:table-cell>
          <table:table-cell table:style-name="ce5" office:value-type="float" office:value="-0.359433115" calcext:value-type="float">
            <text:p>-3.59E-001</text:p>
          </table:table-cell>
          <table:table-cell table:formula="of:=[.A71]/[.$K$4]" office:value-type="float" office:value="-0.401589014" calcext:value-type="float">
            <text:p>-0.40158901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99692766" calcext:value-type="float">
            <text:p>-4.00E-002</text:p>
          </table:table-cell>
          <table:table-cell table:style-name="ce5" office:value-type="float" office:value="-0.359329015" calcext:value-type="float">
            <text:p>-3.59E-001</text:p>
          </table:table-cell>
          <table:table-cell table:formula="of:=[.A72]/[.$K$4]" office:value-type="float" office:value="-0.399692766" calcext:value-type="float">
            <text:p>-0.39969276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98176461" calcext:value-type="float">
            <text:p>-3.98E-002</text:p>
          </table:table-cell>
          <table:table-cell table:style-name="ce5" office:value-type="float" office:value="-0.359205246" calcext:value-type="float">
            <text:p>-3.59E-001</text:p>
          </table:table-cell>
          <table:table-cell table:formula="of:=[.A73]/[.$K$4]" office:value-type="float" office:value="-0.398176461" calcext:value-type="float">
            <text:p>-0.39817646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97624038" calcext:value-type="float">
            <text:p>-3.98E-002</text:p>
          </table:table-cell>
          <table:table-cell table:style-name="ce5" office:value-type="float" office:value="-0.359131843" calcext:value-type="float">
            <text:p>-3.59E-001</text:p>
          </table:table-cell>
          <table:table-cell table:formula="of:=[.A74]/[.$K$4]" office:value-type="float" office:value="-0.397624038" calcext:value-type="float">
            <text:p>-0.397624038</text:p>
          </table:table-cell>
          <table:table-cell table:number-columns-repeated="1021"/>
        </table:table-row>
        <table:table-row table:style-name="ro1">
          <table:table-cell table:style-name="ce2" office:value-type="float" office:value="-0.0395928547" calcext:value-type="float">
            <text:p>-3.96E-002</text:p>
          </table:table-cell>
          <table:table-cell table:style-name="ce5" office:value-type="float" office:value="-0.359060049" calcext:value-type="float">
            <text:p>-3.59E-001</text:p>
          </table:table-cell>
          <table:table-cell table:formula="of:=[.A75]/[.$K$4]" office:value-type="float" office:value="-0.395928547" calcext:value-type="float">
            <text:p>-0.39592854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94280627" calcext:value-type="float">
            <text:p>-3.94E-002</text:p>
          </table:table-cell>
          <table:table-cell table:style-name="ce5" office:value-type="float" office:value="-0.358919144" calcext:value-type="float">
            <text:p>-3.59E-001</text:p>
          </table:table-cell>
          <table:table-cell table:formula="of:=[.A76]/[.$K$4]" office:value-type="float" office:value="-0.394280627" calcext:value-type="float">
            <text:p>-0.39428062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93011272" calcext:value-type="float">
            <text:p>-3.93E-002</text:p>
          </table:table-cell>
          <table:table-cell table:style-name="ce5" office:value-type="float" office:value="-0.358723491" calcext:value-type="float">
            <text:p>-3.59E-001</text:p>
          </table:table-cell>
          <table:table-cell table:formula="of:=[.A77]/[.$K$4]" office:value-type="float" office:value="-0.393011272" calcext:value-type="float">
            <text:p>-0.39301127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91354635" calcext:value-type="float">
            <text:p>-3.91E-002</text:p>
          </table:table-cell>
          <table:table-cell table:style-name="ce5" office:value-type="float" office:value="-0.358604282" calcext:value-type="float">
            <text:p>-3.59E-001</text:p>
          </table:table-cell>
          <table:table-cell table:formula="of:=[.A78]/[.$K$4]" office:value-type="float" office:value="-0.391354635" calcext:value-type="float">
            <text:p>-0.39135463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9885828" calcext:value-type="float">
            <text:p>-3.90E-002</text:p>
          </table:table-cell>
          <table:table-cell table:style-name="ce5" office:value-type="float" office:value="-0.358524144" calcext:value-type="float">
            <text:p>-3.59E-001</text:p>
          </table:table-cell>
          <table:table-cell table:formula="of:=[.A79]/[.$K$4]" office:value-type="float" office:value="-0.389885828" calcext:value-type="float">
            <text:p>-0.389885828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9096588" calcext:value-type="float">
            <text:p>-3.89E-002</text:p>
          </table:table-cell>
          <table:table-cell table:style-name="ce5" office:value-type="float" office:value="-0.358377367" calcext:value-type="float">
            <text:p>-3.58E-001</text:p>
          </table:table-cell>
          <table:table-cell table:formula="of:=[.A80]/[.$K$4]" office:value-type="float" office:value="-0.389096588" calcext:value-type="float">
            <text:p>-0.389096588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7651287" calcext:value-type="float">
            <text:p>-3.88E-002</text:p>
          </table:table-cell>
          <table:table-cell table:style-name="ce5" office:value-type="float" office:value="-0.358261287" calcext:value-type="float">
            <text:p>-3.58E-001</text:p>
          </table:table-cell>
          <table:table-cell table:formula="of:=[.A81]/[.$K$4]" office:value-type="float" office:value="-0.387651287" calcext:value-type="float">
            <text:p>-0.38765128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559895" calcext:value-type="float">
            <text:p>-3.86E-002</text:p>
          </table:table-cell>
          <table:table-cell table:style-name="ce5" office:value-type="float" office:value="-0.358068913" calcext:value-type="float">
            <text:p>-3.58E-001</text:p>
          </table:table-cell>
          <table:table-cell table:formula="of:=[.A82]/[.$K$4]" office:value-type="float" office:value="-0.38559895" calcext:value-type="float">
            <text:p>-0.3855989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3627415" calcext:value-type="float">
            <text:p>-3.84E-002</text:p>
          </table:table-cell>
          <table:table-cell table:style-name="ce5" office:value-type="float" office:value="-0.357947558" calcext:value-type="float">
            <text:p>-3.58E-001</text:p>
          </table:table-cell>
          <table:table-cell table:formula="of:=[.A83]/[.$K$4]" office:value-type="float" office:value="-0.383627415" calcext:value-type="float">
            <text:p>-0.38362741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2997766" calcext:value-type="float">
            <text:p>-3.83E-002</text:p>
          </table:table-cell>
          <table:table-cell table:style-name="ce5" office:value-type="float" office:value="-0.357803941" calcext:value-type="float">
            <text:p>-3.58E-001</text:p>
          </table:table-cell>
          <table:table-cell table:formula="of:=[.A84]/[.$K$4]" office:value-type="float" office:value="-0.382997766" calcext:value-type="float">
            <text:p>-0.38299776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1872356" calcext:value-type="float">
            <text:p>-3.82E-002</text:p>
          </table:table-cell>
          <table:table-cell table:style-name="ce5" office:value-type="float" office:value="-0.357750982" calcext:value-type="float">
            <text:p>-3.58E-001</text:p>
          </table:table-cell>
          <table:table-cell table:formula="of:=[.A85]/[.$K$4]" office:value-type="float" office:value="-0.381872356" calcext:value-type="float">
            <text:p>-0.38187235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1625406" calcext:value-type="float">
            <text:p>-3.82E-002</text:p>
          </table:table-cell>
          <table:table-cell table:style-name="ce5" office:value-type="float" office:value="-0.357729405" calcext:value-type="float">
            <text:p>-3.58E-001</text:p>
          </table:table-cell>
          <table:table-cell table:formula="of:=[.A86]/[.$K$4]" office:value-type="float" office:value="-0.381625406" calcext:value-type="float">
            <text:p>-0.3816254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1530114" calcext:value-type="float">
            <text:p>-3.82E-002</text:p>
          </table:table-cell>
          <table:table-cell table:style-name="ce5" office:value-type="float" office:value="-0.357720703" calcext:value-type="float">
            <text:p>-3.58E-001</text:p>
          </table:table-cell>
          <table:table-cell table:formula="of:=[.A87]/[.$K$4]" office:value-type="float" office:value="-0.381530114" calcext:value-type="float">
            <text:p>-0.38153011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1459817" calcext:value-type="float">
            <text:p>-3.81E-002</text:p>
          </table:table-cell>
          <table:table-cell table:style-name="ce5" office:value-type="float" office:value="-0.357714176" calcext:value-type="float">
            <text:p>-3.58E-001</text:p>
          </table:table-cell>
          <table:table-cell table:formula="of:=[.A88]/[.$K$4]" office:value-type="float" office:value="-0.381459817" calcext:value-type="float">
            <text:p>-0.38145981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80548649" calcext:value-type="float">
            <text:p>-3.81E-002</text:p>
          </table:table-cell>
          <table:table-cell table:style-name="ce5" office:value-type="float" office:value="-0.357588172" calcext:value-type="float">
            <text:p>-3.58E-001</text:p>
          </table:table-cell>
          <table:table-cell table:formula="of:=[.A89]/[.$K$4]" office:value-type="float" office:value="-0.380548649" calcext:value-type="float">
            <text:p>-0.380548649</text:p>
          </table:table-cell>
          <table:table-cell table:number-columns-repeated="1021"/>
        </table:table-row>
        <table:table-row table:style-name="ro1">
          <table:table-cell table:style-name="ce2" office:value-type="float" office:value="-0.0379083902" calcext:value-type="float">
            <text:p>-3.79E-002</text:p>
          </table:table-cell>
          <table:table-cell table:style-name="ce5" office:value-type="float" office:value="-0.357435763" calcext:value-type="float">
            <text:p>-3.57E-001</text:p>
          </table:table-cell>
          <table:table-cell table:formula="of:=[.A90]/[.$K$4]" office:value-type="float" office:value="-0.379083902" calcext:value-type="float">
            <text:p>-0.37908390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78587022" calcext:value-type="float">
            <text:p>-3.79E-002</text:p>
          </table:table-cell>
          <table:table-cell table:style-name="ce5" office:value-type="float" office:value="-0.357329965" calcext:value-type="float">
            <text:p>-3.57E-001</text:p>
          </table:table-cell>
          <table:table-cell table:formula="of:=[.A91]/[.$K$4]" office:value-type="float" office:value="-0.378587022" calcext:value-type="float">
            <text:p>-0.37858702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76975127" calcext:value-type="float">
            <text:p>-3.77E-002</text:p>
          </table:table-cell>
          <table:table-cell table:style-name="ce5" office:value-type="float" office:value="-0.357216328" calcext:value-type="float">
            <text:p>-3.57E-001</text:p>
          </table:table-cell>
          <table:table-cell table:formula="of:=[.A92]/[.$K$4]" office:value-type="float" office:value="-0.376975127" calcext:value-type="float">
            <text:p>-0.37697512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75159383" calcext:value-type="float">
            <text:p>-3.75E-002</text:p>
          </table:table-cell>
          <table:table-cell table:style-name="ce5" office:value-type="float" office:value="-0.356982797" calcext:value-type="float">
            <text:p>-3.57E-001</text:p>
          </table:table-cell>
          <table:table-cell table:formula="of:=[.A93]/[.$K$4]" office:value-type="float" office:value="-0.375159383" calcext:value-type="float">
            <text:p>-0.37515938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73157375" calcext:value-type="float">
            <text:p>-3.73E-002</text:p>
          </table:table-cell>
          <table:table-cell table:style-name="ce5" office:value-type="float" office:value="-0.356755286" calcext:value-type="float">
            <text:p>-3.57E-001</text:p>
          </table:table-cell>
          <table:table-cell table:formula="of:=[.A94]/[.$K$4]" office:value-type="float" office:value="-0.373157375" calcext:value-type="float">
            <text:p>-0.37315737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71097587" calcext:value-type="float">
            <text:p>-3.71E-002</text:p>
          </table:table-cell>
          <table:table-cell table:style-name="ce5" office:value-type="float" office:value="-0.356418937" calcext:value-type="float">
            <text:p>-3.56E-001</text:p>
          </table:table-cell>
          <table:table-cell table:formula="of:=[.A95]/[.$K$4]" office:value-type="float" office:value="-0.371097587" calcext:value-type="float">
            <text:p>-0.37109758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8334278" calcext:value-type="float">
            <text:p>-3.68E-002</text:p>
          </table:table-cell>
          <table:table-cell table:style-name="ce5" office:value-type="float" office:value="-0.356227934" calcext:value-type="float">
            <text:p>-3.56E-001</text:p>
          </table:table-cell>
          <table:table-cell table:formula="of:=[.A96]/[.$K$4]" office:value-type="float" office:value="-0.368334278" calcext:value-type="float">
            <text:p>-0.368334278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6969034" calcext:value-type="float">
            <text:p>-3.67E-002</text:p>
          </table:table-cell>
          <table:table-cell table:style-name="ce5" office:value-type="float" office:value="-0.356129527" calcext:value-type="float">
            <text:p>-3.56E-001</text:p>
          </table:table-cell>
          <table:table-cell table:formula="of:=[.A97]/[.$K$4]" office:value-type="float" office:value="-0.366969034" calcext:value-type="float">
            <text:p>-0.36696903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6874821" calcext:value-type="float">
            <text:p>-3.67E-002</text:p>
          </table:table-cell>
          <table:table-cell table:style-name="ce5" office:value-type="float" office:value="-0.356154591" calcext:value-type="float">
            <text:p>-3.56E-001</text:p>
          </table:table-cell>
          <table:table-cell table:formula="of:=[.A98]/[.$K$4]" office:value-type="float" office:value="-0.366874821" calcext:value-type="float">
            <text:p>-0.36687482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7264263" calcext:value-type="float">
            <text:p>-3.67E-002</text:p>
          </table:table-cell>
          <table:table-cell table:style-name="ce5" office:value-type="float" office:value="-0.356196254" calcext:value-type="float">
            <text:p>-3.56E-001</text:p>
          </table:table-cell>
          <table:table-cell table:formula="of:=[.A99]/[.$K$4]" office:value-type="float" office:value="-0.367264263" calcext:value-type="float">
            <text:p>-0.36726426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7462933" calcext:value-type="float">
            <text:p>-3.67E-002</text:p>
          </table:table-cell>
          <table:table-cell table:style-name="ce5" office:value-type="float" office:value="-0.35618186" calcext:value-type="float">
            <text:p>-3.56E-001</text:p>
          </table:table-cell>
          <table:table-cell table:formula="of:=[.A100]/[.$K$4]" office:value-type="float" office:value="-0.367462933" calcext:value-type="float">
            <text:p>-0.36746293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7329456" calcext:value-type="float">
            <text:p>-3.67E-002</text:p>
          </table:table-cell>
          <table:table-cell table:style-name="ce5" office:value-type="float" office:value="-0.356163621" calcext:value-type="float">
            <text:p>-3.56E-001</text:p>
          </table:table-cell>
          <table:table-cell table:formula="of:=[.A101]/[.$K$4]" office:value-type="float" office:value="-0.367329456" calcext:value-type="float">
            <text:p>-0.36732945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6810523" calcext:value-type="float">
            <text:p>-3.67E-002</text:p>
          </table:table-cell>
          <table:table-cell table:style-name="ce5" office:value-type="float" office:value="-0.356105894" calcext:value-type="float">
            <text:p>-3.56E-001</text:p>
          </table:table-cell>
          <table:table-cell table:formula="of:=[.A102]/[.$K$4]" office:value-type="float" office:value="-0.366810523" calcext:value-type="float">
            <text:p>-0.36681052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6299115" calcext:value-type="float">
            <text:p>-3.66E-002</text:p>
          </table:table-cell>
          <table:table-cell table:style-name="ce5" office:value-type="float" office:value="-0.356049955" calcext:value-type="float">
            <text:p>-3.56E-001</text:p>
          </table:table-cell>
          <table:table-cell table:formula="of:=[.A103]/[.$K$4]" office:value-type="float" office:value="-0.366299115" calcext:value-type="float">
            <text:p>-0.36629911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5965553" calcext:value-type="float">
            <text:p>-3.66E-002</text:p>
          </table:table-cell>
          <table:table-cell table:style-name="ce5" office:value-type="float" office:value="-0.356014132" calcext:value-type="float">
            <text:p>-3.56E-001</text:p>
          </table:table-cell>
          <table:table-cell table:formula="of:=[.A104]/[.$K$4]" office:value-type="float" office:value="-0.365965553" calcext:value-type="float">
            <text:p>-0.36596555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5771651" calcext:value-type="float">
            <text:p>-3.66E-002</text:p>
          </table:table-cell>
          <table:table-cell table:style-name="ce5" office:value-type="float" office:value="-0.356036216" calcext:value-type="float">
            <text:p>-3.56E-001</text:p>
          </table:table-cell>
          <table:table-cell table:formula="of:=[.A105]/[.$K$4]" office:value-type="float" office:value="-0.365771651" calcext:value-type="float">
            <text:p>-0.36577165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5959108" calcext:value-type="float">
            <text:p>-3.66E-002</text:p>
          </table:table-cell>
          <table:table-cell table:style-name="ce5" office:value-type="float" office:value="-0.356015205" calcext:value-type="float">
            <text:p>-3.56E-001</text:p>
          </table:table-cell>
          <table:table-cell table:formula="of:=[.A106]/[.$K$4]" office:value-type="float" office:value="-0.365959108" calcext:value-type="float">
            <text:p>-0.365959108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5436561" calcext:value-type="float">
            <text:p>-3.65E-002</text:p>
          </table:table-cell>
          <table:table-cell table:style-name="ce5" office:value-type="float" office:value="-0.355940849" calcext:value-type="float">
            <text:p>-3.56E-001</text:p>
          </table:table-cell>
          <table:table-cell table:formula="of:=[.A107]/[.$K$4]" office:value-type="float" office:value="-0.365436561" calcext:value-type="float">
            <text:p>-0.36543656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4580452" calcext:value-type="float">
            <text:p>-3.65E-002</text:p>
          </table:table-cell>
          <table:table-cell table:style-name="ce5" office:value-type="float" office:value="-0.355735451" calcext:value-type="float">
            <text:p>-3.56E-001</text:p>
          </table:table-cell>
          <table:table-cell table:formula="of:=[.A108]/[.$K$4]" office:value-type="float" office:value="-0.364580452" calcext:value-type="float">
            <text:p>-0.36458045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62068154" calcext:value-type="float">
            <text:p>-3.62E-002</text:p>
          </table:table-cell>
          <table:table-cell table:style-name="ce5" office:value-type="float" office:value="-0.355303884" calcext:value-type="float">
            <text:p>-3.55E-001</text:p>
          </table:table-cell>
          <table:table-cell table:formula="of:=[.A109]/[.$K$4]" office:value-type="float" office:value="-0.362068154" calcext:value-type="float">
            <text:p>-0.36206815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57837342" calcext:value-type="float">
            <text:p>-3.58E-002</text:p>
          </table:table-cell>
          <table:table-cell table:style-name="ce5" office:value-type="float" office:value="-0.354970008" calcext:value-type="float">
            <text:p>-3.55E-001</text:p>
          </table:table-cell>
          <table:table-cell table:formula="of:=[.A110]/[.$K$4]" office:value-type="float" office:value="-0.357837342" calcext:value-type="float">
            <text:p>-0.35783734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55440415" calcext:value-type="float">
            <text:p>-3.55E-002</text:p>
          </table:table-cell>
          <table:table-cell table:style-name="ce5" office:value-type="float" office:value="-0.354681224" calcext:value-type="float">
            <text:p>-3.55E-001</text:p>
          </table:table-cell>
          <table:table-cell table:formula="of:=[.A111]/[.$K$4]" office:value-type="float" office:value="-0.355440415" calcext:value-type="float">
            <text:p>-0.35544041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5337355" calcext:value-type="float">
            <text:p>-3.53E-002</text:p>
          </table:table-cell>
          <table:table-cell table:style-name="ce5" office:value-type="float" office:value="-0.354342371" calcext:value-type="float">
            <text:p>-3.54E-001</text:p>
          </table:table-cell>
          <table:table-cell table:formula="of:=[.A112]/[.$K$4]" office:value-type="float" office:value="-0.35337355" calcext:value-type="float">
            <text:p>-0.3533735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51503827" calcext:value-type="float">
            <text:p>-3.52E-002</text:p>
          </table:table-cell>
          <table:table-cell table:style-name="ce5" office:value-type="float" office:value="-0.354200244" calcext:value-type="float">
            <text:p>-3.54E-001</text:p>
          </table:table-cell>
          <table:table-cell table:formula="of:=[.A113]/[.$K$4]" office:value-type="float" office:value="-0.351503827" calcext:value-type="float">
            <text:p>-0.35150382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51158753" calcext:value-type="float">
            <text:p>-3.51E-002</text:p>
          </table:table-cell>
          <table:table-cell table:style-name="ce5" office:value-type="float" office:value="-0.354190648" calcext:value-type="float">
            <text:p>-3.54E-001</text:p>
          </table:table-cell>
          <table:table-cell table:formula="of:=[.A114]/[.$K$4]" office:value-type="float" office:value="-0.351158753" calcext:value-type="float">
            <text:p>-0.35115875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51131707" calcext:value-type="float">
            <text:p>-3.51E-002</text:p>
          </table:table-cell>
          <table:table-cell table:style-name="ce5" office:value-type="float" office:value="-0.354131192" calcext:value-type="float">
            <text:p>-3.54E-001</text:p>
          </table:table-cell>
          <table:table-cell table:formula="of:=[.A115]/[.$K$4]" office:value-type="float" office:value="-0.351131707" calcext:value-type="float">
            <text:p>-0.35113170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49968858" calcext:value-type="float">
            <text:p>-3.50E-002</text:p>
          </table:table-cell>
          <table:table-cell table:style-name="ce5" office:value-type="float" office:value="-0.353871524" calcext:value-type="float">
            <text:p>-3.54E-001</text:p>
          </table:table-cell>
          <table:table-cell table:formula="of:=[.A116]/[.$K$4]" office:value-type="float" office:value="-0.349968858" calcext:value-type="float">
            <text:p>-0.349968858</text:p>
          </table:table-cell>
          <table:table-cell table:number-columns-repeated="1021"/>
        </table:table-row>
        <table:table-row table:style-name="ro1">
          <table:table-cell table:style-name="ce2" office:value-type="float" office:value="-0.0348266549" calcext:value-type="float">
            <text:p>-3.48E-002</text:p>
          </table:table-cell>
          <table:table-cell table:style-name="ce5" office:value-type="float" office:value="-0.353744596" calcext:value-type="float">
            <text:p>-3.54E-001</text:p>
          </table:table-cell>
          <table:table-cell table:formula="of:=[.A117]/[.$K$4]" office:value-type="float" office:value="-0.348266549" calcext:value-type="float">
            <text:p>-0.348266549</text:p>
          </table:table-cell>
          <table:table-cell table:number-columns-repeated="1021"/>
        </table:table-row>
        <table:table-row table:style-name="ro1">
          <table:table-cell table:style-name="ce2" office:value-type="float" office:value="-0.0345428064" calcext:value-type="float">
            <text:p>-3.45E-002</text:p>
          </table:table-cell>
          <table:table-cell table:style-name="ce5" office:value-type="float" office:value="-0.353361219" calcext:value-type="float">
            <text:p>-3.53E-001</text:p>
          </table:table-cell>
          <table:table-cell table:formula="of:=[.A118]/[.$K$4]" office:value-type="float" office:value="-0.345428064" calcext:value-type="float">
            <text:p>-0.34542806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4350872" calcext:value-type="float">
            <text:p>-3.44E-002</text:p>
          </table:table-cell>
          <table:table-cell table:style-name="ce5" office:value-type="float" office:value="-0.353028446" calcext:value-type="float">
            <text:p>-3.53E-001</text:p>
          </table:table-cell>
          <table:table-cell table:formula="of:=[.A119]/[.$K$4]" office:value-type="float" office:value="-0.34350872" calcext:value-type="float">
            <text:p>-0.3435087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41489203" calcext:value-type="float">
            <text:p>-3.41E-002</text:p>
          </table:table-cell>
          <table:table-cell table:style-name="ce5" office:value-type="float" office:value="-0.35284555" calcext:value-type="float">
            <text:p>-3.53E-001</text:p>
          </table:table-cell>
          <table:table-cell table:formula="of:=[.A120]/[.$K$4]" office:value-type="float" office:value="-0.341489203" calcext:value-type="float">
            <text:p>-0.34148920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40471677" calcext:value-type="float">
            <text:p>-3.40E-002</text:p>
          </table:table-cell>
          <table:table-cell table:style-name="ce5" office:value-type="float" office:value="-0.352708668" calcext:value-type="float">
            <text:p>-3.53E-001</text:p>
          </table:table-cell>
          <table:table-cell table:formula="of:=[.A121]/[.$K$4]" office:value-type="float" office:value="-0.340471677" calcext:value-type="float">
            <text:p>-0.34047167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9147449" calcext:value-type="float">
            <text:p>-3.39E-002</text:p>
          </table:table-cell>
          <table:table-cell table:style-name="ce5" office:value-type="float" office:value="-0.352518976" calcext:value-type="float">
            <text:p>-3.53E-001</text:p>
          </table:table-cell>
          <table:table-cell table:formula="of:=[.A122]/[.$K$4]" office:value-type="float" office:value="-0.339147449" calcext:value-type="float">
            <text:p>-0.339147449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8260159" calcext:value-type="float">
            <text:p>-3.38E-002</text:p>
          </table:table-cell>
          <table:table-cell table:style-name="ce5" office:value-type="float" office:value="-0.352323949" calcext:value-type="float">
            <text:p>-3.52E-001</text:p>
          </table:table-cell>
          <table:table-cell table:formula="of:=[.A123]/[.$K$4]" office:value-type="float" office:value="-0.338260159" calcext:value-type="float">
            <text:p>-0.338260159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7346345" calcext:value-type="float">
            <text:p>-3.37E-002</text:p>
          </table:table-cell>
          <table:table-cell table:style-name="ce5" office:value-type="float" office:value="-0.352243006" calcext:value-type="float">
            <text:p>-3.52E-001</text:p>
          </table:table-cell>
          <table:table-cell table:formula="of:=[.A124]/[.$K$4]" office:value-type="float" office:value="-0.337346345" calcext:value-type="float">
            <text:p>-0.33734634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679001" calcext:value-type="float">
            <text:p>-3.37E-002</text:p>
          </table:table-cell>
          <table:table-cell table:style-name="ce5" office:value-type="float" office:value="-0.35219413" calcext:value-type="float">
            <text:p>-3.52E-001</text:p>
          </table:table-cell>
          <table:table-cell table:formula="of:=[.A125]/[.$K$4]" office:value-type="float" office:value="-0.33679001" calcext:value-type="float">
            <text:p>-0.336790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6553417" calcext:value-type="float">
            <text:p>-3.37E-002</text:p>
          </table:table-cell>
          <table:table-cell table:style-name="ce5" office:value-type="float" office:value="-0.352126569" calcext:value-type="float">
            <text:p>-3.52E-001</text:p>
          </table:table-cell>
          <table:table-cell table:formula="of:=[.A126]/[.$K$4]" office:value-type="float" office:value="-0.336553417" calcext:value-type="float">
            <text:p>-0.33655341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5747823" calcext:value-type="float">
            <text:p>-3.36E-002</text:p>
          </table:table-cell>
          <table:table-cell table:style-name="ce5" office:value-type="float" office:value="-0.351982862" calcext:value-type="float">
            <text:p>-3.52E-001</text:p>
          </table:table-cell>
          <table:table-cell table:formula="of:=[.A127]/[.$K$4]" office:value-type="float" office:value="-0.335747823" calcext:value-type="float">
            <text:p>-0.33574782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4176384" calcext:value-type="float">
            <text:p>-3.34E-002</text:p>
          </table:table-cell>
          <table:table-cell table:style-name="ce5" office:value-type="float" office:value="-0.351760894" calcext:value-type="float">
            <text:p>-3.52E-001</text:p>
          </table:table-cell>
          <table:table-cell table:formula="of:=[.A128]/[.$K$4]" office:value-type="float" office:value="-0.334176384" calcext:value-type="float">
            <text:p>-0.33417638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3210975" calcext:value-type="float">
            <text:p>-3.33E-002</text:p>
          </table:table-cell>
          <table:table-cell table:style-name="ce5" office:value-type="float" office:value="-0.351616651" calcext:value-type="float">
            <text:p>-3.52E-001</text:p>
          </table:table-cell>
          <table:table-cell table:formula="of:=[.A129]/[.$K$4]" office:value-type="float" office:value="-0.333210975" calcext:value-type="float">
            <text:p>-0.33321097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1745781" calcext:value-type="float">
            <text:p>-3.32E-002</text:p>
          </table:table-cell>
          <table:table-cell table:style-name="ce5" office:value-type="float" office:value="-0.351473451" calcext:value-type="float">
            <text:p>-3.51E-001</text:p>
          </table:table-cell>
          <table:table-cell table:formula="of:=[.A130]/[.$K$4]" office:value-type="float" office:value="-0.331745781" calcext:value-type="float">
            <text:p>-0.33174578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312115" calcext:value-type="float">
            <text:p>-3.31E-002</text:p>
          </table:table-cell>
          <table:table-cell table:style-name="ce5" office:value-type="float" office:value="-0.351334631" calcext:value-type="float">
            <text:p>-3.51E-001</text:p>
          </table:table-cell>
          <table:table-cell table:formula="of:=[.A131]/[.$K$4]" office:value-type="float" office:value="-0.3312115" calcext:value-type="float">
            <text:p>-0.331211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9889767" calcext:value-type="float">
            <text:p>-3.30E-002</text:p>
          </table:table-cell>
          <table:table-cell table:style-name="ce5" office:value-type="float" office:value="-0.351111889" calcext:value-type="float">
            <text:p>-3.51E-001</text:p>
          </table:table-cell>
          <table:table-cell table:formula="of:=[.A132]/[.$K$4]" office:value-type="float" office:value="-0.329889767" calcext:value-type="float">
            <text:p>-0.32988976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8855924" calcext:value-type="float">
            <text:p>-3.29E-002</text:p>
          </table:table-cell>
          <table:table-cell table:style-name="ce5" office:value-type="float" office:value="-0.350954533" calcext:value-type="float">
            <text:p>-3.51E-001</text:p>
          </table:table-cell>
          <table:table-cell table:formula="of:=[.A133]/[.$K$4]" office:value-type="float" office:value="-0.328855924" calcext:value-type="float">
            <text:p>-0.32885592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7340737" calcext:value-type="float">
            <text:p>-3.27E-002</text:p>
          </table:table-cell>
          <table:table-cell table:style-name="ce5" office:value-type="float" office:value="-0.350877136" calcext:value-type="float">
            <text:p>-3.51E-001</text:p>
          </table:table-cell>
          <table:table-cell table:formula="of:=[.A134]/[.$K$4]" office:value-type="float" office:value="-0.327340737" calcext:value-type="float">
            <text:p>-0.32734073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6757766" calcext:value-type="float">
            <text:p>-3.27E-002</text:p>
          </table:table-cell>
          <table:table-cell table:style-name="ce5" office:value-type="float" office:value="-0.350506246" calcext:value-type="float">
            <text:p>-3.51E-001</text:p>
          </table:table-cell>
          <table:table-cell table:formula="of:=[.A135]/[.$K$4]" office:value-type="float" office:value="-0.326757766" calcext:value-type="float">
            <text:p>-0.32675776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482028" calcext:value-type="float">
            <text:p>-3.25E-002</text:p>
          </table:table-cell>
          <table:table-cell table:style-name="ce5" office:value-type="float" office:value="-0.350322664" calcext:value-type="float">
            <text:p>-3.50E-001</text:p>
          </table:table-cell>
          <table:table-cell table:formula="of:=[.A136]/[.$K$4]" office:value-type="float" office:value="-0.32482028" calcext:value-type="float">
            <text:p>-0.32482028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3758647" calcext:value-type="float">
            <text:p>-3.24E-002</text:p>
          </table:table-cell>
          <table:table-cell table:style-name="ce5" office:value-type="float" office:value="-0.350159794" calcext:value-type="float">
            <text:p>-3.50E-001</text:p>
          </table:table-cell>
          <table:table-cell table:formula="of:=[.A137]/[.$K$4]" office:value-type="float" office:value="-0.323758647" calcext:value-type="float">
            <text:p>-0.32375864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881622" calcext:value-type="float">
            <text:p>-3.22E-002</text:p>
          </table:table-cell>
          <table:table-cell table:style-name="ce5" office:value-type="float" office:value="-0.349822134" calcext:value-type="float">
            <text:p>-3.50E-001</text:p>
          </table:table-cell>
          <table:table-cell table:formula="of:=[.A138]/[.$K$4]" office:value-type="float" office:value="-0.321881622" calcext:value-type="float">
            <text:p>-0.32188162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0474952" calcext:value-type="float">
            <text:p>-3.20E-002</text:p>
          </table:table-cell>
          <table:table-cell table:style-name="ce5" office:value-type="float" office:value="-0.349654049" calcext:value-type="float">
            <text:p>-3.50E-001</text:p>
          </table:table-cell>
          <table:table-cell table:formula="of:=[.A139]/[.$K$4]" office:value-type="float" office:value="-0.320474952" calcext:value-type="float">
            <text:p>-0.32047495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0164859" calcext:value-type="float">
            <text:p>-3.20E-002</text:p>
          </table:table-cell>
          <table:table-cell table:style-name="ce5" office:value-type="float" office:value="-0.349641949" calcext:value-type="float">
            <text:p>-3.50E-001</text:p>
          </table:table-cell>
          <table:table-cell table:formula="of:=[.A140]/[.$K$4]" office:value-type="float" office:value="-0.320164859" calcext:value-type="float">
            <text:p>-0.320164859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0216864" calcext:value-type="float">
            <text:p>-3.20E-002</text:p>
          </table:table-cell>
          <table:table-cell table:style-name="ce5" office:value-type="float" office:value="-0.349646509" calcext:value-type="float">
            <text:p>-3.50E-001</text:p>
          </table:table-cell>
          <table:table-cell table:formula="of:=[.A141]/[.$K$4]" office:value-type="float" office:value="-0.320216864" calcext:value-type="float">
            <text:p>-0.32021686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060504" calcext:value-type="float">
            <text:p>-3.21E-002</text:p>
          </table:table-cell>
          <table:table-cell table:style-name="ce5" office:value-type="float" office:value="-0.349739939" calcext:value-type="float">
            <text:p>-3.50E-001</text:p>
          </table:table-cell>
          <table:table-cell table:formula="of:=[.A142]/[.$K$4]" office:value-type="float" office:value="-0.32060504" calcext:value-type="float">
            <text:p>-0.3206050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46771" calcext:value-type="float">
            <text:p>-3.21E-002</text:p>
          </table:table-cell>
          <table:table-cell table:style-name="ce5" office:value-type="float" office:value="-0.349785864" calcext:value-type="float">
            <text:p>-3.50E-001</text:p>
          </table:table-cell>
          <table:table-cell table:formula="of:=[.A143]/[.$K$4]" office:value-type="float" office:value="-0.321146771" calcext:value-type="float">
            <text:p>-0.32114677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84509" calcext:value-type="float">
            <text:p>-3.21E-002</text:p>
          </table:table-cell>
          <table:table-cell table:style-name="ce5" office:value-type="float" office:value="-0.349801034" calcext:value-type="float">
            <text:p>-3.50E-001</text:p>
          </table:table-cell>
          <table:table-cell table:formula="of:=[.A144]/[.$K$4]" office:value-type="float" office:value="-0.321184509" calcext:value-type="float">
            <text:p>-0.321184509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89277" calcext:value-type="float">
            <text:p>-3.21E-002</text:p>
          </table:table-cell>
          <table:table-cell table:style-name="ce5" office:value-type="float" office:value="-0.34979248" calcext:value-type="float">
            <text:p>-3.50E-001</text:p>
          </table:table-cell>
          <table:table-cell table:formula="of:=[.A145]/[.$K$4]" office:value-type="float" office:value="-0.321189277" calcext:value-type="float">
            <text:p>-0.32118927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69831" calcext:value-type="float">
            <text:p>-3.21E-002</text:p>
          </table:table-cell>
          <table:table-cell table:style-name="ce5" office:value-type="float" office:value="-0.349790871" calcext:value-type="float">
            <text:p>-3.50E-001</text:p>
          </table:table-cell>
          <table:table-cell table:formula="of:=[.A146]/[.$K$4]" office:value-type="float" office:value="-0.321169831" calcext:value-type="float">
            <text:p>-0.32116983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64243" calcext:value-type="float">
            <text:p>-3.21E-002</text:p>
          </table:table-cell>
          <table:table-cell table:style-name="ce5" office:value-type="float" office:value="-0.34979105" calcext:value-type="float">
            <text:p>-3.50E-001</text:p>
          </table:table-cell>
          <table:table-cell table:formula="of:=[.A147]/[.$K$4]" office:value-type="float" office:value="-0.321164243" calcext:value-type="float">
            <text:p>-0.32116424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6212" calcext:value-type="float">
            <text:p>-3.21E-002</text:p>
          </table:table-cell>
          <table:table-cell table:style-name="ce5" office:value-type="float" office:value="-0.349791497" calcext:value-type="float">
            <text:p>-3.50E-001</text:p>
          </table:table-cell>
          <table:table-cell table:formula="of:=[.A148]/[.$K$4]" office:value-type="float" office:value="-0.32116212" calcext:value-type="float">
            <text:p>-0.3211621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44462" calcext:value-type="float">
            <text:p>-3.21E-002</text:p>
          </table:table-cell>
          <table:table-cell table:style-name="ce5" office:value-type="float" office:value="-0.349790245" calcext:value-type="float">
            <text:p>-3.50E-001</text:p>
          </table:table-cell>
          <table:table-cell table:formula="of:=[.A149]/[.$K$4]" office:value-type="float" office:value="-0.321144462" calcext:value-type="float">
            <text:p>-0.32114446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31609" calcext:value-type="float">
            <text:p>-3.21E-002</text:p>
          </table:table-cell>
          <table:table-cell table:style-name="ce5" office:value-type="float" office:value="-0.349788696" calcext:value-type="float">
            <text:p>-3.50E-001</text:p>
          </table:table-cell>
          <table:table-cell table:formula="of:=[.A150]/[.$K$4]" office:value-type="float" office:value="-0.321131609" calcext:value-type="float">
            <text:p>-0.321131609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27474" calcext:value-type="float">
            <text:p>-3.21E-002</text:p>
          </table:table-cell>
          <table:table-cell table:style-name="ce5" office:value-type="float" office:value="-0.34978956" calcext:value-type="float">
            <text:p>-3.50E-001</text:p>
          </table:table-cell>
          <table:table-cell table:formula="of:=[.A151]/[.$K$4]" office:value-type="float" office:value="-0.321127474" calcext:value-type="float">
            <text:p>-0.32112747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111723" calcext:value-type="float">
            <text:p>-3.21E-002</text:p>
          </table:table-cell>
          <table:table-cell table:style-name="ce5" office:value-type="float" office:value="-0.34976685" calcext:value-type="float">
            <text:p>-3.50E-001</text:p>
          </table:table-cell>
          <table:table-cell table:formula="of:=[.A152]/[.$K$4]" office:value-type="float" office:value="-0.32111723" calcext:value-type="float">
            <text:p>-0.3211172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0499539" calcext:value-type="float">
            <text:p>-3.20E-002</text:p>
          </table:table-cell>
          <table:table-cell table:style-name="ce5" office:value-type="float" office:value="-0.349732459" calcext:value-type="float">
            <text:p>-3.50E-001</text:p>
          </table:table-cell>
          <table:table-cell table:formula="of:=[.A153]/[.$K$4]" office:value-type="float" office:value="-0.320499539" calcext:value-type="float">
            <text:p>-0.320499539</text:p>
          </table:table-cell>
          <table:table-cell table:number-columns-repeated="1021"/>
        </table:table-row>
        <table:table-row table:style-name="ro1">
          <table:table-cell table:style-name="ce2" office:value-type="float" office:value="-0.032022886" calcext:value-type="float">
            <text:p>-3.20E-002</text:p>
          </table:table-cell>
          <table:table-cell table:style-name="ce5" office:value-type="float" office:value="-0.349604994" calcext:value-type="float">
            <text:p>-3.50E-001</text:p>
          </table:table-cell>
          <table:table-cell table:formula="of:=[.A154]/[.$K$4]" office:value-type="float" office:value="-0.32022886" calcext:value-type="float">
            <text:p>-0.3202288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9658965" calcext:value-type="float">
            <text:p>-3.20E-002</text:p>
          </table:table-cell>
          <table:table-cell table:style-name="ce5" office:value-type="float" office:value="-0.349523157" calcext:value-type="float">
            <text:p>-3.50E-001</text:p>
          </table:table-cell>
          <table:table-cell table:formula="of:=[.A155]/[.$K$4]" office:value-type="float" office:value="-0.319658965" calcext:value-type="float">
            <text:p>-0.31965896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868767" calcext:value-type="float">
            <text:p>-3.19E-002</text:p>
          </table:table-cell>
          <table:table-cell table:style-name="ce5" office:value-type="float" office:value="-0.349392354" calcext:value-type="float">
            <text:p>-3.49E-001</text:p>
          </table:table-cell>
          <table:table-cell table:formula="of:=[.A156]/[.$K$4]" office:value-type="float" office:value="-0.31868767" calcext:value-type="float">
            <text:p>-0.3186876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8035595" calcext:value-type="float">
            <text:p>-3.18E-002</text:p>
          </table:table-cell>
          <table:table-cell table:style-name="ce5" office:value-type="float" office:value="-0.34925428" calcext:value-type="float">
            <text:p>-3.49E-001</text:p>
          </table:table-cell>
          <table:table-cell table:formula="of:=[.A157]/[.$K$4]" office:value-type="float" office:value="-0.318035595" calcext:value-type="float">
            <text:p>-0.318035595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753853" calcext:value-type="float">
            <text:p>-3.18E-002</text:p>
          </table:table-cell>
          <table:table-cell table:style-name="ce5" office:value-type="float" office:value="-0.349198788" calcext:value-type="float">
            <text:p>-3.49E-001</text:p>
          </table:table-cell>
          <table:table-cell table:formula="of:=[.A158]/[.$K$4]" office:value-type="float" office:value="-0.31753853" calcext:value-type="float">
            <text:p>-0.3175385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7027271" calcext:value-type="float">
            <text:p>-3.17E-002</text:p>
          </table:table-cell>
          <table:table-cell table:style-name="ce5" office:value-type="float" office:value="-0.34909755" calcext:value-type="float">
            <text:p>-3.49E-001</text:p>
          </table:table-cell>
          <table:table-cell table:formula="of:=[.A159]/[.$K$4]" office:value-type="float" office:value="-0.317027271" calcext:value-type="float">
            <text:p>-0.317027271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6826627" calcext:value-type="float">
            <text:p>-3.17E-002</text:p>
          </table:table-cell>
          <table:table-cell table:style-name="ce5" office:value-type="float" office:value="-0.349091053" calcext:value-type="float">
            <text:p>-3.49E-001</text:p>
          </table:table-cell>
          <table:table-cell table:formula="of:=[.A160]/[.$K$4]" office:value-type="float" office:value="-0.316826627" calcext:value-type="float">
            <text:p>-0.31682662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7315347" calcext:value-type="float">
            <text:p>-3.17E-002</text:p>
          </table:table-cell>
          <table:table-cell table:style-name="ce5" office:value-type="float" office:value="-0.349155962" calcext:value-type="float">
            <text:p>-3.49E-001</text:p>
          </table:table-cell>
          <table:table-cell table:formula="of:=[.A161]/[.$K$4]" office:value-type="float" office:value="-0.317315347" calcext:value-type="float">
            <text:p>-0.31731534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6810384" calcext:value-type="float">
            <text:p>-3.17E-002</text:p>
          </table:table-cell>
          <table:table-cell table:style-name="ce5" office:value-type="float" office:value="-0.348970413" calcext:value-type="float">
            <text:p>-3.49E-001</text:p>
          </table:table-cell>
          <table:table-cell table:formula="of:=[.A162]/[.$K$4]" office:value-type="float" office:value="-0.316810384" calcext:value-type="float">
            <text:p>-0.31681038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523034" calcext:value-type="float">
            <text:p>-3.15E-002</text:p>
          </table:table-cell>
          <table:table-cell table:style-name="ce5" office:value-type="float" office:value="-0.34878248" calcext:value-type="float">
            <text:p>-3.49E-001</text:p>
          </table:table-cell>
          <table:table-cell table:formula="of:=[.A163]/[.$K$4]" office:value-type="float" office:value="-0.31523034" calcext:value-type="float">
            <text:p>-0.3152303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4058363" calcext:value-type="float">
            <text:p>-3.14E-002</text:p>
          </table:table-cell>
          <table:table-cell table:style-name="ce5" office:value-type="float" office:value="-0.348583758" calcext:value-type="float">
            <text:p>-3.49E-001</text:p>
          </table:table-cell>
          <table:table-cell table:formula="of:=[.A164]/[.$K$4]" office:value-type="float" office:value="-0.314058363" calcext:value-type="float">
            <text:p>-0.31405836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237632" calcext:value-type="float">
            <text:p>-3.12E-002</text:p>
          </table:table-cell>
          <table:table-cell table:style-name="ce5" office:value-type="float" office:value="-0.348308146" calcext:value-type="float">
            <text:p>-3.48E-001</text:p>
          </table:table-cell>
          <table:table-cell table:formula="of:=[.A165]/[.$K$4]" office:value-type="float" office:value="-0.31237632" calcext:value-type="float">
            <text:p>-0.3123763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1799403" calcext:value-type="float">
            <text:p>-3.12E-002</text:p>
          </table:table-cell>
          <table:table-cell table:style-name="ce5" office:value-type="float" office:value="-0.348222196" calcext:value-type="float">
            <text:p>-3.48E-001</text:p>
          </table:table-cell>
          <table:table-cell table:formula="of:=[.A166]/[.$K$4]" office:value-type="float" office:value="-0.311799403" calcext:value-type="float">
            <text:p>-0.31179940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1852917" calcext:value-type="float">
            <text:p>-3.12E-002</text:p>
          </table:table-cell>
          <table:table-cell table:style-name="ce5" office:value-type="float" office:value="-0.348202437" calcext:value-type="float">
            <text:p>-3.48E-001</text:p>
          </table:table-cell>
          <table:table-cell table:formula="of:=[.A167]/[.$K$4]" office:value-type="float" office:value="-0.311852917" calcext:value-type="float">
            <text:p>-0.311852917</text:p>
          </table:table-cell>
          <table:table-cell table:number-columns-repeated="1021"/>
        </table:table-row>
        <table:table-row table:style-name="ro1">
          <table:table-cell table:style-name="ce2" office:value-type="float" office:value="-0.031074632" calcext:value-type="float">
            <text:p>-3.11E-002</text:p>
          </table:table-cell>
          <table:table-cell table:style-name="ce5" office:value-type="float" office:value="-0.347901136" calcext:value-type="float">
            <text:p>-3.48E-001</text:p>
          </table:table-cell>
          <table:table-cell table:formula="of:=[.A168]/[.$K$4]" office:value-type="float" office:value="-0.31074632" calcext:value-type="float">
            <text:p>-0.3107463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09099182" calcext:value-type="float">
            <text:p>-3.09E-002</text:p>
          </table:table-cell>
          <table:table-cell table:style-name="ce5" office:value-type="float" office:value="-0.347436339" calcext:value-type="float">
            <text:p>-3.47E-001</text:p>
          </table:table-cell>
          <table:table-cell table:formula="of:=[.A169]/[.$K$4]" office:value-type="float" office:value="-0.309099182" calcext:value-type="float">
            <text:p>-0.309099182</text:p>
          </table:table-cell>
          <table:table-cell table:number-columns-repeated="1021"/>
        </table:table-row>
        <table:table-row table:style-name="ro1">
          <table:table-cell table:style-name="ce2" office:value-type="float" office:value="-0.0307391696" calcext:value-type="float">
            <text:p>-3.07E-002</text:p>
          </table:table-cell>
          <table:table-cell table:style-name="ce5" office:value-type="float" office:value="-0.347114533" calcext:value-type="float">
            <text:p>-3.47E-001</text:p>
          </table:table-cell>
          <table:table-cell table:formula="of:=[.A170]/[.$K$4]" office:value-type="float" office:value="-0.307391696" calcext:value-type="float">
            <text:p>-0.30739169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05505134" calcext:value-type="float">
            <text:p>-3.06E-002</text:p>
          </table:table-cell>
          <table:table-cell table:style-name="ce5" office:value-type="float" office:value="-0.346735954" calcext:value-type="float">
            <text:p>-3.47E-001</text:p>
          </table:table-cell>
          <table:table-cell table:formula="of:=[.A171]/[.$K$4]" office:value-type="float" office:value="-0.305505134" calcext:value-type="float">
            <text:p>-0.305505134</text:p>
          </table:table-cell>
          <table:table-cell table:number-columns-repeated="1021"/>
        </table:table-row>
        <table:table-row table:style-name="ro1">
          <table:table-cell table:style-name="ce2" office:value-type="float" office:value="-0.0302676633" calcext:value-type="float">
            <text:p>-3.03E-002</text:p>
          </table:table-cell>
          <table:table-cell table:style-name="ce5" office:value-type="float" office:value="-0.346439064" calcext:value-type="float">
            <text:p>-3.46E-001</text:p>
          </table:table-cell>
          <table:table-cell table:formula="of:=[.A172]/[.$K$4]" office:value-type="float" office:value="-0.302676633" calcext:value-type="float">
            <text:p>-0.30267663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01693026" calcext:value-type="float">
            <text:p>-3.02E-002</text:p>
          </table:table-cell>
          <table:table-cell table:style-name="ce5" office:value-type="float" office:value="-0.346345365" calcext:value-type="float">
            <text:p>-3.46E-001</text:p>
          </table:table-cell>
          <table:table-cell table:formula="of:=[.A173]/[.$K$4]" office:value-type="float" office:value="-0.301693026" calcext:value-type="float">
            <text:p>-0.301693026</text:p>
          </table:table-cell>
          <table:table-cell table:number-columns-repeated="1021"/>
        </table:table-row>
        <table:table-row table:style-name="ro1">
          <table:table-cell table:style-name="ce2" office:value-type="float" office:value="-0.0301456023" calcext:value-type="float">
            <text:p>-3.01E-002</text:p>
          </table:table-cell>
          <table:table-cell table:style-name="ce5" office:value-type="float" office:value="-0.346210063" calcext:value-type="float">
            <text:p>-3.46E-001</text:p>
          </table:table-cell>
          <table:table-cell table:formula="of:=[.A174]/[.$K$4]" office:value-type="float" office:value="-0.301456023" calcext:value-type="float">
            <text:p>-0.301456023</text:p>
          </table:table-cell>
          <table:table-cell table:number-columns-repeated="1021"/>
        </table:table-row>
        <table:table-row table:style-name="ro1">
          <table:table-cell table:style-name="ce2" office:value-type="float" office:value="-0.030075863" calcext:value-type="float">
            <text:p>-3.01E-002</text:p>
          </table:table-cell>
          <table:table-cell table:style-name="ce5" office:value-type="float" office:value="-0.346106023" calcext:value-type="float">
            <text:p>-3.46E-001</text:p>
          </table:table-cell>
          <table:table-cell table:formula="of:=[.A175]/[.$K$4]" office:value-type="float" office:value="-0.30075863" calcext:value-type="float">
            <text:p>-0.30075863</text:p>
          </table:table-cell>
          <table:table-cell table:number-columns-repeated="1021"/>
        </table:table-row>
        <table:table-row table:style-name="ro1">
          <table:table-cell table:style-name="ce2" office:value-type="float" office:value="-0.0299526844" calcext:value-type="float">
            <text:p>-3.00E-002</text:p>
          </table:table-cell>
          <table:table-cell table:style-name="ce5" office:value-type="float" office:value="-0.345936507" calcext:value-type="float">
            <text:p>-3.46E-001</text:p>
          </table:table-cell>
          <table:table-cell table:formula="of:=[.A176]/[.$K$4]" office:value-type="float" office:value="-0.299526844" calcext:value-type="float">
            <text:p>-0.299526844</text:p>
          </table:table-cell>
          <table:table-cell table:number-columns-repeated="1021"/>
        </table:table-row>
        <table:table-row table:style-name="ro1">
          <table:table-cell table:style-name="ce2" office:value-type="float" office:value="-0.0298629198" calcext:value-type="float">
            <text:p>-2.99E-002</text:p>
          </table:table-cell>
          <table:table-cell table:style-name="ce5" office:value-type="float" office:value="-0.34566468" calcext:value-type="float">
            <text:p>-3.46E-001</text:p>
          </table:table-cell>
          <table:table-cell table:formula="of:=[.A177]/[.$K$4]" office:value-type="float" office:value="-0.298629198" calcext:value-type="float">
            <text:p>-0.298629198</text:p>
          </table:table-cell>
          <table:table-cell table:number-columns-repeated="1021"/>
        </table:table-row>
        <table:table-row table:style-name="ro1">
          <table:table-cell table:style-name="ce2" office:value-type="float" office:value="-0.0296715125" calcext:value-type="float">
            <text:p>-2.97E-002</text:p>
          </table:table-cell>
          <table:table-cell table:style-name="ce5" office:value-type="float" office:value="-0.345346212" calcext:value-type="float">
            <text:p>-3.45E-001</text:p>
          </table:table-cell>
          <table:table-cell table:formula="of:=[.A178]/[.$K$4]" office:value-type="float" office:value="-0.296715125" calcext:value-type="float">
            <text:p>-0.296715125</text:p>
          </table:table-cell>
          <table:table-cell table:number-columns-repeated="1021"/>
        </table:table-row>
        <table:table-row table:style-name="ro1">
          <table:table-cell table:style-name="ce2" office:value-type="float" office:value="-0.0294893757" calcext:value-type="float">
            <text:p>-2.95E-002</text:p>
          </table:table-cell>
          <table:table-cell table:style-name="ce5" office:value-type="float" office:value="-0.344841301" calcext:value-type="float">
            <text:p>-3.45E-001</text:p>
          </table:table-cell>
          <table:table-cell table:formula="of:=[.A179]/[.$K$4]" office:value-type="float" office:value="-0.294893757" calcext:value-type="float">
            <text:p>-0.294893757</text:p>
          </table:table-cell>
          <table:table-cell table:number-columns-repeated="1021"/>
        </table:table-row>
        <table:table-row table:style-name="ro1">
          <table:table-cell table:style-name="ce2" office:value-type="float" office:value="-0.0293679405" calcext:value-type="float">
            <text:p>-2.94E-002</text:p>
          </table:table-cell>
          <table:table-cell table:style-name="ce5" office:value-type="float" office:value="-0.344614774" calcext:value-type="float">
            <text:p>-3.45E-001</text:p>
          </table:table-cell>
          <table:table-cell table:formula="of:=[.A180]/[.$K$4]" office:value-type="float" office:value="-0.293679405" calcext:value-type="float">
            <text:p>-0.293679405</text:p>
          </table:table-cell>
          <table:table-cell table:number-columns-repeated="1021"/>
        </table:table-row>
        <table:table-row table:style-name="ro1">
          <table:table-cell table:style-name="ce2" office:value-type="float" office:value="-0.0292136408" calcext:value-type="float">
            <text:p>-2.92E-002</text:p>
          </table:table-cell>
          <table:table-cell table:style-name="ce5" office:value-type="float" office:value="-0.344264776" calcext:value-type="float">
            <text:p>-3.44E-001</text:p>
          </table:table-cell>
          <table:table-cell table:formula="of:=[.A181]/[.$K$4]" office:value-type="float" office:value="-0.292136408" calcext:value-type="float">
            <text:p>-0.292136408</text:p>
          </table:table-cell>
          <table:table-cell table:number-columns-repeated="1021"/>
        </table:table-row>
        <table:table-row table:style-name="ro1">
          <table:table-cell table:style-name="ce2" office:value-type="float" office:value="-0.0290598646" calcext:value-type="float">
            <text:p>-2.91E-002</text:p>
          </table:table-cell>
          <table:table-cell table:style-name="ce5" office:value-type="float" office:value="-0.343989551" calcext:value-type="float">
            <text:p>-3.44E-001</text:p>
          </table:table-cell>
          <table:table-cell table:formula="of:=[.A182]/[.$K$4]" office:value-type="float" office:value="-0.290598646" calcext:value-type="float">
            <text:p>-0.290598646</text:p>
          </table:table-cell>
          <table:table-cell table:number-columns-repeated="1021"/>
        </table:table-row>
        <table:table-row table:style-name="ro1">
          <table:table-cell table:style-name="ce2" office:value-type="float" office:value="-0.0288841147" calcext:value-type="float">
            <text:p>-2.89E-002</text:p>
          </table:table-cell>
          <table:table-cell table:style-name="ce5" office:value-type="float" office:value="-0.343745947" calcext:value-type="float">
            <text:p>-3.44E-001</text:p>
          </table:table-cell>
          <table:table-cell table:formula="of:=[.A183]/[.$K$4]" office:value-type="float" office:value="-0.288841147" calcext:value-type="float">
            <text:p>-0.288841147</text:p>
          </table:table-cell>
          <table:table-cell table:number-columns-repeated="1021"/>
        </table:table-row>
        <table:table-row table:style-name="ro1">
          <table:table-cell table:style-name="ce2" office:value-type="float" office:value="-0.0287120044" calcext:value-type="float">
            <text:p>-2.87E-002</text:p>
          </table:table-cell>
          <table:table-cell table:style-name="ce5" office:value-type="float" office:value="-0.343077302" calcext:value-type="float">
            <text:p>-3.43E-001</text:p>
          </table:table-cell>
          <table:table-cell table:formula="of:=[.A184]/[.$K$4]" office:value-type="float" office:value="-0.287120044" calcext:value-type="float">
            <text:p>-0.287120044</text:p>
          </table:table-cell>
          <table:table-cell table:number-columns-repeated="1021"/>
        </table:table-row>
        <table:table-row table:style-name="ro1">
          <table:table-cell table:style-name="ce2" office:value-type="float" office:value="-0.0284503438" calcext:value-type="float">
            <text:p>-2.85E-002</text:p>
          </table:table-cell>
          <table:table-cell table:style-name="ce5" office:value-type="float" office:value="-0.341992497" calcext:value-type="float">
            <text:p>-3.42E-001</text:p>
          </table:table-cell>
          <table:table-cell table:formula="of:=[.A185]/[.$K$4]" office:value-type="float" office:value="-0.284503438" calcext:value-type="float">
            <text:p>-0.284503438</text:p>
          </table:table-cell>
          <table:table-cell table:number-columns-repeated="1021"/>
        </table:table-row>
        <table:table-row table:style-name="ro1">
          <table:table-cell table:style-name="ce2" office:value-type="float" office:value="-0.0279006865" calcext:value-type="float">
            <text:p>-2.79E-002</text:p>
          </table:table-cell>
          <table:table-cell table:style-name="ce5" office:value-type="float" office:value="-0.341544896" calcext:value-type="float">
            <text:p>-3.42E-001</text:p>
          </table:table-cell>
          <table:table-cell table:formula="of:=[.A186]/[.$K$4]" office:value-type="float" office:value="-0.279006865" calcext:value-type="float">
            <text:p>-0.279006865</text:p>
          </table:table-cell>
          <table:table-cell table:number-columns-repeated="1021"/>
        </table:table-row>
        <table:table-row table:style-name="ro1">
          <table:table-cell table:style-name="ce2" office:value-type="float" office:value="-0.027535012" calcext:value-type="float">
            <text:p>-2.75E-002</text:p>
          </table:table-cell>
          <table:table-cell table:style-name="ce5" office:value-type="float" office:value="-0.340211213" calcext:value-type="float">
            <text:p>-3.40E-001</text:p>
          </table:table-cell>
          <table:table-cell table:formula="of:=[.A187]/[.$K$4]" office:value-type="float" office:value="-0.27535012" calcext:value-type="float">
            <text:p>-0.27535012</text:p>
          </table:table-cell>
          <table:table-cell table:number-columns-repeated="1021"/>
        </table:table-row>
        <table:table-row table:style-name="ro1">
          <table:table-cell table:style-name="ce2" office:value-type="float" office:value="-0.02704948" calcext:value-type="float">
            <text:p>-2.70E-002</text:p>
          </table:table-cell>
          <table:table-cell table:style-name="ce5" office:value-type="float" office:value="-0.33918497" calcext:value-type="float">
            <text:p>-3.39E-001</text:p>
          </table:table-cell>
          <table:table-cell table:formula="of:=[.A188]/[.$K$4]" office:value-type="float" office:value="-0.2704948" calcext:value-type="float">
            <text:p>-0.2704948</text:p>
          </table:table-cell>
          <table:table-cell table:number-columns-repeated="1021"/>
        </table:table-row>
        <table:table-row table:style-name="ro1">
          <table:table-cell table:style-name="ce2" office:value-type="float" office:value="-0.0267903041" calcext:value-type="float">
            <text:p>-2.68E-002</text:p>
          </table:table-cell>
          <table:table-cell table:style-name="ce5" office:value-type="float" office:value="-0.338542461" calcext:value-type="float">
            <text:p>-3.39E-001</text:p>
          </table:table-cell>
          <table:table-cell table:formula="of:=[.A189]/[.$K$4]" office:value-type="float" office:value="-0.267903041" calcext:value-type="float">
            <text:p>-0.267903041</text:p>
          </table:table-cell>
          <table:table-cell table:number-columns-repeated="1021"/>
        </table:table-row>
        <table:table-row table:style-name="ro1">
          <table:table-cell table:style-name="ce2" office:value-type="float" office:value="-0.0266013462" calcext:value-type="float">
            <text:p>-2.66E-002</text:p>
          </table:table-cell>
          <table:table-cell table:style-name="ce5" office:value-type="float" office:value="-0.338124096" calcext:value-type="float">
            <text:p>-3.38E-001</text:p>
          </table:table-cell>
          <table:table-cell table:formula="of:=[.A190]/[.$K$4]" office:value-type="float" office:value="-0.266013462" calcext:value-type="float">
            <text:p>-0.266013462</text:p>
          </table:table-cell>
          <table:table-cell table:number-columns-repeated="1021"/>
        </table:table-row>
        <table:table-row table:style-name="ro1">
          <table:table-cell table:style-name="ce2" office:value-type="float" office:value="-0.026418319" calcext:value-type="float">
            <text:p>-2.64E-002</text:p>
          </table:table-cell>
          <table:table-cell table:style-name="ce5" office:value-type="float" office:value="-0.337637156" calcext:value-type="float">
            <text:p>-3.38E-001</text:p>
          </table:table-cell>
          <table:table-cell table:formula="of:=[.A191]/[.$K$4]" office:value-type="float" office:value="-0.26418319" calcext:value-type="float">
            <text:p>-0.26418319</text:p>
          </table:table-cell>
          <table:table-cell table:number-columns-repeated="1021"/>
        </table:table-row>
        <table:table-row table:style-name="ro1">
          <table:table-cell table:style-name="ce2" office:value-type="float" office:value="-0.0262421872" calcext:value-type="float">
            <text:p>-2.62E-002</text:p>
          </table:table-cell>
          <table:table-cell table:style-name="ce5" office:value-type="float" office:value="-0.337158918" calcext:value-type="float">
            <text:p>-3.37E-001</text:p>
          </table:table-cell>
          <table:table-cell table:formula="of:=[.A192]/[.$K$4]" office:value-type="float" office:value="-0.262421872" calcext:value-type="float">
            <text:p>-0.262421872</text:p>
          </table:table-cell>
          <table:table-cell table:number-columns-repeated="1021"/>
        </table:table-row>
        <table:table-row table:style-name="ro1">
          <table:table-cell table:style-name="ce2" office:value-type="float" office:value="-0.0261699427" calcext:value-type="float">
            <text:p>-2.62E-002</text:p>
          </table:table-cell>
          <table:table-cell table:style-name="ce5" office:value-type="float" office:value="-0.337009907" calcext:value-type="float">
            <text:p>-3.37E-001</text:p>
          </table:table-cell>
          <table:table-cell table:formula="of:=[.A193]/[.$K$4]" office:value-type="float" office:value="-0.261699427" calcext:value-type="float">
            <text:p>-0.261699427</text:p>
          </table:table-cell>
          <table:table-cell table:number-columns-repeated="1021"/>
        </table:table-row>
        <table:table-row table:style-name="ro1">
          <table:table-cell table:style-name="ce2" office:value-type="float" office:value="-0.0261539984" calcext:value-type="float">
            <text:p>-2.62E-002</text:p>
          </table:table-cell>
          <table:table-cell table:style-name="ce5" office:value-type="float" office:value="-0.336970389" calcext:value-type="float">
            <text:p>-3.37E-001</text:p>
          </table:table-cell>
          <table:table-cell table:formula="of:=[.A194]/[.$K$4]" office:value-type="float" office:value="-0.261539984" calcext:value-type="float">
            <text:p>-0.261539984</text:p>
          </table:table-cell>
          <table:table-cell table:number-columns-repeated="1021"/>
        </table:table-row>
        <table:table-row table:style-name="ro1">
          <table:table-cell table:style-name="ce2" office:value-type="float" office:value="-0.026075175" calcext:value-type="float">
            <text:p>-2.61E-002</text:p>
          </table:table-cell>
          <table:table-cell table:style-name="ce5" office:value-type="float" office:value="-0.336299956" calcext:value-type="float">
            <text:p>-3.36E-001</text:p>
          </table:table-cell>
          <table:table-cell table:formula="of:=[.A195]/[.$K$4]" office:value-type="float" office:value="-0.26075175" calcext:value-type="float">
            <text:p>-0.26075175</text:p>
          </table:table-cell>
          <table:table-cell table:number-columns-repeated="1021"/>
        </table:table-row>
        <table:table-row table:style-name="ro1">
          <table:table-cell table:style-name="ce2" office:value-type="float" office:value="-0.0256843418" calcext:value-type="float">
            <text:p>-2.57E-002</text:p>
          </table:table-cell>
          <table:table-cell table:style-name="ce5" office:value-type="float" office:value="-0.335854858" calcext:value-type="float">
            <text:p>-3.36E-001</text:p>
          </table:table-cell>
          <table:table-cell table:formula="of:=[.A196]/[.$K$4]" office:value-type="float" office:value="-0.256843418" calcext:value-type="float">
            <text:p>-0.256843418</text:p>
          </table:table-cell>
          <table:table-cell table:number-columns-repeated="1021"/>
        </table:table-row>
        <table:table-row table:style-name="ro1">
          <table:table-cell table:style-name="ce2" office:value-type="float" office:value="-0.0254921243" calcext:value-type="float">
            <text:p>-2.55E-002</text:p>
          </table:table-cell>
          <table:table-cell table:style-name="ce5" office:value-type="float" office:value="-0.334011525" calcext:value-type="float">
            <text:p>-3.34E-001</text:p>
          </table:table-cell>
          <table:table-cell table:formula="of:=[.A197]/[.$K$4]" office:value-type="float" office:value="-0.254921243" calcext:value-type="float">
            <text:p>-0.254921243</text:p>
          </table:table-cell>
          <table:table-cell table:number-columns-repeated="1021"/>
        </table:table-row>
        <table:table-row table:style-name="ro1">
          <table:table-cell table:style-name="ce2" office:value-type="float" office:value="-0.0248902384" calcext:value-type="float">
            <text:p>-2.49E-002</text:p>
          </table:table-cell>
          <table:table-cell table:style-name="ce5" office:value-type="float" office:value="-0.332149297" calcext:value-type="float">
            <text:p>-3.32E-001</text:p>
          </table:table-cell>
          <table:table-cell table:formula="of:=[.A198]/[.$K$4]" office:value-type="float" office:value="-0.248902384" calcext:value-type="float">
            <text:p>-0.248902384</text:p>
          </table:table-cell>
          <table:table-cell table:number-columns-repeated="1021"/>
        </table:table-row>
        <table:table-row table:style-name="ro1">
          <table:table-cell table:style-name="ce2" office:value-type="float" office:value="-0.0243606865" calcext:value-type="float">
            <text:p>-2.44E-002</text:p>
          </table:table-cell>
          <table:table-cell table:style-name="ce5" office:value-type="float" office:value="-0.331207633" calcext:value-type="float">
            <text:p>-3.31E-001</text:p>
          </table:table-cell>
          <table:table-cell table:formula="of:=[.A199]/[.$K$4]" office:value-type="float" office:value="-0.243606865" calcext:value-type="float">
            <text:p>-0.243606865</text:p>
          </table:table-cell>
          <table:table-cell table:number-columns-repeated="1021"/>
        </table:table-row>
        <table:table-row table:style-name="ro1">
          <table:table-cell table:style-name="ce2" office:value-type="float" office:value="-0.0242475718" calcext:value-type="float">
            <text:p>-2.42E-002</text:p>
          </table:table-cell>
          <table:table-cell table:style-name="ce5" office:value-type="float" office:value="-0.330274642" calcext:value-type="float">
            <text:p>-3.30E-001</text:p>
          </table:table-cell>
          <table:table-cell table:formula="of:=[.A200]/[.$K$4]" office:value-type="float" office:value="-0.242475718" calcext:value-type="float">
            <text:p>-0.242475718</text:p>
          </table:table-cell>
          <table:table-cell table:number-columns-repeated="1021"/>
        </table:table-row>
        <table:table-row table:style-name="ro1">
          <table:table-cell table:style-name="ce2" office:value-type="float" office:value="-0.0239899233" calcext:value-type="float">
            <text:p>-2.40E-002</text:p>
          </table:table-cell>
          <table:table-cell table:style-name="ce5" office:value-type="float" office:value="-0.329624981" calcext:value-type="float">
            <text:p>-3.30E-001</text:p>
          </table:table-cell>
          <table:table-cell table:formula="of:=[.A201]/[.$K$4]" office:value-type="float" office:value="-0.239899233" calcext:value-type="float">
            <text:p>-0.239899233</text:p>
          </table:table-cell>
          <table:table-cell table:number-columns-repeated="1021"/>
        </table:table-row>
        <table:table-row table:style-name="ro1">
          <table:table-cell table:style-name="ce2" office:value-type="float" office:value="-0.0237613916" calcext:value-type="float">
            <text:p>-2.38E-002</text:p>
          </table:table-cell>
          <table:table-cell table:style-name="ce5" office:value-type="float" office:value="-0.329303205" calcext:value-type="float">
            <text:p>-3.29E-001</text:p>
          </table:table-cell>
          <table:table-cell table:formula="of:=[.A202]/[.$K$4]" office:value-type="float" office:value="-0.237613916" calcext:value-type="float">
            <text:p>-0.237613916</text:p>
          </table:table-cell>
          <table:table-cell table:number-columns-repeated="1021"/>
        </table:table-row>
        <table:table-row table:style-name="ro1">
          <table:table-cell table:style-name="ce2" office:value-type="float" office:value="-0.023561338" calcext:value-type="float">
            <text:p>-2.36E-002</text:p>
          </table:table-cell>
          <table:table-cell table:style-name="ce5" office:value-type="float" office:value="-0.32784903" calcext:value-type="float">
            <text:p>-3.28E-001</text:p>
          </table:table-cell>
          <table:table-cell table:formula="of:=[.A203]/[.$K$4]" office:value-type="float" office:value="-0.23561338" calcext:value-type="float">
            <text:p>-0.23561338</text:p>
          </table:table-cell>
          <table:table-cell table:number-columns-repeated="1021"/>
        </table:table-row>
        <table:table-row table:style-name="ro1">
          <table:table-cell table:style-name="ce2" office:value-type="float" office:value="-0.0232412629" calcext:value-type="float">
            <text:p>-2.32E-002</text:p>
          </table:table-cell>
          <table:table-cell table:style-name="ce5" office:value-type="float" office:value="-0.326065302" calcext:value-type="float">
            <text:p>-3.26E-001</text:p>
          </table:table-cell>
          <table:table-cell table:formula="of:=[.A204]/[.$K$4]" office:value-type="float" office:value="-0.232412629" calcext:value-type="float">
            <text:p>-0.232412629</text:p>
          </table:table-cell>
          <table:table-cell table:number-columns-repeated="1021"/>
        </table:table-row>
        <table:table-row table:style-name="ro1">
          <table:table-cell table:style-name="ce2" office:value-type="float" office:value="-0.0228085611" calcext:value-type="float">
            <text:p>-2.28E-002</text:p>
          </table:table-cell>
          <table:table-cell table:style-name="ce5" office:value-type="float" office:value="-0.324968696" calcext:value-type="float">
            <text:p>-3.25E-001</text:p>
          </table:table-cell>
          <table:table-cell table:formula="of:=[.A205]/[.$K$4]" office:value-type="float" office:value="-0.228085611" calcext:value-type="float">
            <text:p>-0.228085611</text:p>
          </table:table-cell>
          <table:table-cell table:number-columns-repeated="1021"/>
        </table:table-row>
        <table:table-row table:style-name="ro1">
          <table:table-cell table:style-name="ce2" office:value-type="float" office:value="-0.0224619247" calcext:value-type="float">
            <text:p>-2.25E-002</text:p>
          </table:table-cell>
          <table:table-cell table:style-name="ce5" office:value-type="float" office:value="-0.323655277" calcext:value-type="float">
            <text:p>-3.24E-001</text:p>
          </table:table-cell>
          <table:table-cell table:formula="of:=[.A206]/[.$K$4]" office:value-type="float" office:value="-0.224619247" calcext:value-type="float">
            <text:p>-0.224619247</text:p>
          </table:table-cell>
          <table:table-cell table:number-columns-repeated="1021"/>
        </table:table-row>
        <table:table-row table:style-name="ro1">
          <table:table-cell table:style-name="ce2" office:value-type="float" office:value="-0.0222815983" calcext:value-type="float">
            <text:p>-2.23E-002</text:p>
          </table:table-cell>
          <table:table-cell table:style-name="ce5" office:value-type="float" office:value="-0.32326746" calcext:value-type="float">
            <text:p>-3.23E-001</text:p>
          </table:table-cell>
          <table:table-cell table:formula="of:=[.A207]/[.$K$4]" office:value-type="float" office:value="-0.222815983" calcext:value-type="float">
            <text:p>-0.222815983</text:p>
          </table:table-cell>
          <table:table-cell table:number-columns-repeated="1021"/>
        </table:table-row>
        <table:table-row table:style-name="ro1">
          <table:table-cell table:style-name="ce2" office:value-type="float" office:value="-0.0221405793" calcext:value-type="float">
            <text:p>-2.21E-002</text:p>
          </table:table-cell>
          <table:table-cell table:style-name="ce5" office:value-type="float" office:value="-0.322797686" calcext:value-type="float">
            <text:p>-3.23E-001</text:p>
          </table:table-cell>
          <table:table-cell table:formula="of:=[.A208]/[.$K$4]" office:value-type="float" office:value="-0.221405793" calcext:value-type="float">
            <text:p>-0.221405793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9598599" calcext:value-type="float">
            <text:p>-2.20E-002</text:p>
          </table:table-cell>
          <table:table-cell table:style-name="ce5" office:value-type="float" office:value="-0.322174877" calcext:value-type="float">
            <text:p>-3.22E-001</text:p>
          </table:table-cell>
          <table:table-cell table:formula="of:=[.A209]/[.$K$4]" office:value-type="float" office:value="-0.219598599" calcext:value-type="float">
            <text:p>-0.219598599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8632426" calcext:value-type="float">
            <text:p>-2.19E-002</text:p>
          </table:table-cell>
          <table:table-cell table:style-name="ce5" office:value-type="float" office:value="-0.320757836" calcext:value-type="float">
            <text:p>-3.21E-001</text:p>
          </table:table-cell>
          <table:table-cell table:formula="of:=[.A210]/[.$K$4]" office:value-type="float" office:value="-0.218632426" calcext:value-type="float">
            <text:p>-0.218632426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5596054" calcext:value-type="float">
            <text:p>-2.16E-002</text:p>
          </table:table-cell>
          <table:table-cell table:style-name="ce5" office:value-type="float" office:value="-0.319399059" calcext:value-type="float">
            <text:p>-3.19E-001</text:p>
          </table:table-cell>
          <table:table-cell table:formula="of:=[.A211]/[.$K$4]" office:value-type="float" office:value="-0.215596054" calcext:value-type="float">
            <text:p>-0.215596054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3956423" calcext:value-type="float">
            <text:p>-2.14E-002</text:p>
          </table:table-cell>
          <table:table-cell table:style-name="ce5" office:value-type="float" office:value="-0.319075972" calcext:value-type="float">
            <text:p>-3.19E-001</text:p>
          </table:table-cell>
          <table:table-cell table:formula="of:=[.A212]/[.$K$4]" office:value-type="float" office:value="-0.213956423" calcext:value-type="float">
            <text:p>-0.213956423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2975014" calcext:value-type="float">
            <text:p>-2.13E-002</text:p>
          </table:table-cell>
          <table:table-cell table:style-name="ce5" office:value-type="float" office:value="-0.318514884" calcext:value-type="float">
            <text:p>-3.19E-001</text:p>
          </table:table-cell>
          <table:table-cell table:formula="of:=[.A213]/[.$K$4]" office:value-type="float" office:value="-0.212975014" calcext:value-type="float">
            <text:p>-0.212975014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2193634" calcext:value-type="float">
            <text:p>-2.12E-002</text:p>
          </table:table-cell>
          <table:table-cell table:style-name="ce5" office:value-type="float" office:value="-0.318505198" calcext:value-type="float">
            <text:p>-3.19E-001</text:p>
          </table:table-cell>
          <table:table-cell table:formula="of:=[.A214]/[.$K$4]" office:value-type="float" office:value="-0.212193634" calcext:value-type="float">
            <text:p>-0.212193634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2196317" calcext:value-type="float">
            <text:p>-2.12E-002</text:p>
          </table:table-cell>
          <table:table-cell table:style-name="ce5" office:value-type="float" office:value="-0.318501592" calcext:value-type="float">
            <text:p>-3.19E-001</text:p>
          </table:table-cell>
          <table:table-cell table:formula="of:=[.A215]/[.$K$4]" office:value-type="float" office:value="-0.212196317" calcext:value-type="float">
            <text:p>-0.212196317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2180577" calcext:value-type="float">
            <text:p>-2.12E-002</text:p>
          </table:table-cell>
          <table:table-cell table:style-name="ce5" office:value-type="float" office:value="-0.318487227" calcext:value-type="float">
            <text:p>-3.18E-001</text:p>
          </table:table-cell>
          <table:table-cell table:formula="of:=[.A216]/[.$K$4]" office:value-type="float" office:value="-0.212180577" calcext:value-type="float">
            <text:p>-0.212180577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2155096" calcext:value-type="float">
            <text:p>-2.12E-002</text:p>
          </table:table-cell>
          <table:table-cell table:style-name="ce5" office:value-type="float" office:value="-0.318472266" calcext:value-type="float">
            <text:p>-3.18E-001</text:p>
          </table:table-cell>
          <table:table-cell table:formula="of:=[.A217]/[.$K$4]" office:value-type="float" office:value="-0.212155096" calcext:value-type="float">
            <text:p>-0.212155096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2103743" calcext:value-type="float">
            <text:p>-2.12E-002</text:p>
          </table:table-cell>
          <table:table-cell table:style-name="ce5" office:value-type="float" office:value="-0.318451166" calcext:value-type="float">
            <text:p>-3.18E-001</text:p>
          </table:table-cell>
          <table:table-cell table:formula="of:=[.A218]/[.$K$4]" office:value-type="float" office:value="-0.212103743" calcext:value-type="float">
            <text:p>-0.212103743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16937" calcext:value-type="float">
            <text:p>-2.12E-002</text:p>
          </table:table-cell>
          <table:table-cell table:style-name="ce5" office:value-type="float" office:value="-0.318049371" calcext:value-type="float">
            <text:p>-3.18E-001</text:p>
          </table:table-cell>
          <table:table-cell table:formula="of:=[.A219]/[.$K$4]" office:value-type="float" office:value="-0.2116937" calcext:value-type="float">
            <text:p>-0.2116937</text:p>
          </table:table-cell>
          <table:table-cell table:number-columns-repeated="1021"/>
        </table:table-row>
        <table:table-row table:style-name="ro1">
          <table:table-cell table:style-name="ce2" office:value-type="float" office:value="-0.0211144015" calcext:value-type="float">
            <text:p>-2.11E-002</text:p>
          </table:table-cell>
          <table:table-cell table:style-name="ce5" office:value-type="float" office:value="-0.316624373" calcext:value-type="float">
            <text:p>-3.17E-001</text:p>
          </table:table-cell>
          <table:table-cell table:formula="of:=[.A220]/[.$K$4]" office:value-type="float" office:value="-0.211144015" calcext:value-type="float">
            <text:p>-0.211144015</text:p>
          </table:table-cell>
          <table:table-cell table:number-columns-repeated="1021"/>
        </table:table-row>
        <table:table-row table:style-name="ro1">
          <table:table-cell table:style-name="ce2" office:value-type="float" office:value="-0.0208158959" calcext:value-type="float">
            <text:p>-2.08E-002</text:p>
          </table:table-cell>
          <table:table-cell table:style-name="ce5" office:value-type="float" office:value="-0.315547645" calcext:value-type="float">
            <text:p>-3.16E-001</text:p>
          </table:table-cell>
          <table:table-cell table:formula="of:=[.A221]/[.$K$4]" office:value-type="float" office:value="-0.208158959" calcext:value-type="float">
            <text:p>-0.208158959</text:p>
          </table:table-cell>
          <table:table-cell table:number-columns-repeated="1021"/>
        </table:table-row>
        <table:table-row table:style-name="ro1">
          <table:table-cell table:style-name="ce2" office:value-type="float" office:value="-0.0205232799" calcext:value-type="float">
            <text:p>-2.05E-002</text:p>
          </table:table-cell>
          <table:table-cell table:style-name="ce5" office:value-type="float" office:value="-0.314523369" calcext:value-type="float">
            <text:p>-3.15E-001</text:p>
          </table:table-cell>
          <table:table-cell table:formula="of:=[.A222]/[.$K$4]" office:value-type="float" office:value="-0.205232799" calcext:value-type="float">
            <text:p>-0.205232799</text:p>
          </table:table-cell>
          <table:table-cell table:number-columns-repeated="1021"/>
        </table:table-row>
        <table:table-row table:style-name="ro1">
          <table:table-cell table:style-name="ce2" office:value-type="float" office:value="-0.0204304382" calcext:value-type="float">
            <text:p>-2.04E-002</text:p>
          </table:table-cell>
          <table:table-cell table:style-name="ce5" office:value-type="float" office:value="-0.312554181" calcext:value-type="float">
            <text:p>-3.13E-001</text:p>
          </table:table-cell>
          <table:table-cell table:formula="of:=[.A223]/[.$K$4]" office:value-type="float" office:value="-0.204304382" calcext:value-type="float">
            <text:p>-0.204304382</text:p>
          </table:table-cell>
          <table:table-cell table:number-columns-repeated="1021"/>
        </table:table-row>
        <table:table-row table:style-name="ro1">
          <table:table-cell table:style-name="ce2" office:value-type="float" office:value="-0.0200217664" calcext:value-type="float">
            <text:p>-2.00E-002</text:p>
          </table:table-cell>
          <table:table-cell table:style-name="ce5" office:value-type="float" office:value="-0.310683221" calcext:value-type="float">
            <text:p>-3.11E-001</text:p>
          </table:table-cell>
          <table:table-cell table:formula="of:=[.A224]/[.$K$4]" office:value-type="float" office:value="-0.200217664" calcext:value-type="float">
            <text:p>-0.200217664</text:p>
          </table:table-cell>
          <table:table-cell table:number-columns-repeated="1021"/>
        </table:table-row>
        <table:table-row table:style-name="ro1">
          <table:table-cell table:style-name="ce2" office:value-type="float" office:value="-0.0197534468" calcext:value-type="float">
            <text:p>-1.98E-002</text:p>
          </table:table-cell>
          <table:table-cell table:style-name="ce5" office:value-type="float" office:value="-0.309560329" calcext:value-type="float">
            <text:p>-3.10E-001</text:p>
          </table:table-cell>
          <table:table-cell table:formula="of:=[.A225]/[.$K$4]" office:value-type="float" office:value="-0.197534468" calcext:value-type="float">
            <text:p>-0.197534468</text:p>
          </table:table-cell>
          <table:table-cell table:number-columns-repeated="1021"/>
        </table:table-row>
        <table:table-row table:style-name="ro1">
          <table:table-cell table:style-name="ce2" office:value-type="float" office:value="-0.0195745528" calcext:value-type="float">
            <text:p>-1.96E-002</text:p>
          </table:table-cell>
          <table:table-cell table:style-name="ce5" office:value-type="float" office:value="-0.308376163" calcext:value-type="float">
            <text:p>-3.08E-001</text:p>
          </table:table-cell>
          <table:table-cell table:formula="of:=[.A226]/[.$K$4]" office:value-type="float" office:value="-0.195745528" calcext:value-type="float">
            <text:p>-0.195745528</text:p>
          </table:table-cell>
          <table:table-cell table:number-columns-repeated="1021"/>
        </table:table-row>
        <table:table-row table:style-name="ro1">
          <table:table-cell table:style-name="ce2" office:value-type="float" office:value="-0.0193607006" calcext:value-type="float">
            <text:p>-1.94E-002</text:p>
          </table:table-cell>
          <table:table-cell table:style-name="ce5" office:value-type="float" office:value="-0.306846589" calcext:value-type="float">
            <text:p>-3.07E-001</text:p>
          </table:table-cell>
          <table:table-cell table:formula="of:=[.A227]/[.$K$4]" office:value-type="float" office:value="-0.193607006" calcext:value-type="float">
            <text:p>-0.193607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191377718" calcext:value-type="float">
            <text:p>-1.91E-002</text:p>
          </table:table-cell>
          <table:table-cell table:style-name="ce5" office:value-type="float" office:value="-0.306087732" calcext:value-type="float">
            <text:p>-3.06E-001</text:p>
          </table:table-cell>
          <table:table-cell table:formula="of:=[.A228]/[.$K$4]" office:value-type="float" office:value="-0.191377718" calcext:value-type="float">
            <text:p>-0.191377718</text:p>
          </table:table-cell>
          <table:table-cell table:number-columns-repeated="1021"/>
        </table:table-row>
        <table:table-row table:style-name="ro1">
          <table:table-cell table:style-name="ce2" office:value-type="float" office:value="-0.018978402" calcext:value-type="float">
            <text:p>-1.90E-002</text:p>
          </table:table-cell>
          <table:table-cell table:style-name="ce5" office:value-type="float" office:value="-0.304975033" calcext:value-type="float">
            <text:p>-3.05E-001</text:p>
          </table:table-cell>
          <table:table-cell table:formula="of:=[.A229]/[.$K$4]" office:value-type="float" office:value="-0.18978402" calcext:value-type="float">
            <text:p>-0.18978402</text:p>
          </table:table-cell>
          <table:table-cell table:number-columns-repeated="1021"/>
        </table:table-row>
        <table:table-row table:style-name="ro1">
          <table:table-cell table:style-name="ce2" office:value-type="float" office:value="-0.0188714918" calcext:value-type="float">
            <text:p>-1.89E-002</text:p>
          </table:table-cell>
          <table:table-cell table:style-name="ce5" office:value-type="float" office:value="-0.303859502" calcext:value-type="float">
            <text:p>-3.04E-001</text:p>
          </table:table-cell>
          <table:table-cell table:formula="of:=[.A230]/[.$K$4]" office:value-type="float" office:value="-0.188714918" calcext:value-type="float">
            <text:p>-0.188714918</text:p>
          </table:table-cell>
          <table:table-cell table:number-columns-repeated="1021"/>
        </table:table-row>
        <table:table-row table:style-name="ro1">
          <table:table-cell table:style-name="ce2" office:value-type="float" office:value="-0.0187391881" calcext:value-type="float">
            <text:p>-1.87E-002</text:p>
          </table:table-cell>
          <table:table-cell table:style-name="ce5" office:value-type="float" office:value="-0.303427249" calcext:value-type="float">
            <text:p>-3.03E-001</text:p>
          </table:table-cell>
          <table:table-cell table:formula="of:=[.A231]/[.$K$4]" office:value-type="float" office:value="-0.187391881" calcext:value-type="float">
            <text:p>-0.187391881</text:p>
          </table:table-cell>
          <table:table-cell table:number-columns-repeated="1021"/>
        </table:table-row>
        <table:table-row table:style-name="ro1">
          <table:table-cell table:style-name="ce2" office:value-type="float" office:value="-0.0186143853" calcext:value-type="float">
            <text:p>-1.86E-002</text:p>
          </table:table-cell>
          <table:table-cell table:style-name="ce5" office:value-type="float" office:value="-0.302376747" calcext:value-type="float">
            <text:p>-3.02E-001</text:p>
          </table:table-cell>
          <table:table-cell table:formula="of:=[.A232]/[.$K$4]" office:value-type="float" office:value="-0.186143853" calcext:value-type="float">
            <text:p>-0.186143853</text:p>
          </table:table-cell>
          <table:table-cell table:number-columns-repeated="1021"/>
        </table:table-row>
        <table:table-row table:style-name="ro1">
          <table:table-cell table:style-name="ce2" office:value-type="float" office:value="-0.0185315385" calcext:value-type="float">
            <text:p>-1.85E-002</text:p>
          </table:table-cell>
          <table:table-cell table:style-name="ce5" office:value-type="float" office:value="-0.301366687" calcext:value-type="float">
            <text:p>-3.01E-001</text:p>
          </table:table-cell>
          <table:table-cell table:formula="of:=[.A233]/[.$K$4]" office:value-type="float" office:value="-0.185315385" calcext:value-type="float">
            <text:p>-0.185315385</text:p>
          </table:table-cell>
          <table:table-cell table:number-columns-repeated="1021"/>
        </table:table-row>
        <table:table-row table:style-name="ro1">
          <table:table-cell table:style-name="ce2" office:value-type="float" office:value="-0.0183756631" calcext:value-type="float">
            <text:p>-1.84E-002</text:p>
          </table:table-cell>
          <table:table-cell table:style-name="ce5" office:value-type="float" office:value="-0.300437689" calcext:value-type="float">
            <text:p>-3.00E-001</text:p>
          </table:table-cell>
          <table:table-cell table:formula="of:=[.A234]/[.$K$4]" office:value-type="float" office:value="-0.183756631" calcext:value-type="float">
            <text:p>-0.183756631</text:p>
          </table:table-cell>
          <table:table-cell table:number-columns-repeated="1021"/>
        </table:table-row>
        <table:table-row table:style-name="ro1">
          <table:table-cell table:style-name="ce2" office:value-type="float" office:value="-0.0182452872" calcext:value-type="float">
            <text:p>-1.82E-002</text:p>
          </table:table-cell>
          <table:table-cell table:style-name="ce5" office:value-type="float" office:value="-0.299283355" calcext:value-type="float">
            <text:p>-2.99E-001</text:p>
          </table:table-cell>
          <table:table-cell table:formula="of:=[.A235]/[.$K$4]" office:value-type="float" office:value="-0.182452872" calcext:value-type="float">
            <text:p>-0.182452872</text:p>
          </table:table-cell>
          <table:table-cell table:number-columns-repeated="1021"/>
        </table:table-row>
        <table:table-row table:style-name="ro1">
          <table:table-cell table:style-name="ce2" office:value-type="float" office:value="-0.0181453787" calcext:value-type="float">
            <text:p>-1.81E-002</text:p>
          </table:table-cell>
          <table:table-cell table:style-name="ce5" office:value-type="float" office:value="-0.297982961" calcext:value-type="float">
            <text:p>-2.98E-001</text:p>
          </table:table-cell>
          <table:table-cell table:formula="of:=[.A236]/[.$K$4]" office:value-type="float" office:value="-0.181453787" calcext:value-type="float">
            <text:p>-0.181453787</text:p>
          </table:table-cell>
          <table:table-cell table:number-columns-repeated="1021"/>
        </table:table-row>
        <table:table-row table:style-name="ro1">
          <table:table-cell table:style-name="ce2" office:value-type="float" office:value="-0.017972989" calcext:value-type="float">
            <text:p>-1.80E-002</text:p>
          </table:table-cell>
          <table:table-cell table:style-name="ce5" office:value-type="float" office:value="-0.296568871" calcext:value-type="float">
            <text:p>-2.97E-001</text:p>
          </table:table-cell>
          <table:table-cell table:formula="of:=[.A237]/[.$K$4]" office:value-type="float" office:value="-0.17972989" calcext:value-type="float">
            <text:p>-0.1797298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78294703" calcext:value-type="float">
            <text:p>-1.78E-002</text:p>
          </table:table-cell>
          <table:table-cell table:style-name="ce5" office:value-type="float" office:value="-0.295765817" calcext:value-type="float">
            <text:p>-2.96E-001</text:p>
          </table:table-cell>
          <table:table-cell table:formula="of:=[.A238]/[.$K$4]" office:value-type="float" office:value="-0.178294703" calcext:value-type="float">
            <text:p>-0.178294703</text:p>
          </table:table-cell>
          <table:table-cell table:number-columns-repeated="1021"/>
        </table:table-row>
        <table:table-row table:style-name="ro1">
          <table:table-cell table:style-name="ce2" office:value-type="float" office:value="-0.0177662466" calcext:value-type="float">
            <text:p>-1.78E-002</text:p>
          </table:table-cell>
          <table:table-cell table:style-name="ce5" office:value-type="float" office:value="-0.294888496" calcext:value-type="float">
            <text:p>-2.95E-001</text:p>
          </table:table-cell>
          <table:table-cell table:formula="of:=[.A239]/[.$K$4]" office:value-type="float" office:value="-0.177662466" calcext:value-type="float">
            <text:p>-0.177662466</text:p>
          </table:table-cell>
          <table:table-cell table:number-columns-repeated="1021"/>
        </table:table-row>
        <table:table-row table:style-name="ro1">
          <table:table-cell table:style-name="ce2" office:value-type="float" office:value="-0.0176546387" calcext:value-type="float">
            <text:p>-1.77E-002</text:p>
          </table:table-cell>
          <table:table-cell table:style-name="ce5" office:value-type="float" office:value="-0.293487281" calcext:value-type="float">
            <text:p>-2.93E-001</text:p>
          </table:table-cell>
          <table:table-cell table:formula="of:=[.A240]/[.$K$4]" office:value-type="float" office:value="-0.176546387" calcext:value-type="float">
            <text:p>-0.176546387</text:p>
          </table:table-cell>
          <table:table-cell table:number-columns-repeated="1021"/>
        </table:table-row>
        <table:table-row table:style-name="ro1">
          <table:table-cell table:style-name="ce2" office:value-type="float" office:value="-0.0174819957" calcext:value-type="float">
            <text:p>-1.75E-002</text:p>
          </table:table-cell>
          <table:table-cell table:style-name="ce5" office:value-type="float" office:value="-0.29242295" calcext:value-type="float">
            <text:p>-2.92E-001</text:p>
          </table:table-cell>
          <table:table-cell table:formula="of:=[.A241]/[.$K$4]" office:value-type="float" office:value="-0.174819957" calcext:value-type="float">
            <text:p>-0.174819957</text:p>
          </table:table-cell>
          <table:table-cell table:number-columns-repeated="1021"/>
        </table:table-row>
        <table:table-row table:style-name="ro1">
          <table:table-cell table:style-name="ce2" office:value-type="float" office:value="-0.0171966851" calcext:value-type="float">
            <text:p>-1.72E-002</text:p>
          </table:table-cell>
          <table:table-cell table:style-name="ce5" office:value-type="float" office:value="-0.28980127" calcext:value-type="float">
            <text:p>-2.90E-001</text:p>
          </table:table-cell>
          <table:table-cell table:formula="of:=[.A242]/[.$K$4]" office:value-type="float" office:value="-0.171966851" calcext:value-type="float">
            <text:p>-0.171966851</text:p>
          </table:table-cell>
          <table:table-cell table:number-columns-repeated="1021"/>
        </table:table-row>
        <table:table-row table:style-name="ro1">
          <table:table-cell table:style-name="ce2" office:value-type="float" office:value="-0.0170463249" calcext:value-type="float">
            <text:p>-1.70E-002</text:p>
          </table:table-cell>
          <table:table-cell table:style-name="ce5" office:value-type="float" office:value="-0.288202465" calcext:value-type="float">
            <text:p>-2.88E-001</text:p>
          </table:table-cell>
          <table:table-cell table:formula="of:=[.A243]/[.$K$4]" office:value-type="float" office:value="-0.170463249" calcext:value-type="float">
            <text:p>-0.17046324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68983303" calcext:value-type="float">
            <text:p>-1.69E-002</text:p>
          </table:table-cell>
          <table:table-cell table:style-name="ce5" office:value-type="float" office:value="-0.287267357" calcext:value-type="float">
            <text:p>-2.87E-001</text:p>
          </table:table-cell>
          <table:table-cell table:formula="of:=[.A244]/[.$K$4]" office:value-type="float" office:value="-0.168983303" calcext:value-type="float">
            <text:p>-0.168983303</text:p>
          </table:table-cell>
          <table:table-cell table:number-columns-repeated="1021"/>
        </table:table-row>
        <table:table-row table:style-name="ro1">
          <table:table-cell table:style-name="ce2" office:value-type="float" office:value="-0.0168176964" calcext:value-type="float">
            <text:p>-1.68E-002</text:p>
          </table:table-cell>
          <table:table-cell table:style-name="ce5" office:value-type="float" office:value="-0.286439627" calcext:value-type="float">
            <text:p>-2.86E-001</text:p>
          </table:table-cell>
          <table:table-cell table:formula="of:=[.A245]/[.$K$4]" office:value-type="float" office:value="-0.168176964" calcext:value-type="float">
            <text:p>-0.168176964</text:p>
          </table:table-cell>
          <table:table-cell table:number-columns-repeated="1021"/>
        </table:table-row>
        <table:table-row table:style-name="ro1">
          <table:table-cell table:style-name="ce2" office:value-type="float" office:value="-0.0167680699" calcext:value-type="float">
            <text:p>-1.68E-002</text:p>
          </table:table-cell>
          <table:table-cell table:style-name="ce5" office:value-type="float" office:value="-0.285020411" calcext:value-type="float">
            <text:p>-2.85E-001</text:p>
          </table:table-cell>
          <table:table-cell table:formula="of:=[.A246]/[.$K$4]" office:value-type="float" office:value="-0.167680699" calcext:value-type="float">
            <text:p>-0.16768069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66107565" calcext:value-type="float">
            <text:p>-1.66E-002</text:p>
          </table:table-cell>
          <table:table-cell table:style-name="ce5" office:value-type="float" office:value="-0.283900738" calcext:value-type="float">
            <text:p>-2.84E-001</text:p>
          </table:table-cell>
          <table:table-cell table:formula="of:=[.A247]/[.$K$4]" office:value-type="float" office:value="-0.166107565" calcext:value-type="float">
            <text:p>-0.166107565</text:p>
          </table:table-cell>
          <table:table-cell table:number-columns-repeated="1021"/>
        </table:table-row>
        <table:table-row table:style-name="ro1">
          <table:table-cell table:style-name="ce2" office:value-type="float" office:value="-0.016450813" calcext:value-type="float">
            <text:p>-1.65E-002</text:p>
          </table:table-cell>
          <table:table-cell table:style-name="ce5" office:value-type="float" office:value="-0.281953782" calcext:value-type="float">
            <text:p>-2.82E-001</text:p>
          </table:table-cell>
          <table:table-cell table:formula="of:=[.A248]/[.$K$4]" office:value-type="float" office:value="-0.16450813" calcext:value-type="float">
            <text:p>-0.16450813</text:p>
          </table:table-cell>
          <table:table-cell table:number-columns-repeated="1021"/>
        </table:table-row>
        <table:table-row table:style-name="ro1">
          <table:table-cell table:style-name="ce2" office:value-type="float" office:value="-0.0163670108" calcext:value-type="float">
            <text:p>-1.64E-002</text:p>
          </table:table-cell>
          <table:table-cell table:style-name="ce5" office:value-type="float" office:value="-0.279099107" calcext:value-type="float">
            <text:p>-2.79E-001</text:p>
          </table:table-cell>
          <table:table-cell table:formula="of:=[.A249]/[.$K$4]" office:value-type="float" office:value="-0.163670108" calcext:value-type="float">
            <text:p>-0.163670108</text:p>
          </table:table-cell>
          <table:table-cell table:number-columns-repeated="1021"/>
        </table:table-row>
        <table:table-row table:style-name="ro1">
          <table:table-cell table:style-name="ce2" office:value-type="float" office:value="-0.0160643384" calcext:value-type="float">
            <text:p>-1.61E-002</text:p>
          </table:table-cell>
          <table:table-cell table:style-name="ce5" office:value-type="float" office:value="-0.276975274" calcext:value-type="float">
            <text:p>-2.77E-001</text:p>
          </table:table-cell>
          <table:table-cell table:formula="of:=[.A250]/[.$K$4]" office:value-type="float" office:value="-0.160643384" calcext:value-type="float">
            <text:p>-0.160643384</text:p>
          </table:table-cell>
          <table:table-cell table:number-columns-repeated="1021"/>
        </table:table-row>
        <table:table-row table:style-name="ro1">
          <table:table-cell table:style-name="ce2" office:value-type="float" office:value="-0.015773939" calcext:value-type="float">
            <text:p>-1.58E-002</text:p>
          </table:table-cell>
          <table:table-cell table:style-name="ce5" office:value-type="float" office:value="-0.27455157" calcext:value-type="float">
            <text:p>-2.75E-001</text:p>
          </table:table-cell>
          <table:table-cell table:formula="of:=[.A251]/[.$K$4]" office:value-type="float" office:value="-0.15773939" calcext:value-type="float">
            <text:p>-0.1577393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55466795" calcext:value-type="float">
            <text:p>-1.55E-002</text:p>
          </table:table-cell>
          <table:table-cell table:style-name="ce5" office:value-type="float" office:value="-0.270192564" calcext:value-type="float">
            <text:p>-2.70E-001</text:p>
          </table:table-cell>
          <table:table-cell table:formula="of:=[.A252]/[.$K$4]" office:value-type="float" office:value="-0.155466795" calcext:value-type="float">
            <text:p>-0.155466795</text:p>
          </table:table-cell>
          <table:table-cell table:number-columns-repeated="1021"/>
        </table:table-row>
        <table:table-row table:style-name="ro1">
          <table:table-cell table:style-name="ce2" office:value-type="float" office:value="-0.0152136059" calcext:value-type="float">
            <text:p>-1.52E-002</text:p>
          </table:table-cell>
          <table:table-cell table:style-name="ce5" office:value-type="float" office:value="-0.267608345" calcext:value-type="float">
            <text:p>-2.68E-001</text:p>
          </table:table-cell>
          <table:table-cell table:formula="of:=[.A253]/[.$K$4]" office:value-type="float" office:value="-0.152136059" calcext:value-type="float">
            <text:p>-0.15213605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49474004" calcext:value-type="float">
            <text:p>-1.49E-002</text:p>
          </table:table-cell>
          <table:table-cell table:style-name="ce5" office:value-type="float" office:value="-0.265052557" calcext:value-type="float">
            <text:p>-2.65E-001</text:p>
          </table:table-cell>
          <table:table-cell table:formula="of:=[.A254]/[.$K$4]" office:value-type="float" office:value="-0.149474004" calcext:value-type="float">
            <text:p>-0.149474004</text:p>
          </table:table-cell>
          <table:table-cell table:number-columns-repeated="1021"/>
        </table:table-row>
        <table:table-row table:style-name="ro1">
          <table:table-cell table:style-name="ce2" office:value-type="float" office:value="-0.014745879" calcext:value-type="float">
            <text:p>-1.47E-002</text:p>
          </table:table-cell>
          <table:table-cell table:style-name="ce5" office:value-type="float" office:value="-0.260945499" calcext:value-type="float">
            <text:p>-2.61E-001</text:p>
          </table:table-cell>
          <table:table-cell table:formula="of:=[.A255]/[.$K$4]" office:value-type="float" office:value="-0.14745879" calcext:value-type="float">
            <text:p>-0.1474587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45780807" calcext:value-type="float">
            <text:p>-1.46E-002</text:p>
          </table:table-cell>
          <table:table-cell table:style-name="ce5" office:value-type="float" office:value="-0.257943034" calcext:value-type="float">
            <text:p>-2.58E-001</text:p>
          </table:table-cell>
          <table:table-cell table:formula="of:=[.A256]/[.$K$4]" office:value-type="float" office:value="-0.145780807" calcext:value-type="float">
            <text:p>-0.145780807</text:p>
          </table:table-cell>
          <table:table-cell table:number-columns-repeated="1021"/>
        </table:table-row>
        <table:table-row table:style-name="ro1">
          <table:table-cell table:style-name="ce2" office:value-type="float" office:value="-0.0143951969" calcext:value-type="float">
            <text:p>-1.44E-002</text:p>
          </table:table-cell>
          <table:table-cell table:style-name="ce5" office:value-type="float" office:value="-0.256379455" calcext:value-type="float">
            <text:p>-2.56E-001</text:p>
          </table:table-cell>
          <table:table-cell table:formula="of:=[.A257]/[.$K$4]" office:value-type="float" office:value="-0.143951969" calcext:value-type="float">
            <text:p>-0.14395196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42351761" calcext:value-type="float">
            <text:p>-1.42E-002</text:p>
          </table:table-cell>
          <table:table-cell table:style-name="ce5" office:value-type="float" office:value="-0.254084229" calcext:value-type="float">
            <text:p>-2.54E-001</text:p>
          </table:table-cell>
          <table:table-cell table:formula="of:=[.A258]/[.$K$4]" office:value-type="float" office:value="-0.142351761" calcext:value-type="float">
            <text:p>-0.142351761</text:p>
          </table:table-cell>
          <table:table-cell table:number-columns-repeated="1021"/>
        </table:table-row>
        <table:table-row table:style-name="ro1">
          <table:table-cell table:style-name="ce2" office:value-type="float" office:value="-0.0141289504" calcext:value-type="float">
            <text:p>-1.41E-002</text:p>
          </table:table-cell>
          <table:table-cell table:style-name="ce5" office:value-type="float" office:value="-0.251619369" calcext:value-type="float">
            <text:p>-2.52E-001</text:p>
          </table:table-cell>
          <table:table-cell table:formula="of:=[.A259]/[.$K$4]" office:value-type="float" office:value="-0.141289504" calcext:value-type="float">
            <text:p>-0.141289504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9679844" calcext:value-type="float">
            <text:p>-1.40E-002</text:p>
          </table:table-cell>
          <table:table-cell table:style-name="ce5" office:value-type="float" office:value="-0.249971539" calcext:value-type="float">
            <text:p>-2.50E-001</text:p>
          </table:table-cell>
          <table:table-cell table:formula="of:=[.A260]/[.$K$4]" office:value-type="float" office:value="-0.139679844" calcext:value-type="float">
            <text:p>-0.139679844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864574" calcext:value-type="float">
            <text:p>-1.39E-002</text:p>
          </table:table-cell>
          <table:table-cell table:style-name="ce5" office:value-type="float" office:value="-0.247581035" calcext:value-type="float">
            <text:p>-2.48E-001</text:p>
          </table:table-cell>
          <table:table-cell table:formula="of:=[.A261]/[.$K$4]" office:value-type="float" office:value="-0.13864574" calcext:value-type="float">
            <text:p>-0.13864574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7827219" calcext:value-type="float">
            <text:p>-1.38E-002</text:p>
          </table:table-cell>
          <table:table-cell table:style-name="ce5" office:value-type="float" office:value="-0.247079596" calcext:value-type="float">
            <text:p>-2.47E-001</text:p>
          </table:table-cell>
          <table:table-cell table:formula="of:=[.A262]/[.$K$4]" office:value-type="float" office:value="-0.137827219" calcext:value-type="float">
            <text:p>-0.13782721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7615995" calcext:value-type="float">
            <text:p>-1.38E-002</text:p>
          </table:table-cell>
          <table:table-cell table:style-name="ce5" office:value-type="float" office:value="-0.246986479" calcext:value-type="float">
            <text:p>-2.47E-001</text:p>
          </table:table-cell>
          <table:table-cell table:formula="of:=[.A263]/[.$K$4]" office:value-type="float" office:value="-0.137615995" calcext:value-type="float">
            <text:p>-0.137615995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7601998" calcext:value-type="float">
            <text:p>-1.38E-002</text:p>
          </table:table-cell>
          <table:table-cell table:style-name="ce5" office:value-type="float" office:value="-0.246960208" calcext:value-type="float">
            <text:p>-2.47E-001</text:p>
          </table:table-cell>
          <table:table-cell table:formula="of:=[.A264]/[.$K$4]" office:value-type="float" office:value="-0.137601998" calcext:value-type="float">
            <text:p>-0.137601998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7602026" calcext:value-type="float">
            <text:p>-1.38E-002</text:p>
          </table:table-cell>
          <table:table-cell table:style-name="ce5" office:value-type="float" office:value="-0.246923849" calcext:value-type="float">
            <text:p>-2.47E-001</text:p>
          </table:table-cell>
          <table:table-cell table:formula="of:=[.A265]/[.$K$4]" office:value-type="float" office:value="-0.137602026" calcext:value-type="float">
            <text:p>-0.137602026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7594715" calcext:value-type="float">
            <text:p>-1.38E-002</text:p>
          </table:table-cell>
          <table:table-cell table:style-name="ce5" office:value-type="float" office:value="-0.247045487" calcext:value-type="float">
            <text:p>-2.47E-001</text:p>
          </table:table-cell>
          <table:table-cell table:formula="of:=[.A266]/[.$K$4]" office:value-type="float" office:value="-0.137594715" calcext:value-type="float">
            <text:p>-0.137594715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7736099" calcext:value-type="float">
            <text:p>-1.38E-002</text:p>
          </table:table-cell>
          <table:table-cell table:style-name="ce5" office:value-type="float" office:value="-0.2471084" calcext:value-type="float">
            <text:p>-2.47E-001</text:p>
          </table:table-cell>
          <table:table-cell table:formula="of:=[.A267]/[.$K$4]" office:value-type="float" office:value="-0.137736099" calcext:value-type="float">
            <text:p>-0.137736099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7737673" calcext:value-type="float">
            <text:p>-1.38E-002</text:p>
          </table:table-cell>
          <table:table-cell table:style-name="ce5" office:value-type="float" office:value="-0.247102961" calcext:value-type="float">
            <text:p>-2.47E-001</text:p>
          </table:table-cell>
          <table:table-cell table:formula="of:=[.A268]/[.$K$4]" office:value-type="float" office:value="-0.137737673" calcext:value-type="float">
            <text:p>-0.137737673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7315085" calcext:value-type="float">
            <text:p>-1.37E-002</text:p>
          </table:table-cell>
          <table:table-cell table:style-name="ce5" office:value-type="float" office:value="-0.245145902" calcext:value-type="float">
            <text:p>-2.45E-001</text:p>
          </table:table-cell>
          <table:table-cell table:formula="of:=[.A269]/[.$K$4]" office:value-type="float" office:value="-0.137315085" calcext:value-type="float">
            <text:p>-0.137315085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509267" calcext:value-type="float">
            <text:p>-1.35E-002</text:p>
          </table:table-cell>
          <table:table-cell table:style-name="ce5" office:value-type="float" office:value="-0.242178291" calcext:value-type="float">
            <text:p>-2.42E-001</text:p>
          </table:table-cell>
          <table:table-cell table:formula="of:=[.A270]/[.$K$4]" office:value-type="float" office:value="-0.13509267" calcext:value-type="float">
            <text:p>-0.13509267</text:p>
          </table:table-cell>
          <table:table-cell table:number-columns-repeated="1021"/>
        </table:table-row>
        <table:table-row table:style-name="ro1">
          <table:table-cell table:style-name="ce2" office:value-type="float" office:value="-0.0130181732" calcext:value-type="float">
            <text:p>-1.30E-002</text:p>
          </table:table-cell>
          <table:table-cell table:style-name="ce5" office:value-type="float" office:value="-0.232230604" calcext:value-type="float">
            <text:p>-2.32E-001</text:p>
          </table:table-cell>
          <table:table-cell table:formula="of:=[.A271]/[.$K$4]" office:value-type="float" office:value="-0.130181732" calcext:value-type="float">
            <text:p>-0.130181732</text:p>
          </table:table-cell>
          <table:table-cell table:number-columns-repeated="1021"/>
        </table:table-row>
        <table:table-row table:style-name="ro1">
          <table:table-cell table:style-name="ce2" office:value-type="float" office:value="-0.0128200557" calcext:value-type="float">
            <text:p>-1.28E-002</text:p>
          </table:table-cell>
          <table:table-cell table:style-name="ce5" office:value-type="float" office:value="-0.225370839" calcext:value-type="float">
            <text:p>-2.25E-001</text:p>
          </table:table-cell>
          <table:table-cell table:formula="of:=[.A272]/[.$K$4]" office:value-type="float" office:value="-0.128200557" calcext:value-type="float">
            <text:p>-0.128200557</text:p>
          </table:table-cell>
          <table:table-cell table:number-columns-repeated="1021"/>
        </table:table-row>
        <table:table-row table:style-name="ro1">
          <table:table-cell table:style-name="ce2" office:value-type="float" office:value="-0.01227256" calcext:value-type="float">
            <text:p>-1.23E-002</text:p>
          </table:table-cell>
          <table:table-cell table:style-name="ce5" office:value-type="float" office:value="-0.219590947" calcext:value-type="float">
            <text:p>-2.20E-001</text:p>
          </table:table-cell>
          <table:table-cell table:formula="of:=[.A273]/[.$K$4]" office:value-type="float" office:value="-0.1227256" calcext:value-type="float">
            <text:p>-0.1227256</text:p>
          </table:table-cell>
          <table:table-cell table:number-columns-repeated="1021"/>
        </table:table-row>
        <table:table-row table:style-name="ro1">
          <table:table-cell table:style-name="ce2" office:value-type="float" office:value="-0.0118992096" calcext:value-type="float">
            <text:p>-1.19E-002</text:p>
          </table:table-cell>
          <table:table-cell table:style-name="ce5" office:value-type="float" office:value="-0.212868065" calcext:value-type="float">
            <text:p>-2.13E-001</text:p>
          </table:table-cell>
          <table:table-cell table:formula="of:=[.A274]/[.$K$4]" office:value-type="float" office:value="-0.118992096" calcext:value-type="float">
            <text:p>-0.118992096</text:p>
          </table:table-cell>
          <table:table-cell table:number-columns-repeated="1021"/>
        </table:table-row>
        <table:table-row table:style-name="ro1">
          <table:table-cell table:style-name="ce2" office:value-type="float" office:value="-0.0117599992" calcext:value-type="float">
            <text:p>-1.18E-002</text:p>
          </table:table-cell>
          <table:table-cell table:style-name="ce5" office:value-type="float" office:value="-0.21007897" calcext:value-type="float">
            <text:p>-2.10E-001</text:p>
          </table:table-cell>
          <table:table-cell table:formula="of:=[.A275]/[.$K$4]" office:value-type="float" office:value="-0.117599992" calcext:value-type="float">
            <text:p>-0.117599992</text:p>
          </table:table-cell>
          <table:table-cell table:number-columns-repeated="1021"/>
        </table:table-row>
        <table:table-row table:style-name="ro1">
          <table:table-cell table:style-name="ce2" office:value-type="float" office:value="-0.0116508333" calcext:value-type="float">
            <text:p>-1.17E-002</text:p>
          </table:table-cell>
          <table:table-cell table:style-name="ce5" office:value-type="float" office:value="-0.207876235" calcext:value-type="float">
            <text:p>-2.08E-001</text:p>
          </table:table-cell>
          <table:table-cell table:formula="of:=[.A276]/[.$K$4]" office:value-type="float" office:value="-0.116508333" calcext:value-type="float">
            <text:p>-0.116508333</text:p>
          </table:table-cell>
          <table:table-cell table:number-columns-repeated="1021"/>
        </table:table-row>
        <table:table-row table:style-name="ro1">
          <table:table-cell table:style-name="ce2" office:value-type="float" office:value="-0.0114787854" calcext:value-type="float">
            <text:p>-1.15E-002</text:p>
          </table:table-cell>
          <table:table-cell table:style-name="ce5" office:value-type="float" office:value="-0.205016196" calcext:value-type="float">
            <text:p>-2.05E-001</text:p>
          </table:table-cell>
          <table:table-cell table:formula="of:=[.A277]/[.$K$4]" office:value-type="float" office:value="-0.114787854" calcext:value-type="float">
            <text:p>-0.114787854</text:p>
          </table:table-cell>
          <table:table-cell table:number-columns-repeated="1021"/>
        </table:table-row>
        <table:table-row table:style-name="ro1">
          <table:table-cell table:style-name="ce2" office:value-type="float" office:value="-0.0112708202" calcext:value-type="float">
            <text:p>-1.13E-002</text:p>
          </table:table-cell>
          <table:table-cell table:style-name="ce5" office:value-type="float" office:value="-0.196987554" calcext:value-type="float">
            <text:p>-1.97E-001</text:p>
          </table:table-cell>
          <table:table-cell table:formula="of:=[.A278]/[.$K$4]" office:value-type="float" office:value="-0.112708202" calcext:value-type="float">
            <text:p>-0.112708202</text:p>
          </table:table-cell>
          <table:table-cell table:number-columns-repeated="1021"/>
        </table:table-row>
        <table:table-row table:style-name="ro1">
          <table:table-cell table:style-name="ce2" office:value-type="float" office:value="-0.0109431697" calcext:value-type="float">
            <text:p>-1.09E-002</text:p>
          </table:table-cell>
          <table:table-cell table:style-name="ce5" office:value-type="float" office:value="-0.189868301" calcext:value-type="float">
            <text:p>-1.90E-001</text:p>
          </table:table-cell>
          <table:table-cell table:formula="of:=[.A279]/[.$K$4]" office:value-type="float" office:value="-0.109431697" calcext:value-type="float">
            <text:p>-0.109431697</text:p>
          </table:table-cell>
          <table:table-cell table:number-columns-repeated="1021"/>
        </table:table-row>
        <table:table-row table:style-name="ro1">
          <table:table-cell table:style-name="ce2" office:value-type="float" office:value="-0.0104315188" calcext:value-type="float">
            <text:p>-1.04E-002</text:p>
          </table:table-cell>
          <table:table-cell table:style-name="ce5" office:value-type="float" office:value="-0.183065936" calcext:value-type="float">
            <text:p>-1.83E-001</text:p>
          </table:table-cell>
          <table:table-cell table:formula="of:=[.A280]/[.$K$4]" office:value-type="float" office:value="-0.104315188" calcext:value-type="float">
            <text:p>-0.104315188</text:p>
          </table:table-cell>
          <table:table-cell table:number-columns-repeated="1021"/>
        </table:table-row>
        <table:table-row table:style-name="ro1">
          <table:table-cell table:style-name="ce2" office:value-type="float" office:value="-0.0099476669" calcext:value-type="float">
            <text:p>-9.95E-003</text:p>
          </table:table-cell>
          <table:table-cell table:style-name="ce5" office:value-type="float" office:value="-0.173685104" calcext:value-type="float">
            <text:p>-1.74E-001</text:p>
          </table:table-cell>
          <table:table-cell table:formula="of:=[.A281]/[.$K$4]" office:value-type="float" office:value="-0.099476669" calcext:value-type="float">
            <text:p>-0.099476669</text:p>
          </table:table-cell>
          <table:table-cell table:number-columns-repeated="1021"/>
        </table:table-row>
        <table:table-row table:style-name="ro1">
          <table:table-cell table:style-name="ce2" office:value-type="float" office:value="-0.00982036255" calcext:value-type="float">
            <text:p>-9.82E-003</text:p>
          </table:table-cell>
          <table:table-cell table:style-name="ce5" office:value-type="float" office:value="-0.16828537" calcext:value-type="float">
            <text:p>-1.68E-001</text:p>
          </table:table-cell>
          <table:table-cell table:formula="of:=[.A282]/[.$K$4]" office:value-type="float" office:value="-0.0982036255" calcext:value-type="float">
            <text:p>-0.098203625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956807565" calcext:value-type="float">
            <text:p>-9.57E-003</text:p>
          </table:table-cell>
          <table:table-cell table:style-name="ce5" office:value-type="float" office:value="-0.166805148" calcext:value-type="float">
            <text:p>-1.67E-001</text:p>
          </table:table-cell>
          <table:table-cell table:formula="of:=[.A283]/[.$K$4]" office:value-type="float" office:value="-0.0956807565" calcext:value-type="float">
            <text:p>-0.095680756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947232824" calcext:value-type="float">
            <text:p>-9.47E-003</text:p>
          </table:table-cell>
          <table:table-cell table:style-name="ce5" office:value-type="float" office:value="-0.164646178" calcext:value-type="float">
            <text:p>-1.65E-001</text:p>
          </table:table-cell>
          <table:table-cell table:formula="of:=[.A284]/[.$K$4]" office:value-type="float" office:value="-0.0947232824" calcext:value-type="float">
            <text:p>-0.094723282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932338089" calcext:value-type="float">
            <text:p>-9.32E-003</text:p>
          </table:table-cell>
          <table:table-cell table:style-name="ce5" office:value-type="float" office:value="-0.159947589" calcext:value-type="float">
            <text:p>-1.60E-001</text:p>
          </table:table-cell>
          <table:table-cell table:formula="of:=[.A285]/[.$K$4]" office:value-type="float" office:value="-0.0932338089" calcext:value-type="float">
            <text:p>-0.0932338089</text:p>
          </table:table-cell>
          <table:table-cell table:number-columns-repeated="1021"/>
        </table:table-row>
        <table:table-row table:style-name="ro1">
          <table:table-cell table:style-name="ce2" office:value-type="float" office:value="-0.00901545305" calcext:value-type="float">
            <text:p>-9.02E-003</text:p>
          </table:table-cell>
          <table:table-cell table:style-name="ce5" office:value-type="float" office:value="-0.15535076" calcext:value-type="float">
            <text:p>-1.55E-001</text:p>
          </table:table-cell>
          <table:table-cell table:formula="of:=[.A286]/[.$K$4]" office:value-type="float" office:value="-0.0901545305" calcext:value-type="float">
            <text:p>-0.090154530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882671773" calcext:value-type="float">
            <text:p>-8.83E-003</text:p>
          </table:table-cell>
          <table:table-cell table:style-name="ce5" office:value-type="float" office:value="-0.151595518" calcext:value-type="float">
            <text:p>-1.52E-001</text:p>
          </table:table-cell>
          <table:table-cell table:formula="of:=[.A287]/[.$K$4]" office:value-type="float" office:value="-0.0882671773" calcext:value-type="float">
            <text:p>-0.088267177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867031515" calcext:value-type="float">
            <text:p>-8.67E-003</text:p>
          </table:table-cell>
          <table:table-cell table:style-name="ce5" office:value-type="float" office:value="-0.147440389" calcext:value-type="float">
            <text:p>-1.47E-001</text:p>
          </table:table-cell>
          <table:table-cell table:formula="of:=[.A288]/[.$K$4]" office:value-type="float" office:value="-0.0867031515" calcext:value-type="float">
            <text:p>-0.086703151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844610296" calcext:value-type="float">
            <text:p>-8.45E-003</text:p>
          </table:table-cell>
          <table:table-cell table:style-name="ce5" office:value-type="float" office:value="-0.142824814" calcext:value-type="float">
            <text:p>-1.43E-001</text:p>
          </table:table-cell>
          <table:table-cell table:formula="of:=[.A289]/[.$K$4]" office:value-type="float" office:value="-0.0844610296" calcext:value-type="float">
            <text:p>-0.084461029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832042843" calcext:value-type="float">
            <text:p>-8.32E-003</text:p>
          </table:table-cell>
          <table:table-cell table:style-name="ce5" office:value-type="float" office:value="-0.141132906" calcext:value-type="float">
            <text:p>-1.41E-001</text:p>
          </table:table-cell>
          <table:table-cell table:formula="of:=[.A290]/[.$K$4]" office:value-type="float" office:value="-0.0832042843" calcext:value-type="float">
            <text:p>-0.083204284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821124017" calcext:value-type="float">
            <text:p>-8.21E-003</text:p>
          </table:table-cell>
          <table:table-cell table:style-name="ce5" office:value-type="float" office:value="-0.139444128" calcext:value-type="float">
            <text:p>-1.39E-001</text:p>
          </table:table-cell>
          <table:table-cell table:formula="of:=[.A291]/[.$K$4]" office:value-type="float" office:value="-0.0821124017" calcext:value-type="float">
            <text:p>-0.082112401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810220465" calcext:value-type="float">
            <text:p>-8.10E-003</text:p>
          </table:table-cell>
          <table:table-cell table:style-name="ce5" office:value-type="float" office:value="-0.136816412" calcext:value-type="float">
            <text:p>-1.37E-001</text:p>
          </table:table-cell>
          <table:table-cell table:formula="of:=[.A292]/[.$K$4]" office:value-type="float" office:value="-0.0810220465" calcext:value-type="float">
            <text:p>-0.081022046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804436393" calcext:value-type="float">
            <text:p>-8.04E-003</text:p>
          </table:table-cell>
          <table:table-cell table:style-name="ce5" office:value-type="float" office:value="-0.136274412" calcext:value-type="float">
            <text:p>-1.36E-001</text:p>
          </table:table-cell>
          <table:table-cell table:formula="of:=[.A293]/[.$K$4]" office:value-type="float" office:value="-0.0804436393" calcext:value-type="float">
            <text:p>-0.080443639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90914334" calcext:value-type="float">
            <text:p>-7.91E-003</text:p>
          </table:table-cell>
          <table:table-cell table:style-name="ce5" office:value-type="float" office:value="-0.133447796" calcext:value-type="float">
            <text:p>-1.33E-001</text:p>
          </table:table-cell>
          <table:table-cell table:formula="of:=[.A294]/[.$K$4]" office:value-type="float" office:value="-0.0790914334" calcext:value-type="float">
            <text:p>-0.079091433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81152351" calcext:value-type="float">
            <text:p>-7.81E-003</text:p>
          </table:table-cell>
          <table:table-cell table:style-name="ce5" office:value-type="float" office:value="-0.130702123" calcext:value-type="float">
            <text:p>-1.31E-001</text:p>
          </table:table-cell>
          <table:table-cell table:formula="of:=[.A295]/[.$K$4]" office:value-type="float" office:value="-0.0781152351" calcext:value-type="float">
            <text:p>-0.078115235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66576827" calcext:value-type="float">
            <text:p>-7.67E-003</text:p>
          </table:table-cell>
          <table:table-cell table:style-name="ce5" office:value-type="float" office:value="-0.128870174" calcext:value-type="float">
            <text:p>-1.29E-001</text:p>
          </table:table-cell>
          <table:table-cell table:formula="of:=[.A296]/[.$K$4]" office:value-type="float" office:value="-0.0766576827" calcext:value-type="float">
            <text:p>-0.076657682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57120037" calcext:value-type="float">
            <text:p>-7.57E-003</text:p>
          </table:table-cell>
          <table:table-cell table:style-name="ce5" office:value-type="float" office:value="-0.127437487" calcext:value-type="float">
            <text:p>-1.27E-001</text:p>
          </table:table-cell>
          <table:table-cell table:formula="of:=[.A297]/[.$K$4]" office:value-type="float" office:value="-0.0757120037" calcext:value-type="float">
            <text:p>-0.075712003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55595742" calcext:value-type="float">
            <text:p>-7.56E-003</text:p>
          </table:table-cell>
          <table:table-cell table:style-name="ce5" office:value-type="float" office:value="-0.127454862" calcext:value-type="float">
            <text:p>-1.27E-001</text:p>
          </table:table-cell>
          <table:table-cell table:formula="of:=[.A298]/[.$K$4]" office:value-type="float" office:value="-0.0755595742" calcext:value-type="float">
            <text:p>-0.0755595742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55390013" calcext:value-type="float">
            <text:p>-7.55E-003</text:p>
          </table:table-cell>
          <table:table-cell table:style-name="ce5" office:value-type="float" office:value="-0.127410725" calcext:value-type="float">
            <text:p>-1.27E-001</text:p>
          </table:table-cell>
          <table:table-cell table:formula="of:=[.A299]/[.$K$4]" office:value-type="float" office:value="-0.0755390013" calcext:value-type="float">
            <text:p>-0.075539001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54586933" calcext:value-type="float">
            <text:p>-7.55E-003</text:p>
          </table:table-cell>
          <table:table-cell table:style-name="ce5" office:value-type="float" office:value="-0.127217546" calcext:value-type="float">
            <text:p>-1.27E-001</text:p>
          </table:table-cell>
          <table:table-cell table:formula="of:=[.A300]/[.$K$4]" office:value-type="float" office:value="-0.0754586933" calcext:value-type="float">
            <text:p>-0.075458693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53476424" calcext:value-type="float">
            <text:p>-7.53E-003</text:p>
          </table:table-cell>
          <table:table-cell table:style-name="ce5" office:value-type="float" office:value="-0.126986206" calcext:value-type="float">
            <text:p>-1.27E-001</text:p>
          </table:table-cell>
          <table:table-cell table:formula="of:=[.A301]/[.$K$4]" office:value-type="float" office:value="-0.0753476424" calcext:value-type="float">
            <text:p>-0.075347642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50741083" calcext:value-type="float">
            <text:p>-7.51E-003</text:p>
          </table:table-cell>
          <table:table-cell table:style-name="ce5" office:value-type="float" office:value="-0.12607719" calcext:value-type="float">
            <text:p>-1.26E-001</text:p>
          </table:table-cell>
          <table:table-cell table:formula="of:=[.A302]/[.$K$4]" office:value-type="float" office:value="-0.0750741083" calcext:value-type="float">
            <text:p>-0.075074108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36883422" calcext:value-type="float">
            <text:p>-7.37E-003</text:p>
          </table:table-cell>
          <table:table-cell table:style-name="ce5" office:value-type="float" office:value="-0.124368884" calcext:value-type="float">
            <text:p>-1.24E-001</text:p>
          </table:table-cell>
          <table:table-cell table:formula="of:=[.A303]/[.$K$4]" office:value-type="float" office:value="-0.0736883422" calcext:value-type="float">
            <text:p>-0.0736883422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24532921" calcext:value-type="float">
            <text:p>-7.25E-003</text:p>
          </table:table-cell>
          <table:table-cell table:style-name="ce5" office:value-type="float" office:value="-0.120226756" calcext:value-type="float">
            <text:p>-1.20E-001</text:p>
          </table:table-cell>
          <table:table-cell table:formula="of:=[.A304]/[.$K$4]" office:value-type="float" office:value="-0.0724532921" calcext:value-type="float">
            <text:p>-0.072453292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704982039" calcext:value-type="float">
            <text:p>-7.05E-003</text:p>
          </table:table-cell>
          <table:table-cell table:style-name="ce5" office:value-type="float" office:value="-0.115118332" calcext:value-type="float">
            <text:p>-1.15E-001</text:p>
          </table:table-cell>
          <table:table-cell table:formula="of:=[.A305]/[.$K$4]" office:value-type="float" office:value="-0.0704982039" calcext:value-type="float">
            <text:p>-0.0704982039</text:p>
          </table:table-cell>
          <table:table-cell table:number-columns-repeated="1021"/>
        </table:table-row>
        <table:table-row table:style-name="ro1">
          <table:table-cell table:style-name="ce2" office:value-type="float" office:value="-0.00675270986" calcext:value-type="float">
            <text:p>-6.75E-003</text:p>
          </table:table-cell>
          <table:table-cell table:style-name="ce5" office:value-type="float" office:value="-0.112022676" calcext:value-type="float">
            <text:p>-1.12E-001</text:p>
          </table:table-cell>
          <table:table-cell table:formula="of:=[.A306]/[.$K$4]" office:value-type="float" office:value="-0.0675270986" calcext:value-type="float">
            <text:p>-0.067527098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654810201" calcext:value-type="float">
            <text:p>-6.55E-003</text:p>
          </table:table-cell>
          <table:table-cell table:style-name="ce5" office:value-type="float" office:value="-0.109773286" calcext:value-type="float">
            <text:p>-1.10E-001</text:p>
          </table:table-cell>
          <table:table-cell table:formula="of:=[.A307]/[.$K$4]" office:value-type="float" office:value="-0.0654810201" calcext:value-type="float">
            <text:p>-0.065481020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644677132" calcext:value-type="float">
            <text:p>-6.45E-003</text:p>
          </table:table-cell>
          <table:table-cell table:style-name="ce5" office:value-type="float" office:value="-0.108009763" calcext:value-type="float">
            <text:p>-1.08E-001</text:p>
          </table:table-cell>
          <table:table-cell table:formula="of:=[.A308]/[.$K$4]" office:value-type="float" office:value="-0.0644677132" calcext:value-type="float">
            <text:p>-0.0644677132</text:p>
          </table:table-cell>
          <table:table-cell table:number-columns-repeated="1021"/>
        </table:table-row>
        <table:table-row table:style-name="ro1">
          <table:table-cell table:style-name="ce2" office:value-type="float" office:value="-0.00636246754" calcext:value-type="float">
            <text:p>-6.36E-003</text:p>
          </table:table-cell>
          <table:table-cell table:style-name="ce5" office:value-type="float" office:value="-0.106455937" calcext:value-type="float">
            <text:p>-1.06E-001</text:p>
          </table:table-cell>
          <table:table-cell table:formula="of:=[.A309]/[.$K$4]" office:value-type="float" office:value="-0.0636246754" calcext:value-type="float">
            <text:p>-0.063624675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619839923" calcext:value-type="float">
            <text:p>-6.20E-003</text:p>
          </table:table-cell>
          <table:table-cell table:style-name="ce5" office:value-type="float" office:value="-0.0986393839" calcext:value-type="float">
            <text:p>-9.86E-002</text:p>
          </table:table-cell>
          <table:table-cell table:formula="of:=[.A310]/[.$K$4]" office:value-type="float" office:value="-0.0619839923" calcext:value-type="float">
            <text:p>-0.061983992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60596792" calcext:value-type="float">
            <text:p>-6.06E-003</text:p>
          </table:table-cell>
          <table:table-cell table:style-name="ce5" office:value-type="float" office:value="-0.0971053392" calcext:value-type="float">
            <text:p>-9.71E-002</text:p>
          </table:table-cell>
          <table:table-cell table:formula="of:=[.A311]/[.$K$4]" office:value-type="float" office:value="-0.060596792" calcext:value-type="float">
            <text:p>-0.060596792</text:p>
          </table:table-cell>
          <table:table-cell table:number-columns-repeated="1021"/>
        </table:table-row>
        <table:table-row table:style-name="ro1">
          <table:table-cell table:style-name="ce2" office:value-type="float" office:value="-0.00586604793" calcext:value-type="float">
            <text:p>-5.87E-003</text:p>
          </table:table-cell>
          <table:table-cell table:style-name="ce5" office:value-type="float" office:value="-0.0945994034" calcext:value-type="float">
            <text:p>-9.46E-002</text:p>
          </table:table-cell>
          <table:table-cell table:formula="of:=[.A312]/[.$K$4]" office:value-type="float" office:value="-0.0586604793" calcext:value-type="float">
            <text:p>-0.058660479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56345691" calcext:value-type="float">
            <text:p>-5.63E-003</text:p>
          </table:table-cell>
          <table:table-cell table:style-name="ce5" office:value-type="float" office:value="-0.0928940251" calcext:value-type="float">
            <text:p>-9.29E-002</text:p>
          </table:table-cell>
          <table:table-cell table:formula="of:=[.A313]/[.$K$4]" office:value-type="float" office:value="-0.056345691" calcext:value-type="float">
            <text:p>-0.05634569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54868171" calcext:value-type="float">
            <text:p>-5.49E-003</text:p>
          </table:table-cell>
          <table:table-cell table:style-name="ce5" office:value-type="float" office:value="-0.0904760286" calcext:value-type="float">
            <text:p>-9.05E-002</text:p>
          </table:table-cell>
          <table:table-cell table:formula="of:=[.A314]/[.$K$4]" office:value-type="float" office:value="-0.054868171" calcext:value-type="float">
            <text:p>-0.05486817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541545544" calcext:value-type="float">
            <text:p>-5.42E-003</text:p>
          </table:table-cell>
          <table:table-cell table:style-name="ce5" office:value-type="float" office:value="-0.0891629234" calcext:value-type="float">
            <text:p>-8.92E-002</text:p>
          </table:table-cell>
          <table:table-cell table:formula="of:=[.A315]/[.$K$4]" office:value-type="float" office:value="-0.0541545544" calcext:value-type="float">
            <text:p>-0.054154554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527351163" calcext:value-type="float">
            <text:p>-5.27E-003</text:p>
          </table:table-cell>
          <table:table-cell table:style-name="ce5" office:value-type="float" office:value="-0.0881970972" calcext:value-type="float">
            <text:p>-8.82E-002</text:p>
          </table:table-cell>
          <table:table-cell table:formula="of:=[.A316]/[.$K$4]" office:value-type="float" office:value="-0.0527351163" calcext:value-type="float">
            <text:p>-0.052735116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512924464" calcext:value-type="float">
            <text:p>-5.13E-003</text:p>
          </table:table-cell>
          <table:table-cell table:style-name="ce5" office:value-type="float" office:value="-0.0832401887" calcext:value-type="float">
            <text:p>-8.32E-002</text:p>
          </table:table-cell>
          <table:table-cell table:formula="of:=[.A317]/[.$K$4]" office:value-type="float" office:value="-0.0512924464" calcext:value-type="float">
            <text:p>-0.051292446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493264431" calcext:value-type="float">
            <text:p>-4.93E-003</text:p>
          </table:table-cell>
          <table:table-cell table:style-name="ce5" office:value-type="float" office:value="-0.077315174" calcext:value-type="float">
            <text:p>-7.73E-002</text:p>
          </table:table-cell>
          <table:table-cell table:formula="of:=[.A318]/[.$K$4]" office:value-type="float" office:value="-0.0493264431" calcext:value-type="float">
            <text:p>-0.049326443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464800978" calcext:value-type="float">
            <text:p>-4.65E-003</text:p>
          </table:table-cell>
          <table:table-cell table:style-name="ce5" office:value-type="float" office:value="-0.0735713542" calcext:value-type="float">
            <text:p>-7.36E-002</text:p>
          </table:table-cell>
          <table:table-cell table:formula="of:=[.A319]/[.$K$4]" office:value-type="float" office:value="-0.0464800978" calcext:value-type="float">
            <text:p>-0.0464800978</text:p>
          </table:table-cell>
          <table:table-cell table:number-columns-repeated="1021"/>
        </table:table-row>
        <table:table-row table:style-name="ro1">
          <table:table-cell table:style-name="ce2" office:value-type="float" office:value="-0.00442923093" calcext:value-type="float">
            <text:p>-4.43E-003</text:p>
          </table:table-cell>
          <table:table-cell table:style-name="ce5" office:value-type="float" office:value="-0.0680409446" calcext:value-type="float">
            <text:p>-6.80E-002</text:p>
          </table:table-cell>
          <table:table-cell table:formula="of:=[.A320]/[.$K$4]" office:value-type="float" office:value="-0.0442923093" calcext:value-type="float">
            <text:p>-0.044292309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428082328" calcext:value-type="float">
            <text:p>-4.28E-003</text:p>
          </table:table-cell>
          <table:table-cell table:style-name="ce5" office:value-type="float" office:value="-0.0657828152" calcext:value-type="float">
            <text:p>-6.58E-002</text:p>
          </table:table-cell>
          <table:table-cell table:formula="of:=[.A321]/[.$K$4]" office:value-type="float" office:value="-0.0428082328" calcext:value-type="float">
            <text:p>-0.0428082328</text:p>
          </table:table-cell>
          <table:table-cell table:number-columns-repeated="1021"/>
        </table:table-row>
        <table:table-row table:style-name="ro1">
          <table:table-cell table:style-name="ce2" office:value-type="float" office:value="-0.00414323341" calcext:value-type="float">
            <text:p>-4.14E-003</text:p>
          </table:table-cell>
          <table:table-cell table:style-name="ce5" office:value-type="float" office:value="-0.0637346134" calcext:value-type="float">
            <text:p>-6.37E-002</text:p>
          </table:table-cell>
          <table:table-cell table:formula="of:=[.A322]/[.$K$4]" office:value-type="float" office:value="-0.0414323341" calcext:value-type="float">
            <text:p>-0.041432334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99804721" calcext:value-type="float">
            <text:p>-4.00E-003</text:p>
          </table:table-cell>
          <table:table-cell table:style-name="ce5" office:value-type="float" office:value="-0.0598339625" calcext:value-type="float">
            <text:p>-5.98E-002</text:p>
          </table:table-cell>
          <table:table-cell table:formula="of:=[.A323]/[.$K$4]" office:value-type="float" office:value="-0.0399804721" calcext:value-type="float">
            <text:p>-0.039980472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93117592" calcext:value-type="float">
            <text:p>-3.93E-003</text:p>
          </table:table-cell>
          <table:table-cell table:style-name="ce5" office:value-type="float" office:value="-0.0565705225" calcext:value-type="float">
            <text:p>-5.66E-002</text:p>
          </table:table-cell>
          <table:table-cell table:formula="of:=[.A324]/[.$K$4]" office:value-type="float" office:value="-0.0393117592" calcext:value-type="float">
            <text:p>-0.0393117592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75934644" calcext:value-type="float">
            <text:p>-3.76E-003</text:p>
          </table:table-cell>
          <table:table-cell table:style-name="ce5" office:value-type="float" office:value="-0.052332595" calcext:value-type="float">
            <text:p>-5.23E-002</text:p>
          </table:table-cell>
          <table:table-cell table:formula="of:=[.A325]/[.$K$4]" office:value-type="float" office:value="-0.0375934644" calcext:value-type="float">
            <text:p>-0.037593464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58800287" calcext:value-type="float">
            <text:p>-3.59E-003</text:p>
          </table:table-cell>
          <table:table-cell table:style-name="ce5" office:value-type="float" office:value="-0.0495239384" calcext:value-type="float">
            <text:p>-4.95E-002</text:p>
          </table:table-cell>
          <table:table-cell table:formula="of:=[.A326]/[.$K$4]" office:value-type="float" office:value="-0.0358800287" calcext:value-type="float">
            <text:p>-0.035880028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46683641" calcext:value-type="float">
            <text:p>-3.47E-003</text:p>
          </table:table-cell>
          <table:table-cell table:style-name="ce5" office:value-type="float" office:value="-0.0436976403" calcext:value-type="float">
            <text:p>-4.37E-002</text:p>
          </table:table-cell>
          <table:table-cell table:formula="of:=[.A327]/[.$K$4]" office:value-type="float" office:value="-0.0346683641" calcext:value-type="float">
            <text:p>-0.034668364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30076157" calcext:value-type="float">
            <text:p>-3.30E-003</text:p>
          </table:table-cell>
          <table:table-cell table:style-name="ce5" office:value-type="float" office:value="-0.0383752175" calcext:value-type="float">
            <text:p>-3.84E-002</text:p>
          </table:table-cell>
          <table:table-cell table:formula="of:=[.A328]/[.$K$4]" office:value-type="float" office:value="-0.0330076157" calcext:value-type="float">
            <text:p>-0.033007615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30226307" calcext:value-type="float">
            <text:p>-3.02E-003</text:p>
          </table:table-cell>
          <table:table-cell table:style-name="ce5" office:value-type="float" office:value="-0.0336605497" calcext:value-type="float">
            <text:p>-3.37E-002</text:p>
          </table:table-cell>
          <table:table-cell table:formula="of:=[.A329]/[.$K$4]" office:value-type="float" office:value="-0.030226307" calcext:value-type="float">
            <text:p>-0.03022630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2687898" calcext:value-type="float">
            <text:p>-2.69E-003</text:p>
          </table:table-cell>
          <table:table-cell table:style-name="ce5" office:value-type="float" office:value="-0.0275551509" calcext:value-type="float">
            <text:p>-2.76E-002</text:p>
          </table:table-cell>
          <table:table-cell table:formula="of:=[.A330]/[.$K$4]" office:value-type="float" office:value="-0.02687898" calcext:value-type="float">
            <text:p>-0.02687898</text:p>
          </table:table-cell>
          <table:table-cell table:number-columns-repeated="1021"/>
        </table:table-row>
        <table:table-row table:style-name="ro1">
          <table:table-cell table:style-name="ce2" office:value-type="float" office:value="-0.00235430314" calcext:value-type="float">
            <text:p>-2.35E-003</text:p>
          </table:table-cell>
          <table:table-cell table:style-name="ce5" office:value-type="float" office:value="-0.0181219913" calcext:value-type="float">
            <text:p>-1.81E-002</text:p>
          </table:table-cell>
          <table:table-cell table:formula="of:=[.A331]/[.$K$4]" office:value-type="float" office:value="-0.0235430314" calcext:value-type="float">
            <text:p>-0.023543031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205856469" calcext:value-type="float">
            <text:p>-2.06E-003</text:p>
          </table:table-cell>
          <table:table-cell table:style-name="ce5" office:value-type="float" office:value="-0.0127126118" calcext:value-type="float">
            <text:p>-1.27E-002</text:p>
          </table:table-cell>
          <table:table-cell table:formula="of:=[.A332]/[.$K$4]" office:value-type="float" office:value="-0.0205856469" calcext:value-type="float">
            <text:p>-0.0205856469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74202118" calcext:value-type="float">
            <text:p>-1.74E-003</text:p>
          </table:table-cell>
          <table:table-cell table:style-name="ce5" office:value-type="float" office:value="-0.00716196978" calcext:value-type="float">
            <text:p>-7.16E-003</text:p>
          </table:table-cell>
          <table:table-cell table:formula="of:=[.A333]/[.$K$4]" office:value-type="float" office:value="-0.0174202118" calcext:value-type="float">
            <text:p>-0.0174202118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56200852" calcext:value-type="float">
            <text:p>-1.56E-003</text:p>
          </table:table-cell>
          <table:table-cell table:style-name="ce5" office:value-type="float" office:value="-0.00479637599" calcext:value-type="float">
            <text:p>-4.80E-003</text:p>
          </table:table-cell>
          <table:table-cell table:formula="of:=[.A334]/[.$K$4]" office:value-type="float" office:value="-0.0156200852" calcext:value-type="float">
            <text:p>-0.0156200852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47599413" calcext:value-type="float">
            <text:p>-1.48E-003</text:p>
          </table:table-cell>
          <table:table-cell table:style-name="ce5" office:value-type="float" office:value="-0.0048233862" calcext:value-type="float">
            <text:p>-4.82E-003</text:p>
          </table:table-cell>
          <table:table-cell table:formula="of:=[.A335]/[.$K$4]" office:value-type="float" office:value="-0.0147599413" calcext:value-type="float">
            <text:p>-0.0147599413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49516365" calcext:value-type="float">
            <text:p>-1.50E-003</text:p>
          </table:table-cell>
          <table:table-cell table:style-name="ce5" office:value-type="float" office:value="-0.00526034785" calcext:value-type="float">
            <text:p>-5.26E-003</text:p>
          </table:table-cell>
          <table:table-cell table:formula="of:=[.A336]/[.$K$4]" office:value-type="float" office:value="-0.0149516365" calcext:value-type="float">
            <text:p>-0.014951636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52006489" calcext:value-type="float">
            <text:p>-1.52E-003</text:p>
          </table:table-cell>
          <table:table-cell table:style-name="ce5" office:value-type="float" office:value="-0.00574720139" calcext:value-type="float">
            <text:p>-5.75E-003</text:p>
          </table:table-cell>
          <table:table-cell table:formula="of:=[.A337]/[.$K$4]" office:value-type="float" office:value="-0.0152006489" calcext:value-type="float">
            <text:p>-0.0152006489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5466389" calcext:value-type="float">
            <text:p>-1.55E-003</text:p>
          </table:table-cell>
          <table:table-cell table:style-name="ce5" office:value-type="float" office:value="-0.00580768753" calcext:value-type="float">
            <text:p>-5.81E-003</text:p>
          </table:table-cell>
          <table:table-cell table:formula="of:=[.A338]/[.$K$4]" office:value-type="float" office:value="-0.015466389" calcext:value-type="float">
            <text:p>-0.015466389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55837811" calcext:value-type="float">
            <text:p>-1.56E-003</text:p>
          </table:table-cell>
          <table:table-cell table:style-name="ce5" office:value-type="float" office:value="-0.00597581128" calcext:value-type="float">
            <text:p>-5.98E-003</text:p>
          </table:table-cell>
          <table:table-cell table:formula="of:=[.A339]/[.$K$4]" office:value-type="float" office:value="-0.0155837811" calcext:value-type="float">
            <text:p>-0.015583781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56528736" calcext:value-type="float">
            <text:p>-1.57E-003</text:p>
          </table:table-cell>
          <table:table-cell table:style-name="ce5" office:value-type="float" office:value="-0.00601036008" calcext:value-type="float">
            <text:p>-6.01E-003</text:p>
          </table:table-cell>
          <table:table-cell table:formula="of:=[.A340]/[.$K$4]" office:value-type="float" office:value="-0.0156528736" calcext:value-type="float">
            <text:p>-0.015652873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56540377" calcext:value-type="float">
            <text:p>-1.57E-003</text:p>
          </table:table-cell>
          <table:table-cell table:style-name="ce5" office:value-type="float" office:value="-0.0059731151" calcext:value-type="float">
            <text:p>-5.97E-003</text:p>
          </table:table-cell>
          <table:table-cell table:formula="of:=[.A341]/[.$K$4]" office:value-type="float" office:value="-0.0156540377" calcext:value-type="float">
            <text:p>-0.015654037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44549354" calcext:value-type="float">
            <text:p>-1.45E-003</text:p>
          </table:table-cell>
          <table:table-cell table:style-name="ce5" office:value-type="float" office:value="-0.0042399941" calcext:value-type="float">
            <text:p>-4.24E-003</text:p>
          </table:table-cell>
          <table:table-cell table:formula="of:=[.A342]/[.$K$4]" office:value-type="float" office:value="-0.0144549354" calcext:value-type="float">
            <text:p>-0.0144549354</text:p>
          </table:table-cell>
          <table:table-cell table:number-columns-repeated="1021"/>
        </table:table-row>
        <table:table-row table:style-name="ro1">
          <table:table-cell table:style-name="ce2" office:value-type="float" office:value="-0.00106280739" calcext:value-type="float">
            <text:p>-1.06E-003</text:p>
          </table:table-cell>
          <table:table-cell table:style-name="ce5" office:value-type="float" office:value="0.000736784714" calcext:value-type="float">
            <text:p>7.37E-004</text:p>
          </table:table-cell>
          <table:table-cell table:formula="of:=[.A343]/[.$K$4]" office:value-type="float" office:value="-0.0106280739" calcext:value-type="float">
            <text:p>-0.0106280739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904478249" calcext:value-type="float">
            <text:p>-9.04E-004</text:p>
          </table:table-cell>
          <table:table-cell table:style-name="ce5" office:value-type="float" office:value="0.00606353674" calcext:value-type="float">
            <text:p>6.06E-003</text:p>
          </table:table-cell>
          <table:table-cell table:formula="of:=[.A344]/[.$K$4]" office:value-type="float" office:value="-0.00904478249" calcext:value-type="float">
            <text:p>-0.009044782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436462869" calcext:value-type="float">
            <text:p>-4.36E-004</text:p>
          </table:table-cell>
          <table:table-cell table:style-name="ce5" office:value-type="float" office:value="0.00783205312" calcext:value-type="float">
            <text:p>7.83E-003</text:p>
          </table:table-cell>
          <table:table-cell table:formula="of:=[.A345]/[.$K$4]" office:value-type="float" office:value="-0.00436462869" calcext:value-type="float">
            <text:p>-0.004364628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867347117" calcext:value-type="float">
            <text:p>-8.67E-005</text:p>
          </table:table-cell>
          <table:table-cell table:style-name="ce5" office:value-type="float" office:value="0.0114197591" calcext:value-type="float">
            <text:p>1.14E-002</text:p>
          </table:table-cell>
          <table:table-cell table:formula="of:=[.A346]/[.$K$4]" office:value-type="float" office:value="-0.000867347117" calcext:value-type="float">
            <text:p>-0.0008673471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431115996" calcext:value-type="float">
            <text:p>-4.31E-006</text:p>
          </table:table-cell>
          <table:table-cell table:style-name="ce5" office:value-type="float" office:value="0.0117793791" calcext:value-type="float">
            <text:p>1.18E-002</text:p>
          </table:table-cell>
          <table:table-cell table:formula="of:=[.A347]/[.$K$4]" office:value-type="float" office:value="-0.0000431115996" calcext:value-type="float">
            <text:p>-4.31115996E-00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159541901" calcext:value-type="float">
            <text:p>-1.60E-006</text:p>
          </table:table-cell>
          <table:table-cell table:style-name="ce5" office:value-type="float" office:value="0.0117798792" calcext:value-type="float">
            <text:p>1.18E-002</text:p>
          </table:table-cell>
          <table:table-cell table:formula="of:=[.A348]/[.$K$4]" office:value-type="float" office:value="-0.0000159541901" calcext:value-type="float">
            <text:p>-1.5954190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12584967" calcext:value-type="float">
            <text:p>-1.26E-006</text:p>
          </table:table-cell>
          <table:table-cell table:style-name="ce5" office:value-type="float" office:value="0.0117822941" calcext:value-type="float">
            <text:p>1.18E-002</text:p>
          </table:table-cell>
          <table:table-cell table:formula="of:=[.A349]/[.$K$4]" office:value-type="float" office:value="-0.000012584967" calcext:value-type="float">
            <text:p>-0.00001258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117822321" calcext:value-type="float">
            <text:p>-1.18E-006</text:p>
          </table:table-cell>
          <table:table-cell table:style-name="ce5" office:value-type="float" office:value="0.0117846122" calcext:value-type="float">
            <text:p>1.18E-002</text:p>
          </table:table-cell>
          <table:table-cell table:formula="of:=[.A350]/[.$K$4]" office:value-type="float" office:value="-0.0000117822321" calcext:value-type="float">
            <text:p>-1.1782232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973582473" calcext:value-type="float">
            <text:p>-9.74E-007</text:p>
          </table:table-cell>
          <table:table-cell table:style-name="ce5" office:value-type="float" office:value="0.0117861331" calcext:value-type="float">
            <text:p>1.18E-002</text:p>
          </table:table-cell>
          <table:table-cell table:formula="of:=[.A351]/[.$K$4]" office:value-type="float" office:value="-0.00000973582473" calcext:value-type="float">
            <text:p>-9.7358247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835647825" calcext:value-type="float">
            <text:p>-8.36E-007</text:p>
          </table:table-cell>
          <table:table-cell table:style-name="ce5" office:value-type="float" office:value="0.0117905624" calcext:value-type="float">
            <text:p>1.18E-002</text:p>
          </table:table-cell>
          <table:table-cell table:formula="of:=[.A352]/[.$K$4]" office:value-type="float" office:value="-0.00000835647825" calcext:value-type="float">
            <text:p>-8.3564782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878045796" calcext:value-type="float">
            <text:p>-8.78E-007</text:p>
          </table:table-cell>
          <table:table-cell table:style-name="ce5" office:value-type="float" office:value="0.0117935603" calcext:value-type="float">
            <text:p>1.18E-002</text:p>
          </table:table-cell>
          <table:table-cell table:formula="of:=[.A353]/[.$K$4]" office:value-type="float" office:value="-0.00000878045796" calcext:value-type="float">
            <text:p>-8.78045796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822645802" calcext:value-type="float">
            <text:p>-8.23E-007</text:p>
          </table:table-cell>
          <table:table-cell table:style-name="ce5" office:value-type="float" office:value="0.0117946751" calcext:value-type="float">
            <text:p>1.18E-002</text:p>
          </table:table-cell>
          <table:table-cell table:formula="of:=[.A354]/[.$K$4]" office:value-type="float" office:value="-0.00000822645802" calcext:value-type="float">
            <text:p>-8.2264580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855433541" calcext:value-type="float">
            <text:p>-8.55E-007</text:p>
          </table:table-cell>
          <table:table-cell table:style-name="ce5" office:value-type="float" office:value="0.0117957816" calcext:value-type="float">
            <text:p>1.18E-002</text:p>
          </table:table-cell>
          <table:table-cell table:formula="of:=[.A355]/[.$K$4]" office:value-type="float" office:value="-0.00000855433541" calcext:value-type="float">
            <text:p>-8.5543354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750286631" calcext:value-type="float">
            <text:p>-7.50E-007</text:p>
          </table:table-cell>
          <table:table-cell table:style-name="ce5" office:value-type="float" office:value="0.0117975296" calcext:value-type="float">
            <text:p>1.18E-002</text:p>
          </table:table-cell>
          <table:table-cell table:formula="of:=[.A356]/[.$K$4]" office:value-type="float" office:value="-0.00000750286631" calcext:value-type="float">
            <text:p>-7.5028663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671144051" calcext:value-type="float">
            <text:p>-6.71E-007</text:p>
          </table:table-cell>
          <table:table-cell table:style-name="ce5" office:value-type="float" office:value="0.0118010305" calcext:value-type="float">
            <text:p>1.18E-002</text:p>
          </table:table-cell>
          <table:table-cell table:formula="of:=[.A357]/[.$K$4]" office:value-type="float" office:value="-0.00000671144051" calcext:value-type="float">
            <text:p>-6.7114405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789858973" calcext:value-type="float">
            <text:p>-7.90E-007</text:p>
          </table:table-cell>
          <table:table-cell table:style-name="ce5" office:value-type="float" office:value="0.0118031548" calcext:value-type="float">
            <text:p>1.18E-002</text:p>
          </table:table-cell>
          <table:table-cell table:formula="of:=[.A358]/[.$K$4]" office:value-type="float" office:value="-0.00000789858973" calcext:value-type="float">
            <text:p>-7.8985897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684147437" calcext:value-type="float">
            <text:p>-6.84E-007</text:p>
          </table:table-cell>
          <table:table-cell table:style-name="ce5" office:value-type="float" office:value="0.0118043115" calcext:value-type="float">
            <text:p>1.18E-002</text:p>
          </table:table-cell>
          <table:table-cell table:formula="of:=[.A359]/[.$K$4]" office:value-type="float" office:value="-0.00000684147437" calcext:value-type="float">
            <text:p>-6.8414743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668884411" calcext:value-type="float">
            <text:p>-6.69E-007</text:p>
          </table:table-cell>
          <table:table-cell table:style-name="ce5" office:value-type="float" office:value="0.0118039157" calcext:value-type="float">
            <text:p>1.18E-002</text:p>
          </table:table-cell>
          <table:table-cell table:formula="of:=[.A360]/[.$K$4]" office:value-type="float" office:value="-0.00000668884411" calcext:value-type="float">
            <text:p>-6.6888441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722023628" calcext:value-type="float">
            <text:p>-7.22E-007</text:p>
          </table:table-cell>
          <table:table-cell table:style-name="ce5" office:value-type="float" office:value="0.0118027292" calcext:value-type="float">
            <text:p>1.18E-002</text:p>
          </table:table-cell>
          <table:table-cell table:formula="of:=[.A361]/[.$K$4]" office:value-type="float" office:value="-0.00000722023628" calcext:value-type="float">
            <text:p>-7.2202362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504946229" calcext:value-type="float">
            <text:p>-5.05E-007</text:p>
          </table:table-cell>
          <table:table-cell table:style-name="ce5" office:value-type="float" office:value="0.011802461" calcext:value-type="float">
            <text:p>1.18E-002</text:p>
          </table:table-cell>
          <table:table-cell table:formula="of:=[.A362]/[.$K$4]" office:value-type="float" office:value="-0.00000504946229" calcext:value-type="float">
            <text:p>-5.0494622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586350268" calcext:value-type="float">
            <text:p>-5.86E-007</text:p>
          </table:table-cell>
          <table:table-cell table:style-name="ce5" office:value-type="float" office:value="0.0118038431" calcext:value-type="float">
            <text:p>1.18E-002</text:p>
          </table:table-cell>
          <table:table-cell table:formula="of:=[.A363]/[.$K$4]" office:value-type="float" office:value="-0.00000586350268" calcext:value-type="float">
            <text:p>-5.8635026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487421801" calcext:value-type="float">
            <text:p>-4.87E-007</text:p>
          </table:table-cell>
          <table:table-cell table:style-name="ce5" office:value-type="float" office:value="0.0118042408" calcext:value-type="float">
            <text:p>1.18E-002</text:p>
          </table:table-cell>
          <table:table-cell table:formula="of:=[.A364]/[.$K$4]" office:value-type="float" office:value="-0.00000487421801" calcext:value-type="float">
            <text:p>-4.8742180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449546292" calcext:value-type="float">
            <text:p>-4.50E-007</text:p>
          </table:table-cell>
          <table:table-cell table:style-name="ce5" office:value-type="float" office:value="0.0118049942" calcext:value-type="float">
            <text:p>1.18E-002</text:p>
          </table:table-cell>
          <table:table-cell table:formula="of:=[.A365]/[.$K$4]" office:value-type="float" office:value="-0.00000449546292" calcext:value-type="float">
            <text:p>-4.4954629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554693145" calcext:value-type="float">
            <text:p>-5.55E-007</text:p>
          </table:table-cell>
          <table:table-cell table:style-name="ce5" office:value-type="float" office:value="0.0118049458" calcext:value-type="float">
            <text:p>1.18E-002</text:p>
          </table:table-cell>
          <table:table-cell table:formula="of:=[.A366]/[.$K$4]" office:value-type="float" office:value="-0.00000554693145" calcext:value-type="float">
            <text:p>-5.5469314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468201392" calcext:value-type="float">
            <text:p>-4.68E-007</text:p>
          </table:table-cell>
          <table:table-cell table:style-name="ce5" office:value-type="float" office:value="0.0118052419" calcext:value-type="float">
            <text:p>1.18E-002</text:p>
          </table:table-cell>
          <table:table-cell table:formula="of:=[.A367]/[.$K$4]" office:value-type="float" office:value="-0.00000468201392" calcext:value-type="float">
            <text:p>-0.000004682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510599307" calcext:value-type="float">
            <text:p>-5.11E-007</text:p>
          </table:table-cell>
          <table:table-cell table:style-name="ce5" office:value-type="float" office:value="0.0118064359" calcext:value-type="float">
            <text:p>1.18E-002</text:p>
          </table:table-cell>
          <table:table-cell table:formula="of:=[.A368]/[.$K$4]" office:value-type="float" office:value="-0.00000510599307" calcext:value-type="float">
            <text:p>-0.0000051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387362661" calcext:value-type="float">
            <text:p>-3.87E-007</text:p>
          </table:table-cell>
          <table:table-cell table:style-name="ce5" office:value-type="float" office:value="0.0118072657" calcext:value-type="float">
            <text:p>1.18E-002</text:p>
          </table:table-cell>
          <table:table-cell table:formula="of:=[.A369]/[.$K$4]" office:value-type="float" office:value="-0.00000387362661" calcext:value-type="float">
            <text:p>-3.8736266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259603581" calcext:value-type="float">
            <text:p>-2.60E-007</text:p>
          </table:table-cell>
          <table:table-cell table:style-name="ce5" office:value-type="float" office:value="0.0118088946" calcext:value-type="float">
            <text:p>1.18E-002</text:p>
          </table:table-cell>
          <table:table-cell table:formula="of:=[.A370]/[.$K$4]" office:value-type="float" office:value="-0.00000259603581" calcext:value-type="float">
            <text:p>-0.00000259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255646455" calcext:value-type="float">
            <text:p>-2.56E-007</text:p>
          </table:table-cell>
          <table:table-cell table:style-name="ce5" office:value-type="float" office:value="0.0118106436" calcext:value-type="float">
            <text:p>1.18E-002</text:p>
          </table:table-cell>
          <table:table-cell table:formula="of:=[.A371]/[.$K$4]" office:value-type="float" office:value="-0.00000255646455" calcext:value-type="float">
            <text:p>-2.5564645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151630218" calcext:value-type="float">
            <text:p>-1.52E-007</text:p>
          </table:table-cell>
          <table:table-cell table:style-name="ce5" office:value-type="float" office:value="0.0118120108" calcext:value-type="float">
            <text:p>1.18E-002</text:p>
          </table:table-cell>
          <table:table-cell table:formula="of:=[.A372]/[.$K$4]" office:value-type="float" office:value="-0.00000151630218" calcext:value-type="float">
            <text:p>-1.5163021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214379142" calcext:value-type="float">
            <text:p>-2.14E-007</text:p>
          </table:table-cell>
          <table:table-cell table:style-name="ce5" office:value-type="float" office:value="0.0118130036" calcext:value-type="float">
            <text:p>1.18E-002</text:p>
          </table:table-cell>
          <table:table-cell table:formula="of:=[.A373]/[.$K$4]" office:value-type="float" office:value="-0.00000214379142" calcext:value-type="float">
            <text:p>-2.1437914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381144304" calcext:value-type="float">
            <text:p>-3.81E-007</text:p>
          </table:table-cell>
          <table:table-cell table:style-name="ce5" office:value-type="float" office:value="0.0118133212" calcext:value-type="float">
            <text:p>1.18E-002</text:p>
          </table:table-cell>
          <table:table-cell table:formula="of:=[.A374]/[.$K$4]" office:value-type="float" office:value="-0.00000381144304" calcext:value-type="float">
            <text:p>-3.8114430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321221904" calcext:value-type="float">
            <text:p>-3.21E-007</text:p>
          </table:table-cell>
          <table:table-cell table:style-name="ce5" office:value-type="float" office:value="0.0118132448" calcext:value-type="float">
            <text:p>1.18E-002</text:p>
          </table:table-cell>
          <table:table-cell table:formula="of:=[.A375]/[.$K$4]" office:value-type="float" office:value="-0.00000321221904" calcext:value-type="float">
            <text:p>-3.2122190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408844301" calcext:value-type="float">
            <text:p>-4.09E-007</text:p>
          </table:table-cell>
          <table:table-cell table:style-name="ce5" office:value-type="float" office:value="0.0118146632" calcext:value-type="float">
            <text:p>1.18E-002</text:p>
          </table:table-cell>
          <table:table-cell table:formula="of:=[.A376]/[.$K$4]" office:value-type="float" office:value="-0.00000408844301" calcext:value-type="float">
            <text:p>-4.0884430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47441975" calcext:value-type="float">
            <text:p>-4.74E-007</text:p>
          </table:table-cell>
          <table:table-cell table:style-name="ce5" office:value-type="float" office:value="0.0118137859" calcext:value-type="float">
            <text:p>1.18E-002</text:p>
          </table:table-cell>
          <table:table-cell table:formula="of:=[.A377]/[.$K$4]" office:value-type="float" office:value="-0.0000047441975" calcext:value-type="float">
            <text:p>-4.744197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279389297" calcext:value-type="float">
            <text:p>-2.79E-007</text:p>
          </table:table-cell>
          <table:table-cell table:style-name="ce5" office:value-type="float" office:value="0.0118143326" calcext:value-type="float">
            <text:p>1.18E-002</text:p>
          </table:table-cell>
          <table:table-cell table:formula="of:=[.A378]/[.$K$4]" office:value-type="float" office:value="-0.00000279389297" calcext:value-type="float">
            <text:p>-2.7938929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349487209" calcext:value-type="float">
            <text:p>-3.49E-007</text:p>
          </table:table-cell>
          <table:table-cell table:style-name="ce5" office:value-type="float" office:value="0.0118140597" calcext:value-type="float">
            <text:p>1.18E-002</text:p>
          </table:table-cell>
          <table:table-cell table:formula="of:=[.A379]/[.$K$4]" office:value-type="float" office:value="-0.00000349487209" calcext:value-type="float">
            <text:p>-3.4948720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215509758" calcext:value-type="float">
            <text:p>-2.16E-007</text:p>
          </table:table-cell>
          <table:table-cell table:style-name="ce5" office:value-type="float" office:value="0.0118142096" calcext:value-type="float">
            <text:p>1.18E-002</text:p>
          </table:table-cell>
          <table:table-cell table:formula="of:=[.A380]/[.$K$4]" office:value-type="float" office:value="-0.00000215509758" calcext:value-type="float">
            <text:p>-2.1550975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112624122" calcext:value-type="float">
            <text:p>-1.13E-007</text:p>
          </table:table-cell>
          <table:table-cell table:style-name="ce5" office:value-type="float" office:value="0.0118156383" calcext:value-type="float">
            <text:p>1.18E-002</text:p>
          </table:table-cell>
          <table:table-cell table:formula="of:=[.A381]/[.$K$4]" office:value-type="float" office:value="-0.00000112624122" calcext:value-type="float">
            <text:p>-1.1262412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192332223" calcext:value-type="float">
            <text:p>-1.92E-007</text:p>
          </table:table-cell>
          <table:table-cell table:style-name="ce5" office:value-type="float" office:value="0.0118168667" calcext:value-type="float">
            <text:p>1.18E-002</text:p>
          </table:table-cell>
          <table:table-cell table:formula="of:=[.A382]/[.$K$4]" office:value-type="float" office:value="-0.00000192332223" calcext:value-type="float">
            <text:p>-1.9233222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0719221092" calcext:value-type="float">
            <text:p>-7.19E-008</text:p>
          </table:table-cell>
          <table:table-cell table:style-name="ce5" office:value-type="float" office:value="0.0118175512" calcext:value-type="float">
            <text:p>1.18E-002</text:p>
          </table:table-cell>
          <table:table-cell table:formula="of:=[.A383]/[.$K$4]" office:value-type="float" office:value="-0.000000719221092" calcext:value-type="float">
            <text:p>-7.19221092E-00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1007527" calcext:value-type="float">
            <text:p>-1.01E-007</text:p>
          </table:table-cell>
          <table:table-cell table:style-name="ce5" office:value-type="float" office:value="0.011816483" calcext:value-type="float">
            <text:p>1.18E-002</text:p>
          </table:table-cell>
          <table:table-cell table:formula="of:=[.A384]/[.$K$4]" office:value-type="float" office:value="-0.000001007527" calcext:value-type="float">
            <text:p>-1.00752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159544484" calcext:value-type="float">
            <text:p>-1.60E-007</text:p>
          </table:table-cell>
          <table:table-cell table:style-name="ce5" office:value-type="float" office:value="0.0118156392" calcext:value-type="float">
            <text:p>1.18E-002</text:p>
          </table:table-cell>
          <table:table-cell table:formula="of:=[.A385]/[.$K$4]" office:value-type="float" office:value="-0.00000159544484" calcext:value-type="float">
            <text:p>-1.5954448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089446587" calcext:value-type="float">
            <text:p>-8.94E-008</text:p>
          </table:table-cell>
          <table:table-cell table:style-name="ce5" office:value-type="float" office:value="0.0118147843" calcext:value-type="float">
            <text:p>1.18E-002</text:p>
          </table:table-cell>
          <table:table-cell table:formula="of:=[.A386]/[.$K$4]" office:value-type="float" office:value="-0.00000089446587" calcext:value-type="float">
            <text:p>-8.9446587E-00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0151349617" calcext:value-type="float">
            <text:p>1.51E-008</text:p>
          </table:table-cell>
          <table:table-cell table:style-name="ce5" office:value-type="float" office:value="0.0118147805" calcext:value-type="float">
            <text:p>1.18E-002</text:p>
          </table:table-cell>
          <table:table-cell table:formula="of:=[.A387]/[.$K$4]" office:value-type="float" office:value="0.000000151349617" calcext:value-type="float">
            <text:p>1.51349617E-00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00352012508" calcext:value-type="float">
            <text:p>-3.52E-009</text:p>
          </table:table-cell>
          <table:table-cell table:style-name="ce5" office:value-type="float" office:value="0.0118169812" calcext:value-type="float">
            <text:p>1.18E-002</text:p>
          </table:table-cell>
          <table:table-cell table:formula="of:=[.A388]/[.$K$4]" office:value-type="float" office:value="-0.0000000352012508" calcext:value-type="float">
            <text:p>-3.52012508E-008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00804257017" calcext:value-type="float">
            <text:p>-8.04E-009</text:p>
          </table:table-cell>
          <table:table-cell table:style-name="ce5" office:value-type="float" office:value="0.01181788" calcext:value-type="float">
            <text:p>1.18E-002</text:p>
          </table:table-cell>
          <table:table-cell table:formula="of:=[.A389]/[.$K$4]" office:value-type="float" office:value="-0.0000000804257017" calcext:value-type="float">
            <text:p>-8.04257017E-008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0515711065" calcext:value-type="float">
            <text:p>-5.16E-008</text:p>
          </table:table-cell>
          <table:table-cell table:style-name="ce5" office:value-type="float" office:value="0.0118186017" calcext:value-type="float">
            <text:p>1.18E-002</text:p>
          </table:table-cell>
          <table:table-cell table:formula="of:=[.A390]/[.$K$4]" office:value-type="float" office:value="-0.000000515711065" calcext:value-type="float">
            <text:p>-5.15711065E-00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237556677" calcext:value-type="float">
            <text:p>-2.38E-007</text:p>
          </table:table-cell>
          <table:table-cell table:style-name="ce5" office:value-type="float" office:value="0.0118190749" calcext:value-type="float">
            <text:p>1.18E-002</text:p>
          </table:table-cell>
          <table:table-cell table:formula="of:=[.A391]/[.$K$4]" office:value-type="float" office:value="-0.00000237556677" calcext:value-type="float">
            <text:p>-2.3755667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192332223" calcext:value-type="float">
            <text:p>-1.92E-007</text:p>
          </table:table-cell>
          <table:table-cell table:style-name="ce5" office:value-type="float" office:value="0.0118192872" calcext:value-type="float">
            <text:p>1.18E-002</text:p>
          </table:table-cell>
          <table:table-cell table:formula="of:=[.A392]/[.$K$4]" office:value-type="float" office:value="-0.00000192332223" calcext:value-type="float">
            <text:p>-1.9233222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044222066" calcext:value-type="float">
            <text:p>-4.42E-008</text:p>
          </table:table-cell>
          <table:table-cell table:style-name="ce5" office:value-type="float" office:value="0.0118200891" calcext:value-type="float">
            <text:p>1.18E-002</text:p>
          </table:table-cell>
          <table:table-cell table:formula="of:=[.A393]/[.$K$4]" office:value-type="float" office:value="-0.00000044222066" calcext:value-type="float">
            <text:p>-4.4222066E-007</text:p>
          </table:table-cell>
          <table:table-cell table:number-columns-repeated="1021"/>
        </table:table-row>
        <table:table-row table:style-name="ro1">
          <table:table-cell table:style-name="ce2" office:value-type="float" office:value="-0.000000107536124" calcext:value-type="float">
            <text:p>-1.08E-007</text:p>
          </table:table-cell>
          <table:table-cell table:style-name="ce5" office:value-type="float" office:value="0.0118195824" calcext:value-type="float">
            <text:p>1.18E-002</text:p>
          </table:table-cell>
          <table:table-cell table:formula="of:=[.A394]/[.$K$4]" office:value-type="float" office:value="-0.00000107536124" calcext:value-type="float">
            <text:p>-1.0753612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0592292437" calcext:value-type="float">
            <text:p>5.92E-008</text:p>
          </table:table-cell>
          <table:table-cell table:style-name="ce5" office:value-type="float" office:value="0.0118183009" calcext:value-type="float">
            <text:p>1.18E-002</text:p>
          </table:table-cell>
          <table:table-cell table:formula="of:=[.A395]/[.$K$4]" office:value-type="float" office:value="0.000000592292437" calcext:value-type="float">
            <text:p>5.92292437E-00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0722314013" calcext:value-type="float">
            <text:p>7.22E-008</text:p>
          </table:table-cell>
          <table:table-cell table:style-name="ce5" office:value-type="float" office:value="0.0118176248" calcext:value-type="float">
            <text:p>1.18E-002</text:p>
          </table:table-cell>
          <table:table-cell table:formula="of:=[.A396]/[.$K$4]" office:value-type="float" office:value="0.000000722314013" calcext:value-type="float">
            <text:p>7.22314013E-00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220341562" calcext:value-type="float">
            <text:p>2.20E-007</text:p>
          </table:table-cell>
          <table:table-cell table:style-name="ce5" office:value-type="float" office:value="0.0118153291" calcext:value-type="float">
            <text:p>1.18E-002</text:p>
          </table:table-cell>
          <table:table-cell table:formula="of:=[.A397]/[.$K$4]" office:value-type="float" office:value="0.00000220341562" calcext:value-type="float">
            <text:p>2.2034156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275741513" calcext:value-type="float">
            <text:p>2.76E-007</text:p>
          </table:table-cell>
          <table:table-cell table:style-name="ce5" office:value-type="float" office:value="0.0118144741" calcext:value-type="float">
            <text:p>1.18E-002</text:p>
          </table:table-cell>
          <table:table-cell table:formula="of:=[.A398]/[.$K$4]" office:value-type="float" office:value="0.00000275741513" calcext:value-type="float">
            <text:p>2.7574151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52504882" calcext:value-type="float">
            <text:p>1.53E-007</text:p>
          </table:table-cell>
          <table:table-cell table:style-name="ce5" office:value-type="float" office:value="0.0118137412" calcext:value-type="float">
            <text:p>1.18E-002</text:p>
          </table:table-cell>
          <table:table-cell table:formula="of:=[.A399]/[.$K$4]" office:value-type="float" office:value="0.00000152504882" calcext:value-type="float">
            <text:p>0.00000152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63245687" calcext:value-type="float">
            <text:p>1.63E-007</text:p>
          </table:table-cell>
          <table:table-cell table:style-name="ce5" office:value-type="float" office:value="0.011813378" calcext:value-type="float">
            <text:p>1.18E-002</text:p>
          </table:table-cell>
          <table:table-cell table:formula="of:=[.A400]/[.$K$4]" office:value-type="float" office:value="0.00000163245687" calcext:value-type="float">
            <text:p>1.6324568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19717143" calcext:value-type="float">
            <text:p>1.20E-007</text:p>
          </table:table-cell>
          <table:table-cell table:style-name="ce5" office:value-type="float" office:value="0.0118134348" calcext:value-type="float">
            <text:p>1.18E-002</text:p>
          </table:table-cell>
          <table:table-cell table:formula="of:=[.A401]/[.$K$4]" office:value-type="float" office:value="0.00000119717143" calcext:value-type="float">
            <text:p>1.1971714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63810995" calcext:value-type="float">
            <text:p>1.64E-007</text:p>
          </table:table-cell>
          <table:table-cell table:style-name="ce5" office:value-type="float" office:value="0.0118148252" calcext:value-type="float">
            <text:p>1.18E-002</text:p>
          </table:table-cell>
          <table:table-cell table:formula="of:=[.A402]/[.$K$4]" office:value-type="float" office:value="0.00000163810995" calcext:value-type="float">
            <text:p>1.6381099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9094567" calcext:value-type="float">
            <text:p>1.91E-007</text:p>
          </table:table-cell>
          <table:table-cell table:style-name="ce5" office:value-type="float" office:value="0.0118162129" calcext:value-type="float">
            <text:p>1.18E-002</text:p>
          </table:table-cell>
          <table:table-cell table:formula="of:=[.A403]/[.$K$4]" office:value-type="float" office:value="0.0000019094567" calcext:value-type="float">
            <text:p>1.909456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85292606" calcext:value-type="float">
            <text:p>1.85E-007</text:p>
          </table:table-cell>
          <table:table-cell table:style-name="ce5" office:value-type="float" office:value="0.011817961" calcext:value-type="float">
            <text:p>1.18E-002</text:p>
          </table:table-cell>
          <table:table-cell table:formula="of:=[.A404]/[.$K$4]" office:value-type="float" office:value="0.00000185292606" calcext:value-type="float">
            <text:p>1.85292606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0722314653" calcext:value-type="float">
            <text:p>7.22E-008</text:p>
          </table:table-cell>
          <table:table-cell table:style-name="ce5" office:value-type="float" office:value="0.0118175512" calcext:value-type="float">
            <text:p>1.18E-002</text:p>
          </table:table-cell>
          <table:table-cell table:formula="of:=[.A405]/[.$K$4]" office:value-type="float" office:value="0.000000722314653" calcext:value-type="float">
            <text:p>7.22314653E-00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0869294112" calcext:value-type="float">
            <text:p>8.69E-008</text:p>
          </table:table-cell>
          <table:table-cell table:style-name="ce5" office:value-type="float" office:value="0.0118178139" calcext:value-type="float">
            <text:p>1.18E-002</text:p>
          </table:table-cell>
          <table:table-cell table:formula="of:=[.A406]/[.$K$4]" office:value-type="float" office:value="0.000000869294112" calcext:value-type="float">
            <text:p>8.69294112E-00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0971049161" calcext:value-type="float">
            <text:p>9.71E-008</text:p>
          </table:table-cell>
          <table:table-cell table:style-name="ce5" office:value-type="float" office:value="0.0118184546" calcext:value-type="float">
            <text:p>1.18E-002</text:p>
          </table:table-cell>
          <table:table-cell table:formula="of:=[.A407]/[.$K$4]" office:value-type="float" office:value="0.000000971049161" calcext:value-type="float">
            <text:p>0.000000971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6663752" calcext:value-type="float">
            <text:p>1.67E-007</text:p>
          </table:table-cell>
          <table:table-cell table:style-name="ce5" office:value-type="float" office:value="0.0118194111" calcext:value-type="float">
            <text:p>1.18E-002</text:p>
          </table:table-cell>
          <table:table-cell table:formula="of:=[.A408]/[.$K$4]" office:value-type="float" office:value="0.0000016663752" calcext:value-type="float">
            <text:p>1.666375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3667632" calcext:value-type="float">
            <text:p>1.37E-007</text:p>
          </table:table-cell>
          <table:table-cell table:style-name="ce5" office:value-type="float" office:value="0.0118220039" calcext:value-type="float">
            <text:p>1.18E-002</text:p>
          </table:table-cell>
          <table:table-cell table:formula="of:=[.A409]/[.$K$4]" office:value-type="float" office:value="0.0000013667632" calcext:value-type="float">
            <text:p>1.366763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67202828" calcext:value-type="float">
            <text:p>1.67E-007</text:p>
          </table:table-cell>
          <table:table-cell table:style-name="ce5" office:value-type="float" office:value="0.01182508" calcext:value-type="float">
            <text:p>1.18E-002</text:p>
          </table:table-cell>
          <table:table-cell table:formula="of:=[.A410]/[.$K$4]" office:value-type="float" office:value="0.00000167202828" calcext:value-type="float">
            <text:p>0.000001672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73986493" calcext:value-type="float">
            <text:p>1.74E-007</text:p>
          </table:table-cell>
          <table:table-cell table:style-name="ce5" office:value-type="float" office:value="0.0118260635" calcext:value-type="float">
            <text:p>1.18E-002</text:p>
          </table:table-cell>
          <table:table-cell table:formula="of:=[.A411]/[.$K$4]" office:value-type="float" office:value="0.00000173986493" calcext:value-type="float">
            <text:p>1.7398649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04453889" calcext:value-type="float">
            <text:p>1.04E-007</text:p>
          </table:table-cell>
          <table:table-cell table:style-name="ce5" office:value-type="float" office:value="0.0118269213" calcext:value-type="float">
            <text:p>1.18E-002</text:p>
          </table:table-cell>
          <table:table-cell table:formula="of:=[.A412]/[.$K$4]" office:value-type="float" office:value="0.00000104453889" calcext:value-type="float">
            <text:p>1.0445388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86423222" calcext:value-type="float">
            <text:p>1.86E-007</text:p>
          </table:table-cell>
          <table:table-cell table:style-name="ce5" office:value-type="float" office:value="0.0118264696" calcext:value-type="float">
            <text:p>1.18E-002</text:p>
          </table:table-cell>
          <table:table-cell table:formula="of:=[.A413]/[.$K$4]" office:value-type="float" office:value="0.00000186423222" calcext:value-type="float">
            <text:p>1.8642322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043400874" calcext:value-type="float">
            <text:p>4.34E-008</text:p>
          </table:table-cell>
          <table:table-cell table:style-name="ce5" office:value-type="float" office:value="0.0118248733" calcext:value-type="float">
            <text:p>1.18E-002</text:p>
          </table:table-cell>
          <table:table-cell table:formula="of:=[.A414]/[.$K$4]" office:value-type="float" office:value="0.00000043400874" calcext:value-type="float">
            <text:p>0.000000434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0694049334" calcext:value-type="float">
            <text:p>6.94E-008</text:p>
          </table:table-cell>
          <table:table-cell table:style-name="ce5" office:value-type="float" office:value="0.0118236523" calcext:value-type="float">
            <text:p>1.18E-002</text:p>
          </table:table-cell>
          <table:table-cell table:formula="of:=[.A415]/[.$K$4]" office:value-type="float" office:value="0.000000694049334" calcext:value-type="float">
            <text:p>0.000000694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01627364" calcext:value-type="float">
            <text:p>1.02E-007</text:p>
          </table:table-cell>
          <table:table-cell table:style-name="ce5" office:value-type="float" office:value="0.011822571" calcext:value-type="float">
            <text:p>1.18E-002</text:p>
          </table:table-cell>
          <table:table-cell table:formula="of:=[.A416]/[.$K$4]" office:value-type="float" office:value="0.00000101627364" calcext:value-type="float">
            <text:p>1.0162736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4232937" calcext:value-type="float">
            <text:p>1.42E-007</text:p>
          </table:table-cell>
          <table:table-cell table:style-name="ce5" office:value-type="float" office:value="0.0118227964" calcext:value-type="float">
            <text:p>1.18E-002</text:p>
          </table:table-cell>
          <table:table-cell table:formula="of:=[.A417]/[.$K$4]" office:value-type="float" office:value="0.0000014232937" calcext:value-type="float">
            <text:p>1.423293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310225175" calcext:value-type="float">
            <text:p>3.10E-007</text:p>
          </table:table-cell>
          <table:table-cell table:style-name="ce5" office:value-type="float" office:value="0.0118258353" calcext:value-type="float">
            <text:p>1.18E-002</text:p>
          </table:table-cell>
          <table:table-cell table:formula="of:=[.A418]/[.$K$4]" office:value-type="float" office:value="0.00000310225175" calcext:value-type="float">
            <text:p>3.1022517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26556603" calcext:value-type="float">
            <text:p>2.66E-007</text:p>
          </table:table-cell>
          <table:table-cell table:style-name="ce5" office:value-type="float" office:value="0.0118270526" calcext:value-type="float">
            <text:p>1.18E-002</text:p>
          </table:table-cell>
          <table:table-cell table:formula="of:=[.A419]/[.$K$4]" office:value-type="float" office:value="0.0000026556603" calcext:value-type="float">
            <text:p>2.655660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414806721" calcext:value-type="float">
            <text:p>4.15E-007</text:p>
          </table:table-cell>
          <table:table-cell table:style-name="ce5" office:value-type="float" office:value="0.0118281841" calcext:value-type="float">
            <text:p>1.18E-002</text:p>
          </table:table-cell>
          <table:table-cell table:formula="of:=[.A420]/[.$K$4]" office:value-type="float" office:value="0.00000414806721" calcext:value-type="float">
            <text:p>4.1480672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306833329" calcext:value-type="float">
            <text:p>3.07E-007</text:p>
          </table:table-cell>
          <table:table-cell table:style-name="ce5" office:value-type="float" office:value="0.0118276682" calcext:value-type="float">
            <text:p>1.18E-002</text:p>
          </table:table-cell>
          <table:table-cell table:formula="of:=[.A421]/[.$K$4]" office:value-type="float" office:value="0.00000306833329" calcext:value-type="float">
            <text:p>3.0683332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328880276" calcext:value-type="float">
            <text:p>3.29E-007</text:p>
          </table:table-cell>
          <table:table-cell table:style-name="ce5" office:value-type="float" office:value="0.0118264183" calcext:value-type="float">
            <text:p>1.18E-002</text:p>
          </table:table-cell>
          <table:table-cell table:formula="of:=[.A422]/[.$K$4]" office:value-type="float" office:value="0.00000328880276" calcext:value-type="float">
            <text:p>3.28880276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289308872" calcext:value-type="float">
            <text:p>2.89E-007</text:p>
          </table:table-cell>
          <table:table-cell table:style-name="ce5" office:value-type="float" office:value="0.01182786" calcext:value-type="float">
            <text:p>1.18E-002</text:p>
          </table:table-cell>
          <table:table-cell table:formula="of:=[.A423]/[.$K$4]" office:value-type="float" office:value="0.00000289308872" calcext:value-type="float">
            <text:p>2.8930887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168333443" calcext:value-type="float">
            <text:p>1.68E-007</text:p>
          </table:table-cell>
          <table:table-cell table:style-name="ce5" office:value-type="float" office:value="0.0118289776" calcext:value-type="float">
            <text:p>1.18E-002</text:p>
          </table:table-cell>
          <table:table-cell table:formula="of:=[.A424]/[.$K$4]" office:value-type="float" office:value="0.00000168333443" calcext:value-type="float">
            <text:p>1.6833344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242953803" calcext:value-type="float">
            <text:p>2.43E-007</text:p>
          </table:table-cell>
          <table:table-cell table:style-name="ce5" office:value-type="float" office:value="0.0118298223" calcext:value-type="float">
            <text:p>1.18E-002</text:p>
          </table:table-cell>
          <table:table-cell table:formula="of:=[.A425]/[.$K$4]" office:value-type="float" office:value="0.00000242953803" calcext:value-type="float">
            <text:p>2.4295380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237866047" calcext:value-type="float">
            <text:p>2.38E-007</text:p>
          </table:table-cell>
          <table:table-cell table:style-name="ce5" office:value-type="float" office:value="0.0118312761" calcext:value-type="float">
            <text:p>1.18E-002</text:p>
          </table:table-cell>
          <table:table-cell table:formula="of:=[.A426]/[.$K$4]" office:value-type="float" office:value="0.00000237866047" calcext:value-type="float">
            <text:p>2.3786604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346404732" calcext:value-type="float">
            <text:p>3.46E-007</text:p>
          </table:table-cell>
          <table:table-cell table:style-name="ce5" office:value-type="float" office:value="0.0118292952" calcext:value-type="float">
            <text:p>1.18E-002</text:p>
          </table:table-cell>
          <table:table-cell table:formula="of:=[.A427]/[.$K$4]" office:value-type="float" office:value="0.00000346404732" calcext:value-type="float">
            <text:p>0.000003464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491122989" calcext:value-type="float">
            <text:p>4.91E-007</text:p>
          </table:table-cell>
          <table:table-cell table:style-name="ce5" office:value-type="float" office:value="0.0118288845" calcext:value-type="float">
            <text:p>1.18E-002</text:p>
          </table:table-cell>
          <table:table-cell table:formula="of:=[.A428]/[.$K$4]" office:value-type="float" office:value="0.00000491122989" calcext:value-type="float">
            <text:p>4.9112298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489427293" calcext:value-type="float">
            <text:p>4.89E-007</text:p>
          </table:table-cell>
          <table:table-cell table:style-name="ce5" office:value-type="float" office:value="0.0118290186" calcext:value-type="float">
            <text:p>1.18E-002</text:p>
          </table:table-cell>
          <table:table-cell table:formula="of:=[.A429]/[.$K$4]" office:value-type="float" office:value="0.00000489427293" calcext:value-type="float">
            <text:p>4.8942729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85023281" calcext:value-type="float">
            <text:p>6.85E-007</text:p>
          </table:table-cell>
          <table:table-cell table:style-name="ce5" office:value-type="float" office:value="0.0118310051" calcext:value-type="float">
            <text:p>1.18E-002</text:p>
          </table:table-cell>
          <table:table-cell table:formula="of:=[.A430]/[.$K$4]" office:value-type="float" office:value="0.00000685023281" calcext:value-type="float">
            <text:p>6.8502328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47772333" calcext:value-type="float">
            <text:p>7.48E-007</text:p>
          </table:table-cell>
          <table:table-cell table:style-name="ce5" office:value-type="float" office:value="0.0118340543" calcext:value-type="float">
            <text:p>1.18E-002</text:p>
          </table:table-cell>
          <table:table-cell table:formula="of:=[.A431]/[.$K$4]" office:value-type="float" office:value="0.00000747772333" calcext:value-type="float">
            <text:p>7.4777233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36525487" calcext:value-type="float">
            <text:p>8.37E-007</text:p>
          </table:table-cell>
          <table:table-cell table:style-name="ce5" office:value-type="float" office:value="0.0118379202" calcext:value-type="float">
            <text:p>1.18E-002</text:p>
          </table:table-cell>
          <table:table-cell table:formula="of:=[.A432]/[.$K$4]" office:value-type="float" office:value="0.00000836525487" calcext:value-type="float">
            <text:p>8.3652548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8243353" calcext:value-type="float">
            <text:p>1.08E-006</text:p>
          </table:table-cell>
          <table:table-cell table:style-name="ce5" office:value-type="float" office:value="0.0118408231" calcext:value-type="float">
            <text:p>1.18E-002</text:p>
          </table:table-cell>
          <table:table-cell table:formula="of:=[.A433]/[.$K$4]" office:value-type="float" office:value="0.0000108243353" calcext:value-type="float">
            <text:p>1.0824335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80113214" calcext:value-type="float">
            <text:p>9.80E-007</text:p>
          </table:table-cell>
          <table:table-cell table:style-name="ce5" office:value-type="float" office:value="0.0118417935" calcext:value-type="float">
            <text:p>1.18E-002</text:p>
          </table:table-cell>
          <table:table-cell table:formula="of:=[.A434]/[.$K$4]" office:value-type="float" office:value="0.00000980113214" calcext:value-type="float">
            <text:p>9.8011321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53543804" calcext:value-type="float">
            <text:p>9.54E-007</text:p>
          </table:table-cell>
          <table:table-cell table:style-name="ce5" office:value-type="float" office:value="0.0118414359" calcext:value-type="float">
            <text:p>1.18E-002</text:p>
          </table:table-cell>
          <table:table-cell table:formula="of:=[.A435]/[.$K$4]" office:value-type="float" office:value="0.00000953543804" calcext:value-type="float">
            <text:p>9.5354380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13913289" calcext:value-type="float">
            <text:p>8.14E-007</text:p>
          </table:table-cell>
          <table:table-cell table:style-name="ce5" office:value-type="float" office:value="0.0118413521" calcext:value-type="float">
            <text:p>1.18E-002</text:p>
          </table:table-cell>
          <table:table-cell table:formula="of:=[.A436]/[.$K$4]" office:value-type="float" office:value="0.00000813913289" calcext:value-type="float">
            <text:p>8.1391328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58454212" calcext:value-type="float">
            <text:p>6.58E-007</text:p>
          </table:table-cell>
          <table:table-cell table:style-name="ce5" office:value-type="float" office:value="0.0118393609" calcext:value-type="float">
            <text:p>1.18E-002</text:p>
          </table:table-cell>
          <table:table-cell table:formula="of:=[.A437]/[.$K$4]" office:value-type="float" office:value="0.00000658454212" calcext:value-type="float">
            <text:p>6.5845421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26797089" calcext:value-type="float">
            <text:p>6.27E-007</text:p>
          </table:table-cell>
          <table:table-cell table:style-name="ce5" office:value-type="float" office:value="0.0118378326" calcext:value-type="float">
            <text:p>1.18E-002</text:p>
          </table:table-cell>
          <table:table-cell table:formula="of:=[.A438]/[.$K$4]" office:value-type="float" office:value="0.00000626797089" calcext:value-type="float">
            <text:p>0.000006268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27927648" calcext:value-type="float">
            <text:p>6.28E-007</text:p>
          </table:table-cell>
          <table:table-cell table:style-name="ce5" office:value-type="float" office:value="0.0118363956" calcext:value-type="float">
            <text:p>1.18E-002</text:p>
          </table:table-cell>
          <table:table-cell table:formula="of:=[.A439]/[.$K$4]" office:value-type="float" office:value="0.00000627927648" calcext:value-type="float">
            <text:p>6.2792764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47713364" calcext:value-type="float">
            <text:p>6.48E-007</text:p>
          </table:table-cell>
          <table:table-cell table:style-name="ce5" office:value-type="float" office:value="0.0118359067" calcext:value-type="float">
            <text:p>1.18E-002</text:p>
          </table:table-cell>
          <table:table-cell table:formula="of:=[.A440]/[.$K$4]" office:value-type="float" office:value="0.00000647713364" calcext:value-type="float">
            <text:p>6.4771336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7597864" calcext:value-type="float">
            <text:p>6.76E-007</text:p>
          </table:table-cell>
          <table:table-cell table:style-name="ce5" office:value-type="float" office:value="0.0118362382" calcext:value-type="float">
            <text:p>1.18E-002</text:p>
          </table:table-cell>
          <table:table-cell table:formula="of:=[.A441]/[.$K$4]" office:value-type="float" office:value="0.0000067597864" calcext:value-type="float">
            <text:p>6.759786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85082705" calcext:value-type="float">
            <text:p>7.85E-007</text:p>
          </table:table-cell>
          <table:table-cell table:style-name="ce5" office:value-type="float" office:value="0.0118360566" calcext:value-type="float">
            <text:p>1.18E-002</text:p>
          </table:table-cell>
          <table:table-cell table:formula="of:=[.A442]/[.$K$4]" office:value-type="float" office:value="0.00000785082705" calcext:value-type="float">
            <text:p>7.8508270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9469288" calcext:value-type="float">
            <text:p>7.95E-007</text:p>
          </table:table-cell>
          <table:table-cell table:style-name="ce5" office:value-type="float" office:value="0.0118357781" calcext:value-type="float">
            <text:p>1.18E-002</text:p>
          </table:table-cell>
          <table:table-cell table:formula="of:=[.A443]/[.$K$4]" office:value-type="float" office:value="0.0000079469288" calcext:value-type="float">
            <text:p>7.946928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91866341" calcext:value-type="float">
            <text:p>7.92E-007</text:p>
          </table:table-cell>
          <table:table-cell table:style-name="ce5" office:value-type="float" office:value="0.01183559" calcext:value-type="float">
            <text:p>1.18E-002</text:p>
          </table:table-cell>
          <table:table-cell table:formula="of:=[.A444]/[.$K$4]" office:value-type="float" office:value="0.00000791866341" calcext:value-type="float">
            <text:p>7.9186634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55062365" calcext:value-type="float">
            <text:p>6.55E-007</text:p>
          </table:table-cell>
          <table:table-cell table:style-name="ce5" office:value-type="float" office:value="0.0118350768" calcext:value-type="float">
            <text:p>1.18E-002</text:p>
          </table:table-cell>
          <table:table-cell table:formula="of:=[.A445]/[.$K$4]" office:value-type="float" office:value="0.00000655062365" calcext:value-type="float">
            <text:p>6.5506236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569701172" calcext:value-type="float">
            <text:p>5.70E-007</text:p>
          </table:table-cell>
          <table:table-cell table:style-name="ce5" office:value-type="float" office:value="0.0118349791" calcext:value-type="float">
            <text:p>1.18E-002</text:p>
          </table:table-cell>
          <table:table-cell table:formula="of:=[.A446]/[.$K$4]" office:value-type="float" office:value="0.00000569701172" calcext:value-type="float">
            <text:p>0.00000569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39799111" calcext:value-type="float">
            <text:p>6.40E-007</text:p>
          </table:table-cell>
          <table:table-cell table:style-name="ce5" office:value-type="float" office:value="0.0118355611" calcext:value-type="float">
            <text:p>1.18E-002</text:p>
          </table:table-cell>
          <table:table-cell table:formula="of:=[.A447]/[.$K$4]" office:value-type="float" office:value="0.00000639799111" calcext:value-type="float">
            <text:p>0.000006398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12099086" calcext:value-type="float">
            <text:p>6.12E-007</text:p>
          </table:table-cell>
          <table:table-cell table:style-name="ce5" office:value-type="float" office:value="0.0118370624" calcext:value-type="float">
            <text:p>1.18E-002</text:p>
          </table:table-cell>
          <table:table-cell table:formula="of:=[.A448]/[.$K$4]" office:value-type="float" office:value="0.00000612099086" calcext:value-type="float">
            <text:p>0.000006121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04927504" calcext:value-type="float">
            <text:p>9.05E-007</text:p>
          </table:table-cell>
          <table:table-cell table:style-name="ce5" office:value-type="float" office:value="0.0118391719" calcext:value-type="float">
            <text:p>1.18E-002</text:p>
          </table:table-cell>
          <table:table-cell table:formula="of:=[.A449]/[.$K$4]" office:value-type="float" office:value="0.00000904927504" calcext:value-type="float">
            <text:p>9.0492750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15668295" calcext:value-type="float">
            <text:p>9.16E-007</text:p>
          </table:table-cell>
          <table:table-cell table:style-name="ce5" office:value-type="float" office:value="0.0118417889" calcext:value-type="float">
            <text:p>1.18E-002</text:p>
          </table:table-cell>
          <table:table-cell table:formula="of:=[.A450]/[.$K$4]" office:value-type="float" office:value="0.00000915668295" calcext:value-type="float">
            <text:p>9.1566829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88474495" calcext:value-type="float">
            <text:p>7.88E-007</text:p>
          </table:table-cell>
          <table:table-cell table:style-name="ce5" office:value-type="float" office:value="0.0118425526" calcext:value-type="float">
            <text:p>1.18E-002</text:p>
          </table:table-cell>
          <table:table-cell table:formula="of:=[.A451]/[.$K$4]" office:value-type="float" office:value="0.00000788474495" calcext:value-type="float">
            <text:p>7.8847449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95941718" calcext:value-type="float">
            <text:p>9.96E-007</text:p>
          </table:table-cell>
          <table:table-cell table:style-name="ce5" office:value-type="float" office:value="0.0118424948" calcext:value-type="float">
            <text:p>1.18E-002</text:p>
          </table:table-cell>
          <table:table-cell table:formula="of:=[.A452]/[.$K$4]" office:value-type="float" office:value="0.00000995941718" calcext:value-type="float">
            <text:p>9.9594171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53543804" calcext:value-type="float">
            <text:p>9.54E-007</text:p>
          </table:table-cell>
          <table:table-cell table:style-name="ce5" office:value-type="float" office:value="0.0118419901" calcext:value-type="float">
            <text:p>1.18E-002</text:p>
          </table:table-cell>
          <table:table-cell table:formula="of:=[.A453]/[.$K$4]" office:value-type="float" office:value="0.00000953543804" calcext:value-type="float">
            <text:p>9.5354380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86837711" calcext:value-type="float">
            <text:p>8.87E-007</text:p>
          </table:table-cell>
          <table:table-cell table:style-name="ce5" office:value-type="float" office:value="0.0118417246" calcext:value-type="float">
            <text:p>1.18E-002</text:p>
          </table:table-cell>
          <table:table-cell table:formula="of:=[.A454]/[.$K$4]" office:value-type="float" office:value="0.00000886837711" calcext:value-type="float">
            <text:p>8.8683771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2307638" calcext:value-type="float">
            <text:p>1.02E-006</text:p>
          </table:table-cell>
          <table:table-cell table:style-name="ce5" office:value-type="float" office:value="0.011842723" calcext:value-type="float">
            <text:p>1.18E-002</text:p>
          </table:table-cell>
          <table:table-cell table:formula="of:=[.A455]/[.$K$4]" office:value-type="float" office:value="0.0000102307638" calcext:value-type="float">
            <text:p>1.02307638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08825519" calcext:value-type="float">
            <text:p>8.09E-007</text:p>
          </table:table-cell>
          <table:table-cell table:style-name="ce5" office:value-type="float" office:value="0.0118419342" calcext:value-type="float">
            <text:p>1.18E-002</text:p>
          </table:table-cell>
          <table:table-cell table:formula="of:=[.A456]/[.$K$4]" office:value-type="float" office:value="0.00000808825519" calcext:value-type="float">
            <text:p>8.0882551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22392849" calcext:value-type="float">
            <text:p>8.22E-007</text:p>
          </table:table-cell>
          <table:table-cell table:style-name="ce5" office:value-type="float" office:value="0.0118417991" calcext:value-type="float">
            <text:p>1.18E-002</text:p>
          </table:table-cell>
          <table:table-cell table:formula="of:=[.A457]/[.$K$4]" office:value-type="float" office:value="0.00000822392849" calcext:value-type="float">
            <text:p>8.2239284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8118469" calcext:value-type="float">
            <text:p>8.81E-007</text:p>
          </table:table-cell>
          <table:table-cell table:style-name="ce5" office:value-type="float" office:value="0.011840309" calcext:value-type="float">
            <text:p>1.18E-002</text:p>
          </table:table-cell>
          <table:table-cell table:formula="of:=[.A458]/[.$K$4]" office:value-type="float" office:value="0.0000088118469" calcext:value-type="float">
            <text:p>8.811846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29682711" calcext:value-type="float">
            <text:p>7.30E-007</text:p>
          </table:table-cell>
          <table:table-cell table:style-name="ce5" office:value-type="float" office:value="0.0118410643" calcext:value-type="float">
            <text:p>1.18E-002</text:p>
          </table:table-cell>
          <table:table-cell table:formula="of:=[.A459]/[.$K$4]" office:value-type="float" office:value="0.00000729682711" calcext:value-type="float">
            <text:p>7.2968271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96894972" calcext:value-type="float">
            <text:p>6.97E-007</text:p>
          </table:table-cell>
          <table:table-cell table:style-name="ce5" office:value-type="float" office:value="0.0118410299" calcext:value-type="float">
            <text:p>1.18E-002</text:p>
          </table:table-cell>
          <table:table-cell table:formula="of:=[.A460]/[.$K$4]" office:value-type="float" office:value="0.00000696894972" calcext:value-type="float">
            <text:p>6.9689497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77109256" calcext:value-type="float">
            <text:p>6.77E-007</text:p>
          </table:table-cell>
          <table:table-cell table:style-name="ce5" office:value-type="float" office:value="0.0118423179" calcext:value-type="float">
            <text:p>1.18E-002</text:p>
          </table:table-cell>
          <table:table-cell table:formula="of:=[.A461]/[.$K$4]" office:value-type="float" office:value="0.00000677109256" calcext:value-type="float">
            <text:p>6.77109256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581007271" calcext:value-type="float">
            <text:p>5.81E-007</text:p>
          </table:table-cell>
          <table:table-cell table:style-name="ce5" office:value-type="float" office:value="0.011842371" calcext:value-type="float">
            <text:p>1.18E-002</text:p>
          </table:table-cell>
          <table:table-cell table:formula="of:=[.A462]/[.$K$4]" office:value-type="float" office:value="0.00000581007271" calcext:value-type="float">
            <text:p>5.8100727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72021542" calcext:value-type="float">
            <text:p>6.72E-007</text:p>
          </table:table-cell>
          <table:table-cell table:style-name="ce5" office:value-type="float" office:value="0.0118410215" calcext:value-type="float">
            <text:p>1.18E-002</text:p>
          </table:table-cell>
          <table:table-cell table:formula="of:=[.A463]/[.$K$4]" office:value-type="float" office:value="0.00000672021542" calcext:value-type="float">
            <text:p>6.7202154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44321517" calcext:value-type="float">
            <text:p>6.44E-007</text:p>
          </table:table-cell>
          <table:table-cell table:style-name="ce5" office:value-type="float" office:value="0.0118392492" calcext:value-type="float">
            <text:p>1.18E-002</text:p>
          </table:table-cell>
          <table:table-cell table:formula="of:=[.A464]/[.$K$4]" office:value-type="float" office:value="0.00000644321517" calcext:value-type="float">
            <text:p>6.44321517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34710659" calcext:value-type="float">
            <text:p>6.35E-007</text:p>
          </table:table-cell>
          <table:table-cell table:style-name="ce5" office:value-type="float" office:value="0.0118393796" calcext:value-type="float">
            <text:p>1.18E-002</text:p>
          </table:table-cell>
          <table:table-cell table:formula="of:=[.A465]/[.$K$4]" office:value-type="float" office:value="0.00000634710659" calcext:value-type="float">
            <text:p>6.3471065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530693796" calcext:value-type="float">
            <text:p>5.31E-007</text:p>
          </table:table-cell>
          <table:table-cell table:style-name="ce5" office:value-type="float" office:value="0.0118386196" calcext:value-type="float">
            <text:p>1.18E-002</text:p>
          </table:table-cell>
          <table:table-cell table:formula="of:=[.A466]/[.$K$4]" office:value-type="float" office:value="0.00000530693796" calcext:value-type="float">
            <text:p>5.30693796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538042343" calcext:value-type="float">
            <text:p>5.38E-007</text:p>
          </table:table-cell>
          <table:table-cell table:style-name="ce5" office:value-type="float" office:value="0.0118392566" calcext:value-type="float">
            <text:p>1.18E-002</text:p>
          </table:table-cell>
          <table:table-cell table:formula="of:=[.A467]/[.$K$4]" office:value-type="float" office:value="0.00000538042343" calcext:value-type="float">
            <text:p>5.3804234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554435701" calcext:value-type="float">
            <text:p>5.54E-007</text:p>
          </table:table-cell>
          <table:table-cell table:style-name="ce5" office:value-type="float" office:value="0.0118384026" calcext:value-type="float">
            <text:p>1.18E-002</text:p>
          </table:table-cell>
          <table:table-cell table:formula="of:=[.A468]/[.$K$4]" office:value-type="float" office:value="0.00000554435701" calcext:value-type="float">
            <text:p>5.5443570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44943691" calcext:value-type="float">
            <text:p>7.45E-007</text:p>
          </table:table-cell>
          <table:table-cell table:style-name="ce5" office:value-type="float" office:value="0.0118382629" calcext:value-type="float">
            <text:p>1.18E-002</text:p>
          </table:table-cell>
          <table:table-cell table:formula="of:=[.A469]/[.$K$4]" office:value-type="float" office:value="0.00000744943691" calcext:value-type="float">
            <text:p>7.4494369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48453703" calcext:value-type="float">
            <text:p>9.48E-007</text:p>
          </table:table-cell>
          <table:table-cell table:style-name="ce5" office:value-type="float" office:value="0.0118394075" calcext:value-type="float">
            <text:p>1.18E-002</text:p>
          </table:table-cell>
          <table:table-cell table:formula="of:=[.A470]/[.$K$4]" office:value-type="float" office:value="0.00000948453703" calcext:value-type="float">
            <text:p>9.4845370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5586184" calcext:value-type="float">
            <text:p>1.06E-006</text:p>
          </table:table-cell>
          <table:table-cell table:style-name="ce5" office:value-type="float" office:value="0.0118397279" calcext:value-type="float">
            <text:p>1.18E-002</text:p>
          </table:table-cell>
          <table:table-cell table:formula="of:=[.A471]/[.$K$4]" office:value-type="float" office:value="0.0000105586184" calcext:value-type="float">
            <text:p>1.0558618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5812296" calcext:value-type="float">
            <text:p>1.06E-006</text:p>
          </table:table-cell>
          <table:table-cell table:style-name="ce5" office:value-type="float" office:value="0.0118412497" calcext:value-type="float">
            <text:p>1.18E-002</text:p>
          </table:table-cell>
          <table:table-cell table:formula="of:=[.A472]/[.$K$4]" office:value-type="float" office:value="0.0000105812296" calcext:value-type="float">
            <text:p>1.05812296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18492503" calcext:value-type="float">
            <text:p>9.18E-007</text:p>
          </table:table-cell>
          <table:table-cell table:style-name="ce5" office:value-type="float" office:value="0.0118400324" calcext:value-type="float">
            <text:p>1.18E-002</text:p>
          </table:table-cell>
          <table:table-cell table:formula="of:=[.A473]/[.$K$4]" office:value-type="float" office:value="0.00000918492503" calcext:value-type="float">
            <text:p>9.18492503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90792535" calcext:value-type="float">
            <text:p>8.91E-007</text:p>
          </table:table-cell>
          <table:table-cell table:style-name="ce5" office:value-type="float" office:value="0.0118399961" calcext:value-type="float">
            <text:p>1.18E-002</text:p>
          </table:table-cell>
          <table:table-cell table:formula="of:=[.A474]/[.$K$4]" office:value-type="float" office:value="0.00000890792535" calcext:value-type="float">
            <text:p>8.9079253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62468176" calcext:value-type="float">
            <text:p>7.62E-007</text:p>
          </table:table-cell>
          <table:table-cell table:style-name="ce5" office:value-type="float" office:value="0.011839997" calcext:value-type="float">
            <text:p>1.18E-002</text:p>
          </table:table-cell>
          <table:table-cell table:formula="of:=[.A475]/[.$K$4]" office:value-type="float" office:value="0.00000762468176" calcext:value-type="float">
            <text:p>7.62468176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78802962" calcext:value-type="float">
            <text:p>6.79E-007</text:p>
          </table:table-cell>
          <table:table-cell table:style-name="ce5" office:value-type="float" office:value="0.011840702" calcext:value-type="float">
            <text:p>1.18E-002</text:p>
          </table:table-cell>
          <table:table-cell table:formula="of:=[.A476]/[.$K$4]" office:value-type="float" office:value="0.00000678802962" calcext:value-type="float">
            <text:p>0.000006788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99153929" calcext:value-type="float">
            <text:p>6.99E-007</text:p>
          </table:table-cell>
          <table:table-cell table:style-name="ce5" office:value-type="float" office:value="0.0118425284" calcext:value-type="float">
            <text:p>1.18E-002</text:p>
          </table:table-cell>
          <table:table-cell table:formula="of:=[.A477]/[.$K$4]" office:value-type="float" office:value="0.00000699153929" calcext:value-type="float">
            <text:p>6.9915392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52798917" calcext:value-type="float">
            <text:p>6.53E-007</text:p>
          </table:table-cell>
          <table:table-cell table:style-name="ce5" office:value-type="float" office:value="0.0118447589" calcext:value-type="float">
            <text:p>1.18E-002</text:p>
          </table:table-cell>
          <table:table-cell table:formula="of:=[.A478]/[.$K$4]" office:value-type="float" office:value="0.00000652798917" calcext:value-type="float">
            <text:p>0.000006528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03735475" calcext:value-type="float">
            <text:p>8.04E-007</text:p>
          </table:table-cell>
          <table:table-cell table:style-name="ce5" office:value-type="float" office:value="0.0118455542" calcext:value-type="float">
            <text:p>1.18E-002</text:p>
          </table:table-cell>
          <table:table-cell table:formula="of:=[.A479]/[.$K$4]" office:value-type="float" office:value="0.00000803735475" calcext:value-type="float">
            <text:p>8.0373547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61396643" calcext:value-type="float">
            <text:p>8.61E-007</text:p>
          </table:table-cell>
          <table:table-cell table:style-name="ce5" office:value-type="float" office:value="0.0118459389" calcext:value-type="float">
            <text:p>1.18E-002</text:p>
          </table:table-cell>
          <table:table-cell table:formula="of:=[.A480]/[.$K$4]" office:value-type="float" office:value="0.00000861396643" calcext:value-type="float">
            <text:p>0.000008614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31494526" calcext:value-type="float">
            <text:p>9.31E-007</text:p>
          </table:table-cell>
          <table:table-cell table:style-name="ce5" office:value-type="float" office:value="0.0118452273" calcext:value-type="float">
            <text:p>1.18E-002</text:p>
          </table:table-cell>
          <table:table-cell table:formula="of:=[.A481]/[.$K$4]" office:value-type="float" office:value="0.00000931494526" calcext:value-type="float">
            <text:p>9.31494526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0102716" calcext:value-type="float">
            <text:p>1.00E-006</text:p>
          </table:table-cell>
          <table:table-cell table:style-name="ce5" office:value-type="float" office:value="0.0118447803" calcext:value-type="float">
            <text:p>1.18E-002</text:p>
          </table:table-cell>
          <table:table-cell table:formula="of:=[.A482]/[.$K$4]" office:value-type="float" office:value="0.0000100102716" calcext:value-type="float">
            <text:p>1.00102716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43931298" calcext:value-type="float">
            <text:p>9.44E-007</text:p>
          </table:table-cell>
          <table:table-cell table:style-name="ce5" office:value-type="float" office:value="0.0118448799" calcext:value-type="float">
            <text:p>1.18E-002</text:p>
          </table:table-cell>
          <table:table-cell table:formula="of:=[.A483]/[.$K$4]" office:value-type="float" office:value="0.00000943931298" calcext:value-type="float">
            <text:p>9.4393129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5190463" calcext:value-type="float">
            <text:p>1.05E-006</text:p>
          </table:table-cell>
          <table:table-cell table:style-name="ce5" office:value-type="float" office:value="0.011845083" calcext:value-type="float">
            <text:p>1.18E-002</text:p>
          </table:table-cell>
          <table:table-cell table:formula="of:=[.A484]/[.$K$4]" office:value-type="float" office:value="0.0000105190463" calcext:value-type="float">
            <text:p>0.000010519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3664138" calcext:value-type="float">
            <text:p>1.04E-006</text:p>
          </table:table-cell>
          <table:table-cell table:style-name="ce5" office:value-type="float" office:value="0.0118432213" calcext:value-type="float">
            <text:p>1.18E-002</text:p>
          </table:table-cell>
          <table:table-cell table:formula="of:=[.A485]/[.$K$4]" office:value-type="float" office:value="0.0000103664138" calcext:value-type="float">
            <text:p>1.03664138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4681692" calcext:value-type="float">
            <text:p>1.05E-006</text:p>
          </table:table-cell>
          <table:table-cell table:style-name="ce5" office:value-type="float" office:value="0.0118427901" calcext:value-type="float">
            <text:p>1.18E-002</text:p>
          </table:table-cell>
          <table:table-cell table:formula="of:=[.A486]/[.$K$4]" office:value-type="float" office:value="0.0000104681692" calcext:value-type="float">
            <text:p>1.0468169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2482905" calcext:value-type="float">
            <text:p>1.12E-006</text:p>
          </table:table-cell>
          <table:table-cell table:style-name="ce5" office:value-type="float" office:value="0.0118436888" calcext:value-type="float">
            <text:p>1.18E-002</text:p>
          </table:table-cell>
          <table:table-cell table:formula="of:=[.A487]/[.$K$4]" office:value-type="float" office:value="0.0000112482905" calcext:value-type="float">
            <text:p>1.1248290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3726583" calcext:value-type="float">
            <text:p>1.14E-006</text:p>
          </table:table-cell>
          <table:table-cell table:style-name="ce5" office:value-type="float" office:value="0.0118443631" calcext:value-type="float">
            <text:p>1.18E-002</text:p>
          </table:table-cell>
          <table:table-cell table:formula="of:=[.A488]/[.$K$4]" office:value-type="float" office:value="0.0000113726583" calcext:value-type="float">
            <text:p>1.1372658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1069642" calcext:value-type="float">
            <text:p>1.11E-006</text:p>
          </table:table-cell>
          <table:table-cell table:style-name="ce5" office:value-type="float" office:value="0.0118448874" calcext:value-type="float">
            <text:p>1.18E-002</text:p>
          </table:table-cell>
          <table:table-cell table:formula="of:=[.A489]/[.$K$4]" office:value-type="float" office:value="0.0000111069642" calcext:value-type="float">
            <text:p>0.00001110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9204132" calcext:value-type="float">
            <text:p>1.09E-006</text:p>
          </table:table-cell>
          <table:table-cell table:style-name="ce5" office:value-type="float" office:value="0.0118451361" calcext:value-type="float">
            <text:p>1.18E-002</text:p>
          </table:table-cell>
          <table:table-cell table:formula="of:=[.A490]/[.$K$4]" office:value-type="float" office:value="0.0000109204132" calcext:value-type="float">
            <text:p>1.0920413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0668024" calcext:value-type="float">
            <text:p>1.01E-006</text:p>
          </table:table-cell>
          <table:table-cell table:style-name="ce5" office:value-type="float" office:value="0.0118449125" calcext:value-type="float">
            <text:p>1.18E-002</text:p>
          </table:table-cell>
          <table:table-cell table:formula="of:=[.A491]/[.$K$4]" office:value-type="float" office:value="0.0000100668024" calcext:value-type="float">
            <text:p>1.0066802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98200562" calcext:value-type="float">
            <text:p>9.98E-007</text:p>
          </table:table-cell>
          <table:table-cell table:style-name="ce5" office:value-type="float" office:value="0.0118445847" calcext:value-type="float">
            <text:p>1.18E-002</text:p>
          </table:table-cell>
          <table:table-cell table:formula="of:=[.A492]/[.$K$4]" office:value-type="float" office:value="0.00000998200562" calcext:value-type="float">
            <text:p>0.000009982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35451681" calcext:value-type="float">
            <text:p>9.35E-007</text:p>
          </table:table-cell>
          <table:table-cell table:style-name="ce5" office:value-type="float" office:value="0.011844391" calcext:value-type="float">
            <text:p>1.18E-002</text:p>
          </table:table-cell>
          <table:table-cell table:formula="of:=[.A493]/[.$K$4]" office:value-type="float" office:value="0.00000935451681" calcext:value-type="float">
            <text:p>9.3545168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16172189" calcext:value-type="float">
            <text:p>8.16E-007</text:p>
          </table:table-cell>
          <table:table-cell table:style-name="ce5" office:value-type="float" office:value="0.0118419891" calcext:value-type="float">
            <text:p>1.18E-002</text:p>
          </table:table-cell>
          <table:table-cell table:formula="of:=[.A494]/[.$K$4]" office:value-type="float" office:value="0.00000816172189" calcext:value-type="float">
            <text:p>8.1617218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82312975" calcext:value-type="float">
            <text:p>8.82E-007</text:p>
          </table:table-cell>
          <table:table-cell table:style-name="ce5" office:value-type="float" office:value="0.0118427705" calcext:value-type="float">
            <text:p>1.18E-002</text:p>
          </table:table-cell>
          <table:table-cell table:formula="of:=[.A495]/[.$K$4]" office:value-type="float" office:value="0.00000882312975" calcext:value-type="float">
            <text:p>8.82312975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45568081" calcext:value-type="float">
            <text:p>8.46E-007</text:p>
          </table:table-cell>
          <table:table-cell table:style-name="ce5" office:value-type="float" office:value="0.0118419463" calcext:value-type="float">
            <text:p>1.18E-002</text:p>
          </table:table-cell>
          <table:table-cell table:formula="of:=[.A496]/[.$K$4]" office:value-type="float" office:value="0.00000845568081" calcext:value-type="float">
            <text:p>8.45568081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885704821" calcext:value-type="float">
            <text:p>8.86E-007</text:p>
          </table:table-cell>
          <table:table-cell table:style-name="ce5" office:value-type="float" office:value="0.0118422229" calcext:value-type="float">
            <text:p>1.18E-002</text:p>
          </table:table-cell>
          <table:table-cell table:formula="of:=[.A497]/[.$K$4]" office:value-type="float" office:value="0.00000885704821" calcext:value-type="float">
            <text:p>0.00000885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772643659" calcext:value-type="float">
            <text:p>7.73E-007</text:p>
          </table:table-cell>
          <table:table-cell table:style-name="ce5" office:value-type="float" office:value="0.0118426848" calcext:value-type="float">
            <text:p>1.18E-002</text:p>
          </table:table-cell>
          <table:table-cell table:formula="of:=[.A498]/[.$K$4]" office:value-type="float" office:value="0.00000772643659" calcext:value-type="float">
            <text:p>7.72643659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572525494" calcext:value-type="float">
            <text:p>5.73E-007</text:p>
          </table:table-cell>
          <table:table-cell table:style-name="ce5" office:value-type="float" office:value="0.0118417758" calcext:value-type="float">
            <text:p>1.18E-002</text:p>
          </table:table-cell>
          <table:table-cell table:formula="of:=[.A499]/[.$K$4]" office:value-type="float" office:value="0.00000572525494" calcext:value-type="float">
            <text:p>5.72525494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2375786" calcext:value-type="float">
            <text:p>1.22E-006</text:p>
          </table:table-cell>
          <table:table-cell table:style-name="ce5" office:value-type="float" office:value="0.0118466737" calcext:value-type="float">
            <text:p>1.18E-002</text:p>
          </table:table-cell>
          <table:table-cell table:formula="of:=[.A500]/[.$K$4]" office:value-type="float" office:value="0.0000122375786" calcext:value-type="float">
            <text:p>1.22375786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8436447" calcext:value-type="float">
            <text:p>1.48E-006</text:p>
          </table:table-cell>
          <table:table-cell table:style-name="ce5" office:value-type="float" office:value="0.0118476516" calcext:value-type="float">
            <text:p>1.18E-002</text:p>
          </table:table-cell>
          <table:table-cell table:formula="of:=[.A501]/[.$K$4]" office:value-type="float" office:value="0.0000148436447" calcext:value-type="float">
            <text:p>1.4843644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86311991" calcext:value-type="float">
            <text:p>1.86E-006</text:p>
          </table:table-cell>
          <table:table-cell table:style-name="ce5" office:value-type="float" office:value="0.011849043" calcext:value-type="float">
            <text:p>1.18E-002</text:p>
          </table:table-cell>
          <table:table-cell table:formula="of:=[.A502]/[.$K$4]" office:value-type="float" office:value="0.0000186311991" calcext:value-type="float">
            <text:p>1.8631199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212033433" calcext:value-type="float">
            <text:p>2.12E-006</text:p>
          </table:table-cell>
          <table:table-cell table:style-name="ce5" office:value-type="float" office:value="0.0118509308" calcext:value-type="float">
            <text:p>1.19E-002</text:p>
          </table:table-cell>
          <table:table-cell table:formula="of:=[.A503]/[.$K$4]" office:value-type="float" office:value="0.0000212033433" calcext:value-type="float">
            <text:p>2.1203343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7305968" calcext:value-type="float">
            <text:p>1.47E-006</text:p>
          </table:table-cell>
          <table:table-cell table:style-name="ce5" office:value-type="float" office:value="0.011847523" calcext:value-type="float">
            <text:p>1.18E-002</text:p>
          </table:table-cell>
          <table:table-cell table:formula="of:=[.A504]/[.$K$4]" office:value-type="float" office:value="0.0000147305968" calcext:value-type="float">
            <text:p>1.47305968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4473521" calcext:value-type="float">
            <text:p>1.34E-006</text:p>
          </table:table-cell>
          <table:table-cell table:style-name="ce5" office:value-type="float" office:value="0.0118487421" calcext:value-type="float">
            <text:p>1.18E-002</text:p>
          </table:table-cell>
          <table:table-cell table:formula="of:=[.A505]/[.$K$4]" office:value-type="float" office:value="0.0000134473521" calcext:value-type="float">
            <text:p>1.3447352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8713312" calcext:value-type="float">
            <text:p>1.39E-006</text:p>
          </table:table-cell>
          <table:table-cell table:style-name="ce5" office:value-type="float" office:value="0.011849747" calcext:value-type="float">
            <text:p>1.18E-002</text:p>
          </table:table-cell>
          <table:table-cell table:formula="of:=[.A506]/[.$K$4]" office:value-type="float" office:value="0.0000138713312" calcext:value-type="float">
            <text:p>1.3871331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70174" calcext:value-type="float">
            <text:p>1.37E-006</text:p>
          </table:table-cell>
          <table:table-cell table:style-name="ce5" office:value-type="float" office:value="0.0118496567" calcext:value-type="float">
            <text:p>1.18E-002</text:p>
          </table:table-cell>
          <table:table-cell table:formula="of:=[.A507]/[.$K$4]" office:value-type="float" office:value="0.00001370174" calcext:value-type="float">
            <text:p>1.37017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0352699" calcext:value-type="float">
            <text:p>1.40E-006</text:p>
          </table:table-cell>
          <table:table-cell table:style-name="ce5" office:value-type="float" office:value="0.0118514961" calcext:value-type="float">
            <text:p>1.19E-002</text:p>
          </table:table-cell>
          <table:table-cell table:formula="of:=[.A508]/[.$K$4]" office:value-type="float" office:value="0.0000140352699" calcext:value-type="float">
            <text:p>1.40352699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1816591" calcext:value-type="float">
            <text:p>1.32E-006</text:p>
          </table:table-cell>
          <table:table-cell table:style-name="ce5" office:value-type="float" office:value="0.0118521862" calcext:value-type="float">
            <text:p>1.19E-002</text:p>
          </table:table-cell>
          <table:table-cell table:formula="of:=[.A509]/[.$K$4]" office:value-type="float" office:value="0.0000131816591" calcext:value-type="float">
            <text:p>1.3181659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1245364" calcext:value-type="float">
            <text:p>1.21E-006</text:p>
          </table:table-cell>
          <table:table-cell table:style-name="ce5" office:value-type="float" office:value="0.0118542314" calcext:value-type="float">
            <text:p>1.19E-002</text:p>
          </table:table-cell>
          <table:table-cell table:formula="of:=[.A510]/[.$K$4]" office:value-type="float" office:value="0.0000121245364" calcext:value-type="float">
            <text:p>1.2124536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3619657" calcext:value-type="float">
            <text:p>1.24E-006</text:p>
          </table:table-cell>
          <table:table-cell table:style-name="ce5" office:value-type="float" office:value="0.0118553815" calcext:value-type="float">
            <text:p>1.19E-002</text:p>
          </table:table-cell>
          <table:table-cell table:formula="of:=[.A511]/[.$K$4]" office:value-type="float" office:value="0.0000123619657" calcext:value-type="float">
            <text:p>0.000012362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729414" calcext:value-type="float">
            <text:p>1.27E-006</text:p>
          </table:table-cell>
          <table:table-cell table:style-name="ce5" office:value-type="float" office:value="0.0118557503" calcext:value-type="float">
            <text:p>1.19E-002</text:p>
          </table:table-cell>
          <table:table-cell table:formula="of:=[.A512]/[.$K$4]" office:value-type="float" office:value="0.000012729414" calcext:value-type="float">
            <text:p>1.272941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3512503" calcext:value-type="float">
            <text:p>1.34E-006</text:p>
          </table:table-cell>
          <table:table-cell table:style-name="ce5" office:value-type="float" office:value="0.0118554011" calcext:value-type="float">
            <text:p>1.19E-002</text:p>
          </table:table-cell>
          <table:table-cell table:formula="of:=[.A513]/[.$K$4]" office:value-type="float" office:value="0.0000133512503" calcext:value-type="float">
            <text:p>1.3351250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7921893" calcext:value-type="float">
            <text:p>1.38E-006</text:p>
          </table:table-cell>
          <table:table-cell table:style-name="ce5" office:value-type="float" office:value="0.0118547576" calcext:value-type="float">
            <text:p>1.19E-002</text:p>
          </table:table-cell>
          <table:table-cell table:formula="of:=[.A514]/[.$K$4]" office:value-type="float" office:value="0.0000137921893" calcext:value-type="float">
            <text:p>1.3792189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4925767" calcext:value-type="float">
            <text:p>1.35E-006</text:p>
          </table:table-cell>
          <table:table-cell table:style-name="ce5" office:value-type="float" office:value="0.0118553033" calcext:value-type="float">
            <text:p>1.19E-002</text:p>
          </table:table-cell>
          <table:table-cell table:formula="of:=[.A515]/[.$K$4]" office:value-type="float" office:value="0.0000134925767" calcext:value-type="float">
            <text:p>1.3492576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8876991" calcext:value-type="float">
            <text:p>1.29E-006</text:p>
          </table:table-cell>
          <table:table-cell table:style-name="ce5" office:value-type="float" office:value="0.0118548442" calcext:value-type="float">
            <text:p>1.19E-002</text:p>
          </table:table-cell>
          <table:table-cell table:formula="of:=[.A516]/[.$K$4]" office:value-type="float" office:value="0.0000128876991" calcext:value-type="float">
            <text:p>1.2887699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9668422" calcext:value-type="float">
            <text:p>1.30E-006</text:p>
          </table:table-cell>
          <table:table-cell table:style-name="ce5" office:value-type="float" office:value="0.0118563063" calcext:value-type="float">
            <text:p>1.19E-002</text:p>
          </table:table-cell>
          <table:table-cell table:formula="of:=[.A517]/[.$K$4]" office:value-type="float" office:value="0.0000129668422" calcext:value-type="float">
            <text:p>1.2966842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9046589" calcext:value-type="float">
            <text:p>1.29E-006</text:p>
          </table:table-cell>
          <table:table-cell table:style-name="ce5" office:value-type="float" office:value="0.0118562179" calcext:value-type="float">
            <text:p>1.19E-002</text:p>
          </table:table-cell>
          <table:table-cell table:formula="of:=[.A518]/[.$K$4]" office:value-type="float" office:value="0.0000129046589" calcext:value-type="float">
            <text:p>1.29046589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316741" calcext:value-type="float">
            <text:p>1.23E-006</text:p>
          </table:table-cell>
          <table:table-cell table:style-name="ce5" office:value-type="float" office:value="0.0118566435" calcext:value-type="float">
            <text:p>1.19E-002</text:p>
          </table:table-cell>
          <table:table-cell table:formula="of:=[.A519]/[.$K$4]" office:value-type="float" office:value="0.000012316741" calcext:value-type="float">
            <text:p>1.231674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1251284" calcext:value-type="float">
            <text:p>1.31E-006</text:p>
          </table:table-cell>
          <table:table-cell table:style-name="ce5" office:value-type="float" office:value="0.0118564861" calcext:value-type="float">
            <text:p>1.19E-002</text:p>
          </table:table-cell>
          <table:table-cell table:formula="of:=[.A520]/[.$K$4]" office:value-type="float" office:value="0.0000131251284" calcext:value-type="float">
            <text:p>1.3125128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5485155" calcext:value-type="float">
            <text:p>1.25E-006</text:p>
          </table:table-cell>
          <table:table-cell table:style-name="ce5" office:value-type="float" office:value="0.0118542248" calcext:value-type="float">
            <text:p>1.19E-002</text:p>
          </table:table-cell>
          <table:table-cell table:formula="of:=[.A521]/[.$K$4]" office:value-type="float" office:value="0.0000125485155" calcext:value-type="float">
            <text:p>1.2548515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4071892" calcext:value-type="float">
            <text:p>1.24E-006</text:p>
          </table:table-cell>
          <table:table-cell table:style-name="ce5" office:value-type="float" office:value="0.0118540805" calcext:value-type="float">
            <text:p>1.19E-002</text:p>
          </table:table-cell>
          <table:table-cell table:formula="of:=[.A522]/[.$K$4]" office:value-type="float" office:value="0.0000124071892" calcext:value-type="float">
            <text:p>1.2407189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8481281" calcext:value-type="float">
            <text:p>1.28E-006</text:p>
          </table:table-cell>
          <table:table-cell table:style-name="ce5" office:value-type="float" office:value="0.0118519953" calcext:value-type="float">
            <text:p>1.19E-002</text:p>
          </table:table-cell>
          <table:table-cell table:formula="of:=[.A523]/[.$K$4]" office:value-type="float" office:value="0.0000128481281" calcext:value-type="float">
            <text:p>1.2848128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5660662" calcext:value-type="float">
            <text:p>1.36E-006</text:p>
          </table:table-cell>
          <table:table-cell table:style-name="ce5" office:value-type="float" office:value="0.0118502313" calcext:value-type="float">
            <text:p>1.19E-002</text:p>
          </table:table-cell>
          <table:table-cell table:formula="of:=[.A524]/[.$K$4]" office:value-type="float" office:value="0.0000135660662" calcext:value-type="float">
            <text:p>1.3566066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5836168" calcext:value-type="float">
            <text:p>1.46E-006</text:p>
          </table:table-cell>
          <table:table-cell table:style-name="ce5" office:value-type="float" office:value="0.0118502211" calcext:value-type="float">
            <text:p>1.19E-002</text:p>
          </table:table-cell>
          <table:table-cell table:formula="of:=[.A525]/[.$K$4]" office:value-type="float" office:value="0.0000145836168" calcext:value-type="float">
            <text:p>1.45836168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0748421" calcext:value-type="float">
            <text:p>1.41E-006</text:p>
          </table:table-cell>
          <table:table-cell table:style-name="ce5" office:value-type="float" office:value="0.0118496455" calcext:value-type="float">
            <text:p>1.18E-002</text:p>
          </table:table-cell>
          <table:table-cell table:formula="of:=[.A526]/[.$K$4]" office:value-type="float" office:value="0.0000140748421" calcext:value-type="float">
            <text:p>1.4074842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3342917" calcext:value-type="float">
            <text:p>1.33E-006</text:p>
          </table:table-cell>
          <table:table-cell table:style-name="ce5" office:value-type="float" office:value="0.0118500618" calcext:value-type="float">
            <text:p>1.19E-002</text:p>
          </table:table-cell>
          <table:table-cell table:formula="of:=[.A527]/[.$K$4]" office:value-type="float" office:value="0.0000133342917" calcext:value-type="float">
            <text:p>1.3334291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9103114" calcext:value-type="float">
            <text:p>1.29E-006</text:p>
          </table:table-cell>
          <table:table-cell table:style-name="ce5" office:value-type="float" office:value="0.0118504576" calcext:value-type="float">
            <text:p>1.19E-002</text:p>
          </table:table-cell>
          <table:table-cell table:formula="of:=[.A528]/[.$K$4]" office:value-type="float" office:value="0.0000129103114" calcext:value-type="float">
            <text:p>1.2910311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836822" calcext:value-type="float">
            <text:p>1.28E-006</text:p>
          </table:table-cell>
          <table:table-cell table:style-name="ce5" office:value-type="float" office:value="0.0118514095" calcext:value-type="float">
            <text:p>1.19E-002</text:p>
          </table:table-cell>
          <table:table-cell table:formula="of:=[.A529]/[.$K$4]" office:value-type="float" office:value="0.000012836822" calcext:value-type="float">
            <text:p>1.283682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8707404" calcext:value-type="float">
            <text:p>1.29E-006</text:p>
          </table:table-cell>
          <table:table-cell table:style-name="ce5" office:value-type="float" office:value="0.0118540125" calcext:value-type="float">
            <text:p>1.19E-002</text:p>
          </table:table-cell>
          <table:table-cell table:formula="of:=[.A530]/[.$K$4]" office:value-type="float" office:value="0.0000128707404" calcext:value-type="float">
            <text:p>1.2870740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3851688" calcext:value-type="float">
            <text:p>1.34E-006</text:p>
          </table:table-cell>
          <table:table-cell table:style-name="ce5" office:value-type="float" office:value="0.0118560214" calcext:value-type="float">
            <text:p>1.19E-002</text:p>
          </table:table-cell>
          <table:table-cell table:formula="of:=[.A531]/[.$K$4]" office:value-type="float" office:value="0.0000133851688" calcext:value-type="float">
            <text:p>1.33851688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2953115" calcext:value-type="float">
            <text:p>1.43E-006</text:p>
          </table:table-cell>
          <table:table-cell table:style-name="ce5" office:value-type="float" office:value="0.0118578486" calcext:value-type="float">
            <text:p>1.19E-002</text:p>
          </table:table-cell>
          <table:table-cell table:formula="of:=[.A532]/[.$K$4]" office:value-type="float" office:value="0.0000142953115" calcext:value-type="float">
            <text:p>1.4295311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527086" calcext:value-type="float">
            <text:p>1.45E-006</text:p>
          </table:table-cell>
          <table:table-cell table:style-name="ce5" office:value-type="float" office:value="0.0118579492" calcext:value-type="float">
            <text:p>1.19E-002</text:p>
          </table:table-cell>
          <table:table-cell table:formula="of:=[.A533]/[.$K$4]" office:value-type="float" office:value="0.000014527086" calcext:value-type="float">
            <text:p>1.4527086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61099422" calcext:value-type="float">
            <text:p>1.61E-006</text:p>
          </table:table-cell>
          <table:table-cell table:style-name="ce5" office:value-type="float" office:value="0.0118576847" calcext:value-type="float">
            <text:p>1.19E-002</text:p>
          </table:table-cell>
          <table:table-cell table:formula="of:=[.A534]/[.$K$4]" office:value-type="float" office:value="0.0000161099422" calcext:value-type="float">
            <text:p>1.6109942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54937595" calcext:value-type="float">
            <text:p>1.55E-006</text:p>
          </table:table-cell>
          <table:table-cell table:style-name="ce5" office:value-type="float" office:value="0.0118575208" calcext:value-type="float">
            <text:p>1.19E-002</text:p>
          </table:table-cell>
          <table:table-cell table:formula="of:=[.A535]/[.$K$4]" office:value-type="float" office:value="0.0000154937595" calcext:value-type="float">
            <text:p>1.5493759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50923881" calcext:value-type="float">
            <text:p>1.51E-006</text:p>
          </table:table-cell>
          <table:table-cell table:style-name="ce5" office:value-type="float" office:value="0.0118582314" calcext:value-type="float">
            <text:p>1.19E-002</text:p>
          </table:table-cell>
          <table:table-cell table:formula="of:=[.A536]/[.$K$4]" office:value-type="float" office:value="0.0000150923881" calcext:value-type="float">
            <text:p>1.5092388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1030921" calcext:value-type="float">
            <text:p>1.41E-006</text:p>
          </table:table-cell>
          <table:table-cell table:style-name="ce5" office:value-type="float" office:value="0.0118600475" calcext:value-type="float">
            <text:p>1.19E-002</text:p>
          </table:table-cell>
          <table:table-cell table:formula="of:=[.A537]/[.$K$4]" office:value-type="float" office:value="0.0000141030921" calcext:value-type="float">
            <text:p>1.4103092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1872855" calcext:value-type="float">
            <text:p>1.32E-006</text:p>
          </table:table-cell>
          <table:table-cell table:style-name="ce5" office:value-type="float" office:value="0.0118599487" calcext:value-type="float">
            <text:p>1.19E-002</text:p>
          </table:table-cell>
          <table:table-cell table:formula="of:=[.A538]/[.$K$4]" office:value-type="float" office:value="0.0000131872855" calcext:value-type="float">
            <text:p>1.3187285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1709097" calcext:value-type="float">
            <text:p>1.42E-006</text:p>
          </table:table-cell>
          <table:table-cell table:style-name="ce5" office:value-type="float" office:value="0.0118609713" calcext:value-type="float">
            <text:p>1.19E-002</text:p>
          </table:table-cell>
          <table:table-cell table:formula="of:=[.A539]/[.$K$4]" office:value-type="float" office:value="0.0000141709097" calcext:value-type="float">
            <text:p>1.4170909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735621" calcext:value-type="float">
            <text:p>1.37E-006</text:p>
          </table:table-cell>
          <table:table-cell table:style-name="ce5" office:value-type="float" office:value="0.0118603567" calcext:value-type="float">
            <text:p>1.19E-002</text:p>
          </table:table-cell>
          <table:table-cell table:formula="of:=[.A540]/[.$K$4]" office:value-type="float" office:value="0.000013735621" calcext:value-type="float">
            <text:p>1.373562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080457" calcext:value-type="float">
            <text:p>1.41E-006</text:p>
          </table:table-cell>
          <table:table-cell table:style-name="ce5" office:value-type="float" office:value="0.0118592624" calcext:value-type="float">
            <text:p>1.19E-002</text:p>
          </table:table-cell>
          <table:table-cell table:formula="of:=[.A541]/[.$K$4]" office:value-type="float" office:value="0.000014080457" calcext:value-type="float">
            <text:p>1.408045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8373764" calcext:value-type="float">
            <text:p>1.38E-006</text:p>
          </table:table-cell>
          <table:table-cell table:style-name="ce5" office:value-type="float" office:value="0.0118597923" calcext:value-type="float">
            <text:p>1.19E-002</text:p>
          </table:table-cell>
          <table:table-cell table:formula="of:=[.A542]/[.$K$4]" office:value-type="float" office:value="0.0000138373764" calcext:value-type="float">
            <text:p>1.3837376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3059893" calcext:value-type="float">
            <text:p>1.33E-006</text:p>
          </table:table-cell>
          <table:table-cell table:style-name="ce5" office:value-type="float" office:value="0.0118593518" calcext:value-type="float">
            <text:p>1.19E-002</text:p>
          </table:table-cell>
          <table:table-cell table:formula="of:=[.A543]/[.$K$4]" office:value-type="float" office:value="0.0000133059893" calcext:value-type="float">
            <text:p>0.0000133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1985803" calcext:value-type="float">
            <text:p>1.32E-006</text:p>
          </table:table-cell>
          <table:table-cell table:style-name="ce5" office:value-type="float" office:value="0.0118580526" calcext:value-type="float">
            <text:p>1.19E-002</text:p>
          </table:table-cell>
          <table:table-cell table:formula="of:=[.A544]/[.$K$4]" office:value-type="float" office:value="0.0000131985803" calcext:value-type="float">
            <text:p>1.3198580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8367856" calcext:value-type="float">
            <text:p>1.28E-006</text:p>
          </table:table-cell>
          <table:table-cell table:style-name="ce5" office:value-type="float" office:value="0.0118569536" calcext:value-type="float">
            <text:p>1.19E-002</text:p>
          </table:table-cell>
          <table:table-cell table:formula="of:=[.A545]/[.$K$4]" office:value-type="float" office:value="0.0000128367856" calcext:value-type="float">
            <text:p>1.28367856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6671932" calcext:value-type="float">
            <text:p>1.27E-006</text:p>
          </table:table-cell>
          <table:table-cell table:style-name="ce5" office:value-type="float" office:value="0.0118566025" calcext:value-type="float">
            <text:p>1.19E-002</text:p>
          </table:table-cell>
          <table:table-cell table:formula="of:=[.A546]/[.$K$4]" office:value-type="float" office:value="0.0000126671932" calcext:value-type="float">
            <text:p>1.2667193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55236032" calcext:value-type="float">
            <text:p>9.55E-007</text:p>
          </table:table-cell>
          <table:table-cell table:style-name="ce5" office:value-type="float" office:value="0.0118551496" calcext:value-type="float">
            <text:p>1.19E-002</text:p>
          </table:table-cell>
          <table:table-cell table:formula="of:=[.A547]/[.$K$4]" office:value-type="float" office:value="0.00000955236032" calcext:value-type="float">
            <text:p>9.55236032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70499286" calcext:value-type="float">
            <text:p>9.70E-007</text:p>
          </table:table-cell>
          <table:table-cell table:style-name="ce5" office:value-type="float" office:value="0.0118556935" calcext:value-type="float">
            <text:p>1.19E-002</text:p>
          </table:table-cell>
          <table:table-cell table:formula="of:=[.A548]/[.$K$4]" office:value-type="float" office:value="0.00000970499286" calcext:value-type="float">
            <text:p>0.0000097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954670668" calcext:value-type="float">
            <text:p>9.55E-007</text:p>
          </table:table-cell>
          <table:table-cell table:style-name="ce5" office:value-type="float" office:value="0.0118588461" calcext:value-type="float">
            <text:p>1.19E-002</text:p>
          </table:table-cell>
          <table:table-cell table:formula="of:=[.A549]/[.$K$4]" office:value-type="float" office:value="0.00000954670668" calcext:value-type="float">
            <text:p>9.54670668E-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0394665" calcext:value-type="float">
            <text:p>1.04E-006</text:p>
          </table:table-cell>
          <table:table-cell table:style-name="ce5" office:value-type="float" office:value="0.0118595473" calcext:value-type="float">
            <text:p>1.19E-002</text:p>
          </table:table-cell>
          <table:table-cell table:formula="of:=[.A550]/[.$K$4]" office:value-type="float" office:value="0.000010394665" calcext:value-type="float">
            <text:p>1.039466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1313353" calcext:value-type="float">
            <text:p>1.41E-006</text:p>
          </table:table-cell>
          <table:table-cell table:style-name="ce5" office:value-type="float" office:value="0.01185966" calcext:value-type="float">
            <text:p>1.19E-002</text:p>
          </table:table-cell>
          <table:table-cell table:formula="of:=[.A551]/[.$K$4]" office:value-type="float" office:value="0.0000141313353" calcext:value-type="float">
            <text:p>1.4131335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7644766" calcext:value-type="float">
            <text:p>1.48E-006</text:p>
          </table:table-cell>
          <table:table-cell table:style-name="ce5" office:value-type="float" office:value="0.0118610784" calcext:value-type="float">
            <text:p>1.19E-002</text:p>
          </table:table-cell>
          <table:table-cell table:formula="of:=[.A552]/[.$K$4]" office:value-type="float" office:value="0.0000147644766" calcext:value-type="float">
            <text:p>1.47644766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7588241" calcext:value-type="float">
            <text:p>1.48E-006</text:p>
          </table:table-cell>
          <table:table-cell table:style-name="ce5" office:value-type="float" office:value="0.0118595017" calcext:value-type="float">
            <text:p>1.19E-002</text:p>
          </table:table-cell>
          <table:table-cell table:formula="of:=[.A553]/[.$K$4]" office:value-type="float" office:value="0.0000147588241" calcext:value-type="float">
            <text:p>1.4758824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148294" calcext:value-type="float">
            <text:p>1.41E-006</text:p>
          </table:table-cell>
          <table:table-cell table:style-name="ce5" office:value-type="float" office:value="0.0118588144" calcext:value-type="float">
            <text:p>1.19E-002</text:p>
          </table:table-cell>
          <table:table-cell table:formula="of:=[.A554]/[.$K$4]" office:value-type="float" office:value="0.000014148294" calcext:value-type="float">
            <text:p>1.414829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9159275" calcext:value-type="float">
            <text:p>1.29E-006</text:p>
          </table:table-cell>
          <table:table-cell table:style-name="ce5" office:value-type="float" office:value="0.0118592596" calcext:value-type="float">
            <text:p>1.19E-002</text:p>
          </table:table-cell>
          <table:table-cell table:formula="of:=[.A555]/[.$K$4]" office:value-type="float" office:value="0.0000129159275" calcext:value-type="float">
            <text:p>1.2915927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4806422" calcext:value-type="float">
            <text:p>1.25E-006</text:p>
          </table:table-cell>
          <table:table-cell table:style-name="ce5" office:value-type="float" office:value="0.0118614659" calcext:value-type="float">
            <text:p>1.19E-002</text:p>
          </table:table-cell>
          <table:table-cell table:formula="of:=[.A556]/[.$K$4]" office:value-type="float" office:value="0.0000124806422" calcext:value-type="float">
            <text:p>1.2480642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5089082" calcext:value-type="float">
            <text:p>1.25E-006</text:p>
          </table:table-cell>
          <table:table-cell table:style-name="ce5" office:value-type="float" office:value="0.01186259" calcext:value-type="float">
            <text:p>1.19E-002</text:p>
          </table:table-cell>
          <table:table-cell table:formula="of:=[.A557]/[.$K$4]" office:value-type="float" office:value="0.0000125089082" calcext:value-type="float">
            <text:p>1.2508908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1307445" calcext:value-type="float">
            <text:p>1.31E-006</text:p>
          </table:table-cell>
          <table:table-cell table:style-name="ce5" office:value-type="float" office:value="0.0118630333" calcext:value-type="float">
            <text:p>1.19E-002</text:p>
          </table:table-cell>
          <table:table-cell table:formula="of:=[.A558]/[.$K$4]" office:value-type="float" office:value="0.0000131307445" calcext:value-type="float">
            <text:p>1.3130744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4071528" calcext:value-type="float">
            <text:p>1.24E-006</text:p>
          </table:table-cell>
          <table:table-cell table:style-name="ce5" office:value-type="float" office:value="0.0118625741" calcext:value-type="float">
            <text:p>1.19E-002</text:p>
          </table:table-cell>
          <table:table-cell table:formula="of:=[.A559]/[.$K$4]" office:value-type="float" office:value="0.0000124071528" calcext:value-type="float">
            <text:p>1.24071528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9385398" calcext:value-type="float">
            <text:p>1.29E-006</text:p>
          </table:table-cell>
          <table:table-cell table:style-name="ce5" office:value-type="float" office:value="0.011860365" calcext:value-type="float">
            <text:p>1.19E-002</text:p>
          </table:table-cell>
          <table:table-cell table:formula="of:=[.A560]/[.$K$4]" office:value-type="float" office:value="0.0000129385398" calcext:value-type="float">
            <text:p>1.29385398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8599876" calcext:value-type="float">
            <text:p>1.39E-006</text:p>
          </table:table-cell>
          <table:table-cell table:style-name="ce5" office:value-type="float" office:value="0.0118599953" calcext:value-type="float">
            <text:p>1.19E-002</text:p>
          </table:table-cell>
          <table:table-cell table:formula="of:=[.A561]/[.$K$4]" office:value-type="float" office:value="0.0000138599876" calcext:value-type="float">
            <text:p>0.0000138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1024785" calcext:value-type="float">
            <text:p>1.31E-006</text:p>
          </table:table-cell>
          <table:table-cell table:style-name="ce5" office:value-type="float" office:value="0.0118597662" calcext:value-type="float">
            <text:p>1.19E-002</text:p>
          </table:table-cell>
          <table:table-cell table:formula="of:=[.A562]/[.$K$4]" office:value-type="float" office:value="0.0000131024785" calcext:value-type="float">
            <text:p>1.3102478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4648652" calcext:value-type="float">
            <text:p>1.45E-006</text:p>
          </table:table-cell>
          <table:table-cell table:style-name="ce5" office:value-type="float" office:value="0.0118593862" calcext:value-type="float">
            <text:p>1.19E-002</text:p>
          </table:table-cell>
          <table:table-cell table:formula="of:=[.A563]/[.$K$4]" office:value-type="float" office:value="0.0000144648652" calcext:value-type="float">
            <text:p>1.4464865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108723" calcext:value-type="float">
            <text:p>1.41E-006</text:p>
          </table:table-cell>
          <table:table-cell table:style-name="ce5" office:value-type="float" office:value="0.0118585303" calcext:value-type="float">
            <text:p>1.19E-002</text:p>
          </table:table-cell>
          <table:table-cell table:formula="of:=[.A564]/[.$K$4]" office:value-type="float" office:value="0.000014108723" calcext:value-type="float">
            <text:p>1.410872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6671932" calcext:value-type="float">
            <text:p>1.27E-006</text:p>
          </table:table-cell>
          <table:table-cell table:style-name="ce5" office:value-type="float" office:value="0.0118573438" calcext:value-type="float">
            <text:p>1.19E-002</text:p>
          </table:table-cell>
          <table:table-cell table:formula="of:=[.A565]/[.$K$4]" office:value-type="float" office:value="0.0000126671932" calcext:value-type="float">
            <text:p>1.2667193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7011117" calcext:value-type="float">
            <text:p>1.27E-006</text:p>
          </table:table-cell>
          <table:table-cell table:style-name="ce5" office:value-type="float" office:value="0.0118575981" calcext:value-type="float">
            <text:p>1.19E-002</text:p>
          </table:table-cell>
          <table:table-cell table:formula="of:=[.A566]/[.$K$4]" office:value-type="float" office:value="0.0000127011117" calcext:value-type="float">
            <text:p>1.2701111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5761543" calcext:value-type="float">
            <text:p>1.16E-006</text:p>
          </table:table-cell>
          <table:table-cell table:style-name="ce5" office:value-type="float" office:value="0.0118572023" calcext:value-type="float">
            <text:p>1.19E-002</text:p>
          </table:table-cell>
          <table:table-cell table:formula="of:=[.A567]/[.$K$4]" office:value-type="float" office:value="0.0000115761543" calcext:value-type="float">
            <text:p>1.15761543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2539294" calcext:value-type="float">
            <text:p>1.13E-006</text:p>
          </table:table-cell>
          <table:table-cell table:style-name="ce5" office:value-type="float" office:value="0.0118566388" calcext:value-type="float">
            <text:p>1.19E-002</text:p>
          </table:table-cell>
          <table:table-cell table:formula="of:=[.A568]/[.$K$4]" office:value-type="float" office:value="0.0000112539294" calcext:value-type="float">
            <text:p>1.1253929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6496437" calcext:value-type="float">
            <text:p>1.16E-006</text:p>
          </table:table-cell>
          <table:table-cell table:style-name="ce5" office:value-type="float" office:value="0.0118574463" calcext:value-type="float">
            <text:p>1.19E-002</text:p>
          </table:table-cell>
          <table:table-cell table:formula="of:=[.A569]/[.$K$4]" office:value-type="float" office:value="0.0000116496437" calcext:value-type="float">
            <text:p>1.1649643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8757657" calcext:value-type="float">
            <text:p>1.19E-006</text:p>
          </table:table-cell>
          <table:table-cell table:style-name="ce5" office:value-type="float" office:value="0.0118570458" calcext:value-type="float">
            <text:p>1.19E-002</text:p>
          </table:table-cell>
          <table:table-cell table:formula="of:=[.A570]/[.$K$4]" office:value-type="float" office:value="0.0000118757657" calcext:value-type="float">
            <text:p>1.1875765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8927255" calcext:value-type="float">
            <text:p>1.19E-006</text:p>
          </table:table-cell>
          <table:table-cell table:style-name="ce5" office:value-type="float" office:value="0.0118573187" calcext:value-type="float">
            <text:p>1.19E-002</text:p>
          </table:table-cell>
          <table:table-cell table:formula="of:=[.A571]/[.$K$4]" office:value-type="float" office:value="0.0000118927255" calcext:value-type="float">
            <text:p>1.1892725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8141778" calcext:value-type="float">
            <text:p>1.28E-006</text:p>
          </table:table-cell>
          <table:table-cell table:style-name="ce5" office:value-type="float" office:value="0.0118581625" calcext:value-type="float">
            <text:p>1.19E-002</text:p>
          </table:table-cell>
          <table:table-cell table:formula="of:=[.A572]/[.$K$4]" office:value-type="float" office:value="0.0000128141778" calcext:value-type="float">
            <text:p>1.28141778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2381649" calcext:value-type="float">
            <text:p>1.32E-006</text:p>
          </table:table-cell>
          <table:table-cell table:style-name="ce5" office:value-type="float" office:value="0.0118595008" calcext:value-type="float">
            <text:p>1.19E-002</text:p>
          </table:table-cell>
          <table:table-cell table:formula="of:=[.A573]/[.$K$4]" office:value-type="float" office:value="0.0000132381649" calcext:value-type="float">
            <text:p>1.32381649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9724754" calcext:value-type="float">
            <text:p>1.30E-006</text:p>
          </table:table-cell>
          <table:table-cell table:style-name="ce5" office:value-type="float" office:value="0.011860026" calcext:value-type="float">
            <text:p>1.19E-002</text:p>
          </table:table-cell>
          <table:table-cell table:formula="of:=[.A574]/[.$K$4]" office:value-type="float" office:value="0.0000129724754" calcext:value-type="float">
            <text:p>1.2972475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0578675" calcext:value-type="float">
            <text:p>1.41E-006</text:p>
          </table:table-cell>
          <table:table-cell table:style-name="ce5" office:value-type="float" office:value="0.0118597308" calcext:value-type="float">
            <text:p>1.19E-002</text:p>
          </table:table-cell>
          <table:table-cell table:formula="of:=[.A575]/[.$K$4]" office:value-type="float" office:value="0.0000140578675" calcext:value-type="float">
            <text:p>1.4057867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4699519" calcext:value-type="float">
            <text:p>1.35E-006</text:p>
          </table:table-cell>
          <table:table-cell table:style-name="ce5" office:value-type="float" office:value="0.0118597895" calcext:value-type="float">
            <text:p>1.19E-002</text:p>
          </table:table-cell>
          <table:table-cell table:formula="of:=[.A576]/[.$K$4]" office:value-type="float" office:value="0.0000134699519" calcext:value-type="float">
            <text:p>0.00001347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8933402" calcext:value-type="float">
            <text:p>1.29E-006</text:p>
          </table:table-cell>
          <table:table-cell table:style-name="ce5" office:value-type="float" office:value="0.0118588936" calcext:value-type="float">
            <text:p>1.19E-002</text:p>
          </table:table-cell>
          <table:table-cell table:formula="of:=[.A577]/[.$K$4]" office:value-type="float" office:value="0.0000128933402" calcext:value-type="float">
            <text:p>1.2893340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276332" calcext:value-type="float">
            <text:p>1.28E-006</text:p>
          </table:table-cell>
          <table:table-cell table:style-name="ce5" office:value-type="float" office:value="0.0118592456" calcext:value-type="float">
            <text:p>1.19E-002</text:p>
          </table:table-cell>
          <table:table-cell table:formula="of:=[.A578]/[.$K$4]" office:value-type="float" office:value="0.00001276332" calcext:value-type="float">
            <text:p>1.27633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3161377" calcext:value-type="float">
            <text:p>1.13E-006</text:p>
          </table:table-cell>
          <table:table-cell table:style-name="ce5" office:value-type="float" office:value="0.0118601955" calcext:value-type="float">
            <text:p>1.19E-002</text:p>
          </table:table-cell>
          <table:table-cell table:formula="of:=[.A579]/[.$K$4]" office:value-type="float" office:value="0.0000113161377" calcext:value-type="float">
            <text:p>1.1316137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4925642" calcext:value-type="float">
            <text:p>1.35E-006</text:p>
          </table:table-cell>
          <table:table-cell table:style-name="ce5" office:value-type="float" office:value="0.0118606947" calcext:value-type="float">
            <text:p>1.19E-002</text:p>
          </table:table-cell>
          <table:table-cell table:formula="of:=[.A580]/[.$K$4]" office:value-type="float" office:value="0.0000134925642" calcext:value-type="float">
            <text:p>1.3492564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0629314" calcext:value-type="float">
            <text:p>1.31E-006</text:p>
          </table:table-cell>
          <table:table-cell table:style-name="ce5" office:value-type="float" office:value="0.01186103" calcext:value-type="float">
            <text:p>1.19E-002</text:p>
          </table:table-cell>
          <table:table-cell table:formula="of:=[.A581]/[.$K$4]" office:value-type="float" office:value="0.0000130629314" calcext:value-type="float">
            <text:p>1.3062931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2952979" calcext:value-type="float">
            <text:p>1.43E-006</text:p>
          </table:table-cell>
          <table:table-cell table:style-name="ce5" office:value-type="float" office:value="0.011859634" calcext:value-type="float">
            <text:p>1.19E-002</text:p>
          </table:table-cell>
          <table:table-cell table:formula="of:=[.A582]/[.$K$4]" office:value-type="float" office:value="0.0000142952979" calcext:value-type="float">
            <text:p>1.42952979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6514412" calcext:value-type="float">
            <text:p>1.47E-006</text:p>
          </table:table-cell>
          <table:table-cell table:style-name="ce5" office:value-type="float" office:value="0.0118584773" calcext:value-type="float">
            <text:p>1.19E-002</text:p>
          </table:table-cell>
          <table:table-cell table:formula="of:=[.A583]/[.$K$4]" office:value-type="float" office:value="0.0000146514412" calcext:value-type="float">
            <text:p>1.4651441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3173194" calcext:value-type="float">
            <text:p>1.33E-006</text:p>
          </table:table-cell>
          <table:table-cell table:style-name="ce5" office:value-type="float" office:value="0.0118578356" calcext:value-type="float">
            <text:p>1.19E-002</text:p>
          </table:table-cell>
          <table:table-cell table:formula="of:=[.A584]/[.$K$4]" office:value-type="float" office:value="0.0000133173194" calcext:value-type="float">
            <text:p>1.3317319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306604" calcext:value-type="float">
            <text:p>1.43E-006</text:p>
          </table:table-cell>
          <table:table-cell table:style-name="ce5" office:value-type="float" office:value="0.0118579622" calcext:value-type="float">
            <text:p>1.19E-002</text:p>
          </table:table-cell>
          <table:table-cell table:formula="of:=[.A585]/[.$K$4]" office:value-type="float" office:value="0.000014306604" calcext:value-type="float">
            <text:p>1.4306604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3399317" calcext:value-type="float">
            <text:p>1.33E-006</text:p>
          </table:table-cell>
          <table:table-cell table:style-name="ce5" office:value-type="float" office:value="0.0118588284" calcext:value-type="float">
            <text:p>1.19E-002</text:p>
          </table:table-cell>
          <table:table-cell table:formula="of:=[.A586]/[.$K$4]" office:value-type="float" office:value="0.0000133399317" calcext:value-type="float">
            <text:p>1.33399317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6791152" calcext:value-type="float">
            <text:p>1.37E-006</text:p>
          </table:table-cell>
          <table:table-cell table:style-name="ce5" office:value-type="float" office:value="0.0118592894" calcext:value-type="float">
            <text:p>1.19E-002</text:p>
          </table:table-cell>
          <table:table-cell table:formula="of:=[.A587]/[.$K$4]" office:value-type="float" office:value="0.0000136791152" calcext:value-type="float">
            <text:p>1.36791152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43857471" calcext:value-type="float">
            <text:p>1.44E-006</text:p>
          </table:table-cell>
          <table:table-cell table:style-name="ce5" office:value-type="float" office:value="0.0118589131" calcext:value-type="float">
            <text:p>1.19E-002</text:p>
          </table:table-cell>
          <table:table-cell table:formula="of:=[.A588]/[.$K$4]" office:value-type="float" office:value="0.0000143857471" calcext:value-type="float">
            <text:p>1.43857471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0742376" calcext:value-type="float">
            <text:p>1.31E-006</text:p>
          </table:table-cell>
          <table:table-cell table:style-name="ce5" office:value-type="float" office:value="0.0118588796" calcext:value-type="float">
            <text:p>1.19E-002</text:p>
          </table:table-cell>
          <table:table-cell table:formula="of:=[.A589]/[.$K$4]" office:value-type="float" office:value="0.0000130742376" calcext:value-type="float">
            <text:p>1.30742376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029013" calcext:value-type="float">
            <text:p>1.30E-006</text:p>
          </table:table-cell>
          <table:table-cell table:style-name="ce5" office:value-type="float" office:value="0.0118588693" calcext:value-type="float">
            <text:p>1.19E-002</text:p>
          </table:table-cell>
          <table:table-cell table:formula="of:=[.A590]/[.$K$4]" office:value-type="float" office:value="0.000013029013" calcext:value-type="float">
            <text:p>0.000013029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36960739" calcext:value-type="float">
            <text:p>1.37E-006</text:p>
          </table:table-cell>
          <table:table-cell table:style-name="ce5" office:value-type="float" office:value="0.0118582491" calcext:value-type="float">
            <text:p>1.19E-002</text:p>
          </table:table-cell>
          <table:table-cell table:formula="of:=[.A591]/[.$K$4]" office:value-type="float" office:value="0.0000136960739" calcext:value-type="float">
            <text:p>1.36960739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119831975" calcext:value-type="float">
            <text:p>1.20E-006</text:p>
          </table:table-cell>
          <table:table-cell table:style-name="ce5" office:value-type="float" office:value="0.012032507" calcext:value-type="float">
            <text:p>1.20E-002</text:p>
          </table:table-cell>
          <table:table-cell table:formula="of:=[.A592]/[.$K$4]" office:value-type="float" office:value="0.0000119831975" calcext:value-type="float">
            <text:p>1.19831975E-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613270604" calcext:value-type="float">
            <text:p>6.13E-005</text:p>
          </table:table-cell>
          <table:table-cell table:style-name="ce5" office:value-type="float" office:value="0.0126969423" calcext:value-type="float">
            <text:p>1.27E-002</text:p>
          </table:table-cell>
          <table:table-cell table:formula="of:=[.A593]/[.$K$4]" office:value-type="float" office:value="0.000613270604" calcext:value-type="float">
            <text:p>0.0006132706</text:p>
          </table:table-cell>
          <table:table-cell table:number-columns-repeated="1021"/>
        </table:table-row>
        <table:table-row table:style-name="ro1">
          <table:table-cell table:style-name="ce2" office:value-type="float" office:value="0.000261250796" calcext:value-type="float">
            <text:p>2.61E-004</text:p>
          </table:table-cell>
          <table:table-cell table:style-name="ce5" office:value-type="float" office:value="0.0139372563" calcext:value-type="float">
            <text:p>1.39E-002</text:p>
          </table:table-cell>
          <table:table-cell table:formula="of:=[.A594]/[.$K$4]" office:value-type="float" office:value="0.00261250796" calcext:value-type="float">
            <text:p>0.002612508</text:p>
          </table:table-cell>
          <table:table-cell table:number-columns-repeated="1021"/>
        </table:table-row>
        <table:table-row table:style-name="ro1">
          <table:table-cell table:style-name="ce2" office:value-type="float" office:value="0.000435272232" calcext:value-type="float">
            <text:p>4.35E-004</text:p>
          </table:table-cell>
          <table:table-cell table:style-name="ce5" office:value-type="float" office:value="0.0159813147" calcext:value-type="float">
            <text:p>1.60E-002</text:p>
          </table:table-cell>
          <table:table-cell table:formula="of:=[.A595]/[.$K$4]" office:value-type="float" office:value="0.00435272232" calcext:value-type="float">
            <text:p>0.0043527223</text:p>
          </table:table-cell>
          <table:table-cell table:number-columns-repeated="1021"/>
        </table:table-row>
        <table:table-row table:style-name="ro1">
          <table:table-cell table:style-name="ce2" office:value-type="float" office:value="0.000812224287" calcext:value-type="float">
            <text:p>8.12E-004</text:p>
          </table:table-cell>
          <table:table-cell table:style-name="ce5" office:value-type="float" office:value="0.0178724546" calcext:value-type="float">
            <text:p>1.79E-002</text:p>
          </table:table-cell>
          <table:table-cell table:formula="of:=[.A596]/[.$K$4]" office:value-type="float" office:value="0.00812224287" calcext:value-type="float">
            <text:p>0.0081222429</text:p>
          </table:table-cell>
          <table:table-cell table:number-columns-repeated="1021"/>
        </table:table-row>
        <table:table-row table:style-name="ro1">
          <table:table-cell table:style-name="ce2" office:value-type="float" office:value="0.00116646232" calcext:value-type="float">
            <text:p>1.17E-003</text:p>
          </table:table-cell>
          <table:table-cell table:style-name="ce5" office:value-type="float" office:value="0.0201920904" calcext:value-type="float">
            <text:p>2.02E-002</text:p>
          </table:table-cell>
          <table:table-cell table:formula="of:=[.A597]/[.$K$4]" office:value-type="float" office:value="0.0116646232" calcext:value-type="float">
            <text:p>0.0116646232</text:p>
          </table:table-cell>
          <table:table-cell table:number-columns-repeated="1021"/>
        </table:table-row>
        <table:table-row table:style-name="ro1">
          <table:table-cell table:style-name="ce2" office:value-type="float" office:value="0.00125521701" calcext:value-type="float">
            <text:p>1.26E-003</text:p>
          </table:table-cell>
          <table:table-cell table:style-name="ce5" office:value-type="float" office:value="0.0220734105" calcext:value-type="float">
            <text:p>2.21E-002</text:p>
          </table:table-cell>
          <table:table-cell table:formula="of:=[.A598]/[.$K$4]" office:value-type="float" office:value="0.0125521701" calcext:value-type="float">
            <text:p>0.0125521701</text:p>
          </table:table-cell>
          <table:table-cell table:number-columns-repeated="1021"/>
        </table:table-row>
        <table:table-row table:style-name="ro1">
          <table:table-cell table:style-name="ce2" office:value-type="float" office:value="0.00160359568" calcext:value-type="float">
            <text:p>1.60E-003</text:p>
          </table:table-cell>
          <table:table-cell table:style-name="ce5" office:value-type="float" office:value="0.0231948886" calcext:value-type="float">
            <text:p>2.32E-002</text:p>
          </table:table-cell>
          <table:table-cell table:formula="of:=[.A599]/[.$K$4]" office:value-type="float" office:value="0.0160359568" calcext:value-type="float">
            <text:p>0.0160359568</text:p>
          </table:table-cell>
          <table:table-cell table:number-columns-repeated="1021"/>
        </table:table-row>
        <table:table-row table:style-name="ro1">
          <table:table-cell table:style-name="ce2" office:value-type="float" office:value="0.00187768985" calcext:value-type="float">
            <text:p>1.88E-003</text:p>
          </table:table-cell>
          <table:table-cell table:style-name="ce5" office:value-type="float" office:value="0.023504423" calcext:value-type="float">
            <text:p>2.35E-002</text:p>
          </table:table-cell>
          <table:table-cell table:formula="of:=[.A600]/[.$K$4]" office:value-type="float" office:value="0.0187768985" calcext:value-type="float">
            <text:p>0.0187768985</text:p>
          </table:table-cell>
          <table:table-cell table:number-columns-repeated="1021"/>
        </table:table-row>
        <table:table-row table:style-name="ro1">
          <table:table-cell table:style-name="ce2" office:value-type="float" office:value="0.00207921001" calcext:value-type="float">
            <text:p>2.08E-003</text:p>
          </table:table-cell>
          <table:table-cell table:style-name="ce5" office:value-type="float" office:value="0.0224631671" calcext:value-type="float">
            <text:p>2.25E-002</text:p>
          </table:table-cell>
          <table:table-cell table:formula="of:=[.A601]/[.$K$4]" office:value-type="float" office:value="0.0207921001" calcext:value-type="float">
            <text:p>0.0207921001</text:p>
          </table:table-cell>
          <table:table-cell table:number-columns-repeated="1021"/>
        </table:table-row>
        <table:table-row table:style-name="ro1">
          <table:table-cell table:style-name="ce2" office:value-type="float" office:value="0.00242420356" calcext:value-type="float">
            <text:p>2.42E-003</text:p>
          </table:table-cell>
          <table:table-cell table:style-name="ce5" office:value-type="float" office:value="0.0176085476" calcext:value-type="float">
            <text:p>1.76E-002</text:p>
          </table:table-cell>
          <table:table-cell table:formula="of:=[.A602]/[.$K$4]" office:value-type="float" office:value="0.0242420356" calcext:value-type="float">
            <text:p>0.0242420356</text:p>
          </table:table-cell>
          <table:table-cell table:number-columns-repeated="1021"/>
        </table:table-row>
        <table:table-row table:style-name="ro1">
          <table:table-cell table:style-name="ce2" office:value-type="float" office:value="0.00266557047" calcext:value-type="float">
            <text:p>2.67E-003</text:p>
          </table:table-cell>
          <table:table-cell table:style-name="ce5" office:value-type="float" office:value="0.0123491697" calcext:value-type="float">
            <text:p>1.23E-002</text:p>
          </table:table-cell>
          <table:table-cell table:formula="of:=[.A603]/[.$K$4]" office:value-type="float" office:value="0.0266557047" calcext:value-type="float">
            <text:p>0.0266557047</text:p>
          </table:table-cell>
          <table:table-cell table:number-columns-repeated="1021"/>
        </table:table-row>
        <table:table-row table:style-name="ro1">
          <table:table-cell table:style-name="ce2" office:value-type="float" office:value="0.00292873895" calcext:value-type="float">
            <text:p>2.93E-003</text:p>
          </table:table-cell>
          <table:table-cell table:style-name="ce5" office:value-type="float" office:value="0.00413876167" calcext:value-type="float">
            <text:p>4.14E-003</text:p>
          </table:table-cell>
          <table:table-cell table:formula="of:=[.A604]/[.$K$4]" office:value-type="float" office:value="0.0292873895" calcext:value-type="float">
            <text:p>0.0292873895</text:p>
          </table:table-cell>
          <table:table-cell table:number-columns-repeated="1021"/>
        </table:table-row>
        <table:table-row table:style-name="ro1">
          <table:table-cell table:style-name="ce2" office:value-type="float" office:value="0.00320086232" calcext:value-type="float">
            <text:p>3.20E-003</text:p>
          </table:table-cell>
          <table:table-cell table:style-name="ce5" office:value-type="float" office:value="-0.000394969218" calcext:value-type="float">
            <text:p>-3.95E-004</text:p>
          </table:table-cell>
          <table:table-cell table:formula="of:=[.A605]/[.$K$4]" office:value-type="float" office:value="0.0320086232" calcext:value-type="float">
            <text:p>0.0320086232</text:p>
          </table:table-cell>
          <table:table-cell table:number-columns-repeated="1021"/>
        </table:table-row>
        <table:table-row table:style-name="ro1">
          <table:table-cell table:style-name="ce2" office:value-type="float" office:value="0.00330665242" calcext:value-type="float">
            <text:p>3.31E-003</text:p>
          </table:table-cell>
          <table:table-cell table:style-name="ce5" office:value-type="float" office:value="-0.00325534074" calcext:value-type="float">
            <text:p>-3.26E-003</text:p>
          </table:table-cell>
          <table:table-cell table:formula="of:=[.A606]/[.$K$4]" office:value-type="float" office:value="0.0330665242" calcext:value-type="float">
            <text:p>0.0330665242</text:p>
          </table:table-cell>
          <table:table-cell table:number-columns-repeated="1021"/>
        </table:table-row>
        <table:table-row table:style-name="ro1">
          <table:table-cell table:style-name="ce2" office:value-type="float" office:value="0.00340568041" calcext:value-type="float">
            <text:p>3.41E-003</text:p>
          </table:table-cell>
          <table:table-cell table:style-name="ce5" office:value-type="float" office:value="-0.00623608427" calcext:value-type="float">
            <text:p>-6.24E-003</text:p>
          </table:table-cell>
          <table:table-cell table:formula="of:=[.A607]/[.$K$4]" office:value-type="float" office:value="0.0340568041" calcext:value-type="float">
            <text:p>0.0340568041</text:p>
          </table:table-cell>
          <table:table-cell table:number-columns-repeated="1021"/>
        </table:table-row>
        <table:table-row table:style-name="ro1">
          <table:table-cell table:style-name="ce2" office:value-type="float" office:value="0.0035472922" calcext:value-type="float">
            <text:p>3.55E-003</text:p>
          </table:table-cell>
          <table:table-cell table:style-name="ce5" office:value-type="float" office:value="-0.0105536971" calcext:value-type="float">
            <text:p>-1.06E-002</text:p>
          </table:table-cell>
          <table:table-cell table:formula="of:=[.A608]/[.$K$4]" office:value-type="float" office:value="0.035472922" calcext:value-type="float">
            <text:p>0.035472922</text:p>
          </table:table-cell>
          <table:table-cell table:number-columns-repeated="1021"/>
        </table:table-row>
        <table:table-row table:style-name="ro1">
          <table:table-cell table:style-name="ce2" office:value-type="float" office:value="0.00374975801" calcext:value-type="float">
            <text:p>3.75E-003</text:p>
          </table:table-cell>
          <table:table-cell table:style-name="ce5" office:value-type="float" office:value="-0.0121577941" calcext:value-type="float">
            <text:p>-1.22E-002</text:p>
          </table:table-cell>
          <table:table-cell table:formula="of:=[.A609]/[.$K$4]" office:value-type="float" office:value="0.0374975801" calcext:value-type="float">
            <text:p>0.0374975801</text:p>
          </table:table-cell>
          <table:table-cell table:number-columns-repeated="1021"/>
        </table:table-row>
        <table:table-row table:style-name="ro1">
          <table:table-cell table:style-name="ce2" office:value-type="float" office:value="0.0040557133" calcext:value-type="float">
            <text:p>4.06E-003</text:p>
          </table:table-cell>
          <table:table-cell table:style-name="ce5" office:value-type="float" office:value="-0.0169874839" calcext:value-type="float">
            <text:p>-1.70E-002</text:p>
          </table:table-cell>
          <table:table-cell table:formula="of:=[.A610]/[.$K$4]" office:value-type="float" office:value="0.040557133" calcext:value-type="float">
            <text:p>0.040557133</text:p>
          </table:table-cell>
          <table:table-cell table:number-columns-repeated="1021"/>
        </table:table-row>
        <table:table-row table:style-name="ro1">
          <table:table-cell table:style-name="ce2" office:value-type="float" office:value="0.00426141173" calcext:value-type="float">
            <text:p>4.26E-003</text:p>
          </table:table-cell>
          <table:table-cell table:style-name="ce5" office:value-type="float" office:value="-0.0209880918" calcext:value-type="float">
            <text:p>-2.10E-002</text:p>
          </table:table-cell>
          <table:table-cell table:formula="of:=[.A611]/[.$K$4]" office:value-type="float" office:value="0.0426141173" calcext:value-type="float">
            <text:p>0.0426141173</text:p>
          </table:table-cell>
          <table:table-cell table:number-columns-repeated="1021"/>
        </table:table-row>
        <table:table-row table:style-name="ro1">
          <table:table-cell table:style-name="ce2" office:value-type="float" office:value="0.00441396935" calcext:value-type="float">
            <text:p>4.41E-003</text:p>
          </table:table-cell>
          <table:table-cell table:style-name="ce5" office:value-type="float" office:value="-0.0217559673" calcext:value-type="float">
            <text:p>-2.18E-002</text:p>
          </table:table-cell>
          <table:table-cell table:formula="of:=[.A612]/[.$K$4]" office:value-type="float" office:value="0.0441396935" calcext:value-type="float">
            <text:p>0.0441396935</text:p>
          </table:table-cell>
          <table:table-cell table:number-columns-repeated="1021"/>
        </table:table-row>
        <table:table-row table:style-name="ro1">
          <table:table-cell table:style-name="ce2" office:value-type="float" office:value="0.00442908471" calcext:value-type="float">
            <text:p>4.43E-003</text:p>
          </table:table-cell>
          <table:table-cell table:style-name="ce5" office:value-type="float" office:value="-0.0219995063" calcext:value-type="float">
            <text:p>-2.20E-002</text:p>
          </table:table-cell>
          <table:table-cell table:formula="of:=[.A613]/[.$K$4]" office:value-type="float" office:value="0.0442908471" calcext:value-type="float">
            <text:p>0.0442908471</text:p>
          </table:table-cell>
          <table:table-cell table:number-columns-repeated="1021"/>
        </table:table-row>
        <table:table-row table:style-name="ro1">
          <table:table-cell table:style-name="ce2" office:value-type="float" office:value="0.00443756068" calcext:value-type="float">
            <text:p>4.44E-003</text:p>
          </table:table-cell>
          <table:table-cell table:style-name="ce5" office:value-type="float" office:value="-0.0222698618" calcext:value-type="float">
            <text:p>-2.23E-002</text:p>
          </table:table-cell>
          <table:table-cell table:formula="of:=[.A614]/[.$K$4]" office:value-type="float" office:value="0.0443756068" calcext:value-type="float">
            <text:p>0.0443756068</text:p>
          </table:table-cell>
          <table:table-cell table:number-columns-repeated="1021"/>
        </table:table-row>
        <table:table-row table:style-name="ro1">
          <table:table-cell table:style-name="ce2" office:value-type="float" office:value="0.00444206409" calcext:value-type="float">
            <text:p>4.44E-003</text:p>
          </table:table-cell>
          <table:table-cell table:style-name="ce5" office:value-type="float" office:value="-0.0222893022" calcext:value-type="float">
            <text:p>-2.23E-002</text:p>
          </table:table-cell>
          <table:table-cell table:formula="of:=[.A615]/[.$K$4]" office:value-type="float" office:value="0.0444206409" calcext:value-type="float">
            <text:p>0.0444206409</text:p>
          </table:table-cell>
          <table:table-cell table:number-columns-repeated="1021"/>
        </table:table-row>
        <table:table-row table:style-name="ro1">
          <table:table-cell table:style-name="ce2" office:value-type="float" office:value="0.00444310065" calcext:value-type="float">
            <text:p>4.44E-003</text:p>
          </table:table-cell>
          <table:table-cell table:style-name="ce5" office:value-type="float" office:value="-0.0223120172" calcext:value-type="float">
            <text:p>-2.23E-002</text:p>
          </table:table-cell>
          <table:table-cell table:formula="of:=[.A616]/[.$K$4]" office:value-type="float" office:value="0.0444310065" calcext:value-type="float">
            <text:p>0.0444310065</text:p>
          </table:table-cell>
          <table:table-cell table:number-columns-repeated="1021"/>
        </table:table-row>
        <table:table-row table:style-name="ro1">
          <table:table-cell table:style-name="ce2" office:value-type="float" office:value="0.00444395654" calcext:value-type="float">
            <text:p>4.44E-003</text:p>
          </table:table-cell>
          <table:table-cell table:style-name="ce5" office:value-type="float" office:value="-0.0223517194" calcext:value-type="float">
            <text:p>-2.24E-002</text:p>
          </table:table-cell>
          <table:table-cell table:formula="of:=[.A617]/[.$K$4]" office:value-type="float" office:value="0.0444395654" calcext:value-type="float">
            <text:p>0.0444395654</text:p>
          </table:table-cell>
          <table:table-cell table:number-columns-repeated="1021"/>
        </table:table-row>
        <table:table-row table:style-name="ro1">
          <table:table-cell table:style-name="ce2" office:value-type="float" office:value="0.0044466299" calcext:value-type="float">
            <text:p>4.45E-003</text:p>
          </table:table-cell>
          <table:table-cell table:style-name="ce5" office:value-type="float" office:value="-0.0223820917" calcext:value-type="float">
            <text:p>-2.24E-002</text:p>
          </table:table-cell>
          <table:table-cell table:formula="of:=[.A618]/[.$K$4]" office:value-type="float" office:value="0.044466299" calcext:value-type="float">
            <text:p>0.044466299</text:p>
          </table:table-cell>
          <table:table-cell table:number-columns-repeated="1021"/>
        </table:table-row>
        <table:table-row table:style-name="ro1">
          <table:table-cell table:style-name="ce2" office:value-type="float" office:value="0.00449518068" calcext:value-type="float">
            <text:p>4.50E-003</text:p>
          </table:table-cell>
          <table:table-cell table:style-name="ce5" office:value-type="float" office:value="-0.0227212384" calcext:value-type="float">
            <text:p>-2.27E-002</text:p>
          </table:table-cell>
          <table:table-cell table:formula="of:=[.A619]/[.$K$4]" office:value-type="float" office:value="0.0449518068" calcext:value-type="float">
            <text:p>0.0449518068</text:p>
          </table:table-cell>
          <table:table-cell table:number-columns-repeated="1021"/>
        </table:table-row>
        <table:table-row table:style-name="ro1">
          <table:table-cell table:style-name="ce2" office:value-type="float" office:value="0.00473105395" calcext:value-type="float">
            <text:p>4.73E-003</text:p>
          </table:table-cell>
          <table:table-cell table:style-name="ce5" office:value-type="float" office:value="-0.0319105051" calcext:value-type="float">
            <text:p>-3.19E-002</text:p>
          </table:table-cell>
          <table:table-cell table:formula="of:=[.A620]/[.$K$4]" office:value-type="float" office:value="0.0473105395" calcext:value-type="float">
            <text:p>0.0473105395</text:p>
          </table:table-cell>
          <table:table-cell table:number-columns-repeated="1021"/>
        </table:table-row>
        <table:table-row table:style-name="ro1">
          <table:table-cell table:style-name="ce2" office:value-type="float" office:value="0.00511537353" calcext:value-type="float">
            <text:p>5.12E-003</text:p>
          </table:table-cell>
          <table:table-cell table:style-name="ce5" office:value-type="float" office:value="-0.0399438404" calcext:value-type="float">
            <text:p>-3.99E-002</text:p>
          </table:table-cell>
          <table:table-cell table:formula="of:=[.A621]/[.$K$4]" office:value-type="float" office:value="0.0511537353" calcext:value-type="float">
            <text:p>0.0511537353</text:p>
          </table:table-cell>
          <table:table-cell table:number-columns-repeated="1021"/>
        </table:table-row>
        <table:table-row table:style-name="ro1">
          <table:table-cell table:style-name="ce2" office:value-type="float" office:value="0.00571260555" calcext:value-type="float">
            <text:p>5.71E-003</text:p>
          </table:table-cell>
          <table:table-cell table:style-name="ce5" office:value-type="float" office:value="-0.0479468554" calcext:value-type="float">
            <text:p>-4.79E-002</text:p>
          </table:table-cell>
          <table:table-cell table:formula="of:=[.A622]/[.$K$4]" office:value-type="float" office:value="0.0571260555" calcext:value-type="float">
            <text:p>0.0571260555</text:p>
          </table:table-cell>
          <table:table-cell table:number-columns-repeated="1021"/>
        </table:table-row>
        <table:table-row table:style-name="ro1">
          <table:table-cell table:style-name="ce2" office:value-type="float" office:value="0.00610503973" calcext:value-type="float">
            <text:p>6.11E-003</text:p>
          </table:table-cell>
          <table:table-cell table:style-name="ce5" office:value-type="float" office:value="-0.059665598" calcext:value-type="float">
            <text:p>-5.97E-002</text:p>
          </table:table-cell>
          <table:table-cell table:formula="of:=[.A623]/[.$K$4]" office:value-type="float" office:value="0.0610503973" calcext:value-type="float">
            <text:p>0.0610503973</text:p>
          </table:table-cell>
          <table:table-cell table:number-columns-repeated="1021"/>
        </table:table-row>
        <table:table-row table:style-name="ro1">
          <table:table-cell table:style-name="ce2" office:value-type="float" office:value="0.00646458473" calcext:value-type="float">
            <text:p>6.46E-003</text:p>
          </table:table-cell>
          <table:table-cell table:style-name="ce5" office:value-type="float" office:value="-0.0628723502" calcext:value-type="float">
            <text:p>-6.29E-002</text:p>
          </table:table-cell>
          <table:table-cell table:formula="of:=[.A624]/[.$K$4]" office:value-type="float" office:value="0.0646458473" calcext:value-type="float">
            <text:p>0.0646458473</text:p>
          </table:table-cell>
          <table:table-cell table:number-columns-repeated="1021"/>
        </table:table-row>
        <table:table-row table:style-name="ro1">
          <table:table-cell table:style-name="ce2" office:value-type="float" office:value="0.0065627764" calcext:value-type="float">
            <text:p>6.56E-003</text:p>
          </table:table-cell>
          <table:table-cell table:style-name="ce5" office:value-type="float" office:value="-0.0655772015" calcext:value-type="float">
            <text:p>-6.56E-002</text:p>
          </table:table-cell>
          <table:table-cell table:formula="of:=[.A625]/[.$K$4]" office:value-type="float" office:value="0.065627764" calcext:value-type="float">
            <text:p>0.065627764</text:p>
          </table:table-cell>
          <table:table-cell table:number-columns-repeated="1021"/>
        </table:table-row>
        <table:table-row table:style-name="ro1">
          <table:table-cell table:style-name="ce2" office:value-type="float" office:value="0.00668867631" calcext:value-type="float">
            <text:p>6.69E-003</text:p>
          </table:table-cell>
          <table:table-cell table:style-name="ce5" office:value-type="float" office:value="-0.0673264638" calcext:value-type="float">
            <text:p>-6.73E-002</text:p>
          </table:table-cell>
          <table:table-cell table:formula="of:=[.A626]/[.$K$4]" office:value-type="float" office:value="0.0668867631" calcext:value-type="float">
            <text:p>0.0668867631</text:p>
          </table:table-cell>
          <table:table-cell table:number-columns-repeated="1021"/>
        </table:table-row>
        <table:table-row table:style-name="ro1">
          <table:table-cell table:style-name="ce2" office:value-type="float" office:value="0.00677252188" calcext:value-type="float">
            <text:p>6.77E-003</text:p>
          </table:table-cell>
          <table:table-cell table:style-name="ce5" office:value-type="float" office:value="-0.0699151456" calcext:value-type="float">
            <text:p>-6.99E-002</text:p>
          </table:table-cell>
          <table:table-cell table:formula="of:=[.A627]/[.$K$4]" office:value-type="float" office:value="0.0677252188" calcext:value-type="float">
            <text:p>0.0677252188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5551157" calcext:value-type="float">
            <text:p>6.86E-003</text:p>
          </table:table-cell>
          <table:table-cell table:style-name="ce5" office:value-type="float" office:value="-0.0711918101" calcext:value-type="float">
            <text:p>-7.12E-002</text:p>
          </table:table-cell>
          <table:table-cell table:formula="of:=[.A628]/[.$K$4]" office:value-type="float" office:value="0.0685551157" calcext:value-type="float">
            <text:p>0.0685551157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6062593" calcext:value-type="float">
            <text:p>6.86E-003</text:p>
          </table:table-cell>
          <table:table-cell table:style-name="ce5" office:value-type="float" office:value="-0.0712021738" calcext:value-type="float">
            <text:p>-7.12E-002</text:p>
          </table:table-cell>
          <table:table-cell table:formula="of:=[.A629]/[.$K$4]" office:value-type="float" office:value="0.0686062593" calcext:value-type="float">
            <text:p>0.0686062593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6166203" calcext:value-type="float">
            <text:p>6.86E-003</text:p>
          </table:table-cell>
          <table:table-cell table:style-name="ce5" office:value-type="float" office:value="-0.0712438896" calcext:value-type="float">
            <text:p>-7.12E-002</text:p>
          </table:table-cell>
          <table:table-cell table:formula="of:=[.A630]/[.$K$4]" office:value-type="float" office:value="0.0686166203" calcext:value-type="float">
            <text:p>0.0686166203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6286157" calcext:value-type="float">
            <text:p>6.86E-003</text:p>
          </table:table-cell>
          <table:table-cell table:style-name="ce5" office:value-type="float" office:value="-0.0713067055" calcext:value-type="float">
            <text:p>-7.13E-002</text:p>
          </table:table-cell>
          <table:table-cell table:formula="of:=[.A631]/[.$K$4]" office:value-type="float" office:value="0.0686286157" calcext:value-type="float">
            <text:p>0.0686286157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6579617" calcext:value-type="float">
            <text:p>6.87E-003</text:p>
          </table:table-cell>
          <table:table-cell table:style-name="ce5" office:value-type="float" office:value="-0.0713337734" calcext:value-type="float">
            <text:p>-7.13E-002</text:p>
          </table:table-cell>
          <table:table-cell table:formula="of:=[.A632]/[.$K$4]" office:value-type="float" office:value="0.0686579617" calcext:value-type="float">
            <text:p>0.0686579617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6677452" calcext:value-type="float">
            <text:p>6.87E-003</text:p>
          </table:table-cell>
          <table:table-cell table:style-name="ce5" office:value-type="float" office:value="-0.0713707954" calcext:value-type="float">
            <text:p>-7.14E-002</text:p>
          </table:table-cell>
          <table:table-cell table:formula="of:=[.A633]/[.$K$4]" office:value-type="float" office:value="0.0686677452" calcext:value-type="float">
            <text:p>0.0686677452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6635263" calcext:value-type="float">
            <text:p>6.87E-003</text:p>
          </table:table-cell>
          <table:table-cell table:style-name="ce5" office:value-type="float" office:value="-0.0713565722" calcext:value-type="float">
            <text:p>-7.14E-002</text:p>
          </table:table-cell>
          <table:table-cell table:formula="of:=[.A634]/[.$K$4]" office:value-type="float" office:value="0.0686635263" calcext:value-type="float">
            <text:p>0.0686635263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6570117" calcext:value-type="float">
            <text:p>6.87E-003</text:p>
          </table:table-cell>
          <table:table-cell table:style-name="ce5" office:value-type="float" office:value="-0.071352303" calcext:value-type="float">
            <text:p>-7.14E-002</text:p>
          </table:table-cell>
          <table:table-cell table:formula="of:=[.A635]/[.$K$4]" office:value-type="float" office:value="0.0686570117" calcext:value-type="float">
            <text:p>0.0686570117</text:p>
          </table:table-cell>
          <table:table-cell table:number-columns-repeated="1021"/>
        </table:table-row>
        <table:table-row table:style-name="ro1">
          <table:table-cell table:style-name="ce2" office:value-type="float" office:value="0.00689562317" calcext:value-type="float">
            <text:p>6.90E-003</text:p>
          </table:table-cell>
          <table:table-cell table:style-name="ce5" office:value-type="float" office:value="-0.0723542571" calcext:value-type="float">
            <text:p>-7.24E-002</text:p>
          </table:table-cell>
          <table:table-cell table:formula="of:=[.A636]/[.$K$4]" office:value-type="float" office:value="0.0689562317" calcext:value-type="float">
            <text:p>0.0689562317</text:p>
          </table:table-cell>
          <table:table-cell table:number-columns-repeated="1021"/>
        </table:table-row>
        <table:table-row table:style-name="ro1">
          <table:table-cell table:style-name="ce2" office:value-type="float" office:value="0.00703728851" calcext:value-type="float">
            <text:p>7.04E-003</text:p>
          </table:table-cell>
          <table:table-cell table:style-name="ce5" office:value-type="float" office:value="-0.07794258" calcext:value-type="float">
            <text:p>-7.79E-002</text:p>
          </table:table-cell>
          <table:table-cell table:formula="of:=[.A637]/[.$K$4]" office:value-type="float" office:value="0.0703728851" calcext:value-type="float">
            <text:p>0.0703728851</text:p>
          </table:table-cell>
          <table:table-cell table:number-columns-repeated="1021"/>
        </table:table-row>
        <table:table-row table:style-name="ro1">
          <table:table-cell table:style-name="ce2" office:value-type="float" office:value="0.00734686386" calcext:value-type="float">
            <text:p>7.35E-003</text:p>
          </table:table-cell>
          <table:table-cell table:style-name="ce5" office:value-type="float" office:value="-0.0841250345" calcext:value-type="float">
            <text:p>-8.41E-002</text:p>
          </table:table-cell>
          <table:table-cell table:formula="of:=[.A638]/[.$K$4]" office:value-type="float" office:value="0.0734686386" calcext:value-type="float">
            <text:p>0.0734686386</text:p>
          </table:table-cell>
          <table:table-cell table:number-columns-repeated="1021"/>
        </table:table-row>
        <table:table-row table:style-name="ro1">
          <table:table-cell table:style-name="ce2" office:value-type="float" office:value="0.00757941697" calcext:value-type="float">
            <text:p>7.58E-003</text:p>
          </table:table-cell>
          <table:table-cell table:style-name="ce5" office:value-type="float" office:value="-0.0863471851" calcext:value-type="float">
            <text:p>-8.63E-002</text:p>
          </table:table-cell>
          <table:table-cell table:formula="of:=[.A639]/[.$K$4]" office:value-type="float" office:value="0.0757941697" calcext:value-type="float">
            <text:p>0.0757941697</text:p>
          </table:table-cell>
          <table:table-cell table:number-columns-repeated="1021"/>
        </table:table-row>
        <table:table-row table:style-name="ro1">
          <table:table-cell table:style-name="ce2" office:value-type="float" office:value="0.00780908298" calcext:value-type="float">
            <text:p>7.81E-003</text:p>
          </table:table-cell>
          <table:table-cell table:style-name="ce5" office:value-type="float" office:value="-0.0919839516" calcext:value-type="float">
            <text:p>-9.20E-002</text:p>
          </table:table-cell>
          <table:table-cell table:formula="of:=[.A640]/[.$K$4]" office:value-type="float" office:value="0.0780908298" calcext:value-type="float">
            <text:p>0.0780908298</text:p>
          </table:table-cell>
          <table:table-cell table:number-columns-repeated="1021"/>
        </table:table-row>
        <table:table-row table:style-name="ro1">
          <table:table-cell table:style-name="ce2" office:value-type="float" office:value="0.00800718646" calcext:value-type="float">
            <text:p>8.01E-003</text:p>
          </table:table-cell>
          <table:table-cell table:style-name="ce5" office:value-type="float" office:value="-0.0946535766" calcext:value-type="float">
            <text:p>-9.47E-002</text:p>
          </table:table-cell>
          <table:table-cell table:formula="of:=[.A641]/[.$K$4]" office:value-type="float" office:value="0.0800718646" calcext:value-type="float">
            <text:p>0.0800718646</text:p>
          </table:table-cell>
          <table:table-cell table:number-columns-repeated="1021"/>
        </table:table-row>
        <table:table-row table:style-name="ro1">
          <table:table-cell table:style-name="ce2" office:value-type="float" office:value="0.00818416011" calcext:value-type="float">
            <text:p>8.18E-003</text:p>
          </table:table-cell>
          <table:table-cell table:style-name="ce5" office:value-type="float" office:value="-0.0957171693" calcext:value-type="float">
            <text:p>-9.57E-002</text:p>
          </table:table-cell>
          <table:table-cell table:formula="of:=[.A642]/[.$K$4]" office:value-type="float" office:value="0.0818416011" calcext:value-type="float">
            <text:p>0.0818416011</text:p>
          </table:table-cell>
          <table:table-cell table:number-columns-repeated="1021"/>
        </table:table-row>
        <table:table-row table:style-name="ro1">
          <table:table-cell table:style-name="ce2" office:value-type="float" office:value="0.00827291701" calcext:value-type="float">
            <text:p>8.27E-003</text:p>
          </table:table-cell>
          <table:table-cell table:style-name="ce5" office:value-type="float" office:value="-0.0979135036" calcext:value-type="float">
            <text:p>-9.79E-002</text:p>
          </table:table-cell>
          <table:table-cell table:formula="of:=[.A643]/[.$K$4]" office:value-type="float" office:value="0.0827291701" calcext:value-type="float">
            <text:p>0.0827291701</text:p>
          </table:table-cell>
          <table:table-cell table:number-columns-repeated="1021"/>
        </table:table-row>
        <table:table-row table:style-name="ro1">
          <table:table-cell table:style-name="ce2" office:value-type="float" office:value="0.00833704975" calcext:value-type="float">
            <text:p>8.34E-003</text:p>
          </table:table-cell>
          <table:table-cell table:style-name="ce5" office:value-type="float" office:value="-0.100509465" calcext:value-type="float">
            <text:p>-1.01E-001</text:p>
          </table:table-cell>
          <table:table-cell table:formula="of:=[.A644]/[.$K$4]" office:value-type="float" office:value="0.0833704975" calcext:value-type="float">
            <text:p>0.0833704975</text:p>
          </table:table-cell>
          <table:table-cell table:number-columns-repeated="1021"/>
        </table:table-row>
        <table:table-row table:style-name="ro1">
          <table:table-cell table:style-name="ce2" office:value-type="float" office:value="0.0085738739" calcext:value-type="float">
            <text:p>8.57E-003</text:p>
          </table:table-cell>
          <table:table-cell table:style-name="ce5" office:value-type="float" office:value="-0.103380322" calcext:value-type="float">
            <text:p>-1.03E-001</text:p>
          </table:table-cell>
          <table:table-cell table:formula="of:=[.A645]/[.$K$4]" office:value-type="float" office:value="0.085738739" calcext:value-type="float">
            <text:p>0.085738739</text:p>
          </table:table-cell>
          <table:table-cell table:number-columns-repeated="1021"/>
        </table:table-row>
        <table:table-row table:style-name="ro1">
          <table:table-cell table:style-name="ce2" office:value-type="float" office:value="0.00874750782" calcext:value-type="float">
            <text:p>8.75E-003</text:p>
          </table:table-cell>
          <table:table-cell table:style-name="ce5" office:value-type="float" office:value="-0.106257379" calcext:value-type="float">
            <text:p>-1.06E-001</text:p>
          </table:table-cell>
          <table:table-cell table:formula="of:=[.A646]/[.$K$4]" office:value-type="float" office:value="0.0874750782" calcext:value-type="float">
            <text:p>0.0874750782</text:p>
          </table:table-cell>
          <table:table-cell table:number-columns-repeated="1021"/>
        </table:table-row>
        <table:table-row table:style-name="ro1">
          <table:table-cell table:style-name="ce2" office:value-type="float" office:value="0.00891561434" calcext:value-type="float">
            <text:p>8.92E-003</text:p>
          </table:table-cell>
          <table:table-cell table:style-name="ce5" office:value-type="float" office:value="-0.111321963" calcext:value-type="float">
            <text:p>-1.11E-001</text:p>
          </table:table-cell>
          <table:table-cell table:formula="of:=[.A647]/[.$K$4]" office:value-type="float" office:value="0.0891561434" calcext:value-type="float">
            <text:p>0.0891561434</text:p>
          </table:table-cell>
          <table:table-cell table:number-columns-repeated="1021"/>
        </table:table-row>
        <table:table-row table:style-name="ro1">
          <table:table-cell table:style-name="ce2" office:value-type="float" office:value="0.00931050163" calcext:value-type="float">
            <text:p>9.31E-003</text:p>
          </table:table-cell>
          <table:table-cell table:style-name="ce5" office:value-type="float" office:value="-0.126031175" calcext:value-type="float">
            <text:p>-1.26E-001</text:p>
          </table:table-cell>
          <table:table-cell table:formula="of:=[.A648]/[.$K$4]" office:value-type="float" office:value="0.0931050163" calcext:value-type="float">
            <text:p>0.0931050163</text:p>
          </table:table-cell>
          <table:table-cell table:number-columns-repeated="1021"/>
        </table:table-row>
        <table:table-row table:style-name="ro1">
          <table:table-cell table:style-name="ce2" office:value-type="float" office:value="0.00963274576" calcext:value-type="float">
            <text:p>9.63E-003</text:p>
          </table:table-cell>
          <table:table-cell table:style-name="ce5" office:value-type="float" office:value="-0.126510859" calcext:value-type="float">
            <text:p>-1.27E-001</text:p>
          </table:table-cell>
          <table:table-cell table:formula="of:=[.A649]/[.$K$4]" office:value-type="float" office:value="0.0963274576" calcext:value-type="float">
            <text:p>0.0963274576</text:p>
          </table:table-cell>
          <table:table-cell table:number-columns-repeated="1021"/>
        </table:table-row>
        <table:table-row table:style-name="ro1">
          <table:table-cell table:style-name="ce2" office:value-type="float" office:value="0.00982640591" calcext:value-type="float">
            <text:p>9.83E-003</text:p>
          </table:table-cell>
          <table:table-cell table:style-name="ce5" office:value-type="float" office:value="-0.128914148" calcext:value-type="float">
            <text:p>-1.29E-001</text:p>
          </table:table-cell>
          <table:table-cell table:formula="of:=[.A650]/[.$K$4]" office:value-type="float" office:value="0.0982640591" calcext:value-type="float">
            <text:p>0.0982640591</text:p>
          </table:table-cell>
          <table:table-cell table:number-columns-repeated="1021"/>
        </table:table-row>
        <table:table-row table:style-name="ro1">
          <table:table-cell table:style-name="ce2" office:value-type="float" office:value="0.0100349505" calcext:value-type="float">
            <text:p>1.00E-002</text:p>
          </table:table-cell>
          <table:table-cell table:style-name="ce5" office:value-type="float" office:value="-0.130566061" calcext:value-type="float">
            <text:p>-1.31E-001</text:p>
          </table:table-cell>
          <table:table-cell table:formula="of:=[.A651]/[.$K$4]" office:value-type="float" office:value="0.100349505" calcext:value-type="float">
            <text:p>0.100349505</text:p>
          </table:table-cell>
          <table:table-cell table:number-columns-repeated="1021"/>
        </table:table-row>
        <table:table-row table:style-name="ro1">
          <table:table-cell table:style-name="ce2" office:value-type="float" office:value="0.0102449264" calcext:value-type="float">
            <text:p>1.02E-002</text:p>
          </table:table-cell>
          <table:table-cell table:style-name="ce5" office:value-type="float" office:value="-0.133430004" calcext:value-type="float">
            <text:p>-1.33E-001</text:p>
          </table:table-cell>
          <table:table-cell table:formula="of:=[.A652]/[.$K$4]" office:value-type="float" office:value="0.102449264" calcext:value-type="float">
            <text:p>0.102449264</text:p>
          </table:table-cell>
          <table:table-cell table:number-columns-repeated="1021"/>
        </table:table-row>
        <table:table-row table:style-name="ro1">
          <table:table-cell table:style-name="ce2" office:value-type="float" office:value="0.0103718033" calcext:value-type="float">
            <text:p>1.04E-002</text:p>
          </table:table-cell>
          <table:table-cell table:style-name="ce5" office:value-type="float" office:value="-0.135643303" calcext:value-type="float">
            <text:p>-1.36E-001</text:p>
          </table:table-cell>
          <table:table-cell table:formula="of:=[.A653]/[.$K$4]" office:value-type="float" office:value="0.103718033" calcext:value-type="float">
            <text:p>0.103718033</text:p>
          </table:table-cell>
          <table:table-cell table:number-columns-repeated="1021"/>
        </table:table-row>
        <table:table-row table:style-name="ro1">
          <table:table-cell table:style-name="ce2" office:value-type="float" office:value="0.0105169704" calcext:value-type="float">
            <text:p>1.05E-002</text:p>
          </table:table-cell>
          <table:table-cell table:style-name="ce5" office:value-type="float" office:value="-0.136890844" calcext:value-type="float">
            <text:p>-1.37E-001</text:p>
          </table:table-cell>
          <table:table-cell table:formula="of:=[.A654]/[.$K$4]" office:value-type="float" office:value="0.105169704" calcext:value-type="float">
            <text:p>0.105169704</text:p>
          </table:table-cell>
          <table:table-cell table:number-columns-repeated="1021"/>
        </table:table-row>
        <table:table-row table:style-name="ro1">
          <table:table-cell table:style-name="ce2" office:value-type="float" office:value="0.0106495842" calcext:value-type="float">
            <text:p>1.06E-002</text:p>
          </table:table-cell>
          <table:table-cell table:style-name="ce5" office:value-type="float" office:value="-0.139294878" calcext:value-type="float">
            <text:p>-1.39E-001</text:p>
          </table:table-cell>
          <table:table-cell table:formula="of:=[.A655]/[.$K$4]" office:value-type="float" office:value="0.106495842" calcext:value-type="float">
            <text:p>0.106495842</text:p>
          </table:table-cell>
          <table:table-cell table:number-columns-repeated="1021"/>
        </table:table-row>
        <table:table-row table:style-name="ro1">
          <table:table-cell table:style-name="ce2" office:value-type="float" office:value="0.0108509427" calcext:value-type="float">
            <text:p>1.09E-002</text:p>
          </table:table-cell>
          <table:table-cell table:style-name="ce5" office:value-type="float" office:value="-0.142526761" calcext:value-type="float">
            <text:p>-1.43E-001</text:p>
          </table:table-cell>
          <table:table-cell table:formula="of:=[.A656]/[.$K$4]" office:value-type="float" office:value="0.108509427" calcext:value-type="float">
            <text:p>0.108509427</text:p>
          </table:table-cell>
          <table:table-cell table:number-columns-repeated="1021"/>
        </table:table-row>
        <table:table-row table:style-name="ro1">
          <table:table-cell table:style-name="ce2" office:value-type="float" office:value="0.0109673282" calcext:value-type="float">
            <text:p>1.10E-002</text:p>
          </table:table-cell>
          <table:table-cell table:style-name="ce5" office:value-type="float" office:value="-0.144755214" calcext:value-type="float">
            <text:p>-1.45E-001</text:p>
          </table:table-cell>
          <table:table-cell table:formula="of:=[.A657]/[.$K$4]" office:value-type="float" office:value="0.109673282" calcext:value-type="float">
            <text:p>0.109673282</text:p>
          </table:table-cell>
          <table:table-cell table:number-columns-repeated="1021"/>
        </table:table-row>
        <table:table-row table:style-name="ro1">
          <table:table-cell table:style-name="ce2" office:value-type="float" office:value="0.0110905394" calcext:value-type="float">
            <text:p>1.11E-002</text:p>
          </table:table-cell>
          <table:table-cell table:style-name="ce5" office:value-type="float" office:value="-0.147047207" calcext:value-type="float">
            <text:p>-1.47E-001</text:p>
          </table:table-cell>
          <table:table-cell table:formula="of:=[.A658]/[.$K$4]" office:value-type="float" office:value="0.110905394" calcext:value-type="float">
            <text:p>0.110905394</text:p>
          </table:table-cell>
          <table:table-cell table:number-columns-repeated="1021"/>
        </table:table-row>
        <table:table-row table:style-name="ro1">
          <table:table-cell table:style-name="ce2" office:value-type="float" office:value="0.0111588035" calcext:value-type="float">
            <text:p>1.12E-002</text:p>
          </table:table-cell>
          <table:table-cell table:style-name="ce5" office:value-type="float" office:value="-0.148404598" calcext:value-type="float">
            <text:p>-1.48E-001</text:p>
          </table:table-cell>
          <table:table-cell table:formula="of:=[.A659]/[.$K$4]" office:value-type="float" office:value="0.111588035" calcext:value-type="float">
            <text:p>0.111588035</text:p>
          </table:table-cell>
          <table:table-cell table:number-columns-repeated="1021"/>
        </table:table-row>
        <table:table-row table:style-name="ro1">
          <table:table-cell table:style-name="ce2" office:value-type="float" office:value="0.0112029808" calcext:value-type="float">
            <text:p>1.12E-002</text:p>
          </table:table-cell>
          <table:table-cell table:style-name="ce5" office:value-type="float" office:value="-0.151453912" calcext:value-type="float">
            <text:p>-1.51E-001</text:p>
          </table:table-cell>
          <table:table-cell table:formula="of:=[.A660]/[.$K$4]" office:value-type="float" office:value="0.112029808" calcext:value-type="float">
            <text:p>0.112029808</text:p>
          </table:table-cell>
          <table:table-cell table:number-columns-repeated="1021"/>
        </table:table-row>
        <table:table-row table:style-name="ro1">
          <table:table-cell table:style-name="ce2" office:value-type="float" office:value="0.0114665078" calcext:value-type="float">
            <text:p>1.15E-002</text:p>
          </table:table-cell>
          <table:table-cell table:style-name="ce5" office:value-type="float" office:value="-0.155415699" calcext:value-type="float">
            <text:p>-1.55E-001</text:p>
          </table:table-cell>
          <table:table-cell table:formula="of:=[.A661]/[.$K$4]" office:value-type="float" office:value="0.114665078" calcext:value-type="float">
            <text:p>0.114665078</text:p>
          </table:table-cell>
          <table:table-cell table:number-columns-repeated="1021"/>
        </table:table-row>
        <table:table-row table:style-name="ro1">
          <table:table-cell table:style-name="ce2" office:value-type="float" office:value="0.0117789675" calcext:value-type="float">
            <text:p>1.18E-002</text:p>
          </table:table-cell>
          <table:table-cell table:style-name="ce5" office:value-type="float" office:value="-0.161696598" calcext:value-type="float">
            <text:p>-1.62E-001</text:p>
          </table:table-cell>
          <table:table-cell table:formula="of:=[.A662]/[.$K$4]" office:value-type="float" office:value="0.117789675" calcext:value-type="float">
            <text:p>0.117789675</text:p>
          </table:table-cell>
          <table:table-cell table:number-columns-repeated="1021"/>
        </table:table-row>
        <table:table-row table:style-name="ro1">
          <table:table-cell table:style-name="ce2" office:value-type="float" office:value="0.0119856037" calcext:value-type="float">
            <text:p>1.20E-002</text:p>
          </table:table-cell>
          <table:table-cell table:style-name="ce5" office:value-type="float" office:value="-0.165820777" calcext:value-type="float">
            <text:p>-1.66E-001</text:p>
          </table:table-cell>
          <table:table-cell table:formula="of:=[.A663]/[.$K$4]" office:value-type="float" office:value="0.119856037" calcext:value-type="float">
            <text:p>0.119856037</text:p>
          </table:table-cell>
          <table:table-cell table:number-columns-repeated="1021"/>
        </table:table-row>
        <table:table-row table:style-name="ro1">
          <table:table-cell table:style-name="ce2" office:value-type="float" office:value="0.0121777738" calcext:value-type="float">
            <text:p>1.22E-002</text:p>
          </table:table-cell>
          <table:table-cell table:style-name="ce5" office:value-type="float" office:value="-0.168939337" calcext:value-type="float">
            <text:p>-1.69E-001</text:p>
          </table:table-cell>
          <table:table-cell table:formula="of:=[.A664]/[.$K$4]" office:value-type="float" office:value="0.121777738" calcext:value-type="float">
            <text:p>0.121777738</text:p>
          </table:table-cell>
          <table:table-cell table:number-columns-repeated="1021"/>
        </table:table-row>
        <table:table-row table:style-name="ro1">
          <table:table-cell table:style-name="ce2" office:value-type="float" office:value="0.0122505743" calcext:value-type="float">
            <text:p>1.23E-002</text:p>
          </table:table-cell>
          <table:table-cell table:style-name="ce5" office:value-type="float" office:value="-0.170335591" calcext:value-type="float">
            <text:p>-1.70E-001</text:p>
          </table:table-cell>
          <table:table-cell table:formula="of:=[.A665]/[.$K$4]" office:value-type="float" office:value="0.122505743" calcext:value-type="float">
            <text:p>0.122505743</text:p>
          </table:table-cell>
          <table:table-cell table:number-columns-repeated="1021"/>
        </table:table-row>
        <table:table-row table:style-name="ro1">
          <table:table-cell table:style-name="ce2" office:value-type="float" office:value="0.0122456299" calcext:value-type="float">
            <text:p>1.22E-002</text:p>
          </table:table-cell>
          <table:table-cell table:style-name="ce5" office:value-type="float" office:value="-0.170357838" calcext:value-type="float">
            <text:p>-1.70E-001</text:p>
          </table:table-cell>
          <table:table-cell table:formula="of:=[.A666]/[.$K$4]" office:value-type="float" office:value="0.122456299" calcext:value-type="float">
            <text:p>0.122456299</text:p>
          </table:table-cell>
          <table:table-cell table:number-columns-repeated="1021"/>
        </table:table-row>
        <table:table-row table:style-name="ro1">
          <table:table-cell table:style-name="ce2" office:value-type="float" office:value="0.0122594619" calcext:value-type="float">
            <text:p>1.23E-002</text:p>
          </table:table-cell>
          <table:table-cell table:style-name="ce5" office:value-type="float" office:value="-0.170628428" calcext:value-type="float">
            <text:p>-1.71E-001</text:p>
          </table:table-cell>
          <table:table-cell table:formula="of:=[.A667]/[.$K$4]" office:value-type="float" office:value="0.122594619" calcext:value-type="float">
            <text:p>0.122594619</text:p>
          </table:table-cell>
          <table:table-cell table:number-columns-repeated="1021"/>
        </table:table-row>
        <table:table-row table:style-name="ro1">
          <table:table-cell table:style-name="ce2" office:value-type="float" office:value="0.012341788" calcext:value-type="float">
            <text:p>1.23E-002</text:p>
          </table:table-cell>
          <table:table-cell table:style-name="ce5" office:value-type="float" office:value="-0.173493832" calcext:value-type="float">
            <text:p>-1.73E-001</text:p>
          </table:table-cell>
          <table:table-cell table:formula="of:=[.A668]/[.$K$4]" office:value-type="float" office:value="0.12341788" calcext:value-type="float">
            <text:p>0.12341788</text:p>
          </table:table-cell>
          <table:table-cell table:number-columns-repeated="1021"/>
        </table:table-row>
        <table:table-row table:style-name="ro1">
          <table:table-cell table:style-name="ce2" office:value-type="float" office:value="0.0124939745" calcext:value-type="float">
            <text:p>1.25E-002</text:p>
          </table:table-cell>
          <table:table-cell table:style-name="ce5" office:value-type="float" office:value="-0.175481319" calcext:value-type="float">
            <text:p>-1.75E-001</text:p>
          </table:table-cell>
          <table:table-cell table:formula="of:=[.A669]/[.$K$4]" office:value-type="float" office:value="0.124939745" calcext:value-type="float">
            <text:p>0.124939745</text:p>
          </table:table-cell>
          <table:table-cell table:number-columns-repeated="1021"/>
        </table:table-row>
        <table:table-row table:style-name="ro1">
          <table:table-cell table:style-name="ce2" office:value-type="float" office:value="0.0126015572" calcext:value-type="float">
            <text:p>1.26E-002</text:p>
          </table:table-cell>
          <table:table-cell table:style-name="ce5" office:value-type="float" office:value="-0.177593544" calcext:value-type="float">
            <text:p>-1.78E-001</text:p>
          </table:table-cell>
          <table:table-cell table:formula="of:=[.A670]/[.$K$4]" office:value-type="float" office:value="0.126015572" calcext:value-type="float">
            <text:p>0.126015572</text:p>
          </table:table-cell>
          <table:table-cell table:number-columns-repeated="1021"/>
        </table:table-row>
        <table:table-row table:style-name="ro1">
          <table:table-cell table:style-name="ce2" office:value-type="float" office:value="0.0128156943" calcext:value-type="float">
            <text:p>1.28E-002</text:p>
          </table:table-cell>
          <table:table-cell table:style-name="ce5" office:value-type="float" office:value="-0.182082698" calcext:value-type="float">
            <text:p>-1.82E-001</text:p>
          </table:table-cell>
          <table:table-cell table:formula="of:=[.A671]/[.$K$4]" office:value-type="float" office:value="0.128156943" calcext:value-type="float">
            <text:p>0.128156943</text:p>
          </table:table-cell>
          <table:table-cell table:number-columns-repeated="1021"/>
        </table:table-row>
        <table:table-row table:style-name="ro1">
          <table:table-cell table:style-name="ce2" office:value-type="float" office:value="0.0129343774" calcext:value-type="float">
            <text:p>1.29E-002</text:p>
          </table:table-cell>
          <table:table-cell table:style-name="ce5" office:value-type="float" office:value="-0.185033828" calcext:value-type="float">
            <text:p>-1.85E-001</text:p>
          </table:table-cell>
          <table:table-cell table:formula="of:=[.A672]/[.$K$4]" office:value-type="float" office:value="0.129343774" calcext:value-type="float">
            <text:p>0.129343774</text:p>
          </table:table-cell>
          <table:table-cell table:number-columns-repeated="1021"/>
        </table:table-row>
        <table:table-row table:style-name="ro1">
          <table:table-cell table:style-name="ce2" office:value-type="float" office:value="0.0130354417" calcext:value-type="float">
            <text:p>1.30E-002</text:p>
          </table:table-cell>
          <table:table-cell table:style-name="ce5" office:value-type="float" office:value="-0.186942622" calcext:value-type="float">
            <text:p>-1.87E-001</text:p>
          </table:table-cell>
          <table:table-cell table:formula="of:=[.A673]/[.$K$4]" office:value-type="float" office:value="0.130354417" calcext:value-type="float">
            <text:p>0.130354417</text:p>
          </table:table-cell>
          <table:table-cell table:number-columns-repeated="1021"/>
        </table:table-row>
        <table:table-row table:style-name="ro1">
          <table:table-cell table:style-name="ce2" office:value-type="float" office:value="0.0132114114" calcext:value-type="float">
            <text:p>1.32E-002</text:p>
          </table:table-cell>
          <table:table-cell table:style-name="ce5" office:value-type="float" office:value="-0.191216409" calcext:value-type="float">
            <text:p>-1.91E-001</text:p>
          </table:table-cell>
          <table:table-cell table:formula="of:=[.A674]/[.$K$4]" office:value-type="float" office:value="0.132114114" calcext:value-type="float">
            <text:p>0.132114114</text:p>
          </table:table-cell>
          <table:table-cell table:number-columns-repeated="1021"/>
        </table:table-row>
        <table:table-row table:style-name="ro1">
          <table:table-cell table:style-name="ce2" office:value-type="float" office:value="0.0134316869" calcext:value-type="float">
            <text:p>1.34E-002</text:p>
          </table:table-cell>
          <table:table-cell table:style-name="ce5" office:value-type="float" office:value="-0.194548339" calcext:value-type="float">
            <text:p>-1.95E-001</text:p>
          </table:table-cell>
          <table:table-cell table:formula="of:=[.A675]/[.$K$4]" office:value-type="float" office:value="0.134316869" calcext:value-type="float">
            <text:p>0.134316869</text:p>
          </table:table-cell>
          <table:table-cell table:number-columns-repeated="1021"/>
        </table:table-row>
        <table:table-row table:style-name="ro1">
          <table:table-cell table:style-name="ce2" office:value-type="float" office:value="0.0135369897" calcext:value-type="float">
            <text:p>1.35E-002</text:p>
          </table:table-cell>
          <table:table-cell table:style-name="ce5" office:value-type="float" office:value="-0.196669504" calcext:value-type="float">
            <text:p>-1.97E-001</text:p>
          </table:table-cell>
          <table:table-cell table:formula="of:=[.A676]/[.$K$4]" office:value-type="float" office:value="0.135369897" calcext:value-type="float">
            <text:p>0.135369897</text:p>
          </table:table-cell>
          <table:table-cell table:number-columns-repeated="1021"/>
        </table:table-row>
        <table:table-row table:style-name="ro1">
          <table:table-cell table:style-name="ce2" office:value-type="float" office:value="0.0136921247" calcext:value-type="float">
            <text:p>1.37E-002</text:p>
          </table:table-cell>
          <table:table-cell table:style-name="ce5" office:value-type="float" office:value="-0.198777258" calcext:value-type="float">
            <text:p>-1.99E-001</text:p>
          </table:table-cell>
          <table:table-cell table:formula="of:=[.A677]/[.$K$4]" office:value-type="float" office:value="0.136921247" calcext:value-type="float">
            <text:p>0.136921247</text:p>
          </table:table-cell>
          <table:table-cell table:number-columns-repeated="1021"/>
        </table:table-row>
        <table:table-row table:style-name="ro1">
          <table:table-cell table:style-name="ce2" office:value-type="float" office:value="0.0137641625" calcext:value-type="float">
            <text:p>1.38E-002</text:p>
          </table:table-cell>
          <table:table-cell table:style-name="ce5" office:value-type="float" office:value="-0.200286314" calcext:value-type="float">
            <text:p>-2.00E-001</text:p>
          </table:table-cell>
          <table:table-cell table:formula="of:=[.A678]/[.$K$4]" office:value-type="float" office:value="0.137641625" calcext:value-type="float">
            <text:p>0.137641625</text:p>
          </table:table-cell>
          <table:table-cell table:number-columns-repeated="1021"/>
        </table:table-row>
        <table:table-row table:style-name="ro1">
          <table:table-cell table:style-name="ce2" office:value-type="float" office:value="0.0137721086" calcext:value-type="float">
            <text:p>1.38E-002</text:p>
          </table:table-cell>
          <table:table-cell table:style-name="ce5" office:value-type="float" office:value="-0.2004022" calcext:value-type="float">
            <text:p>-2.00E-001</text:p>
          </table:table-cell>
          <table:table-cell table:formula="of:=[.A679]/[.$K$4]" office:value-type="float" office:value="0.137721086" calcext:value-type="float">
            <text:p>0.137721086</text:p>
          </table:table-cell>
          <table:table-cell table:number-columns-repeated="1021"/>
        </table:table-row>
        <table:table-row table:style-name="ro1">
          <table:table-cell table:style-name="ce2" office:value-type="float" office:value="0.0138040958" calcext:value-type="float">
            <text:p>1.38E-002</text:p>
          </table:table-cell>
          <table:table-cell table:style-name="ce5" office:value-type="float" office:value="-0.201288596" calcext:value-type="float">
            <text:p>-2.01E-001</text:p>
          </table:table-cell>
          <table:table-cell table:formula="of:=[.A680]/[.$K$4]" office:value-type="float" office:value="0.138040958" calcext:value-type="float">
            <text:p>0.138040958</text:p>
          </table:table-cell>
          <table:table-cell table:number-columns-repeated="1021"/>
        </table:table-row>
        <table:table-row table:style-name="ro1">
          <table:table-cell table:style-name="ce2" office:value-type="float" office:value="0.0139478408" calcext:value-type="float">
            <text:p>1.39E-002</text:p>
          </table:table-cell>
          <table:table-cell table:style-name="ce5" office:value-type="float" office:value="-0.203963384" calcext:value-type="float">
            <text:p>-2.04E-001</text:p>
          </table:table-cell>
          <table:table-cell table:formula="of:=[.A681]/[.$K$4]" office:value-type="float" office:value="0.139478408" calcext:value-type="float">
            <text:p>0.139478408</text:p>
          </table:table-cell>
          <table:table-cell table:number-columns-repeated="1021"/>
        </table:table-row>
        <table:table-row table:style-name="ro1">
          <table:table-cell table:style-name="ce2" office:value-type="float" office:value="0.0140494145" calcext:value-type="float">
            <text:p>1.40E-002</text:p>
          </table:table-cell>
          <table:table-cell table:style-name="ce5" office:value-type="float" office:value="-0.20576033" calcext:value-type="float">
            <text:p>-2.06E-001</text:p>
          </table:table-cell>
          <table:table-cell table:formula="of:=[.A682]/[.$K$4]" office:value-type="float" office:value="0.140494145" calcext:value-type="float">
            <text:p>0.140494145</text:p>
          </table:table-cell>
          <table:table-cell table:number-columns-repeated="1021"/>
        </table:table-row>
        <table:table-row table:style-name="ro1">
          <table:table-cell table:style-name="ce2" office:value-type="float" office:value="0.0141512603" calcext:value-type="float">
            <text:p>1.42E-002</text:p>
          </table:table-cell>
          <table:table-cell table:style-name="ce5" office:value-type="float" office:value="-0.207547396" calcext:value-type="float">
            <text:p>-2.08E-001</text:p>
          </table:table-cell>
          <table:table-cell table:formula="of:=[.A683]/[.$K$4]" office:value-type="float" office:value="0.141512603" calcext:value-type="float">
            <text:p>0.141512603</text:p>
          </table:table-cell>
          <table:table-cell table:number-columns-repeated="1021"/>
        </table:table-row>
        <table:table-row table:style-name="ro1">
          <table:table-cell table:style-name="ce2" office:value-type="float" office:value="0.0142460819" calcext:value-type="float">
            <text:p>1.42E-002</text:p>
          </table:table-cell>
          <table:table-cell table:style-name="ce5" office:value-type="float" office:value="-0.20971939" calcext:value-type="float">
            <text:p>-2.10E-001</text:p>
          </table:table-cell>
          <table:table-cell table:formula="of:=[.A684]/[.$K$4]" office:value-type="float" office:value="0.142460819" calcext:value-type="float">
            <text:p>0.142460819</text:p>
          </table:table-cell>
          <table:table-cell table:number-columns-repeated="1021"/>
        </table:table-row>
        <table:table-row table:style-name="ro1">
          <table:table-cell table:style-name="ce2" office:value-type="float" office:value="0.0143702468" calcext:value-type="float">
            <text:p>1.44E-002</text:p>
          </table:table-cell>
          <table:table-cell table:style-name="ce5" office:value-type="float" office:value="-0.212185085" calcext:value-type="float">
            <text:p>-2.12E-001</text:p>
          </table:table-cell>
          <table:table-cell table:formula="of:=[.A685]/[.$K$4]" office:value-type="float" office:value="0.143702468" calcext:value-type="float">
            <text:p>0.143702468</text:p>
          </table:table-cell>
          <table:table-cell table:number-columns-repeated="1021"/>
        </table:table-row>
        <table:table-row table:style-name="ro1">
          <table:table-cell table:style-name="ce2" office:value-type="float" office:value="0.0144704608" calcext:value-type="float">
            <text:p>1.45E-002</text:p>
          </table:table-cell>
          <table:table-cell table:style-name="ce5" office:value-type="float" office:value="-0.213944167" calcext:value-type="float">
            <text:p>-2.14E-001</text:p>
          </table:table-cell>
          <table:table-cell table:formula="of:=[.A686]/[.$K$4]" office:value-type="float" office:value="0.144704608" calcext:value-type="float">
            <text:p>0.144704608</text:p>
          </table:table-cell>
          <table:table-cell table:number-columns-repeated="1021"/>
        </table:table-row>
        <table:table-row table:style-name="ro1">
          <table:table-cell table:style-name="ce2" office:value-type="float" office:value="0.0147032896" calcext:value-type="float">
            <text:p>1.47E-002</text:p>
          </table:table-cell>
          <table:table-cell table:style-name="ce5" office:value-type="float" office:value="-0.218806922" calcext:value-type="float">
            <text:p>-2.19E-001</text:p>
          </table:table-cell>
          <table:table-cell table:formula="of:=[.A687]/[.$K$4]" office:value-type="float" office:value="0.147032896" calcext:value-type="float">
            <text:p>0.147032896</text:p>
          </table:table-cell>
          <table:table-cell table:number-columns-repeated="1021"/>
        </table:table-row>
        <table:table-row table:style-name="ro1">
          <table:table-cell table:style-name="ce2" office:value-type="float" office:value="0.0149964523" calcext:value-type="float">
            <text:p>1.50E-002</text:p>
          </table:table-cell>
          <table:table-cell table:style-name="ce5" office:value-type="float" office:value="-0.221806929" calcext:value-type="float">
            <text:p>-2.22E-001</text:p>
          </table:table-cell>
          <table:table-cell table:formula="of:=[.A688]/[.$K$4]" office:value-type="float" office:value="0.149964523" calcext:value-type="float">
            <text:p>0.149964523</text:p>
          </table:table-cell>
          <table:table-cell table:number-columns-repeated="1021"/>
        </table:table-row>
        <table:table-row table:style-name="ro1">
          <table:table-cell table:style-name="ce2" office:value-type="float" office:value="0.015111492" calcext:value-type="float">
            <text:p>1.51E-002</text:p>
          </table:table-cell>
          <table:table-cell table:style-name="ce5" office:value-type="float" office:value="-0.223564893" calcext:value-type="float">
            <text:p>-2.24E-001</text:p>
          </table:table-cell>
          <table:table-cell table:formula="of:=[.A689]/[.$K$4]" office:value-type="float" office:value="0.15111492" calcext:value-type="float">
            <text:p>0.15111492</text:p>
          </table:table-cell>
          <table:table-cell table:number-columns-repeated="1021"/>
        </table:table-row>
        <table:table-row table:style-name="ro1">
          <table:table-cell table:style-name="ce2" office:value-type="float" office:value="0.0152060743" calcext:value-type="float">
            <text:p>1.52E-002</text:p>
          </table:table-cell>
          <table:table-cell table:style-name="ce5" office:value-type="float" office:value="-0.226063967" calcext:value-type="float">
            <text:p>-2.26E-001</text:p>
          </table:table-cell>
          <table:table-cell table:formula="of:=[.A690]/[.$K$4]" office:value-type="float" office:value="0.152060743" calcext:value-type="float">
            <text:p>0.152060743</text:p>
          </table:table-cell>
          <table:table-cell table:number-columns-repeated="1021"/>
        </table:table-row>
        <table:table-row table:style-name="ro1">
          <table:table-cell table:style-name="ce2" office:value-type="float" office:value="0.0153383771" calcext:value-type="float">
            <text:p>1.53E-002</text:p>
          </table:table-cell>
          <table:table-cell table:style-name="ce5" office:value-type="float" office:value="-0.22814244" calcext:value-type="float">
            <text:p>-2.28E-001</text:p>
          </table:table-cell>
          <table:table-cell table:formula="of:=[.A691]/[.$K$4]" office:value-type="float" office:value="0.153383771" calcext:value-type="float">
            <text:p>0.153383771</text:p>
          </table:table-cell>
          <table:table-cell table:number-columns-repeated="1021"/>
        </table:table-row>
        <table:table-row table:style-name="ro1">
          <table:table-cell table:style-name="ce2" office:value-type="float" office:value="0.0154306907" calcext:value-type="float">
            <text:p>1.54E-002</text:p>
          </table:table-cell>
          <table:table-cell table:style-name="ce5" office:value-type="float" office:value="-0.229722336" calcext:value-type="float">
            <text:p>-2.30E-001</text:p>
          </table:table-cell>
          <table:table-cell table:formula="of:=[.A692]/[.$K$4]" office:value-type="float" office:value="0.154306907" calcext:value-type="float">
            <text:p>0.154306907</text:p>
          </table:table-cell>
          <table:table-cell table:number-columns-repeated="1021"/>
        </table:table-row>
        <table:table-row table:style-name="ro1">
          <table:table-cell table:style-name="ce2" office:value-type="float" office:value="0.0156688299" calcext:value-type="float">
            <text:p>1.57E-002</text:p>
          </table:table-cell>
          <table:table-cell table:style-name="ce5" office:value-type="float" office:value="-0.232569605" calcext:value-type="float">
            <text:p>-2.33E-001</text:p>
          </table:table-cell>
          <table:table-cell table:formula="of:=[.A693]/[.$K$4]" office:value-type="float" office:value="0.156688299" calcext:value-type="float">
            <text:p>0.156688299</text:p>
          </table:table-cell>
          <table:table-cell table:number-columns-repeated="1021"/>
        </table:table-row>
        <table:table-row table:style-name="ro1">
          <table:table-cell table:style-name="ce2" office:value-type="float" office:value="0.0158798788" calcext:value-type="float">
            <text:p>1.59E-002</text:p>
          </table:table-cell>
          <table:table-cell table:style-name="ce5" office:value-type="float" office:value="-0.23736845" calcext:value-type="float">
            <text:p>-2.37E-001</text:p>
          </table:table-cell>
          <table:table-cell table:formula="of:=[.A694]/[.$K$4]" office:value-type="float" office:value="0.158798788" calcext:value-type="float">
            <text:p>0.158798788</text:p>
          </table:table-cell>
          <table:table-cell table:number-columns-repeated="1021"/>
        </table:table-row>
        <table:table-row table:style-name="ro1">
          <table:table-cell table:style-name="ce2" office:value-type="float" office:value="0.0161235929" calcext:value-type="float">
            <text:p>1.61E-002</text:p>
          </table:table-cell>
          <table:table-cell table:style-name="ce5" office:value-type="float" office:value="-0.240286127" calcext:value-type="float">
            <text:p>-2.40E-001</text:p>
          </table:table-cell>
          <table:table-cell table:formula="of:=[.A695]/[.$K$4]" office:value-type="float" office:value="0.161235929" calcext:value-type="float">
            <text:p>0.161235929</text:p>
          </table:table-cell>
          <table:table-cell table:number-columns-repeated="1021"/>
        </table:table-row>
        <table:table-row table:style-name="ro1">
          <table:table-cell table:style-name="ce2" office:value-type="float" office:value="0.0162368808" calcext:value-type="float">
            <text:p>1.62E-002</text:p>
          </table:table-cell>
          <table:table-cell table:style-name="ce5" office:value-type="float" office:value="-0.241906539" calcext:value-type="float">
            <text:p>-2.42E-001</text:p>
          </table:table-cell>
          <table:table-cell table:formula="of:=[.A696]/[.$K$4]" office:value-type="float" office:value="0.162368808" calcext:value-type="float">
            <text:p>0.162368808</text:p>
          </table:table-cell>
          <table:table-cell table:number-columns-repeated="1021"/>
        </table:table-row>
        <table:table-row table:style-name="ro1">
          <table:table-cell table:style-name="ce2" office:value-type="float" office:value="0.0163073223" calcext:value-type="float">
            <text:p>1.63E-002</text:p>
          </table:table-cell>
          <table:table-cell table:style-name="ce5" office:value-type="float" office:value="-0.242325351" calcext:value-type="float">
            <text:p>-2.42E-001</text:p>
          </table:table-cell>
          <table:table-cell table:formula="of:=[.A697]/[.$K$4]" office:value-type="float" office:value="0.163073223" calcext:value-type="float">
            <text:p>0.163073223</text:p>
          </table:table-cell>
          <table:table-cell table:number-columns-repeated="1021"/>
        </table:table-row>
        <table:table-row table:style-name="ro1">
          <table:table-cell table:style-name="ce2" office:value-type="float" office:value="0.0163074043" calcext:value-type="float">
            <text:p>1.63E-002</text:p>
          </table:table-cell>
          <table:table-cell table:style-name="ce5" office:value-type="float" office:value="-0.242308974" calcext:value-type="float">
            <text:p>-2.42E-001</text:p>
          </table:table-cell>
          <table:table-cell table:formula="of:=[.A698]/[.$K$4]" office:value-type="float" office:value="0.163074043" calcext:value-type="float">
            <text:p>0.163074043</text:p>
          </table:table-cell>
          <table:table-cell table:number-columns-repeated="1021"/>
        </table:table-row>
        <table:table-row table:style-name="ro1">
          <table:table-cell table:style-name="ce2" office:value-type="float" office:value="0.016307909" calcext:value-type="float">
            <text:p>1.63E-002</text:p>
          </table:table-cell>
          <table:table-cell table:style-name="ce5" office:value-type="float" office:value="-0.242353588" calcext:value-type="float">
            <text:p>-2.42E-001</text:p>
          </table:table-cell>
          <table:table-cell table:formula="of:=[.A699]/[.$K$4]" office:value-type="float" office:value="0.16307909" calcext:value-type="float">
            <text:p>0.16307909</text:p>
          </table:table-cell>
          <table:table-cell table:number-columns-repeated="1021"/>
        </table:table-row>
        <table:table-row table:style-name="ro1">
          <table:table-cell table:style-name="ce2" office:value-type="float" office:value="0.0163202938" calcext:value-type="float">
            <text:p>1.63E-002</text:p>
          </table:table-cell>
          <table:table-cell table:style-name="ce5" office:value-type="float" office:value="-0.24264127" calcext:value-type="float">
            <text:p>-2.43E-001</text:p>
          </table:table-cell>
          <table:table-cell table:formula="of:=[.A700]/[.$K$4]" office:value-type="float" office:value="0.163202938" calcext:value-type="float">
            <text:p>0.163202938</text:p>
          </table:table-cell>
          <table:table-cell table:number-columns-repeated="1021"/>
        </table:table-row>
        <table:table-row table:style-name="ro1">
          <table:table-cell table:style-name="ce2" office:value-type="float" office:value="0.0163495075" calcext:value-type="float">
            <text:p>1.63E-002</text:p>
          </table:table-cell>
          <table:table-cell table:style-name="ce5" office:value-type="float" office:value="-0.243484557" calcext:value-type="float">
            <text:p>-2.43E-001</text:p>
          </table:table-cell>
          <table:table-cell table:formula="of:=[.A701]/[.$K$4]" office:value-type="float" office:value="0.163495075" calcext:value-type="float">
            <text:p>0.163495075</text:p>
          </table:table-cell>
          <table:table-cell table:number-columns-repeated="1021"/>
        </table:table-row>
        <table:table-row table:style-name="ro1">
          <table:table-cell table:style-name="ce2" office:value-type="float" office:value="0.0164285321" calcext:value-type="float">
            <text:p>1.64E-002</text:p>
          </table:table-cell>
          <table:table-cell table:style-name="ce5" office:value-type="float" office:value="-0.24486284" calcext:value-type="float">
            <text:p>-2.45E-001</text:p>
          </table:table-cell>
          <table:table-cell table:formula="of:=[.A702]/[.$K$4]" office:value-type="float" office:value="0.164285321" calcext:value-type="float">
            <text:p>0.164285321</text:p>
          </table:table-cell>
          <table:table-cell table:number-columns-repeated="1021"/>
        </table:table-row>
        <table:table-row table:style-name="ro1">
          <table:table-cell table:style-name="ce2" office:value-type="float" office:value="0.0165291503" calcext:value-type="float">
            <text:p>1.65E-002</text:p>
          </table:table-cell>
          <table:table-cell table:style-name="ce5" office:value-type="float" office:value="-0.246272177" calcext:value-type="float">
            <text:p>-2.46E-001</text:p>
          </table:table-cell>
          <table:table-cell table:formula="of:=[.A703]/[.$K$4]" office:value-type="float" office:value="0.165291503" calcext:value-type="float">
            <text:p>0.165291503</text:p>
          </table:table-cell>
          <table:table-cell table:number-columns-repeated="1021"/>
        </table:table-row>
        <table:table-row table:style-name="ro1">
          <table:table-cell table:style-name="ce2" office:value-type="float" office:value="0.0166694056" calcext:value-type="float">
            <text:p>1.67E-002</text:p>
          </table:table-cell>
          <table:table-cell table:style-name="ce5" office:value-type="float" office:value="-0.248186514" calcext:value-type="float">
            <text:p>-2.48E-001</text:p>
          </table:table-cell>
          <table:table-cell table:formula="of:=[.A704]/[.$K$4]" office:value-type="float" office:value="0.166694056" calcext:value-type="float">
            <text:p>0.166694056</text:p>
          </table:table-cell>
          <table:table-cell table:number-columns-repeated="1021"/>
        </table:table-row>
        <table:table-row table:style-name="ro1">
          <table:table-cell table:style-name="ce2" office:value-type="float" office:value="0.0167558901" calcext:value-type="float">
            <text:p>1.68E-002</text:p>
          </table:table-cell>
          <table:table-cell table:style-name="ce5" office:value-type="float" office:value="-0.249360651" calcext:value-type="float">
            <text:p>-2.49E-001</text:p>
          </table:table-cell>
          <table:table-cell table:formula="of:=[.A705]/[.$K$4]" office:value-type="float" office:value="0.167558901" calcext:value-type="float">
            <text:p>0.167558901</text:p>
          </table:table-cell>
          <table:table-cell table:number-columns-repeated="1021"/>
        </table:table-row>
        <table:table-row table:style-name="ro1">
          <table:table-cell table:style-name="ce2" office:value-type="float" office:value="0.0168244746" calcext:value-type="float">
            <text:p>1.68E-002</text:p>
          </table:table-cell>
          <table:table-cell table:style-name="ce5" office:value-type="float" office:value="-0.249827921" calcext:value-type="float">
            <text:p>-2.50E-001</text:p>
          </table:table-cell>
          <table:table-cell table:formula="of:=[.A706]/[.$K$4]" office:value-type="float" office:value="0.168244746" calcext:value-type="float">
            <text:p>0.168244746</text:p>
          </table:table-cell>
          <table:table-cell table:number-columns-repeated="1021"/>
        </table:table-row>
        <table:table-row table:style-name="ro1">
          <table:table-cell table:style-name="ce2" office:value-type="float" office:value="0.0168822557" calcext:value-type="float">
            <text:p>1.69E-002</text:p>
          </table:table-cell>
          <table:table-cell table:style-name="ce5" office:value-type="float" office:value="-0.251359582" calcext:value-type="float">
            <text:p>-2.51E-001</text:p>
          </table:table-cell>
          <table:table-cell table:formula="of:=[.A707]/[.$K$4]" office:value-type="float" office:value="0.168822557" calcext:value-type="float">
            <text:p>0.168822557</text:p>
          </table:table-cell>
          <table:table-cell table:number-columns-repeated="1021"/>
        </table:table-row>
        <table:table-row table:style-name="ro1">
          <table:table-cell table:style-name="ce2" office:value-type="float" office:value="0.0170017369" calcext:value-type="float">
            <text:p>1.70E-002</text:p>
          </table:table-cell>
          <table:table-cell table:style-name="ce5" office:value-type="float" office:value="-0.252459258" calcext:value-type="float">
            <text:p>-2.52E-001</text:p>
          </table:table-cell>
          <table:table-cell table:formula="of:=[.A708]/[.$K$4]" office:value-type="float" office:value="0.170017369" calcext:value-type="float">
            <text:p>0.170017369</text:p>
          </table:table-cell>
          <table:table-cell table:number-columns-repeated="1021"/>
        </table:table-row>
        <table:table-row table:style-name="ro1">
          <table:table-cell table:style-name="ce2" office:value-type="float" office:value="0.01708664" calcext:value-type="float">
            <text:p>1.71E-002</text:p>
          </table:table-cell>
          <table:table-cell table:style-name="ce5" office:value-type="float" office:value="-0.253588974" calcext:value-type="float">
            <text:p>-2.54E-001</text:p>
          </table:table-cell>
          <table:table-cell table:formula="of:=[.A709]/[.$K$4]" office:value-type="float" office:value="0.1708664" calcext:value-type="float">
            <text:p>0.1708664</text:p>
          </table:table-cell>
          <table:table-cell table:number-columns-repeated="1021"/>
        </table:table-row>
        <table:table-row table:style-name="ro1">
          <table:table-cell table:style-name="ce2" office:value-type="float" office:value="0.0171723776" calcext:value-type="float">
            <text:p>1.72E-002</text:p>
          </table:table-cell>
          <table:table-cell table:style-name="ce5" office:value-type="float" office:value="-0.255271703" calcext:value-type="float">
            <text:p>-2.55E-001</text:p>
          </table:table-cell>
          <table:table-cell table:formula="of:=[.A710]/[.$K$4]" office:value-type="float" office:value="0.171723776" calcext:value-type="float">
            <text:p>0.171723776</text:p>
          </table:table-cell>
          <table:table-cell table:number-columns-repeated="1021"/>
        </table:table-row>
        <table:table-row table:style-name="ro1">
          <table:table-cell table:style-name="ce2" office:value-type="float" office:value="0.0172979701" calcext:value-type="float">
            <text:p>1.73E-002</text:p>
          </table:table-cell>
          <table:table-cell table:style-name="ce5" office:value-type="float" office:value="-0.256990135" calcext:value-type="float">
            <text:p>-2.57E-001</text:p>
          </table:table-cell>
          <table:table-cell table:formula="of:=[.A711]/[.$K$4]" office:value-type="float" office:value="0.172979701" calcext:value-type="float">
            <text:p>0.172979701</text:p>
          </table:table-cell>
          <table:table-cell table:number-columns-repeated="1021"/>
        </table:table-row>
        <table:table-row table:style-name="ro1">
          <table:table-cell table:style-name="ce2" office:value-type="float" office:value="0.0173995402" calcext:value-type="float">
            <text:p>1.74E-002</text:p>
          </table:table-cell>
          <table:table-cell table:style-name="ce5" office:value-type="float" office:value="-0.258809835" calcext:value-type="float">
            <text:p>-2.59E-001</text:p>
          </table:table-cell>
          <table:table-cell table:formula="of:=[.A712]/[.$K$4]" office:value-type="float" office:value="0.173995402" calcext:value-type="float">
            <text:p>0.173995402</text:p>
          </table:table-cell>
          <table:table-cell table:number-columns-repeated="1021"/>
        </table:table-row>
        <table:table-row table:style-name="ro1">
          <table:table-cell table:style-name="ce2" office:value-type="float" office:value="0.0176709201" calcext:value-type="float">
            <text:p>1.77E-002</text:p>
          </table:table-cell>
          <table:table-cell table:style-name="ce5" office:value-type="float" office:value="-0.261245817" calcext:value-type="float">
            <text:p>-2.61E-001</text:p>
          </table:table-cell>
          <table:table-cell table:formula="of:=[.A713]/[.$K$4]" office:value-type="float" office:value="0.176709201" calcext:value-type="float">
            <text:p>0.176709201</text:p>
          </table:table-cell>
          <table:table-cell table:number-columns-repeated="1021"/>
        </table:table-row>
        <table:table-row table:style-name="ro1">
          <table:table-cell table:style-name="ce2" office:value-type="float" office:value="0.0179595649" calcext:value-type="float">
            <text:p>1.80E-002</text:p>
          </table:table-cell>
          <table:table-cell table:style-name="ce5" office:value-type="float" office:value="-0.264817953" calcext:value-type="float">
            <text:p>-2.65E-001</text:p>
          </table:table-cell>
          <table:table-cell table:formula="of:=[.A714]/[.$K$4]" office:value-type="float" office:value="0.179595649" calcext:value-type="float">
            <text:p>0.179595649</text:p>
          </table:table-cell>
          <table:table-cell table:number-columns-repeated="1021"/>
        </table:table-row>
        <table:table-row table:style-name="ro1">
          <table:table-cell table:style-name="ce2" office:value-type="float" office:value="0.0181017332" calcext:value-type="float">
            <text:p>1.81E-002</text:p>
          </table:table-cell>
          <table:table-cell table:style-name="ce5" office:value-type="float" office:value="-0.266406745" calcext:value-type="float">
            <text:p>-2.66E-001</text:p>
          </table:table-cell>
          <table:table-cell table:formula="of:=[.A715]/[.$K$4]" office:value-type="float" office:value="0.181017332" calcext:value-type="float">
            <text:p>0.181017332</text:p>
          </table:table-cell>
          <table:table-cell table:number-columns-repeated="1021"/>
        </table:table-row>
        <table:table-row table:style-name="ro1">
          <table:table-cell table:style-name="ce2" office:value-type="float" office:value="0.0182044879" calcext:value-type="float">
            <text:p>1.82E-002</text:p>
          </table:table-cell>
          <table:table-cell table:style-name="ce5" office:value-type="float" office:value="-0.26774779" calcext:value-type="float">
            <text:p>-2.68E-001</text:p>
          </table:table-cell>
          <table:table-cell table:formula="of:=[.A716]/[.$K$4]" office:value-type="float" office:value="0.182044879" calcext:value-type="float">
            <text:p>0.182044879</text:p>
          </table:table-cell>
          <table:table-cell table:number-columns-repeated="1021"/>
        </table:table-row>
        <table:table-row table:style-name="ro1">
          <table:table-cell table:style-name="ce2" office:value-type="float" office:value="0.0182385445" calcext:value-type="float">
            <text:p>1.82E-002</text:p>
          </table:table-cell>
          <table:table-cell table:style-name="ce5" office:value-type="float" office:value="-0.267940432" calcext:value-type="float">
            <text:p>-2.68E-001</text:p>
          </table:table-cell>
          <table:table-cell table:formula="of:=[.A717]/[.$K$4]" office:value-type="float" office:value="0.182385445" calcext:value-type="float">
            <text:p>0.182385445</text:p>
          </table:table-cell>
          <table:table-cell table:number-columns-repeated="1021"/>
        </table:table-row>
        <table:table-row table:style-name="ro1">
          <table:table-cell table:style-name="ce2" office:value-type="float" office:value="0.0182491671" calcext:value-type="float">
            <text:p>1.82E-002</text:p>
          </table:table-cell>
          <table:table-cell table:style-name="ce5" office:value-type="float" office:value="-0.268229991" calcext:value-type="float">
            <text:p>-2.68E-001</text:p>
          </table:table-cell>
          <table:table-cell table:formula="of:=[.A718]/[.$K$4]" office:value-type="float" office:value="0.182491671" calcext:value-type="float">
            <text:p>0.182491671</text:p>
          </table:table-cell>
          <table:table-cell table:number-columns-repeated="1021"/>
        </table:table-row>
        <table:table-row table:style-name="ro1">
          <table:table-cell table:style-name="ce2" office:value-type="float" office:value="0.0183570292" calcext:value-type="float">
            <text:p>1.84E-002</text:p>
          </table:table-cell>
          <table:table-cell table:style-name="ce5" office:value-type="float" office:value="-0.269459903" calcext:value-type="float">
            <text:p>-2.69E-001</text:p>
          </table:table-cell>
          <table:table-cell table:formula="of:=[.A719]/[.$K$4]" office:value-type="float" office:value="0.183570292" calcext:value-type="float">
            <text:p>0.183570292</text:p>
          </table:table-cell>
          <table:table-cell table:number-columns-repeated="1021"/>
        </table:table-row>
        <table:table-row table:style-name="ro1">
          <table:table-cell table:style-name="ce2" office:value-type="float" office:value="0.0185200814" calcext:value-type="float">
            <text:p>1.85E-002</text:p>
          </table:table-cell>
          <table:table-cell table:style-name="ce5" office:value-type="float" office:value="-0.271284401" calcext:value-type="float">
            <text:p>-2.71E-001</text:p>
          </table:table-cell>
          <table:table-cell table:formula="of:=[.A720]/[.$K$4]" office:value-type="float" office:value="0.185200814" calcext:value-type="float">
            <text:p>0.185200814</text:p>
          </table:table-cell>
          <table:table-cell table:number-columns-repeated="1021"/>
        </table:table-row>
        <table:table-row table:style-name="ro1">
          <table:table-cell table:style-name="ce2" office:value-type="float" office:value="0.0186166801" calcext:value-type="float">
            <text:p>1.86E-002</text:p>
          </table:table-cell>
          <table:table-cell table:style-name="ce5" office:value-type="float" office:value="-0.272388101" calcext:value-type="float">
            <text:p>-2.72E-001</text:p>
          </table:table-cell>
          <table:table-cell table:formula="of:=[.A721]/[.$K$4]" office:value-type="float" office:value="0.186166801" calcext:value-type="float">
            <text:p>0.186166801</text:p>
          </table:table-cell>
          <table:table-cell table:number-columns-repeated="1021"/>
        </table:table-row>
        <table:table-row table:style-name="ro1">
          <table:table-cell table:style-name="ce2" office:value-type="float" office:value="0.0187102947" calcext:value-type="float">
            <text:p>1.87E-002</text:p>
          </table:table-cell>
          <table:table-cell table:style-name="ce5" office:value-type="float" office:value="-0.273481518" calcext:value-type="float">
            <text:p>-2.73E-001</text:p>
          </table:table-cell>
          <table:table-cell table:formula="of:=[.A722]/[.$K$4]" office:value-type="float" office:value="0.187102947" calcext:value-type="float">
            <text:p>0.187102947</text:p>
          </table:table-cell>
          <table:table-cell table:number-columns-repeated="1021"/>
        </table:table-row>
        <table:table-row table:style-name="ro1">
          <table:table-cell table:style-name="ce2" office:value-type="float" office:value="0.0187696833" calcext:value-type="float">
            <text:p>1.88E-002</text:p>
          </table:table-cell>
          <table:table-cell table:style-name="ce5" office:value-type="float" office:value="-0.27418837" calcext:value-type="float">
            <text:p>-2.74E-001</text:p>
          </table:table-cell>
          <table:table-cell table:formula="of:=[.A723]/[.$K$4]" office:value-type="float" office:value="0.187696833" calcext:value-type="float">
            <text:p>0.187696833</text:p>
          </table:table-cell>
          <table:table-cell table:number-columns-repeated="1021"/>
        </table:table-row>
        <table:table-row table:style-name="ro1">
          <table:table-cell table:style-name="ce2" office:value-type="float" office:value="0.0188895669" calcext:value-type="float">
            <text:p>1.89E-002</text:p>
          </table:table-cell>
          <table:table-cell table:style-name="ce5" office:value-type="float" office:value="-0.275624394" calcext:value-type="float">
            <text:p>-2.76E-001</text:p>
          </table:table-cell>
          <table:table-cell table:formula="of:=[.A724]/[.$K$4]" office:value-type="float" office:value="0.188895669" calcext:value-type="float">
            <text:p>0.188895669</text:p>
          </table:table-cell>
          <table:table-cell table:number-columns-repeated="1021"/>
        </table:table-row>
        <table:table-row table:style-name="ro1">
          <table:table-cell table:style-name="ce2" office:value-type="float" office:value="0.0189931467" calcext:value-type="float">
            <text:p>1.90E-002</text:p>
          </table:table-cell>
          <table:table-cell table:style-name="ce5" office:value-type="float" office:value="-0.276669294" calcext:value-type="float">
            <text:p>-2.77E-001</text:p>
          </table:table-cell>
          <table:table-cell table:formula="of:=[.A725]/[.$K$4]" office:value-type="float" office:value="0.189931467" calcext:value-type="float">
            <text:p>0.189931467</text:p>
          </table:table-cell>
          <table:table-cell table:number-columns-repeated="1021"/>
        </table:table-row>
        <table:table-row table:style-name="ro1">
          <table:table-cell table:style-name="ce2" office:value-type="float" office:value="0.0190797057" calcext:value-type="float">
            <text:p>1.91E-002</text:p>
          </table:table-cell>
          <table:table-cell table:style-name="ce5" office:value-type="float" office:value="-0.278067172" calcext:value-type="float">
            <text:p>-2.78E-001</text:p>
          </table:table-cell>
          <table:table-cell table:formula="of:=[.A726]/[.$K$4]" office:value-type="float" office:value="0.190797057" calcext:value-type="float">
            <text:p>0.190797057</text:p>
          </table:table-cell>
          <table:table-cell table:number-columns-repeated="1021"/>
        </table:table-row>
        <table:table-row table:style-name="ro1">
          <table:table-cell table:style-name="ce2" office:value-type="float" office:value="0.0192757435" calcext:value-type="float">
            <text:p>1.93E-002</text:p>
          </table:table-cell>
          <table:table-cell table:style-name="ce5" office:value-type="float" office:value="-0.279852808" calcext:value-type="float">
            <text:p>-2.80E-001</text:p>
          </table:table-cell>
          <table:table-cell table:formula="of:=[.A727]/[.$K$4]" office:value-type="float" office:value="0.192757435" calcext:value-type="float">
            <text:p>0.192757435</text:p>
          </table:table-cell>
          <table:table-cell table:number-columns-repeated="1021"/>
        </table:table-row>
        <table:table-row table:style-name="ro1">
          <table:table-cell table:style-name="ce2" office:value-type="float" office:value="0.0193779953" calcext:value-type="float">
            <text:p>1.94E-002</text:p>
          </table:table-cell>
          <table:table-cell table:style-name="ce5" office:value-type="float" office:value="-0.280233443" calcext:value-type="float">
            <text:p>-2.80E-001</text:p>
          </table:table-cell>
          <table:table-cell table:formula="of:=[.A728]/[.$K$4]" office:value-type="float" office:value="0.193779953" calcext:value-type="float">
            <text:p>0.193779953</text:p>
          </table:table-cell>
          <table:table-cell table:number-columns-repeated="1021"/>
        </table:table-row>
        <table:table-row table:style-name="ro1">
          <table:table-cell table:style-name="ce2" office:value-type="float" office:value="0.0194918811" calcext:value-type="float">
            <text:p>1.95E-002</text:p>
          </table:table-cell>
          <table:table-cell table:style-name="ce5" office:value-type="float" office:value="-0.28131935" calcext:value-type="float">
            <text:p>-2.81E-001</text:p>
          </table:table-cell>
          <table:table-cell table:formula="of:=[.A729]/[.$K$4]" office:value-type="float" office:value="0.194918811" calcext:value-type="float">
            <text:p>0.194918811</text:p>
          </table:table-cell>
          <table:table-cell table:number-columns-repeated="1021"/>
        </table:table-row>
        <table:table-row table:style-name="ro1">
          <table:table-cell table:style-name="ce2" office:value-type="float" office:value="0.019585155" calcext:value-type="float">
            <text:p>1.96E-002</text:p>
          </table:table-cell>
          <table:table-cell table:style-name="ce5" office:value-type="float" office:value="-0.282604843" calcext:value-type="float">
            <text:p>-2.83E-001</text:p>
          </table:table-cell>
          <table:table-cell table:formula="of:=[.A730]/[.$K$4]" office:value-type="float" office:value="0.19585155" calcext:value-type="float">
            <text:p>0.19585155</text:p>
          </table:table-cell>
          <table:table-cell table:number-columns-repeated="1021"/>
        </table:table-row>
        <table:table-row table:style-name="ro1">
          <table:table-cell table:style-name="ce2" office:value-type="float" office:value="0.0196947046" calcext:value-type="float">
            <text:p>1.97E-002</text:p>
          </table:table-cell>
          <table:table-cell table:style-name="ce5" office:value-type="float" office:value="-0.283263564" calcext:value-type="float">
            <text:p>-2.83E-001</text:p>
          </table:table-cell>
          <table:table-cell table:formula="of:=[.A731]/[.$K$4]" office:value-type="float" office:value="0.196947046" calcext:value-type="float">
            <text:p>0.196947046</text:p>
          </table:table-cell>
          <table:table-cell table:number-columns-repeated="1021"/>
        </table:table-row>
        <table:table-row table:style-name="ro1">
          <table:table-cell table:style-name="ce2" office:value-type="float" office:value="0.0197933521" calcext:value-type="float">
            <text:p>1.98E-002</text:p>
          </table:table-cell>
          <table:table-cell table:style-name="ce5" office:value-type="float" office:value="-0.284537286" calcext:value-type="float">
            <text:p>-2.85E-001</text:p>
          </table:table-cell>
          <table:table-cell table:formula="of:=[.A732]/[.$K$4]" office:value-type="float" office:value="0.197933521" calcext:value-type="float">
            <text:p>0.197933521</text:p>
          </table:table-cell>
          <table:table-cell table:number-columns-repeated="1021"/>
        </table:table-row>
        <table:table-row table:style-name="ro1">
          <table:table-cell table:style-name="ce2" office:value-type="float" office:value="0.019933071" calcext:value-type="float">
            <text:p>1.99E-002</text:p>
          </table:table-cell>
          <table:table-cell table:style-name="ce5" office:value-type="float" office:value="-0.285416812" calcext:value-type="float">
            <text:p>-2.85E-001</text:p>
          </table:table-cell>
          <table:table-cell table:formula="of:=[.A733]/[.$K$4]" office:value-type="float" office:value="0.19933071" calcext:value-type="float">
            <text:p>0.19933071</text:p>
          </table:table-cell>
          <table:table-cell table:number-columns-repeated="1021"/>
        </table:table-row>
        <table:table-row table:style-name="ro1">
          <table:table-cell table:style-name="ce2" office:value-type="float" office:value="0.0200326834" calcext:value-type="float">
            <text:p>2.00E-002</text:p>
          </table:table-cell>
          <table:table-cell table:style-name="ce5" office:value-type="float" office:value="-0.286333054" calcext:value-type="float">
            <text:p>-2.86E-001</text:p>
          </table:table-cell>
          <table:table-cell table:formula="of:=[.A734]/[.$K$4]" office:value-type="float" office:value="0.200326834" calcext:value-type="float">
            <text:p>0.200326834</text:p>
          </table:table-cell>
          <table:table-cell table:number-columns-repeated="1021"/>
        </table:table-row>
        <table:table-row table:style-name="ro1">
          <table:table-cell table:style-name="ce2" office:value-type="float" office:value="0.0202486273" calcext:value-type="float">
            <text:p>2.02E-002</text:p>
          </table:table-cell>
          <table:table-cell table:style-name="ce5" office:value-type="float" office:value="-0.288452864" calcext:value-type="float">
            <text:p>-2.88E-001</text:p>
          </table:table-cell>
          <table:table-cell table:formula="of:=[.A735]/[.$K$4]" office:value-type="float" office:value="0.202486273" calcext:value-type="float">
            <text:p>0.202486273</text:p>
          </table:table-cell>
          <table:table-cell table:number-columns-repeated="1021"/>
        </table:table-row>
        <table:table-row table:style-name="ro1">
          <table:table-cell table:style-name="ce2" office:value-type="float" office:value="0.0204575676" calcext:value-type="float">
            <text:p>2.05E-002</text:p>
          </table:table-cell>
          <table:table-cell table:style-name="ce5" office:value-type="float" office:value="-0.290089518" calcext:value-type="float">
            <text:p>-2.90E-001</text:p>
          </table:table-cell>
          <table:table-cell table:formula="of:=[.A736]/[.$K$4]" office:value-type="float" office:value="0.204575676" calcext:value-type="float">
            <text:p>0.204575676</text:p>
          </table:table-cell>
          <table:table-cell table:number-columns-repeated="1021"/>
        </table:table-row>
        <table:table-row table:style-name="ro1">
          <table:table-cell table:style-name="ce2" office:value-type="float" office:value="0.0205717273" calcext:value-type="float">
            <text:p>2.06E-002</text:p>
          </table:table-cell>
          <table:table-cell table:style-name="ce5" office:value-type="float" office:value="-0.291109353" calcext:value-type="float">
            <text:p>-2.91E-001</text:p>
          </table:table-cell>
          <table:table-cell table:formula="of:=[.A737]/[.$K$4]" office:value-type="float" office:value="0.205717273" calcext:value-type="float">
            <text:p>0.205717273</text:p>
          </table:table-cell>
          <table:table-cell table:number-columns-repeated="1021"/>
        </table:table-row>
        <table:table-row table:style-name="ro1">
          <table:table-cell table:style-name="ce2" office:value-type="float" office:value="0.0206953026" calcext:value-type="float">
            <text:p>2.07E-002</text:p>
          </table:table-cell>
          <table:table-cell table:style-name="ce5" office:value-type="float" office:value="-0.292198658" calcext:value-type="float">
            <text:p>-2.92E-001</text:p>
          </table:table-cell>
          <table:table-cell table:formula="of:=[.A738]/[.$K$4]" office:value-type="float" office:value="0.206953026" calcext:value-type="float">
            <text:p>0.206953026</text:p>
          </table:table-cell>
          <table:table-cell table:number-columns-repeated="1021"/>
        </table:table-row>
        <table:table-row table:style-name="ro1">
          <table:table-cell table:style-name="ce2" office:value-type="float" office:value="0.0208490826" calcext:value-type="float">
            <text:p>2.08E-002</text:p>
          </table:table-cell>
          <table:table-cell table:style-name="ce5" office:value-type="float" office:value="-0.29321003" calcext:value-type="float">
            <text:p>-2.93E-001</text:p>
          </table:table-cell>
          <table:table-cell table:formula="of:=[.A739]/[.$K$4]" office:value-type="float" office:value="0.208490826" calcext:value-type="float">
            <text:p>0.208490826</text:p>
          </table:table-cell>
          <table:table-cell table:number-columns-repeated="1021"/>
        </table:table-row>
        <table:table-row table:style-name="ro1">
          <table:table-cell table:style-name="ce2" office:value-type="float" office:value="0.02096227" calcext:value-type="float">
            <text:p>2.10E-002</text:p>
          </table:table-cell>
          <table:table-cell table:style-name="ce5" office:value-type="float" office:value="-0.294290066" calcext:value-type="float">
            <text:p>-2.94E-001</text:p>
          </table:table-cell>
          <table:table-cell table:formula="of:=[.A740]/[.$K$4]" office:value-type="float" office:value="0.2096227" calcext:value-type="float">
            <text:p>0.2096227</text:p>
          </table:table-cell>
          <table:table-cell table:number-columns-repeated="1021"/>
        </table:table-row>
        <table:table-row table:style-name="ro1">
          <table:table-cell table:style-name="ce2" office:value-type="float" office:value="0.0210626274" calcext:value-type="float">
            <text:p>2.11E-002</text:p>
          </table:table-cell>
          <table:table-cell table:style-name="ce5" office:value-type="float" office:value="-0.295051962" calcext:value-type="float">
            <text:p>-2.95E-001</text:p>
          </table:table-cell>
          <table:table-cell table:formula="of:=[.A741]/[.$K$4]" office:value-type="float" office:value="0.210626274" calcext:value-type="float">
            <text:p>0.210626274</text:p>
          </table:table-cell>
          <table:table-cell table:number-columns-repeated="1021"/>
        </table:table-row>
        <table:table-row table:style-name="ro1">
          <table:table-cell table:style-name="ce2" office:value-type="float" office:value="0.0212330036" calcext:value-type="float">
            <text:p>2.12E-002</text:p>
          </table:table-cell>
          <table:table-cell table:style-name="ce5" office:value-type="float" office:value="-0.296267599" calcext:value-type="float">
            <text:p>-2.96E-001</text:p>
          </table:table-cell>
          <table:table-cell table:formula="of:=[.A742]/[.$K$4]" office:value-type="float" office:value="0.212330036" calcext:value-type="float">
            <text:p>0.212330036</text:p>
          </table:table-cell>
          <table:table-cell table:number-columns-repeated="1021"/>
        </table:table-row>
        <table:table-row table:style-name="ro1">
          <table:table-cell table:style-name="ce2" office:value-type="float" office:value="0.0214080401" calcext:value-type="float">
            <text:p>2.14E-002</text:p>
          </table:table-cell>
          <table:table-cell table:style-name="ce5" office:value-type="float" office:value="-0.29715988" calcext:value-type="float">
            <text:p>-2.97E-001</text:p>
          </table:table-cell>
          <table:table-cell table:formula="of:=[.A743]/[.$K$4]" office:value-type="float" office:value="0.214080401" calcext:value-type="float">
            <text:p>0.214080401</text:p>
          </table:table-cell>
          <table:table-cell table:number-columns-repeated="1021"/>
        </table:table-row>
        <table:table-row table:style-name="ro1">
          <table:table-cell table:style-name="ce2" office:value-type="float" office:value="0.0214496534" calcext:value-type="float">
            <text:p>2.14E-002</text:p>
          </table:table-cell>
          <table:table-cell table:style-name="ce5" office:value-type="float" office:value="-0.297775209" calcext:value-type="float">
            <text:p>-2.98E-001</text:p>
          </table:table-cell>
          <table:table-cell table:formula="of:=[.A744]/[.$K$4]" office:value-type="float" office:value="0.214496534" calcext:value-type="float">
            <text:p>0.214496534</text:p>
          </table:table-cell>
          <table:table-cell table:number-columns-repeated="1021"/>
        </table:table-row>
        <table:table-row table:style-name="ro1">
          <table:table-cell table:style-name="ce2" office:value-type="float" office:value="0.0215967558" calcext:value-type="float">
            <text:p>2.16E-002</text:p>
          </table:table-cell>
          <table:table-cell table:style-name="ce5" office:value-type="float" office:value="-0.298855931" calcext:value-type="float">
            <text:p>-2.99E-001</text:p>
          </table:table-cell>
          <table:table-cell table:formula="of:=[.A745]/[.$K$4]" office:value-type="float" office:value="0.215967558" calcext:value-type="float">
            <text:p>0.215967558</text:p>
          </table:table-cell>
          <table:table-cell table:number-columns-repeated="1021"/>
        </table:table-row>
        <table:table-row table:style-name="ro1">
          <table:table-cell table:style-name="ce2" office:value-type="float" office:value="0.0217381604" calcext:value-type="float">
            <text:p>2.17E-002</text:p>
          </table:table-cell>
          <table:table-cell table:style-name="ce5" office:value-type="float" office:value="-0.299845368" calcext:value-type="float">
            <text:p>-3.00E-001</text:p>
          </table:table-cell>
          <table:table-cell table:formula="of:=[.A746]/[.$K$4]" office:value-type="float" office:value="0.217381604" calcext:value-type="float">
            <text:p>0.217381604</text:p>
          </table:table-cell>
          <table:table-cell table:number-columns-repeated="1021"/>
        </table:table-row>
        <table:table-row table:style-name="ro1">
          <table:table-cell table:style-name="ce2" office:value-type="float" office:value="0.0217960011" calcext:value-type="float">
            <text:p>2.18E-002</text:p>
          </table:table-cell>
          <table:table-cell table:style-name="ce5" office:value-type="float" office:value="-0.300655603" calcext:value-type="float">
            <text:p>-3.01E-001</text:p>
          </table:table-cell>
          <table:table-cell table:formula="of:=[.A747]/[.$K$4]" office:value-type="float" office:value="0.217960011" calcext:value-type="float">
            <text:p>0.217960011</text:p>
          </table:table-cell>
          <table:table-cell table:number-columns-repeated="1021"/>
        </table:table-row>
        <table:table-row table:style-name="ro1">
          <table:table-cell table:style-name="ce2" office:value-type="float" office:value="0.0219817832" calcext:value-type="float">
            <text:p>2.20E-002</text:p>
          </table:table-cell>
          <table:table-cell table:style-name="ce5" office:value-type="float" office:value="-0.301876605" calcext:value-type="float">
            <text:p>-3.02E-001</text:p>
          </table:table-cell>
          <table:table-cell table:formula="of:=[.A748]/[.$K$4]" office:value-type="float" office:value="0.219817832" calcext:value-type="float">
            <text:p>0.219817832</text:p>
          </table:table-cell>
          <table:table-cell table:number-columns-repeated="1021"/>
        </table:table-row>
        <table:table-row table:style-name="ro1">
          <table:table-cell table:style-name="ce2" office:value-type="float" office:value="0.0221307501" calcext:value-type="float">
            <text:p>2.21E-002</text:p>
          </table:table-cell>
          <table:table-cell table:style-name="ce5" office:value-type="float" office:value="-0.302558869" calcext:value-type="float">
            <text:p>-3.03E-001</text:p>
          </table:table-cell>
          <table:table-cell table:formula="of:=[.A749]/[.$K$4]" office:value-type="float" office:value="0.221307501" calcext:value-type="float">
            <text:p>0.221307501</text:p>
          </table:table-cell>
          <table:table-cell table:number-columns-repeated="1021"/>
        </table:table-row>
        <table:table-row table:style-name="ro1">
          <table:table-cell table:style-name="ce2" office:value-type="float" office:value="0.0222219918" calcext:value-type="float">
            <text:p>2.22E-002</text:p>
          </table:table-cell>
          <table:table-cell table:style-name="ce5" office:value-type="float" office:value="-0.303129107" calcext:value-type="float">
            <text:p>-3.03E-001</text:p>
          </table:table-cell>
          <table:table-cell table:formula="of:=[.A750]/[.$K$4]" office:value-type="float" office:value="0.222219918" calcext:value-type="float">
            <text:p>0.222219918</text:p>
          </table:table-cell>
          <table:table-cell table:number-columns-repeated="1021"/>
        </table:table-row>
        <table:table-row table:style-name="ro1">
          <table:table-cell table:style-name="ce2" office:value-type="float" office:value="0.0223669875" calcext:value-type="float">
            <text:p>2.24E-002</text:p>
          </table:table-cell>
          <table:table-cell table:style-name="ce5" office:value-type="float" office:value="-0.304024071" calcext:value-type="float">
            <text:p>-3.04E-001</text:p>
          </table:table-cell>
          <table:table-cell table:formula="of:=[.A751]/[.$K$4]" office:value-type="float" office:value="0.223669875" calcext:value-type="float">
            <text:p>0.223669875</text:p>
          </table:table-cell>
          <table:table-cell table:number-columns-repeated="1021"/>
        </table:table-row>
        <table:table-row table:style-name="ro1">
          <table:table-cell table:style-name="ce2" office:value-type="float" office:value="0.0224620551" calcext:value-type="float">
            <text:p>2.25E-002</text:p>
          </table:table-cell>
          <table:table-cell table:style-name="ce5" office:value-type="float" office:value="-0.305052131" calcext:value-type="float">
            <text:p>-3.05E-001</text:p>
          </table:table-cell>
          <table:table-cell table:formula="of:=[.A752]/[.$K$4]" office:value-type="float" office:value="0.224620551" calcext:value-type="float">
            <text:p>0.224620551</text:p>
          </table:table-cell>
          <table:table-cell table:number-columns-repeated="1021"/>
        </table:table-row>
        <table:table-row table:style-name="ro1">
          <table:table-cell table:style-name="ce2" office:value-type="float" office:value="0.022633804" calcext:value-type="float">
            <text:p>2.26E-002</text:p>
          </table:table-cell>
          <table:table-cell table:style-name="ce5" office:value-type="float" office:value="-0.305692911" calcext:value-type="float">
            <text:p>-3.06E-001</text:p>
          </table:table-cell>
          <table:table-cell table:formula="of:=[.A753]/[.$K$4]" office:value-type="float" office:value="0.22633804" calcext:value-type="float">
            <text:p>0.22633804</text:p>
          </table:table-cell>
          <table:table-cell table:number-columns-repeated="1021"/>
        </table:table-row>
        <table:table-row table:style-name="ro1">
          <table:table-cell table:style-name="ce2" office:value-type="float" office:value="0.0227636788" calcext:value-type="float">
            <text:p>2.28E-002</text:p>
          </table:table-cell>
          <table:table-cell table:style-name="ce5" office:value-type="float" office:value="-0.306549609" calcext:value-type="float">
            <text:p>-3.07E-001</text:p>
          </table:table-cell>
          <table:table-cell table:formula="of:=[.A754]/[.$K$4]" office:value-type="float" office:value="0.227636788" calcext:value-type="float">
            <text:p>0.227636788</text:p>
          </table:table-cell>
          <table:table-cell table:number-columns-repeated="1021"/>
        </table:table-row>
        <table:table-row table:style-name="ro1">
          <table:table-cell table:style-name="ce2" office:value-type="float" office:value="0.0228857156" calcext:value-type="float">
            <text:p>2.29E-002</text:p>
          </table:table-cell>
          <table:table-cell table:style-name="ce5" office:value-type="float" office:value="-0.307173967" calcext:value-type="float">
            <text:p>-3.07E-001</text:p>
          </table:table-cell>
          <table:table-cell table:formula="of:=[.A755]/[.$K$4]" office:value-type="float" office:value="0.228857156" calcext:value-type="float">
            <text:p>0.228857156</text:p>
          </table:table-cell>
          <table:table-cell table:number-columns-repeated="1021"/>
        </table:table-row>
        <table:table-row table:style-name="ro1">
          <table:table-cell table:style-name="ce2" office:value-type="float" office:value="0.0229455996" calcext:value-type="float">
            <text:p>2.29E-002</text:p>
          </table:table-cell>
          <table:table-cell table:style-name="ce5" office:value-type="float" office:value="-0.307749748" calcext:value-type="float">
            <text:p>-3.08E-001</text:p>
          </table:table-cell>
          <table:table-cell table:formula="of:=[.A756]/[.$K$4]" office:value-type="float" office:value="0.229455996" calcext:value-type="float">
            <text:p>0.229455996</text:p>
          </table:table-cell>
          <table:table-cell table:number-columns-repeated="1021"/>
        </table:table-row>
        <table:table-row table:style-name="ro1">
          <table:table-cell table:style-name="ce2" office:value-type="float" office:value="0.0231184158" calcext:value-type="float">
            <text:p>2.31E-002</text:p>
          </table:table-cell>
          <table:table-cell table:style-name="ce5" office:value-type="float" office:value="-0.308135957" calcext:value-type="float">
            <text:p>-3.08E-001</text:p>
          </table:table-cell>
          <table:table-cell table:formula="of:=[.A757]/[.$K$4]" office:value-type="float" office:value="0.231184158" calcext:value-type="float">
            <text:p>0.231184158</text:p>
          </table:table-cell>
          <table:table-cell table:number-columns-repeated="1021"/>
        </table:table-row>
        <table:table-row table:style-name="ro1">
          <table:table-cell table:style-name="ce2" office:value-type="float" office:value="0.0232397579" calcext:value-type="float">
            <text:p>2.32E-002</text:p>
          </table:table-cell>
          <table:table-cell table:style-name="ce5" office:value-type="float" office:value="-0.309218049" calcext:value-type="float">
            <text:p>-3.09E-001</text:p>
          </table:table-cell>
          <table:table-cell table:formula="of:=[.A758]/[.$K$4]" office:value-type="float" office:value="0.232397579" calcext:value-type="float">
            <text:p>0.232397579</text:p>
          </table:table-cell>
          <table:table-cell table:number-columns-repeated="1021"/>
        </table:table-row>
        <table:table-row table:style-name="ro1">
          <table:table-cell table:style-name="ce2" office:value-type="float" office:value="0.0234207474" calcext:value-type="float">
            <text:p>2.34E-002</text:p>
          </table:table-cell>
          <table:table-cell table:style-name="ce5" office:value-type="float" office:value="-0.310349554" calcext:value-type="float">
            <text:p>-3.10E-001</text:p>
          </table:table-cell>
          <table:table-cell table:formula="of:=[.A759]/[.$K$4]" office:value-type="float" office:value="0.234207474" calcext:value-type="float">
            <text:p>0.234207474</text:p>
          </table:table-cell>
          <table:table-cell table:number-columns-repeated="1021"/>
        </table:table-row>
        <table:table-row table:style-name="ro1">
          <table:table-cell table:style-name="ce2" office:value-type="float" office:value="0.0235921517" calcext:value-type="float">
            <text:p>2.36E-002</text:p>
          </table:table-cell>
          <table:table-cell table:style-name="ce5" office:value-type="float" office:value="-0.311282605" calcext:value-type="float">
            <text:p>-3.11E-001</text:p>
          </table:table-cell>
          <table:table-cell table:formula="of:=[.A760]/[.$K$4]" office:value-type="float" office:value="0.235921517" calcext:value-type="float">
            <text:p>0.235921517</text:p>
          </table:table-cell>
          <table:table-cell table:number-columns-repeated="1021"/>
        </table:table-row>
        <table:table-row table:style-name="ro1">
          <table:table-cell table:style-name="ce2" office:value-type="float" office:value="0.0238044802" calcext:value-type="float">
            <text:p>2.38E-002</text:p>
          </table:table-cell>
          <table:table-cell table:style-name="ce5" office:value-type="float" office:value="-0.312442064" calcext:value-type="float">
            <text:p>-3.12E-001</text:p>
          </table:table-cell>
          <table:table-cell table:formula="of:=[.A761]/[.$K$4]" office:value-type="float" office:value="0.238044802" calcext:value-type="float">
            <text:p>0.238044802</text:p>
          </table:table-cell>
          <table:table-cell table:number-columns-repeated="1021"/>
        </table:table-row>
        <table:table-row table:style-name="ro1">
          <table:table-cell table:style-name="ce2" office:value-type="float" office:value="0.023991216" calcext:value-type="float">
            <text:p>2.40E-002</text:p>
          </table:table-cell>
          <table:table-cell table:style-name="ce5" office:value-type="float" office:value="-0.313347489" calcext:value-type="float">
            <text:p>-3.13E-001</text:p>
          </table:table-cell>
          <table:table-cell table:formula="of:=[.A762]/[.$K$4]" office:value-type="float" office:value="0.23991216" calcext:value-type="float">
            <text:p>0.23991216</text:p>
          </table:table-cell>
          <table:table-cell table:number-columns-repeated="1021"/>
        </table:table-row>
        <table:table-row table:style-name="ro1">
          <table:table-cell table:style-name="ce2" office:value-type="float" office:value="0.0240356773" calcext:value-type="float">
            <text:p>2.40E-002</text:p>
          </table:table-cell>
          <table:table-cell table:style-name="ce5" office:value-type="float" office:value="-0.313657671" calcext:value-type="float">
            <text:p>-3.14E-001</text:p>
          </table:table-cell>
          <table:table-cell table:formula="of:=[.A763]/[.$K$4]" office:value-type="float" office:value="0.240356773" calcext:value-type="float">
            <text:p>0.240356773</text:p>
          </table:table-cell>
          <table:table-cell table:number-columns-repeated="1021"/>
        </table:table-row>
        <table:table-row table:style-name="ro1">
          <table:table-cell table:style-name="ce2" office:value-type="float" office:value="0.0241762064" calcext:value-type="float">
            <text:p>2.42E-002</text:p>
          </table:table-cell>
          <table:table-cell table:style-name="ce5" office:value-type="float" office:value="-0.314731091" calcext:value-type="float">
            <text:p>-3.15E-001</text:p>
          </table:table-cell>
          <table:table-cell table:formula="of:=[.A764]/[.$K$4]" office:value-type="float" office:value="0.241762064" calcext:value-type="float">
            <text:p>0.241762064</text:p>
          </table:table-cell>
          <table:table-cell table:number-columns-repeated="1021"/>
        </table:table-row>
        <table:table-row table:style-name="ro1">
          <table:table-cell table:style-name="ce2" office:value-type="float" office:value="0.0244438034" calcext:value-type="float">
            <text:p>2.44E-002</text:p>
          </table:table-cell>
          <table:table-cell table:style-name="ce5" office:value-type="float" office:value="-0.315874636" calcext:value-type="float">
            <text:p>-3.16E-001</text:p>
          </table:table-cell>
          <table:table-cell table:formula="of:=[.A765]/[.$K$4]" office:value-type="float" office:value="0.244438034" calcext:value-type="float">
            <text:p>0.244438034</text:p>
          </table:table-cell>
          <table:table-cell table:number-columns-repeated="1021"/>
        </table:table-row>
        <table:table-row table:style-name="ro1">
          <table:table-cell table:style-name="ce2" office:value-type="float" office:value="0.0246067718" calcext:value-type="float">
            <text:p>2.46E-002</text:p>
          </table:table-cell>
          <table:table-cell table:style-name="ce5" office:value-type="float" office:value="-0.316298693" calcext:value-type="float">
            <text:p>-3.16E-001</text:p>
          </table:table-cell>
          <table:table-cell table:formula="of:=[.A766]/[.$K$4]" office:value-type="float" office:value="0.246067718" calcext:value-type="float">
            <text:p>0.246067718</text:p>
          </table:table-cell>
          <table:table-cell table:number-columns-repeated="1021"/>
        </table:table-row>
        <table:table-row table:style-name="ro1">
          <table:table-cell table:style-name="ce2" office:value-type="float" office:value="0.0248041339" calcext:value-type="float">
            <text:p>2.48E-002</text:p>
          </table:table-cell>
          <table:table-cell table:style-name="ce5" office:value-type="float" office:value="-0.317773849" calcext:value-type="float">
            <text:p>-3.18E-001</text:p>
          </table:table-cell>
          <table:table-cell table:formula="of:=[.A767]/[.$K$4]" office:value-type="float" office:value="0.248041339" calcext:value-type="float">
            <text:p>0.248041339</text:p>
          </table:table-cell>
          <table:table-cell table:number-columns-repeated="1021"/>
        </table:table-row>
        <table:table-row table:style-name="ro1">
          <table:table-cell table:style-name="ce2" office:value-type="float" office:value="0.0250267778" calcext:value-type="float">
            <text:p>2.50E-002</text:p>
          </table:table-cell>
          <table:table-cell table:style-name="ce5" office:value-type="float" office:value="-0.31815365" calcext:value-type="float">
            <text:p>-3.18E-001</text:p>
          </table:table-cell>
          <table:table-cell table:formula="of:=[.A768]/[.$K$4]" office:value-type="float" office:value="0.250267778" calcext:value-type="float">
            <text:p>0.250267778</text:p>
          </table:table-cell>
          <table:table-cell table:number-columns-repeated="1021"/>
        </table:table-row>
        <table:table-row table:style-name="ro1">
          <table:table-cell table:style-name="ce2" office:value-type="float" office:value="0.0249470305" calcext:value-type="float">
            <text:p>2.49E-002</text:p>
          </table:table-cell>
          <table:table-cell table:style-name="ce5" office:value-type="float" office:value="-0.317920685" calcext:value-type="float">
            <text:p>-3.18E-001</text:p>
          </table:table-cell>
          <table:table-cell table:formula="of:=[.A769]/[.$K$4]" office:value-type="float" office:value="0.249470305" calcext:value-type="float">
            <text:p>0.249470305</text:p>
          </table:table-cell>
          <table:table-cell table:number-columns-repeated="1021"/>
        </table:table-row>
        <table:table-row table:style-name="ro1">
          <table:table-cell table:style-name="ce2" office:value-type="float" office:value="0.0248776879" calcext:value-type="float">
            <text:p>2.49E-002</text:p>
          </table:table-cell>
          <table:table-cell table:style-name="ce5" office:value-type="float" office:value="-0.317536414" calcext:value-type="float">
            <text:p>-3.18E-001</text:p>
          </table:table-cell>
          <table:table-cell table:formula="of:=[.A770]/[.$K$4]" office:value-type="float" office:value="0.248776879" calcext:value-type="float">
            <text:p>0.248776879</text:p>
          </table:table-cell>
          <table:table-cell table:number-columns-repeated="1021"/>
        </table:table-row>
        <table:table-row table:style-name="ro1">
          <table:table-cell table:style-name="ce2" office:value-type="float" office:value="0.0247591902" calcext:value-type="float">
            <text:p>2.48E-002</text:p>
          </table:table-cell>
          <table:table-cell table:style-name="ce5" office:value-type="float" office:value="-0.317198068" calcext:value-type="float">
            <text:p>-3.17E-001</text:p>
          </table:table-cell>
          <table:table-cell table:formula="of:=[.A771]/[.$K$4]" office:value-type="float" office:value="0.247591902" calcext:value-type="float">
            <text:p>0.247591902</text:p>
          </table:table-cell>
          <table:table-cell table:number-columns-repeated="1021"/>
        </table:table-row>
        <table:table-row table:style-name="ro1">
          <table:table-cell table:style-name="ce2" office:value-type="float" office:value="0.0247891638" calcext:value-type="float">
            <text:p>2.48E-002</text:p>
          </table:table-cell>
          <table:table-cell table:style-name="ce5" office:value-type="float" office:value="-0.317646801" calcext:value-type="float">
            <text:p>-3.18E-001</text:p>
          </table:table-cell>
          <table:table-cell table:formula="of:=[.A772]/[.$K$4]" office:value-type="float" office:value="0.247891638" calcext:value-type="float">
            <text:p>0.247891638</text:p>
          </table:table-cell>
          <table:table-cell table:number-columns-repeated="1021"/>
        </table:table-row>
        <table:table-row table:style-name="ro1">
          <table:table-cell table:style-name="ce2" office:value-type="float" office:value="0.0249449257" calcext:value-type="float">
            <text:p>2.49E-002</text:p>
          </table:table-cell>
          <table:table-cell table:style-name="ce5" office:value-type="float" office:value="-0.318349451" calcext:value-type="float">
            <text:p>-3.18E-001</text:p>
          </table:table-cell>
          <table:table-cell table:formula="of:=[.A773]/[.$K$4]" office:value-type="float" office:value="0.249449257" calcext:value-type="float">
            <text:p>0.249449257</text:p>
          </table:table-cell>
          <table:table-cell table:number-columns-repeated="1021"/>
        </table:table-row>
        <table:table-row table:style-name="ro1">
          <table:table-cell table:style-name="ce2" office:value-type="float" office:value="0.0252098199" calcext:value-type="float">
            <text:p>2.52E-002</text:p>
          </table:table-cell>
          <table:table-cell table:style-name="ce5" office:value-type="float" office:value="-0.319446623" calcext:value-type="float">
            <text:p>-3.19E-001</text:p>
          </table:table-cell>
          <table:table-cell table:formula="of:=[.A774]/[.$K$4]" office:value-type="float" office:value="0.252098199" calcext:value-type="float">
            <text:p>0.252098199</text:p>
          </table:table-cell>
          <table:table-cell table:number-columns-repeated="1021"/>
        </table:table-row>
        <table:table-row table:style-name="ro1">
          <table:table-cell table:style-name="ce2" office:value-type="float" office:value="0.0253874119" calcext:value-type="float">
            <text:p>2.54E-002</text:p>
          </table:table-cell>
          <table:table-cell table:style-name="ce5" office:value-type="float" office:value="-0.320350319" calcext:value-type="float">
            <text:p>-3.20E-001</text:p>
          </table:table-cell>
          <table:table-cell table:formula="of:=[.A775]/[.$K$4]" office:value-type="float" office:value="0.253874119" calcext:value-type="float">
            <text:p>0.253874119</text:p>
          </table:table-cell>
          <table:table-cell table:number-columns-repeated="1021"/>
        </table:table-row>
        <table:table-row table:style-name="ro1">
          <table:table-cell table:style-name="ce2" office:value-type="float" office:value="0.0255110934" calcext:value-type="float">
            <text:p>2.55E-002</text:p>
          </table:table-cell>
          <table:table-cell table:style-name="ce5" office:value-type="float" office:value="-0.320510536" calcext:value-type="float">
            <text:p>-3.21E-001</text:p>
          </table:table-cell>
          <table:table-cell table:formula="of:=[.A776]/[.$K$4]" office:value-type="float" office:value="0.255110934" calcext:value-type="float">
            <text:p>0.255110934</text:p>
          </table:table-cell>
          <table:table-cell table:number-columns-repeated="1021"/>
        </table:table-row>
        <table:table-row table:style-name="ro1">
          <table:table-cell table:style-name="ce2" office:value-type="float" office:value="0.0255809389" calcext:value-type="float">
            <text:p>2.56E-002</text:p>
          </table:table-cell>
          <table:table-cell table:style-name="ce5" office:value-type="float" office:value="-0.320945412" calcext:value-type="float">
            <text:p>-3.21E-001</text:p>
          </table:table-cell>
          <table:table-cell table:formula="of:=[.A777]/[.$K$4]" office:value-type="float" office:value="0.255809389" calcext:value-type="float">
            <text:p>0.255809389</text:p>
          </table:table-cell>
          <table:table-cell table:number-columns-repeated="1021"/>
        </table:table-row>
        <table:table-row table:style-name="ro1">
          <table:table-cell table:style-name="ce2" office:value-type="float" office:value="0.0257762484" calcext:value-type="float">
            <text:p>2.58E-002</text:p>
          </table:table-cell>
          <table:table-cell table:style-name="ce5" office:value-type="float" office:value="-0.321967572" calcext:value-type="float">
            <text:p>-3.22E-001</text:p>
          </table:table-cell>
          <table:table-cell table:formula="of:=[.A778]/[.$K$4]" office:value-type="float" office:value="0.257762484" calcext:value-type="float">
            <text:p>0.257762484</text:p>
          </table:table-cell>
          <table:table-cell table:number-columns-repeated="1021"/>
        </table:table-row>
        <table:table-row table:style-name="ro1">
          <table:table-cell table:style-name="ce2" office:value-type="float" office:value="0.0259498917" calcext:value-type="float">
            <text:p>2.59E-002</text:p>
          </table:table-cell>
          <table:table-cell table:style-name="ce5" office:value-type="float" office:value="-0.322367102" calcext:value-type="float">
            <text:p>-3.22E-001</text:p>
          </table:table-cell>
          <table:table-cell table:formula="of:=[.A779]/[.$K$4]" office:value-type="float" office:value="0.259498917" calcext:value-type="float">
            <text:p>0.259498917</text:p>
          </table:table-cell>
          <table:table-cell table:number-columns-repeated="1021"/>
        </table:table-row>
        <table:table-row table:style-name="ro1">
          <table:table-cell table:style-name="ce2" office:value-type="float" office:value="0.0262699258" calcext:value-type="float">
            <text:p>2.63E-002</text:p>
          </table:table-cell>
          <table:table-cell table:style-name="ce5" office:value-type="float" office:value="-0.323653013" calcext:value-type="float">
            <text:p>-3.24E-001</text:p>
          </table:table-cell>
          <table:table-cell table:formula="of:=[.A780]/[.$K$4]" office:value-type="float" office:value="0.262699258" calcext:value-type="float">
            <text:p>0.262699258</text:p>
          </table:table-cell>
          <table:table-cell table:number-columns-repeated="1021"/>
        </table:table-row>
        <table:table-row table:style-name="ro1">
          <table:table-cell table:style-name="ce2" office:value-type="float" office:value="0.0265305992" calcext:value-type="float">
            <text:p>2.65E-002</text:p>
          </table:table-cell>
          <table:table-cell table:style-name="ce5" office:value-type="float" office:value="-0.324649215" calcext:value-type="float">
            <text:p>-3.25E-001</text:p>
          </table:table-cell>
          <table:table-cell table:formula="of:=[.A781]/[.$K$4]" office:value-type="float" office:value="0.265305992" calcext:value-type="float">
            <text:p>0.265305992</text:p>
          </table:table-cell>
          <table:table-cell table:number-columns-repeated="1021"/>
        </table:table-row>
        <table:table-row table:style-name="ro1">
          <table:table-cell table:style-name="ce2" office:value-type="float" office:value="0.026604658" calcext:value-type="float">
            <text:p>2.66E-002</text:p>
          </table:table-cell>
          <table:table-cell table:style-name="ce5" office:value-type="float" office:value="-0.325033426" calcext:value-type="float">
            <text:p>-3.25E-001</text:p>
          </table:table-cell>
          <table:table-cell table:formula="of:=[.A782]/[.$K$4]" office:value-type="float" office:value="0.26604658" calcext:value-type="float">
            <text:p>0.26604658</text:p>
          </table:table-cell>
          <table:table-cell table:number-columns-repeated="1021"/>
        </table:table-row>
        <table:table-row table:style-name="ro1">
          <table:table-cell table:style-name="ce2" office:value-type="float" office:value="0.0267194565" calcext:value-type="float">
            <text:p>2.67E-002</text:p>
          </table:table-cell>
          <table:table-cell table:style-name="ce5" office:value-type="float" office:value="-0.325602919" calcext:value-type="float">
            <text:p>-3.26E-001</text:p>
          </table:table-cell>
          <table:table-cell table:formula="of:=[.A783]/[.$K$4]" office:value-type="float" office:value="0.267194565" calcext:value-type="float">
            <text:p>0.267194565</text:p>
          </table:table-cell>
          <table:table-cell table:number-columns-repeated="1021"/>
        </table:table-row>
        <table:table-row table:style-name="ro1">
          <table:table-cell table:style-name="ce2" office:value-type="float" office:value="0.0268565882" calcext:value-type="float">
            <text:p>2.69E-002</text:p>
          </table:table-cell>
          <table:table-cell table:style-name="ce5" office:value-type="float" office:value="-0.326031357" calcext:value-type="float">
            <text:p>-3.26E-001</text:p>
          </table:table-cell>
          <table:table-cell table:formula="of:=[.A784]/[.$K$4]" office:value-type="float" office:value="0.268565882" calcext:value-type="float">
            <text:p>0.268565882</text:p>
          </table:table-cell>
          <table:table-cell table:number-columns-repeated="1021"/>
        </table:table-row>
        <table:table-row table:style-name="ro1">
          <table:table-cell table:style-name="ce2" office:value-type="float" office:value="0.0269594863" calcext:value-type="float">
            <text:p>2.70E-002</text:p>
          </table:table-cell>
          <table:table-cell table:style-name="ce5" office:value-type="float" office:value="-0.326313138" calcext:value-type="float">
            <text:p>-3.26E-001</text:p>
          </table:table-cell>
          <table:table-cell table:formula="of:=[.A785]/[.$K$4]" office:value-type="float" office:value="0.269594863" calcext:value-type="float">
            <text:p>0.269594863</text:p>
          </table:table-cell>
          <table:table-cell table:number-columns-repeated="1021"/>
        </table:table-row>
        <table:table-row table:style-name="ro1">
          <table:table-cell table:style-name="ce2" office:value-type="float" office:value="0.0270141251" calcext:value-type="float">
            <text:p>2.70E-002</text:p>
          </table:table-cell>
          <table:table-cell table:style-name="ce5" office:value-type="float" office:value="-0.326838702" calcext:value-type="float">
            <text:p>-3.27E-001</text:p>
          </table:table-cell>
          <table:table-cell table:formula="of:=[.A786]/[.$K$4]" office:value-type="float" office:value="0.270141251" calcext:value-type="float">
            <text:p>0.270141251</text:p>
          </table:table-cell>
          <table:table-cell table:number-columns-repeated="1021"/>
        </table:table-row>
        <table:table-row table:style-name="ro1">
          <table:table-cell table:style-name="ce2" office:value-type="float" office:value="0.0272189453" calcext:value-type="float">
            <text:p>2.72E-002</text:p>
          </table:table-cell>
          <table:table-cell table:style-name="ce5" office:value-type="float" office:value="-0.327421039" calcext:value-type="float">
            <text:p>-3.27E-001</text:p>
          </table:table-cell>
          <table:table-cell table:formula="of:=[.A787]/[.$K$4]" office:value-type="float" office:value="0.272189453" calcext:value-type="float">
            <text:p>0.272189453</text:p>
          </table:table-cell>
          <table:table-cell table:number-columns-repeated="1021"/>
        </table:table-row>
        <table:table-row table:style-name="ro1">
          <table:table-cell table:style-name="ce2" office:value-type="float" office:value="0.0273851212" calcext:value-type="float">
            <text:p>2.74E-002</text:p>
          </table:table-cell>
          <table:table-cell table:style-name="ce5" office:value-type="float" office:value="-0.327790976" calcext:value-type="float">
            <text:p>-3.28E-001</text:p>
          </table:table-cell>
          <table:table-cell table:formula="of:=[.A788]/[.$K$4]" office:value-type="float" office:value="0.273851212" calcext:value-type="float">
            <text:p>0.273851212</text:p>
          </table:table-cell>
          <table:table-cell table:number-columns-repeated="1021"/>
        </table:table-row>
        <table:table-row table:style-name="ro1">
          <table:table-cell table:style-name="ce2" office:value-type="float" office:value="0.0275458265" calcext:value-type="float">
            <text:p>2.75E-002</text:p>
          </table:table-cell>
          <table:table-cell table:style-name="ce5" office:value-type="float" office:value="-0.328615606" calcext:value-type="float">
            <text:p>-3.29E-001</text:p>
          </table:table-cell>
          <table:table-cell table:formula="of:=[.A789]/[.$K$4]" office:value-type="float" office:value="0.275458265" calcext:value-type="float">
            <text:p>0.275458265</text:p>
          </table:table-cell>
          <table:table-cell table:number-columns-repeated="1021"/>
        </table:table-row>
        <table:table-row table:style-name="ro1">
          <table:table-cell table:style-name="ce2" office:value-type="float" office:value="0.0277549196" calcext:value-type="float">
            <text:p>2.78E-002</text:p>
          </table:table-cell>
          <table:table-cell table:style-name="ce5" office:value-type="float" office:value="-0.328893483" calcext:value-type="float">
            <text:p>-3.29E-001</text:p>
          </table:table-cell>
          <table:table-cell table:formula="of:=[.A790]/[.$K$4]" office:value-type="float" office:value="0.277549196" calcext:value-type="float">
            <text:p>0.277549196</text:p>
          </table:table-cell>
          <table:table-cell table:number-columns-repeated="1021"/>
        </table:table-row>
        <table:table-row table:style-name="ro1">
          <table:table-cell table:style-name="ce2" office:value-type="float" office:value="0.0278532319" calcext:value-type="float">
            <text:p>2.79E-002</text:p>
          </table:table-cell>
          <table:table-cell table:style-name="ce5" office:value-type="float" office:value="-0.329437762" calcext:value-type="float">
            <text:p>-3.29E-001</text:p>
          </table:table-cell>
          <table:table-cell table:formula="of:=[.A791]/[.$K$4]" office:value-type="float" office:value="0.278532319" calcext:value-type="float">
            <text:p>0.278532319</text:p>
          </table:table-cell>
          <table:table-cell table:number-columns-repeated="1021"/>
        </table:table-row>
        <table:table-row table:style-name="ro1">
          <table:table-cell table:style-name="ce2" office:value-type="float" office:value="0.0279831011" calcext:value-type="float">
            <text:p>2.80E-002</text:p>
          </table:table-cell>
          <table:table-cell table:style-name="ce5" office:value-type="float" office:value="-0.329931736" calcext:value-type="float">
            <text:p>-3.30E-001</text:p>
          </table:table-cell>
          <table:table-cell table:formula="of:=[.A792]/[.$K$4]" office:value-type="float" office:value="0.279831011" calcext:value-type="float">
            <text:p>0.279831011</text:p>
          </table:table-cell>
          <table:table-cell table:number-columns-repeated="1021"/>
        </table:table-row>
        <table:table-row table:style-name="ro1">
          <table:table-cell table:style-name="ce2" office:value-type="float" office:value="0.0281982534" calcext:value-type="float">
            <text:p>2.82E-002</text:p>
          </table:table-cell>
          <table:table-cell table:style-name="ce5" office:value-type="float" office:value="-0.330664068" calcext:value-type="float">
            <text:p>-3.31E-001</text:p>
          </table:table-cell>
          <table:table-cell table:formula="of:=[.A793]/[.$K$4]" office:value-type="float" office:value="0.281982534" calcext:value-type="float">
            <text:p>0.281982534</text:p>
          </table:table-cell>
          <table:table-cell table:number-columns-repeated="1021"/>
        </table:table-row>
        <table:table-row table:style-name="ro1">
          <table:table-cell table:style-name="ce2" office:value-type="float" office:value="0.0284918472" calcext:value-type="float">
            <text:p>2.85E-002</text:p>
          </table:table-cell>
          <table:table-cell table:style-name="ce5" office:value-type="float" office:value="-0.331628412" calcext:value-type="float">
            <text:p>-3.32E-001</text:p>
          </table:table-cell>
          <table:table-cell table:formula="of:=[.A794]/[.$K$4]" office:value-type="float" office:value="0.284918472" calcext:value-type="float">
            <text:p>0.284918472</text:p>
          </table:table-cell>
          <table:table-cell table:number-columns-repeated="1021"/>
        </table:table-row>
        <table:table-row table:style-name="ro1">
          <table:table-cell table:style-name="ce2" office:value-type="float" office:value="0.0287121702" calcext:value-type="float">
            <text:p>2.87E-002</text:p>
          </table:table-cell>
          <table:table-cell table:style-name="ce5" office:value-type="float" office:value="-0.331933856" calcext:value-type="float">
            <text:p>-3.32E-001</text:p>
          </table:table-cell>
          <table:table-cell table:formula="of:=[.A795]/[.$K$4]" office:value-type="float" office:value="0.287121702" calcext:value-type="float">
            <text:p>0.287121702</text:p>
          </table:table-cell>
          <table:table-cell table:number-columns-repeated="1021"/>
        </table:table-row>
        <table:table-row table:style-name="ro1">
          <table:table-cell table:style-name="ce2" office:value-type="float" office:value="0.029002184" calcext:value-type="float">
            <text:p>2.90E-002</text:p>
          </table:table-cell>
          <table:table-cell table:style-name="ce5" office:value-type="float" office:value="-0.332744747" calcext:value-type="float">
            <text:p>-3.33E-001</text:p>
          </table:table-cell>
          <table:table-cell table:formula="of:=[.A796]/[.$K$4]" office:value-type="float" office:value="0.29002184" calcext:value-type="float">
            <text:p>0.29002184</text:p>
          </table:table-cell>
          <table:table-cell table:number-columns-repeated="1021"/>
        </table:table-row>
        <table:table-row table:style-name="ro1">
          <table:table-cell table:style-name="ce2" office:value-type="float" office:value="0.0292493217" calcext:value-type="float">
            <text:p>2.92E-002</text:p>
          </table:table-cell>
          <table:table-cell table:style-name="ce5" office:value-type="float" office:value="-0.333479792" calcext:value-type="float">
            <text:p>-3.33E-001</text:p>
          </table:table-cell>
          <table:table-cell table:formula="of:=[.A797]/[.$K$4]" office:value-type="float" office:value="0.292493217" calcext:value-type="float">
            <text:p>0.292493217</text:p>
          </table:table-cell>
          <table:table-cell table:number-columns-repeated="1021"/>
        </table:table-row>
        <table:table-row table:style-name="ro1">
          <table:table-cell table:style-name="ce2" office:value-type="float" office:value="0.0293807089" calcext:value-type="float">
            <text:p>2.94E-002</text:p>
          </table:table-cell>
          <table:table-cell table:style-name="ce5" office:value-type="float" office:value="-0.333861887" calcext:value-type="float">
            <text:p>-3.34E-001</text:p>
          </table:table-cell>
          <table:table-cell table:formula="of:=[.A798]/[.$K$4]" office:value-type="float" office:value="0.293807089" calcext:value-type="float">
            <text:p>0.293807089</text:p>
          </table:table-cell>
          <table:table-cell table:number-columns-repeated="1021"/>
        </table:table-row>
        <table:table-row table:style-name="ro1">
          <table:table-cell table:style-name="ce2" office:value-type="float" office:value="0.0295386035" calcext:value-type="float">
            <text:p>2.95E-002</text:p>
          </table:table-cell>
          <table:table-cell table:style-name="ce5" office:value-type="float" office:value="-0.334560871" calcext:value-type="float">
            <text:p>-3.35E-001</text:p>
          </table:table-cell>
          <table:table-cell table:formula="of:=[.A799]/[.$K$4]" office:value-type="float" office:value="0.295386035" calcext:value-type="float">
            <text:p>0.295386035</text:p>
          </table:table-cell>
          <table:table-cell table:number-columns-repeated="1021"/>
        </table:table-row>
        <table:table-row table:style-name="ro1">
          <table:table-cell table:style-name="ce2" office:value-type="float" office:value="0.0297947656" calcext:value-type="float">
            <text:p>2.98E-002</text:p>
          </table:table-cell>
          <table:table-cell table:style-name="ce5" office:value-type="float" office:value="-0.335258573" calcext:value-type="float">
            <text:p>-3.35E-001</text:p>
          </table:table-cell>
          <table:table-cell table:formula="of:=[.A800]/[.$K$4]" office:value-type="float" office:value="0.297947656" calcext:value-type="float">
            <text:p>0.297947656</text:p>
          </table:table-cell>
          <table:table-cell table:number-columns-repeated="1021"/>
        </table:table-row>
        <table:table-row table:style-name="ro1">
          <table:table-cell table:style-name="ce2" office:value-type="float" office:value="0.0300000887" calcext:value-type="float">
            <text:p>3.00E-002</text:p>
          </table:table-cell>
          <table:table-cell table:style-name="ce5" office:value-type="float" office:value="-0.335407376" calcext:value-type="float">
            <text:p>-3.35E-001</text:p>
          </table:table-cell>
          <table:table-cell table:formula="of:=[.A801]/[.$K$4]" office:value-type="float" office:value="0.300000887" calcext:value-type="float">
            <text:p>0.300000887</text:p>
          </table:table-cell>
          <table:table-cell table:number-columns-repeated="1021"/>
        </table:table-row>
        <table:table-row table:style-name="ro1">
          <table:table-cell table:style-name="ce2" office:value-type="float" office:value="0.0300834514" calcext:value-type="float">
            <text:p>3.01E-002</text:p>
          </table:table-cell>
          <table:table-cell table:style-name="ce5" office:value-type="float" office:value="-0.33576864" calcext:value-type="float">
            <text:p>-3.36E-001</text:p>
          </table:table-cell>
          <table:table-cell table:formula="of:=[.A802]/[.$K$4]" office:value-type="float" office:value="0.300834514" calcext:value-type="float">
            <text:p>0.300834514</text:p>
          </table:table-cell>
          <table:table-cell table:number-columns-repeated="1021"/>
        </table:table-row>
        <table:table-row table:style-name="ro1">
          <table:table-cell table:style-name="ce2" office:value-type="float" office:value="0.030204339" calcext:value-type="float">
            <text:p>3.02E-002</text:p>
          </table:table-cell>
          <table:table-cell table:style-name="ce5" office:value-type="float" office:value="-0.336109012" calcext:value-type="float">
            <text:p>-3.36E-001</text:p>
          </table:table-cell>
          <table:table-cell table:formula="of:=[.A803]/[.$K$4]" office:value-type="float" office:value="0.30204339" calcext:value-type="float">
            <text:p>0.30204339</text:p>
          </table:table-cell>
          <table:table-cell table:number-columns-repeated="1021"/>
        </table:table-row>
        <table:table-row table:style-name="ro1">
          <table:table-cell table:style-name="ce2" office:value-type="float" office:value="0.0303647071" calcext:value-type="float">
            <text:p>3.04E-002</text:p>
          </table:table-cell>
          <table:table-cell table:style-name="ce5" office:value-type="float" office:value="-0.336530983" calcext:value-type="float">
            <text:p>-3.37E-001</text:p>
          </table:table-cell>
          <table:table-cell table:formula="of:=[.A804]/[.$K$4]" office:value-type="float" office:value="0.303647071" calcext:value-type="float">
            <text:p>0.303647071</text:p>
          </table:table-cell>
          <table:table-cell table:number-columns-repeated="1021"/>
        </table:table-row>
        <table:table-row table:style-name="ro1">
          <table:table-cell table:style-name="ce2" office:value-type="float" office:value="0.0305532813" calcext:value-type="float">
            <text:p>3.06E-002</text:p>
          </table:table-cell>
          <table:table-cell table:style-name="ce5" office:value-type="float" office:value="-0.33703056" calcext:value-type="float">
            <text:p>-3.37E-001</text:p>
          </table:table-cell>
          <table:table-cell table:formula="of:=[.A805]/[.$K$4]" office:value-type="float" office:value="0.305532813" calcext:value-type="float">
            <text:p>0.305532813</text:p>
          </table:table-cell>
          <table:table-cell table:number-columns-repeated="1021"/>
        </table:table-row>
        <table:table-row table:style-name="ro1">
          <table:table-cell table:style-name="ce2" office:value-type="float" office:value="0.0309415367" calcext:value-type="float">
            <text:p>3.09E-002</text:p>
          </table:table-cell>
          <table:table-cell table:style-name="ce5" office:value-type="float" office:value="-0.338002443" calcext:value-type="float">
            <text:p>-3.38E-001</text:p>
          </table:table-cell>
          <table:table-cell table:formula="of:=[.A806]/[.$K$4]" office:value-type="float" office:value="0.309415367" calcext:value-type="float">
            <text:p>0.309415367</text:p>
          </table:table-cell>
          <table:table-cell table:number-columns-repeated="1021"/>
        </table:table-row>
        <table:table-row table:style-name="ro1">
          <table:table-cell table:style-name="ce2" office:value-type="float" office:value="0.0312956385" calcext:value-type="float">
            <text:p>3.13E-002</text:p>
          </table:table-cell>
          <table:table-cell table:style-name="ce5" office:value-type="float" office:value="-0.338758111" calcext:value-type="float">
            <text:p>-3.39E-001</text:p>
          </table:table-cell>
          <table:table-cell table:formula="of:=[.A807]/[.$K$4]" office:value-type="float" office:value="0.312956385" calcext:value-type="float">
            <text:p>0.312956385</text:p>
          </table:table-cell>
          <table:table-cell table:number-columns-repeated="1021"/>
        </table:table-row>
        <table:table-row table:style-name="ro1">
          <table:table-cell table:style-name="ce2" office:value-type="float" office:value="0.0314287394" calcext:value-type="float">
            <text:p>3.14E-002</text:p>
          </table:table-cell>
          <table:table-cell table:style-name="ce5" office:value-type="float" office:value="-0.339147389" calcext:value-type="float">
            <text:p>-3.39E-001</text:p>
          </table:table-cell>
          <table:table-cell table:formula="of:=[.A808]/[.$K$4]" office:value-type="float" office:value="0.314287394" calcext:value-type="float">
            <text:p>0.314287394</text:p>
          </table:table-cell>
          <table:table-cell table:number-columns-repeated="1021"/>
        </table:table-row>
        <table:table-row table:style-name="ro1">
          <table:table-cell table:style-name="ce2" office:value-type="float" office:value="0.0316950195" calcext:value-type="float">
            <text:p>3.17E-002</text:p>
          </table:table-cell>
          <table:table-cell table:style-name="ce5" office:value-type="float" office:value="-0.339776665" calcext:value-type="float">
            <text:p>-3.40E-001</text:p>
          </table:table-cell>
          <table:table-cell table:formula="of:=[.A809]/[.$K$4]" office:value-type="float" office:value="0.316950195" calcext:value-type="float">
            <text:p>0.316950195</text:p>
          </table:table-cell>
          <table:table-cell table:number-columns-repeated="1021"/>
        </table:table-row>
        <table:table-row table:style-name="ro1">
          <table:table-cell table:style-name="ce2" office:value-type="float" office:value="0.0319881216" calcext:value-type="float">
            <text:p>3.20E-002</text:p>
          </table:table-cell>
          <table:table-cell table:style-name="ce5" office:value-type="float" office:value="-0.34049958" calcext:value-type="float">
            <text:p>-3.40E-001</text:p>
          </table:table-cell>
          <table:table-cell table:formula="of:=[.A810]/[.$K$4]" office:value-type="float" office:value="0.319881216" calcext:value-type="float">
            <text:p>0.319881216</text:p>
          </table:table-cell>
          <table:table-cell table:number-columns-repeated="1021"/>
        </table:table-row>
        <table:table-row table:style-name="ro1">
          <table:table-cell table:style-name="ce2" office:value-type="float" office:value="0.0322069302" calcext:value-type="float">
            <text:p>3.22E-002</text:p>
          </table:table-cell>
          <table:table-cell table:style-name="ce5" office:value-type="float" office:value="-0.340722769" calcext:value-type="float">
            <text:p>-3.41E-001</text:p>
          </table:table-cell>
          <table:table-cell table:formula="of:=[.A811]/[.$K$4]" office:value-type="float" office:value="0.322069302" calcext:value-type="float">
            <text:p>0.322069302</text:p>
          </table:table-cell>
          <table:table-cell table:number-columns-repeated="1021"/>
        </table:table-row>
        <table:table-row table:style-name="ro1">
          <table:table-cell table:style-name="ce2" office:value-type="float" office:value="0.032424666" calcext:value-type="float">
            <text:p>3.24E-002</text:p>
          </table:table-cell>
          <table:table-cell table:style-name="ce5" office:value-type="float" office:value="-0.341405392" calcext:value-type="float">
            <text:p>-3.41E-001</text:p>
          </table:table-cell>
          <table:table-cell table:formula="of:=[.A812]/[.$K$4]" office:value-type="float" office:value="0.32424666" calcext:value-type="float">
            <text:p>0.32424666</text:p>
          </table:table-cell>
          <table:table-cell table:number-columns-repeated="1021"/>
        </table:table-row>
        <table:table-row table:style-name="ro1">
          <table:table-cell table:style-name="ce2" office:value-type="float" office:value="0.0327146277" calcext:value-type="float">
            <text:p>3.27E-002</text:p>
          </table:table-cell>
          <table:table-cell table:style-name="ce5" office:value-type="float" office:value="-0.341944844" calcext:value-type="float">
            <text:p>-3.42E-001</text:p>
          </table:table-cell>
          <table:table-cell table:formula="of:=[.A813]/[.$K$4]" office:value-type="float" office:value="0.327146277" calcext:value-type="float">
            <text:p>0.327146277</text:p>
          </table:table-cell>
          <table:table-cell table:number-columns-repeated="1021"/>
        </table:table-row>
        <table:table-row table:style-name="ro1">
          <table:table-cell table:style-name="ce2" office:value-type="float" office:value="0.0328286923" calcext:value-type="float">
            <text:p>3.28E-002</text:p>
          </table:table-cell>
          <table:table-cell table:style-name="ce5" office:value-type="float" office:value="-0.342186779" calcext:value-type="float">
            <text:p>-3.42E-001</text:p>
          </table:table-cell>
          <table:table-cell table:formula="of:=[.A814]/[.$K$4]" office:value-type="float" office:value="0.328286923" calcext:value-type="float">
            <text:p>0.328286923</text:p>
          </table:table-cell>
          <table:table-cell table:number-columns-repeated="1021"/>
        </table:table-row>
        <table:table-row table:style-name="ro1">
          <table:table-cell table:style-name="ce2" office:value-type="float" office:value="0.0329740606" calcext:value-type="float">
            <text:p>3.30E-002</text:p>
          </table:table-cell>
          <table:table-cell table:style-name="ce5" office:value-type="float" office:value="-0.342454106" calcext:value-type="float">
            <text:p>-3.42E-001</text:p>
          </table:table-cell>
          <table:table-cell table:formula="of:=[.A815]/[.$K$4]" office:value-type="float" office:value="0.329740606" calcext:value-type="float">
            <text:p>0.329740606</text:p>
          </table:table-cell>
          <table:table-cell table:number-columns-repeated="1021"/>
        </table:table-row>
        <table:table-row table:style-name="ro1">
          <table:table-cell table:style-name="ce2" office:value-type="float" office:value="0.0331049375" calcext:value-type="float">
            <text:p>3.31E-002</text:p>
          </table:table-cell>
          <table:table-cell table:style-name="ce5" office:value-type="float" office:value="-0.34271884" calcext:value-type="float">
            <text:p>-3.43E-001</text:p>
          </table:table-cell>
          <table:table-cell table:formula="of:=[.A816]/[.$K$4]" office:value-type="float" office:value="0.331049375" calcext:value-type="float">
            <text:p>0.331049375</text:p>
          </table:table-cell>
          <table:table-cell table:number-columns-repeated="1021"/>
        </table:table-row>
        <table:table-row table:style-name="ro1">
          <table:table-cell table:style-name="ce2" office:value-type="float" office:value="0.0331722237" calcext:value-type="float">
            <text:p>3.32E-002</text:p>
          </table:table-cell>
          <table:table-cell table:style-name="ce5" office:value-type="float" office:value="-0.342943817" calcext:value-type="float">
            <text:p>-3.43E-001</text:p>
          </table:table-cell>
          <table:table-cell table:formula="of:=[.A817]/[.$K$4]" office:value-type="float" office:value="0.331722237" calcext:value-type="float">
            <text:p>0.331722237</text:p>
          </table:table-cell>
          <table:table-cell table:number-columns-repeated="1021"/>
        </table:table-row>
        <table:table-row table:style-name="ro1">
          <table:table-cell table:style-name="ce2" office:value-type="float" office:value="0.0334166177" calcext:value-type="float">
            <text:p>3.34E-002</text:p>
          </table:table-cell>
          <table:table-cell table:style-name="ce5" office:value-type="float" office:value="-0.343503475" calcext:value-type="float">
            <text:p>-3.44E-001</text:p>
          </table:table-cell>
          <table:table-cell table:formula="of:=[.A818]/[.$K$4]" office:value-type="float" office:value="0.334166177" calcext:value-type="float">
            <text:p>0.334166177</text:p>
          </table:table-cell>
          <table:table-cell table:number-columns-repeated="1021"/>
        </table:table-row>
        <table:table-row table:style-name="ro1">
          <table:table-cell table:style-name="ce2" office:value-type="float" office:value="0.0337438509" calcext:value-type="float">
            <text:p>3.37E-002</text:p>
          </table:table-cell>
          <table:table-cell table:style-name="ce5" office:value-type="float" office:value="-0.34392789" calcext:value-type="float">
            <text:p>-3.44E-001</text:p>
          </table:table-cell>
          <table:table-cell table:formula="of:=[.A819]/[.$K$4]" office:value-type="float" office:value="0.337438509" calcext:value-type="float">
            <text:p>0.337438509</text:p>
          </table:table-cell>
          <table:table-cell table:number-columns-repeated="1021"/>
        </table:table-row>
        <table:table-row table:style-name="ro1">
          <table:table-cell table:style-name="ce2" office:value-type="float" office:value="0.0339577012" calcext:value-type="float">
            <text:p>3.40E-002</text:p>
          </table:table-cell>
          <table:table-cell table:style-name="ce5" office:value-type="float" office:value="-0.344335467" calcext:value-type="float">
            <text:p>-3.44E-001</text:p>
          </table:table-cell>
          <table:table-cell table:formula="of:=[.A820]/[.$K$4]" office:value-type="float" office:value="0.339577012" calcext:value-type="float">
            <text:p>0.339577012</text:p>
          </table:table-cell>
          <table:table-cell table:number-columns-repeated="1021"/>
        </table:table-row>
        <table:table-row table:style-name="ro1">
          <table:table-cell table:style-name="ce2" office:value-type="float" office:value="0.0341632552" calcext:value-type="float">
            <text:p>3.42E-002</text:p>
          </table:table-cell>
          <table:table-cell table:style-name="ce5" office:value-type="float" office:value="-0.344870508" calcext:value-type="float">
            <text:p>-3.45E-001</text:p>
          </table:table-cell>
          <table:table-cell table:formula="of:=[.A821]/[.$K$4]" office:value-type="float" office:value="0.341632552" calcext:value-type="float">
            <text:p>0.341632552</text:p>
          </table:table-cell>
          <table:table-cell table:number-columns-repeated="1021"/>
        </table:table-row>
        <table:table-row table:style-name="ro1">
          <table:table-cell table:style-name="ce2" office:value-type="float" office:value="0.0344127566" calcext:value-type="float">
            <text:p>3.44E-002</text:p>
          </table:table-cell>
          <table:table-cell table:style-name="ce5" office:value-type="float" office:value="-0.345324546" calcext:value-type="float">
            <text:p>-3.45E-001</text:p>
          </table:table-cell>
          <table:table-cell table:formula="of:=[.A822]/[.$K$4]" office:value-type="float" office:value="0.344127566" calcext:value-type="float">
            <text:p>0.344127566</text:p>
          </table:table-cell>
          <table:table-cell table:number-columns-repeated="1021"/>
        </table:table-row>
        <table:table-row table:style-name="ro1">
          <table:table-cell table:style-name="ce2" office:value-type="float" office:value="0.0346379094" calcext:value-type="float">
            <text:p>3.46E-002</text:p>
          </table:table-cell>
          <table:table-cell table:style-name="ce5" office:value-type="float" office:value="-0.345763147" calcext:value-type="float">
            <text:p>-3.46E-001</text:p>
          </table:table-cell>
          <table:table-cell table:formula="of:=[.A823]/[.$K$4]" office:value-type="float" office:value="0.346379094" calcext:value-type="float">
            <text:p>0.346379094</text:p>
          </table:table-cell>
          <table:table-cell table:number-columns-repeated="1021"/>
        </table:table-row>
        <table:table-row table:style-name="ro1">
          <table:table-cell table:style-name="ce2" office:value-type="float" office:value="0.0348732546" calcext:value-type="float">
            <text:p>3.49E-002</text:p>
          </table:table-cell>
          <table:table-cell table:style-name="ce5" office:value-type="float" office:value="-0.346441299" calcext:value-type="float">
            <text:p>-3.46E-001</text:p>
          </table:table-cell>
          <table:table-cell table:formula="of:=[.A824]/[.$K$4]" office:value-type="float" office:value="0.348732546" calcext:value-type="float">
            <text:p>0.348732546</text:p>
          </table:table-cell>
          <table:table-cell table:number-columns-repeated="1021"/>
        </table:table-row>
        <table:table-row table:style-name="ro1">
          <table:table-cell table:style-name="ce2" office:value-type="float" office:value="0.0353476442" calcext:value-type="float">
            <text:p>3.53E-002</text:p>
          </table:table-cell>
          <table:table-cell table:style-name="ce5" office:value-type="float" office:value="-0.347141564" calcext:value-type="float">
            <text:p>-3.47E-001</text:p>
          </table:table-cell>
          <table:table-cell table:formula="of:=[.A825]/[.$K$4]" office:value-type="float" office:value="0.353476442" calcext:value-type="float">
            <text:p>0.353476442</text:p>
          </table:table-cell>
          <table:table-cell table:number-columns-repeated="1021"/>
        </table:table-row>
        <table:table-row table:style-name="ro1">
          <table:table-cell table:style-name="ce2" office:value-type="float" office:value="0.0355878845" calcext:value-type="float">
            <text:p>3.56E-002</text:p>
          </table:table-cell>
          <table:table-cell table:style-name="ce5" office:value-type="float" office:value="-0.347242862" calcext:value-type="float">
            <text:p>-3.47E-001</text:p>
          </table:table-cell>
          <table:table-cell table:formula="of:=[.A826]/[.$K$4]" office:value-type="float" office:value="0.355878845" calcext:value-type="float">
            <text:p>0.355878845</text:p>
          </table:table-cell>
          <table:table-cell table:number-columns-repeated="1021"/>
        </table:table-row>
        <table:table-row table:style-name="ro1">
          <table:table-cell table:style-name="ce2" office:value-type="float" office:value="0.0355891176" calcext:value-type="float">
            <text:p>3.56E-002</text:p>
          </table:table-cell>
          <table:table-cell table:style-name="ce5" office:value-type="float" office:value="-0.347283602" calcext:value-type="float">
            <text:p>-3.47E-001</text:p>
          </table:table-cell>
          <table:table-cell table:formula="of:=[.A827]/[.$K$4]" office:value-type="float" office:value="0.355891176" calcext:value-type="float">
            <text:p>0.355891176</text:p>
          </table:table-cell>
          <table:table-cell table:number-columns-repeated="1021"/>
        </table:table-row>
        <table:table-row table:style-name="ro1">
          <table:table-cell table:style-name="ce2" office:value-type="float" office:value="0.0357065648" calcext:value-type="float">
            <text:p>3.57E-002</text:p>
          </table:table-cell>
          <table:table-cell table:style-name="ce5" office:value-type="float" office:value="-0.347438633" calcext:value-type="float">
            <text:p>-3.47E-001</text:p>
          </table:table-cell>
          <table:table-cell table:formula="of:=[.A828]/[.$K$4]" office:value-type="float" office:value="0.357065648" calcext:value-type="float">
            <text:p>0.357065648</text:p>
          </table:table-cell>
          <table:table-cell table:number-columns-repeated="1021"/>
        </table:table-row>
        <table:table-row table:style-name="ro1">
          <table:table-cell table:style-name="ce2" office:value-type="float" office:value="0.0356715992" calcext:value-type="float">
            <text:p>3.57E-002</text:p>
          </table:table-cell>
          <table:table-cell table:style-name="ce5" office:value-type="float" office:value="-0.347493201" calcext:value-type="float">
            <text:p>-3.47E-001</text:p>
          </table:table-cell>
          <table:table-cell table:formula="of:=[.A829]/[.$K$4]" office:value-type="float" office:value="0.356715992" calcext:value-type="float">
            <text:p>0.356715992</text:p>
          </table:table-cell>
          <table:table-cell table:number-columns-repeated="1021"/>
        </table:table-row>
        <table:table-row table:style-name="ro1">
          <table:table-cell table:style-name="ce2" office:value-type="float" office:value="0.0358261839" calcext:value-type="float">
            <text:p>3.58E-002</text:p>
          </table:table-cell>
          <table:table-cell table:style-name="ce5" office:value-type="float" office:value="-0.347636074" calcext:value-type="float">
            <text:p>-3.48E-001</text:p>
          </table:table-cell>
          <table:table-cell table:formula="of:=[.A830]/[.$K$4]" office:value-type="float" office:value="0.358261839" calcext:value-type="float">
            <text:p>0.358261839</text:p>
          </table:table-cell>
          <table:table-cell table:number-columns-repeated="1021"/>
        </table:table-row>
        <table:table-row table:style-name="ro1">
          <table:table-cell table:style-name="ce2" office:value-type="float" office:value="0.0360861234" calcext:value-type="float">
            <text:p>3.61E-002</text:p>
          </table:table-cell>
          <table:table-cell table:style-name="ce5" office:value-type="float" office:value="-0.348204494" calcext:value-type="float">
            <text:p>-3.48E-001</text:p>
          </table:table-cell>
          <table:table-cell table:formula="of:=[.A831]/[.$K$4]" office:value-type="float" office:value="0.360861234" calcext:value-type="float">
            <text:p>0.360861234</text:p>
          </table:table-cell>
          <table:table-cell table:number-columns-repeated="1021"/>
        </table:table-row>
        <table:table-row table:style-name="ro1">
          <table:table-cell table:style-name="ce2" office:value-type="float" office:value="0.0363334827" calcext:value-type="float">
            <text:p>3.63E-002</text:p>
          </table:table-cell>
          <table:table-cell table:style-name="ce5" office:value-type="float" office:value="-0.348508686" calcext:value-type="float">
            <text:p>-3.49E-001</text:p>
          </table:table-cell>
          <table:table-cell table:formula="of:=[.A832]/[.$K$4]" office:value-type="float" office:value="0.363334827" calcext:value-type="float">
            <text:p>0.363334827</text:p>
          </table:table-cell>
          <table:table-cell table:number-columns-repeated="1021"/>
        </table:table-row>
        <table:table-row table:style-name="ro1">
          <table:table-cell table:style-name="ce2" office:value-type="float" office:value="0.0364332907" calcext:value-type="float">
            <text:p>3.64E-002</text:p>
          </table:table-cell>
          <table:table-cell table:style-name="ce5" office:value-type="float" office:value="-0.348680645" calcext:value-type="float">
            <text:p>-3.49E-001</text:p>
          </table:table-cell>
          <table:table-cell table:formula="of:=[.A833]/[.$K$4]" office:value-type="float" office:value="0.364332907" calcext:value-type="float">
            <text:p>0.364332907</text:p>
          </table:table-cell>
          <table:table-cell table:number-columns-repeated="1021"/>
        </table:table-row>
        <table:table-row table:style-name="ro1">
          <table:table-cell table:style-name="ce2" office:value-type="float" office:value="0.0365797579" calcext:value-type="float">
            <text:p>3.66E-002</text:p>
          </table:table-cell>
          <table:table-cell table:style-name="ce5" office:value-type="float" office:value="-0.348979026" calcext:value-type="float">
            <text:p>-3.49E-001</text:p>
          </table:table-cell>
          <table:table-cell table:formula="of:=[.A834]/[.$K$4]" office:value-type="float" office:value="0.365797579" calcext:value-type="float">
            <text:p>0.365797579</text:p>
          </table:table-cell>
          <table:table-cell table:number-columns-repeated="1021"/>
        </table:table-row>
        <table:table-row table:style-name="ro1">
          <table:table-cell table:style-name="ce2" office:value-type="float" office:value="0.0367455333" calcext:value-type="float">
            <text:p>3.67E-002</text:p>
          </table:table-cell>
          <table:table-cell table:style-name="ce5" office:value-type="float" office:value="-0.349225432" calcext:value-type="float">
            <text:p>-3.49E-001</text:p>
          </table:table-cell>
          <table:table-cell table:formula="of:=[.A835]/[.$K$4]" office:value-type="float" office:value="0.367455333" calcext:value-type="float">
            <text:p>0.367455333</text:p>
          </table:table-cell>
          <table:table-cell table:number-columns-repeated="1021"/>
        </table:table-row>
        <table:table-row table:style-name="ro1">
          <table:table-cell table:style-name="ce2" office:value-type="float" office:value="0.0370577127" calcext:value-type="float">
            <text:p>3.71E-002</text:p>
          </table:table-cell>
          <table:table-cell table:style-name="ce5" office:value-type="float" office:value="-0.349614203" calcext:value-type="float">
            <text:p>-3.50E-001</text:p>
          </table:table-cell>
          <table:table-cell table:formula="of:=[.A836]/[.$K$4]" office:value-type="float" office:value="0.370577127" calcext:value-type="float">
            <text:p>0.370577127</text:p>
          </table:table-cell>
          <table:table-cell table:number-columns-repeated="1021"/>
        </table:table-row>
        <table:table-row table:style-name="ro1">
          <table:table-cell table:style-name="ce2" office:value-type="float" office:value="0.0373261496" calcext:value-type="float">
            <text:p>3.73E-002</text:p>
          </table:table-cell>
          <table:table-cell table:style-name="ce5" office:value-type="float" office:value="-0.350084156" calcext:value-type="float">
            <text:p>-3.50E-001</text:p>
          </table:table-cell>
          <table:table-cell table:formula="of:=[.A837]/[.$K$4]" office:value-type="float" office:value="0.373261496" calcext:value-type="float">
            <text:p>0.373261496</text:p>
          </table:table-cell>
          <table:table-cell table:number-columns-repeated="1021"/>
        </table:table-row>
        <table:table-row table:style-name="ro1">
          <table:table-cell table:style-name="ce2" office:value-type="float" office:value="0.0375532098" calcext:value-type="float">
            <text:p>3.76E-002</text:p>
          </table:table-cell>
          <table:table-cell table:style-name="ce5" office:value-type="float" office:value="-0.350278378" calcext:value-type="float">
            <text:p>-3.50E-001</text:p>
          </table:table-cell>
          <table:table-cell table:formula="of:=[.A838]/[.$K$4]" office:value-type="float" office:value="0.375532098" calcext:value-type="float">
            <text:p>0.375532098</text:p>
          </table:table-cell>
          <table:table-cell table:number-columns-repeated="1021"/>
        </table:table-row>
        <table:table-row table:style-name="ro1">
          <table:table-cell table:style-name="ce2" office:value-type="float" office:value="0.0376661606" calcext:value-type="float">
            <text:p>3.77E-002</text:p>
          </table:table-cell>
          <table:table-cell table:style-name="ce5" office:value-type="float" office:value="-0.350452185" calcext:value-type="float">
            <text:p>-3.50E-001</text:p>
          </table:table-cell>
          <table:table-cell table:formula="of:=[.A839]/[.$K$4]" office:value-type="float" office:value="0.376661606" calcext:value-type="float">
            <text:p>0.376661606</text:p>
          </table:table-cell>
          <table:table-cell table:number-columns-repeated="1021"/>
        </table:table-row>
        <table:table-row table:style-name="ro1">
          <table:table-cell table:style-name="ce2" office:value-type="float" office:value="0.0376786515" calcext:value-type="float">
            <text:p>3.77E-002</text:p>
          </table:table-cell>
          <table:table-cell table:style-name="ce5" office:value-type="float" office:value="-0.350410134" calcext:value-type="float">
            <text:p>-3.50E-001</text:p>
          </table:table-cell>
          <table:table-cell table:formula="of:=[.A840]/[.$K$4]" office:value-type="float" office:value="0.376786515" calcext:value-type="float">
            <text:p>0.376786515</text:p>
          </table:table-cell>
          <table:table-cell table:number-columns-repeated="1021"/>
        </table:table-row>
        <table:table-row table:style-name="ro1">
          <table:table-cell table:style-name="ce2" office:value-type="float" office:value="0.0375875309" calcext:value-type="float">
            <text:p>3.76E-002</text:p>
          </table:table-cell>
          <table:table-cell table:style-name="ce5" office:value-type="float" office:value="-0.350411803" calcext:value-type="float">
            <text:p>-3.50E-001</text:p>
          </table:table-cell>
          <table:table-cell table:formula="of:=[.A841]/[.$K$4]" office:value-type="float" office:value="0.375875309" calcext:value-type="float">
            <text:p>0.375875309</text:p>
          </table:table-cell>
          <table:table-cell table:number-columns-repeated="1021"/>
        </table:table-row>
        <table:table-row table:style-name="ro1">
          <table:table-cell table:style-name="ce2" office:value-type="float" office:value="0.0376306176" calcext:value-type="float">
            <text:p>3.76E-002</text:p>
          </table:table-cell>
          <table:table-cell table:style-name="ce5" office:value-type="float" office:value="-0.350471586" calcext:value-type="float">
            <text:p>-3.50E-001</text:p>
          </table:table-cell>
          <table:table-cell table:formula="of:=[.A842]/[.$K$4]" office:value-type="float" office:value="0.376306176" calcext:value-type="float">
            <text:p>0.376306176</text:p>
          </table:table-cell>
          <table:table-cell table:number-columns-repeated="1021"/>
        </table:table-row>
        <table:table-row table:style-name="ro1">
          <table:table-cell table:style-name="ce2" office:value-type="float" office:value="0.0377520174" calcext:value-type="float">
            <text:p>3.78E-002</text:p>
          </table:table-cell>
          <table:table-cell table:style-name="ce5" office:value-type="float" office:value="-0.350817919" calcext:value-type="float">
            <text:p>-3.51E-001</text:p>
          </table:table-cell>
          <table:table-cell table:formula="of:=[.A843]/[.$K$4]" office:value-type="float" office:value="0.377520174" calcext:value-type="float">
            <text:p>0.377520174</text:p>
          </table:table-cell>
          <table:table-cell table:number-columns-repeated="1021"/>
        </table:table-row>
        <table:table-row table:style-name="ro1">
          <table:table-cell table:style-name="ce2" office:value-type="float" office:value="0.0381622687" calcext:value-type="float">
            <text:p>3.82E-002</text:p>
          </table:table-cell>
          <table:table-cell table:style-name="ce5" office:value-type="float" office:value="-0.351408869" calcext:value-type="float">
            <text:p>-3.51E-001</text:p>
          </table:table-cell>
          <table:table-cell table:formula="of:=[.A844]/[.$K$4]" office:value-type="float" office:value="0.381622687" calcext:value-type="float">
            <text:p>0.381622687</text:p>
          </table:table-cell>
          <table:table-cell table:number-columns-repeated="1021"/>
        </table:table-row>
        <table:table-row table:style-name="ro1">
          <table:table-cell table:style-name="ce2" office:value-type="float" office:value="0.0384467915" calcext:value-type="float">
            <text:p>3.84E-002</text:p>
          </table:table-cell>
          <table:table-cell table:style-name="ce5" office:value-type="float" office:value="-0.351768464" calcext:value-type="float">
            <text:p>-3.52E-001</text:p>
          </table:table-cell>
          <table:table-cell table:formula="of:=[.A845]/[.$K$4]" office:value-type="float" office:value="0.384467915" calcext:value-type="float">
            <text:p>0.384467915</text:p>
          </table:table-cell>
          <table:table-cell table:number-columns-repeated="1021"/>
        </table:table-row>
        <table:table-row table:style-name="ro1">
          <table:table-cell table:style-name="ce2" office:value-type="float" office:value="0.038754724" calcext:value-type="float">
            <text:p>3.88E-002</text:p>
          </table:table-cell>
          <table:table-cell table:style-name="ce5" office:value-type="float" office:value="-0.352252632" calcext:value-type="float">
            <text:p>-3.52E-001</text:p>
          </table:table-cell>
          <table:table-cell table:formula="of:=[.A846]/[.$K$4]" office:value-type="float" office:value="0.38754724" calcext:value-type="float">
            <text:p>0.38754724</text:p>
          </table:table-cell>
          <table:table-cell table:number-columns-repeated="1021"/>
        </table:table-row>
        <table:table-row table:style-name="ro1">
          <table:table-cell table:style-name="ce2" office:value-type="float" office:value="0.0393531807" calcext:value-type="float">
            <text:p>3.94E-002</text:p>
          </table:table-cell>
          <table:table-cell table:style-name="ce5" office:value-type="float" office:value="-0.352920085" calcext:value-type="float">
            <text:p>-3.53E-001</text:p>
          </table:table-cell>
          <table:table-cell table:formula="of:=[.A847]/[.$K$4]" office:value-type="float" office:value="0.393531807" calcext:value-type="float">
            <text:p>0.393531807</text:p>
          </table:table-cell>
          <table:table-cell table:number-columns-repeated="1021"/>
        </table:table-row>
        <table:table-row table:style-name="ro1">
          <table:table-cell table:style-name="ce2" office:value-type="float" office:value="0.0397191644" calcext:value-type="float">
            <text:p>3.97E-002</text:p>
          </table:table-cell>
          <table:table-cell table:style-name="ce5" office:value-type="float" office:value="-0.353304446" calcext:value-type="float">
            <text:p>-3.53E-001</text:p>
          </table:table-cell>
          <table:table-cell table:formula="of:=[.A848]/[.$K$4]" office:value-type="float" office:value="0.397191644" calcext:value-type="float">
            <text:p>0.397191644</text:p>
          </table:table-cell>
          <table:table-cell table:number-columns-repeated="1021"/>
        </table:table-row>
        <table:table-row table:style-name="ro1">
          <table:table-cell table:style-name="ce2" office:value-type="float" office:value="0.0399080291" calcext:value-type="float">
            <text:p>3.99E-002</text:p>
          </table:table-cell>
          <table:table-cell table:style-name="ce5" office:value-type="float" office:value="-0.35354045" calcext:value-type="float">
            <text:p>-3.54E-001</text:p>
          </table:table-cell>
          <table:table-cell table:formula="of:=[.A849]/[.$K$4]" office:value-type="float" office:value="0.399080291" calcext:value-type="float">
            <text:p>0.399080291</text:p>
          </table:table-cell>
          <table:table-cell table:number-columns-repeated="1021"/>
        </table:table-row>
        <table:table-row table:style-name="ro1">
          <table:table-cell table:style-name="ce2" office:value-type="float" office:value="0.0401928127" calcext:value-type="float">
            <text:p>4.02E-002</text:p>
          </table:table-cell>
          <table:table-cell table:style-name="ce5" office:value-type="float" office:value="-0.353832245" calcext:value-type="float">
            <text:p>-3.54E-001</text:p>
          </table:table-cell>
          <table:table-cell table:formula="of:=[.A850]/[.$K$4]" office:value-type="float" office:value="0.401928127" calcext:value-type="float">
            <text:p>0.401928127</text:p>
          </table:table-cell>
          <table:table-cell table:number-columns-repeated="1021"/>
        </table:table-row>
        <table:table-row table:style-name="ro1">
          <table:table-cell table:style-name="ce2" office:value-type="float" office:value="0.0404236987" calcext:value-type="float">
            <text:p>4.04E-002</text:p>
          </table:table-cell>
          <table:table-cell table:style-name="ce5" office:value-type="float" office:value="-0.353951216" calcext:value-type="float">
            <text:p>-3.54E-001</text:p>
          </table:table-cell>
          <table:table-cell table:formula="of:=[.A851]/[.$K$4]" office:value-type="float" office:value="0.404236987" calcext:value-type="float">
            <text:p>0.404236987</text:p>
          </table:table-cell>
          <table:table-cell table:number-columns-repeated="1021"/>
        </table:table-row>
        <table:table-row table:style-name="ro1">
          <table:table-cell table:style-name="ce2" office:value-type="float" office:value="0.0405974388" calcext:value-type="float">
            <text:p>4.06E-002</text:p>
          </table:table-cell>
          <table:table-cell table:style-name="ce5" office:value-type="float" office:value="-0.354189992" calcext:value-type="float">
            <text:p>-3.54E-001</text:p>
          </table:table-cell>
          <table:table-cell table:formula="of:=[.A852]/[.$K$4]" office:value-type="float" office:value="0.405974388" calcext:value-type="float">
            <text:p>0.405974388</text:p>
          </table:table-cell>
          <table:table-cell table:number-columns-repeated="1021"/>
        </table:table-row>
        <table:table-row table:style-name="ro1">
          <table:table-cell table:style-name="ce2" office:value-type="float" office:value="0.0408583917" calcext:value-type="float">
            <text:p>4.09E-002</text:p>
          </table:table-cell>
          <table:table-cell table:style-name="ce5" office:value-type="float" office:value="-0.354594707" calcext:value-type="float">
            <text:p>-3.55E-001</text:p>
          </table:table-cell>
          <table:table-cell table:formula="of:=[.A853]/[.$K$4]" office:value-type="float" office:value="0.408583917" calcext:value-type="float">
            <text:p>0.408583917</text:p>
          </table:table-cell>
          <table:table-cell table:number-columns-repeated="1021"/>
        </table:table-row>
        <table:table-row table:style-name="ro1">
          <table:table-cell table:style-name="ce2" office:value-type="float" office:value="0.0409533568" calcext:value-type="float">
            <text:p>4.10E-002</text:p>
          </table:table-cell>
          <table:table-cell table:style-name="ce5" office:value-type="float" office:value="-0.354698926" calcext:value-type="float">
            <text:p>-3.55E-001</text:p>
          </table:table-cell>
          <table:table-cell table:formula="of:=[.A854]/[.$K$4]" office:value-type="float" office:value="0.409533568" calcext:value-type="float">
            <text:p>0.409533568</text:p>
          </table:table-cell>
          <table:table-cell table:number-columns-repeated="1021"/>
        </table:table-row>
        <table:table-row table:style-name="ro1">
          <table:table-cell table:style-name="ce2" office:value-type="float" office:value="0.0410459861" calcext:value-type="float">
            <text:p>4.10E-002</text:p>
          </table:table-cell>
          <table:table-cell table:style-name="ce5" office:value-type="float" office:value="-0.354838729" calcext:value-type="float">
            <text:p>-3.55E-001</text:p>
          </table:table-cell>
          <table:table-cell table:formula="of:=[.A855]/[.$K$4]" office:value-type="float" office:value="0.410459861" calcext:value-type="float">
            <text:p>0.410459861</text:p>
          </table:table-cell>
          <table:table-cell table:number-columns-repeated="1021"/>
        </table:table-row>
        <table:table-row table:style-name="ro1">
          <table:table-cell table:style-name="ce2" office:value-type="float" office:value="0.0412097238" calcext:value-type="float">
            <text:p>4.12E-002</text:p>
          </table:table-cell>
          <table:table-cell table:style-name="ce5" office:value-type="float" office:value="-0.355034739" calcext:value-type="float">
            <text:p>-3.55E-001</text:p>
          </table:table-cell>
          <table:table-cell table:formula="of:=[.A856]/[.$K$4]" office:value-type="float" office:value="0.412097238" calcext:value-type="float">
            <text:p>0.412097238</text:p>
          </table:table-cell>
          <table:table-cell table:number-columns-repeated="1021"/>
        </table:table-row>
        <table:table-row table:style-name="ro1">
          <table:table-cell table:style-name="ce2" office:value-type="float" office:value="0.0414104424" calcext:value-type="float">
            <text:p>4.14E-002</text:p>
          </table:table-cell>
          <table:table-cell table:style-name="ce5" office:value-type="float" office:value="-0.355228007" calcext:value-type="float">
            <text:p>-3.55E-001</text:p>
          </table:table-cell>
          <table:table-cell table:formula="of:=[.A857]/[.$K$4]" office:value-type="float" office:value="0.414104424" calcext:value-type="float">
            <text:p>0.414104424</text:p>
          </table:table-cell>
          <table:table-cell table:number-columns-repeated="1021"/>
        </table:table-row>
        <table:table-row table:style-name="ro1">
          <table:table-cell table:style-name="ce2" office:value-type="float" office:value="0.0417280719" calcext:value-type="float">
            <text:p>4.17E-002</text:p>
          </table:table-cell>
          <table:table-cell table:style-name="ce5" office:value-type="float" office:value="-0.35545361" calcext:value-type="float">
            <text:p>-3.55E-001</text:p>
          </table:table-cell>
          <table:table-cell table:formula="of:=[.A858]/[.$K$4]" office:value-type="float" office:value="0.417280719" calcext:value-type="float">
            <text:p>0.417280719</text:p>
          </table:table-cell>
          <table:table-cell table:number-columns-repeated="1021"/>
        </table:table-row>
        <table:table-row table:style-name="ro1">
          <table:table-cell table:style-name="ce2" office:value-type="float" office:value="0.0420399718" calcext:value-type="float">
            <text:p>4.20E-002</text:p>
          </table:table-cell>
          <table:table-cell table:style-name="ce5" office:value-type="float" office:value="-0.355836064" calcext:value-type="float">
            <text:p>-3.56E-001</text:p>
          </table:table-cell>
          <table:table-cell table:formula="of:=[.A859]/[.$K$4]" office:value-type="float" office:value="0.420399718" calcext:value-type="float">
            <text:p>0.420399718</text:p>
          </table:table-cell>
          <table:table-cell table:number-columns-repeated="1021"/>
        </table:table-row>
        <table:table-row table:style-name="ro1">
          <table:table-cell table:style-name="ce2" office:value-type="float" office:value="0.042366527" calcext:value-type="float">
            <text:p>4.24E-002</text:p>
          </table:table-cell>
          <table:table-cell table:style-name="ce5" office:value-type="float" office:value="-0.356086254" calcext:value-type="float">
            <text:p>-3.56E-001</text:p>
          </table:table-cell>
          <table:table-cell table:formula="of:=[.A860]/[.$K$4]" office:value-type="float" office:value="0.42366527" calcext:value-type="float">
            <text:p>0.42366527</text:p>
          </table:table-cell>
          <table:table-cell table:number-columns-repeated="1021"/>
        </table:table-row>
        <table:table-row table:style-name="ro1">
          <table:table-cell table:style-name="ce2" office:value-type="float" office:value="0.0426532961" calcext:value-type="float">
            <text:p>4.27E-002</text:p>
          </table:table-cell>
          <table:table-cell table:style-name="ce5" office:value-type="float" office:value="-0.356310636" calcext:value-type="float">
            <text:p>-3.56E-001</text:p>
          </table:table-cell>
          <table:table-cell table:formula="of:=[.A861]/[.$K$4]" office:value-type="float" office:value="0.426532961" calcext:value-type="float">
            <text:p>0.426532961</text:p>
          </table:table-cell>
          <table:table-cell table:number-columns-repeated="1021"/>
        </table:table-row>
        <table:table-row table:style-name="ro1">
          <table:table-cell table:style-name="ce2" office:value-type="float" office:value="0.0428578109" calcext:value-type="float">
            <text:p>4.29E-002</text:p>
          </table:table-cell>
          <table:table-cell table:style-name="ce5" office:value-type="float" office:value="-0.356436163" calcext:value-type="float">
            <text:p>-3.56E-001</text:p>
          </table:table-cell>
          <table:table-cell table:formula="of:=[.A862]/[.$K$4]" office:value-type="float" office:value="0.428578109" calcext:value-type="float">
            <text:p>0.428578109</text:p>
          </table:table-cell>
          <table:table-cell table:number-columns-repeated="1021"/>
        </table:table-row>
        <table:table-row table:style-name="ro1">
          <table:table-cell table:style-name="ce2" office:value-type="float" office:value="0.0431469865" calcext:value-type="float">
            <text:p>4.31E-002</text:p>
          </table:table-cell>
          <table:table-cell table:style-name="ce5" office:value-type="float" office:value="-0.356654406" calcext:value-type="float">
            <text:p>-3.57E-001</text:p>
          </table:table-cell>
          <table:table-cell table:formula="of:=[.A863]/[.$K$4]" office:value-type="float" office:value="0.431469865" calcext:value-type="float">
            <text:p>0.431469865</text:p>
          </table:table-cell>
          <table:table-cell table:number-columns-repeated="1021"/>
        </table:table-row>
        <table:table-row table:style-name="ro1">
          <table:table-cell table:style-name="ce2" office:value-type="float" office:value="0.0434188545" calcext:value-type="float">
            <text:p>4.34E-002</text:p>
          </table:table-cell>
          <table:table-cell table:style-name="ce5" office:value-type="float" office:value="-0.356831014" calcext:value-type="float">
            <text:p>-3.57E-001</text:p>
          </table:table-cell>
          <table:table-cell table:formula="of:=[.A864]/[.$K$4]" office:value-type="float" office:value="0.434188545" calcext:value-type="float">
            <text:p>0.434188545</text:p>
          </table:table-cell>
          <table:table-cell table:number-columns-repeated="1021"/>
        </table:table-row>
        <table:table-row table:style-name="ro1">
          <table:table-cell table:style-name="ce2" office:value-type="float" office:value="0.0434664302" calcext:value-type="float">
            <text:p>4.35E-002</text:p>
          </table:table-cell>
          <table:table-cell table:style-name="ce5" office:value-type="float" office:value="-0.356874019" calcext:value-type="float">
            <text:p>-3.57E-001</text:p>
          </table:table-cell>
          <table:table-cell table:formula="of:=[.A865]/[.$K$4]" office:value-type="float" office:value="0.434664302" calcext:value-type="float">
            <text:p>0.434664302</text:p>
          </table:table-cell>
          <table:table-cell table:number-columns-repeated="1021"/>
        </table:table-row>
        <table:table-row table:style-name="ro1">
          <table:table-cell table:style-name="ce2" office:value-type="float" office:value="0.0435710624" calcext:value-type="float">
            <text:p>4.36E-002</text:p>
          </table:table-cell>
          <table:table-cell table:style-name="ce5" office:value-type="float" office:value="-0.35692662" calcext:value-type="float">
            <text:p>-3.57E-001</text:p>
          </table:table-cell>
          <table:table-cell table:formula="of:=[.A866]/[.$K$4]" office:value-type="float" office:value="0.435710624" calcext:value-type="float">
            <text:p>0.435710624</text:p>
          </table:table-cell>
          <table:table-cell table:number-columns-repeated="1021"/>
        </table:table-row>
        <table:table-row table:style-name="ro1">
          <table:table-cell table:style-name="ce2" office:value-type="float" office:value="0.0436156243" calcext:value-type="float">
            <text:p>4.36E-002</text:p>
          </table:table-cell>
          <table:table-cell table:style-name="ce5" office:value-type="float" office:value="-0.356977373" calcext:value-type="float">
            <text:p>-3.57E-001</text:p>
          </table:table-cell>
          <table:table-cell table:formula="of:=[.A867]/[.$K$4]" office:value-type="float" office:value="0.436156243" calcext:value-type="float">
            <text:p>0.436156243</text:p>
          </table:table-cell>
          <table:table-cell table:number-columns-repeated="1021"/>
        </table:table-row>
        <table:table-row table:style-name="ro1">
          <table:table-cell table:style-name="ce2" office:value-type="float" office:value="0.0438090414" calcext:value-type="float">
            <text:p>4.38E-002</text:p>
          </table:table-cell>
          <table:table-cell table:style-name="ce5" office:value-type="float" office:value="-0.357067406" calcext:value-type="float">
            <text:p>-3.57E-001</text:p>
          </table:table-cell>
          <table:table-cell table:formula="of:=[.A868]/[.$K$4]" office:value-type="float" office:value="0.438090414" calcext:value-type="float">
            <text:p>0.438090414</text:p>
          </table:table-cell>
          <table:table-cell table:number-columns-repeated="1021"/>
        </table:table-row>
        <table:table-row table:style-name="ro1">
          <table:table-cell table:style-name="ce2" office:value-type="float" office:value="0.0439359136" calcext:value-type="float">
            <text:p>4.39E-002</text:p>
          </table:table-cell>
          <table:table-cell table:style-name="ce5" office:value-type="float" office:value="-0.357193142" calcext:value-type="float">
            <text:p>-3.57E-001</text:p>
          </table:table-cell>
          <table:table-cell table:formula="of:=[.A869]/[.$K$4]" office:value-type="float" office:value="0.439359136" calcext:value-type="float">
            <text:p>0.439359136</text:p>
          </table:table-cell>
          <table:table-cell table:number-columns-repeated="1021"/>
        </table:table-row>
        <table:table-row table:style-name="ro1">
          <table:table-cell table:style-name="ce2" office:value-type="float" office:value="0.0442418307" calcext:value-type="float">
            <text:p>4.42E-002</text:p>
          </table:table-cell>
          <table:table-cell table:style-name="ce5" office:value-type="float" office:value="-0.357481986" calcext:value-type="float">
            <text:p>-3.57E-001</text:p>
          </table:table-cell>
          <table:table-cell table:formula="of:=[.A870]/[.$K$4]" office:value-type="float" office:value="0.442418307" calcext:value-type="float">
            <text:p>0.442418307</text:p>
          </table:table-cell>
          <table:table-cell table:number-columns-repeated="1021"/>
        </table:table-row>
        <table:table-row table:style-name="ro1">
          <table:table-cell table:style-name="ce2" office:value-type="float" office:value="0.0445203148" calcext:value-type="float">
            <text:p>4.45E-002</text:p>
          </table:table-cell>
          <table:table-cell table:style-name="ce5" office:value-type="float" office:value="-0.357566893" calcext:value-type="float">
            <text:p>-3.58E-001</text:p>
          </table:table-cell>
          <table:table-cell table:formula="of:=[.A871]/[.$K$4]" office:value-type="float" office:value="0.445203148" calcext:value-type="float">
            <text:p>0.445203148</text:p>
          </table:table-cell>
          <table:table-cell table:number-columns-repeated="1021"/>
        </table:table-row>
        <table:table-row table:style-name="ro1">
          <table:table-cell table:style-name="ce2" office:value-type="float" office:value="0.0446783267" calcext:value-type="float">
            <text:p>4.47E-002</text:p>
          </table:table-cell>
          <table:table-cell table:style-name="ce5" office:value-type="float" office:value="-0.357586533" calcext:value-type="float">
            <text:p>-3.58E-001</text:p>
          </table:table-cell>
          <table:table-cell table:formula="of:=[.A872]/[.$K$4]" office:value-type="float" office:value="0.446783267" calcext:value-type="float">
            <text:p>0.446783267</text:p>
          </table:table-cell>
          <table:table-cell table:number-columns-repeated="1021"/>
        </table:table-row>
        <table:table-row table:style-name="ro1">
          <table:table-cell table:style-name="ce2" office:value-type="float" office:value="0.0447722748" calcext:value-type="float">
            <text:p>4.48E-002</text:p>
          </table:table-cell>
          <table:table-cell table:style-name="ce5" office:value-type="float" office:value="-0.357715636" calcext:value-type="float">
            <text:p>-3.58E-001</text:p>
          </table:table-cell>
          <table:table-cell table:formula="of:=[.A873]/[.$K$4]" office:value-type="float" office:value="0.447722748" calcext:value-type="float">
            <text:p>0.447722748</text:p>
          </table:table-cell>
          <table:table-cell table:number-columns-repeated="1021"/>
        </table:table-row>
        <table:table-row table:style-name="ro1">
          <table:table-cell table:style-name="ce2" office:value-type="float" office:value="0.0449830182" calcext:value-type="float">
            <text:p>4.50E-002</text:p>
          </table:table-cell>
          <table:table-cell table:style-name="ce5" office:value-type="float" office:value="-0.357827038" calcext:value-type="float">
            <text:p>-3.58E-001</text:p>
          </table:table-cell>
          <table:table-cell table:formula="of:=[.A874]/[.$K$4]" office:value-type="float" office:value="0.449830182" calcext:value-type="float">
            <text:p>0.449830182</text:p>
          </table:table-cell>
          <table:table-cell table:number-columns-repeated="1021"/>
        </table:table-row>
        <table:table-row table:style-name="ro1">
          <table:table-cell table:style-name="ce2" office:value-type="float" office:value="0.0451449007" calcext:value-type="float">
            <text:p>4.51E-002</text:p>
          </table:table-cell>
          <table:table-cell table:style-name="ce5" office:value-type="float" office:value="-0.35795337" calcext:value-type="float">
            <text:p>-3.58E-001</text:p>
          </table:table-cell>
          <table:table-cell table:formula="of:=[.A875]/[.$K$4]" office:value-type="float" office:value="0.451449007" calcext:value-type="float">
            <text:p>0.451449007</text:p>
          </table:table-cell>
          <table:table-cell table:number-columns-repeated="1021"/>
        </table:table-row>
        <table:table-row table:style-name="ro1">
          <table:table-cell table:style-name="ce2" office:value-type="float" office:value="0.0453563184" calcext:value-type="float">
            <text:p>4.54E-002</text:p>
          </table:table-cell>
          <table:table-cell table:style-name="ce5" office:value-type="float" office:value="-0.358139187" calcext:value-type="float">
            <text:p>-3.58E-001</text:p>
          </table:table-cell>
          <table:table-cell table:formula="of:=[.A876]/[.$K$4]" office:value-type="float" office:value="0.453563184" calcext:value-type="float">
            <text:p>0.453563184</text:p>
          </table:table-cell>
          <table:table-cell table:number-columns-repeated="1021"/>
        </table:table-row>
        <table:table-row table:style-name="ro1">
          <table:table-cell table:style-name="ce2" office:value-type="float" office:value="0.0456625298" calcext:value-type="float">
            <text:p>4.57E-002</text:p>
          </table:table-cell>
          <table:table-cell table:style-name="ce5" office:value-type="float" office:value="-0.358214587" calcext:value-type="float">
            <text:p>-3.58E-001</text:p>
          </table:table-cell>
          <table:table-cell table:formula="of:=[.A877]/[.$K$4]" office:value-type="float" office:value="0.456625298" calcext:value-type="float">
            <text:p>0.456625298</text:p>
          </table:table-cell>
          <table:table-cell table:number-columns-repeated="1021"/>
        </table:table-row>
        <table:table-row table:style-name="ro1">
          <table:table-cell table:style-name="ce2" office:value-type="float" office:value="0.0456636846" calcext:value-type="float">
            <text:p>4.57E-002</text:p>
          </table:table-cell>
          <table:table-cell table:style-name="ce5" office:value-type="float" office:value="-0.358283877" calcext:value-type="float">
            <text:p>-3.58E-001</text:p>
          </table:table-cell>
          <table:table-cell table:formula="of:=[.A878]/[.$K$4]" office:value-type="float" office:value="0.456636846" calcext:value-type="float">
            <text:p>0.456636846</text:p>
          </table:table-cell>
          <table:table-cell table:number-columns-repeated="1021"/>
        </table:table-row>
        <table:table-row table:style-name="ro1">
          <table:table-cell table:style-name="ce2" office:value-type="float" office:value="0.0458753929" calcext:value-type="float">
            <text:p>4.59E-002</text:p>
          </table:table-cell>
          <table:table-cell table:style-name="ce5" office:value-type="float" office:value="-0.358410448" calcext:value-type="float">
            <text:p>-3.58E-001</text:p>
          </table:table-cell>
          <table:table-cell table:formula="of:=[.A879]/[.$K$4]" office:value-type="float" office:value="0.458753929" calcext:value-type="float">
            <text:p>0.458753929</text:p>
          </table:table-cell>
          <table:table-cell table:number-columns-repeated="1021"/>
        </table:table-row>
        <table:table-row table:style-name="ro1">
          <table:table-cell table:style-name="ce2" office:value-type="float" office:value="0.0461034551" calcext:value-type="float">
            <text:p>4.61E-002</text:p>
          </table:table-cell>
          <table:table-cell table:style-name="ce5" office:value-type="float" office:value="-0.358612865" calcext:value-type="float">
            <text:p>-3.59E-001</text:p>
          </table:table-cell>
          <table:table-cell table:formula="of:=[.A880]/[.$K$4]" office:value-type="float" office:value="0.461034551" calcext:value-type="float">
            <text:p>0.461034551</text:p>
          </table:table-cell>
          <table:table-cell table:number-columns-repeated="1021"/>
        </table:table-row>
        <table:table-row table:style-name="ro1">
          <table:table-cell table:style-name="ce2" office:value-type="float" office:value="0.046382755" calcext:value-type="float">
            <text:p>4.64E-002</text:p>
          </table:table-cell>
          <table:table-cell table:style-name="ce5" office:value-type="float" office:value="-0.358706355" calcext:value-type="float">
            <text:p>-3.59E-001</text:p>
          </table:table-cell>
          <table:table-cell table:formula="of:=[.A881]/[.$K$4]" office:value-type="float" office:value="0.46382755" calcext:value-type="float">
            <text:p>0.46382755</text:p>
          </table:table-cell>
          <table:table-cell table:number-columns-repeated="1021"/>
        </table:table-row>
        <table:table-row table:style-name="ro1">
          <table:table-cell table:style-name="ce2" office:value-type="float" office:value="0.0465475954" calcext:value-type="float">
            <text:p>4.65E-002</text:p>
          </table:table-cell>
          <table:table-cell table:style-name="ce5" office:value-type="float" office:value="-0.358768314" calcext:value-type="float">
            <text:p>-3.59E-001</text:p>
          </table:table-cell>
          <table:table-cell table:formula="of:=[.A882]/[.$K$4]" office:value-type="float" office:value="0.465475954" calcext:value-type="float">
            <text:p>0.465475954</text:p>
          </table:table-cell>
          <table:table-cell table:number-columns-repeated="1021"/>
        </table:table-row>
        <table:table-row table:style-name="ro1">
          <table:table-cell table:style-name="ce2" office:value-type="float" office:value="0.0464530885" calcext:value-type="float">
            <text:p>4.65E-002</text:p>
          </table:table-cell>
          <table:table-cell table:style-name="ce5" office:value-type="float" office:value="-0.358732998" calcext:value-type="float">
            <text:p>-3.59E-001</text:p>
          </table:table-cell>
          <table:table-cell table:formula="of:=[.A883]/[.$K$4]" office:value-type="float" office:value="0.464530885" calcext:value-type="float">
            <text:p>0.464530885</text:p>
          </table:table-cell>
          <table:table-cell table:number-columns-repeated="1021"/>
        </table:table-row>
        <table:table-row table:style-name="ro1">
          <table:table-cell table:style-name="ce2" office:value-type="float" office:value="0.0467540659" calcext:value-type="float">
            <text:p>4.68E-002</text:p>
          </table:table-cell>
          <table:table-cell table:style-name="ce5" office:value-type="float" office:value="-0.358872682" calcext:value-type="float">
            <text:p>-3.59E-001</text:p>
          </table:table-cell>
          <table:table-cell table:formula="of:=[.A884]/[.$K$4]" office:value-type="float" office:value="0.467540659" calcext:value-type="float">
            <text:p>0.467540659</text:p>
          </table:table-cell>
          <table:table-cell table:number-columns-repeated="1021"/>
        </table:table-row>
        <table:table-row table:style-name="ro1">
          <table:table-cell table:style-name="ce2" office:value-type="float" office:value="0.0469026044" calcext:value-type="float">
            <text:p>4.69E-002</text:p>
          </table:table-cell>
          <table:table-cell table:style-name="ce5" office:value-type="float" office:value="-0.358997971" calcext:value-type="float">
            <text:p>-3.59E-001</text:p>
          </table:table-cell>
          <table:table-cell table:formula="of:=[.A885]/[.$K$4]" office:value-type="float" office:value="0.469026044" calcext:value-type="float">
            <text:p>0.469026044</text:p>
          </table:table-cell>
          <table:table-cell table:number-columns-repeated="1021"/>
        </table:table-row>
        <table:table-row table:style-name="ro1">
          <table:table-cell table:style-name="ce2" office:value-type="float" office:value="0.0471639819" calcext:value-type="float">
            <text:p>4.72E-002</text:p>
          </table:table-cell>
          <table:table-cell table:style-name="ce5" office:value-type="float" office:value="-0.35920617" calcext:value-type="float">
            <text:p>-3.59E-001</text:p>
          </table:table-cell>
          <table:table-cell table:formula="of:=[.A886]/[.$K$4]" office:value-type="float" office:value="0.471639819" calcext:value-type="float">
            <text:p>0.471639819</text:p>
          </table:table-cell>
          <table:table-cell table:number-columns-repeated="1021"/>
        </table:table-row>
        <table:table-row table:style-name="ro1">
          <table:table-cell table:style-name="ce2" office:value-type="float" office:value="0.0474021323" calcext:value-type="float">
            <text:p>4.74E-002</text:p>
          </table:table-cell>
          <table:table-cell table:style-name="ce5" office:value-type="float" office:value="-0.359239638" calcext:value-type="float">
            <text:p>-3.59E-001</text:p>
          </table:table-cell>
          <table:table-cell table:formula="of:=[.A887]/[.$K$4]" office:value-type="float" office:value="0.474021323" calcext:value-type="float">
            <text:p>0.474021323</text:p>
          </table:table-cell>
          <table:table-cell table:number-columns-repeated="1021"/>
        </table:table-row>
        <table:table-row table:style-name="ro1">
          <table:table-cell table:style-name="ce2" office:value-type="float" office:value="0.0473268479" calcext:value-type="float">
            <text:p>4.73E-002</text:p>
          </table:table-cell>
          <table:table-cell table:style-name="ce5" office:value-type="float" office:value="-0.359274507" calcext:value-type="float">
            <text:p>-3.59E-001</text:p>
          </table:table-cell>
          <table:table-cell table:formula="of:=[.A888]/[.$K$4]" office:value-type="float" office:value="0.473268479" calcext:value-type="float">
            <text:p>0.473268479</text:p>
          </table:table-cell>
          <table:table-cell table:number-columns-repeated="1021"/>
        </table:table-row>
        <table:table-row table:style-name="ro1">
          <table:table-cell table:style-name="ce2" office:value-type="float" office:value="0.0474433154" calcext:value-type="float">
            <text:p>4.74E-002</text:p>
          </table:table-cell>
          <table:table-cell table:style-name="ce5" office:value-type="float" office:value="-0.359314322" calcext:value-type="float">
            <text:p>-3.59E-001</text:p>
          </table:table-cell>
          <table:table-cell table:formula="of:=[.A889]/[.$K$4]" office:value-type="float" office:value="0.474433154" calcext:value-type="float">
            <text:p>0.474433154</text:p>
          </table:table-cell>
          <table:table-cell table:number-columns-repeated="1021"/>
        </table:table-row>
        <table:table-row table:style-name="ro1">
          <table:table-cell table:style-name="ce2" office:value-type="float" office:value="0.0474463515" calcext:value-type="float">
            <text:p>4.74E-002</text:p>
          </table:table-cell>
          <table:table-cell table:style-name="ce5" office:value-type="float" office:value="-0.359324604" calcext:value-type="float">
            <text:p>-3.59E-001</text:p>
          </table:table-cell>
          <table:table-cell table:formula="of:=[.A890]/[.$K$4]" office:value-type="float" office:value="0.474463515" calcext:value-type="float">
            <text:p>0.474463515</text:p>
          </table:table-cell>
          <table:table-cell table:number-columns-repeated="1021"/>
        </table:table-row>
        <table:table-row table:style-name="ro1">
          <table:table-cell table:style-name="ce2" office:value-type="float" office:value="0.0476159006" calcext:value-type="float">
            <text:p>4.76E-002</text:p>
          </table:table-cell>
          <table:table-cell table:style-name="ce5" office:value-type="float" office:value="-0.359423578" calcext:value-type="float">
            <text:p>-3.59E-001</text:p>
          </table:table-cell>
          <table:table-cell table:formula="of:=[.A891]/[.$K$4]" office:value-type="float" office:value="0.476159006" calcext:value-type="float">
            <text:p>0.476159006</text:p>
          </table:table-cell>
          <table:table-cell table:number-columns-repeated="1021"/>
        </table:table-row>
        <table:table-row table:style-name="ro1">
          <table:table-cell table:style-name="ce2" office:value-type="float" office:value="0.0480779" calcext:value-type="float">
            <text:p>4.81E-002</text:p>
          </table:table-cell>
          <table:table-cell table:style-name="ce5" office:value-type="float" office:value="-0.359623164" calcext:value-type="float">
            <text:p>-3.60E-001</text:p>
          </table:table-cell>
          <table:table-cell table:formula="of:=[.A892]/[.$K$4]" office:value-type="float" office:value="0.480779" calcext:value-type="float">
            <text:p>0.480779</text:p>
          </table:table-cell>
          <table:table-cell table:number-columns-repeated="1021"/>
        </table:table-row>
        <table:table-row table:style-name="ro1">
          <table:table-cell table:style-name="ce2" office:value-type="float" office:value="0.0484359264" calcext:value-type="float">
            <text:p>4.84E-002</text:p>
          </table:table-cell>
          <table:table-cell table:style-name="ce5" office:value-type="float" office:value="-0.359733403" calcext:value-type="float">
            <text:p>-3.60E-001</text:p>
          </table:table-cell>
          <table:table-cell table:formula="of:=[.A893]/[.$K$4]" office:value-type="float" office:value="0.484359264" calcext:value-type="float">
            <text:p>0.484359264</text:p>
          </table:table-cell>
          <table:table-cell table:number-columns-repeated="1021"/>
        </table:table-row>
        <table:table-row table:style-name="ro1">
          <table:table-cell table:style-name="ce2" office:value-type="float" office:value="0.0487209074" calcext:value-type="float">
            <text:p>4.87E-002</text:p>
          </table:table-cell>
          <table:table-cell table:style-name="ce5" office:value-type="float" office:value="-0.359914809" calcext:value-type="float">
            <text:p>-3.60E-001</text:p>
          </table:table-cell>
          <table:table-cell table:formula="of:=[.A894]/[.$K$4]" office:value-type="float" office:value="0.487209074" calcext:value-type="float">
            <text:p>0.487209074</text:p>
          </table:table-cell>
          <table:table-cell table:number-columns-repeated="1021"/>
        </table:table-row>
        <table:table-row table:style-name="ro1">
          <table:table-cell table:style-name="ce2" office:value-type="float" office:value="0.0489253104" calcext:value-type="float">
            <text:p>4.89E-002</text:p>
          </table:table-cell>
          <table:table-cell table:style-name="ce5" office:value-type="float" office:value="-0.360015661" calcext:value-type="float">
            <text:p>-3.60E-001</text:p>
          </table:table-cell>
          <table:table-cell table:formula="of:=[.A895]/[.$K$4]" office:value-type="float" office:value="0.489253104" calcext:value-type="float">
            <text:p>0.48925310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672812" calcext:value-type="float">
            <text:p>4.91E-002</text:p>
          </table:table-cell>
          <table:table-cell table:style-name="ce5" office:value-type="float" office:value="-0.360030621" calcext:value-type="float">
            <text:p>-3.60E-001</text:p>
          </table:table-cell>
          <table:table-cell table:formula="of:=[.A896]/[.$K$4]" office:value-type="float" office:value="0.490672812" calcext:value-type="float">
            <text:p>0.49067281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402932" calcext:value-type="float">
            <text:p>4.91E-002</text:p>
          </table:table-cell>
          <table:table-cell table:style-name="ce5" office:value-type="float" office:value="-0.360081106" calcext:value-type="float">
            <text:p>-3.60E-001</text:p>
          </table:table-cell>
          <table:table-cell table:formula="of:=[.A897]/[.$K$4]" office:value-type="float" office:value="0.491402932" calcext:value-type="float">
            <text:p>0.49140293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245314" calcext:value-type="float">
            <text:p>4.91E-002</text:p>
          </table:table-cell>
          <table:table-cell table:style-name="ce5" office:value-type="float" office:value="-0.360090673" calcext:value-type="float">
            <text:p>-3.60E-001</text:p>
          </table:table-cell>
          <table:table-cell table:formula="of:=[.A898]/[.$K$4]" office:value-type="float" office:value="0.491245314" calcext:value-type="float">
            <text:p>0.49124531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767488" calcext:value-type="float">
            <text:p>4.92E-002</text:p>
          </table:table-cell>
          <table:table-cell table:style-name="ce5" office:value-type="float" office:value="-0.3601183" calcext:value-type="float">
            <text:p>-3.60E-001</text:p>
          </table:table-cell>
          <table:table-cell table:formula="of:=[.A899]/[.$K$4]" office:value-type="float" office:value="0.491767488" calcext:value-type="float">
            <text:p>0.49176748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003746" calcext:value-type="float">
            <text:p>4.92E-002</text:p>
          </table:table-cell>
          <table:table-cell table:style-name="ce5" office:value-type="float" office:value="-0.36012724" calcext:value-type="float">
            <text:p>-3.60E-001</text:p>
          </table:table-cell>
          <table:table-cell table:formula="of:=[.A900]/[.$K$4]" office:value-type="float" office:value="0.492003746" calcext:value-type="float">
            <text:p>0.49200374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138361" calcext:value-type="float">
            <text:p>4.91E-002</text:p>
          </table:table-cell>
          <table:table-cell table:style-name="ce5" office:value-type="float" office:value="-0.360136449" calcext:value-type="float">
            <text:p>-3.60E-001</text:p>
          </table:table-cell>
          <table:table-cell table:formula="of:=[.A901]/[.$K$4]" office:value-type="float" office:value="0.491138361" calcext:value-type="float">
            <text:p>0.49113836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309129" calcext:value-type="float">
            <text:p>4.91E-002</text:p>
          </table:table-cell>
          <table:table-cell table:style-name="ce5" office:value-type="float" office:value="-0.360141605" calcext:value-type="float">
            <text:p>-3.60E-001</text:p>
          </table:table-cell>
          <table:table-cell table:formula="of:=[.A902]/[.$K$4]" office:value-type="float" office:value="0.491309129" calcext:value-type="float">
            <text:p>0.49130912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656458" calcext:value-type="float">
            <text:p>4.91E-002</text:p>
          </table:table-cell>
          <table:table-cell table:style-name="ce5" office:value-type="float" office:value="-0.360132337" calcext:value-type="float">
            <text:p>-3.60E-001</text:p>
          </table:table-cell>
          <table:table-cell table:formula="of:=[.A903]/[.$K$4]" office:value-type="float" office:value="0.490656458" calcext:value-type="float">
            <text:p>0.490656458</text:p>
          </table:table-cell>
          <table:table-cell table:number-columns-repeated="1021"/>
        </table:table-row>
        <table:table-row table:style-name="ro1">
          <table:table-cell table:style-name="ce2" office:value-type="float" office:value="0.0489143096" calcext:value-type="float">
            <text:p>4.89E-002</text:p>
          </table:table-cell>
          <table:table-cell table:style-name="ce5" office:value-type="float" office:value="-0.360161543" calcext:value-type="float">
            <text:p>-3.60E-001</text:p>
          </table:table-cell>
          <table:table-cell table:formula="of:=[.A904]/[.$K$4]" office:value-type="float" office:value="0.489143096" calcext:value-type="float">
            <text:p>0.489143096</text:p>
          </table:table-cell>
          <table:table-cell table:number-columns-repeated="1021"/>
        </table:table-row>
        <table:table-row table:style-name="ro1">
          <table:table-cell table:style-name="ce2" office:value-type="float" office:value="0.048903048" calcext:value-type="float">
            <text:p>4.89E-002</text:p>
          </table:table-cell>
          <table:table-cell table:style-name="ce5" office:value-type="float" office:value="-0.360173464" calcext:value-type="float">
            <text:p>-3.60E-001</text:p>
          </table:table-cell>
          <table:table-cell table:formula="of:=[.A905]/[.$K$4]" office:value-type="float" office:value="0.48903048" calcext:value-type="float">
            <text:p>0.48903048</text:p>
          </table:table-cell>
          <table:table-cell table:number-columns-repeated="1021"/>
        </table:table-row>
        <table:table-row table:style-name="ro1">
          <table:table-cell table:style-name="ce2" office:value-type="float" office:value="0.0489612296" calcext:value-type="float">
            <text:p>4.90E-002</text:p>
          </table:table-cell>
          <table:table-cell table:style-name="ce5" office:value-type="float" office:value="-0.360203743" calcext:value-type="float">
            <text:p>-3.60E-001</text:p>
          </table:table-cell>
          <table:table-cell table:formula="of:=[.A906]/[.$K$4]" office:value-type="float" office:value="0.489612296" calcext:value-type="float">
            <text:p>0.48961229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480401" calcext:value-type="float">
            <text:p>4.90E-002</text:p>
          </table:table-cell>
          <table:table-cell table:style-name="ce5" office:value-type="float" office:value="-0.360276073" calcext:value-type="float">
            <text:p>-3.60E-001</text:p>
          </table:table-cell>
          <table:table-cell table:formula="of:=[.A907]/[.$K$4]" office:value-type="float" office:value="0.490480401" calcext:value-type="float">
            <text:p>0.49048040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815396" calcext:value-type="float">
            <text:p>4.92E-002</text:p>
          </table:table-cell>
          <table:table-cell table:style-name="ce5" office:value-type="float" office:value="-0.360196382" calcext:value-type="float">
            <text:p>-3.60E-001</text:p>
          </table:table-cell>
          <table:table-cell table:formula="of:=[.A908]/[.$K$4]" office:value-type="float" office:value="0.491815396" calcext:value-type="float">
            <text:p>0.49181539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74808" calcext:value-type="float">
            <text:p>4.92E-002</text:p>
          </table:table-cell>
          <table:table-cell table:style-name="ce5" office:value-type="float" office:value="-0.36023736" calcext:value-type="float">
            <text:p>-3.60E-001</text:p>
          </table:table-cell>
          <table:table-cell table:formula="of:=[.A909]/[.$K$4]" office:value-type="float" office:value="0.49174808" calcext:value-type="float">
            <text:p>0.4917480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869802" calcext:value-type="float">
            <text:p>4.93E-002</text:p>
          </table:table-cell>
          <table:table-cell table:style-name="ce5" office:value-type="float" office:value="-0.360293627" calcext:value-type="float">
            <text:p>-3.60E-001</text:p>
          </table:table-cell>
          <table:table-cell table:formula="of:=[.A910]/[.$K$4]" office:value-type="float" office:value="0.492869802" calcext:value-type="float">
            <text:p>0.49286980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878428" calcext:value-type="float">
            <text:p>4.92E-002</text:p>
          </table:table-cell>
          <table:table-cell table:style-name="ce5" office:value-type="float" office:value="-0.3602328" calcext:value-type="float">
            <text:p>-3.60E-001</text:p>
          </table:table-cell>
          <table:table-cell table:formula="of:=[.A911]/[.$K$4]" office:value-type="float" office:value="0.491878428" calcext:value-type="float">
            <text:p>0.49187842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281802" calcext:value-type="float">
            <text:p>4.92E-002</text:p>
          </table:table-cell>
          <table:table-cell table:style-name="ce5" office:value-type="float" office:value="-0.360277802" calcext:value-type="float">
            <text:p>-3.60E-001</text:p>
          </table:table-cell>
          <table:table-cell table:formula="of:=[.A912]/[.$K$4]" office:value-type="float" office:value="0.492281802" calcext:value-type="float">
            <text:p>0.49228180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56137" calcext:value-type="float">
            <text:p>4.92E-002</text:p>
          </table:table-cell>
          <table:table-cell table:style-name="ce5" office:value-type="float" office:value="-0.360225946" calcext:value-type="float">
            <text:p>-3.60E-001</text:p>
          </table:table-cell>
          <table:table-cell table:formula="of:=[.A913]/[.$K$4]" office:value-type="float" office:value="0.491956137" calcext:value-type="float">
            <text:p>0.491956137</text:p>
          </table:table-cell>
          <table:table-cell table:number-columns-repeated="1021"/>
        </table:table-row>
        <table:table-row table:style-name="ro1">
          <table:table-cell table:style-name="ce2" office:value-type="float" office:value="0.0489900894" calcext:value-type="float">
            <text:p>4.90E-002</text:p>
          </table:table-cell>
          <table:table-cell table:style-name="ce5" office:value-type="float" office:value="-0.360270143" calcext:value-type="float">
            <text:p>-3.60E-001</text:p>
          </table:table-cell>
          <table:table-cell table:formula="of:=[.A914]/[.$K$4]" office:value-type="float" office:value="0.489900894" calcext:value-type="float">
            <text:p>0.48990089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696616" calcext:value-type="float">
            <text:p>4.91E-002</text:p>
          </table:table-cell>
          <table:table-cell table:style-name="ce5" office:value-type="float" office:value="-0.360287428" calcext:value-type="float">
            <text:p>-3.60E-001</text:p>
          </table:table-cell>
          <table:table-cell table:formula="of:=[.A915]/[.$K$4]" office:value-type="float" office:value="0.490696616" calcext:value-type="float">
            <text:p>0.49069661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990132" calcext:value-type="float">
            <text:p>4.91E-002</text:p>
          </table:table-cell>
          <table:table-cell table:style-name="ce5" office:value-type="float" office:value="-0.360258073" calcext:value-type="float">
            <text:p>-3.60E-001</text:p>
          </table:table-cell>
          <table:table-cell table:formula="of:=[.A916]/[.$K$4]" office:value-type="float" office:value="0.490990132" calcext:value-type="float">
            <text:p>0.49099013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438417" calcext:value-type="float">
            <text:p>4.90E-002</text:p>
          </table:table-cell>
          <table:table-cell table:style-name="ce5" office:value-type="float" office:value="-0.360270679" calcext:value-type="float">
            <text:p>-3.60E-001</text:p>
          </table:table-cell>
          <table:table-cell table:formula="of:=[.A917]/[.$K$4]" office:value-type="float" office:value="0.490438417" calcext:value-type="float">
            <text:p>0.49043841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801053" calcext:value-type="float">
            <text:p>4.92E-002</text:p>
          </table:table-cell>
          <table:table-cell table:style-name="ce5" office:value-type="float" office:value="-0.360251456" calcext:value-type="float">
            <text:p>-3.60E-001</text:p>
          </table:table-cell>
          <table:table-cell table:formula="of:=[.A918]/[.$K$4]" office:value-type="float" office:value="0.491801053" calcext:value-type="float">
            <text:p>0.491801053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075478" calcext:value-type="float">
            <text:p>4.91E-002</text:p>
          </table:table-cell>
          <table:table-cell table:style-name="ce5" office:value-type="float" office:value="-0.360235035" calcext:value-type="float">
            <text:p>-3.60E-001</text:p>
          </table:table-cell>
          <table:table-cell table:formula="of:=[.A919]/[.$K$4]" office:value-type="float" office:value="0.491075478" calcext:value-type="float">
            <text:p>0.49107547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461903" calcext:value-type="float">
            <text:p>4.91E-002</text:p>
          </table:table-cell>
          <table:table-cell table:style-name="ce5" office:value-type="float" office:value="-0.360341012" calcext:value-type="float">
            <text:p>-3.60E-001</text:p>
          </table:table-cell>
          <table:table-cell table:formula="of:=[.A920]/[.$K$4]" office:value-type="float" office:value="0.491461903" calcext:value-type="float">
            <text:p>0.491461903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024737" calcext:value-type="float">
            <text:p>4.93E-002</text:p>
          </table:table-cell>
          <table:table-cell table:style-name="ce5" office:value-type="float" office:value="-0.360476345" calcext:value-type="float">
            <text:p>-3.60E-001</text:p>
          </table:table-cell>
          <table:table-cell table:formula="of:=[.A921]/[.$K$4]" office:value-type="float" office:value="0.493024737" calcext:value-type="float">
            <text:p>0.49302473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570864" calcext:value-type="float">
            <text:p>4.94E-002</text:p>
          </table:table-cell>
          <table:table-cell table:style-name="ce5" office:value-type="float" office:value="-0.360455453" calcext:value-type="float">
            <text:p>-3.60E-001</text:p>
          </table:table-cell>
          <table:table-cell table:formula="of:=[.A922]/[.$K$4]" office:value-type="float" office:value="0.493570864" calcext:value-type="float">
            <text:p>0.49357086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986979" calcext:value-type="float">
            <text:p>4.94E-002</text:p>
          </table:table-cell>
          <table:table-cell table:style-name="ce5" office:value-type="float" office:value="-0.360459417" calcext:value-type="float">
            <text:p>-3.60E-001</text:p>
          </table:table-cell>
          <table:table-cell table:formula="of:=[.A923]/[.$K$4]" office:value-type="float" office:value="0.493986979" calcext:value-type="float">
            <text:p>0.49398697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4436212" calcext:value-type="float">
            <text:p>4.94E-002</text:p>
          </table:table-cell>
          <table:table-cell table:style-name="ce5" office:value-type="float" office:value="-0.360446453" calcext:value-type="float">
            <text:p>-3.60E-001</text:p>
          </table:table-cell>
          <table:table-cell table:formula="of:=[.A924]/[.$K$4]" office:value-type="float" office:value="0.494436212" calcext:value-type="float">
            <text:p>0.49443621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713841" calcext:value-type="float">
            <text:p>4.94E-002</text:p>
          </table:table-cell>
          <table:table-cell table:style-name="ce5" office:value-type="float" office:value="-0.360439569" calcext:value-type="float">
            <text:p>-3.60E-001</text:p>
          </table:table-cell>
          <table:table-cell table:formula="of:=[.A925]/[.$K$4]" office:value-type="float" office:value="0.493713841" calcext:value-type="float">
            <text:p>0.49371384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320284" calcext:value-type="float">
            <text:p>4.92E-002</text:p>
          </table:table-cell>
          <table:table-cell table:style-name="ce5" office:value-type="float" office:value="-0.360405833" calcext:value-type="float">
            <text:p>-3.60E-001</text:p>
          </table:table-cell>
          <table:table-cell table:formula="of:=[.A926]/[.$K$4]" office:value-type="float" office:value="0.492320284" calcext:value-type="float">
            <text:p>0.49232028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963679" calcext:value-type="float">
            <text:p>4.93E-002</text:p>
          </table:table-cell>
          <table:table-cell table:style-name="ce5" office:value-type="float" office:value="-0.360399157" calcext:value-type="float">
            <text:p>-3.60E-001</text:p>
          </table:table-cell>
          <table:table-cell table:formula="of:=[.A927]/[.$K$4]" office:value-type="float" office:value="0.492963679" calcext:value-type="float">
            <text:p>0.49296367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427014" calcext:value-type="float">
            <text:p>4.92E-002</text:p>
          </table:table-cell>
          <table:table-cell table:style-name="ce5" office:value-type="float" office:value="-0.360399365" calcext:value-type="float">
            <text:p>-3.60E-001</text:p>
          </table:table-cell>
          <table:table-cell table:formula="of:=[.A928]/[.$K$4]" office:value-type="float" office:value="0.492427014" calcext:value-type="float">
            <text:p>0.49242701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56975" calcext:value-type="float">
            <text:p>4.92E-002</text:p>
          </table:table-cell>
          <table:table-cell table:style-name="ce5" office:value-type="float" office:value="-0.36038965" calcext:value-type="float">
            <text:p>-3.60E-001</text:p>
          </table:table-cell>
          <table:table-cell table:formula="of:=[.A929]/[.$K$4]" office:value-type="float" office:value="0.49156975" calcext:value-type="float">
            <text:p>0.4915697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003431" calcext:value-type="float">
            <text:p>4.91E-002</text:p>
          </table:table-cell>
          <table:table-cell table:style-name="ce5" office:value-type="float" office:value="-0.360395819" calcext:value-type="float">
            <text:p>-3.60E-001</text:p>
          </table:table-cell>
          <table:table-cell table:formula="of:=[.A930]/[.$K$4]" office:value-type="float" office:value="0.491003431" calcext:value-type="float">
            <text:p>0.49100343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186976" calcext:value-type="float">
            <text:p>4.91E-002</text:p>
          </table:table-cell>
          <table:table-cell table:style-name="ce5" office:value-type="float" office:value="-0.36038965" calcext:value-type="float">
            <text:p>-3.60E-001</text:p>
          </table:table-cell>
          <table:table-cell table:formula="of:=[.A931]/[.$K$4]" office:value-type="float" office:value="0.491186976" calcext:value-type="float">
            <text:p>0.49118697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995534" calcext:value-type="float">
            <text:p>4.91E-002</text:p>
          </table:table-cell>
          <table:table-cell table:style-name="ce5" office:value-type="float" office:value="-0.360379547" calcext:value-type="float">
            <text:p>-3.60E-001</text:p>
          </table:table-cell>
          <table:table-cell table:formula="of:=[.A932]/[.$K$4]" office:value-type="float" office:value="0.490995534" calcext:value-type="float">
            <text:p>0.49099553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549857" calcext:value-type="float">
            <text:p>4.92E-002</text:p>
          </table:table-cell>
          <table:table-cell table:style-name="ce5" office:value-type="float" office:value="-0.360416412" calcext:value-type="float">
            <text:p>-3.60E-001</text:p>
          </table:table-cell>
          <table:table-cell table:formula="of:=[.A933]/[.$K$4]" office:value-type="float" office:value="0.491549857" calcext:value-type="float">
            <text:p>0.49154985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5026" calcext:value-type="float">
            <text:p>4.93E-002</text:p>
          </table:table-cell>
          <table:table-cell table:style-name="ce5" office:value-type="float" office:value="-0.36041519" calcext:value-type="float">
            <text:p>-3.60E-001</text:p>
          </table:table-cell>
          <table:table-cell table:formula="of:=[.A934]/[.$K$4]" office:value-type="float" office:value="0.4925026" calcext:value-type="float">
            <text:p>0.492502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153578" calcext:value-type="float">
            <text:p>4.92E-002</text:p>
          </table:table-cell>
          <table:table-cell table:style-name="ce5" office:value-type="float" office:value="-0.360425204" calcext:value-type="float">
            <text:p>-3.60E-001</text:p>
          </table:table-cell>
          <table:table-cell table:formula="of:=[.A935]/[.$K$4]" office:value-type="float" office:value="0.492153578" calcext:value-type="float">
            <text:p>0.49215357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238849" calcext:value-type="float">
            <text:p>4.92E-002</text:p>
          </table:table-cell>
          <table:table-cell table:style-name="ce5" office:value-type="float" office:value="-0.360459834" calcext:value-type="float">
            <text:p>-3.60E-001</text:p>
          </table:table-cell>
          <table:table-cell table:formula="of:=[.A936]/[.$K$4]" office:value-type="float" office:value="0.492238849" calcext:value-type="float">
            <text:p>0.49223884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5045" calcext:value-type="float">
            <text:p>4.93E-002</text:p>
          </table:table-cell>
          <table:table-cell table:style-name="ce5" office:value-type="float" office:value="-0.360466242" calcext:value-type="float">
            <text:p>-3.60E-001</text:p>
          </table:table-cell>
          <table:table-cell table:formula="of:=[.A937]/[.$K$4]" office:value-type="float" office:value="0.4925045" calcext:value-type="float">
            <text:p>0.492504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579415" calcext:value-type="float">
            <text:p>4.93E-002</text:p>
          </table:table-cell>
          <table:table-cell table:style-name="ce5" office:value-type="float" office:value="-0.360474735" calcext:value-type="float">
            <text:p>-3.60E-001</text:p>
          </table:table-cell>
          <table:table-cell table:formula="of:=[.A938]/[.$K$4]" office:value-type="float" office:value="0.492579415" calcext:value-type="float">
            <text:p>0.49257941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714159" calcext:value-type="float">
            <text:p>4.93E-002</text:p>
          </table:table-cell>
          <table:table-cell table:style-name="ce5" office:value-type="float" office:value="-0.36048156" calcext:value-type="float">
            <text:p>-3.60E-001</text:p>
          </table:table-cell>
          <table:table-cell table:formula="of:=[.A939]/[.$K$4]" office:value-type="float" office:value="0.492714159" calcext:value-type="float">
            <text:p>0.49271415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800139" calcext:value-type="float">
            <text:p>4.93E-002</text:p>
          </table:table-cell>
          <table:table-cell table:style-name="ce5" office:value-type="float" office:value="-0.360467374" calcext:value-type="float">
            <text:p>-3.60E-001</text:p>
          </table:table-cell>
          <table:table-cell table:formula="of:=[.A940]/[.$K$4]" office:value-type="float" office:value="0.492800139" calcext:value-type="float">
            <text:p>0.49280013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433198" calcext:value-type="float">
            <text:p>4.92E-002</text:p>
          </table:table-cell>
          <table:table-cell table:style-name="ce5" office:value-type="float" office:value="-0.360466897" calcext:value-type="float">
            <text:p>-3.60E-001</text:p>
          </table:table-cell>
          <table:table-cell table:formula="of:=[.A941]/[.$K$4]" office:value-type="float" office:value="0.492433198" calcext:value-type="float">
            <text:p>0.49243319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013544" calcext:value-type="float">
            <text:p>4.92E-002</text:p>
          </table:table-cell>
          <table:table-cell table:style-name="ce5" office:value-type="float" office:value="-0.360450745" calcext:value-type="float">
            <text:p>-3.60E-001</text:p>
          </table:table-cell>
          <table:table-cell table:formula="of:=[.A942]/[.$K$4]" office:value-type="float" office:value="0.492013544" calcext:value-type="float">
            <text:p>0.49201354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55951" calcext:value-type="float">
            <text:p>4.92E-002</text:p>
          </table:table-cell>
          <table:table-cell table:style-name="ce5" office:value-type="float" office:value="-0.360442251" calcext:value-type="float">
            <text:p>-3.60E-001</text:p>
          </table:table-cell>
          <table:table-cell table:formula="of:=[.A943]/[.$K$4]" office:value-type="float" office:value="0.491955951" calcext:value-type="float">
            <text:p>0.49195595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441935" calcext:value-type="float">
            <text:p>4.91E-002</text:p>
          </table:table-cell>
          <table:table-cell table:style-name="ce5" office:value-type="float" office:value="-0.360439599" calcext:value-type="float">
            <text:p>-3.60E-001</text:p>
          </table:table-cell>
          <table:table-cell table:formula="of:=[.A944]/[.$K$4]" office:value-type="float" office:value="0.491441935" calcext:value-type="float">
            <text:p>0.49144193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422974" calcext:value-type="float">
            <text:p>4.91E-002</text:p>
          </table:table-cell>
          <table:table-cell table:style-name="ce5" office:value-type="float" office:value="-0.360451639" calcext:value-type="float">
            <text:p>-3.60E-001</text:p>
          </table:table-cell>
          <table:table-cell table:formula="of:=[.A945]/[.$K$4]" office:value-type="float" office:value="0.491422974" calcext:value-type="float">
            <text:p>0.49142297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789244" calcext:value-type="float">
            <text:p>4.92E-002</text:p>
          </table:table-cell>
          <table:table-cell table:style-name="ce5" office:value-type="float" office:value="-0.360463858" calcext:value-type="float">
            <text:p>-3.60E-001</text:p>
          </table:table-cell>
          <table:table-cell table:formula="of:=[.A946]/[.$K$4]" office:value-type="float" office:value="0.491789244" calcext:value-type="float">
            <text:p>0.49178924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676405" calcext:value-type="float">
            <text:p>4.92E-002</text:p>
          </table:table-cell>
          <table:table-cell table:style-name="ce5" office:value-type="float" office:value="-0.360463917" calcext:value-type="float">
            <text:p>-3.60E-001</text:p>
          </table:table-cell>
          <table:table-cell table:formula="of:=[.A947]/[.$K$4]" office:value-type="float" office:value="0.491676405" calcext:value-type="float">
            <text:p>0.49167640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78265" calcext:value-type="float">
            <text:p>4.92E-002</text:p>
          </table:table-cell>
          <table:table-cell table:style-name="ce5" office:value-type="float" office:value="-0.360478759" calcext:value-type="float">
            <text:p>-3.60E-001</text:p>
          </table:table-cell>
          <table:table-cell table:formula="of:=[.A948]/[.$K$4]" office:value-type="float" office:value="0.491978265" calcext:value-type="float">
            <text:p>0.49197826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213145" calcext:value-type="float">
            <text:p>4.92E-002</text:p>
          </table:table-cell>
          <table:table-cell table:style-name="ce5" office:value-type="float" office:value="-0.360467672" calcext:value-type="float">
            <text:p>-3.60E-001</text:p>
          </table:table-cell>
          <table:table-cell table:formula="of:=[.A949]/[.$K$4]" office:value-type="float" office:value="0.492213145" calcext:value-type="float">
            <text:p>0.49221314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3047" calcext:value-type="float">
            <text:p>4.92E-002</text:p>
          </table:table-cell>
          <table:table-cell table:style-name="ce5" office:value-type="float" office:value="-0.360465318" calcext:value-type="float">
            <text:p>-3.60E-001</text:p>
          </table:table-cell>
          <table:table-cell table:formula="of:=[.A950]/[.$K$4]" office:value-type="float" office:value="0.49193047" calcext:value-type="float">
            <text:p>0.4919304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190085" calcext:value-type="float">
            <text:p>4.92E-002</text:p>
          </table:table-cell>
          <table:table-cell table:style-name="ce5" office:value-type="float" office:value="-0.360476732" calcext:value-type="float">
            <text:p>-3.60E-001</text:p>
          </table:table-cell>
          <table:table-cell table:formula="of:=[.A951]/[.$K$4]" office:value-type="float" office:value="0.492190085" calcext:value-type="float">
            <text:p>0.49219008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282212" calcext:value-type="float">
            <text:p>4.92E-002</text:p>
          </table:table-cell>
          <table:table-cell table:style-name="ce5" office:value-type="float" office:value="-0.360487014" calcext:value-type="float">
            <text:p>-3.60E-001</text:p>
          </table:table-cell>
          <table:table-cell table:formula="of:=[.A952]/[.$K$4]" office:value-type="float" office:value="0.492282212" calcext:value-type="float">
            <text:p>0.49228221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461493" calcext:value-type="float">
            <text:p>4.91E-002</text:p>
          </table:table-cell>
          <table:table-cell table:style-name="ce5" office:value-type="float" office:value="-0.360465378" calcext:value-type="float">
            <text:p>-3.60E-001</text:p>
          </table:table-cell>
          <table:table-cell table:formula="of:=[.A953]/[.$K$4]" office:value-type="float" office:value="0.491461493" calcext:value-type="float">
            <text:p>0.491461493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848795" calcext:value-type="float">
            <text:p>4.91E-002</text:p>
          </table:table-cell>
          <table:table-cell table:style-name="ce5" office:value-type="float" office:value="-0.360456616" calcext:value-type="float">
            <text:p>-3.60E-001</text:p>
          </table:table-cell>
          <table:table-cell table:formula="of:=[.A954]/[.$K$4]" office:value-type="float" office:value="0.490848795" calcext:value-type="float">
            <text:p>0.49084879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462519" calcext:value-type="float">
            <text:p>4.90E-002</text:p>
          </table:table-cell>
          <table:table-cell table:style-name="ce5" office:value-type="float" office:value="-0.360442668" calcext:value-type="float">
            <text:p>-3.60E-001</text:p>
          </table:table-cell>
          <table:table-cell table:formula="of:=[.A955]/[.$K$4]" office:value-type="float" office:value="0.490462519" calcext:value-type="float">
            <text:p>0.49046251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666516" calcext:value-type="float">
            <text:p>4.91E-002</text:p>
          </table:table-cell>
          <table:table-cell table:style-name="ce5" office:value-type="float" office:value="-0.360448539" calcext:value-type="float">
            <text:p>-3.60E-001</text:p>
          </table:table-cell>
          <table:table-cell table:formula="of:=[.A956]/[.$K$4]" office:value-type="float" office:value="0.490666516" calcext:value-type="float">
            <text:p>0.49066651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963459" calcext:value-type="float">
            <text:p>4.91E-002</text:p>
          </table:table-cell>
          <table:table-cell table:style-name="ce5" office:value-type="float" office:value="-0.360484302" calcext:value-type="float">
            <text:p>-3.60E-001</text:p>
          </table:table-cell>
          <table:table-cell table:formula="of:=[.A957]/[.$K$4]" office:value-type="float" office:value="0.490963459" calcext:value-type="float">
            <text:p>0.49096345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39291" calcext:value-type="float">
            <text:p>4.91E-002</text:p>
          </table:table-cell>
          <table:table-cell table:style-name="ce5" office:value-type="float" office:value="-0.36046949" calcext:value-type="float">
            <text:p>-3.60E-001</text:p>
          </table:table-cell>
          <table:table-cell table:formula="of:=[.A958]/[.$K$4]" office:value-type="float" office:value="0.49139291" calcext:value-type="float">
            <text:p>0.4913929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596274" calcext:value-type="float">
            <text:p>4.92E-002</text:p>
          </table:table-cell>
          <table:table-cell table:style-name="ce5" office:value-type="float" office:value="-0.360505104" calcext:value-type="float">
            <text:p>-3.61E-001</text:p>
          </table:table-cell>
          <table:table-cell table:formula="of:=[.A959]/[.$K$4]" office:value-type="float" office:value="0.491596274" calcext:value-type="float">
            <text:p>0.49159627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624437" calcext:value-type="float">
            <text:p>4.92E-002</text:p>
          </table:table-cell>
          <table:table-cell table:style-name="ce5" office:value-type="float" office:value="-0.360498339" calcext:value-type="float">
            <text:p>-3.60E-001</text:p>
          </table:table-cell>
          <table:table-cell table:formula="of:=[.A960]/[.$K$4]" office:value-type="float" office:value="0.491624437" calcext:value-type="float">
            <text:p>0.49162443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91751" calcext:value-type="float">
            <text:p>4.92E-002</text:p>
          </table:table-cell>
          <table:table-cell table:style-name="ce5" office:value-type="float" office:value="-0.360448956" calcext:value-type="float">
            <text:p>-3.60E-001</text:p>
          </table:table-cell>
          <table:table-cell table:formula="of:=[.A961]/[.$K$4]" office:value-type="float" office:value="0.491991751" calcext:value-type="float">
            <text:p>0.49199175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597337" calcext:value-type="float">
            <text:p>4.91E-002</text:p>
          </table:table-cell>
          <table:table-cell table:style-name="ce5" office:value-type="float" office:value="-0.360459983" calcext:value-type="float">
            <text:p>-3.60E-001</text:p>
          </table:table-cell>
          <table:table-cell table:formula="of:=[.A962]/[.$K$4]" office:value-type="float" office:value="0.490597337" calcext:value-type="float">
            <text:p>0.49059733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601584" calcext:value-type="float">
            <text:p>4.91E-002</text:p>
          </table:table-cell>
          <table:table-cell table:style-name="ce5" office:value-type="float" office:value="-0.360445768" calcext:value-type="float">
            <text:p>-3.60E-001</text:p>
          </table:table-cell>
          <table:table-cell table:formula="of:=[.A963]/[.$K$4]" office:value-type="float" office:value="0.490601584" calcext:value-type="float">
            <text:p>0.49060158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260012" calcext:value-type="float">
            <text:p>4.90E-002</text:p>
          </table:table-cell>
          <table:table-cell table:style-name="ce5" office:value-type="float" office:value="-0.360390186" calcext:value-type="float">
            <text:p>-3.60E-001</text:p>
          </table:table-cell>
          <table:table-cell table:formula="of:=[.A964]/[.$K$4]" office:value-type="float" office:value="0.490260012" calcext:value-type="float">
            <text:p>0.490260012</text:p>
          </table:table-cell>
          <table:table-cell table:number-columns-repeated="1021"/>
        </table:table-row>
        <table:table-row table:style-name="ro1">
          <table:table-cell table:style-name="ce2" office:value-type="float" office:value="0.0489750728" calcext:value-type="float">
            <text:p>4.90E-002</text:p>
          </table:table-cell>
          <table:table-cell table:style-name="ce5" office:value-type="float" office:value="-0.360460579" calcext:value-type="float">
            <text:p>-3.60E-001</text:p>
          </table:table-cell>
          <table:table-cell table:formula="of:=[.A965]/[.$K$4]" office:value-type="float" office:value="0.489750728" calcext:value-type="float">
            <text:p>0.48975072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789786" calcext:value-type="float">
            <text:p>4.91E-002</text:p>
          </table:table-cell>
          <table:table-cell table:style-name="ce5" office:value-type="float" office:value="-0.360458106" calcext:value-type="float">
            <text:p>-3.60E-001</text:p>
          </table:table-cell>
          <table:table-cell table:formula="of:=[.A966]/[.$K$4]" office:value-type="float" office:value="0.490789786" calcext:value-type="float">
            <text:p>0.49078978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59497" calcext:value-type="float">
            <text:p>4.92E-002</text:p>
          </table:table-cell>
          <table:table-cell table:style-name="ce5" office:value-type="float" office:value="-0.360477626" calcext:value-type="float">
            <text:p>-3.60E-001</text:p>
          </table:table-cell>
          <table:table-cell table:formula="of:=[.A967]/[.$K$4]" office:value-type="float" office:value="0.49159497" calcext:value-type="float">
            <text:p>0.4915949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212085" calcext:value-type="float">
            <text:p>4.91E-002</text:p>
          </table:table-cell>
          <table:table-cell table:style-name="ce5" office:value-type="float" office:value="-0.360511452" calcext:value-type="float">
            <text:p>-3.61E-001</text:p>
          </table:table-cell>
          <table:table-cell table:formula="of:=[.A968]/[.$K$4]" office:value-type="float" office:value="0.491212085" calcext:value-type="float">
            <text:p>0.49121208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193828" calcext:value-type="float">
            <text:p>4.93E-002</text:p>
          </table:table-cell>
          <table:table-cell table:style-name="ce5" office:value-type="float" office:value="-0.360569507" calcext:value-type="float">
            <text:p>-3.61E-001</text:p>
          </table:table-cell>
          <table:table-cell table:formula="of:=[.A969]/[.$K$4]" office:value-type="float" office:value="0.493193828" calcext:value-type="float">
            <text:p>0.49319382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227562" calcext:value-type="float">
            <text:p>4.92E-002</text:p>
          </table:table-cell>
          <table:table-cell table:style-name="ce5" office:value-type="float" office:value="-0.360551268" calcext:value-type="float">
            <text:p>-3.61E-001</text:p>
          </table:table-cell>
          <table:table-cell table:formula="of:=[.A970]/[.$K$4]" office:value-type="float" office:value="0.492227562" calcext:value-type="float">
            <text:p>0.49222756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467938" calcext:value-type="float">
            <text:p>4.91E-002</text:p>
          </table:table-cell>
          <table:table-cell table:style-name="ce5" office:value-type="float" office:value="-0.360528886" calcext:value-type="float">
            <text:p>-3.61E-001</text:p>
          </table:table-cell>
          <table:table-cell table:formula="of:=[.A971]/[.$K$4]" office:value-type="float" office:value="0.491467938" calcext:value-type="float">
            <text:p>0.49146793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895936" calcext:value-type="float">
            <text:p>4.92E-002</text:p>
          </table:table-cell>
          <table:table-cell table:style-name="ce5" office:value-type="float" office:value="-0.3605676" calcext:value-type="float">
            <text:p>-3.61E-001</text:p>
          </table:table-cell>
          <table:table-cell table:formula="of:=[.A972]/[.$K$4]" office:value-type="float" office:value="0.491895936" calcext:value-type="float">
            <text:p>0.49189593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623005" calcext:value-type="float">
            <text:p>4.91E-002</text:p>
          </table:table-cell>
          <table:table-cell table:style-name="ce5" office:value-type="float" office:value="-0.360524714" calcext:value-type="float">
            <text:p>-3.61E-001</text:p>
          </table:table-cell>
          <table:table-cell table:formula="of:=[.A973]/[.$K$4]" office:value-type="float" office:value="0.490623005" calcext:value-type="float">
            <text:p>0.49062300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048954" calcext:value-type="float">
            <text:p>4.91E-002</text:p>
          </table:table-cell>
          <table:table-cell table:style-name="ce5" office:value-type="float" office:value="-0.360510319" calcext:value-type="float">
            <text:p>-3.61E-001</text:p>
          </table:table-cell>
          <table:table-cell table:formula="of:=[.A974]/[.$K$4]" office:value-type="float" office:value="0.491048954" calcext:value-type="float">
            <text:p>0.49104895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49733" calcext:value-type="float">
            <text:p>4.91E-002</text:p>
          </table:table-cell>
          <table:table-cell table:style-name="ce5" office:value-type="float" office:value="-0.360568196" calcext:value-type="float">
            <text:p>-3.61E-001</text:p>
          </table:table-cell>
          <table:table-cell table:formula="of:=[.A975]/[.$K$4]" office:value-type="float" office:value="0.49149733" calcext:value-type="float">
            <text:p>0.49149733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510071" calcext:value-type="float">
            <text:p>4.92E-002</text:p>
          </table:table-cell>
          <table:table-cell table:style-name="ce5" office:value-type="float" office:value="-0.360575825" calcext:value-type="float">
            <text:p>-3.61E-001</text:p>
          </table:table-cell>
          <table:table-cell table:formula="of:=[.A976]/[.$K$4]" office:value-type="float" office:value="0.491510071" calcext:value-type="float">
            <text:p>0.49151007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558984" calcext:value-type="float">
            <text:p>4.92E-002</text:p>
          </table:table-cell>
          <table:table-cell table:style-name="ce5" office:value-type="float" office:value="-0.360580057" calcext:value-type="float">
            <text:p>-3.61E-001</text:p>
          </table:table-cell>
          <table:table-cell table:formula="of:=[.A977]/[.$K$4]" office:value-type="float" office:value="0.491558984" calcext:value-type="float">
            <text:p>0.49155898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289439" calcext:value-type="float">
            <text:p>4.92E-002</text:p>
          </table:table-cell>
          <table:table-cell table:style-name="ce5" office:value-type="float" office:value="-0.360575587" calcext:value-type="float">
            <text:p>-3.61E-001</text:p>
          </table:table-cell>
          <table:table-cell table:formula="of:=[.A978]/[.$K$4]" office:value-type="float" office:value="0.492289439" calcext:value-type="float">
            <text:p>0.49228943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398441" calcext:value-type="float">
            <text:p>4.92E-002</text:p>
          </table:table-cell>
          <table:table-cell table:style-name="ce5" office:value-type="float" office:value="-0.360565096" calcext:value-type="float">
            <text:p>-3.61E-001</text:p>
          </table:table-cell>
          <table:table-cell table:formula="of:=[.A979]/[.$K$4]" office:value-type="float" office:value="0.492398441" calcext:value-type="float">
            <text:p>0.49239844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026545" calcext:value-type="float">
            <text:p>4.92E-002</text:p>
          </table:table-cell>
          <table:table-cell table:style-name="ce5" office:value-type="float" office:value="-0.360548913" calcext:value-type="float">
            <text:p>-3.61E-001</text:p>
          </table:table-cell>
          <table:table-cell table:formula="of:=[.A980]/[.$K$4]" office:value-type="float" office:value="0.492026545" calcext:value-type="float">
            <text:p>0.49202654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151566" calcext:value-type="float">
            <text:p>4.92E-002</text:p>
          </table:table-cell>
          <table:table-cell table:style-name="ce5" office:value-type="float" office:value="-0.360542595" calcext:value-type="float">
            <text:p>-3.61E-001</text:p>
          </table:table-cell>
          <table:table-cell table:formula="of:=[.A981]/[.$K$4]" office:value-type="float" office:value="0.492151566" calcext:value-type="float">
            <text:p>0.49215156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67686" calcext:value-type="float">
            <text:p>4.92E-002</text:p>
          </table:table-cell>
          <table:table-cell table:style-name="ce5" office:value-type="float" office:value="-0.360542655" calcext:value-type="float">
            <text:p>-3.61E-001</text:p>
          </table:table-cell>
          <table:table-cell table:formula="of:=[.A982]/[.$K$4]" office:value-type="float" office:value="0.491967686" calcext:value-type="float">
            <text:p>0.49196768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619743" calcext:value-type="float">
            <text:p>4.92E-002</text:p>
          </table:table-cell>
          <table:table-cell table:style-name="ce5" office:value-type="float" office:value="-0.360547483" calcext:value-type="float">
            <text:p>-3.61E-001</text:p>
          </table:table-cell>
          <table:table-cell table:formula="of:=[.A983]/[.$K$4]" office:value-type="float" office:value="0.491619743" calcext:value-type="float">
            <text:p>0.491619743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32705" calcext:value-type="float">
            <text:p>4.92E-002</text:p>
          </table:table-cell>
          <table:table-cell table:style-name="ce5" office:value-type="float" office:value="-0.360553861" calcext:value-type="float">
            <text:p>-3.61E-001</text:p>
          </table:table-cell>
          <table:table-cell table:formula="of:=[.A984]/[.$K$4]" office:value-type="float" office:value="0.491932705" calcext:value-type="float">
            <text:p>0.49193270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284894" calcext:value-type="float">
            <text:p>4.92E-002</text:p>
          </table:table-cell>
          <table:table-cell table:style-name="ce5" office:value-type="float" office:value="-0.360571653" calcext:value-type="float">
            <text:p>-3.61E-001</text:p>
          </table:table-cell>
          <table:table-cell table:formula="of:=[.A985]/[.$K$4]" office:value-type="float" office:value="0.492284894" calcext:value-type="float">
            <text:p>0.49228489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38889" calcext:value-type="float">
            <text:p>4.92E-002</text:p>
          </table:table-cell>
          <table:table-cell table:style-name="ce5" office:value-type="float" office:value="-0.360566616" calcext:value-type="float">
            <text:p>-3.61E-001</text:p>
          </table:table-cell>
          <table:table-cell table:formula="of:=[.A986]/[.$K$4]" office:value-type="float" office:value="0.491938889" calcext:value-type="float">
            <text:p>0.49193888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82266" calcext:value-type="float">
            <text:p>4.92E-002</text:p>
          </table:table-cell>
          <table:table-cell table:style-name="ce5" office:value-type="float" office:value="-0.360552371" calcext:value-type="float">
            <text:p>-3.61E-001</text:p>
          </table:table-cell>
          <table:table-cell table:formula="of:=[.A987]/[.$K$4]" office:value-type="float" office:value="0.49182266" calcext:value-type="float">
            <text:p>0.4918226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44477" calcext:value-type="float">
            <text:p>4.92E-002</text:p>
          </table:table-cell>
          <table:table-cell table:style-name="ce5" office:value-type="float" office:value="-0.360564858" calcext:value-type="float">
            <text:p>-3.61E-001</text:p>
          </table:table-cell>
          <table:table-cell table:formula="of:=[.A988]/[.$K$4]" office:value-type="float" office:value="0.491944477" calcext:value-type="float">
            <text:p>0.49194447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069257" calcext:value-type="float">
            <text:p>4.91E-002</text:p>
          </table:table-cell>
          <table:table-cell table:style-name="ce5" office:value-type="float" office:value="-0.360565782" calcext:value-type="float">
            <text:p>-3.61E-001</text:p>
          </table:table-cell>
          <table:table-cell table:formula="of:=[.A989]/[.$K$4]" office:value-type="float" office:value="0.491069257" calcext:value-type="float">
            <text:p>0.49106925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600558" calcext:value-type="float">
            <text:p>4.92E-002</text:p>
          </table:table-cell>
          <table:table-cell table:style-name="ce5" office:value-type="float" office:value="-0.360582709" calcext:value-type="float">
            <text:p>-3.61E-001</text:p>
          </table:table-cell>
          <table:table-cell table:formula="of:=[.A990]/[.$K$4]" office:value-type="float" office:value="0.491600558" calcext:value-type="float">
            <text:p>0.49160055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501838" calcext:value-type="float">
            <text:p>4.92E-002</text:p>
          </table:table-cell>
          <table:table-cell table:style-name="ce5" office:value-type="float" office:value="-0.360585451" calcext:value-type="float">
            <text:p>-3.61E-001</text:p>
          </table:table-cell>
          <table:table-cell table:formula="of:=[.A991]/[.$K$4]" office:value-type="float" office:value="0.491501838" calcext:value-type="float">
            <text:p>0.49150183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029136" calcext:value-type="float">
            <text:p>4.91E-002</text:p>
          </table:table-cell>
          <table:table-cell table:style-name="ce5" office:value-type="float" office:value="-0.360591024" calcext:value-type="float">
            <text:p>-3.61E-001</text:p>
          </table:table-cell>
          <table:table-cell table:formula="of:=[.A992]/[.$K$4]" office:value-type="float" office:value="0.491029136" calcext:value-type="float">
            <text:p>0.49102913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121354" calcext:value-type="float">
            <text:p>4.92E-002</text:p>
          </table:table-cell>
          <table:table-cell table:style-name="ce5" office:value-type="float" office:value="-0.360575795" calcext:value-type="float">
            <text:p>-3.61E-001</text:p>
          </table:table-cell>
          <table:table-cell table:formula="of:=[.A993]/[.$K$4]" office:value-type="float" office:value="0.492121354" calcext:value-type="float">
            <text:p>0.49212135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813868" calcext:value-type="float">
            <text:p>4.92E-002</text:p>
          </table:table-cell>
          <table:table-cell table:style-name="ce5" office:value-type="float" office:value="-0.360586166" calcext:value-type="float">
            <text:p>-3.61E-001</text:p>
          </table:table-cell>
          <table:table-cell table:formula="of:=[.A994]/[.$K$4]" office:value-type="float" office:value="0.491813868" calcext:value-type="float">
            <text:p>0.49181386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353199" calcext:value-type="float">
            <text:p>4.91E-002</text:p>
          </table:table-cell>
          <table:table-cell table:style-name="ce5" office:value-type="float" office:value="-0.360588759" calcext:value-type="float">
            <text:p>-3.61E-001</text:p>
          </table:table-cell>
          <table:table-cell table:formula="of:=[.A995]/[.$K$4]" office:value-type="float" office:value="0.491353199" calcext:value-type="float">
            <text:p>0.49135319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733439" calcext:value-type="float">
            <text:p>4.92E-002</text:p>
          </table:table-cell>
          <table:table-cell table:style-name="ce5" office:value-type="float" office:value="-0.360563934" calcext:value-type="float">
            <text:p>-3.61E-001</text:p>
          </table:table-cell>
          <table:table-cell table:formula="of:=[.A996]/[.$K$4]" office:value-type="float" office:value="0.491733439" calcext:value-type="float">
            <text:p>0.49173343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967855" calcext:value-type="float">
            <text:p>4.91E-002</text:p>
          </table:table-cell>
          <table:table-cell table:style-name="ce5" office:value-type="float" office:value="-0.360582232" calcext:value-type="float">
            <text:p>-3.61E-001</text:p>
          </table:table-cell>
          <table:table-cell table:formula="of:=[.A997]/[.$K$4]" office:value-type="float" office:value="0.490967855" calcext:value-type="float">
            <text:p>0.49096785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645299" calcext:value-type="float">
            <text:p>4.92E-002</text:p>
          </table:table-cell>
          <table:table-cell table:style-name="ce5" office:value-type="float" office:value="-0.36056149" calcext:value-type="float">
            <text:p>-3.61E-001</text:p>
          </table:table-cell>
          <table:table-cell table:formula="of:=[.A998]/[.$K$4]" office:value-type="float" office:value="0.491645299" calcext:value-type="float">
            <text:p>0.49164529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050834" calcext:value-type="float">
            <text:p>4.92E-002</text:p>
          </table:table-cell>
          <table:table-cell table:style-name="ce5" office:value-type="float" office:value="-0.360563993" calcext:value-type="float">
            <text:p>-3.61E-001</text:p>
          </table:table-cell>
          <table:table-cell table:formula="of:=[.A999]/[.$K$4]" office:value-type="float" office:value="0.492050834" calcext:value-type="float">
            <text:p>0.49205083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51928" calcext:value-type="float">
            <text:p>4.92E-002</text:p>
          </table:table-cell>
          <table:table-cell table:style-name="ce5" office:value-type="float" office:value="-0.360583752" calcext:value-type="float">
            <text:p>-3.61E-001</text:p>
          </table:table-cell>
          <table:table-cell table:formula="of:=[.A1000]/[.$K$4]" office:value-type="float" office:value="0.491951928" calcext:value-type="float">
            <text:p>0.49195192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082946" calcext:value-type="float">
            <text:p>4.92E-002</text:p>
          </table:table-cell>
          <table:table-cell table:style-name="ce5" office:value-type="float" office:value="-0.360570371" calcext:value-type="float">
            <text:p>-3.61E-001</text:p>
          </table:table-cell>
          <table:table-cell table:formula="of:=[.A1001]/[.$K$4]" office:value-type="float" office:value="0.492082946" calcext:value-type="float">
            <text:p>0.49208294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259545" calcext:value-type="float">
            <text:p>4.91E-002</text:p>
          </table:table-cell>
          <table:table-cell table:style-name="ce5" office:value-type="float" office:value="-0.360565573" calcext:value-type="float">
            <text:p>-3.61E-001</text:p>
          </table:table-cell>
          <table:table-cell table:formula="of:=[.A1002]/[.$K$4]" office:value-type="float" office:value="0.491259545" calcext:value-type="float">
            <text:p>0.49125954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198711" calcext:value-type="float">
            <text:p>4.91E-002</text:p>
          </table:table-cell>
          <table:table-cell table:style-name="ce5" office:value-type="float" office:value="-0.360576808" calcext:value-type="float">
            <text:p>-3.61E-001</text:p>
          </table:table-cell>
          <table:table-cell table:formula="of:=[.A1003]/[.$K$4]" office:value-type="float" office:value="0.491198711" calcext:value-type="float">
            <text:p>0.49119871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079332" calcext:value-type="float">
            <text:p>4.92E-002</text:p>
          </table:table-cell>
          <table:table-cell table:style-name="ce5" office:value-type="float" office:value="-0.360571235" calcext:value-type="float">
            <text:p>-3.61E-001</text:p>
          </table:table-cell>
          <table:table-cell table:formula="of:=[.A1004]/[.$K$4]" office:value-type="float" office:value="0.492079332" calcext:value-type="float">
            <text:p>0.49207933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160564" calcext:value-type="float">
            <text:p>4.91E-002</text:p>
          </table:table-cell>
          <table:table-cell table:style-name="ce5" office:value-type="float" office:value="-0.360552311" calcext:value-type="float">
            <text:p>-3.61E-001</text:p>
          </table:table-cell>
          <table:table-cell table:formula="of:=[.A1005]/[.$K$4]" office:value-type="float" office:value="0.491160564" calcext:value-type="float">
            <text:p>0.49116056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667671" calcext:value-type="float">
            <text:p>4.91E-002</text:p>
          </table:table-cell>
          <table:table-cell table:style-name="ce5" office:value-type="float" office:value="-0.360526353" calcext:value-type="float">
            <text:p>-3.61E-001</text:p>
          </table:table-cell>
          <table:table-cell table:formula="of:=[.A1006]/[.$K$4]" office:value-type="float" office:value="0.490667671" calcext:value-type="float">
            <text:p>0.49066767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207002" calcext:value-type="float">
            <text:p>4.90E-002</text:p>
          </table:table-cell>
          <table:table-cell table:style-name="ce5" office:value-type="float" office:value="-0.360520422" calcext:value-type="float">
            <text:p>-3.61E-001</text:p>
          </table:table-cell>
          <table:table-cell table:formula="of:=[.A1007]/[.$K$4]" office:value-type="float" office:value="0.490207002" calcext:value-type="float">
            <text:p>0.49020700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511023" calcext:value-type="float">
            <text:p>4.91E-002</text:p>
          </table:table-cell>
          <table:table-cell table:style-name="ce5" office:value-type="float" office:value="-0.360514194" calcext:value-type="float">
            <text:p>-3.61E-001</text:p>
          </table:table-cell>
          <table:table-cell table:formula="of:=[.A1008]/[.$K$4]" office:value-type="float" office:value="0.490511023" calcext:value-type="float">
            <text:p>0.490511023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812026" calcext:value-type="float">
            <text:p>4.91E-002</text:p>
          </table:table-cell>
          <table:table-cell table:style-name="ce5" office:value-type="float" office:value="-0.360549271" calcext:value-type="float">
            <text:p>-3.61E-001</text:p>
          </table:table-cell>
          <table:table-cell table:formula="of:=[.A1009]/[.$K$4]" office:value-type="float" office:value="0.490812026" calcext:value-type="float">
            <text:p>0.49081202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04722" calcext:value-type="float">
            <text:p>4.92E-002</text:p>
          </table:table-cell>
          <table:table-cell table:style-name="ce5" office:value-type="float" office:value="-0.360587627" calcext:value-type="float">
            <text:p>-3.61E-001</text:p>
          </table:table-cell>
          <table:table-cell table:formula="of:=[.A1010]/[.$K$4]" office:value-type="float" office:value="0.49204722" calcext:value-type="float">
            <text:p>0.49204722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071489" calcext:value-type="float">
            <text:p>4.93E-002</text:p>
          </table:table-cell>
          <table:table-cell table:style-name="ce5" office:value-type="float" office:value="-0.360627979" calcext:value-type="float">
            <text:p>-3.61E-001</text:p>
          </table:table-cell>
          <table:table-cell table:formula="of:=[.A1011]/[.$K$4]" office:value-type="float" office:value="0.493071489" calcext:value-type="float">
            <text:p>0.49307148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4221151" calcext:value-type="float">
            <text:p>4.94E-002</text:p>
          </table:table-cell>
          <table:table-cell table:style-name="ce5" office:value-type="float" office:value="-0.360670656" calcext:value-type="float">
            <text:p>-3.61E-001</text:p>
          </table:table-cell>
          <table:table-cell table:formula="of:=[.A1012]/[.$K$4]" office:value-type="float" office:value="0.494221151" calcext:value-type="float">
            <text:p>0.49422115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4368784" calcext:value-type="float">
            <text:p>4.94E-002</text:p>
          </table:table-cell>
          <table:table-cell table:style-name="ce5" office:value-type="float" office:value="-0.360715955" calcext:value-type="float">
            <text:p>-3.61E-001</text:p>
          </table:table-cell>
          <table:table-cell table:formula="of:=[.A1013]/[.$K$4]" office:value-type="float" office:value="0.494368784" calcext:value-type="float">
            <text:p>0.49436878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4676977" calcext:value-type="float">
            <text:p>4.95E-002</text:p>
          </table:table-cell>
          <table:table-cell table:style-name="ce5" office:value-type="float" office:value="-0.360703856" calcext:value-type="float">
            <text:p>-3.61E-001</text:p>
          </table:table-cell>
          <table:table-cell table:formula="of:=[.A1014]/[.$K$4]" office:value-type="float" office:value="0.494676977" calcext:value-type="float">
            <text:p>0.49467697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202507" calcext:value-type="float">
            <text:p>4.93E-002</text:p>
          </table:table-cell>
          <table:table-cell table:style-name="ce5" office:value-type="float" office:value="-0.360645115" calcext:value-type="float">
            <text:p>-3.61E-001</text:p>
          </table:table-cell>
          <table:table-cell table:formula="of:=[.A1015]/[.$K$4]" office:value-type="float" office:value="0.493202507" calcext:value-type="float">
            <text:p>0.49320250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86983" calcext:value-type="float">
            <text:p>4.92E-002</text:p>
          </table:table-cell>
          <table:table-cell table:style-name="ce5" office:value-type="float" office:value="-0.360615194" calcext:value-type="float">
            <text:p>-3.61E-001</text:p>
          </table:table-cell>
          <table:table-cell table:formula="of:=[.A1016]/[.$K$4]" office:value-type="float" office:value="0.491986983" calcext:value-type="float">
            <text:p>0.491986983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300896" calcext:value-type="float">
            <text:p>4.91E-002</text:p>
          </table:table-cell>
          <table:table-cell table:style-name="ce5" office:value-type="float" office:value="-0.360561967" calcext:value-type="float">
            <text:p>-3.61E-001</text:p>
          </table:table-cell>
          <table:table-cell table:formula="of:=[.A1017]/[.$K$4]" office:value-type="float" office:value="0.491300896" calcext:value-type="float">
            <text:p>0.49130089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739308" calcext:value-type="float">
            <text:p>4.91E-002</text:p>
          </table:table-cell>
          <table:table-cell table:style-name="ce5" office:value-type="float" office:value="-0.360554814" calcext:value-type="float">
            <text:p>-3.61E-001</text:p>
          </table:table-cell>
          <table:table-cell table:formula="of:=[.A1018]/[.$K$4]" office:value-type="float" office:value="0.490739308" calcext:value-type="float">
            <text:p>0.49073930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089659" calcext:value-type="float">
            <text:p>4.91E-002</text:p>
          </table:table-cell>
          <table:table-cell table:style-name="ce5" office:value-type="float" office:value="-0.360549927" calcext:value-type="float">
            <text:p>-3.61E-001</text:p>
          </table:table-cell>
          <table:table-cell table:formula="of:=[.A1019]/[.$K$4]" office:value-type="float" office:value="0.49089659" calcext:value-type="float">
            <text:p>0.49089659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177216" calcext:value-type="float">
            <text:p>4.91E-002</text:p>
          </table:table-cell>
          <table:table-cell table:style-name="ce5" office:value-type="float" office:value="-0.360587686" calcext:value-type="float">
            <text:p>-3.61E-001</text:p>
          </table:table-cell>
          <table:table-cell table:formula="of:=[.A1020]/[.$K$4]" office:value-type="float" office:value="0.491177216" calcext:value-type="float">
            <text:p>0.491177216</text:p>
          </table:table-cell>
          <table:table-cell table:number-columns-repeated="1021"/>
        </table:table-row>
        <table:table-row table:style-name="ro1">
          <table:table-cell table:style-name="ce2" office:value-type="float" office:value="0.0491964705" calcext:value-type="float">
            <text:p>4.92E-002</text:p>
          </table:table-cell>
          <table:table-cell table:style-name="ce5" office:value-type="float" office:value="-0.360592484" calcext:value-type="float">
            <text:p>-3.61E-001</text:p>
          </table:table-cell>
          <table:table-cell table:formula="of:=[.A1021]/[.$K$4]" office:value-type="float" office:value="0.491964705" calcext:value-type="float">
            <text:p>0.49196470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285581" calcext:value-type="float">
            <text:p>4.93E-002</text:p>
          </table:table-cell>
          <table:table-cell table:style-name="ce5" office:value-type="float" office:value="-0.360662997" calcext:value-type="float">
            <text:p>-3.61E-001</text:p>
          </table:table-cell>
          <table:table-cell table:formula="of:=[.A1022]/[.$K$4]" office:value-type="float" office:value="0.493285581" calcext:value-type="float">
            <text:p>0.49328558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803641" calcext:value-type="float">
            <text:p>4.93E-002</text:p>
          </table:table-cell>
          <table:table-cell table:style-name="ce5" office:value-type="float" office:value="-0.360665649" calcext:value-type="float">
            <text:p>-3.61E-001</text:p>
          </table:table-cell>
          <table:table-cell table:formula="of:=[.A1023]/[.$K$4]" office:value-type="float" office:value="0.492803641" calcext:value-type="float">
            <text:p>0.492803641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077897" calcext:value-type="float">
            <text:p>4.93E-002</text:p>
          </table:table-cell>
          <table:table-cell table:style-name="ce5" office:value-type="float" office:value="-0.360639513" calcext:value-type="float">
            <text:p>-3.61E-001</text:p>
          </table:table-cell>
          <table:table-cell table:formula="of:=[.A1024]/[.$K$4]" office:value-type="float" office:value="0.493077897" calcext:value-type="float">
            <text:p>0.49307789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3086204" calcext:value-type="float">
            <text:p>4.93E-002</text:p>
          </table:table-cell>
          <table:table-cell table:style-name="ce5" office:value-type="float" office:value="-0.36070919" calcext:value-type="float">
            <text:p>-3.61E-001</text:p>
          </table:table-cell>
          <table:table-cell table:formula="of:=[.A1025]/[.$K$4]" office:value-type="float" office:value="0.493086204" calcext:value-type="float">
            <text:p>0.493086204</text:p>
          </table:table-cell>
          <table:table-cell table:number-columns-repeated="1021"/>
        </table:table-row>
        <table:table-row table:style-name="ro1">
          <table:table-cell table:style-name="ce2" office:value-type="float" office:value="0.0494132228" calcext:value-type="float">
            <text:p>4.94E-002</text:p>
          </table:table-cell>
          <table:table-cell table:style-name="ce5" office:value-type="float" office:value="-0.360731691" calcext:value-type="float">
            <text:p>-3.61E-001</text:p>
          </table:table-cell>
          <table:table-cell table:formula="of:=[.A1026]/[.$K$4]" office:value-type="float" office:value="0.494132228" calcext:value-type="float">
            <text:p>0.494132228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464937" calcext:value-type="float">
            <text:p>4.92E-002</text:p>
          </table:table-cell>
          <table:table-cell table:style-name="ce5" office:value-type="float" office:value="-0.360725522" calcext:value-type="float">
            <text:p>-3.61E-001</text:p>
          </table:table-cell>
          <table:table-cell table:formula="of:=[.A1027]/[.$K$4]" office:value-type="float" office:value="0.492464937" calcext:value-type="float">
            <text:p>0.492464937</text:p>
          </table:table-cell>
          <table:table-cell table:number-columns-repeated="1021"/>
        </table:table-row>
        <table:table-row table:style-name="ro1">
          <table:table-cell table:style-name="ce2" office:value-type="float" office:value="0.0492142923" calcext:value-type="float">
            <text:p>4.92E-002</text:p>
          </table:table-cell>
          <table:table-cell table:style-name="ce5" office:value-type="float" office:value="-0.360732019" calcext:value-type="float">
            <text:p>-3.61E-001</text:p>
          </table:table-cell>
          <table:table-cell table:formula="of:=[.A1028]/[.$K$4]" office:value-type="float" office:value="0.492142923" calcext:value-type="float">
            <text:p>0.492142923</text:p>
          </table:table-cell>
          <table:table-cell table:number-columns-repeated="1021"/>
        </table:table-row>
        <table:table-row table:style-name="ro1" table:number-rows-repeated="3343">
          <table:table-cell table:style-name="ce2"/>
          <table:table-cell table:style-name="ce5"/>
          <table:table-cell table:number-columns-repeated="1022"/>
        </table:table-row>
        <table:table-row table:style-name="ro1" table:number-rows-repeated="10442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4:42:39.193161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o Ignatiev</meta:initial-creator>
    <meta:creation-date>2016-12-19T16:56:15.039520832</meta:creation-date>
    <meta:generator>LibreOffice/4.2.8.2$Linux_x86 LibreOffice_project/420m0$Build-2</meta:generator>
    <dc:date>2017-01-20T15:13:24.027730329</dc:date>
    <dc:creator>Pavlo Ignatiev</dc:creator>
    <meta:editing-duration>PT3H35M38S</meta:editing-duration>
    <meta:editing-cycles>128</meta:editing-cycles>
    <meta:document-statistic meta:table-count="2" meta:cell-count="8482" meta:object-count="0"/>
  </office:meta>
</office:document-meta>
</file>